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26in"/>
    </style:style>
    <style:style style:name="co3" style:family="table-column">
      <style:table-column-properties fo:break-before="auto" style:column-width="1.5055in"/>
    </style:style>
    <style:style style:name="co4" style:family="table-column">
      <style:table-column-properties fo:break-before="auto" style:column-width="1.3453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0.9957in"/>
    </style:style>
    <style:style style:name="co7" style:family="table-column">
      <style:table-column-properties fo:break-before="auto" style:column-width="1.0181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 style:data-style-name="N117"/>
    <style:style style:name="ce6" style:family="table-cell" style:parent-style-name="Default">
      <style:table-cell-properties fo:background-color="#ffff00"/>
    </style:style>
    <style:style style:name="ce7" style:family="table-cell" style:parent-style-name="Default" style:data-style-name="N1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Auto PNP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number-columns-repeated="3" table:default-cell-style-name="Default"/>
        <table:table-row table:style-name="ro1">
          <table:table-cell table:number-columns-repeated="20"/>
        </table:table-row>
        <table:table-row table:style-name="ro1">
          <table:table-cell table:number-columns-repeated="10"/>
          <table:table-cell/>
          <table:table-cell/>
          <table:table-cell/>
          <table:table-cell table:number-columns-repeated="7"/>
        </table:table-row>
        <table:table-row table:style-name="ro2">
          <table:table-cell table:number-columns-repeated="18"/>
          <table:table-cell office:value-type="string">
            <text:p>Vbc</text:p>
          </table:table-cell>
          <table:table-cell office:value-type="string">
            <text:p>Vbe</text:p>
          </table:table-cell>
        </table:table-row>
        <table:table-row table:style-name="ro2">
          <table:table-cell table:number-columns-repeated="2"/>
          <table:table-cell office:value-type="string">
            <text:p>vb</text:p>
          </table:table-cell>
          <table:table-cell office:value-type="string">
            <text:p>vc</text:p>
          </table:table-cell>
          <table:table-cell office:value-type="string">
            <text:p>mdata.Vib</text:p>
          </table:table-cell>
          <table:table-cell office:value-type="string">
            <text:p>mdata.Vb</text:p>
          </table:table-cell>
          <table:table-cell office:value-type="string">
            <text:p>mdata.Vie</text:p>
          </table:table-cell>
          <table:table-cell office:value-type="string">
            <text:p>mdata.Ve</text:p>
          </table:table-cell>
          <table:table-cell office:value-type="string">
            <text:p>mdata.Vic</text:p>
          </table:table-cell>
          <table:table-cell office:value-type="string">
            <text:p>mdata.Vc</text:p>
          </table:table-cell>
          <table:table-cell office:value-type="string">
            <text:p>mdata.Ib</text:p>
          </table:table-cell>
          <table:table-cell office:value-type="string">
            <text:p>mdata.Vce</text:p>
          </table:table-cell>
          <table:table-cell office:value-type="string">
            <text:p>mdata.Ic</text:p>
          </table:table-cell>
          <table:table-cell table:number-columns-repeated="3"/>
          <table:table-cell office:value-type="string">
            <text:p>Vb-Vc</text:p>
          </table:table-cell>
          <table:table-cell office:value-type="string">
            <text:p>Vc-Vb</text:p>
          </table:table-cell>
          <table:table-cell office:value-type="string">
            <text:p>mdata.Vb-mdate.Vc</text:p>
          </table:table-cell>
          <table:table-cell office:value-type="string">
            <text:p>mdata.Vb-mdate.Ve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1000">
            <text:p>11000</text:p>
          </table:table-cell>
          <table:table-cell office:value-type="float" office:value="0">
            <text:p>0</text:p>
          </table:table-cell>
          <table:table-cell office:value-type="float" office:value="11.62">
            <text:p>11.62</text:p>
          </table:table-cell>
          <table:table-cell office:value-type="float" office:value="11.4">
            <text:p>11.4</text:p>
          </table:table-cell>
          <table:table-cell office:value-type="float" office:value="0">
            <text:p>0</text:p>
          </table:table-cell>
          <table:table-cell office:value-type="float" office:value="11.77">
            <text:p>11.77</text:p>
          </table:table-cell>
          <table:table-cell office:value-type="float" office:value="11.75">
            <text:p>11.75</text:p>
          </table:table-cell>
          <table:table-cell office:value-type="float" office:value="11.86">
            <text:p>11.86</text:p>
          </table:table-cell>
          <table:table-cell office:value-type="float" office:value="0.00001445">
            <text:p>0.00001445</text:p>
          </table:table-cell>
          <table:table-cell table:style-name="ce2" office:value-type="float" office:value="0.0908207">
            <text:p>0.0908207</text:p>
          </table:table-cell>
          <table:table-cell table:style-name="ce2" office:value-type="float" office:value="-0.00108399">
            <text:p>-0.00108399</text:p>
          </table:table-cell>
          <table:table-cell table:style-name="ce2" table:formula="of:=IF([.M5]=[.$M$2];&quot;OK&quot;;&quot;&quot;)">
            <text:p/>
          </table:table-cell>
          <table:table-cell table:style-name="ce2" table:formula="of:=IF([.K5]=[.$K$2];&quot;OK&quot;;&quot;&quot;)">
            <text:p/>
          </table:table-cell>
          <table:table-cell table:style-name="ce2"/>
          <table:table-cell table:style-name="ce2" table:formula="of:=[.C5]-[.D5]" office:value-type="float" office:value="11000">
            <text:p>11000</text:p>
          </table:table-cell>
          <table:table-cell table:style-name="ce2" table:formula="of:=[.D5]-[.C5]" office:value-type="float" office:value="-11000">
            <text:p>-11000</text:p>
          </table:table-cell>
          <table:table-cell table:style-name="ce4" table:formula="of:=[.F5]-[.J5]" office:value-type="float" office:value="-0.459999999999999">
            <text:p>-0.46</text:p>
          </table:table-cell>
          <table:table-cell table:style-name="ce4" table:formula="of:=[.F5]-[.H5]" office:value-type="float" office:value="-0.369999999999999">
            <text:p>-0.37</text:p>
          </table:table-cell>
        </table:table-row>
        <table:table-row table:style-name="ro1">
          <table:table-cell/>
          <table:table-cell table:formula="of:=[.B5]+1" office:value-type="float" office:value="2">
            <text:p>2</text:p>
          </table:table-cell>
          <table:table-cell office:value-type="float" office:value="11000">
            <text:p>11000</text:p>
          </table:table-cell>
          <table:table-cell office:value-type="float" office:value="594.44">
            <text:p>594.44</text:p>
          </table:table-cell>
          <table:table-cell office:value-type="float" office:value="11.62">
            <text:p>11.62</text:p>
          </table:table-cell>
          <table:table-cell office:value-type="float" office:value="11.4">
            <text:p>11.4</text:p>
          </table:table-cell>
          <table:table-cell office:value-type="float" office:value="0">
            <text:p>0</text:p>
          </table:table-cell>
          <table:table-cell office:value-type="float" office:value="11.77">
            <text:p>11.77</text:p>
          </table:table-cell>
          <table:table-cell office:value-type="float" office:value="11.75">
            <text:p>11.75</text:p>
          </table:table-cell>
          <table:table-cell office:value-type="float" office:value="11.86">
            <text:p>11.86</text:p>
          </table:table-cell>
          <table:table-cell office:value-type="float" office:value="0.00001465">
            <text:p>0.00001465</text:p>
          </table:table-cell>
          <table:table-cell table:style-name="ce2" office:value-type="float" office:value="0.087891">
            <text:p>0.087891</text:p>
          </table:table-cell>
          <table:table-cell table:style-name="ce2" office:value-type="float" office:value="-0.00108399">
            <text:p>-0.00108399</text:p>
          </table:table-cell>
          <table:table-cell table:style-name="ce2" table:formula="of:=IF([.M6]=[.$M$2];&quot;OK&quot;;&quot;&quot;)">
            <text:p/>
          </table:table-cell>
          <table:table-cell table:style-name="ce2" table:formula="of:=IF([.K6]=[.$K$2];&quot;OK&quot;;&quot;&quot;)">
            <text:p/>
          </table:table-cell>
          <table:table-cell table:style-name="ce2"/>
          <table:table-cell table:style-name="ce2" table:formula="of:=[.C6]-[.D6]" office:value-type="float" office:value="10405.56">
            <text:p>10405.56</text:p>
          </table:table-cell>
          <table:table-cell table:style-name="ce2" table:formula="of:=[.D6]-[.C6]" office:value-type="float" office:value="-10405.56">
            <text:p>-10405.56</text:p>
          </table:table-cell>
          <table:table-cell table:style-name="ce4" table:formula="of:=[.F6]-[.J6]" office:value-type="float" office:value="-0.459999999999999">
            <text:p>-0.46</text:p>
          </table:table-cell>
          <table:table-cell table:style-name="ce4" table:formula="of:=[.F6]-[.H6]" office:value-type="float" office:value="-0.369999999999999">
            <text:p>-0.37</text:p>
          </table:table-cell>
        </table:table-row>
        <table:table-row table:style-name="ro1">
          <table:table-cell/>
          <table:table-cell table:formula="of:=[.B6]+1" office:value-type="float" office:value="3">
            <text:p>3</text:p>
          </table:table-cell>
          <table:table-cell office:value-type="float" office:value="11000">
            <text:p>11000</text:p>
          </table:table-cell>
          <table:table-cell office:value-type="float" office:value="1188.89">
            <text:p>1188.89</text:p>
          </table:table-cell>
          <table:table-cell office:value-type="float" office:value="11.61">
            <text:p>11.61</text:p>
          </table:table-cell>
          <table:table-cell office:value-type="float" office:value="11.34">
            <text:p>11.34</text:p>
          </table:table-cell>
          <table:table-cell office:value-type="float" office:value="0">
            <text:p>0</text:p>
          </table:table-cell>
          <table:table-cell office:value-type="float" office:value="11.77">
            <text:p>11.77</text:p>
          </table:table-cell>
          <table:table-cell office:value-type="float" office:value="11.04">
            <text:p>11.04</text:p>
          </table:table-cell>
          <table:table-cell office:value-type="float" office:value="11.78">
            <text:p>11.78</text:p>
          </table:table-cell>
          <table:table-cell office:value-type="float" office:value="0.00001836">
            <text:p>0.00001836</text:p>
          </table:table-cell>
          <table:table-cell table:style-name="ce2" office:value-type="float" office:value="0.0146485">
            <text:p>0.0146485</text:p>
          </table:table-cell>
          <table:table-cell table:style-name="ce2" office:value-type="float" office:value="-0.00735355">
            <text:p>-0.00735355</text:p>
          </table:table-cell>
          <table:table-cell table:style-name="ce2" table:formula="of:=IF([.M7]=[.$M$2];&quot;OK&quot;;&quot;&quot;)">
            <text:p/>
          </table:table-cell>
          <table:table-cell table:style-name="ce2" table:formula="of:=IF([.K7]=[.$K$2];&quot;OK&quot;;&quot;&quot;)">
            <text:p/>
          </table:table-cell>
          <table:table-cell table:style-name="ce2"/>
          <table:table-cell table:style-name="ce2" table:formula="of:=[.C7]-[.D7]" office:value-type="float" office:value="9811.11">
            <text:p>9811.11</text:p>
          </table:table-cell>
          <table:table-cell table:style-name="ce2" table:formula="of:=[.D7]-[.C7]" office:value-type="float" office:value="-9811.11">
            <text:p>-9811.11</text:p>
          </table:table-cell>
          <table:table-cell table:style-name="ce4" table:formula="of:=[.F7]-[.J7]" office:value-type="float" office:value="-0.44">
            <text:p>-0.44</text:p>
          </table:table-cell>
          <table:table-cell table:style-name="ce4" table:formula="of:=[.F7]-[.H7]" office:value-type="float" office:value="-0.43">
            <text:p>-0.43</text:p>
          </table:table-cell>
        </table:table-row>
        <table:table-row table:style-name="ro1">
          <table:table-cell/>
          <table:table-cell table:formula="of:=[.B7]+1" office:value-type="float" office:value="4">
            <text:p>4</text:p>
          </table:table-cell>
          <table:table-cell table:style-name="ce1" office:value-type="float" office:value="11000">
            <text:p>11000</text:p>
          </table:table-cell>
          <table:table-cell table:style-name="ce1" office:value-type="float" office:value="1783.33">
            <text:p>1783.33</text:p>
          </table:table-cell>
          <table:table-cell table:style-name="ce1" office:value-type="float" office:value="11.62">
            <text:p>11.62</text:p>
          </table:table-cell>
          <table:table-cell table:style-name="ce1" office:value-type="float" office:value="11.31">
            <text:p>11.3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.76">
            <text:p>11.76</text:p>
          </table:table-cell>
          <table:table-cell table:style-name="ce1" office:value-type="float" office:value="9.17">
            <text:p>9.17</text:p>
          </table:table-cell>
          <table:table-cell table:style-name="ce1" office:value-type="float" office:value="10.99">
            <text:p>10.99</text:p>
          </table:table-cell>
          <table:table-cell table:style-name="ce1" office:value-type="float" office:value="0.00002051">
            <text:p>0.00002051</text:p>
          </table:table-cell>
          <table:table-cell table:style-name="ce1" office:value-type="float" office:value="-0.7763705">
            <text:p>-0.7763705</text:p>
          </table:table-cell>
          <table:table-cell table:style-name="ce1" office:value-type="float" office:value="-0.01819344">
            <text:p>-0.01819344</text:p>
          </table:table-cell>
          <table:table-cell table:style-name="ce2" table:formula="of:=IF([.M8]=[.$M$2];&quot;OK&quot;;&quot;&quot;)">
            <text:p/>
          </table:table-cell>
          <table:table-cell table:style-name="ce2" table:formula="of:=IF([.K8]=[.$K$2];&quot;OK&quot;;&quot;&quot;)">
            <text:p/>
          </table:table-cell>
          <table:table-cell table:style-name="ce2"/>
          <table:table-cell table:style-name="ce2" table:formula="of:=[.C8]-[.D8]" office:value-type="float" office:value="9216.67">
            <text:p>9216.67</text:p>
          </table:table-cell>
          <table:table-cell table:style-name="ce2" table:formula="of:=[.D8]-[.C8]" office:value-type="float" office:value="-9216.67">
            <text:p>-9216.67</text:p>
          </table:table-cell>
          <table:table-cell table:style-name="ce4" table:formula="of:=[.F8]-[.J8]" office:value-type="float" office:value="0.32">
            <text:p>0.32</text:p>
          </table:table-cell>
          <table:table-cell table:style-name="ce4" table:formula="of:=[.F8]-[.H8]" office:value-type="float" office:value="-0.449999999999999">
            <text:p>-0.45</text:p>
          </table:table-cell>
        </table:table-row>
        <table:table-row table:style-name="ro1">
          <table:table-cell/>
          <table:table-cell table:formula="of:=[.B8]+1" office:value-type="float" office:value="5">
            <text:p>5</text:p>
          </table:table-cell>
          <table:table-cell office:value-type="float" office:value="11000">
            <text:p>11000</text:p>
          </table:table-cell>
          <table:table-cell office:value-type="float" office:value="2377.78">
            <text:p>2377.78</text:p>
          </table:table-cell>
          <table:table-cell office:value-type="float" office:value="11.62">
            <text:p>11.62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15">
            <text:p>0.15</text:p>
          </table:table-cell>
          <table:table-cell office:value-type="float" office:value="2.24">
            <text:p>2.24</text:p>
          </table:table-cell>
          <table:table-cell office:value-type="float" office:value="0.00002051">
            <text:p>0.00002051</text:p>
          </table:table-cell>
          <table:table-cell table:style-name="ce2" office:value-type="float" office:value="-9.5185953">
            <text:p>-9.5185953</text:p>
          </table:table-cell>
          <table:table-cell table:style-name="ce2" office:value-type="float" office:value="-0.02091806">
            <text:p>-0.02091806</text:p>
          </table:table-cell>
          <table:table-cell table:style-name="ce2" table:formula="of:=IF([.M9]=[.$M$2];&quot;OK&quot;;&quot;&quot;)">
            <text:p/>
          </table:table-cell>
          <table:table-cell table:style-name="ce2" table:formula="of:=IF([.K9]=[.$K$2];&quot;OK&quot;;&quot;&quot;)">
            <text:p/>
          </table:table-cell>
          <table:table-cell table:style-name="ce2"/>
          <table:table-cell table:style-name="ce2" table:formula="of:=[.C9]-[.D9]" office:value-type="float" office:value="8622.22">
            <text:p>8622.22</text:p>
          </table:table-cell>
          <table:table-cell table:style-name="ce2" table:formula="of:=[.D9]-[.C9]" office:value-type="float" office:value="-8622.22">
            <text:p>-8622.22</text:p>
          </table:table-cell>
          <table:table-cell table:style-name="ce4" table:formula="of:=[.F9]-[.J9]" office:value-type="float" office:value="9.07">
            <text:p>9.07</text:p>
          </table:table-cell>
          <table:table-cell table:style-name="ce4" table:formula="of:=[.F9]-[.H9]" office:value-type="float" office:value="-0.449999999999999">
            <text:p>-0.45</text:p>
          </table:table-cell>
        </table:table-row>
        <table:table-row table:style-name="ro1">
          <table:table-cell/>
          <table:table-cell table:formula="of:=[.B9]+1" office:value-type="float" office:value="6">
            <text:p>6</text:p>
          </table:table-cell>
          <table:table-cell office:value-type="float" office:value="11000">
            <text:p>11000</text:p>
          </table:table-cell>
          <table:table-cell office:value-type="float" office:value="2972.22">
            <text:p>2972.22</text:p>
          </table:table-cell>
          <table:table-cell office:value-type="float" office:value="11.62">
            <text:p>11.62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8">
            <text:p>0.08</text:p>
          </table:table-cell>
          <table:table-cell office:value-type="float" office:value="2.2">
            <text:p>2.2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5654705">
            <text:p>-9.5654705</text:p>
          </table:table-cell>
          <table:table-cell table:style-name="ce2" office:value-type="float" office:value="-0.02115243">
            <text:p>-0.02115243</text:p>
          </table:table-cell>
          <table:table-cell table:style-name="ce2" table:formula="of:=IF([.M10]=[.$M$2];&quot;OK&quot;;&quot;&quot;)">
            <text:p/>
          </table:table-cell>
          <table:table-cell table:style-name="ce2" table:formula="of:=IF([.K10]=[.$K$2];&quot;OK&quot;;&quot;&quot;)">
            <text:p/>
          </table:table-cell>
          <table:table-cell table:style-name="ce2"/>
          <table:table-cell table:style-name="ce2" table:formula="of:=[.C10]-[.D10]" office:value-type="float" office:value="8027.78">
            <text:p>8027.78</text:p>
          </table:table-cell>
          <table:table-cell table:style-name="ce2" table:formula="of:=[.D10]-[.C10]" office:value-type="float" office:value="-8027.78">
            <text:p>-8027.78</text:p>
          </table:table-cell>
          <table:table-cell table:style-name="ce4" table:formula="of:=[.F10]-[.J10]" office:value-type="float" office:value="9.11">
            <text:p>9.11</text:p>
          </table:table-cell>
          <table:table-cell table:style-name="ce4" table:formula="of:=[.F10]-[.H10]" office:value-type="float" office:value="-0.449999999999999">
            <text:p>-0.45</text:p>
          </table:table-cell>
        </table:table-row>
        <table:table-row table:style-name="ro1">
          <table:table-cell/>
          <table:table-cell table:formula="of:=[.B10]+1" office:value-type="float" office:value="7">
            <text:p>7</text:p>
          </table:table-cell>
          <table:table-cell office:value-type="float" office:value="11000">
            <text:p>11000</text:p>
          </table:table-cell>
          <table:table-cell office:value-type="float" office:value="3566.67">
            <text:p>3566.67</text:p>
          </table:table-cell>
          <table:table-cell office:value-type="float" office:value="11.62">
            <text:p>11.62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7">
            <text:p>11.77</text:p>
          </table:table-cell>
          <table:table-cell office:value-type="float" office:value="0.06">
            <text:p>0.06</text:p>
          </table:table-cell>
          <table:table-cell office:value-type="float" office:value="2.19">
            <text:p>2.19</text:p>
          </table:table-cell>
          <table:table-cell office:value-type="float" office:value="0.00002012">
            <text:p>0.00002012</text:p>
          </table:table-cell>
          <table:table-cell table:style-name="ce2" office:value-type="float" office:value="-9.5771893">
            <text:p>-9.5771893</text:p>
          </table:table-cell>
          <table:table-cell table:style-name="ce2" office:value-type="float" office:value="-0.02129892">
            <text:p>-0.02129892</text:p>
          </table:table-cell>
          <table:table-cell table:style-name="ce2" table:formula="of:=IF([.M11]=[.$M$2];&quot;OK&quot;;&quot;&quot;)">
            <text:p/>
          </table:table-cell>
          <table:table-cell table:style-name="ce2" table:formula="of:=IF([.K11]=[.$K$2];&quot;OK&quot;;&quot;&quot;)">
            <text:p/>
          </table:table-cell>
          <table:table-cell table:style-name="ce2"/>
          <table:table-cell table:style-name="ce2" table:formula="of:=[.C11]-[.D11]" office:value-type="float" office:value="7433.33">
            <text:p>7433.33</text:p>
          </table:table-cell>
          <table:table-cell table:style-name="ce2" table:formula="of:=[.D11]-[.C11]" office:value-type="float" office:value="-7433.33">
            <text:p>-7433.33</text:p>
          </table:table-cell>
          <table:table-cell table:style-name="ce4" table:formula="of:=[.F11]-[.J11]" office:value-type="float" office:value="9.12">
            <text:p>9.12</text:p>
          </table:table-cell>
          <table:table-cell table:style-name="ce4" table:formula="of:=[.F11]-[.H11]" office:value-type="float" office:value="-0.459999999999999">
            <text:p>-0.46</text:p>
          </table:table-cell>
        </table:table-row>
        <table:table-row table:style-name="ro1">
          <table:table-cell/>
          <table:table-cell table:formula="of:=[.B11]+1" office:value-type="float" office:value="8">
            <text:p>8</text:p>
          </table:table-cell>
          <table:table-cell office:value-type="float" office:value="11000">
            <text:p>11000</text:p>
          </table:table-cell>
          <table:table-cell office:value-type="float" office:value="4161.11">
            <text:p>4161.11</text:p>
          </table:table-cell>
          <table:table-cell office:value-type="float" office:value="11.62">
            <text:p>11.62</text:p>
          </table:table-cell>
          <table:table-cell office:value-type="float" office:value="11.32">
            <text:p>11.32</text:p>
          </table:table-cell>
          <table:table-cell office:value-type="float" office:value="0">
            <text:p>0</text:p>
          </table:table-cell>
          <table:table-cell office:value-type="float" office:value="11.77">
            <text:p>11.77</text:p>
          </table:table-cell>
          <table:table-cell office:value-type="float" office:value="0.05">
            <text:p>0.05</text:p>
          </table:table-cell>
          <table:table-cell office:value-type="float" office:value="2.18">
            <text:p>2.18</text:p>
          </table:table-cell>
          <table:table-cell office:value-type="float" office:value="0.00001992">
            <text:p>0.00001992</text:p>
          </table:table-cell>
          <table:table-cell table:style-name="ce2" office:value-type="float" office:value="-9.5830487">
            <text:p>-9.5830487</text:p>
          </table:table-cell>
          <table:table-cell table:style-name="ce2" office:value-type="float" office:value="-0.02135751">
            <text:p>-0.02135751</text:p>
          </table:table-cell>
          <table:table-cell table:style-name="ce2" table:formula="of:=IF([.M12]=[.$M$2];&quot;OK&quot;;&quot;&quot;)">
            <text:p/>
          </table:table-cell>
          <table:table-cell table:style-name="ce2" table:formula="of:=IF([.K12]=[.$K$2];&quot;OK&quot;;&quot;&quot;)">
            <text:p/>
          </table:table-cell>
          <table:table-cell table:style-name="ce2"/>
          <table:table-cell table:style-name="ce2" table:formula="of:=[.C12]-[.D12]" office:value-type="float" office:value="6838.89">
            <text:p>6838.89</text:p>
          </table:table-cell>
          <table:table-cell table:style-name="ce2" table:formula="of:=[.D12]-[.C12]" office:value-type="float" office:value="-6838.89">
            <text:p>-6838.89</text:p>
          </table:table-cell>
          <table:table-cell table:style-name="ce4" table:formula="of:=[.F12]-[.J12]" office:value-type="float" office:value="9.14">
            <text:p>9.14</text:p>
          </table:table-cell>
          <table:table-cell table:style-name="ce4" table:formula="of:=[.F12]-[.H12]" office:value-type="float" office:value="-0.449999999999999">
            <text:p>-0.45</text:p>
          </table:table-cell>
        </table:table-row>
        <table:table-row table:style-name="ro1">
          <table:table-cell/>
          <table:table-cell table:formula="of:=[.B12]+1" office:value-type="float" office:value="9">
            <text:p>9</text:p>
          </table:table-cell>
          <table:table-cell office:value-type="float" office:value="11000">
            <text:p>11000</text:p>
          </table:table-cell>
          <table:table-cell office:value-type="float" office:value="4755.56">
            <text:p>4755.56</text:p>
          </table:table-cell>
          <table:table-cell office:value-type="float" office:value="11.61">
            <text:p>11.61</text:p>
          </table:table-cell>
          <table:table-cell office:value-type="float" office:value="11.32">
            <text:p>11.32</text:p>
          </table:table-cell>
          <table:table-cell office:value-type="float" office:value="0">
            <text:p>0</text:p>
          </table:table-cell>
          <table:table-cell office:value-type="float" office:value="11.77">
            <text:p>11.77</text:p>
          </table:table-cell>
          <table:table-cell office:value-type="float" office:value="0.04">
            <text:p>0.04</text:p>
          </table:table-cell>
          <table:table-cell office:value-type="float" office:value="2.17">
            <text:p>2.17</text:p>
          </table:table-cell>
          <table:table-cell office:value-type="float" office:value="0.00001973">
            <text:p>0.00001973</text:p>
          </table:table-cell>
          <table:table-cell table:style-name="ce2" office:value-type="float" office:value="-9.5918378">
            <text:p>-9.5918378</text:p>
          </table:table-cell>
          <table:table-cell table:style-name="ce2" office:value-type="float" office:value="-0.02135751">
            <text:p>-0.02135751</text:p>
          </table:table-cell>
          <table:table-cell table:style-name="ce2" table:formula="of:=IF([.M13]=[.$M$2];&quot;OK&quot;;&quot;&quot;)">
            <text:p/>
          </table:table-cell>
          <table:table-cell table:style-name="ce2" table:formula="of:=IF([.K13]=[.$K$2];&quot;OK&quot;;&quot;&quot;)">
            <text:p/>
          </table:table-cell>
          <table:table-cell table:style-name="ce2"/>
          <table:table-cell table:style-name="ce2" table:formula="of:=[.C13]-[.D13]" office:value-type="float" office:value="6244.44">
            <text:p>6244.44</text:p>
          </table:table-cell>
          <table:table-cell table:style-name="ce2" table:formula="of:=[.D13]-[.C13]" office:value-type="float" office:value="-6244.44">
            <text:p>-6244.44</text:p>
          </table:table-cell>
          <table:table-cell table:style-name="ce4" table:formula="of:=[.F13]-[.J13]" office:value-type="float" office:value="9.15">
            <text:p>9.15</text:p>
          </table:table-cell>
          <table:table-cell table:style-name="ce4" table:formula="of:=[.F13]-[.H13]" office:value-type="float" office:value="-0.449999999999999">
            <text:p>-0.45</text:p>
          </table:table-cell>
        </table:table-row>
        <table:table-row table:style-name="ro1">
          <table:table-cell/>
          <table:table-cell table:formula="of:=[.B13]+1" office:value-type="float" office:value="10">
            <text:p>10</text:p>
          </table:table-cell>
          <table:table-cell office:value-type="float" office:value="11000">
            <text:p>11000</text:p>
          </table:table-cell>
          <table:table-cell office:value-type="float" office:value="5350">
            <text:p>5350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3">
            <text:p>0.03</text:p>
          </table:table-cell>
          <table:table-cell office:value-type="float" office:value="2.17">
            <text:p>2.17</text:p>
          </table:table-cell>
          <table:table-cell office:value-type="float" office:value="0.00001992">
            <text:p>0.00001992</text:p>
          </table:table-cell>
          <table:table-cell table:style-name="ce2" office:value-type="float" office:value="-9.5889081">
            <text:p>-9.5889081</text:p>
          </table:table-cell>
          <table:table-cell table:style-name="ce2" office:value-type="float" office:value="-0.02141611">
            <text:p>-0.02141611</text:p>
          </table:table-cell>
          <table:table-cell table:style-name="ce2" table:formula="of:=IF([.M14]=[.$M$2];&quot;OK&quot;;&quot;&quot;)">
            <text:p/>
          </table:table-cell>
          <table:table-cell table:style-name="ce2" table:formula="of:=IF([.K14]=[.$K$2];&quot;OK&quot;;&quot;&quot;)">
            <text:p/>
          </table:table-cell>
          <table:table-cell table:style-name="ce2"/>
          <table:table-cell table:style-name="ce2" table:formula="of:=[.C14]-[.D14]" office:value-type="float" office:value="5650">
            <text:p>5650</text:p>
          </table:table-cell>
          <table:table-cell table:style-name="ce2" table:formula="of:=[.D14]-[.C14]" office:value-type="float" office:value="-5650">
            <text:p>-5650</text:p>
          </table:table-cell>
          <table:table-cell table:style-name="ce4" table:formula="of:=[.F14]-[.J14]" office:value-type="float" office:value="9.14">
            <text:p>9.14</text:p>
          </table:table-cell>
          <table:table-cell table:style-name="ce4" table:formula="of:=[.F14]-[.H14]" office:value-type="float" office:value="-0.449999999999999">
            <text:p>-0.45</text:p>
          </table:table-cell>
        </table:table-row>
        <table:table-row table:style-name="ro1">
          <table:table-cell/>
          <table:table-cell table:formula="of:=[.B14]+1" office:value-type="float" office:value="11">
            <text:p>11</text:p>
          </table:table-cell>
          <table:table-cell office:value-type="float" office:value="11000">
            <text:p>11000</text:p>
          </table:table-cell>
          <table:table-cell office:value-type="float" office:value="5944.44">
            <text:p>5944.44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2">
            <text:p>0.02</text:p>
          </table:table-cell>
          <table:table-cell office:value-type="float" office:value="2.17">
            <text:p>2.17</text:p>
          </table:table-cell>
          <table:table-cell office:value-type="float" office:value="0.00001992">
            <text:p>0.00001992</text:p>
          </table:table-cell>
          <table:table-cell table:style-name="ce2" office:value-type="float" office:value="-9.5976972">
            <text:p>-9.5976972</text:p>
          </table:table-cell>
          <table:table-cell table:style-name="ce2" office:value-type="float" office:value="-0.0214454">
            <text:p>-0.0214454</text:p>
          </table:table-cell>
          <table:table-cell table:style-name="ce2" table:formula="of:=IF([.M15]=[.$M$2];&quot;OK&quot;;&quot;&quot;)">
            <text:p/>
          </table:table-cell>
          <table:table-cell table:style-name="ce2" table:formula="of:=IF([.K15]=[.$K$2];&quot;OK&quot;;&quot;&quot;)">
            <text:p/>
          </table:table-cell>
          <table:table-cell table:style-name="ce2"/>
          <table:table-cell table:style-name="ce2" table:formula="of:=[.C15]-[.D15]" office:value-type="float" office:value="5055.56">
            <text:p>5055.56</text:p>
          </table:table-cell>
          <table:table-cell table:style-name="ce2" table:formula="of:=[.D15]-[.C15]" office:value-type="float" office:value="-5055.56">
            <text:p>-5055.56</text:p>
          </table:table-cell>
          <table:table-cell table:style-name="ce4" table:formula="of:=[.F15]-[.J15]" office:value-type="float" office:value="9.14">
            <text:p>9.14</text:p>
          </table:table-cell>
          <table:table-cell table:style-name="ce4" table:formula="of:=[.F15]-[.H15]" office:value-type="float" office:value="-0.449999999999999">
            <text:p>-0.45</text:p>
          </table:table-cell>
        </table:table-row>
        <table:table-row table:style-name="ro1">
          <table:table-cell/>
          <table:table-cell table:formula="of:=[.B15]+1" office:value-type="float" office:value="12">
            <text:p>12</text:p>
          </table:table-cell>
          <table:table-cell office:value-type="float" office:value="11000">
            <text:p>11000</text:p>
          </table:table-cell>
          <table:table-cell office:value-type="float" office:value="6538.89">
            <text:p>6538.89</text:p>
          </table:table-cell>
          <table:table-cell office:value-type="float" office:value="11.61">
            <text:p>11.61</text:p>
          </table:table-cell>
          <table:table-cell office:value-type="float" office:value="11.32">
            <text:p>11.32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2">
            <text:p>0.02</text:p>
          </table:table-cell>
          <table:table-cell office:value-type="float" office:value="2.17">
            <text:p>2.17</text:p>
          </table:table-cell>
          <table:table-cell office:value-type="float" office:value="0.00001973">
            <text:p>0.00001973</text:p>
          </table:table-cell>
          <table:table-cell table:style-name="ce2" office:value-type="float" office:value="-9.5976972">
            <text:p>-9.5976972</text:p>
          </table:table-cell>
          <table:table-cell table:style-name="ce2" office:value-type="float" office:value="-0.0214454">
            <text:p>-0.0214454</text:p>
          </table:table-cell>
          <table:table-cell table:style-name="ce2" table:formula="of:=IF([.M16]=[.$M$2];&quot;OK&quot;;&quot;&quot;)">
            <text:p/>
          </table:table-cell>
          <table:table-cell table:style-name="ce2" table:formula="of:=IF([.K16]=[.$K$2];&quot;OK&quot;;&quot;&quot;)">
            <text:p/>
          </table:table-cell>
          <table:table-cell table:style-name="ce2"/>
          <table:table-cell table:style-name="ce2" table:formula="of:=[.C16]-[.D16]" office:value-type="float" office:value="4461.11">
            <text:p>4461.11</text:p>
          </table:table-cell>
          <table:table-cell table:style-name="ce2" table:formula="of:=[.D16]-[.C16]" office:value-type="float" office:value="-4461.11">
            <text:p>-4461.11</text:p>
          </table:table-cell>
          <table:table-cell table:style-name="ce4" table:formula="of:=[.F16]-[.J16]" office:value-type="float" office:value="9.15">
            <text:p>9.15</text:p>
          </table:table-cell>
          <table:table-cell table:style-name="ce4" table:formula="of:=[.F16]-[.H16]" office:value-type="float" office:value="-0.44">
            <text:p>-0.44</text:p>
          </table:table-cell>
        </table:table-row>
        <table:table-row table:style-name="ro1">
          <table:table-cell/>
          <table:table-cell table:formula="of:=[.B16]+1" office:value-type="float" office:value="13">
            <text:p>13</text:p>
          </table:table-cell>
          <table:table-cell office:value-type="float" office:value="11000">
            <text:p>11000</text:p>
          </table:table-cell>
          <table:table-cell office:value-type="float" office:value="7133.33">
            <text:p>7133.33</text:p>
          </table:table-cell>
          <table:table-cell office:value-type="float" office:value="11.62">
            <text:p>11.62</text:p>
          </table:table-cell>
          <table:table-cell office:value-type="float" office:value="11.32">
            <text:p>11.32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17">
            <text:p>2.17</text:p>
          </table:table-cell>
          <table:table-cell office:value-type="float" office:value="0.00001992">
            <text:p>0.00001992</text:p>
          </table:table-cell>
          <table:table-cell table:style-name="ce2" office:value-type="float" office:value="-9.5976972">
            <text:p>-9.5976972</text:p>
          </table:table-cell>
          <table:table-cell table:style-name="ce2" office:value-type="float" office:value="-0.02153329">
            <text:p>-0.02153329</text:p>
          </table:table-cell>
          <table:table-cell table:style-name="ce2" table:formula="of:=IF([.M17]=[.$M$2];&quot;OK&quot;;&quot;&quot;)">
            <text:p/>
          </table:table-cell>
          <table:table-cell table:style-name="ce2" table:formula="of:=IF([.K17]=[.$K$2];&quot;OK&quot;;&quot;&quot;)">
            <text:p/>
          </table:table-cell>
          <table:table-cell table:style-name="ce2"/>
          <table:table-cell table:style-name="ce2" table:formula="of:=[.C17]-[.D17]" office:value-type="float" office:value="3866.67">
            <text:p>3866.67</text:p>
          </table:table-cell>
          <table:table-cell table:style-name="ce2" table:formula="of:=[.D17]-[.C17]" office:value-type="float" office:value="-3866.67">
            <text:p>-3866.67</text:p>
          </table:table-cell>
          <table:table-cell table:style-name="ce4" table:formula="of:=[.F17]-[.J17]" office:value-type="float" office:value="9.15">
            <text:p>9.15</text:p>
          </table:table-cell>
          <table:table-cell table:style-name="ce4" table:formula="of:=[.F17]-[.H17]" office:value-type="float" office:value="-0.44">
            <text:p>-0.44</text:p>
          </table:table-cell>
        </table:table-row>
        <table:table-row table:style-name="ro1">
          <table:table-cell/>
          <table:table-cell table:formula="of:=[.B17]+1" office:value-type="float" office:value="14">
            <text:p>14</text:p>
          </table:table-cell>
          <table:table-cell office:value-type="float" office:value="11000">
            <text:p>11000</text:p>
          </table:table-cell>
          <table:table-cell office:value-type="float" office:value="7727.78">
            <text:p>7727.78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16">
            <text:p>2.16</text:p>
          </table:table-cell>
          <table:table-cell office:value-type="float" office:value="0.00001973">
            <text:p>0.00001973</text:p>
          </table:table-cell>
          <table:table-cell table:style-name="ce2" office:value-type="float" office:value="-9.6006269">
            <text:p>-9.6006269</text:p>
          </table:table-cell>
          <table:table-cell table:style-name="ce2" office:value-type="float" office:value="-0.021504">
            <text:p>-0.021504</text:p>
          </table:table-cell>
          <table:table-cell table:style-name="ce2" table:formula="of:=IF([.M18]=[.$M$2];&quot;OK&quot;;&quot;&quot;)">
            <text:p/>
          </table:table-cell>
          <table:table-cell table:style-name="ce2" table:formula="of:=IF([.K18]=[.$K$2];&quot;OK&quot;;&quot;&quot;)">
            <text:p/>
          </table:table-cell>
          <table:table-cell table:style-name="ce2"/>
          <table:table-cell table:style-name="ce2" table:formula="of:=[.C18]-[.D18]" office:value-type="float" office:value="3272.22">
            <text:p>3272.22</text:p>
          </table:table-cell>
          <table:table-cell table:style-name="ce2" table:formula="of:=[.D18]-[.C18]" office:value-type="float" office:value="-3272.22">
            <text:p>-3272.22</text:p>
          </table:table-cell>
          <table:table-cell table:style-name="ce4" table:formula="of:=[.F18]-[.J18]" office:value-type="float" office:value="9.15">
            <text:p>9.15</text:p>
          </table:table-cell>
          <table:table-cell table:style-name="ce4" table:formula="of:=[.F18]-[.H18]" office:value-type="float" office:value="-0.449999999999999">
            <text:p>-0.45</text:p>
          </table:table-cell>
        </table:table-row>
        <table:table-row table:style-name="ro1">
          <table:table-cell/>
          <table:table-cell table:formula="of:=[.B18]+1" office:value-type="float" office:value="15">
            <text:p>15</text:p>
          </table:table-cell>
          <table:table-cell office:value-type="float" office:value="11000">
            <text:p>11000</text:p>
          </table:table-cell>
          <table:table-cell office:value-type="float" office:value="8322.22">
            <text:p>8322.22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7">
            <text:p>11.77</text:p>
          </table:table-cell>
          <table:table-cell office:value-type="float" office:value="0.01">
            <text:p>0.01</text:p>
          </table:table-cell>
          <table:table-cell office:value-type="float" office:value="2.16">
            <text:p>2.16</text:p>
          </table:table-cell>
          <table:table-cell office:value-type="float" office:value="0.00001992">
            <text:p>0.00001992</text:p>
          </table:table-cell>
          <table:table-cell table:style-name="ce2" office:value-type="float" office:value="-9.6064863">
            <text:p>-9.6064863</text:p>
          </table:table-cell>
          <table:table-cell table:style-name="ce2" office:value-type="float" office:value="-0.021504">
            <text:p>-0.021504</text:p>
          </table:table-cell>
          <table:table-cell table:style-name="ce2" table:formula="of:=IF([.M19]=[.$M$2];&quot;OK&quot;;&quot;&quot;)">
            <text:p/>
          </table:table-cell>
          <table:table-cell table:style-name="ce2" table:formula="of:=IF([.K19]=[.$K$2];&quot;OK&quot;;&quot;&quot;)">
            <text:p/>
          </table:table-cell>
          <table:table-cell table:style-name="ce2"/>
          <table:table-cell table:style-name="ce2" table:formula="of:=[.C19]-[.D19]" office:value-type="float" office:value="2677.78">
            <text:p>2677.78</text:p>
          </table:table-cell>
          <table:table-cell table:style-name="ce2" table:formula="of:=[.D19]-[.C19]" office:value-type="float" office:value="-2677.78">
            <text:p>-2677.78</text:p>
          </table:table-cell>
          <table:table-cell table:style-name="ce4" table:formula="of:=[.F19]-[.J19]" office:value-type="float" office:value="9.15">
            <text:p>9.15</text:p>
          </table:table-cell>
          <table:table-cell table:style-name="ce4" table:formula="of:=[.F19]-[.H19]" office:value-type="float" office:value="-0.459999999999999">
            <text:p>-0.46</text:p>
          </table:table-cell>
        </table:table-row>
        <table:table-row table:style-name="ro1">
          <table:table-cell/>
          <table:table-cell table:formula="of:=[.B19]+1" office:value-type="float" office:value="16">
            <text:p>16</text:p>
          </table:table-cell>
          <table:table-cell office:value-type="float" office:value="11000">
            <text:p>11000</text:p>
          </table:table-cell>
          <table:table-cell office:value-type="float" office:value="8916.67">
            <text:p>8916.67</text:p>
          </table:table-cell>
          <table:table-cell office:value-type="float" office:value="11.61">
            <text:p>11.61</text:p>
          </table:table-cell>
          <table:table-cell office:value-type="float" office:value="11.32">
            <text:p>11.32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16">
            <text:p>2.16</text:p>
          </table:table-cell>
          <table:table-cell office:value-type="float" office:value="0.00001973">
            <text:p>0.00001973</text:p>
          </table:table-cell>
          <table:table-cell table:style-name="ce2" office:value-type="float" office:value="-9.6035566">
            <text:p>-9.6035566</text:p>
          </table:table-cell>
          <table:table-cell table:style-name="ce2" office:value-type="float" office:value="-0.02153329">
            <text:p>-0.02153329</text:p>
          </table:table-cell>
          <table:table-cell table:style-name="ce2" table:formula="of:=IF([.M20]=[.$M$2];&quot;OK&quot;;&quot;&quot;)">
            <text:p/>
          </table:table-cell>
          <table:table-cell table:style-name="ce2" table:formula="of:=IF([.K20]=[.$K$2];&quot;OK&quot;;&quot;&quot;)">
            <text:p/>
          </table:table-cell>
          <table:table-cell table:style-name="ce2"/>
          <table:table-cell table:style-name="ce2" table:formula="of:=[.C20]-[.D20]" office:value-type="float" office:value="2083.33">
            <text:p>2083.33</text:p>
          </table:table-cell>
          <table:table-cell table:style-name="ce2" table:formula="of:=[.D20]-[.C20]" office:value-type="float" office:value="-2083.33">
            <text:p>-2083.33</text:p>
          </table:table-cell>
          <table:table-cell table:style-name="ce4" table:formula="of:=[.F20]-[.J20]" office:value-type="float" office:value="9.16">
            <text:p>9.16</text:p>
          </table:table-cell>
          <table:table-cell table:style-name="ce4" table:formula="of:=[.F20]-[.H20]" office:value-type="float" office:value="-0.44">
            <text:p>-0.44</text:p>
          </table:table-cell>
        </table:table-row>
        <table:table-row table:style-name="ro1">
          <table:table-cell/>
          <table:table-cell table:formula="of:=[.B20]+1" office:value-type="float" office:value="17">
            <text:p>17</text:p>
          </table:table-cell>
          <table:table-cell office:value-type="float" office:value="11000">
            <text:p>11000</text:p>
          </table:table-cell>
          <table:table-cell office:value-type="float" office:value="9511.11">
            <text:p>9511.11</text:p>
          </table:table-cell>
          <table:table-cell office:value-type="float" office:value="11.62">
            <text:p>11.62</text:p>
          </table:table-cell>
          <table:table-cell office:value-type="float" office:value="11.32">
            <text:p>11.32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14">
            <text:p>2.14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211348">
            <text:p>-9.6211348</text:p>
          </table:table-cell>
          <table:table-cell table:style-name="ce2" office:value-type="float" office:value="-0.02141611">
            <text:p>-0.02141611</text:p>
          </table:table-cell>
          <table:table-cell table:style-name="ce2" table:formula="of:=IF([.M21]=[.$M$2];&quot;OK&quot;;&quot;&quot;)">
            <text:p/>
          </table:table-cell>
          <table:table-cell table:style-name="ce2" table:formula="of:=IF([.K21]=[.$K$2];&quot;OK&quot;;&quot;&quot;)">
            <text:p/>
          </table:table-cell>
          <table:table-cell table:style-name="ce2"/>
          <table:table-cell table:style-name="ce2" table:formula="of:=[.C21]-[.D21]" office:value-type="float" office:value="1488.89">
            <text:p>1488.89</text:p>
          </table:table-cell>
          <table:table-cell table:style-name="ce2" table:formula="of:=[.D21]-[.C21]" office:value-type="float" office:value="-1488.89">
            <text:p>-1488.89</text:p>
          </table:table-cell>
          <table:table-cell table:style-name="ce4" table:formula="of:=[.F21]-[.J21]" office:value-type="float" office:value="9.18">
            <text:p>9.18</text:p>
          </table:table-cell>
          <table:table-cell table:style-name="ce4" table:formula="of:=[.F21]-[.H21]" office:value-type="float" office:value="-0.44">
            <text:p>-0.44</text:p>
          </table:table-cell>
        </table:table-row>
        <table:table-row table:style-name="ro1">
          <table:table-cell/>
          <table:table-cell table:formula="of:=[.B21]+1" office:value-type="float" office:value="18">
            <text:p>18</text:p>
          </table:table-cell>
          <table:table-cell office:value-type="float" office:value="11000">
            <text:p>11000</text:p>
          </table:table-cell>
          <table:table-cell office:value-type="float" office:value="10105.56">
            <text:p>10105.56</text:p>
          </table:table-cell>
          <table:table-cell office:value-type="float" office:value="11.62">
            <text:p>11.62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14">
            <text:p>2.14</text:p>
          </table:table-cell>
          <table:table-cell office:value-type="float" office:value="0.00002051">
            <text:p>0.00002051</text:p>
          </table:table-cell>
          <table:table-cell table:style-name="ce2" office:value-type="float" office:value="-9.6240645">
            <text:p>-9.6240645</text:p>
          </table:table-cell>
          <table:table-cell table:style-name="ce2" office:value-type="float" office:value="-0.02138681">
            <text:p>-0.02138681</text:p>
          </table:table-cell>
          <table:table-cell table:style-name="ce2" table:formula="of:=IF([.M22]=[.$M$2];&quot;OK&quot;;&quot;&quot;)">
            <text:p/>
          </table:table-cell>
          <table:table-cell table:style-name="ce2" table:formula="of:=IF([.K22]=[.$K$2];&quot;OK&quot;;&quot;&quot;)">
            <text:p/>
          </table:table-cell>
          <table:table-cell table:style-name="ce2"/>
          <table:table-cell table:style-name="ce2" table:formula="of:=[.C22]-[.D22]" office:value-type="float" office:value="894.440000000001">
            <text:p>894.44</text:p>
          </table:table-cell>
          <table:table-cell table:style-name="ce2" table:formula="of:=[.D22]-[.C22]" office:value-type="float" office:value="-894.440000000001">
            <text:p>-894.44</text:p>
          </table:table-cell>
          <table:table-cell table:style-name="ce4" table:formula="of:=[.F22]-[.J22]" office:value-type="float" office:value="9.17">
            <text:p>9.17</text:p>
          </table:table-cell>
          <table:table-cell table:style-name="ce4" table:formula="of:=[.F22]-[.H22]" office:value-type="float" office:value="-0.449999999999999">
            <text:p>-0.45</text:p>
          </table:table-cell>
        </table:table-row>
        <table:table-row table:style-name="ro1">
          <table:table-cell/>
          <table:table-cell table:formula="of:=[.B22]+1" office:value-type="float" office:value="19">
            <text:p>19</text:p>
          </table:table-cell>
          <table:table-cell office:value-type="float" office:value="11000">
            <text:p>11000</text:p>
          </table:table-cell>
          <table:table-cell office:value-type="float" office:value="10700">
            <text:p>10700</text:p>
          </table:table-cell>
          <table:table-cell office:value-type="float" office:value="11.63">
            <text:p>11.63</text:p>
          </table:table-cell>
          <table:table-cell office:value-type="float" office:value="11.32">
            <text:p>11.32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14">
            <text:p>2.14</text:p>
          </table:table-cell>
          <table:table-cell office:value-type="float" office:value="0.00002051">
            <text:p>0.00002051</text:p>
          </table:table-cell>
          <table:table-cell table:style-name="ce2" office:value-type="float" office:value="-9.6269942">
            <text:p>-9.6269942</text:p>
          </table:table-cell>
          <table:table-cell table:style-name="ce2" office:value-type="float" office:value="-0.02132822">
            <text:p>-0.02132822</text:p>
          </table:table-cell>
          <table:table-cell table:style-name="ce2" table:formula="of:=IF([.M23]=[.$M$2];&quot;OK&quot;;&quot;&quot;)">
            <text:p/>
          </table:table-cell>
          <table:table-cell table:style-name="ce2" table:formula="of:=IF([.K23]=[.$K$2];&quot;OK&quot;;&quot;&quot;)">
            <text:p/>
          </table:table-cell>
          <table:table-cell table:style-name="ce2"/>
          <table:table-cell table:style-name="ce2" table:formula="of:=[.C23]-[.D23]" office:value-type="float" office:value="300">
            <text:p>300</text:p>
          </table:table-cell>
          <table:table-cell table:style-name="ce2" table:formula="of:=[.D23]-[.C23]" office:value-type="float" office:value="-300">
            <text:p>-300</text:p>
          </table:table-cell>
          <table:table-cell table:style-name="ce4" table:formula="of:=[.F23]-[.J23]" office:value-type="float" office:value="9.18">
            <text:p>9.18</text:p>
          </table:table-cell>
          <table:table-cell table:style-name="ce4" table:formula="of:=[.F23]-[.H23]" office:value-type="float" office:value="-0.44">
            <text:p>-0.44</text:p>
          </table:table-cell>
        </table:table-row>
        <table:table-row table:style-name="ro1">
          <table:table-cell/>
          <table:table-cell table:formula="of:=[.B23]+1" office:value-type="float" office:value="20">
            <text:p>20</text:p>
          </table:table-cell>
          <table:table-cell table:number-columns-repeated="7" office:value-type="string">
            <text:p><text:s/></text:p>
          </table:table-cell>
          <table:table-cell table:number-columns-repeated="2"/>
          <table:table-cell table:style-name="ce2"/>
          <table:table-cell table:style-name="ce2"/>
          <table:table-cell table:style-name="ce2" table:formula="of:=IF([.M24]=[.$M$2];&quot;OK&quot;;&quot;&quot;)" office:value-type="string" office:string-value="OK">
            <text:p>OK</text:p>
          </table:table-cell>
          <table:table-cell table:style-name="ce2" table:formula="of:=IF([.K24]=[.$K$2];&quot;OK&quot;;&quot;&quot;)" office:value-type="string" office:string-value="OK">
            <text:p>OK</text:p>
          </table:table-cell>
          <table:table-cell table:style-name="ce2"/>
          <table:table-cell table:style-name="ce2" table:formula="of:=[.C24]-[.D24]" office:value-type="float" office:value="0">
            <text:p>0</text:p>
          </table:table-cell>
          <table:table-cell table:style-name="ce2" table:formula="of:=[.D24]-[.C24]" office:value-type="float" office:value="0">
            <text:p>0</text:p>
          </table:table-cell>
          <table:table-cell table:style-name="ce4" table:formula="of:=[.F24]-[.J24]" office:value-type="float" office:value="0">
            <text:p>0</text:p>
          </table:table-cell>
          <table:table-cell table:style-name="ce4" table:formula="of:=[.F24]-[.H24]" office:value-type="float" office:value="0">
            <text:p>0</text:p>
          </table:table-cell>
        </table:table-row>
        <table:table-row table:style-name="ro1">
          <table:table-cell/>
          <table:table-cell table:formula="of:=[.B24]+1" office:value-type="float" office:value="21">
            <text:p>21</text:p>
          </table:table-cell>
          <table:table-cell office:value-type="float" office:value="10890">
            <text:p>10890</text:p>
          </table:table-cell>
          <table:table-cell office:value-type="float" office:value="0">
            <text:p>0</text:p>
          </table:table-cell>
          <table:table-cell office:value-type="float" office:value="11.62">
            <text:p>11.62</text:p>
          </table:table-cell>
          <table:table-cell office:value-type="float" office:value="11.41">
            <text:p>11.41</text:p>
          </table:table-cell>
          <table:table-cell office:value-type="float" office:value="0">
            <text:p>0</text:p>
          </table:table-cell>
          <table:table-cell office:value-type="float" office:value="11.77">
            <text:p>11.77</text:p>
          </table:table-cell>
          <table:table-cell office:value-type="float" office:value="11.75">
            <text:p>11.75</text:p>
          </table:table-cell>
          <table:table-cell office:value-type="float" office:value="11.86">
            <text:p>11.86</text:p>
          </table:table-cell>
          <table:table-cell office:value-type="float" office:value="0.00001387">
            <text:p>0.00001387</text:p>
          </table:table-cell>
          <table:table-cell table:style-name="ce2" office:value-type="float" office:value="0.0908207">
            <text:p>0.0908207</text:p>
          </table:table-cell>
          <table:table-cell table:style-name="ce2" office:value-type="float" office:value="-0.00108399">
            <text:p>-0.00108399</text:p>
          </table:table-cell>
          <table:table-cell table:style-name="ce2" table:formula="of:=IF([.M25]=[.$M$2];&quot;OK&quot;;&quot;&quot;)">
            <text:p/>
          </table:table-cell>
          <table:table-cell table:style-name="ce2" table:formula="of:=IF([.K25]=[.$K$2];&quot;OK&quot;;&quot;&quot;)">
            <text:p/>
          </table:table-cell>
          <table:table-cell table:style-name="ce2"/>
          <table:table-cell table:style-name="ce2" table:formula="of:=[.C25]-[.D25]" office:value-type="float" office:value="10890">
            <text:p>10890</text:p>
          </table:table-cell>
          <table:table-cell table:style-name="ce2" table:formula="of:=[.D25]-[.C25]" office:value-type="float" office:value="-10890">
            <text:p>-10890</text:p>
          </table:table-cell>
          <table:table-cell table:style-name="ce4" table:formula="of:=[.F25]-[.J25]" office:value-type="float" office:value="-0.449999999999999">
            <text:p>-0.45</text:p>
          </table:table-cell>
          <table:table-cell table:style-name="ce4" table:formula="of:=[.F25]-[.H25]" office:value-type="float" office:value="-0.359999999999999">
            <text:p>-0.36</text:p>
          </table:table-cell>
        </table:table-row>
        <table:table-row table:style-name="ro1">
          <table:table-cell/>
          <table:table-cell table:formula="of:=[.B25]+1" office:value-type="float" office:value="22">
            <text:p>22</text:p>
          </table:table-cell>
          <table:table-cell office:value-type="float" office:value="10890">
            <text:p>10890</text:p>
          </table:table-cell>
          <table:table-cell office:value-type="float" office:value="594.44">
            <text:p>594.44</text:p>
          </table:table-cell>
          <table:table-cell office:value-type="float" office:value="11.62">
            <text:p>11.62</text:p>
          </table:table-cell>
          <table:table-cell office:value-type="float" office:value="11.4">
            <text:p>11.4</text:p>
          </table:table-cell>
          <table:table-cell office:value-type="float" office:value="0">
            <text:p>0</text:p>
          </table:table-cell>
          <table:table-cell office:value-type="float" office:value="11.77">
            <text:p>11.77</text:p>
          </table:table-cell>
          <table:table-cell office:value-type="float" office:value="11.75">
            <text:p>11.75</text:p>
          </table:table-cell>
          <table:table-cell office:value-type="float" office:value="11.86">
            <text:p>11.86</text:p>
          </table:table-cell>
          <table:table-cell office:value-type="float" office:value="0.00001445">
            <text:p>0.00001445</text:p>
          </table:table-cell>
          <table:table-cell table:style-name="ce2" office:value-type="float" office:value="0.0908207">
            <text:p>0.0908207</text:p>
          </table:table-cell>
          <table:table-cell table:style-name="ce2" office:value-type="float" office:value="-0.00105469">
            <text:p>-0.00105469</text:p>
          </table:table-cell>
          <table:table-cell table:style-name="ce2" table:formula="of:=IF([.M26]=[.$M$2];&quot;OK&quot;;&quot;&quot;)">
            <text:p/>
          </table:table-cell>
          <table:table-cell table:style-name="ce2" table:formula="of:=IF([.K26]=[.$K$2];&quot;OK&quot;;&quot;&quot;)">
            <text:p/>
          </table:table-cell>
          <table:table-cell table:style-name="ce2"/>
          <table:table-cell table:style-name="ce2" table:formula="of:=[.C26]-[.D26]" office:value-type="float" office:value="10295.56">
            <text:p>10295.56</text:p>
          </table:table-cell>
          <table:table-cell table:style-name="ce2" table:formula="of:=[.D26]-[.C26]" office:value-type="float" office:value="-10295.56">
            <text:p>-10295.56</text:p>
          </table:table-cell>
          <table:table-cell table:style-name="ce4" table:formula="of:=[.F26]-[.J26]" office:value-type="float" office:value="-0.459999999999999">
            <text:p>-0.46</text:p>
          </table:table-cell>
          <table:table-cell table:style-name="ce4" table:formula="of:=[.F26]-[.H26]" office:value-type="float" office:value="-0.369999999999999">
            <text:p>-0.37</text:p>
          </table:table-cell>
        </table:table-row>
        <table:table-row table:style-name="ro1">
          <table:table-cell table:number-columns-repeated="2"/>
          <table:table-cell office:value-type="float" office:value="10890">
            <text:p>10890</text:p>
          </table:table-cell>
          <table:table-cell office:value-type="float" office:value="1188.89">
            <text:p>1188.89</text:p>
          </table:table-cell>
          <table:table-cell office:value-type="float" office:value="11.62">
            <text:p>11.62</text:p>
          </table:table-cell>
          <table:table-cell office:value-type="float" office:value="11.34">
            <text:p>11.34</text:p>
          </table:table-cell>
          <table:table-cell office:value-type="float" office:value="0">
            <text:p>0</text:p>
          </table:table-cell>
          <table:table-cell office:value-type="float" office:value="11.77">
            <text:p>11.77</text:p>
          </table:table-cell>
          <table:table-cell office:value-type="float" office:value="11.05">
            <text:p>11.05</text:p>
          </table:table-cell>
          <table:table-cell office:value-type="float" office:value="11.78">
            <text:p>11.78</text:p>
          </table:table-cell>
          <table:table-cell office:value-type="float" office:value="0.00001836">
            <text:p>0.00001836</text:p>
          </table:table-cell>
          <table:table-cell table:style-name="ce2" office:value-type="float" office:value="0.0146485">
            <text:p>0.0146485</text:p>
          </table:table-cell>
          <table:table-cell table:style-name="ce2" office:value-type="float" office:value="-0.00732425">
            <text:p>-0.00732425</text:p>
          </table:table-cell>
          <table:table-cell table:style-name="ce2" table:formula="of:=IF([.M27]=[.$M$2];&quot;OK&quot;;&quot;&quot;)">
            <text:p/>
          </table:table-cell>
          <table:table-cell table:style-name="ce2" table:formula="of:=IF([.K27]=[.$K$2];&quot;OK&quot;;&quot;&quot;)">
            <text:p/>
          </table:table-cell>
          <table:table-cell table:style-name="ce2"/>
          <table:table-cell table:style-name="ce2" table:formula="of:=[.C27]-[.D27]" office:value-type="float" office:value="9701.11">
            <text:p>9701.11</text:p>
          </table:table-cell>
          <table:table-cell table:style-name="ce2" table:formula="of:=[.D27]-[.C27]" office:value-type="float" office:value="-9701.11">
            <text:p>-9701.11</text:p>
          </table:table-cell>
          <table:table-cell table:style-name="ce4" table:formula="of:=[.F27]-[.J27]" office:value-type="float" office:value="-0.44">
            <text:p>-0.44</text:p>
          </table:table-cell>
          <table:table-cell table:style-name="ce4" table:formula="of:=[.F27]-[.H27]" office:value-type="float" office:value="-0.43">
            <text:p>-0.43</text:p>
          </table:table-cell>
        </table:table-row>
        <table:table-row table:style-name="ro1">
          <table:table-cell table:number-columns-repeated="2"/>
          <table:table-cell table:style-name="ce1" office:value-type="float" office:value="10890">
            <text:p>10890</text:p>
          </table:table-cell>
          <table:table-cell table:style-name="ce1" office:value-type="float" office:value="1783.33">
            <text:p>1783.33</text:p>
          </table:table-cell>
          <table:table-cell table:style-name="ce1" office:value-type="float" office:value="11.61">
            <text:p>11.61</text:p>
          </table:table-cell>
          <table:table-cell table:style-name="ce1" office:value-type="float" office:value="11.31">
            <text:p>11.3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.76">
            <text:p>11.76</text:p>
          </table:table-cell>
          <table:table-cell table:style-name="ce1" office:value-type="float" office:value="9.21">
            <text:p>9.21</text:p>
          </table:table-cell>
          <table:table-cell table:style-name="ce1" office:value-type="float" office:value="11.03">
            <text:p>11.03</text:p>
          </table:table-cell>
          <table:table-cell table:style-name="ce1" office:value-type="float" office:value="0.00002031">
            <text:p>0.00002031</text:p>
          </table:table-cell>
          <table:table-cell table:style-name="ce1" office:value-type="float" office:value="-0.7294953">
            <text:p>-0.7294953</text:p>
          </table:table-cell>
          <table:table-cell table:style-name="ce1" office:value-type="float" office:value="-0.01825203">
            <text:p>-0.01825203</text:p>
          </table:table-cell>
          <table:table-cell table:style-name="ce2" table:formula="of:=IF([.M28]=[.$M$2];&quot;OK&quot;;&quot;&quot;)">
            <text:p/>
          </table:table-cell>
          <table:table-cell table:style-name="ce2" table:formula="of:=IF([.K28]=[.$K$2];&quot;OK&quot;;&quot;&quot;)">
            <text:p/>
          </table:table-cell>
          <table:table-cell table:style-name="ce2"/>
          <table:table-cell table:style-name="ce2" table:formula="of:=[.C28]-[.D28]" office:value-type="float" office:value="9106.67">
            <text:p>9106.67</text:p>
          </table:table-cell>
          <table:table-cell table:style-name="ce2" table:formula="of:=[.D28]-[.C28]" office:value-type="float" office:value="-9106.67">
            <text:p>-9106.67</text:p>
          </table:table-cell>
          <table:table-cell table:style-name="ce4" table:formula="of:=[.F28]-[.J28]" office:value-type="float" office:value="0.280000000000001">
            <text:p>0.28</text:p>
          </table:table-cell>
          <table:table-cell table:style-name="ce4" table:formula="of:=[.F28]-[.H28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890">
            <text:p>10890</text:p>
          </table:table-cell>
          <table:table-cell office:value-type="float" office:value="2377.78">
            <text:p>2377.78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15">
            <text:p>0.15</text:p>
          </table:table-cell>
          <table:table-cell office:value-type="float" office:value="2.24">
            <text:p>2.24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5244547">
            <text:p>-9.5244547</text:p>
          </table:table-cell>
          <table:table-cell table:style-name="ce2" office:value-type="float" office:value="-0.02085946">
            <text:p>-0.02085946</text:p>
          </table:table-cell>
          <table:table-cell table:style-name="ce2" table:formula="of:=IF([.M29]=[.$M$2];&quot;OK&quot;;&quot;&quot;)">
            <text:p/>
          </table:table-cell>
          <table:table-cell table:style-name="ce2" table:formula="of:=IF([.K29]=[.$K$2];&quot;OK&quot;;&quot;&quot;)">
            <text:p/>
          </table:table-cell>
          <table:table-cell table:style-name="ce2"/>
          <table:table-cell table:style-name="ce2" table:formula="of:=[.C29]-[.D29]" office:value-type="float" office:value="8512.22">
            <text:p>8512.22</text:p>
          </table:table-cell>
          <table:table-cell table:style-name="ce2" table:formula="of:=[.D29]-[.C29]" office:value-type="float" office:value="-8512.22">
            <text:p>-8512.22</text:p>
          </table:table-cell>
          <table:table-cell table:style-name="ce4" table:formula="of:=[.F29]-[.J29]" office:value-type="float" office:value="9.07">
            <text:p>9.07</text:p>
          </table:table-cell>
          <table:table-cell table:style-name="ce4" table:formula="of:=[.F29]-[.H29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890">
            <text:p>10890</text:p>
          </table:table-cell>
          <table:table-cell office:value-type="float" office:value="2972.22">
            <text:p>2972.22</text:p>
          </table:table-cell>
          <table:table-cell office:value-type="float" office:value="11.62">
            <text:p>11.62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8">
            <text:p>0.08</text:p>
          </table:table-cell>
          <table:table-cell office:value-type="float" office:value="2.19">
            <text:p>2.19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5654705">
            <text:p>-9.5654705</text:p>
          </table:table-cell>
          <table:table-cell table:style-name="ce2" office:value-type="float" office:value="-0.02109384">
            <text:p>-0.02109384</text:p>
          </table:table-cell>
          <table:table-cell table:style-name="ce2" table:formula="of:=IF([.M30]=[.$M$2];&quot;OK&quot;;&quot;&quot;)">
            <text:p/>
          </table:table-cell>
          <table:table-cell table:style-name="ce2" table:formula="of:=IF([.K30]=[.$K$2];&quot;OK&quot;;&quot;&quot;)">
            <text:p/>
          </table:table-cell>
          <table:table-cell table:style-name="ce2"/>
          <table:table-cell table:style-name="ce2" table:formula="of:=[.C30]-[.D30]" office:value-type="float" office:value="7917.78">
            <text:p>7917.78</text:p>
          </table:table-cell>
          <table:table-cell table:style-name="ce2" table:formula="of:=[.D30]-[.C30]" office:value-type="float" office:value="-7917.78">
            <text:p>-7917.78</text:p>
          </table:table-cell>
          <table:table-cell table:style-name="ce4" table:formula="of:=[.F30]-[.J30]" office:value-type="float" office:value="9.12">
            <text:p>9.12</text:p>
          </table:table-cell>
          <table:table-cell table:style-name="ce4" table:formula="of:=[.F30]-[.H30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890">
            <text:p>10890</text:p>
          </table:table-cell>
          <table:table-cell office:value-type="float" office:value="3566.67">
            <text:p>3566.67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7">
            <text:p>11.77</text:p>
          </table:table-cell>
          <table:table-cell office:value-type="float" office:value="0.06">
            <text:p>0.06</text:p>
          </table:table-cell>
          <table:table-cell office:value-type="float" office:value="2.18">
            <text:p>2.18</text:p>
          </table:table-cell>
          <table:table-cell office:value-type="float" office:value="0.00001992">
            <text:p>0.00001992</text:p>
          </table:table-cell>
          <table:table-cell table:style-name="ce2" office:value-type="float" office:value="-9.5830487">
            <text:p>-9.5830487</text:p>
          </table:table-cell>
          <table:table-cell table:style-name="ce2" office:value-type="float" office:value="-0.02118173">
            <text:p>-0.02118173</text:p>
          </table:table-cell>
          <table:table-cell table:style-name="ce2" table:formula="of:=IF([.M31]=[.$M$2];&quot;OK&quot;;&quot;&quot;)">
            <text:p/>
          </table:table-cell>
          <table:table-cell table:style-name="ce2" table:formula="of:=IF([.K31]=[.$K$2];&quot;OK&quot;;&quot;&quot;)">
            <text:p/>
          </table:table-cell>
          <table:table-cell table:style-name="ce2"/>
          <table:table-cell table:style-name="ce2" table:formula="of:=[.C31]-[.D31]" office:value-type="float" office:value="7323.33">
            <text:p>7323.33</text:p>
          </table:table-cell>
          <table:table-cell table:style-name="ce2" table:formula="of:=[.D31]-[.C31]" office:value-type="float" office:value="-7323.33">
            <text:p>-7323.33</text:p>
          </table:table-cell>
          <table:table-cell table:style-name="ce4" table:formula="of:=[.F31]-[.J31]" office:value-type="float" office:value="9.13">
            <text:p>9.13</text:p>
          </table:table-cell>
          <table:table-cell table:style-name="ce4" table:formula="of:=[.F31]-[.H31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10890">
            <text:p>10890</text:p>
          </table:table-cell>
          <table:table-cell office:value-type="float" office:value="4161.11">
            <text:p>4161.11</text:p>
          </table:table-cell>
          <table:table-cell office:value-type="float" office:value="11.62">
            <text:p>11.62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4">
            <text:p>0.04</text:p>
          </table:table-cell>
          <table:table-cell office:value-type="float" office:value="2.17">
            <text:p>2.17</text:p>
          </table:table-cell>
          <table:table-cell office:value-type="float" office:value="0.00002012">
            <text:p>0.00002012</text:p>
          </table:table-cell>
          <table:table-cell table:style-name="ce2" office:value-type="float" office:value="-9.5889081">
            <text:p>-9.5889081</text:p>
          </table:table-cell>
          <table:table-cell table:style-name="ce2" office:value-type="float" office:value="-0.02129892">
            <text:p>-0.02129892</text:p>
          </table:table-cell>
          <table:table-cell table:style-name="ce2" table:formula="of:=IF([.M32]=[.$M$2];&quot;OK&quot;;&quot;&quot;)">
            <text:p/>
          </table:table-cell>
          <table:table-cell table:style-name="ce2" table:formula="of:=IF([.K32]=[.$K$2];&quot;OK&quot;;&quot;&quot;)">
            <text:p/>
          </table:table-cell>
          <table:table-cell table:style-name="ce2"/>
          <table:table-cell table:style-name="ce2" table:formula="of:=[.C32]-[.D32]" office:value-type="float" office:value="6728.89">
            <text:p>6728.89</text:p>
          </table:table-cell>
          <table:table-cell table:style-name="ce2" table:formula="of:=[.D32]-[.C32]" office:value-type="float" office:value="-6728.89">
            <text:p>-6728.89</text:p>
          </table:table-cell>
          <table:table-cell table:style-name="ce4" table:formula="of:=[.F32]-[.J32]" office:value-type="float" office:value="9.14">
            <text:p>9.14</text:p>
          </table:table-cell>
          <table:table-cell table:style-name="ce4" table:formula="of:=[.F32]-[.H32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890">
            <text:p>10890</text:p>
          </table:table-cell>
          <table:table-cell office:value-type="float" office:value="4755.56">
            <text:p>4755.56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4">
            <text:p>0.04</text:p>
          </table:table-cell>
          <table:table-cell office:value-type="float" office:value="2.17">
            <text:p>2.17</text:p>
          </table:table-cell>
          <table:table-cell office:value-type="float" office:value="0.00001992">
            <text:p>0.00001992</text:p>
          </table:table-cell>
          <table:table-cell table:style-name="ce2" office:value-type="float" office:value="-9.5889081">
            <text:p>-9.5889081</text:p>
          </table:table-cell>
          <table:table-cell table:style-name="ce2" office:value-type="float" office:value="-0.02132822">
            <text:p>-0.02132822</text:p>
          </table:table-cell>
          <table:table-cell table:style-name="ce2" table:formula="of:=IF([.M33]=[.$M$2];&quot;OK&quot;;&quot;&quot;)">
            <text:p/>
          </table:table-cell>
          <table:table-cell table:style-name="ce2" table:formula="of:=IF([.K33]=[.$K$2];&quot;OK&quot;;&quot;&quot;)">
            <text:p/>
          </table:table-cell>
          <table:table-cell table:style-name="ce2"/>
          <table:table-cell table:style-name="ce2" table:formula="of:=[.C33]-[.D33]" office:value-type="float" office:value="6134.44">
            <text:p>6134.44</text:p>
          </table:table-cell>
          <table:table-cell table:style-name="ce2" table:formula="of:=[.D33]-[.C33]" office:value-type="float" office:value="-6134.44">
            <text:p>-6134.44</text:p>
          </table:table-cell>
          <table:table-cell table:style-name="ce4" table:formula="of:=[.F33]-[.J33]" office:value-type="float" office:value="9.14">
            <text:p>9.14</text:p>
          </table:table-cell>
          <table:table-cell table:style-name="ce4" table:formula="of:=[.F33]-[.H33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890">
            <text:p>10890</text:p>
          </table:table-cell>
          <table:table-cell office:value-type="float" office:value="5350">
            <text:p>5350</text:p>
          </table:table-cell>
          <table:table-cell office:value-type="float" office:value="11.61">
            <text:p>11.61</text:p>
          </table:table-cell>
          <table:table-cell office:value-type="float" office:value="11.32">
            <text:p>11.32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3">
            <text:p>0.03</text:p>
          </table:table-cell>
          <table:table-cell office:value-type="float" office:value="2.17">
            <text:p>2.17</text:p>
          </table:table-cell>
          <table:table-cell office:value-type="float" office:value="0.00001973">
            <text:p>0.00001973</text:p>
          </table:table-cell>
          <table:table-cell table:style-name="ce2" office:value-type="float" office:value="-9.5947675">
            <text:p>-9.5947675</text:p>
          </table:table-cell>
          <table:table-cell table:style-name="ce2" office:value-type="float" office:value="-0.02141611">
            <text:p>-0.02141611</text:p>
          </table:table-cell>
          <table:table-cell table:style-name="ce2" table:formula="of:=IF([.M34]=[.$M$2];&quot;OK&quot;;&quot;&quot;)">
            <text:p/>
          </table:table-cell>
          <table:table-cell table:style-name="ce2" table:formula="of:=IF([.K34]=[.$K$2];&quot;OK&quot;;&quot;&quot;)">
            <text:p/>
          </table:table-cell>
          <table:table-cell table:style-name="ce2"/>
          <table:table-cell table:style-name="ce2" table:formula="of:=[.C34]-[.D34]" office:value-type="float" office:value="5540">
            <text:p>5540</text:p>
          </table:table-cell>
          <table:table-cell table:style-name="ce2" table:formula="of:=[.D34]-[.C34]" office:value-type="float" office:value="-5540">
            <text:p>-5540</text:p>
          </table:table-cell>
          <table:table-cell table:style-name="ce4" table:formula="of:=[.F34]-[.J34]" office:value-type="float" office:value="9.15">
            <text:p>9.15</text:p>
          </table:table-cell>
          <table:table-cell table:style-name="ce4" table:formula="of:=[.F34]-[.H34]" office:value-type="float" office:value="-0.44">
            <text:p>-0.44</text:p>
          </table:table-cell>
        </table:table-row>
        <table:table-row table:style-name="ro1">
          <table:table-cell table:number-columns-repeated="2"/>
          <table:table-cell office:value-type="float" office:value="10890">
            <text:p>10890</text:p>
          </table:table-cell>
          <table:table-cell office:value-type="float" office:value="5944.44">
            <text:p>5944.44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2">
            <text:p>0.02</text:p>
          </table:table-cell>
          <table:table-cell office:value-type="float" office:value="2.16">
            <text:p>2.16</text:p>
          </table:table-cell>
          <table:table-cell office:value-type="float" office:value="0.00001992">
            <text:p>0.00001992</text:p>
          </table:table-cell>
          <table:table-cell table:style-name="ce2" office:value-type="float" office:value="-9.6035566">
            <text:p>-9.6035566</text:p>
          </table:table-cell>
          <table:table-cell table:style-name="ce2" office:value-type="float" office:value="-0.02135751">
            <text:p>-0.02135751</text:p>
          </table:table-cell>
          <table:table-cell table:style-name="ce2" table:formula="of:=IF([.M35]=[.$M$2];&quot;OK&quot;;&quot;&quot;)">
            <text:p/>
          </table:table-cell>
          <table:table-cell table:style-name="ce2" table:formula="of:=IF([.K35]=[.$K$2];&quot;OK&quot;;&quot;&quot;)">
            <text:p/>
          </table:table-cell>
          <table:table-cell table:style-name="ce2"/>
          <table:table-cell table:style-name="ce2" table:formula="of:=[.C35]-[.D35]" office:value-type="float" office:value="4945.56">
            <text:p>4945.56</text:p>
          </table:table-cell>
          <table:table-cell table:style-name="ce2" table:formula="of:=[.D35]-[.C35]" office:value-type="float" office:value="-4945.56">
            <text:p>-4945.56</text:p>
          </table:table-cell>
          <table:table-cell table:style-name="ce4" table:formula="of:=[.F35]-[.J35]" office:value-type="float" office:value="9.15">
            <text:p>9.15</text:p>
          </table:table-cell>
          <table:table-cell table:style-name="ce4" table:formula="of:=[.F35]-[.H35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890">
            <text:p>10890</text:p>
          </table:table-cell>
          <table:table-cell office:value-type="float" office:value="6538.89">
            <text:p>6538.89</text:p>
          </table:table-cell>
          <table:table-cell office:value-type="float" office:value="11.61">
            <text:p>11.61</text:p>
          </table:table-cell>
          <table:table-cell office:value-type="float" office:value="11.32">
            <text:p>11.32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2">
            <text:p>0.02</text:p>
          </table:table-cell>
          <table:table-cell office:value-type="float" office:value="2.16">
            <text:p>2.16</text:p>
          </table:table-cell>
          <table:table-cell office:value-type="float" office:value="0.00001973">
            <text:p>0.00001973</text:p>
          </table:table-cell>
          <table:table-cell table:style-name="ce2" office:value-type="float" office:value="-9.6035566">
            <text:p>-9.6035566</text:p>
          </table:table-cell>
          <table:table-cell table:style-name="ce2" office:value-type="float" office:value="-0.02141611">
            <text:p>-0.02141611</text:p>
          </table:table-cell>
          <table:table-cell table:style-name="ce2" table:formula="of:=IF([.M36]=[.$M$2];&quot;OK&quot;;&quot;&quot;)">
            <text:p/>
          </table:table-cell>
          <table:table-cell table:style-name="ce2" table:formula="of:=IF([.K36]=[.$K$2];&quot;OK&quot;;&quot;&quot;)">
            <text:p/>
          </table:table-cell>
          <table:table-cell table:style-name="ce2"/>
          <table:table-cell table:style-name="ce2" table:formula="of:=[.C36]-[.D36]" office:value-type="float" office:value="4351.11">
            <text:p>4351.11</text:p>
          </table:table-cell>
          <table:table-cell table:style-name="ce2" table:formula="of:=[.D36]-[.C36]" office:value-type="float" office:value="-4351.11">
            <text:p>-4351.11</text:p>
          </table:table-cell>
          <table:table-cell table:style-name="ce4" table:formula="of:=[.F36]-[.J36]" office:value-type="float" office:value="9.16">
            <text:p>9.16</text:p>
          </table:table-cell>
          <table:table-cell table:style-name="ce4" table:formula="of:=[.F36]-[.H36]" office:value-type="float" office:value="-0.44">
            <text:p>-0.44</text:p>
          </table:table-cell>
        </table:table-row>
        <table:table-row table:style-name="ro1">
          <table:table-cell table:number-columns-repeated="2"/>
          <table:table-cell office:value-type="float" office:value="10890">
            <text:p>10890</text:p>
          </table:table-cell>
          <table:table-cell office:value-type="float" office:value="7133.33">
            <text:p>7133.33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16">
            <text:p>2.16</text:p>
          </table:table-cell>
          <table:table-cell office:value-type="float" office:value="0.00001973">
            <text:p>0.00001973</text:p>
          </table:table-cell>
          <table:table-cell table:style-name="ce2" office:value-type="float" office:value="-9.6064863">
            <text:p>-9.6064863</text:p>
          </table:table-cell>
          <table:table-cell table:style-name="ce2" office:value-type="float" office:value="-0.0214454">
            <text:p>-0.0214454</text:p>
          </table:table-cell>
          <table:table-cell table:style-name="ce2" table:formula="of:=IF([.M37]=[.$M$2];&quot;OK&quot;;&quot;&quot;)">
            <text:p/>
          </table:table-cell>
          <table:table-cell table:style-name="ce2" table:formula="of:=IF([.K37]=[.$K$2];&quot;OK&quot;;&quot;&quot;)">
            <text:p/>
          </table:table-cell>
          <table:table-cell table:style-name="ce2"/>
          <table:table-cell table:style-name="ce2" table:formula="of:=[.C37]-[.D37]" office:value-type="float" office:value="3756.67">
            <text:p>3756.67</text:p>
          </table:table-cell>
          <table:table-cell table:style-name="ce2" table:formula="of:=[.D37]-[.C37]" office:value-type="float" office:value="-3756.67">
            <text:p>-3756.67</text:p>
          </table:table-cell>
          <table:table-cell table:style-name="ce4" table:formula="of:=[.F37]-[.J37]" office:value-type="float" office:value="9.15">
            <text:p>9.15</text:p>
          </table:table-cell>
          <table:table-cell table:style-name="ce4" table:formula="of:=[.F37]-[.H37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890">
            <text:p>10890</text:p>
          </table:table-cell>
          <table:table-cell office:value-type="float" office:value="7727.78">
            <text:p>7727.78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15">
            <text:p>2.15</text:p>
          </table:table-cell>
          <table:table-cell office:value-type="float" office:value="0.00001973">
            <text:p>0.00001973</text:p>
          </table:table-cell>
          <table:table-cell table:style-name="ce2" office:value-type="float" office:value="-9.609416">
            <text:p>-9.609416</text:p>
          </table:table-cell>
          <table:table-cell table:style-name="ce2" office:value-type="float" office:value="-0.02141611">
            <text:p>-0.02141611</text:p>
          </table:table-cell>
          <table:table-cell table:style-name="ce2" table:formula="of:=IF([.M38]=[.$M$2];&quot;OK&quot;;&quot;&quot;)">
            <text:p/>
          </table:table-cell>
          <table:table-cell table:style-name="ce2" table:formula="of:=IF([.K38]=[.$K$2];&quot;OK&quot;;&quot;&quot;)">
            <text:p/>
          </table:table-cell>
          <table:table-cell table:style-name="ce2"/>
          <table:table-cell table:style-name="ce2" table:formula="of:=[.C38]-[.D38]" office:value-type="float" office:value="3162.22">
            <text:p>3162.22</text:p>
          </table:table-cell>
          <table:table-cell table:style-name="ce2" table:formula="of:=[.D38]-[.C38]" office:value-type="float" office:value="-3162.22">
            <text:p>-3162.22</text:p>
          </table:table-cell>
          <table:table-cell table:style-name="ce4" table:formula="of:=[.F38]-[.J38]" office:value-type="float" office:value="9.16">
            <text:p>9.16</text:p>
          </table:table-cell>
          <table:table-cell table:style-name="ce4" table:formula="of:=[.F38]-[.H38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890">
            <text:p>10890</text:p>
          </table:table-cell>
          <table:table-cell office:value-type="float" office:value="8322.22">
            <text:p>8322.22</text:p>
          </table:table-cell>
          <table:table-cell office:value-type="float" office:value="11.61">
            <text:p>11.61</text:p>
          </table:table-cell>
          <table:table-cell office:value-type="float" office:value="11.32">
            <text:p>11.32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15">
            <text:p>2.15</text:p>
          </table:table-cell>
          <table:table-cell office:value-type="float" office:value="0.00001934">
            <text:p>0.00001934</text:p>
          </table:table-cell>
          <table:table-cell table:style-name="ce2" office:value-type="float" office:value="-9.609416">
            <text:p>-9.609416</text:p>
          </table:table-cell>
          <table:table-cell table:style-name="ce2" office:value-type="float" office:value="-0.0214454">
            <text:p>-0.0214454</text:p>
          </table:table-cell>
          <table:table-cell table:style-name="ce2" table:formula="of:=IF([.M39]=[.$M$2];&quot;OK&quot;;&quot;&quot;)">
            <text:p/>
          </table:table-cell>
          <table:table-cell table:style-name="ce2" table:formula="of:=IF([.K39]=[.$K$2];&quot;OK&quot;;&quot;&quot;)">
            <text:p/>
          </table:table-cell>
          <table:table-cell table:style-name="ce2"/>
          <table:table-cell table:style-name="ce2" table:formula="of:=[.C39]-[.D39]" office:value-type="float" office:value="2567.78">
            <text:p>2567.78</text:p>
          </table:table-cell>
          <table:table-cell table:style-name="ce2" table:formula="of:=[.D39]-[.C39]" office:value-type="float" office:value="-2567.78">
            <text:p>-2567.78</text:p>
          </table:table-cell>
          <table:table-cell table:style-name="ce4" table:formula="of:=[.F39]-[.J39]" office:value-type="float" office:value="9.17">
            <text:p>9.17</text:p>
          </table:table-cell>
          <table:table-cell table:style-name="ce4" table:formula="of:=[.F39]-[.H39]" office:value-type="float" office:value="-0.44">
            <text:p>-0.44</text:p>
          </table:table-cell>
        </table:table-row>
        <table:table-row table:style-name="ro1">
          <table:table-cell table:number-columns-repeated="2"/>
          <table:table-cell office:value-type="float" office:value="10890">
            <text:p>10890</text:p>
          </table:table-cell>
          <table:table-cell office:value-type="float" office:value="8916.67">
            <text:p>8916.67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15">
            <text:p>2.15</text:p>
          </table:table-cell>
          <table:table-cell office:value-type="float" office:value="0.00001973">
            <text:p>0.00001973</text:p>
          </table:table-cell>
          <table:table-cell table:style-name="ce2" office:value-type="float" office:value="-9.6123457">
            <text:p>-9.6123457</text:p>
          </table:table-cell>
          <table:table-cell table:style-name="ce2" office:value-type="float" office:value="-0.0214747">
            <text:p>-0.0214747</text:p>
          </table:table-cell>
          <table:table-cell table:style-name="ce2" table:formula="of:=IF([.M40]=[.$M$2];&quot;OK&quot;;&quot;&quot;)">
            <text:p/>
          </table:table-cell>
          <table:table-cell table:style-name="ce2" table:formula="of:=IF([.K40]=[.$K$2];&quot;OK&quot;;&quot;&quot;)">
            <text:p/>
          </table:table-cell>
          <table:table-cell table:style-name="ce2"/>
          <table:table-cell table:style-name="ce2" table:formula="of:=[.C40]-[.D40]" office:value-type="float" office:value="1973.33">
            <text:p>1973.33</text:p>
          </table:table-cell>
          <table:table-cell table:style-name="ce2" table:formula="of:=[.D40]-[.C40]" office:value-type="float" office:value="-1973.33">
            <text:p>-1973.33</text:p>
          </table:table-cell>
          <table:table-cell table:style-name="ce4" table:formula="of:=[.F40]-[.J40]" office:value-type="float" office:value="9.16">
            <text:p>9.16</text:p>
          </table:table-cell>
          <table:table-cell table:style-name="ce4" table:formula="of:=[.F40]-[.H40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890">
            <text:p>10890</text:p>
          </table:table-cell>
          <table:table-cell office:value-type="float" office:value="9511.11">
            <text:p>9511.11</text:p>
          </table:table-cell>
          <table:table-cell office:value-type="float" office:value="11.62">
            <text:p>11.62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13">
            <text:p>2.13</text:p>
          </table:table-cell>
          <table:table-cell office:value-type="float" office:value="0.00002051">
            <text:p>0.00002051</text:p>
          </table:table-cell>
          <table:table-cell table:style-name="ce2" office:value-type="float" office:value="-9.6299239">
            <text:p>-9.6299239</text:p>
          </table:table-cell>
          <table:table-cell table:style-name="ce2" office:value-type="float" office:value="-0.02132822">
            <text:p>-0.02132822</text:p>
          </table:table-cell>
          <table:table-cell table:style-name="ce2" table:formula="of:=IF([.M41]=[.$M$2];&quot;OK&quot;;&quot;&quot;)">
            <text:p/>
          </table:table-cell>
          <table:table-cell table:style-name="ce2" table:formula="of:=IF([.K41]=[.$K$2];&quot;OK&quot;;&quot;&quot;)">
            <text:p/>
          </table:table-cell>
          <table:table-cell table:style-name="ce2"/>
          <table:table-cell table:style-name="ce2" table:formula="of:=[.C41]-[.D41]" office:value-type="float" office:value="1378.89">
            <text:p>1378.89</text:p>
          </table:table-cell>
          <table:table-cell table:style-name="ce2" table:formula="of:=[.D41]-[.C41]" office:value-type="float" office:value="-1378.89">
            <text:p>-1378.89</text:p>
          </table:table-cell>
          <table:table-cell table:style-name="ce4" table:formula="of:=[.F41]-[.J41]" office:value-type="float" office:value="9.18">
            <text:p>9.18</text:p>
          </table:table-cell>
          <table:table-cell table:style-name="ce4" table:formula="of:=[.F41]-[.H41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890">
            <text:p>10890</text:p>
          </table:table-cell>
          <table:table-cell office:value-type="float" office:value="10105.56">
            <text:p>10105.56</text:p>
          </table:table-cell>
          <table:table-cell office:value-type="float" office:value="11.63">
            <text:p>11.63</text:p>
          </table:table-cell>
          <table:table-cell office:value-type="float" office:value="11.32">
            <text:p>11.32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13">
            <text:p>2.13</text:p>
          </table:table-cell>
          <table:table-cell office:value-type="float" office:value="0.00002051">
            <text:p>0.00002051</text:p>
          </table:table-cell>
          <table:table-cell table:style-name="ce2" office:value-type="float" office:value="-9.6269942">
            <text:p>-9.6269942</text:p>
          </table:table-cell>
          <table:table-cell table:style-name="ce2" office:value-type="float" office:value="-0.02132822">
            <text:p>-0.02132822</text:p>
          </table:table-cell>
          <table:table-cell table:style-name="ce2" table:formula="of:=IF([.M42]=[.$M$2];&quot;OK&quot;;&quot;&quot;)">
            <text:p/>
          </table:table-cell>
          <table:table-cell table:style-name="ce2" table:formula="of:=IF([.K42]=[.$K$2];&quot;OK&quot;;&quot;&quot;)">
            <text:p/>
          </table:table-cell>
          <table:table-cell table:style-name="ce2"/>
          <table:table-cell table:style-name="ce2" table:formula="of:=[.C42]-[.D42]" office:value-type="float" office:value="784.440000000001">
            <text:p>784.44</text:p>
          </table:table-cell>
          <table:table-cell table:style-name="ce2" table:formula="of:=[.D42]-[.C42]" office:value-type="float" office:value="-784.440000000001">
            <text:p>-784.44</text:p>
          </table:table-cell>
          <table:table-cell table:style-name="ce4" table:formula="of:=[.F42]-[.J42]" office:value-type="float" office:value="9.19">
            <text:p>9.19</text:p>
          </table:table-cell>
          <table:table-cell table:style-name="ce4" table:formula="of:=[.F42]-[.H42]" office:value-type="float" office:value="-0.44">
            <text:p>-0.44</text:p>
          </table:table-cell>
        </table:table-row>
        <table:table-row table:style-name="ro1">
          <table:table-cell table:number-columns-repeated="2"/>
          <table:table-cell office:value-type="float" office:value="10890">
            <text:p>10890</text:p>
          </table:table-cell>
          <table:table-cell office:value-type="float" office:value="10700">
            <text:p>10700</text:p>
          </table:table-cell>
          <table:table-cell office:value-type="float" office:value="11.63">
            <text:p>11.63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13">
            <text:p>2.13</text:p>
          </table:table-cell>
          <table:table-cell office:value-type="float" office:value="0.0000207">
            <text:p>0.0000207</text:p>
          </table:table-cell>
          <table:table-cell table:style-name="ce2" office:value-type="float" office:value="-9.6328536">
            <text:p>-9.6328536</text:p>
          </table:table-cell>
          <table:table-cell table:style-name="ce2" office:value-type="float" office:value="-0.02126962">
            <text:p>-0.02126962</text:p>
          </table:table-cell>
          <table:table-cell table:style-name="ce2" table:formula="of:=IF([.M43]=[.$M$2];&quot;OK&quot;;&quot;&quot;)">
            <text:p/>
          </table:table-cell>
          <table:table-cell table:style-name="ce2" table:formula="of:=IF([.K43]=[.$K$2];&quot;OK&quot;;&quot;&quot;)">
            <text:p/>
          </table:table-cell>
          <table:table-cell table:style-name="ce2"/>
          <table:table-cell table:style-name="ce2" table:formula="of:=[.C43]-[.D43]" office:value-type="float" office:value="190">
            <text:p>190</text:p>
          </table:table-cell>
          <table:table-cell table:style-name="ce2" table:formula="of:=[.D43]-[.C43]" office:value-type="float" office:value="-190">
            <text:p>-190</text:p>
          </table:table-cell>
          <table:table-cell table:style-name="ce4" table:formula="of:=[.F43]-[.J43]" office:value-type="float" office:value="9.18">
            <text:p>9.18</text:p>
          </table:table-cell>
          <table:table-cell table:style-name="ce4" table:formula="of:=[.F43]-[.H43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table:number-columns-repeated="7" office:value-type="string">
            <text:p><text:s/></text:p>
          </table:table-cell>
          <table:table-cell table:number-columns-repeated="2"/>
          <table:table-cell table:style-name="ce2"/>
          <table:table-cell table:style-name="ce2"/>
          <table:table-cell table:style-name="ce2" table:formula="of:=IF([.M44]=[.$M$2];&quot;OK&quot;;&quot;&quot;)" office:value-type="string" office:string-value="OK">
            <text:p>OK</text:p>
          </table:table-cell>
          <table:table-cell table:style-name="ce2" table:formula="of:=IF([.K44]=[.$K$2];&quot;OK&quot;;&quot;&quot;)" office:value-type="string" office:string-value="OK">
            <text:p>OK</text:p>
          </table:table-cell>
          <table:table-cell table:style-name="ce2"/>
          <table:table-cell table:style-name="ce2" table:formula="of:=[.C44]-[.D44]" office:value-type="float" office:value="0">
            <text:p>0</text:p>
          </table:table-cell>
          <table:table-cell table:style-name="ce2" table:formula="of:=[.D44]-[.C44]" office:value-type="float" office:value="0">
            <text:p>0</text:p>
          </table:table-cell>
          <table:table-cell table:style-name="ce4" table:formula="of:=[.F44]-[.J44]" office:value-type="float" office:value="0">
            <text:p>0</text:p>
          </table:table-cell>
          <table:table-cell table:style-name="ce4" table:formula="of:=[.F44]-[.H44]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0780">
            <text:p>10780</text:p>
          </table:table-cell>
          <table:table-cell office:value-type="float" office:value="0">
            <text:p>0</text:p>
          </table:table-cell>
          <table:table-cell office:value-type="float" office:value="11.61">
            <text:p>11.61</text:p>
          </table:table-cell>
          <table:table-cell office:value-type="float" office:value="11.41">
            <text:p>11.41</text:p>
          </table:table-cell>
          <table:table-cell office:value-type="float" office:value="0">
            <text:p>0</text:p>
          </table:table-cell>
          <table:table-cell office:value-type="float" office:value="11.77">
            <text:p>11.77</text:p>
          </table:table-cell>
          <table:table-cell office:value-type="float" office:value="11.75">
            <text:p>11.75</text:p>
          </table:table-cell>
          <table:table-cell office:value-type="float" office:value="11.86">
            <text:p>11.86</text:p>
          </table:table-cell>
          <table:table-cell office:value-type="float" office:value="0.00001367">
            <text:p>0.00001367</text:p>
          </table:table-cell>
          <table:table-cell table:style-name="ce2" office:value-type="float" office:value="0.0908207">
            <text:p>0.0908207</text:p>
          </table:table-cell>
          <table:table-cell table:style-name="ce2" office:value-type="float" office:value="-0.00111329">
            <text:p>-0.00111329</text:p>
          </table:table-cell>
          <table:table-cell table:style-name="ce2" table:formula="of:=IF([.M45]=[.$M$2];&quot;OK&quot;;&quot;&quot;)">
            <text:p/>
          </table:table-cell>
          <table:table-cell table:style-name="ce2" table:formula="of:=IF([.K45]=[.$K$2];&quot;OK&quot;;&quot;&quot;)">
            <text:p/>
          </table:table-cell>
          <table:table-cell table:style-name="ce2"/>
          <table:table-cell table:style-name="ce2" table:formula="of:=[.C45]-[.D45]" office:value-type="float" office:value="10780">
            <text:p>10780</text:p>
          </table:table-cell>
          <table:table-cell table:style-name="ce2" table:formula="of:=[.D45]-[.C45]" office:value-type="float" office:value="-10780">
            <text:p>-10780</text:p>
          </table:table-cell>
          <table:table-cell table:style-name="ce4" table:formula="of:=[.F45]-[.J45]" office:value-type="float" office:value="-0.449999999999999">
            <text:p>-0.45</text:p>
          </table:table-cell>
          <table:table-cell table:style-name="ce4" table:formula="of:=[.F45]-[.H45]" office:value-type="float" office:value="-0.359999999999999">
            <text:p>-0.36</text:p>
          </table:table-cell>
        </table:table-row>
        <table:table-row table:style-name="ro1">
          <table:table-cell table:number-columns-repeated="2"/>
          <table:table-cell office:value-type="float" office:value="10780">
            <text:p>10780</text:p>
          </table:table-cell>
          <table:table-cell office:value-type="float" office:value="594.44">
            <text:p>594.44</text:p>
          </table:table-cell>
          <table:table-cell office:value-type="float" office:value="11.62">
            <text:p>11.62</text:p>
          </table:table-cell>
          <table:table-cell office:value-type="float" office:value="11.4">
            <text:p>11.4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11.75">
            <text:p>11.75</text:p>
          </table:table-cell>
          <table:table-cell office:value-type="float" office:value="11.85">
            <text:p>11.85</text:p>
          </table:table-cell>
          <table:table-cell office:value-type="float" office:value="0.00001465">
            <text:p>0.00001465</text:p>
          </table:table-cell>
          <table:table-cell table:style-name="ce2" office:value-type="float" office:value="0.0908207">
            <text:p>0.0908207</text:p>
          </table:table-cell>
          <table:table-cell table:style-name="ce2" office:value-type="float" office:value="-0.00105469">
            <text:p>-0.00105469</text:p>
          </table:table-cell>
          <table:table-cell table:style-name="ce2" table:formula="of:=IF([.M46]=[.$M$2];&quot;OK&quot;;&quot;&quot;)">
            <text:p/>
          </table:table-cell>
          <table:table-cell table:style-name="ce2" table:formula="of:=IF([.K46]=[.$K$2];&quot;OK&quot;;&quot;&quot;)">
            <text:p/>
          </table:table-cell>
          <table:table-cell table:style-name="ce2"/>
          <table:table-cell table:style-name="ce2" table:formula="of:=[.C46]-[.D46]" office:value-type="float" office:value="10185.56">
            <text:p>10185.56</text:p>
          </table:table-cell>
          <table:table-cell table:style-name="ce2" table:formula="of:=[.D46]-[.C46]" office:value-type="float" office:value="-10185.56">
            <text:p>-10185.56</text:p>
          </table:table-cell>
          <table:table-cell table:style-name="ce4" table:formula="of:=[.F46]-[.J46]" office:value-type="float" office:value="-0.449999999999999">
            <text:p>-0.45</text:p>
          </table:table-cell>
          <table:table-cell table:style-name="ce4" table:formula="of:=[.F46]-[.H46]" office:value-type="float" office:value="-0.359999999999999">
            <text:p>-0.36</text:p>
          </table:table-cell>
        </table:table-row>
        <table:table-row table:style-name="ro1">
          <table:table-cell table:number-columns-repeated="2"/>
          <table:table-cell office:value-type="float" office:value="10780">
            <text:p>10780</text:p>
          </table:table-cell>
          <table:table-cell office:value-type="float" office:value="1188.89">
            <text:p>1188.89</text:p>
          </table:table-cell>
          <table:table-cell office:value-type="float" office:value="11.62">
            <text:p>11.62</text:p>
          </table:table-cell>
          <table:table-cell office:value-type="float" office:value="11.34">
            <text:p>11.34</text:p>
          </table:table-cell>
          <table:table-cell office:value-type="float" office:value="0">
            <text:p>0</text:p>
          </table:table-cell>
          <table:table-cell office:value-type="float" office:value="11.77">
            <text:p>11.77</text:p>
          </table:table-cell>
          <table:table-cell office:value-type="float" office:value="11.05">
            <text:p>11.05</text:p>
          </table:table-cell>
          <table:table-cell office:value-type="float" office:value="11.78">
            <text:p>11.78</text:p>
          </table:table-cell>
          <table:table-cell office:value-type="float" office:value="0.00001836">
            <text:p>0.00001836</text:p>
          </table:table-cell>
          <table:table-cell table:style-name="ce2" office:value-type="float" office:value="0.0175782">
            <text:p>0.0175782</text:p>
          </table:table-cell>
          <table:table-cell table:style-name="ce2" office:value-type="float" office:value="-0.00735355">
            <text:p>-0.00735355</text:p>
          </table:table-cell>
          <table:table-cell table:style-name="ce2" table:formula="of:=IF([.M47]=[.$M$2];&quot;OK&quot;;&quot;&quot;)">
            <text:p/>
          </table:table-cell>
          <table:table-cell table:style-name="ce2" table:formula="of:=IF([.K47]=[.$K$2];&quot;OK&quot;;&quot;&quot;)">
            <text:p/>
          </table:table-cell>
          <table:table-cell table:style-name="ce2"/>
          <table:table-cell table:style-name="ce2" table:formula="of:=[.C47]-[.D47]" office:value-type="float" office:value="9591.11">
            <text:p>9591.11</text:p>
          </table:table-cell>
          <table:table-cell table:style-name="ce2" table:formula="of:=[.D47]-[.C47]" office:value-type="float" office:value="-9591.11">
            <text:p>-9591.11</text:p>
          </table:table-cell>
          <table:table-cell table:style-name="ce4" table:formula="of:=[.F47]-[.J47]" office:value-type="float" office:value="-0.44">
            <text:p>-0.44</text:p>
          </table:table-cell>
          <table:table-cell table:style-name="ce4" table:formula="of:=[.F47]-[.H47]" office:value-type="float" office:value="-0.43">
            <text:p>-0.43</text:p>
          </table:table-cell>
        </table:table-row>
        <table:table-row table:style-name="ro1">
          <table:table-cell table:number-columns-repeated="2"/>
          <table:table-cell office:value-type="float" office:value="10780">
            <text:p>10780</text:p>
          </table:table-cell>
          <table:table-cell office:value-type="float" office:value="1783.33">
            <text:p>1783.33</text:p>
          </table:table-cell>
          <table:table-cell office:value-type="float" office:value="11.62">
            <text:p>11.62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9.11">
            <text:p>9.11</text:p>
          </table:table-cell>
          <table:table-cell office:value-type="float" office:value="10.95">
            <text:p>10.95</text:p>
          </table:table-cell>
          <table:table-cell office:value-type="float" office:value="0.00002051">
            <text:p>0.00002051</text:p>
          </table:table-cell>
          <table:table-cell table:style-name="ce2" office:value-type="float" office:value="-0.8173863">
            <text:p>-0.8173863</text:p>
          </table:table-cell>
          <table:table-cell table:style-name="ce2" office:value-type="float" office:value="-0.01831062">
            <text:p>-0.01831062</text:p>
          </table:table-cell>
          <table:table-cell table:style-name="ce2" table:formula="of:=IF([.M48]=[.$M$2];&quot;OK&quot;;&quot;&quot;)">
            <text:p/>
          </table:table-cell>
          <table:table-cell table:style-name="ce2" table:formula="of:=IF([.K48]=[.$K$2];&quot;OK&quot;;&quot;&quot;)">
            <text:p/>
          </table:table-cell>
          <table:table-cell table:style-name="ce2"/>
          <table:table-cell table:style-name="ce2" table:formula="of:=[.C48]-[.D48]" office:value-type="float" office:value="8996.67">
            <text:p>8996.67</text:p>
          </table:table-cell>
          <table:table-cell table:style-name="ce2" table:formula="of:=[.D48]-[.C48]" office:value-type="float" office:value="-8996.67">
            <text:p>-8996.67</text:p>
          </table:table-cell>
          <table:table-cell table:style-name="ce4" table:formula="of:=[.F48]-[.J48]" office:value-type="float" office:value="0.360000000000001">
            <text:p>0.36</text:p>
          </table:table-cell>
          <table:table-cell table:style-name="ce4" table:formula="of:=[.F48]-[.H48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780">
            <text:p>10780</text:p>
          </table:table-cell>
          <table:table-cell office:value-type="float" office:value="2377.78">
            <text:p>2377.78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15">
            <text:p>0.15</text:p>
          </table:table-cell>
          <table:table-cell office:value-type="float" office:value="2.23">
            <text:p>2.23</text:p>
          </table:table-cell>
          <table:table-cell office:value-type="float" office:value="0.00002051">
            <text:p>0.00002051</text:p>
          </table:table-cell>
          <table:table-cell table:style-name="ce2" office:value-type="float" office:value="-9.5332438">
            <text:p>-9.5332438</text:p>
          </table:table-cell>
          <table:table-cell table:style-name="ce2" office:value-type="float" office:value="-0.02083017">
            <text:p>-0.02083017</text:p>
          </table:table-cell>
          <table:table-cell table:style-name="ce2" table:formula="of:=IF([.M49]=[.$M$2];&quot;OK&quot;;&quot;&quot;)">
            <text:p/>
          </table:table-cell>
          <table:table-cell table:style-name="ce2" table:formula="of:=IF([.K49]=[.$K$2];&quot;OK&quot;;&quot;&quot;)">
            <text:p/>
          </table:table-cell>
          <table:table-cell table:style-name="ce2"/>
          <table:table-cell table:style-name="ce2" table:formula="of:=[.C49]-[.D49]" office:value-type="float" office:value="8402.22">
            <text:p>8402.22</text:p>
          </table:table-cell>
          <table:table-cell table:style-name="ce2" table:formula="of:=[.D49]-[.C49]" office:value-type="float" office:value="-8402.22">
            <text:p>-8402.22</text:p>
          </table:table-cell>
          <table:table-cell table:style-name="ce4" table:formula="of:=[.F49]-[.J49]" office:value-type="float" office:value="9.08">
            <text:p>9.08</text:p>
          </table:table-cell>
          <table:table-cell table:style-name="ce4" table:formula="of:=[.F49]-[.H49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780">
            <text:p>10780</text:p>
          </table:table-cell>
          <table:table-cell office:value-type="float" office:value="2972.22">
            <text:p>2972.22</text:p>
          </table:table-cell>
          <table:table-cell office:value-type="float" office:value="11.62">
            <text:p>11.62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8">
            <text:p>0.08</text:p>
          </table:table-cell>
          <table:table-cell office:value-type="float" office:value="2.19">
            <text:p>2.19</text:p>
          </table:table-cell>
          <table:table-cell office:value-type="float" office:value="0.00002051">
            <text:p>0.00002051</text:p>
          </table:table-cell>
          <table:table-cell table:style-name="ce2" office:value-type="float" office:value="-9.5713299">
            <text:p>-9.5713299</text:p>
          </table:table-cell>
          <table:table-cell table:style-name="ce2" office:value-type="float" office:value="-0.02106454">
            <text:p>-0.02106454</text:p>
          </table:table-cell>
          <table:table-cell table:style-name="ce2" table:formula="of:=IF([.M50]=[.$M$2];&quot;OK&quot;;&quot;&quot;)">
            <text:p/>
          </table:table-cell>
          <table:table-cell table:style-name="ce2" table:formula="of:=IF([.K50]=[.$K$2];&quot;OK&quot;;&quot;&quot;)">
            <text:p/>
          </table:table-cell>
          <table:table-cell table:style-name="ce2"/>
          <table:table-cell table:style-name="ce2" table:formula="of:=[.C50]-[.D50]" office:value-type="float" office:value="7807.78">
            <text:p>7807.78</text:p>
          </table:table-cell>
          <table:table-cell table:style-name="ce2" table:formula="of:=[.D50]-[.C50]" office:value-type="float" office:value="-7807.78">
            <text:p>-7807.78</text:p>
          </table:table-cell>
          <table:table-cell table:style-name="ce4" table:formula="of:=[.F50]-[.J50]" office:value-type="float" office:value="9.12">
            <text:p>9.12</text:p>
          </table:table-cell>
          <table:table-cell table:style-name="ce4" table:formula="of:=[.F50]-[.H50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780">
            <text:p>10780</text:p>
          </table:table-cell>
          <table:table-cell office:value-type="float" office:value="3566.67">
            <text:p>3566.67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6">
            <text:p>0.06</text:p>
          </table:table-cell>
          <table:table-cell office:value-type="float" office:value="2.18">
            <text:p>2.18</text:p>
          </table:table-cell>
          <table:table-cell office:value-type="float" office:value="0.00001992">
            <text:p>0.00001992</text:p>
          </table:table-cell>
          <table:table-cell table:style-name="ce2" office:value-type="float" office:value="-9.580119">
            <text:p>-9.580119</text:p>
          </table:table-cell>
          <table:table-cell table:style-name="ce2" office:value-type="float" office:value="-0.02121103">
            <text:p>-0.02121103</text:p>
          </table:table-cell>
          <table:table-cell table:style-name="ce2" table:formula="of:=IF([.M51]=[.$M$2];&quot;OK&quot;;&quot;&quot;)">
            <text:p/>
          </table:table-cell>
          <table:table-cell table:style-name="ce2" table:formula="of:=IF([.K51]=[.$K$2];&quot;OK&quot;;&quot;&quot;)">
            <text:p/>
          </table:table-cell>
          <table:table-cell table:style-name="ce2"/>
          <table:table-cell table:style-name="ce2" table:formula="of:=[.C51]-[.D51]" office:value-type="float" office:value="7213.33">
            <text:p>7213.33</text:p>
          </table:table-cell>
          <table:table-cell table:style-name="ce2" table:formula="of:=[.D51]-[.C51]" office:value-type="float" office:value="-7213.33">
            <text:p>-7213.33</text:p>
          </table:table-cell>
          <table:table-cell table:style-name="ce4" table:formula="of:=[.F51]-[.J51]" office:value-type="float" office:value="9.13">
            <text:p>9.13</text:p>
          </table:table-cell>
          <table:table-cell table:style-name="ce4" table:formula="of:=[.F51]-[.H51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780">
            <text:p>10780</text:p>
          </table:table-cell>
          <table:table-cell office:value-type="float" office:value="4161.11">
            <text:p>4161.11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5">
            <text:p>0.05</text:p>
          </table:table-cell>
          <table:table-cell office:value-type="float" office:value="2.17">
            <text:p>2.17</text:p>
          </table:table-cell>
          <table:table-cell office:value-type="float" office:value="0.00001992">
            <text:p>0.00001992</text:p>
          </table:table-cell>
          <table:table-cell table:style-name="ce2" office:value-type="float" office:value="-9.5918378">
            <text:p>-9.5918378</text:p>
          </table:table-cell>
          <table:table-cell table:style-name="ce2" office:value-type="float" office:value="-0.02121103">
            <text:p>-0.02121103</text:p>
          </table:table-cell>
          <table:table-cell table:style-name="ce2" table:formula="of:=IF([.M52]=[.$M$2];&quot;OK&quot;;&quot;&quot;)">
            <text:p/>
          </table:table-cell>
          <table:table-cell table:style-name="ce2" table:formula="of:=IF([.K52]=[.$K$2];&quot;OK&quot;;&quot;&quot;)">
            <text:p/>
          </table:table-cell>
          <table:table-cell table:style-name="ce2"/>
          <table:table-cell table:style-name="ce2" table:formula="of:=[.C52]-[.D52]" office:value-type="float" office:value="6618.89">
            <text:p>6618.89</text:p>
          </table:table-cell>
          <table:table-cell table:style-name="ce2" table:formula="of:=[.D52]-[.C52]" office:value-type="float" office:value="-6618.89">
            <text:p>-6618.89</text:p>
          </table:table-cell>
          <table:table-cell table:style-name="ce4" table:formula="of:=[.F52]-[.J52]" office:value-type="float" office:value="9.14">
            <text:p>9.14</text:p>
          </table:table-cell>
          <table:table-cell table:style-name="ce4" table:formula="of:=[.F52]-[.H52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780">
            <text:p>10780</text:p>
          </table:table-cell>
          <table:table-cell office:value-type="float" office:value="4755.56">
            <text:p>4755.56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7">
            <text:p>11.77</text:p>
          </table:table-cell>
          <table:table-cell office:value-type="float" office:value="0.04">
            <text:p>0.04</text:p>
          </table:table-cell>
          <table:table-cell office:value-type="float" office:value="2.16">
            <text:p>2.16</text:p>
          </table:table-cell>
          <table:table-cell office:value-type="float" office:value="0.00002012">
            <text:p>0.00002012</text:p>
          </table:table-cell>
          <table:table-cell table:style-name="ce2" office:value-type="float" office:value="-9.6035566">
            <text:p>-9.6035566</text:p>
          </table:table-cell>
          <table:table-cell table:style-name="ce2" office:value-type="float" office:value="-0.02124032">
            <text:p>-0.02124032</text:p>
          </table:table-cell>
          <table:table-cell table:style-name="ce2" table:formula="of:=IF([.M53]=[.$M$2];&quot;OK&quot;;&quot;&quot;)">
            <text:p/>
          </table:table-cell>
          <table:table-cell table:style-name="ce2" table:formula="of:=IF([.K53]=[.$K$2];&quot;OK&quot;;&quot;&quot;)">
            <text:p/>
          </table:table-cell>
          <table:table-cell table:style-name="ce2"/>
          <table:table-cell table:style-name="ce2" table:formula="of:=[.C53]-[.D53]" office:value-type="float" office:value="6024.44">
            <text:p>6024.44</text:p>
          </table:table-cell>
          <table:table-cell table:style-name="ce2" table:formula="of:=[.D53]-[.C53]" office:value-type="float" office:value="-6024.44">
            <text:p>-6024.44</text:p>
          </table:table-cell>
          <table:table-cell table:style-name="ce4" table:formula="of:=[.F53]-[.J53]" office:value-type="float" office:value="9.15">
            <text:p>9.15</text:p>
          </table:table-cell>
          <table:table-cell table:style-name="ce4" table:formula="of:=[.F53]-[.H53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10780">
            <text:p>10780</text:p>
          </table:table-cell>
          <table:table-cell office:value-type="float" office:value="5350">
            <text:p>5350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3">
            <text:p>0.03</text:p>
          </table:table-cell>
          <table:table-cell office:value-type="float" office:value="2.16">
            <text:p>2.16</text:p>
          </table:table-cell>
          <table:table-cell office:value-type="float" office:value="0.00001992">
            <text:p>0.00001992</text:p>
          </table:table-cell>
          <table:table-cell table:style-name="ce2" office:value-type="float" office:value="-9.6006269">
            <text:p>-9.6006269</text:p>
          </table:table-cell>
          <table:table-cell table:style-name="ce2" office:value-type="float" office:value="-0.02132822">
            <text:p>-0.02132822</text:p>
          </table:table-cell>
          <table:table-cell table:style-name="ce2" table:formula="of:=IF([.M54]=[.$M$2];&quot;OK&quot;;&quot;&quot;)">
            <text:p/>
          </table:table-cell>
          <table:table-cell table:style-name="ce2" table:formula="of:=IF([.K54]=[.$K$2];&quot;OK&quot;;&quot;&quot;)">
            <text:p/>
          </table:table-cell>
          <table:table-cell table:style-name="ce2"/>
          <table:table-cell table:style-name="ce2" table:formula="of:=[.C54]-[.D54]" office:value-type="float" office:value="5430">
            <text:p>5430</text:p>
          </table:table-cell>
          <table:table-cell table:style-name="ce2" table:formula="of:=[.D54]-[.C54]" office:value-type="float" office:value="-5430">
            <text:p>-5430</text:p>
          </table:table-cell>
          <table:table-cell table:style-name="ce4" table:formula="of:=[.F54]-[.J54]" office:value-type="float" office:value="9.15">
            <text:p>9.15</text:p>
          </table:table-cell>
          <table:table-cell table:style-name="ce4" table:formula="of:=[.F54]-[.H54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780">
            <text:p>10780</text:p>
          </table:table-cell>
          <table:table-cell office:value-type="float" office:value="5944.44">
            <text:p>5944.44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2">
            <text:p>0.02</text:p>
          </table:table-cell>
          <table:table-cell office:value-type="float" office:value="2.15">
            <text:p>2.15</text:p>
          </table:table-cell>
          <table:table-cell office:value-type="float" office:value="0.00002012">
            <text:p>0.00002012</text:p>
          </table:table-cell>
          <table:table-cell table:style-name="ce2" office:value-type="float" office:value="-9.609416">
            <text:p>-9.609416</text:p>
          </table:table-cell>
          <table:table-cell table:style-name="ce2" office:value-type="float" office:value="-0.02129892">
            <text:p>-0.02129892</text:p>
          </table:table-cell>
          <table:table-cell table:style-name="ce2" table:formula="of:=IF([.M55]=[.$M$2];&quot;OK&quot;;&quot;&quot;)">
            <text:p/>
          </table:table-cell>
          <table:table-cell table:style-name="ce2" table:formula="of:=IF([.K55]=[.$K$2];&quot;OK&quot;;&quot;&quot;)">
            <text:p/>
          </table:table-cell>
          <table:table-cell table:style-name="ce2"/>
          <table:table-cell table:style-name="ce2" table:formula="of:=[.C55]-[.D55]" office:value-type="float" office:value="4835.56">
            <text:p>4835.56</text:p>
          </table:table-cell>
          <table:table-cell table:style-name="ce2" table:formula="of:=[.D55]-[.C55]" office:value-type="float" office:value="-4835.56">
            <text:p>-4835.56</text:p>
          </table:table-cell>
          <table:table-cell table:style-name="ce4" table:formula="of:=[.F55]-[.J55]" office:value-type="float" office:value="9.16">
            <text:p>9.16</text:p>
          </table:table-cell>
          <table:table-cell table:style-name="ce4" table:formula="of:=[.F55]-[.H55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780">
            <text:p>10780</text:p>
          </table:table-cell>
          <table:table-cell office:value-type="float" office:value="6538.89">
            <text:p>6538.89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15">
            <text:p>2.15</text:p>
          </table:table-cell>
          <table:table-cell office:value-type="float" office:value="0.00001992">
            <text:p>0.00001992</text:p>
          </table:table-cell>
          <table:table-cell table:style-name="ce2" office:value-type="float" office:value="-9.6123457">
            <text:p>-9.6123457</text:p>
          </table:table-cell>
          <table:table-cell table:style-name="ce2" office:value-type="float" office:value="-0.02135751">
            <text:p>-0.02135751</text:p>
          </table:table-cell>
          <table:table-cell table:style-name="ce2" table:formula="of:=IF([.M56]=[.$M$2];&quot;OK&quot;;&quot;&quot;)">
            <text:p/>
          </table:table-cell>
          <table:table-cell table:style-name="ce2" table:formula="of:=IF([.K56]=[.$K$2];&quot;OK&quot;;&quot;&quot;)">
            <text:p/>
          </table:table-cell>
          <table:table-cell table:style-name="ce2"/>
          <table:table-cell table:style-name="ce2" table:formula="of:=[.C56]-[.D56]" office:value-type="float" office:value="4241.11">
            <text:p>4241.11</text:p>
          </table:table-cell>
          <table:table-cell table:style-name="ce2" table:formula="of:=[.D56]-[.C56]" office:value-type="float" office:value="-4241.11">
            <text:p>-4241.11</text:p>
          </table:table-cell>
          <table:table-cell table:style-name="ce4" table:formula="of:=[.F56]-[.J56]" office:value-type="float" office:value="9.16">
            <text:p>9.16</text:p>
          </table:table-cell>
          <table:table-cell table:style-name="ce4" table:formula="of:=[.F56]-[.H56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780">
            <text:p>10780</text:p>
          </table:table-cell>
          <table:table-cell office:value-type="float" office:value="7133.33">
            <text:p>7133.33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14">
            <text:p>2.14</text:p>
          </table:table-cell>
          <table:table-cell office:value-type="float" office:value="0.00001992">
            <text:p>0.00001992</text:p>
          </table:table-cell>
          <table:table-cell table:style-name="ce2" office:value-type="float" office:value="-9.6152754">
            <text:p>-9.6152754</text:p>
          </table:table-cell>
          <table:table-cell table:style-name="ce2" office:value-type="float" office:value="-0.02132822">
            <text:p>-0.02132822</text:p>
          </table:table-cell>
          <table:table-cell table:style-name="ce2" table:formula="of:=IF([.M57]=[.$M$2];&quot;OK&quot;;&quot;&quot;)">
            <text:p/>
          </table:table-cell>
          <table:table-cell table:style-name="ce2" table:formula="of:=IF([.K57]=[.$K$2];&quot;OK&quot;;&quot;&quot;)">
            <text:p/>
          </table:table-cell>
          <table:table-cell table:style-name="ce2"/>
          <table:table-cell table:style-name="ce2" table:formula="of:=[.C57]-[.D57]" office:value-type="float" office:value="3646.67">
            <text:p>3646.67</text:p>
          </table:table-cell>
          <table:table-cell table:style-name="ce2" table:formula="of:=[.D57]-[.C57]" office:value-type="float" office:value="-3646.67">
            <text:p>-3646.67</text:p>
          </table:table-cell>
          <table:table-cell table:style-name="ce4" table:formula="of:=[.F57]-[.J57]" office:value-type="float" office:value="9.17">
            <text:p>9.17</text:p>
          </table:table-cell>
          <table:table-cell table:style-name="ce4" table:formula="of:=[.F57]-[.H57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780">
            <text:p>10780</text:p>
          </table:table-cell>
          <table:table-cell office:value-type="float" office:value="7727.78">
            <text:p>7727.78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14">
            <text:p>2.14</text:p>
          </table:table-cell>
          <table:table-cell office:value-type="float" office:value="0.00001992">
            <text:p>0.00001992</text:p>
          </table:table-cell>
          <table:table-cell table:style-name="ce2" office:value-type="float" office:value="-9.6182051">
            <text:p>-9.6182051</text:p>
          </table:table-cell>
          <table:table-cell table:style-name="ce2" office:value-type="float" office:value="-0.02132822">
            <text:p>-0.02132822</text:p>
          </table:table-cell>
          <table:table-cell table:style-name="ce2" table:formula="of:=IF([.M58]=[.$M$2];&quot;OK&quot;;&quot;&quot;)">
            <text:p/>
          </table:table-cell>
          <table:table-cell table:style-name="ce2" table:formula="of:=IF([.K58]=[.$K$2];&quot;OK&quot;;&quot;&quot;)">
            <text:p/>
          </table:table-cell>
          <table:table-cell table:style-name="ce2"/>
          <table:table-cell table:style-name="ce2" table:formula="of:=[.C58]-[.D58]" office:value-type="float" office:value="3052.22">
            <text:p>3052.22</text:p>
          </table:table-cell>
          <table:table-cell table:style-name="ce2" table:formula="of:=[.D58]-[.C58]" office:value-type="float" office:value="-3052.22">
            <text:p>-3052.22</text:p>
          </table:table-cell>
          <table:table-cell table:style-name="ce4" table:formula="of:=[.F58]-[.J58]" office:value-type="float" office:value="9.17">
            <text:p>9.17</text:p>
          </table:table-cell>
          <table:table-cell table:style-name="ce4" table:formula="of:=[.F58]-[.H58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780">
            <text:p>10780</text:p>
          </table:table-cell>
          <table:table-cell office:value-type="float" office:value="8322.22">
            <text:p>8322.22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14">
            <text:p>2.14</text:p>
          </table:table-cell>
          <table:table-cell office:value-type="float" office:value="0.00002012">
            <text:p>0.00002012</text:p>
          </table:table-cell>
          <table:table-cell table:style-name="ce2" office:value-type="float" office:value="-9.6182051">
            <text:p>-9.6182051</text:p>
          </table:table-cell>
          <table:table-cell table:style-name="ce2" office:value-type="float" office:value="-0.02138681">
            <text:p>-0.02138681</text:p>
          </table:table-cell>
          <table:table-cell table:style-name="ce2" table:formula="of:=IF([.M59]=[.$M$2];&quot;OK&quot;;&quot;&quot;)">
            <text:p/>
          </table:table-cell>
          <table:table-cell table:style-name="ce2" table:formula="of:=IF([.K59]=[.$K$2];&quot;OK&quot;;&quot;&quot;)">
            <text:p/>
          </table:table-cell>
          <table:table-cell table:style-name="ce2"/>
          <table:table-cell table:style-name="ce2" table:formula="of:=[.C59]-[.D59]" office:value-type="float" office:value="2457.78">
            <text:p>2457.78</text:p>
          </table:table-cell>
          <table:table-cell table:style-name="ce2" table:formula="of:=[.D59]-[.C59]" office:value-type="float" office:value="-2457.78">
            <text:p>-2457.78</text:p>
          </table:table-cell>
          <table:table-cell table:style-name="ce4" table:formula="of:=[.F59]-[.J59]" office:value-type="float" office:value="9.17">
            <text:p>9.17</text:p>
          </table:table-cell>
          <table:table-cell table:style-name="ce4" table:formula="of:=[.F59]-[.H59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780">
            <text:p>10780</text:p>
          </table:table-cell>
          <table:table-cell office:value-type="float" office:value="8916.67">
            <text:p>8916.67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14">
            <text:p>2.14</text:p>
          </table:table-cell>
          <table:table-cell office:value-type="float" office:value="0.00001992">
            <text:p>0.00001992</text:p>
          </table:table-cell>
          <table:table-cell table:style-name="ce2" office:value-type="float" office:value="-9.6240645">
            <text:p>-9.6240645</text:p>
          </table:table-cell>
          <table:table-cell table:style-name="ce2" office:value-type="float" office:value="-0.02132822">
            <text:p>-0.02132822</text:p>
          </table:table-cell>
          <table:table-cell table:style-name="ce2" table:formula="of:=IF([.M60]=[.$M$2];&quot;OK&quot;;&quot;&quot;)">
            <text:p/>
          </table:table-cell>
          <table:table-cell table:style-name="ce2" table:formula="of:=IF([.K60]=[.$K$2];&quot;OK&quot;;&quot;&quot;)">
            <text:p/>
          </table:table-cell>
          <table:table-cell table:style-name="ce2"/>
          <table:table-cell table:style-name="ce2" table:formula="of:=[.C60]-[.D60]" office:value-type="float" office:value="1863.33">
            <text:p>1863.33</text:p>
          </table:table-cell>
          <table:table-cell table:style-name="ce2" table:formula="of:=[.D60]-[.C60]" office:value-type="float" office:value="-1863.33">
            <text:p>-1863.33</text:p>
          </table:table-cell>
          <table:table-cell table:style-name="ce4" table:formula="of:=[.F60]-[.J60]" office:value-type="float" office:value="9.17">
            <text:p>9.17</text:p>
          </table:table-cell>
          <table:table-cell table:style-name="ce4" table:formula="of:=[.F60]-[.H60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780">
            <text:p>10780</text:p>
          </table:table-cell>
          <table:table-cell office:value-type="float" office:value="9511.11">
            <text:p>9511.11</text:p>
          </table:table-cell>
          <table:table-cell office:value-type="float" office:value="11.62">
            <text:p>11.62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12">
            <text:p>2.12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357833">
            <text:p>-9.6357833</text:p>
          </table:table-cell>
          <table:table-cell table:style-name="ce2" office:value-type="float" office:value="-0.02124032">
            <text:p>-0.02124032</text:p>
          </table:table-cell>
          <table:table-cell table:style-name="ce2" table:formula="of:=IF([.M61]=[.$M$2];&quot;OK&quot;;&quot;&quot;)">
            <text:p/>
          </table:table-cell>
          <table:table-cell table:style-name="ce2" table:formula="of:=IF([.K61]=[.$K$2];&quot;OK&quot;;&quot;&quot;)">
            <text:p/>
          </table:table-cell>
          <table:table-cell table:style-name="ce2"/>
          <table:table-cell table:style-name="ce2" table:formula="of:=[.C61]-[.D61]" office:value-type="float" office:value="1268.89">
            <text:p>1268.89</text:p>
          </table:table-cell>
          <table:table-cell table:style-name="ce2" table:formula="of:=[.D61]-[.C61]" office:value-type="float" office:value="-1268.89">
            <text:p>-1268.89</text:p>
          </table:table-cell>
          <table:table-cell table:style-name="ce4" table:formula="of:=[.F61]-[.J61]" office:value-type="float" office:value="9.19">
            <text:p>9.19</text:p>
          </table:table-cell>
          <table:table-cell table:style-name="ce4" table:formula="of:=[.F61]-[.H61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780">
            <text:p>10780</text:p>
          </table:table-cell>
          <table:table-cell office:value-type="float" office:value="10105.56">
            <text:p>10105.56</text:p>
          </table:table-cell>
          <table:table-cell office:value-type="float" office:value="11.62">
            <text:p>11.62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12">
            <text:p>2.12</text:p>
          </table:table-cell>
          <table:table-cell office:value-type="float" office:value="0.00002051">
            <text:p>0.00002051</text:p>
          </table:table-cell>
          <table:table-cell table:style-name="ce2" office:value-type="float" office:value="-9.638713">
            <text:p>-9.638713</text:p>
          </table:table-cell>
          <table:table-cell table:style-name="ce2" office:value-type="float" office:value="-0.02121103">
            <text:p>-0.02121103</text:p>
          </table:table-cell>
          <table:table-cell table:style-name="ce2" table:formula="of:=IF([.M62]=[.$M$2];&quot;OK&quot;;&quot;&quot;)">
            <text:p/>
          </table:table-cell>
          <table:table-cell table:style-name="ce2" table:formula="of:=IF([.K62]=[.$K$2];&quot;OK&quot;;&quot;&quot;)">
            <text:p/>
          </table:table-cell>
          <table:table-cell table:style-name="ce2"/>
          <table:table-cell table:style-name="ce2" table:formula="of:=[.C62]-[.D62]" office:value-type="float" office:value="674.440000000001">
            <text:p>674.44</text:p>
          </table:table-cell>
          <table:table-cell table:style-name="ce2" table:formula="of:=[.D62]-[.C62]" office:value-type="float" office:value="-674.440000000001">
            <text:p>-674.44</text:p>
          </table:table-cell>
          <table:table-cell table:style-name="ce4" table:formula="of:=[.F62]-[.J62]" office:value-type="float" office:value="9.19">
            <text:p>9.19</text:p>
          </table:table-cell>
          <table:table-cell table:style-name="ce4" table:formula="of:=[.F62]-[.H62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780">
            <text:p>10780</text:p>
          </table:table-cell>
          <table:table-cell office:value-type="float" office:value="10700">
            <text:p>10700</text:p>
          </table:table-cell>
          <table:table-cell office:value-type="float" office:value="11.62">
            <text:p>11.62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12">
            <text:p>2.12</text:p>
          </table:table-cell>
          <table:table-cell office:value-type="float" office:value="0.0000207">
            <text:p>0.0000207</text:p>
          </table:table-cell>
          <table:table-cell table:style-name="ce2" office:value-type="float" office:value="-9.6416427">
            <text:p>-9.6416427</text:p>
          </table:table-cell>
          <table:table-cell table:style-name="ce2" office:value-type="float" office:value="-0.02118173">
            <text:p>-0.02118173</text:p>
          </table:table-cell>
          <table:table-cell table:style-name="ce2" table:formula="of:=IF([.M63]=[.$M$2];&quot;OK&quot;;&quot;&quot;)">
            <text:p/>
          </table:table-cell>
          <table:table-cell table:style-name="ce2" table:formula="of:=IF([.K63]=[.$K$2];&quot;OK&quot;;&quot;&quot;)">
            <text:p/>
          </table:table-cell>
          <table:table-cell table:style-name="ce2"/>
          <table:table-cell table:style-name="ce2" table:formula="of:=[.C63]-[.D63]" office:value-type="float" office:value="80">
            <text:p>80</text:p>
          </table:table-cell>
          <table:table-cell table:style-name="ce2" table:formula="of:=[.D63]-[.C63]" office:value-type="float" office:value="-80">
            <text:p>-80</text:p>
          </table:table-cell>
          <table:table-cell table:style-name="ce4" table:formula="of:=[.F63]-[.J63]" office:value-type="float" office:value="9.19">
            <text:p>9.19</text:p>
          </table:table-cell>
          <table:table-cell table:style-name="ce4" table:formula="of:=[.F63]-[.H63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table:number-columns-repeated="7" office:value-type="string">
            <text:p><text:s/></text:p>
          </table:table-cell>
          <table:table-cell table:number-columns-repeated="2"/>
          <table:table-cell table:style-name="ce2"/>
          <table:table-cell table:style-name="ce2"/>
          <table:table-cell table:style-name="ce2" table:formula="of:=IF([.M64]=[.$M$2];&quot;OK&quot;;&quot;&quot;)" office:value-type="string" office:string-value="OK">
            <text:p>OK</text:p>
          </table:table-cell>
          <table:table-cell table:style-name="ce2" table:formula="of:=IF([.K64]=[.$K$2];&quot;OK&quot;;&quot;&quot;)" office:value-type="string" office:string-value="OK">
            <text:p>OK</text:p>
          </table:table-cell>
          <table:table-cell table:style-name="ce2"/>
          <table:table-cell table:style-name="ce2" table:formula="of:=[.C64]-[.D64]" office:value-type="float" office:value="0">
            <text:p>0</text:p>
          </table:table-cell>
          <table:table-cell table:style-name="ce2" table:formula="of:=[.D64]-[.C64]" office:value-type="float" office:value="0">
            <text:p>0</text:p>
          </table:table-cell>
          <table:table-cell table:style-name="ce4" table:formula="of:=[.F64]-[.J64]" office:value-type="float" office:value="0">
            <text:p>0</text:p>
          </table:table-cell>
          <table:table-cell table:style-name="ce4" table:formula="of:=[.F64]-[.H64]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0670">
            <text:p>10670</text:p>
          </table:table-cell>
          <table:table-cell office:value-type="float" office:value="0">
            <text:p>0</text:p>
          </table:table-cell>
          <table:table-cell office:value-type="float" office:value="11.62">
            <text:p>11.62</text:p>
          </table:table-cell>
          <table:table-cell office:value-type="float" office:value="11.41">
            <text:p>11.4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11.75">
            <text:p>11.75</text:p>
          </table:table-cell>
          <table:table-cell office:value-type="float" office:value="11.85">
            <text:p>11.85</text:p>
          </table:table-cell>
          <table:table-cell office:value-type="float" office:value="0.00001367">
            <text:p>0.00001367</text:p>
          </table:table-cell>
          <table:table-cell table:style-name="ce2" office:value-type="float" office:value="0.0908207">
            <text:p>0.0908207</text:p>
          </table:table-cell>
          <table:table-cell table:style-name="ce2" office:value-type="float" office:value="-0.00108399">
            <text:p>-0.00108399</text:p>
          </table:table-cell>
          <table:table-cell table:style-name="ce2" table:formula="of:=IF([.M65]=[.$M$2];&quot;OK&quot;;&quot;&quot;)">
            <text:p/>
          </table:table-cell>
          <table:table-cell table:style-name="ce2" table:formula="of:=IF([.K65]=[.$K$2];&quot;OK&quot;;&quot;&quot;)">
            <text:p/>
          </table:table-cell>
          <table:table-cell table:style-name="ce2"/>
          <table:table-cell table:style-name="ce2" table:formula="of:=[.C65]-[.D65]" office:value-type="float" office:value="10670">
            <text:p>10670</text:p>
          </table:table-cell>
          <table:table-cell table:style-name="ce2" table:formula="of:=[.D65]-[.C65]" office:value-type="float" office:value="-10670">
            <text:p>-10670</text:p>
          </table:table-cell>
          <table:table-cell table:style-name="ce4" table:formula="of:=[.F65]-[.J65]" office:value-type="float" office:value="-0.44">
            <text:p>-0.44</text:p>
          </table:table-cell>
          <table:table-cell table:style-name="ce4" table:formula="of:=[.F65]-[.H65]" office:value-type="float" office:value="-0.35">
            <text:p>-0.35</text:p>
          </table:table-cell>
        </table:table-row>
        <table:table-row table:style-name="ro1">
          <table:table-cell table:number-columns-repeated="2"/>
          <table:table-cell office:value-type="float" office:value="10670">
            <text:p>10670</text:p>
          </table:table-cell>
          <table:table-cell office:value-type="float" office:value="594.44">
            <text:p>594.44</text:p>
          </table:table-cell>
          <table:table-cell office:value-type="float" office:value="11.62">
            <text:p>11.62</text:p>
          </table:table-cell>
          <table:table-cell office:value-type="float" office:value="11.39">
            <text:p>11.39</text:p>
          </table:table-cell>
          <table:table-cell office:value-type="float" office:value="0">
            <text:p>0</text:p>
          </table:table-cell>
          <table:table-cell office:value-type="float" office:value="11.77">
            <text:p>11.77</text:p>
          </table:table-cell>
          <table:table-cell office:value-type="float" office:value="11.75">
            <text:p>11.75</text:p>
          </table:table-cell>
          <table:table-cell office:value-type="float" office:value="11.85">
            <text:p>11.85</text:p>
          </table:table-cell>
          <table:table-cell office:value-type="float" office:value="0.00001484">
            <text:p>0.00001484</text:p>
          </table:table-cell>
          <table:table-cell table:style-name="ce2" office:value-type="float" office:value="0.087891">
            <text:p>0.087891</text:p>
          </table:table-cell>
          <table:table-cell table:style-name="ce2" office:value-type="float" office:value="-0.00105469">
            <text:p>-0.00105469</text:p>
          </table:table-cell>
          <table:table-cell table:style-name="ce2" table:formula="of:=IF([.M66]=[.$M$2];&quot;OK&quot;;&quot;&quot;)">
            <text:p/>
          </table:table-cell>
          <table:table-cell table:style-name="ce2" table:formula="of:=IF([.K66]=[.$K$2];&quot;OK&quot;;&quot;&quot;)">
            <text:p/>
          </table:table-cell>
          <table:table-cell table:style-name="ce2"/>
          <table:table-cell table:style-name="ce2" table:formula="of:=[.C66]-[.D66]" office:value-type="float" office:value="10075.56">
            <text:p>10075.56</text:p>
          </table:table-cell>
          <table:table-cell table:style-name="ce2" table:formula="of:=[.D66]-[.C66]" office:value-type="float" office:value="-10075.56">
            <text:p>-10075.56</text:p>
          </table:table-cell>
          <table:table-cell table:style-name="ce4" table:formula="of:=[.F66]-[.J66]" office:value-type="float" office:value="-0.459999999999999">
            <text:p>-0.46</text:p>
          </table:table-cell>
          <table:table-cell table:style-name="ce4" table:formula="of:=[.F66]-[.H66]" office:value-type="float" office:value="-0.379999999999999">
            <text:p>-0.38</text:p>
          </table:table-cell>
        </table:table-row>
        <table:table-row table:style-name="ro1">
          <table:table-cell table:number-columns-repeated="2"/>
          <table:table-cell office:value-type="float" office:value="10670">
            <text:p>10670</text:p>
          </table:table-cell>
          <table:table-cell office:value-type="float" office:value="1188.89">
            <text:p>1188.89</text:p>
          </table:table-cell>
          <table:table-cell office:value-type="float" office:value="11.62">
            <text:p>11.62</text:p>
          </table:table-cell>
          <table:table-cell office:value-type="float" office:value="11.34">
            <text:p>11.34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11.05">
            <text:p>11.05</text:p>
          </table:table-cell>
          <table:table-cell office:value-type="float" office:value="11.78">
            <text:p>11.78</text:p>
          </table:table-cell>
          <table:table-cell office:value-type="float" office:value="0.00001875">
            <text:p>0.00001875</text:p>
          </table:table-cell>
          <table:table-cell table:style-name="ce2" office:value-type="float" office:value="0.0175782">
            <text:p>0.0175782</text:p>
          </table:table-cell>
          <table:table-cell table:style-name="ce2" office:value-type="float" office:value="-0.00729495">
            <text:p>-0.00729495</text:p>
          </table:table-cell>
          <table:table-cell table:style-name="ce2" table:formula="of:=IF([.M67]=[.$M$2];&quot;OK&quot;;&quot;&quot;)">
            <text:p/>
          </table:table-cell>
          <table:table-cell table:style-name="ce2" table:formula="of:=IF([.K67]=[.$K$2];&quot;OK&quot;;&quot;&quot;)">
            <text:p/>
          </table:table-cell>
          <table:table-cell table:style-name="ce2"/>
          <table:table-cell table:style-name="ce2" table:formula="of:=[.C67]-[.D67]" office:value-type="float" office:value="9481.11">
            <text:p>9481.11</text:p>
          </table:table-cell>
          <table:table-cell table:style-name="ce2" table:formula="of:=[.D67]-[.C67]" office:value-type="float" office:value="-9481.11">
            <text:p>-9481.11</text:p>
          </table:table-cell>
          <table:table-cell table:style-name="ce4" table:formula="of:=[.F67]-[.J67]" office:value-type="float" office:value="-0.44">
            <text:p>-0.44</text:p>
          </table:table-cell>
          <table:table-cell table:style-name="ce4" table:formula="of:=[.F67]-[.H67]" office:value-type="float" office:value="-0.42">
            <text:p>-0.42</text:p>
          </table:table-cell>
        </table:table-row>
        <table:table-row table:style-name="ro1">
          <table:table-cell table:number-columns-repeated="2"/>
          <table:table-cell office:value-type="float" office:value="10670">
            <text:p>10670</text:p>
          </table:table-cell>
          <table:table-cell office:value-type="float" office:value="1783.33">
            <text:p>1783.33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9">
            <text:p>9</text:p>
          </table:table-cell>
          <table:table-cell office:value-type="float" office:value="10.81">
            <text:p>10.81</text:p>
          </table:table-cell>
          <table:table-cell office:value-type="float" office:value="0.00002051">
            <text:p>0.00002051</text:p>
          </table:table-cell>
          <table:table-cell table:style-name="ce2" office:value-type="float" office:value="-0.9521525">
            <text:p>-0.9521525</text:p>
          </table:table-cell>
          <table:table-cell table:style-name="ce2" office:value-type="float" office:value="-0.01810555">
            <text:p>-0.01810555</text:p>
          </table:table-cell>
          <table:table-cell table:style-name="ce2" table:formula="of:=IF([.M68]=[.$M$2];&quot;OK&quot;;&quot;&quot;)">
            <text:p/>
          </table:table-cell>
          <table:table-cell table:style-name="ce2" table:formula="of:=IF([.K68]=[.$K$2];&quot;OK&quot;;&quot;&quot;)">
            <text:p/>
          </table:table-cell>
          <table:table-cell table:style-name="ce2"/>
          <table:table-cell table:style-name="ce2" table:formula="of:=[.C68]-[.D68]" office:value-type="float" office:value="8886.67">
            <text:p>8886.67</text:p>
          </table:table-cell>
          <table:table-cell table:style-name="ce2" table:formula="of:=[.D68]-[.C68]" office:value-type="float" office:value="-8886.67">
            <text:p>-8886.67</text:p>
          </table:table-cell>
          <table:table-cell table:style-name="ce4" table:formula="of:=[.F68]-[.J68]" office:value-type="float" office:value="0.5">
            <text:p>0.5</text:p>
          </table:table-cell>
          <table:table-cell table:style-name="ce4" table:formula="of:=[.F68]-[.H68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670">
            <text:p>10670</text:p>
          </table:table-cell>
          <table:table-cell office:value-type="float" office:value="2377.78">
            <text:p>2377.78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15">
            <text:p>0.15</text:p>
          </table:table-cell>
          <table:table-cell office:value-type="float" office:value="2.21">
            <text:p>2.21</text:p>
          </table:table-cell>
          <table:table-cell office:value-type="float" office:value="0.00002051">
            <text:p>0.00002051</text:p>
          </table:table-cell>
          <table:table-cell table:style-name="ce2" office:value-type="float" office:value="-9.5478923">
            <text:p>-9.5478923</text:p>
          </table:table-cell>
          <table:table-cell table:style-name="ce2" office:value-type="float" office:value="-0.02068368">
            <text:p>-0.02068368</text:p>
          </table:table-cell>
          <table:table-cell table:style-name="ce2" table:formula="of:=IF([.M69]=[.$M$2];&quot;OK&quot;;&quot;&quot;)">
            <text:p/>
          </table:table-cell>
          <table:table-cell table:style-name="ce2" table:formula="of:=IF([.K69]=[.$K$2];&quot;OK&quot;;&quot;&quot;)">
            <text:p/>
          </table:table-cell>
          <table:table-cell table:style-name="ce2"/>
          <table:table-cell table:style-name="ce2" table:formula="of:=[.C69]-[.D69]" office:value-type="float" office:value="8292.22">
            <text:p>8292.22</text:p>
          </table:table-cell>
          <table:table-cell table:style-name="ce2" table:formula="of:=[.D69]-[.C69]" office:value-type="float" office:value="-8292.22">
            <text:p>-8292.22</text:p>
          </table:table-cell>
          <table:table-cell table:style-name="ce4" table:formula="of:=[.F69]-[.J69]" office:value-type="float" office:value="9.1">
            <text:p>9.1</text:p>
          </table:table-cell>
          <table:table-cell table:style-name="ce4" table:formula="of:=[.F69]-[.H69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670">
            <text:p>10670</text:p>
          </table:table-cell>
          <table:table-cell office:value-type="float" office:value="2972.22">
            <text:p>2972.22</text:p>
          </table:table-cell>
          <table:table-cell office:value-type="float" office:value="11.62">
            <text:p>11.62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8">
            <text:p>0.08</text:p>
          </table:table-cell>
          <table:table-cell office:value-type="float" office:value="2.18">
            <text:p>2.18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5859784">
            <text:p>-9.5859784</text:p>
          </table:table-cell>
          <table:table-cell table:style-name="ce2" office:value-type="float" office:value="-0.02094735">
            <text:p>-0.02094735</text:p>
          </table:table-cell>
          <table:table-cell table:style-name="ce2" table:formula="of:=IF([.M70]=[.$M$2];&quot;OK&quot;;&quot;&quot;)">
            <text:p/>
          </table:table-cell>
          <table:table-cell table:style-name="ce2" table:formula="of:=IF([.K70]=[.$K$2];&quot;OK&quot;;&quot;&quot;)">
            <text:p/>
          </table:table-cell>
          <table:table-cell table:style-name="ce2"/>
          <table:table-cell table:style-name="ce2" table:formula="of:=[.C70]-[.D70]" office:value-type="float" office:value="7697.78">
            <text:p>7697.78</text:p>
          </table:table-cell>
          <table:table-cell table:style-name="ce2" table:formula="of:=[.D70]-[.C70]" office:value-type="float" office:value="-7697.78">
            <text:p>-7697.78</text:p>
          </table:table-cell>
          <table:table-cell table:style-name="ce4" table:formula="of:=[.F70]-[.J70]" office:value-type="float" office:value="9.13">
            <text:p>9.13</text:p>
          </table:table-cell>
          <table:table-cell table:style-name="ce4" table:formula="of:=[.F70]-[.H70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670">
            <text:p>10670</text:p>
          </table:table-cell>
          <table:table-cell office:value-type="float" office:value="3566.67">
            <text:p>3566.67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6">
            <text:p>0.06</text:p>
          </table:table-cell>
          <table:table-cell office:value-type="float" office:value="2.17">
            <text:p>2.17</text:p>
          </table:table-cell>
          <table:table-cell office:value-type="float" office:value="0.00002012">
            <text:p>0.00002012</text:p>
          </table:table-cell>
          <table:table-cell table:style-name="ce2" office:value-type="float" office:value="-9.5947675">
            <text:p>-9.5947675</text:p>
          </table:table-cell>
          <table:table-cell table:style-name="ce2" office:value-type="float" office:value="-0.02106454">
            <text:p>-0.02106454</text:p>
          </table:table-cell>
          <table:table-cell table:style-name="ce2" table:formula="of:=IF([.M71]=[.$M$2];&quot;OK&quot;;&quot;&quot;)">
            <text:p/>
          </table:table-cell>
          <table:table-cell table:style-name="ce2" table:formula="of:=IF([.K71]=[.$K$2];&quot;OK&quot;;&quot;&quot;)">
            <text:p/>
          </table:table-cell>
          <table:table-cell table:style-name="ce2"/>
          <table:table-cell table:style-name="ce2" table:formula="of:=[.C71]-[.D71]" office:value-type="float" office:value="7103.33">
            <text:p>7103.33</text:p>
          </table:table-cell>
          <table:table-cell table:style-name="ce2" table:formula="of:=[.D71]-[.C71]" office:value-type="float" office:value="-7103.33">
            <text:p>-7103.33</text:p>
          </table:table-cell>
          <table:table-cell table:style-name="ce4" table:formula="of:=[.F71]-[.J71]" office:value-type="float" office:value="9.14">
            <text:p>9.14</text:p>
          </table:table-cell>
          <table:table-cell table:style-name="ce4" table:formula="of:=[.F71]-[.H71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670">
            <text:p>10670</text:p>
          </table:table-cell>
          <table:table-cell office:value-type="float" office:value="4161.11">
            <text:p>4161.11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4">
            <text:p>0.04</text:p>
          </table:table-cell>
          <table:table-cell office:value-type="float" office:value="2.15">
            <text:p>2.15</text:p>
          </table:table-cell>
          <table:table-cell office:value-type="float" office:value="0.00002012">
            <text:p>0.00002012</text:p>
          </table:table-cell>
          <table:table-cell table:style-name="ce2" office:value-type="float" office:value="-9.6064863">
            <text:p>-9.6064863</text:p>
          </table:table-cell>
          <table:table-cell table:style-name="ce2" office:value-type="float" office:value="-0.02109384">
            <text:p>-0.02109384</text:p>
          </table:table-cell>
          <table:table-cell table:style-name="ce2" table:formula="of:=IF([.M72]=[.$M$2];&quot;OK&quot;;&quot;&quot;)">
            <text:p/>
          </table:table-cell>
          <table:table-cell table:style-name="ce2" table:formula="of:=IF([.K72]=[.$K$2];&quot;OK&quot;;&quot;&quot;)">
            <text:p/>
          </table:table-cell>
          <table:table-cell table:style-name="ce2"/>
          <table:table-cell table:style-name="ce2" table:formula="of:=[.C72]-[.D72]" office:value-type="float" office:value="6508.89">
            <text:p>6508.89</text:p>
          </table:table-cell>
          <table:table-cell table:style-name="ce2" table:formula="of:=[.D72]-[.C72]" office:value-type="float" office:value="-6508.89">
            <text:p>-6508.89</text:p>
          </table:table-cell>
          <table:table-cell table:style-name="ce4" table:formula="of:=[.F72]-[.J72]" office:value-type="float" office:value="9.16">
            <text:p>9.16</text:p>
          </table:table-cell>
          <table:table-cell table:style-name="ce4" table:formula="of:=[.F72]-[.H72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670">
            <text:p>10670</text:p>
          </table:table-cell>
          <table:table-cell office:value-type="float" office:value="4755.56">
            <text:p>4755.56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4">
            <text:p>0.04</text:p>
          </table:table-cell>
          <table:table-cell office:value-type="float" office:value="2.15">
            <text:p>2.15</text:p>
          </table:table-cell>
          <table:table-cell office:value-type="float" office:value="0.00002012">
            <text:p>0.00002012</text:p>
          </table:table-cell>
          <table:table-cell table:style-name="ce2" office:value-type="float" office:value="-9.609416">
            <text:p>-9.609416</text:p>
          </table:table-cell>
          <table:table-cell table:style-name="ce2" office:value-type="float" office:value="-0.02118173">
            <text:p>-0.02118173</text:p>
          </table:table-cell>
          <table:table-cell table:style-name="ce2" table:formula="of:=IF([.M73]=[.$M$2];&quot;OK&quot;;&quot;&quot;)">
            <text:p/>
          </table:table-cell>
          <table:table-cell table:style-name="ce2" table:formula="of:=IF([.K73]=[.$K$2];&quot;OK&quot;;&quot;&quot;)">
            <text:p/>
          </table:table-cell>
          <table:table-cell table:style-name="ce2"/>
          <table:table-cell table:style-name="ce2" table:formula="of:=[.C73]-[.D73]" office:value-type="float" office:value="5914.44">
            <text:p>5914.44</text:p>
          </table:table-cell>
          <table:table-cell table:style-name="ce2" table:formula="of:=[.D73]-[.C73]" office:value-type="float" office:value="-5914.44">
            <text:p>-5914.44</text:p>
          </table:table-cell>
          <table:table-cell table:style-name="ce4" table:formula="of:=[.F73]-[.J73]" office:value-type="float" office:value="9.16">
            <text:p>9.16</text:p>
          </table:table-cell>
          <table:table-cell table:style-name="ce4" table:formula="of:=[.F73]-[.H73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670">
            <text:p>10670</text:p>
          </table:table-cell>
          <table:table-cell office:value-type="float" office:value="5350">
            <text:p>5350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3">
            <text:p>0.03</text:p>
          </table:table-cell>
          <table:table-cell office:value-type="float" office:value="2.15">
            <text:p>2.15</text:p>
          </table:table-cell>
          <table:table-cell office:value-type="float" office:value="0.00001992">
            <text:p>0.00001992</text:p>
          </table:table-cell>
          <table:table-cell table:style-name="ce2" office:value-type="float" office:value="-9.6123457">
            <text:p>-9.6123457</text:p>
          </table:table-cell>
          <table:table-cell table:style-name="ce2" office:value-type="float" office:value="-0.02121103">
            <text:p>-0.02121103</text:p>
          </table:table-cell>
          <table:table-cell table:style-name="ce2" table:formula="of:=IF([.M74]=[.$M$2];&quot;OK&quot;;&quot;&quot;)">
            <text:p/>
          </table:table-cell>
          <table:table-cell table:style-name="ce2" table:formula="of:=IF([.K74]=[.$K$2];&quot;OK&quot;;&quot;&quot;)">
            <text:p/>
          </table:table-cell>
          <table:table-cell table:style-name="ce2"/>
          <table:table-cell table:style-name="ce2" table:formula="of:=[.C74]-[.D74]" office:value-type="float" office:value="5320">
            <text:p>5320</text:p>
          </table:table-cell>
          <table:table-cell table:style-name="ce2" table:formula="of:=[.D74]-[.C74]" office:value-type="float" office:value="-5320">
            <text:p>-5320</text:p>
          </table:table-cell>
          <table:table-cell table:style-name="ce4" table:formula="of:=[.F74]-[.J74]" office:value-type="float" office:value="9.16">
            <text:p>9.16</text:p>
          </table:table-cell>
          <table:table-cell table:style-name="ce4" table:formula="of:=[.F74]-[.H74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670">
            <text:p>10670</text:p>
          </table:table-cell>
          <table:table-cell office:value-type="float" office:value="5944.44">
            <text:p>5944.44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2">
            <text:p>0.02</text:p>
          </table:table-cell>
          <table:table-cell office:value-type="float" office:value="2.14">
            <text:p>2.14</text:p>
          </table:table-cell>
          <table:table-cell office:value-type="float" office:value="0.00002012">
            <text:p>0.00002012</text:p>
          </table:table-cell>
          <table:table-cell table:style-name="ce2" office:value-type="float" office:value="-9.6182051">
            <text:p>-9.6182051</text:p>
          </table:table-cell>
          <table:table-cell table:style-name="ce2" office:value-type="float" office:value="-0.02118173">
            <text:p>-0.02118173</text:p>
          </table:table-cell>
          <table:table-cell table:style-name="ce2" table:formula="of:=IF([.M75]=[.$M$2];&quot;OK&quot;;&quot;&quot;)">
            <text:p/>
          </table:table-cell>
          <table:table-cell table:style-name="ce2" table:formula="of:=IF([.K75]=[.$K$2];&quot;OK&quot;;&quot;&quot;)">
            <text:p/>
          </table:table-cell>
          <table:table-cell table:style-name="ce2"/>
          <table:table-cell table:style-name="ce2" table:formula="of:=[.C75]-[.D75]" office:value-type="float" office:value="4725.56">
            <text:p>4725.56</text:p>
          </table:table-cell>
          <table:table-cell table:style-name="ce2" table:formula="of:=[.D75]-[.C75]" office:value-type="float" office:value="-4725.56">
            <text:p>-4725.56</text:p>
          </table:table-cell>
          <table:table-cell table:style-name="ce4" table:formula="of:=[.F75]-[.J75]" office:value-type="float" office:value="9.17">
            <text:p>9.17</text:p>
          </table:table-cell>
          <table:table-cell table:style-name="ce4" table:formula="of:=[.F75]-[.H75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670">
            <text:p>10670</text:p>
          </table:table-cell>
          <table:table-cell office:value-type="float" office:value="6538.89">
            <text:p>6538.89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2">
            <text:p>0.02</text:p>
          </table:table-cell>
          <table:table-cell office:value-type="float" office:value="2.14">
            <text:p>2.14</text:p>
          </table:table-cell>
          <table:table-cell office:value-type="float" office:value="0.00002012">
            <text:p>0.00002012</text:p>
          </table:table-cell>
          <table:table-cell table:style-name="ce2" office:value-type="float" office:value="-9.6240645">
            <text:p>-9.6240645</text:p>
          </table:table-cell>
          <table:table-cell table:style-name="ce2" office:value-type="float" office:value="-0.02118173">
            <text:p>-0.02118173</text:p>
          </table:table-cell>
          <table:table-cell table:style-name="ce2" table:formula="of:=IF([.M76]=[.$M$2];&quot;OK&quot;;&quot;&quot;)">
            <text:p/>
          </table:table-cell>
          <table:table-cell table:style-name="ce2" table:formula="of:=IF([.K76]=[.$K$2];&quot;OK&quot;;&quot;&quot;)">
            <text:p/>
          </table:table-cell>
          <table:table-cell table:style-name="ce2"/>
          <table:table-cell table:style-name="ce2" table:formula="of:=[.C76]-[.D76]" office:value-type="float" office:value="4131.11">
            <text:p>4131.11</text:p>
          </table:table-cell>
          <table:table-cell table:style-name="ce2" table:formula="of:=[.D76]-[.C76]" office:value-type="float" office:value="-4131.11">
            <text:p>-4131.11</text:p>
          </table:table-cell>
          <table:table-cell table:style-name="ce4" table:formula="of:=[.F76]-[.J76]" office:value-type="float" office:value="9.17">
            <text:p>9.17</text:p>
          </table:table-cell>
          <table:table-cell table:style-name="ce4" table:formula="of:=[.F76]-[.H76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670">
            <text:p>10670</text:p>
          </table:table-cell>
          <table:table-cell office:value-type="float" office:value="7133.33">
            <text:p>7133.33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13">
            <text:p>2.13</text:p>
          </table:table-cell>
          <table:table-cell office:value-type="float" office:value="0.00002012">
            <text:p>0.00002012</text:p>
          </table:table-cell>
          <table:table-cell table:style-name="ce2" office:value-type="float" office:value="-9.6299239">
            <text:p>-9.6299239</text:p>
          </table:table-cell>
          <table:table-cell table:style-name="ce2" office:value-type="float" office:value="-0.02121103">
            <text:p>-0.02121103</text:p>
          </table:table-cell>
          <table:table-cell table:style-name="ce2" table:formula="of:=IF([.M77]=[.$M$2];&quot;OK&quot;;&quot;&quot;)">
            <text:p/>
          </table:table-cell>
          <table:table-cell table:style-name="ce2" table:formula="of:=IF([.K77]=[.$K$2];&quot;OK&quot;;&quot;&quot;)">
            <text:p/>
          </table:table-cell>
          <table:table-cell table:style-name="ce2"/>
          <table:table-cell table:style-name="ce2" table:formula="of:=[.C77]-[.D77]" office:value-type="float" office:value="3536.67">
            <text:p>3536.67</text:p>
          </table:table-cell>
          <table:table-cell table:style-name="ce2" table:formula="of:=[.D77]-[.C77]" office:value-type="float" office:value="-3536.67">
            <text:p>-3536.67</text:p>
          </table:table-cell>
          <table:table-cell table:style-name="ce4" table:formula="of:=[.F77]-[.J77]" office:value-type="float" office:value="9.18">
            <text:p>9.18</text:p>
          </table:table-cell>
          <table:table-cell table:style-name="ce4" table:formula="of:=[.F77]-[.H77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670">
            <text:p>10670</text:p>
          </table:table-cell>
          <table:table-cell office:value-type="float" office:value="7727.78">
            <text:p>7727.78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13">
            <text:p>2.13</text:p>
          </table:table-cell>
          <table:table-cell office:value-type="float" office:value="0.00001992">
            <text:p>0.00001992</text:p>
          </table:table-cell>
          <table:table-cell table:style-name="ce2" office:value-type="float" office:value="-9.6328536">
            <text:p>-9.6328536</text:p>
          </table:table-cell>
          <table:table-cell table:style-name="ce2" office:value-type="float" office:value="-0.02121103">
            <text:p>-0.02121103</text:p>
          </table:table-cell>
          <table:table-cell table:style-name="ce2" table:formula="of:=IF([.M78]=[.$M$2];&quot;OK&quot;;&quot;&quot;)">
            <text:p/>
          </table:table-cell>
          <table:table-cell table:style-name="ce2" table:formula="of:=IF([.K78]=[.$K$2];&quot;OK&quot;;&quot;&quot;)">
            <text:p/>
          </table:table-cell>
          <table:table-cell table:style-name="ce2"/>
          <table:table-cell table:style-name="ce2" table:formula="of:=[.C78]-[.D78]" office:value-type="float" office:value="2942.22">
            <text:p>2942.22</text:p>
          </table:table-cell>
          <table:table-cell table:style-name="ce2" table:formula="of:=[.D78]-[.C78]" office:value-type="float" office:value="-2942.22">
            <text:p>-2942.22</text:p>
          </table:table-cell>
          <table:table-cell table:style-name="ce4" table:formula="of:=[.F78]-[.J78]" office:value-type="float" office:value="9.18">
            <text:p>9.18</text:p>
          </table:table-cell>
          <table:table-cell table:style-name="ce4" table:formula="of:=[.F78]-[.H78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670">
            <text:p>10670</text:p>
          </table:table-cell>
          <table:table-cell office:value-type="float" office:value="8322.22">
            <text:p>8322.22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13">
            <text:p>2.13</text:p>
          </table:table-cell>
          <table:table-cell office:value-type="float" office:value="0.00001992">
            <text:p>0.00001992</text:p>
          </table:table-cell>
          <table:table-cell table:style-name="ce2" office:value-type="float" office:value="-9.6299239">
            <text:p>-9.6299239</text:p>
          </table:table-cell>
          <table:table-cell table:style-name="ce2" office:value-type="float" office:value="-0.02126962">
            <text:p>-0.02126962</text:p>
          </table:table-cell>
          <table:table-cell table:style-name="ce2" table:formula="of:=IF([.M79]=[.$M$2];&quot;OK&quot;;&quot;&quot;)">
            <text:p/>
          </table:table-cell>
          <table:table-cell table:style-name="ce2" table:formula="of:=IF([.K79]=[.$K$2];&quot;OK&quot;;&quot;&quot;)">
            <text:p/>
          </table:table-cell>
          <table:table-cell table:style-name="ce2"/>
          <table:table-cell table:style-name="ce2" table:formula="of:=[.C79]-[.D79]" office:value-type="float" office:value="2347.78">
            <text:p>2347.78</text:p>
          </table:table-cell>
          <table:table-cell table:style-name="ce2" table:formula="of:=[.D79]-[.C79]" office:value-type="float" office:value="-2347.78">
            <text:p>-2347.78</text:p>
          </table:table-cell>
          <table:table-cell table:style-name="ce4" table:formula="of:=[.F79]-[.J79]" office:value-type="float" office:value="9.18">
            <text:p>9.18</text:p>
          </table:table-cell>
          <table:table-cell table:style-name="ce4" table:formula="of:=[.F79]-[.H79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670">
            <text:p>10670</text:p>
          </table:table-cell>
          <table:table-cell office:value-type="float" office:value="8916.67">
            <text:p>8916.67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12">
            <text:p>2.12</text:p>
          </table:table-cell>
          <table:table-cell office:value-type="float" office:value="0.00002012">
            <text:p>0.00002012</text:p>
          </table:table-cell>
          <table:table-cell table:style-name="ce2" office:value-type="float" office:value="-9.638713">
            <text:p>-9.638713</text:p>
          </table:table-cell>
          <table:table-cell table:style-name="ce2" office:value-type="float" office:value="-0.02121103">
            <text:p>-0.02121103</text:p>
          </table:table-cell>
          <table:table-cell table:style-name="ce2" table:formula="of:=IF([.M80]=[.$M$2];&quot;OK&quot;;&quot;&quot;)">
            <text:p/>
          </table:table-cell>
          <table:table-cell table:style-name="ce2" table:formula="of:=IF([.K80]=[.$K$2];&quot;OK&quot;;&quot;&quot;)">
            <text:p/>
          </table:table-cell>
          <table:table-cell table:style-name="ce2"/>
          <table:table-cell table:style-name="ce2" table:formula="of:=[.C80]-[.D80]" office:value-type="float" office:value="1753.33">
            <text:p>1753.33</text:p>
          </table:table-cell>
          <table:table-cell table:style-name="ce2" table:formula="of:=[.D80]-[.C80]" office:value-type="float" office:value="-1753.33">
            <text:p>-1753.33</text:p>
          </table:table-cell>
          <table:table-cell table:style-name="ce4" table:formula="of:=[.F80]-[.J80]" office:value-type="float" office:value="9.19">
            <text:p>9.19</text:p>
          </table:table-cell>
          <table:table-cell table:style-name="ce4" table:formula="of:=[.F80]-[.H80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670">
            <text:p>10670</text:p>
          </table:table-cell>
          <table:table-cell office:value-type="float" office:value="9511.11">
            <text:p>9511.11</text:p>
          </table:table-cell>
          <table:table-cell office:value-type="float" office:value="11.62">
            <text:p>11.62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12">
            <text:p>2.12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475021">
            <text:p>-9.6475021</text:p>
          </table:table-cell>
          <table:table-cell table:style-name="ce2" office:value-type="float" office:value="-0.02115243">
            <text:p>-0.02115243</text:p>
          </table:table-cell>
          <table:table-cell table:style-name="ce2" table:formula="of:=IF([.M81]=[.$M$2];&quot;OK&quot;;&quot;&quot;)">
            <text:p/>
          </table:table-cell>
          <table:table-cell table:style-name="ce2" table:formula="of:=IF([.K81]=[.$K$2];&quot;OK&quot;;&quot;&quot;)">
            <text:p/>
          </table:table-cell>
          <table:table-cell table:style-name="ce2"/>
          <table:table-cell table:style-name="ce2" table:formula="of:=[.C81]-[.D81]" office:value-type="float" office:value="1158.89">
            <text:p>1158.89</text:p>
          </table:table-cell>
          <table:table-cell table:style-name="ce2" table:formula="of:=[.D81]-[.C81]" office:value-type="float" office:value="-1158.89">
            <text:p>-1158.89</text:p>
          </table:table-cell>
          <table:table-cell table:style-name="ce4" table:formula="of:=[.F81]-[.J81]" office:value-type="float" office:value="9.19">
            <text:p>9.19</text:p>
          </table:table-cell>
          <table:table-cell table:style-name="ce4" table:formula="of:=[.F81]-[.H81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670">
            <text:p>10670</text:p>
          </table:table-cell>
          <table:table-cell office:value-type="float" office:value="10105.56">
            <text:p>10105.56</text:p>
          </table:table-cell>
          <table:table-cell office:value-type="float" office:value="11.62">
            <text:p>11.62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11">
            <text:p>2.11</text:p>
          </table:table-cell>
          <table:table-cell office:value-type="float" office:value="0.0000207">
            <text:p>0.0000207</text:p>
          </table:table-cell>
          <table:table-cell table:style-name="ce2" office:value-type="float" office:value="-9.6562912">
            <text:p>-9.6562912</text:p>
          </table:table-cell>
          <table:table-cell table:style-name="ce2" office:value-type="float" office:value="-0.02106454">
            <text:p>-0.02106454</text:p>
          </table:table-cell>
          <table:table-cell table:style-name="ce2" table:formula="of:=IF([.M82]=[.$M$2];&quot;OK&quot;;&quot;&quot;)">
            <text:p/>
          </table:table-cell>
          <table:table-cell table:style-name="ce2" table:formula="of:=IF([.K82]=[.$K$2];&quot;OK&quot;;&quot;&quot;)">
            <text:p/>
          </table:table-cell>
          <table:table-cell table:style-name="ce2"/>
          <table:table-cell table:style-name="ce2" table:formula="of:=[.C82]-[.D82]" office:value-type="float" office:value="564.440000000001">
            <text:p>564.44</text:p>
          </table:table-cell>
          <table:table-cell table:style-name="ce2" table:formula="of:=[.D82]-[.C82]" office:value-type="float" office:value="-564.440000000001">
            <text:p>-564.44</text:p>
          </table:table-cell>
          <table:table-cell table:style-name="ce4" table:formula="of:=[.F82]-[.J82]" office:value-type="float" office:value="9.2">
            <text:p>9.2</text:p>
          </table:table-cell>
          <table:table-cell table:style-name="ce4" table:formula="of:=[.F82]-[.H82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670">
            <text:p>10670</text:p>
          </table:table-cell>
          <table:table-cell office:value-type="float" office:value="10700">
            <text:p>10700</text:p>
          </table:table-cell>
          <table:table-cell office:value-type="float" office:value="11.63">
            <text:p>11.63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11">
            <text:p>2.11</text:p>
          </table:table-cell>
          <table:table-cell office:value-type="float" office:value="0.0000209">
            <text:p>0.0000209</text:p>
          </table:table-cell>
          <table:table-cell table:style-name="ce2" office:value-type="float" office:value="-9.6504318">
            <text:p>-9.6504318</text:p>
          </table:table-cell>
          <table:table-cell table:style-name="ce2" office:value-type="float" office:value="-0.02106454">
            <text:p>-0.02106454</text:p>
          </table:table-cell>
          <table:table-cell table:style-name="ce2" table:formula="of:=IF([.M83]=[.$M$2];&quot;OK&quot;;&quot;&quot;)">
            <text:p/>
          </table:table-cell>
          <table:table-cell table:style-name="ce2" table:formula="of:=IF([.K83]=[.$K$2];&quot;OK&quot;;&quot;&quot;)">
            <text:p/>
          </table:table-cell>
          <table:table-cell table:style-name="ce2"/>
          <table:table-cell table:style-name="ce2" table:formula="of:=[.C83]-[.D83]" office:value-type="float" office:value="-30">
            <text:p>-30</text:p>
          </table:table-cell>
          <table:table-cell table:style-name="ce2" table:formula="of:=[.D83]-[.C83]" office:value-type="float" office:value="30">
            <text:p>30</text:p>
          </table:table-cell>
          <table:table-cell table:style-name="ce4" table:formula="of:=[.F83]-[.J83]" office:value-type="float" office:value="9.2">
            <text:p>9.2</text:p>
          </table:table-cell>
          <table:table-cell table:style-name="ce4" table:formula="of:=[.F83]-[.H83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table:number-columns-repeated="7" office:value-type="string">
            <text:p><text:s/></text:p>
          </table:table-cell>
          <table:table-cell table:number-columns-repeated="2"/>
          <table:table-cell table:style-name="ce2"/>
          <table:table-cell table:style-name="ce2"/>
          <table:table-cell table:style-name="ce2" table:formula="of:=IF([.M84]=[.$M$2];&quot;OK&quot;;&quot;&quot;)" office:value-type="string" office:string-value="OK">
            <text:p>OK</text:p>
          </table:table-cell>
          <table:table-cell table:style-name="ce2" table:formula="of:=IF([.K84]=[.$K$2];&quot;OK&quot;;&quot;&quot;)" office:value-type="string" office:string-value="OK">
            <text:p>OK</text:p>
          </table:table-cell>
          <table:table-cell table:style-name="ce2"/>
          <table:table-cell table:style-name="ce2" table:formula="of:=[.C84]-[.D84]" office:value-type="float" office:value="0">
            <text:p>0</text:p>
          </table:table-cell>
          <table:table-cell table:style-name="ce2" table:formula="of:=[.D84]-[.C84]" office:value-type="float" office:value="0">
            <text:p>0</text:p>
          </table:table-cell>
          <table:table-cell table:style-name="ce4" table:formula="of:=[.F84]-[.J84]" office:value-type="float" office:value="0">
            <text:p>0</text:p>
          </table:table-cell>
          <table:table-cell table:style-name="ce4" table:formula="of:=[.F84]-[.H84]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0560">
            <text:p>10560</text:p>
          </table:table-cell>
          <table:table-cell office:value-type="float" office:value="0">
            <text:p>0</text:p>
          </table:table-cell>
          <table:table-cell office:value-type="float" office:value="11.61">
            <text:p>11.61</text:p>
          </table:table-cell>
          <table:table-cell office:value-type="float" office:value="11.41">
            <text:p>11.4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11.75">
            <text:p>11.75</text:p>
          </table:table-cell>
          <table:table-cell office:value-type="float" office:value="11.85">
            <text:p>11.85</text:p>
          </table:table-cell>
          <table:table-cell office:value-type="float" office:value="0.00001387">
            <text:p>0.00001387</text:p>
          </table:table-cell>
          <table:table-cell table:style-name="ce2" office:value-type="float" office:value="0.0908207">
            <text:p>0.0908207</text:p>
          </table:table-cell>
          <table:table-cell table:style-name="ce2" office:value-type="float" office:value="-0.00108399">
            <text:p>-0.00108399</text:p>
          </table:table-cell>
          <table:table-cell table:style-name="ce2" table:formula="of:=IF([.M85]=[.$M$2];&quot;OK&quot;;&quot;&quot;)">
            <text:p/>
          </table:table-cell>
          <table:table-cell table:style-name="ce2" table:formula="of:=IF([.K85]=[.$K$2];&quot;OK&quot;;&quot;&quot;)">
            <text:p/>
          </table:table-cell>
          <table:table-cell table:style-name="ce2"/>
          <table:table-cell table:style-name="ce2" table:formula="of:=[.C85]-[.D85]" office:value-type="float" office:value="10560">
            <text:p>10560</text:p>
          </table:table-cell>
          <table:table-cell table:style-name="ce2" table:formula="of:=[.D85]-[.C85]" office:value-type="float" office:value="-10560">
            <text:p>-10560</text:p>
          </table:table-cell>
          <table:table-cell table:style-name="ce4" table:formula="of:=[.F85]-[.J85]" office:value-type="float" office:value="-0.44">
            <text:p>-0.44</text:p>
          </table:table-cell>
          <table:table-cell table:style-name="ce4" table:formula="of:=[.F85]-[.H85]" office:value-type="float" office:value="-0.35">
            <text:p>-0.35</text:p>
          </table:table-cell>
        </table:table-row>
        <table:table-row table:style-name="ro1">
          <table:table-cell table:number-columns-repeated="2"/>
          <table:table-cell office:value-type="float" office:value="10560">
            <text:p>10560</text:p>
          </table:table-cell>
          <table:table-cell office:value-type="float" office:value="594.44">
            <text:p>594.44</text:p>
          </table:table-cell>
          <table:table-cell office:value-type="float" office:value="11.62">
            <text:p>11.62</text:p>
          </table:table-cell>
          <table:table-cell office:value-type="float" office:value="11.39">
            <text:p>11.3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11.75">
            <text:p>11.75</text:p>
          </table:table-cell>
          <table:table-cell office:value-type="float" office:value="11.85">
            <text:p>11.85</text:p>
          </table:table-cell>
          <table:table-cell office:value-type="float" office:value="0.00001504">
            <text:p>0.00001504</text:p>
          </table:table-cell>
          <table:table-cell table:style-name="ce2" office:value-type="float" office:value="0.0937504">
            <text:p>0.0937504</text:p>
          </table:table-cell>
          <table:table-cell table:style-name="ce2" office:value-type="float" office:value="-0.00108399">
            <text:p>-0.00108399</text:p>
          </table:table-cell>
          <table:table-cell table:style-name="ce2" table:formula="of:=IF([.M86]=[.$M$2];&quot;OK&quot;;&quot;&quot;)">
            <text:p/>
          </table:table-cell>
          <table:table-cell table:style-name="ce2" table:formula="of:=IF([.K86]=[.$K$2];&quot;OK&quot;;&quot;&quot;)">
            <text:p/>
          </table:table-cell>
          <table:table-cell table:style-name="ce2"/>
          <table:table-cell table:style-name="ce2" table:formula="of:=[.C86]-[.D86]" office:value-type="float" office:value="9965.56">
            <text:p>9965.56</text:p>
          </table:table-cell>
          <table:table-cell table:style-name="ce2" table:formula="of:=[.D86]-[.C86]" office:value-type="float" office:value="-9965.56">
            <text:p>-9965.56</text:p>
          </table:table-cell>
          <table:table-cell table:style-name="ce4" table:formula="of:=[.F86]-[.J86]" office:value-type="float" office:value="-0.459999999999999">
            <text:p>-0.46</text:p>
          </table:table-cell>
          <table:table-cell table:style-name="ce4" table:formula="of:=[.F86]-[.H86]" office:value-type="float" office:value="-0.369999999999999">
            <text:p>-0.37</text:p>
          </table:table-cell>
        </table:table-row>
        <table:table-row table:style-name="ro1">
          <table:table-cell table:number-columns-repeated="2"/>
          <table:table-cell office:value-type="float" office:value="10560">
            <text:p>10560</text:p>
          </table:table-cell>
          <table:table-cell office:value-type="float" office:value="1188.89">
            <text:p>1188.89</text:p>
          </table:table-cell>
          <table:table-cell office:value-type="float" office:value="11.62">
            <text:p>11.62</text:p>
          </table:table-cell>
          <table:table-cell office:value-type="float" office:value="11.34">
            <text:p>11.34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11.05">
            <text:p>11.05</text:p>
          </table:table-cell>
          <table:table-cell office:value-type="float" office:value="11.78">
            <text:p>11.78</text:p>
          </table:table-cell>
          <table:table-cell office:value-type="float" office:value="0.00001875">
            <text:p>0.00001875</text:p>
          </table:table-cell>
          <table:table-cell table:style-name="ce2" office:value-type="float" office:value="0.0205079">
            <text:p>0.0205079</text:p>
          </table:table-cell>
          <table:table-cell table:style-name="ce2" office:value-type="float" office:value="-0.00732425">
            <text:p>-0.00732425</text:p>
          </table:table-cell>
          <table:table-cell table:style-name="ce2" table:formula="of:=IF([.M87]=[.$M$2];&quot;OK&quot;;&quot;&quot;)">
            <text:p/>
          </table:table-cell>
          <table:table-cell table:style-name="ce2" table:formula="of:=IF([.K87]=[.$K$2];&quot;OK&quot;;&quot;&quot;)">
            <text:p/>
          </table:table-cell>
          <table:table-cell table:style-name="ce2"/>
          <table:table-cell table:style-name="ce2" table:formula="of:=[.C87]-[.D87]" office:value-type="float" office:value="9371.11">
            <text:p>9371.11</text:p>
          </table:table-cell>
          <table:table-cell table:style-name="ce2" table:formula="of:=[.D87]-[.C87]" office:value-type="float" office:value="-9371.11">
            <text:p>-9371.11</text:p>
          </table:table-cell>
          <table:table-cell table:style-name="ce4" table:formula="of:=[.F87]-[.J87]" office:value-type="float" office:value="-0.44">
            <text:p>-0.44</text:p>
          </table:table-cell>
          <table:table-cell table:style-name="ce4" table:formula="of:=[.F87]-[.H87]" office:value-type="float" office:value="-0.42">
            <text:p>-0.42</text:p>
          </table:table-cell>
        </table:table-row>
        <table:table-row table:style-name="ro1">
          <table:table-cell table:number-columns-repeated="2"/>
          <table:table-cell office:value-type="float" office:value="10560">
            <text:p>10560</text:p>
          </table:table-cell>
          <table:table-cell office:value-type="float" office:value="1783.33">
            <text:p>1783.33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8.89">
            <text:p>8.89</text:p>
          </table:table-cell>
          <table:table-cell office:value-type="float" office:value="10.72">
            <text:p>10.72</text:p>
          </table:table-cell>
          <table:table-cell office:value-type="float" office:value="0.00002051">
            <text:p>0.00002051</text:p>
          </table:table-cell>
          <table:table-cell table:style-name="ce2" office:value-type="float" office:value="-1.0459029">
            <text:p>-1.0459029</text:p>
          </table:table-cell>
          <table:table-cell table:style-name="ce2" office:value-type="float" office:value="-0.01828133">
            <text:p>-0.01828133</text:p>
          </table:table-cell>
          <table:table-cell table:style-name="ce2" table:formula="of:=IF([.M88]=[.$M$2];&quot;OK&quot;;&quot;&quot;)">
            <text:p/>
          </table:table-cell>
          <table:table-cell table:style-name="ce2" table:formula="of:=IF([.K88]=[.$K$2];&quot;OK&quot;;&quot;&quot;)">
            <text:p/>
          </table:table-cell>
          <table:table-cell table:style-name="ce2"/>
          <table:table-cell table:style-name="ce2" table:formula="of:=[.C88]-[.D88]" office:value-type="float" office:value="8776.67">
            <text:p>8776.67</text:p>
          </table:table-cell>
          <table:table-cell table:style-name="ce2" table:formula="of:=[.D88]-[.C88]" office:value-type="float" office:value="-8776.67">
            <text:p>-8776.67</text:p>
          </table:table-cell>
          <table:table-cell table:style-name="ce4" table:formula="of:=[.F88]-[.J88]" office:value-type="float" office:value="0.59">
            <text:p>0.59</text:p>
          </table:table-cell>
          <table:table-cell table:style-name="ce4" table:formula="of:=[.F88]-[.H88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560">
            <text:p>10560</text:p>
          </table:table-cell>
          <table:table-cell office:value-type="float" office:value="2377.78">
            <text:p>2377.78</text:p>
          </table:table-cell>
          <table:table-cell office:value-type="float" office:value="11.62">
            <text:p>11.62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14">
            <text:p>0.14</text:p>
          </table:table-cell>
          <table:table-cell office:value-type="float" office:value="2.2">
            <text:p>2.2</text:p>
          </table:table-cell>
          <table:table-cell office:value-type="float" office:value="0.0000209">
            <text:p>0.0000209</text:p>
          </table:table-cell>
          <table:table-cell table:style-name="ce2" office:value-type="float" office:value="-9.5566814">
            <text:p>-9.5566814</text:p>
          </table:table-cell>
          <table:table-cell table:style-name="ce2" office:value-type="float" office:value="-0.02059579">
            <text:p>-0.02059579</text:p>
          </table:table-cell>
          <table:table-cell table:style-name="ce2" table:formula="of:=IF([.M89]=[.$M$2];&quot;OK&quot;;&quot;&quot;)">
            <text:p/>
          </table:table-cell>
          <table:table-cell table:style-name="ce2" table:formula="of:=IF([.K89]=[.$K$2];&quot;OK&quot;;&quot;&quot;)">
            <text:p/>
          </table:table-cell>
          <table:table-cell table:style-name="ce2"/>
          <table:table-cell table:style-name="ce2" table:formula="of:=[.C89]-[.D89]" office:value-type="float" office:value="8182.22">
            <text:p>8182.22</text:p>
          </table:table-cell>
          <table:table-cell table:style-name="ce2" table:formula="of:=[.D89]-[.C89]" office:value-type="float" office:value="-8182.22">
            <text:p>-8182.22</text:p>
          </table:table-cell>
          <table:table-cell table:style-name="ce4" table:formula="of:=[.F89]-[.J89]" office:value-type="float" office:value="9.1">
            <text:p>9.1</text:p>
          </table:table-cell>
          <table:table-cell table:style-name="ce4" table:formula="of:=[.F89]-[.H89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10560">
            <text:p>10560</text:p>
          </table:table-cell>
          <table:table-cell office:value-type="float" office:value="2972.22">
            <text:p>2972.22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8">
            <text:p>0.08</text:p>
          </table:table-cell>
          <table:table-cell office:value-type="float" office:value="2.17">
            <text:p>2.17</text:p>
          </table:table-cell>
          <table:table-cell office:value-type="float" office:value="0.00002012">
            <text:p>0.00002012</text:p>
          </table:table-cell>
          <table:table-cell table:style-name="ce2" office:value-type="float" office:value="-9.5889081">
            <text:p>-9.5889081</text:p>
          </table:table-cell>
          <table:table-cell table:style-name="ce2" office:value-type="float" office:value="-0.02091806">
            <text:p>-0.02091806</text:p>
          </table:table-cell>
          <table:table-cell table:style-name="ce2" table:formula="of:=IF([.M90]=[.$M$2];&quot;OK&quot;;&quot;&quot;)">
            <text:p/>
          </table:table-cell>
          <table:table-cell table:style-name="ce2" table:formula="of:=IF([.K90]=[.$K$2];&quot;OK&quot;;&quot;&quot;)">
            <text:p/>
          </table:table-cell>
          <table:table-cell table:style-name="ce2"/>
          <table:table-cell table:style-name="ce2" table:formula="of:=[.C90]-[.D90]" office:value-type="float" office:value="7587.78">
            <text:p>7587.78</text:p>
          </table:table-cell>
          <table:table-cell table:style-name="ce2" table:formula="of:=[.D90]-[.C90]" office:value-type="float" office:value="-7587.78">
            <text:p>-7587.78</text:p>
          </table:table-cell>
          <table:table-cell table:style-name="ce4" table:formula="of:=[.F90]-[.J90]" office:value-type="float" office:value="9.14">
            <text:p>9.14</text:p>
          </table:table-cell>
          <table:table-cell table:style-name="ce4" table:formula="of:=[.F90]-[.H90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560">
            <text:p>10560</text:p>
          </table:table-cell>
          <table:table-cell office:value-type="float" office:value="3566.67">
            <text:p>3566.67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6">
            <text:p>0.06</text:p>
          </table:table-cell>
          <table:table-cell office:value-type="float" office:value="2.16">
            <text:p>2.16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035566">
            <text:p>-9.6035566</text:p>
          </table:table-cell>
          <table:table-cell table:style-name="ce2" office:value-type="float" office:value="-0.02097665">
            <text:p>-0.02097665</text:p>
          </table:table-cell>
          <table:table-cell table:style-name="ce2" table:formula="of:=IF([.M91]=[.$M$2];&quot;OK&quot;;&quot;&quot;)">
            <text:p/>
          </table:table-cell>
          <table:table-cell table:style-name="ce2" table:formula="of:=IF([.K91]=[.$K$2];&quot;OK&quot;;&quot;&quot;)">
            <text:p/>
          </table:table-cell>
          <table:table-cell table:style-name="ce2"/>
          <table:table-cell table:style-name="ce2" table:formula="of:=[.C91]-[.D91]" office:value-type="float" office:value="6993.33">
            <text:p>6993.33</text:p>
          </table:table-cell>
          <table:table-cell table:style-name="ce2" table:formula="of:=[.D91]-[.C91]" office:value-type="float" office:value="-6993.33">
            <text:p>-6993.33</text:p>
          </table:table-cell>
          <table:table-cell table:style-name="ce4" table:formula="of:=[.F91]-[.J91]" office:value-type="float" office:value="9.15">
            <text:p>9.15</text:p>
          </table:table-cell>
          <table:table-cell table:style-name="ce4" table:formula="of:=[.F91]-[.H91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560">
            <text:p>10560</text:p>
          </table:table-cell>
          <table:table-cell office:value-type="float" office:value="4161.11">
            <text:p>4161.11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5">
            <text:p>0.05</text:p>
          </table:table-cell>
          <table:table-cell office:value-type="float" office:value="2.14">
            <text:p>2.14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152754">
            <text:p>-9.6152754</text:p>
          </table:table-cell>
          <table:table-cell table:style-name="ce2" office:value-type="float" office:value="-0.02097665">
            <text:p>-0.02097665</text:p>
          </table:table-cell>
          <table:table-cell table:style-name="ce2" table:formula="of:=IF([.M92]=[.$M$2];&quot;OK&quot;;&quot;&quot;)">
            <text:p/>
          </table:table-cell>
          <table:table-cell table:style-name="ce2" table:formula="of:=IF([.K92]=[.$K$2];&quot;OK&quot;;&quot;&quot;)">
            <text:p/>
          </table:table-cell>
          <table:table-cell table:style-name="ce2"/>
          <table:table-cell table:style-name="ce2" table:formula="of:=[.C92]-[.D92]" office:value-type="float" office:value="6398.89">
            <text:p>6398.89</text:p>
          </table:table-cell>
          <table:table-cell table:style-name="ce2" table:formula="of:=[.D92]-[.C92]" office:value-type="float" office:value="-6398.89">
            <text:p>-6398.89</text:p>
          </table:table-cell>
          <table:table-cell table:style-name="ce4" table:formula="of:=[.F92]-[.J92]" office:value-type="float" office:value="9.17">
            <text:p>9.17</text:p>
          </table:table-cell>
          <table:table-cell table:style-name="ce4" table:formula="of:=[.F92]-[.H92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560">
            <text:p>10560</text:p>
          </table:table-cell>
          <table:table-cell office:value-type="float" office:value="4755.56">
            <text:p>4755.56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7">
            <text:p>11.77</text:p>
          </table:table-cell>
          <table:table-cell office:value-type="float" office:value="0.04">
            <text:p>0.04</text:p>
          </table:table-cell>
          <table:table-cell office:value-type="float" office:value="2.14">
            <text:p>2.14</text:p>
          </table:table-cell>
          <table:table-cell office:value-type="float" office:value="0.00002012">
            <text:p>0.00002012</text:p>
          </table:table-cell>
          <table:table-cell table:style-name="ce2" office:value-type="float" office:value="-9.6240645">
            <text:p>-9.6240645</text:p>
          </table:table-cell>
          <table:table-cell table:style-name="ce2" office:value-type="float" office:value="-0.02106454">
            <text:p>-0.02106454</text:p>
          </table:table-cell>
          <table:table-cell table:style-name="ce2" table:formula="of:=IF([.M93]=[.$M$2];&quot;OK&quot;;&quot;&quot;)">
            <text:p/>
          </table:table-cell>
          <table:table-cell table:style-name="ce2" table:formula="of:=IF([.K93]=[.$K$2];&quot;OK&quot;;&quot;&quot;)">
            <text:p/>
          </table:table-cell>
          <table:table-cell table:style-name="ce2"/>
          <table:table-cell table:style-name="ce2" table:formula="of:=[.C93]-[.D93]" office:value-type="float" office:value="5804.44">
            <text:p>5804.44</text:p>
          </table:table-cell>
          <table:table-cell table:style-name="ce2" table:formula="of:=[.D93]-[.C93]" office:value-type="float" office:value="-5804.44">
            <text:p>-5804.44</text:p>
          </table:table-cell>
          <table:table-cell table:style-name="ce4" table:formula="of:=[.F93]-[.J93]" office:value-type="float" office:value="9.17">
            <text:p>9.17</text:p>
          </table:table-cell>
          <table:table-cell table:style-name="ce4" table:formula="of:=[.F93]-[.H93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10560">
            <text:p>10560</text:p>
          </table:table-cell>
          <table:table-cell office:value-type="float" office:value="5350">
            <text:p>5350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3">
            <text:p>0.03</text:p>
          </table:table-cell>
          <table:table-cell office:value-type="float" office:value="2.14">
            <text:p>2.14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269942">
            <text:p>-9.6269942</text:p>
          </table:table-cell>
          <table:table-cell table:style-name="ce2" office:value-type="float" office:value="-0.02103525">
            <text:p>-0.02103525</text:p>
          </table:table-cell>
          <table:table-cell table:style-name="ce2" table:formula="of:=IF([.M94]=[.$M$2];&quot;OK&quot;;&quot;&quot;)">
            <text:p/>
          </table:table-cell>
          <table:table-cell table:style-name="ce2" table:formula="of:=IF([.K94]=[.$K$2];&quot;OK&quot;;&quot;&quot;)">
            <text:p/>
          </table:table-cell>
          <table:table-cell table:style-name="ce2"/>
          <table:table-cell table:style-name="ce2" table:formula="of:=[.C94]-[.D94]" office:value-type="float" office:value="5210">
            <text:p>5210</text:p>
          </table:table-cell>
          <table:table-cell table:style-name="ce2" table:formula="of:=[.D94]-[.C94]" office:value-type="float" office:value="-5210">
            <text:p>-5210</text:p>
          </table:table-cell>
          <table:table-cell table:style-name="ce4" table:formula="of:=[.F94]-[.J94]" office:value-type="float" office:value="9.17">
            <text:p>9.17</text:p>
          </table:table-cell>
          <table:table-cell table:style-name="ce4" table:formula="of:=[.F94]-[.H94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560">
            <text:p>10560</text:p>
          </table:table-cell>
          <table:table-cell office:value-type="float" office:value="5944.44">
            <text:p>5944.44</text:p>
          </table:table-cell>
          <table:table-cell office:value-type="float" office:value="11.62">
            <text:p>11.62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2">
            <text:p>0.02</text:p>
          </table:table-cell>
          <table:table-cell office:value-type="float" office:value="2.13">
            <text:p>2.13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328536">
            <text:p>-9.6328536</text:p>
          </table:table-cell>
          <table:table-cell table:style-name="ce2" office:value-type="float" office:value="-0.02103525">
            <text:p>-0.02103525</text:p>
          </table:table-cell>
          <table:table-cell table:style-name="ce2" table:formula="of:=IF([.M95]=[.$M$2];&quot;OK&quot;;&quot;&quot;)">
            <text:p/>
          </table:table-cell>
          <table:table-cell table:style-name="ce2" table:formula="of:=IF([.K95]=[.$K$2];&quot;OK&quot;;&quot;&quot;)">
            <text:p/>
          </table:table-cell>
          <table:table-cell table:style-name="ce2"/>
          <table:table-cell table:style-name="ce2" table:formula="of:=[.C95]-[.D95]" office:value-type="float" office:value="4615.56">
            <text:p>4615.56</text:p>
          </table:table-cell>
          <table:table-cell table:style-name="ce2" table:formula="of:=[.D95]-[.C95]" office:value-type="float" office:value="-4615.56">
            <text:p>-4615.56</text:p>
          </table:table-cell>
          <table:table-cell table:style-name="ce4" table:formula="of:=[.F95]-[.J95]" office:value-type="float" office:value="9.18">
            <text:p>9.18</text:p>
          </table:table-cell>
          <table:table-cell table:style-name="ce4" table:formula="of:=[.F95]-[.H95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560">
            <text:p>10560</text:p>
          </table:table-cell>
          <table:table-cell office:value-type="float" office:value="6538.89">
            <text:p>6538.89</text:p>
          </table:table-cell>
          <table:table-cell office:value-type="float" office:value="11.62">
            <text:p>11.62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2">
            <text:p>0.02</text:p>
          </table:table-cell>
          <table:table-cell office:value-type="float" office:value="2.13">
            <text:p>2.13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328536">
            <text:p>-9.6328536</text:p>
          </table:table-cell>
          <table:table-cell table:style-name="ce2" office:value-type="float" office:value="-0.02109384">
            <text:p>-0.02109384</text:p>
          </table:table-cell>
          <table:table-cell table:style-name="ce2" table:formula="of:=IF([.M96]=[.$M$2];&quot;OK&quot;;&quot;&quot;)">
            <text:p/>
          </table:table-cell>
          <table:table-cell table:style-name="ce2" table:formula="of:=IF([.K96]=[.$K$2];&quot;OK&quot;;&quot;&quot;)">
            <text:p/>
          </table:table-cell>
          <table:table-cell table:style-name="ce2"/>
          <table:table-cell table:style-name="ce2" table:formula="of:=[.C96]-[.D96]" office:value-type="float" office:value="4021.11">
            <text:p>4021.11</text:p>
          </table:table-cell>
          <table:table-cell table:style-name="ce2" table:formula="of:=[.D96]-[.C96]" office:value-type="float" office:value="-4021.11">
            <text:p>-4021.11</text:p>
          </table:table-cell>
          <table:table-cell table:style-name="ce4" table:formula="of:=[.F96]-[.J96]" office:value-type="float" office:value="9.18">
            <text:p>9.18</text:p>
          </table:table-cell>
          <table:table-cell table:style-name="ce4" table:formula="of:=[.F96]-[.H96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560">
            <text:p>10560</text:p>
          </table:table-cell>
          <table:table-cell office:value-type="float" office:value="7133.33">
            <text:p>7133.33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12">
            <text:p>2.12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357833">
            <text:p>-9.6357833</text:p>
          </table:table-cell>
          <table:table-cell table:style-name="ce2" office:value-type="float" office:value="-0.02112314">
            <text:p>-0.02112314</text:p>
          </table:table-cell>
          <table:table-cell table:style-name="ce2" table:formula="of:=IF([.M97]=[.$M$2];&quot;OK&quot;;&quot;&quot;)">
            <text:p/>
          </table:table-cell>
          <table:table-cell table:style-name="ce2" table:formula="of:=IF([.K97]=[.$K$2];&quot;OK&quot;;&quot;&quot;)">
            <text:p/>
          </table:table-cell>
          <table:table-cell table:style-name="ce2"/>
          <table:table-cell table:style-name="ce2" table:formula="of:=[.C97]-[.D97]" office:value-type="float" office:value="3426.67">
            <text:p>3426.67</text:p>
          </table:table-cell>
          <table:table-cell table:style-name="ce2" table:formula="of:=[.D97]-[.C97]" office:value-type="float" office:value="-3426.67">
            <text:p>-3426.67</text:p>
          </table:table-cell>
          <table:table-cell table:style-name="ce4" table:formula="of:=[.F97]-[.J97]" office:value-type="float" office:value="9.19">
            <text:p>9.19</text:p>
          </table:table-cell>
          <table:table-cell table:style-name="ce4" table:formula="of:=[.F97]-[.H97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560">
            <text:p>10560</text:p>
          </table:table-cell>
          <table:table-cell office:value-type="float" office:value="7727.78">
            <text:p>7727.78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13">
            <text:p>2.13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357833">
            <text:p>-9.6357833</text:p>
          </table:table-cell>
          <table:table-cell table:style-name="ce2" office:value-type="float" office:value="-0.02115243">
            <text:p>-0.02115243</text:p>
          </table:table-cell>
          <table:table-cell table:style-name="ce2" table:formula="of:=IF([.M98]=[.$M$2];&quot;OK&quot;;&quot;&quot;)">
            <text:p/>
          </table:table-cell>
          <table:table-cell table:style-name="ce2" table:formula="of:=IF([.K98]=[.$K$2];&quot;OK&quot;;&quot;&quot;)">
            <text:p/>
          </table:table-cell>
          <table:table-cell table:style-name="ce2"/>
          <table:table-cell table:style-name="ce2" table:formula="of:=[.C98]-[.D98]" office:value-type="float" office:value="2832.22">
            <text:p>2832.22</text:p>
          </table:table-cell>
          <table:table-cell table:style-name="ce2" table:formula="of:=[.D98]-[.C98]" office:value-type="float" office:value="-2832.22">
            <text:p>-2832.22</text:p>
          </table:table-cell>
          <table:table-cell table:style-name="ce4" table:formula="of:=[.F98]-[.J98]" office:value-type="float" office:value="9.18">
            <text:p>9.18</text:p>
          </table:table-cell>
          <table:table-cell table:style-name="ce4" table:formula="of:=[.F98]-[.H98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560">
            <text:p>10560</text:p>
          </table:table-cell>
          <table:table-cell office:value-type="float" office:value="8322.22">
            <text:p>8322.22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12">
            <text:p>2.12</text:p>
          </table:table-cell>
          <table:table-cell office:value-type="float" office:value="0.00002012">
            <text:p>0.00002012</text:p>
          </table:table-cell>
          <table:table-cell table:style-name="ce2" office:value-type="float" office:value="-9.6416427">
            <text:p>-9.6416427</text:p>
          </table:table-cell>
          <table:table-cell table:style-name="ce2" office:value-type="float" office:value="-0.02115243">
            <text:p>-0.02115243</text:p>
          </table:table-cell>
          <table:table-cell table:style-name="ce2" table:formula="of:=IF([.M99]=[.$M$2];&quot;OK&quot;;&quot;&quot;)">
            <text:p/>
          </table:table-cell>
          <table:table-cell table:style-name="ce2" table:formula="of:=IF([.K99]=[.$K$2];&quot;OK&quot;;&quot;&quot;)">
            <text:p/>
          </table:table-cell>
          <table:table-cell table:style-name="ce2"/>
          <table:table-cell table:style-name="ce2" table:formula="of:=[.C99]-[.D99]" office:value-type="float" office:value="2237.78">
            <text:p>2237.78</text:p>
          </table:table-cell>
          <table:table-cell table:style-name="ce2" table:formula="of:=[.D99]-[.C99]" office:value-type="float" office:value="-2237.78">
            <text:p>-2237.78</text:p>
          </table:table-cell>
          <table:table-cell table:style-name="ce4" table:formula="of:=[.F99]-[.J99]" office:value-type="float" office:value="9.19">
            <text:p>9.19</text:p>
          </table:table-cell>
          <table:table-cell table:style-name="ce4" table:formula="of:=[.F99]-[.H99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560">
            <text:p>10560</text:p>
          </table:table-cell>
          <table:table-cell office:value-type="float" office:value="8916.67">
            <text:p>8916.67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12">
            <text:p>2.12</text:p>
          </table:table-cell>
          <table:table-cell office:value-type="float" office:value="0.00002012">
            <text:p>0.00002012</text:p>
          </table:table-cell>
          <table:table-cell table:style-name="ce2" office:value-type="float" office:value="-9.6445724">
            <text:p>-9.6445724</text:p>
          </table:table-cell>
          <table:table-cell table:style-name="ce2" office:value-type="float" office:value="-0.02112314">
            <text:p>-0.02112314</text:p>
          </table:table-cell>
          <table:table-cell table:style-name="ce2" table:formula="of:=IF([.M100]=[.$M$2];&quot;OK&quot;;&quot;&quot;)">
            <text:p/>
          </table:table-cell>
          <table:table-cell table:style-name="ce2" table:formula="of:=IF([.K100]=[.$K$2];&quot;OK&quot;;&quot;&quot;)">
            <text:p/>
          </table:table-cell>
          <table:table-cell table:style-name="ce2"/>
          <table:table-cell table:style-name="ce2" table:formula="of:=[.C100]-[.D100]" office:value-type="float" office:value="1643.33">
            <text:p>1643.33</text:p>
          </table:table-cell>
          <table:table-cell table:style-name="ce2" table:formula="of:=[.D100]-[.C100]" office:value-type="float" office:value="-1643.33">
            <text:p>-1643.33</text:p>
          </table:table-cell>
          <table:table-cell table:style-name="ce4" table:formula="of:=[.F100]-[.J100]" office:value-type="float" office:value="9.19">
            <text:p>9.19</text:p>
          </table:table-cell>
          <table:table-cell table:style-name="ce4" table:formula="of:=[.F100]-[.H100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560">
            <text:p>10560</text:p>
          </table:table-cell>
          <table:table-cell office:value-type="float" office:value="9511.11">
            <text:p>9511.11</text:p>
          </table:table-cell>
          <table:table-cell office:value-type="float" office:value="11.62">
            <text:p>11.62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11">
            <text:p>2.11</text:p>
          </table:table-cell>
          <table:table-cell office:value-type="float" office:value="0.0000207">
            <text:p>0.0000207</text:p>
          </table:table-cell>
          <table:table-cell table:style-name="ce2" office:value-type="float" office:value="-9.6504318">
            <text:p>-9.6504318</text:p>
          </table:table-cell>
          <table:table-cell table:style-name="ce2" office:value-type="float" office:value="-0.02106454">
            <text:p>-0.02106454</text:p>
          </table:table-cell>
          <table:table-cell table:style-name="ce2" table:formula="of:=IF([.M101]=[.$M$2];&quot;OK&quot;;&quot;&quot;)">
            <text:p/>
          </table:table-cell>
          <table:table-cell table:style-name="ce2" table:formula="of:=IF([.K101]=[.$K$2];&quot;OK&quot;;&quot;&quot;)">
            <text:p/>
          </table:table-cell>
          <table:table-cell table:style-name="ce2"/>
          <table:table-cell table:style-name="ce2" table:formula="of:=[.C101]-[.D101]" office:value-type="float" office:value="1048.89">
            <text:p>1048.89</text:p>
          </table:table-cell>
          <table:table-cell table:style-name="ce2" table:formula="of:=[.D101]-[.C101]" office:value-type="float" office:value="-1048.89">
            <text:p>-1048.89</text:p>
          </table:table-cell>
          <table:table-cell table:style-name="ce4" table:formula="of:=[.F101]-[.J101]" office:value-type="float" office:value="9.2">
            <text:p>9.2</text:p>
          </table:table-cell>
          <table:table-cell table:style-name="ce4" table:formula="of:=[.F101]-[.H101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560">
            <text:p>10560</text:p>
          </table:table-cell>
          <table:table-cell office:value-type="float" office:value="10105.56">
            <text:p>10105.56</text:p>
          </table:table-cell>
          <table:table-cell office:value-type="float" office:value="11.63">
            <text:p>11.63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1">
            <text:p>2.1</text:p>
          </table:table-cell>
          <table:table-cell office:value-type="float" office:value="0.00002109">
            <text:p>0.00002109</text:p>
          </table:table-cell>
          <table:table-cell table:style-name="ce2" office:value-type="float" office:value="-9.6562912">
            <text:p>-9.6562912</text:p>
          </table:table-cell>
          <table:table-cell table:style-name="ce2" office:value-type="float" office:value="-0.02100595">
            <text:p>-0.02100595</text:p>
          </table:table-cell>
          <table:table-cell table:style-name="ce2" table:formula="of:=IF([.M102]=[.$M$2];&quot;OK&quot;;&quot;&quot;)">
            <text:p/>
          </table:table-cell>
          <table:table-cell table:style-name="ce2" table:formula="of:=IF([.K102]=[.$K$2];&quot;OK&quot;;&quot;&quot;)">
            <text:p/>
          </table:table-cell>
          <table:table-cell table:style-name="ce2"/>
          <table:table-cell table:style-name="ce2" table:formula="of:=[.C102]-[.D102]" office:value-type="float" office:value="454.440000000001">
            <text:p>454.44</text:p>
          </table:table-cell>
          <table:table-cell table:style-name="ce2" table:formula="of:=[.D102]-[.C102]" office:value-type="float" office:value="-454.440000000001">
            <text:p>-454.44</text:p>
          </table:table-cell>
          <table:table-cell table:style-name="ce4" table:formula="of:=[.F102]-[.J102]" office:value-type="float" office:value="9.21">
            <text:p>9.21</text:p>
          </table:table-cell>
          <table:table-cell table:style-name="ce4" table:formula="of:=[.F102]-[.H102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560">
            <text:p>10560</text:p>
          </table:table-cell>
          <table:table-cell office:value-type="float" office:value="10700">
            <text:p>10700</text:p>
          </table:table-cell>
          <table:table-cell office:value-type="float" office:value="11.63">
            <text:p>11.63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1">
            <text:p>2.1</text:p>
          </table:table-cell>
          <table:table-cell office:value-type="float" office:value="0.00002109">
            <text:p>0.00002109</text:p>
          </table:table-cell>
          <table:table-cell table:style-name="ce2" office:value-type="float" office:value="-9.6592209">
            <text:p>-9.6592209</text:p>
          </table:table-cell>
          <table:table-cell table:style-name="ce2" office:value-type="float" office:value="-0.02097665">
            <text:p>-0.02097665</text:p>
          </table:table-cell>
          <table:table-cell table:style-name="ce2" table:formula="of:=IF([.M103]=[.$M$2];&quot;OK&quot;;&quot;&quot;)">
            <text:p/>
          </table:table-cell>
          <table:table-cell table:style-name="ce2" table:formula="of:=IF([.K103]=[.$K$2];&quot;OK&quot;;&quot;&quot;)">
            <text:p/>
          </table:table-cell>
          <table:table-cell table:style-name="ce2"/>
          <table:table-cell table:style-name="ce2" table:formula="of:=[.C103]-[.D103]" office:value-type="float" office:value="-140">
            <text:p>-140</text:p>
          </table:table-cell>
          <table:table-cell table:style-name="ce2" table:formula="of:=[.D103]-[.C103]" office:value-type="float" office:value="140">
            <text:p>140</text:p>
          </table:table-cell>
          <table:table-cell table:style-name="ce4" table:formula="of:=[.F103]-[.J103]" office:value-type="float" office:value="9.21">
            <text:p>9.21</text:p>
          </table:table-cell>
          <table:table-cell table:style-name="ce4" table:formula="of:=[.F103]-[.H103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table:number-columns-repeated="7" office:value-type="string">
            <text:p><text:s/></text:p>
          </table:table-cell>
          <table:table-cell table:number-columns-repeated="2"/>
          <table:table-cell table:style-name="ce2"/>
          <table:table-cell table:style-name="ce2"/>
          <table:table-cell table:style-name="ce2" table:formula="of:=IF([.M104]=[.$M$2];&quot;OK&quot;;&quot;&quot;)" office:value-type="string" office:string-value="OK">
            <text:p>OK</text:p>
          </table:table-cell>
          <table:table-cell table:style-name="ce2" table:formula="of:=IF([.K104]=[.$K$2];&quot;OK&quot;;&quot;&quot;)" office:value-type="string" office:string-value="OK">
            <text:p>OK</text:p>
          </table:table-cell>
          <table:table-cell table:style-name="ce2"/>
          <table:table-cell table:style-name="ce2" table:formula="of:=[.C104]-[.D104]" office:value-type="float" office:value="0">
            <text:p>0</text:p>
          </table:table-cell>
          <table:table-cell table:style-name="ce2" table:formula="of:=[.D104]-[.C104]" office:value-type="float" office:value="0">
            <text:p>0</text:p>
          </table:table-cell>
          <table:table-cell table:style-name="ce4" table:formula="of:=[.F104]-[.J104]" office:value-type="float" office:value="0">
            <text:p>0</text:p>
          </table:table-cell>
          <table:table-cell table:style-name="ce4" table:formula="of:=[.F104]-[.H104]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0450">
            <text:p>10450</text:p>
          </table:table-cell>
          <table:table-cell office:value-type="float" office:value="0">
            <text:p>0</text:p>
          </table:table-cell>
          <table:table-cell office:value-type="float" office:value="11.62">
            <text:p>11.62</text:p>
          </table:table-cell>
          <table:table-cell office:value-type="float" office:value="11.4">
            <text:p>11.4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11.74">
            <text:p>11.74</text:p>
          </table:table-cell>
          <table:table-cell office:value-type="float" office:value="11.85">
            <text:p>11.85</text:p>
          </table:table-cell>
          <table:table-cell office:value-type="float" office:value="0.00001426">
            <text:p>0.00001426</text:p>
          </table:table-cell>
          <table:table-cell table:style-name="ce2" office:value-type="float" office:value="0.0908207">
            <text:p>0.0908207</text:p>
          </table:table-cell>
          <table:table-cell table:style-name="ce2" office:value-type="float" office:value="-0.00111329">
            <text:p>-0.00111329</text:p>
          </table:table-cell>
          <table:table-cell table:style-name="ce2" table:formula="of:=IF([.M105]=[.$M$2];&quot;OK&quot;;&quot;&quot;)">
            <text:p/>
          </table:table-cell>
          <table:table-cell table:style-name="ce2" table:formula="of:=IF([.K105]=[.$K$2];&quot;OK&quot;;&quot;&quot;)">
            <text:p/>
          </table:table-cell>
          <table:table-cell table:style-name="ce2"/>
          <table:table-cell table:style-name="ce2" table:formula="of:=[.C105]-[.D105]" office:value-type="float" office:value="10450">
            <text:p>10450</text:p>
          </table:table-cell>
          <table:table-cell table:style-name="ce2" table:formula="of:=[.D105]-[.C105]" office:value-type="float" office:value="-10450">
            <text:p>-10450</text:p>
          </table:table-cell>
          <table:table-cell table:style-name="ce4" table:formula="of:=[.F105]-[.J105]" office:value-type="float" office:value="-0.449999999999999">
            <text:p>-0.45</text:p>
          </table:table-cell>
          <table:table-cell table:style-name="ce4" table:formula="of:=[.F105]-[.H105]" office:value-type="float" office:value="-0.359999999999999">
            <text:p>-0.36</text:p>
          </table:table-cell>
        </table:table-row>
        <table:table-row table:style-name="ro1">
          <table:table-cell table:number-columns-repeated="2"/>
          <table:table-cell office:value-type="float" office:value="10450">
            <text:p>10450</text:p>
          </table:table-cell>
          <table:table-cell office:value-type="float" office:value="594.44">
            <text:p>594.44</text:p>
          </table:table-cell>
          <table:table-cell office:value-type="float" office:value="11.62">
            <text:p>11.62</text:p>
          </table:table-cell>
          <table:table-cell office:value-type="float" office:value="11.39">
            <text:p>11.3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11.75">
            <text:p>11.75</text:p>
          </table:table-cell>
          <table:table-cell office:value-type="float" office:value="11.85">
            <text:p>11.85</text:p>
          </table:table-cell>
          <table:table-cell office:value-type="float" office:value="0.00001504">
            <text:p>0.00001504</text:p>
          </table:table-cell>
          <table:table-cell table:style-name="ce2" office:value-type="float" office:value="0.0937504">
            <text:p>0.0937504</text:p>
          </table:table-cell>
          <table:table-cell table:style-name="ce2" office:value-type="float" office:value="-0.00108399">
            <text:p>-0.00108399</text:p>
          </table:table-cell>
          <table:table-cell table:style-name="ce2" table:formula="of:=IF([.M106]=[.$M$2];&quot;OK&quot;;&quot;&quot;)">
            <text:p/>
          </table:table-cell>
          <table:table-cell table:style-name="ce2" table:formula="of:=IF([.K106]=[.$K$2];&quot;OK&quot;;&quot;&quot;)">
            <text:p/>
          </table:table-cell>
          <table:table-cell table:style-name="ce2"/>
          <table:table-cell table:style-name="ce2" table:formula="of:=[.C106]-[.D106]" office:value-type="float" office:value="9855.56">
            <text:p>9855.56</text:p>
          </table:table-cell>
          <table:table-cell table:style-name="ce2" table:formula="of:=[.D106]-[.C106]" office:value-type="float" office:value="-9855.56">
            <text:p>-9855.56</text:p>
          </table:table-cell>
          <table:table-cell table:style-name="ce4" table:formula="of:=[.F106]-[.J106]" office:value-type="float" office:value="-0.459999999999999">
            <text:p>-0.46</text:p>
          </table:table-cell>
          <table:table-cell table:style-name="ce4" table:formula="of:=[.F106]-[.H106]" office:value-type="float" office:value="-0.369999999999999">
            <text:p>-0.37</text:p>
          </table:table-cell>
        </table:table-row>
        <table:table-row table:style-name="ro1">
          <table:table-cell table:number-columns-repeated="2"/>
          <table:table-cell office:value-type="float" office:value="10450">
            <text:p>10450</text:p>
          </table:table-cell>
          <table:table-cell office:value-type="float" office:value="1188.89">
            <text:p>1188.89</text:p>
          </table:table-cell>
          <table:table-cell office:value-type="float" office:value="11.62">
            <text:p>11.62</text:p>
          </table:table-cell>
          <table:table-cell office:value-type="float" office:value="11.33">
            <text:p>11.3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11.05">
            <text:p>11.05</text:p>
          </table:table-cell>
          <table:table-cell office:value-type="float" office:value="11.78">
            <text:p>11.78</text:p>
          </table:table-cell>
          <table:table-cell office:value-type="float" office:value="0.00001895">
            <text:p>0.00001895</text:p>
          </table:table-cell>
          <table:table-cell table:style-name="ce2" office:value-type="float" office:value="0.0175782">
            <text:p>0.0175782</text:p>
          </table:table-cell>
          <table:table-cell table:style-name="ce2" office:value-type="float" office:value="-0.00732425">
            <text:p>-0.00732425</text:p>
          </table:table-cell>
          <table:table-cell table:style-name="ce2" table:formula="of:=IF([.M107]=[.$M$2];&quot;OK&quot;;&quot;&quot;)">
            <text:p/>
          </table:table-cell>
          <table:table-cell table:style-name="ce2" table:formula="of:=IF([.K107]=[.$K$2];&quot;OK&quot;;&quot;&quot;)">
            <text:p/>
          </table:table-cell>
          <table:table-cell table:style-name="ce2"/>
          <table:table-cell table:style-name="ce2" table:formula="of:=[.C107]-[.D107]" office:value-type="float" office:value="9261.11">
            <text:p>9261.11</text:p>
          </table:table-cell>
          <table:table-cell table:style-name="ce2" table:formula="of:=[.D107]-[.C107]" office:value-type="float" office:value="-9261.11">
            <text:p>-9261.11</text:p>
          </table:table-cell>
          <table:table-cell table:style-name="ce4" table:formula="of:=[.F107]-[.J107]" office:value-type="float" office:value="-0.449999999999999">
            <text:p>-0.45</text:p>
          </table:table-cell>
          <table:table-cell table:style-name="ce4" table:formula="of:=[.F107]-[.H107]" office:value-type="float" office:value="-0.43">
            <text:p>-0.43</text:p>
          </table:table-cell>
        </table:table-row>
        <table:table-row table:style-name="ro1">
          <table:table-cell table:number-columns-repeated="2"/>
          <table:table-cell office:value-type="float" office:value="10450">
            <text:p>10450</text:p>
          </table:table-cell>
          <table:table-cell office:value-type="float" office:value="1783.33">
            <text:p>1783.33</text:p>
          </table:table-cell>
          <table:table-cell office:value-type="float" office:value="11.62">
            <text:p>11.62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8.8">
            <text:p>8.8</text:p>
          </table:table-cell>
          <table:table-cell office:value-type="float" office:value="10.62">
            <text:p>10.62</text:p>
          </table:table-cell>
          <table:table-cell office:value-type="float" office:value="0.0000209">
            <text:p>0.0000209</text:p>
          </table:table-cell>
          <table:table-cell table:style-name="ce2" office:value-type="float" office:value="-1.1367236">
            <text:p>-1.1367236</text:p>
          </table:table-cell>
          <table:table-cell table:style-name="ce2" office:value-type="float" office:value="-0.01825203">
            <text:p>-0.01825203</text:p>
          </table:table-cell>
          <table:table-cell table:style-name="ce2" table:formula="of:=IF([.M108]=[.$M$2];&quot;OK&quot;;&quot;&quot;)">
            <text:p/>
          </table:table-cell>
          <table:table-cell table:style-name="ce2" table:formula="of:=IF([.K108]=[.$K$2];&quot;OK&quot;;&quot;&quot;)">
            <text:p/>
          </table:table-cell>
          <table:table-cell table:style-name="ce2"/>
          <table:table-cell table:style-name="ce2" table:formula="of:=[.C108]-[.D108]" office:value-type="float" office:value="8666.67">
            <text:p>8666.67</text:p>
          </table:table-cell>
          <table:table-cell table:style-name="ce2" table:formula="of:=[.D108]-[.C108]" office:value-type="float" office:value="-8666.67">
            <text:p>-8666.67</text:p>
          </table:table-cell>
          <table:table-cell table:style-name="ce4" table:formula="of:=[.F108]-[.J108]" office:value-type="float" office:value="0.680000000000002">
            <text:p>0.68</text:p>
          </table:table-cell>
          <table:table-cell table:style-name="ce4" table:formula="of:=[.F108]-[.H108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10450">
            <text:p>10450</text:p>
          </table:table-cell>
          <table:table-cell office:value-type="float" office:value="2377.78">
            <text:p>2377.78</text:p>
          </table:table-cell>
          <table:table-cell office:value-type="float" office:value="11.61">
            <text:p>11.61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14">
            <text:p>0.14</text:p>
          </table:table-cell>
          <table:table-cell office:value-type="float" office:value="2.19">
            <text:p>2.19</text:p>
          </table:table-cell>
          <table:table-cell office:value-type="float" office:value="0.0000207">
            <text:p>0.0000207</text:p>
          </table:table-cell>
          <table:table-cell table:style-name="ce2" office:value-type="float" office:value="-9.5684002">
            <text:p>-9.5684002</text:p>
          </table:table-cell>
          <table:table-cell table:style-name="ce2" office:value-type="float" office:value="-0.0205079">
            <text:p>-0.0205079</text:p>
          </table:table-cell>
          <table:table-cell table:style-name="ce2" table:formula="of:=IF([.M109]=[.$M$2];&quot;OK&quot;;&quot;&quot;)">
            <text:p/>
          </table:table-cell>
          <table:table-cell table:style-name="ce2" table:formula="of:=IF([.K109]=[.$K$2];&quot;OK&quot;;&quot;&quot;)">
            <text:p/>
          </table:table-cell>
          <table:table-cell table:style-name="ce2"/>
          <table:table-cell table:style-name="ce2" table:formula="of:=[.C109]-[.D109]" office:value-type="float" office:value="8072.22">
            <text:p>8072.22</text:p>
          </table:table-cell>
          <table:table-cell table:style-name="ce2" table:formula="of:=[.D109]-[.C109]" office:value-type="float" office:value="-8072.22">
            <text:p>-8072.22</text:p>
          </table:table-cell>
          <table:table-cell table:style-name="ce4" table:formula="of:=[.F109]-[.J109]" office:value-type="float" office:value="9.11">
            <text:p>9.11</text:p>
          </table:table-cell>
          <table:table-cell table:style-name="ce4" table:formula="of:=[.F109]-[.H109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10450">
            <text:p>10450</text:p>
          </table:table-cell>
          <table:table-cell office:value-type="float" office:value="2972.22">
            <text:p>2972.22</text:p>
          </table:table-cell>
          <table:table-cell office:value-type="float" office:value="11.62">
            <text:p>11.62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8">
            <text:p>0.08</text:p>
          </table:table-cell>
          <table:table-cell office:value-type="float" office:value="2.16">
            <text:p>2.16</text:p>
          </table:table-cell>
          <table:table-cell office:value-type="float" office:value="0.0000207">
            <text:p>0.0000207</text:p>
          </table:table-cell>
          <table:table-cell table:style-name="ce2" office:value-type="float" office:value="-9.6006269">
            <text:p>-9.6006269</text:p>
          </table:table-cell>
          <table:table-cell table:style-name="ce2" office:value-type="float" office:value="-0.02077157">
            <text:p>-0.02077157</text:p>
          </table:table-cell>
          <table:table-cell table:style-name="ce2" table:formula="of:=IF([.M110]=[.$M$2];&quot;OK&quot;;&quot;&quot;)">
            <text:p/>
          </table:table-cell>
          <table:table-cell table:style-name="ce2" table:formula="of:=IF([.K110]=[.$K$2];&quot;OK&quot;;&quot;&quot;)">
            <text:p/>
          </table:table-cell>
          <table:table-cell table:style-name="ce2"/>
          <table:table-cell table:style-name="ce2" table:formula="of:=[.C110]-[.D110]" office:value-type="float" office:value="7477.78">
            <text:p>7477.78</text:p>
          </table:table-cell>
          <table:table-cell table:style-name="ce2" table:formula="of:=[.D110]-[.C110]" office:value-type="float" office:value="-7477.78">
            <text:p>-7477.78</text:p>
          </table:table-cell>
          <table:table-cell table:style-name="ce4" table:formula="of:=[.F110]-[.J110]" office:value-type="float" office:value="9.15">
            <text:p>9.15</text:p>
          </table:table-cell>
          <table:table-cell table:style-name="ce4" table:formula="of:=[.F110]-[.H110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450">
            <text:p>10450</text:p>
          </table:table-cell>
          <table:table-cell office:value-type="float" office:value="3566.67">
            <text:p>3566.67</text:p>
          </table:table-cell>
          <table:table-cell office:value-type="float" office:value="11.62">
            <text:p>11.62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6">
            <text:p>0.06</text:p>
          </table:table-cell>
          <table:table-cell office:value-type="float" office:value="2.14">
            <text:p>2.14</text:p>
          </table:table-cell>
          <table:table-cell office:value-type="float" office:value="0.00002051">
            <text:p>0.00002051</text:p>
          </table:table-cell>
          <table:table-cell table:style-name="ce2" office:value-type="float" office:value="-9.6152754">
            <text:p>-9.6152754</text:p>
          </table:table-cell>
          <table:table-cell table:style-name="ce2" office:value-type="float" office:value="-0.02085946">
            <text:p>-0.02085946</text:p>
          </table:table-cell>
          <table:table-cell table:style-name="ce2" table:formula="of:=IF([.M111]=[.$M$2];&quot;OK&quot;;&quot;&quot;)">
            <text:p/>
          </table:table-cell>
          <table:table-cell table:style-name="ce2" table:formula="of:=IF([.K111]=[.$K$2];&quot;OK&quot;;&quot;&quot;)">
            <text:p/>
          </table:table-cell>
          <table:table-cell table:style-name="ce2"/>
          <table:table-cell table:style-name="ce2" table:formula="of:=[.C111]-[.D111]" office:value-type="float" office:value="6883.33">
            <text:p>6883.33</text:p>
          </table:table-cell>
          <table:table-cell table:style-name="ce2" table:formula="of:=[.D111]-[.C111]" office:value-type="float" office:value="-6883.33">
            <text:p>-6883.33</text:p>
          </table:table-cell>
          <table:table-cell table:style-name="ce4" table:formula="of:=[.F111]-[.J111]" office:value-type="float" office:value="9.17">
            <text:p>9.17</text:p>
          </table:table-cell>
          <table:table-cell table:style-name="ce4" table:formula="of:=[.F111]-[.H111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450">
            <text:p>10450</text:p>
          </table:table-cell>
          <table:table-cell office:value-type="float" office:value="4161.11">
            <text:p>4161.11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5">
            <text:p>0.05</text:p>
          </table:table-cell>
          <table:table-cell office:value-type="float" office:value="2.14">
            <text:p>2.14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211348">
            <text:p>-9.6211348</text:p>
          </table:table-cell>
          <table:table-cell table:style-name="ce2" office:value-type="float" office:value="-0.02091806">
            <text:p>-0.02091806</text:p>
          </table:table-cell>
          <table:table-cell table:style-name="ce2" table:formula="of:=IF([.M112]=[.$M$2];&quot;OK&quot;;&quot;&quot;)">
            <text:p/>
          </table:table-cell>
          <table:table-cell table:style-name="ce2" table:formula="of:=IF([.K112]=[.$K$2];&quot;OK&quot;;&quot;&quot;)">
            <text:p/>
          </table:table-cell>
          <table:table-cell table:style-name="ce2"/>
          <table:table-cell table:style-name="ce2" table:formula="of:=[.C112]-[.D112]" office:value-type="float" office:value="6288.89">
            <text:p>6288.89</text:p>
          </table:table-cell>
          <table:table-cell table:style-name="ce2" table:formula="of:=[.D112]-[.C112]" office:value-type="float" office:value="-6288.89">
            <text:p>-6288.89</text:p>
          </table:table-cell>
          <table:table-cell table:style-name="ce4" table:formula="of:=[.F112]-[.J112]" office:value-type="float" office:value="9.17">
            <text:p>9.17</text:p>
          </table:table-cell>
          <table:table-cell table:style-name="ce4" table:formula="of:=[.F112]-[.H112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450">
            <text:p>10450</text:p>
          </table:table-cell>
          <table:table-cell office:value-type="float" office:value="4755.56">
            <text:p>4755.56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4">
            <text:p>0.04</text:p>
          </table:table-cell>
          <table:table-cell office:value-type="float" office:value="2.14">
            <text:p>2.14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269942">
            <text:p>-9.6269942</text:p>
          </table:table-cell>
          <table:table-cell table:style-name="ce2" office:value-type="float" office:value="-0.02097665">
            <text:p>-0.02097665</text:p>
          </table:table-cell>
          <table:table-cell table:style-name="ce2" table:formula="of:=IF([.M113]=[.$M$2];&quot;OK&quot;;&quot;&quot;)">
            <text:p/>
          </table:table-cell>
          <table:table-cell table:style-name="ce2" table:formula="of:=IF([.K113]=[.$K$2];&quot;OK&quot;;&quot;&quot;)">
            <text:p/>
          </table:table-cell>
          <table:table-cell table:style-name="ce2"/>
          <table:table-cell table:style-name="ce2" table:formula="of:=[.C113]-[.D113]" office:value-type="float" office:value="5694.44">
            <text:p>5694.44</text:p>
          </table:table-cell>
          <table:table-cell table:style-name="ce2" table:formula="of:=[.D113]-[.C113]" office:value-type="float" office:value="-5694.44">
            <text:p>-5694.44</text:p>
          </table:table-cell>
          <table:table-cell table:style-name="ce4" table:formula="of:=[.F113]-[.J113]" office:value-type="float" office:value="9.17">
            <text:p>9.17</text:p>
          </table:table-cell>
          <table:table-cell table:style-name="ce4" table:formula="of:=[.F113]-[.H113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450">
            <text:p>10450</text:p>
          </table:table-cell>
          <table:table-cell office:value-type="float" office:value="5350">
            <text:p>5350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3">
            <text:p>0.03</text:p>
          </table:table-cell>
          <table:table-cell office:value-type="float" office:value="2.13">
            <text:p>2.13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328536">
            <text:p>-9.6328536</text:p>
          </table:table-cell>
          <table:table-cell table:style-name="ce2" office:value-type="float" office:value="-0.02097665">
            <text:p>-0.02097665</text:p>
          </table:table-cell>
          <table:table-cell table:style-name="ce2" table:formula="of:=IF([.M114]=[.$M$2];&quot;OK&quot;;&quot;&quot;)">
            <text:p/>
          </table:table-cell>
          <table:table-cell table:style-name="ce2" table:formula="of:=IF([.K114]=[.$K$2];&quot;OK&quot;;&quot;&quot;)">
            <text:p/>
          </table:table-cell>
          <table:table-cell table:style-name="ce2"/>
          <table:table-cell table:style-name="ce2" table:formula="of:=[.C114]-[.D114]" office:value-type="float" office:value="5100">
            <text:p>5100</text:p>
          </table:table-cell>
          <table:table-cell table:style-name="ce2" table:formula="of:=[.D114]-[.C114]" office:value-type="float" office:value="-5100">
            <text:p>-5100</text:p>
          </table:table-cell>
          <table:table-cell table:style-name="ce4" table:formula="of:=[.F114]-[.J114]" office:value-type="float" office:value="9.18">
            <text:p>9.18</text:p>
          </table:table-cell>
          <table:table-cell table:style-name="ce4" table:formula="of:=[.F114]-[.H114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450">
            <text:p>10450</text:p>
          </table:table-cell>
          <table:table-cell office:value-type="float" office:value="5944.44">
            <text:p>5944.44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2">
            <text:p>0.02</text:p>
          </table:table-cell>
          <table:table-cell office:value-type="float" office:value="2.13">
            <text:p>2.13</text:p>
          </table:table-cell>
          <table:table-cell office:value-type="float" office:value="0.00002012">
            <text:p>0.00002012</text:p>
          </table:table-cell>
          <table:table-cell table:style-name="ce2" office:value-type="float" office:value="-9.6328536">
            <text:p>-9.6328536</text:p>
          </table:table-cell>
          <table:table-cell table:style-name="ce2" office:value-type="float" office:value="-0.02103525">
            <text:p>-0.02103525</text:p>
          </table:table-cell>
          <table:table-cell table:style-name="ce2" table:formula="of:=IF([.M115]=[.$M$2];&quot;OK&quot;;&quot;&quot;)">
            <text:p/>
          </table:table-cell>
          <table:table-cell table:style-name="ce2" table:formula="of:=IF([.K115]=[.$K$2];&quot;OK&quot;;&quot;&quot;)">
            <text:p/>
          </table:table-cell>
          <table:table-cell table:style-name="ce2"/>
          <table:table-cell table:style-name="ce2" table:formula="of:=[.C115]-[.D115]" office:value-type="float" office:value="4505.56">
            <text:p>4505.56</text:p>
          </table:table-cell>
          <table:table-cell table:style-name="ce2" table:formula="of:=[.D115]-[.C115]" office:value-type="float" office:value="-4505.56">
            <text:p>-4505.56</text:p>
          </table:table-cell>
          <table:table-cell table:style-name="ce4" table:formula="of:=[.F115]-[.J115]" office:value-type="float" office:value="9.18">
            <text:p>9.18</text:p>
          </table:table-cell>
          <table:table-cell table:style-name="ce4" table:formula="of:=[.F115]-[.H115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450">
            <text:p>10450</text:p>
          </table:table-cell>
          <table:table-cell office:value-type="float" office:value="6538.89">
            <text:p>6538.89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12">
            <text:p>2.12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38713">
            <text:p>-9.638713</text:p>
          </table:table-cell>
          <table:table-cell table:style-name="ce2" office:value-type="float" office:value="-0.02106454">
            <text:p>-0.02106454</text:p>
          </table:table-cell>
          <table:table-cell table:style-name="ce2" table:formula="of:=IF([.M116]=[.$M$2];&quot;OK&quot;;&quot;&quot;)">
            <text:p/>
          </table:table-cell>
          <table:table-cell table:style-name="ce2" table:formula="of:=IF([.K116]=[.$K$2];&quot;OK&quot;;&quot;&quot;)">
            <text:p/>
          </table:table-cell>
          <table:table-cell table:style-name="ce2"/>
          <table:table-cell table:style-name="ce2" table:formula="of:=[.C116]-[.D116]" office:value-type="float" office:value="3911.11">
            <text:p>3911.11</text:p>
          </table:table-cell>
          <table:table-cell table:style-name="ce2" table:formula="of:=[.D116]-[.C116]" office:value-type="float" office:value="-3911.11">
            <text:p>-3911.11</text:p>
          </table:table-cell>
          <table:table-cell table:style-name="ce4" table:formula="of:=[.F116]-[.J116]" office:value-type="float" office:value="9.19">
            <text:p>9.19</text:p>
          </table:table-cell>
          <table:table-cell table:style-name="ce4" table:formula="of:=[.F116]-[.H116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450">
            <text:p>10450</text:p>
          </table:table-cell>
          <table:table-cell office:value-type="float" office:value="7133.33">
            <text:p>7133.33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12">
            <text:p>2.12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445724">
            <text:p>-9.6445724</text:p>
          </table:table-cell>
          <table:table-cell table:style-name="ce2" office:value-type="float" office:value="-0.02100595">
            <text:p>-0.02100595</text:p>
          </table:table-cell>
          <table:table-cell table:style-name="ce2" table:formula="of:=IF([.M117]=[.$M$2];&quot;OK&quot;;&quot;&quot;)">
            <text:p/>
          </table:table-cell>
          <table:table-cell table:style-name="ce2" table:formula="of:=IF([.K117]=[.$K$2];&quot;OK&quot;;&quot;&quot;)">
            <text:p/>
          </table:table-cell>
          <table:table-cell table:style-name="ce2"/>
          <table:table-cell table:style-name="ce2" table:formula="of:=[.C117]-[.D117]" office:value-type="float" office:value="3316.67">
            <text:p>3316.67</text:p>
          </table:table-cell>
          <table:table-cell table:style-name="ce2" table:formula="of:=[.D117]-[.C117]" office:value-type="float" office:value="-3316.67">
            <text:p>-3316.67</text:p>
          </table:table-cell>
          <table:table-cell table:style-name="ce4" table:formula="of:=[.F117]-[.J117]" office:value-type="float" office:value="9.19">
            <text:p>9.19</text:p>
          </table:table-cell>
          <table:table-cell table:style-name="ce4" table:formula="of:=[.F117]-[.H117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450">
            <text:p>10450</text:p>
          </table:table-cell>
          <table:table-cell office:value-type="float" office:value="7727.78">
            <text:p>7727.78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12">
            <text:p>2.12</text:p>
          </table:table-cell>
          <table:table-cell office:value-type="float" office:value="0.00002012">
            <text:p>0.00002012</text:p>
          </table:table-cell>
          <table:table-cell table:style-name="ce2" office:value-type="float" office:value="-9.638713">
            <text:p>-9.638713</text:p>
          </table:table-cell>
          <table:table-cell table:style-name="ce2" office:value-type="float" office:value="-0.02112314">
            <text:p>-0.02112314</text:p>
          </table:table-cell>
          <table:table-cell table:style-name="ce2" table:formula="of:=IF([.M118]=[.$M$2];&quot;OK&quot;;&quot;&quot;)">
            <text:p/>
          </table:table-cell>
          <table:table-cell table:style-name="ce2" table:formula="of:=IF([.K118]=[.$K$2];&quot;OK&quot;;&quot;&quot;)">
            <text:p/>
          </table:table-cell>
          <table:table-cell table:style-name="ce2"/>
          <table:table-cell table:style-name="ce2" table:formula="of:=[.C118]-[.D118]" office:value-type="float" office:value="2722.22">
            <text:p>2722.22</text:p>
          </table:table-cell>
          <table:table-cell table:style-name="ce2" table:formula="of:=[.D118]-[.C118]" office:value-type="float" office:value="-2722.22">
            <text:p>-2722.22</text:p>
          </table:table-cell>
          <table:table-cell table:style-name="ce4" table:formula="of:=[.F118]-[.J118]" office:value-type="float" office:value="9.19">
            <text:p>9.19</text:p>
          </table:table-cell>
          <table:table-cell table:style-name="ce4" table:formula="of:=[.F118]-[.H118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450">
            <text:p>10450</text:p>
          </table:table-cell>
          <table:table-cell office:value-type="float" office:value="8322.22">
            <text:p>8322.22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12">
            <text:p>2.12</text:p>
          </table:table-cell>
          <table:table-cell office:value-type="float" office:value="0.00001992">
            <text:p>0.00001992</text:p>
          </table:table-cell>
          <table:table-cell table:style-name="ce2" office:value-type="float" office:value="-9.6445724">
            <text:p>-9.6445724</text:p>
          </table:table-cell>
          <table:table-cell table:style-name="ce2" office:value-type="float" office:value="-0.02109384">
            <text:p>-0.02109384</text:p>
          </table:table-cell>
          <table:table-cell table:style-name="ce2" table:formula="of:=IF([.M119]=[.$M$2];&quot;OK&quot;;&quot;&quot;)">
            <text:p/>
          </table:table-cell>
          <table:table-cell table:style-name="ce2" table:formula="of:=IF([.K119]=[.$K$2];&quot;OK&quot;;&quot;&quot;)">
            <text:p/>
          </table:table-cell>
          <table:table-cell table:style-name="ce2"/>
          <table:table-cell table:style-name="ce2" table:formula="of:=[.C119]-[.D119]" office:value-type="float" office:value="2127.78">
            <text:p>2127.78</text:p>
          </table:table-cell>
          <table:table-cell table:style-name="ce2" table:formula="of:=[.D119]-[.C119]" office:value-type="float" office:value="-2127.78">
            <text:p>-2127.78</text:p>
          </table:table-cell>
          <table:table-cell table:style-name="ce4" table:formula="of:=[.F119]-[.J119]" office:value-type="float" office:value="9.19">
            <text:p>9.19</text:p>
          </table:table-cell>
          <table:table-cell table:style-name="ce4" table:formula="of:=[.F119]-[.H119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450">
            <text:p>10450</text:p>
          </table:table-cell>
          <table:table-cell office:value-type="float" office:value="8916.67">
            <text:p>8916.67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11">
            <text:p>2.11</text:p>
          </table:table-cell>
          <table:table-cell office:value-type="float" office:value="0.00002012">
            <text:p>0.00002012</text:p>
          </table:table-cell>
          <table:table-cell table:style-name="ce2" office:value-type="float" office:value="-9.6504318">
            <text:p>-9.6504318</text:p>
          </table:table-cell>
          <table:table-cell table:style-name="ce2" office:value-type="float" office:value="-0.02106454">
            <text:p>-0.02106454</text:p>
          </table:table-cell>
          <table:table-cell table:style-name="ce2" table:formula="of:=IF([.M120]=[.$M$2];&quot;OK&quot;;&quot;&quot;)">
            <text:p/>
          </table:table-cell>
          <table:table-cell table:style-name="ce2" table:formula="of:=IF([.K120]=[.$K$2];&quot;OK&quot;;&quot;&quot;)">
            <text:p/>
          </table:table-cell>
          <table:table-cell table:style-name="ce2"/>
          <table:table-cell table:style-name="ce2" table:formula="of:=[.C120]-[.D120]" office:value-type="float" office:value="1533.33">
            <text:p>1533.33</text:p>
          </table:table-cell>
          <table:table-cell table:style-name="ce2" table:formula="of:=[.D120]-[.C120]" office:value-type="float" office:value="-1533.33">
            <text:p>-1533.33</text:p>
          </table:table-cell>
          <table:table-cell table:style-name="ce4" table:formula="of:=[.F120]-[.J120]" office:value-type="float" office:value="9.2">
            <text:p>9.2</text:p>
          </table:table-cell>
          <table:table-cell table:style-name="ce4" table:formula="of:=[.F120]-[.H120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450">
            <text:p>10450</text:p>
          </table:table-cell>
          <table:table-cell office:value-type="float" office:value="9511.11">
            <text:p>9511.11</text:p>
          </table:table-cell>
          <table:table-cell office:value-type="float" office:value="11.62">
            <text:p>11.62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1">
            <text:p>2.1</text:p>
          </table:table-cell>
          <table:table-cell office:value-type="float" office:value="0.00002051">
            <text:p>0.00002051</text:p>
          </table:table-cell>
          <table:table-cell table:style-name="ce2" office:value-type="float" office:value="-9.6592209">
            <text:p>-9.6592209</text:p>
          </table:table-cell>
          <table:table-cell table:style-name="ce2" office:value-type="float" office:value="-0.02097665">
            <text:p>-0.02097665</text:p>
          </table:table-cell>
          <table:table-cell table:style-name="ce2" table:formula="of:=IF([.M121]=[.$M$2];&quot;OK&quot;;&quot;&quot;)">
            <text:p/>
          </table:table-cell>
          <table:table-cell table:style-name="ce2" table:formula="of:=IF([.K121]=[.$K$2];&quot;OK&quot;;&quot;&quot;)">
            <text:p/>
          </table:table-cell>
          <table:table-cell table:style-name="ce2"/>
          <table:table-cell table:style-name="ce2" table:formula="of:=[.C121]-[.D121]" office:value-type="float" office:value="938.889999999999">
            <text:p>938.89</text:p>
          </table:table-cell>
          <table:table-cell table:style-name="ce2" table:formula="of:=[.D121]-[.C121]" office:value-type="float" office:value="-938.889999999999">
            <text:p>-938.89</text:p>
          </table:table-cell>
          <table:table-cell table:style-name="ce4" table:formula="of:=[.F121]-[.J121]" office:value-type="float" office:value="9.21">
            <text:p>9.21</text:p>
          </table:table-cell>
          <table:table-cell table:style-name="ce4" table:formula="of:=[.F121]-[.H121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450">
            <text:p>10450</text:p>
          </table:table-cell>
          <table:table-cell office:value-type="float" office:value="10105.56">
            <text:p>10105.56</text:p>
          </table:table-cell>
          <table:table-cell office:value-type="float" office:value="11.62">
            <text:p>11.62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09">
            <text:p>2.09</text:p>
          </table:table-cell>
          <table:table-cell office:value-type="float" office:value="0.0000209">
            <text:p>0.0000209</text:p>
          </table:table-cell>
          <table:table-cell table:style-name="ce2" office:value-type="float" office:value="-9.66801">
            <text:p>-9.66801</text:p>
          </table:table-cell>
          <table:table-cell table:style-name="ce2" office:value-type="float" office:value="-0.02088876">
            <text:p>-0.02088876</text:p>
          </table:table-cell>
          <table:table-cell table:style-name="ce2" table:formula="of:=IF([.M122]=[.$M$2];&quot;OK&quot;;&quot;&quot;)">
            <text:p/>
          </table:table-cell>
          <table:table-cell table:style-name="ce2" table:formula="of:=IF([.K122]=[.$K$2];&quot;OK&quot;;&quot;&quot;)">
            <text:p/>
          </table:table-cell>
          <table:table-cell table:style-name="ce2"/>
          <table:table-cell table:style-name="ce2" table:formula="of:=[.C122]-[.D122]" office:value-type="float" office:value="344.440000000001">
            <text:p>344.44</text:p>
          </table:table-cell>
          <table:table-cell table:style-name="ce2" table:formula="of:=[.D122]-[.C122]" office:value-type="float" office:value="-344.440000000001">
            <text:p>-344.44</text:p>
          </table:table-cell>
          <table:table-cell table:style-name="ce4" table:formula="of:=[.F122]-[.J122]" office:value-type="float" office:value="9.22">
            <text:p>9.22</text:p>
          </table:table-cell>
          <table:table-cell table:style-name="ce4" table:formula="of:=[.F122]-[.H122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450">
            <text:p>10450</text:p>
          </table:table-cell>
          <table:table-cell office:value-type="float" office:value="10700">
            <text:p>10700</text:p>
          </table:table-cell>
          <table:table-cell office:value-type="float" office:value="11.62">
            <text:p>11.62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1">
            <text:p>2.1</text:p>
          </table:table-cell>
          <table:table-cell office:value-type="float" office:value="0.0000209">
            <text:p>0.0000209</text:p>
          </table:table-cell>
          <table:table-cell table:style-name="ce2" office:value-type="float" office:value="-9.6621506">
            <text:p>-9.6621506</text:p>
          </table:table-cell>
          <table:table-cell table:style-name="ce2" office:value-type="float" office:value="-0.02097665">
            <text:p>-0.02097665</text:p>
          </table:table-cell>
          <table:table-cell table:style-name="ce2" table:formula="of:=IF([.M123]=[.$M$2];&quot;OK&quot;;&quot;&quot;)">
            <text:p/>
          </table:table-cell>
          <table:table-cell table:style-name="ce2" table:formula="of:=IF([.K123]=[.$K$2];&quot;OK&quot;;&quot;&quot;)">
            <text:p/>
          </table:table-cell>
          <table:table-cell table:style-name="ce2"/>
          <table:table-cell table:style-name="ce2" table:formula="of:=[.C123]-[.D123]" office:value-type="float" office:value="-250">
            <text:p>-250</text:p>
          </table:table-cell>
          <table:table-cell table:style-name="ce2" table:formula="of:=[.D123]-[.C123]" office:value-type="float" office:value="250">
            <text:p>250</text:p>
          </table:table-cell>
          <table:table-cell table:style-name="ce4" table:formula="of:=[.F123]-[.J123]" office:value-type="float" office:value="9.21">
            <text:p>9.21</text:p>
          </table:table-cell>
          <table:table-cell table:style-name="ce4" table:formula="of:=[.F123]-[.H123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table:number-columns-repeated="7" office:value-type="string">
            <text:p><text:s/></text:p>
          </table:table-cell>
          <table:table-cell table:number-columns-repeated="2"/>
          <table:table-cell table:style-name="ce2"/>
          <table:table-cell table:style-name="ce2"/>
          <table:table-cell table:style-name="ce2" table:formula="of:=IF([.M124]=[.$M$2];&quot;OK&quot;;&quot;&quot;)" office:value-type="string" office:string-value="OK">
            <text:p>OK</text:p>
          </table:table-cell>
          <table:table-cell table:style-name="ce2" table:formula="of:=IF([.K124]=[.$K$2];&quot;OK&quot;;&quot;&quot;)" office:value-type="string" office:string-value="OK">
            <text:p>OK</text:p>
          </table:table-cell>
          <table:table-cell table:style-name="ce2"/>
          <table:table-cell table:style-name="ce2" table:formula="of:=[.C124]-[.D124]" office:value-type="float" office:value="0">
            <text:p>0</text:p>
          </table:table-cell>
          <table:table-cell table:style-name="ce2" table:formula="of:=[.D124]-[.C124]" office:value-type="float" office:value="0">
            <text:p>0</text:p>
          </table:table-cell>
          <table:table-cell table:style-name="ce4" table:formula="of:=[.F124]-[.J124]" office:value-type="float" office:value="0">
            <text:p>0</text:p>
          </table:table-cell>
          <table:table-cell table:style-name="ce4" table:formula="of:=[.F124]-[.H124]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0340">
            <text:p>10340</text:p>
          </table:table-cell>
          <table:table-cell office:value-type="float" office:value="0">
            <text:p>0</text:p>
          </table:table-cell>
          <table:table-cell office:value-type="float" office:value="11.61">
            <text:p>11.61</text:p>
          </table:table-cell>
          <table:table-cell office:value-type="float" office:value="11.4">
            <text:p>11.4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11.74">
            <text:p>11.74</text:p>
          </table:table-cell>
          <table:table-cell office:value-type="float" office:value="11.85">
            <text:p>11.85</text:p>
          </table:table-cell>
          <table:table-cell office:value-type="float" office:value="0.00001406">
            <text:p>0.00001406</text:p>
          </table:table-cell>
          <table:table-cell table:style-name="ce2" office:value-type="float" office:value="0.0937504">
            <text:p>0.0937504</text:p>
          </table:table-cell>
          <table:table-cell table:style-name="ce2" office:value-type="float" office:value="-0.00111329">
            <text:p>-0.00111329</text:p>
          </table:table-cell>
          <table:table-cell table:style-name="ce2" table:formula="of:=IF([.M125]=[.$M$2];&quot;OK&quot;;&quot;&quot;)">
            <text:p/>
          </table:table-cell>
          <table:table-cell table:style-name="ce2" table:formula="of:=IF([.K125]=[.$K$2];&quot;OK&quot;;&quot;&quot;)">
            <text:p/>
          </table:table-cell>
          <table:table-cell table:style-name="ce2"/>
          <table:table-cell table:style-name="ce2" table:formula="of:=[.C125]-[.D125]" office:value-type="float" office:value="10340">
            <text:p>10340</text:p>
          </table:table-cell>
          <table:table-cell table:style-name="ce2" table:formula="of:=[.D125]-[.C125]" office:value-type="float" office:value="-10340">
            <text:p>-10340</text:p>
          </table:table-cell>
          <table:table-cell table:style-name="ce4" table:formula="of:=[.F125]-[.J125]" office:value-type="float" office:value="-0.449999999999999">
            <text:p>-0.45</text:p>
          </table:table-cell>
          <table:table-cell table:style-name="ce4" table:formula="of:=[.F125]-[.H125]" office:value-type="float" office:value="-0.359999999999999">
            <text:p>-0.36</text:p>
          </table:table-cell>
        </table:table-row>
        <table:table-row table:style-name="ro1">
          <table:table-cell table:number-columns-repeated="2"/>
          <table:table-cell office:value-type="float" office:value="10340">
            <text:p>10340</text:p>
          </table:table-cell>
          <table:table-cell office:value-type="float" office:value="594.44">
            <text:p>594.44</text:p>
          </table:table-cell>
          <table:table-cell office:value-type="float" office:value="11.62">
            <text:p>11.62</text:p>
          </table:table-cell>
          <table:table-cell office:value-type="float" office:value="11.39">
            <text:p>11.3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11.74">
            <text:p>11.74</text:p>
          </table:table-cell>
          <table:table-cell office:value-type="float" office:value="11.85">
            <text:p>11.85</text:p>
          </table:table-cell>
          <table:table-cell office:value-type="float" office:value="0.00001523">
            <text:p>0.00001523</text:p>
          </table:table-cell>
          <table:table-cell table:style-name="ce2" office:value-type="float" office:value="0.087891">
            <text:p>0.087891</text:p>
          </table:table-cell>
          <table:table-cell table:style-name="ce2" office:value-type="float" office:value="-0.00108399">
            <text:p>-0.00108399</text:p>
          </table:table-cell>
          <table:table-cell table:style-name="ce2" table:formula="of:=IF([.M126]=[.$M$2];&quot;OK&quot;;&quot;&quot;)">
            <text:p/>
          </table:table-cell>
          <table:table-cell table:style-name="ce2" table:formula="of:=IF([.K126]=[.$K$2];&quot;OK&quot;;&quot;&quot;)">
            <text:p/>
          </table:table-cell>
          <table:table-cell table:style-name="ce2"/>
          <table:table-cell table:style-name="ce2" table:formula="of:=[.C126]-[.D126]" office:value-type="float" office:value="9745.56">
            <text:p>9745.56</text:p>
          </table:table-cell>
          <table:table-cell table:style-name="ce2" table:formula="of:=[.D126]-[.C126]" office:value-type="float" office:value="-9745.56">
            <text:p>-9745.56</text:p>
          </table:table-cell>
          <table:table-cell table:style-name="ce4" table:formula="of:=[.F126]-[.J126]" office:value-type="float" office:value="-0.459999999999999">
            <text:p>-0.46</text:p>
          </table:table-cell>
          <table:table-cell table:style-name="ce4" table:formula="of:=[.F126]-[.H126]" office:value-type="float" office:value="-0.369999999999999">
            <text:p>-0.37</text:p>
          </table:table-cell>
        </table:table-row>
        <table:table-row table:style-name="ro1">
          <table:table-cell table:number-columns-repeated="2"/>
          <table:table-cell office:value-type="float" office:value="10340">
            <text:p>10340</text:p>
          </table:table-cell>
          <table:table-cell office:value-type="float" office:value="1188.89">
            <text:p>1188.89</text:p>
          </table:table-cell>
          <table:table-cell office:value-type="float" office:value="11.62">
            <text:p>11.62</text:p>
          </table:table-cell>
          <table:table-cell office:value-type="float" office:value="11.33">
            <text:p>11.3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11.05">
            <text:p>11.05</text:p>
          </table:table-cell>
          <table:table-cell office:value-type="float" office:value="11.78">
            <text:p>11.78</text:p>
          </table:table-cell>
          <table:table-cell office:value-type="float" office:value="0.00001895">
            <text:p>0.00001895</text:p>
          </table:table-cell>
          <table:table-cell table:style-name="ce2" office:value-type="float" office:value="0.0234376">
            <text:p>0.0234376</text:p>
          </table:table-cell>
          <table:table-cell table:style-name="ce2" office:value-type="float" office:value="-0.00732425">
            <text:p>-0.00732425</text:p>
          </table:table-cell>
          <table:table-cell table:style-name="ce2" table:formula="of:=IF([.M127]=[.$M$2];&quot;OK&quot;;&quot;&quot;)">
            <text:p/>
          </table:table-cell>
          <table:table-cell table:style-name="ce2" table:formula="of:=IF([.K127]=[.$K$2];&quot;OK&quot;;&quot;&quot;)">
            <text:p/>
          </table:table-cell>
          <table:table-cell table:style-name="ce2"/>
          <table:table-cell table:style-name="ce2" table:formula="of:=[.C127]-[.D127]" office:value-type="float" office:value="9151.11">
            <text:p>9151.11</text:p>
          </table:table-cell>
          <table:table-cell table:style-name="ce2" table:formula="of:=[.D127]-[.C127]" office:value-type="float" office:value="-9151.11">
            <text:p>-9151.11</text:p>
          </table:table-cell>
          <table:table-cell table:style-name="ce4" table:formula="of:=[.F127]-[.J127]" office:value-type="float" office:value="-0.449999999999999">
            <text:p>-0.45</text:p>
          </table:table-cell>
          <table:table-cell table:style-name="ce4" table:formula="of:=[.F127]-[.H127]" office:value-type="float" office:value="-0.43">
            <text:p>-0.43</text:p>
          </table:table-cell>
        </table:table-row>
        <table:table-row table:style-name="ro1">
          <table:table-cell table:number-columns-repeated="2"/>
          <table:table-cell office:value-type="float" office:value="10340">
            <text:p>10340</text:p>
          </table:table-cell>
          <table:table-cell office:value-type="float" office:value="1783.33">
            <text:p>1783.33</text:p>
          </table:table-cell>
          <table:table-cell office:value-type="float" office:value="11.62">
            <text:p>11.62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8.7">
            <text:p>8.7</text:p>
          </table:table-cell>
          <table:table-cell office:value-type="float" office:value="10.52">
            <text:p>10.52</text:p>
          </table:table-cell>
          <table:table-cell office:value-type="float" office:value="0.0000209">
            <text:p>0.0000209</text:p>
          </table:table-cell>
          <table:table-cell table:style-name="ce2" office:value-type="float" office:value="-1.2392631">
            <text:p>-1.2392631</text:p>
          </table:table-cell>
          <table:table-cell table:style-name="ce2" office:value-type="float" office:value="-0.01819344">
            <text:p>-0.01819344</text:p>
          </table:table-cell>
          <table:table-cell table:style-name="ce2" table:formula="of:=IF([.M128]=[.$M$2];&quot;OK&quot;;&quot;&quot;)">
            <text:p/>
          </table:table-cell>
          <table:table-cell table:style-name="ce2" table:formula="of:=IF([.K128]=[.$K$2];&quot;OK&quot;;&quot;&quot;)">
            <text:p/>
          </table:table-cell>
          <table:table-cell table:style-name="ce2"/>
          <table:table-cell table:style-name="ce2" table:formula="of:=[.C128]-[.D128]" office:value-type="float" office:value="8556.67">
            <text:p>8556.67</text:p>
          </table:table-cell>
          <table:table-cell table:style-name="ce2" table:formula="of:=[.D128]-[.C128]" office:value-type="float" office:value="-8556.67">
            <text:p>-8556.67</text:p>
          </table:table-cell>
          <table:table-cell table:style-name="ce4" table:formula="of:=[.F128]-[.J128]" office:value-type="float" office:value="0.780000000000001">
            <text:p>0.78</text:p>
          </table:table-cell>
          <table:table-cell table:style-name="ce4" table:formula="of:=[.F128]-[.H128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10340">
            <text:p>10340</text:p>
          </table:table-cell>
          <table:table-cell office:value-type="float" office:value="2377.78">
            <text:p>2377.78</text:p>
          </table:table-cell>
          <table:table-cell office:value-type="float" office:value="11.61">
            <text:p>11.61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14">
            <text:p>0.14</text:p>
          </table:table-cell>
          <table:table-cell office:value-type="float" office:value="2.19">
            <text:p>2.19</text:p>
          </table:table-cell>
          <table:table-cell office:value-type="float" office:value="0.0000209">
            <text:p>0.0000209</text:p>
          </table:table-cell>
          <table:table-cell table:style-name="ce2" office:value-type="float" office:value="-9.5771893">
            <text:p>-9.5771893</text:p>
          </table:table-cell>
          <table:table-cell table:style-name="ce2" office:value-type="float" office:value="-0.02044931">
            <text:p>-0.02044931</text:p>
          </table:table-cell>
          <table:table-cell table:style-name="ce2" table:formula="of:=IF([.M129]=[.$M$2];&quot;OK&quot;;&quot;&quot;)">
            <text:p/>
          </table:table-cell>
          <table:table-cell table:style-name="ce2" table:formula="of:=IF([.K129]=[.$K$2];&quot;OK&quot;;&quot;&quot;)">
            <text:p/>
          </table:table-cell>
          <table:table-cell table:style-name="ce2"/>
          <table:table-cell table:style-name="ce2" table:formula="of:=[.C129]-[.D129]" office:value-type="float" office:value="7962.22">
            <text:p>7962.22</text:p>
          </table:table-cell>
          <table:table-cell table:style-name="ce2" table:formula="of:=[.D129]-[.C129]" office:value-type="float" office:value="-7962.22">
            <text:p>-7962.22</text:p>
          </table:table-cell>
          <table:table-cell table:style-name="ce4" table:formula="of:=[.F129]-[.J129]" office:value-type="float" office:value="9.11">
            <text:p>9.11</text:p>
          </table:table-cell>
          <table:table-cell table:style-name="ce4" table:formula="of:=[.F129]-[.H129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10340">
            <text:p>10340</text:p>
          </table:table-cell>
          <table:table-cell office:value-type="float" office:value="2972.22">
            <text:p>2972.22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8">
            <text:p>0.08</text:p>
          </table:table-cell>
          <table:table-cell office:value-type="float" office:value="2.15">
            <text:p>2.15</text:p>
          </table:table-cell>
          <table:table-cell office:value-type="float" office:value="0.00002051">
            <text:p>0.00002051</text:p>
          </table:table-cell>
          <table:table-cell table:style-name="ce2" office:value-type="float" office:value="-9.609416">
            <text:p>-9.609416</text:p>
          </table:table-cell>
          <table:table-cell table:style-name="ce2" office:value-type="float" office:value="-0.02068368">
            <text:p>-0.02068368</text:p>
          </table:table-cell>
          <table:table-cell table:style-name="ce2" table:formula="of:=IF([.M130]=[.$M$2];&quot;OK&quot;;&quot;&quot;)">
            <text:p/>
          </table:table-cell>
          <table:table-cell table:style-name="ce2" table:formula="of:=IF([.K130]=[.$K$2];&quot;OK&quot;;&quot;&quot;)">
            <text:p/>
          </table:table-cell>
          <table:table-cell table:style-name="ce2"/>
          <table:table-cell table:style-name="ce2" table:formula="of:=[.C130]-[.D130]" office:value-type="float" office:value="7367.78">
            <text:p>7367.78</text:p>
          </table:table-cell>
          <table:table-cell table:style-name="ce2" table:formula="of:=[.D130]-[.C130]" office:value-type="float" office:value="-7367.78">
            <text:p>-7367.78</text:p>
          </table:table-cell>
          <table:table-cell table:style-name="ce4" table:formula="of:=[.F130]-[.J130]" office:value-type="float" office:value="9.16">
            <text:p>9.16</text:p>
          </table:table-cell>
          <table:table-cell table:style-name="ce4" table:formula="of:=[.F130]-[.H130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340">
            <text:p>10340</text:p>
          </table:table-cell>
          <table:table-cell office:value-type="float" office:value="3566.67">
            <text:p>3566.67</text:p>
          </table:table-cell>
          <table:table-cell office:value-type="float" office:value="11.62">
            <text:p>11.62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6">
            <text:p>0.06</text:p>
          </table:table-cell>
          <table:table-cell office:value-type="float" office:value="2.14">
            <text:p>2.14</text:p>
          </table:table-cell>
          <table:table-cell office:value-type="float" office:value="0.0000207">
            <text:p>0.0000207</text:p>
          </table:table-cell>
          <table:table-cell table:style-name="ce2" office:value-type="float" office:value="-9.6211348">
            <text:p>-9.6211348</text:p>
          </table:table-cell>
          <table:table-cell table:style-name="ce2" office:value-type="float" office:value="-0.02080087">
            <text:p>-0.02080087</text:p>
          </table:table-cell>
          <table:table-cell table:style-name="ce2" table:formula="of:=IF([.M131]=[.$M$2];&quot;OK&quot;;&quot;&quot;)">
            <text:p/>
          </table:table-cell>
          <table:table-cell table:style-name="ce2" table:formula="of:=IF([.K131]=[.$K$2];&quot;OK&quot;;&quot;&quot;)">
            <text:p/>
          </table:table-cell>
          <table:table-cell table:style-name="ce2"/>
          <table:table-cell table:style-name="ce2" table:formula="of:=[.C131]-[.D131]" office:value-type="float" office:value="6773.33">
            <text:p>6773.33</text:p>
          </table:table-cell>
          <table:table-cell table:style-name="ce2" table:formula="of:=[.D131]-[.C131]" office:value-type="float" office:value="-6773.33">
            <text:p>-6773.33</text:p>
          </table:table-cell>
          <table:table-cell table:style-name="ce4" table:formula="of:=[.F131]-[.J131]" office:value-type="float" office:value="9.17">
            <text:p>9.17</text:p>
          </table:table-cell>
          <table:table-cell table:style-name="ce4" table:formula="of:=[.F131]-[.H131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340">
            <text:p>10340</text:p>
          </table:table-cell>
          <table:table-cell office:value-type="float" office:value="4161.11">
            <text:p>4161.11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4">
            <text:p>0.04</text:p>
          </table:table-cell>
          <table:table-cell office:value-type="float" office:value="2.14">
            <text:p>2.14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240645">
            <text:p>-9.6240645</text:p>
          </table:table-cell>
          <table:table-cell table:style-name="ce2" office:value-type="float" office:value="-0.02091806">
            <text:p>-0.02091806</text:p>
          </table:table-cell>
          <table:table-cell table:style-name="ce2" table:formula="of:=IF([.M132]=[.$M$2];&quot;OK&quot;;&quot;&quot;)">
            <text:p/>
          </table:table-cell>
          <table:table-cell table:style-name="ce2" table:formula="of:=IF([.K132]=[.$K$2];&quot;OK&quot;;&quot;&quot;)">
            <text:p/>
          </table:table-cell>
          <table:table-cell table:style-name="ce2"/>
          <table:table-cell table:style-name="ce2" table:formula="of:=[.C132]-[.D132]" office:value-type="float" office:value="6178.89">
            <text:p>6178.89</text:p>
          </table:table-cell>
          <table:table-cell table:style-name="ce2" table:formula="of:=[.D132]-[.C132]" office:value-type="float" office:value="-6178.89">
            <text:p>-6178.89</text:p>
          </table:table-cell>
          <table:table-cell table:style-name="ce4" table:formula="of:=[.F132]-[.J132]" office:value-type="float" office:value="9.17">
            <text:p>9.17</text:p>
          </table:table-cell>
          <table:table-cell table:style-name="ce4" table:formula="of:=[.F132]-[.H132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340">
            <text:p>10340</text:p>
          </table:table-cell>
          <table:table-cell office:value-type="float" office:value="4755.56">
            <text:p>4755.56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4">
            <text:p>0.04</text:p>
          </table:table-cell>
          <table:table-cell office:value-type="float" office:value="2.13">
            <text:p>2.13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357833">
            <text:p>-9.6357833</text:p>
          </table:table-cell>
          <table:table-cell table:style-name="ce2" office:value-type="float" office:value="-0.02088876">
            <text:p>-0.02088876</text:p>
          </table:table-cell>
          <table:table-cell table:style-name="ce2" table:formula="of:=IF([.M133]=[.$M$2];&quot;OK&quot;;&quot;&quot;)">
            <text:p/>
          </table:table-cell>
          <table:table-cell table:style-name="ce2" table:formula="of:=IF([.K133]=[.$K$2];&quot;OK&quot;;&quot;&quot;)">
            <text:p/>
          </table:table-cell>
          <table:table-cell table:style-name="ce2"/>
          <table:table-cell table:style-name="ce2" table:formula="of:=[.C133]-[.D133]" office:value-type="float" office:value="5584.44">
            <text:p>5584.44</text:p>
          </table:table-cell>
          <table:table-cell table:style-name="ce2" table:formula="of:=[.D133]-[.C133]" office:value-type="float" office:value="-5584.44">
            <text:p>-5584.44</text:p>
          </table:table-cell>
          <table:table-cell table:style-name="ce4" table:formula="of:=[.F133]-[.J133]" office:value-type="float" office:value="9.18">
            <text:p>9.18</text:p>
          </table:table-cell>
          <table:table-cell table:style-name="ce4" table:formula="of:=[.F133]-[.H133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340">
            <text:p>10340</text:p>
          </table:table-cell>
          <table:table-cell office:value-type="float" office:value="5350">
            <text:p>5350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3">
            <text:p>0.03</text:p>
          </table:table-cell>
          <table:table-cell office:value-type="float" office:value="2.12">
            <text:p>2.12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38713">
            <text:p>-9.638713</text:p>
          </table:table-cell>
          <table:table-cell table:style-name="ce2" office:value-type="float" office:value="-0.02094735">
            <text:p>-0.02094735</text:p>
          </table:table-cell>
          <table:table-cell table:style-name="ce2" table:formula="of:=IF([.M134]=[.$M$2];&quot;OK&quot;;&quot;&quot;)">
            <text:p/>
          </table:table-cell>
          <table:table-cell table:style-name="ce2" table:formula="of:=IF([.K134]=[.$K$2];&quot;OK&quot;;&quot;&quot;)">
            <text:p/>
          </table:table-cell>
          <table:table-cell table:style-name="ce2"/>
          <table:table-cell table:style-name="ce2" table:formula="of:=[.C134]-[.D134]" office:value-type="float" office:value="4990">
            <text:p>4990</text:p>
          </table:table-cell>
          <table:table-cell table:style-name="ce2" table:formula="of:=[.D134]-[.C134]" office:value-type="float" office:value="-4990">
            <text:p>-4990</text:p>
          </table:table-cell>
          <table:table-cell table:style-name="ce4" table:formula="of:=[.F134]-[.J134]" office:value-type="float" office:value="9.19">
            <text:p>9.19</text:p>
          </table:table-cell>
          <table:table-cell table:style-name="ce4" table:formula="of:=[.F134]-[.H134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340">
            <text:p>10340</text:p>
          </table:table-cell>
          <table:table-cell office:value-type="float" office:value="5944.44">
            <text:p>5944.44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2">
            <text:p>0.02</text:p>
          </table:table-cell>
          <table:table-cell office:value-type="float" office:value="2.12">
            <text:p>2.12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416427">
            <text:p>-9.6416427</text:p>
          </table:table-cell>
          <table:table-cell table:style-name="ce2" office:value-type="float" office:value="-0.02097665">
            <text:p>-0.02097665</text:p>
          </table:table-cell>
          <table:table-cell table:style-name="ce2" table:formula="of:=IF([.M135]=[.$M$2];&quot;OK&quot;;&quot;&quot;)">
            <text:p/>
          </table:table-cell>
          <table:table-cell table:style-name="ce2" table:formula="of:=IF([.K135]=[.$K$2];&quot;OK&quot;;&quot;&quot;)">
            <text:p/>
          </table:table-cell>
          <table:table-cell table:style-name="ce2"/>
          <table:table-cell table:style-name="ce2" table:formula="of:=[.C135]-[.D135]" office:value-type="float" office:value="4395.56">
            <text:p>4395.56</text:p>
          </table:table-cell>
          <table:table-cell table:style-name="ce2" table:formula="of:=[.D135]-[.C135]" office:value-type="float" office:value="-4395.56">
            <text:p>-4395.56</text:p>
          </table:table-cell>
          <table:table-cell table:style-name="ce4" table:formula="of:=[.F135]-[.J135]" office:value-type="float" office:value="9.19">
            <text:p>9.19</text:p>
          </table:table-cell>
          <table:table-cell table:style-name="ce4" table:formula="of:=[.F135]-[.H135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340">
            <text:p>10340</text:p>
          </table:table-cell>
          <table:table-cell office:value-type="float" office:value="6538.89">
            <text:p>6538.89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2">
            <text:p>0.02</text:p>
          </table:table-cell>
          <table:table-cell office:value-type="float" office:value="2.11">
            <text:p>2.11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475021">
            <text:p>-9.6475021</text:p>
          </table:table-cell>
          <table:table-cell table:style-name="ce2" office:value-type="float" office:value="-0.02094736">
            <text:p>-0.02094736</text:p>
          </table:table-cell>
          <table:table-cell table:style-name="ce2" table:formula="of:=IF([.M136]=[.$M$2];&quot;OK&quot;;&quot;&quot;)">
            <text:p/>
          </table:table-cell>
          <table:table-cell table:style-name="ce2" table:formula="of:=IF([.K136]=[.$K$2];&quot;OK&quot;;&quot;&quot;)">
            <text:p/>
          </table:table-cell>
          <table:table-cell table:style-name="ce2"/>
          <table:table-cell table:style-name="ce2" table:formula="of:=[.C136]-[.D136]" office:value-type="float" office:value="3801.11">
            <text:p>3801.11</text:p>
          </table:table-cell>
          <table:table-cell table:style-name="ce2" table:formula="of:=[.D136]-[.C136]" office:value-type="float" office:value="-3801.11">
            <text:p>-3801.11</text:p>
          </table:table-cell>
          <table:table-cell table:style-name="ce4" table:formula="of:=[.F136]-[.J136]" office:value-type="float" office:value="9.2">
            <text:p>9.2</text:p>
          </table:table-cell>
          <table:table-cell table:style-name="ce4" table:formula="of:=[.F136]-[.H136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340">
            <text:p>10340</text:p>
          </table:table-cell>
          <table:table-cell office:value-type="float" office:value="7133.33">
            <text:p>7133.33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11">
            <text:p>2.11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475021">
            <text:p>-9.6475021</text:p>
          </table:table-cell>
          <table:table-cell table:style-name="ce2" office:value-type="float" office:value="-0.02097665">
            <text:p>-0.02097665</text:p>
          </table:table-cell>
          <table:table-cell table:style-name="ce2" table:formula="of:=IF([.M137]=[.$M$2];&quot;OK&quot;;&quot;&quot;)">
            <text:p/>
          </table:table-cell>
          <table:table-cell table:style-name="ce2" table:formula="of:=IF([.K137]=[.$K$2];&quot;OK&quot;;&quot;&quot;)">
            <text:p/>
          </table:table-cell>
          <table:table-cell table:style-name="ce2"/>
          <table:table-cell table:style-name="ce2" table:formula="of:=[.C137]-[.D137]" office:value-type="float" office:value="3206.67">
            <text:p>3206.67</text:p>
          </table:table-cell>
          <table:table-cell table:style-name="ce2" table:formula="of:=[.D137]-[.C137]" office:value-type="float" office:value="-3206.67">
            <text:p>-3206.67</text:p>
          </table:table-cell>
          <table:table-cell table:style-name="ce4" table:formula="of:=[.F137]-[.J137]" office:value-type="float" office:value="9.2">
            <text:p>9.2</text:p>
          </table:table-cell>
          <table:table-cell table:style-name="ce4" table:formula="of:=[.F137]-[.H137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340">
            <text:p>10340</text:p>
          </table:table-cell>
          <table:table-cell office:value-type="float" office:value="7727.78">
            <text:p>7727.78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11">
            <text:p>2.11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533615">
            <text:p>-9.6533615</text:p>
          </table:table-cell>
          <table:table-cell table:style-name="ce2" office:value-type="float" office:value="-0.02100595">
            <text:p>-0.02100595</text:p>
          </table:table-cell>
          <table:table-cell table:style-name="ce2" table:formula="of:=IF([.M138]=[.$M$2];&quot;OK&quot;;&quot;&quot;)">
            <text:p/>
          </table:table-cell>
          <table:table-cell table:style-name="ce2" table:formula="of:=IF([.K138]=[.$K$2];&quot;OK&quot;;&quot;&quot;)">
            <text:p/>
          </table:table-cell>
          <table:table-cell table:style-name="ce2"/>
          <table:table-cell table:style-name="ce2" table:formula="of:=[.C138]-[.D138]" office:value-type="float" office:value="2612.22">
            <text:p>2612.22</text:p>
          </table:table-cell>
          <table:table-cell table:style-name="ce2" table:formula="of:=[.D138]-[.C138]" office:value-type="float" office:value="-2612.22">
            <text:p>-2612.22</text:p>
          </table:table-cell>
          <table:table-cell table:style-name="ce4" table:formula="of:=[.F138]-[.J138]" office:value-type="float" office:value="9.2">
            <text:p>9.2</text:p>
          </table:table-cell>
          <table:table-cell table:style-name="ce4" table:formula="of:=[.F138]-[.H138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340">
            <text:p>10340</text:p>
          </table:table-cell>
          <table:table-cell office:value-type="float" office:value="8322.22">
            <text:p>8322.22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11">
            <text:p>2.11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533615">
            <text:p>-9.6533615</text:p>
          </table:table-cell>
          <table:table-cell table:style-name="ce2" office:value-type="float" office:value="-0.02100595">
            <text:p>-0.02100595</text:p>
          </table:table-cell>
          <table:table-cell table:style-name="ce2" table:formula="of:=IF([.M139]=[.$M$2];&quot;OK&quot;;&quot;&quot;)">
            <text:p/>
          </table:table-cell>
          <table:table-cell table:style-name="ce2" table:formula="of:=IF([.K139]=[.$K$2];&quot;OK&quot;;&quot;&quot;)">
            <text:p/>
          </table:table-cell>
          <table:table-cell table:style-name="ce2"/>
          <table:table-cell table:style-name="ce2" table:formula="of:=[.C139]-[.D139]" office:value-type="float" office:value="2017.78">
            <text:p>2017.78</text:p>
          </table:table-cell>
          <table:table-cell table:style-name="ce2" table:formula="of:=[.D139]-[.C139]" office:value-type="float" office:value="-2017.78">
            <text:p>-2017.78</text:p>
          </table:table-cell>
          <table:table-cell table:style-name="ce4" table:formula="of:=[.F139]-[.J139]" office:value-type="float" office:value="9.2">
            <text:p>9.2</text:p>
          </table:table-cell>
          <table:table-cell table:style-name="ce4" table:formula="of:=[.F139]-[.H139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340">
            <text:p>10340</text:p>
          </table:table-cell>
          <table:table-cell office:value-type="float" office:value="8916.67">
            <text:p>8916.67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11">
            <text:p>2.11</text:p>
          </table:table-cell>
          <table:table-cell office:value-type="float" office:value="0.00002012">
            <text:p>0.00002012</text:p>
          </table:table-cell>
          <table:table-cell table:style-name="ce2" office:value-type="float" office:value="-9.6504318">
            <text:p>-9.6504318</text:p>
          </table:table-cell>
          <table:table-cell table:style-name="ce2" office:value-type="float" office:value="-0.02106454">
            <text:p>-0.02106454</text:p>
          </table:table-cell>
          <table:table-cell table:style-name="ce2" table:formula="of:=IF([.M140]=[.$M$2];&quot;OK&quot;;&quot;&quot;)">
            <text:p/>
          </table:table-cell>
          <table:table-cell table:style-name="ce2" table:formula="of:=IF([.K140]=[.$K$2];&quot;OK&quot;;&quot;&quot;)">
            <text:p/>
          </table:table-cell>
          <table:table-cell table:style-name="ce2"/>
          <table:table-cell table:style-name="ce2" table:formula="of:=[.C140]-[.D140]" office:value-type="float" office:value="1423.33">
            <text:p>1423.33</text:p>
          </table:table-cell>
          <table:table-cell table:style-name="ce2" table:formula="of:=[.D140]-[.C140]" office:value-type="float" office:value="-1423.33">
            <text:p>-1423.33</text:p>
          </table:table-cell>
          <table:table-cell table:style-name="ce4" table:formula="of:=[.F140]-[.J140]" office:value-type="float" office:value="9.2">
            <text:p>9.2</text:p>
          </table:table-cell>
          <table:table-cell table:style-name="ce4" table:formula="of:=[.F140]-[.H140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340">
            <text:p>10340</text:p>
          </table:table-cell>
          <table:table-cell office:value-type="float" office:value="9511.11">
            <text:p>9511.11</text:p>
          </table:table-cell>
          <table:table-cell office:value-type="float" office:value="11.62">
            <text:p>11.62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09">
            <text:p>2.09</text:p>
          </table:table-cell>
          <table:table-cell office:value-type="float" office:value="0.0000207">
            <text:p>0.0000207</text:p>
          </table:table-cell>
          <table:table-cell table:style-name="ce2" office:value-type="float" office:value="-9.66801">
            <text:p>-9.66801</text:p>
          </table:table-cell>
          <table:table-cell table:style-name="ce2" office:value-type="float" office:value="-0.02088876">
            <text:p>-0.02088876</text:p>
          </table:table-cell>
          <table:table-cell table:style-name="ce2" table:formula="of:=IF([.M141]=[.$M$2];&quot;OK&quot;;&quot;&quot;)">
            <text:p/>
          </table:table-cell>
          <table:table-cell table:style-name="ce2" table:formula="of:=IF([.K141]=[.$K$2];&quot;OK&quot;;&quot;&quot;)">
            <text:p/>
          </table:table-cell>
          <table:table-cell table:style-name="ce2"/>
          <table:table-cell table:style-name="ce2" table:formula="of:=[.C141]-[.D141]" office:value-type="float" office:value="828.889999999999">
            <text:p>828.89</text:p>
          </table:table-cell>
          <table:table-cell table:style-name="ce2" table:formula="of:=[.D141]-[.C141]" office:value-type="float" office:value="-828.889999999999">
            <text:p>-828.89</text:p>
          </table:table-cell>
          <table:table-cell table:style-name="ce4" table:formula="of:=[.F141]-[.J141]" office:value-type="float" office:value="9.22">
            <text:p>9.22</text:p>
          </table:table-cell>
          <table:table-cell table:style-name="ce4" table:formula="of:=[.F141]-[.H141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340">
            <text:p>10340</text:p>
          </table:table-cell>
          <table:table-cell office:value-type="float" office:value="10105.56">
            <text:p>10105.56</text:p>
          </table:table-cell>
          <table:table-cell office:value-type="float" office:value="11.62">
            <text:p>11.62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09">
            <text:p>2.09</text:p>
          </table:table-cell>
          <table:table-cell office:value-type="float" office:value="0.0000209">
            <text:p>0.0000209</text:p>
          </table:table-cell>
          <table:table-cell table:style-name="ce2" office:value-type="float" office:value="-9.6738694">
            <text:p>-9.6738694</text:p>
          </table:table-cell>
          <table:table-cell table:style-name="ce2" office:value-type="float" office:value="-0.02088876">
            <text:p>-0.02088876</text:p>
          </table:table-cell>
          <table:table-cell table:style-name="ce2" table:formula="of:=IF([.M142]=[.$M$2];&quot;OK&quot;;&quot;&quot;)">
            <text:p/>
          </table:table-cell>
          <table:table-cell table:style-name="ce2" table:formula="of:=IF([.K142]=[.$K$2];&quot;OK&quot;;&quot;&quot;)">
            <text:p/>
          </table:table-cell>
          <table:table-cell table:style-name="ce2"/>
          <table:table-cell table:style-name="ce2" table:formula="of:=[.C142]-[.D142]" office:value-type="float" office:value="234.440000000001">
            <text:p>234.44</text:p>
          </table:table-cell>
          <table:table-cell table:style-name="ce2" table:formula="of:=[.D142]-[.C142]" office:value-type="float" office:value="-234.440000000001">
            <text:p>-234.44</text:p>
          </table:table-cell>
          <table:table-cell table:style-name="ce4" table:formula="of:=[.F142]-[.J142]" office:value-type="float" office:value="9.22">
            <text:p>9.22</text:p>
          </table:table-cell>
          <table:table-cell table:style-name="ce4" table:formula="of:=[.F142]-[.H142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340">
            <text:p>10340</text:p>
          </table:table-cell>
          <table:table-cell office:value-type="float" office:value="10700">
            <text:p>10700</text:p>
          </table:table-cell>
          <table:table-cell office:value-type="float" office:value="11.62">
            <text:p>11.62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09">
            <text:p>2.09</text:p>
          </table:table-cell>
          <table:table-cell office:value-type="float" office:value="0.0000209">
            <text:p>0.0000209</text:p>
          </table:table-cell>
          <table:table-cell table:style-name="ce2" office:value-type="float" office:value="-9.6709397">
            <text:p>-9.6709397</text:p>
          </table:table-cell>
          <table:table-cell table:style-name="ce2" office:value-type="float" office:value="-0.02085946">
            <text:p>-0.02085946</text:p>
          </table:table-cell>
          <table:table-cell table:style-name="ce2" table:formula="of:=IF([.M143]=[.$M$2];&quot;OK&quot;;&quot;&quot;)">
            <text:p/>
          </table:table-cell>
          <table:table-cell table:style-name="ce2" table:formula="of:=IF([.K143]=[.$K$2];&quot;OK&quot;;&quot;&quot;)">
            <text:p/>
          </table:table-cell>
          <table:table-cell table:style-name="ce2"/>
          <table:table-cell table:style-name="ce2" table:formula="of:=[.C143]-[.D143]" office:value-type="float" office:value="-360">
            <text:p>-360</text:p>
          </table:table-cell>
          <table:table-cell table:style-name="ce2" table:formula="of:=[.D143]-[.C143]" office:value-type="float" office:value="360">
            <text:p>360</text:p>
          </table:table-cell>
          <table:table-cell table:style-name="ce4" table:formula="of:=[.F143]-[.J143]" office:value-type="float" office:value="9.22">
            <text:p>9.22</text:p>
          </table:table-cell>
          <table:table-cell table:style-name="ce4" table:formula="of:=[.F143]-[.H143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table:number-columns-repeated="7" office:value-type="string">
            <text:p><text:s/></text:p>
          </table:table-cell>
          <table:table-cell table:number-columns-repeated="2"/>
          <table:table-cell table:style-name="ce2"/>
          <table:table-cell table:style-name="ce2"/>
          <table:table-cell table:style-name="ce2" table:formula="of:=IF([.M144]=[.$M$2];&quot;OK&quot;;&quot;&quot;)" office:value-type="string" office:string-value="OK">
            <text:p>OK</text:p>
          </table:table-cell>
          <table:table-cell table:style-name="ce2" table:formula="of:=IF([.K144]=[.$K$2];&quot;OK&quot;;&quot;&quot;)" office:value-type="string" office:string-value="OK">
            <text:p>OK</text:p>
          </table:table-cell>
          <table:table-cell table:style-name="ce2"/>
          <table:table-cell table:style-name="ce2" table:formula="of:=[.C144]-[.D144]" office:value-type="float" office:value="0">
            <text:p>0</text:p>
          </table:table-cell>
          <table:table-cell table:style-name="ce2" table:formula="of:=[.D144]-[.C144]" office:value-type="float" office:value="0">
            <text:p>0</text:p>
          </table:table-cell>
          <table:table-cell table:style-name="ce4" table:formula="of:=[.F144]-[.J144]" office:value-type="float" office:value="0">
            <text:p>0</text:p>
          </table:table-cell>
          <table:table-cell table:style-name="ce4" table:formula="of:=[.F144]-[.H144]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0230">
            <text:p>10230</text:p>
          </table:table-cell>
          <table:table-cell office:value-type="float" office:value="0">
            <text:p>0</text:p>
          </table:table-cell>
          <table:table-cell office:value-type="float" office:value="11.62">
            <text:p>11.62</text:p>
          </table:table-cell>
          <table:table-cell office:value-type="float" office:value="11.4">
            <text:p>11.4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11.74">
            <text:p>11.74</text:p>
          </table:table-cell>
          <table:table-cell office:value-type="float" office:value="11.85">
            <text:p>11.85</text:p>
          </table:table-cell>
          <table:table-cell office:value-type="float" office:value="0.00001445">
            <text:p>0.00001445</text:p>
          </table:table-cell>
          <table:table-cell table:style-name="ce2" office:value-type="float" office:value="0.0937504">
            <text:p>0.0937504</text:p>
          </table:table-cell>
          <table:table-cell table:style-name="ce2" office:value-type="float" office:value="-0.00111329">
            <text:p>-0.00111329</text:p>
          </table:table-cell>
          <table:table-cell table:style-name="ce2" table:formula="of:=IF([.M145]=[.$M$2];&quot;OK&quot;;&quot;&quot;)">
            <text:p/>
          </table:table-cell>
          <table:table-cell table:style-name="ce2" table:formula="of:=IF([.K145]=[.$K$2];&quot;OK&quot;;&quot;&quot;)">
            <text:p/>
          </table:table-cell>
          <table:table-cell table:style-name="ce2"/>
          <table:table-cell table:style-name="ce2" table:formula="of:=[.C145]-[.D145]" office:value-type="float" office:value="10230">
            <text:p>10230</text:p>
          </table:table-cell>
          <table:table-cell table:style-name="ce2" table:formula="of:=[.D145]-[.C145]" office:value-type="float" office:value="-10230">
            <text:p>-10230</text:p>
          </table:table-cell>
          <table:table-cell table:style-name="ce4" table:formula="of:=[.F145]-[.J145]" office:value-type="float" office:value="-0.449999999999999">
            <text:p>-0.45</text:p>
          </table:table-cell>
          <table:table-cell table:style-name="ce4" table:formula="of:=[.F145]-[.H145]" office:value-type="float" office:value="-0.359999999999999">
            <text:p>-0.36</text:p>
          </table:table-cell>
        </table:table-row>
        <table:table-row table:style-name="ro1">
          <table:table-cell table:number-columns-repeated="2"/>
          <table:table-cell office:value-type="float" office:value="10230">
            <text:p>10230</text:p>
          </table:table-cell>
          <table:table-cell office:value-type="float" office:value="594.44">
            <text:p>594.44</text:p>
          </table:table-cell>
          <table:table-cell office:value-type="float" office:value="11.62">
            <text:p>11.62</text:p>
          </table:table-cell>
          <table:table-cell office:value-type="float" office:value="11.39">
            <text:p>11.3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11.74">
            <text:p>11.74</text:p>
          </table:table-cell>
          <table:table-cell office:value-type="float" office:value="11.85">
            <text:p>11.85</text:p>
          </table:table-cell>
          <table:table-cell office:value-type="float" office:value="0.00001523">
            <text:p>0.00001523</text:p>
          </table:table-cell>
          <table:table-cell table:style-name="ce2" office:value-type="float" office:value="0.087891">
            <text:p>0.087891</text:p>
          </table:table-cell>
          <table:table-cell table:style-name="ce2" office:value-type="float" office:value="-0.00108399">
            <text:p>-0.00108399</text:p>
          </table:table-cell>
          <table:table-cell table:style-name="ce2" table:formula="of:=IF([.M146]=[.$M$2];&quot;OK&quot;;&quot;&quot;)">
            <text:p/>
          </table:table-cell>
          <table:table-cell table:style-name="ce2" table:formula="of:=IF([.K146]=[.$K$2];&quot;OK&quot;;&quot;&quot;)">
            <text:p/>
          </table:table-cell>
          <table:table-cell table:style-name="ce2"/>
          <table:table-cell table:style-name="ce2" table:formula="of:=[.C146]-[.D146]" office:value-type="float" office:value="9635.56">
            <text:p>9635.56</text:p>
          </table:table-cell>
          <table:table-cell table:style-name="ce2" table:formula="of:=[.D146]-[.C146]" office:value-type="float" office:value="-9635.56">
            <text:p>-9635.56</text:p>
          </table:table-cell>
          <table:table-cell table:style-name="ce4" table:formula="of:=[.F146]-[.J146]" office:value-type="float" office:value="-0.459999999999999">
            <text:p>-0.46</text:p>
          </table:table-cell>
          <table:table-cell table:style-name="ce4" table:formula="of:=[.F146]-[.H146]" office:value-type="float" office:value="-0.369999999999999">
            <text:p>-0.37</text:p>
          </table:table-cell>
        </table:table-row>
        <table:table-row table:style-name="ro1">
          <table:table-cell table:number-columns-repeated="2"/>
          <table:table-cell office:value-type="float" office:value="10230">
            <text:p>10230</text:p>
          </table:table-cell>
          <table:table-cell office:value-type="float" office:value="1188.89">
            <text:p>1188.89</text:p>
          </table:table-cell>
          <table:table-cell office:value-type="float" office:value="11.62">
            <text:p>11.62</text:p>
          </table:table-cell>
          <table:table-cell office:value-type="float" office:value="11.33">
            <text:p>11.3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11.05">
            <text:p>11.05</text:p>
          </table:table-cell>
          <table:table-cell office:value-type="float" office:value="11.78">
            <text:p>11.78</text:p>
          </table:table-cell>
          <table:table-cell office:value-type="float" office:value="0.00001895">
            <text:p>0.00001895</text:p>
          </table:table-cell>
          <table:table-cell table:style-name="ce2" office:value-type="float" office:value="0.0175782">
            <text:p>0.0175782</text:p>
          </table:table-cell>
          <table:table-cell table:style-name="ce2" office:value-type="float" office:value="-0.00732425">
            <text:p>-0.00732425</text:p>
          </table:table-cell>
          <table:table-cell table:style-name="ce2" table:formula="of:=IF([.M147]=[.$M$2];&quot;OK&quot;;&quot;&quot;)">
            <text:p/>
          </table:table-cell>
          <table:table-cell table:style-name="ce2" table:formula="of:=IF([.K147]=[.$K$2];&quot;OK&quot;;&quot;&quot;)">
            <text:p/>
          </table:table-cell>
          <table:table-cell table:style-name="ce2"/>
          <table:table-cell table:style-name="ce2" table:formula="of:=[.C147]-[.D147]" office:value-type="float" office:value="9041.11">
            <text:p>9041.11</text:p>
          </table:table-cell>
          <table:table-cell table:style-name="ce2" table:formula="of:=[.D147]-[.C147]" office:value-type="float" office:value="-9041.11">
            <text:p>-9041.11</text:p>
          </table:table-cell>
          <table:table-cell table:style-name="ce4" table:formula="of:=[.F147]-[.J147]" office:value-type="float" office:value="-0.449999999999999">
            <text:p>-0.45</text:p>
          </table:table-cell>
          <table:table-cell table:style-name="ce4" table:formula="of:=[.F147]-[.H147]" office:value-type="float" office:value="-0.43">
            <text:p>-0.43</text:p>
          </table:table-cell>
        </table:table-row>
        <table:table-row table:style-name="ro1">
          <table:table-cell table:number-columns-repeated="2"/>
          <table:table-cell office:value-type="float" office:value="10230">
            <text:p>10230</text:p>
          </table:table-cell>
          <table:table-cell office:value-type="float" office:value="1783.33">
            <text:p>1783.33</text:p>
          </table:table-cell>
          <table:table-cell office:value-type="float" office:value="11.62">
            <text:p>11.62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8.6">
            <text:p>8.6</text:p>
          </table:table-cell>
          <table:table-cell office:value-type="float" office:value="10.42">
            <text:p>10.42</text:p>
          </table:table-cell>
          <table:table-cell office:value-type="float" office:value="0.00002109">
            <text:p>0.00002109</text:p>
          </table:table-cell>
          <table:table-cell table:style-name="ce2" office:value-type="float" office:value="-1.3388729">
            <text:p>-1.3388729</text:p>
          </table:table-cell>
          <table:table-cell table:style-name="ce2" office:value-type="float" office:value="-0.01819344">
            <text:p>-0.01819344</text:p>
          </table:table-cell>
          <table:table-cell table:style-name="ce2" table:formula="of:=IF([.M148]=[.$M$2];&quot;OK&quot;;&quot;&quot;)">
            <text:p/>
          </table:table-cell>
          <table:table-cell table:style-name="ce2" table:formula="of:=IF([.K148]=[.$K$2];&quot;OK&quot;;&quot;&quot;)">
            <text:p/>
          </table:table-cell>
          <table:table-cell table:style-name="ce2"/>
          <table:table-cell table:style-name="ce2" table:formula="of:=[.C148]-[.D148]" office:value-type="float" office:value="8446.67">
            <text:p>8446.67</text:p>
          </table:table-cell>
          <table:table-cell table:style-name="ce2" table:formula="of:=[.D148]-[.C148]" office:value-type="float" office:value="-8446.67">
            <text:p>-8446.67</text:p>
          </table:table-cell>
          <table:table-cell table:style-name="ce4" table:formula="of:=[.F148]-[.J148]" office:value-type="float" office:value="0.880000000000001">
            <text:p>0.88</text:p>
          </table:table-cell>
          <table:table-cell table:style-name="ce4" table:formula="of:=[.F148]-[.H148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10230">
            <text:p>10230</text:p>
          </table:table-cell>
          <table:table-cell office:value-type="float" office:value="2377.78">
            <text:p>2377.78</text:p>
          </table:table-cell>
          <table:table-cell office:value-type="float" office:value="11.61">
            <text:p>11.61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13">
            <text:p>0.13</text:p>
          </table:table-cell>
          <table:table-cell office:value-type="float" office:value="2.17">
            <text:p>2.17</text:p>
          </table:table-cell>
          <table:table-cell office:value-type="float" office:value="0.0000209">
            <text:p>0.0000209</text:p>
          </table:table-cell>
          <table:table-cell table:style-name="ce2" office:value-type="float" office:value="-9.5859784">
            <text:p>-9.5859784</text:p>
          </table:table-cell>
          <table:table-cell table:style-name="ce2" office:value-type="float" office:value="-0.02039071">
            <text:p>-0.02039071</text:p>
          </table:table-cell>
          <table:table-cell table:style-name="ce2" table:formula="of:=IF([.M149]=[.$M$2];&quot;OK&quot;;&quot;&quot;)">
            <text:p/>
          </table:table-cell>
          <table:table-cell table:style-name="ce2" table:formula="of:=IF([.K149]=[.$K$2];&quot;OK&quot;;&quot;&quot;)">
            <text:p/>
          </table:table-cell>
          <table:table-cell table:style-name="ce2"/>
          <table:table-cell table:style-name="ce2" table:formula="of:=[.C149]-[.D149]" office:value-type="float" office:value="7852.22">
            <text:p>7852.22</text:p>
          </table:table-cell>
          <table:table-cell table:style-name="ce2" table:formula="of:=[.D149]-[.C149]" office:value-type="float" office:value="-7852.22">
            <text:p>-7852.22</text:p>
          </table:table-cell>
          <table:table-cell table:style-name="ce4" table:formula="of:=[.F149]-[.J149]" office:value-type="float" office:value="9.13">
            <text:p>9.13</text:p>
          </table:table-cell>
          <table:table-cell table:style-name="ce4" table:formula="of:=[.F149]-[.H149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10230">
            <text:p>10230</text:p>
          </table:table-cell>
          <table:table-cell office:value-type="float" office:value="2972.22">
            <text:p>2972.22</text:p>
          </table:table-cell>
          <table:table-cell office:value-type="float" office:value="11.62">
            <text:p>11.62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8">
            <text:p>0.08</text:p>
          </table:table-cell>
          <table:table-cell office:value-type="float" office:value="2.14">
            <text:p>2.14</text:p>
          </table:table-cell>
          <table:table-cell office:value-type="float" office:value="0.0000207">
            <text:p>0.0000207</text:p>
          </table:table-cell>
          <table:table-cell table:style-name="ce2" office:value-type="float" office:value="-9.6152754">
            <text:p>-9.6152754</text:p>
          </table:table-cell>
          <table:table-cell table:style-name="ce2" office:value-type="float" office:value="-0.02065439">
            <text:p>-0.02065439</text:p>
          </table:table-cell>
          <table:table-cell table:style-name="ce2" table:formula="of:=IF([.M150]=[.$M$2];&quot;OK&quot;;&quot;&quot;)">
            <text:p/>
          </table:table-cell>
          <table:table-cell table:style-name="ce2" table:formula="of:=IF([.K150]=[.$K$2];&quot;OK&quot;;&quot;&quot;)">
            <text:p/>
          </table:table-cell>
          <table:table-cell table:style-name="ce2"/>
          <table:table-cell table:style-name="ce2" table:formula="of:=[.C150]-[.D150]" office:value-type="float" office:value="7257.78">
            <text:p>7257.78</text:p>
          </table:table-cell>
          <table:table-cell table:style-name="ce2" table:formula="of:=[.D150]-[.C150]" office:value-type="float" office:value="-7257.78">
            <text:p>-7257.78</text:p>
          </table:table-cell>
          <table:table-cell table:style-name="ce4" table:formula="of:=[.F150]-[.J150]" office:value-type="float" office:value="9.17">
            <text:p>9.17</text:p>
          </table:table-cell>
          <table:table-cell table:style-name="ce4" table:formula="of:=[.F150]-[.H150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230">
            <text:p>10230</text:p>
          </table:table-cell>
          <table:table-cell office:value-type="float" office:value="3566.67">
            <text:p>3566.67</text:p>
          </table:table-cell>
          <table:table-cell office:value-type="float" office:value="11.62">
            <text:p>11.62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6">
            <text:p>0.06</text:p>
          </table:table-cell>
          <table:table-cell office:value-type="float" office:value="2.13">
            <text:p>2.13</text:p>
          </table:table-cell>
          <table:table-cell office:value-type="float" office:value="0.0000209">
            <text:p>0.0000209</text:p>
          </table:table-cell>
          <table:table-cell table:style-name="ce2" office:value-type="float" office:value="-9.6299239">
            <text:p>-9.6299239</text:p>
          </table:table-cell>
          <table:table-cell table:style-name="ce2" office:value-type="float" office:value="-0.02068368">
            <text:p>-0.02068368</text:p>
          </table:table-cell>
          <table:table-cell table:style-name="ce2" table:formula="of:=IF([.M151]=[.$M$2];&quot;OK&quot;;&quot;&quot;)">
            <text:p/>
          </table:table-cell>
          <table:table-cell table:style-name="ce2" table:formula="of:=IF([.K151]=[.$K$2];&quot;OK&quot;;&quot;&quot;)">
            <text:p/>
          </table:table-cell>
          <table:table-cell table:style-name="ce2"/>
          <table:table-cell table:style-name="ce2" table:formula="of:=[.C151]-[.D151]" office:value-type="float" office:value="6663.33">
            <text:p>6663.33</text:p>
          </table:table-cell>
          <table:table-cell table:style-name="ce2" table:formula="of:=[.D151]-[.C151]" office:value-type="float" office:value="-6663.33">
            <text:p>-6663.33</text:p>
          </table:table-cell>
          <table:table-cell table:style-name="ce4" table:formula="of:=[.F151]-[.J151]" office:value-type="float" office:value="9.17">
            <text:p>9.17</text:p>
          </table:table-cell>
          <table:table-cell table:style-name="ce4" table:formula="of:=[.F151]-[.H151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10230">
            <text:p>10230</text:p>
          </table:table-cell>
          <table:table-cell office:value-type="float" office:value="4161.11">
            <text:p>4161.11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4">
            <text:p>0.04</text:p>
          </table:table-cell>
          <table:table-cell office:value-type="float" office:value="2.12">
            <text:p>2.12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38713">
            <text:p>-9.638713</text:p>
          </table:table-cell>
          <table:table-cell table:style-name="ce2" office:value-type="float" office:value="-0.02080087">
            <text:p>-0.02080087</text:p>
          </table:table-cell>
          <table:table-cell table:style-name="ce2" table:formula="of:=IF([.M152]=[.$M$2];&quot;OK&quot;;&quot;&quot;)">
            <text:p/>
          </table:table-cell>
          <table:table-cell table:style-name="ce2" table:formula="of:=IF([.K152]=[.$K$2];&quot;OK&quot;;&quot;&quot;)">
            <text:p/>
          </table:table-cell>
          <table:table-cell table:style-name="ce2"/>
          <table:table-cell table:style-name="ce2" table:formula="of:=[.C152]-[.D152]" office:value-type="float" office:value="6068.89">
            <text:p>6068.89</text:p>
          </table:table-cell>
          <table:table-cell table:style-name="ce2" table:formula="of:=[.D152]-[.C152]" office:value-type="float" office:value="-6068.89">
            <text:p>-6068.89</text:p>
          </table:table-cell>
          <table:table-cell table:style-name="ce4" table:formula="of:=[.F152]-[.J152]" office:value-type="float" office:value="9.19">
            <text:p>9.19</text:p>
          </table:table-cell>
          <table:table-cell table:style-name="ce4" table:formula="of:=[.F152]-[.H152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230">
            <text:p>10230</text:p>
          </table:table-cell>
          <table:table-cell office:value-type="float" office:value="4755.56">
            <text:p>4755.56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4">
            <text:p>0.04</text:p>
          </table:table-cell>
          <table:table-cell office:value-type="float" office:value="2.12">
            <text:p>2.12</text:p>
          </table:table-cell>
          <table:table-cell office:value-type="float" office:value="0.00002051">
            <text:p>0.00002051</text:p>
          </table:table-cell>
          <table:table-cell table:style-name="ce2" office:value-type="float" office:value="-9.6445724">
            <text:p>-9.6445724</text:p>
          </table:table-cell>
          <table:table-cell table:style-name="ce2" office:value-type="float" office:value="-0.02083017">
            <text:p>-0.02083017</text:p>
          </table:table-cell>
          <table:table-cell table:style-name="ce2" table:formula="of:=IF([.M153]=[.$M$2];&quot;OK&quot;;&quot;&quot;)">
            <text:p/>
          </table:table-cell>
          <table:table-cell table:style-name="ce2" table:formula="of:=IF([.K153]=[.$K$2];&quot;OK&quot;;&quot;&quot;)">
            <text:p/>
          </table:table-cell>
          <table:table-cell table:style-name="ce2"/>
          <table:table-cell table:style-name="ce2" table:formula="of:=[.C153]-[.D153]" office:value-type="float" office:value="5474.44">
            <text:p>5474.44</text:p>
          </table:table-cell>
          <table:table-cell table:style-name="ce2" table:formula="of:=[.D153]-[.C153]" office:value-type="float" office:value="-5474.44">
            <text:p>-5474.44</text:p>
          </table:table-cell>
          <table:table-cell table:style-name="ce4" table:formula="of:=[.F153]-[.J153]" office:value-type="float" office:value="9.19">
            <text:p>9.19</text:p>
          </table:table-cell>
          <table:table-cell table:style-name="ce4" table:formula="of:=[.F153]-[.H153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230">
            <text:p>10230</text:p>
          </table:table-cell>
          <table:table-cell office:value-type="float" office:value="5350">
            <text:p>5350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3">
            <text:p>0.03</text:p>
          </table:table-cell>
          <table:table-cell office:value-type="float" office:value="2.12">
            <text:p>2.12</text:p>
          </table:table-cell>
          <table:table-cell office:value-type="float" office:value="0.00002051">
            <text:p>0.00002051</text:p>
          </table:table-cell>
          <table:table-cell table:style-name="ce2" office:value-type="float" office:value="-9.6445724">
            <text:p>-9.6445724</text:p>
          </table:table-cell>
          <table:table-cell table:style-name="ce2" office:value-type="float" office:value="-0.02088876">
            <text:p>-0.02088876</text:p>
          </table:table-cell>
          <table:table-cell table:style-name="ce2" table:formula="of:=IF([.M154]=[.$M$2];&quot;OK&quot;;&quot;&quot;)">
            <text:p/>
          </table:table-cell>
          <table:table-cell table:style-name="ce2" table:formula="of:=IF([.K154]=[.$K$2];&quot;OK&quot;;&quot;&quot;)">
            <text:p/>
          </table:table-cell>
          <table:table-cell table:style-name="ce2"/>
          <table:table-cell table:style-name="ce2" table:formula="of:=[.C154]-[.D154]" office:value-type="float" office:value="4880">
            <text:p>4880</text:p>
          </table:table-cell>
          <table:table-cell table:style-name="ce2" table:formula="of:=[.D154]-[.C154]" office:value-type="float" office:value="-4880">
            <text:p>-4880</text:p>
          </table:table-cell>
          <table:table-cell table:style-name="ce4" table:formula="of:=[.F154]-[.J154]" office:value-type="float" office:value="9.19">
            <text:p>9.19</text:p>
          </table:table-cell>
          <table:table-cell table:style-name="ce4" table:formula="of:=[.F154]-[.H154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230">
            <text:p>10230</text:p>
          </table:table-cell>
          <table:table-cell office:value-type="float" office:value="5944.44">
            <text:p>5944.44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2">
            <text:p>0.02</text:p>
          </table:table-cell>
          <table:table-cell office:value-type="float" office:value="2.11">
            <text:p>2.11</text:p>
          </table:table-cell>
          <table:table-cell office:value-type="float" office:value="0.00002051">
            <text:p>0.00002051</text:p>
          </table:table-cell>
          <table:table-cell table:style-name="ce2" office:value-type="float" office:value="-9.6533615">
            <text:p>-9.6533615</text:p>
          </table:table-cell>
          <table:table-cell table:style-name="ce2" office:value-type="float" office:value="-0.02083017">
            <text:p>-0.02083017</text:p>
          </table:table-cell>
          <table:table-cell table:style-name="ce2" table:formula="of:=IF([.M155]=[.$M$2];&quot;OK&quot;;&quot;&quot;)">
            <text:p/>
          </table:table-cell>
          <table:table-cell table:style-name="ce2" table:formula="of:=IF([.K155]=[.$K$2];&quot;OK&quot;;&quot;&quot;)">
            <text:p/>
          </table:table-cell>
          <table:table-cell table:style-name="ce2"/>
          <table:table-cell table:style-name="ce2" table:formula="of:=[.C155]-[.D155]" office:value-type="float" office:value="4285.56">
            <text:p>4285.56</text:p>
          </table:table-cell>
          <table:table-cell table:style-name="ce2" table:formula="of:=[.D155]-[.C155]" office:value-type="float" office:value="-4285.56">
            <text:p>-4285.56</text:p>
          </table:table-cell>
          <table:table-cell table:style-name="ce4" table:formula="of:=[.F155]-[.J155]" office:value-type="float" office:value="9.2">
            <text:p>9.2</text:p>
          </table:table-cell>
          <table:table-cell table:style-name="ce4" table:formula="of:=[.F155]-[.H155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230">
            <text:p>10230</text:p>
          </table:table-cell>
          <table:table-cell office:value-type="float" office:value="6538.89">
            <text:p>6538.89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2">
            <text:p>0.02</text:p>
          </table:table-cell>
          <table:table-cell office:value-type="float" office:value="2.1">
            <text:p>2.1</text:p>
          </table:table-cell>
          <table:table-cell office:value-type="float" office:value="0.00002051">
            <text:p>0.00002051</text:p>
          </table:table-cell>
          <table:table-cell table:style-name="ce2" office:value-type="float" office:value="-9.6562912">
            <text:p>-9.6562912</text:p>
          </table:table-cell>
          <table:table-cell table:style-name="ce2" office:value-type="float" office:value="-0.02085946">
            <text:p>-0.02085946</text:p>
          </table:table-cell>
          <table:table-cell table:style-name="ce2" table:formula="of:=IF([.M156]=[.$M$2];&quot;OK&quot;;&quot;&quot;)">
            <text:p/>
          </table:table-cell>
          <table:table-cell table:style-name="ce2" table:formula="of:=IF([.K156]=[.$K$2];&quot;OK&quot;;&quot;&quot;)">
            <text:p/>
          </table:table-cell>
          <table:table-cell table:style-name="ce2"/>
          <table:table-cell table:style-name="ce2" table:formula="of:=[.C156]-[.D156]" office:value-type="float" office:value="3691.11">
            <text:p>3691.11</text:p>
          </table:table-cell>
          <table:table-cell table:style-name="ce2" table:formula="of:=[.D156]-[.C156]" office:value-type="float" office:value="-3691.11">
            <text:p>-3691.11</text:p>
          </table:table-cell>
          <table:table-cell table:style-name="ce4" table:formula="of:=[.F156]-[.J156]" office:value-type="float" office:value="9.21">
            <text:p>9.21</text:p>
          </table:table-cell>
          <table:table-cell table:style-name="ce4" table:formula="of:=[.F156]-[.H156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230">
            <text:p>10230</text:p>
          </table:table-cell>
          <table:table-cell office:value-type="float" office:value="7133.33">
            <text:p>7133.33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11">
            <text:p>2.11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504318">
            <text:p>-9.6504318</text:p>
          </table:table-cell>
          <table:table-cell table:style-name="ce2" office:value-type="float" office:value="-0.02094735">
            <text:p>-0.02094735</text:p>
          </table:table-cell>
          <table:table-cell table:style-name="ce2" table:formula="of:=IF([.M157]=[.$M$2];&quot;OK&quot;;&quot;&quot;)">
            <text:p/>
          </table:table-cell>
          <table:table-cell table:style-name="ce2" table:formula="of:=IF([.K157]=[.$K$2];&quot;OK&quot;;&quot;&quot;)">
            <text:p/>
          </table:table-cell>
          <table:table-cell table:style-name="ce2"/>
          <table:table-cell table:style-name="ce2" table:formula="of:=[.C157]-[.D157]" office:value-type="float" office:value="3096.67">
            <text:p>3096.67</text:p>
          </table:table-cell>
          <table:table-cell table:style-name="ce2" table:formula="of:=[.D157]-[.C157]" office:value-type="float" office:value="-3096.67">
            <text:p>-3096.67</text:p>
          </table:table-cell>
          <table:table-cell table:style-name="ce4" table:formula="of:=[.F157]-[.J157]" office:value-type="float" office:value="9.2">
            <text:p>9.2</text:p>
          </table:table-cell>
          <table:table-cell table:style-name="ce4" table:formula="of:=[.F157]-[.H157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230">
            <text:p>10230</text:p>
          </table:table-cell>
          <table:table-cell office:value-type="float" office:value="7727.78">
            <text:p>7727.78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1">
            <text:p>2.1</text:p>
          </table:table-cell>
          <table:table-cell office:value-type="float" office:value="0.00002051">
            <text:p>0.00002051</text:p>
          </table:table-cell>
          <table:table-cell table:style-name="ce2" office:value-type="float" office:value="-9.6592209">
            <text:p>-9.6592209</text:p>
          </table:table-cell>
          <table:table-cell table:style-name="ce2" office:value-type="float" office:value="-0.02091806">
            <text:p>-0.02091806</text:p>
          </table:table-cell>
          <table:table-cell table:style-name="ce2" table:formula="of:=IF([.M158]=[.$M$2];&quot;OK&quot;;&quot;&quot;)">
            <text:p/>
          </table:table-cell>
          <table:table-cell table:style-name="ce2" table:formula="of:=IF([.K158]=[.$K$2];&quot;OK&quot;;&quot;&quot;)">
            <text:p/>
          </table:table-cell>
          <table:table-cell table:style-name="ce2"/>
          <table:table-cell table:style-name="ce2" table:formula="of:=[.C158]-[.D158]" office:value-type="float" office:value="2502.22">
            <text:p>2502.22</text:p>
          </table:table-cell>
          <table:table-cell table:style-name="ce2" table:formula="of:=[.D158]-[.C158]" office:value-type="float" office:value="-2502.22">
            <text:p>-2502.22</text:p>
          </table:table-cell>
          <table:table-cell table:style-name="ce4" table:formula="of:=[.F158]-[.J158]" office:value-type="float" office:value="9.21">
            <text:p>9.21</text:p>
          </table:table-cell>
          <table:table-cell table:style-name="ce4" table:formula="of:=[.F158]-[.H158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230">
            <text:p>10230</text:p>
          </table:table-cell>
          <table:table-cell office:value-type="float" office:value="8322.22">
            <text:p>8322.22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1">
            <text:p>2.1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592209">
            <text:p>-9.6592209</text:p>
          </table:table-cell>
          <table:table-cell table:style-name="ce2" office:value-type="float" office:value="-0.02094736">
            <text:p>-0.02094736</text:p>
          </table:table-cell>
          <table:table-cell table:style-name="ce2" table:formula="of:=IF([.M159]=[.$M$2];&quot;OK&quot;;&quot;&quot;)">
            <text:p/>
          </table:table-cell>
          <table:table-cell table:style-name="ce2" table:formula="of:=IF([.K159]=[.$K$2];&quot;OK&quot;;&quot;&quot;)">
            <text:p/>
          </table:table-cell>
          <table:table-cell table:style-name="ce2"/>
          <table:table-cell table:style-name="ce2" table:formula="of:=[.C159]-[.D159]" office:value-type="float" office:value="1907.78">
            <text:p>1907.78</text:p>
          </table:table-cell>
          <table:table-cell table:style-name="ce2" table:formula="of:=[.D159]-[.C159]" office:value-type="float" office:value="-1907.78">
            <text:p>-1907.78</text:p>
          </table:table-cell>
          <table:table-cell table:style-name="ce4" table:formula="of:=[.F159]-[.J159]" office:value-type="float" office:value="9.21">
            <text:p>9.21</text:p>
          </table:table-cell>
          <table:table-cell table:style-name="ce4" table:formula="of:=[.F159]-[.H159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230">
            <text:p>10230</text:p>
          </table:table-cell>
          <table:table-cell office:value-type="float" office:value="8916.67">
            <text:p>8916.67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1">
            <text:p>2.1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621506">
            <text:p>-9.6621506</text:p>
          </table:table-cell>
          <table:table-cell table:style-name="ce2" office:value-type="float" office:value="-0.02091806">
            <text:p>-0.02091806</text:p>
          </table:table-cell>
          <table:table-cell table:style-name="ce2" table:formula="of:=IF([.M160]=[.$M$2];&quot;OK&quot;;&quot;&quot;)">
            <text:p/>
          </table:table-cell>
          <table:table-cell table:style-name="ce2" table:formula="of:=IF([.K160]=[.$K$2];&quot;OK&quot;;&quot;&quot;)">
            <text:p/>
          </table:table-cell>
          <table:table-cell table:style-name="ce2"/>
          <table:table-cell table:style-name="ce2" table:formula="of:=[.C160]-[.D160]" office:value-type="float" office:value="1313.33">
            <text:p>1313.33</text:p>
          </table:table-cell>
          <table:table-cell table:style-name="ce2" table:formula="of:=[.D160]-[.C160]" office:value-type="float" office:value="-1313.33">
            <text:p>-1313.33</text:p>
          </table:table-cell>
          <table:table-cell table:style-name="ce4" table:formula="of:=[.F160]-[.J160]" office:value-type="float" office:value="9.21">
            <text:p>9.21</text:p>
          </table:table-cell>
          <table:table-cell table:style-name="ce4" table:formula="of:=[.F160]-[.H160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230">
            <text:p>10230</text:p>
          </table:table-cell>
          <table:table-cell office:value-type="float" office:value="9511.11">
            <text:p>9511.11</text:p>
          </table:table-cell>
          <table:table-cell office:value-type="float" office:value="11.62">
            <text:p>11.62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08">
            <text:p>2.08</text:p>
          </table:table-cell>
          <table:table-cell office:value-type="float" office:value="0.0000207">
            <text:p>0.0000207</text:p>
          </table:table-cell>
          <table:table-cell table:style-name="ce2" office:value-type="float" office:value="-9.6767991">
            <text:p>-9.6767991</text:p>
          </table:table-cell>
          <table:table-cell table:style-name="ce2" office:value-type="float" office:value="-0.02080087">
            <text:p>-0.02080087</text:p>
          </table:table-cell>
          <table:table-cell table:style-name="ce2" table:formula="of:=IF([.M161]=[.$M$2];&quot;OK&quot;;&quot;&quot;)">
            <text:p/>
          </table:table-cell>
          <table:table-cell table:style-name="ce2" table:formula="of:=IF([.K161]=[.$K$2];&quot;OK&quot;;&quot;&quot;)">
            <text:p/>
          </table:table-cell>
          <table:table-cell table:style-name="ce2"/>
          <table:table-cell table:style-name="ce2" table:formula="of:=[.C161]-[.D161]" office:value-type="float" office:value="718.889999999999">
            <text:p>718.89</text:p>
          </table:table-cell>
          <table:table-cell table:style-name="ce2" table:formula="of:=[.D161]-[.C161]" office:value-type="float" office:value="-718.889999999999">
            <text:p>-718.89</text:p>
          </table:table-cell>
          <table:table-cell table:style-name="ce4" table:formula="of:=[.F161]-[.J161]" office:value-type="float" office:value="9.23">
            <text:p>9.23</text:p>
          </table:table-cell>
          <table:table-cell table:style-name="ce4" table:formula="of:=[.F161]-[.H161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230">
            <text:p>10230</text:p>
          </table:table-cell>
          <table:table-cell office:value-type="float" office:value="10105.56">
            <text:p>10105.56</text:p>
          </table:table-cell>
          <table:table-cell office:value-type="float" office:value="11.62">
            <text:p>11.62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08">
            <text:p>2.08</text:p>
          </table:table-cell>
          <table:table-cell office:value-type="float" office:value="0.00002109">
            <text:p>0.00002109</text:p>
          </table:table-cell>
          <table:table-cell table:style-name="ce2" office:value-type="float" office:value="-9.6797288">
            <text:p>-9.6797288</text:p>
          </table:table-cell>
          <table:table-cell table:style-name="ce2" office:value-type="float" office:value="-0.02080087">
            <text:p>-0.02080087</text:p>
          </table:table-cell>
          <table:table-cell table:style-name="ce2" table:formula="of:=IF([.M162]=[.$M$2];&quot;OK&quot;;&quot;&quot;)">
            <text:p/>
          </table:table-cell>
          <table:table-cell table:style-name="ce2" table:formula="of:=IF([.K162]=[.$K$2];&quot;OK&quot;;&quot;&quot;)">
            <text:p/>
          </table:table-cell>
          <table:table-cell table:style-name="ce2"/>
          <table:table-cell table:style-name="ce2" table:formula="of:=[.C162]-[.D162]" office:value-type="float" office:value="124.440000000001">
            <text:p>124.44</text:p>
          </table:table-cell>
          <table:table-cell table:style-name="ce2" table:formula="of:=[.D162]-[.C162]" office:value-type="float" office:value="-124.440000000001">
            <text:p>-124.44</text:p>
          </table:table-cell>
          <table:table-cell table:style-name="ce4" table:formula="of:=[.F162]-[.J162]" office:value-type="float" office:value="9.23">
            <text:p>9.23</text:p>
          </table:table-cell>
          <table:table-cell table:style-name="ce4" table:formula="of:=[.F162]-[.H162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230">
            <text:p>10230</text:p>
          </table:table-cell>
          <table:table-cell office:value-type="float" office:value="10700">
            <text:p>10700</text:p>
          </table:table-cell>
          <table:table-cell office:value-type="float" office:value="11.62">
            <text:p>11.62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08">
            <text:p>2.08</text:p>
          </table:table-cell>
          <table:table-cell office:value-type="float" office:value="0.00002109">
            <text:p>0.00002109</text:p>
          </table:table-cell>
          <table:table-cell table:style-name="ce2" office:value-type="float" office:value="-9.6797288">
            <text:p>-9.6797288</text:p>
          </table:table-cell>
          <table:table-cell table:style-name="ce2" office:value-type="float" office:value="-0.02080087">
            <text:p>-0.02080087</text:p>
          </table:table-cell>
          <table:table-cell table:style-name="ce2" table:formula="of:=IF([.M163]=[.$M$2];&quot;OK&quot;;&quot;&quot;)">
            <text:p/>
          </table:table-cell>
          <table:table-cell table:style-name="ce2" table:formula="of:=IF([.K163]=[.$K$2];&quot;OK&quot;;&quot;&quot;)">
            <text:p/>
          </table:table-cell>
          <table:table-cell table:style-name="ce2"/>
          <table:table-cell table:style-name="ce2" table:formula="of:=[.C163]-[.D163]" office:value-type="float" office:value="-470">
            <text:p>-470</text:p>
          </table:table-cell>
          <table:table-cell table:style-name="ce2" table:formula="of:=[.D163]-[.C163]" office:value-type="float" office:value="470">
            <text:p>470</text:p>
          </table:table-cell>
          <table:table-cell table:style-name="ce4" table:formula="of:=[.F163]-[.J163]" office:value-type="float" office:value="9.23">
            <text:p>9.23</text:p>
          </table:table-cell>
          <table:table-cell table:style-name="ce4" table:formula="of:=[.F163]-[.H163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table:number-columns-repeated="7" office:value-type="string">
            <text:p><text:s/></text:p>
          </table:table-cell>
          <table:table-cell table:number-columns-repeated="2"/>
          <table:table-cell table:style-name="ce2"/>
          <table:table-cell table:style-name="ce2"/>
          <table:table-cell table:style-name="ce2" table:formula="of:=IF([.M164]=[.$M$2];&quot;OK&quot;;&quot;&quot;)" office:value-type="string" office:string-value="OK">
            <text:p>OK</text:p>
          </table:table-cell>
          <table:table-cell table:style-name="ce2" table:formula="of:=IF([.K164]=[.$K$2];&quot;OK&quot;;&quot;&quot;)" office:value-type="string" office:string-value="OK">
            <text:p>OK</text:p>
          </table:table-cell>
          <table:table-cell table:style-name="ce2"/>
          <table:table-cell table:style-name="ce2" table:formula="of:=[.C164]-[.D164]" office:value-type="float" office:value="0">
            <text:p>0</text:p>
          </table:table-cell>
          <table:table-cell table:style-name="ce2" table:formula="of:=[.D164]-[.C164]" office:value-type="float" office:value="0">
            <text:p>0</text:p>
          </table:table-cell>
          <table:table-cell table:style-name="ce4" table:formula="of:=[.F164]-[.J164]" office:value-type="float" office:value="0">
            <text:p>0</text:p>
          </table:table-cell>
          <table:table-cell table:style-name="ce4" table:formula="of:=[.F164]-[.H164]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0120">
            <text:p>10120</text:p>
          </table:table-cell>
          <table:table-cell office:value-type="float" office:value="0">
            <text:p>0</text:p>
          </table:table-cell>
          <table:table-cell office:value-type="float" office:value="11.61">
            <text:p>11.61</text:p>
          </table:table-cell>
          <table:table-cell office:value-type="float" office:value="11.4">
            <text:p>11.4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11.75">
            <text:p>11.75</text:p>
          </table:table-cell>
          <table:table-cell office:value-type="float" office:value="11.85">
            <text:p>11.85</text:p>
          </table:table-cell>
          <table:table-cell office:value-type="float" office:value="0.00001445">
            <text:p>0.00001445</text:p>
          </table:table-cell>
          <table:table-cell table:style-name="ce2" office:value-type="float" office:value="0.0937504">
            <text:p>0.0937504</text:p>
          </table:table-cell>
          <table:table-cell table:style-name="ce2" office:value-type="float" office:value="-0.00108399">
            <text:p>-0.00108399</text:p>
          </table:table-cell>
          <table:table-cell table:style-name="ce2" table:formula="of:=IF([.M165]=[.$M$2];&quot;OK&quot;;&quot;&quot;)">
            <text:p/>
          </table:table-cell>
          <table:table-cell table:style-name="ce2" table:formula="of:=IF([.K165]=[.$K$2];&quot;OK&quot;;&quot;&quot;)">
            <text:p/>
          </table:table-cell>
          <table:table-cell table:style-name="ce2"/>
          <table:table-cell table:style-name="ce2" table:formula="of:=[.C165]-[.D165]" office:value-type="float" office:value="10120">
            <text:p>10120</text:p>
          </table:table-cell>
          <table:table-cell table:style-name="ce2" table:formula="of:=[.D165]-[.C165]" office:value-type="float" office:value="-10120">
            <text:p>-10120</text:p>
          </table:table-cell>
          <table:table-cell table:style-name="ce4" table:formula="of:=[.F165]-[.J165]" office:value-type="float" office:value="-0.449999999999999">
            <text:p>-0.45</text:p>
          </table:table-cell>
          <table:table-cell table:style-name="ce4" table:formula="of:=[.F165]-[.H165]" office:value-type="float" office:value="-0.359999999999999">
            <text:p>-0.36</text:p>
          </table:table-cell>
        </table:table-row>
        <table:table-row table:style-name="ro1">
          <table:table-cell table:number-columns-repeated="2"/>
          <table:table-cell office:value-type="float" office:value="10120">
            <text:p>10120</text:p>
          </table:table-cell>
          <table:table-cell office:value-type="float" office:value="594.44">
            <text:p>594.44</text:p>
          </table:table-cell>
          <table:table-cell office:value-type="float" office:value="11.62">
            <text:p>11.62</text:p>
          </table:table-cell>
          <table:table-cell office:value-type="float" office:value="11.38">
            <text:p>11.38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11.75">
            <text:p>11.75</text:p>
          </table:table-cell>
          <table:table-cell office:value-type="float" office:value="11.85">
            <text:p>11.85</text:p>
          </table:table-cell>
          <table:table-cell office:value-type="float" office:value="0.00001543">
            <text:p>0.00001543</text:p>
          </table:table-cell>
          <table:table-cell table:style-name="ce2" office:value-type="float" office:value="0.0908207">
            <text:p>0.0908207</text:p>
          </table:table-cell>
          <table:table-cell table:style-name="ce2" office:value-type="float" office:value="-0.00105469">
            <text:p>-0.00105469</text:p>
          </table:table-cell>
          <table:table-cell table:style-name="ce2" table:formula="of:=IF([.M166]=[.$M$2];&quot;OK&quot;;&quot;&quot;)">
            <text:p/>
          </table:table-cell>
          <table:table-cell table:style-name="ce2" table:formula="of:=IF([.K166]=[.$K$2];&quot;OK&quot;;&quot;&quot;)">
            <text:p/>
          </table:table-cell>
          <table:table-cell table:style-name="ce2"/>
          <table:table-cell table:style-name="ce2" table:formula="of:=[.C166]-[.D166]" office:value-type="float" office:value="9525.56">
            <text:p>9525.56</text:p>
          </table:table-cell>
          <table:table-cell table:style-name="ce2" table:formula="of:=[.D166]-[.C166]" office:value-type="float" office:value="-9525.56">
            <text:p>-9525.56</text:p>
          </table:table-cell>
          <table:table-cell table:style-name="ce4" table:formula="of:=[.F166]-[.J166]" office:value-type="float" office:value="-0.469999999999999">
            <text:p>-0.47</text:p>
          </table:table-cell>
          <table:table-cell table:style-name="ce4" table:formula="of:=[.F166]-[.H166]" office:value-type="float" office:value="-0.379999999999999">
            <text:p>-0.38</text:p>
          </table:table-cell>
        </table:table-row>
        <table:table-row table:style-name="ro1">
          <table:table-cell table:number-columns-repeated="2"/>
          <table:table-cell office:value-type="float" office:value="10120">
            <text:p>10120</text:p>
          </table:table-cell>
          <table:table-cell office:value-type="float" office:value="1188.89">
            <text:p>1188.89</text:p>
          </table:table-cell>
          <table:table-cell office:value-type="float" office:value="11.61">
            <text:p>11.61</text:p>
          </table:table-cell>
          <table:table-cell office:value-type="float" office:value="11.33">
            <text:p>11.3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11.05">
            <text:p>11.05</text:p>
          </table:table-cell>
          <table:table-cell office:value-type="float" office:value="11.78">
            <text:p>11.78</text:p>
          </table:table-cell>
          <table:table-cell office:value-type="float" office:value="0.00001895">
            <text:p>0.00001895</text:p>
          </table:table-cell>
          <table:table-cell table:style-name="ce2" office:value-type="float" office:value="0.0205079">
            <text:p>0.0205079</text:p>
          </table:table-cell>
          <table:table-cell table:style-name="ce2" office:value-type="float" office:value="-0.00732425">
            <text:p>-0.00732425</text:p>
          </table:table-cell>
          <table:table-cell table:style-name="ce2" table:formula="of:=IF([.M167]=[.$M$2];&quot;OK&quot;;&quot;&quot;)">
            <text:p/>
          </table:table-cell>
          <table:table-cell table:style-name="ce2" table:formula="of:=IF([.K167]=[.$K$2];&quot;OK&quot;;&quot;&quot;)">
            <text:p/>
          </table:table-cell>
          <table:table-cell table:style-name="ce2"/>
          <table:table-cell table:style-name="ce2" table:formula="of:=[.C167]-[.D167]" office:value-type="float" office:value="8931.11">
            <text:p>8931.11</text:p>
          </table:table-cell>
          <table:table-cell table:style-name="ce2" table:formula="of:=[.D167]-[.C167]" office:value-type="float" office:value="-8931.11">
            <text:p>-8931.11</text:p>
          </table:table-cell>
          <table:table-cell table:style-name="ce4" table:formula="of:=[.F167]-[.J167]" office:value-type="float" office:value="-0.449999999999999">
            <text:p>-0.45</text:p>
          </table:table-cell>
          <table:table-cell table:style-name="ce4" table:formula="of:=[.F167]-[.H167]" office:value-type="float" office:value="-0.43">
            <text:p>-0.43</text:p>
          </table:table-cell>
        </table:table-row>
        <table:table-row table:style-name="ro1">
          <table:table-cell table:number-columns-repeated="2"/>
          <table:table-cell office:value-type="float" office:value="10120">
            <text:p>10120</text:p>
          </table:table-cell>
          <table:table-cell office:value-type="float" office:value="1783.33">
            <text:p>1783.33</text:p>
          </table:table-cell>
          <table:table-cell office:value-type="float" office:value="11.61">
            <text:p>11.61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8.58">
            <text:p>8.58</text:p>
          </table:table-cell>
          <table:table-cell office:value-type="float" office:value="10.39">
            <text:p>10.39</text:p>
          </table:table-cell>
          <table:table-cell office:value-type="float" office:value="0.0000209">
            <text:p>0.0000209</text:p>
          </table:table-cell>
          <table:table-cell table:style-name="ce2" office:value-type="float" office:value="-1.3652402">
            <text:p>-1.3652402</text:p>
          </table:table-cell>
          <table:table-cell table:style-name="ce2" office:value-type="float" office:value="-0.01813484">
            <text:p>-0.01813484</text:p>
          </table:table-cell>
          <table:table-cell table:style-name="ce2" table:formula="of:=IF([.M168]=[.$M$2];&quot;OK&quot;;&quot;&quot;)">
            <text:p/>
          </table:table-cell>
          <table:table-cell table:style-name="ce2" table:formula="of:=IF([.K168]=[.$K$2];&quot;OK&quot;;&quot;&quot;)">
            <text:p/>
          </table:table-cell>
          <table:table-cell table:style-name="ce2"/>
          <table:table-cell table:style-name="ce2" table:formula="of:=[.C168]-[.D168]" office:value-type="float" office:value="8336.67">
            <text:p>8336.67</text:p>
          </table:table-cell>
          <table:table-cell table:style-name="ce2" table:formula="of:=[.D168]-[.C168]" office:value-type="float" office:value="-8336.67">
            <text:p>-8336.67</text:p>
          </table:table-cell>
          <table:table-cell table:style-name="ce4" table:formula="of:=[.F168]-[.J168]" office:value-type="float" office:value="0.91">
            <text:p>0.91</text:p>
          </table:table-cell>
          <table:table-cell table:style-name="ce4" table:formula="of:=[.F168]-[.H168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10120">
            <text:p>10120</text:p>
          </table:table-cell>
          <table:table-cell office:value-type="float" office:value="2377.78">
            <text:p>2377.78</text:p>
          </table:table-cell>
          <table:table-cell office:value-type="float" office:value="11.61">
            <text:p>11.61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14">
            <text:p>0.14</text:p>
          </table:table-cell>
          <table:table-cell office:value-type="float" office:value="2.17">
            <text:p>2.17</text:p>
          </table:table-cell>
          <table:table-cell office:value-type="float" office:value="0.00002109">
            <text:p>0.00002109</text:p>
          </table:table-cell>
          <table:table-cell table:style-name="ce2" office:value-type="float" office:value="-9.5859784">
            <text:p>-9.5859784</text:p>
          </table:table-cell>
          <table:table-cell table:style-name="ce2" office:value-type="float" office:value="-0.02036141">
            <text:p>-0.02036141</text:p>
          </table:table-cell>
          <table:table-cell table:style-name="ce2" table:formula="of:=IF([.M169]=[.$M$2];&quot;OK&quot;;&quot;&quot;)">
            <text:p/>
          </table:table-cell>
          <table:table-cell table:style-name="ce2" table:formula="of:=IF([.K169]=[.$K$2];&quot;OK&quot;;&quot;&quot;)">
            <text:p/>
          </table:table-cell>
          <table:table-cell table:style-name="ce2"/>
          <table:table-cell table:style-name="ce2" table:formula="of:=[.C169]-[.D169]" office:value-type="float" office:value="7742.22">
            <text:p>7742.22</text:p>
          </table:table-cell>
          <table:table-cell table:style-name="ce2" table:formula="of:=[.D169]-[.C169]" office:value-type="float" office:value="-7742.22">
            <text:p>-7742.22</text:p>
          </table:table-cell>
          <table:table-cell table:style-name="ce4" table:formula="of:=[.F169]-[.J169]" office:value-type="float" office:value="9.13">
            <text:p>9.13</text:p>
          </table:table-cell>
          <table:table-cell table:style-name="ce4" table:formula="of:=[.F169]-[.H169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10120">
            <text:p>10120</text:p>
          </table:table-cell>
          <table:table-cell office:value-type="float" office:value="2972.22">
            <text:p>2972.22</text:p>
          </table:table-cell>
          <table:table-cell office:value-type="float" office:value="11.61">
            <text:p>11.61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8">
            <text:p>0.08</text:p>
          </table:table-cell>
          <table:table-cell office:value-type="float" office:value="2.14">
            <text:p>2.14</text:p>
          </table:table-cell>
          <table:table-cell office:value-type="float" office:value="0.0000209">
            <text:p>0.0000209</text:p>
          </table:table-cell>
          <table:table-cell table:style-name="ce2" office:value-type="float" office:value="-9.6240645">
            <text:p>-9.6240645</text:p>
          </table:table-cell>
          <table:table-cell table:style-name="ce2" office:value-type="float" office:value="-0.02056649">
            <text:p>-0.02056649</text:p>
          </table:table-cell>
          <table:table-cell table:style-name="ce2" table:formula="of:=IF([.M170]=[.$M$2];&quot;OK&quot;;&quot;&quot;)">
            <text:p/>
          </table:table-cell>
          <table:table-cell table:style-name="ce2" table:formula="of:=IF([.K170]=[.$K$2];&quot;OK&quot;;&quot;&quot;)">
            <text:p/>
          </table:table-cell>
          <table:table-cell table:style-name="ce2"/>
          <table:table-cell table:style-name="ce2" table:formula="of:=[.C170]-[.D170]" office:value-type="float" office:value="7147.78">
            <text:p>7147.78</text:p>
          </table:table-cell>
          <table:table-cell table:style-name="ce2" table:formula="of:=[.D170]-[.C170]" office:value-type="float" office:value="-7147.78">
            <text:p>-7147.78</text:p>
          </table:table-cell>
          <table:table-cell table:style-name="ce4" table:formula="of:=[.F170]-[.J170]" office:value-type="float" office:value="9.16">
            <text:p>9.16</text:p>
          </table:table-cell>
          <table:table-cell table:style-name="ce4" table:formula="of:=[.F170]-[.H170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10120">
            <text:p>10120</text:p>
          </table:table-cell>
          <table:table-cell office:value-type="float" office:value="3566.67">
            <text:p>3566.67</text:p>
          </table:table-cell>
          <table:table-cell office:value-type="float" office:value="11.61">
            <text:p>11.61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6">
            <text:p>0.06</text:p>
          </table:table-cell>
          <table:table-cell office:value-type="float" office:value="2.13">
            <text:p>2.13</text:p>
          </table:table-cell>
          <table:table-cell office:value-type="float" office:value="0.0000207">
            <text:p>0.0000207</text:p>
          </table:table-cell>
          <table:table-cell table:style-name="ce2" office:value-type="float" office:value="-9.6299239">
            <text:p>-9.6299239</text:p>
          </table:table-cell>
          <table:table-cell table:style-name="ce2" office:value-type="float" office:value="-0.02074228">
            <text:p>-0.02074228</text:p>
          </table:table-cell>
          <table:table-cell table:style-name="ce2" table:formula="of:=IF([.M171]=[.$M$2];&quot;OK&quot;;&quot;&quot;)">
            <text:p/>
          </table:table-cell>
          <table:table-cell table:style-name="ce2" table:formula="of:=IF([.K171]=[.$K$2];&quot;OK&quot;;&quot;&quot;)">
            <text:p/>
          </table:table-cell>
          <table:table-cell table:style-name="ce2"/>
          <table:table-cell table:style-name="ce2" table:formula="of:=[.C171]-[.D171]" office:value-type="float" office:value="6553.33">
            <text:p>6553.33</text:p>
          </table:table-cell>
          <table:table-cell table:style-name="ce2" table:formula="of:=[.D171]-[.C171]" office:value-type="float" office:value="-6553.33">
            <text:p>-6553.33</text:p>
          </table:table-cell>
          <table:table-cell table:style-name="ce4" table:formula="of:=[.F171]-[.J171]" office:value-type="float" office:value="9.17">
            <text:p>9.17</text:p>
          </table:table-cell>
          <table:table-cell table:style-name="ce4" table:formula="of:=[.F171]-[.H171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10120">
            <text:p>10120</text:p>
          </table:table-cell>
          <table:table-cell office:value-type="float" office:value="4161.11">
            <text:p>4161.11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4">
            <text:p>0.04</text:p>
          </table:table-cell>
          <table:table-cell office:value-type="float" office:value="2.12">
            <text:p>2.12</text:p>
          </table:table-cell>
          <table:table-cell office:value-type="float" office:value="0.00002051">
            <text:p>0.00002051</text:p>
          </table:table-cell>
          <table:table-cell table:style-name="ce2" office:value-type="float" office:value="-9.6416427">
            <text:p>-9.6416427</text:p>
          </table:table-cell>
          <table:table-cell table:style-name="ce2" office:value-type="float" office:value="-0.02074228">
            <text:p>-0.02074228</text:p>
          </table:table-cell>
          <table:table-cell table:style-name="ce2" table:formula="of:=IF([.M172]=[.$M$2];&quot;OK&quot;;&quot;&quot;)">
            <text:p/>
          </table:table-cell>
          <table:table-cell table:style-name="ce2" table:formula="of:=IF([.K172]=[.$K$2];&quot;OK&quot;;&quot;&quot;)">
            <text:p/>
          </table:table-cell>
          <table:table-cell table:style-name="ce2"/>
          <table:table-cell table:style-name="ce2" table:formula="of:=[.C172]-[.D172]" office:value-type="float" office:value="5958.89">
            <text:p>5958.89</text:p>
          </table:table-cell>
          <table:table-cell table:style-name="ce2" table:formula="of:=[.D172]-[.C172]" office:value-type="float" office:value="-5958.89">
            <text:p>-5958.89</text:p>
          </table:table-cell>
          <table:table-cell table:style-name="ce4" table:formula="of:=[.F172]-[.J172]" office:value-type="float" office:value="9.19">
            <text:p>9.19</text:p>
          </table:table-cell>
          <table:table-cell table:style-name="ce4" table:formula="of:=[.F172]-[.H172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120">
            <text:p>10120</text:p>
          </table:table-cell>
          <table:table-cell office:value-type="float" office:value="4755.56">
            <text:p>4755.56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4">
            <text:p>0.04</text:p>
          </table:table-cell>
          <table:table-cell office:value-type="float" office:value="2.12">
            <text:p>2.12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445724">
            <text:p>-9.6445724</text:p>
          </table:table-cell>
          <table:table-cell table:style-name="ce2" office:value-type="float" office:value="-0.02080087">
            <text:p>-0.02080087</text:p>
          </table:table-cell>
          <table:table-cell table:style-name="ce2" table:formula="of:=IF([.M173]=[.$M$2];&quot;OK&quot;;&quot;&quot;)">
            <text:p/>
          </table:table-cell>
          <table:table-cell table:style-name="ce2" table:formula="of:=IF([.K173]=[.$K$2];&quot;OK&quot;;&quot;&quot;)">
            <text:p/>
          </table:table-cell>
          <table:table-cell table:style-name="ce2"/>
          <table:table-cell table:style-name="ce2" table:formula="of:=[.C173]-[.D173]" office:value-type="float" office:value="5364.44">
            <text:p>5364.44</text:p>
          </table:table-cell>
          <table:table-cell table:style-name="ce2" table:formula="of:=[.D173]-[.C173]" office:value-type="float" office:value="-5364.44">
            <text:p>-5364.44</text:p>
          </table:table-cell>
          <table:table-cell table:style-name="ce4" table:formula="of:=[.F173]-[.J173]" office:value-type="float" office:value="9.19">
            <text:p>9.19</text:p>
          </table:table-cell>
          <table:table-cell table:style-name="ce4" table:formula="of:=[.F173]-[.H173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120">
            <text:p>10120</text:p>
          </table:table-cell>
          <table:table-cell office:value-type="float" office:value="5350">
            <text:p>5350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3">
            <text:p>0.03</text:p>
          </table:table-cell>
          <table:table-cell office:value-type="float" office:value="2.11">
            <text:p>2.11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475021">
            <text:p>-9.6475021</text:p>
          </table:table-cell>
          <table:table-cell table:style-name="ce2" office:value-type="float" office:value="-0.02083017">
            <text:p>-0.02083017</text:p>
          </table:table-cell>
          <table:table-cell table:style-name="ce2" table:formula="of:=IF([.M174]=[.$M$2];&quot;OK&quot;;&quot;&quot;)">
            <text:p/>
          </table:table-cell>
          <table:table-cell table:style-name="ce2" table:formula="of:=IF([.K174]=[.$K$2];&quot;OK&quot;;&quot;&quot;)">
            <text:p/>
          </table:table-cell>
          <table:table-cell table:style-name="ce2"/>
          <table:table-cell table:style-name="ce2" table:formula="of:=[.C174]-[.D174]" office:value-type="float" office:value="4770">
            <text:p>4770</text:p>
          </table:table-cell>
          <table:table-cell table:style-name="ce2" table:formula="of:=[.D174]-[.C174]" office:value-type="float" office:value="-4770">
            <text:p>-4770</text:p>
          </table:table-cell>
          <table:table-cell table:style-name="ce4" table:formula="of:=[.F174]-[.J174]" office:value-type="float" office:value="9.2">
            <text:p>9.2</text:p>
          </table:table-cell>
          <table:table-cell table:style-name="ce4" table:formula="of:=[.F174]-[.H174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120">
            <text:p>10120</text:p>
          </table:table-cell>
          <table:table-cell office:value-type="float" office:value="5944.44">
            <text:p>5944.44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3">
            <text:p>0.03</text:p>
          </table:table-cell>
          <table:table-cell office:value-type="float" office:value="2.11">
            <text:p>2.11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533615">
            <text:p>-9.6533615</text:p>
          </table:table-cell>
          <table:table-cell table:style-name="ce2" office:value-type="float" office:value="-0.02080087">
            <text:p>-0.02080087</text:p>
          </table:table-cell>
          <table:table-cell table:style-name="ce2" table:formula="of:=IF([.M175]=[.$M$2];&quot;OK&quot;;&quot;&quot;)">
            <text:p/>
          </table:table-cell>
          <table:table-cell table:style-name="ce2" table:formula="of:=IF([.K175]=[.$K$2];&quot;OK&quot;;&quot;&quot;)">
            <text:p/>
          </table:table-cell>
          <table:table-cell table:style-name="ce2"/>
          <table:table-cell table:style-name="ce2" table:formula="of:=[.C175]-[.D175]" office:value-type="float" office:value="4175.56">
            <text:p>4175.56</text:p>
          </table:table-cell>
          <table:table-cell table:style-name="ce2" table:formula="of:=[.D175]-[.C175]" office:value-type="float" office:value="-4175.56">
            <text:p>-4175.56</text:p>
          </table:table-cell>
          <table:table-cell table:style-name="ce4" table:formula="of:=[.F175]-[.J175]" office:value-type="float" office:value="9.2">
            <text:p>9.2</text:p>
          </table:table-cell>
          <table:table-cell table:style-name="ce4" table:formula="of:=[.F175]-[.H175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120">
            <text:p>10120</text:p>
          </table:table-cell>
          <table:table-cell office:value-type="float" office:value="6538.89">
            <text:p>6538.89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2">
            <text:p>0.02</text:p>
          </table:table-cell>
          <table:table-cell office:value-type="float" office:value="2.1">
            <text:p>2.1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592209">
            <text:p>-9.6592209</text:p>
          </table:table-cell>
          <table:table-cell table:style-name="ce2" office:value-type="float" office:value="-0.02083017">
            <text:p>-0.02083017</text:p>
          </table:table-cell>
          <table:table-cell table:style-name="ce2" table:formula="of:=IF([.M176]=[.$M$2];&quot;OK&quot;;&quot;&quot;)">
            <text:p/>
          </table:table-cell>
          <table:table-cell table:style-name="ce2" table:formula="of:=IF([.K176]=[.$K$2];&quot;OK&quot;;&quot;&quot;)">
            <text:p/>
          </table:table-cell>
          <table:table-cell table:style-name="ce2"/>
          <table:table-cell table:style-name="ce2" table:formula="of:=[.C176]-[.D176]" office:value-type="float" office:value="3581.11">
            <text:p>3581.11</text:p>
          </table:table-cell>
          <table:table-cell table:style-name="ce2" table:formula="of:=[.D176]-[.C176]" office:value-type="float" office:value="-3581.11">
            <text:p>-3581.11</text:p>
          </table:table-cell>
          <table:table-cell table:style-name="ce4" table:formula="of:=[.F176]-[.J176]" office:value-type="float" office:value="9.21">
            <text:p>9.21</text:p>
          </table:table-cell>
          <table:table-cell table:style-name="ce4" table:formula="of:=[.F176]-[.H176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120">
            <text:p>10120</text:p>
          </table:table-cell>
          <table:table-cell office:value-type="float" office:value="7133.33">
            <text:p>7133.33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1">
            <text:p>2.1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592209">
            <text:p>-9.6592209</text:p>
          </table:table-cell>
          <table:table-cell table:style-name="ce2" office:value-type="float" office:value="-0.02085946">
            <text:p>-0.02085946</text:p>
          </table:table-cell>
          <table:table-cell table:style-name="ce2" table:formula="of:=IF([.M177]=[.$M$2];&quot;OK&quot;;&quot;&quot;)">
            <text:p/>
          </table:table-cell>
          <table:table-cell table:style-name="ce2" table:formula="of:=IF([.K177]=[.$K$2];&quot;OK&quot;;&quot;&quot;)">
            <text:p/>
          </table:table-cell>
          <table:table-cell table:style-name="ce2"/>
          <table:table-cell table:style-name="ce2" table:formula="of:=[.C177]-[.D177]" office:value-type="float" office:value="2986.67">
            <text:p>2986.67</text:p>
          </table:table-cell>
          <table:table-cell table:style-name="ce2" table:formula="of:=[.D177]-[.C177]" office:value-type="float" office:value="-2986.67">
            <text:p>-2986.67</text:p>
          </table:table-cell>
          <table:table-cell table:style-name="ce4" table:formula="of:=[.F177]-[.J177]" office:value-type="float" office:value="9.21">
            <text:p>9.21</text:p>
          </table:table-cell>
          <table:table-cell table:style-name="ce4" table:formula="of:=[.F177]-[.H177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120">
            <text:p>10120</text:p>
          </table:table-cell>
          <table:table-cell office:value-type="float" office:value="7727.78">
            <text:p>7727.78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1">
            <text:p>2.1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592209">
            <text:p>-9.6592209</text:p>
          </table:table-cell>
          <table:table-cell table:style-name="ce2" office:value-type="float" office:value="-0.02088876">
            <text:p>-0.02088876</text:p>
          </table:table-cell>
          <table:table-cell table:style-name="ce2" table:formula="of:=IF([.M178]=[.$M$2];&quot;OK&quot;;&quot;&quot;)">
            <text:p/>
          </table:table-cell>
          <table:table-cell table:style-name="ce2" table:formula="of:=IF([.K178]=[.$K$2];&quot;OK&quot;;&quot;&quot;)">
            <text:p/>
          </table:table-cell>
          <table:table-cell table:style-name="ce2"/>
          <table:table-cell table:style-name="ce2" table:formula="of:=[.C178]-[.D178]" office:value-type="float" office:value="2392.22">
            <text:p>2392.22</text:p>
          </table:table-cell>
          <table:table-cell table:style-name="ce2" table:formula="of:=[.D178]-[.C178]" office:value-type="float" office:value="-2392.22">
            <text:p>-2392.22</text:p>
          </table:table-cell>
          <table:table-cell table:style-name="ce4" table:formula="of:=[.F178]-[.J178]" office:value-type="float" office:value="9.21">
            <text:p>9.21</text:p>
          </table:table-cell>
          <table:table-cell table:style-name="ce4" table:formula="of:=[.F178]-[.H178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120">
            <text:p>10120</text:p>
          </table:table-cell>
          <table:table-cell office:value-type="float" office:value="8322.22">
            <text:p>8322.22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09">
            <text:p>2.09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650803">
            <text:p>-9.6650803</text:p>
          </table:table-cell>
          <table:table-cell table:style-name="ce2" office:value-type="float" office:value="-0.02088876">
            <text:p>-0.02088876</text:p>
          </table:table-cell>
          <table:table-cell table:style-name="ce2" table:formula="of:=IF([.M179]=[.$M$2];&quot;OK&quot;;&quot;&quot;)">
            <text:p/>
          </table:table-cell>
          <table:table-cell table:style-name="ce2" table:formula="of:=IF([.K179]=[.$K$2];&quot;OK&quot;;&quot;&quot;)">
            <text:p/>
          </table:table-cell>
          <table:table-cell table:style-name="ce2"/>
          <table:table-cell table:style-name="ce2" table:formula="of:=[.C179]-[.D179]" office:value-type="float" office:value="1797.78">
            <text:p>1797.78</text:p>
          </table:table-cell>
          <table:table-cell table:style-name="ce2" table:formula="of:=[.D179]-[.C179]" office:value-type="float" office:value="-1797.78">
            <text:p>-1797.78</text:p>
          </table:table-cell>
          <table:table-cell table:style-name="ce4" table:formula="of:=[.F179]-[.J179]" office:value-type="float" office:value="9.22">
            <text:p>9.22</text:p>
          </table:table-cell>
          <table:table-cell table:style-name="ce4" table:formula="of:=[.F179]-[.H179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120">
            <text:p>10120</text:p>
          </table:table-cell>
          <table:table-cell office:value-type="float" office:value="8916.67">
            <text:p>8916.67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09">
            <text:p>2.09</text:p>
          </table:table-cell>
          <table:table-cell office:value-type="float" office:value="0.00002012">
            <text:p>0.00002012</text:p>
          </table:table-cell>
          <table:table-cell table:style-name="ce2" office:value-type="float" office:value="-9.6709397">
            <text:p>-9.6709397</text:p>
          </table:table-cell>
          <table:table-cell table:style-name="ce2" office:value-type="float" office:value="-0.02085946">
            <text:p>-0.02085946</text:p>
          </table:table-cell>
          <table:table-cell table:style-name="ce2" table:formula="of:=IF([.M180]=[.$M$2];&quot;OK&quot;;&quot;&quot;)">
            <text:p/>
          </table:table-cell>
          <table:table-cell table:style-name="ce2" table:formula="of:=IF([.K180]=[.$K$2];&quot;OK&quot;;&quot;&quot;)">
            <text:p/>
          </table:table-cell>
          <table:table-cell table:style-name="ce2"/>
          <table:table-cell table:style-name="ce2" table:formula="of:=[.C180]-[.D180]" office:value-type="float" office:value="1203.33">
            <text:p>1203.33</text:p>
          </table:table-cell>
          <table:table-cell table:style-name="ce2" table:formula="of:=[.D180]-[.C180]" office:value-type="float" office:value="-1203.33">
            <text:p>-1203.33</text:p>
          </table:table-cell>
          <table:table-cell table:style-name="ce4" table:formula="of:=[.F180]-[.J180]" office:value-type="float" office:value="9.22">
            <text:p>9.22</text:p>
          </table:table-cell>
          <table:table-cell table:style-name="ce4" table:formula="of:=[.F180]-[.H180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120">
            <text:p>10120</text:p>
          </table:table-cell>
          <table:table-cell office:value-type="float" office:value="9511.11">
            <text:p>9511.11</text:p>
          </table:table-cell>
          <table:table-cell office:value-type="float" office:value="11.62">
            <text:p>11.62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08">
            <text:p>2.08</text:p>
          </table:table-cell>
          <table:table-cell office:value-type="float" office:value="0.0000209">
            <text:p>0.0000209</text:p>
          </table:table-cell>
          <table:table-cell table:style-name="ce2" office:value-type="float" office:value="-9.6797288">
            <text:p>-9.6797288</text:p>
          </table:table-cell>
          <table:table-cell table:style-name="ce2" office:value-type="float" office:value="-0.02077157">
            <text:p>-0.02077157</text:p>
          </table:table-cell>
          <table:table-cell table:style-name="ce2" table:formula="of:=IF([.M181]=[.$M$2];&quot;OK&quot;;&quot;&quot;)">
            <text:p/>
          </table:table-cell>
          <table:table-cell table:style-name="ce2" table:formula="of:=IF([.K181]=[.$K$2];&quot;OK&quot;;&quot;&quot;)">
            <text:p/>
          </table:table-cell>
          <table:table-cell table:style-name="ce2"/>
          <table:table-cell table:style-name="ce2" table:formula="of:=[.C181]-[.D181]" office:value-type="float" office:value="608.889999999999">
            <text:p>608.89</text:p>
          </table:table-cell>
          <table:table-cell table:style-name="ce2" table:formula="of:=[.D181]-[.C181]" office:value-type="float" office:value="-608.889999999999">
            <text:p>-608.89</text:p>
          </table:table-cell>
          <table:table-cell table:style-name="ce4" table:formula="of:=[.F181]-[.J181]" office:value-type="float" office:value="9.23">
            <text:p>9.23</text:p>
          </table:table-cell>
          <table:table-cell table:style-name="ce4" table:formula="of:=[.F181]-[.H181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120">
            <text:p>10120</text:p>
          </table:table-cell>
          <table:table-cell office:value-type="float" office:value="10105.56">
            <text:p>10105.56</text:p>
          </table:table-cell>
          <table:table-cell office:value-type="float" office:value="11.62">
            <text:p>11.62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08">
            <text:p>2.08</text:p>
          </table:table-cell>
          <table:table-cell office:value-type="float" office:value="0.0000209">
            <text:p>0.0000209</text:p>
          </table:table-cell>
          <table:table-cell table:style-name="ce2" office:value-type="float" office:value="-9.6855882">
            <text:p>-9.6855882</text:p>
          </table:table-cell>
          <table:table-cell table:style-name="ce2" office:value-type="float" office:value="-0.02074228">
            <text:p>-0.02074228</text:p>
          </table:table-cell>
          <table:table-cell table:style-name="ce2" table:formula="of:=IF([.M182]=[.$M$2];&quot;OK&quot;;&quot;&quot;)">
            <text:p/>
          </table:table-cell>
          <table:table-cell table:style-name="ce2" table:formula="of:=IF([.K182]=[.$K$2];&quot;OK&quot;;&quot;&quot;)">
            <text:p/>
          </table:table-cell>
          <table:table-cell table:style-name="ce2"/>
          <table:table-cell table:style-name="ce2" table:formula="of:=[.C182]-[.D182]" office:value-type="float" office:value="14.4400000000005">
            <text:p>14.44</text:p>
          </table:table-cell>
          <table:table-cell table:style-name="ce2" table:formula="of:=[.D182]-[.C182]" office:value-type="float" office:value="-14.4400000000005">
            <text:p>-14.44</text:p>
          </table:table-cell>
          <table:table-cell table:style-name="ce4" table:formula="of:=[.F182]-[.J182]" office:value-type="float" office:value="9.23">
            <text:p>9.23</text:p>
          </table:table-cell>
          <table:table-cell table:style-name="ce4" table:formula="of:=[.F182]-[.H182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120">
            <text:p>10120</text:p>
          </table:table-cell>
          <table:table-cell office:value-type="float" office:value="10700">
            <text:p>10700</text:p>
          </table:table-cell>
          <table:table-cell office:value-type="float" office:value="11.62">
            <text:p>11.62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07">
            <text:p>2.07</text:p>
          </table:table-cell>
          <table:table-cell office:value-type="float" office:value="0.00002129">
            <text:p>0.00002129</text:p>
          </table:table-cell>
          <table:table-cell table:style-name="ce2" office:value-type="float" office:value="-9.6855882">
            <text:p>-9.6855882</text:p>
          </table:table-cell>
          <table:table-cell table:style-name="ce2" office:value-type="float" office:value="-0.02071298">
            <text:p>-0.02071298</text:p>
          </table:table-cell>
          <table:table-cell table:style-name="ce2" table:formula="of:=IF([.M183]=[.$M$2];&quot;OK&quot;;&quot;&quot;)">
            <text:p/>
          </table:table-cell>
          <table:table-cell table:style-name="ce2" table:formula="of:=IF([.K183]=[.$K$2];&quot;OK&quot;;&quot;&quot;)">
            <text:p/>
          </table:table-cell>
          <table:table-cell table:style-name="ce2"/>
          <table:table-cell table:style-name="ce2" table:formula="of:=[.C183]-[.D183]" office:value-type="float" office:value="-580">
            <text:p>-580</text:p>
          </table:table-cell>
          <table:table-cell table:style-name="ce2" table:formula="of:=[.D183]-[.C183]" office:value-type="float" office:value="580">
            <text:p>580</text:p>
          </table:table-cell>
          <table:table-cell table:style-name="ce4" table:formula="of:=[.F183]-[.J183]" office:value-type="float" office:value="9.23">
            <text:p>9.23</text:p>
          </table:table-cell>
          <table:table-cell table:style-name="ce4" table:formula="of:=[.F183]-[.H183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table:number-columns-repeated="7" office:value-type="string">
            <text:p><text:s/></text:p>
          </table:table-cell>
          <table:table-cell table:number-columns-repeated="2"/>
          <table:table-cell table:style-name="ce2"/>
          <table:table-cell table:style-name="ce2"/>
          <table:table-cell table:style-name="ce2" table:formula="of:=IF([.M184]=[.$M$2];&quot;OK&quot;;&quot;&quot;)" office:value-type="string" office:string-value="OK">
            <text:p>OK</text:p>
          </table:table-cell>
          <table:table-cell table:style-name="ce2" table:formula="of:=IF([.K184]=[.$K$2];&quot;OK&quot;;&quot;&quot;)" office:value-type="string" office:string-value="OK">
            <text:p>OK</text:p>
          </table:table-cell>
          <table:table-cell table:style-name="ce2"/>
          <table:table-cell table:style-name="ce2" table:formula="of:=[.C184]-[.D184]" office:value-type="float" office:value="0">
            <text:p>0</text:p>
          </table:table-cell>
          <table:table-cell table:style-name="ce2" table:formula="of:=[.D184]-[.C184]" office:value-type="float" office:value="0">
            <text:p>0</text:p>
          </table:table-cell>
          <table:table-cell table:style-name="ce4" table:formula="of:=[.F184]-[.J184]" office:value-type="float" office:value="0">
            <text:p>0</text:p>
          </table:table-cell>
          <table:table-cell table:style-name="ce4" table:formula="of:=[.F184]-[.H184]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0010">
            <text:p>10010</text:p>
          </table:table-cell>
          <table:table-cell office:value-type="float" office:value="0">
            <text:p>0</text:p>
          </table:table-cell>
          <table:table-cell office:value-type="float" office:value="11.61">
            <text:p>11.61</text:p>
          </table:table-cell>
          <table:table-cell office:value-type="float" office:value="11.4">
            <text:p>11.4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11.75">
            <text:p>11.75</text:p>
          </table:table-cell>
          <table:table-cell office:value-type="float" office:value="11.85">
            <text:p>11.85</text:p>
          </table:table-cell>
          <table:table-cell office:value-type="float" office:value="0.00001445">
            <text:p>0.00001445</text:p>
          </table:table-cell>
          <table:table-cell table:style-name="ce2" office:value-type="float" office:value="0.0937504">
            <text:p>0.0937504</text:p>
          </table:table-cell>
          <table:table-cell table:style-name="ce2" office:value-type="float" office:value="-0.00108399">
            <text:p>-0.00108399</text:p>
          </table:table-cell>
          <table:table-cell table:style-name="ce2" table:formula="of:=IF([.M185]=[.$M$2];&quot;OK&quot;;&quot;&quot;)">
            <text:p/>
          </table:table-cell>
          <table:table-cell table:style-name="ce2" table:formula="of:=IF([.K185]=[.$K$2];&quot;OK&quot;;&quot;&quot;)">
            <text:p/>
          </table:table-cell>
          <table:table-cell table:style-name="ce2"/>
          <table:table-cell table:style-name="ce2" table:formula="of:=[.C185]-[.D185]" office:value-type="float" office:value="10010">
            <text:p>10010</text:p>
          </table:table-cell>
          <table:table-cell table:style-name="ce2" table:formula="of:=[.D185]-[.C185]" office:value-type="float" office:value="-10010">
            <text:p>-10010</text:p>
          </table:table-cell>
          <table:table-cell table:style-name="ce4" table:formula="of:=[.F185]-[.J185]" office:value-type="float" office:value="-0.449999999999999">
            <text:p>-0.45</text:p>
          </table:table-cell>
          <table:table-cell table:style-name="ce4" table:formula="of:=[.F185]-[.H185]" office:value-type="float" office:value="-0.359999999999999">
            <text:p>-0.36</text:p>
          </table:table-cell>
        </table:table-row>
        <table:table-row table:style-name="ro1">
          <table:table-cell table:number-columns-repeated="2"/>
          <table:table-cell office:value-type="float" office:value="10010">
            <text:p>10010</text:p>
          </table:table-cell>
          <table:table-cell office:value-type="float" office:value="594.44">
            <text:p>594.44</text:p>
          </table:table-cell>
          <table:table-cell office:value-type="float" office:value="11.61">
            <text:p>11.61</text:p>
          </table:table-cell>
          <table:table-cell office:value-type="float" office:value="11.38">
            <text:p>11.38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11.75">
            <text:p>11.75</text:p>
          </table:table-cell>
          <table:table-cell office:value-type="float" office:value="11.85">
            <text:p>11.85</text:p>
          </table:table-cell>
          <table:table-cell office:value-type="float" office:value="0.00001523">
            <text:p>0.00001523</text:p>
          </table:table-cell>
          <table:table-cell table:style-name="ce2" office:value-type="float" office:value="0.0937504">
            <text:p>0.0937504</text:p>
          </table:table-cell>
          <table:table-cell table:style-name="ce2" office:value-type="float" office:value="-0.00108399">
            <text:p>-0.00108399</text:p>
          </table:table-cell>
          <table:table-cell table:style-name="ce2" table:formula="of:=IF([.M186]=[.$M$2];&quot;OK&quot;;&quot;&quot;)">
            <text:p/>
          </table:table-cell>
          <table:table-cell table:style-name="ce2" table:formula="of:=IF([.K186]=[.$K$2];&quot;OK&quot;;&quot;&quot;)">
            <text:p/>
          </table:table-cell>
          <table:table-cell table:style-name="ce2"/>
          <table:table-cell table:style-name="ce2" table:formula="of:=[.C186]-[.D186]" office:value-type="float" office:value="9415.56">
            <text:p>9415.56</text:p>
          </table:table-cell>
          <table:table-cell table:style-name="ce2" table:formula="of:=[.D186]-[.C186]" office:value-type="float" office:value="-9415.56">
            <text:p>-9415.56</text:p>
          </table:table-cell>
          <table:table-cell table:style-name="ce4" table:formula="of:=[.F186]-[.J186]" office:value-type="float" office:value="-0.469999999999999">
            <text:p>-0.47</text:p>
          </table:table-cell>
          <table:table-cell table:style-name="ce4" table:formula="of:=[.F186]-[.H186]" office:value-type="float" office:value="-0.379999999999999">
            <text:p>-0.38</text:p>
          </table:table-cell>
        </table:table-row>
        <table:table-row table:style-name="ro1">
          <table:table-cell table:number-columns-repeated="2"/>
          <table:table-cell office:value-type="float" office:value="10010">
            <text:p>10010</text:p>
          </table:table-cell>
          <table:table-cell office:value-type="float" office:value="1188.89">
            <text:p>1188.89</text:p>
          </table:table-cell>
          <table:table-cell office:value-type="float" office:value="11.61">
            <text:p>11.61</text:p>
          </table:table-cell>
          <table:table-cell office:value-type="float" office:value="11.33">
            <text:p>11.3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11.05">
            <text:p>11.05</text:p>
          </table:table-cell>
          <table:table-cell office:value-type="float" office:value="11.78">
            <text:p>11.78</text:p>
          </table:table-cell>
          <table:table-cell office:value-type="float" office:value="0.00001914">
            <text:p>0.00001914</text:p>
          </table:table-cell>
          <table:table-cell table:style-name="ce2" office:value-type="float" office:value="0.0175782">
            <text:p>0.0175782</text:p>
          </table:table-cell>
          <table:table-cell table:style-name="ce2" office:value-type="float" office:value="-0.00732425">
            <text:p>-0.00732425</text:p>
          </table:table-cell>
          <table:table-cell table:style-name="ce2" table:formula="of:=IF([.M187]=[.$M$2];&quot;OK&quot;;&quot;&quot;)">
            <text:p/>
          </table:table-cell>
          <table:table-cell table:style-name="ce2" table:formula="of:=IF([.K187]=[.$K$2];&quot;OK&quot;;&quot;&quot;)">
            <text:p/>
          </table:table-cell>
          <table:table-cell table:style-name="ce2"/>
          <table:table-cell table:style-name="ce2" table:formula="of:=[.C187]-[.D187]" office:value-type="float" office:value="8821.11">
            <text:p>8821.11</text:p>
          </table:table-cell>
          <table:table-cell table:style-name="ce2" table:formula="of:=[.D187]-[.C187]" office:value-type="float" office:value="-8821.11">
            <text:p>-8821.11</text:p>
          </table:table-cell>
          <table:table-cell table:style-name="ce4" table:formula="of:=[.F187]-[.J187]" office:value-type="float" office:value="-0.449999999999999">
            <text:p>-0.45</text:p>
          </table:table-cell>
          <table:table-cell table:style-name="ce4" table:formula="of:=[.F187]-[.H187]" office:value-type="float" office:value="-0.43">
            <text:p>-0.43</text:p>
          </table:table-cell>
        </table:table-row>
        <table:table-row table:style-name="ro1">
          <table:table-cell table:number-columns-repeated="2"/>
          <table:table-cell office:value-type="float" office:value="10010">
            <text:p>10010</text:p>
          </table:table-cell>
          <table:table-cell office:value-type="float" office:value="1783.33">
            <text:p>1783.33</text:p>
          </table:table-cell>
          <table:table-cell office:value-type="float" office:value="11.61">
            <text:p>11.61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8.54">
            <text:p>8.54</text:p>
          </table:table-cell>
          <table:table-cell office:value-type="float" office:value="10.34">
            <text:p>10.34</text:p>
          </table:table-cell>
          <table:table-cell office:value-type="float" office:value="0.00002109">
            <text:p>0.00002109</text:p>
          </table:table-cell>
          <table:table-cell table:style-name="ce2" office:value-type="float" office:value="-1.4150451">
            <text:p>-1.4150451</text:p>
          </table:table-cell>
          <table:table-cell table:style-name="ce2" office:value-type="float" office:value="-0.01801766">
            <text:p>-0.01801766</text:p>
          </table:table-cell>
          <table:table-cell table:style-name="ce2" table:formula="of:=IF([.M188]=[.$M$2];&quot;OK&quot;;&quot;&quot;)">
            <text:p/>
          </table:table-cell>
          <table:table-cell table:style-name="ce2" table:formula="of:=IF([.K188]=[.$K$2];&quot;OK&quot;;&quot;&quot;)">
            <text:p/>
          </table:table-cell>
          <table:table-cell table:style-name="ce2"/>
          <table:table-cell table:style-name="ce2" table:formula="of:=[.C188]-[.D188]" office:value-type="float" office:value="8226.67">
            <text:p>8226.67</text:p>
          </table:table-cell>
          <table:table-cell table:style-name="ce2" table:formula="of:=[.D188]-[.C188]" office:value-type="float" office:value="-8226.67">
            <text:p>-8226.67</text:p>
          </table:table-cell>
          <table:table-cell table:style-name="ce4" table:formula="of:=[.F188]-[.J188]" office:value-type="float" office:value="0.960000000000001">
            <text:p>0.96</text:p>
          </table:table-cell>
          <table:table-cell table:style-name="ce4" table:formula="of:=[.F188]-[.H188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10010">
            <text:p>10010</text:p>
          </table:table-cell>
          <table:table-cell office:value-type="float" office:value="2377.78">
            <text:p>2377.78</text:p>
          </table:table-cell>
          <table:table-cell office:value-type="float" office:value="11.61">
            <text:p>11.61</text:p>
          </table:table-cell>
          <table:table-cell office:value-type="float" office:value="11.29">
            <text:p>11.2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13">
            <text:p>0.13</text:p>
          </table:table-cell>
          <table:table-cell office:value-type="float" office:value="2.17">
            <text:p>2.17</text:p>
          </table:table-cell>
          <table:table-cell office:value-type="float" office:value="0.00002109">
            <text:p>0.00002109</text:p>
          </table:table-cell>
          <table:table-cell table:style-name="ce2" office:value-type="float" office:value="-9.5918378">
            <text:p>-9.5918378</text:p>
          </table:table-cell>
          <table:table-cell table:style-name="ce2" office:value-type="float" office:value="-0.02033212">
            <text:p>-0.02033212</text:p>
          </table:table-cell>
          <table:table-cell table:style-name="ce2" table:formula="of:=IF([.M189]=[.$M$2];&quot;OK&quot;;&quot;&quot;)">
            <text:p/>
          </table:table-cell>
          <table:table-cell table:style-name="ce2" table:formula="of:=IF([.K189]=[.$K$2];&quot;OK&quot;;&quot;&quot;)">
            <text:p/>
          </table:table-cell>
          <table:table-cell table:style-name="ce2"/>
          <table:table-cell table:style-name="ce2" table:formula="of:=[.C189]-[.D189]" office:value-type="float" office:value="7632.22">
            <text:p>7632.22</text:p>
          </table:table-cell>
          <table:table-cell table:style-name="ce2" table:formula="of:=[.D189]-[.C189]" office:value-type="float" office:value="-7632.22">
            <text:p>-7632.22</text:p>
          </table:table-cell>
          <table:table-cell table:style-name="ce4" table:formula="of:=[.F189]-[.J189]" office:value-type="float" office:value="9.12">
            <text:p>9.12</text:p>
          </table:table-cell>
          <table:table-cell table:style-name="ce4" table:formula="of:=[.F189]-[.H189]" office:value-type="float" office:value="-0.470000000000001">
            <text:p>-0.47</text:p>
          </table:table-cell>
        </table:table-row>
        <table:table-row table:style-name="ro1">
          <table:table-cell table:number-columns-repeated="2"/>
          <table:table-cell office:value-type="float" office:value="10010">
            <text:p>10010</text:p>
          </table:table-cell>
          <table:table-cell office:value-type="float" office:value="2972.22">
            <text:p>2972.22</text:p>
          </table:table-cell>
          <table:table-cell office:value-type="float" office:value="11.61">
            <text:p>11.61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8">
            <text:p>0.08</text:p>
          </table:table-cell>
          <table:table-cell office:value-type="float" office:value="2.14">
            <text:p>2.14</text:p>
          </table:table-cell>
          <table:table-cell office:value-type="float" office:value="0.0000209">
            <text:p>0.0000209</text:p>
          </table:table-cell>
          <table:table-cell table:style-name="ce2" office:value-type="float" office:value="-9.6269942">
            <text:p>-9.6269942</text:p>
          </table:table-cell>
          <table:table-cell table:style-name="ce2" office:value-type="float" office:value="-0.02056649">
            <text:p>-0.02056649</text:p>
          </table:table-cell>
          <table:table-cell table:style-name="ce2" table:formula="of:=IF([.M190]=[.$M$2];&quot;OK&quot;;&quot;&quot;)">
            <text:p/>
          </table:table-cell>
          <table:table-cell table:style-name="ce2" table:formula="of:=IF([.K190]=[.$K$2];&quot;OK&quot;;&quot;&quot;)">
            <text:p/>
          </table:table-cell>
          <table:table-cell table:style-name="ce2"/>
          <table:table-cell table:style-name="ce2" table:formula="of:=[.C190]-[.D190]" office:value-type="float" office:value="7037.78">
            <text:p>7037.78</text:p>
          </table:table-cell>
          <table:table-cell table:style-name="ce2" table:formula="of:=[.D190]-[.C190]" office:value-type="float" office:value="-7037.78">
            <text:p>-7037.78</text:p>
          </table:table-cell>
          <table:table-cell table:style-name="ce4" table:formula="of:=[.F190]-[.J190]" office:value-type="float" office:value="9.16">
            <text:p>9.16</text:p>
          </table:table-cell>
          <table:table-cell table:style-name="ce4" table:formula="of:=[.F190]-[.H190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10010">
            <text:p>10010</text:p>
          </table:table-cell>
          <table:table-cell office:value-type="float" office:value="3566.67">
            <text:p>3566.67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6">
            <text:p>0.06</text:p>
          </table:table-cell>
          <table:table-cell office:value-type="float" office:value="2.12">
            <text:p>2.12</text:p>
          </table:table-cell>
          <table:table-cell office:value-type="float" office:value="0.00002051">
            <text:p>0.00002051</text:p>
          </table:table-cell>
          <table:table-cell table:style-name="ce2" office:value-type="float" office:value="-9.638713">
            <text:p>-9.638713</text:p>
          </table:table-cell>
          <table:table-cell table:style-name="ce2" office:value-type="float" office:value="-0.02062509">
            <text:p>-0.02062509</text:p>
          </table:table-cell>
          <table:table-cell table:style-name="ce2" table:formula="of:=IF([.M191]=[.$M$2];&quot;OK&quot;;&quot;&quot;)">
            <text:p/>
          </table:table-cell>
          <table:table-cell table:style-name="ce2" table:formula="of:=IF([.K191]=[.$K$2];&quot;OK&quot;;&quot;&quot;)">
            <text:p/>
          </table:table-cell>
          <table:table-cell table:style-name="ce2"/>
          <table:table-cell table:style-name="ce2" table:formula="of:=[.C191]-[.D191]" office:value-type="float" office:value="6443.33">
            <text:p>6443.33</text:p>
          </table:table-cell>
          <table:table-cell table:style-name="ce2" table:formula="of:=[.D191]-[.C191]" office:value-type="float" office:value="-6443.33">
            <text:p>-6443.33</text:p>
          </table:table-cell>
          <table:table-cell table:style-name="ce4" table:formula="of:=[.F191]-[.J191]" office:value-type="float" office:value="9.19">
            <text:p>9.19</text:p>
          </table:table-cell>
          <table:table-cell table:style-name="ce4" table:formula="of:=[.F191]-[.H191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010">
            <text:p>10010</text:p>
          </table:table-cell>
          <table:table-cell office:value-type="float" office:value="4161.11">
            <text:p>4161.11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4">
            <text:p>0.04</text:p>
          </table:table-cell>
          <table:table-cell office:value-type="float" office:value="2.12">
            <text:p>2.12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445724">
            <text:p>-9.6445724</text:p>
          </table:table-cell>
          <table:table-cell table:style-name="ce2" office:value-type="float" office:value="-0.02080087">
            <text:p>-0.02080087</text:p>
          </table:table-cell>
          <table:table-cell table:style-name="ce2" table:formula="of:=IF([.M192]=[.$M$2];&quot;OK&quot;;&quot;&quot;)">
            <text:p/>
          </table:table-cell>
          <table:table-cell table:style-name="ce2" table:formula="of:=IF([.K192]=[.$K$2];&quot;OK&quot;;&quot;&quot;)">
            <text:p/>
          </table:table-cell>
          <table:table-cell table:style-name="ce2"/>
          <table:table-cell table:style-name="ce2" table:formula="of:=[.C192]-[.D192]" office:value-type="float" office:value="5848.89">
            <text:p>5848.89</text:p>
          </table:table-cell>
          <table:table-cell table:style-name="ce2" table:formula="of:=[.D192]-[.C192]" office:value-type="float" office:value="-5848.89">
            <text:p>-5848.89</text:p>
          </table:table-cell>
          <table:table-cell table:style-name="ce4" table:formula="of:=[.F192]-[.J192]" office:value-type="float" office:value="9.19">
            <text:p>9.19</text:p>
          </table:table-cell>
          <table:table-cell table:style-name="ce4" table:formula="of:=[.F192]-[.H192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010">
            <text:p>10010</text:p>
          </table:table-cell>
          <table:table-cell office:value-type="float" office:value="4755.56">
            <text:p>4755.56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3">
            <text:p>0.03</text:p>
          </table:table-cell>
          <table:table-cell office:value-type="float" office:value="2.11">
            <text:p>2.11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475021">
            <text:p>-9.6475021</text:p>
          </table:table-cell>
          <table:table-cell table:style-name="ce2" office:value-type="float" office:value="-0.02080087">
            <text:p>-0.02080087</text:p>
          </table:table-cell>
          <table:table-cell table:style-name="ce2" table:formula="of:=IF([.M193]=[.$M$2];&quot;OK&quot;;&quot;&quot;)">
            <text:p/>
          </table:table-cell>
          <table:table-cell table:style-name="ce2" table:formula="of:=IF([.K193]=[.$K$2];&quot;OK&quot;;&quot;&quot;)">
            <text:p/>
          </table:table-cell>
          <table:table-cell table:style-name="ce2"/>
          <table:table-cell table:style-name="ce2" table:formula="of:=[.C193]-[.D193]" office:value-type="float" office:value="5254.44">
            <text:p>5254.44</text:p>
          </table:table-cell>
          <table:table-cell table:style-name="ce2" table:formula="of:=[.D193]-[.C193]" office:value-type="float" office:value="-5254.44">
            <text:p>-5254.44</text:p>
          </table:table-cell>
          <table:table-cell table:style-name="ce4" table:formula="of:=[.F193]-[.J193]" office:value-type="float" office:value="9.2">
            <text:p>9.2</text:p>
          </table:table-cell>
          <table:table-cell table:style-name="ce4" table:formula="of:=[.F193]-[.H193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010">
            <text:p>10010</text:p>
          </table:table-cell>
          <table:table-cell office:value-type="float" office:value="5350">
            <text:p>5350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3">
            <text:p>0.03</text:p>
          </table:table-cell>
          <table:table-cell office:value-type="float" office:value="2.11">
            <text:p>2.11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533615">
            <text:p>-9.6533615</text:p>
          </table:table-cell>
          <table:table-cell table:style-name="ce2" office:value-type="float" office:value="-0.02083017">
            <text:p>-0.02083017</text:p>
          </table:table-cell>
          <table:table-cell table:style-name="ce2" table:formula="of:=IF([.M194]=[.$M$2];&quot;OK&quot;;&quot;&quot;)">
            <text:p/>
          </table:table-cell>
          <table:table-cell table:style-name="ce2" table:formula="of:=IF([.K194]=[.$K$2];&quot;OK&quot;;&quot;&quot;)">
            <text:p/>
          </table:table-cell>
          <table:table-cell table:style-name="ce2"/>
          <table:table-cell table:style-name="ce2" table:formula="of:=[.C194]-[.D194]" office:value-type="float" office:value="4660">
            <text:p>4660</text:p>
          </table:table-cell>
          <table:table-cell table:style-name="ce2" table:formula="of:=[.D194]-[.C194]" office:value-type="float" office:value="-4660">
            <text:p>-4660</text:p>
          </table:table-cell>
          <table:table-cell table:style-name="ce4" table:formula="of:=[.F194]-[.J194]" office:value-type="float" office:value="9.2">
            <text:p>9.2</text:p>
          </table:table-cell>
          <table:table-cell table:style-name="ce4" table:formula="of:=[.F194]-[.H194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010">
            <text:p>10010</text:p>
          </table:table-cell>
          <table:table-cell office:value-type="float" office:value="5944.44">
            <text:p>5944.44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2">
            <text:p>0.02</text:p>
          </table:table-cell>
          <table:table-cell office:value-type="float" office:value="2.1">
            <text:p>2.1</text:p>
          </table:table-cell>
          <table:table-cell office:value-type="float" office:value="0.00002012">
            <text:p>0.00002012</text:p>
          </table:table-cell>
          <table:table-cell table:style-name="ce2" office:value-type="float" office:value="-9.6592209">
            <text:p>-9.6592209</text:p>
          </table:table-cell>
          <table:table-cell table:style-name="ce2" office:value-type="float" office:value="-0.02083017">
            <text:p>-0.02083017</text:p>
          </table:table-cell>
          <table:table-cell table:style-name="ce2" table:formula="of:=IF([.M195]=[.$M$2];&quot;OK&quot;;&quot;&quot;)">
            <text:p/>
          </table:table-cell>
          <table:table-cell table:style-name="ce2" table:formula="of:=IF([.K195]=[.$K$2];&quot;OK&quot;;&quot;&quot;)">
            <text:p/>
          </table:table-cell>
          <table:table-cell table:style-name="ce2"/>
          <table:table-cell table:style-name="ce2" table:formula="of:=[.C195]-[.D195]" office:value-type="float" office:value="4065.56">
            <text:p>4065.56</text:p>
          </table:table-cell>
          <table:table-cell table:style-name="ce2" table:formula="of:=[.D195]-[.C195]" office:value-type="float" office:value="-4065.56">
            <text:p>-4065.56</text:p>
          </table:table-cell>
          <table:table-cell table:style-name="ce4" table:formula="of:=[.F195]-[.J195]" office:value-type="float" office:value="9.21">
            <text:p>9.21</text:p>
          </table:table-cell>
          <table:table-cell table:style-name="ce4" table:formula="of:=[.F195]-[.H195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010">
            <text:p>10010</text:p>
          </table:table-cell>
          <table:table-cell office:value-type="float" office:value="6538.89">
            <text:p>6538.89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1">
            <text:p>2.1</text:p>
          </table:table-cell>
          <table:table-cell office:value-type="float" office:value="0.00002012">
            <text:p>0.00002012</text:p>
          </table:table-cell>
          <table:table-cell table:style-name="ce2" office:value-type="float" office:value="-9.6621506">
            <text:p>-9.6621506</text:p>
          </table:table-cell>
          <table:table-cell table:style-name="ce2" office:value-type="float" office:value="-0.02088876">
            <text:p>-0.02088876</text:p>
          </table:table-cell>
          <table:table-cell table:style-name="ce2" table:formula="of:=IF([.M196]=[.$M$2];&quot;OK&quot;;&quot;&quot;)">
            <text:p/>
          </table:table-cell>
          <table:table-cell table:style-name="ce2" table:formula="of:=IF([.K196]=[.$K$2];&quot;OK&quot;;&quot;&quot;)">
            <text:p/>
          </table:table-cell>
          <table:table-cell table:style-name="ce2"/>
          <table:table-cell table:style-name="ce2" table:formula="of:=[.C196]-[.D196]" office:value-type="float" office:value="3471.11">
            <text:p>3471.11</text:p>
          </table:table-cell>
          <table:table-cell table:style-name="ce2" table:formula="of:=[.D196]-[.C196]" office:value-type="float" office:value="-3471.11">
            <text:p>-3471.11</text:p>
          </table:table-cell>
          <table:table-cell table:style-name="ce4" table:formula="of:=[.F196]-[.J196]" office:value-type="float" office:value="9.21">
            <text:p>9.21</text:p>
          </table:table-cell>
          <table:table-cell table:style-name="ce4" table:formula="of:=[.F196]-[.H196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010">
            <text:p>10010</text:p>
          </table:table-cell>
          <table:table-cell office:value-type="float" office:value="7133.33">
            <text:p>7133.33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09">
            <text:p>2.09</text:p>
          </table:table-cell>
          <table:table-cell office:value-type="float" office:value="0.00002051">
            <text:p>0.00002051</text:p>
          </table:table-cell>
          <table:table-cell table:style-name="ce2" office:value-type="float" office:value="-9.6709397">
            <text:p>-9.6709397</text:p>
          </table:table-cell>
          <table:table-cell table:style-name="ce2" office:value-type="float" office:value="-0.02080087">
            <text:p>-0.02080087</text:p>
          </table:table-cell>
          <table:table-cell table:style-name="ce2" table:formula="of:=IF([.M197]=[.$M$2];&quot;OK&quot;;&quot;&quot;)">
            <text:p/>
          </table:table-cell>
          <table:table-cell table:style-name="ce2" table:formula="of:=IF([.K197]=[.$K$2];&quot;OK&quot;;&quot;&quot;)">
            <text:p/>
          </table:table-cell>
          <table:table-cell table:style-name="ce2"/>
          <table:table-cell table:style-name="ce2" table:formula="of:=[.C197]-[.D197]" office:value-type="float" office:value="2876.67">
            <text:p>2876.67</text:p>
          </table:table-cell>
          <table:table-cell table:style-name="ce2" table:formula="of:=[.D197]-[.C197]" office:value-type="float" office:value="-2876.67">
            <text:p>-2876.67</text:p>
          </table:table-cell>
          <table:table-cell table:style-name="ce4" table:formula="of:=[.F197]-[.J197]" office:value-type="float" office:value="9.22">
            <text:p>9.22</text:p>
          </table:table-cell>
          <table:table-cell table:style-name="ce4" table:formula="of:=[.F197]-[.H197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010">
            <text:p>10010</text:p>
          </table:table-cell>
          <table:table-cell office:value-type="float" office:value="7727.78">
            <text:p>7727.78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09">
            <text:p>2.09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6801">
            <text:p>-9.66801</text:p>
          </table:table-cell>
          <table:table-cell table:style-name="ce2" office:value-type="float" office:value="-0.02085946">
            <text:p>-0.02085946</text:p>
          </table:table-cell>
          <table:table-cell table:style-name="ce2" table:formula="of:=IF([.M198]=[.$M$2];&quot;OK&quot;;&quot;&quot;)">
            <text:p/>
          </table:table-cell>
          <table:table-cell table:style-name="ce2" table:formula="of:=IF([.K198]=[.$K$2];&quot;OK&quot;;&quot;&quot;)">
            <text:p/>
          </table:table-cell>
          <table:table-cell table:style-name="ce2"/>
          <table:table-cell table:style-name="ce2" table:formula="of:=[.C198]-[.D198]" office:value-type="float" office:value="2282.22">
            <text:p>2282.22</text:p>
          </table:table-cell>
          <table:table-cell table:style-name="ce2" table:formula="of:=[.D198]-[.C198]" office:value-type="float" office:value="-2282.22">
            <text:p>-2282.22</text:p>
          </table:table-cell>
          <table:table-cell table:style-name="ce4" table:formula="of:=[.F198]-[.J198]" office:value-type="float" office:value="9.22">
            <text:p>9.22</text:p>
          </table:table-cell>
          <table:table-cell table:style-name="ce4" table:formula="of:=[.F198]-[.H198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010">
            <text:p>10010</text:p>
          </table:table-cell>
          <table:table-cell office:value-type="float" office:value="8322.22">
            <text:p>8322.22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09">
            <text:p>2.09</text:p>
          </table:table-cell>
          <table:table-cell office:value-type="float" office:value="0.00002012">
            <text:p>0.00002012</text:p>
          </table:table-cell>
          <table:table-cell table:style-name="ce2" office:value-type="float" office:value="-9.66801">
            <text:p>-9.66801</text:p>
          </table:table-cell>
          <table:table-cell table:style-name="ce2" office:value-type="float" office:value="-0.02091806">
            <text:p>-0.02091806</text:p>
          </table:table-cell>
          <table:table-cell table:style-name="ce2" table:formula="of:=IF([.M199]=[.$M$2];&quot;OK&quot;;&quot;&quot;)">
            <text:p/>
          </table:table-cell>
          <table:table-cell table:style-name="ce2" table:formula="of:=IF([.K199]=[.$K$2];&quot;OK&quot;;&quot;&quot;)">
            <text:p/>
          </table:table-cell>
          <table:table-cell table:style-name="ce2"/>
          <table:table-cell table:style-name="ce2" table:formula="of:=[.C199]-[.D199]" office:value-type="float" office:value="1687.78">
            <text:p>1687.78</text:p>
          </table:table-cell>
          <table:table-cell table:style-name="ce2" table:formula="of:=[.D199]-[.C199]" office:value-type="float" office:value="-1687.78">
            <text:p>-1687.78</text:p>
          </table:table-cell>
          <table:table-cell table:style-name="ce4" table:formula="of:=[.F199]-[.J199]" office:value-type="float" office:value="9.22">
            <text:p>9.22</text:p>
          </table:table-cell>
          <table:table-cell table:style-name="ce4" table:formula="of:=[.F199]-[.H199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010">
            <text:p>10010</text:p>
          </table:table-cell>
          <table:table-cell office:value-type="float" office:value="8916.67">
            <text:p>8916.67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09">
            <text:p>2.09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709397">
            <text:p>-9.6709397</text:p>
          </table:table-cell>
          <table:table-cell table:style-name="ce2" office:value-type="float" office:value="-0.02083017">
            <text:p>-0.02083017</text:p>
          </table:table-cell>
          <table:table-cell table:style-name="ce2" table:formula="of:=IF([.M200]=[.$M$2];&quot;OK&quot;;&quot;&quot;)">
            <text:p/>
          </table:table-cell>
          <table:table-cell table:style-name="ce2" table:formula="of:=IF([.K200]=[.$K$2];&quot;OK&quot;;&quot;&quot;)">
            <text:p/>
          </table:table-cell>
          <table:table-cell table:style-name="ce2"/>
          <table:table-cell table:style-name="ce2" table:formula="of:=[.C200]-[.D200]" office:value-type="float" office:value="1093.33">
            <text:p>1093.33</text:p>
          </table:table-cell>
          <table:table-cell table:style-name="ce2" table:formula="of:=[.D200]-[.C200]" office:value-type="float" office:value="-1093.33">
            <text:p>-1093.33</text:p>
          </table:table-cell>
          <table:table-cell table:style-name="ce4" table:formula="of:=[.F200]-[.J200]" office:value-type="float" office:value="9.22">
            <text:p>9.22</text:p>
          </table:table-cell>
          <table:table-cell table:style-name="ce4" table:formula="of:=[.F200]-[.H200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010">
            <text:p>10010</text:p>
          </table:table-cell>
          <table:table-cell office:value-type="float" office:value="9511.11">
            <text:p>9511.11</text:p>
          </table:table-cell>
          <table:table-cell office:value-type="float" office:value="11.62">
            <text:p>11.62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08">
            <text:p>2.08</text:p>
          </table:table-cell>
          <table:table-cell office:value-type="float" office:value="0.0000207">
            <text:p>0.0000207</text:p>
          </table:table-cell>
          <table:table-cell table:style-name="ce2" office:value-type="float" office:value="-9.6826585">
            <text:p>-9.6826585</text:p>
          </table:table-cell>
          <table:table-cell table:style-name="ce2" office:value-type="float" office:value="-0.02077157">
            <text:p>-0.02077157</text:p>
          </table:table-cell>
          <table:table-cell table:style-name="ce2" table:formula="of:=IF([.M201]=[.$M$2];&quot;OK&quot;;&quot;&quot;)">
            <text:p/>
          </table:table-cell>
          <table:table-cell table:style-name="ce2" table:formula="of:=IF([.K201]=[.$K$2];&quot;OK&quot;;&quot;&quot;)">
            <text:p/>
          </table:table-cell>
          <table:table-cell table:style-name="ce2"/>
          <table:table-cell table:style-name="ce2" table:formula="of:=[.C201]-[.D201]" office:value-type="float" office:value="498.889999999999">
            <text:p>498.89</text:p>
          </table:table-cell>
          <table:table-cell table:style-name="ce2" table:formula="of:=[.D201]-[.C201]" office:value-type="float" office:value="-498.889999999999">
            <text:p>-498.89</text:p>
          </table:table-cell>
          <table:table-cell table:style-name="ce4" table:formula="of:=[.F201]-[.J201]" office:value-type="float" office:value="9.23">
            <text:p>9.23</text:p>
          </table:table-cell>
          <table:table-cell table:style-name="ce4" table:formula="of:=[.F201]-[.H201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010">
            <text:p>10010</text:p>
          </table:table-cell>
          <table:table-cell office:value-type="float" office:value="10105.56">
            <text:p>10105.56</text:p>
          </table:table-cell>
          <table:table-cell office:value-type="float" office:value="11.62">
            <text:p>11.62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07">
            <text:p>2.07</text:p>
          </table:table-cell>
          <table:table-cell office:value-type="float" office:value="0.0000209">
            <text:p>0.0000209</text:p>
          </table:table-cell>
          <table:table-cell table:style-name="ce2" office:value-type="float" office:value="-9.6914476">
            <text:p>-9.6914476</text:p>
          </table:table-cell>
          <table:table-cell table:style-name="ce2" office:value-type="float" office:value="-0.02071298">
            <text:p>-0.02071298</text:p>
          </table:table-cell>
          <table:table-cell table:style-name="ce2" table:formula="of:=IF([.M202]=[.$M$2];&quot;OK&quot;;&quot;&quot;)">
            <text:p/>
          </table:table-cell>
          <table:table-cell table:style-name="ce2" table:formula="of:=IF([.K202]=[.$K$2];&quot;OK&quot;;&quot;&quot;)">
            <text:p/>
          </table:table-cell>
          <table:table-cell table:style-name="ce2"/>
          <table:table-cell table:style-name="ce2" table:formula="of:=[.C202]-[.D202]" office:value-type="float" office:value="-95.5599999999995">
            <text:p>-95.56</text:p>
          </table:table-cell>
          <table:table-cell table:style-name="ce2" table:formula="of:=[.D202]-[.C202]" office:value-type="float" office:value="95.5599999999995">
            <text:p>95.56</text:p>
          </table:table-cell>
          <table:table-cell table:style-name="ce4" table:formula="of:=[.F202]-[.J202]" office:value-type="float" office:value="9.24">
            <text:p>9.24</text:p>
          </table:table-cell>
          <table:table-cell table:style-name="ce4" table:formula="of:=[.F202]-[.H202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10010">
            <text:p>10010</text:p>
          </table:table-cell>
          <table:table-cell office:value-type="float" office:value="10700">
            <text:p>10700</text:p>
          </table:table-cell>
          <table:table-cell office:value-type="float" office:value="11.62">
            <text:p>11.62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07">
            <text:p>2.07</text:p>
          </table:table-cell>
          <table:table-cell office:value-type="float" office:value="0.00002109">
            <text:p>0.00002109</text:p>
          </table:table-cell>
          <table:table-cell table:style-name="ce2" office:value-type="float" office:value="-9.6885179">
            <text:p>-9.6885179</text:p>
          </table:table-cell>
          <table:table-cell table:style-name="ce2" office:value-type="float" office:value="-0.02071298">
            <text:p>-0.02071298</text:p>
          </table:table-cell>
          <table:table-cell table:style-name="ce2" table:formula="of:=IF([.M203]=[.$M$2];&quot;OK&quot;;&quot;&quot;)">
            <text:p/>
          </table:table-cell>
          <table:table-cell table:style-name="ce2" table:formula="of:=IF([.K203]=[.$K$2];&quot;OK&quot;;&quot;&quot;)">
            <text:p/>
          </table:table-cell>
          <table:table-cell table:style-name="ce2"/>
          <table:table-cell table:style-name="ce2" table:formula="of:=[.C203]-[.D203]" office:value-type="float" office:value="-690">
            <text:p>-690</text:p>
          </table:table-cell>
          <table:table-cell table:style-name="ce2" table:formula="of:=[.D203]-[.C203]" office:value-type="float" office:value="690">
            <text:p>690</text:p>
          </table:table-cell>
          <table:table-cell table:style-name="ce4" table:formula="of:=[.F203]-[.J203]" office:value-type="float" office:value="9.24">
            <text:p>9.24</text:p>
          </table:table-cell>
          <table:table-cell table:style-name="ce4" table:formula="of:=[.F203]-[.H203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table:number-columns-repeated="7" office:value-type="string">
            <text:p><text:s/></text:p>
          </table:table-cell>
          <table:table-cell table:number-columns-repeated="2"/>
          <table:table-cell table:style-name="ce2"/>
          <table:table-cell table:style-name="ce2"/>
          <table:table-cell table:style-name="ce2" table:formula="of:=IF([.M204]=[.$M$2];&quot;OK&quot;;&quot;&quot;)" office:value-type="string" office:string-value="OK">
            <text:p>OK</text:p>
          </table:table-cell>
          <table:table-cell table:style-name="ce2" table:formula="of:=IF([.K204]=[.$K$2];&quot;OK&quot;;&quot;&quot;)" office:value-type="string" office:string-value="OK">
            <text:p>OK</text:p>
          </table:table-cell>
          <table:table-cell table:style-name="ce2"/>
          <table:table-cell table:style-name="ce2" table:formula="of:=[.C204]-[.D204]" office:value-type="float" office:value="0">
            <text:p>0</text:p>
          </table:table-cell>
          <table:table-cell table:style-name="ce2" table:formula="of:=[.D204]-[.C204]" office:value-type="float" office:value="0">
            <text:p>0</text:p>
          </table:table-cell>
          <table:table-cell table:style-name="ce4" table:formula="of:=[.F204]-[.J204]" office:value-type="float" office:value="0">
            <text:p>0</text:p>
          </table:table-cell>
          <table:table-cell table:style-name="ce4" table:formula="of:=[.F204]-[.H204]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9900">
            <text:p>9900</text:p>
          </table:table-cell>
          <table:table-cell office:value-type="float" office:value="0">
            <text:p>0</text:p>
          </table:table-cell>
          <table:table-cell office:value-type="float" office:value="11.61">
            <text:p>11.61</text:p>
          </table:table-cell>
          <table:table-cell office:value-type="float" office:value="11.4">
            <text:p>11.4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11.75">
            <text:p>11.75</text:p>
          </table:table-cell>
          <table:table-cell office:value-type="float" office:value="11.86">
            <text:p>11.86</text:p>
          </table:table-cell>
          <table:table-cell office:value-type="float" office:value="0.00001406">
            <text:p>0.00001406</text:p>
          </table:table-cell>
          <table:table-cell table:style-name="ce2" office:value-type="float" office:value="0.0937504">
            <text:p>0.0937504</text:p>
          </table:table-cell>
          <table:table-cell table:style-name="ce2" office:value-type="float" office:value="-0.00111329">
            <text:p>-0.00111329</text:p>
          </table:table-cell>
          <table:table-cell table:style-name="ce2" table:formula="of:=IF([.M205]=[.$M$2];&quot;OK&quot;;&quot;&quot;)">
            <text:p/>
          </table:table-cell>
          <table:table-cell table:style-name="ce2" table:formula="of:=IF([.K205]=[.$K$2];&quot;OK&quot;;&quot;&quot;)">
            <text:p/>
          </table:table-cell>
          <table:table-cell table:style-name="ce2"/>
          <table:table-cell table:style-name="ce2" table:formula="of:=[.C205]-[.D205]" office:value-type="float" office:value="9900">
            <text:p>9900</text:p>
          </table:table-cell>
          <table:table-cell table:style-name="ce2" table:formula="of:=[.D205]-[.C205]" office:value-type="float" office:value="-9900">
            <text:p>-9900</text:p>
          </table:table-cell>
          <table:table-cell table:style-name="ce4" table:formula="of:=[.F205]-[.J205]" office:value-type="float" office:value="-0.459999999999999">
            <text:p>-0.46</text:p>
          </table:table-cell>
          <table:table-cell table:style-name="ce4" table:formula="of:=[.F205]-[.H205]" office:value-type="float" office:value="-0.359999999999999">
            <text:p>-0.36</text:p>
          </table:table-cell>
        </table:table-row>
        <table:table-row table:style-name="ro1">
          <table:table-cell table:number-columns-repeated="2"/>
          <table:table-cell office:value-type="float" office:value="9900">
            <text:p>9900</text:p>
          </table:table-cell>
          <table:table-cell office:value-type="float" office:value="594.44">
            <text:p>594.44</text:p>
          </table:table-cell>
          <table:table-cell office:value-type="float" office:value="11.61">
            <text:p>11.61</text:p>
          </table:table-cell>
          <table:table-cell office:value-type="float" office:value="11.38">
            <text:p>11.38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11.75">
            <text:p>11.75</text:p>
          </table:table-cell>
          <table:table-cell office:value-type="float" office:value="11.85">
            <text:p>11.85</text:p>
          </table:table-cell>
          <table:table-cell office:value-type="float" office:value="0.00001523">
            <text:p>0.00001523</text:p>
          </table:table-cell>
          <table:table-cell table:style-name="ce2" office:value-type="float" office:value="0.087891">
            <text:p>0.087891</text:p>
          </table:table-cell>
          <table:table-cell table:style-name="ce2" office:value-type="float" office:value="-0.00105469">
            <text:p>-0.00105469</text:p>
          </table:table-cell>
          <table:table-cell table:style-name="ce2" table:formula="of:=IF([.M206]=[.$M$2];&quot;OK&quot;;&quot;&quot;)">
            <text:p/>
          </table:table-cell>
          <table:table-cell table:style-name="ce2" table:formula="of:=IF([.K206]=[.$K$2];&quot;OK&quot;;&quot;&quot;)">
            <text:p/>
          </table:table-cell>
          <table:table-cell table:style-name="ce2"/>
          <table:table-cell table:style-name="ce2" table:formula="of:=[.C206]-[.D206]" office:value-type="float" office:value="9305.56">
            <text:p>9305.56</text:p>
          </table:table-cell>
          <table:table-cell table:style-name="ce2" table:formula="of:=[.D206]-[.C206]" office:value-type="float" office:value="-9305.56">
            <text:p>-9305.56</text:p>
          </table:table-cell>
          <table:table-cell table:style-name="ce4" table:formula="of:=[.F206]-[.J206]" office:value-type="float" office:value="-0.469999999999999">
            <text:p>-0.47</text:p>
          </table:table-cell>
          <table:table-cell table:style-name="ce4" table:formula="of:=[.F206]-[.H206]" office:value-type="float" office:value="-0.379999999999999">
            <text:p>-0.38</text:p>
          </table:table-cell>
        </table:table-row>
        <table:table-row table:style-name="ro1">
          <table:table-cell table:number-columns-repeated="2"/>
          <table:table-cell office:value-type="float" office:value="9900">
            <text:p>9900</text:p>
          </table:table-cell>
          <table:table-cell office:value-type="float" office:value="1188.89">
            <text:p>1188.89</text:p>
          </table:table-cell>
          <table:table-cell office:value-type="float" office:value="11.62">
            <text:p>11.62</text:p>
          </table:table-cell>
          <table:table-cell office:value-type="float" office:value="11.33">
            <text:p>11.3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11.05">
            <text:p>11.05</text:p>
          </table:table-cell>
          <table:table-cell office:value-type="float" office:value="11.78">
            <text:p>11.78</text:p>
          </table:table-cell>
          <table:table-cell office:value-type="float" office:value="0.00001914">
            <text:p>0.00001914</text:p>
          </table:table-cell>
          <table:table-cell table:style-name="ce2" office:value-type="float" office:value="0.0205079">
            <text:p>0.0205079</text:p>
          </table:table-cell>
          <table:table-cell table:style-name="ce2" office:value-type="float" office:value="-0.00732425">
            <text:p>-0.00732425</text:p>
          </table:table-cell>
          <table:table-cell table:style-name="ce2" table:formula="of:=IF([.M207]=[.$M$2];&quot;OK&quot;;&quot;&quot;)">
            <text:p/>
          </table:table-cell>
          <table:table-cell table:style-name="ce2" table:formula="of:=IF([.K207]=[.$K$2];&quot;OK&quot;;&quot;&quot;)">
            <text:p/>
          </table:table-cell>
          <table:table-cell table:style-name="ce2"/>
          <table:table-cell table:style-name="ce2" table:formula="of:=[.C207]-[.D207]" office:value-type="float" office:value="8711.11">
            <text:p>8711.11</text:p>
          </table:table-cell>
          <table:table-cell table:style-name="ce2" table:formula="of:=[.D207]-[.C207]" office:value-type="float" office:value="-8711.11">
            <text:p>-8711.11</text:p>
          </table:table-cell>
          <table:table-cell table:style-name="ce4" table:formula="of:=[.F207]-[.J207]" office:value-type="float" office:value="-0.449999999999999">
            <text:p>-0.45</text:p>
          </table:table-cell>
          <table:table-cell table:style-name="ce4" table:formula="of:=[.F207]-[.H207]" office:value-type="float" office:value="-0.43">
            <text:p>-0.43</text:p>
          </table:table-cell>
        </table:table-row>
        <table:table-row table:style-name="ro1">
          <table:table-cell table:number-columns-repeated="2"/>
          <table:table-cell office:value-type="float" office:value="9900">
            <text:p>9900</text:p>
          </table:table-cell>
          <table:table-cell office:value-type="float" office:value="1783.33">
            <text:p>1783.33</text:p>
          </table:table-cell>
          <table:table-cell office:value-type="float" office:value="11.62">
            <text:p>11.62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8.46">
            <text:p>8.46</text:p>
          </table:table-cell>
          <table:table-cell office:value-type="float" office:value="10.25">
            <text:p>10.25</text:p>
          </table:table-cell>
          <table:table-cell office:value-type="float" office:value="0.00002109">
            <text:p>0.00002109</text:p>
          </table:table-cell>
          <table:table-cell table:style-name="ce2" office:value-type="float" office:value="-1.5058658">
            <text:p>-1.5058658</text:p>
          </table:table-cell>
          <table:table-cell table:style-name="ce2" office:value-type="float" office:value="-0.01798836">
            <text:p>-0.01798836</text:p>
          </table:table-cell>
          <table:table-cell table:style-name="ce2" table:formula="of:=IF([.M208]=[.$M$2];&quot;OK&quot;;&quot;&quot;)">
            <text:p/>
          </table:table-cell>
          <table:table-cell table:style-name="ce2" table:formula="of:=IF([.K208]=[.$K$2];&quot;OK&quot;;&quot;&quot;)">
            <text:p/>
          </table:table-cell>
          <table:table-cell table:style-name="ce2"/>
          <table:table-cell table:style-name="ce2" table:formula="of:=[.C208]-[.D208]" office:value-type="float" office:value="8116.67">
            <text:p>8116.67</text:p>
          </table:table-cell>
          <table:table-cell table:style-name="ce2" table:formula="of:=[.D208]-[.C208]" office:value-type="float" office:value="-8116.67">
            <text:p>-8116.67</text:p>
          </table:table-cell>
          <table:table-cell table:style-name="ce4" table:formula="of:=[.F208]-[.J208]" office:value-type="float" office:value="1.05">
            <text:p>1.05</text:p>
          </table:table-cell>
          <table:table-cell table:style-name="ce4" table:formula="of:=[.F208]-[.H208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900">
            <text:p>9900</text:p>
          </table:table-cell>
          <table:table-cell office:value-type="float" office:value="2377.78">
            <text:p>2377.78</text:p>
          </table:table-cell>
          <table:table-cell office:value-type="float" office:value="11.61">
            <text:p>11.61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13">
            <text:p>0.13</text:p>
          </table:table-cell>
          <table:table-cell office:value-type="float" office:value="2.16">
            <text:p>2.16</text:p>
          </table:table-cell>
          <table:table-cell office:value-type="float" office:value="0.00002109">
            <text:p>0.00002109</text:p>
          </table:table-cell>
          <table:table-cell table:style-name="ce2" office:value-type="float" office:value="-9.6035566">
            <text:p>-9.6035566</text:p>
          </table:table-cell>
          <table:table-cell table:style-name="ce2" office:value-type="float" office:value="-0.02024423">
            <text:p>-0.02024423</text:p>
          </table:table-cell>
          <table:table-cell table:style-name="ce2" table:formula="of:=IF([.M209]=[.$M$2];&quot;OK&quot;;&quot;&quot;)">
            <text:p/>
          </table:table-cell>
          <table:table-cell table:style-name="ce2" table:formula="of:=IF([.K209]=[.$K$2];&quot;OK&quot;;&quot;&quot;)">
            <text:p/>
          </table:table-cell>
          <table:table-cell table:style-name="ce2"/>
          <table:table-cell table:style-name="ce2" table:formula="of:=[.C209]-[.D209]" office:value-type="float" office:value="7522.22">
            <text:p>7522.22</text:p>
          </table:table-cell>
          <table:table-cell table:style-name="ce2" table:formula="of:=[.D209]-[.C209]" office:value-type="float" office:value="-7522.22">
            <text:p>-7522.22</text:p>
          </table:table-cell>
          <table:table-cell table:style-name="ce4" table:formula="of:=[.F209]-[.J209]" office:value-type="float" office:value="9.14">
            <text:p>9.14</text:p>
          </table:table-cell>
          <table:table-cell table:style-name="ce4" table:formula="of:=[.F209]-[.H209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900">
            <text:p>9900</text:p>
          </table:table-cell>
          <table:table-cell office:value-type="float" office:value="2972.22">
            <text:p>2972.22</text:p>
          </table:table-cell>
          <table:table-cell office:value-type="float" office:value="11.61">
            <text:p>11.61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8">
            <text:p>0.08</text:p>
          </table:table-cell>
          <table:table-cell office:value-type="float" office:value="2.13">
            <text:p>2.13</text:p>
          </table:table-cell>
          <table:table-cell office:value-type="float" office:value="0.0000207">
            <text:p>0.0000207</text:p>
          </table:table-cell>
          <table:table-cell table:style-name="ce2" office:value-type="float" office:value="-9.6328536">
            <text:p>-9.6328536</text:p>
          </table:table-cell>
          <table:table-cell table:style-name="ce2" office:value-type="float" office:value="-0.0205079">
            <text:p>-0.0205079</text:p>
          </table:table-cell>
          <table:table-cell table:style-name="ce2" table:formula="of:=IF([.M210]=[.$M$2];&quot;OK&quot;;&quot;&quot;)">
            <text:p/>
          </table:table-cell>
          <table:table-cell table:style-name="ce2" table:formula="of:=IF([.K210]=[.$K$2];&quot;OK&quot;;&quot;&quot;)">
            <text:p/>
          </table:table-cell>
          <table:table-cell table:style-name="ce2"/>
          <table:table-cell table:style-name="ce2" table:formula="of:=[.C210]-[.D210]" office:value-type="float" office:value="6927.78">
            <text:p>6927.78</text:p>
          </table:table-cell>
          <table:table-cell table:style-name="ce2" table:formula="of:=[.D210]-[.C210]" office:value-type="float" office:value="-6927.78">
            <text:p>-6927.78</text:p>
          </table:table-cell>
          <table:table-cell table:style-name="ce4" table:formula="of:=[.F210]-[.J210]" office:value-type="float" office:value="9.17">
            <text:p>9.17</text:p>
          </table:table-cell>
          <table:table-cell table:style-name="ce4" table:formula="of:=[.F210]-[.H210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900">
            <text:p>9900</text:p>
          </table:table-cell>
          <table:table-cell office:value-type="float" office:value="3566.67">
            <text:p>3566.67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6">
            <text:p>0.06</text:p>
          </table:table-cell>
          <table:table-cell office:value-type="float" office:value="2.12">
            <text:p>2.12</text:p>
          </table:table-cell>
          <table:table-cell office:value-type="float" office:value="0.00002051">
            <text:p>0.00002051</text:p>
          </table:table-cell>
          <table:table-cell table:style-name="ce2" office:value-type="float" office:value="-9.6445724">
            <text:p>-9.6445724</text:p>
          </table:table-cell>
          <table:table-cell table:style-name="ce2" office:value-type="float" office:value="-0.02059579">
            <text:p>-0.02059579</text:p>
          </table:table-cell>
          <table:table-cell table:style-name="ce2" table:formula="of:=IF([.M211]=[.$M$2];&quot;OK&quot;;&quot;&quot;)">
            <text:p/>
          </table:table-cell>
          <table:table-cell table:style-name="ce2" table:formula="of:=IF([.K211]=[.$K$2];&quot;OK&quot;;&quot;&quot;)">
            <text:p/>
          </table:table-cell>
          <table:table-cell table:style-name="ce2"/>
          <table:table-cell table:style-name="ce2" table:formula="of:=[.C211]-[.D211]" office:value-type="float" office:value="6333.33">
            <text:p>6333.33</text:p>
          </table:table-cell>
          <table:table-cell table:style-name="ce2" table:formula="of:=[.D211]-[.C211]" office:value-type="float" office:value="-6333.33">
            <text:p>-6333.33</text:p>
          </table:table-cell>
          <table:table-cell table:style-name="ce4" table:formula="of:=[.F211]-[.J211]" office:value-type="float" office:value="9.19">
            <text:p>9.19</text:p>
          </table:table-cell>
          <table:table-cell table:style-name="ce4" table:formula="of:=[.F211]-[.H211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9900">
            <text:p>9900</text:p>
          </table:table-cell>
          <table:table-cell office:value-type="float" office:value="4161.11">
            <text:p>4161.11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4">
            <text:p>0.04</text:p>
          </table:table-cell>
          <table:table-cell office:value-type="float" office:value="2.11">
            <text:p>2.11</text:p>
          </table:table-cell>
          <table:table-cell office:value-type="float" office:value="0.00002051">
            <text:p>0.00002051</text:p>
          </table:table-cell>
          <table:table-cell table:style-name="ce2" office:value-type="float" office:value="-9.6562912">
            <text:p>-9.6562912</text:p>
          </table:table-cell>
          <table:table-cell table:style-name="ce2" office:value-type="float" office:value="-0.02065439">
            <text:p>-0.02065439</text:p>
          </table:table-cell>
          <table:table-cell table:style-name="ce2" table:formula="of:=IF([.M212]=[.$M$2];&quot;OK&quot;;&quot;&quot;)">
            <text:p/>
          </table:table-cell>
          <table:table-cell table:style-name="ce2" table:formula="of:=IF([.K212]=[.$K$2];&quot;OK&quot;;&quot;&quot;)">
            <text:p/>
          </table:table-cell>
          <table:table-cell table:style-name="ce2"/>
          <table:table-cell table:style-name="ce2" table:formula="of:=[.C212]-[.D212]" office:value-type="float" office:value="5738.89">
            <text:p>5738.89</text:p>
          </table:table-cell>
          <table:table-cell table:style-name="ce2" table:formula="of:=[.D212]-[.C212]" office:value-type="float" office:value="-5738.89">
            <text:p>-5738.89</text:p>
          </table:table-cell>
          <table:table-cell table:style-name="ce4" table:formula="of:=[.F212]-[.J212]" office:value-type="float" office:value="9.2">
            <text:p>9.2</text:p>
          </table:table-cell>
          <table:table-cell table:style-name="ce4" table:formula="of:=[.F212]-[.H212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9900">
            <text:p>9900</text:p>
          </table:table-cell>
          <table:table-cell office:value-type="float" office:value="4755.56">
            <text:p>4755.56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7">
            <text:p>11.77</text:p>
          </table:table-cell>
          <table:table-cell office:value-type="float" office:value="0.04">
            <text:p>0.04</text:p>
          </table:table-cell>
          <table:table-cell office:value-type="float" office:value="2.1">
            <text:p>2.1</text:p>
          </table:table-cell>
          <table:table-cell office:value-type="float" office:value="0.00002051">
            <text:p>0.00002051</text:p>
          </table:table-cell>
          <table:table-cell table:style-name="ce2" office:value-type="float" office:value="-9.6621506">
            <text:p>-9.6621506</text:p>
          </table:table-cell>
          <table:table-cell table:style-name="ce2" office:value-type="float" office:value="-0.02068368">
            <text:p>-0.02068368</text:p>
          </table:table-cell>
          <table:table-cell table:style-name="ce2" table:formula="of:=IF([.M213]=[.$M$2];&quot;OK&quot;;&quot;&quot;)">
            <text:p/>
          </table:table-cell>
          <table:table-cell table:style-name="ce2" table:formula="of:=IF([.K213]=[.$K$2];&quot;OK&quot;;&quot;&quot;)">
            <text:p/>
          </table:table-cell>
          <table:table-cell table:style-name="ce2"/>
          <table:table-cell table:style-name="ce2" table:formula="of:=[.C213]-[.D213]" office:value-type="float" office:value="5144.44">
            <text:p>5144.44</text:p>
          </table:table-cell>
          <table:table-cell table:style-name="ce2" table:formula="of:=[.D213]-[.C213]" office:value-type="float" office:value="-5144.44">
            <text:p>-5144.44</text:p>
          </table:table-cell>
          <table:table-cell table:style-name="ce4" table:formula="of:=[.F213]-[.J213]" office:value-type="float" office:value="9.21">
            <text:p>9.21</text:p>
          </table:table-cell>
          <table:table-cell table:style-name="ce4" table:formula="of:=[.F213]-[.H213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900">
            <text:p>9900</text:p>
          </table:table-cell>
          <table:table-cell office:value-type="float" office:value="5350">
            <text:p>5350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3">
            <text:p>0.03</text:p>
          </table:table-cell>
          <table:table-cell office:value-type="float" office:value="2.1">
            <text:p>2.1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621506">
            <text:p>-9.6621506</text:p>
          </table:table-cell>
          <table:table-cell table:style-name="ce2" office:value-type="float" office:value="-0.02074228">
            <text:p>-0.02074228</text:p>
          </table:table-cell>
          <table:table-cell table:style-name="ce2" table:formula="of:=IF([.M214]=[.$M$2];&quot;OK&quot;;&quot;&quot;)">
            <text:p/>
          </table:table-cell>
          <table:table-cell table:style-name="ce2" table:formula="of:=IF([.K214]=[.$K$2];&quot;OK&quot;;&quot;&quot;)">
            <text:p/>
          </table:table-cell>
          <table:table-cell table:style-name="ce2"/>
          <table:table-cell table:style-name="ce2" table:formula="of:=[.C214]-[.D214]" office:value-type="float" office:value="4550">
            <text:p>4550</text:p>
          </table:table-cell>
          <table:table-cell table:style-name="ce2" table:formula="of:=[.D214]-[.C214]" office:value-type="float" office:value="-4550">
            <text:p>-4550</text:p>
          </table:table-cell>
          <table:table-cell table:style-name="ce4" table:formula="of:=[.F214]-[.J214]" office:value-type="float" office:value="9.21">
            <text:p>9.21</text:p>
          </table:table-cell>
          <table:table-cell table:style-name="ce4" table:formula="of:=[.F214]-[.H214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9900">
            <text:p>9900</text:p>
          </table:table-cell>
          <table:table-cell office:value-type="float" office:value="5944.44">
            <text:p>5944.44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2">
            <text:p>0.02</text:p>
          </table:table-cell>
          <table:table-cell office:value-type="float" office:value="2.09">
            <text:p>2.09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650803">
            <text:p>-9.6650803</text:p>
          </table:table-cell>
          <table:table-cell table:style-name="ce2" office:value-type="float" office:value="-0.02074228">
            <text:p>-0.02074228</text:p>
          </table:table-cell>
          <table:table-cell table:style-name="ce2" table:formula="of:=IF([.M215]=[.$M$2];&quot;OK&quot;;&quot;&quot;)">
            <text:p/>
          </table:table-cell>
          <table:table-cell table:style-name="ce2" table:formula="of:=IF([.K215]=[.$K$2];&quot;OK&quot;;&quot;&quot;)">
            <text:p/>
          </table:table-cell>
          <table:table-cell table:style-name="ce2"/>
          <table:table-cell table:style-name="ce2" table:formula="of:=[.C215]-[.D215]" office:value-type="float" office:value="3955.56">
            <text:p>3955.56</text:p>
          </table:table-cell>
          <table:table-cell table:style-name="ce2" table:formula="of:=[.D215]-[.C215]" office:value-type="float" office:value="-3955.56">
            <text:p>-3955.56</text:p>
          </table:table-cell>
          <table:table-cell table:style-name="ce4" table:formula="of:=[.F215]-[.J215]" office:value-type="float" office:value="9.22">
            <text:p>9.22</text:p>
          </table:table-cell>
          <table:table-cell table:style-name="ce4" table:formula="of:=[.F215]-[.H215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9900">
            <text:p>9900</text:p>
          </table:table-cell>
          <table:table-cell office:value-type="float" office:value="6538.89">
            <text:p>6538.89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2">
            <text:p>0.02</text:p>
          </table:table-cell>
          <table:table-cell office:value-type="float" office:value="2.09">
            <text:p>2.09</text:p>
          </table:table-cell>
          <table:table-cell office:value-type="float" office:value="0.00002051">
            <text:p>0.00002051</text:p>
          </table:table-cell>
          <table:table-cell table:style-name="ce2" office:value-type="float" office:value="-9.6738694">
            <text:p>-9.6738694</text:p>
          </table:table-cell>
          <table:table-cell table:style-name="ce2" office:value-type="float" office:value="-0.02068368">
            <text:p>-0.02068368</text:p>
          </table:table-cell>
          <table:table-cell table:style-name="ce2" table:formula="of:=IF([.M216]=[.$M$2];&quot;OK&quot;;&quot;&quot;)">
            <text:p/>
          </table:table-cell>
          <table:table-cell table:style-name="ce2" table:formula="of:=IF([.K216]=[.$K$2];&quot;OK&quot;;&quot;&quot;)">
            <text:p/>
          </table:table-cell>
          <table:table-cell table:style-name="ce2"/>
          <table:table-cell table:style-name="ce2" table:formula="of:=[.C216]-[.D216]" office:value-type="float" office:value="3361.11">
            <text:p>3361.11</text:p>
          </table:table-cell>
          <table:table-cell table:style-name="ce2" table:formula="of:=[.D216]-[.C216]" office:value-type="float" office:value="-3361.11">
            <text:p>-3361.11</text:p>
          </table:table-cell>
          <table:table-cell table:style-name="ce4" table:formula="of:=[.F216]-[.J216]" office:value-type="float" office:value="9.22">
            <text:p>9.22</text:p>
          </table:table-cell>
          <table:table-cell table:style-name="ce4" table:formula="of:=[.F216]-[.H216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9900">
            <text:p>9900</text:p>
          </table:table-cell>
          <table:table-cell office:value-type="float" office:value="7133.33">
            <text:p>7133.33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09">
            <text:p>2.09</text:p>
          </table:table-cell>
          <table:table-cell office:value-type="float" office:value="0.00002051">
            <text:p>0.00002051</text:p>
          </table:table-cell>
          <table:table-cell table:style-name="ce2" office:value-type="float" office:value="-9.6738694">
            <text:p>-9.6738694</text:p>
          </table:table-cell>
          <table:table-cell table:style-name="ce2" office:value-type="float" office:value="-0.02071298">
            <text:p>-0.02071298</text:p>
          </table:table-cell>
          <table:table-cell table:style-name="ce2" table:formula="of:=IF([.M217]=[.$M$2];&quot;OK&quot;;&quot;&quot;)">
            <text:p/>
          </table:table-cell>
          <table:table-cell table:style-name="ce2" table:formula="of:=IF([.K217]=[.$K$2];&quot;OK&quot;;&quot;&quot;)">
            <text:p/>
          </table:table-cell>
          <table:table-cell table:style-name="ce2"/>
          <table:table-cell table:style-name="ce2" table:formula="of:=[.C217]-[.D217]" office:value-type="float" office:value="2766.67">
            <text:p>2766.67</text:p>
          </table:table-cell>
          <table:table-cell table:style-name="ce2" table:formula="of:=[.D217]-[.C217]" office:value-type="float" office:value="-2766.67">
            <text:p>-2766.67</text:p>
          </table:table-cell>
          <table:table-cell table:style-name="ce4" table:formula="of:=[.F217]-[.J217]" office:value-type="float" office:value="9.22">
            <text:p>9.22</text:p>
          </table:table-cell>
          <table:table-cell table:style-name="ce4" table:formula="of:=[.F217]-[.H217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9900">
            <text:p>9900</text:p>
          </table:table-cell>
          <table:table-cell office:value-type="float" office:value="7727.78">
            <text:p>7727.78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09">
            <text:p>2.09</text:p>
          </table:table-cell>
          <table:table-cell office:value-type="float" office:value="0.00002012">
            <text:p>0.00002012</text:p>
          </table:table-cell>
          <table:table-cell table:style-name="ce2" office:value-type="float" office:value="-9.6738694">
            <text:p>-9.6738694</text:p>
          </table:table-cell>
          <table:table-cell table:style-name="ce2" office:value-type="float" office:value="-0.02083017">
            <text:p>-0.02083017</text:p>
          </table:table-cell>
          <table:table-cell table:style-name="ce2" table:formula="of:=IF([.M218]=[.$M$2];&quot;OK&quot;;&quot;&quot;)">
            <text:p/>
          </table:table-cell>
          <table:table-cell table:style-name="ce2" table:formula="of:=IF([.K218]=[.$K$2];&quot;OK&quot;;&quot;&quot;)">
            <text:p/>
          </table:table-cell>
          <table:table-cell table:style-name="ce2"/>
          <table:table-cell table:style-name="ce2" table:formula="of:=[.C218]-[.D218]" office:value-type="float" office:value="2172.22">
            <text:p>2172.22</text:p>
          </table:table-cell>
          <table:table-cell table:style-name="ce2" table:formula="of:=[.D218]-[.C218]" office:value-type="float" office:value="-2172.22">
            <text:p>-2172.22</text:p>
          </table:table-cell>
          <table:table-cell table:style-name="ce4" table:formula="of:=[.F218]-[.J218]" office:value-type="float" office:value="9.22">
            <text:p>9.22</text:p>
          </table:table-cell>
          <table:table-cell table:style-name="ce4" table:formula="of:=[.F218]-[.H218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9900">
            <text:p>9900</text:p>
          </table:table-cell>
          <table:table-cell office:value-type="float" office:value="8322.22">
            <text:p>8322.22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08">
            <text:p>2.08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797288">
            <text:p>-9.6797288</text:p>
          </table:table-cell>
          <table:table-cell table:style-name="ce2" office:value-type="float" office:value="-0.02077157">
            <text:p>-0.02077157</text:p>
          </table:table-cell>
          <table:table-cell table:style-name="ce2" table:formula="of:=IF([.M219]=[.$M$2];&quot;OK&quot;;&quot;&quot;)">
            <text:p/>
          </table:table-cell>
          <table:table-cell table:style-name="ce2" table:formula="of:=IF([.K219]=[.$K$2];&quot;OK&quot;;&quot;&quot;)">
            <text:p/>
          </table:table-cell>
          <table:table-cell table:style-name="ce2"/>
          <table:table-cell table:style-name="ce2" table:formula="of:=[.C219]-[.D219]" office:value-type="float" office:value="1577.78">
            <text:p>1577.78</text:p>
          </table:table-cell>
          <table:table-cell table:style-name="ce2" table:formula="of:=[.D219]-[.C219]" office:value-type="float" office:value="-1577.78">
            <text:p>-1577.78</text:p>
          </table:table-cell>
          <table:table-cell table:style-name="ce4" table:formula="of:=[.F219]-[.J219]" office:value-type="float" office:value="9.23">
            <text:p>9.23</text:p>
          </table:table-cell>
          <table:table-cell table:style-name="ce4" table:formula="of:=[.F219]-[.H219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9900">
            <text:p>9900</text:p>
          </table:table-cell>
          <table:table-cell office:value-type="float" office:value="8916.67">
            <text:p>8916.67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08">
            <text:p>2.08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826585">
            <text:p>-9.6826585</text:p>
          </table:table-cell>
          <table:table-cell table:style-name="ce2" office:value-type="float" office:value="-0.02077157">
            <text:p>-0.02077157</text:p>
          </table:table-cell>
          <table:table-cell table:style-name="ce2" table:formula="of:=IF([.M220]=[.$M$2];&quot;OK&quot;;&quot;&quot;)">
            <text:p/>
          </table:table-cell>
          <table:table-cell table:style-name="ce2" table:formula="of:=IF([.K220]=[.$K$2];&quot;OK&quot;;&quot;&quot;)">
            <text:p/>
          </table:table-cell>
          <table:table-cell table:style-name="ce2"/>
          <table:table-cell table:style-name="ce2" table:formula="of:=[.C220]-[.D220]" office:value-type="float" office:value="983.33">
            <text:p>983.33</text:p>
          </table:table-cell>
          <table:table-cell table:style-name="ce2" table:formula="of:=[.D220]-[.C220]" office:value-type="float" office:value="-983.33">
            <text:p>-983.33</text:p>
          </table:table-cell>
          <table:table-cell table:style-name="ce4" table:formula="of:=[.F220]-[.J220]" office:value-type="float" office:value="9.23">
            <text:p>9.23</text:p>
          </table:table-cell>
          <table:table-cell table:style-name="ce4" table:formula="of:=[.F220]-[.H220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9900">
            <text:p>9900</text:p>
          </table:table-cell>
          <table:table-cell office:value-type="float" office:value="9511.11">
            <text:p>9511.11</text:p>
          </table:table-cell>
          <table:table-cell office:value-type="float" office:value="11.62">
            <text:p>11.62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07">
            <text:p>2.07</text:p>
          </table:table-cell>
          <table:table-cell office:value-type="float" office:value="0.00002051">
            <text:p>0.00002051</text:p>
          </table:table-cell>
          <table:table-cell table:style-name="ce2" office:value-type="float" office:value="-9.6885179">
            <text:p>-9.6885179</text:p>
          </table:table-cell>
          <table:table-cell table:style-name="ce2" office:value-type="float" office:value="-0.02071298">
            <text:p>-0.02071298</text:p>
          </table:table-cell>
          <table:table-cell table:style-name="ce2" table:formula="of:=IF([.M221]=[.$M$2];&quot;OK&quot;;&quot;&quot;)">
            <text:p/>
          </table:table-cell>
          <table:table-cell table:style-name="ce2" table:formula="of:=IF([.K221]=[.$K$2];&quot;OK&quot;;&quot;&quot;)">
            <text:p/>
          </table:table-cell>
          <table:table-cell table:style-name="ce2"/>
          <table:table-cell table:style-name="ce2" table:formula="of:=[.C221]-[.D221]" office:value-type="float" office:value="388.889999999999">
            <text:p>388.89</text:p>
          </table:table-cell>
          <table:table-cell table:style-name="ce2" table:formula="of:=[.D221]-[.C221]" office:value-type="float" office:value="-388.889999999999">
            <text:p>-388.89</text:p>
          </table:table-cell>
          <table:table-cell table:style-name="ce4" table:formula="of:=[.F221]-[.J221]" office:value-type="float" office:value="9.24">
            <text:p>9.24</text:p>
          </table:table-cell>
          <table:table-cell table:style-name="ce4" table:formula="of:=[.F221]-[.H221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9900">
            <text:p>9900</text:p>
          </table:table-cell>
          <table:table-cell office:value-type="float" office:value="10105.56">
            <text:p>10105.56</text:p>
          </table:table-cell>
          <table:table-cell office:value-type="float" office:value="11.62">
            <text:p>11.62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07">
            <text:p>2.07</text:p>
          </table:table-cell>
          <table:table-cell office:value-type="float" office:value="0.00002109">
            <text:p>0.00002109</text:p>
          </table:table-cell>
          <table:table-cell table:style-name="ce2" office:value-type="float" office:value="-9.697307">
            <text:p>-9.697307</text:p>
          </table:table-cell>
          <table:table-cell table:style-name="ce2" office:value-type="float" office:value="-0.02065439">
            <text:p>-0.02065439</text:p>
          </table:table-cell>
          <table:table-cell table:style-name="ce2" table:formula="of:=IF([.M222]=[.$M$2];&quot;OK&quot;;&quot;&quot;)">
            <text:p/>
          </table:table-cell>
          <table:table-cell table:style-name="ce2" table:formula="of:=IF([.K222]=[.$K$2];&quot;OK&quot;;&quot;&quot;)">
            <text:p/>
          </table:table-cell>
          <table:table-cell table:style-name="ce2"/>
          <table:table-cell table:style-name="ce2" table:formula="of:=[.C222]-[.D222]" office:value-type="float" office:value="-205.559999999999">
            <text:p>-205.56</text:p>
          </table:table-cell>
          <table:table-cell table:style-name="ce2" table:formula="of:=[.D222]-[.C222]" office:value-type="float" office:value="205.559999999999">
            <text:p>205.56</text:p>
          </table:table-cell>
          <table:table-cell table:style-name="ce4" table:formula="of:=[.F222]-[.J222]" office:value-type="float" office:value="9.24">
            <text:p>9.24</text:p>
          </table:table-cell>
          <table:table-cell table:style-name="ce4" table:formula="of:=[.F222]-[.H222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9900">
            <text:p>9900</text:p>
          </table:table-cell>
          <table:table-cell office:value-type="float" office:value="10700">
            <text:p>10700</text:p>
          </table:table-cell>
          <table:table-cell office:value-type="float" office:value="11.62">
            <text:p>11.62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07">
            <text:p>2.07</text:p>
          </table:table-cell>
          <table:table-cell office:value-type="float" office:value="0.00002109">
            <text:p>0.00002109</text:p>
          </table:table-cell>
          <table:table-cell table:style-name="ce2" office:value-type="float" office:value="-9.697307">
            <text:p>-9.697307</text:p>
          </table:table-cell>
          <table:table-cell table:style-name="ce2" office:value-type="float" office:value="-0.02065439">
            <text:p>-0.02065439</text:p>
          </table:table-cell>
          <table:table-cell table:style-name="ce2" table:formula="of:=IF([.M223]=[.$M$2];&quot;OK&quot;;&quot;&quot;)">
            <text:p/>
          </table:table-cell>
          <table:table-cell table:style-name="ce2" table:formula="of:=IF([.K223]=[.$K$2];&quot;OK&quot;;&quot;&quot;)">
            <text:p/>
          </table:table-cell>
          <table:table-cell table:style-name="ce2"/>
          <table:table-cell table:style-name="ce2" table:formula="of:=[.C223]-[.D223]" office:value-type="float" office:value="-800">
            <text:p>-800</text:p>
          </table:table-cell>
          <table:table-cell table:style-name="ce2" table:formula="of:=[.D223]-[.C223]" office:value-type="float" office:value="800">
            <text:p>800</text:p>
          </table:table-cell>
          <table:table-cell table:style-name="ce4" table:formula="of:=[.F223]-[.J223]" office:value-type="float" office:value="9.24">
            <text:p>9.24</text:p>
          </table:table-cell>
          <table:table-cell table:style-name="ce4" table:formula="of:=[.F223]-[.H223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table:number-columns-repeated="7" office:value-type="string">
            <text:p><text:s/></text:p>
          </table:table-cell>
          <table:table-cell table:number-columns-repeated="2"/>
          <table:table-cell table:style-name="ce2"/>
          <table:table-cell table:style-name="ce2"/>
          <table:table-cell table:style-name="ce2" table:formula="of:=IF([.M224]=[.$M$2];&quot;OK&quot;;&quot;&quot;)" office:value-type="string" office:string-value="OK">
            <text:p>OK</text:p>
          </table:table-cell>
          <table:table-cell table:style-name="ce2" table:formula="of:=IF([.K224]=[.$K$2];&quot;OK&quot;;&quot;&quot;)" office:value-type="string" office:string-value="OK">
            <text:p>OK</text:p>
          </table:table-cell>
          <table:table-cell table:style-name="ce2"/>
          <table:table-cell table:style-name="ce2" table:formula="of:=[.C224]-[.D224]" office:value-type="float" office:value="0">
            <text:p>0</text:p>
          </table:table-cell>
          <table:table-cell table:style-name="ce2" table:formula="of:=[.D224]-[.C224]" office:value-type="float" office:value="0">
            <text:p>0</text:p>
          </table:table-cell>
          <table:table-cell table:style-name="ce4" table:formula="of:=[.F224]-[.J224]" office:value-type="float" office:value="0">
            <text:p>0</text:p>
          </table:table-cell>
          <table:table-cell table:style-name="ce4" table:formula="of:=[.F224]-[.H224]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9790">
            <text:p>9790</text:p>
          </table:table-cell>
          <table:table-cell office:value-type="float" office:value="0">
            <text:p>0</text:p>
          </table:table-cell>
          <table:table-cell office:value-type="float" office:value="11.61">
            <text:p>11.61</text:p>
          </table:table-cell>
          <table:table-cell office:value-type="float" office:value="11.4">
            <text:p>11.4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11.75">
            <text:p>11.75</text:p>
          </table:table-cell>
          <table:table-cell office:value-type="float" office:value="11.85">
            <text:p>11.85</text:p>
          </table:table-cell>
          <table:table-cell office:value-type="float" office:value="0.00001426">
            <text:p>0.00001426</text:p>
          </table:table-cell>
          <table:table-cell table:style-name="ce2" office:value-type="float" office:value="0.0937504">
            <text:p>0.0937504</text:p>
          </table:table-cell>
          <table:table-cell table:style-name="ce2" office:value-type="float" office:value="-0.00108399">
            <text:p>-0.00108399</text:p>
          </table:table-cell>
          <table:table-cell table:style-name="ce2" table:formula="of:=IF([.M225]=[.$M$2];&quot;OK&quot;;&quot;&quot;)">
            <text:p/>
          </table:table-cell>
          <table:table-cell table:style-name="ce2" table:formula="of:=IF([.K225]=[.$K$2];&quot;OK&quot;;&quot;&quot;)">
            <text:p/>
          </table:table-cell>
          <table:table-cell table:style-name="ce2"/>
          <table:table-cell table:style-name="ce2" table:formula="of:=[.C225]-[.D225]" office:value-type="float" office:value="9790">
            <text:p>9790</text:p>
          </table:table-cell>
          <table:table-cell table:style-name="ce2" table:formula="of:=[.D225]-[.C225]" office:value-type="float" office:value="-9790">
            <text:p>-9790</text:p>
          </table:table-cell>
          <table:table-cell table:style-name="ce4" table:formula="of:=[.F225]-[.J225]" office:value-type="float" office:value="-0.449999999999999">
            <text:p>-0.45</text:p>
          </table:table-cell>
          <table:table-cell table:style-name="ce4" table:formula="of:=[.F225]-[.H225]" office:value-type="float" office:value="-0.359999999999999">
            <text:p>-0.36</text:p>
          </table:table-cell>
        </table:table-row>
        <table:table-row table:style-name="ro1">
          <table:table-cell table:number-columns-repeated="2"/>
          <table:table-cell office:value-type="float" office:value="9790">
            <text:p>9790</text:p>
          </table:table-cell>
          <table:table-cell office:value-type="float" office:value="594.44">
            <text:p>594.44</text:p>
          </table:table-cell>
          <table:table-cell office:value-type="float" office:value="11.61">
            <text:p>11.61</text:p>
          </table:table-cell>
          <table:table-cell office:value-type="float" office:value="11.38">
            <text:p>11.38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11.75">
            <text:p>11.75</text:p>
          </table:table-cell>
          <table:table-cell office:value-type="float" office:value="11.85">
            <text:p>11.85</text:p>
          </table:table-cell>
          <table:table-cell office:value-type="float" office:value="0.00001523">
            <text:p>0.00001523</text:p>
          </table:table-cell>
          <table:table-cell table:style-name="ce2" office:value-type="float" office:value="0.0908207">
            <text:p>0.0908207</text:p>
          </table:table-cell>
          <table:table-cell table:style-name="ce2" office:value-type="float" office:value="-0.00108399">
            <text:p>-0.00108399</text:p>
          </table:table-cell>
          <table:table-cell table:style-name="ce2" table:formula="of:=IF([.M226]=[.$M$2];&quot;OK&quot;;&quot;&quot;)">
            <text:p/>
          </table:table-cell>
          <table:table-cell table:style-name="ce2" table:formula="of:=IF([.K226]=[.$K$2];&quot;OK&quot;;&quot;&quot;)">
            <text:p/>
          </table:table-cell>
          <table:table-cell table:style-name="ce2"/>
          <table:table-cell table:style-name="ce2" table:formula="of:=[.C226]-[.D226]" office:value-type="float" office:value="9195.56">
            <text:p>9195.56</text:p>
          </table:table-cell>
          <table:table-cell table:style-name="ce2" table:formula="of:=[.D226]-[.C226]" office:value-type="float" office:value="-9195.56">
            <text:p>-9195.56</text:p>
          </table:table-cell>
          <table:table-cell table:style-name="ce4" table:formula="of:=[.F226]-[.J226]" office:value-type="float" office:value="-0.469999999999999">
            <text:p>-0.47</text:p>
          </table:table-cell>
          <table:table-cell table:style-name="ce4" table:formula="of:=[.F226]-[.H226]" office:value-type="float" office:value="-0.379999999999999">
            <text:p>-0.38</text:p>
          </table:table-cell>
        </table:table-row>
        <table:table-row table:style-name="ro1">
          <table:table-cell table:number-columns-repeated="2"/>
          <table:table-cell office:value-type="float" office:value="9790">
            <text:p>9790</text:p>
          </table:table-cell>
          <table:table-cell office:value-type="float" office:value="1188.89">
            <text:p>1188.89</text:p>
          </table:table-cell>
          <table:table-cell office:value-type="float" office:value="11.62">
            <text:p>11.62</text:p>
          </table:table-cell>
          <table:table-cell office:value-type="float" office:value="11.33">
            <text:p>11.3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11.05">
            <text:p>11.05</text:p>
          </table:table-cell>
          <table:table-cell office:value-type="float" office:value="11.78">
            <text:p>11.78</text:p>
          </table:table-cell>
          <table:table-cell office:value-type="float" office:value="0.00001914">
            <text:p>0.00001914</text:p>
          </table:table-cell>
          <table:table-cell table:style-name="ce2" office:value-type="float" office:value="0.0175782">
            <text:p>0.0175782</text:p>
          </table:table-cell>
          <table:table-cell table:style-name="ce2" office:value-type="float" office:value="-0.00729495">
            <text:p>-0.00729495</text:p>
          </table:table-cell>
          <table:table-cell table:style-name="ce2" table:formula="of:=IF([.M227]=[.$M$2];&quot;OK&quot;;&quot;&quot;)">
            <text:p/>
          </table:table-cell>
          <table:table-cell table:style-name="ce2" table:formula="of:=IF([.K227]=[.$K$2];&quot;OK&quot;;&quot;&quot;)">
            <text:p/>
          </table:table-cell>
          <table:table-cell table:style-name="ce2"/>
          <table:table-cell table:style-name="ce2" table:formula="of:=[.C227]-[.D227]" office:value-type="float" office:value="8601.11">
            <text:p>8601.11</text:p>
          </table:table-cell>
          <table:table-cell table:style-name="ce2" table:formula="of:=[.D227]-[.C227]" office:value-type="float" office:value="-8601.11">
            <text:p>-8601.11</text:p>
          </table:table-cell>
          <table:table-cell table:style-name="ce4" table:formula="of:=[.F227]-[.J227]" office:value-type="float" office:value="-0.449999999999999">
            <text:p>-0.45</text:p>
          </table:table-cell>
          <table:table-cell table:style-name="ce4" table:formula="of:=[.F227]-[.H227]" office:value-type="float" office:value="-0.43">
            <text:p>-0.43</text:p>
          </table:table-cell>
        </table:table-row>
        <table:table-row table:style-name="ro1">
          <table:table-cell table:number-columns-repeated="2"/>
          <table:table-cell office:value-type="float" office:value="9790">
            <text:p>9790</text:p>
          </table:table-cell>
          <table:table-cell office:value-type="float" office:value="1783.33">
            <text:p>1783.33</text:p>
          </table:table-cell>
          <table:table-cell office:value-type="float" office:value="11.61">
            <text:p>11.61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8.42">
            <text:p>8.42</text:p>
          </table:table-cell>
          <table:table-cell office:value-type="float" office:value="10.23">
            <text:p>10.23</text:p>
          </table:table-cell>
          <table:table-cell office:value-type="float" office:value="0.00002109">
            <text:p>0.00002109</text:p>
          </table:table-cell>
          <table:table-cell table:style-name="ce2" office:value-type="float" office:value="-1.5322331">
            <text:p>-1.5322331</text:p>
          </table:table-cell>
          <table:table-cell table:style-name="ce2" office:value-type="float" office:value="-0.01810555">
            <text:p>-0.01810555</text:p>
          </table:table-cell>
          <table:table-cell table:style-name="ce2" table:formula="of:=IF([.M228]=[.$M$2];&quot;OK&quot;;&quot;&quot;)">
            <text:p/>
          </table:table-cell>
          <table:table-cell table:style-name="ce2" table:formula="of:=IF([.K228]=[.$K$2];&quot;OK&quot;;&quot;&quot;)">
            <text:p/>
          </table:table-cell>
          <table:table-cell table:style-name="ce2"/>
          <table:table-cell table:style-name="ce2" table:formula="of:=[.C228]-[.D228]" office:value-type="float" office:value="8006.67">
            <text:p>8006.67</text:p>
          </table:table-cell>
          <table:table-cell table:style-name="ce2" table:formula="of:=[.D228]-[.C228]" office:value-type="float" office:value="-8006.67">
            <text:p>-8006.67</text:p>
          </table:table-cell>
          <table:table-cell table:style-name="ce4" table:formula="of:=[.F228]-[.J228]" office:value-type="float" office:value="1.07">
            <text:p>1.07</text:p>
          </table:table-cell>
          <table:table-cell table:style-name="ce4" table:formula="of:=[.F228]-[.H228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790">
            <text:p>9790</text:p>
          </table:table-cell>
          <table:table-cell office:value-type="float" office:value="2377.78">
            <text:p>2377.78</text:p>
          </table:table-cell>
          <table:table-cell office:value-type="float" office:value="11.61">
            <text:p>11.61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13">
            <text:p>0.13</text:p>
          </table:table-cell>
          <table:table-cell office:value-type="float" office:value="2.15">
            <text:p>2.15</text:p>
          </table:table-cell>
          <table:table-cell office:value-type="float" office:value="0.00002109">
            <text:p>0.00002109</text:p>
          </table:table-cell>
          <table:table-cell table:style-name="ce2" office:value-type="float" office:value="-9.609416">
            <text:p>-9.609416</text:p>
          </table:table-cell>
          <table:table-cell table:style-name="ce2" office:value-type="float" office:value="-0.02021493">
            <text:p>-0.02021493</text:p>
          </table:table-cell>
          <table:table-cell table:style-name="ce2" table:formula="of:=IF([.M229]=[.$M$2];&quot;OK&quot;;&quot;&quot;)">
            <text:p/>
          </table:table-cell>
          <table:table-cell table:style-name="ce2" table:formula="of:=IF([.K229]=[.$K$2];&quot;OK&quot;;&quot;&quot;)">
            <text:p/>
          </table:table-cell>
          <table:table-cell table:style-name="ce2"/>
          <table:table-cell table:style-name="ce2" table:formula="of:=[.C229]-[.D229]" office:value-type="float" office:value="7412.22">
            <text:p>7412.22</text:p>
          </table:table-cell>
          <table:table-cell table:style-name="ce2" table:formula="of:=[.D229]-[.C229]" office:value-type="float" office:value="-7412.22">
            <text:p>-7412.22</text:p>
          </table:table-cell>
          <table:table-cell table:style-name="ce4" table:formula="of:=[.F229]-[.J229]" office:value-type="float" office:value="9.15">
            <text:p>9.15</text:p>
          </table:table-cell>
          <table:table-cell table:style-name="ce4" table:formula="of:=[.F229]-[.H229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790">
            <text:p>9790</text:p>
          </table:table-cell>
          <table:table-cell office:value-type="float" office:value="2972.22">
            <text:p>2972.22</text:p>
          </table:table-cell>
          <table:table-cell office:value-type="float" office:value="11.61">
            <text:p>11.61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8">
            <text:p>0.08</text:p>
          </table:table-cell>
          <table:table-cell office:value-type="float" office:value="2.12">
            <text:p>2.12</text:p>
          </table:table-cell>
          <table:table-cell office:value-type="float" office:value="0.0000209">
            <text:p>0.0000209</text:p>
          </table:table-cell>
          <table:table-cell table:style-name="ce2" office:value-type="float" office:value="-9.638713">
            <text:p>-9.638713</text:p>
          </table:table-cell>
          <table:table-cell table:style-name="ce2" office:value-type="float" office:value="-0.02044931">
            <text:p>-0.02044931</text:p>
          </table:table-cell>
          <table:table-cell table:style-name="ce2" table:formula="of:=IF([.M230]=[.$M$2];&quot;OK&quot;;&quot;&quot;)">
            <text:p/>
          </table:table-cell>
          <table:table-cell table:style-name="ce2" table:formula="of:=IF([.K230]=[.$K$2];&quot;OK&quot;;&quot;&quot;)">
            <text:p/>
          </table:table-cell>
          <table:table-cell table:style-name="ce2"/>
          <table:table-cell table:style-name="ce2" table:formula="of:=[.C230]-[.D230]" office:value-type="float" office:value="6817.78">
            <text:p>6817.78</text:p>
          </table:table-cell>
          <table:table-cell table:style-name="ce2" table:formula="of:=[.D230]-[.C230]" office:value-type="float" office:value="-6817.78">
            <text:p>-6817.78</text:p>
          </table:table-cell>
          <table:table-cell table:style-name="ce4" table:formula="of:=[.F230]-[.J230]" office:value-type="float" office:value="9.18">
            <text:p>9.18</text:p>
          </table:table-cell>
          <table:table-cell table:style-name="ce4" table:formula="of:=[.F230]-[.H230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790">
            <text:p>9790</text:p>
          </table:table-cell>
          <table:table-cell office:value-type="float" office:value="3566.67">
            <text:p>3566.67</text:p>
          </table:table-cell>
          <table:table-cell office:value-type="float" office:value="11.61">
            <text:p>11.61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6">
            <text:p>0.06</text:p>
          </table:table-cell>
          <table:table-cell office:value-type="float" office:value="2.11">
            <text:p>2.11</text:p>
          </table:table-cell>
          <table:table-cell office:value-type="float" office:value="0.0000207">
            <text:p>0.0000207</text:p>
          </table:table-cell>
          <table:table-cell table:style-name="ce2" office:value-type="float" office:value="-9.6533615">
            <text:p>-9.6533615</text:p>
          </table:table-cell>
          <table:table-cell table:style-name="ce2" office:value-type="float" office:value="-0.0205079">
            <text:p>-0.0205079</text:p>
          </table:table-cell>
          <table:table-cell table:style-name="ce2" table:formula="of:=IF([.M231]=[.$M$2];&quot;OK&quot;;&quot;&quot;)">
            <text:p/>
          </table:table-cell>
          <table:table-cell table:style-name="ce2" table:formula="of:=IF([.K231]=[.$K$2];&quot;OK&quot;;&quot;&quot;)">
            <text:p/>
          </table:table-cell>
          <table:table-cell table:style-name="ce2"/>
          <table:table-cell table:style-name="ce2" table:formula="of:=[.C231]-[.D231]" office:value-type="float" office:value="6223.33">
            <text:p>6223.33</text:p>
          </table:table-cell>
          <table:table-cell table:style-name="ce2" table:formula="of:=[.D231]-[.C231]" office:value-type="float" office:value="-6223.33">
            <text:p>-6223.33</text:p>
          </table:table-cell>
          <table:table-cell table:style-name="ce4" table:formula="of:=[.F231]-[.J231]" office:value-type="float" office:value="9.19">
            <text:p>9.19</text:p>
          </table:table-cell>
          <table:table-cell table:style-name="ce4" table:formula="of:=[.F231]-[.H231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790">
            <text:p>9790</text:p>
          </table:table-cell>
          <table:table-cell office:value-type="float" office:value="4161.11">
            <text:p>4161.11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4">
            <text:p>0.04</text:p>
          </table:table-cell>
          <table:table-cell office:value-type="float" office:value="2.1">
            <text:p>2.1</text:p>
          </table:table-cell>
          <table:table-cell office:value-type="float" office:value="0.00002051">
            <text:p>0.00002051</text:p>
          </table:table-cell>
          <table:table-cell table:style-name="ce2" office:value-type="float" office:value="-9.6621506">
            <text:p>-9.6621506</text:p>
          </table:table-cell>
          <table:table-cell table:style-name="ce2" office:value-type="float" office:value="-0.02059579">
            <text:p>-0.02059579</text:p>
          </table:table-cell>
          <table:table-cell table:style-name="ce2" table:formula="of:=IF([.M232]=[.$M$2];&quot;OK&quot;;&quot;&quot;)">
            <text:p/>
          </table:table-cell>
          <table:table-cell table:style-name="ce2" table:formula="of:=IF([.K232]=[.$K$2];&quot;OK&quot;;&quot;&quot;)">
            <text:p/>
          </table:table-cell>
          <table:table-cell table:style-name="ce2"/>
          <table:table-cell table:style-name="ce2" table:formula="of:=[.C232]-[.D232]" office:value-type="float" office:value="5628.89">
            <text:p>5628.89</text:p>
          </table:table-cell>
          <table:table-cell table:style-name="ce2" table:formula="of:=[.D232]-[.C232]" office:value-type="float" office:value="-5628.89">
            <text:p>-5628.89</text:p>
          </table:table-cell>
          <table:table-cell table:style-name="ce4" table:formula="of:=[.F232]-[.J232]" office:value-type="float" office:value="9.21">
            <text:p>9.21</text:p>
          </table:table-cell>
          <table:table-cell table:style-name="ce4" table:formula="of:=[.F232]-[.H232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9790">
            <text:p>9790</text:p>
          </table:table-cell>
          <table:table-cell office:value-type="float" office:value="4755.56">
            <text:p>4755.56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3">
            <text:p>0.03</text:p>
          </table:table-cell>
          <table:table-cell office:value-type="float" office:value="2.09">
            <text:p>2.09</text:p>
          </table:table-cell>
          <table:table-cell office:value-type="float" office:value="0.00002051">
            <text:p>0.00002051</text:p>
          </table:table-cell>
          <table:table-cell table:style-name="ce2" office:value-type="float" office:value="-9.66801">
            <text:p>-9.66801</text:p>
          </table:table-cell>
          <table:table-cell table:style-name="ce2" office:value-type="float" office:value="-0.02062509">
            <text:p>-0.02062509</text:p>
          </table:table-cell>
          <table:table-cell table:style-name="ce2" table:formula="of:=IF([.M233]=[.$M$2];&quot;OK&quot;;&quot;&quot;)">
            <text:p/>
          </table:table-cell>
          <table:table-cell table:style-name="ce2" table:formula="of:=IF([.K233]=[.$K$2];&quot;OK&quot;;&quot;&quot;)">
            <text:p/>
          </table:table-cell>
          <table:table-cell table:style-name="ce2"/>
          <table:table-cell table:style-name="ce2" table:formula="of:=[.C233]-[.D233]" office:value-type="float" office:value="5034.44">
            <text:p>5034.44</text:p>
          </table:table-cell>
          <table:table-cell table:style-name="ce2" table:formula="of:=[.D233]-[.C233]" office:value-type="float" office:value="-5034.44">
            <text:p>-5034.44</text:p>
          </table:table-cell>
          <table:table-cell table:style-name="ce4" table:formula="of:=[.F233]-[.J233]" office:value-type="float" office:value="9.22">
            <text:p>9.22</text:p>
          </table:table-cell>
          <table:table-cell table:style-name="ce4" table:formula="of:=[.F233]-[.H233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9790">
            <text:p>9790</text:p>
          </table:table-cell>
          <table:table-cell office:value-type="float" office:value="5350">
            <text:p>5350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3">
            <text:p>0.03</text:p>
          </table:table-cell>
          <table:table-cell office:value-type="float" office:value="2.09">
            <text:p>2.09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6801">
            <text:p>-9.66801</text:p>
          </table:table-cell>
          <table:table-cell table:style-name="ce2" office:value-type="float" office:value="-0.02065439">
            <text:p>-0.02065439</text:p>
          </table:table-cell>
          <table:table-cell table:style-name="ce2" table:formula="of:=IF([.M234]=[.$M$2];&quot;OK&quot;;&quot;&quot;)">
            <text:p/>
          </table:table-cell>
          <table:table-cell table:style-name="ce2" table:formula="of:=IF([.K234]=[.$K$2];&quot;OK&quot;;&quot;&quot;)">
            <text:p/>
          </table:table-cell>
          <table:table-cell table:style-name="ce2"/>
          <table:table-cell table:style-name="ce2" table:formula="of:=[.C234]-[.D234]" office:value-type="float" office:value="4440">
            <text:p>4440</text:p>
          </table:table-cell>
          <table:table-cell table:style-name="ce2" table:formula="of:=[.D234]-[.C234]" office:value-type="float" office:value="-4440">
            <text:p>-4440</text:p>
          </table:table-cell>
          <table:table-cell table:style-name="ce4" table:formula="of:=[.F234]-[.J234]" office:value-type="float" office:value="9.22">
            <text:p>9.22</text:p>
          </table:table-cell>
          <table:table-cell table:style-name="ce4" table:formula="of:=[.F234]-[.H234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9790">
            <text:p>9790</text:p>
          </table:table-cell>
          <table:table-cell office:value-type="float" office:value="5944.44">
            <text:p>5944.44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2">
            <text:p>0.02</text:p>
          </table:table-cell>
          <table:table-cell office:value-type="float" office:value="2.09">
            <text:p>2.09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709397">
            <text:p>-9.6709397</text:p>
          </table:table-cell>
          <table:table-cell table:style-name="ce2" office:value-type="float" office:value="-0.02068368">
            <text:p>-0.02068368</text:p>
          </table:table-cell>
          <table:table-cell table:style-name="ce2" table:formula="of:=IF([.M235]=[.$M$2];&quot;OK&quot;;&quot;&quot;)">
            <text:p/>
          </table:table-cell>
          <table:table-cell table:style-name="ce2" table:formula="of:=IF([.K235]=[.$K$2];&quot;OK&quot;;&quot;&quot;)">
            <text:p/>
          </table:table-cell>
          <table:table-cell table:style-name="ce2"/>
          <table:table-cell table:style-name="ce2" table:formula="of:=[.C235]-[.D235]" office:value-type="float" office:value="3845.56">
            <text:p>3845.56</text:p>
          </table:table-cell>
          <table:table-cell table:style-name="ce2" table:formula="of:=[.D235]-[.C235]" office:value-type="float" office:value="-3845.56">
            <text:p>-3845.56</text:p>
          </table:table-cell>
          <table:table-cell table:style-name="ce4" table:formula="of:=[.F235]-[.J235]" office:value-type="float" office:value="9.22">
            <text:p>9.22</text:p>
          </table:table-cell>
          <table:table-cell table:style-name="ce4" table:formula="of:=[.F235]-[.H235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9790">
            <text:p>9790</text:p>
          </table:table-cell>
          <table:table-cell office:value-type="float" office:value="6538.89">
            <text:p>6538.89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09">
            <text:p>2.09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738694">
            <text:p>-9.6738694</text:p>
          </table:table-cell>
          <table:table-cell table:style-name="ce2" office:value-type="float" office:value="-0.02077157">
            <text:p>-0.02077157</text:p>
          </table:table-cell>
          <table:table-cell table:style-name="ce2" table:formula="of:=IF([.M236]=[.$M$2];&quot;OK&quot;;&quot;&quot;)">
            <text:p/>
          </table:table-cell>
          <table:table-cell table:style-name="ce2" table:formula="of:=IF([.K236]=[.$K$2];&quot;OK&quot;;&quot;&quot;)">
            <text:p/>
          </table:table-cell>
          <table:table-cell table:style-name="ce2"/>
          <table:table-cell table:style-name="ce2" table:formula="of:=[.C236]-[.D236]" office:value-type="float" office:value="3251.11">
            <text:p>3251.11</text:p>
          </table:table-cell>
          <table:table-cell table:style-name="ce2" table:formula="of:=[.D236]-[.C236]" office:value-type="float" office:value="-3251.11">
            <text:p>-3251.11</text:p>
          </table:table-cell>
          <table:table-cell table:style-name="ce4" table:formula="of:=[.F236]-[.J236]" office:value-type="float" office:value="9.22">
            <text:p>9.22</text:p>
          </table:table-cell>
          <table:table-cell table:style-name="ce4" table:formula="of:=[.F236]-[.H236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9790">
            <text:p>9790</text:p>
          </table:table-cell>
          <table:table-cell office:value-type="float" office:value="7133.33">
            <text:p>7133.33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08">
            <text:p>2.08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826585">
            <text:p>-9.6826585</text:p>
          </table:table-cell>
          <table:table-cell table:style-name="ce2" office:value-type="float" office:value="-0.02065439">
            <text:p>-0.02065439</text:p>
          </table:table-cell>
          <table:table-cell table:style-name="ce2" table:formula="of:=IF([.M237]=[.$M$2];&quot;OK&quot;;&quot;&quot;)">
            <text:p/>
          </table:table-cell>
          <table:table-cell table:style-name="ce2" table:formula="of:=IF([.K237]=[.$K$2];&quot;OK&quot;;&quot;&quot;)">
            <text:p/>
          </table:table-cell>
          <table:table-cell table:style-name="ce2"/>
          <table:table-cell table:style-name="ce2" table:formula="of:=[.C237]-[.D237]" office:value-type="float" office:value="2656.67">
            <text:p>2656.67</text:p>
          </table:table-cell>
          <table:table-cell table:style-name="ce2" table:formula="of:=[.D237]-[.C237]" office:value-type="float" office:value="-2656.67">
            <text:p>-2656.67</text:p>
          </table:table-cell>
          <table:table-cell table:style-name="ce4" table:formula="of:=[.F237]-[.J237]" office:value-type="float" office:value="9.23">
            <text:p>9.23</text:p>
          </table:table-cell>
          <table:table-cell table:style-name="ce4" table:formula="of:=[.F237]-[.H237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9790">
            <text:p>9790</text:p>
          </table:table-cell>
          <table:table-cell office:value-type="float" office:value="7727.78">
            <text:p>7727.78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08">
            <text:p>2.08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826585">
            <text:p>-9.6826585</text:p>
          </table:table-cell>
          <table:table-cell table:style-name="ce2" office:value-type="float" office:value="-0.02074228">
            <text:p>-0.02074228</text:p>
          </table:table-cell>
          <table:table-cell table:style-name="ce2" table:formula="of:=IF([.M238]=[.$M$2];&quot;OK&quot;;&quot;&quot;)">
            <text:p/>
          </table:table-cell>
          <table:table-cell table:style-name="ce2" table:formula="of:=IF([.K238]=[.$K$2];&quot;OK&quot;;&quot;&quot;)">
            <text:p/>
          </table:table-cell>
          <table:table-cell table:style-name="ce2"/>
          <table:table-cell table:style-name="ce2" table:formula="of:=[.C238]-[.D238]" office:value-type="float" office:value="2062.22">
            <text:p>2062.22</text:p>
          </table:table-cell>
          <table:table-cell table:style-name="ce2" table:formula="of:=[.D238]-[.C238]" office:value-type="float" office:value="-2062.22">
            <text:p>-2062.22</text:p>
          </table:table-cell>
          <table:table-cell table:style-name="ce4" table:formula="of:=[.F238]-[.J238]" office:value-type="float" office:value="9.23">
            <text:p>9.23</text:p>
          </table:table-cell>
          <table:table-cell table:style-name="ce4" table:formula="of:=[.F238]-[.H238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9790">
            <text:p>9790</text:p>
          </table:table-cell>
          <table:table-cell office:value-type="float" office:value="8322.22">
            <text:p>8322.22</text:p>
          </table:table-cell>
          <table:table-cell office:value-type="float" office:value="11.61">
            <text:p>11.61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08">
            <text:p>2.08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826585">
            <text:p>-9.6826585</text:p>
          </table:table-cell>
          <table:table-cell table:style-name="ce2" office:value-type="float" office:value="-0.02074228">
            <text:p>-0.02074228</text:p>
          </table:table-cell>
          <table:table-cell table:style-name="ce2" table:formula="of:=IF([.M239]=[.$M$2];&quot;OK&quot;;&quot;&quot;)">
            <text:p/>
          </table:table-cell>
          <table:table-cell table:style-name="ce2" table:formula="of:=IF([.K239]=[.$K$2];&quot;OK&quot;;&quot;&quot;)">
            <text:p/>
          </table:table-cell>
          <table:table-cell table:style-name="ce2"/>
          <table:table-cell table:style-name="ce2" table:formula="of:=[.C239]-[.D239]" office:value-type="float" office:value="1467.78">
            <text:p>1467.78</text:p>
          </table:table-cell>
          <table:table-cell table:style-name="ce2" table:formula="of:=[.D239]-[.C239]" office:value-type="float" office:value="-1467.78">
            <text:p>-1467.78</text:p>
          </table:table-cell>
          <table:table-cell table:style-name="ce4" table:formula="of:=[.F239]-[.J239]" office:value-type="float" office:value="9.22">
            <text:p>9.22</text:p>
          </table:table-cell>
          <table:table-cell table:style-name="ce4" table:formula="of:=[.F239]-[.H239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790">
            <text:p>9790</text:p>
          </table:table-cell>
          <table:table-cell office:value-type="float" office:value="8916.67">
            <text:p>8916.67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07">
            <text:p>2.07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885179">
            <text:p>-9.6885179</text:p>
          </table:table-cell>
          <table:table-cell table:style-name="ce2" office:value-type="float" office:value="-0.02071298">
            <text:p>-0.02071298</text:p>
          </table:table-cell>
          <table:table-cell table:style-name="ce2" table:formula="of:=IF([.M240]=[.$M$2];&quot;OK&quot;;&quot;&quot;)">
            <text:p/>
          </table:table-cell>
          <table:table-cell table:style-name="ce2" table:formula="of:=IF([.K240]=[.$K$2];&quot;OK&quot;;&quot;&quot;)">
            <text:p/>
          </table:table-cell>
          <table:table-cell table:style-name="ce2"/>
          <table:table-cell table:style-name="ce2" table:formula="of:=[.C240]-[.D240]" office:value-type="float" office:value="873.33">
            <text:p>873.33</text:p>
          </table:table-cell>
          <table:table-cell table:style-name="ce2" table:formula="of:=[.D240]-[.C240]" office:value-type="float" office:value="-873.33">
            <text:p>-873.33</text:p>
          </table:table-cell>
          <table:table-cell table:style-name="ce4" table:formula="of:=[.F240]-[.J240]" office:value-type="float" office:value="9.24">
            <text:p>9.24</text:p>
          </table:table-cell>
          <table:table-cell table:style-name="ce4" table:formula="of:=[.F240]-[.H240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9790">
            <text:p>9790</text:p>
          </table:table-cell>
          <table:table-cell office:value-type="float" office:value="9511.11">
            <text:p>9511.11</text:p>
          </table:table-cell>
          <table:table-cell office:value-type="float" office:value="11.62">
            <text:p>11.62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06">
            <text:p>2.06</text:p>
          </table:table-cell>
          <table:table-cell office:value-type="float" office:value="0.0000209">
            <text:p>0.0000209</text:p>
          </table:table-cell>
          <table:table-cell table:style-name="ce2" office:value-type="float" office:value="-9.7002367">
            <text:p>-9.7002367</text:p>
          </table:table-cell>
          <table:table-cell table:style-name="ce2" office:value-type="float" office:value="-0.02062509">
            <text:p>-0.02062509</text:p>
          </table:table-cell>
          <table:table-cell table:style-name="ce2" table:formula="of:=IF([.M241]=[.$M$2];&quot;OK&quot;;&quot;&quot;)">
            <text:p/>
          </table:table-cell>
          <table:table-cell table:style-name="ce2" table:formula="of:=IF([.K241]=[.$K$2];&quot;OK&quot;;&quot;&quot;)">
            <text:p/>
          </table:table-cell>
          <table:table-cell table:style-name="ce2"/>
          <table:table-cell table:style-name="ce2" table:formula="of:=[.C241]-[.D241]" office:value-type="float" office:value="278.889999999999">
            <text:p>278.89</text:p>
          </table:table-cell>
          <table:table-cell table:style-name="ce2" table:formula="of:=[.D241]-[.C241]" office:value-type="float" office:value="-278.889999999999">
            <text:p>-278.89</text:p>
          </table:table-cell>
          <table:table-cell table:style-name="ce4" table:formula="of:=[.F241]-[.J241]" office:value-type="float" office:value="9.25">
            <text:p>9.25</text:p>
          </table:table-cell>
          <table:table-cell table:style-name="ce4" table:formula="of:=[.F241]-[.H241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9790">
            <text:p>9790</text:p>
          </table:table-cell>
          <table:table-cell office:value-type="float" office:value="10105.56">
            <text:p>10105.56</text:p>
          </table:table-cell>
          <table:table-cell office:value-type="float" office:value="11.62">
            <text:p>11.62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06">
            <text:p>2.06</text:p>
          </table:table-cell>
          <table:table-cell office:value-type="float" office:value="0.00002109">
            <text:p>0.00002109</text:p>
          </table:table-cell>
          <table:table-cell table:style-name="ce2" office:value-type="float" office:value="-9.7060961">
            <text:p>-9.7060961</text:p>
          </table:table-cell>
          <table:table-cell table:style-name="ce2" office:value-type="float" office:value="-0.02056649">
            <text:p>-0.02056649</text:p>
          </table:table-cell>
          <table:table-cell table:style-name="ce2" table:formula="of:=IF([.M242]=[.$M$2];&quot;OK&quot;;&quot;&quot;)">
            <text:p/>
          </table:table-cell>
          <table:table-cell table:style-name="ce2" table:formula="of:=IF([.K242]=[.$K$2];&quot;OK&quot;;&quot;&quot;)">
            <text:p/>
          </table:table-cell>
          <table:table-cell table:style-name="ce2"/>
          <table:table-cell table:style-name="ce2" table:formula="of:=[.C242]-[.D242]" office:value-type="float" office:value="-315.559999999999">
            <text:p>-315.56</text:p>
          </table:table-cell>
          <table:table-cell table:style-name="ce2" table:formula="of:=[.D242]-[.C242]" office:value-type="float" office:value="315.559999999999">
            <text:p>315.56</text:p>
          </table:table-cell>
          <table:table-cell table:style-name="ce4" table:formula="of:=[.F242]-[.J242]" office:value-type="float" office:value="9.25">
            <text:p>9.25</text:p>
          </table:table-cell>
          <table:table-cell table:style-name="ce4" table:formula="of:=[.F242]-[.H242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9790">
            <text:p>9790</text:p>
          </table:table-cell>
          <table:table-cell office:value-type="float" office:value="10700">
            <text:p>10700</text:p>
          </table:table-cell>
          <table:table-cell office:value-type="float" office:value="11.62">
            <text:p>11.62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06">
            <text:p>2.06</text:p>
          </table:table-cell>
          <table:table-cell office:value-type="float" office:value="0.00002129">
            <text:p>0.00002129</text:p>
          </table:table-cell>
          <table:table-cell table:style-name="ce2" office:value-type="float" office:value="-9.7031664">
            <text:p>-9.7031664</text:p>
          </table:table-cell>
          <table:table-cell table:style-name="ce2" office:value-type="float" office:value="-0.02056649">
            <text:p>-0.02056649</text:p>
          </table:table-cell>
          <table:table-cell table:style-name="ce2" table:formula="of:=IF([.M243]=[.$M$2];&quot;OK&quot;;&quot;&quot;)">
            <text:p/>
          </table:table-cell>
          <table:table-cell table:style-name="ce2" table:formula="of:=IF([.K243]=[.$K$2];&quot;OK&quot;;&quot;&quot;)">
            <text:p/>
          </table:table-cell>
          <table:table-cell table:style-name="ce2"/>
          <table:table-cell table:style-name="ce2" table:formula="of:=[.C243]-[.D243]" office:value-type="float" office:value="-910">
            <text:p>-910</text:p>
          </table:table-cell>
          <table:table-cell table:style-name="ce2" table:formula="of:=[.D243]-[.C243]" office:value-type="float" office:value="910">
            <text:p>910</text:p>
          </table:table-cell>
          <table:table-cell table:style-name="ce4" table:formula="of:=[.F243]-[.J243]" office:value-type="float" office:value="9.24">
            <text:p>9.24</text:p>
          </table:table-cell>
          <table:table-cell table:style-name="ce4" table:formula="of:=[.F243]-[.H243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table:number-columns-repeated="7" office:value-type="string">
            <text:p><text:s/></text:p>
          </table:table-cell>
          <table:table-cell table:number-columns-repeated="2"/>
          <table:table-cell table:style-name="ce2"/>
          <table:table-cell table:style-name="ce2"/>
          <table:table-cell table:style-name="ce2" table:formula="of:=IF([.M244]=[.$M$2];&quot;OK&quot;;&quot;&quot;)" office:value-type="string" office:string-value="OK">
            <text:p>OK</text:p>
          </table:table-cell>
          <table:table-cell table:style-name="ce2" table:formula="of:=IF([.K244]=[.$K$2];&quot;OK&quot;;&quot;&quot;)" office:value-type="string" office:string-value="OK">
            <text:p>OK</text:p>
          </table:table-cell>
          <table:table-cell table:style-name="ce2"/>
          <table:table-cell table:style-name="ce2" table:formula="of:=[.C244]-[.D244]" office:value-type="float" office:value="0">
            <text:p>0</text:p>
          </table:table-cell>
          <table:table-cell table:style-name="ce2" table:formula="of:=[.D244]-[.C244]" office:value-type="float" office:value="0">
            <text:p>0</text:p>
          </table:table-cell>
          <table:table-cell table:style-name="ce4" table:formula="of:=[.F244]-[.J244]" office:value-type="float" office:value="0">
            <text:p>0</text:p>
          </table:table-cell>
          <table:table-cell table:style-name="ce4" table:formula="of:=[.F244]-[.H244]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9680">
            <text:p>9680</text:p>
          </table:table-cell>
          <table:table-cell office:value-type="float" office:value="0">
            <text:p>0</text:p>
          </table:table-cell>
          <table:table-cell office:value-type="float" office:value="11.62">
            <text:p>11.62</text:p>
          </table:table-cell>
          <table:table-cell office:value-type="float" office:value="11.4">
            <text:p>11.4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11.75">
            <text:p>11.75</text:p>
          </table:table-cell>
          <table:table-cell office:value-type="float" office:value="11.86">
            <text:p>11.86</text:p>
          </table:table-cell>
          <table:table-cell office:value-type="float" office:value="0.00001445">
            <text:p>0.00001445</text:p>
          </table:table-cell>
          <table:table-cell table:style-name="ce2" office:value-type="float" office:value="0.0966801">
            <text:p>0.0966801</text:p>
          </table:table-cell>
          <table:table-cell table:style-name="ce2" office:value-type="float" office:value="-0.00111329">
            <text:p>-0.00111329</text:p>
          </table:table-cell>
          <table:table-cell table:style-name="ce2" table:formula="of:=IF([.M245]=[.$M$2];&quot;OK&quot;;&quot;&quot;)">
            <text:p/>
          </table:table-cell>
          <table:table-cell table:style-name="ce2" table:formula="of:=IF([.K245]=[.$K$2];&quot;OK&quot;;&quot;&quot;)">
            <text:p/>
          </table:table-cell>
          <table:table-cell table:style-name="ce2"/>
          <table:table-cell table:style-name="ce2" table:formula="of:=[.C245]-[.D245]" office:value-type="float" office:value="9680">
            <text:p>9680</text:p>
          </table:table-cell>
          <table:table-cell table:style-name="ce2" table:formula="of:=[.D245]-[.C245]" office:value-type="float" office:value="-9680">
            <text:p>-9680</text:p>
          </table:table-cell>
          <table:table-cell table:style-name="ce4" table:formula="of:=[.F245]-[.J245]" office:value-type="float" office:value="-0.459999999999999">
            <text:p>-0.46</text:p>
          </table:table-cell>
          <table:table-cell table:style-name="ce4" table:formula="of:=[.F245]-[.H245]" office:value-type="float" office:value="-0.359999999999999">
            <text:p>-0.36</text:p>
          </table:table-cell>
        </table:table-row>
        <table:table-row table:style-name="ro1">
          <table:table-cell table:number-columns-repeated="2"/>
          <table:table-cell office:value-type="float" office:value="9680">
            <text:p>9680</text:p>
          </table:table-cell>
          <table:table-cell office:value-type="float" office:value="594.44">
            <text:p>594.44</text:p>
          </table:table-cell>
          <table:table-cell office:value-type="float" office:value="11.61">
            <text:p>11.61</text:p>
          </table:table-cell>
          <table:table-cell office:value-type="float" office:value="11.38">
            <text:p>11.38</text:p>
          </table:table-cell>
          <table:table-cell office:value-type="float" office:value="0">
            <text:p>0</text:p>
          </table:table-cell>
          <table:table-cell office:value-type="float" office:value="11.77">
            <text:p>11.77</text:p>
          </table:table-cell>
          <table:table-cell office:value-type="float" office:value="11.75">
            <text:p>11.75</text:p>
          </table:table-cell>
          <table:table-cell office:value-type="float" office:value="11.85">
            <text:p>11.85</text:p>
          </table:table-cell>
          <table:table-cell office:value-type="float" office:value="0.00001543">
            <text:p>0.00001543</text:p>
          </table:table-cell>
          <table:table-cell table:style-name="ce2" office:value-type="float" office:value="0.087891">
            <text:p>0.087891</text:p>
          </table:table-cell>
          <table:table-cell table:style-name="ce2" office:value-type="float" office:value="-0.00105469">
            <text:p>-0.00105469</text:p>
          </table:table-cell>
          <table:table-cell table:style-name="ce2" table:formula="of:=IF([.M246]=[.$M$2];&quot;OK&quot;;&quot;&quot;)">
            <text:p/>
          </table:table-cell>
          <table:table-cell table:style-name="ce2" table:formula="of:=IF([.K246]=[.$K$2];&quot;OK&quot;;&quot;&quot;)">
            <text:p/>
          </table:table-cell>
          <table:table-cell table:style-name="ce2"/>
          <table:table-cell table:style-name="ce2" table:formula="of:=[.C246]-[.D246]" office:value-type="float" office:value="9085.56">
            <text:p>9085.56</text:p>
          </table:table-cell>
          <table:table-cell table:style-name="ce2" table:formula="of:=[.D246]-[.C246]" office:value-type="float" office:value="-9085.56">
            <text:p>-9085.56</text:p>
          </table:table-cell>
          <table:table-cell table:style-name="ce4" table:formula="of:=[.F246]-[.J246]" office:value-type="float" office:value="-0.469999999999999">
            <text:p>-0.47</text:p>
          </table:table-cell>
          <table:table-cell table:style-name="ce4" table:formula="of:=[.F246]-[.H246]" office:value-type="float" office:value="-0.389999999999999">
            <text:p>-0.39</text:p>
          </table:table-cell>
        </table:table-row>
        <table:table-row table:style-name="ro1">
          <table:table-cell table:number-columns-repeated="2"/>
          <table:table-cell office:value-type="float" office:value="9680">
            <text:p>9680</text:p>
          </table:table-cell>
          <table:table-cell office:value-type="float" office:value="1188.89">
            <text:p>1188.89</text:p>
          </table:table-cell>
          <table:table-cell office:value-type="float" office:value="11.61">
            <text:p>11.61</text:p>
          </table:table-cell>
          <table:table-cell office:value-type="float" office:value="11.33">
            <text:p>11.3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11.05">
            <text:p>11.05</text:p>
          </table:table-cell>
          <table:table-cell office:value-type="float" office:value="11.78">
            <text:p>11.78</text:p>
          </table:table-cell>
          <table:table-cell office:value-type="float" office:value="0.00001895">
            <text:p>0.00001895</text:p>
          </table:table-cell>
          <table:table-cell table:style-name="ce2" office:value-type="float" office:value="0.0175782">
            <text:p>0.0175782</text:p>
          </table:table-cell>
          <table:table-cell table:style-name="ce2" office:value-type="float" office:value="-0.00729495">
            <text:p>-0.00729495</text:p>
          </table:table-cell>
          <table:table-cell table:style-name="ce2" table:formula="of:=IF([.M247]=[.$M$2];&quot;OK&quot;;&quot;&quot;)">
            <text:p/>
          </table:table-cell>
          <table:table-cell table:style-name="ce2" table:formula="of:=IF([.K247]=[.$K$2];&quot;OK&quot;;&quot;&quot;)">
            <text:p/>
          </table:table-cell>
          <table:table-cell table:style-name="ce2"/>
          <table:table-cell table:style-name="ce2" table:formula="of:=[.C247]-[.D247]" office:value-type="float" office:value="8491.11">
            <text:p>8491.11</text:p>
          </table:table-cell>
          <table:table-cell table:style-name="ce2" table:formula="of:=[.D247]-[.C247]" office:value-type="float" office:value="-8491.11">
            <text:p>-8491.11</text:p>
          </table:table-cell>
          <table:table-cell table:style-name="ce4" table:formula="of:=[.F247]-[.J247]" office:value-type="float" office:value="-0.449999999999999">
            <text:p>-0.45</text:p>
          </table:table-cell>
          <table:table-cell table:style-name="ce4" table:formula="of:=[.F247]-[.H247]" office:value-type="float" office:value="-0.43">
            <text:p>-0.43</text:p>
          </table:table-cell>
        </table:table-row>
        <table:table-row table:style-name="ro1">
          <table:table-cell table:number-columns-repeated="2"/>
          <table:table-cell office:value-type="float" office:value="9680">
            <text:p>9680</text:p>
          </table:table-cell>
          <table:table-cell office:value-type="float" office:value="1783.33">
            <text:p>1783.33</text:p>
          </table:table-cell>
          <table:table-cell office:value-type="float" office:value="11.61">
            <text:p>11.61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8.39">
            <text:p>8.39</text:p>
          </table:table-cell>
          <table:table-cell office:value-type="float" office:value="10.18">
            <text:p>10.18</text:p>
          </table:table-cell>
          <table:table-cell office:value-type="float" office:value="0.00002109">
            <text:p>0.00002109</text:p>
          </table:table-cell>
          <table:table-cell table:style-name="ce2" office:value-type="float" office:value="-1.5761786">
            <text:p>-1.5761786</text:p>
          </table:table-cell>
          <table:table-cell table:style-name="ce2" office:value-type="float" office:value="-0.01792976">
            <text:p>-0.01792976</text:p>
          </table:table-cell>
          <table:table-cell table:style-name="ce2" table:formula="of:=IF([.M248]=[.$M$2];&quot;OK&quot;;&quot;&quot;)">
            <text:p/>
          </table:table-cell>
          <table:table-cell table:style-name="ce2" table:formula="of:=IF([.K248]=[.$K$2];&quot;OK&quot;;&quot;&quot;)">
            <text:p/>
          </table:table-cell>
          <table:table-cell table:style-name="ce2"/>
          <table:table-cell table:style-name="ce2" table:formula="of:=[.C248]-[.D248]" office:value-type="float" office:value="7896.67">
            <text:p>7896.67</text:p>
          </table:table-cell>
          <table:table-cell table:style-name="ce2" table:formula="of:=[.D248]-[.C248]" office:value-type="float" office:value="-7896.67">
            <text:p>-7896.67</text:p>
          </table:table-cell>
          <table:table-cell table:style-name="ce4" table:formula="of:=[.F248]-[.J248]" office:value-type="float" office:value="1.12">
            <text:p>1.12</text:p>
          </table:table-cell>
          <table:table-cell table:style-name="ce4" table:formula="of:=[.F248]-[.H248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680">
            <text:p>9680</text:p>
          </table:table-cell>
          <table:table-cell office:value-type="float" office:value="2377.78">
            <text:p>2377.78</text:p>
          </table:table-cell>
          <table:table-cell office:value-type="float" office:value="11.61">
            <text:p>11.61</text:p>
          </table:table-cell>
          <table:table-cell office:value-type="float" office:value="11.29">
            <text:p>11.2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13">
            <text:p>0.13</text:p>
          </table:table-cell>
          <table:table-cell office:value-type="float" office:value="2.15">
            <text:p>2.15</text:p>
          </table:table-cell>
          <table:table-cell office:value-type="float" office:value="0.00002129">
            <text:p>0.00002129</text:p>
          </table:table-cell>
          <table:table-cell table:style-name="ce2" office:value-type="float" office:value="-9.6123457">
            <text:p>-9.6123457</text:p>
          </table:table-cell>
          <table:table-cell table:style-name="ce2" office:value-type="float" office:value="-0.02018563">
            <text:p>-0.02018563</text:p>
          </table:table-cell>
          <table:table-cell table:style-name="ce2" table:formula="of:=IF([.M249]=[.$M$2];&quot;OK&quot;;&quot;&quot;)">
            <text:p/>
          </table:table-cell>
          <table:table-cell table:style-name="ce2" table:formula="of:=IF([.K249]=[.$K$2];&quot;OK&quot;;&quot;&quot;)">
            <text:p/>
          </table:table-cell>
          <table:table-cell table:style-name="ce2"/>
          <table:table-cell table:style-name="ce2" table:formula="of:=[.C249]-[.D249]" office:value-type="float" office:value="7302.22">
            <text:p>7302.22</text:p>
          </table:table-cell>
          <table:table-cell table:style-name="ce2" table:formula="of:=[.D249]-[.C249]" office:value-type="float" office:value="-7302.22">
            <text:p>-7302.22</text:p>
          </table:table-cell>
          <table:table-cell table:style-name="ce4" table:formula="of:=[.F249]-[.J249]" office:value-type="float" office:value="9.14">
            <text:p>9.14</text:p>
          </table:table-cell>
          <table:table-cell table:style-name="ce4" table:formula="of:=[.F249]-[.H249]" office:value-type="float" office:value="-0.470000000000001">
            <text:p>-0.47</text:p>
          </table:table-cell>
        </table:table-row>
        <table:table-row table:style-name="ro1">
          <table:table-cell table:number-columns-repeated="2"/>
          <table:table-cell office:value-type="float" office:value="9680">
            <text:p>9680</text:p>
          </table:table-cell>
          <table:table-cell office:value-type="float" office:value="2972.22">
            <text:p>2972.22</text:p>
          </table:table-cell>
          <table:table-cell office:value-type="float" office:value="11.61">
            <text:p>11.61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8">
            <text:p>0.08</text:p>
          </table:table-cell>
          <table:table-cell office:value-type="float" office:value="2.12">
            <text:p>2.12</text:p>
          </table:table-cell>
          <table:table-cell office:value-type="float" office:value="0.0000209">
            <text:p>0.0000209</text:p>
          </table:table-cell>
          <table:table-cell table:style-name="ce2" office:value-type="float" office:value="-9.6416427">
            <text:p>-9.6416427</text:p>
          </table:table-cell>
          <table:table-cell table:style-name="ce2" office:value-type="float" office:value="-0.02039071">
            <text:p>-0.02039071</text:p>
          </table:table-cell>
          <table:table-cell table:style-name="ce2" table:formula="of:=IF([.M250]=[.$M$2];&quot;OK&quot;;&quot;&quot;)">
            <text:p/>
          </table:table-cell>
          <table:table-cell table:style-name="ce2" table:formula="of:=IF([.K250]=[.$K$2];&quot;OK&quot;;&quot;&quot;)">
            <text:p/>
          </table:table-cell>
          <table:table-cell table:style-name="ce2"/>
          <table:table-cell table:style-name="ce2" table:formula="of:=[.C250]-[.D250]" office:value-type="float" office:value="6707.78">
            <text:p>6707.78</text:p>
          </table:table-cell>
          <table:table-cell table:style-name="ce2" table:formula="of:=[.D250]-[.C250]" office:value-type="float" office:value="-6707.78">
            <text:p>-6707.78</text:p>
          </table:table-cell>
          <table:table-cell table:style-name="ce4" table:formula="of:=[.F250]-[.J250]" office:value-type="float" office:value="9.18">
            <text:p>9.18</text:p>
          </table:table-cell>
          <table:table-cell table:style-name="ce4" table:formula="of:=[.F250]-[.H250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680">
            <text:p>9680</text:p>
          </table:table-cell>
          <table:table-cell office:value-type="float" office:value="3566.67">
            <text:p>3566.67</text:p>
          </table:table-cell>
          <table:table-cell office:value-type="float" office:value="11.61">
            <text:p>11.61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6">
            <text:p>0.06</text:p>
          </table:table-cell>
          <table:table-cell office:value-type="float" office:value="2.1">
            <text:p>2.1</text:p>
          </table:table-cell>
          <table:table-cell office:value-type="float" office:value="0.0000207">
            <text:p>0.0000207</text:p>
          </table:table-cell>
          <table:table-cell table:style-name="ce2" office:value-type="float" office:value="-9.6562912">
            <text:p>-9.6562912</text:p>
          </table:table-cell>
          <table:table-cell table:style-name="ce2" office:value-type="float" office:value="-0.0204786">
            <text:p>-0.0204786</text:p>
          </table:table-cell>
          <table:table-cell table:style-name="ce2" table:formula="of:=IF([.M251]=[.$M$2];&quot;OK&quot;;&quot;&quot;)">
            <text:p/>
          </table:table-cell>
          <table:table-cell table:style-name="ce2" table:formula="of:=IF([.K251]=[.$K$2];&quot;OK&quot;;&quot;&quot;)">
            <text:p/>
          </table:table-cell>
          <table:table-cell table:style-name="ce2"/>
          <table:table-cell table:style-name="ce2" table:formula="of:=[.C251]-[.D251]" office:value-type="float" office:value="6113.33">
            <text:p>6113.33</text:p>
          </table:table-cell>
          <table:table-cell table:style-name="ce2" table:formula="of:=[.D251]-[.C251]" office:value-type="float" office:value="-6113.33">
            <text:p>-6113.33</text:p>
          </table:table-cell>
          <table:table-cell table:style-name="ce4" table:formula="of:=[.F251]-[.J251]" office:value-type="float" office:value="9.2">
            <text:p>9.2</text:p>
          </table:table-cell>
          <table:table-cell table:style-name="ce4" table:formula="of:=[.F251]-[.H251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680">
            <text:p>9680</text:p>
          </table:table-cell>
          <table:table-cell office:value-type="float" office:value="4161.11">
            <text:p>4161.11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5">
            <text:p>0.05</text:p>
          </table:table-cell>
          <table:table-cell office:value-type="float" office:value="2.1">
            <text:p>2.1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621506">
            <text:p>-9.6621506</text:p>
          </table:table-cell>
          <table:table-cell table:style-name="ce2" office:value-type="float" office:value="-0.0205372">
            <text:p>-0.0205372</text:p>
          </table:table-cell>
          <table:table-cell table:style-name="ce2" table:formula="of:=IF([.M252]=[.$M$2];&quot;OK&quot;;&quot;&quot;)">
            <text:p/>
          </table:table-cell>
          <table:table-cell table:style-name="ce2" table:formula="of:=IF([.K252]=[.$K$2];&quot;OK&quot;;&quot;&quot;)">
            <text:p/>
          </table:table-cell>
          <table:table-cell table:style-name="ce2"/>
          <table:table-cell table:style-name="ce2" table:formula="of:=[.C252]-[.D252]" office:value-type="float" office:value="5518.89">
            <text:p>5518.89</text:p>
          </table:table-cell>
          <table:table-cell table:style-name="ce2" table:formula="of:=[.D252]-[.C252]" office:value-type="float" office:value="-5518.89">
            <text:p>-5518.89</text:p>
          </table:table-cell>
          <table:table-cell table:style-name="ce4" table:formula="of:=[.F252]-[.J252]" office:value-type="float" office:value="9.21">
            <text:p>9.21</text:p>
          </table:table-cell>
          <table:table-cell table:style-name="ce4" table:formula="of:=[.F252]-[.H252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9680">
            <text:p>9680</text:p>
          </table:table-cell>
          <table:table-cell office:value-type="float" office:value="4755.56">
            <text:p>4755.56</text:p>
          </table:table-cell>
          <table:table-cell office:value-type="float" office:value="11.61">
            <text:p>11.61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4">
            <text:p>0.04</text:p>
          </table:table-cell>
          <table:table-cell office:value-type="float" office:value="2.09">
            <text:p>2.09</text:p>
          </table:table-cell>
          <table:table-cell office:value-type="float" office:value="0.0000207">
            <text:p>0.0000207</text:p>
          </table:table-cell>
          <table:table-cell table:style-name="ce2" office:value-type="float" office:value="-9.66801">
            <text:p>-9.66801</text:p>
          </table:table-cell>
          <table:table-cell table:style-name="ce2" office:value-type="float" office:value="-0.02059579">
            <text:p>-0.02059579</text:p>
          </table:table-cell>
          <table:table-cell table:style-name="ce2" table:formula="of:=IF([.M253]=[.$M$2];&quot;OK&quot;;&quot;&quot;)">
            <text:p/>
          </table:table-cell>
          <table:table-cell table:style-name="ce2" table:formula="of:=IF([.K253]=[.$K$2];&quot;OK&quot;;&quot;&quot;)">
            <text:p/>
          </table:table-cell>
          <table:table-cell table:style-name="ce2"/>
          <table:table-cell table:style-name="ce2" table:formula="of:=[.C253]-[.D253]" office:value-type="float" office:value="4924.44">
            <text:p>4924.44</text:p>
          </table:table-cell>
          <table:table-cell table:style-name="ce2" table:formula="of:=[.D253]-[.C253]" office:value-type="float" office:value="-4924.44">
            <text:p>-4924.44</text:p>
          </table:table-cell>
          <table:table-cell table:style-name="ce4" table:formula="of:=[.F253]-[.J253]" office:value-type="float" office:value="9.21">
            <text:p>9.21</text:p>
          </table:table-cell>
          <table:table-cell table:style-name="ce4" table:formula="of:=[.F253]-[.H253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680">
            <text:p>9680</text:p>
          </table:table-cell>
          <table:table-cell office:value-type="float" office:value="5350">
            <text:p>5350</text:p>
          </table:table-cell>
          <table:table-cell office:value-type="float" office:value="11.61">
            <text:p>11.61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3">
            <text:p>0.03</text:p>
          </table:table-cell>
          <table:table-cell office:value-type="float" office:value="2.09">
            <text:p>2.09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6801">
            <text:p>-9.66801</text:p>
          </table:table-cell>
          <table:table-cell table:style-name="ce2" office:value-type="float" office:value="-0.02065439">
            <text:p>-0.02065439</text:p>
          </table:table-cell>
          <table:table-cell table:style-name="ce2" table:formula="of:=IF([.M254]=[.$M$2];&quot;OK&quot;;&quot;&quot;)">
            <text:p/>
          </table:table-cell>
          <table:table-cell table:style-name="ce2" table:formula="of:=IF([.K254]=[.$K$2];&quot;OK&quot;;&quot;&quot;)">
            <text:p/>
          </table:table-cell>
          <table:table-cell table:style-name="ce2"/>
          <table:table-cell table:style-name="ce2" table:formula="of:=[.C254]-[.D254]" office:value-type="float" office:value="4330">
            <text:p>4330</text:p>
          </table:table-cell>
          <table:table-cell table:style-name="ce2" table:formula="of:=[.D254]-[.C254]" office:value-type="float" office:value="-4330">
            <text:p>-4330</text:p>
          </table:table-cell>
          <table:table-cell table:style-name="ce4" table:formula="of:=[.F254]-[.J254]" office:value-type="float" office:value="9.21">
            <text:p>9.21</text:p>
          </table:table-cell>
          <table:table-cell table:style-name="ce4" table:formula="of:=[.F254]-[.H254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680">
            <text:p>9680</text:p>
          </table:table-cell>
          <table:table-cell office:value-type="float" office:value="5944.44">
            <text:p>5944.44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2">
            <text:p>0.02</text:p>
          </table:table-cell>
          <table:table-cell office:value-type="float" office:value="2.09">
            <text:p>2.09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709397">
            <text:p>-9.6709397</text:p>
          </table:table-cell>
          <table:table-cell table:style-name="ce2" office:value-type="float" office:value="-0.02071298">
            <text:p>-0.02071298</text:p>
          </table:table-cell>
          <table:table-cell table:style-name="ce2" table:formula="of:=IF([.M255]=[.$M$2];&quot;OK&quot;;&quot;&quot;)">
            <text:p/>
          </table:table-cell>
          <table:table-cell table:style-name="ce2" table:formula="of:=IF([.K255]=[.$K$2];&quot;OK&quot;;&quot;&quot;)">
            <text:p/>
          </table:table-cell>
          <table:table-cell table:style-name="ce2"/>
          <table:table-cell table:style-name="ce2" table:formula="of:=[.C255]-[.D255]" office:value-type="float" office:value="3735.56">
            <text:p>3735.56</text:p>
          </table:table-cell>
          <table:table-cell table:style-name="ce2" table:formula="of:=[.D255]-[.C255]" office:value-type="float" office:value="-3735.56">
            <text:p>-3735.56</text:p>
          </table:table-cell>
          <table:table-cell table:style-name="ce4" table:formula="of:=[.F255]-[.J255]" office:value-type="float" office:value="9.22">
            <text:p>9.22</text:p>
          </table:table-cell>
          <table:table-cell table:style-name="ce4" table:formula="of:=[.F255]-[.H255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9680">
            <text:p>9680</text:p>
          </table:table-cell>
          <table:table-cell office:value-type="float" office:value="6538.89">
            <text:p>6538.89</text:p>
          </table:table-cell>
          <table:table-cell office:value-type="float" office:value="11.61">
            <text:p>11.61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08">
            <text:p>2.08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797288">
            <text:p>-9.6797288</text:p>
          </table:table-cell>
          <table:table-cell table:style-name="ce2" office:value-type="float" office:value="-0.02068368">
            <text:p>-0.02068368</text:p>
          </table:table-cell>
          <table:table-cell table:style-name="ce2" table:formula="of:=IF([.M256]=[.$M$2];&quot;OK&quot;;&quot;&quot;)">
            <text:p/>
          </table:table-cell>
          <table:table-cell table:style-name="ce2" table:formula="of:=IF([.K256]=[.$K$2];&quot;OK&quot;;&quot;&quot;)">
            <text:p/>
          </table:table-cell>
          <table:table-cell table:style-name="ce2"/>
          <table:table-cell table:style-name="ce2" table:formula="of:=[.C256]-[.D256]" office:value-type="float" office:value="3141.11">
            <text:p>3141.11</text:p>
          </table:table-cell>
          <table:table-cell table:style-name="ce2" table:formula="of:=[.D256]-[.C256]" office:value-type="float" office:value="-3141.11">
            <text:p>-3141.11</text:p>
          </table:table-cell>
          <table:table-cell table:style-name="ce4" table:formula="of:=[.F256]-[.J256]" office:value-type="float" office:value="9.22">
            <text:p>9.22</text:p>
          </table:table-cell>
          <table:table-cell table:style-name="ce4" table:formula="of:=[.F256]-[.H256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680">
            <text:p>9680</text:p>
          </table:table-cell>
          <table:table-cell office:value-type="float" office:value="7133.33">
            <text:p>7133.33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08">
            <text:p>2.08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797288">
            <text:p>-9.6797288</text:p>
          </table:table-cell>
          <table:table-cell table:style-name="ce2" office:value-type="float" office:value="-0.02068368">
            <text:p>-0.02068368</text:p>
          </table:table-cell>
          <table:table-cell table:style-name="ce2" table:formula="of:=IF([.M257]=[.$M$2];&quot;OK&quot;;&quot;&quot;)">
            <text:p/>
          </table:table-cell>
          <table:table-cell table:style-name="ce2" table:formula="of:=IF([.K257]=[.$K$2];&quot;OK&quot;;&quot;&quot;)">
            <text:p/>
          </table:table-cell>
          <table:table-cell table:style-name="ce2"/>
          <table:table-cell table:style-name="ce2" table:formula="of:=[.C257]-[.D257]" office:value-type="float" office:value="2546.67">
            <text:p>2546.67</text:p>
          </table:table-cell>
          <table:table-cell table:style-name="ce2" table:formula="of:=[.D257]-[.C257]" office:value-type="float" office:value="-2546.67">
            <text:p>-2546.67</text:p>
          </table:table-cell>
          <table:table-cell table:style-name="ce4" table:formula="of:=[.F257]-[.J257]" office:value-type="float" office:value="9.23">
            <text:p>9.23</text:p>
          </table:table-cell>
          <table:table-cell table:style-name="ce4" table:formula="of:=[.F257]-[.H257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9680">
            <text:p>9680</text:p>
          </table:table-cell>
          <table:table-cell office:value-type="float" office:value="7727.78">
            <text:p>7727.78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08">
            <text:p>2.08</text:p>
          </table:table-cell>
          <table:table-cell office:value-type="float" office:value="0.00002012">
            <text:p>0.00002012</text:p>
          </table:table-cell>
          <table:table-cell table:style-name="ce2" office:value-type="float" office:value="-9.6826585">
            <text:p>-9.6826585</text:p>
          </table:table-cell>
          <table:table-cell table:style-name="ce2" office:value-type="float" office:value="-0.02074228">
            <text:p>-0.02074228</text:p>
          </table:table-cell>
          <table:table-cell table:style-name="ce2" table:formula="of:=IF([.M258]=[.$M$2];&quot;OK&quot;;&quot;&quot;)">
            <text:p/>
          </table:table-cell>
          <table:table-cell table:style-name="ce2" table:formula="of:=IF([.K258]=[.$K$2];&quot;OK&quot;;&quot;&quot;)">
            <text:p/>
          </table:table-cell>
          <table:table-cell table:style-name="ce2"/>
          <table:table-cell table:style-name="ce2" table:formula="of:=[.C258]-[.D258]" office:value-type="float" office:value="1952.22">
            <text:p>1952.22</text:p>
          </table:table-cell>
          <table:table-cell table:style-name="ce2" table:formula="of:=[.D258]-[.C258]" office:value-type="float" office:value="-1952.22">
            <text:p>-1952.22</text:p>
          </table:table-cell>
          <table:table-cell table:style-name="ce4" table:formula="of:=[.F258]-[.J258]" office:value-type="float" office:value="9.23">
            <text:p>9.23</text:p>
          </table:table-cell>
          <table:table-cell table:style-name="ce4" table:formula="of:=[.F258]-[.H258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9680">
            <text:p>9680</text:p>
          </table:table-cell>
          <table:table-cell office:value-type="float" office:value="8322.22">
            <text:p>8322.22</text:p>
          </table:table-cell>
          <table:table-cell office:value-type="float" office:value="11.61">
            <text:p>11.61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08">
            <text:p>2.08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797288">
            <text:p>-9.6797288</text:p>
          </table:table-cell>
          <table:table-cell table:style-name="ce2" office:value-type="float" office:value="-0.02074228">
            <text:p>-0.02074228</text:p>
          </table:table-cell>
          <table:table-cell table:style-name="ce2" table:formula="of:=IF([.M259]=[.$M$2];&quot;OK&quot;;&quot;&quot;)">
            <text:p/>
          </table:table-cell>
          <table:table-cell table:style-name="ce2" table:formula="of:=IF([.K259]=[.$K$2];&quot;OK&quot;;&quot;&quot;)">
            <text:p/>
          </table:table-cell>
          <table:table-cell table:style-name="ce2"/>
          <table:table-cell table:style-name="ce2" table:formula="of:=[.C259]-[.D259]" office:value-type="float" office:value="1357.78">
            <text:p>1357.78</text:p>
          </table:table-cell>
          <table:table-cell table:style-name="ce2" table:formula="of:=[.D259]-[.C259]" office:value-type="float" office:value="-1357.78">
            <text:p>-1357.78</text:p>
          </table:table-cell>
          <table:table-cell table:style-name="ce4" table:formula="of:=[.F259]-[.J259]" office:value-type="float" office:value="9.22">
            <text:p>9.22</text:p>
          </table:table-cell>
          <table:table-cell table:style-name="ce4" table:formula="of:=[.F259]-[.H259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680">
            <text:p>9680</text:p>
          </table:table-cell>
          <table:table-cell office:value-type="float" office:value="8916.67">
            <text:p>8916.67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07">
            <text:p>2.07</text:p>
          </table:table-cell>
          <table:table-cell office:value-type="float" office:value="0.00002012">
            <text:p>0.00002012</text:p>
          </table:table-cell>
          <table:table-cell table:style-name="ce2" office:value-type="float" office:value="-9.6885179">
            <text:p>-9.6885179</text:p>
          </table:table-cell>
          <table:table-cell table:style-name="ce2" office:value-type="float" office:value="-0.02071298">
            <text:p>-0.02071298</text:p>
          </table:table-cell>
          <table:table-cell table:style-name="ce2" table:formula="of:=IF([.M260]=[.$M$2];&quot;OK&quot;;&quot;&quot;)">
            <text:p/>
          </table:table-cell>
          <table:table-cell table:style-name="ce2" table:formula="of:=IF([.K260]=[.$K$2];&quot;OK&quot;;&quot;&quot;)">
            <text:p/>
          </table:table-cell>
          <table:table-cell table:style-name="ce2"/>
          <table:table-cell table:style-name="ce2" table:formula="of:=[.C260]-[.D260]" office:value-type="float" office:value="763.33">
            <text:p>763.33</text:p>
          </table:table-cell>
          <table:table-cell table:style-name="ce2" table:formula="of:=[.D260]-[.C260]" office:value-type="float" office:value="-763.33">
            <text:p>-763.33</text:p>
          </table:table-cell>
          <table:table-cell table:style-name="ce4" table:formula="of:=[.F260]-[.J260]" office:value-type="float" office:value="9.24">
            <text:p>9.24</text:p>
          </table:table-cell>
          <table:table-cell table:style-name="ce4" table:formula="of:=[.F260]-[.H260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9680">
            <text:p>9680</text:p>
          </table:table-cell>
          <table:table-cell office:value-type="float" office:value="9511.11">
            <text:p>9511.11</text:p>
          </table:table-cell>
          <table:table-cell office:value-type="float" office:value="11.62">
            <text:p>11.62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06">
            <text:p>2.06</text:p>
          </table:table-cell>
          <table:table-cell office:value-type="float" office:value="0.0000207">
            <text:p>0.0000207</text:p>
          </table:table-cell>
          <table:table-cell table:style-name="ce2" office:value-type="float" office:value="-9.697307">
            <text:p>-9.697307</text:p>
          </table:table-cell>
          <table:table-cell table:style-name="ce2" office:value-type="float" office:value="-0.02062509">
            <text:p>-0.02062509</text:p>
          </table:table-cell>
          <table:table-cell table:style-name="ce2" table:formula="of:=IF([.M261]=[.$M$2];&quot;OK&quot;;&quot;&quot;)">
            <text:p/>
          </table:table-cell>
          <table:table-cell table:style-name="ce2" table:formula="of:=IF([.K261]=[.$K$2];&quot;OK&quot;;&quot;&quot;)">
            <text:p/>
          </table:table-cell>
          <table:table-cell table:style-name="ce2"/>
          <table:table-cell table:style-name="ce2" table:formula="of:=[.C261]-[.D261]" office:value-type="float" office:value="168.889999999999">
            <text:p>168.89</text:p>
          </table:table-cell>
          <table:table-cell table:style-name="ce2" table:formula="of:=[.D261]-[.C261]" office:value-type="float" office:value="-168.889999999999">
            <text:p>-168.89</text:p>
          </table:table-cell>
          <table:table-cell table:style-name="ce4" table:formula="of:=[.F261]-[.J261]" office:value-type="float" office:value="9.25">
            <text:p>9.25</text:p>
          </table:table-cell>
          <table:table-cell table:style-name="ce4" table:formula="of:=[.F261]-[.H261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9680">
            <text:p>9680</text:p>
          </table:table-cell>
          <table:table-cell office:value-type="float" office:value="10105.56">
            <text:p>10105.56</text:p>
          </table:table-cell>
          <table:table-cell office:value-type="float" office:value="11.62">
            <text:p>11.62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06">
            <text:p>2.06</text:p>
          </table:table-cell>
          <table:table-cell office:value-type="float" office:value="0.00002109">
            <text:p>0.00002109</text:p>
          </table:table-cell>
          <table:table-cell table:style-name="ce2" office:value-type="float" office:value="-9.7060961">
            <text:p>-9.7060961</text:p>
          </table:table-cell>
          <table:table-cell table:style-name="ce2" office:value-type="float" office:value="-0.02056649">
            <text:p>-0.02056649</text:p>
          </table:table-cell>
          <table:table-cell table:style-name="ce2" table:formula="of:=IF([.M262]=[.$M$2];&quot;OK&quot;;&quot;&quot;)">
            <text:p/>
          </table:table-cell>
          <table:table-cell table:style-name="ce2" table:formula="of:=IF([.K262]=[.$K$2];&quot;OK&quot;;&quot;&quot;)">
            <text:p/>
          </table:table-cell>
          <table:table-cell table:style-name="ce2"/>
          <table:table-cell table:style-name="ce2" table:formula="of:=[.C262]-[.D262]" office:value-type="float" office:value="-425.56">
            <text:p>-425.56</text:p>
          </table:table-cell>
          <table:table-cell table:style-name="ce2" table:formula="of:=[.D262]-[.C262]" office:value-type="float" office:value="425.56">
            <text:p>425.56</text:p>
          </table:table-cell>
          <table:table-cell table:style-name="ce4" table:formula="of:=[.F262]-[.J262]" office:value-type="float" office:value="9.24">
            <text:p>9.24</text:p>
          </table:table-cell>
          <table:table-cell table:style-name="ce4" table:formula="of:=[.F262]-[.H262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680">
            <text:p>9680</text:p>
          </table:table-cell>
          <table:table-cell office:value-type="float" office:value="10700">
            <text:p>10700</text:p>
          </table:table-cell>
          <table:table-cell office:value-type="float" office:value="11.62">
            <text:p>11.62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06">
            <text:p>2.06</text:p>
          </table:table-cell>
          <table:table-cell office:value-type="float" office:value="0.0000207">
            <text:p>0.0000207</text:p>
          </table:table-cell>
          <table:table-cell table:style-name="ce2" office:value-type="float" office:value="-9.7060961">
            <text:p>-9.7060961</text:p>
          </table:table-cell>
          <table:table-cell table:style-name="ce2" office:value-type="float" office:value="-0.02056649">
            <text:p>-0.02056649</text:p>
          </table:table-cell>
          <table:table-cell table:style-name="ce2" table:formula="of:=IF([.M263]=[.$M$2];&quot;OK&quot;;&quot;&quot;)">
            <text:p/>
          </table:table-cell>
          <table:table-cell table:style-name="ce2" table:formula="of:=IF([.K263]=[.$K$2];&quot;OK&quot;;&quot;&quot;)">
            <text:p/>
          </table:table-cell>
          <table:table-cell table:style-name="ce2"/>
          <table:table-cell table:style-name="ce2" table:formula="of:=[.C263]-[.D263]" office:value-type="float" office:value="-1020">
            <text:p>-1020</text:p>
          </table:table-cell>
          <table:table-cell table:style-name="ce2" table:formula="of:=[.D263]-[.C263]" office:value-type="float" office:value="1020">
            <text:p>1020</text:p>
          </table:table-cell>
          <table:table-cell table:style-name="ce4" table:formula="of:=[.F263]-[.J263]" office:value-type="float" office:value="9.25">
            <text:p>9.25</text:p>
          </table:table-cell>
          <table:table-cell table:style-name="ce4" table:formula="of:=[.F263]-[.H263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table:number-columns-repeated="7" office:value-type="string">
            <text:p><text:s/></text:p>
          </table:table-cell>
          <table:table-cell table:number-columns-repeated="2"/>
          <table:table-cell table:style-name="ce2"/>
          <table:table-cell table:style-name="ce2"/>
          <table:table-cell table:style-name="ce2" table:formula="of:=IF([.M264]=[.$M$2];&quot;OK&quot;;&quot;&quot;)" office:value-type="string" office:string-value="OK">
            <text:p>OK</text:p>
          </table:table-cell>
          <table:table-cell table:style-name="ce2" table:formula="of:=IF([.K264]=[.$K$2];&quot;OK&quot;;&quot;&quot;)" office:value-type="string" office:string-value="OK">
            <text:p>OK</text:p>
          </table:table-cell>
          <table:table-cell table:style-name="ce2"/>
          <table:table-cell table:style-name="ce2" table:formula="of:=[.C264]-[.D264]" office:value-type="float" office:value="0">
            <text:p>0</text:p>
          </table:table-cell>
          <table:table-cell table:style-name="ce2" table:formula="of:=[.D264]-[.C264]" office:value-type="float" office:value="0">
            <text:p>0</text:p>
          </table:table-cell>
          <table:table-cell table:style-name="ce4" table:formula="of:=[.F264]-[.J264]" office:value-type="float" office:value="0">
            <text:p>0</text:p>
          </table:table-cell>
          <table:table-cell table:style-name="ce4" table:formula="of:=[.F264]-[.H264]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9570">
            <text:p>9570</text:p>
          </table:table-cell>
          <table:table-cell office:value-type="float" office:value="0">
            <text:p>0</text:p>
          </table:table-cell>
          <table:table-cell office:value-type="float" office:value="11.61">
            <text:p>11.61</text:p>
          </table:table-cell>
          <table:table-cell office:value-type="float" office:value="11.39">
            <text:p>11.3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11.74">
            <text:p>11.74</text:p>
          </table:table-cell>
          <table:table-cell office:value-type="float" office:value="11.85">
            <text:p>11.85</text:p>
          </table:table-cell>
          <table:table-cell office:value-type="float" office:value="0.00001465">
            <text:p>0.00001465</text:p>
          </table:table-cell>
          <table:table-cell table:style-name="ce2" office:value-type="float" office:value="0.0908207">
            <text:p>0.0908207</text:p>
          </table:table-cell>
          <table:table-cell table:style-name="ce2" office:value-type="float" office:value="-0.00111329">
            <text:p>-0.00111329</text:p>
          </table:table-cell>
          <table:table-cell table:style-name="ce2" table:formula="of:=IF([.M265]=[.$M$2];&quot;OK&quot;;&quot;&quot;)">
            <text:p/>
          </table:table-cell>
          <table:table-cell table:style-name="ce2" table:formula="of:=IF([.K265]=[.$K$2];&quot;OK&quot;;&quot;&quot;)">
            <text:p/>
          </table:table-cell>
          <table:table-cell table:style-name="ce2"/>
          <table:table-cell table:style-name="ce2" table:formula="of:=[.C265]-[.D265]" office:value-type="float" office:value="9570">
            <text:p>9570</text:p>
          </table:table-cell>
          <table:table-cell table:style-name="ce2" table:formula="of:=[.D265]-[.C265]" office:value-type="float" office:value="-9570">
            <text:p>-9570</text:p>
          </table:table-cell>
          <table:table-cell table:style-name="ce4" table:formula="of:=[.F265]-[.J265]" office:value-type="float" office:value="-0.459999999999999">
            <text:p>-0.46</text:p>
          </table:table-cell>
          <table:table-cell table:style-name="ce4" table:formula="of:=[.F265]-[.H265]" office:value-type="float" office:value="-0.369999999999999">
            <text:p>-0.37</text:p>
          </table:table-cell>
        </table:table-row>
        <table:table-row table:style-name="ro1">
          <table:table-cell table:number-columns-repeated="2"/>
          <table:table-cell office:value-type="float" office:value="9570">
            <text:p>9570</text:p>
          </table:table-cell>
          <table:table-cell office:value-type="float" office:value="594.44">
            <text:p>594.44</text:p>
          </table:table-cell>
          <table:table-cell office:value-type="float" office:value="11.61">
            <text:p>11.61</text:p>
          </table:table-cell>
          <table:table-cell office:value-type="float" office:value="11.38">
            <text:p>11.38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11.75">
            <text:p>11.75</text:p>
          </table:table-cell>
          <table:table-cell office:value-type="float" office:value="11.85">
            <text:p>11.85</text:p>
          </table:table-cell>
          <table:table-cell office:value-type="float" office:value="0.00001523">
            <text:p>0.00001523</text:p>
          </table:table-cell>
          <table:table-cell table:style-name="ce2" office:value-type="float" office:value="0.0908207">
            <text:p>0.0908207</text:p>
          </table:table-cell>
          <table:table-cell table:style-name="ce2" office:value-type="float" office:value="-0.00105469">
            <text:p>-0.00105469</text:p>
          </table:table-cell>
          <table:table-cell table:style-name="ce2" table:formula="of:=IF([.M266]=[.$M$2];&quot;OK&quot;;&quot;&quot;)">
            <text:p/>
          </table:table-cell>
          <table:table-cell table:style-name="ce2" table:formula="of:=IF([.K266]=[.$K$2];&quot;OK&quot;;&quot;&quot;)">
            <text:p/>
          </table:table-cell>
          <table:table-cell table:style-name="ce2"/>
          <table:table-cell table:style-name="ce2" table:formula="of:=[.C266]-[.D266]" office:value-type="float" office:value="8975.56">
            <text:p>8975.56</text:p>
          </table:table-cell>
          <table:table-cell table:style-name="ce2" table:formula="of:=[.D266]-[.C266]" office:value-type="float" office:value="-8975.56">
            <text:p>-8975.56</text:p>
          </table:table-cell>
          <table:table-cell table:style-name="ce4" table:formula="of:=[.F266]-[.J266]" office:value-type="float" office:value="-0.469999999999999">
            <text:p>-0.47</text:p>
          </table:table-cell>
          <table:table-cell table:style-name="ce4" table:formula="of:=[.F266]-[.H266]" office:value-type="float" office:value="-0.379999999999999">
            <text:p>-0.38</text:p>
          </table:table-cell>
        </table:table-row>
        <table:table-row table:style-name="ro1">
          <table:table-cell table:number-columns-repeated="2"/>
          <table:table-cell office:value-type="float" office:value="9570">
            <text:p>9570</text:p>
          </table:table-cell>
          <table:table-cell office:value-type="float" office:value="1188.89">
            <text:p>1188.89</text:p>
          </table:table-cell>
          <table:table-cell office:value-type="float" office:value="11.61">
            <text:p>11.61</text:p>
          </table:table-cell>
          <table:table-cell office:value-type="float" office:value="11.33">
            <text:p>11.3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11.05">
            <text:p>11.05</text:p>
          </table:table-cell>
          <table:table-cell office:value-type="float" office:value="11.78">
            <text:p>11.78</text:p>
          </table:table-cell>
          <table:table-cell office:value-type="float" office:value="0.00001895">
            <text:p>0.00001895</text:p>
          </table:table-cell>
          <table:table-cell table:style-name="ce2" office:value-type="float" office:value="0.0205079">
            <text:p>0.0205079</text:p>
          </table:table-cell>
          <table:table-cell table:style-name="ce2" office:value-type="float" office:value="-0.00729495">
            <text:p>-0.00729495</text:p>
          </table:table-cell>
          <table:table-cell table:style-name="ce2" table:formula="of:=IF([.M267]=[.$M$2];&quot;OK&quot;;&quot;&quot;)">
            <text:p/>
          </table:table-cell>
          <table:table-cell table:style-name="ce2" table:formula="of:=IF([.K267]=[.$K$2];&quot;OK&quot;;&quot;&quot;)">
            <text:p/>
          </table:table-cell>
          <table:table-cell table:style-name="ce2"/>
          <table:table-cell table:style-name="ce2" table:formula="of:=[.C267]-[.D267]" office:value-type="float" office:value="8381.11">
            <text:p>8381.11</text:p>
          </table:table-cell>
          <table:table-cell table:style-name="ce2" table:formula="of:=[.D267]-[.C267]" office:value-type="float" office:value="-8381.11">
            <text:p>-8381.11</text:p>
          </table:table-cell>
          <table:table-cell table:style-name="ce4" table:formula="of:=[.F267]-[.J267]" office:value-type="float" office:value="-0.449999999999999">
            <text:p>-0.45</text:p>
          </table:table-cell>
          <table:table-cell table:style-name="ce4" table:formula="of:=[.F267]-[.H267]" office:value-type="float" office:value="-0.43">
            <text:p>-0.43</text:p>
          </table:table-cell>
        </table:table-row>
        <table:table-row table:style-name="ro1">
          <table:table-cell table:number-columns-repeated="2"/>
          <table:table-cell office:value-type="float" office:value="9570">
            <text:p>9570</text:p>
          </table:table-cell>
          <table:table-cell office:value-type="float" office:value="1783.33">
            <text:p>1783.33</text:p>
          </table:table-cell>
          <table:table-cell office:value-type="float" office:value="11.61">
            <text:p>11.61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8.37">
            <text:p>8.37</text:p>
          </table:table-cell>
          <table:table-cell office:value-type="float" office:value="10.18">
            <text:p>10.18</text:p>
          </table:table-cell>
          <table:table-cell office:value-type="float" office:value="0.0000209">
            <text:p>0.0000209</text:p>
          </table:table-cell>
          <table:table-cell table:style-name="ce2" office:value-type="float" office:value="-1.582038">
            <text:p>-1.582038</text:p>
          </table:table-cell>
          <table:table-cell table:style-name="ce2" office:value-type="float" office:value="-0.01807625">
            <text:p>-0.01807625</text:p>
          </table:table-cell>
          <table:table-cell table:style-name="ce2" table:formula="of:=IF([.M268]=[.$M$2];&quot;OK&quot;;&quot;&quot;)">
            <text:p/>
          </table:table-cell>
          <table:table-cell table:style-name="ce2" table:formula="of:=IF([.K268]=[.$K$2];&quot;OK&quot;;&quot;&quot;)">
            <text:p/>
          </table:table-cell>
          <table:table-cell table:style-name="ce2"/>
          <table:table-cell table:style-name="ce2" table:formula="of:=[.C268]-[.D268]" office:value-type="float" office:value="7786.67">
            <text:p>7786.67</text:p>
          </table:table-cell>
          <table:table-cell table:style-name="ce2" table:formula="of:=[.D268]-[.C268]" office:value-type="float" office:value="-7786.67">
            <text:p>-7786.67</text:p>
          </table:table-cell>
          <table:table-cell table:style-name="ce4" table:formula="of:=[.F268]-[.J268]" office:value-type="float" office:value="1.12">
            <text:p>1.12</text:p>
          </table:table-cell>
          <table:table-cell table:style-name="ce4" table:formula="of:=[.F268]-[.H268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570">
            <text:p>9570</text:p>
          </table:table-cell>
          <table:table-cell office:value-type="float" office:value="2377.78">
            <text:p>2377.78</text:p>
          </table:table-cell>
          <table:table-cell office:value-type="float" office:value="11.61">
            <text:p>11.61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13">
            <text:p>0.13</text:p>
          </table:table-cell>
          <table:table-cell office:value-type="float" office:value="2.15">
            <text:p>2.15</text:p>
          </table:table-cell>
          <table:table-cell office:value-type="float" office:value="0.0000207">
            <text:p>0.0000207</text:p>
          </table:table-cell>
          <table:table-cell table:style-name="ce2" office:value-type="float" office:value="-9.609416">
            <text:p>-9.609416</text:p>
          </table:table-cell>
          <table:table-cell table:style-name="ce2" office:value-type="float" office:value="-0.02018563">
            <text:p>-0.02018563</text:p>
          </table:table-cell>
          <table:table-cell table:style-name="ce2" table:formula="of:=IF([.M269]=[.$M$2];&quot;OK&quot;;&quot;&quot;)">
            <text:p/>
          </table:table-cell>
          <table:table-cell table:style-name="ce2" table:formula="of:=IF([.K269]=[.$K$2];&quot;OK&quot;;&quot;&quot;)">
            <text:p/>
          </table:table-cell>
          <table:table-cell table:style-name="ce2"/>
          <table:table-cell table:style-name="ce2" table:formula="of:=[.C269]-[.D269]" office:value-type="float" office:value="7192.22">
            <text:p>7192.22</text:p>
          </table:table-cell>
          <table:table-cell table:style-name="ce2" table:formula="of:=[.D269]-[.C269]" office:value-type="float" office:value="-7192.22">
            <text:p>-7192.22</text:p>
          </table:table-cell>
          <table:table-cell table:style-name="ce4" table:formula="of:=[.F269]-[.J269]" office:value-type="float" office:value="9.15">
            <text:p>9.15</text:p>
          </table:table-cell>
          <table:table-cell table:style-name="ce4" table:formula="of:=[.F269]-[.H269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570">
            <text:p>9570</text:p>
          </table:table-cell>
          <table:table-cell office:value-type="float" office:value="2972.22">
            <text:p>2972.22</text:p>
          </table:table-cell>
          <table:table-cell office:value-type="float" office:value="11.61">
            <text:p>11.61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8">
            <text:p>0.08</text:p>
          </table:table-cell>
          <table:table-cell office:value-type="float" office:value="2.12">
            <text:p>2.12</text:p>
          </table:table-cell>
          <table:table-cell office:value-type="float" office:value="0.0000207">
            <text:p>0.0000207</text:p>
          </table:table-cell>
          <table:table-cell table:style-name="ce2" office:value-type="float" office:value="-9.6416427">
            <text:p>-9.6416427</text:p>
          </table:table-cell>
          <table:table-cell table:style-name="ce2" office:value-type="float" office:value="-0.02042001">
            <text:p>-0.02042001</text:p>
          </table:table-cell>
          <table:table-cell table:style-name="ce2" table:formula="of:=IF([.M270]=[.$M$2];&quot;OK&quot;;&quot;&quot;)">
            <text:p/>
          </table:table-cell>
          <table:table-cell table:style-name="ce2" table:formula="of:=IF([.K270]=[.$K$2];&quot;OK&quot;;&quot;&quot;)">
            <text:p/>
          </table:table-cell>
          <table:table-cell table:style-name="ce2"/>
          <table:table-cell table:style-name="ce2" table:formula="of:=[.C270]-[.D270]" office:value-type="float" office:value="6597.78">
            <text:p>6597.78</text:p>
          </table:table-cell>
          <table:table-cell table:style-name="ce2" table:formula="of:=[.D270]-[.C270]" office:value-type="float" office:value="-6597.78">
            <text:p>-6597.78</text:p>
          </table:table-cell>
          <table:table-cell table:style-name="ce4" table:formula="of:=[.F270]-[.J270]" office:value-type="float" office:value="9.18">
            <text:p>9.18</text:p>
          </table:table-cell>
          <table:table-cell table:style-name="ce4" table:formula="of:=[.F270]-[.H270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570">
            <text:p>9570</text:p>
          </table:table-cell>
          <table:table-cell office:value-type="float" office:value="3566.67">
            <text:p>3566.67</text:p>
          </table:table-cell>
          <table:table-cell office:value-type="float" office:value="11.61">
            <text:p>11.61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6">
            <text:p>0.06</text:p>
          </table:table-cell>
          <table:table-cell office:value-type="float" office:value="2.1">
            <text:p>2.1</text:p>
          </table:table-cell>
          <table:table-cell office:value-type="float" office:value="0.0000207">
            <text:p>0.0000207</text:p>
          </table:table-cell>
          <table:table-cell table:style-name="ce2" office:value-type="float" office:value="-9.6562912">
            <text:p>-9.6562912</text:p>
          </table:table-cell>
          <table:table-cell table:style-name="ce2" office:value-type="float" office:value="-0.0204786">
            <text:p>-0.0204786</text:p>
          </table:table-cell>
          <table:table-cell table:style-name="ce2" table:formula="of:=IF([.M271]=[.$M$2];&quot;OK&quot;;&quot;&quot;)">
            <text:p/>
          </table:table-cell>
          <table:table-cell table:style-name="ce2" table:formula="of:=IF([.K271]=[.$K$2];&quot;OK&quot;;&quot;&quot;)">
            <text:p/>
          </table:table-cell>
          <table:table-cell table:style-name="ce2"/>
          <table:table-cell table:style-name="ce2" table:formula="of:=[.C271]-[.D271]" office:value-type="float" office:value="6003.33">
            <text:p>6003.33</text:p>
          </table:table-cell>
          <table:table-cell table:style-name="ce2" table:formula="of:=[.D271]-[.C271]" office:value-type="float" office:value="-6003.33">
            <text:p>-6003.33</text:p>
          </table:table-cell>
          <table:table-cell table:style-name="ce4" table:formula="of:=[.F271]-[.J271]" office:value-type="float" office:value="9.2">
            <text:p>9.2</text:p>
          </table:table-cell>
          <table:table-cell table:style-name="ce4" table:formula="of:=[.F271]-[.H271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570">
            <text:p>9570</text:p>
          </table:table-cell>
          <table:table-cell office:value-type="float" office:value="4161.11">
            <text:p>4161.11</text:p>
          </table:table-cell>
          <table:table-cell office:value-type="float" office:value="11.61">
            <text:p>11.61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4">
            <text:p>0.04</text:p>
          </table:table-cell>
          <table:table-cell office:value-type="float" office:value="2.1">
            <text:p>2.1</text:p>
          </table:table-cell>
          <table:table-cell office:value-type="float" office:value="0.00002051">
            <text:p>0.00002051</text:p>
          </table:table-cell>
          <table:table-cell table:style-name="ce2" office:value-type="float" office:value="-9.6621506">
            <text:p>-9.6621506</text:p>
          </table:table-cell>
          <table:table-cell table:style-name="ce2" office:value-type="float" office:value="-0.02059579">
            <text:p>-0.02059579</text:p>
          </table:table-cell>
          <table:table-cell table:style-name="ce2" table:formula="of:=IF([.M272]=[.$M$2];&quot;OK&quot;;&quot;&quot;)">
            <text:p/>
          </table:table-cell>
          <table:table-cell table:style-name="ce2" table:formula="of:=IF([.K272]=[.$K$2];&quot;OK&quot;;&quot;&quot;)">
            <text:p/>
          </table:table-cell>
          <table:table-cell table:style-name="ce2"/>
          <table:table-cell table:style-name="ce2" table:formula="of:=[.C272]-[.D272]" office:value-type="float" office:value="5408.89">
            <text:p>5408.89</text:p>
          </table:table-cell>
          <table:table-cell table:style-name="ce2" table:formula="of:=[.D272]-[.C272]" office:value-type="float" office:value="-5408.89">
            <text:p>-5408.89</text:p>
          </table:table-cell>
          <table:table-cell table:style-name="ce4" table:formula="of:=[.F272]-[.J272]" office:value-type="float" office:value="9.2">
            <text:p>9.2</text:p>
          </table:table-cell>
          <table:table-cell table:style-name="ce4" table:formula="of:=[.F272]-[.H272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570">
            <text:p>9570</text:p>
          </table:table-cell>
          <table:table-cell office:value-type="float" office:value="4755.56">
            <text:p>4755.56</text:p>
          </table:table-cell>
          <table:table-cell office:value-type="float" office:value="11.61">
            <text:p>11.61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4">
            <text:p>0.04</text:p>
          </table:table-cell>
          <table:table-cell office:value-type="float" office:value="2.09">
            <text:p>2.09</text:p>
          </table:table-cell>
          <table:table-cell office:value-type="float" office:value="0.00002051">
            <text:p>0.00002051</text:p>
          </table:table-cell>
          <table:table-cell table:style-name="ce2" office:value-type="float" office:value="-9.66801">
            <text:p>-9.66801</text:p>
          </table:table-cell>
          <table:table-cell table:style-name="ce2" office:value-type="float" office:value="-0.02059579">
            <text:p>-0.02059579</text:p>
          </table:table-cell>
          <table:table-cell table:style-name="ce2" table:formula="of:=IF([.M273]=[.$M$2];&quot;OK&quot;;&quot;&quot;)">
            <text:p/>
          </table:table-cell>
          <table:table-cell table:style-name="ce2" table:formula="of:=IF([.K273]=[.$K$2];&quot;OK&quot;;&quot;&quot;)">
            <text:p/>
          </table:table-cell>
          <table:table-cell table:style-name="ce2"/>
          <table:table-cell table:style-name="ce2" table:formula="of:=[.C273]-[.D273]" office:value-type="float" office:value="4814.44">
            <text:p>4814.44</text:p>
          </table:table-cell>
          <table:table-cell table:style-name="ce2" table:formula="of:=[.D273]-[.C273]" office:value-type="float" office:value="-4814.44">
            <text:p>-4814.44</text:p>
          </table:table-cell>
          <table:table-cell table:style-name="ce4" table:formula="of:=[.F273]-[.J273]" office:value-type="float" office:value="9.21">
            <text:p>9.21</text:p>
          </table:table-cell>
          <table:table-cell table:style-name="ce4" table:formula="of:=[.F273]-[.H273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570">
            <text:p>9570</text:p>
          </table:table-cell>
          <table:table-cell office:value-type="float" office:value="5350">
            <text:p>5350</text:p>
          </table:table-cell>
          <table:table-cell office:value-type="float" office:value="11.61">
            <text:p>11.61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3">
            <text:p>0.03</text:p>
          </table:table-cell>
          <table:table-cell office:value-type="float" office:value="2.09">
            <text:p>2.09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709397">
            <text:p>-9.6709397</text:p>
          </table:table-cell>
          <table:table-cell table:style-name="ce2" office:value-type="float" office:value="-0.02065439">
            <text:p>-0.02065439</text:p>
          </table:table-cell>
          <table:table-cell table:style-name="ce2" table:formula="of:=IF([.M274]=[.$M$2];&quot;OK&quot;;&quot;&quot;)">
            <text:p/>
          </table:table-cell>
          <table:table-cell table:style-name="ce2" table:formula="of:=IF([.K274]=[.$K$2];&quot;OK&quot;;&quot;&quot;)">
            <text:p/>
          </table:table-cell>
          <table:table-cell table:style-name="ce2"/>
          <table:table-cell table:style-name="ce2" table:formula="of:=[.C274]-[.D274]" office:value-type="float" office:value="4220">
            <text:p>4220</text:p>
          </table:table-cell>
          <table:table-cell table:style-name="ce2" table:formula="of:=[.D274]-[.C274]" office:value-type="float" office:value="-4220">
            <text:p>-4220</text:p>
          </table:table-cell>
          <table:table-cell table:style-name="ce4" table:formula="of:=[.F274]-[.J274]" office:value-type="float" office:value="9.21">
            <text:p>9.21</text:p>
          </table:table-cell>
          <table:table-cell table:style-name="ce4" table:formula="of:=[.F274]-[.H274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570">
            <text:p>9570</text:p>
          </table:table-cell>
          <table:table-cell office:value-type="float" office:value="5944.44">
            <text:p>5944.44</text:p>
          </table:table-cell>
          <table:table-cell office:value-type="float" office:value="11.61">
            <text:p>11.61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2">
            <text:p>0.02</text:p>
          </table:table-cell>
          <table:table-cell office:value-type="float" office:value="2.09">
            <text:p>2.09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738694">
            <text:p>-9.6738694</text:p>
          </table:table-cell>
          <table:table-cell table:style-name="ce2" office:value-type="float" office:value="-0.02062509">
            <text:p>-0.02062509</text:p>
          </table:table-cell>
          <table:table-cell table:style-name="ce2" table:formula="of:=IF([.M275]=[.$M$2];&quot;OK&quot;;&quot;&quot;)">
            <text:p/>
          </table:table-cell>
          <table:table-cell table:style-name="ce2" table:formula="of:=IF([.K275]=[.$K$2];&quot;OK&quot;;&quot;&quot;)">
            <text:p/>
          </table:table-cell>
          <table:table-cell table:style-name="ce2"/>
          <table:table-cell table:style-name="ce2" table:formula="of:=[.C275]-[.D275]" office:value-type="float" office:value="3625.56">
            <text:p>3625.56</text:p>
          </table:table-cell>
          <table:table-cell table:style-name="ce2" table:formula="of:=[.D275]-[.C275]" office:value-type="float" office:value="-3625.56">
            <text:p>-3625.56</text:p>
          </table:table-cell>
          <table:table-cell table:style-name="ce4" table:formula="of:=[.F275]-[.J275]" office:value-type="float" office:value="9.21">
            <text:p>9.21</text:p>
          </table:table-cell>
          <table:table-cell table:style-name="ce4" table:formula="of:=[.F275]-[.H275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570">
            <text:p>9570</text:p>
          </table:table-cell>
          <table:table-cell office:value-type="float" office:value="6538.89">
            <text:p>6538.89</text:p>
          </table:table-cell>
          <table:table-cell office:value-type="float" office:value="11.61">
            <text:p>11.61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08">
            <text:p>2.08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797288">
            <text:p>-9.6797288</text:p>
          </table:table-cell>
          <table:table-cell table:style-name="ce2" office:value-type="float" office:value="-0.02065439">
            <text:p>-0.02065439</text:p>
          </table:table-cell>
          <table:table-cell table:style-name="ce2" table:formula="of:=IF([.M276]=[.$M$2];&quot;OK&quot;;&quot;&quot;)">
            <text:p/>
          </table:table-cell>
          <table:table-cell table:style-name="ce2" table:formula="of:=IF([.K276]=[.$K$2];&quot;OK&quot;;&quot;&quot;)">
            <text:p/>
          </table:table-cell>
          <table:table-cell table:style-name="ce2"/>
          <table:table-cell table:style-name="ce2" table:formula="of:=[.C276]-[.D276]" office:value-type="float" office:value="3031.11">
            <text:p>3031.11</text:p>
          </table:table-cell>
          <table:table-cell table:style-name="ce2" table:formula="of:=[.D276]-[.C276]" office:value-type="float" office:value="-3031.11">
            <text:p>-3031.11</text:p>
          </table:table-cell>
          <table:table-cell table:style-name="ce4" table:formula="of:=[.F276]-[.J276]" office:value-type="float" office:value="9.22">
            <text:p>9.22</text:p>
          </table:table-cell>
          <table:table-cell table:style-name="ce4" table:formula="of:=[.F276]-[.H276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570">
            <text:p>9570</text:p>
          </table:table-cell>
          <table:table-cell office:value-type="float" office:value="7133.33">
            <text:p>7133.33</text:p>
          </table:table-cell>
          <table:table-cell office:value-type="float" office:value="11.61">
            <text:p>11.61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08">
            <text:p>2.08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826585">
            <text:p>-9.6826585</text:p>
          </table:table-cell>
          <table:table-cell table:style-name="ce2" office:value-type="float" office:value="-0.02068368">
            <text:p>-0.02068368</text:p>
          </table:table-cell>
          <table:table-cell table:style-name="ce2" table:formula="of:=IF([.M277]=[.$M$2];&quot;OK&quot;;&quot;&quot;)">
            <text:p/>
          </table:table-cell>
          <table:table-cell table:style-name="ce2" table:formula="of:=IF([.K277]=[.$K$2];&quot;OK&quot;;&quot;&quot;)">
            <text:p/>
          </table:table-cell>
          <table:table-cell table:style-name="ce2"/>
          <table:table-cell table:style-name="ce2" table:formula="of:=[.C277]-[.D277]" office:value-type="float" office:value="2436.67">
            <text:p>2436.67</text:p>
          </table:table-cell>
          <table:table-cell table:style-name="ce2" table:formula="of:=[.D277]-[.C277]" office:value-type="float" office:value="-2436.67">
            <text:p>-2436.67</text:p>
          </table:table-cell>
          <table:table-cell table:style-name="ce4" table:formula="of:=[.F277]-[.J277]" office:value-type="float" office:value="9.22">
            <text:p>9.22</text:p>
          </table:table-cell>
          <table:table-cell table:style-name="ce4" table:formula="of:=[.F277]-[.H277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570">
            <text:p>9570</text:p>
          </table:table-cell>
          <table:table-cell office:value-type="float" office:value="7727.78">
            <text:p>7727.78</text:p>
          </table:table-cell>
          <table:table-cell office:value-type="float" office:value="11.6">
            <text:p>11.6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08">
            <text:p>2.08</text:p>
          </table:table-cell>
          <table:table-cell office:value-type="float" office:value="0.00002012">
            <text:p>0.00002012</text:p>
          </table:table-cell>
          <table:table-cell table:style-name="ce2" office:value-type="float" office:value="-9.6855882">
            <text:p>-9.6855882</text:p>
          </table:table-cell>
          <table:table-cell table:style-name="ce2" office:value-type="float" office:value="-0.02068368">
            <text:p>-0.02068368</text:p>
          </table:table-cell>
          <table:table-cell table:style-name="ce2" table:formula="of:=IF([.M278]=[.$M$2];&quot;OK&quot;;&quot;&quot;)">
            <text:p/>
          </table:table-cell>
          <table:table-cell table:style-name="ce2" table:formula="of:=IF([.K278]=[.$K$2];&quot;OK&quot;;&quot;&quot;)">
            <text:p/>
          </table:table-cell>
          <table:table-cell table:style-name="ce2"/>
          <table:table-cell table:style-name="ce2" table:formula="of:=[.C278]-[.D278]" office:value-type="float" office:value="1842.22">
            <text:p>1842.22</text:p>
          </table:table-cell>
          <table:table-cell table:style-name="ce2" table:formula="of:=[.D278]-[.C278]" office:value-type="float" office:value="-1842.22">
            <text:p>-1842.22</text:p>
          </table:table-cell>
          <table:table-cell table:style-name="ce4" table:formula="of:=[.F278]-[.J278]" office:value-type="float" office:value="9.22">
            <text:p>9.22</text:p>
          </table:table-cell>
          <table:table-cell table:style-name="ce4" table:formula="of:=[.F278]-[.H278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570">
            <text:p>9570</text:p>
          </table:table-cell>
          <table:table-cell office:value-type="float" office:value="8322.22">
            <text:p>8322.22</text:p>
          </table:table-cell>
          <table:table-cell office:value-type="float" office:value="11.6">
            <text:p>11.6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07">
            <text:p>2.07</text:p>
          </table:table-cell>
          <table:table-cell office:value-type="float" office:value="0.00002012">
            <text:p>0.00002012</text:p>
          </table:table-cell>
          <table:table-cell table:style-name="ce2" office:value-type="float" office:value="-9.6826585">
            <text:p>-9.6826585</text:p>
          </table:table-cell>
          <table:table-cell table:style-name="ce2" office:value-type="float" office:value="-0.02071298">
            <text:p>-0.02071298</text:p>
          </table:table-cell>
          <table:table-cell table:style-name="ce2" table:formula="of:=IF([.M279]=[.$M$2];&quot;OK&quot;;&quot;&quot;)">
            <text:p/>
          </table:table-cell>
          <table:table-cell table:style-name="ce2" table:formula="of:=IF([.K279]=[.$K$2];&quot;OK&quot;;&quot;&quot;)">
            <text:p/>
          </table:table-cell>
          <table:table-cell table:style-name="ce2"/>
          <table:table-cell table:style-name="ce2" table:formula="of:=[.C279]-[.D279]" office:value-type="float" office:value="1247.78">
            <text:p>1247.78</text:p>
          </table:table-cell>
          <table:table-cell table:style-name="ce2" table:formula="of:=[.D279]-[.C279]" office:value-type="float" office:value="-1247.78">
            <text:p>-1247.78</text:p>
          </table:table-cell>
          <table:table-cell table:style-name="ce4" table:formula="of:=[.F279]-[.J279]" office:value-type="float" office:value="9.23">
            <text:p>9.23</text:p>
          </table:table-cell>
          <table:table-cell table:style-name="ce4" table:formula="of:=[.F279]-[.H279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570">
            <text:p>9570</text:p>
          </table:table-cell>
          <table:table-cell office:value-type="float" office:value="8916.67">
            <text:p>8916.67</text:p>
          </table:table-cell>
          <table:table-cell office:value-type="float" office:value="11.61">
            <text:p>11.61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07">
            <text:p>2.07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914476">
            <text:p>-9.6914476</text:p>
          </table:table-cell>
          <table:table-cell table:style-name="ce2" office:value-type="float" office:value="-0.02068368">
            <text:p>-0.02068368</text:p>
          </table:table-cell>
          <table:table-cell table:style-name="ce2" table:formula="of:=IF([.M280]=[.$M$2];&quot;OK&quot;;&quot;&quot;)">
            <text:p/>
          </table:table-cell>
          <table:table-cell table:style-name="ce2" table:formula="of:=IF([.K280]=[.$K$2];&quot;OK&quot;;&quot;&quot;)">
            <text:p/>
          </table:table-cell>
          <table:table-cell table:style-name="ce2"/>
          <table:table-cell table:style-name="ce2" table:formula="of:=[.C280]-[.D280]" office:value-type="float" office:value="653.33">
            <text:p>653.33</text:p>
          </table:table-cell>
          <table:table-cell table:style-name="ce2" table:formula="of:=[.D280]-[.C280]" office:value-type="float" office:value="-653.33">
            <text:p>-653.33</text:p>
          </table:table-cell>
          <table:table-cell table:style-name="ce4" table:formula="of:=[.F280]-[.J280]" office:value-type="float" office:value="9.23">
            <text:p>9.23</text:p>
          </table:table-cell>
          <table:table-cell table:style-name="ce4" table:formula="of:=[.F280]-[.H280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570">
            <text:p>9570</text:p>
          </table:table-cell>
          <table:table-cell office:value-type="float" office:value="9511.11">
            <text:p>9511.11</text:p>
          </table:table-cell>
          <table:table-cell office:value-type="float" office:value="11.61">
            <text:p>11.61</text:p>
          </table:table-cell>
          <table:table-cell office:value-type="float" office:value="11.31">
            <text:p>11.31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06">
            <text:p>2.06</text:p>
          </table:table-cell>
          <table:table-cell office:value-type="float" office:value="0.00002051">
            <text:p>0.00002051</text:p>
          </table:table-cell>
          <table:table-cell table:style-name="ce2" office:value-type="float" office:value="-9.697307">
            <text:p>-9.697307</text:p>
          </table:table-cell>
          <table:table-cell table:style-name="ce2" office:value-type="float" office:value="-0.02062509">
            <text:p>-0.02062509</text:p>
          </table:table-cell>
          <table:table-cell table:style-name="ce2" table:formula="of:=IF([.M281]=[.$M$2];&quot;OK&quot;;&quot;&quot;)">
            <text:p/>
          </table:table-cell>
          <table:table-cell table:style-name="ce2" table:formula="of:=IF([.K281]=[.$K$2];&quot;OK&quot;;&quot;&quot;)">
            <text:p/>
          </table:table-cell>
          <table:table-cell table:style-name="ce2"/>
          <table:table-cell table:style-name="ce2" table:formula="of:=[.C281]-[.D281]" office:value-type="float" office:value="58.8899999999994">
            <text:p>58.89</text:p>
          </table:table-cell>
          <table:table-cell table:style-name="ce2" table:formula="of:=[.D281]-[.C281]" office:value-type="float" office:value="-58.8899999999994">
            <text:p>-58.89</text:p>
          </table:table-cell>
          <table:table-cell table:style-name="ce4" table:formula="of:=[.F281]-[.J281]" office:value-type="float" office:value="9.25">
            <text:p>9.25</text:p>
          </table:table-cell>
          <table:table-cell table:style-name="ce4" table:formula="of:=[.F281]-[.H281]" office:value-type="float" office:value="-0.449999999999999">
            <text:p>-0.45</text:p>
          </table:table-cell>
        </table:table-row>
        <table:table-row table:style-name="ro1">
          <table:table-cell table:number-columns-repeated="2"/>
          <table:table-cell office:value-type="float" office:value="9570">
            <text:p>9570</text:p>
          </table:table-cell>
          <table:table-cell office:value-type="float" office:value="10105.56">
            <text:p>10105.56</text:p>
          </table:table-cell>
          <table:table-cell office:value-type="float" office:value="11.62">
            <text:p>11.62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05">
            <text:p>2.05</text:p>
          </table:table-cell>
          <table:table-cell office:value-type="float" office:value="0.00002109">
            <text:p>0.00002109</text:p>
          </table:table-cell>
          <table:table-cell table:style-name="ce2" office:value-type="float" office:value="-9.7090258">
            <text:p>-9.7090258</text:p>
          </table:table-cell>
          <table:table-cell table:style-name="ce2" office:value-type="float" office:value="-0.0205372">
            <text:p>-0.0205372</text:p>
          </table:table-cell>
          <table:table-cell table:style-name="ce2" table:formula="of:=IF([.M282]=[.$M$2];&quot;OK&quot;;&quot;&quot;)">
            <text:p/>
          </table:table-cell>
          <table:table-cell table:style-name="ce2" table:formula="of:=IF([.K282]=[.$K$2];&quot;OK&quot;;&quot;&quot;)">
            <text:p/>
          </table:table-cell>
          <table:table-cell table:style-name="ce2"/>
          <table:table-cell table:style-name="ce2" table:formula="of:=[.C282]-[.D282]" office:value-type="float" office:value="-535.559999999999">
            <text:p>-535.56</text:p>
          </table:table-cell>
          <table:table-cell table:style-name="ce2" table:formula="of:=[.D282]-[.C282]" office:value-type="float" office:value="535.559999999999">
            <text:p>535.56</text:p>
          </table:table-cell>
          <table:table-cell table:style-name="ce4" table:formula="of:=[.F282]-[.J282]" office:value-type="float" office:value="9.25">
            <text:p>9.25</text:p>
          </table:table-cell>
          <table:table-cell table:style-name="ce4" table:formula="of:=[.F282]-[.H282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570">
            <text:p>9570</text:p>
          </table:table-cell>
          <table:table-cell office:value-type="float" office:value="10700">
            <text:p>10700</text:p>
          </table:table-cell>
          <table:table-cell office:value-type="float" office:value="11.62">
            <text:p>11.62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06">
            <text:p>2.06</text:p>
          </table:table-cell>
          <table:table-cell office:value-type="float" office:value="0.0000209">
            <text:p>0.0000209</text:p>
          </table:table-cell>
          <table:table-cell table:style-name="ce2" office:value-type="float" office:value="-9.7002367">
            <text:p>-9.7002367</text:p>
          </table:table-cell>
          <table:table-cell table:style-name="ce2" office:value-type="float" office:value="-0.02059579">
            <text:p>-0.02059579</text:p>
          </table:table-cell>
          <table:table-cell table:style-name="ce2" table:formula="of:=IF([.M283]=[.$M$2];&quot;OK&quot;;&quot;&quot;)">
            <text:p/>
          </table:table-cell>
          <table:table-cell table:style-name="ce2" table:formula="of:=IF([.K283]=[.$K$2];&quot;OK&quot;;&quot;&quot;)">
            <text:p/>
          </table:table-cell>
          <table:table-cell table:style-name="ce2"/>
          <table:table-cell table:style-name="ce2" table:formula="of:=[.C283]-[.D283]" office:value-type="float" office:value="-1130">
            <text:p>-1130</text:p>
          </table:table-cell>
          <table:table-cell table:style-name="ce2" table:formula="of:=[.D283]-[.C283]" office:value-type="float" office:value="1130">
            <text:p>1130</text:p>
          </table:table-cell>
          <table:table-cell table:style-name="ce4" table:formula="of:=[.F283]-[.J283]" office:value-type="float" office:value="9.24">
            <text:p>9.24</text:p>
          </table:table-cell>
          <table:table-cell table:style-name="ce4" table:formula="of:=[.F283]-[.H283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table:number-columns-repeated="7" office:value-type="string">
            <text:p><text:s/></text:p>
          </table:table-cell>
          <table:table-cell table:number-columns-repeated="2"/>
          <table:table-cell table:style-name="ce2"/>
          <table:table-cell table:style-name="ce2"/>
          <table:table-cell table:style-name="ce2" table:formula="of:=IF([.M284]=[.$M$2];&quot;OK&quot;;&quot;&quot;)" office:value-type="string" office:string-value="OK">
            <text:p>OK</text:p>
          </table:table-cell>
          <table:table-cell table:style-name="ce2" table:formula="of:=IF([.K284]=[.$K$2];&quot;OK&quot;;&quot;&quot;)" office:value-type="string" office:string-value="OK">
            <text:p>OK</text:p>
          </table:table-cell>
          <table:table-cell table:style-name="ce2"/>
          <table:table-cell table:style-name="ce2" table:formula="of:=[.C284]-[.D284]" office:value-type="float" office:value="0">
            <text:p>0</text:p>
          </table:table-cell>
          <table:table-cell table:style-name="ce2" table:formula="of:=[.D284]-[.C284]" office:value-type="float" office:value="0">
            <text:p>0</text:p>
          </table:table-cell>
          <table:table-cell table:style-name="ce4" table:formula="of:=[.F284]-[.J284]" office:value-type="float" office:value="0">
            <text:p>0</text:p>
          </table:table-cell>
          <table:table-cell table:style-name="ce4" table:formula="of:=[.F284]-[.H284]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9460">
            <text:p>9460</text:p>
          </table:table-cell>
          <table:table-cell office:value-type="float" office:value="0">
            <text:p>0</text:p>
          </table:table-cell>
          <table:table-cell office:value-type="float" office:value="11.61">
            <text:p>11.61</text:p>
          </table:table-cell>
          <table:table-cell office:value-type="float" office:value="11.39">
            <text:p>11.3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11.75">
            <text:p>11.75</text:p>
          </table:table-cell>
          <table:table-cell office:value-type="float" office:value="11.85">
            <text:p>11.85</text:p>
          </table:table-cell>
          <table:table-cell office:value-type="float" office:value="0.00001426">
            <text:p>0.00001426</text:p>
          </table:table-cell>
          <table:table-cell table:style-name="ce2" office:value-type="float" office:value="0.0908207">
            <text:p>0.0908207</text:p>
          </table:table-cell>
          <table:table-cell table:style-name="ce2" office:value-type="float" office:value="-0.00105469">
            <text:p>-0.00105469</text:p>
          </table:table-cell>
          <table:table-cell table:style-name="ce2" table:formula="of:=IF([.M285]=[.$M$2];&quot;OK&quot;;&quot;&quot;)">
            <text:p/>
          </table:table-cell>
          <table:table-cell table:style-name="ce2" table:formula="of:=IF([.K285]=[.$K$2];&quot;OK&quot;;&quot;&quot;)">
            <text:p/>
          </table:table-cell>
          <table:table-cell table:style-name="ce2"/>
          <table:table-cell table:style-name="ce2" table:formula="of:=[.C285]-[.D285]" office:value-type="float" office:value="9460">
            <text:p>9460</text:p>
          </table:table-cell>
          <table:table-cell table:style-name="ce2" table:formula="of:=[.D285]-[.C285]" office:value-type="float" office:value="-9460">
            <text:p>-9460</text:p>
          </table:table-cell>
          <table:table-cell table:style-name="ce4" table:formula="of:=[.F285]-[.J285]" office:value-type="float" office:value="-0.459999999999999">
            <text:p>-0.46</text:p>
          </table:table-cell>
          <table:table-cell table:style-name="ce4" table:formula="of:=[.F285]-[.H285]" office:value-type="float" office:value="-0.369999999999999">
            <text:p>-0.37</text:p>
          </table:table-cell>
        </table:table-row>
        <table:table-row table:style-name="ro1">
          <table:table-cell table:number-columns-repeated="2"/>
          <table:table-cell office:value-type="float" office:value="9460">
            <text:p>9460</text:p>
          </table:table-cell>
          <table:table-cell office:value-type="float" office:value="594.44">
            <text:p>594.44</text:p>
          </table:table-cell>
          <table:table-cell office:value-type="float" office:value="11.61">
            <text:p>11.61</text:p>
          </table:table-cell>
          <table:table-cell office:value-type="float" office:value="11.38">
            <text:p>11.38</text:p>
          </table:table-cell>
          <table:table-cell office:value-type="float" office:value="0">
            <text:p>0</text:p>
          </table:table-cell>
          <table:table-cell office:value-type="float" office:value="11.77">
            <text:p>11.77</text:p>
          </table:table-cell>
          <table:table-cell office:value-type="float" office:value="11.75">
            <text:p>11.75</text:p>
          </table:table-cell>
          <table:table-cell office:value-type="float" office:value="11.85">
            <text:p>11.85</text:p>
          </table:table-cell>
          <table:table-cell office:value-type="float" office:value="0.00001504">
            <text:p>0.00001504</text:p>
          </table:table-cell>
          <table:table-cell table:style-name="ce2" office:value-type="float" office:value="0.0849613">
            <text:p>0.0849613</text:p>
          </table:table-cell>
          <table:table-cell table:style-name="ce2" office:value-type="float" office:value="-0.0010254">
            <text:p>-0.0010254</text:p>
          </table:table-cell>
          <table:table-cell table:style-name="ce2" table:formula="of:=IF([.M286]=[.$M$2];&quot;OK&quot;;&quot;&quot;)">
            <text:p/>
          </table:table-cell>
          <table:table-cell table:style-name="ce2" table:formula="of:=IF([.K286]=[.$K$2];&quot;OK&quot;;&quot;&quot;)">
            <text:p/>
          </table:table-cell>
          <table:table-cell table:style-name="ce2"/>
          <table:table-cell table:style-name="ce2" table:formula="of:=[.C286]-[.D286]" office:value-type="float" office:value="8865.56">
            <text:p>8865.56</text:p>
          </table:table-cell>
          <table:table-cell table:style-name="ce2" table:formula="of:=[.D286]-[.C286]" office:value-type="float" office:value="-8865.56">
            <text:p>-8865.56</text:p>
          </table:table-cell>
          <table:table-cell table:style-name="ce4" table:formula="of:=[.F286]-[.J286]" office:value-type="float" office:value="-0.469999999999999">
            <text:p>-0.47</text:p>
          </table:table-cell>
          <table:table-cell table:style-name="ce4" table:formula="of:=[.F286]-[.H286]" office:value-type="float" office:value="-0.389999999999999">
            <text:p>-0.39</text:p>
          </table:table-cell>
        </table:table-row>
        <table:table-row table:style-name="ro1">
          <table:table-cell table:number-columns-repeated="2"/>
          <table:table-cell office:value-type="float" office:value="9460">
            <text:p>9460</text:p>
          </table:table-cell>
          <table:table-cell office:value-type="float" office:value="1188.89">
            <text:p>1188.89</text:p>
          </table:table-cell>
          <table:table-cell office:value-type="float" office:value="11.61">
            <text:p>11.61</text:p>
          </table:table-cell>
          <table:table-cell office:value-type="float" office:value="11.33">
            <text:p>11.3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11.05">
            <text:p>11.05</text:p>
          </table:table-cell>
          <table:table-cell office:value-type="float" office:value="11.78">
            <text:p>11.78</text:p>
          </table:table-cell>
          <table:table-cell office:value-type="float" office:value="0.00001875">
            <text:p>0.00001875</text:p>
          </table:table-cell>
          <table:table-cell table:style-name="ce2" office:value-type="float" office:value="0.0175782">
            <text:p>0.0175782</text:p>
          </table:table-cell>
          <table:table-cell table:style-name="ce2" office:value-type="float" office:value="-0.00726566">
            <text:p>-0.00726566</text:p>
          </table:table-cell>
          <table:table-cell table:style-name="ce2" table:formula="of:=IF([.M287]=[.$M$2];&quot;OK&quot;;&quot;&quot;)">
            <text:p/>
          </table:table-cell>
          <table:table-cell table:style-name="ce2" table:formula="of:=IF([.K287]=[.$K$2];&quot;OK&quot;;&quot;&quot;)">
            <text:p/>
          </table:table-cell>
          <table:table-cell table:style-name="ce2"/>
          <table:table-cell table:style-name="ce2" table:formula="of:=[.C287]-[.D287]" office:value-type="float" office:value="8271.11">
            <text:p>8271.11</text:p>
          </table:table-cell>
          <table:table-cell table:style-name="ce2" table:formula="of:=[.D287]-[.C287]" office:value-type="float" office:value="-8271.11">
            <text:p>-8271.11</text:p>
          </table:table-cell>
          <table:table-cell table:style-name="ce4" table:formula="of:=[.F287]-[.J287]" office:value-type="float" office:value="-0.449999999999999">
            <text:p>-0.45</text:p>
          </table:table-cell>
          <table:table-cell table:style-name="ce4" table:formula="of:=[.F287]-[.H287]" office:value-type="float" office:value="-0.43">
            <text:p>-0.43</text:p>
          </table:table-cell>
        </table:table-row>
        <table:table-row table:style-name="ro1">
          <table:table-cell table:number-columns-repeated="2"/>
          <table:table-cell office:value-type="float" office:value="9460">
            <text:p>9460</text:p>
          </table:table-cell>
          <table:table-cell office:value-type="float" office:value="1783.33">
            <text:p>1783.33</text:p>
          </table:table-cell>
          <table:table-cell office:value-type="float" office:value="11.61">
            <text:p>11.61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8.36">
            <text:p>8.36</text:p>
          </table:table-cell>
          <table:table-cell office:value-type="float" office:value="10.17">
            <text:p>10.17</text:p>
          </table:table-cell>
          <table:table-cell office:value-type="float" office:value="0.0000207">
            <text:p>0.0000207</text:p>
          </table:table-cell>
          <table:table-cell table:style-name="ce2" office:value-type="float" office:value="-1.5878974">
            <text:p>-1.5878974</text:p>
          </table:table-cell>
          <table:table-cell table:style-name="ce2" office:value-type="float" office:value="-0.01810555">
            <text:p>-0.01810555</text:p>
          </table:table-cell>
          <table:table-cell table:style-name="ce2" table:formula="of:=IF([.M288]=[.$M$2];&quot;OK&quot;;&quot;&quot;)">
            <text:p/>
          </table:table-cell>
          <table:table-cell table:style-name="ce2" table:formula="of:=IF([.K288]=[.$K$2];&quot;OK&quot;;&quot;&quot;)">
            <text:p/>
          </table:table-cell>
          <table:table-cell table:style-name="ce2"/>
          <table:table-cell table:style-name="ce2" table:formula="of:=[.C288]-[.D288]" office:value-type="float" office:value="7676.67">
            <text:p>7676.67</text:p>
          </table:table-cell>
          <table:table-cell table:style-name="ce2" table:formula="of:=[.D288]-[.C288]" office:value-type="float" office:value="-7676.67">
            <text:p>-7676.67</text:p>
          </table:table-cell>
          <table:table-cell table:style-name="ce4" table:formula="of:=[.F288]-[.J288]" office:value-type="float" office:value="1.13">
            <text:p>1.13</text:p>
          </table:table-cell>
          <table:table-cell table:style-name="ce4" table:formula="of:=[.F288]-[.H288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460">
            <text:p>9460</text:p>
          </table:table-cell>
          <table:table-cell office:value-type="float" office:value="2377.78">
            <text:p>2377.78</text:p>
          </table:table-cell>
          <table:table-cell office:value-type="float" office:value="11.61">
            <text:p>11.61</text:p>
          </table:table-cell>
          <table:table-cell office:value-type="float" office:value="11.29">
            <text:p>11.2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13">
            <text:p>0.13</text:p>
          </table:table-cell>
          <table:table-cell office:value-type="float" office:value="2.15">
            <text:p>2.15</text:p>
          </table:table-cell>
          <table:table-cell office:value-type="float" office:value="0.0000209">
            <text:p>0.0000209</text:p>
          </table:table-cell>
          <table:table-cell table:style-name="ce2" office:value-type="float" office:value="-9.6152754">
            <text:p>-9.6152754</text:p>
          </table:table-cell>
          <table:table-cell table:style-name="ce2" office:value-type="float" office:value="-0.02018563">
            <text:p>-0.02018563</text:p>
          </table:table-cell>
          <table:table-cell table:style-name="ce2" table:formula="of:=IF([.M289]=[.$M$2];&quot;OK&quot;;&quot;&quot;)">
            <text:p/>
          </table:table-cell>
          <table:table-cell table:style-name="ce2" table:formula="of:=IF([.K289]=[.$K$2];&quot;OK&quot;;&quot;&quot;)">
            <text:p/>
          </table:table-cell>
          <table:table-cell table:style-name="ce2"/>
          <table:table-cell table:style-name="ce2" table:formula="of:=[.C289]-[.D289]" office:value-type="float" office:value="7082.22">
            <text:p>7082.22</text:p>
          </table:table-cell>
          <table:table-cell table:style-name="ce2" table:formula="of:=[.D289]-[.C289]" office:value-type="float" office:value="-7082.22">
            <text:p>-7082.22</text:p>
          </table:table-cell>
          <table:table-cell table:style-name="ce4" table:formula="of:=[.F289]-[.J289]" office:value-type="float" office:value="9.14">
            <text:p>9.14</text:p>
          </table:table-cell>
          <table:table-cell table:style-name="ce4" table:formula="of:=[.F289]-[.H289]" office:value-type="float" office:value="-0.470000000000001">
            <text:p>-0.47</text:p>
          </table:table-cell>
        </table:table-row>
        <table:table-row table:style-name="ro1">
          <table:table-cell table:number-columns-repeated="2"/>
          <table:table-cell office:value-type="float" office:value="9460">
            <text:p>9460</text:p>
          </table:table-cell>
          <table:table-cell office:value-type="float" office:value="2972.22">
            <text:p>2972.22</text:p>
          </table:table-cell>
          <table:table-cell office:value-type="float" office:value="11.61">
            <text:p>11.61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7">
            <text:p>0.07</text:p>
          </table:table-cell>
          <table:table-cell office:value-type="float" office:value="2.12">
            <text:p>2.12</text:p>
          </table:table-cell>
          <table:table-cell office:value-type="float" office:value="0.0000209">
            <text:p>0.0000209</text:p>
          </table:table-cell>
          <table:table-cell table:style-name="ce2" office:value-type="float" office:value="-9.6445724">
            <text:p>-9.6445724</text:p>
          </table:table-cell>
          <table:table-cell table:style-name="ce2" office:value-type="float" office:value="-0.02042001">
            <text:p>-0.02042001</text:p>
          </table:table-cell>
          <table:table-cell table:style-name="ce2" table:formula="of:=IF([.M290]=[.$M$2];&quot;OK&quot;;&quot;&quot;)">
            <text:p/>
          </table:table-cell>
          <table:table-cell table:style-name="ce2" table:formula="of:=IF([.K290]=[.$K$2];&quot;OK&quot;;&quot;&quot;)">
            <text:p/>
          </table:table-cell>
          <table:table-cell table:style-name="ce2"/>
          <table:table-cell table:style-name="ce2" table:formula="of:=[.C290]-[.D290]" office:value-type="float" office:value="6487.78">
            <text:p>6487.78</text:p>
          </table:table-cell>
          <table:table-cell table:style-name="ce2" table:formula="of:=[.D290]-[.C290]" office:value-type="float" office:value="-6487.78">
            <text:p>-6487.78</text:p>
          </table:table-cell>
          <table:table-cell table:style-name="ce4" table:formula="of:=[.F290]-[.J290]" office:value-type="float" office:value="9.18">
            <text:p>9.18</text:p>
          </table:table-cell>
          <table:table-cell table:style-name="ce4" table:formula="of:=[.F290]-[.H290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460">
            <text:p>9460</text:p>
          </table:table-cell>
          <table:table-cell office:value-type="float" office:value="3566.67">
            <text:p>3566.67</text:p>
          </table:table-cell>
          <table:table-cell office:value-type="float" office:value="11.61">
            <text:p>11.61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6">
            <text:p>0.06</text:p>
          </table:table-cell>
          <table:table-cell office:value-type="float" office:value="2.1">
            <text:p>2.1</text:p>
          </table:table-cell>
          <table:table-cell office:value-type="float" office:value="0.0000207">
            <text:p>0.0000207</text:p>
          </table:table-cell>
          <table:table-cell table:style-name="ce2" office:value-type="float" office:value="-9.6592209">
            <text:p>-9.6592209</text:p>
          </table:table-cell>
          <table:table-cell table:style-name="ce2" office:value-type="float" office:value="-0.0204786">
            <text:p>-0.0204786</text:p>
          </table:table-cell>
          <table:table-cell table:style-name="ce2" table:formula="of:=IF([.M291]=[.$M$2];&quot;OK&quot;;&quot;&quot;)">
            <text:p/>
          </table:table-cell>
          <table:table-cell table:style-name="ce2" table:formula="of:=IF([.K291]=[.$K$2];&quot;OK&quot;;&quot;&quot;)">
            <text:p/>
          </table:table-cell>
          <table:table-cell table:style-name="ce2"/>
          <table:table-cell table:style-name="ce2" table:formula="of:=[.C291]-[.D291]" office:value-type="float" office:value="5893.33">
            <text:p>5893.33</text:p>
          </table:table-cell>
          <table:table-cell table:style-name="ce2" table:formula="of:=[.D291]-[.C291]" office:value-type="float" office:value="-5893.33">
            <text:p>-5893.33</text:p>
          </table:table-cell>
          <table:table-cell table:style-name="ce4" table:formula="of:=[.F291]-[.J291]" office:value-type="float" office:value="9.2">
            <text:p>9.2</text:p>
          </table:table-cell>
          <table:table-cell table:style-name="ce4" table:formula="of:=[.F291]-[.H291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460">
            <text:p>9460</text:p>
          </table:table-cell>
          <table:table-cell office:value-type="float" office:value="4161.11">
            <text:p>4161.11</text:p>
          </table:table-cell>
          <table:table-cell office:value-type="float" office:value="11.6">
            <text:p>11.6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4">
            <text:p>0.04</text:p>
          </table:table-cell>
          <table:table-cell office:value-type="float" office:value="2.1">
            <text:p>2.1</text:p>
          </table:table-cell>
          <table:table-cell office:value-type="float" office:value="0.00002012">
            <text:p>0.00002012</text:p>
          </table:table-cell>
          <table:table-cell table:style-name="ce2" office:value-type="float" office:value="-9.6621506">
            <text:p>-9.6621506</text:p>
          </table:table-cell>
          <table:table-cell table:style-name="ce2" office:value-type="float" office:value="-0.02059579">
            <text:p>-0.02059579</text:p>
          </table:table-cell>
          <table:table-cell table:style-name="ce2" table:formula="of:=IF([.M292]=[.$M$2];&quot;OK&quot;;&quot;&quot;)">
            <text:p/>
          </table:table-cell>
          <table:table-cell table:style-name="ce2" table:formula="of:=IF([.K292]=[.$K$2];&quot;OK&quot;;&quot;&quot;)">
            <text:p/>
          </table:table-cell>
          <table:table-cell table:style-name="ce2"/>
          <table:table-cell table:style-name="ce2" table:formula="of:=[.C292]-[.D292]" office:value-type="float" office:value="5298.89">
            <text:p>5298.89</text:p>
          </table:table-cell>
          <table:table-cell table:style-name="ce2" table:formula="of:=[.D292]-[.C292]" office:value-type="float" office:value="-5298.89">
            <text:p>-5298.89</text:p>
          </table:table-cell>
          <table:table-cell table:style-name="ce4" table:formula="of:=[.F292]-[.J292]" office:value-type="float" office:value="9.2">
            <text:p>9.2</text:p>
          </table:table-cell>
          <table:table-cell table:style-name="ce4" table:formula="of:=[.F292]-[.H292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460">
            <text:p>9460</text:p>
          </table:table-cell>
          <table:table-cell office:value-type="float" office:value="4755.56">
            <text:p>4755.56</text:p>
          </table:table-cell>
          <table:table-cell office:value-type="float" office:value="11.61">
            <text:p>11.61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4">
            <text:p>0.04</text:p>
          </table:table-cell>
          <table:table-cell office:value-type="float" office:value="2.09">
            <text:p>2.09</text:p>
          </table:table-cell>
          <table:table-cell office:value-type="float" office:value="0.00002051">
            <text:p>0.00002051</text:p>
          </table:table-cell>
          <table:table-cell table:style-name="ce2" office:value-type="float" office:value="-9.66801">
            <text:p>-9.66801</text:p>
          </table:table-cell>
          <table:table-cell table:style-name="ce2" office:value-type="float" office:value="-0.02059579">
            <text:p>-0.02059579</text:p>
          </table:table-cell>
          <table:table-cell table:style-name="ce2" table:formula="of:=IF([.M293]=[.$M$2];&quot;OK&quot;;&quot;&quot;)">
            <text:p/>
          </table:table-cell>
          <table:table-cell table:style-name="ce2" table:formula="of:=IF([.K293]=[.$K$2];&quot;OK&quot;;&quot;&quot;)">
            <text:p/>
          </table:table-cell>
          <table:table-cell table:style-name="ce2"/>
          <table:table-cell table:style-name="ce2" table:formula="of:=[.C293]-[.D293]" office:value-type="float" office:value="4704.44">
            <text:p>4704.44</text:p>
          </table:table-cell>
          <table:table-cell table:style-name="ce2" table:formula="of:=[.D293]-[.C293]" office:value-type="float" office:value="-4704.44">
            <text:p>-4704.44</text:p>
          </table:table-cell>
          <table:table-cell table:style-name="ce4" table:formula="of:=[.F293]-[.J293]" office:value-type="float" office:value="9.21">
            <text:p>9.21</text:p>
          </table:table-cell>
          <table:table-cell table:style-name="ce4" table:formula="of:=[.F293]-[.H293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460">
            <text:p>9460</text:p>
          </table:table-cell>
          <table:table-cell office:value-type="float" office:value="5350">
            <text:p>5350</text:p>
          </table:table-cell>
          <table:table-cell office:value-type="float" office:value="11.6">
            <text:p>11.6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3">
            <text:p>0.03</text:p>
          </table:table-cell>
          <table:table-cell office:value-type="float" office:value="2.09">
            <text:p>2.09</text:p>
          </table:table-cell>
          <table:table-cell office:value-type="float" office:value="0.00002012">
            <text:p>0.00002012</text:p>
          </table:table-cell>
          <table:table-cell table:style-name="ce2" office:value-type="float" office:value="-9.6709397">
            <text:p>-9.6709397</text:p>
          </table:table-cell>
          <table:table-cell table:style-name="ce2" office:value-type="float" office:value="-0.02062509">
            <text:p>-0.02062509</text:p>
          </table:table-cell>
          <table:table-cell table:style-name="ce2" table:formula="of:=IF([.M294]=[.$M$2];&quot;OK&quot;;&quot;&quot;)">
            <text:p/>
          </table:table-cell>
          <table:table-cell table:style-name="ce2" table:formula="of:=IF([.K294]=[.$K$2];&quot;OK&quot;;&quot;&quot;)">
            <text:p/>
          </table:table-cell>
          <table:table-cell table:style-name="ce2"/>
          <table:table-cell table:style-name="ce2" table:formula="of:=[.C294]-[.D294]" office:value-type="float" office:value="4110">
            <text:p>4110</text:p>
          </table:table-cell>
          <table:table-cell table:style-name="ce2" table:formula="of:=[.D294]-[.C294]" office:value-type="float" office:value="-4110">
            <text:p>-4110</text:p>
          </table:table-cell>
          <table:table-cell table:style-name="ce4" table:formula="of:=[.F294]-[.J294]" office:value-type="float" office:value="9.21">
            <text:p>9.21</text:p>
          </table:table-cell>
          <table:table-cell table:style-name="ce4" table:formula="of:=[.F294]-[.H294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460">
            <text:p>9460</text:p>
          </table:table-cell>
          <table:table-cell office:value-type="float" office:value="5944.44">
            <text:p>5944.44</text:p>
          </table:table-cell>
          <table:table-cell office:value-type="float" office:value="11.61">
            <text:p>11.61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2">
            <text:p>0.02</text:p>
          </table:table-cell>
          <table:table-cell office:value-type="float" office:value="2.09">
            <text:p>2.09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738694">
            <text:p>-9.6738694</text:p>
          </table:table-cell>
          <table:table-cell table:style-name="ce2" office:value-type="float" office:value="-0.02068368">
            <text:p>-0.02068368</text:p>
          </table:table-cell>
          <table:table-cell table:style-name="ce2" table:formula="of:=IF([.M295]=[.$M$2];&quot;OK&quot;;&quot;&quot;)">
            <text:p/>
          </table:table-cell>
          <table:table-cell table:style-name="ce2" table:formula="of:=IF([.K295]=[.$K$2];&quot;OK&quot;;&quot;&quot;)">
            <text:p/>
          </table:table-cell>
          <table:table-cell table:style-name="ce2"/>
          <table:table-cell table:style-name="ce2" table:formula="of:=[.C295]-[.D295]" office:value-type="float" office:value="3515.56">
            <text:p>3515.56</text:p>
          </table:table-cell>
          <table:table-cell table:style-name="ce2" table:formula="of:=[.D295]-[.C295]" office:value-type="float" office:value="-3515.56">
            <text:p>-3515.56</text:p>
          </table:table-cell>
          <table:table-cell table:style-name="ce4" table:formula="of:=[.F295]-[.J295]" office:value-type="float" office:value="9.21">
            <text:p>9.21</text:p>
          </table:table-cell>
          <table:table-cell table:style-name="ce4" table:formula="of:=[.F295]-[.H295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460">
            <text:p>9460</text:p>
          </table:table-cell>
          <table:table-cell office:value-type="float" office:value="6538.89">
            <text:p>6538.89</text:p>
          </table:table-cell>
          <table:table-cell office:value-type="float" office:value="11.6">
            <text:p>11.6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08">
            <text:p>2.08</text:p>
          </table:table-cell>
          <table:table-cell office:value-type="float" office:value="0.00002012">
            <text:p>0.00002012</text:p>
          </table:table-cell>
          <table:table-cell table:style-name="ce2" office:value-type="float" office:value="-9.6826585">
            <text:p>-9.6826585</text:p>
          </table:table-cell>
          <table:table-cell table:style-name="ce2" office:value-type="float" office:value="-0.02065439">
            <text:p>-0.02065439</text:p>
          </table:table-cell>
          <table:table-cell table:style-name="ce2" table:formula="of:=IF([.M296]=[.$M$2];&quot;OK&quot;;&quot;&quot;)">
            <text:p/>
          </table:table-cell>
          <table:table-cell table:style-name="ce2" table:formula="of:=IF([.K296]=[.$K$2];&quot;OK&quot;;&quot;&quot;)">
            <text:p/>
          </table:table-cell>
          <table:table-cell table:style-name="ce2"/>
          <table:table-cell table:style-name="ce2" table:formula="of:=[.C296]-[.D296]" office:value-type="float" office:value="2921.11">
            <text:p>2921.11</text:p>
          </table:table-cell>
          <table:table-cell table:style-name="ce2" table:formula="of:=[.D296]-[.C296]" office:value-type="float" office:value="-2921.11">
            <text:p>-2921.11</text:p>
          </table:table-cell>
          <table:table-cell table:style-name="ce4" table:formula="of:=[.F296]-[.J296]" office:value-type="float" office:value="9.22">
            <text:p>9.22</text:p>
          </table:table-cell>
          <table:table-cell table:style-name="ce4" table:formula="of:=[.F296]-[.H296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460">
            <text:p>9460</text:p>
          </table:table-cell>
          <table:table-cell office:value-type="float" office:value="7133.33">
            <text:p>7133.33</text:p>
          </table:table-cell>
          <table:table-cell office:value-type="float" office:value="11.6">
            <text:p>11.6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08">
            <text:p>2.08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826585">
            <text:p>-9.6826585</text:p>
          </table:table-cell>
          <table:table-cell table:style-name="ce2" office:value-type="float" office:value="-0.02068368">
            <text:p>-0.02068368</text:p>
          </table:table-cell>
          <table:table-cell table:style-name="ce2" table:formula="of:=IF([.M297]=[.$M$2];&quot;OK&quot;;&quot;&quot;)">
            <text:p/>
          </table:table-cell>
          <table:table-cell table:style-name="ce2" table:formula="of:=IF([.K297]=[.$K$2];&quot;OK&quot;;&quot;&quot;)">
            <text:p/>
          </table:table-cell>
          <table:table-cell table:style-name="ce2"/>
          <table:table-cell table:style-name="ce2" table:formula="of:=[.C297]-[.D297]" office:value-type="float" office:value="2326.67">
            <text:p>2326.67</text:p>
          </table:table-cell>
          <table:table-cell table:style-name="ce2" table:formula="of:=[.D297]-[.C297]" office:value-type="float" office:value="-2326.67">
            <text:p>-2326.67</text:p>
          </table:table-cell>
          <table:table-cell table:style-name="ce4" table:formula="of:=[.F297]-[.J297]" office:value-type="float" office:value="9.22">
            <text:p>9.22</text:p>
          </table:table-cell>
          <table:table-cell table:style-name="ce4" table:formula="of:=[.F297]-[.H297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460">
            <text:p>9460</text:p>
          </table:table-cell>
          <table:table-cell office:value-type="float" office:value="7727.78">
            <text:p>7727.78</text:p>
          </table:table-cell>
          <table:table-cell office:value-type="float" office:value="11.6">
            <text:p>11.6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08">
            <text:p>2.08</text:p>
          </table:table-cell>
          <table:table-cell office:value-type="float" office:value="0.00002012">
            <text:p>0.00002012</text:p>
          </table:table-cell>
          <table:table-cell table:style-name="ce2" office:value-type="float" office:value="-9.6826585">
            <text:p>-9.6826585</text:p>
          </table:table-cell>
          <table:table-cell table:style-name="ce2" office:value-type="float" office:value="-0.02071298">
            <text:p>-0.02071298</text:p>
          </table:table-cell>
          <table:table-cell table:style-name="ce2" table:formula="of:=IF([.M298]=[.$M$2];&quot;OK&quot;;&quot;&quot;)">
            <text:p/>
          </table:table-cell>
          <table:table-cell table:style-name="ce2" table:formula="of:=IF([.K298]=[.$K$2];&quot;OK&quot;;&quot;&quot;)">
            <text:p/>
          </table:table-cell>
          <table:table-cell table:style-name="ce2"/>
          <table:table-cell table:style-name="ce2" table:formula="of:=[.C298]-[.D298]" office:value-type="float" office:value="1732.22">
            <text:p>1732.22</text:p>
          </table:table-cell>
          <table:table-cell table:style-name="ce2" table:formula="of:=[.D298]-[.C298]" office:value-type="float" office:value="-1732.22">
            <text:p>-1732.22</text:p>
          </table:table-cell>
          <table:table-cell table:style-name="ce4" table:formula="of:=[.F298]-[.J298]" office:value-type="float" office:value="9.22">
            <text:p>9.22</text:p>
          </table:table-cell>
          <table:table-cell table:style-name="ce4" table:formula="of:=[.F298]-[.H298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460">
            <text:p>9460</text:p>
          </table:table-cell>
          <table:table-cell office:value-type="float" office:value="8322.22">
            <text:p>8322.22</text:p>
          </table:table-cell>
          <table:table-cell office:value-type="float" office:value="11.6">
            <text:p>11.6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07">
            <text:p>2.07</text:p>
          </table:table-cell>
          <table:table-cell office:value-type="float" office:value="0.00002012">
            <text:p>0.00002012</text:p>
          </table:table-cell>
          <table:table-cell table:style-name="ce2" office:value-type="float" office:value="-9.6855882">
            <text:p>-9.6855882</text:p>
          </table:table-cell>
          <table:table-cell table:style-name="ce2" office:value-type="float" office:value="-0.02071298">
            <text:p>-0.02071298</text:p>
          </table:table-cell>
          <table:table-cell table:style-name="ce2" table:formula="of:=IF([.M299]=[.$M$2];&quot;OK&quot;;&quot;&quot;)">
            <text:p/>
          </table:table-cell>
          <table:table-cell table:style-name="ce2" table:formula="of:=IF([.K299]=[.$K$2];&quot;OK&quot;;&quot;&quot;)">
            <text:p/>
          </table:table-cell>
          <table:table-cell table:style-name="ce2"/>
          <table:table-cell table:style-name="ce2" table:formula="of:=[.C299]-[.D299]" office:value-type="float" office:value="1137.78">
            <text:p>1137.78</text:p>
          </table:table-cell>
          <table:table-cell table:style-name="ce2" table:formula="of:=[.D299]-[.C299]" office:value-type="float" office:value="-1137.78">
            <text:p>-1137.78</text:p>
          </table:table-cell>
          <table:table-cell table:style-name="ce4" table:formula="of:=[.F299]-[.J299]" office:value-type="float" office:value="9.23">
            <text:p>9.23</text:p>
          </table:table-cell>
          <table:table-cell table:style-name="ce4" table:formula="of:=[.F299]-[.H299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460">
            <text:p>9460</text:p>
          </table:table-cell>
          <table:table-cell office:value-type="float" office:value="8916.67">
            <text:p>8916.67</text:p>
          </table:table-cell>
          <table:table-cell office:value-type="float" office:value="11.6">
            <text:p>11.6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07">
            <text:p>2.07</text:p>
          </table:table-cell>
          <table:table-cell office:value-type="float" office:value="0.00002012">
            <text:p>0.00002012</text:p>
          </table:table-cell>
          <table:table-cell table:style-name="ce2" office:value-type="float" office:value="-9.6855882">
            <text:p>-9.6855882</text:p>
          </table:table-cell>
          <table:table-cell table:style-name="ce2" office:value-type="float" office:value="-0.02068368">
            <text:p>-0.02068368</text:p>
          </table:table-cell>
          <table:table-cell table:style-name="ce2" table:formula="of:=IF([.M300]=[.$M$2];&quot;OK&quot;;&quot;&quot;)">
            <text:p/>
          </table:table-cell>
          <table:table-cell table:style-name="ce2" table:formula="of:=IF([.K300]=[.$K$2];&quot;OK&quot;;&quot;&quot;)">
            <text:p/>
          </table:table-cell>
          <table:table-cell table:style-name="ce2"/>
          <table:table-cell table:style-name="ce2" table:formula="of:=[.C300]-[.D300]" office:value-type="float" office:value="543.33">
            <text:p>543.33</text:p>
          </table:table-cell>
          <table:table-cell table:style-name="ce2" table:formula="of:=[.D300]-[.C300]" office:value-type="float" office:value="-543.33">
            <text:p>-543.33</text:p>
          </table:table-cell>
          <table:table-cell table:style-name="ce4" table:formula="of:=[.F300]-[.J300]" office:value-type="float" office:value="9.23">
            <text:p>9.23</text:p>
          </table:table-cell>
          <table:table-cell table:style-name="ce4" table:formula="of:=[.F300]-[.H300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460">
            <text:p>9460</text:p>
          </table:table-cell>
          <table:table-cell office:value-type="float" office:value="9511.11">
            <text:p>9511.11</text:p>
          </table:table-cell>
          <table:table-cell office:value-type="float" office:value="11.61">
            <text:p>11.61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06">
            <text:p>2.06</text:p>
          </table:table-cell>
          <table:table-cell office:value-type="float" office:value="0.00002051">
            <text:p>0.00002051</text:p>
          </table:table-cell>
          <table:table-cell table:style-name="ce2" office:value-type="float" office:value="-9.697307">
            <text:p>-9.697307</text:p>
          </table:table-cell>
          <table:table-cell table:style-name="ce2" office:value-type="float" office:value="-0.02062509">
            <text:p>-0.02062509</text:p>
          </table:table-cell>
          <table:table-cell table:style-name="ce2" table:formula="of:=IF([.M301]=[.$M$2];&quot;OK&quot;;&quot;&quot;)">
            <text:p/>
          </table:table-cell>
          <table:table-cell table:style-name="ce2" table:formula="of:=IF([.K301]=[.$K$2];&quot;OK&quot;;&quot;&quot;)">
            <text:p/>
          </table:table-cell>
          <table:table-cell table:style-name="ce2"/>
          <table:table-cell table:style-name="ce2" table:formula="of:=[.C301]-[.D301]" office:value-type="float" office:value="-51.1100000000006">
            <text:p>-51.11</text:p>
          </table:table-cell>
          <table:table-cell table:style-name="ce2" table:formula="of:=[.D301]-[.C301]" office:value-type="float" office:value="51.1100000000006">
            <text:p>51.11</text:p>
          </table:table-cell>
          <table:table-cell table:style-name="ce4" table:formula="of:=[.F301]-[.J301]" office:value-type="float" office:value="9.24">
            <text:p>9.24</text:p>
          </table:table-cell>
          <table:table-cell table:style-name="ce4" table:formula="of:=[.F301]-[.H301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460">
            <text:p>9460</text:p>
          </table:table-cell>
          <table:table-cell office:value-type="float" office:value="10105.56">
            <text:p>10105.56</text:p>
          </table:table-cell>
          <table:table-cell office:value-type="float" office:value="11.62">
            <text:p>11.62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06">
            <text:p>2.06</text:p>
          </table:table-cell>
          <table:table-cell office:value-type="float" office:value="0.0000209">
            <text:p>0.0000209</text:p>
          </table:table-cell>
          <table:table-cell table:style-name="ce2" office:value-type="float" office:value="-9.7031664">
            <text:p>-9.7031664</text:p>
          </table:table-cell>
          <table:table-cell table:style-name="ce2" office:value-type="float" office:value="-0.02056649">
            <text:p>-0.02056649</text:p>
          </table:table-cell>
          <table:table-cell table:style-name="ce2" table:formula="of:=IF([.M302]=[.$M$2];&quot;OK&quot;;&quot;&quot;)">
            <text:p/>
          </table:table-cell>
          <table:table-cell table:style-name="ce2" table:formula="of:=IF([.K302]=[.$K$2];&quot;OK&quot;;&quot;&quot;)">
            <text:p/>
          </table:table-cell>
          <table:table-cell table:style-name="ce2"/>
          <table:table-cell table:style-name="ce2" table:formula="of:=[.C302]-[.D302]" office:value-type="float" office:value="-645.56">
            <text:p>-645.56</text:p>
          </table:table-cell>
          <table:table-cell table:style-name="ce2" table:formula="of:=[.D302]-[.C302]" office:value-type="float" office:value="645.56">
            <text:p>645.56</text:p>
          </table:table-cell>
          <table:table-cell table:style-name="ce4" table:formula="of:=[.F302]-[.J302]" office:value-type="float" office:value="9.24">
            <text:p>9.24</text:p>
          </table:table-cell>
          <table:table-cell table:style-name="ce4" table:formula="of:=[.F302]-[.H302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460">
            <text:p>9460</text:p>
          </table:table-cell>
          <table:table-cell office:value-type="float" office:value="10700">
            <text:p>10700</text:p>
          </table:table-cell>
          <table:table-cell office:value-type="float" office:value="11.61">
            <text:p>11.61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06">
            <text:p>2.06</text:p>
          </table:table-cell>
          <table:table-cell office:value-type="float" office:value="0.0000209">
            <text:p>0.0000209</text:p>
          </table:table-cell>
          <table:table-cell table:style-name="ce2" office:value-type="float" office:value="-9.7060961">
            <text:p>-9.7060961</text:p>
          </table:table-cell>
          <table:table-cell table:style-name="ce2" office:value-type="float" office:value="-0.02056649">
            <text:p>-0.02056649</text:p>
          </table:table-cell>
          <table:table-cell table:style-name="ce2" table:formula="of:=IF([.M303]=[.$M$2];&quot;OK&quot;;&quot;&quot;)">
            <text:p/>
          </table:table-cell>
          <table:table-cell table:style-name="ce2" table:formula="of:=IF([.K303]=[.$K$2];&quot;OK&quot;;&quot;&quot;)">
            <text:p/>
          </table:table-cell>
          <table:table-cell table:style-name="ce2"/>
          <table:table-cell table:style-name="ce2" table:formula="of:=[.C303]-[.D303]" office:value-type="float" office:value="-1240">
            <text:p>-1240</text:p>
          </table:table-cell>
          <table:table-cell table:style-name="ce2" table:formula="of:=[.D303]-[.C303]" office:value-type="float" office:value="1240">
            <text:p>1240</text:p>
          </table:table-cell>
          <table:table-cell table:style-name="ce4" table:formula="of:=[.F303]-[.J303]" office:value-type="float" office:value="9.24">
            <text:p>9.24</text:p>
          </table:table-cell>
          <table:table-cell table:style-name="ce4" table:formula="of:=[.F303]-[.H303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table:number-columns-repeated="7" office:value-type="string">
            <text:p><text:s/></text:p>
          </table:table-cell>
          <table:table-cell table:number-columns-repeated="2"/>
          <table:table-cell table:style-name="ce2"/>
          <table:table-cell table:style-name="ce2"/>
          <table:table-cell table:style-name="ce2" table:formula="of:=IF([.M304]=[.$M$2];&quot;OK&quot;;&quot;&quot;)" office:value-type="string" office:string-value="OK">
            <text:p>OK</text:p>
          </table:table-cell>
          <table:table-cell table:style-name="ce2" table:formula="of:=IF([.K304]=[.$K$2];&quot;OK&quot;;&quot;&quot;)" office:value-type="string" office:string-value="OK">
            <text:p>OK</text:p>
          </table:table-cell>
          <table:table-cell table:style-name="ce2"/>
          <table:table-cell table:style-name="ce2" table:formula="of:=[.C304]-[.D304]" office:value-type="float" office:value="0">
            <text:p>0</text:p>
          </table:table-cell>
          <table:table-cell table:style-name="ce2" table:formula="of:=[.D304]-[.C304]" office:value-type="float" office:value="0">
            <text:p>0</text:p>
          </table:table-cell>
          <table:table-cell table:style-name="ce4" table:formula="of:=[.F304]-[.J304]" office:value-type="float" office:value="0">
            <text:p>0</text:p>
          </table:table-cell>
          <table:table-cell table:style-name="ce4" table:formula="of:=[.F304]-[.H304]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9350">
            <text:p>9350</text:p>
          </table:table-cell>
          <table:table-cell office:value-type="float" office:value="0">
            <text:p>0</text:p>
          </table:table-cell>
          <table:table-cell office:value-type="float" office:value="11.6">
            <text:p>11.6</text:p>
          </table:table-cell>
          <table:table-cell office:value-type="float" office:value="11.39">
            <text:p>11.3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11.74">
            <text:p>11.74</text:p>
          </table:table-cell>
          <table:table-cell office:value-type="float" office:value="11.85">
            <text:p>11.85</text:p>
          </table:table-cell>
          <table:table-cell office:value-type="float" office:value="0.00001426">
            <text:p>0.00001426</text:p>
          </table:table-cell>
          <table:table-cell table:style-name="ce2" office:value-type="float" office:value="0.0908207">
            <text:p>0.0908207</text:p>
          </table:table-cell>
          <table:table-cell table:style-name="ce2" office:value-type="float" office:value="-0.00114258">
            <text:p>-0.00114258</text:p>
          </table:table-cell>
          <table:table-cell table:style-name="ce2" table:formula="of:=IF([.M305]=[.$M$2];&quot;OK&quot;;&quot;&quot;)">
            <text:p/>
          </table:table-cell>
          <table:table-cell table:style-name="ce2" table:formula="of:=IF([.K305]=[.$K$2];&quot;OK&quot;;&quot;&quot;)">
            <text:p/>
          </table:table-cell>
          <table:table-cell table:style-name="ce2"/>
          <table:table-cell table:style-name="ce2" table:formula="of:=[.C305]-[.D305]" office:value-type="float" office:value="9350">
            <text:p>9350</text:p>
          </table:table-cell>
          <table:table-cell table:style-name="ce2" table:formula="of:=[.D305]-[.C305]" office:value-type="float" office:value="-9350">
            <text:p>-9350</text:p>
          </table:table-cell>
          <table:table-cell table:style-name="ce4" table:formula="of:=[.F305]-[.J305]" office:value-type="float" office:value="-0.459999999999999">
            <text:p>-0.46</text:p>
          </table:table-cell>
          <table:table-cell table:style-name="ce4" table:formula="of:=[.F305]-[.H305]" office:value-type="float" office:value="-0.369999999999999">
            <text:p>-0.37</text:p>
          </table:table-cell>
        </table:table-row>
        <table:table-row table:style-name="ro1">
          <table:table-cell table:number-columns-repeated="2"/>
          <table:table-cell office:value-type="float" office:value="9350">
            <text:p>9350</text:p>
          </table:table-cell>
          <table:table-cell office:value-type="float" office:value="594.44">
            <text:p>594.44</text:p>
          </table:table-cell>
          <table:table-cell office:value-type="float" office:value="11.61">
            <text:p>11.61</text:p>
          </table:table-cell>
          <table:table-cell office:value-type="float" office:value="11.38">
            <text:p>11.38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11.75">
            <text:p>11.75</text:p>
          </table:table-cell>
          <table:table-cell office:value-type="float" office:value="11.85">
            <text:p>11.85</text:p>
          </table:table-cell>
          <table:table-cell office:value-type="float" office:value="0.00001504">
            <text:p>0.00001504</text:p>
          </table:table-cell>
          <table:table-cell table:style-name="ce2" office:value-type="float" office:value="0.0908207">
            <text:p>0.0908207</text:p>
          </table:table-cell>
          <table:table-cell table:style-name="ce2" office:value-type="float" office:value="-0.00105469">
            <text:p>-0.00105469</text:p>
          </table:table-cell>
          <table:table-cell table:style-name="ce2" table:formula="of:=IF([.M306]=[.$M$2];&quot;OK&quot;;&quot;&quot;)">
            <text:p/>
          </table:table-cell>
          <table:table-cell table:style-name="ce2" table:formula="of:=IF([.K306]=[.$K$2];&quot;OK&quot;;&quot;&quot;)">
            <text:p/>
          </table:table-cell>
          <table:table-cell table:style-name="ce2"/>
          <table:table-cell table:style-name="ce2" table:formula="of:=[.C306]-[.D306]" office:value-type="float" office:value="8755.56">
            <text:p>8755.56</text:p>
          </table:table-cell>
          <table:table-cell table:style-name="ce2" table:formula="of:=[.D306]-[.C306]" office:value-type="float" office:value="-8755.56">
            <text:p>-8755.56</text:p>
          </table:table-cell>
          <table:table-cell table:style-name="ce4" table:formula="of:=[.F306]-[.J306]" office:value-type="float" office:value="-0.469999999999999">
            <text:p>-0.47</text:p>
          </table:table-cell>
          <table:table-cell table:style-name="ce4" table:formula="of:=[.F306]-[.H306]" office:value-type="float" office:value="-0.379999999999999">
            <text:p>-0.38</text:p>
          </table:table-cell>
        </table:table-row>
        <table:table-row table:style-name="ro1">
          <table:table-cell table:number-columns-repeated="2"/>
          <table:table-cell office:value-type="float" office:value="9350">
            <text:p>9350</text:p>
          </table:table-cell>
          <table:table-cell office:value-type="float" office:value="1188.89">
            <text:p>1188.89</text:p>
          </table:table-cell>
          <table:table-cell office:value-type="float" office:value="11.61">
            <text:p>11.61</text:p>
          </table:table-cell>
          <table:table-cell office:value-type="float" office:value="11.32">
            <text:p>11.32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11.05">
            <text:p>11.05</text:p>
          </table:table-cell>
          <table:table-cell office:value-type="float" office:value="11.78">
            <text:p>11.78</text:p>
          </table:table-cell>
          <table:table-cell office:value-type="float" office:value="0.00001895">
            <text:p>0.00001895</text:p>
          </table:table-cell>
          <table:table-cell table:style-name="ce2" office:value-type="float" office:value="0.0175782">
            <text:p>0.0175782</text:p>
          </table:table-cell>
          <table:table-cell table:style-name="ce2" office:value-type="float" office:value="-0.00729495">
            <text:p>-0.00729495</text:p>
          </table:table-cell>
          <table:table-cell table:style-name="ce2" table:formula="of:=IF([.M307]=[.$M$2];&quot;OK&quot;;&quot;&quot;)">
            <text:p/>
          </table:table-cell>
          <table:table-cell table:style-name="ce2" table:formula="of:=IF([.K307]=[.$K$2];&quot;OK&quot;;&quot;&quot;)">
            <text:p/>
          </table:table-cell>
          <table:table-cell table:style-name="ce2"/>
          <table:table-cell table:style-name="ce2" table:formula="of:=[.C307]-[.D307]" office:value-type="float" office:value="8161.11">
            <text:p>8161.11</text:p>
          </table:table-cell>
          <table:table-cell table:style-name="ce2" table:formula="of:=[.D307]-[.C307]" office:value-type="float" office:value="-8161.11">
            <text:p>-8161.11</text:p>
          </table:table-cell>
          <table:table-cell table:style-name="ce4" table:formula="of:=[.F307]-[.J307]" office:value-type="float" office:value="-0.459999999999999">
            <text:p>-0.46</text:p>
          </table:table-cell>
          <table:table-cell table:style-name="ce4" table:formula="of:=[.F307]-[.H307]" office:value-type="float" office:value="-0.44">
            <text:p>-0.44</text:p>
          </table:table-cell>
        </table:table-row>
        <table:table-row table:style-name="ro1">
          <table:table-cell table:number-columns-repeated="2"/>
          <table:table-cell office:value-type="float" office:value="9350">
            <text:p>9350</text:p>
          </table:table-cell>
          <table:table-cell office:value-type="float" office:value="1783.33">
            <text:p>1783.33</text:p>
          </table:table-cell>
          <table:table-cell office:value-type="float" office:value="11.6">
            <text:p>11.6</text:p>
          </table:table-cell>
          <table:table-cell office:value-type="float" office:value="11.29">
            <text:p>11.2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8.39">
            <text:p>8.39</text:p>
          </table:table-cell>
          <table:table-cell office:value-type="float" office:value="10.19">
            <text:p>10.19</text:p>
          </table:table-cell>
          <table:table-cell office:value-type="float" office:value="0.0000207">
            <text:p>0.0000207</text:p>
          </table:table-cell>
          <table:table-cell table:style-name="ce2" office:value-type="float" office:value="-1.5644598">
            <text:p>-1.5644598</text:p>
          </table:table-cell>
          <table:table-cell table:style-name="ce2" office:value-type="float" office:value="-0.01804695">
            <text:p>-0.01804695</text:p>
          </table:table-cell>
          <table:table-cell table:style-name="ce2" table:formula="of:=IF([.M308]=[.$M$2];&quot;OK&quot;;&quot;&quot;)">
            <text:p/>
          </table:table-cell>
          <table:table-cell table:style-name="ce2" table:formula="of:=IF([.K308]=[.$K$2];&quot;OK&quot;;&quot;&quot;)">
            <text:p/>
          </table:table-cell>
          <table:table-cell table:style-name="ce2"/>
          <table:table-cell table:style-name="ce2" table:formula="of:=[.C308]-[.D308]" office:value-type="float" office:value="7566.67">
            <text:p>7566.67</text:p>
          </table:table-cell>
          <table:table-cell table:style-name="ce2" table:formula="of:=[.D308]-[.C308]" office:value-type="float" office:value="-7566.67">
            <text:p>-7566.67</text:p>
          </table:table-cell>
          <table:table-cell table:style-name="ce4" table:formula="of:=[.F308]-[.J308]" office:value-type="float" office:value="1.1">
            <text:p>1.1</text:p>
          </table:table-cell>
          <table:table-cell table:style-name="ce4" table:formula="of:=[.F308]-[.H308]" office:value-type="float" office:value="-0.470000000000001">
            <text:p>-0.47</text:p>
          </table:table-cell>
        </table:table-row>
        <table:table-row table:style-name="ro1">
          <table:table-cell table:number-columns-repeated="2"/>
          <table:table-cell office:value-type="float" office:value="9350">
            <text:p>9350</text:p>
          </table:table-cell>
          <table:table-cell office:value-type="float" office:value="2377.78">
            <text:p>2377.78</text:p>
          </table:table-cell>
          <table:table-cell office:value-type="float" office:value="11.6">
            <text:p>11.6</text:p>
          </table:table-cell>
          <table:table-cell office:value-type="float" office:value="11.29">
            <text:p>11.2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13">
            <text:p>0.13</text:p>
          </table:table-cell>
          <table:table-cell office:value-type="float" office:value="2.15">
            <text:p>2.15</text:p>
          </table:table-cell>
          <table:table-cell office:value-type="float" office:value="0.0000209">
            <text:p>0.0000209</text:p>
          </table:table-cell>
          <table:table-cell table:style-name="ce2" office:value-type="float" office:value="-9.609416">
            <text:p>-9.609416</text:p>
          </table:table-cell>
          <table:table-cell table:style-name="ce2" office:value-type="float" office:value="-0.02018563">
            <text:p>-0.02018563</text:p>
          </table:table-cell>
          <table:table-cell table:style-name="ce2" table:formula="of:=IF([.M309]=[.$M$2];&quot;OK&quot;;&quot;&quot;)">
            <text:p/>
          </table:table-cell>
          <table:table-cell table:style-name="ce2" table:formula="of:=IF([.K309]=[.$K$2];&quot;OK&quot;;&quot;&quot;)">
            <text:p/>
          </table:table-cell>
          <table:table-cell table:style-name="ce2"/>
          <table:table-cell table:style-name="ce2" table:formula="of:=[.C309]-[.D309]" office:value-type="float" office:value="6972.22">
            <text:p>6972.22</text:p>
          </table:table-cell>
          <table:table-cell table:style-name="ce2" table:formula="of:=[.D309]-[.C309]" office:value-type="float" office:value="-6972.22">
            <text:p>-6972.22</text:p>
          </table:table-cell>
          <table:table-cell table:style-name="ce4" table:formula="of:=[.F309]-[.J309]" office:value-type="float" office:value="9.14">
            <text:p>9.14</text:p>
          </table:table-cell>
          <table:table-cell table:style-name="ce4" table:formula="of:=[.F309]-[.H309]" office:value-type="float" office:value="-0.470000000000001">
            <text:p>-0.47</text:p>
          </table:table-cell>
        </table:table-row>
        <table:table-row table:style-name="ro1">
          <table:table-cell table:number-columns-repeated="2"/>
          <table:table-cell office:value-type="float" office:value="9350">
            <text:p>9350</text:p>
          </table:table-cell>
          <table:table-cell office:value-type="float" office:value="2972.22">
            <text:p>2972.22</text:p>
          </table:table-cell>
          <table:table-cell office:value-type="float" office:value="11.6">
            <text:p>11.6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8">
            <text:p>0.08</text:p>
          </table:table-cell>
          <table:table-cell office:value-type="float" office:value="2.12">
            <text:p>2.12</text:p>
          </table:table-cell>
          <table:table-cell office:value-type="float" office:value="0.00002051">
            <text:p>0.00002051</text:p>
          </table:table-cell>
          <table:table-cell table:style-name="ce2" office:value-type="float" office:value="-9.6416427">
            <text:p>-9.6416427</text:p>
          </table:table-cell>
          <table:table-cell table:style-name="ce2" office:value-type="float" office:value="-0.02039071">
            <text:p>-0.02039071</text:p>
          </table:table-cell>
          <table:table-cell table:style-name="ce2" table:formula="of:=IF([.M310]=[.$M$2];&quot;OK&quot;;&quot;&quot;)">
            <text:p/>
          </table:table-cell>
          <table:table-cell table:style-name="ce2" table:formula="of:=IF([.K310]=[.$K$2];&quot;OK&quot;;&quot;&quot;)">
            <text:p/>
          </table:table-cell>
          <table:table-cell table:style-name="ce2"/>
          <table:table-cell table:style-name="ce2" table:formula="of:=[.C310]-[.D310]" office:value-type="float" office:value="6377.78">
            <text:p>6377.78</text:p>
          </table:table-cell>
          <table:table-cell table:style-name="ce2" table:formula="of:=[.D310]-[.C310]" office:value-type="float" office:value="-6377.78">
            <text:p>-6377.78</text:p>
          </table:table-cell>
          <table:table-cell table:style-name="ce4" table:formula="of:=[.F310]-[.J310]" office:value-type="float" office:value="9.18">
            <text:p>9.18</text:p>
          </table:table-cell>
          <table:table-cell table:style-name="ce4" table:formula="of:=[.F310]-[.H310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350">
            <text:p>9350</text:p>
          </table:table-cell>
          <table:table-cell office:value-type="float" office:value="3566.67">
            <text:p>3566.67</text:p>
          </table:table-cell>
          <table:table-cell office:value-type="float" office:value="11.6">
            <text:p>11.6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6">
            <text:p>0.06</text:p>
          </table:table-cell>
          <table:table-cell office:value-type="float" office:value="2.11">
            <text:p>2.11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504318">
            <text:p>-9.6504318</text:p>
          </table:table-cell>
          <table:table-cell table:style-name="ce2" office:value-type="float" office:value="-0.0205079">
            <text:p>-0.0205079</text:p>
          </table:table-cell>
          <table:table-cell table:style-name="ce2" table:formula="of:=IF([.M311]=[.$M$2];&quot;OK&quot;;&quot;&quot;)">
            <text:p/>
          </table:table-cell>
          <table:table-cell table:style-name="ce2" table:formula="of:=IF([.K311]=[.$K$2];&quot;OK&quot;;&quot;&quot;)">
            <text:p/>
          </table:table-cell>
          <table:table-cell table:style-name="ce2"/>
          <table:table-cell table:style-name="ce2" table:formula="of:=[.C311]-[.D311]" office:value-type="float" office:value="5783.33">
            <text:p>5783.33</text:p>
          </table:table-cell>
          <table:table-cell table:style-name="ce2" table:formula="of:=[.D311]-[.C311]" office:value-type="float" office:value="-5783.33">
            <text:p>-5783.33</text:p>
          </table:table-cell>
          <table:table-cell table:style-name="ce4" table:formula="of:=[.F311]-[.J311]" office:value-type="float" office:value="9.19">
            <text:p>9.19</text:p>
          </table:table-cell>
          <table:table-cell table:style-name="ce4" table:formula="of:=[.F311]-[.H311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350">
            <text:p>9350</text:p>
          </table:table-cell>
          <table:table-cell office:value-type="float" office:value="4161.11">
            <text:p>4161.11</text:p>
          </table:table-cell>
          <table:table-cell office:value-type="float" office:value="11.6">
            <text:p>11.6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4">
            <text:p>0.04</text:p>
          </table:table-cell>
          <table:table-cell office:value-type="float" office:value="2.1">
            <text:p>2.1</text:p>
          </table:table-cell>
          <table:table-cell office:value-type="float" office:value="0.00001992">
            <text:p>0.00001992</text:p>
          </table:table-cell>
          <table:table-cell table:style-name="ce2" office:value-type="float" office:value="-9.6562912">
            <text:p>-9.6562912</text:p>
          </table:table-cell>
          <table:table-cell table:style-name="ce2" office:value-type="float" office:value="-0.02062509">
            <text:p>-0.02062509</text:p>
          </table:table-cell>
          <table:table-cell table:style-name="ce2" table:formula="of:=IF([.M312]=[.$M$2];&quot;OK&quot;;&quot;&quot;)">
            <text:p/>
          </table:table-cell>
          <table:table-cell table:style-name="ce2" table:formula="of:=IF([.K312]=[.$K$2];&quot;OK&quot;;&quot;&quot;)">
            <text:p/>
          </table:table-cell>
          <table:table-cell table:style-name="ce2"/>
          <table:table-cell table:style-name="ce2" table:formula="of:=[.C312]-[.D312]" office:value-type="float" office:value="5188.89">
            <text:p>5188.89</text:p>
          </table:table-cell>
          <table:table-cell table:style-name="ce2" table:formula="of:=[.D312]-[.C312]" office:value-type="float" office:value="-5188.89">
            <text:p>-5188.89</text:p>
          </table:table-cell>
          <table:table-cell table:style-name="ce4" table:formula="of:=[.F312]-[.J312]" office:value-type="float" office:value="9.2">
            <text:p>9.2</text:p>
          </table:table-cell>
          <table:table-cell table:style-name="ce4" table:formula="of:=[.F312]-[.H312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350">
            <text:p>9350</text:p>
          </table:table-cell>
          <table:table-cell office:value-type="float" office:value="4755.56">
            <text:p>4755.56</text:p>
          </table:table-cell>
          <table:table-cell office:value-type="float" office:value="11.6">
            <text:p>11.6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4">
            <text:p>0.04</text:p>
          </table:table-cell>
          <table:table-cell office:value-type="float" office:value="2.09">
            <text:p>2.09</text:p>
          </table:table-cell>
          <table:table-cell office:value-type="float" office:value="0.00002012">
            <text:p>0.00002012</text:p>
          </table:table-cell>
          <table:table-cell table:style-name="ce2" office:value-type="float" office:value="-9.66801">
            <text:p>-9.66801</text:p>
          </table:table-cell>
          <table:table-cell table:style-name="ce2" office:value-type="float" office:value="-0.02059579">
            <text:p>-0.02059579</text:p>
          </table:table-cell>
          <table:table-cell table:style-name="ce2" table:formula="of:=IF([.M313]=[.$M$2];&quot;OK&quot;;&quot;&quot;)">
            <text:p/>
          </table:table-cell>
          <table:table-cell table:style-name="ce2" table:formula="of:=IF([.K313]=[.$K$2];&quot;OK&quot;;&quot;&quot;)">
            <text:p/>
          </table:table-cell>
          <table:table-cell table:style-name="ce2"/>
          <table:table-cell table:style-name="ce2" table:formula="of:=[.C313]-[.D313]" office:value-type="float" office:value="4594.44">
            <text:p>4594.44</text:p>
          </table:table-cell>
          <table:table-cell table:style-name="ce2" table:formula="of:=[.D313]-[.C313]" office:value-type="float" office:value="-4594.44">
            <text:p>-4594.44</text:p>
          </table:table-cell>
          <table:table-cell table:style-name="ce4" table:formula="of:=[.F313]-[.J313]" office:value-type="float" office:value="9.21">
            <text:p>9.21</text:p>
          </table:table-cell>
          <table:table-cell table:style-name="ce4" table:formula="of:=[.F313]-[.H313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350">
            <text:p>9350</text:p>
          </table:table-cell>
          <table:table-cell office:value-type="float" office:value="5350">
            <text:p>5350</text:p>
          </table:table-cell>
          <table:table-cell office:value-type="float" office:value="11.6">
            <text:p>11.6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3">
            <text:p>0.03</text:p>
          </table:table-cell>
          <table:table-cell office:value-type="float" office:value="2.09">
            <text:p>2.09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6738694">
            <text:p>-9.6738694</text:p>
          </table:table-cell>
          <table:table-cell table:style-name="ce2" office:value-type="float" office:value="-0.02059579">
            <text:p>-0.02059579</text:p>
          </table:table-cell>
          <table:table-cell table:style-name="ce2" table:formula="of:=IF([.M314]=[.$M$2];&quot;OK&quot;;&quot;&quot;)">
            <text:p/>
          </table:table-cell>
          <table:table-cell table:style-name="ce2" table:formula="of:=IF([.K314]=[.$K$2];&quot;OK&quot;;&quot;&quot;)">
            <text:p/>
          </table:table-cell>
          <table:table-cell table:style-name="ce2"/>
          <table:table-cell table:style-name="ce2" table:formula="of:=[.C314]-[.D314]" office:value-type="float" office:value="4000">
            <text:p>4000</text:p>
          </table:table-cell>
          <table:table-cell table:style-name="ce2" table:formula="of:=[.D314]-[.C314]" office:value-type="float" office:value="-4000">
            <text:p>-4000</text:p>
          </table:table-cell>
          <table:table-cell table:style-name="ce4" table:formula="of:=[.F314]-[.J314]" office:value-type="float" office:value="9.21">
            <text:p>9.21</text:p>
          </table:table-cell>
          <table:table-cell table:style-name="ce4" table:formula="of:=[.F314]-[.H314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350">
            <text:p>9350</text:p>
          </table:table-cell>
          <table:table-cell office:value-type="float" office:value="5944.44">
            <text:p>5944.44</text:p>
          </table:table-cell>
          <table:table-cell office:value-type="float" office:value="11.6">
            <text:p>11.6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2">
            <text:p>0.02</text:p>
          </table:table-cell>
          <table:table-cell office:value-type="float" office:value="2.09">
            <text:p>2.09</text:p>
          </table:table-cell>
          <table:table-cell office:value-type="float" office:value="0.00002012">
            <text:p>0.00002012</text:p>
          </table:table-cell>
          <table:table-cell table:style-name="ce2" office:value-type="float" office:value="-9.6709397">
            <text:p>-9.6709397</text:p>
          </table:table-cell>
          <table:table-cell table:style-name="ce2" office:value-type="float" office:value="-0.02068368">
            <text:p>-0.02068368</text:p>
          </table:table-cell>
          <table:table-cell table:style-name="ce2" table:formula="of:=IF([.M315]=[.$M$2];&quot;OK&quot;;&quot;&quot;)">
            <text:p/>
          </table:table-cell>
          <table:table-cell table:style-name="ce2" table:formula="of:=IF([.K315]=[.$K$2];&quot;OK&quot;;&quot;&quot;)">
            <text:p/>
          </table:table-cell>
          <table:table-cell table:style-name="ce2"/>
          <table:table-cell table:style-name="ce2" table:formula="of:=[.C315]-[.D315]" office:value-type="float" office:value="3405.56">
            <text:p>3405.56</text:p>
          </table:table-cell>
          <table:table-cell table:style-name="ce2" table:formula="of:=[.D315]-[.C315]" office:value-type="float" office:value="-3405.56">
            <text:p>-3405.56</text:p>
          </table:table-cell>
          <table:table-cell table:style-name="ce4" table:formula="of:=[.F315]-[.J315]" office:value-type="float" office:value="9.21">
            <text:p>9.21</text:p>
          </table:table-cell>
          <table:table-cell table:style-name="ce4" table:formula="of:=[.F315]-[.H315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350">
            <text:p>9350</text:p>
          </table:table-cell>
          <table:table-cell office:value-type="float" office:value="6538.89">
            <text:p>6538.89</text:p>
          </table:table-cell>
          <table:table-cell office:value-type="float" office:value="11.6">
            <text:p>11.6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08">
            <text:p>2.08</text:p>
          </table:table-cell>
          <table:table-cell office:value-type="float" office:value="0.00001992">
            <text:p>0.00001992</text:p>
          </table:table-cell>
          <table:table-cell table:style-name="ce2" office:value-type="float" office:value="-9.6797288">
            <text:p>-9.6797288</text:p>
          </table:table-cell>
          <table:table-cell table:style-name="ce2" office:value-type="float" office:value="-0.02065439">
            <text:p>-0.02065439</text:p>
          </table:table-cell>
          <table:table-cell table:style-name="ce2" table:formula="of:=IF([.M316]=[.$M$2];&quot;OK&quot;;&quot;&quot;)">
            <text:p/>
          </table:table-cell>
          <table:table-cell table:style-name="ce2" table:formula="of:=IF([.K316]=[.$K$2];&quot;OK&quot;;&quot;&quot;)">
            <text:p/>
          </table:table-cell>
          <table:table-cell table:style-name="ce2"/>
          <table:table-cell table:style-name="ce2" table:formula="of:=[.C316]-[.D316]" office:value-type="float" office:value="2811.11">
            <text:p>2811.11</text:p>
          </table:table-cell>
          <table:table-cell table:style-name="ce2" table:formula="of:=[.D316]-[.C316]" office:value-type="float" office:value="-2811.11">
            <text:p>-2811.11</text:p>
          </table:table-cell>
          <table:table-cell table:style-name="ce4" table:formula="of:=[.F316]-[.J316]" office:value-type="float" office:value="9.22">
            <text:p>9.22</text:p>
          </table:table-cell>
          <table:table-cell table:style-name="ce4" table:formula="of:=[.F316]-[.H316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350">
            <text:p>9350</text:p>
          </table:table-cell>
          <table:table-cell office:value-type="float" office:value="7133.33">
            <text:p>7133.33</text:p>
          </table:table-cell>
          <table:table-cell office:value-type="float" office:value="11.6">
            <text:p>11.6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08">
            <text:p>2.08</text:p>
          </table:table-cell>
          <table:table-cell office:value-type="float" office:value="0.00002012">
            <text:p>0.00002012</text:p>
          </table:table-cell>
          <table:table-cell table:style-name="ce2" office:value-type="float" office:value="-9.6797288">
            <text:p>-9.6797288</text:p>
          </table:table-cell>
          <table:table-cell table:style-name="ce2" office:value-type="float" office:value="-0.02065439">
            <text:p>-0.02065439</text:p>
          </table:table-cell>
          <table:table-cell table:style-name="ce2" table:formula="of:=IF([.M317]=[.$M$2];&quot;OK&quot;;&quot;&quot;)">
            <text:p/>
          </table:table-cell>
          <table:table-cell table:style-name="ce2" table:formula="of:=IF([.K317]=[.$K$2];&quot;OK&quot;;&quot;&quot;)">
            <text:p/>
          </table:table-cell>
          <table:table-cell table:style-name="ce2"/>
          <table:table-cell table:style-name="ce2" table:formula="of:=[.C317]-[.D317]" office:value-type="float" office:value="2216.67">
            <text:p>2216.67</text:p>
          </table:table-cell>
          <table:table-cell table:style-name="ce2" table:formula="of:=[.D317]-[.C317]" office:value-type="float" office:value="-2216.67">
            <text:p>-2216.67</text:p>
          </table:table-cell>
          <table:table-cell table:style-name="ce4" table:formula="of:=[.F317]-[.J317]" office:value-type="float" office:value="9.22">
            <text:p>9.22</text:p>
          </table:table-cell>
          <table:table-cell table:style-name="ce4" table:formula="of:=[.F317]-[.H317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350">
            <text:p>9350</text:p>
          </table:table-cell>
          <table:table-cell office:value-type="float" office:value="7727.78">
            <text:p>7727.78</text:p>
          </table:table-cell>
          <table:table-cell office:value-type="float" office:value="11.6">
            <text:p>11.6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08">
            <text:p>2.08</text:p>
          </table:table-cell>
          <table:table-cell office:value-type="float" office:value="0.00001992">
            <text:p>0.00001992</text:p>
          </table:table-cell>
          <table:table-cell table:style-name="ce2" office:value-type="float" office:value="-9.6797288">
            <text:p>-9.6797288</text:p>
          </table:table-cell>
          <table:table-cell table:style-name="ce2" office:value-type="float" office:value="-0.02071298">
            <text:p>-0.02071298</text:p>
          </table:table-cell>
          <table:table-cell table:style-name="ce2" table:formula="of:=IF([.M318]=[.$M$2];&quot;OK&quot;;&quot;&quot;)">
            <text:p/>
          </table:table-cell>
          <table:table-cell table:style-name="ce2" table:formula="of:=IF([.K318]=[.$K$2];&quot;OK&quot;;&quot;&quot;)">
            <text:p/>
          </table:table-cell>
          <table:table-cell table:style-name="ce2"/>
          <table:table-cell table:style-name="ce2" table:formula="of:=[.C318]-[.D318]" office:value-type="float" office:value="1622.22">
            <text:p>1622.22</text:p>
          </table:table-cell>
          <table:table-cell table:style-name="ce2" table:formula="of:=[.D318]-[.C318]" office:value-type="float" office:value="-1622.22">
            <text:p>-1622.22</text:p>
          </table:table-cell>
          <table:table-cell table:style-name="ce4" table:formula="of:=[.F318]-[.J318]" office:value-type="float" office:value="9.22">
            <text:p>9.22</text:p>
          </table:table-cell>
          <table:table-cell table:style-name="ce4" table:formula="of:=[.F318]-[.H318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350">
            <text:p>9350</text:p>
          </table:table-cell>
          <table:table-cell office:value-type="float" office:value="8322.22">
            <text:p>8322.22</text:p>
          </table:table-cell>
          <table:table-cell office:value-type="float" office:value="11.6">
            <text:p>11.6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08">
            <text:p>2.08</text:p>
          </table:table-cell>
          <table:table-cell office:value-type="float" office:value="0.00002012">
            <text:p>0.00002012</text:p>
          </table:table-cell>
          <table:table-cell table:style-name="ce2" office:value-type="float" office:value="-9.6797288">
            <text:p>-9.6797288</text:p>
          </table:table-cell>
          <table:table-cell table:style-name="ce2" office:value-type="float" office:value="-0.02071298">
            <text:p>-0.02071298</text:p>
          </table:table-cell>
          <table:table-cell table:style-name="ce2" table:formula="of:=IF([.M319]=[.$M$2];&quot;OK&quot;;&quot;&quot;)">
            <text:p/>
          </table:table-cell>
          <table:table-cell table:style-name="ce2" table:formula="of:=IF([.K319]=[.$K$2];&quot;OK&quot;;&quot;&quot;)">
            <text:p/>
          </table:table-cell>
          <table:table-cell table:style-name="ce2"/>
          <table:table-cell table:style-name="ce2" table:formula="of:=[.C319]-[.D319]" office:value-type="float" office:value="1027.78">
            <text:p>1027.78</text:p>
          </table:table-cell>
          <table:table-cell table:style-name="ce2" table:formula="of:=[.D319]-[.C319]" office:value-type="float" office:value="-1027.78">
            <text:p>-1027.78</text:p>
          </table:table-cell>
          <table:table-cell table:style-name="ce4" table:formula="of:=[.F319]-[.J319]" office:value-type="float" office:value="9.22">
            <text:p>9.22</text:p>
          </table:table-cell>
          <table:table-cell table:style-name="ce4" table:formula="of:=[.F319]-[.H319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350">
            <text:p>9350</text:p>
          </table:table-cell>
          <table:table-cell office:value-type="float" office:value="8916.67">
            <text:p>8916.67</text:p>
          </table:table-cell>
          <table:table-cell office:value-type="float" office:value="11.6">
            <text:p>11.6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07">
            <text:p>2.07</text:p>
          </table:table-cell>
          <table:table-cell office:value-type="float" office:value="0.00002012">
            <text:p>0.00002012</text:p>
          </table:table-cell>
          <table:table-cell table:style-name="ce2" office:value-type="float" office:value="-9.6855882">
            <text:p>-9.6855882</text:p>
          </table:table-cell>
          <table:table-cell table:style-name="ce2" office:value-type="float" office:value="-0.02074228">
            <text:p>-0.02074228</text:p>
          </table:table-cell>
          <table:table-cell table:style-name="ce2" table:formula="of:=IF([.M320]=[.$M$2];&quot;OK&quot;;&quot;&quot;)">
            <text:p/>
          </table:table-cell>
          <table:table-cell table:style-name="ce2" table:formula="of:=IF([.K320]=[.$K$2];&quot;OK&quot;;&quot;&quot;)">
            <text:p/>
          </table:table-cell>
          <table:table-cell table:style-name="ce2"/>
          <table:table-cell table:style-name="ce2" table:formula="of:=[.C320]-[.D320]" office:value-type="float" office:value="433.33">
            <text:p>433.33</text:p>
          </table:table-cell>
          <table:table-cell table:style-name="ce2" table:formula="of:=[.D320]-[.C320]" office:value-type="float" office:value="-433.33">
            <text:p>-433.33</text:p>
          </table:table-cell>
          <table:table-cell table:style-name="ce4" table:formula="of:=[.F320]-[.J320]" office:value-type="float" office:value="9.23">
            <text:p>9.23</text:p>
          </table:table-cell>
          <table:table-cell table:style-name="ce4" table:formula="of:=[.F320]-[.H320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350">
            <text:p>9350</text:p>
          </table:table-cell>
          <table:table-cell office:value-type="float" office:value="9511.11">
            <text:p>9511.11</text:p>
          </table:table-cell>
          <table:table-cell office:value-type="float" office:value="11.61">
            <text:p>11.61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06">
            <text:p>2.06</text:p>
          </table:table-cell>
          <table:table-cell office:value-type="float" office:value="0.00002051">
            <text:p>0.00002051</text:p>
          </table:table-cell>
          <table:table-cell table:style-name="ce2" office:value-type="float" office:value="-9.697307">
            <text:p>-9.697307</text:p>
          </table:table-cell>
          <table:table-cell table:style-name="ce2" office:value-type="float" office:value="-0.02059579">
            <text:p>-0.02059579</text:p>
          </table:table-cell>
          <table:table-cell table:style-name="ce2" table:formula="of:=IF([.M321]=[.$M$2];&quot;OK&quot;;&quot;&quot;)">
            <text:p/>
          </table:table-cell>
          <table:table-cell table:style-name="ce2" table:formula="of:=IF([.K321]=[.$K$2];&quot;OK&quot;;&quot;&quot;)">
            <text:p/>
          </table:table-cell>
          <table:table-cell table:style-name="ce2"/>
          <table:table-cell table:style-name="ce2" table:formula="of:=[.C321]-[.D321]" office:value-type="float" office:value="-161.110000000001">
            <text:p>-161.11</text:p>
          </table:table-cell>
          <table:table-cell table:style-name="ce2" table:formula="of:=[.D321]-[.C321]" office:value-type="float" office:value="161.110000000001">
            <text:p>161.11</text:p>
          </table:table-cell>
          <table:table-cell table:style-name="ce4" table:formula="of:=[.F321]-[.J321]" office:value-type="float" office:value="9.24">
            <text:p>9.24</text:p>
          </table:table-cell>
          <table:table-cell table:style-name="ce4" table:formula="of:=[.F321]-[.H321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350">
            <text:p>9350</text:p>
          </table:table-cell>
          <table:table-cell office:value-type="float" office:value="10105.56">
            <text:p>10105.56</text:p>
          </table:table-cell>
          <table:table-cell office:value-type="float" office:value="11.61">
            <text:p>11.61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06">
            <text:p>2.06</text:p>
          </table:table-cell>
          <table:table-cell office:value-type="float" office:value="0.0000207">
            <text:p>0.0000207</text:p>
          </table:table-cell>
          <table:table-cell table:style-name="ce2" office:value-type="float" office:value="-9.7060961">
            <text:p>-9.7060961</text:p>
          </table:table-cell>
          <table:table-cell table:style-name="ce2" office:value-type="float" office:value="-0.0205372">
            <text:p>-0.0205372</text:p>
          </table:table-cell>
          <table:table-cell table:style-name="ce2" table:formula="of:=IF([.M322]=[.$M$2];&quot;OK&quot;;&quot;&quot;)">
            <text:p/>
          </table:table-cell>
          <table:table-cell table:style-name="ce2" table:formula="of:=IF([.K322]=[.$K$2];&quot;OK&quot;;&quot;&quot;)">
            <text:p/>
          </table:table-cell>
          <table:table-cell table:style-name="ce2"/>
          <table:table-cell table:style-name="ce2" table:formula="of:=[.C322]-[.D322]" office:value-type="float" office:value="-755.56">
            <text:p>-755.56</text:p>
          </table:table-cell>
          <table:table-cell table:style-name="ce2" table:formula="of:=[.D322]-[.C322]" office:value-type="float" office:value="755.56">
            <text:p>755.56</text:p>
          </table:table-cell>
          <table:table-cell table:style-name="ce4" table:formula="of:=[.F322]-[.J322]" office:value-type="float" office:value="9.24">
            <text:p>9.24</text:p>
          </table:table-cell>
          <table:table-cell table:style-name="ce4" table:formula="of:=[.F322]-[.H322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350">
            <text:p>9350</text:p>
          </table:table-cell>
          <table:table-cell office:value-type="float" office:value="10700">
            <text:p>10700</text:p>
          </table:table-cell>
          <table:table-cell office:value-type="float" office:value="11.61">
            <text:p>11.61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06">
            <text:p>2.06</text:p>
          </table:table-cell>
          <table:table-cell office:value-type="float" office:value="0.0000209">
            <text:p>0.0000209</text:p>
          </table:table-cell>
          <table:table-cell table:style-name="ce2" office:value-type="float" office:value="-9.7002367">
            <text:p>-9.7002367</text:p>
          </table:table-cell>
          <table:table-cell table:style-name="ce2" office:value-type="float" office:value="-0.02056649">
            <text:p>-0.02056649</text:p>
          </table:table-cell>
          <table:table-cell table:style-name="ce2" table:formula="of:=IF([.M323]=[.$M$2];&quot;OK&quot;;&quot;&quot;)">
            <text:p/>
          </table:table-cell>
          <table:table-cell table:style-name="ce2" table:formula="of:=IF([.K323]=[.$K$2];&quot;OK&quot;;&quot;&quot;)">
            <text:p/>
          </table:table-cell>
          <table:table-cell table:style-name="ce2"/>
          <table:table-cell table:style-name="ce2" table:formula="of:=[.C323]-[.D323]" office:value-type="float" office:value="-1350">
            <text:p>-1350</text:p>
          </table:table-cell>
          <table:table-cell table:style-name="ce2" table:formula="of:=[.D323]-[.C323]" office:value-type="float" office:value="1350">
            <text:p>1350</text:p>
          </table:table-cell>
          <table:table-cell table:style-name="ce4" table:formula="of:=[.F323]-[.J323]" office:value-type="float" office:value="9.24">
            <text:p>9.24</text:p>
          </table:table-cell>
          <table:table-cell table:style-name="ce4" table:formula="of:=[.F323]-[.H323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table:number-columns-repeated="7" office:value-type="string">
            <text:p><text:s/></text:p>
          </table:table-cell>
          <table:table-cell table:number-columns-repeated="2"/>
          <table:table-cell table:style-name="ce2"/>
          <table:table-cell table:style-name="ce2"/>
          <table:table-cell table:style-name="ce2" table:formula="of:=IF([.M324]=[.$M$2];&quot;OK&quot;;&quot;&quot;)" office:value-type="string" office:string-value="OK">
            <text:p>OK</text:p>
          </table:table-cell>
          <table:table-cell table:style-name="ce2" table:formula="of:=IF([.K324]=[.$K$2];&quot;OK&quot;;&quot;&quot;)" office:value-type="string" office:string-value="OK">
            <text:p>OK</text:p>
          </table:table-cell>
          <table:table-cell table:style-name="ce2"/>
          <table:table-cell table:style-name="ce2" table:formula="of:=[.C324]-[.D324]" office:value-type="float" office:value="0">
            <text:p>0</text:p>
          </table:table-cell>
          <table:table-cell table:style-name="ce2" table:formula="of:=[.D324]-[.C324]" office:value-type="float" office:value="0">
            <text:p>0</text:p>
          </table:table-cell>
          <table:table-cell table:style-name="ce4" table:formula="of:=[.F324]-[.J324]" office:value-type="float" office:value="0">
            <text:p>0</text:p>
          </table:table-cell>
          <table:table-cell table:style-name="ce4" table:formula="of:=[.F324]-[.H324]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9240">
            <text:p>9240</text:p>
          </table:table-cell>
          <table:table-cell office:value-type="float" office:value="0">
            <text:p>0</text:p>
          </table:table-cell>
          <table:table-cell office:value-type="float" office:value="11.6">
            <text:p>11.6</text:p>
          </table:table-cell>
          <table:table-cell office:value-type="float" office:value="11.39">
            <text:p>11.3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11.74">
            <text:p>11.74</text:p>
          </table:table-cell>
          <table:table-cell office:value-type="float" office:value="11.85">
            <text:p>11.85</text:p>
          </table:table-cell>
          <table:table-cell office:value-type="float" office:value="0.00001387">
            <text:p>0.00001387</text:p>
          </table:table-cell>
          <table:table-cell table:style-name="ce2" office:value-type="float" office:value="0.0937504">
            <text:p>0.0937504</text:p>
          </table:table-cell>
          <table:table-cell table:style-name="ce2" office:value-type="float" office:value="-0.00111329">
            <text:p>-0.00111329</text:p>
          </table:table-cell>
          <table:table-cell table:style-name="ce2" table:formula="of:=IF([.M325]=[.$M$2];&quot;OK&quot;;&quot;&quot;)">
            <text:p/>
          </table:table-cell>
          <table:table-cell table:style-name="ce2" table:formula="of:=IF([.K325]=[.$K$2];&quot;OK&quot;;&quot;&quot;)">
            <text:p/>
          </table:table-cell>
          <table:table-cell table:style-name="ce2"/>
          <table:table-cell table:style-name="ce2" table:formula="of:=[.C325]-[.D325]" office:value-type="float" office:value="9240">
            <text:p>9240</text:p>
          </table:table-cell>
          <table:table-cell table:style-name="ce2" table:formula="of:=[.D325]-[.C325]" office:value-type="float" office:value="-9240">
            <text:p>-9240</text:p>
          </table:table-cell>
          <table:table-cell table:style-name="ce4" table:formula="of:=[.F325]-[.J325]" office:value-type="float" office:value="-0.459999999999999">
            <text:p>-0.46</text:p>
          </table:table-cell>
          <table:table-cell table:style-name="ce4" table:formula="of:=[.F325]-[.H325]" office:value-type="float" office:value="-0.369999999999999">
            <text:p>-0.37</text:p>
          </table:table-cell>
        </table:table-row>
        <table:table-row table:style-name="ro1">
          <table:table-cell table:number-columns-repeated="2"/>
          <table:table-cell office:value-type="float" office:value="9240">
            <text:p>9240</text:p>
          </table:table-cell>
          <table:table-cell office:value-type="float" office:value="594.44">
            <text:p>594.44</text:p>
          </table:table-cell>
          <table:table-cell office:value-type="float" office:value="11.6">
            <text:p>11.6</text:p>
          </table:table-cell>
          <table:table-cell office:value-type="float" office:value="11.38">
            <text:p>11.38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11.75">
            <text:p>11.75</text:p>
          </table:table-cell>
          <table:table-cell office:value-type="float" office:value="11.85">
            <text:p>11.85</text:p>
          </table:table-cell>
          <table:table-cell office:value-type="float" office:value="0.00001445">
            <text:p>0.00001445</text:p>
          </table:table-cell>
          <table:table-cell table:style-name="ce2" office:value-type="float" office:value="0.087891">
            <text:p>0.087891</text:p>
          </table:table-cell>
          <table:table-cell table:style-name="ce2" office:value-type="float" office:value="-0.0010254">
            <text:p>-0.0010254</text:p>
          </table:table-cell>
          <table:table-cell table:style-name="ce2" table:formula="of:=IF([.M326]=[.$M$2];&quot;OK&quot;;&quot;&quot;)">
            <text:p/>
          </table:table-cell>
          <table:table-cell table:style-name="ce2" table:formula="of:=IF([.K326]=[.$K$2];&quot;OK&quot;;&quot;&quot;)">
            <text:p/>
          </table:table-cell>
          <table:table-cell table:style-name="ce2"/>
          <table:table-cell table:style-name="ce2" table:formula="of:=[.C326]-[.D326]" office:value-type="float" office:value="8645.56">
            <text:p>8645.56</text:p>
          </table:table-cell>
          <table:table-cell table:style-name="ce2" table:formula="of:=[.D326]-[.C326]" office:value-type="float" office:value="-8645.56">
            <text:p>-8645.56</text:p>
          </table:table-cell>
          <table:table-cell table:style-name="ce4" table:formula="of:=[.F326]-[.J326]" office:value-type="float" office:value="-0.469999999999999">
            <text:p>-0.47</text:p>
          </table:table-cell>
          <table:table-cell table:style-name="ce4" table:formula="of:=[.F326]-[.H326]" office:value-type="float" office:value="-0.379999999999999">
            <text:p>-0.38</text:p>
          </table:table-cell>
        </table:table-row>
        <table:table-row table:style-name="ro1">
          <table:table-cell table:number-columns-repeated="2"/>
          <table:table-cell office:value-type="float" office:value="9240">
            <text:p>9240</text:p>
          </table:table-cell>
          <table:table-cell office:value-type="float" office:value="1188.89">
            <text:p>1188.89</text:p>
          </table:table-cell>
          <table:table-cell office:value-type="float" office:value="11.6">
            <text:p>11.6</text:p>
          </table:table-cell>
          <table:table-cell office:value-type="float" office:value="11.32">
            <text:p>11.32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11.05">
            <text:p>11.05</text:p>
          </table:table-cell>
          <table:table-cell office:value-type="float" office:value="11.78">
            <text:p>11.78</text:p>
          </table:table-cell>
          <table:table-cell office:value-type="float" office:value="0.00001836">
            <text:p>0.00001836</text:p>
          </table:table-cell>
          <table:table-cell table:style-name="ce2" office:value-type="float" office:value="0.0205079">
            <text:p>0.0205079</text:p>
          </table:table-cell>
          <table:table-cell table:style-name="ce2" office:value-type="float" office:value="-0.00729495">
            <text:p>-0.00729495</text:p>
          </table:table-cell>
          <table:table-cell table:style-name="ce2" table:formula="of:=IF([.M327]=[.$M$2];&quot;OK&quot;;&quot;&quot;)">
            <text:p/>
          </table:table-cell>
          <table:table-cell table:style-name="ce2" table:formula="of:=IF([.K327]=[.$K$2];&quot;OK&quot;;&quot;&quot;)">
            <text:p/>
          </table:table-cell>
          <table:table-cell table:style-name="ce2"/>
          <table:table-cell table:style-name="ce2" table:formula="of:=[.C327]-[.D327]" office:value-type="float" office:value="8051.11">
            <text:p>8051.11</text:p>
          </table:table-cell>
          <table:table-cell table:style-name="ce2" table:formula="of:=[.D327]-[.C327]" office:value-type="float" office:value="-8051.11">
            <text:p>-8051.11</text:p>
          </table:table-cell>
          <table:table-cell table:style-name="ce4" table:formula="of:=[.F327]-[.J327]" office:value-type="float" office:value="-0.459999999999999">
            <text:p>-0.46</text:p>
          </table:table-cell>
          <table:table-cell table:style-name="ce4" table:formula="of:=[.F327]-[.H327]" office:value-type="float" office:value="-0.44">
            <text:p>-0.44</text:p>
          </table:table-cell>
        </table:table-row>
        <table:table-row table:style-name="ro1">
          <table:table-cell table:number-columns-repeated="2"/>
          <table:table-cell office:value-type="float" office:value="9240">
            <text:p>9240</text:p>
          </table:table-cell>
          <table:table-cell office:value-type="float" office:value="1783.33">
            <text:p>1783.33</text:p>
          </table:table-cell>
          <table:table-cell office:value-type="float" office:value="11.6">
            <text:p>11.6</text:p>
          </table:table-cell>
          <table:table-cell office:value-type="float" office:value="11.29">
            <text:p>11.2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8.5">
            <text:p>8.5</text:p>
          </table:table-cell>
          <table:table-cell office:value-type="float" office:value="10.3">
            <text:p>10.3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1.4619203">
            <text:p>-1.4619203</text:p>
          </table:table-cell>
          <table:table-cell table:style-name="ce2" office:value-type="float" office:value="-0.01801766">
            <text:p>-0.01801766</text:p>
          </table:table-cell>
          <table:table-cell table:style-name="ce2" table:formula="of:=IF([.M328]=[.$M$2];&quot;OK&quot;;&quot;&quot;)">
            <text:p/>
          </table:table-cell>
          <table:table-cell table:style-name="ce2" table:formula="of:=IF([.K328]=[.$K$2];&quot;OK&quot;;&quot;&quot;)">
            <text:p/>
          </table:table-cell>
          <table:table-cell table:style-name="ce2"/>
          <table:table-cell table:style-name="ce2" table:formula="of:=[.C328]-[.D328]" office:value-type="float" office:value="7456.67">
            <text:p>7456.67</text:p>
          </table:table-cell>
          <table:table-cell table:style-name="ce2" table:formula="of:=[.D328]-[.C328]" office:value-type="float" office:value="-7456.67">
            <text:p>-7456.67</text:p>
          </table:table-cell>
          <table:table-cell table:style-name="ce4" table:formula="of:=[.F328]-[.J328]" office:value-type="float" office:value="0.989999999999998">
            <text:p>0.99</text:p>
          </table:table-cell>
          <table:table-cell table:style-name="ce4" table:formula="of:=[.F328]-[.H328]" office:value-type="float" office:value="-0.470000000000001">
            <text:p>-0.47</text:p>
          </table:table-cell>
        </table:table-row>
        <table:table-row table:style-name="ro1">
          <table:table-cell table:number-columns-repeated="2"/>
          <table:table-cell office:value-type="float" office:value="9240">
            <text:p>9240</text:p>
          </table:table-cell>
          <table:table-cell office:value-type="float" office:value="2377.78">
            <text:p>2377.78</text:p>
          </table:table-cell>
          <table:table-cell office:value-type="float" office:value="11.6">
            <text:p>11.6</text:p>
          </table:table-cell>
          <table:table-cell office:value-type="float" office:value="11.29">
            <text:p>11.2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13">
            <text:p>0.13</text:p>
          </table:table-cell>
          <table:table-cell office:value-type="float" office:value="2.16">
            <text:p>2.16</text:p>
          </table:table-cell>
          <table:table-cell office:value-type="float" office:value="0.00002031">
            <text:p>0.00002031</text:p>
          </table:table-cell>
          <table:table-cell table:style-name="ce2" office:value-type="float" office:value="-9.5976972">
            <text:p>-9.5976972</text:p>
          </table:table-cell>
          <table:table-cell table:style-name="ce2" office:value-type="float" office:value="-0.02027352">
            <text:p>-0.02027352</text:p>
          </table:table-cell>
          <table:table-cell table:style-name="ce2" table:formula="of:=IF([.M329]=[.$M$2];&quot;OK&quot;;&quot;&quot;)">
            <text:p/>
          </table:table-cell>
          <table:table-cell table:style-name="ce2" table:formula="of:=IF([.K329]=[.$K$2];&quot;OK&quot;;&quot;&quot;)">
            <text:p/>
          </table:table-cell>
          <table:table-cell table:style-name="ce2"/>
          <table:table-cell table:style-name="ce2" table:formula="of:=[.C329]-[.D329]" office:value-type="float" office:value="6862.22">
            <text:p>6862.22</text:p>
          </table:table-cell>
          <table:table-cell table:style-name="ce2" table:formula="of:=[.D329]-[.C329]" office:value-type="float" office:value="-6862.22">
            <text:p>-6862.22</text:p>
          </table:table-cell>
          <table:table-cell table:style-name="ce4" table:formula="of:=[.F329]-[.J329]" office:value-type="float" office:value="9.13">
            <text:p>9.13</text:p>
          </table:table-cell>
          <table:table-cell table:style-name="ce4" table:formula="of:=[.F329]-[.H329]" office:value-type="float" office:value="-0.470000000000001">
            <text:p>-0.47</text:p>
          </table:table-cell>
        </table:table-row>
        <table:table-row table:style-name="ro1">
          <table:table-cell table:number-columns-repeated="2"/>
          <table:table-cell office:value-type="float" office:value="9240">
            <text:p>9240</text:p>
          </table:table-cell>
          <table:table-cell office:value-type="float" office:value="2972.22">
            <text:p>2972.22</text:p>
          </table:table-cell>
          <table:table-cell office:value-type="float" office:value="11.6">
            <text:p>11.6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8">
            <text:p>0.08</text:p>
          </table:table-cell>
          <table:table-cell office:value-type="float" office:value="2.12">
            <text:p>2.12</text:p>
          </table:table-cell>
          <table:table-cell office:value-type="float" office:value="0.00002012">
            <text:p>0.00002012</text:p>
          </table:table-cell>
          <table:table-cell table:style-name="ce2" office:value-type="float" office:value="-9.6357833">
            <text:p>-9.6357833</text:p>
          </table:table-cell>
          <table:table-cell table:style-name="ce2" office:value-type="float" office:value="-0.02042001">
            <text:p>-0.02042001</text:p>
          </table:table-cell>
          <table:table-cell table:style-name="ce2" table:formula="of:=IF([.M330]=[.$M$2];&quot;OK&quot;;&quot;&quot;)">
            <text:p/>
          </table:table-cell>
          <table:table-cell table:style-name="ce2" table:formula="of:=IF([.K330]=[.$K$2];&quot;OK&quot;;&quot;&quot;)">
            <text:p/>
          </table:table-cell>
          <table:table-cell table:style-name="ce2"/>
          <table:table-cell table:style-name="ce2" table:formula="of:=[.C330]-[.D330]" office:value-type="float" office:value="6267.78">
            <text:p>6267.78</text:p>
          </table:table-cell>
          <table:table-cell table:style-name="ce2" table:formula="of:=[.D330]-[.C330]" office:value-type="float" office:value="-6267.78">
            <text:p>-6267.78</text:p>
          </table:table-cell>
          <table:table-cell table:style-name="ce4" table:formula="of:=[.F330]-[.J330]" office:value-type="float" office:value="9.18">
            <text:p>9.18</text:p>
          </table:table-cell>
          <table:table-cell table:style-name="ce4" table:formula="of:=[.F330]-[.H330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240">
            <text:p>9240</text:p>
          </table:table-cell>
          <table:table-cell office:value-type="float" office:value="3566.67">
            <text:p>3566.67</text:p>
          </table:table-cell>
          <table:table-cell office:value-type="float" office:value="11.6">
            <text:p>11.6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6">
            <text:p>0.06</text:p>
          </table:table-cell>
          <table:table-cell office:value-type="float" office:value="2.11">
            <text:p>2.11</text:p>
          </table:table-cell>
          <table:table-cell office:value-type="float" office:value="0.00001992">
            <text:p>0.00001992</text:p>
          </table:table-cell>
          <table:table-cell table:style-name="ce2" office:value-type="float" office:value="-9.6475021">
            <text:p>-9.6475021</text:p>
          </table:table-cell>
          <table:table-cell table:style-name="ce2" office:value-type="float" office:value="-0.02056649">
            <text:p>-0.02056649</text:p>
          </table:table-cell>
          <table:table-cell table:style-name="ce2" table:formula="of:=IF([.M331]=[.$M$2];&quot;OK&quot;;&quot;&quot;)">
            <text:p/>
          </table:table-cell>
          <table:table-cell table:style-name="ce2" table:formula="of:=IF([.K331]=[.$K$2];&quot;OK&quot;;&quot;&quot;)">
            <text:p/>
          </table:table-cell>
          <table:table-cell table:style-name="ce2"/>
          <table:table-cell table:style-name="ce2" table:formula="of:=[.C331]-[.D331]" office:value-type="float" office:value="5673.33">
            <text:p>5673.33</text:p>
          </table:table-cell>
          <table:table-cell table:style-name="ce2" table:formula="of:=[.D331]-[.C331]" office:value-type="float" office:value="-5673.33">
            <text:p>-5673.33</text:p>
          </table:table-cell>
          <table:table-cell table:style-name="ce4" table:formula="of:=[.F331]-[.J331]" office:value-type="float" office:value="9.19">
            <text:p>9.19</text:p>
          </table:table-cell>
          <table:table-cell table:style-name="ce4" table:formula="of:=[.F331]-[.H331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240">
            <text:p>9240</text:p>
          </table:table-cell>
          <table:table-cell office:value-type="float" office:value="4161.11">
            <text:p>4161.11</text:p>
          </table:table-cell>
          <table:table-cell office:value-type="float" office:value="11.6">
            <text:p>11.6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4">
            <text:p>0.04</text:p>
          </table:table-cell>
          <table:table-cell office:value-type="float" office:value="2.11">
            <text:p>2.11</text:p>
          </table:table-cell>
          <table:table-cell office:value-type="float" office:value="0.00001992">
            <text:p>0.00001992</text:p>
          </table:table-cell>
          <table:table-cell table:style-name="ce2" office:value-type="float" office:value="-9.6533615">
            <text:p>-9.6533615</text:p>
          </table:table-cell>
          <table:table-cell table:style-name="ce2" office:value-type="float" office:value="-0.02062509">
            <text:p>-0.02062509</text:p>
          </table:table-cell>
          <table:table-cell table:style-name="ce2" table:formula="of:=IF([.M332]=[.$M$2];&quot;OK&quot;;&quot;&quot;)">
            <text:p/>
          </table:table-cell>
          <table:table-cell table:style-name="ce2" table:formula="of:=IF([.K332]=[.$K$2];&quot;OK&quot;;&quot;&quot;)">
            <text:p/>
          </table:table-cell>
          <table:table-cell table:style-name="ce2"/>
          <table:table-cell table:style-name="ce2" table:formula="of:=[.C332]-[.D332]" office:value-type="float" office:value="5078.89">
            <text:p>5078.89</text:p>
          </table:table-cell>
          <table:table-cell table:style-name="ce2" table:formula="of:=[.D332]-[.C332]" office:value-type="float" office:value="-5078.89">
            <text:p>-5078.89</text:p>
          </table:table-cell>
          <table:table-cell table:style-name="ce4" table:formula="of:=[.F332]-[.J332]" office:value-type="float" office:value="9.19">
            <text:p>9.19</text:p>
          </table:table-cell>
          <table:table-cell table:style-name="ce4" table:formula="of:=[.F332]-[.H332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240">
            <text:p>9240</text:p>
          </table:table-cell>
          <table:table-cell office:value-type="float" office:value="4755.56">
            <text:p>4755.56</text:p>
          </table:table-cell>
          <table:table-cell office:value-type="float" office:value="11.6">
            <text:p>11.6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4">
            <text:p>0.04</text:p>
          </table:table-cell>
          <table:table-cell office:value-type="float" office:value="2.1">
            <text:p>2.1</text:p>
          </table:table-cell>
          <table:table-cell office:value-type="float" office:value="0.00001992">
            <text:p>0.00001992</text:p>
          </table:table-cell>
          <table:table-cell table:style-name="ce2" office:value-type="float" office:value="-9.6592209">
            <text:p>-9.6592209</text:p>
          </table:table-cell>
          <table:table-cell table:style-name="ce2" office:value-type="float" office:value="-0.02068368">
            <text:p>-0.02068368</text:p>
          </table:table-cell>
          <table:table-cell table:style-name="ce2" table:formula="of:=IF([.M333]=[.$M$2];&quot;OK&quot;;&quot;&quot;)">
            <text:p/>
          </table:table-cell>
          <table:table-cell table:style-name="ce2" table:formula="of:=IF([.K333]=[.$K$2];&quot;OK&quot;;&quot;&quot;)">
            <text:p/>
          </table:table-cell>
          <table:table-cell table:style-name="ce2"/>
          <table:table-cell table:style-name="ce2" table:formula="of:=[.C333]-[.D333]" office:value-type="float" office:value="4484.44">
            <text:p>4484.44</text:p>
          </table:table-cell>
          <table:table-cell table:style-name="ce2" table:formula="of:=[.D333]-[.C333]" office:value-type="float" office:value="-4484.44">
            <text:p>-4484.44</text:p>
          </table:table-cell>
          <table:table-cell table:style-name="ce4" table:formula="of:=[.F333]-[.J333]" office:value-type="float" office:value="9.2">
            <text:p>9.2</text:p>
          </table:table-cell>
          <table:table-cell table:style-name="ce4" table:formula="of:=[.F333]-[.H333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240">
            <text:p>9240</text:p>
          </table:table-cell>
          <table:table-cell office:value-type="float" office:value="5350">
            <text:p>5350</text:p>
          </table:table-cell>
          <table:table-cell office:value-type="float" office:value="11.59">
            <text:p>11.59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3">
            <text:p>0.03</text:p>
          </table:table-cell>
          <table:table-cell office:value-type="float" office:value="2.1">
            <text:p>2.1</text:p>
          </table:table-cell>
          <table:table-cell office:value-type="float" office:value="0.00001953">
            <text:p>0.00001953</text:p>
          </table:table-cell>
          <table:table-cell table:style-name="ce2" office:value-type="float" office:value="-9.6621506">
            <text:p>-9.6621506</text:p>
          </table:table-cell>
          <table:table-cell table:style-name="ce2" office:value-type="float" office:value="-0.02068368">
            <text:p>-0.02068368</text:p>
          </table:table-cell>
          <table:table-cell table:style-name="ce2" table:formula="of:=IF([.M334]=[.$M$2];&quot;OK&quot;;&quot;&quot;)">
            <text:p/>
          </table:table-cell>
          <table:table-cell table:style-name="ce2" table:formula="of:=IF([.K334]=[.$K$2];&quot;OK&quot;;&quot;&quot;)">
            <text:p/>
          </table:table-cell>
          <table:table-cell table:style-name="ce2"/>
          <table:table-cell table:style-name="ce2" table:formula="of:=[.C334]-[.D334]" office:value-type="float" office:value="3890">
            <text:p>3890</text:p>
          </table:table-cell>
          <table:table-cell table:style-name="ce2" table:formula="of:=[.D334]-[.C334]" office:value-type="float" office:value="-3890">
            <text:p>-3890</text:p>
          </table:table-cell>
          <table:table-cell table:style-name="ce4" table:formula="of:=[.F334]-[.J334]" office:value-type="float" office:value="9.2">
            <text:p>9.2</text:p>
          </table:table-cell>
          <table:table-cell table:style-name="ce4" table:formula="of:=[.F334]-[.H334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240">
            <text:p>9240</text:p>
          </table:table-cell>
          <table:table-cell office:value-type="float" office:value="5944.44">
            <text:p>5944.44</text:p>
          </table:table-cell>
          <table:table-cell office:value-type="float" office:value="11.6">
            <text:p>11.6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2">
            <text:p>0.02</text:p>
          </table:table-cell>
          <table:table-cell office:value-type="float" office:value="2.1">
            <text:p>2.1</text:p>
          </table:table-cell>
          <table:table-cell office:value-type="float" office:value="0.00001953">
            <text:p>0.00001953</text:p>
          </table:table-cell>
          <table:table-cell table:style-name="ce2" office:value-type="float" office:value="-9.6621506">
            <text:p>-9.6621506</text:p>
          </table:table-cell>
          <table:table-cell table:style-name="ce2" office:value-type="float" office:value="-0.02077157">
            <text:p>-0.02077157</text:p>
          </table:table-cell>
          <table:table-cell table:style-name="ce2" table:formula="of:=IF([.M335]=[.$M$2];&quot;OK&quot;;&quot;&quot;)">
            <text:p/>
          </table:table-cell>
          <table:table-cell table:style-name="ce2" table:formula="of:=IF([.K335]=[.$K$2];&quot;OK&quot;;&quot;&quot;)">
            <text:p/>
          </table:table-cell>
          <table:table-cell table:style-name="ce2"/>
          <table:table-cell table:style-name="ce2" table:formula="of:=[.C335]-[.D335]" office:value-type="float" office:value="3295.56">
            <text:p>3295.56</text:p>
          </table:table-cell>
          <table:table-cell table:style-name="ce2" table:formula="of:=[.D335]-[.C335]" office:value-type="float" office:value="-3295.56">
            <text:p>-3295.56</text:p>
          </table:table-cell>
          <table:table-cell table:style-name="ce4" table:formula="of:=[.F335]-[.J335]" office:value-type="float" office:value="9.2">
            <text:p>9.2</text:p>
          </table:table-cell>
          <table:table-cell table:style-name="ce4" table:formula="of:=[.F335]-[.H335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240">
            <text:p>9240</text:p>
          </table:table-cell>
          <table:table-cell office:value-type="float" office:value="6538.89">
            <text:p>6538.89</text:p>
          </table:table-cell>
          <table:table-cell office:value-type="float" office:value="11.6">
            <text:p>11.6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09">
            <text:p>2.09</text:p>
          </table:table-cell>
          <table:table-cell office:value-type="float" office:value="0.00001973">
            <text:p>0.00001973</text:p>
          </table:table-cell>
          <table:table-cell table:style-name="ce2" office:value-type="float" office:value="-9.6709397">
            <text:p>-9.6709397</text:p>
          </table:table-cell>
          <table:table-cell table:style-name="ce2" office:value-type="float" office:value="-0.02071298">
            <text:p>-0.02071298</text:p>
          </table:table-cell>
          <table:table-cell table:style-name="ce2" table:formula="of:=IF([.M336]=[.$M$2];&quot;OK&quot;;&quot;&quot;)">
            <text:p/>
          </table:table-cell>
          <table:table-cell table:style-name="ce2" table:formula="of:=IF([.K336]=[.$K$2];&quot;OK&quot;;&quot;&quot;)">
            <text:p/>
          </table:table-cell>
          <table:table-cell table:style-name="ce2"/>
          <table:table-cell table:style-name="ce2" table:formula="of:=[.C336]-[.D336]" office:value-type="float" office:value="2701.11">
            <text:p>2701.11</text:p>
          </table:table-cell>
          <table:table-cell table:style-name="ce2" table:formula="of:=[.D336]-[.C336]" office:value-type="float" office:value="-2701.11">
            <text:p>-2701.11</text:p>
          </table:table-cell>
          <table:table-cell table:style-name="ce4" table:formula="of:=[.F336]-[.J336]" office:value-type="float" office:value="9.21">
            <text:p>9.21</text:p>
          </table:table-cell>
          <table:table-cell table:style-name="ce4" table:formula="of:=[.F336]-[.H336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240">
            <text:p>9240</text:p>
          </table:table-cell>
          <table:table-cell office:value-type="float" office:value="7133.33">
            <text:p>7133.33</text:p>
          </table:table-cell>
          <table:table-cell office:value-type="float" office:value="11.6">
            <text:p>11.6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09">
            <text:p>2.09</text:p>
          </table:table-cell>
          <table:table-cell office:value-type="float" office:value="0.00001953">
            <text:p>0.00001953</text:p>
          </table:table-cell>
          <table:table-cell table:style-name="ce2" office:value-type="float" office:value="-9.6709397">
            <text:p>-9.6709397</text:p>
          </table:table-cell>
          <table:table-cell table:style-name="ce2" office:value-type="float" office:value="-0.02074228">
            <text:p>-0.02074228</text:p>
          </table:table-cell>
          <table:table-cell table:style-name="ce2" table:formula="of:=IF([.M337]=[.$M$2];&quot;OK&quot;;&quot;&quot;)">
            <text:p/>
          </table:table-cell>
          <table:table-cell table:style-name="ce2" table:formula="of:=IF([.K337]=[.$K$2];&quot;OK&quot;;&quot;&quot;)">
            <text:p/>
          </table:table-cell>
          <table:table-cell table:style-name="ce2"/>
          <table:table-cell table:style-name="ce2" table:formula="of:=[.C337]-[.D337]" office:value-type="float" office:value="2106.67">
            <text:p>2106.67</text:p>
          </table:table-cell>
          <table:table-cell table:style-name="ce2" table:formula="of:=[.D337]-[.C337]" office:value-type="float" office:value="-2106.67">
            <text:p>-2106.67</text:p>
          </table:table-cell>
          <table:table-cell table:style-name="ce4" table:formula="of:=[.F337]-[.J337]" office:value-type="float" office:value="9.21">
            <text:p>9.21</text:p>
          </table:table-cell>
          <table:table-cell table:style-name="ce4" table:formula="of:=[.F337]-[.H337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240">
            <text:p>9240</text:p>
          </table:table-cell>
          <table:table-cell office:value-type="float" office:value="7727.78">
            <text:p>7727.78</text:p>
          </table:table-cell>
          <table:table-cell office:value-type="float" office:value="11.6">
            <text:p>11.6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08">
            <text:p>2.08</text:p>
          </table:table-cell>
          <table:table-cell office:value-type="float" office:value="0.00001973">
            <text:p>0.00001973</text:p>
          </table:table-cell>
          <table:table-cell table:style-name="ce2" office:value-type="float" office:value="-9.6797288">
            <text:p>-9.6797288</text:p>
          </table:table-cell>
          <table:table-cell table:style-name="ce2" office:value-type="float" office:value="-0.02071298">
            <text:p>-0.02071298</text:p>
          </table:table-cell>
          <table:table-cell table:style-name="ce2" table:formula="of:=IF([.M338]=[.$M$2];&quot;OK&quot;;&quot;&quot;)">
            <text:p/>
          </table:table-cell>
          <table:table-cell table:style-name="ce2" table:formula="of:=IF([.K338]=[.$K$2];&quot;OK&quot;;&quot;&quot;)">
            <text:p/>
          </table:table-cell>
          <table:table-cell table:style-name="ce2"/>
          <table:table-cell table:style-name="ce2" table:formula="of:=[.C338]-[.D338]" office:value-type="float" office:value="1512.22">
            <text:p>1512.22</text:p>
          </table:table-cell>
          <table:table-cell table:style-name="ce2" table:formula="of:=[.D338]-[.C338]" office:value-type="float" office:value="-1512.22">
            <text:p>-1512.22</text:p>
          </table:table-cell>
          <table:table-cell table:style-name="ce4" table:formula="of:=[.F338]-[.J338]" office:value-type="float" office:value="9.22">
            <text:p>9.22</text:p>
          </table:table-cell>
          <table:table-cell table:style-name="ce4" table:formula="of:=[.F338]-[.H338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240">
            <text:p>9240</text:p>
          </table:table-cell>
          <table:table-cell office:value-type="float" office:value="8322.22">
            <text:p>8322.22</text:p>
          </table:table-cell>
          <table:table-cell office:value-type="float" office:value="11.59">
            <text:p>11.59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08">
            <text:p>2.08</text:p>
          </table:table-cell>
          <table:table-cell office:value-type="float" office:value="0.00001953">
            <text:p>0.00001953</text:p>
          </table:table-cell>
          <table:table-cell table:style-name="ce2" office:value-type="float" office:value="-9.6797288">
            <text:p>-9.6797288</text:p>
          </table:table-cell>
          <table:table-cell table:style-name="ce2" office:value-type="float" office:value="-0.02077157">
            <text:p>-0.02077157</text:p>
          </table:table-cell>
          <table:table-cell table:style-name="ce2" table:formula="of:=IF([.M339]=[.$M$2];&quot;OK&quot;;&quot;&quot;)">
            <text:p/>
          </table:table-cell>
          <table:table-cell table:style-name="ce2" table:formula="of:=IF([.K339]=[.$K$2];&quot;OK&quot;;&quot;&quot;)">
            <text:p/>
          </table:table-cell>
          <table:table-cell table:style-name="ce2"/>
          <table:table-cell table:style-name="ce2" table:formula="of:=[.C339]-[.D339]" office:value-type="float" office:value="917.780000000001">
            <text:p>917.78</text:p>
          </table:table-cell>
          <table:table-cell table:style-name="ce2" table:formula="of:=[.D339]-[.C339]" office:value-type="float" office:value="-917.780000000001">
            <text:p>-917.78</text:p>
          </table:table-cell>
          <table:table-cell table:style-name="ce4" table:formula="of:=[.F339]-[.J339]" office:value-type="float" office:value="9.22">
            <text:p>9.22</text:p>
          </table:table-cell>
          <table:table-cell table:style-name="ce4" table:formula="of:=[.F339]-[.H339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240">
            <text:p>9240</text:p>
          </table:table-cell>
          <table:table-cell office:value-type="float" office:value="8916.67">
            <text:p>8916.67</text:p>
          </table:table-cell>
          <table:table-cell office:value-type="float" office:value="11.59">
            <text:p>11.59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08">
            <text:p>2.08</text:p>
          </table:table-cell>
          <table:table-cell office:value-type="float" office:value="0.00001953">
            <text:p>0.00001953</text:p>
          </table:table-cell>
          <table:table-cell table:style-name="ce2" office:value-type="float" office:value="-9.6797288">
            <text:p>-9.6797288</text:p>
          </table:table-cell>
          <table:table-cell table:style-name="ce2" office:value-type="float" office:value="-0.02080087">
            <text:p>-0.02080087</text:p>
          </table:table-cell>
          <table:table-cell table:style-name="ce2" table:formula="of:=IF([.M340]=[.$M$2];&quot;OK&quot;;&quot;&quot;)">
            <text:p/>
          </table:table-cell>
          <table:table-cell table:style-name="ce2" table:formula="of:=IF([.K340]=[.$K$2];&quot;OK&quot;;&quot;&quot;)">
            <text:p/>
          </table:table-cell>
          <table:table-cell table:style-name="ce2"/>
          <table:table-cell table:style-name="ce2" table:formula="of:=[.C340]-[.D340]" office:value-type="float" office:value="323.33">
            <text:p>323.33</text:p>
          </table:table-cell>
          <table:table-cell table:style-name="ce2" table:formula="of:=[.D340]-[.C340]" office:value-type="float" office:value="-323.33">
            <text:p>-323.33</text:p>
          </table:table-cell>
          <table:table-cell table:style-name="ce4" table:formula="of:=[.F340]-[.J340]" office:value-type="float" office:value="9.22">
            <text:p>9.22</text:p>
          </table:table-cell>
          <table:table-cell table:style-name="ce4" table:formula="of:=[.F340]-[.H340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240">
            <text:p>9240</text:p>
          </table:table-cell>
          <table:table-cell office:value-type="float" office:value="9511.11">
            <text:p>9511.11</text:p>
          </table:table-cell>
          <table:table-cell office:value-type="float" office:value="11.6">
            <text:p>11.6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07">
            <text:p>2.07</text:p>
          </table:table-cell>
          <table:table-cell office:value-type="float" office:value="0.00002012">
            <text:p>0.00002012</text:p>
          </table:table-cell>
          <table:table-cell table:style-name="ce2" office:value-type="float" office:value="-9.6914476">
            <text:p>-9.6914476</text:p>
          </table:table-cell>
          <table:table-cell table:style-name="ce2" office:value-type="float" office:value="-0.02068368">
            <text:p>-0.02068368</text:p>
          </table:table-cell>
          <table:table-cell table:style-name="ce2" table:formula="of:=IF([.M341]=[.$M$2];&quot;OK&quot;;&quot;&quot;)">
            <text:p/>
          </table:table-cell>
          <table:table-cell table:style-name="ce2" table:formula="of:=IF([.K341]=[.$K$2];&quot;OK&quot;;&quot;&quot;)">
            <text:p/>
          </table:table-cell>
          <table:table-cell table:style-name="ce2"/>
          <table:table-cell table:style-name="ce2" table:formula="of:=[.C341]-[.D341]" office:value-type="float" office:value="-271.110000000001">
            <text:p>-271.11</text:p>
          </table:table-cell>
          <table:table-cell table:style-name="ce2" table:formula="of:=[.D341]-[.C341]" office:value-type="float" office:value="271.110000000001">
            <text:p>271.11</text:p>
          </table:table-cell>
          <table:table-cell table:style-name="ce4" table:formula="of:=[.F341]-[.J341]" office:value-type="float" office:value="9.23">
            <text:p>9.23</text:p>
          </table:table-cell>
          <table:table-cell table:style-name="ce4" table:formula="of:=[.F341]-[.H341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240">
            <text:p>9240</text:p>
          </table:table-cell>
          <table:table-cell office:value-type="float" office:value="10105.56">
            <text:p>10105.56</text:p>
          </table:table-cell>
          <table:table-cell office:value-type="float" office:value="11.6">
            <text:p>11.6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07">
            <text:p>2.07</text:p>
          </table:table-cell>
          <table:table-cell office:value-type="float" office:value="0.00002012">
            <text:p>0.00002012</text:p>
          </table:table-cell>
          <table:table-cell table:style-name="ce2" office:value-type="float" office:value="-9.6943773">
            <text:p>-9.6943773</text:p>
          </table:table-cell>
          <table:table-cell table:style-name="ce2" office:value-type="float" office:value="-0.02065439">
            <text:p>-0.02065439</text:p>
          </table:table-cell>
          <table:table-cell table:style-name="ce2" table:formula="of:=IF([.M342]=[.$M$2];&quot;OK&quot;;&quot;&quot;)">
            <text:p/>
          </table:table-cell>
          <table:table-cell table:style-name="ce2" table:formula="of:=IF([.K342]=[.$K$2];&quot;OK&quot;;&quot;&quot;)">
            <text:p/>
          </table:table-cell>
          <table:table-cell table:style-name="ce2"/>
          <table:table-cell table:style-name="ce2" table:formula="of:=[.C342]-[.D342]" office:value-type="float" office:value="-865.559999999999">
            <text:p>-865.56</text:p>
          </table:table-cell>
          <table:table-cell table:style-name="ce2" table:formula="of:=[.D342]-[.C342]" office:value-type="float" office:value="865.559999999999">
            <text:p>865.56</text:p>
          </table:table-cell>
          <table:table-cell table:style-name="ce4" table:formula="of:=[.F342]-[.J342]" office:value-type="float" office:value="9.23">
            <text:p>9.23</text:p>
          </table:table-cell>
          <table:table-cell table:style-name="ce4" table:formula="of:=[.F342]-[.H342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240">
            <text:p>9240</text:p>
          </table:table-cell>
          <table:table-cell office:value-type="float" office:value="10700">
            <text:p>10700</text:p>
          </table:table-cell>
          <table:table-cell office:value-type="float" office:value="11.61">
            <text:p>11.61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float" office:value="2.07">
            <text:p>2.07</text:p>
          </table:table-cell>
          <table:table-cell office:value-type="float" office:value="0.00002051">
            <text:p>0.00002051</text:p>
          </table:table-cell>
          <table:table-cell table:style-name="ce2" office:value-type="float" office:value="-9.6943773">
            <text:p>-9.6943773</text:p>
          </table:table-cell>
          <table:table-cell table:style-name="ce2" office:value-type="float" office:value="-0.02062509">
            <text:p>-0.02062509</text:p>
          </table:table-cell>
          <table:table-cell table:style-name="ce2" table:formula="of:=IF([.M343]=[.$M$2];&quot;OK&quot;;&quot;&quot;)">
            <text:p/>
          </table:table-cell>
          <table:table-cell table:style-name="ce2" table:formula="of:=IF([.K343]=[.$K$2];&quot;OK&quot;;&quot;&quot;)">
            <text:p/>
          </table:table-cell>
          <table:table-cell table:style-name="ce2"/>
          <table:table-cell table:style-name="ce2" table:formula="of:=[.C343]-[.D343]" office:value-type="float" office:value="-1460">
            <text:p>-1460</text:p>
          </table:table-cell>
          <table:table-cell table:style-name="ce2" table:formula="of:=[.D343]-[.C343]" office:value-type="float" office:value="1460">
            <text:p>1460</text:p>
          </table:table-cell>
          <table:table-cell table:style-name="ce4" table:formula="of:=[.F343]-[.J343]" office:value-type="float" office:value="9.23">
            <text:p>9.23</text:p>
          </table:table-cell>
          <table:table-cell table:style-name="ce4" table:formula="of:=[.F343]-[.H343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table:number-columns-repeated="7" office:value-type="string">
            <text:p><text:s/></text:p>
          </table:table-cell>
          <table:table-cell table:number-columns-repeated="2"/>
          <table:table-cell table:style-name="ce2"/>
          <table:table-cell table:style-name="ce2"/>
          <table:table-cell table:style-name="ce2" table:formula="of:=IF([.M344]=[.$M$2];&quot;OK&quot;;&quot;&quot;)" office:value-type="string" office:string-value="OK">
            <text:p>OK</text:p>
          </table:table-cell>
          <table:table-cell table:style-name="ce2" table:formula="of:=IF([.K344]=[.$K$2];&quot;OK&quot;;&quot;&quot;)" office:value-type="string" office:string-value="OK">
            <text:p>OK</text:p>
          </table:table-cell>
          <table:table-cell table:style-name="ce2"/>
          <table:table-cell table:style-name="ce2" table:formula="of:=[.C344]-[.D344]" office:value-type="float" office:value="0">
            <text:p>0</text:p>
          </table:table-cell>
          <table:table-cell table:style-name="ce2" table:formula="of:=[.D344]-[.C344]" office:value-type="float" office:value="0">
            <text:p>0</text:p>
          </table:table-cell>
          <table:table-cell table:style-name="ce4" table:formula="of:=[.F344]-[.J344]" office:value-type="float" office:value="0">
            <text:p>0</text:p>
          </table:table-cell>
          <table:table-cell table:style-name="ce4" table:formula="of:=[.F344]-[.H344]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9130">
            <text:p>9130</text:p>
          </table:table-cell>
          <table:table-cell office:value-type="float" office:value="0">
            <text:p>0</text:p>
          </table:table-cell>
          <table:table-cell office:value-type="float" office:value="11.47">
            <text:p>11.47</text:p>
          </table:table-cell>
          <table:table-cell office:value-type="float" office:value="11.39">
            <text:p>11.3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11.74">
            <text:p>11.74</text:p>
          </table:table-cell>
          <table:table-cell office:value-type="float" office:value="11.85">
            <text:p>11.85</text:p>
          </table:table-cell>
          <table:table-cell office:value-type="float" office:value="0.00000527">
            <text:p>0.00000527</text:p>
          </table:table-cell>
          <table:table-cell table:style-name="ce2" office:value-type="float" office:value="0.0937504">
            <text:p>0.0937504</text:p>
          </table:table-cell>
          <table:table-cell table:style-name="ce2" office:value-type="float" office:value="-0.00111329">
            <text:p>-0.00111329</text:p>
          </table:table-cell>
          <table:table-cell table:style-name="ce2" table:formula="of:=IF([.M345]=[.$M$2];&quot;OK&quot;;&quot;&quot;)">
            <text:p/>
          </table:table-cell>
          <table:table-cell table:style-name="ce2" table:formula="of:=IF([.K345]=[.$K$2];&quot;OK&quot;;&quot;&quot;)">
            <text:p/>
          </table:table-cell>
          <table:table-cell table:style-name="ce2"/>
          <table:table-cell table:style-name="ce2" table:formula="of:=[.C345]-[.D345]" office:value-type="float" office:value="9130">
            <text:p>9130</text:p>
          </table:table-cell>
          <table:table-cell table:style-name="ce2" table:formula="of:=[.D345]-[.C345]" office:value-type="float" office:value="-9130">
            <text:p>-9130</text:p>
          </table:table-cell>
          <table:table-cell table:style-name="ce4" table:formula="of:=[.F345]-[.J345]" office:value-type="float" office:value="-0.459999999999999">
            <text:p>-0.46</text:p>
          </table:table-cell>
          <table:table-cell table:style-name="ce4" table:formula="of:=[.F345]-[.H345]" office:value-type="float" office:value="-0.369999999999999">
            <text:p>-0.37</text:p>
          </table:table-cell>
        </table:table-row>
        <table:table-row table:style-name="ro1">
          <table:table-cell table:number-columns-repeated="2"/>
          <table:table-cell office:value-type="float" office:value="9130">
            <text:p>9130</text:p>
          </table:table-cell>
          <table:table-cell office:value-type="float" office:value="594.44">
            <text:p>594.44</text:p>
          </table:table-cell>
          <table:table-cell office:value-type="float" office:value="11.47">
            <text:p>11.47</text:p>
          </table:table-cell>
          <table:table-cell office:value-type="float" office:value="11.38">
            <text:p>11.38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11.75">
            <text:p>11.75</text:p>
          </table:table-cell>
          <table:table-cell office:value-type="float" office:value="11.85">
            <text:p>11.85</text:p>
          </table:table-cell>
          <table:table-cell office:value-type="float" office:value="0.00000605">
            <text:p>0.00000605</text:p>
          </table:table-cell>
          <table:table-cell table:style-name="ce2" office:value-type="float" office:value="0.0908207">
            <text:p>0.0908207</text:p>
          </table:table-cell>
          <table:table-cell table:style-name="ce2" office:value-type="float" office:value="-0.00105469">
            <text:p>-0.00105469</text:p>
          </table:table-cell>
          <table:table-cell table:style-name="ce2" table:formula="of:=IF([.M346]=[.$M$2];&quot;OK&quot;;&quot;&quot;)">
            <text:p/>
          </table:table-cell>
          <table:table-cell table:style-name="ce2" table:formula="of:=IF([.K346]=[.$K$2];&quot;OK&quot;;&quot;&quot;)">
            <text:p/>
          </table:table-cell>
          <table:table-cell table:style-name="ce2"/>
          <table:table-cell table:style-name="ce2" table:formula="of:=[.C346]-[.D346]" office:value-type="float" office:value="8535.56">
            <text:p>8535.56</text:p>
          </table:table-cell>
          <table:table-cell table:style-name="ce2" table:formula="of:=[.D346]-[.C346]" office:value-type="float" office:value="-8535.56">
            <text:p>-8535.56</text:p>
          </table:table-cell>
          <table:table-cell table:style-name="ce4" table:formula="of:=[.F346]-[.J346]" office:value-type="float" office:value="-0.469999999999999">
            <text:p>-0.47</text:p>
          </table:table-cell>
          <table:table-cell table:style-name="ce4" table:formula="of:=[.F346]-[.H346]" office:value-type="float" office:value="-0.379999999999999">
            <text:p>-0.38</text:p>
          </table:table-cell>
        </table:table-row>
        <table:table-row table:style-name="ro1">
          <table:table-cell table:number-columns-repeated="2"/>
          <table:table-cell office:value-type="float" office:value="9130">
            <text:p>9130</text:p>
          </table:table-cell>
          <table:table-cell office:value-type="float" office:value="1188.89">
            <text:p>1188.89</text:p>
          </table:table-cell>
          <table:table-cell office:value-type="float" office:value="11.47">
            <text:p>11.47</text:p>
          </table:table-cell>
          <table:table-cell office:value-type="float" office:value="11.32">
            <text:p>11.32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11.05">
            <text:p>11.05</text:p>
          </table:table-cell>
          <table:table-cell office:value-type="float" office:value="11.78">
            <text:p>11.78</text:p>
          </table:table-cell>
          <table:table-cell office:value-type="float" office:value="0.00000996">
            <text:p>0.00000996</text:p>
          </table:table-cell>
          <table:table-cell table:style-name="ce2" office:value-type="float" office:value="0.0234376">
            <text:p>0.0234376</text:p>
          </table:table-cell>
          <table:table-cell table:style-name="ce2" office:value-type="float" office:value="-0.00729495">
            <text:p>-0.00729495</text:p>
          </table:table-cell>
          <table:table-cell table:style-name="ce2" table:formula="of:=IF([.M347]=[.$M$2];&quot;OK&quot;;&quot;&quot;)">
            <text:p/>
          </table:table-cell>
          <table:table-cell table:style-name="ce2" table:formula="of:=IF([.K347]=[.$K$2];&quot;OK&quot;;&quot;&quot;)">
            <text:p/>
          </table:table-cell>
          <table:table-cell table:style-name="ce2"/>
          <table:table-cell table:style-name="ce2" table:formula="of:=[.C347]-[.D347]" office:value-type="float" office:value="7941.11">
            <text:p>7941.11</text:p>
          </table:table-cell>
          <table:table-cell table:style-name="ce2" table:formula="of:=[.D347]-[.C347]" office:value-type="float" office:value="-7941.11">
            <text:p>-7941.11</text:p>
          </table:table-cell>
          <table:table-cell table:style-name="ce4" table:formula="of:=[.F347]-[.J347]" office:value-type="float" office:value="-0.459999999999999">
            <text:p>-0.46</text:p>
          </table:table-cell>
          <table:table-cell table:style-name="ce4" table:formula="of:=[.F347]-[.H347]" office:value-type="float" office:value="-0.44">
            <text:p>-0.44</text:p>
          </table:table-cell>
        </table:table-row>
        <table:table-row table:style-name="ro1">
          <table:table-cell table:number-columns-repeated="2"/>
          <table:table-cell office:value-type="float" office:value="9130">
            <text:p>9130</text:p>
          </table:table-cell>
          <table:table-cell office:value-type="float" office:value="1783.33">
            <text:p>1783.33</text:p>
          </table:table-cell>
          <table:table-cell office:value-type="float" office:value="11.47">
            <text:p>11.47</text:p>
          </table:table-cell>
          <table:table-cell office:value-type="float" office:value="11.29">
            <text:p>11.2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9.8">
            <text:p>9.8</text:p>
          </table:table-cell>
          <table:table-cell office:value-type="float" office:value="11.63">
            <text:p>11.63</text:p>
          </table:table-cell>
          <table:table-cell office:value-type="float" office:value="0.00001191">
            <text:p>0.00001191</text:p>
          </table:table-cell>
          <table:table-cell table:style-name="ce2" office:value-type="float" office:value="-0.1259771">
            <text:p>-0.1259771</text:p>
          </table:table-cell>
          <table:table-cell table:style-name="ce2" office:value-type="float" office:value="-0.01831062">
            <text:p>-0.01831062</text:p>
          </table:table-cell>
          <table:table-cell table:style-name="ce2" table:formula="of:=IF([.M348]=[.$M$2];&quot;OK&quot;;&quot;&quot;)">
            <text:p/>
          </table:table-cell>
          <table:table-cell table:style-name="ce2" table:formula="of:=IF([.K348]=[.$K$2];&quot;OK&quot;;&quot;&quot;)">
            <text:p/>
          </table:table-cell>
          <table:table-cell table:style-name="ce2"/>
          <table:table-cell table:style-name="ce2" table:formula="of:=[.C348]-[.D348]" office:value-type="float" office:value="7346.67">
            <text:p>7346.67</text:p>
          </table:table-cell>
          <table:table-cell table:style-name="ce2" table:formula="of:=[.D348]-[.C348]" office:value-type="float" office:value="-7346.67">
            <text:p>-7346.67</text:p>
          </table:table-cell>
          <table:table-cell table:style-name="ce4" table:formula="of:=[.F348]-[.J348]" office:value-type="float" office:value="-0.340000000000002">
            <text:p>-0.34</text:p>
          </table:table-cell>
          <table:table-cell table:style-name="ce4" table:formula="of:=[.F348]-[.H348]" office:value-type="float" office:value="-0.470000000000001">
            <text:p>-0.47</text:p>
          </table:table-cell>
        </table:table-row>
        <table:table-row table:style-name="ro1">
          <table:table-cell table:number-columns-repeated="2"/>
          <table:table-cell office:value-type="float" office:value="9130">
            <text:p>9130</text:p>
          </table:table-cell>
          <table:table-cell office:value-type="float" office:value="2377.78">
            <text:p>2377.78</text:p>
          </table:table-cell>
          <table:table-cell office:value-type="float" office:value="11.47">
            <text:p>11.47</text:p>
          </table:table-cell>
          <table:table-cell office:value-type="float" office:value="11.29">
            <text:p>11.2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2">
            <text:p>0.2</text:p>
          </table:table-cell>
          <table:table-cell office:value-type="float" office:value="2.38">
            <text:p>2.38</text:p>
          </table:table-cell>
          <table:table-cell office:value-type="float" office:value="0.00001191">
            <text:p>0.00001191</text:p>
          </table:table-cell>
          <table:table-cell table:style-name="ce2" office:value-type="float" office:value="-9.3808994">
            <text:p>-9.3808994</text:p>
          </table:table-cell>
          <table:table-cell table:style-name="ce2" office:value-type="float" office:value="-0.02182627">
            <text:p>-0.02182627</text:p>
          </table:table-cell>
          <table:table-cell table:style-name="ce2" table:formula="of:=IF([.M349]=[.$M$2];&quot;OK&quot;;&quot;&quot;)">
            <text:p/>
          </table:table-cell>
          <table:table-cell table:style-name="ce2" table:formula="of:=IF([.K349]=[.$K$2];&quot;OK&quot;;&quot;&quot;)">
            <text:p/>
          </table:table-cell>
          <table:table-cell table:style-name="ce2"/>
          <table:table-cell table:style-name="ce2" table:formula="of:=[.C349]-[.D349]" office:value-type="float" office:value="6752.22">
            <text:p>6752.22</text:p>
          </table:table-cell>
          <table:table-cell table:style-name="ce2" table:formula="of:=[.D349]-[.C349]" office:value-type="float" office:value="-6752.22">
            <text:p>-6752.22</text:p>
          </table:table-cell>
          <table:table-cell table:style-name="ce4" table:formula="of:=[.F349]-[.J349]" office:value-type="float" office:value="8.91">
            <text:p>8.91</text:p>
          </table:table-cell>
          <table:table-cell table:style-name="ce4" table:formula="of:=[.F349]-[.H349]" office:value-type="float" office:value="-0.470000000000001">
            <text:p>-0.47</text:p>
          </table:table-cell>
        </table:table-row>
        <table:table-row table:style-name="ro1">
          <table:table-cell table:number-columns-repeated="2"/>
          <table:table-cell office:value-type="float" office:value="9130">
            <text:p>9130</text:p>
          </table:table-cell>
          <table:table-cell office:value-type="float" office:value="2972.22">
            <text:p>2972.22</text:p>
          </table:table-cell>
          <table:table-cell office:value-type="float" office:value="11.47">
            <text:p>11.47</text:p>
          </table:table-cell>
          <table:table-cell office:value-type="float" office:value="11.29">
            <text:p>11.2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9">
            <text:p>0.09</text:p>
          </table:table-cell>
          <table:table-cell office:value-type="float" office:value="2.31">
            <text:p>2.31</text:p>
          </table:table-cell>
          <table:table-cell office:value-type="float" office:value="0.00001191">
            <text:p>0.00001191</text:p>
          </table:table-cell>
          <table:table-cell table:style-name="ce2" office:value-type="float" office:value="-9.4512122">
            <text:p>-9.4512122</text:p>
          </table:table-cell>
          <table:table-cell table:style-name="ce2" office:value-type="float" office:value="-0.02211924">
            <text:p>-0.02211924</text:p>
          </table:table-cell>
          <table:table-cell table:style-name="ce2" table:formula="of:=IF([.M350]=[.$M$2];&quot;OK&quot;;&quot;&quot;)">
            <text:p/>
          </table:table-cell>
          <table:table-cell table:style-name="ce2" table:formula="of:=IF([.K350]=[.$K$2];&quot;OK&quot;;&quot;&quot;)">
            <text:p/>
          </table:table-cell>
          <table:table-cell table:style-name="ce2"/>
          <table:table-cell table:style-name="ce2" table:formula="of:=[.C350]-[.D350]" office:value-type="float" office:value="6157.78">
            <text:p>6157.78</text:p>
          </table:table-cell>
          <table:table-cell table:style-name="ce2" table:formula="of:=[.D350]-[.C350]" office:value-type="float" office:value="-6157.78">
            <text:p>-6157.78</text:p>
          </table:table-cell>
          <table:table-cell table:style-name="ce4" table:formula="of:=[.F350]-[.J350]" office:value-type="float" office:value="8.98">
            <text:p>8.98</text:p>
          </table:table-cell>
          <table:table-cell table:style-name="ce4" table:formula="of:=[.F350]-[.H350]" office:value-type="float" office:value="-0.470000000000001">
            <text:p>-0.47</text:p>
          </table:table-cell>
        </table:table-row>
        <table:table-row table:style-name="ro1">
          <table:table-cell table:number-columns-repeated="2"/>
          <table:table-cell office:value-type="float" office:value="9130">
            <text:p>9130</text:p>
          </table:table-cell>
          <table:table-cell office:value-type="float" office:value="3566.67">
            <text:p>3566.67</text:p>
          </table:table-cell>
          <table:table-cell office:value-type="float" office:value="11.47">
            <text:p>11.47</text:p>
          </table:table-cell>
          <table:table-cell office:value-type="float" office:value="11.29">
            <text:p>11.2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7">
            <text:p>0.07</text:p>
          </table:table-cell>
          <table:table-cell office:value-type="float" office:value="2.29">
            <text:p>2.29</text:p>
          </table:table-cell>
          <table:table-cell office:value-type="float" office:value="0.00001172">
            <text:p>0.00001172</text:p>
          </table:table-cell>
          <table:table-cell table:style-name="ce2" office:value-type="float" office:value="-9.4687904">
            <text:p>-9.4687904</text:p>
          </table:table-cell>
          <table:table-cell table:style-name="ce2" office:value-type="float" office:value="-0.02223642">
            <text:p>-0.02223642</text:p>
          </table:table-cell>
          <table:table-cell table:style-name="ce2" table:formula="of:=IF([.M351]=[.$M$2];&quot;OK&quot;;&quot;&quot;)">
            <text:p/>
          </table:table-cell>
          <table:table-cell table:style-name="ce2" table:formula="of:=IF([.K351]=[.$K$2];&quot;OK&quot;;&quot;&quot;)">
            <text:p/>
          </table:table-cell>
          <table:table-cell table:style-name="ce2"/>
          <table:table-cell table:style-name="ce2" table:formula="of:=[.C351]-[.D351]" office:value-type="float" office:value="5563.33">
            <text:p>5563.33</text:p>
          </table:table-cell>
          <table:table-cell table:style-name="ce2" table:formula="of:=[.D351]-[.C351]" office:value-type="float" office:value="-5563.33">
            <text:p>-5563.33</text:p>
          </table:table-cell>
          <table:table-cell table:style-name="ce4" table:formula="of:=[.F351]-[.J351]" office:value-type="float" office:value="9">
            <text:p>9</text:p>
          </table:table-cell>
          <table:table-cell table:style-name="ce4" table:formula="of:=[.F351]-[.H351]" office:value-type="float" office:value="-0.470000000000001">
            <text:p>-0.47</text:p>
          </table:table-cell>
        </table:table-row>
        <table:table-row table:style-name="ro1">
          <table:table-cell table:number-columns-repeated="2"/>
          <table:table-cell office:value-type="float" office:value="9130">
            <text:p>9130</text:p>
          </table:table-cell>
          <table:table-cell office:value-type="float" office:value="4161.11">
            <text:p>4161.11</text:p>
          </table:table-cell>
          <table:table-cell office:value-type="float" office:value="11.47">
            <text:p>11.47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5">
            <text:p>0.05</text:p>
          </table:table-cell>
          <table:table-cell office:value-type="float" office:value="2.28">
            <text:p>2.28</text:p>
          </table:table-cell>
          <table:table-cell office:value-type="float" office:value="0.00001172">
            <text:p>0.00001172</text:p>
          </table:table-cell>
          <table:table-cell table:style-name="ce2" office:value-type="float" office:value="-9.4834389">
            <text:p>-9.4834389</text:p>
          </table:table-cell>
          <table:table-cell table:style-name="ce2" office:value-type="float" office:value="-0.02226572">
            <text:p>-0.02226572</text:p>
          </table:table-cell>
          <table:table-cell table:style-name="ce2" table:formula="of:=IF([.M352]=[.$M$2];&quot;OK&quot;;&quot;&quot;)">
            <text:p/>
          </table:table-cell>
          <table:table-cell table:style-name="ce2" table:formula="of:=IF([.K352]=[.$K$2];&quot;OK&quot;;&quot;&quot;)">
            <text:p/>
          </table:table-cell>
          <table:table-cell table:style-name="ce2"/>
          <table:table-cell table:style-name="ce2" table:formula="of:=[.C352]-[.D352]" office:value-type="float" office:value="4968.89">
            <text:p>4968.89</text:p>
          </table:table-cell>
          <table:table-cell table:style-name="ce2" table:formula="of:=[.D352]-[.C352]" office:value-type="float" office:value="-4968.89">
            <text:p>-4968.89</text:p>
          </table:table-cell>
          <table:table-cell table:style-name="ce4" table:formula="of:=[.F352]-[.J352]" office:value-type="float" office:value="9.02">
            <text:p>9.02</text:p>
          </table:table-cell>
          <table:table-cell table:style-name="ce4" table:formula="of:=[.F352]-[.H352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130">
            <text:p>9130</text:p>
          </table:table-cell>
          <table:table-cell office:value-type="float" office:value="4755.56">
            <text:p>4755.56</text:p>
          </table:table-cell>
          <table:table-cell office:value-type="float" office:value="11.47">
            <text:p>11.47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4">
            <text:p>0.04</text:p>
          </table:table-cell>
          <table:table-cell office:value-type="float" office:value="2.27">
            <text:p>2.27</text:p>
          </table:table-cell>
          <table:table-cell office:value-type="float" office:value="0.00001172">
            <text:p>0.00001172</text:p>
          </table:table-cell>
          <table:table-cell table:style-name="ce2" office:value-type="float" office:value="-9.4863686">
            <text:p>-9.4863686</text:p>
          </table:table-cell>
          <table:table-cell table:style-name="ce2" office:value-type="float" office:value="-0.02229502">
            <text:p>-0.02229502</text:p>
          </table:table-cell>
          <table:table-cell table:style-name="ce2" table:formula="of:=IF([.M353]=[.$M$2];&quot;OK&quot;;&quot;&quot;)">
            <text:p/>
          </table:table-cell>
          <table:table-cell table:style-name="ce2" table:formula="of:=IF([.K353]=[.$K$2];&quot;OK&quot;;&quot;&quot;)">
            <text:p/>
          </table:table-cell>
          <table:table-cell table:style-name="ce2"/>
          <table:table-cell table:style-name="ce2" table:formula="of:=[.C353]-[.D353]" office:value-type="float" office:value="4374.44">
            <text:p>4374.44</text:p>
          </table:table-cell>
          <table:table-cell table:style-name="ce2" table:formula="of:=[.D353]-[.C353]" office:value-type="float" office:value="-4374.44">
            <text:p>-4374.44</text:p>
          </table:table-cell>
          <table:table-cell table:style-name="ce4" table:formula="of:=[.F353]-[.J353]" office:value-type="float" office:value="9.03">
            <text:p>9.03</text:p>
          </table:table-cell>
          <table:table-cell table:style-name="ce4" table:formula="of:=[.F353]-[.H353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130">
            <text:p>9130</text:p>
          </table:table-cell>
          <table:table-cell office:value-type="float" office:value="5350">
            <text:p>5350</text:p>
          </table:table-cell>
          <table:table-cell office:value-type="float" office:value="11.47">
            <text:p>11.47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4">
            <text:p>0.04</text:p>
          </table:table-cell>
          <table:table-cell office:value-type="float" office:value="2.27">
            <text:p>2.27</text:p>
          </table:table-cell>
          <table:table-cell office:value-type="float" office:value="0.00001172">
            <text:p>0.00001172</text:p>
          </table:table-cell>
          <table:table-cell table:style-name="ce2" office:value-type="float" office:value="-9.4892983">
            <text:p>-9.4892983</text:p>
          </table:table-cell>
          <table:table-cell table:style-name="ce2" office:value-type="float" office:value="-0.02235361">
            <text:p>-0.02235361</text:p>
          </table:table-cell>
          <table:table-cell table:style-name="ce2" table:formula="of:=IF([.M354]=[.$M$2];&quot;OK&quot;;&quot;&quot;)">
            <text:p/>
          </table:table-cell>
          <table:table-cell table:style-name="ce2" table:formula="of:=IF([.K354]=[.$K$2];&quot;OK&quot;;&quot;&quot;)">
            <text:p/>
          </table:table-cell>
          <table:table-cell table:style-name="ce2"/>
          <table:table-cell table:style-name="ce2" table:formula="of:=[.C354]-[.D354]" office:value-type="float" office:value="3780">
            <text:p>3780</text:p>
          </table:table-cell>
          <table:table-cell table:style-name="ce2" table:formula="of:=[.D354]-[.C354]" office:value-type="float" office:value="-3780">
            <text:p>-3780</text:p>
          </table:table-cell>
          <table:table-cell table:style-name="ce4" table:formula="of:=[.F354]-[.J354]" office:value-type="float" office:value="9.03">
            <text:p>9.03</text:p>
          </table:table-cell>
          <table:table-cell table:style-name="ce4" table:formula="of:=[.F354]-[.H354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130">
            <text:p>9130</text:p>
          </table:table-cell>
          <table:table-cell office:value-type="float" office:value="5944.44">
            <text:p>5944.44</text:p>
          </table:table-cell>
          <table:table-cell office:value-type="float" office:value="11.47">
            <text:p>11.47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3">
            <text:p>0.03</text:p>
          </table:table-cell>
          <table:table-cell office:value-type="float" office:value="2.26">
            <text:p>2.26</text:p>
          </table:table-cell>
          <table:table-cell office:value-type="float" office:value="0.00001172">
            <text:p>0.00001172</text:p>
          </table:table-cell>
          <table:table-cell table:style-name="ce2" office:value-type="float" office:value="-9.4951577">
            <text:p>-9.4951577</text:p>
          </table:table-cell>
          <table:table-cell table:style-name="ce2" office:value-type="float" office:value="-0.02232431">
            <text:p>-0.02232431</text:p>
          </table:table-cell>
          <table:table-cell table:style-name="ce2" table:formula="of:=IF([.M355]=[.$M$2];&quot;OK&quot;;&quot;&quot;)">
            <text:p/>
          </table:table-cell>
          <table:table-cell table:style-name="ce2" table:formula="of:=IF([.K355]=[.$K$2];&quot;OK&quot;;&quot;&quot;)">
            <text:p/>
          </table:table-cell>
          <table:table-cell table:style-name="ce2"/>
          <table:table-cell table:style-name="ce2" table:formula="of:=[.C355]-[.D355]" office:value-type="float" office:value="3185.56">
            <text:p>3185.56</text:p>
          </table:table-cell>
          <table:table-cell table:style-name="ce2" table:formula="of:=[.D355]-[.C355]" office:value-type="float" office:value="-3185.56">
            <text:p>-3185.56</text:p>
          </table:table-cell>
          <table:table-cell table:style-name="ce4" table:formula="of:=[.F355]-[.J355]" office:value-type="float" office:value="9.04">
            <text:p>9.04</text:p>
          </table:table-cell>
          <table:table-cell table:style-name="ce4" table:formula="of:=[.F355]-[.H355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130">
            <text:p>9130</text:p>
          </table:table-cell>
          <table:table-cell office:value-type="float" office:value="6538.89">
            <text:p>6538.89</text:p>
          </table:table-cell>
          <table:table-cell office:value-type="float" office:value="11.47">
            <text:p>11.47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2">
            <text:p>0.02</text:p>
          </table:table-cell>
          <table:table-cell office:value-type="float" office:value="2.26">
            <text:p>2.26</text:p>
          </table:table-cell>
          <table:table-cell office:value-type="float" office:value="0.00001133">
            <text:p>0.00001133</text:p>
          </table:table-cell>
          <table:table-cell table:style-name="ce2" office:value-type="float" office:value="-9.4951577">
            <text:p>-9.4951577</text:p>
          </table:table-cell>
          <table:table-cell table:style-name="ce2" office:value-type="float" office:value="-0.0224122">
            <text:p>-0.0224122</text:p>
          </table:table-cell>
          <table:table-cell table:style-name="ce2" table:formula="of:=IF([.M356]=[.$M$2];&quot;OK&quot;;&quot;&quot;)">
            <text:p/>
          </table:table-cell>
          <table:table-cell table:style-name="ce2" table:formula="of:=IF([.K356]=[.$K$2];&quot;OK&quot;;&quot;&quot;)">
            <text:p/>
          </table:table-cell>
          <table:table-cell table:style-name="ce2"/>
          <table:table-cell table:style-name="ce2" table:formula="of:=[.C356]-[.D356]" office:value-type="float" office:value="2591.11">
            <text:p>2591.11</text:p>
          </table:table-cell>
          <table:table-cell table:style-name="ce2" table:formula="of:=[.D356]-[.C356]" office:value-type="float" office:value="-2591.11">
            <text:p>-2591.11</text:p>
          </table:table-cell>
          <table:table-cell table:style-name="ce4" table:formula="of:=[.F356]-[.J356]" office:value-type="float" office:value="9.04">
            <text:p>9.04</text:p>
          </table:table-cell>
          <table:table-cell table:style-name="ce4" table:formula="of:=[.F356]-[.H356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130">
            <text:p>9130</text:p>
          </table:table-cell>
          <table:table-cell office:value-type="float" office:value="7133.33">
            <text:p>7133.33</text:p>
          </table:table-cell>
          <table:table-cell office:value-type="float" office:value="11.47">
            <text:p>11.47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2">
            <text:p>0.02</text:p>
          </table:table-cell>
          <table:table-cell office:value-type="float" office:value="2.26">
            <text:p>2.26</text:p>
          </table:table-cell>
          <table:table-cell office:value-type="float" office:value="0.00001152">
            <text:p>0.00001152</text:p>
          </table:table-cell>
          <table:table-cell table:style-name="ce2" office:value-type="float" office:value="-9.4980874">
            <text:p>-9.4980874</text:p>
          </table:table-cell>
          <table:table-cell table:style-name="ce2" office:value-type="float" office:value="-0.02238291">
            <text:p>-0.02238291</text:p>
          </table:table-cell>
          <table:table-cell table:style-name="ce2" table:formula="of:=IF([.M357]=[.$M$2];&quot;OK&quot;;&quot;&quot;)">
            <text:p/>
          </table:table-cell>
          <table:table-cell table:style-name="ce2" table:formula="of:=IF([.K357]=[.$K$2];&quot;OK&quot;;&quot;&quot;)">
            <text:p/>
          </table:table-cell>
          <table:table-cell table:style-name="ce2"/>
          <table:table-cell table:style-name="ce2" table:formula="of:=[.C357]-[.D357]" office:value-type="float" office:value="1996.67">
            <text:p>1996.67</text:p>
          </table:table-cell>
          <table:table-cell table:style-name="ce2" table:formula="of:=[.D357]-[.C357]" office:value-type="float" office:value="-1996.67">
            <text:p>-1996.67</text:p>
          </table:table-cell>
          <table:table-cell table:style-name="ce4" table:formula="of:=[.F357]-[.J357]" office:value-type="float" office:value="9.04">
            <text:p>9.04</text:p>
          </table:table-cell>
          <table:table-cell table:style-name="ce4" table:formula="of:=[.F357]-[.H357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130">
            <text:p>9130</text:p>
          </table:table-cell>
          <table:table-cell office:value-type="float" office:value="7727.78">
            <text:p>7727.78</text:p>
          </table:table-cell>
          <table:table-cell office:value-type="float" office:value="11.47">
            <text:p>11.47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2">
            <text:p>0.02</text:p>
          </table:table-cell>
          <table:table-cell office:value-type="float" office:value="2.26">
            <text:p>2.26</text:p>
          </table:table-cell>
          <table:table-cell office:value-type="float" office:value="0.00001152">
            <text:p>0.00001152</text:p>
          </table:table-cell>
          <table:table-cell table:style-name="ce2" office:value-type="float" office:value="-9.4980874">
            <text:p>-9.4980874</text:p>
          </table:table-cell>
          <table:table-cell table:style-name="ce2" office:value-type="float" office:value="-0.0224415">
            <text:p>-0.0224415</text:p>
          </table:table-cell>
          <table:table-cell table:style-name="ce2" table:formula="of:=IF([.M358]=[.$M$2];&quot;OK&quot;;&quot;&quot;)">
            <text:p/>
          </table:table-cell>
          <table:table-cell table:style-name="ce2" table:formula="of:=IF([.K358]=[.$K$2];&quot;OK&quot;;&quot;&quot;)">
            <text:p/>
          </table:table-cell>
          <table:table-cell table:style-name="ce2"/>
          <table:table-cell table:style-name="ce2" table:formula="of:=[.C358]-[.D358]" office:value-type="float" office:value="1402.22">
            <text:p>1402.22</text:p>
          </table:table-cell>
          <table:table-cell table:style-name="ce2" table:formula="of:=[.D358]-[.C358]" office:value-type="float" office:value="-1402.22">
            <text:p>-1402.22</text:p>
          </table:table-cell>
          <table:table-cell table:style-name="ce4" table:formula="of:=[.F358]-[.J358]" office:value-type="float" office:value="9.04">
            <text:p>9.04</text:p>
          </table:table-cell>
          <table:table-cell table:style-name="ce4" table:formula="of:=[.F358]-[.H358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130">
            <text:p>9130</text:p>
          </table:table-cell>
          <table:table-cell office:value-type="float" office:value="8322.22">
            <text:p>8322.22</text:p>
          </table:table-cell>
          <table:table-cell office:value-type="float" office:value="11.47">
            <text:p>11.47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26">
            <text:p>2.26</text:p>
          </table:table-cell>
          <table:table-cell office:value-type="float" office:value="0.00001152">
            <text:p>0.00001152</text:p>
          </table:table-cell>
          <table:table-cell table:style-name="ce2" office:value-type="float" office:value="-9.5010171">
            <text:p>-9.5010171</text:p>
          </table:table-cell>
          <table:table-cell table:style-name="ce2" office:value-type="float" office:value="-0.0224415">
            <text:p>-0.0224415</text:p>
          </table:table-cell>
          <table:table-cell table:style-name="ce2" table:formula="of:=IF([.M359]=[.$M$2];&quot;OK&quot;;&quot;&quot;)">
            <text:p/>
          </table:table-cell>
          <table:table-cell table:style-name="ce2" table:formula="of:=IF([.K359]=[.$K$2];&quot;OK&quot;;&quot;&quot;)">
            <text:p/>
          </table:table-cell>
          <table:table-cell table:style-name="ce2"/>
          <table:table-cell table:style-name="ce2" table:formula="of:=[.C359]-[.D359]" office:value-type="float" office:value="807.780000000001">
            <text:p>807.78</text:p>
          </table:table-cell>
          <table:table-cell table:style-name="ce2" table:formula="of:=[.D359]-[.C359]" office:value-type="float" office:value="-807.780000000001">
            <text:p>-807.78</text:p>
          </table:table-cell>
          <table:table-cell table:style-name="ce4" table:formula="of:=[.F359]-[.J359]" office:value-type="float" office:value="9.04">
            <text:p>9.04</text:p>
          </table:table-cell>
          <table:table-cell table:style-name="ce4" table:formula="of:=[.F359]-[.H359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130">
            <text:p>9130</text:p>
          </table:table-cell>
          <table:table-cell office:value-type="float" office:value="8916.67">
            <text:p>8916.67</text:p>
          </table:table-cell>
          <table:table-cell office:value-type="float" office:value="11.47">
            <text:p>11.47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25">
            <text:p>2.25</text:p>
          </table:table-cell>
          <table:table-cell office:value-type="float" office:value="0.00001152">
            <text:p>0.00001152</text:p>
          </table:table-cell>
          <table:table-cell table:style-name="ce2" office:value-type="float" office:value="-9.5068765">
            <text:p>-9.5068765</text:p>
          </table:table-cell>
          <table:table-cell table:style-name="ce2" office:value-type="float" office:value="-0.0224415">
            <text:p>-0.0224415</text:p>
          </table:table-cell>
          <table:table-cell table:style-name="ce2" table:formula="of:=IF([.M360]=[.$M$2];&quot;OK&quot;;&quot;&quot;)">
            <text:p/>
          </table:table-cell>
          <table:table-cell table:style-name="ce2" table:formula="of:=IF([.K360]=[.$K$2];&quot;OK&quot;;&quot;&quot;)">
            <text:p/>
          </table:table-cell>
          <table:table-cell table:style-name="ce2"/>
          <table:table-cell table:style-name="ce2" table:formula="of:=[.C360]-[.D360]" office:value-type="float" office:value="213.33">
            <text:p>213.33</text:p>
          </table:table-cell>
          <table:table-cell table:style-name="ce2" table:formula="of:=[.D360]-[.C360]" office:value-type="float" office:value="-213.33">
            <text:p>-213.33</text:p>
          </table:table-cell>
          <table:table-cell table:style-name="ce4" table:formula="of:=[.F360]-[.J360]" office:value-type="float" office:value="9.05">
            <text:p>9.05</text:p>
          </table:table-cell>
          <table:table-cell table:style-name="ce4" table:formula="of:=[.F360]-[.H360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130">
            <text:p>9130</text:p>
          </table:table-cell>
          <table:table-cell office:value-type="float" office:value="9511.11">
            <text:p>9511.11</text:p>
          </table:table-cell>
          <table:table-cell office:value-type="float" office:value="11.47">
            <text:p>11.47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26">
            <text:p>2.26</text:p>
          </table:table-cell>
          <table:table-cell office:value-type="float" office:value="0.00001152">
            <text:p>0.00001152</text:p>
          </table:table-cell>
          <table:table-cell table:style-name="ce2" office:value-type="float" office:value="-9.5039468">
            <text:p>-9.5039468</text:p>
          </table:table-cell>
          <table:table-cell table:style-name="ce2" office:value-type="float" office:value="-0.0225001">
            <text:p>-0.0225001</text:p>
          </table:table-cell>
          <table:table-cell table:style-name="ce2" table:formula="of:=IF([.M361]=[.$M$2];&quot;OK&quot;;&quot;&quot;)">
            <text:p/>
          </table:table-cell>
          <table:table-cell table:style-name="ce2" table:formula="of:=IF([.K361]=[.$K$2];&quot;OK&quot;;&quot;&quot;)">
            <text:p/>
          </table:table-cell>
          <table:table-cell table:style-name="ce2"/>
          <table:table-cell table:style-name="ce2" table:formula="of:=[.C361]-[.D361]" office:value-type="float" office:value="-381.110000000001">
            <text:p>-381.11</text:p>
          </table:table-cell>
          <table:table-cell table:style-name="ce2" table:formula="of:=[.D361]-[.C361]" office:value-type="float" office:value="381.110000000001">
            <text:p>381.11</text:p>
          </table:table-cell>
          <table:table-cell table:style-name="ce4" table:formula="of:=[.F361]-[.J361]" office:value-type="float" office:value="9.04">
            <text:p>9.04</text:p>
          </table:table-cell>
          <table:table-cell table:style-name="ce4" table:formula="of:=[.F361]-[.H361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130">
            <text:p>9130</text:p>
          </table:table-cell>
          <table:table-cell office:value-type="float" office:value="10105.56">
            <text:p>10105.56</text:p>
          </table:table-cell>
          <table:table-cell office:value-type="float" office:value="11.47">
            <text:p>11.47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25">
            <text:p>2.25</text:p>
          </table:table-cell>
          <table:table-cell office:value-type="float" office:value="0.00001152">
            <text:p>0.00001152</text:p>
          </table:table-cell>
          <table:table-cell table:style-name="ce2" office:value-type="float" office:value="-9.5068765">
            <text:p>-9.5068765</text:p>
          </table:table-cell>
          <table:table-cell table:style-name="ce2" office:value-type="float" office:value="-0.0224708">
            <text:p>-0.0224708</text:p>
          </table:table-cell>
          <table:table-cell table:style-name="ce2" table:formula="of:=IF([.M362]=[.$M$2];&quot;OK&quot;;&quot;&quot;)">
            <text:p/>
          </table:table-cell>
          <table:table-cell table:style-name="ce2" table:formula="of:=IF([.K362]=[.$K$2];&quot;OK&quot;;&quot;&quot;)">
            <text:p/>
          </table:table-cell>
          <table:table-cell table:style-name="ce2"/>
          <table:table-cell table:style-name="ce2" table:formula="of:=[.C362]-[.D362]" office:value-type="float" office:value="-975.559999999999">
            <text:p>-975.56</text:p>
          </table:table-cell>
          <table:table-cell table:style-name="ce2" table:formula="of:=[.D362]-[.C362]" office:value-type="float" office:value="975.559999999999">
            <text:p>975.56</text:p>
          </table:table-cell>
          <table:table-cell table:style-name="ce4" table:formula="of:=[.F362]-[.J362]" office:value-type="float" office:value="9.05">
            <text:p>9.05</text:p>
          </table:table-cell>
          <table:table-cell table:style-name="ce4" table:formula="of:=[.F362]-[.H362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130">
            <text:p>9130</text:p>
          </table:table-cell>
          <table:table-cell office:value-type="float" office:value="10700">
            <text:p>10700</text:p>
          </table:table-cell>
          <table:table-cell office:value-type="float" office:value="11.47">
            <text:p>11.47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26">
            <text:p>2.26</text:p>
          </table:table-cell>
          <table:table-cell office:value-type="float" office:value="0.00001152">
            <text:p>0.00001152</text:p>
          </table:table-cell>
          <table:table-cell table:style-name="ce2" office:value-type="float" office:value="-9.5010171">
            <text:p>-9.5010171</text:p>
          </table:table-cell>
          <table:table-cell table:style-name="ce2" office:value-type="float" office:value="-0.0224708">
            <text:p>-0.0224708</text:p>
          </table:table-cell>
          <table:table-cell table:style-name="ce2" table:formula="of:=IF([.M363]=[.$M$2];&quot;OK&quot;;&quot;&quot;)">
            <text:p/>
          </table:table-cell>
          <table:table-cell table:style-name="ce2" table:formula="of:=IF([.K363]=[.$K$2];&quot;OK&quot;;&quot;&quot;)">
            <text:p/>
          </table:table-cell>
          <table:table-cell table:style-name="ce2"/>
          <table:table-cell table:style-name="ce2" table:formula="of:=[.C363]-[.D363]" office:value-type="float" office:value="-1570">
            <text:p>-1570</text:p>
          </table:table-cell>
          <table:table-cell table:style-name="ce2" table:formula="of:=[.D363]-[.C363]" office:value-type="float" office:value="1570">
            <text:p>1570</text:p>
          </table:table-cell>
          <table:table-cell table:style-name="ce4" table:formula="of:=[.F363]-[.J363]" office:value-type="float" office:value="9.04">
            <text:p>9.04</text:p>
          </table:table-cell>
          <table:table-cell table:style-name="ce4" table:formula="of:=[.F363]-[.H363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table:number-columns-repeated="7" office:value-type="string">
            <text:p><text:s/></text:p>
          </table:table-cell>
          <table:table-cell table:number-columns-repeated="2"/>
          <table:table-cell table:style-name="ce2"/>
          <table:table-cell table:style-name="ce2"/>
          <table:table-cell table:style-name="ce2" table:formula="of:=IF([.M364]=[.$M$2];&quot;OK&quot;;&quot;&quot;)" office:value-type="string" office:string-value="OK">
            <text:p>OK</text:p>
          </table:table-cell>
          <table:table-cell table:style-name="ce2" table:formula="of:=IF([.K364]=[.$K$2];&quot;OK&quot;;&quot;&quot;)" office:value-type="string" office:string-value="OK">
            <text:p>OK</text:p>
          </table:table-cell>
          <table:table-cell table:style-name="ce2"/>
          <table:table-cell table:style-name="ce2" table:formula="of:=[.C364]-[.D364]" office:value-type="float" office:value="0">
            <text:p>0</text:p>
          </table:table-cell>
          <table:table-cell table:style-name="ce2" table:formula="of:=[.D364]-[.C364]" office:value-type="float" office:value="0">
            <text:p>0</text:p>
          </table:table-cell>
          <table:table-cell table:style-name="ce4" table:formula="of:=[.F364]-[.J364]" office:value-type="float" office:value="0">
            <text:p>0</text:p>
          </table:table-cell>
          <table:table-cell table:style-name="ce4" table:formula="of:=[.F364]-[.H364]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9020">
            <text:p>9020</text:p>
          </table:table-cell>
          <table:table-cell office:value-type="float" office:value="0">
            <text:p>0</text:p>
          </table:table-cell>
          <table:table-cell office:value-type="float" office:value="11.32">
            <text:p>11.32</text:p>
          </table:table-cell>
          <table:table-cell office:value-type="float" office:value="11.39">
            <text:p>11.3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11.74">
            <text:p>11.74</text:p>
          </table:table-cell>
          <table:table-cell office:value-type="float" office:value="11.85">
            <text:p>11.85</text:p>
          </table:table-cell>
          <table:table-cell office:value-type="float" office:value="-0.0000043">
            <text:p>-0.0000043</text:p>
          </table:table-cell>
          <table:table-cell table:style-name="ce2" office:value-type="float" office:value="0.0908207">
            <text:p>0.0908207</text:p>
          </table:table-cell>
          <table:table-cell table:style-name="ce2" office:value-type="float" office:value="-0.00108399">
            <text:p>-0.00108399</text:p>
          </table:table-cell>
          <table:table-cell table:style-name="ce2" table:formula="of:=IF([.M365]=[.$M$2];&quot;OK&quot;;&quot;&quot;)">
            <text:p/>
          </table:table-cell>
          <table:table-cell table:style-name="ce2" table:formula="of:=IF([.K365]=[.$K$2];&quot;OK&quot;;&quot;&quot;)">
            <text:p/>
          </table:table-cell>
          <table:table-cell table:style-name="ce2"/>
          <table:table-cell table:style-name="ce2" table:formula="of:=[.C365]-[.D365]" office:value-type="float" office:value="9020">
            <text:p>9020</text:p>
          </table:table-cell>
          <table:table-cell table:style-name="ce2" table:formula="of:=[.D365]-[.C365]" office:value-type="float" office:value="-9020">
            <text:p>-9020</text:p>
          </table:table-cell>
          <table:table-cell table:style-name="ce4" table:formula="of:=[.F365]-[.J365]" office:value-type="float" office:value="-0.459999999999999">
            <text:p>-0.46</text:p>
          </table:table-cell>
          <table:table-cell table:style-name="ce4" table:formula="of:=[.F365]-[.H365]" office:value-type="float" office:value="-0.369999999999999">
            <text:p>-0.37</text:p>
          </table:table-cell>
        </table:table-row>
        <table:table-row table:style-name="ro1">
          <table:table-cell table:number-columns-repeated="2"/>
          <table:table-cell office:value-type="float" office:value="9020">
            <text:p>9020</text:p>
          </table:table-cell>
          <table:table-cell office:value-type="float" office:value="594.44">
            <text:p>594.44</text:p>
          </table:table-cell>
          <table:table-cell office:value-type="float" office:value="11.33">
            <text:p>11.33</text:p>
          </table:table-cell>
          <table:table-cell office:value-type="float" office:value="11.38">
            <text:p>11.38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11.75">
            <text:p>11.75</text:p>
          </table:table-cell>
          <table:table-cell office:value-type="float" office:value="11.85">
            <text:p>11.85</text:p>
          </table:table-cell>
          <table:table-cell office:value-type="float" office:value="-0.00000332">
            <text:p>-0.00000332</text:p>
          </table:table-cell>
          <table:table-cell table:style-name="ce2" office:value-type="float" office:value="0.0908207">
            <text:p>0.0908207</text:p>
          </table:table-cell>
          <table:table-cell table:style-name="ce2" office:value-type="float" office:value="-0.00108399">
            <text:p>-0.00108399</text:p>
          </table:table-cell>
          <table:table-cell table:style-name="ce2" table:formula="of:=IF([.M366]=[.$M$2];&quot;OK&quot;;&quot;&quot;)">
            <text:p/>
          </table:table-cell>
          <table:table-cell table:style-name="ce2" table:formula="of:=IF([.K366]=[.$K$2];&quot;OK&quot;;&quot;&quot;)">
            <text:p/>
          </table:table-cell>
          <table:table-cell table:style-name="ce2"/>
          <table:table-cell table:style-name="ce2" table:formula="of:=[.C366]-[.D366]" office:value-type="float" office:value="8425.56">
            <text:p>8425.56</text:p>
          </table:table-cell>
          <table:table-cell table:style-name="ce2" table:formula="of:=[.D366]-[.C366]" office:value-type="float" office:value="-8425.56">
            <text:p>-8425.56</text:p>
          </table:table-cell>
          <table:table-cell table:style-name="ce4" table:formula="of:=[.F366]-[.J366]" office:value-type="float" office:value="-0.469999999999999">
            <text:p>-0.47</text:p>
          </table:table-cell>
          <table:table-cell table:style-name="ce4" table:formula="of:=[.F366]-[.H366]" office:value-type="float" office:value="-0.379999999999999">
            <text:p>-0.38</text:p>
          </table:table-cell>
        </table:table-row>
        <table:table-row table:style-name="ro1">
          <table:table-cell table:number-columns-repeated="2"/>
          <table:table-cell office:value-type="float" office:value="9020">
            <text:p>9020</text:p>
          </table:table-cell>
          <table:table-cell office:value-type="float" office:value="1188.89">
            <text:p>1188.89</text:p>
          </table:table-cell>
          <table:table-cell office:value-type="float" office:value="11.33">
            <text:p>11.33</text:p>
          </table:table-cell>
          <table:table-cell office:value-type="float" office:value="11.32">
            <text:p>11.32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11.06">
            <text:p>11.06</text:p>
          </table:table-cell>
          <table:table-cell office:value-type="float" office:value="11.78">
            <text:p>11.78</text:p>
          </table:table-cell>
          <table:table-cell office:value-type="float" office:value="0.0000002">
            <text:p>0.0000002</text:p>
          </table:table-cell>
          <table:table-cell table:style-name="ce2" office:value-type="float" office:value="0.0234376">
            <text:p>0.0234376</text:p>
          </table:table-cell>
          <table:table-cell table:style-name="ce2" office:value-type="float" office:value="-0.00726566">
            <text:p>-0.00726566</text:p>
          </table:table-cell>
          <table:table-cell table:style-name="ce2" table:formula="of:=IF([.M367]=[.$M$2];&quot;OK&quot;;&quot;&quot;)">
            <text:p/>
          </table:table-cell>
          <table:table-cell table:style-name="ce2" table:formula="of:=IF([.K367]=[.$K$2];&quot;OK&quot;;&quot;&quot;)">
            <text:p/>
          </table:table-cell>
          <table:table-cell table:style-name="ce2"/>
          <table:table-cell table:style-name="ce2" table:formula="of:=[.C367]-[.D367]" office:value-type="float" office:value="7831.11">
            <text:p>7831.11</text:p>
          </table:table-cell>
          <table:table-cell table:style-name="ce2" table:formula="of:=[.D367]-[.C367]" office:value-type="float" office:value="-7831.11">
            <text:p>-7831.11</text:p>
          </table:table-cell>
          <table:table-cell table:style-name="ce4" table:formula="of:=[.F367]-[.J367]" office:value-type="float" office:value="-0.459999999999999">
            <text:p>-0.46</text:p>
          </table:table-cell>
          <table:table-cell table:style-name="ce4" table:formula="of:=[.F367]-[.H367]" office:value-type="float" office:value="-0.44">
            <text:p>-0.44</text:p>
          </table:table-cell>
        </table:table-row>
        <table:table-row table:style-name="ro1">
          <table:table-cell table:number-columns-repeated="2"/>
          <table:table-cell office:value-type="float" office:value="9020">
            <text:p>9020</text:p>
          </table:table-cell>
          <table:table-cell office:value-type="float" office:value="1783.33">
            <text:p>1783.33</text:p>
          </table:table-cell>
          <table:table-cell office:value-type="float" office:value="11.33">
            <text:p>11.33</text:p>
          </table:table-cell>
          <table:table-cell office:value-type="float" office:value="11.29">
            <text:p>11.2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9.86">
            <text:p>9.86</text:p>
          </table:table-cell>
          <table:table-cell office:value-type="float" office:value="11.69">
            <text:p>11.69</text:p>
          </table:table-cell>
          <table:table-cell office:value-type="float" office:value="0.00000234">
            <text:p>0.00000234</text:p>
          </table:table-cell>
          <table:table-cell table:style-name="ce3" office:value-type="float" office:value="-0.0673831">
            <text:p>-0.0673831</text:p>
          </table:table-cell>
          <table:table-cell table:style-name="ce3" office:value-type="float" office:value="-0.01836922">
            <text:p>-0.01836922</text:p>
          </table:table-cell>
          <table:table-cell table:style-name="ce3" table:formula="of:=IF([.M368]=[.$M$2];&quot;OK&quot;;&quot;&quot;)">
            <text:p/>
          </table:table-cell>
          <table:table-cell table:style-name="ce3" table:formula="of:=IF([.K368]=[.$K$2];&quot;OK&quot;;&quot;&quot;)">
            <text:p/>
          </table:table-cell>
          <table:table-cell table:style-name="ce3"/>
          <table:table-cell table:style-name="ce3" table:formula="of:=[.C368]-[.D368]" office:value-type="float" office:value="7236.67">
            <text:p>7236.67</text:p>
          </table:table-cell>
          <table:table-cell table:style-name="ce2" table:formula="of:=[.D368]-[.C368]" office:value-type="float" office:value="-7236.67">
            <text:p>-7236.67</text:p>
          </table:table-cell>
          <table:table-cell table:style-name="ce4" table:formula="of:=[.F368]-[.J368]" office:value-type="float" office:value="-0.4">
            <text:p>-0.4</text:p>
          </table:table-cell>
          <table:table-cell table:style-name="ce4" table:formula="of:=[.F368]-[.H368]" office:value-type="float" office:value="-0.470000000000001">
            <text:p>-0.47</text:p>
          </table:table-cell>
        </table:table-row>
        <table:table-row table:style-name="ro1">
          <table:table-cell table:number-columns-repeated="2"/>
          <table:table-cell office:value-type="float" office:value="9020">
            <text:p>9020</text:p>
          </table:table-cell>
          <table:table-cell office:value-type="float" office:value="2377.78">
            <text:p>2377.78</text:p>
          </table:table-cell>
          <table:table-cell office:value-type="float" office:value="11.32">
            <text:p>11.32</text:p>
          </table:table-cell>
          <table:table-cell office:value-type="float" office:value="11.29">
            <text:p>11.2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33">
            <text:p>0.33</text:p>
          </table:table-cell>
          <table:table-cell office:value-type="float" office:value="2.7">
            <text:p>2.7</text:p>
          </table:table-cell>
          <table:table-cell office:value-type="float" office:value="0.00000254">
            <text:p>0.00000254</text:p>
          </table:table-cell>
          <table:table-cell table:style-name="ce2" office:value-type="float" office:value="-9.0557027">
            <text:p>-9.0557027</text:p>
          </table:table-cell>
          <table:table-cell table:style-name="ce2" office:value-type="float" office:value="-0.02367198">
            <text:p>-0.02367198</text:p>
          </table:table-cell>
          <table:table-cell table:style-name="ce2" table:formula="of:=IF([.M369]=[.$M$2];&quot;OK&quot;;&quot;&quot;)">
            <text:p/>
          </table:table-cell>
          <table:table-cell table:style-name="ce2" table:formula="of:=IF([.K369]=[.$K$2];&quot;OK&quot;;&quot;&quot;)">
            <text:p/>
          </table:table-cell>
          <table:table-cell table:style-name="ce2"/>
          <table:table-cell table:style-name="ce2" table:formula="of:=[.C369]-[.D369]" office:value-type="float" office:value="6642.22">
            <text:p>6642.22</text:p>
          </table:table-cell>
          <table:table-cell table:style-name="ce2" table:formula="of:=[.D369]-[.C369]" office:value-type="float" office:value="-6642.22">
            <text:p>-6642.22</text:p>
          </table:table-cell>
          <table:table-cell table:style-name="ce4" table:formula="of:=[.F369]-[.J369]" office:value-type="float" office:value="8.59">
            <text:p>8.59</text:p>
          </table:table-cell>
          <table:table-cell table:style-name="ce4" table:formula="of:=[.F369]-[.H369]" office:value-type="float" office:value="-0.470000000000001">
            <text:p>-0.47</text:p>
          </table:table-cell>
        </table:table-row>
        <table:table-row table:style-name="ro1">
          <table:table-cell table:number-columns-repeated="2"/>
          <table:table-cell office:value-type="float" office:value="9020">
            <text:p>9020</text:p>
          </table:table-cell>
          <table:table-cell office:value-type="float" office:value="2972.22">
            <text:p>2972.22</text:p>
          </table:table-cell>
          <table:table-cell office:value-type="float" office:value="11.33">
            <text:p>11.33</text:p>
          </table:table-cell>
          <table:table-cell office:value-type="float" office:value="11.29">
            <text:p>11.2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11">
            <text:p>0.11</text:p>
          </table:table-cell>
          <table:table-cell office:value-type="float" office:value="2.52">
            <text:p>2.52</text:p>
          </table:table-cell>
          <table:table-cell office:value-type="float" office:value="0.00000254">
            <text:p>0.00000254</text:p>
          </table:table-cell>
          <table:table-cell table:style-name="ce2" office:value-type="float" office:value="-9.2373441">
            <text:p>-9.2373441</text:p>
          </table:table-cell>
          <table:table-cell table:style-name="ce2" office:value-type="float" office:value="-0.02405284">
            <text:p>-0.02405284</text:p>
          </table:table-cell>
          <table:table-cell table:style-name="ce2" table:formula="of:=IF([.M370]=[.$M$2];&quot;OK&quot;;&quot;&quot;)">
            <text:p/>
          </table:table-cell>
          <table:table-cell table:style-name="ce2" table:formula="of:=IF([.K370]=[.$K$2];&quot;OK&quot;;&quot;&quot;)">
            <text:p/>
          </table:table-cell>
          <table:table-cell table:style-name="ce2"/>
          <table:table-cell table:style-name="ce2" table:formula="of:=[.C370]-[.D370]" office:value-type="float" office:value="6047.78">
            <text:p>6047.78</text:p>
          </table:table-cell>
          <table:table-cell table:style-name="ce2" table:formula="of:=[.D370]-[.C370]" office:value-type="float" office:value="-6047.78">
            <text:p>-6047.78</text:p>
          </table:table-cell>
          <table:table-cell table:style-name="ce4" table:formula="of:=[.F370]-[.J370]" office:value-type="float" office:value="8.77">
            <text:p>8.77</text:p>
          </table:table-cell>
          <table:table-cell table:style-name="ce4" table:formula="of:=[.F370]-[.H370]" office:value-type="float" office:value="-0.470000000000001">
            <text:p>-0.47</text:p>
          </table:table-cell>
        </table:table-row>
        <table:table-row table:style-name="ro1">
          <table:table-cell table:number-columns-repeated="2"/>
          <table:table-cell office:value-type="float" office:value="9020">
            <text:p>9020</text:p>
          </table:table-cell>
          <table:table-cell office:value-type="float" office:value="3566.67">
            <text:p>3566.67</text:p>
          </table:table-cell>
          <table:table-cell office:value-type="float" office:value="11.33">
            <text:p>11.33</text:p>
          </table:table-cell>
          <table:table-cell office:value-type="float" office:value="11.29">
            <text:p>11.2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8">
            <text:p>0.08</text:p>
          </table:table-cell>
          <table:table-cell office:value-type="float" office:value="2.5">
            <text:p>2.5</text:p>
          </table:table-cell>
          <table:table-cell office:value-type="float" office:value="0.00000254">
            <text:p>0.00000254</text:p>
          </table:table-cell>
          <table:table-cell table:style-name="ce2" office:value-type="float" office:value="-9.2637114">
            <text:p>-9.2637114</text:p>
          </table:table-cell>
          <table:table-cell table:style-name="ce2" office:value-type="float" office:value="-0.02411143">
            <text:p>-0.02411143</text:p>
          </table:table-cell>
          <table:table-cell table:style-name="ce2" table:formula="of:=IF([.M371]=[.$M$2];&quot;OK&quot;;&quot;&quot;)">
            <text:p/>
          </table:table-cell>
          <table:table-cell table:style-name="ce2" table:formula="of:=IF([.K371]=[.$K$2];&quot;OK&quot;;&quot;&quot;)">
            <text:p/>
          </table:table-cell>
          <table:table-cell table:style-name="ce2"/>
          <table:table-cell table:style-name="ce2" table:formula="of:=[.C371]-[.D371]" office:value-type="float" office:value="5453.33">
            <text:p>5453.33</text:p>
          </table:table-cell>
          <table:table-cell table:style-name="ce2" table:formula="of:=[.D371]-[.C371]" office:value-type="float" office:value="-5453.33">
            <text:p>-5453.33</text:p>
          </table:table-cell>
          <table:table-cell table:style-name="ce4" table:formula="of:=[.F371]-[.J371]" office:value-type="float" office:value="8.79">
            <text:p>8.79</text:p>
          </table:table-cell>
          <table:table-cell table:style-name="ce4" table:formula="of:=[.F371]-[.H371]" office:value-type="float" office:value="-0.470000000000001">
            <text:p>-0.47</text:p>
          </table:table-cell>
        </table:table-row>
        <table:table-row table:style-name="ro1">
          <table:table-cell table:number-columns-repeated="2"/>
          <table:table-cell office:value-type="float" office:value="9020">
            <text:p>9020</text:p>
          </table:table-cell>
          <table:table-cell office:value-type="float" office:value="4161.11">
            <text:p>4161.11</text:p>
          </table:table-cell>
          <table:table-cell office:value-type="float" office:value="11.33">
            <text:p>11.33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6">
            <text:p>0.06</text:p>
          </table:table-cell>
          <table:table-cell office:value-type="float" office:value="2.48">
            <text:p>2.48</text:p>
          </table:table-cell>
          <table:table-cell office:value-type="float" office:value="0.00000215">
            <text:p>0.00000215</text:p>
          </table:table-cell>
          <table:table-cell table:style-name="ce2" office:value-type="float" office:value="-9.2754302">
            <text:p>-9.2754302</text:p>
          </table:table-cell>
          <table:table-cell table:style-name="ce2" office:value-type="float" office:value="-0.02422862">
            <text:p>-0.02422862</text:p>
          </table:table-cell>
          <table:table-cell table:style-name="ce2" table:formula="of:=IF([.M372]=[.$M$2];&quot;OK&quot;;&quot;&quot;)">
            <text:p/>
          </table:table-cell>
          <table:table-cell table:style-name="ce2" table:formula="of:=IF([.K372]=[.$K$2];&quot;OK&quot;;&quot;&quot;)">
            <text:p/>
          </table:table-cell>
          <table:table-cell table:style-name="ce2"/>
          <table:table-cell table:style-name="ce2" table:formula="of:=[.C372]-[.D372]" office:value-type="float" office:value="4858.89">
            <text:p>4858.89</text:p>
          </table:table-cell>
          <table:table-cell table:style-name="ce2" table:formula="of:=[.D372]-[.C372]" office:value-type="float" office:value="-4858.89">
            <text:p>-4858.89</text:p>
          </table:table-cell>
          <table:table-cell table:style-name="ce4" table:formula="of:=[.F372]-[.J372]" office:value-type="float" office:value="8.82">
            <text:p>8.82</text:p>
          </table:table-cell>
          <table:table-cell table:style-name="ce4" table:formula="of:=[.F372]-[.H372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020">
            <text:p>9020</text:p>
          </table:table-cell>
          <table:table-cell office:value-type="float" office:value="4755.56">
            <text:p>4755.56</text:p>
          </table:table-cell>
          <table:table-cell office:value-type="float" office:value="11.33">
            <text:p>11.33</text:p>
          </table:table-cell>
          <table:table-cell office:value-type="float" office:value="11.29">
            <text:p>11.2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5">
            <text:p>0.05</text:p>
          </table:table-cell>
          <table:table-cell office:value-type="float" office:value="2.48">
            <text:p>2.48</text:p>
          </table:table-cell>
          <table:table-cell office:value-type="float" office:value="0.00000254">
            <text:p>0.00000254</text:p>
          </table:table-cell>
          <table:table-cell table:style-name="ce2" office:value-type="float" office:value="-9.2783599">
            <text:p>-9.2783599</text:p>
          </table:table-cell>
          <table:table-cell table:style-name="ce2" office:value-type="float" office:value="-0.02425792">
            <text:p>-0.02425792</text:p>
          </table:table-cell>
          <table:table-cell table:style-name="ce2" table:formula="of:=IF([.M373]=[.$M$2];&quot;OK&quot;;&quot;&quot;)">
            <text:p/>
          </table:table-cell>
          <table:table-cell table:style-name="ce2" table:formula="of:=IF([.K373]=[.$K$2];&quot;OK&quot;;&quot;&quot;)">
            <text:p/>
          </table:table-cell>
          <table:table-cell table:style-name="ce2"/>
          <table:table-cell table:style-name="ce2" table:formula="of:=[.C373]-[.D373]" office:value-type="float" office:value="4264.44">
            <text:p>4264.44</text:p>
          </table:table-cell>
          <table:table-cell table:style-name="ce2" table:formula="of:=[.D373]-[.C373]" office:value-type="float" office:value="-4264.44">
            <text:p>-4264.44</text:p>
          </table:table-cell>
          <table:table-cell table:style-name="ce4" table:formula="of:=[.F373]-[.J373]" office:value-type="float" office:value="8.81">
            <text:p>8.81</text:p>
          </table:table-cell>
          <table:table-cell table:style-name="ce4" table:formula="of:=[.F373]-[.H373]" office:value-type="float" office:value="-0.470000000000001">
            <text:p>-0.47</text:p>
          </table:table-cell>
        </table:table-row>
        <table:table-row table:style-name="ro1">
          <table:table-cell table:number-columns-repeated="2"/>
          <table:table-cell office:value-type="float" office:value="9020">
            <text:p>9020</text:p>
          </table:table-cell>
          <table:table-cell office:value-type="float" office:value="5350">
            <text:p>5350</text:p>
          </table:table-cell>
          <table:table-cell office:value-type="float" office:value="11.33">
            <text:p>11.33</text:p>
          </table:table-cell>
          <table:table-cell office:value-type="float" office:value="11.29">
            <text:p>11.2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4">
            <text:p>0.04</text:p>
          </table:table-cell>
          <table:table-cell office:value-type="float" office:value="2.48">
            <text:p>2.48</text:p>
          </table:table-cell>
          <table:table-cell office:value-type="float" office:value="0.00000215">
            <text:p>0.00000215</text:p>
          </table:table-cell>
          <table:table-cell table:style-name="ce2" office:value-type="float" office:value="-9.2812896">
            <text:p>-9.2812896</text:p>
          </table:table-cell>
          <table:table-cell table:style-name="ce2" office:value-type="float" office:value="-0.02431651">
            <text:p>-0.02431651</text:p>
          </table:table-cell>
          <table:table-cell table:style-name="ce2" table:formula="of:=IF([.M374]=[.$M$2];&quot;OK&quot;;&quot;&quot;)">
            <text:p/>
          </table:table-cell>
          <table:table-cell table:style-name="ce2" table:formula="of:=IF([.K374]=[.$K$2];&quot;OK&quot;;&quot;&quot;)">
            <text:p/>
          </table:table-cell>
          <table:table-cell table:style-name="ce2"/>
          <table:table-cell table:style-name="ce2" table:formula="of:=[.C374]-[.D374]" office:value-type="float" office:value="3670">
            <text:p>3670</text:p>
          </table:table-cell>
          <table:table-cell table:style-name="ce2" table:formula="of:=[.D374]-[.C374]" office:value-type="float" office:value="-3670">
            <text:p>-3670</text:p>
          </table:table-cell>
          <table:table-cell table:style-name="ce4" table:formula="of:=[.F374]-[.J374]" office:value-type="float" office:value="8.81">
            <text:p>8.81</text:p>
          </table:table-cell>
          <table:table-cell table:style-name="ce4" table:formula="of:=[.F374]-[.H374]" office:value-type="float" office:value="-0.470000000000001">
            <text:p>-0.47</text:p>
          </table:table-cell>
        </table:table-row>
        <table:table-row table:style-name="ro1">
          <table:table-cell table:number-columns-repeated="2"/>
          <table:table-cell office:value-type="float" office:value="9020">
            <text:p>9020</text:p>
          </table:table-cell>
          <table:table-cell office:value-type="float" office:value="5944.44">
            <text:p>5944.44</text:p>
          </table:table-cell>
          <table:table-cell office:value-type="float" office:value="11.33">
            <text:p>11.33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3">
            <text:p>0.03</text:p>
          </table:table-cell>
          <table:table-cell office:value-type="float" office:value="2.47">
            <text:p>2.47</text:p>
          </table:table-cell>
          <table:table-cell office:value-type="float" office:value="0.00000215">
            <text:p>0.00000215</text:p>
          </table:table-cell>
          <table:table-cell table:style-name="ce2" office:value-type="float" office:value="-9.2900787">
            <text:p>-9.2900787</text:p>
          </table:table-cell>
          <table:table-cell table:style-name="ce2" office:value-type="float" office:value="-0.02434581">
            <text:p>-0.02434581</text:p>
          </table:table-cell>
          <table:table-cell table:style-name="ce2" table:formula="of:=IF([.M375]=[.$M$2];&quot;OK&quot;;&quot;&quot;)">
            <text:p/>
          </table:table-cell>
          <table:table-cell table:style-name="ce2" table:formula="of:=IF([.K375]=[.$K$2];&quot;OK&quot;;&quot;&quot;)">
            <text:p/>
          </table:table-cell>
          <table:table-cell table:style-name="ce2"/>
          <table:table-cell table:style-name="ce2" table:formula="of:=[.C375]-[.D375]" office:value-type="float" office:value="3075.56">
            <text:p>3075.56</text:p>
          </table:table-cell>
          <table:table-cell table:style-name="ce2" table:formula="of:=[.D375]-[.C375]" office:value-type="float" office:value="-3075.56">
            <text:p>-3075.56</text:p>
          </table:table-cell>
          <table:table-cell table:style-name="ce4" table:formula="of:=[.F375]-[.J375]" office:value-type="float" office:value="8.83">
            <text:p>8.83</text:p>
          </table:table-cell>
          <table:table-cell table:style-name="ce4" table:formula="of:=[.F375]-[.H375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020">
            <text:p>9020</text:p>
          </table:table-cell>
          <table:table-cell office:value-type="float" office:value="6538.89">
            <text:p>6538.89</text:p>
          </table:table-cell>
          <table:table-cell office:value-type="float" office:value="11.33">
            <text:p>11.33</text:p>
          </table:table-cell>
          <table:table-cell office:value-type="float" office:value="11.29">
            <text:p>11.2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3">
            <text:p>0.03</text:p>
          </table:table-cell>
          <table:table-cell office:value-type="float" office:value="2.47">
            <text:p>2.47</text:p>
          </table:table-cell>
          <table:table-cell office:value-type="float" office:value="0.00000215">
            <text:p>0.00000215</text:p>
          </table:table-cell>
          <table:table-cell table:style-name="ce2" office:value-type="float" office:value="-9.2900787">
            <text:p>-9.2900787</text:p>
          </table:table-cell>
          <table:table-cell table:style-name="ce2" office:value-type="float" office:value="-0.0244044">
            <text:p>-0.0244044</text:p>
          </table:table-cell>
          <table:table-cell table:style-name="ce2" table:formula="of:=IF([.M376]=[.$M$2];&quot;OK&quot;;&quot;&quot;)">
            <text:p/>
          </table:table-cell>
          <table:table-cell table:style-name="ce2" table:formula="of:=IF([.K376]=[.$K$2];&quot;OK&quot;;&quot;&quot;)">
            <text:p/>
          </table:table-cell>
          <table:table-cell table:style-name="ce2"/>
          <table:table-cell table:style-name="ce2" table:formula="of:=[.C376]-[.D376]" office:value-type="float" office:value="2481.11">
            <text:p>2481.11</text:p>
          </table:table-cell>
          <table:table-cell table:style-name="ce2" table:formula="of:=[.D376]-[.C376]" office:value-type="float" office:value="-2481.11">
            <text:p>-2481.11</text:p>
          </table:table-cell>
          <table:table-cell table:style-name="ce4" table:formula="of:=[.F376]-[.J376]" office:value-type="float" office:value="8.82">
            <text:p>8.82</text:p>
          </table:table-cell>
          <table:table-cell table:style-name="ce4" table:formula="of:=[.F376]-[.H376]" office:value-type="float" office:value="-0.470000000000001">
            <text:p>-0.47</text:p>
          </table:table-cell>
        </table:table-row>
        <table:table-row table:style-name="ro1">
          <table:table-cell table:number-columns-repeated="2"/>
          <table:table-cell office:value-type="float" office:value="9020">
            <text:p>9020</text:p>
          </table:table-cell>
          <table:table-cell office:value-type="float" office:value="7133.33">
            <text:p>7133.33</text:p>
          </table:table-cell>
          <table:table-cell office:value-type="float" office:value="11.32">
            <text:p>11.32</text:p>
          </table:table-cell>
          <table:table-cell office:value-type="float" office:value="11.29">
            <text:p>11.2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2">
            <text:p>0.02</text:p>
          </table:table-cell>
          <table:table-cell office:value-type="float" office:value="2.47">
            <text:p>2.47</text:p>
          </table:table-cell>
          <table:table-cell office:value-type="float" office:value="0.00000195">
            <text:p>0.00000195</text:p>
          </table:table-cell>
          <table:table-cell table:style-name="ce2" office:value-type="float" office:value="-9.2900787">
            <text:p>-9.2900787</text:p>
          </table:table-cell>
          <table:table-cell table:style-name="ce2" office:value-type="float" office:value="-0.0244337">
            <text:p>-0.0244337</text:p>
          </table:table-cell>
          <table:table-cell table:style-name="ce2" table:formula="of:=IF([.M377]=[.$M$2];&quot;OK&quot;;&quot;&quot;)">
            <text:p/>
          </table:table-cell>
          <table:table-cell table:style-name="ce2" table:formula="of:=IF([.K377]=[.$K$2];&quot;OK&quot;;&quot;&quot;)">
            <text:p/>
          </table:table-cell>
          <table:table-cell table:style-name="ce2"/>
          <table:table-cell table:style-name="ce2" table:formula="of:=[.C377]-[.D377]" office:value-type="float" office:value="1886.67">
            <text:p>1886.67</text:p>
          </table:table-cell>
          <table:table-cell table:style-name="ce2" table:formula="of:=[.D377]-[.C377]" office:value-type="float" office:value="-1886.67">
            <text:p>-1886.67</text:p>
          </table:table-cell>
          <table:table-cell table:style-name="ce4" table:formula="of:=[.F377]-[.J377]" office:value-type="float" office:value="8.82">
            <text:p>8.82</text:p>
          </table:table-cell>
          <table:table-cell table:style-name="ce4" table:formula="of:=[.F377]-[.H377]" office:value-type="float" office:value="-0.470000000000001">
            <text:p>-0.47</text:p>
          </table:table-cell>
        </table:table-row>
        <table:table-row table:style-name="ro1">
          <table:table-cell table:number-columns-repeated="2"/>
          <table:table-cell office:value-type="float" office:value="9020">
            <text:p>9020</text:p>
          </table:table-cell>
          <table:table-cell office:value-type="float" office:value="7727.78">
            <text:p>7727.78</text:p>
          </table:table-cell>
          <table:table-cell office:value-type="float" office:value="11.32">
            <text:p>11.32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2">
            <text:p>0.02</text:p>
          </table:table-cell>
          <table:table-cell office:value-type="float" office:value="2.46">
            <text:p>2.46</text:p>
          </table:table-cell>
          <table:table-cell office:value-type="float" office:value="0.00000176">
            <text:p>0.00000176</text:p>
          </table:table-cell>
          <table:table-cell table:style-name="ce2" office:value-type="float" office:value="-9.2959381">
            <text:p>-9.2959381</text:p>
          </table:table-cell>
          <table:table-cell table:style-name="ce2" office:value-type="float" office:value="-0.0244337">
            <text:p>-0.0244337</text:p>
          </table:table-cell>
          <table:table-cell table:style-name="ce2" table:formula="of:=IF([.M378]=[.$M$2];&quot;OK&quot;;&quot;&quot;)">
            <text:p/>
          </table:table-cell>
          <table:table-cell table:style-name="ce2" table:formula="of:=IF([.K378]=[.$K$2];&quot;OK&quot;;&quot;&quot;)">
            <text:p/>
          </table:table-cell>
          <table:table-cell table:style-name="ce2"/>
          <table:table-cell table:style-name="ce2" table:formula="of:=[.C378]-[.D378]" office:value-type="float" office:value="1292.22">
            <text:p>1292.22</text:p>
          </table:table-cell>
          <table:table-cell table:style-name="ce2" table:formula="of:=[.D378]-[.C378]" office:value-type="float" office:value="-1292.22">
            <text:p>-1292.22</text:p>
          </table:table-cell>
          <table:table-cell table:style-name="ce4" table:formula="of:=[.F378]-[.J378]" office:value-type="float" office:value="8.84">
            <text:p>8.84</text:p>
          </table:table-cell>
          <table:table-cell table:style-name="ce4" table:formula="of:=[.F378]-[.H378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020">
            <text:p>9020</text:p>
          </table:table-cell>
          <table:table-cell office:value-type="float" office:value="8322.22">
            <text:p>8322.22</text:p>
          </table:table-cell>
          <table:table-cell office:value-type="float" office:value="11.32">
            <text:p>11.32</text:p>
          </table:table-cell>
          <table:table-cell office:value-type="float" office:value="11.29">
            <text:p>11.2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2">
            <text:p>0.02</text:p>
          </table:table-cell>
          <table:table-cell office:value-type="float" office:value="2.46">
            <text:p>2.46</text:p>
          </table:table-cell>
          <table:table-cell office:value-type="float" office:value="0.00000195">
            <text:p>0.00000195</text:p>
          </table:table-cell>
          <table:table-cell table:style-name="ce2" office:value-type="float" office:value="-9.2930084">
            <text:p>-9.2930084</text:p>
          </table:table-cell>
          <table:table-cell table:style-name="ce2" office:value-type="float" office:value="-0.02446299">
            <text:p>-0.02446299</text:p>
          </table:table-cell>
          <table:table-cell table:style-name="ce2" table:formula="of:=IF([.M379]=[.$M$2];&quot;OK&quot;;&quot;&quot;)">
            <text:p/>
          </table:table-cell>
          <table:table-cell table:style-name="ce2" table:formula="of:=IF([.K379]=[.$K$2];&quot;OK&quot;;&quot;&quot;)">
            <text:p/>
          </table:table-cell>
          <table:table-cell table:style-name="ce2"/>
          <table:table-cell table:style-name="ce2" table:formula="of:=[.C379]-[.D379]" office:value-type="float" office:value="697.780000000001">
            <text:p>697.78</text:p>
          </table:table-cell>
          <table:table-cell table:style-name="ce2" table:formula="of:=[.D379]-[.C379]" office:value-type="float" office:value="-697.780000000001">
            <text:p>-697.78</text:p>
          </table:table-cell>
          <table:table-cell table:style-name="ce4" table:formula="of:=[.F379]-[.J379]" office:value-type="float" office:value="8.83">
            <text:p>8.83</text:p>
          </table:table-cell>
          <table:table-cell table:style-name="ce4" table:formula="of:=[.F379]-[.H379]" office:value-type="float" office:value="-0.470000000000001">
            <text:p>-0.47</text:p>
          </table:table-cell>
        </table:table-row>
        <table:table-row table:style-name="ro1">
          <table:table-cell table:number-columns-repeated="2"/>
          <table:table-cell office:value-type="float" office:value="9020">
            <text:p>9020</text:p>
          </table:table-cell>
          <table:table-cell office:value-type="float" office:value="8916.67">
            <text:p>8916.67</text:p>
          </table:table-cell>
          <table:table-cell office:value-type="float" office:value="11.32">
            <text:p>11.32</text:p>
          </table:table-cell>
          <table:table-cell office:value-type="float" office:value="11.29">
            <text:p>11.2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46">
            <text:p>2.46</text:p>
          </table:table-cell>
          <table:table-cell office:value-type="float" office:value="0.00000195">
            <text:p>0.00000195</text:p>
          </table:table-cell>
          <table:table-cell table:style-name="ce2" office:value-type="float" office:value="-9.2988678">
            <text:p>-9.2988678</text:p>
          </table:table-cell>
          <table:table-cell table:style-name="ce2" office:value-type="float" office:value="-0.02446299">
            <text:p>-0.02446299</text:p>
          </table:table-cell>
          <table:table-cell table:style-name="ce2" table:formula="of:=IF([.M380]=[.$M$2];&quot;OK&quot;;&quot;&quot;)">
            <text:p/>
          </table:table-cell>
          <table:table-cell table:style-name="ce2" table:formula="of:=IF([.K380]=[.$K$2];&quot;OK&quot;;&quot;&quot;)">
            <text:p/>
          </table:table-cell>
          <table:table-cell table:style-name="ce2"/>
          <table:table-cell table:style-name="ce2" table:formula="of:=[.C380]-[.D380]" office:value-type="float" office:value="103.33">
            <text:p>103.33</text:p>
          </table:table-cell>
          <table:table-cell table:style-name="ce2" table:formula="of:=[.D380]-[.C380]" office:value-type="float" office:value="-103.33">
            <text:p>-103.33</text:p>
          </table:table-cell>
          <table:table-cell table:style-name="ce4" table:formula="of:=[.F380]-[.J380]" office:value-type="float" office:value="8.83">
            <text:p>8.83</text:p>
          </table:table-cell>
          <table:table-cell table:style-name="ce4" table:formula="of:=[.F380]-[.H380]" office:value-type="float" office:value="-0.470000000000001">
            <text:p>-0.47</text:p>
          </table:table-cell>
        </table:table-row>
        <table:table-row table:style-name="ro1">
          <table:table-cell table:number-columns-repeated="2"/>
          <table:table-cell office:value-type="float" office:value="9020">
            <text:p>9020</text:p>
          </table:table-cell>
          <table:table-cell office:value-type="float" office:value="9511.11">
            <text:p>9511.11</text:p>
          </table:table-cell>
          <table:table-cell office:value-type="float" office:value="11.33">
            <text:p>11.33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46">
            <text:p>2.46</text:p>
          </table:table-cell>
          <table:table-cell office:value-type="float" office:value="0.00000195">
            <text:p>0.00000195</text:p>
          </table:table-cell>
          <table:table-cell table:style-name="ce2" office:value-type="float" office:value="-9.2988678">
            <text:p>-9.2988678</text:p>
          </table:table-cell>
          <table:table-cell table:style-name="ce2" office:value-type="float" office:value="-0.0244337">
            <text:p>-0.0244337</text:p>
          </table:table-cell>
          <table:table-cell table:style-name="ce2" table:formula="of:=IF([.M381]=[.$M$2];&quot;OK&quot;;&quot;&quot;)">
            <text:p/>
          </table:table-cell>
          <table:table-cell table:style-name="ce2" table:formula="of:=IF([.K381]=[.$K$2];&quot;OK&quot;;&quot;&quot;)">
            <text:p/>
          </table:table-cell>
          <table:table-cell table:style-name="ce2"/>
          <table:table-cell table:style-name="ce2" table:formula="of:=[.C381]-[.D381]" office:value-type="float" office:value="-491.110000000001">
            <text:p>-491.11</text:p>
          </table:table-cell>
          <table:table-cell table:style-name="ce2" table:formula="of:=[.D381]-[.C381]" office:value-type="float" office:value="491.110000000001">
            <text:p>491.11</text:p>
          </table:table-cell>
          <table:table-cell table:style-name="ce4" table:formula="of:=[.F381]-[.J381]" office:value-type="float" office:value="8.84">
            <text:p>8.84</text:p>
          </table:table-cell>
          <table:table-cell table:style-name="ce4" table:formula="of:=[.F381]-[.H381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office:value-type="float" office:value="9020">
            <text:p>9020</text:p>
          </table:table-cell>
          <table:table-cell office:value-type="float" office:value="10105.56">
            <text:p>10105.56</text:p>
          </table:table-cell>
          <table:table-cell office:value-type="float" office:value="11.32">
            <text:p>11.32</text:p>
          </table:table-cell>
          <table:table-cell office:value-type="float" office:value="11.29">
            <text:p>11.2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46">
            <text:p>2.46</text:p>
          </table:table-cell>
          <table:table-cell office:value-type="float" office:value="0.00000195">
            <text:p>0.00000195</text:p>
          </table:table-cell>
          <table:table-cell table:style-name="ce2" office:value-type="float" office:value="-9.2988678">
            <text:p>-9.2988678</text:p>
          </table:table-cell>
          <table:table-cell table:style-name="ce2" office:value-type="float" office:value="-0.02446299">
            <text:p>-0.02446299</text:p>
          </table:table-cell>
          <table:table-cell table:style-name="ce2" table:formula="of:=IF([.M382]=[.$M$2];&quot;OK&quot;;&quot;&quot;)">
            <text:p/>
          </table:table-cell>
          <table:table-cell table:style-name="ce2" table:formula="of:=IF([.K382]=[.$K$2];&quot;OK&quot;;&quot;&quot;)">
            <text:p/>
          </table:table-cell>
          <table:table-cell table:style-name="ce2"/>
          <table:table-cell table:style-name="ce2" table:formula="of:=[.C382]-[.D382]" office:value-type="float" office:value="-1085.56">
            <text:p>-1085.56</text:p>
          </table:table-cell>
          <table:table-cell table:style-name="ce2" table:formula="of:=[.D382]-[.C382]" office:value-type="float" office:value="1085.56">
            <text:p>1085.56</text:p>
          </table:table-cell>
          <table:table-cell table:style-name="ce4" table:formula="of:=[.F382]-[.J382]" office:value-type="float" office:value="8.83">
            <text:p>8.83</text:p>
          </table:table-cell>
          <table:table-cell table:style-name="ce4" table:formula="of:=[.F382]-[.H382]" office:value-type="float" office:value="-0.470000000000001">
            <text:p>-0.47</text:p>
          </table:table-cell>
        </table:table-row>
        <table:table-row table:style-name="ro1">
          <table:table-cell table:number-columns-repeated="2"/>
          <table:table-cell office:value-type="float" office:value="9020">
            <text:p>9020</text:p>
          </table:table-cell>
          <table:table-cell office:value-type="float" office:value="10700">
            <text:p>10700</text:p>
          </table:table-cell>
          <table:table-cell office:value-type="float" office:value="11.32">
            <text:p>11.32</text:p>
          </table:table-cell>
          <table:table-cell office:value-type="float" office:value="11.29">
            <text:p>11.2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1">
            <text:p>0.01</text:p>
          </table:table-cell>
          <table:table-cell office:value-type="float" office:value="2.46">
            <text:p>2.46</text:p>
          </table:table-cell>
          <table:table-cell office:value-type="float" office:value="0.00000195">
            <text:p>0.00000195</text:p>
          </table:table-cell>
          <table:table-cell table:style-name="ce2" office:value-type="float" office:value="-9.2930084">
            <text:p>-9.2930084</text:p>
          </table:table-cell>
          <table:table-cell table:style-name="ce2" office:value-type="float" office:value="-0.02452159">
            <text:p>-0.02452159</text:p>
          </table:table-cell>
          <table:table-cell table:style-name="ce2" table:formula="of:=IF([.M383]=[.$M$2];&quot;OK&quot;;&quot;&quot;)">
            <text:p/>
          </table:table-cell>
          <table:table-cell table:style-name="ce2" table:formula="of:=IF([.K383]=[.$K$2];&quot;OK&quot;;&quot;&quot;)">
            <text:p/>
          </table:table-cell>
          <table:table-cell table:style-name="ce2"/>
          <table:table-cell table:style-name="ce2" table:formula="of:=[.C383]-[.D383]" office:value-type="float" office:value="-1680">
            <text:p>-1680</text:p>
          </table:table-cell>
          <table:table-cell table:style-name="ce2" table:formula="of:=[.D383]-[.C383]" office:value-type="float" office:value="1680">
            <text:p>1680</text:p>
          </table:table-cell>
          <table:table-cell table:style-name="ce4" table:formula="of:=[.F383]-[.J383]" office:value-type="float" office:value="8.83">
            <text:p>8.83</text:p>
          </table:table-cell>
          <table:table-cell table:style-name="ce4" table:formula="of:=[.F383]-[.H383]" office:value-type="float" office:value="-0.470000000000001">
            <text:p>-0.47</text:p>
          </table:table-cell>
        </table:table-row>
        <table:table-row table:style-name="ro1">
          <table:table-cell table:number-columns-repeated="2"/>
          <table:table-cell table:number-columns-repeated="7" office:value-type="string">
            <text:p><text:s/></text:p>
          </table:table-cell>
          <table:table-cell table:number-columns-repeated="2"/>
          <table:table-cell table:style-name="ce2"/>
          <table:table-cell table:style-name="ce2"/>
          <table:table-cell table:style-name="ce2" table:formula="of:=IF([.M384]=[.$M$2];&quot;OK&quot;;&quot;&quot;)" office:value-type="string" office:string-value="OK">
            <text:p>OK</text:p>
          </table:table-cell>
          <table:table-cell table:style-name="ce2" table:formula="of:=IF([.K384]=[.$K$2];&quot;OK&quot;;&quot;&quot;)" office:value-type="string" office:string-value="OK">
            <text:p>OK</text:p>
          </table:table-cell>
          <table:table-cell table:style-name="ce2"/>
          <table:table-cell table:style-name="ce2" table:formula="of:=[.C384]-[.D384]" office:value-type="float" office:value="0">
            <text:p>0</text:p>
          </table:table-cell>
          <table:table-cell table:style-name="ce2" table:formula="of:=[.D384]-[.C384]" office:value-type="float" office:value="0">
            <text:p>0</text:p>
          </table:table-cell>
          <table:table-cell table:style-name="ce4" table:formula="of:=[.F384]-[.J384]" office:value-type="float" office:value="0">
            <text:p>0</text:p>
          </table:table-cell>
          <table:table-cell table:style-name="ce4" table:formula="of:=[.F384]-[.H384]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8910">
            <text:p>8910</text:p>
          </table:table-cell>
          <table:table-cell office:value-type="float" office:value="0">
            <text:p>0</text:p>
          </table:table-cell>
          <table:table-cell office:value-type="float" office:value="11.19">
            <text:p>11.19</text:p>
          </table:table-cell>
          <table:table-cell office:value-type="float" office:value="11.39">
            <text:p>11.3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11.74">
            <text:p>11.74</text:p>
          </table:table-cell>
          <table:table-cell office:value-type="float" office:value="11.85">
            <text:p>11.85</text:p>
          </table:table-cell>
          <table:table-cell office:value-type="float" office:value="-0.00001309">
            <text:p>-0.00001309</text:p>
          </table:table-cell>
          <table:table-cell table:style-name="ce2" office:value-type="float" office:value="0.0937504">
            <text:p>0.0937504</text:p>
          </table:table-cell>
          <table:table-cell table:style-name="ce2" office:value-type="float" office:value="-0.00111329">
            <text:p>-0.00111329</text:p>
          </table:table-cell>
          <table:table-cell table:style-name="ce2" table:formula="of:=IF([.M385]=[.$M$2];&quot;OK&quot;;&quot;&quot;)">
            <text:p/>
          </table:table-cell>
          <table:table-cell table:style-name="ce2" table:formula="of:=IF([.K385]=[.$K$2];&quot;OK&quot;;&quot;&quot;)">
            <text:p/>
          </table:table-cell>
          <table:table-cell table:style-name="ce2"/>
          <table:table-cell table:style-name="ce2" table:formula="of:=[.C385]-[.D385]" office:value-type="float" office:value="8910">
            <text:p>8910</text:p>
          </table:table-cell>
          <table:table-cell table:style-name="ce2" table:formula="of:=[.D385]-[.C385]" office:value-type="float" office:value="-8910">
            <text:p>-8910</text:p>
          </table:table-cell>
          <table:table-cell table:style-name="ce4" table:formula="of:=[.F385]-[.J385]" office:value-type="float" office:value="-0.459999999999999">
            <text:p>-0.46</text:p>
          </table:table-cell>
          <table:table-cell table:style-name="ce4" table:formula="of:=[.F385]-[.H385]" office:value-type="float" office:value="-0.369999999999999">
            <text:p>-0.37</text:p>
          </table:table-cell>
        </table:table-row>
        <table:table-row table:style-name="ro1">
          <table:table-cell table:number-columns-repeated="2"/>
          <table:table-cell office:value-type="float" office:value="8910">
            <text:p>8910</text:p>
          </table:table-cell>
          <table:table-cell office:value-type="float" office:value="594.44">
            <text:p>594.44</text:p>
          </table:table-cell>
          <table:table-cell office:value-type="float" office:value="11.19">
            <text:p>11.19</text:p>
          </table:table-cell>
          <table:table-cell office:value-type="float" office:value="11.37">
            <text:p>11.37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11.75">
            <text:p>11.75</text:p>
          </table:table-cell>
          <table:table-cell office:value-type="float" office:value="11.85">
            <text:p>11.85</text:p>
          </table:table-cell>
          <table:table-cell office:value-type="float" office:value="-0.00001191">
            <text:p>-0.00001191</text:p>
          </table:table-cell>
          <table:table-cell table:style-name="ce2" office:value-type="float" office:value="0.0908207">
            <text:p>0.0908207</text:p>
          </table:table-cell>
          <table:table-cell table:style-name="ce2" office:value-type="float" office:value="-0.00108399">
            <text:p>-0.00108399</text:p>
          </table:table-cell>
          <table:table-cell table:style-name="ce2" table:formula="of:=IF([.M386]=[.$M$2];&quot;OK&quot;;&quot;&quot;)">
            <text:p/>
          </table:table-cell>
          <table:table-cell table:style-name="ce2" table:formula="of:=IF([.K386]=[.$K$2];&quot;OK&quot;;&quot;&quot;)">
            <text:p/>
          </table:table-cell>
          <table:table-cell table:style-name="ce2"/>
          <table:table-cell table:style-name="ce2" table:formula="of:=[.C386]-[.D386]" office:value-type="float" office:value="8315.56">
            <text:p>8315.56</text:p>
          </table:table-cell>
          <table:table-cell table:style-name="ce2" table:formula="of:=[.D386]-[.C386]" office:value-type="float" office:value="-8315.56">
            <text:p>-8315.56</text:p>
          </table:table-cell>
          <table:table-cell table:style-name="ce4" table:formula="of:=[.F386]-[.J386]" office:value-type="float" office:value="-0.48">
            <text:p>-0.48</text:p>
          </table:table-cell>
          <table:table-cell table:style-name="ce4" table:formula="of:=[.F386]-[.H386]" office:value-type="float" office:value="-0.390000000000001">
            <text:p>-0.39</text:p>
          </table:table-cell>
        </table:table-row>
        <table:table-row table:style-name="ro1">
          <table:table-cell table:number-columns-repeated="2"/>
          <table:table-cell office:value-type="float" office:value="8910">
            <text:p>8910</text:p>
          </table:table-cell>
          <table:table-cell office:value-type="float" office:value="1188.89">
            <text:p>1188.89</text:p>
          </table:table-cell>
          <table:table-cell office:value-type="float" office:value="11.19">
            <text:p>11.19</text:p>
          </table:table-cell>
          <table:table-cell office:value-type="float" office:value="11.32">
            <text:p>11.32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11.06">
            <text:p>11.06</text:p>
          </table:table-cell>
          <table:table-cell office:value-type="float" office:value="11.79">
            <text:p>11.79</text:p>
          </table:table-cell>
          <table:table-cell office:value-type="float" office:value="-0.00000879">
            <text:p>-0.00000879</text:p>
          </table:table-cell>
          <table:table-cell table:style-name="ce2" office:value-type="float" office:value="0.0263673">
            <text:p>0.0263673</text:p>
          </table:table-cell>
          <table:table-cell table:style-name="ce2" office:value-type="float" office:value="-0.00723636">
            <text:p>-0.00723636</text:p>
          </table:table-cell>
          <table:table-cell table:style-name="ce2" table:formula="of:=IF([.M387]=[.$M$2];&quot;OK&quot;;&quot;&quot;)">
            <text:p/>
          </table:table-cell>
          <table:table-cell table:style-name="ce2" table:formula="of:=IF([.K387]=[.$K$2];&quot;OK&quot;;&quot;&quot;)">
            <text:p/>
          </table:table-cell>
          <table:table-cell table:style-name="ce2"/>
          <table:table-cell table:style-name="ce2" table:formula="of:=[.C387]-[.D387]" office:value-type="float" office:value="7721.11">
            <text:p>7721.11</text:p>
          </table:table-cell>
          <table:table-cell table:style-name="ce2" table:formula="of:=[.D387]-[.C387]" office:value-type="float" office:value="-7721.11">
            <text:p>-7721.11</text:p>
          </table:table-cell>
          <table:table-cell table:style-name="ce4" table:formula="of:=[.F387]-[.J387]" office:value-type="float" office:value="-0.469999999999999">
            <text:p>-0.47</text:p>
          </table:table-cell>
          <table:table-cell table:style-name="ce4" table:formula="of:=[.F387]-[.H387]" office:value-type="float" office:value="-0.44">
            <text:p>-0.44</text:p>
          </table:table-cell>
        </table:table-row>
        <table:table-row table:style-name="ro1">
          <table:table-cell table:number-columns-repeated="2"/>
          <table:table-cell office:value-type="float" office:value="8910">
            <text:p>8910</text:p>
          </table:table-cell>
          <table:table-cell office:value-type="float" office:value="1783.33">
            <text:p>1783.33</text:p>
          </table:table-cell>
          <table:table-cell office:value-type="float" office:value="11.19">
            <text:p>11.19</text:p>
          </table:table-cell>
          <table:table-cell office:value-type="float" office:value="11.29">
            <text:p>11.2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9.88">
            <text:p>9.88</text:p>
          </table:table-cell>
          <table:table-cell office:value-type="float" office:value="11.71">
            <text:p>11.71</text:p>
          </table:table-cell>
          <table:table-cell office:value-type="float" office:value="-0.00000645">
            <text:p>-0.00000645</text:p>
          </table:table-cell>
          <table:table-cell table:style-name="ce1" office:value-type="float" office:value="-0.0468752">
            <text:p>-0.0468752</text:p>
          </table:table-cell>
          <table:table-cell table:style-name="ce1" office:value-type="float" office:value="-0.01836922">
            <text:p>-0.01836922</text:p>
          </table:table-cell>
          <table:table-cell table:style-name="ce1" table:formula="of:=IF([.M388]=[.$M$2];&quot;OK&quot;;&quot;&quot;)">
            <text:p/>
          </table:table-cell>
          <table:table-cell table:style-name="ce1" table:formula="of:=IF([.K388]=[.$K$2];&quot;OK&quot;;&quot;&quot;)">
            <text:p/>
          </table:table-cell>
          <table:table-cell table:style-name="ce1"/>
          <table:table-cell table:style-name="ce1" table:formula="of:=[.C388]-[.D388]" office:value-type="float" office:value="7126.67">
            <text:p>7126.67</text:p>
          </table:table-cell>
          <table:table-cell table:style-name="ce2" table:formula="of:=[.D388]-[.C388]" office:value-type="float" office:value="-7126.67">
            <text:p>-7126.67</text:p>
          </table:table-cell>
          <table:table-cell table:style-name="ce4" table:formula="of:=[.F388]-[.J388]" office:value-type="float" office:value="-0.420000000000002">
            <text:p>-0.42</text:p>
          </table:table-cell>
          <table:table-cell table:style-name="ce4" table:formula="of:=[.F388]-[.H388]" office:value-type="float" office:value="-0.470000000000001">
            <text:p>-0.47</text:p>
          </table:table-cell>
        </table:table-row>
        <table:table-row table:style-name="ro1">
          <table:table-cell table:number-columns-repeated="2"/>
          <table:table-cell office:value-type="float" office:value="8910">
            <text:p>8910</text:p>
          </table:table-cell>
          <table:table-cell office:value-type="float" office:value="2377.78">
            <text:p>2377.78</text:p>
          </table:table-cell>
          <table:table-cell office:value-type="float" office:value="11.19">
            <text:p>11.19</text:p>
          </table:table-cell>
          <table:table-cell office:value-type="float" office:value="11.28">
            <text:p>11.28</text:p>
          </table:table-cell>
          <table:table-cell office:value-type="float" office:value="0">
            <text:p>0</text:p>
          </table:table-cell>
          <table:table-cell office:value-type="float" office:value="11.75">
            <text:p>11.75</text:p>
          </table:table-cell>
          <table:table-cell office:value-type="float" office:value="0.54">
            <text:p>0.54</text:p>
          </table:table-cell>
          <table:table-cell office:value-type="float" office:value="3.07">
            <text:p>3.07</text:p>
          </table:table-cell>
          <table:table-cell office:value-type="float" office:value="-0.00000605">
            <text:p>-0.00000605</text:p>
          </table:table-cell>
          <table:table-cell table:style-name="ce2" office:value-type="float" office:value="-8.6836308">
            <text:p>-8.6836308</text:p>
          </table:table-cell>
          <table:table-cell table:style-name="ce2" office:value-type="float" office:value="-0.0253419">
            <text:p>-0.0253419</text:p>
          </table:table-cell>
          <table:table-cell table:style-name="ce2" table:formula="of:=IF([.M389]=[.$M$2];&quot;OK&quot;;&quot;&quot;)">
            <text:p/>
          </table:table-cell>
          <table:table-cell table:style-name="ce2" table:formula="of:=IF([.K389]=[.$K$2];&quot;OK&quot;;&quot;&quot;)">
            <text:p/>
          </table:table-cell>
          <table:table-cell table:style-name="ce2"/>
          <table:table-cell table:style-name="ce2" table:formula="of:=[.C389]-[.D389]" office:value-type="float" office:value="6532.22">
            <text:p>6532.22</text:p>
          </table:table-cell>
          <table:table-cell table:style-name="ce2" table:formula="of:=[.D389]-[.C389]" office:value-type="float" office:value="-6532.22">
            <text:p>-6532.22</text:p>
          </table:table-cell>
          <table:table-cell table:style-name="ce4" table:formula="of:=[.F389]-[.J389]" office:value-type="float" office:value="8.21">
            <text:p>8.21</text:p>
          </table:table-cell>
          <table:table-cell table:style-name="ce4" table:formula="of:=[.F389]-[.H389]" office:value-type="float" office:value="-0.470000000000001">
            <text:p>-0.47</text:p>
          </table:table-cell>
        </table:table-row>
        <table:table-row table:style-name="ro1">
          <table:table-cell table:number-columns-repeated="2"/>
          <table:table-cell office:value-type="float" office:value="8910">
            <text:p>8910</text:p>
          </table:table-cell>
          <table:table-cell office:value-type="float" office:value="2972.22">
            <text:p>2972.22</text:p>
          </table:table-cell>
          <table:table-cell office:value-type="float" office:value="11.19">
            <text:p>11.19</text:p>
          </table:table-cell>
          <table:table-cell office:value-type="float" office:value="11.29">
            <text:p>11.2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15">
            <text:p>0.15</text:p>
          </table:table-cell>
          <table:table-cell office:value-type="float" office:value="2.73">
            <text:p>2.73</text:p>
          </table:table-cell>
          <table:table-cell office:value-type="float" office:value="-0.00000645">
            <text:p>-0.00000645</text:p>
          </table:table-cell>
          <table:table-cell table:style-name="ce2" office:value-type="float" office:value="-9.0293354">
            <text:p>-9.0293354</text:p>
          </table:table-cell>
          <table:table-cell table:style-name="ce2" office:value-type="float" office:value="-0.02578136">
            <text:p>-0.02578136</text:p>
          </table:table-cell>
          <table:table-cell table:style-name="ce2" table:formula="of:=IF([.M390]=[.$M$2];&quot;OK&quot;;&quot;&quot;)">
            <text:p/>
          </table:table-cell>
          <table:table-cell table:style-name="ce2" table:formula="of:=IF([.K390]=[.$K$2];&quot;OK&quot;;&quot;&quot;)">
            <text:p/>
          </table:table-cell>
          <table:table-cell table:style-name="ce2"/>
          <table:table-cell table:style-name="ce2" table:formula="of:=[.C390]-[.D390]" office:value-type="float" office:value="5937.78">
            <text:p>5937.78</text:p>
          </table:table-cell>
          <table:table-cell table:style-name="ce2" table:formula="of:=[.D390]-[.C390]" office:value-type="float" office:value="-5937.78">
            <text:p>-5937.78</text:p>
          </table:table-cell>
          <table:table-cell table:style-name="ce4" table:formula="of:=[.F390]-[.J390]" office:value-type="float" office:value="8.56">
            <text:p>8.56</text:p>
          </table:table-cell>
          <table:table-cell table:style-name="ce4" table:formula="of:=[.F390]-[.H390]" office:value-type="float" office:value="-0.470000000000001">
            <text:p>-0.47</text:p>
          </table:table-cell>
        </table:table-row>
        <table:table-row table:style-name="ro1">
          <table:table-cell table:number-columns-repeated="2"/>
          <table:table-cell office:value-type="float" office:value="8910">
            <text:p>8910</text:p>
          </table:table-cell>
          <table:table-cell office:value-type="float" office:value="3566.67">
            <text:p>3566.67</text:p>
          </table:table-cell>
          <table:table-cell office:value-type="float" office:value="11.19">
            <text:p>11.19</text:p>
          </table:table-cell>
          <table:table-cell office:value-type="float" office:value="11.29">
            <text:p>11.2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9">
            <text:p>0.09</text:p>
          </table:table-cell>
          <table:table-cell office:value-type="float" office:value="2.69">
            <text:p>2.69</text:p>
          </table:table-cell>
          <table:table-cell office:value-type="float" office:value="-0.00000645">
            <text:p>-0.00000645</text:p>
          </table:table-cell>
          <table:table-cell table:style-name="ce2" office:value-type="float" office:value="-9.0674215">
            <text:p>-9.0674215</text:p>
          </table:table-cell>
          <table:table-cell table:style-name="ce2" office:value-type="float" office:value="-0.02595714">
            <text:p>-0.02595714</text:p>
          </table:table-cell>
          <table:table-cell table:style-name="ce2" table:formula="of:=IF([.M391]=[.$M$2];&quot;OK&quot;;&quot;&quot;)">
            <text:p/>
          </table:table-cell>
          <table:table-cell table:style-name="ce2" table:formula="of:=IF([.K391]=[.$K$2];&quot;OK&quot;;&quot;&quot;)">
            <text:p/>
          </table:table-cell>
          <table:table-cell table:style-name="ce2"/>
          <table:table-cell table:style-name="ce2" table:formula="of:=[.C391]-[.D391]" office:value-type="float" office:value="5343.33">
            <text:p>5343.33</text:p>
          </table:table-cell>
          <table:table-cell table:style-name="ce2" table:formula="of:=[.D391]-[.C391]" office:value-type="float" office:value="-5343.33">
            <text:p>-5343.33</text:p>
          </table:table-cell>
          <table:table-cell table:style-name="ce4" table:formula="of:=[.F391]-[.J391]" office:value-type="float" office:value="8.6">
            <text:p>8.6</text:p>
          </table:table-cell>
          <table:table-cell table:style-name="ce4" table:formula="of:=[.F391]-[.H391]" office:value-type="float" office:value="-0.470000000000001">
            <text:p>-0.47</text:p>
          </table:table-cell>
        </table:table-row>
        <table:table-row table:style-name="ro1">
          <table:table-cell table:number-columns-repeated="2"/>
          <table:table-cell office:value-type="float" office:value="8910">
            <text:p>8910</text:p>
          </table:table-cell>
          <table:table-cell office:value-type="float" office:value="4161.11">
            <text:p>4161.11</text:p>
          </table:table-cell>
          <table:table-cell office:value-type="float" office:value="11.19">
            <text:p>11.19</text:p>
          </table:table-cell>
          <table:table-cell office:value-type="float" office:value="11.29">
            <text:p>11.2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8">
            <text:p>0.08</text:p>
          </table:table-cell>
          <table:table-cell office:value-type="float" office:value="2.68">
            <text:p>2.68</text:p>
          </table:table-cell>
          <table:table-cell office:value-type="float" office:value="-0.00000645">
            <text:p>-0.00000645</text:p>
          </table:table-cell>
          <table:table-cell table:style-name="ce2" office:value-type="float" office:value="-9.0791403">
            <text:p>-9.0791403</text:p>
          </table:table-cell>
          <table:table-cell table:style-name="ce2" office:value-type="float" office:value="-0.02601574">
            <text:p>-0.02601574</text:p>
          </table:table-cell>
          <table:table-cell table:style-name="ce2" table:formula="of:=IF([.M392]=[.$M$2];&quot;OK&quot;;&quot;&quot;)">
            <text:p/>
          </table:table-cell>
          <table:table-cell table:style-name="ce2" table:formula="of:=IF([.K392]=[.$K$2];&quot;OK&quot;;&quot;&quot;)">
            <text:p/>
          </table:table-cell>
          <table:table-cell table:style-name="ce2"/>
          <table:table-cell table:style-name="ce2" table:formula="of:=[.C392]-[.D392]" office:value-type="float" office:value="4748.89">
            <text:p>4748.89</text:p>
          </table:table-cell>
          <table:table-cell table:style-name="ce2" table:formula="of:=[.D392]-[.C392]" office:value-type="float" office:value="-4748.89">
            <text:p>-4748.89</text:p>
          </table:table-cell>
          <table:table-cell table:style-name="ce4" table:formula="of:=[.F392]-[.J392]" office:value-type="float" office:value="8.61">
            <text:p>8.61</text:p>
          </table:table-cell>
          <table:table-cell table:style-name="ce4" table:formula="of:=[.F392]-[.H392]" office:value-type="float" office:value="-0.470000000000001">
            <text:p>-0.47</text:p>
          </table:table-cell>
        </table:table-row>
        <table:table-row table:style-name="ro1">
          <table:table-cell table:number-columns-repeated="2"/>
          <table:table-cell office:value-type="float" office:value="8910">
            <text:p>8910</text:p>
          </table:table-cell>
          <table:table-cell office:value-type="float" office:value="4755.56">
            <text:p>4755.56</text:p>
          </table:table-cell>
          <table:table-cell office:value-type="float" office:value="11.19">
            <text:p>11.19</text:p>
          </table:table-cell>
          <table:table-cell office:value-type="float" office:value="11.29">
            <text:p>11.2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6">
            <text:p>0.06</text:p>
          </table:table-cell>
          <table:table-cell office:value-type="float" office:value="2.67">
            <text:p>2.67</text:p>
          </table:table-cell>
          <table:table-cell office:value-type="float" office:value="-0.00000664">
            <text:p>-0.00000664</text:p>
          </table:table-cell>
          <table:table-cell table:style-name="ce2" office:value-type="float" office:value="-9.0849997">
            <text:p>-9.0849997</text:p>
          </table:table-cell>
          <table:table-cell table:style-name="ce2" office:value-type="float" office:value="-0.02610363">
            <text:p>-0.02610363</text:p>
          </table:table-cell>
          <table:table-cell table:style-name="ce2" table:formula="of:=IF([.M393]=[.$M$2];&quot;OK&quot;;&quot;&quot;)">
            <text:p/>
          </table:table-cell>
          <table:table-cell table:style-name="ce2" table:formula="of:=IF([.K393]=[.$K$2];&quot;OK&quot;;&quot;&quot;)">
            <text:p/>
          </table:table-cell>
          <table:table-cell table:style-name="ce2"/>
          <table:table-cell table:style-name="ce2" table:formula="of:=[.C393]-[.D393]" office:value-type="float" office:value="4154.44">
            <text:p>4154.44</text:p>
          </table:table-cell>
          <table:table-cell table:style-name="ce2" table:formula="of:=[.D393]-[.C393]" office:value-type="float" office:value="-4154.44">
            <text:p>-4154.44</text:p>
          </table:table-cell>
          <table:table-cell table:style-name="ce4" table:formula="of:=[.F393]-[.J393]" office:value-type="float" office:value="8.62">
            <text:p>8.62</text:p>
          </table:table-cell>
          <table:table-cell table:style-name="ce4" table:formula="of:=[.F393]-[.H393]" office:value-type="float" office:value="-0.470000000000001">
            <text:p>-0.47</text:p>
          </table:table-cell>
        </table:table-row>
        <table:table-row table:style-name="ro1">
          <table:table-cell table:number-columns-repeated="2"/>
          <table:table-cell office:value-type="float" office:value="8910">
            <text:p>8910</text:p>
          </table:table-cell>
          <table:table-cell office:value-type="float" office:value="5350">
            <text:p>5350</text:p>
          </table:table-cell>
          <table:table-cell office:value-type="float" office:value="11.19">
            <text:p>11.19</text:p>
          </table:table-cell>
          <table:table-cell office:value-type="float" office:value="11.29">
            <text:p>11.2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5">
            <text:p>0.05</text:p>
          </table:table-cell>
          <table:table-cell office:value-type="float" office:value="2.67">
            <text:p>2.67</text:p>
          </table:table-cell>
          <table:table-cell office:value-type="float" office:value="-0.00000664">
            <text:p>-0.00000664</text:p>
          </table:table-cell>
          <table:table-cell table:style-name="ce2" office:value-type="float" office:value="-9.0879294">
            <text:p>-9.0879294</text:p>
          </table:table-cell>
          <table:table-cell table:style-name="ce2" office:value-type="float" office:value="-0.02616222">
            <text:p>-0.02616222</text:p>
          </table:table-cell>
          <table:table-cell table:style-name="ce2" table:formula="of:=IF([.M394]=[.$M$2];&quot;OK&quot;;&quot;&quot;)">
            <text:p/>
          </table:table-cell>
          <table:table-cell table:style-name="ce2" table:formula="of:=IF([.K394]=[.$K$2];&quot;OK&quot;;&quot;&quot;)">
            <text:p/>
          </table:table-cell>
          <table:table-cell table:style-name="ce2"/>
          <table:table-cell table:style-name="ce2" table:formula="of:=[.C394]-[.D394]" office:value-type="float" office:value="3560">
            <text:p>3560</text:p>
          </table:table-cell>
          <table:table-cell table:style-name="ce2" table:formula="of:=[.D394]-[.C394]" office:value-type="float" office:value="-3560">
            <text:p>-3560</text:p>
          </table:table-cell>
          <table:table-cell table:style-name="ce4" table:formula="of:=[.F394]-[.J394]" office:value-type="float" office:value="8.62">
            <text:p>8.62</text:p>
          </table:table-cell>
          <table:table-cell table:style-name="ce4" table:formula="of:=[.F394]-[.H394]" office:value-type="float" office:value="-0.470000000000001">
            <text:p>-0.47</text:p>
          </table:table-cell>
        </table:table-row>
        <table:table-row table:style-name="ro1">
          <table:table-cell table:number-columns-repeated="2"/>
          <table:table-cell office:value-type="float" office:value="8910">
            <text:p>8910</text:p>
          </table:table-cell>
          <table:table-cell office:value-type="float" office:value="5944.44">
            <text:p>5944.44</text:p>
          </table:table-cell>
          <table:table-cell office:value-type="float" office:value="11.19">
            <text:p>11.19</text:p>
          </table:table-cell>
          <table:table-cell office:value-type="float" office:value="11.29">
            <text:p>11.29</text:p>
          </table:table-cell>
          <table:table-cell office:value-type="float" office:value="0">
            <text:p>0</text:p>
          </table:table-cell>
          <table:table-cell office:value-type="float" office:value="11.75">
            <text:p>11.75</text:p>
          </table:table-cell>
          <table:table-cell office:value-type="float" office:value="0.04">
            <text:p>0.04</text:p>
          </table:table-cell>
          <table:table-cell office:value-type="float" office:value="2.66">
            <text:p>2.66</text:p>
          </table:table-cell>
          <table:table-cell office:value-type="float" office:value="-0.00000684">
            <text:p>-0.00000684</text:p>
          </table:table-cell>
          <table:table-cell table:style-name="ce2" office:value-type="float" office:value="-9.0937888">
            <text:p>-9.0937888</text:p>
          </table:table-cell>
          <table:table-cell table:style-name="ce2" office:value-type="float" office:value="-0.02616222">
            <text:p>-0.02616222</text:p>
          </table:table-cell>
          <table:table-cell table:style-name="ce2" table:formula="of:=IF([.M395]=[.$M$2];&quot;OK&quot;;&quot;&quot;)">
            <text:p/>
          </table:table-cell>
          <table:table-cell table:style-name="ce2" table:formula="of:=IF([.K395]=[.$K$2];&quot;OK&quot;;&quot;&quot;)">
            <text:p/>
          </table:table-cell>
          <table:table-cell table:style-name="ce2"/>
          <table:table-cell table:style-name="ce2" table:formula="of:=[.C395]-[.D395]" office:value-type="float" office:value="2965.56">
            <text:p>2965.56</text:p>
          </table:table-cell>
          <table:table-cell table:style-name="ce2" table:formula="of:=[.D395]-[.C395]" office:value-type="float" office:value="-2965.56">
            <text:p>-2965.56</text:p>
          </table:table-cell>
          <table:table-cell table:style-name="ce4" table:formula="of:=[.F395]-[.J395]" office:value-type="float" office:value="8.63">
            <text:p>8.63</text:p>
          </table:table-cell>
          <table:table-cell table:style-name="ce4" table:formula="of:=[.F395]-[.H395]" office:value-type="float" office:value="-0.460000000000001">
            <text:p>-0.46</text:p>
          </table:table-cell>
        </table:table-row>
        <table:table-row table:style-name="ro1">
          <table:table-cell table:number-columns-repeated="2"/>
          <table:table-cell office:value-type="float" office:value="8910">
            <text:p>8910</text:p>
          </table:table-cell>
          <table:table-cell office:value-type="float" office:value="6538.89">
            <text:p>6538.89</text:p>
          </table:table-cell>
          <table:table-cell office:value-type="float" office:value="11.19">
            <text:p>11.19</text:p>
          </table:table-cell>
          <table:table-cell office:value-type="float" office:value="11.29">
            <text:p>11.2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4">
            <text:p>0.04</text:p>
          </table:table-cell>
          <table:table-cell office:value-type="float" office:value="2.66">
            <text:p>2.66</text:p>
          </table:table-cell>
          <table:table-cell office:value-type="float" office:value="-0.00000664">
            <text:p>-0.00000664</text:p>
          </table:table-cell>
          <table:table-cell table:style-name="ce2" office:value-type="float" office:value="-9.0967185">
            <text:p>-9.0967185</text:p>
          </table:table-cell>
          <table:table-cell table:style-name="ce2" office:value-type="float" office:value="-0.02625011">
            <text:p>-0.02625011</text:p>
          </table:table-cell>
          <table:table-cell table:style-name="ce2" table:formula="of:=IF([.M396]=[.$M$2];&quot;OK&quot;;&quot;&quot;)">
            <text:p/>
          </table:table-cell>
          <table:table-cell table:style-name="ce2" table:formula="of:=IF([.K396]=[.$K$2];&quot;OK&quot;;&quot;&quot;)">
            <text:p/>
          </table:table-cell>
          <table:table-cell table:style-name="ce2"/>
          <table:table-cell table:style-name="ce2" table:formula="of:=[.C396]-[.D396]" office:value-type="float" office:value="2371.11">
            <text:p>2371.11</text:p>
          </table:table-cell>
          <table:table-cell table:style-name="ce2" table:formula="of:=[.D396]-[.C396]" office:value-type="float" office:value="-2371.11">
            <text:p>-2371.11</text:p>
          </table:table-cell>
          <table:table-cell table:style-name="ce4" table:formula="of:=[.F396]-[.J396]" office:value-type="float" office:value="8.63">
            <text:p>8.63</text:p>
          </table:table-cell>
          <table:table-cell table:style-name="ce4" table:formula="of:=[.F396]-[.H396]" office:value-type="float" office:value="-0.470000000000001">
            <text:p>-0.47</text:p>
          </table:table-cell>
        </table:table-row>
        <table:table-row table:style-name="ro1">
          <table:table-cell table:number-columns-repeated="2"/>
          <table:table-cell office:value-type="float" office:value="8910">
            <text:p>8910</text:p>
          </table:table-cell>
          <table:table-cell office:value-type="float" office:value="7133.33">
            <text:p>7133.33</text:p>
          </table:table-cell>
          <table:table-cell office:value-type="float" office:value="11.19">
            <text:p>11.19</text:p>
          </table:table-cell>
          <table:table-cell office:value-type="float" office:value="11.29">
            <text:p>11.2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3">
            <text:p>0.03</text:p>
          </table:table-cell>
          <table:table-cell office:value-type="float" office:value="2.66">
            <text:p>2.66</text:p>
          </table:table-cell>
          <table:table-cell office:value-type="float" office:value="-0.00000684">
            <text:p>-0.00000684</text:p>
          </table:table-cell>
          <table:table-cell table:style-name="ce2" office:value-type="float" office:value="-9.0996482">
            <text:p>-9.0996482</text:p>
          </table:table-cell>
          <table:table-cell table:style-name="ce2" office:value-type="float" office:value="-0.02625011">
            <text:p>-0.02625011</text:p>
          </table:table-cell>
          <table:table-cell table:style-name="ce2" table:formula="of:=IF([.M397]=[.$M$2];&quot;OK&quot;;&quot;&quot;)">
            <text:p/>
          </table:table-cell>
          <table:table-cell table:style-name="ce2" table:formula="of:=IF([.K397]=[.$K$2];&quot;OK&quot;;&quot;&quot;)">
            <text:p/>
          </table:table-cell>
          <table:table-cell table:style-name="ce2"/>
          <table:table-cell table:style-name="ce2" table:formula="of:=[.C397]-[.D397]" office:value-type="float" office:value="1776.67">
            <text:p>1776.67</text:p>
          </table:table-cell>
          <table:table-cell table:style-name="ce2" table:formula="of:=[.D397]-[.C397]" office:value-type="float" office:value="-1776.67">
            <text:p>-1776.67</text:p>
          </table:table-cell>
          <table:table-cell table:style-name="ce4" table:formula="of:=[.F397]-[.J397]" office:value-type="float" office:value="8.63">
            <text:p>8.63</text:p>
          </table:table-cell>
          <table:table-cell table:style-name="ce4" table:formula="of:=[.F397]-[.H397]" office:value-type="float" office:value="-0.470000000000001">
            <text:p>-0.47</text:p>
          </table:table-cell>
        </table:table-row>
        <table:table-row table:style-name="ro1">
          <table:table-cell table:number-columns-repeated="2"/>
          <table:table-cell office:value-type="float" office:value="8910">
            <text:p>8910</text:p>
          </table:table-cell>
          <table:table-cell office:value-type="float" office:value="7727.78">
            <text:p>7727.78</text:p>
          </table:table-cell>
          <table:table-cell office:value-type="float" office:value="11.19">
            <text:p>11.19</text:p>
          </table:table-cell>
          <table:table-cell office:value-type="float" office:value="11.29">
            <text:p>11.2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3">
            <text:p>0.03</text:p>
          </table:table-cell>
          <table:table-cell office:value-type="float" office:value="2.66">
            <text:p>2.66</text:p>
          </table:table-cell>
          <table:table-cell office:value-type="float" office:value="-0.00000684">
            <text:p>-0.00000684</text:p>
          </table:table-cell>
          <table:table-cell table:style-name="ce2" office:value-type="float" office:value="-9.0996482">
            <text:p>-9.0996482</text:p>
          </table:table-cell>
          <table:table-cell table:style-name="ce2" office:value-type="float" office:value="-0.02627941">
            <text:p>-0.02627941</text:p>
          </table:table-cell>
          <table:table-cell table:style-name="ce2" table:formula="of:=IF([.M398]=[.$M$2];&quot;OK&quot;;&quot;&quot;)">
            <text:p/>
          </table:table-cell>
          <table:table-cell table:style-name="ce2" table:formula="of:=IF([.K398]=[.$K$2];&quot;OK&quot;;&quot;&quot;)">
            <text:p/>
          </table:table-cell>
          <table:table-cell table:style-name="ce2"/>
          <table:table-cell table:style-name="ce2" table:formula="of:=[.C398]-[.D398]" office:value-type="float" office:value="1182.22">
            <text:p>1182.22</text:p>
          </table:table-cell>
          <table:table-cell table:style-name="ce2" table:formula="of:=[.D398]-[.C398]" office:value-type="float" office:value="-1182.22">
            <text:p>-1182.22</text:p>
          </table:table-cell>
          <table:table-cell table:style-name="ce4" table:formula="of:=[.F398]-[.J398]" office:value-type="float" office:value="8.63">
            <text:p>8.63</text:p>
          </table:table-cell>
          <table:table-cell table:style-name="ce4" table:formula="of:=[.F398]-[.H398]" office:value-type="float" office:value="-0.470000000000001">
            <text:p>-0.47</text:p>
          </table:table-cell>
        </table:table-row>
        <table:table-row table:style-name="ro1">
          <table:table-cell table:number-columns-repeated="2"/>
          <table:table-cell office:value-type="float" office:value="8910">
            <text:p>8910</text:p>
          </table:table-cell>
          <table:table-cell office:value-type="float" office:value="8322.22">
            <text:p>8322.22</text:p>
          </table:table-cell>
          <table:table-cell office:value-type="float" office:value="11.19">
            <text:p>11.19</text:p>
          </table:table-cell>
          <table:table-cell office:value-type="float" office:value="11.29">
            <text:p>11.2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2">
            <text:p>0.02</text:p>
          </table:table-cell>
          <table:table-cell office:value-type="float" office:value="2.65">
            <text:p>2.65</text:p>
          </table:table-cell>
          <table:table-cell office:value-type="float" office:value="-0.00000684">
            <text:p>-0.00000684</text:p>
          </table:table-cell>
          <table:table-cell table:style-name="ce2" office:value-type="float" office:value="-9.1055076">
            <text:p>-9.1055076</text:p>
          </table:table-cell>
          <table:table-cell table:style-name="ce2" office:value-type="float" office:value="-0.02630871">
            <text:p>-0.02630871</text:p>
          </table:table-cell>
          <table:table-cell table:style-name="ce2" table:formula="of:=IF([.M399]=[.$M$2];&quot;OK&quot;;&quot;&quot;)">
            <text:p/>
          </table:table-cell>
          <table:table-cell table:style-name="ce2" table:formula="of:=IF([.K399]=[.$K$2];&quot;OK&quot;;&quot;&quot;)">
            <text:p/>
          </table:table-cell>
          <table:table-cell table:style-name="ce2"/>
          <table:table-cell table:style-name="ce2" table:formula="of:=[.C399]-[.D399]" office:value-type="float" office:value="587.780000000001">
            <text:p>587.78</text:p>
          </table:table-cell>
          <table:table-cell table:style-name="ce2" table:formula="of:=[.D399]-[.C399]" office:value-type="float" office:value="-587.780000000001">
            <text:p>-587.78</text:p>
          </table:table-cell>
          <table:table-cell table:style-name="ce4" table:formula="of:=[.F399]-[.J399]" office:value-type="float" office:value="8.64">
            <text:p>8.64</text:p>
          </table:table-cell>
          <table:table-cell table:style-name="ce4" table:formula="of:=[.F399]-[.H399]" office:value-type="float" office:value="-0.470000000000001">
            <text:p>-0.47</text:p>
          </table:table-cell>
        </table:table-row>
        <table:table-row table:style-name="ro1">
          <table:table-cell table:number-columns-repeated="2"/>
          <table:table-cell office:value-type="float" office:value="8910">
            <text:p>8910</text:p>
          </table:table-cell>
          <table:table-cell office:value-type="float" office:value="8916.67">
            <text:p>8916.67</text:p>
          </table:table-cell>
          <table:table-cell office:value-type="float" office:value="11.19">
            <text:p>11.19</text:p>
          </table:table-cell>
          <table:table-cell office:value-type="float" office:value="11.29">
            <text:p>11.2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2">
            <text:p>0.02</text:p>
          </table:table-cell>
          <table:table-cell office:value-type="float" office:value="2.65">
            <text:p>2.65</text:p>
          </table:table-cell>
          <table:table-cell office:value-type="float" office:value="-0.00000664">
            <text:p>-0.00000664</text:p>
          </table:table-cell>
          <table:table-cell table:style-name="ce2" office:value-type="float" office:value="-9.1084373">
            <text:p>-9.1084373</text:p>
          </table:table-cell>
          <table:table-cell table:style-name="ce2" office:value-type="float" office:value="-0.02627941">
            <text:p>-0.02627941</text:p>
          </table:table-cell>
          <table:table-cell table:style-name="ce2" table:formula="of:=IF([.M400]=[.$M$2];&quot;OK&quot;;&quot;&quot;)">
            <text:p/>
          </table:table-cell>
          <table:table-cell table:style-name="ce2" table:formula="of:=IF([.K400]=[.$K$2];&quot;OK&quot;;&quot;&quot;)">
            <text:p/>
          </table:table-cell>
          <table:table-cell table:style-name="ce2"/>
          <table:table-cell table:style-name="ce2" table:formula="of:=[.C400]-[.D400]" office:value-type="float" office:value="-6.67000000000007">
            <text:p>-6.67</text:p>
          </table:table-cell>
          <table:table-cell table:style-name="ce2" table:formula="of:=[.D400]-[.C400]" office:value-type="float" office:value="6.67000000000007">
            <text:p>6.67</text:p>
          </table:table-cell>
          <table:table-cell table:style-name="ce4" table:formula="of:=[.F400]-[.J400]" office:value-type="float" office:value="8.64">
            <text:p>8.64</text:p>
          </table:table-cell>
          <table:table-cell table:style-name="ce4" table:formula="of:=[.F400]-[.H400]" office:value-type="float" office:value="-0.470000000000001">
            <text:p>-0.47</text:p>
          </table:table-cell>
        </table:table-row>
        <table:table-row table:style-name="ro1">
          <table:table-cell table:number-columns-repeated="2"/>
          <table:table-cell office:value-type="float" office:value="8910">
            <text:p>8910</text:p>
          </table:table-cell>
          <table:table-cell office:value-type="float" office:value="9511.11">
            <text:p>9511.11</text:p>
          </table:table-cell>
          <table:table-cell office:value-type="float" office:value="11.19">
            <text:p>11.19</text:p>
          </table:table-cell>
          <table:table-cell office:value-type="float" office:value="11.29">
            <text:p>11.29</text:p>
          </table:table-cell>
          <table:table-cell office:value-type="float" office:value="0">
            <text:p>0</text:p>
          </table:table-cell>
          <table:table-cell office:value-type="float" office:value="11.75">
            <text:p>11.75</text:p>
          </table:table-cell>
          <table:table-cell office:value-type="float" office:value="0.02">
            <text:p>0.02</text:p>
          </table:table-cell>
          <table:table-cell office:value-type="float" office:value="2.65">
            <text:p>2.65</text:p>
          </table:table-cell>
          <table:table-cell office:value-type="float" office:value="-0.00000684">
            <text:p>-0.00000684</text:p>
          </table:table-cell>
          <table:table-cell table:style-name="ce2" office:value-type="float" office:value="-9.1025779">
            <text:p>-9.1025779</text:p>
          </table:table-cell>
          <table:table-cell table:style-name="ce2" office:value-type="float" office:value="-0.02630871">
            <text:p>-0.02630871</text:p>
          </table:table-cell>
          <table:table-cell table:style-name="ce2" table:formula="of:=IF([.M401]=[.$M$2];&quot;OK&quot;;&quot;&quot;)">
            <text:p/>
          </table:table-cell>
          <table:table-cell table:style-name="ce2" table:formula="of:=IF([.K401]=[.$K$2];&quot;OK&quot;;&quot;&quot;)">
            <text:p/>
          </table:table-cell>
          <table:table-cell table:style-name="ce2"/>
          <table:table-cell table:style-name="ce2" table:formula="of:=[.C401]-[.D401]" office:value-type="float" office:value="-601.110000000001">
            <text:p>-601.11</text:p>
          </table:table-cell>
          <table:table-cell table:style-name="ce2" table:formula="of:=[.D401]-[.C401]" office:value-type="float" office:value="601.110000000001">
            <text:p>601.11</text:p>
          </table:table-cell>
          <table:table-cell table:style-name="ce4" table:formula="of:=[.F401]-[.J401]" office:value-type="float" office:value="8.64">
            <text:p>8.64</text:p>
          </table:table-cell>
          <table:table-cell table:style-name="ce4" table:formula="of:=[.F401]-[.H401]" office:value-type="float" office:value="-0.460000000000001">
            <text:p>-0.46</text:p>
          </table:table-cell>
        </table:table-row>
        <table:table-row table:style-name="ro1">
          <table:table-cell table:number-columns-repeated="2"/>
          <table:table-cell office:value-type="float" office:value="8910">
            <text:p>8910</text:p>
          </table:table-cell>
          <table:table-cell office:value-type="float" office:value="10105.56">
            <text:p>10105.56</text:p>
          </table:table-cell>
          <table:table-cell office:value-type="float" office:value="11.19">
            <text:p>11.19</text:p>
          </table:table-cell>
          <table:table-cell office:value-type="float" office:value="11.29">
            <text:p>11.2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2">
            <text:p>0.02</text:p>
          </table:table-cell>
          <table:table-cell office:value-type="float" office:value="2.65">
            <text:p>2.65</text:p>
          </table:table-cell>
          <table:table-cell office:value-type="float" office:value="-0.00000664">
            <text:p>-0.00000664</text:p>
          </table:table-cell>
          <table:table-cell table:style-name="ce2" office:value-type="float" office:value="-9.1142967">
            <text:p>-9.1142967</text:p>
          </table:table-cell>
          <table:table-cell table:style-name="ce2" office:value-type="float" office:value="-0.02630871">
            <text:p>-0.02630871</text:p>
          </table:table-cell>
          <table:table-cell table:style-name="ce2" table:formula="of:=IF([.M402]=[.$M$2];&quot;OK&quot;;&quot;&quot;)">
            <text:p/>
          </table:table-cell>
          <table:table-cell table:style-name="ce2" table:formula="of:=IF([.K402]=[.$K$2];&quot;OK&quot;;&quot;&quot;)">
            <text:p/>
          </table:table-cell>
          <table:table-cell table:style-name="ce2"/>
          <table:table-cell table:style-name="ce2" table:formula="of:=[.C402]-[.D402]" office:value-type="float" office:value="-1195.56">
            <text:p>-1195.56</text:p>
          </table:table-cell>
          <table:table-cell table:style-name="ce2" table:formula="of:=[.D402]-[.C402]" office:value-type="float" office:value="1195.56">
            <text:p>1195.56</text:p>
          </table:table-cell>
          <table:table-cell table:style-name="ce4" table:formula="of:=[.F402]-[.J402]" office:value-type="float" office:value="8.64">
            <text:p>8.64</text:p>
          </table:table-cell>
          <table:table-cell table:style-name="ce4" table:formula="of:=[.F402]-[.H402]" office:value-type="float" office:value="-0.470000000000001">
            <text:p>-0.47</text:p>
          </table:table-cell>
        </table:table-row>
        <table:table-row table:style-name="ro1">
          <table:table-cell table:number-columns-repeated="2"/>
          <table:table-cell office:value-type="float" office:value="8910">
            <text:p>8910</text:p>
          </table:table-cell>
          <table:table-cell office:value-type="float" office:value="10700">
            <text:p>10700</text:p>
          </table:table-cell>
          <table:table-cell office:value-type="float" office:value="11.19">
            <text:p>11.19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2">
            <text:p>0.02</text:p>
          </table:table-cell>
          <table:table-cell office:value-type="float" office:value="2.65">
            <text:p>2.65</text:p>
          </table:table-cell>
          <table:table-cell office:value-type="float" office:value="-0.00000684">
            <text:p>-0.00000684</text:p>
          </table:table-cell>
          <table:table-cell table:style-name="ce2" office:value-type="float" office:value="-9.1084373">
            <text:p>-9.1084373</text:p>
          </table:table-cell>
          <table:table-cell table:style-name="ce2" office:value-type="float" office:value="-0.0263673">
            <text:p>-0.0263673</text:p>
          </table:table-cell>
          <table:table-cell table:style-name="ce2" table:formula="of:=IF([.M403]=[.$M$2];&quot;OK&quot;;&quot;&quot;)">
            <text:p/>
          </table:table-cell>
          <table:table-cell table:style-name="ce2" table:formula="of:=IF([.K403]=[.$K$2];&quot;OK&quot;;&quot;&quot;)">
            <text:p/>
          </table:table-cell>
          <table:table-cell table:style-name="ce2"/>
          <table:table-cell table:style-name="ce2" table:formula="of:=[.C403]-[.D403]" office:value-type="float" office:value="-1790">
            <text:p>-1790</text:p>
          </table:table-cell>
          <table:table-cell table:style-name="ce2" table:formula="of:=[.D403]-[.C403]" office:value-type="float" office:value="1790">
            <text:p>1790</text:p>
          </table:table-cell>
          <table:table-cell table:style-name="ce4" table:formula="of:=[.F403]-[.J403]" office:value-type="float" office:value="8.65">
            <text:p>8.65</text:p>
          </table:table-cell>
          <table:table-cell table:style-name="ce4" table:formula="of:=[.F403]-[.H403]" office:value-type="float" office:value="-0.459999999999999">
            <text:p>-0.46</text:p>
          </table:table-cell>
        </table:table-row>
        <table:table-row table:style-name="ro1">
          <table:table-cell table:number-columns-repeated="2"/>
          <table:table-cell table:number-columns-repeated="7" office:value-type="string">
            <text:p><text:s/></text:p>
          </table:table-cell>
          <table:table-cell table:number-columns-repeated="2"/>
          <table:table-cell table:style-name="ce2"/>
          <table:table-cell table:style-name="ce2"/>
          <table:table-cell table:style-name="ce2" table:formula="of:=IF([.M404]=[.$M$2];&quot;OK&quot;;&quot;&quot;)" office:value-type="string" office:string-value="OK">
            <text:p>OK</text:p>
          </table:table-cell>
          <table:table-cell table:style-name="ce2" table:formula="of:=IF([.K404]=[.$K$2];&quot;OK&quot;;&quot;&quot;)" office:value-type="string" office:string-value="OK">
            <text:p>OK</text:p>
          </table:table-cell>
          <table:table-cell table:style-name="ce2"/>
          <table:table-cell table:style-name="ce2" table:formula="of:=[.C404]-[.D404]" office:value-type="float" office:value="0">
            <text:p>0</text:p>
          </table:table-cell>
          <table:table-cell table:style-name="ce2" table:formula="of:=[.D404]-[.C404]" office:value-type="float" office:value="0">
            <text:p>0</text:p>
          </table:table-cell>
          <table:table-cell table:style-name="ce4" table:formula="of:=[.F404]-[.J404]" office:value-type="float" office:value="0">
            <text:p>0</text:p>
          </table:table-cell>
          <table:table-cell table:style-name="ce4" table:formula="of:=[.F404]-[.H404]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8800">
            <text:p>8800</text:p>
          </table:table-cell>
          <table:table-cell office:value-type="float" office:value="0">
            <text:p>0</text:p>
          </table:table-cell>
          <table:table-cell office:value-type="float" office:value="11.06">
            <text:p>11.06</text:p>
          </table:table-cell>
          <table:table-cell office:value-type="float" office:value="11.39">
            <text:p>11.3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11.75">
            <text:p>11.75</text:p>
          </table:table-cell>
          <table:table-cell office:value-type="float" office:value="11.86">
            <text:p>11.86</text:p>
          </table:table-cell>
          <table:table-cell office:value-type="float" office:value="-0.00002188">
            <text:p>-0.00002188</text:p>
          </table:table-cell>
          <table:table-cell table:style-name="ce2" office:value-type="float" office:value="0.0937504">
            <text:p>0.0937504</text:p>
          </table:table-cell>
          <table:table-cell table:style-name="ce2" office:value-type="float" office:value="-0.00108399">
            <text:p>-0.00108399</text:p>
          </table:table-cell>
          <table:table-cell table:style-name="ce2" table:formula="of:=IF([.M405]=[.$M$2];&quot;OK&quot;;&quot;&quot;)">
            <text:p/>
          </table:table-cell>
          <table:table-cell table:style-name="ce2" table:formula="of:=IF([.K405]=[.$K$2];&quot;OK&quot;;&quot;&quot;)">
            <text:p/>
          </table:table-cell>
          <table:table-cell table:style-name="ce2"/>
          <table:table-cell table:style-name="ce2" table:formula="of:=[.C405]-[.D405]" office:value-type="float" office:value="8800">
            <text:p>8800</text:p>
          </table:table-cell>
          <table:table-cell table:style-name="ce2" table:formula="of:=[.D405]-[.C405]" office:value-type="float" office:value="-8800">
            <text:p>-8800</text:p>
          </table:table-cell>
          <table:table-cell table:style-name="ce4" table:formula="of:=[.F405]-[.J405]" office:value-type="float" office:value="-0.469999999999999">
            <text:p>-0.47</text:p>
          </table:table-cell>
          <table:table-cell table:style-name="ce4" table:formula="of:=[.F405]-[.H405]" office:value-type="float" office:value="-0.369999999999999">
            <text:p>-0.37</text:p>
          </table:table-cell>
        </table:table-row>
        <table:table-row table:style-name="ro1">
          <table:table-cell table:number-columns-repeated="2"/>
          <table:table-cell office:value-type="float" office:value="8800">
            <text:p>8800</text:p>
          </table:table-cell>
          <table:table-cell office:value-type="float" office:value="594.44">
            <text:p>594.44</text:p>
          </table:table-cell>
          <table:table-cell office:value-type="float" office:value="11.06">
            <text:p>11.06</text:p>
          </table:table-cell>
          <table:table-cell office:value-type="float" office:value="11.37">
            <text:p>11.37</text:p>
          </table:table-cell>
          <table:table-cell office:value-type="float" office:value="0">
            <text:p>0</text:p>
          </table:table-cell>
          <table:table-cell office:value-type="float" office:value="11.77">
            <text:p>11.77</text:p>
          </table:table-cell>
          <table:table-cell office:value-type="float" office:value="11.75">
            <text:p>11.75</text:p>
          </table:table-cell>
          <table:table-cell office:value-type="float" office:value="11.85">
            <text:p>11.85</text:p>
          </table:table-cell>
          <table:table-cell office:value-type="float" office:value="-0.0000209">
            <text:p>-0.0000209</text:p>
          </table:table-cell>
          <table:table-cell table:style-name="ce2" office:value-type="float" office:value="0.087891">
            <text:p>0.087891</text:p>
          </table:table-cell>
          <table:table-cell table:style-name="ce2" office:value-type="float" office:value="-0.00108399">
            <text:p>-0.00108399</text:p>
          </table:table-cell>
          <table:table-cell table:style-name="ce2" table:formula="of:=IF([.M406]=[.$M$2];&quot;OK&quot;;&quot;&quot;)">
            <text:p/>
          </table:table-cell>
          <table:table-cell table:style-name="ce2" table:formula="of:=IF([.K406]=[.$K$2];&quot;OK&quot;;&quot;&quot;)">
            <text:p/>
          </table:table-cell>
          <table:table-cell table:style-name="ce2"/>
          <table:table-cell table:style-name="ce2" table:formula="of:=[.C406]-[.D406]" office:value-type="float" office:value="8205.56">
            <text:p>8205.56</text:p>
          </table:table-cell>
          <table:table-cell table:style-name="ce2" table:formula="of:=[.D406]-[.C406]" office:value-type="float" office:value="-8205.56">
            <text:p>-8205.56</text:p>
          </table:table-cell>
          <table:table-cell table:style-name="ce4" table:formula="of:=[.F406]-[.J406]" office:value-type="float" office:value="-0.48">
            <text:p>-0.48</text:p>
          </table:table-cell>
          <table:table-cell table:style-name="ce4" table:formula="of:=[.F406]-[.H406]" office:value-type="float" office:value="-0.4">
            <text:p>-0.4</text:p>
          </table:table-cell>
        </table:table-row>
        <table:table-row table:style-name="ro1">
          <table:table-cell table:number-columns-repeated="2"/>
          <table:table-cell office:value-type="float" office:value="8800">
            <text:p>8800</text:p>
          </table:table-cell>
          <table:table-cell office:value-type="float" office:value="1188.89">
            <text:p>1188.89</text:p>
          </table:table-cell>
          <table:table-cell office:value-type="float" office:value="11.06">
            <text:p>11.06</text:p>
          </table:table-cell>
          <table:table-cell office:value-type="float" office:value="11.32">
            <text:p>11.32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11.06">
            <text:p>11.06</text:p>
          </table:table-cell>
          <table:table-cell office:value-type="float" office:value="11.79">
            <text:p>11.79</text:p>
          </table:table-cell>
          <table:table-cell office:value-type="float" office:value="-0.00001758">
            <text:p>-0.00001758</text:p>
          </table:table-cell>
          <table:table-cell table:style-name="ce2" office:value-type="float" office:value="0.0322267">
            <text:p>0.0322267</text:p>
          </table:table-cell>
          <table:table-cell table:style-name="ce2" office:value-type="float" office:value="-0.00729495">
            <text:p>-0.00729495</text:p>
          </table:table-cell>
          <table:table-cell table:style-name="ce2" table:formula="of:=IF([.M407]=[.$M$2];&quot;OK&quot;;&quot;&quot;)">
            <text:p/>
          </table:table-cell>
          <table:table-cell table:style-name="ce2" table:formula="of:=IF([.K407]=[.$K$2];&quot;OK&quot;;&quot;&quot;)">
            <text:p/>
          </table:table-cell>
          <table:table-cell table:style-name="ce2"/>
          <table:table-cell table:style-name="ce2" table:formula="of:=[.C407]-[.D407]" office:value-type="float" office:value="7611.11">
            <text:p>7611.11</text:p>
          </table:table-cell>
          <table:table-cell table:style-name="ce2" table:formula="of:=[.D407]-[.C407]" office:value-type="float" office:value="-7611.11">
            <text:p>-7611.11</text:p>
          </table:table-cell>
          <table:table-cell table:style-name="ce4" table:formula="of:=[.F407]-[.J407]" office:value-type="float" office:value="-0.469999999999999">
            <text:p>-0.47</text:p>
          </table:table-cell>
          <table:table-cell table:style-name="ce4" table:formula="of:=[.F407]-[.H407]" office:value-type="float" office:value="-0.44">
            <text:p>-0.44</text:p>
          </table:table-cell>
        </table:table-row>
        <table:table-row table:style-name="ro1">
          <table:table-cell table:number-columns-repeated="2"/>
          <table:table-cell table:style-name="ce1" office:value-type="float" office:value="8800">
            <text:p>8800</text:p>
          </table:table-cell>
          <table:table-cell table:style-name="ce1" office:value-type="float" office:value="1783.33">
            <text:p>1783.33</text:p>
          </table:table-cell>
          <table:table-cell table:style-name="ce1" office:value-type="float" office:value="11.06">
            <text:p>11.06</text:p>
          </table:table-cell>
          <table:table-cell table:style-name="ce1" office:value-type="float" office:value="11.29">
            <text:p>11.2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.76">
            <text:p>11.76</text:p>
          </table:table-cell>
          <table:table-cell table:style-name="ce1" office:value-type="float" office:value="9.88">
            <text:p>9.88</text:p>
          </table:table-cell>
          <table:table-cell table:style-name="ce1" office:value-type="float" office:value="11.72">
            <text:p>11.72</text:p>
          </table:table-cell>
          <table:table-cell table:style-name="ce1" office:value-type="float" office:value="-0.00001563">
            <text:p>-0.00001563</text:p>
          </table:table-cell>
          <table:table-cell table:style-name="ce1" office:value-type="float" office:value="-0.0351564">
            <text:p>-0.0351564</text:p>
          </table:table-cell>
          <table:table-cell table:style-name="ce1" office:value-type="float" office:value="-0.01839852">
            <text:p>-0.01839852</text:p>
          </table:table-cell>
          <table:table-cell table:style-name="ce2" table:formula="of:=IF([.M408]=[.$M$2];&quot;OK&quot;;&quot;&quot;)">
            <text:p/>
          </table:table-cell>
          <table:table-cell table:style-name="ce2" table:formula="of:=IF([.K408]=[.$K$2];&quot;OK&quot;;&quot;&quot;)">
            <text:p/>
          </table:table-cell>
          <table:table-cell table:style-name="ce2"/>
          <table:table-cell table:style-name="ce2" table:formula="of:=[.C408]-[.D408]" office:value-type="float" office:value="7016.67">
            <text:p>7016.67</text:p>
          </table:table-cell>
          <table:table-cell table:style-name="ce2" table:formula="of:=[.D408]-[.C408]" office:value-type="float" office:value="-7016.67">
            <text:p>-7016.67</text:p>
          </table:table-cell>
          <table:table-cell table:style-name="ce4" table:formula="of:=[.F408]-[.J408]" office:value-type="float" office:value="-0.430000000000002">
            <text:p>-0.43</text:p>
          </table:table-cell>
          <table:table-cell table:style-name="ce4" table:formula="of:=[.F408]-[.H408]" office:value-type="float" office:value="-0.470000000000001">
            <text:p>-0.47</text:p>
          </table:table-cell>
        </table:table-row>
        <table:table-row table:style-name="ro1">
          <table:table-cell table:number-columns-repeated="2"/>
          <table:table-cell office:value-type="float" office:value="8800">
            <text:p>8800</text:p>
          </table:table-cell>
          <table:table-cell office:value-type="float" office:value="2377.78">
            <text:p>2377.78</text:p>
          </table:table-cell>
          <table:table-cell office:value-type="float" office:value="11.06">
            <text:p>11.06</text:p>
          </table:table-cell>
          <table:table-cell office:value-type="float" office:value="11.28">
            <text:p>11.28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1.9">
            <text:p>1.9</text:p>
          </table:table-cell>
          <table:table-cell office:value-type="float" office:value="4.52">
            <text:p>4.52</text:p>
          </table:table-cell>
          <table:table-cell office:value-type="float" office:value="-0.00001484">
            <text:p>-0.00001484</text:p>
          </table:table-cell>
          <table:table-cell table:style-name="ce2" office:value-type="float" office:value="-7.236359">
            <text:p>-7.236359</text:p>
          </table:table-cell>
          <table:table-cell table:style-name="ce2" office:value-type="float" office:value="-0.02619152">
            <text:p>-0.02619152</text:p>
          </table:table-cell>
          <table:table-cell table:style-name="ce2" table:formula="of:=IF([.M409]=[.$M$2];&quot;OK&quot;;&quot;&quot;)">
            <text:p/>
          </table:table-cell>
          <table:table-cell table:style-name="ce2" table:formula="of:=IF([.K409]=[.$K$2];&quot;OK&quot;;&quot;&quot;)">
            <text:p/>
          </table:table-cell>
          <table:table-cell table:style-name="ce2"/>
          <table:table-cell table:style-name="ce2" table:formula="of:=[.C409]-[.D409]" office:value-type="float" office:value="6422.22">
            <text:p>6422.22</text:p>
          </table:table-cell>
          <table:table-cell table:style-name="ce2" table:formula="of:=[.D409]-[.C409]" office:value-type="float" office:value="-6422.22">
            <text:p>-6422.22</text:p>
          </table:table-cell>
          <table:table-cell table:style-name="ce4" table:formula="of:=[.F409]-[.J409]" office:value-type="float" office:value="6.76">
            <text:p>6.76</text:p>
          </table:table-cell>
          <table:table-cell table:style-name="ce4" table:formula="of:=[.F409]-[.H409]" office:value-type="float" office:value="-0.48">
            <text:p>-0.48</text:p>
          </table:table-cell>
        </table:table-row>
        <table:table-row table:style-name="ro1">
          <table:table-cell table:number-columns-repeated="2"/>
          <table:table-cell office:value-type="float" office:value="8800">
            <text:p>8800</text:p>
          </table:table-cell>
          <table:table-cell office:value-type="float" office:value="2972.22">
            <text:p>2972.22</text:p>
          </table:table-cell>
          <table:table-cell office:value-type="float" office:value="11.06">
            <text:p>11.06</text:p>
          </table:table-cell>
          <table:table-cell office:value-type="float" office:value="11.29">
            <text:p>11.2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21">
            <text:p>0.21</text:p>
          </table:table-cell>
          <table:table-cell office:value-type="float" office:value="2.96">
            <text:p>2.96</text:p>
          </table:table-cell>
          <table:table-cell office:value-type="float" office:value="-0.00001504">
            <text:p>-0.00001504</text:p>
          </table:table-cell>
          <table:table-cell table:style-name="ce2" office:value-type="float" office:value="-8.7978891">
            <text:p>-8.7978891</text:p>
          </table:table-cell>
          <table:table-cell table:style-name="ce2" office:value-type="float" office:value="-0.02753918">
            <text:p>-0.02753918</text:p>
          </table:table-cell>
          <table:table-cell table:style-name="ce2" table:formula="of:=IF([.M410]=[.$M$2];&quot;OK&quot;;&quot;&quot;)">
            <text:p/>
          </table:table-cell>
          <table:table-cell table:style-name="ce2" table:formula="of:=IF([.K410]=[.$K$2];&quot;OK&quot;;&quot;&quot;)">
            <text:p/>
          </table:table-cell>
          <table:table-cell table:style-name="ce2"/>
          <table:table-cell table:style-name="ce2" table:formula="of:=[.C410]-[.D410]" office:value-type="float" office:value="5827.78">
            <text:p>5827.78</text:p>
          </table:table-cell>
          <table:table-cell table:style-name="ce2" table:formula="of:=[.D410]-[.C410]" office:value-type="float" office:value="-5827.78">
            <text:p>-5827.78</text:p>
          </table:table-cell>
          <table:table-cell table:style-name="ce4" table:formula="of:=[.F410]-[.J410]" office:value-type="float" office:value="8.33">
            <text:p>8.33</text:p>
          </table:table-cell>
          <table:table-cell table:style-name="ce4" table:formula="of:=[.F410]-[.H410]" office:value-type="float" office:value="-0.470000000000001">
            <text:p>-0.47</text:p>
          </table:table-cell>
        </table:table-row>
        <table:table-row table:style-name="ro1">
          <table:table-cell table:number-columns-repeated="2"/>
          <table:table-cell office:value-type="float" office:value="8800">
            <text:p>8800</text:p>
          </table:table-cell>
          <table:table-cell office:value-type="float" office:value="3566.67">
            <text:p>3566.67</text:p>
          </table:table-cell>
          <table:table-cell office:value-type="float" office:value="11.06">
            <text:p>11.06</text:p>
          </table:table-cell>
          <table:table-cell office:value-type="float" office:value="11.29">
            <text:p>11.2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11">
            <text:p>0.11</text:p>
          </table:table-cell>
          <table:table-cell office:value-type="float" office:value="2.89">
            <text:p>2.89</text:p>
          </table:table-cell>
          <table:table-cell office:value-type="float" office:value="-0.00001523">
            <text:p>-0.00001523</text:p>
          </table:table-cell>
          <table:table-cell table:style-name="ce2" office:value-type="float" office:value="-8.8711316">
            <text:p>-8.8711316</text:p>
          </table:table-cell>
          <table:table-cell table:style-name="ce2" office:value-type="float" office:value="-0.02780285">
            <text:p>-0.02780285</text:p>
          </table:table-cell>
          <table:table-cell table:style-name="ce2" table:formula="of:=IF([.M411]=[.$M$2];&quot;OK&quot;;&quot;&quot;)">
            <text:p/>
          </table:table-cell>
          <table:table-cell table:style-name="ce2" table:formula="of:=IF([.K411]=[.$K$2];&quot;OK&quot;;&quot;&quot;)">
            <text:p/>
          </table:table-cell>
          <table:table-cell table:style-name="ce2"/>
          <table:table-cell table:style-name="ce2" table:formula="of:=[.C411]-[.D411]" office:value-type="float" office:value="5233.33">
            <text:p>5233.33</text:p>
          </table:table-cell>
          <table:table-cell table:style-name="ce2" table:formula="of:=[.D411]-[.C411]" office:value-type="float" office:value="-5233.33">
            <text:p>-5233.33</text:p>
          </table:table-cell>
          <table:table-cell table:style-name="ce4" table:formula="of:=[.F411]-[.J411]" office:value-type="float" office:value="8.4">
            <text:p>8.4</text:p>
          </table:table-cell>
          <table:table-cell table:style-name="ce4" table:formula="of:=[.F411]-[.H411]" office:value-type="float" office:value="-0.470000000000001">
            <text:p>-0.47</text:p>
          </table:table-cell>
        </table:table-row>
        <table:table-row table:style-name="ro1">
          <table:table-cell table:number-columns-repeated="2"/>
          <table:table-cell office:value-type="float" office:value="8800">
            <text:p>8800</text:p>
          </table:table-cell>
          <table:table-cell office:value-type="float" office:value="4161.11">
            <text:p>4161.11</text:p>
          </table:table-cell>
          <table:table-cell office:value-type="float" office:value="11.06">
            <text:p>11.06</text:p>
          </table:table-cell>
          <table:table-cell office:value-type="float" office:value="11.29">
            <text:p>11.2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8">
            <text:p>0.08</text:p>
          </table:table-cell>
          <table:table-cell office:value-type="float" office:value="2.87">
            <text:p>2.87</text:p>
          </table:table-cell>
          <table:table-cell office:value-type="float" office:value="-0.00001543">
            <text:p>-0.00001543</text:p>
          </table:table-cell>
          <table:table-cell table:style-name="ce2" office:value-type="float" office:value="-8.8916395">
            <text:p>-8.8916395</text:p>
          </table:table-cell>
          <table:table-cell table:style-name="ce2" office:value-type="float" office:value="-0.02783215">
            <text:p>-0.02783215</text:p>
          </table:table-cell>
          <table:table-cell table:style-name="ce2" table:formula="of:=IF([.M412]=[.$M$2];&quot;OK&quot;;&quot;&quot;)">
            <text:p/>
          </table:table-cell>
          <table:table-cell table:style-name="ce2" table:formula="of:=IF([.K412]=[.$K$2];&quot;OK&quot;;&quot;&quot;)">
            <text:p/>
          </table:table-cell>
          <table:table-cell table:style-name="ce2"/>
          <table:table-cell table:style-name="ce2" table:formula="of:=[.C412]-[.D412]" office:value-type="float" office:value="4638.89">
            <text:p>4638.89</text:p>
          </table:table-cell>
          <table:table-cell table:style-name="ce2" table:formula="of:=[.D412]-[.C412]" office:value-type="float" office:value="-4638.89">
            <text:p>-4638.89</text:p>
          </table:table-cell>
          <table:table-cell table:style-name="ce4" table:formula="of:=[.F412]-[.J412]" office:value-type="float" office:value="8.42">
            <text:p>8.42</text:p>
          </table:table-cell>
          <table:table-cell table:style-name="ce4" table:formula="of:=[.F412]-[.H412]" office:value-type="float" office:value="-0.470000000000001">
            <text:p>-0.47</text:p>
          </table:table-cell>
        </table:table-row>
        <table:table-row table:style-name="ro1">
          <table:table-cell table:number-columns-repeated="2"/>
          <table:table-cell office:value-type="float" office:value="8800">
            <text:p>8800</text:p>
          </table:table-cell>
          <table:table-cell office:value-type="float" office:value="4755.56">
            <text:p>4755.56</text:p>
          </table:table-cell>
          <table:table-cell office:value-type="float" office:value="11.06">
            <text:p>11.06</text:p>
          </table:table-cell>
          <table:table-cell office:value-type="float" office:value="11.29">
            <text:p>11.2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7">
            <text:p>0.07</text:p>
          </table:table-cell>
          <table:table-cell office:value-type="float" office:value="2.86">
            <text:p>2.86</text:p>
          </table:table-cell>
          <table:table-cell office:value-type="float" office:value="-0.00001543">
            <text:p>-0.00001543</text:p>
          </table:table-cell>
          <table:table-cell table:style-name="ce2" office:value-type="float" office:value="-8.8974989">
            <text:p>-8.8974989</text:p>
          </table:table-cell>
          <table:table-cell table:style-name="ce2" office:value-type="float" office:value="-0.02794934">
            <text:p>-0.02794934</text:p>
          </table:table-cell>
          <table:table-cell table:style-name="ce2" table:formula="of:=IF([.M413]=[.$M$2];&quot;OK&quot;;&quot;&quot;)">
            <text:p/>
          </table:table-cell>
          <table:table-cell table:style-name="ce2" table:formula="of:=IF([.K413]=[.$K$2];&quot;OK&quot;;&quot;&quot;)">
            <text:p/>
          </table:table-cell>
          <table:table-cell table:style-name="ce2"/>
          <table:table-cell table:style-name="ce2" table:formula="of:=[.C413]-[.D413]" office:value-type="float" office:value="4044.44">
            <text:p>4044.44</text:p>
          </table:table-cell>
          <table:table-cell table:style-name="ce2" table:formula="of:=[.D413]-[.C413]" office:value-type="float" office:value="-4044.44">
            <text:p>-4044.44</text:p>
          </table:table-cell>
          <table:table-cell table:style-name="ce4" table:formula="of:=[.F413]-[.J413]" office:value-type="float" office:value="8.43">
            <text:p>8.43</text:p>
          </table:table-cell>
          <table:table-cell table:style-name="ce4" table:formula="of:=[.F413]-[.H413]" office:value-type="float" office:value="-0.470000000000001">
            <text:p>-0.47</text:p>
          </table:table-cell>
        </table:table-row>
        <table:table-row table:style-name="ro1">
          <table:table-cell table:number-columns-repeated="2"/>
          <table:table-cell office:value-type="float" office:value="8800">
            <text:p>8800</text:p>
          </table:table-cell>
          <table:table-cell office:value-type="float" office:value="5350">
            <text:p>5350</text:p>
          </table:table-cell>
          <table:table-cell office:value-type="float" office:value="11.06">
            <text:p>11.06</text:p>
          </table:table-cell>
          <table:table-cell office:value-type="float" office:value="11.29">
            <text:p>11.2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6">
            <text:p>0.06</text:p>
          </table:table-cell>
          <table:table-cell office:value-type="float" office:value="2.86">
            <text:p>2.86</text:p>
          </table:table-cell>
          <table:table-cell office:value-type="float" office:value="-0.00001563">
            <text:p>-0.00001563</text:p>
          </table:table-cell>
          <table:table-cell table:style-name="ce2" office:value-type="float" office:value="-8.9004286">
            <text:p>-8.9004286</text:p>
          </table:table-cell>
          <table:table-cell table:style-name="ce2" office:value-type="float" office:value="-0.02803723">
            <text:p>-0.02803723</text:p>
          </table:table-cell>
          <table:table-cell table:style-name="ce2" table:formula="of:=IF([.M414]=[.$M$2];&quot;OK&quot;;&quot;&quot;)">
            <text:p/>
          </table:table-cell>
          <table:table-cell table:style-name="ce2" table:formula="of:=IF([.K414]=[.$K$2];&quot;OK&quot;;&quot;&quot;)">
            <text:p/>
          </table:table-cell>
          <table:table-cell table:style-name="ce2"/>
          <table:table-cell table:style-name="ce2" table:formula="of:=[.C414]-[.D414]" office:value-type="float" office:value="3450">
            <text:p>3450</text:p>
          </table:table-cell>
          <table:table-cell table:style-name="ce2" table:formula="of:=[.D414]-[.C414]" office:value-type="float" office:value="-3450">
            <text:p>-3450</text:p>
          </table:table-cell>
          <table:table-cell table:style-name="ce4" table:formula="of:=[.F414]-[.J414]" office:value-type="float" office:value="8.43">
            <text:p>8.43</text:p>
          </table:table-cell>
          <table:table-cell table:style-name="ce4" table:formula="of:=[.F414]-[.H414]" office:value-type="float" office:value="-0.470000000000001">
            <text:p>-0.47</text:p>
          </table:table-cell>
        </table:table-row>
        <table:table-row table:style-name="ro1">
          <table:table-cell table:number-columns-repeated="2"/>
          <table:table-cell office:value-type="float" office:value="8800">
            <text:p>8800</text:p>
          </table:table-cell>
          <table:table-cell office:value-type="float" office:value="5944.44">
            <text:p>5944.44</text:p>
          </table:table-cell>
          <table:table-cell office:value-type="float" office:value="11.06">
            <text:p>11.06</text:p>
          </table:table-cell>
          <table:table-cell office:value-type="float" office:value="11.29">
            <text:p>11.2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5">
            <text:p>0.05</text:p>
          </table:table-cell>
          <table:table-cell office:value-type="float" office:value="2.85">
            <text:p>2.85</text:p>
          </table:table-cell>
          <table:table-cell office:value-type="float" office:value="-0.00001563">
            <text:p>-0.00001563</text:p>
          </table:table-cell>
          <table:table-cell table:style-name="ce2" office:value-type="float" office:value="-8.9033583">
            <text:p>-8.9033583</text:p>
          </table:table-cell>
          <table:table-cell table:style-name="ce2" office:value-type="float" office:value="-0.02800793">
            <text:p>-0.02800793</text:p>
          </table:table-cell>
          <table:table-cell table:style-name="ce2" table:formula="of:=IF([.M415]=[.$M$2];&quot;OK&quot;;&quot;&quot;)">
            <text:p/>
          </table:table-cell>
          <table:table-cell table:style-name="ce2" table:formula="of:=IF([.K415]=[.$K$2];&quot;OK&quot;;&quot;&quot;)">
            <text:p/>
          </table:table-cell>
          <table:table-cell table:style-name="ce2"/>
          <table:table-cell table:style-name="ce2" table:formula="of:=[.C415]-[.D415]" office:value-type="float" office:value="2855.56">
            <text:p>2855.56</text:p>
          </table:table-cell>
          <table:table-cell table:style-name="ce2" table:formula="of:=[.D415]-[.C415]" office:value-type="float" office:value="-2855.56">
            <text:p>-2855.56</text:p>
          </table:table-cell>
          <table:table-cell table:style-name="ce4" table:formula="of:=[.F415]-[.J415]" office:value-type="float" office:value="8.44">
            <text:p>8.44</text:p>
          </table:table-cell>
          <table:table-cell table:style-name="ce4" table:formula="of:=[.F415]-[.H415]" office:value-type="float" office:value="-0.470000000000001">
            <text:p>-0.47</text:p>
          </table:table-cell>
        </table:table-row>
        <table:table-row table:style-name="ro1">
          <table:table-cell table:number-columns-repeated="2"/>
          <table:table-cell office:value-type="float" office:value="8800">
            <text:p>8800</text:p>
          </table:table-cell>
          <table:table-cell office:value-type="float" office:value="6538.89">
            <text:p>6538.89</text:p>
          </table:table-cell>
          <table:table-cell office:value-type="float" office:value="11.06">
            <text:p>11.06</text:p>
          </table:table-cell>
          <table:table-cell office:value-type="float" office:value="11.29">
            <text:p>11.2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4">
            <text:p>0.04</text:p>
          </table:table-cell>
          <table:table-cell office:value-type="float" office:value="2.85">
            <text:p>2.85</text:p>
          </table:table-cell>
          <table:table-cell office:value-type="float" office:value="-0.00001543">
            <text:p>-0.00001543</text:p>
          </table:table-cell>
          <table:table-cell table:style-name="ce2" office:value-type="float" office:value="-8.9121474">
            <text:p>-8.9121474</text:p>
          </table:table-cell>
          <table:table-cell table:style-name="ce2" office:value-type="float" office:value="-0.02809582">
            <text:p>-0.02809582</text:p>
          </table:table-cell>
          <table:table-cell table:style-name="ce2" table:formula="of:=IF([.M416]=[.$M$2];&quot;OK&quot;;&quot;&quot;)">
            <text:p/>
          </table:table-cell>
          <table:table-cell table:style-name="ce2" table:formula="of:=IF([.K416]=[.$K$2];&quot;OK&quot;;&quot;&quot;)">
            <text:p/>
          </table:table-cell>
          <table:table-cell table:style-name="ce2"/>
          <table:table-cell table:style-name="ce2" table:formula="of:=[.C416]-[.D416]" office:value-type="float" office:value="2261.11">
            <text:p>2261.11</text:p>
          </table:table-cell>
          <table:table-cell table:style-name="ce2" table:formula="of:=[.D416]-[.C416]" office:value-type="float" office:value="-2261.11">
            <text:p>-2261.11</text:p>
          </table:table-cell>
          <table:table-cell table:style-name="ce4" table:formula="of:=[.F416]-[.J416]" office:value-type="float" office:value="8.44">
            <text:p>8.44</text:p>
          </table:table-cell>
          <table:table-cell table:style-name="ce4" table:formula="of:=[.F416]-[.H416]" office:value-type="float" office:value="-0.470000000000001">
            <text:p>-0.47</text:p>
          </table:table-cell>
        </table:table-row>
        <table:table-row table:style-name="ro1">
          <table:table-cell table:number-columns-repeated="2"/>
          <table:table-cell office:value-type="float" office:value="8800">
            <text:p>8800</text:p>
          </table:table-cell>
          <table:table-cell office:value-type="float" office:value="7133.33">
            <text:p>7133.33</text:p>
          </table:table-cell>
          <table:table-cell office:value-type="float" office:value="11.06">
            <text:p>11.06</text:p>
          </table:table-cell>
          <table:table-cell office:value-type="float" office:value="11.29">
            <text:p>11.2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4">
            <text:p>0.04</text:p>
          </table:table-cell>
          <table:table-cell office:value-type="float" office:value="2.84">
            <text:p>2.84</text:p>
          </table:table-cell>
          <table:table-cell office:value-type="float" office:value="-0.00001543">
            <text:p>-0.00001543</text:p>
          </table:table-cell>
          <table:table-cell table:style-name="ce2" office:value-type="float" office:value="-8.9121474">
            <text:p>-8.9121474</text:p>
          </table:table-cell>
          <table:table-cell table:style-name="ce2" office:value-type="float" office:value="-0.02806653">
            <text:p>-0.02806653</text:p>
          </table:table-cell>
          <table:table-cell table:style-name="ce2" table:formula="of:=IF([.M417]=[.$M$2];&quot;OK&quot;;&quot;&quot;)">
            <text:p/>
          </table:table-cell>
          <table:table-cell table:style-name="ce2" table:formula="of:=IF([.K417]=[.$K$2];&quot;OK&quot;;&quot;&quot;)">
            <text:p/>
          </table:table-cell>
          <table:table-cell table:style-name="ce2"/>
          <table:table-cell table:style-name="ce2" table:formula="of:=[.C417]-[.D417]" office:value-type="float" office:value="1666.67">
            <text:p>1666.67</text:p>
          </table:table-cell>
          <table:table-cell table:style-name="ce2" table:formula="of:=[.D417]-[.C417]" office:value-type="float" office:value="-1666.67">
            <text:p>-1666.67</text:p>
          </table:table-cell>
          <table:table-cell table:style-name="ce4" table:formula="of:=[.F417]-[.J417]" office:value-type="float" office:value="8.45">
            <text:p>8.45</text:p>
          </table:table-cell>
          <table:table-cell table:style-name="ce4" table:formula="of:=[.F417]-[.H417]" office:value-type="float" office:value="-0.470000000000001">
            <text:p>-0.47</text:p>
          </table:table-cell>
        </table:table-row>
        <table:table-row table:style-name="ro1">
          <table:table-cell table:number-columns-repeated="2"/>
          <table:table-cell office:value-type="float" office:value="8800">
            <text:p>8800</text:p>
          </table:table-cell>
          <table:table-cell office:value-type="float" office:value="7727.78">
            <text:p>7727.78</text:p>
          </table:table-cell>
          <table:table-cell office:value-type="float" office:value="11.06">
            <text:p>11.06</text:p>
          </table:table-cell>
          <table:table-cell office:value-type="float" office:value="11.29">
            <text:p>11.2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4">
            <text:p>0.04</text:p>
          </table:table-cell>
          <table:table-cell office:value-type="float" office:value="2.85">
            <text:p>2.85</text:p>
          </table:table-cell>
          <table:table-cell office:value-type="float" office:value="-0.00001563">
            <text:p>-0.00001563</text:p>
          </table:table-cell>
          <table:table-cell table:style-name="ce2" office:value-type="float" office:value="-8.9121474">
            <text:p>-8.9121474</text:p>
          </table:table-cell>
          <table:table-cell table:style-name="ce2" office:value-type="float" office:value="-0.02812512">
            <text:p>-0.02812512</text:p>
          </table:table-cell>
          <table:table-cell table:style-name="ce2" table:formula="of:=IF([.M418]=[.$M$2];&quot;OK&quot;;&quot;&quot;)">
            <text:p/>
          </table:table-cell>
          <table:table-cell table:style-name="ce2" table:formula="of:=IF([.K418]=[.$K$2];&quot;OK&quot;;&quot;&quot;)">
            <text:p/>
          </table:table-cell>
          <table:table-cell table:style-name="ce2"/>
          <table:table-cell table:style-name="ce2" table:formula="of:=[.C418]-[.D418]" office:value-type="float" office:value="1072.22">
            <text:p>1072.22</text:p>
          </table:table-cell>
          <table:table-cell table:style-name="ce2" table:formula="of:=[.D418]-[.C418]" office:value-type="float" office:value="-1072.22">
            <text:p>-1072.22</text:p>
          </table:table-cell>
          <table:table-cell table:style-name="ce4" table:formula="of:=[.F418]-[.J418]" office:value-type="float" office:value="8.44">
            <text:p>8.44</text:p>
          </table:table-cell>
          <table:table-cell table:style-name="ce4" table:formula="of:=[.F418]-[.H418]" office:value-type="float" office:value="-0.470000000000001">
            <text:p>-0.47</text:p>
          </table:table-cell>
        </table:table-row>
        <table:table-row table:style-name="ro1">
          <table:table-cell table:number-columns-repeated="2"/>
          <table:table-cell office:value-type="float" office:value="8800">
            <text:p>8800</text:p>
          </table:table-cell>
          <table:table-cell office:value-type="float" office:value="8322.22">
            <text:p>8322.22</text:p>
          </table:table-cell>
          <table:table-cell office:value-type="float" office:value="11.06">
            <text:p>11.06</text:p>
          </table:table-cell>
          <table:table-cell office:value-type="float" office:value="11.29">
            <text:p>11.2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3">
            <text:p>0.03</text:p>
          </table:table-cell>
          <table:table-cell office:value-type="float" office:value="2.84">
            <text:p>2.84</text:p>
          </table:table-cell>
          <table:table-cell office:value-type="float" office:value="-0.00001563">
            <text:p>-0.00001563</text:p>
          </table:table-cell>
          <table:table-cell table:style-name="ce2" office:value-type="float" office:value="-8.9121474">
            <text:p>-8.9121474</text:p>
          </table:table-cell>
          <table:table-cell table:style-name="ce2" office:value-type="float" office:value="-0.02815442">
            <text:p>-0.02815442</text:p>
          </table:table-cell>
          <table:table-cell table:style-name="ce2" table:formula="of:=IF([.M419]=[.$M$2];&quot;OK&quot;;&quot;&quot;)">
            <text:p/>
          </table:table-cell>
          <table:table-cell table:style-name="ce2" table:formula="of:=IF([.K419]=[.$K$2];&quot;OK&quot;;&quot;&quot;)">
            <text:p/>
          </table:table-cell>
          <table:table-cell table:style-name="ce2"/>
          <table:table-cell table:style-name="ce2" table:formula="of:=[.C419]-[.D419]" office:value-type="float" office:value="477.780000000001">
            <text:p>477.78</text:p>
          </table:table-cell>
          <table:table-cell table:style-name="ce2" table:formula="of:=[.D419]-[.C419]" office:value-type="float" office:value="-477.780000000001">
            <text:p>-477.78</text:p>
          </table:table-cell>
          <table:table-cell table:style-name="ce4" table:formula="of:=[.F419]-[.J419]" office:value-type="float" office:value="8.45">
            <text:p>8.45</text:p>
          </table:table-cell>
          <table:table-cell table:style-name="ce4" table:formula="of:=[.F419]-[.H419]" office:value-type="float" office:value="-0.470000000000001">
            <text:p>-0.47</text:p>
          </table:table-cell>
        </table:table-row>
        <table:table-row table:style-name="ro1">
          <table:table-cell table:number-columns-repeated="2"/>
          <table:table-cell office:value-type="float" office:value="8800">
            <text:p>8800</text:p>
          </table:table-cell>
          <table:table-cell office:value-type="float" office:value="8916.67">
            <text:p>8916.67</text:p>
          </table:table-cell>
          <table:table-cell office:value-type="float" office:value="11.06">
            <text:p>11.06</text:p>
          </table:table-cell>
          <table:table-cell office:value-type="float" office:value="11.29">
            <text:p>11.2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3">
            <text:p>0.03</text:p>
          </table:table-cell>
          <table:table-cell office:value-type="float" office:value="2.84">
            <text:p>2.84</text:p>
          </table:table-cell>
          <table:table-cell office:value-type="float" office:value="-0.00001563">
            <text:p>-0.00001563</text:p>
          </table:table-cell>
          <table:table-cell office:value-type="float" office:value="-8.9209365">
            <text:p>-8.9209365</text:p>
          </table:table-cell>
          <table:table-cell office:value-type="float" office:value="-0.02812512">
            <text:p>-0.02812512</text:p>
          </table:table-cell>
          <table:table-cell table:formula="of:=IF([.M420]=[.$M$2];&quot;OK&quot;;&quot;&quot;)">
            <text:p/>
          </table:table-cell>
          <table:table-cell table:formula="of:=IF([.K420]=[.$K$2];&quot;OK&quot;;&quot;&quot;)">
            <text:p/>
          </table:table-cell>
          <table:table-cell/>
          <table:table-cell table:style-name="ce2" table:formula="of:=[.C420]-[.D420]" office:value-type="float" office:value="-116.67">
            <text:p>-116.67</text:p>
          </table:table-cell>
          <table:table-cell table:style-name="ce2" table:formula="of:=[.D420]-[.C420]" office:value-type="float" office:value="116.67">
            <text:p>116.67</text:p>
          </table:table-cell>
          <table:table-cell table:style-name="ce4" table:formula="of:=[.F420]-[.J420]" office:value-type="float" office:value="8.45">
            <text:p>8.45</text:p>
          </table:table-cell>
          <table:table-cell table:style-name="ce4" table:formula="of:=[.F420]-[.H420]" office:value-type="float" office:value="-0.470000000000001">
            <text:p>-0.47</text:p>
          </table:table-cell>
        </table:table-row>
        <table:table-row table:style-name="ro1">
          <table:table-cell table:number-columns-repeated="2"/>
          <table:table-cell office:value-type="float" office:value="8800">
            <text:p>8800</text:p>
          </table:table-cell>
          <table:table-cell office:value-type="float" office:value="9511.11">
            <text:p>9511.11</text:p>
          </table:table-cell>
          <table:table-cell office:value-type="float" office:value="11.06">
            <text:p>11.06</text:p>
          </table:table-cell>
          <table:table-cell office:value-type="float" office:value="11.29">
            <text:p>11.2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2">
            <text:p>0.02</text:p>
          </table:table-cell>
          <table:table-cell office:value-type="float" office:value="2.84">
            <text:p>2.84</text:p>
          </table:table-cell>
          <table:table-cell office:value-type="float" office:value="-0.00001582">
            <text:p>-0.00001582</text:p>
          </table:table-cell>
          <table:table-cell office:value-type="float" office:value="-8.9209365">
            <text:p>-8.9209365</text:p>
          </table:table-cell>
          <table:table-cell office:value-type="float" office:value="-0.02818371">
            <text:p>-0.02818371</text:p>
          </table:table-cell>
          <table:table-cell table:formula="of:=IF([.M421]=[.$M$2];&quot;OK&quot;;&quot;&quot;)">
            <text:p/>
          </table:table-cell>
          <table:table-cell table:formula="of:=IF([.K421]=[.$K$2];&quot;OK&quot;;&quot;&quot;)">
            <text:p/>
          </table:table-cell>
          <table:table-cell/>
          <table:table-cell table:style-name="ce2" table:formula="of:=[.C421]-[.D421]" office:value-type="float" office:value="-711.110000000001">
            <text:p>-711.11</text:p>
          </table:table-cell>
          <table:table-cell table:style-name="ce2" table:formula="of:=[.D421]-[.C421]" office:value-type="float" office:value="711.110000000001">
            <text:p>711.11</text:p>
          </table:table-cell>
          <table:table-cell table:style-name="ce4" table:formula="of:=[.F421]-[.J421]" office:value-type="float" office:value="8.45">
            <text:p>8.45</text:p>
          </table:table-cell>
          <table:table-cell table:style-name="ce4" table:formula="of:=[.F421]-[.H421]" office:value-type="float" office:value="-0.470000000000001">
            <text:p>-0.47</text:p>
          </table:table-cell>
        </table:table-row>
        <table:table-row table:style-name="ro1">
          <table:table-cell table:number-columns-repeated="2"/>
          <table:table-cell office:value-type="float" office:value="8800">
            <text:p>8800</text:p>
          </table:table-cell>
          <table:table-cell office:value-type="float" office:value="10105.56">
            <text:p>10105.56</text:p>
          </table:table-cell>
          <table:table-cell office:value-type="float" office:value="11.06">
            <text:p>11.06</text:p>
          </table:table-cell>
          <table:table-cell office:value-type="float" office:value="11.29">
            <text:p>11.2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2">
            <text:p>0.02</text:p>
          </table:table-cell>
          <table:table-cell office:value-type="float" office:value="2.85">
            <text:p>2.85</text:p>
          </table:table-cell>
          <table:table-cell office:value-type="float" office:value="-0.00001582">
            <text:p>-0.00001582</text:p>
          </table:table-cell>
          <table:table-cell office:value-type="float" office:value="-8.9092177">
            <text:p>-8.9092177</text:p>
          </table:table-cell>
          <table:table-cell office:value-type="float" office:value="-0.02824231">
            <text:p>-0.02824231</text:p>
          </table:table-cell>
          <table:table-cell table:formula="of:=IF([.M422]=[.$M$2];&quot;OK&quot;;&quot;&quot;)">
            <text:p/>
          </table:table-cell>
          <table:table-cell table:formula="of:=IF([.K422]=[.$K$2];&quot;OK&quot;;&quot;&quot;)">
            <text:p/>
          </table:table-cell>
          <table:table-cell/>
          <table:table-cell table:style-name="ce2" table:formula="of:=[.C422]-[.D422]" office:value-type="float" office:value="-1305.56">
            <text:p>-1305.56</text:p>
          </table:table-cell>
          <table:table-cell table:style-name="ce2" table:formula="of:=[.D422]-[.C422]" office:value-type="float" office:value="1305.56">
            <text:p>1305.56</text:p>
          </table:table-cell>
          <table:table-cell table:style-name="ce4" table:formula="of:=[.F422]-[.J422]" office:value-type="float" office:value="8.44">
            <text:p>8.44</text:p>
          </table:table-cell>
          <table:table-cell table:style-name="ce4" table:formula="of:=[.F422]-[.H422]" office:value-type="float" office:value="-0.470000000000001">
            <text:p>-0.47</text:p>
          </table:table-cell>
        </table:table-row>
        <table:table-row table:style-name="ro1">
          <table:table-cell table:number-columns-repeated="2"/>
          <table:table-cell office:value-type="float" office:value="8800">
            <text:p>8800</text:p>
          </table:table-cell>
          <table:table-cell office:value-type="float" office:value="10700">
            <text:p>10700</text:p>
          </table:table-cell>
          <table:table-cell office:value-type="float" office:value="11.06">
            <text:p>11.06</text:p>
          </table:table-cell>
          <table:table-cell office:value-type="float" office:value="11.29">
            <text:p>11.29</text:p>
          </table:table-cell>
          <table:table-cell office:value-type="float" office:value="0">
            <text:p>0</text:p>
          </table:table-cell>
          <table:table-cell office:value-type="float" office:value="11.76">
            <text:p>11.76</text:p>
          </table:table-cell>
          <table:table-cell office:value-type="float" office:value="0.02">
            <text:p>0.02</text:p>
          </table:table-cell>
          <table:table-cell office:value-type="float" office:value="2.85">
            <text:p>2.85</text:p>
          </table:table-cell>
          <table:table-cell office:value-type="float" office:value="-0.00001582">
            <text:p>-0.00001582</text:p>
          </table:table-cell>
          <table:table-cell office:value-type="float" office:value="-8.9121474">
            <text:p>-8.9121474</text:p>
          </table:table-cell>
          <table:table-cell office:value-type="float" office:value="-0.02824231">
            <text:p>-0.02824231</text:p>
          </table:table-cell>
          <table:table-cell table:formula="of:=IF([.M423]=[.$M$2];&quot;OK&quot;;&quot;&quot;)">
            <text:p/>
          </table:table-cell>
          <table:table-cell table:formula="of:=IF([.K423]=[.$K$2];&quot;OK&quot;;&quot;&quot;)">
            <text:p/>
          </table:table-cell>
          <table:table-cell/>
          <table:table-cell table:style-name="ce2" table:formula="of:=[.C423]-[.D423]" office:value-type="float" office:value="-1900">
            <text:p>-1900</text:p>
          </table:table-cell>
          <table:table-cell table:style-name="ce2" table:formula="of:=[.D423]-[.C423]" office:value-type="float" office:value="1900">
            <text:p>1900</text:p>
          </table:table-cell>
          <table:table-cell table:style-name="ce4" table:formula="of:=[.F423]-[.J423]" office:value-type="float" office:value="8.44">
            <text:p>8.44</text:p>
          </table:table-cell>
          <table:table-cell table:style-name="ce4" table:formula="of:=[.F423]-[.H423]" office:value-type="float" office:value="-0.470000000000001">
            <text:p>-0.47</text:p>
          </table:table-cell>
        </table:table-row>
        <table:table-row table:style-name="ro1">
          <table:table-cell table:number-columns-repeated="2"/>
          <table:table-cell table:number-columns-repeated="7" office:value-type="string">
            <text:p><text:s/></text:p>
          </table:table-cell>
          <table:table-cell table:number-columns-repeated="11"/>
        </table:table-row>
        <table:table-row table:style-name="ro1" table:number-rows-repeated="1048151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Test PNP" table:style-name="ta1" table:print="false">
        <table:table-column table:style-name="co1" table:number-columns-repeated="3" table:default-cell-style-name="Default"/>
        <table:table-column table:style-name="co4" table:number-columns-repeated="8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10924.85 mV (536.24)</text:p>
          </table:table-cell>
          <table:table-cell table:number-columns-repeated="44"/>
        </table:table-row>
        <table:table-row table:style-name="ro1">
          <table:table-cell office:value-type="string">
            <text:p>PNP Sweeping Vc 10948 to 2000 mV (497)</text:p>
          </table:table-cell>
          <table:table-cell table:number-columns-repeated="44"/>
        </table:table-row>
        <table:table-row table:style-name="ro1">
          <table:table-cell/>
          <table:table-cell office:value-type="string">
            <text:p>I</text:p>
          </table:table-cell>
          <table:table-cell office:value-type="string">
            <text:p>Names</text:p>
          </table:table-cell>
          <table:table-cell office:value-type="float" office:value="-5">
            <text:p>-5</text:p>
          </table:table-cell>
          <table:table-cell office:value-type="string">
            <text:p>Ic</text:p>
          </table:table-cell>
          <table:table-cell office:value-type="float" office:value="-12">
            <text:p>-12</text:p>
          </table:table-cell>
          <table:table-cell office:value-type="string">
            <text:p>Ic</text:p>
          </table:table-cell>
          <table:table-cell office:value-type="float" office:value="-19">
            <text:p>-19</text:p>
          </table:table-cell>
          <table:table-cell office:value-type="string">
            <text:p>Ic</text:p>
          </table:table-cell>
          <table:table-cell office:value-type="float" office:value="-25">
            <text:p>-25</text:p>
          </table:table-cell>
          <table:table-cell office:value-type="string">
            <text:p>Ic</text:p>
          </table:table-cell>
          <table:table-cell office:value-type="float" office:value="-33">
            <text:p>-33</text:p>
          </table:table-cell>
          <table:table-cell office:value-type="string">
            <text:p>Ic</text:p>
          </table:table-cell>
          <table:table-cell office:value-type="float" office:value="-40">
            <text:p>-40</text:p>
          </table:table-cell>
          <table:table-cell office:value-type="string">
            <text:p>Ic</text:p>
          </table:table-cell>
          <table:table-cell office:value-type="float" office:value="-47">
            <text:p>-47</text:p>
          </table:table-cell>
          <table:table-cell office:value-type="string">
            <text:p>Ic</text:p>
          </table:table-cell>
          <table:table-cell office:value-type="float" office:value="-54">
            <text:p>-54</text:p>
          </table:table-cell>
          <table:table-cell office:value-type="string">
            <text:p>Ic</text:p>
          </table:table-cell>
          <table:table-cell office:value-type="float" office:value="-61">
            <text:p>-61</text:p>
          </table:table-cell>
          <table:table-cell office:value-type="string">
            <text:p>Ic</text:p>
          </table:table-cell>
          <table:table-cell office:value-type="float" office:value="-68">
            <text:p>-68</text:p>
          </table:table-cell>
          <table:table-cell office:value-type="string">
            <text:p>Ic</text:p>
          </table:table-cell>
          <table:table-cell office:value-type="float" office:value="-75">
            <text:p>-75</text:p>
          </table:table-cell>
          <table:table-cell office:value-type="string">
            <text:p>Ic</text:p>
          </table:table-cell>
          <table:table-cell office:value-type="float" office:value="-82">
            <text:p>-82</text:p>
          </table:table-cell>
          <table:table-cell office:value-type="string">
            <text:p>Ic</text:p>
          </table:table-cell>
          <table:table-cell office:value-type="float" office:value="-89">
            <text:p>-89</text:p>
          </table:table-cell>
          <table:table-cell office:value-type="string">
            <text:p>Ic</text:p>
          </table:table-cell>
          <table:table-cell office:value-type="float" office:value="-96">
            <text:p>-96</text:p>
          </table:table-cell>
          <table:table-cell office:value-type="string">
            <text:p>Ic</text:p>
          </table:table-cell>
          <table:table-cell office:value-type="float" office:value="-103">
            <text:p>-103</text:p>
          </table:table-cell>
          <table:table-cell office:value-type="string">
            <text:p>Ic</text:p>
          </table:table-cell>
          <table:table-cell office:value-type="float" office:value="-110">
            <text:p>-110</text:p>
          </table:table-cell>
          <table:table-cell office:value-type="string">
            <text:p>Ic</text:p>
          </table:table-cell>
          <table:table-cell office:value-type="float" office:value="-117">
            <text:p>-117</text:p>
          </table:table-cell>
          <table:table-cell office:value-type="string">
            <text:p>Ic</text:p>
          </table:table-cell>
          <table:table-cell office:value-type="float" office:value="-124">
            <text:p>-124</text:p>
          </table:table-cell>
          <table:table-cell office:value-type="string">
            <text:p>Ic</text:p>
          </table:table-cell>
          <table:table-cell office:value-type="float" office:value="-131">
            <text:p>-131</text:p>
          </table:table-cell>
          <table:table-cell office:value-type="string">
            <text:p>Ic</text:p>
          </table:table-cell>
          <table:table-cell office:value-type="float" office:value="-138">
            <text:p>-138</text:p>
          </table:table-cell>
          <table:table-cell office:value-type="string">
            <text:p>Ic</text:p>
          </table:table-cell>
          <table:table-cell office:value-type="float" office:value="-146">
            <text:p>-146</text:p>
          </table:table-cell>
          <table:table-cell office:value-type="string">
            <text:p>Ic</text:p>
          </table:table-cell>
        </table:table-row>
        <table:table-row table:style-name="ro1">
          <table:table-cell table:number-columns-repeated="45"/>
        </table:table-row>
        <table:table-row table:style-name="ro1">
          <table:table-cell office:value-type="float" office:value="10924.85">
            <text:p>10924.85</text:p>
          </table:table-cell>
          <table:table-cell table:formula="of:=[.A5]-536.24*20" office:value-type="float" office:value="200.050000000001">
            <text:p>200.05</text:p>
          </table:table-cell>
          <table:table-cell office:value-type="float" office:value="1">
            <text:p>1</text:p>
          </table:table-cell>
          <table:table-cell office:value-type="float" office:value="-0.041">
            <text:p>-0.041</text:p>
          </table:table-cell>
          <table:table-cell office:value-type="float" office:value="-0.0097559">
            <text:p>-0.0097559</text:p>
          </table:table-cell>
          <table:table-cell office:value-type="float" office:value="-0.035">
            <text:p>-0.035</text:p>
          </table:table-cell>
          <table:table-cell office:value-type="float" office:value="-0.00966801">
            <text:p>-0.00966801</text:p>
          </table:table-cell>
          <table:table-cell office:value-type="float" office:value="-0.029">
            <text:p>-0.029</text:p>
          </table:table-cell>
          <table:table-cell office:value-type="float" office:value="-0.00960942">
            <text:p>-0.00960942</text:p>
          </table:table-cell>
          <table:table-cell office:value-type="float" office:value="-0.029">
            <text:p>-0.029</text:p>
          </table:table-cell>
          <table:table-cell office:value-type="float" office:value="-0.00960942">
            <text:p>-0.00960942</text:p>
          </table:table-cell>
          <table:table-cell office:value-type="float" office:value="-0.029">
            <text:p>-0.029</text:p>
          </table:table-cell>
          <table:table-cell office:value-type="float" office:value="-0.00955082">
            <text:p>-0.00955082</text:p>
          </table:table-cell>
          <table:table-cell office:value-type="float" office:value="-0.026">
            <text:p>-0.026</text:p>
          </table:table-cell>
          <table:table-cell office:value-type="float" office:value="-0.00955082">
            <text:p>-0.00955082</text:p>
          </table:table-cell>
          <table:table-cell office:value-type="float" office:value="-0.021">
            <text:p>-0.021</text:p>
          </table:table-cell>
          <table:table-cell office:value-type="float" office:value="-0.00958012">
            <text:p>-0.00958012</text:p>
          </table:table-cell>
          <table:table-cell office:value-type="float" office:value="-0.023">
            <text:p>-0.023</text:p>
          </table:table-cell>
          <table:table-cell office:value-type="float" office:value="-0.00955082">
            <text:p>-0.00955082</text:p>
          </table:table-cell>
          <table:table-cell office:value-type="float" office:value="-0.023">
            <text:p>-0.023</text:p>
          </table:table-cell>
          <table:table-cell office:value-type="float" office:value="-0.00955082">
            <text:p>-0.00955082</text:p>
          </table:table-cell>
          <table:table-cell office:value-type="float" office:value="-0.021">
            <text:p>-0.021</text:p>
          </table:table-cell>
          <table:table-cell office:value-type="float" office:value="-0.00952153">
            <text:p>-0.00952153</text:p>
          </table:table-cell>
          <table:table-cell office:value-type="float" office:value="-0.021">
            <text:p>-0.021</text:p>
          </table:table-cell>
          <table:table-cell office:value-type="float" office:value="-0.00949223">
            <text:p>-0.00949223</text:p>
          </table:table-cell>
          <table:table-cell office:value-type="float" office:value="-0.015">
            <text:p>-0.015</text:p>
          </table:table-cell>
          <table:table-cell office:value-type="float" office:value="-0.00955082">
            <text:p>-0.00955082</text:p>
          </table:table-cell>
          <table:table-cell office:value-type="float" office:value="-0.015">
            <text:p>-0.015</text:p>
          </table:table-cell>
          <table:table-cell office:value-type="float" office:value="-0.00952153">
            <text:p>-0.00952153</text:p>
          </table:table-cell>
          <table:table-cell office:value-type="float" office:value="-0.012">
            <text:p>-0.012</text:p>
          </table:table-cell>
          <table:table-cell office:value-type="float" office:value="-0.00958012">
            <text:p>-0.00958012</text:p>
          </table:table-cell>
          <table:table-cell office:value-type="float" office:value="-0.015">
            <text:p>-0.015</text:p>
          </table:table-cell>
          <table:table-cell office:value-type="float" office:value="-0.00955082">
            <text:p>-0.00955082</text:p>
          </table:table-cell>
          <table:table-cell office:value-type="float" office:value="-0.012">
            <text:p>-0.012</text:p>
          </table:table-cell>
          <table:table-cell office:value-type="float" office:value="-0.00955082">
            <text:p>-0.00955082</text:p>
          </table:table-cell>
          <table:table-cell office:value-type="float" office:value="-0.012">
            <text:p>-0.012</text:p>
          </table:table-cell>
          <table:table-cell office:value-type="float" office:value="-0.00963871">
            <text:p>-0.00963871</text:p>
          </table:table-cell>
          <table:table-cell office:value-type="float" office:value="-0.003">
            <text:p>-0.003</text:p>
          </table:table-cell>
          <table:table-cell office:value-type="float" office:value="-0.00966801">
            <text:p>-0.00966801</text:p>
          </table:table-cell>
          <table:table-cell office:value-type="float" office:value="-0.006">
            <text:p>-0.006</text:p>
          </table:table-cell>
          <table:table-cell office:value-type="float" office:value="-0.00963871">
            <text:p>-0.00963871</text:p>
          </table:table-cell>
          <table:table-cell office:value-type="float" office:value="-0.006">
            <text:p>-0.006</text:p>
          </table:table-cell>
          <table:table-cell office:value-type="float" office:value="-0.00966801">
            <text:p>-0.00966801</text:p>
          </table:table-cell>
          <table:table-cell office:value-type="float" office:value="-0.003">
            <text:p>-0.003</text:p>
          </table:table-cell>
          <table:table-cell office:value-type="float" office:value="-0.00969731">
            <text:p>-0.00969731</text:p>
          </table:table-cell>
        </table:table-row>
        <table:table-row table:style-name="ro1">
          <table:table-cell table:formula="of:=[.A5]-536.24" office:value-type="float" office:value="10388.61">
            <text:p>10388.61</text:p>
          </table:table-cell>
          <table:table-cell/>
          <table:table-cell table:formula="of:=[.C5]+1" office:value-type="float" office:value="2">
            <text:p>2</text:p>
          </table:table-cell>
          <table:table-cell office:value-type="float" office:value="-0.779">
            <text:p>-0.779</text:p>
          </table:table-cell>
          <table:table-cell office:value-type="float" office:value="-0.02068368">
            <text:p>-0.02068368</text:p>
          </table:table-cell>
          <table:table-cell office:value-type="float" office:value="-0.296">
            <text:p>-0.296</text:p>
          </table:table-cell>
          <table:table-cell office:value-type="float" office:value="-0.02059579">
            <text:p>-0.02059579</text:p>
          </table:table-cell>
          <table:table-cell office:value-type="float" office:value="-0.237">
            <text:p>-0.237</text:p>
          </table:table-cell>
          <table:table-cell office:value-type="float" office:value="-0.02056649">
            <text:p>-0.02056649</text:p>
          </table:table-cell>
          <table:table-cell office:value-type="float" office:value="-0.202">
            <text:p>-0.202</text:p>
          </table:table-cell>
          <table:table-cell office:value-type="float" office:value="-0.02056649">
            <text:p>-0.02056649</text:p>
          </table:table-cell>
          <table:table-cell office:value-type="float" office:value="-0.185">
            <text:p>-0.185</text:p>
          </table:table-cell>
          <table:table-cell office:value-type="float" office:value="-0.0205372">
            <text:p>-0.0205372</text:p>
          </table:table-cell>
          <table:table-cell office:value-type="float" office:value="-0.17">
            <text:p>-0.17</text:p>
          </table:table-cell>
          <table:table-cell office:value-type="float" office:value="-0.0204786">
            <text:p>-0.0204786</text:p>
          </table:table-cell>
          <table:table-cell office:value-type="float" office:value="-0.155">
            <text:p>-0.155</text:p>
          </table:table-cell>
          <table:table-cell office:value-type="float" office:value="-0.0204786">
            <text:p>-0.0204786</text:p>
          </table:table-cell>
          <table:table-cell office:value-type="float" office:value="-0.146">
            <text:p>-0.146</text:p>
          </table:table-cell>
          <table:table-cell office:value-type="float" office:value="-0.02044931">
            <text:p>-0.02044931</text:p>
          </table:table-cell>
          <table:table-cell office:value-type="float" office:value="-0.138">
            <text:p>-0.138</text:p>
          </table:table-cell>
          <table:table-cell office:value-type="float" office:value="-0.0204786">
            <text:p>-0.0204786</text:p>
          </table:table-cell>
          <table:table-cell office:value-type="float" office:value="-0.129">
            <text:p>-0.129</text:p>
          </table:table-cell>
          <table:table-cell office:value-type="float" office:value="-0.0205079">
            <text:p>-0.0205079</text:p>
          </table:table-cell>
          <table:table-cell office:value-type="float" office:value="-0.117">
            <text:p>-0.117</text:p>
          </table:table-cell>
          <table:table-cell office:value-type="float" office:value="-0.0204786">
            <text:p>-0.0204786</text:p>
          </table:table-cell>
          <table:table-cell office:value-type="float" office:value="-0.114">
            <text:p>-0.114</text:p>
          </table:table-cell>
          <table:table-cell office:value-type="float" office:value="-0.02044931">
            <text:p>-0.02044931</text:p>
          </table:table-cell>
          <table:table-cell office:value-type="float" office:value="-0.111">
            <text:p>-0.111</text:p>
          </table:table-cell>
          <table:table-cell office:value-type="float" office:value="-0.02044931">
            <text:p>-0.02044931</text:p>
          </table:table-cell>
          <table:table-cell office:value-type="float" office:value="-0.108">
            <text:p>-0.108</text:p>
          </table:table-cell>
          <table:table-cell office:value-type="float" office:value="-0.0205079">
            <text:p>-0.0205079</text:p>
          </table:table-cell>
          <table:table-cell office:value-type="float" office:value="-0.103">
            <text:p>-0.103</text:p>
          </table:table-cell>
          <table:table-cell office:value-type="float" office:value="-0.0204786">
            <text:p>-0.0204786</text:p>
          </table:table-cell>
          <table:table-cell office:value-type="float" office:value="-0.097">
            <text:p>-0.097</text:p>
          </table:table-cell>
          <table:table-cell office:value-type="float" office:value="-0.0205372">
            <text:p>-0.0205372</text:p>
          </table:table-cell>
          <table:table-cell office:value-type="float" office:value="-0.097">
            <text:p>-0.097</text:p>
          </table:table-cell>
          <table:table-cell office:value-type="float" office:value="-0.02056649">
            <text:p>-0.02056649</text:p>
          </table:table-cell>
          <table:table-cell office:value-type="float" office:value="-0.094">
            <text:p>-0.094</text:p>
          </table:table-cell>
          <table:table-cell office:value-type="float" office:value="-0.02056649">
            <text:p>-0.02056649</text:p>
          </table:table-cell>
          <table:table-cell office:value-type="float" office:value="-0.088">
            <text:p>-0.088</text:p>
          </table:table-cell>
          <table:table-cell office:value-type="float" office:value="-0.02065438">
            <text:p>-0.02065438</text:p>
          </table:table-cell>
          <table:table-cell office:value-type="float" office:value="-0.085">
            <text:p>-0.085</text:p>
          </table:table-cell>
          <table:table-cell office:value-type="float" office:value="-0.02065439">
            <text:p>-0.02065439</text:p>
          </table:table-cell>
          <table:table-cell office:value-type="float" office:value="-0.082">
            <text:p>-0.082</text:p>
          </table:table-cell>
          <table:table-cell office:value-type="float" office:value="-0.02071298">
            <text:p>-0.02071298</text:p>
          </table:table-cell>
        </table:table-row>
        <table:table-row table:style-name="ro1">
          <table:table-cell table:formula="of:=[.A6]-536.24" office:value-type="float" office:value="9852.37">
            <text:p>9852.37</text:p>
          </table:table-cell>
          <table:table-cell/>
          <table:table-cell table:formula="of:=[.C6]+1" office:value-type="float" office:value="3">
            <text:p>3</text:p>
          </table:table-cell>
          <table:table-cell office:value-type="float" office:value="-8.933">
            <text:p>-8.933</text:p>
          </table:table-cell>
          <table:table-cell office:value-type="float" office:value="-0.02478526">
            <text:p>-0.02478526</text:p>
          </table:table-cell>
          <table:table-cell office:value-type="float" office:value="-8.634">
            <text:p>-8.634</text:p>
          </table:table-cell>
          <table:table-cell office:value-type="float" office:value="-0.02630871">
            <text:p>-0.02630871</text:p>
          </table:table-cell>
          <table:table-cell office:value-type="float" office:value="-8.276">
            <text:p>-8.276</text:p>
          </table:table-cell>
          <table:table-cell office:value-type="float" office:value="-0.02771496">
            <text:p>-0.02771496</text:p>
          </table:table-cell>
          <table:table-cell office:value-type="float" office:value="-7.327">
            <text:p>-7.327</text:p>
          </table:table-cell>
          <table:table-cell office:value-type="float" office:value="-0.0282716">
            <text:p>-0.0282716</text:p>
          </table:table-cell>
          <table:table-cell office:value-type="float" office:value="-5.739">
            <text:p>-5.739</text:p>
          </table:table-cell>
          <table:table-cell office:value-type="float" office:value="-0.02923841">
            <text:p>-0.02923841</text:p>
          </table:table-cell>
          <table:table-cell office:value-type="float" office:value="-4.277">
            <text:p>-4.277</text:p>
          </table:table-cell>
          <table:table-cell office:value-type="float" office:value="-0.02982435">
            <text:p>-0.02982435</text:p>
          </table:table-cell>
          <table:table-cell office:value-type="float" office:value="-2.98">
            <text:p>-2.98</text:p>
          </table:table-cell>
          <table:table-cell office:value-type="float" office:value="-0.03035169">
            <text:p>-0.03035169</text:p>
          </table:table-cell>
          <table:table-cell office:value-type="float" office:value="-1.966">
            <text:p>-1.966</text:p>
          </table:table-cell>
          <table:table-cell office:value-type="float" office:value="-0.03082044">
            <text:p>-0.03082044</text:p>
          </table:table-cell>
          <table:table-cell office:value-type="float" office:value="-1.23">
            <text:p>-1.23</text:p>
          </table:table-cell>
          <table:table-cell office:value-type="float" office:value="-0.03096693">
            <text:p>-0.03096693</text:p>
          </table:table-cell>
          <table:table-cell office:value-type="float" office:value="-0.756">
            <text:p>-0.756</text:p>
          </table:table-cell>
          <table:table-cell office:value-type="float" office:value="-0.03111341">
            <text:p>-0.03111341</text:p>
          </table:table-cell>
          <table:table-cell office:value-type="float" office:value="-0.53">
            <text:p>-0.53</text:p>
          </table:table-cell>
          <table:table-cell office:value-type="float" office:value="-0.03111341">
            <text:p>-0.03111341</text:p>
          </table:table-cell>
          <table:table-cell office:value-type="float" office:value="-0.445">
            <text:p>-0.445</text:p>
          </table:table-cell>
          <table:table-cell office:value-type="float" office:value="-0.03114271">
            <text:p>-0.03114271</text:p>
          </table:table-cell>
          <table:table-cell office:value-type="float" office:value="-0.401">
            <text:p>-0.401</text:p>
          </table:table-cell>
          <table:table-cell office:value-type="float" office:value="-0.03120131">
            <text:p>-0.03120131</text:p>
          </table:table-cell>
          <table:table-cell office:value-type="float" office:value="-0.378">
            <text:p>-0.378</text:p>
          </table:table-cell>
          <table:table-cell office:value-type="float" office:value="-0.03120131">
            <text:p>-0.03120131</text:p>
          </table:table-cell>
          <table:table-cell office:value-type="float" office:value="-0.349">
            <text:p>-0.349</text:p>
          </table:table-cell>
          <table:table-cell office:value-type="float" office:value="-0.0312599">
            <text:p>-0.0312599</text:p>
          </table:table-cell>
          <table:table-cell office:value-type="float" office:value="-0.331">
            <text:p>-0.331</text:p>
          </table:table-cell>
          <table:table-cell office:value-type="float" office:value="-0.0312306">
            <text:p>-0.0312306</text:p>
          </table:table-cell>
          <table:table-cell office:value-type="float" office:value="-0.313">
            <text:p>-0.313</text:p>
          </table:table-cell>
          <table:table-cell office:value-type="float" office:value="-0.03134779">
            <text:p>-0.03134779</text:p>
          </table:table-cell>
          <table:table-cell office:value-type="float" office:value="-0.302">
            <text:p>-0.302</text:p>
          </table:table-cell>
          <table:table-cell office:value-type="float" office:value="-0.03134779">
            <text:p>-0.03134779</text:p>
          </table:table-cell>
          <table:table-cell office:value-type="float" office:value="-0.29">
            <text:p>-0.29</text:p>
          </table:table-cell>
          <table:table-cell office:value-type="float" office:value="-0.03137709">
            <text:p>-0.03137709</text:p>
          </table:table-cell>
          <table:table-cell office:value-type="float" office:value="-0.272">
            <text:p>-0.272</text:p>
          </table:table-cell>
          <table:table-cell office:value-type="float" office:value="-0.03146498">
            <text:p>-0.03146498</text:p>
          </table:table-cell>
          <table:table-cell office:value-type="float" office:value="-0.261">
            <text:p>-0.261</text:p>
          </table:table-cell>
          <table:table-cell office:value-type="float" office:value="-0.03152357">
            <text:p>-0.03152357</text:p>
          </table:table-cell>
        </table:table-row>
        <table:table-row table:style-name="ro1">
          <table:table-cell table:formula="of:=[.A7]-536.24" office:value-type="float" office:value="9316.13">
            <text:p>9316.13</text:p>
          </table:table-cell>
          <table:table-cell/>
          <table:table-cell table:formula="of:=[.C7]+1" office:value-type="float" office:value="4">
            <text:p>4</text:p>
          </table:table-cell>
          <table:table-cell office:value-type="float" office:value="-9.079">
            <text:p>-9.079</text:p>
          </table:table-cell>
          <table:table-cell office:value-type="float" office:value="-0.02513683">
            <text:p>-0.02513683</text:p>
          </table:table-cell>
          <table:table-cell office:value-type="float" office:value="-8.88">
            <text:p>-8.88</text:p>
          </table:table-cell>
          <table:table-cell office:value-type="float" office:value="-0.02680676">
            <text:p>-0.02680676</text:p>
          </table:table-cell>
          <table:table-cell office:value-type="float" office:value="-8.681">
            <text:p>-8.681</text:p>
          </table:table-cell>
          <table:table-cell office:value-type="float" office:value="-0.0282716">
            <text:p>-0.0282716</text:p>
          </table:table-cell>
          <table:table-cell office:value-type="float" office:value="-8.484">
            <text:p>-8.484</text:p>
          </table:table-cell>
          <table:table-cell office:value-type="float" office:value="-0.02958997">
            <text:p>-0.02958997</text:p>
          </table:table-cell>
          <table:table-cell office:value-type="float" office:value="-8.271">
            <text:p>-8.271</text:p>
          </table:table-cell>
          <table:table-cell office:value-type="float" office:value="-0.03090834">
            <text:p>-0.03090834</text:p>
          </table:table-cell>
          <table:table-cell office:value-type="float" office:value="-8.054">
            <text:p>-8.054</text:p>
          </table:table-cell>
          <table:table-cell office:value-type="float" office:value="-0.03213881">
            <text:p>-0.03213881</text:p>
          </table:table-cell>
          <table:table-cell office:value-type="float" office:value="-7.822">
            <text:p>-7.822</text:p>
          </table:table-cell>
          <table:table-cell office:value-type="float" office:value="-0.03345717">
            <text:p>-0.03345717</text:p>
          </table:table-cell>
          <table:table-cell office:value-type="float" office:value="-7.597">
            <text:p>-7.597</text:p>
          </table:table-cell>
          <table:table-cell office:value-type="float" office:value="-0.03462905">
            <text:p>-0.03462905</text:p>
          </table:table-cell>
          <table:table-cell office:value-type="float" office:value="-7.354">
            <text:p>-7.354</text:p>
          </table:table-cell>
          <table:table-cell office:value-type="float" office:value="-0.03580093">
            <text:p>-0.03580093</text:p>
          </table:table-cell>
          <table:table-cell office:value-type="float" office:value="-7.04">
            <text:p>-7.04</text:p>
          </table:table-cell>
          <table:table-cell office:value-type="float" office:value="-0.03685563">
            <text:p>-0.03685563</text:p>
          </table:table-cell>
          <table:table-cell office:value-type="float" office:value="-6.352">
            <text:p>-6.352</text:p>
          </table:table-cell>
          <table:table-cell office:value-type="float" office:value="-0.03758805">
            <text:p>-0.03758805</text:p>
          </table:table-cell>
          <table:table-cell office:value-type="float" office:value="-5.405">
            <text:p>-5.405</text:p>
          </table:table-cell>
          <table:table-cell office:value-type="float" office:value="-0.03829118">
            <text:p>-0.03829118</text:p>
          </table:table-cell>
          <table:table-cell office:value-type="float" office:value="-4.57">
            <text:p>-4.57</text:p>
          </table:table-cell>
          <table:table-cell office:value-type="float" office:value="-0.03890642">
            <text:p>-0.03890642</text:p>
          </table:table-cell>
          <table:table-cell office:value-type="float" office:value="-3.718">
            <text:p>-3.718</text:p>
          </table:table-cell>
          <table:table-cell office:value-type="float" office:value="-0.03952165">
            <text:p>-0.03952165</text:p>
          </table:table-cell>
          <table:table-cell office:value-type="float" office:value="-2.965">
            <text:p>-2.965</text:p>
          </table:table-cell>
          <table:table-cell office:value-type="float" office:value="-0.03993181">
            <text:p>-0.03993181</text:p>
          </table:table-cell>
          <table:table-cell office:value-type="float" office:value="-2.326">
            <text:p>-2.326</text:p>
          </table:table-cell>
          <table:table-cell office:value-type="float" office:value="-0.04019548">
            <text:p>-0.04019548</text:p>
          </table:table-cell>
          <table:table-cell office:value-type="float" office:value="-1.796">
            <text:p>-1.796</text:p>
          </table:table-cell>
          <table:table-cell office:value-type="float" office:value="-0.04063494">
            <text:p>-0.04063494</text:p>
          </table:table-cell>
          <table:table-cell office:value-type="float" office:value="-1.412">
            <text:p>-1.412</text:p>
          </table:table-cell>
          <table:table-cell office:value-type="float" office:value="-0.04075213">
            <text:p>-0.04075213</text:p>
          </table:table-cell>
          <table:table-cell office:value-type="float" office:value="-1.09">
            <text:p>-1.09</text:p>
          </table:table-cell>
          <table:table-cell office:value-type="float" office:value="-0.0410451">
            <text:p>-0.0410451</text:p>
          </table:table-cell>
          <table:table-cell office:value-type="float" office:value="-0.864">
            <text:p>-0.864</text:p>
          </table:table-cell>
          <table:table-cell office:value-type="float" office:value="-0.04116229">
            <text:p>-0.04116229</text:p>
          </table:table-cell>
          <table:table-cell office:value-type="float" office:value="-0.735">
            <text:p>-0.735</text:p>
          </table:table-cell>
          <table:table-cell office:value-type="float" office:value="-0.04130877">
            <text:p>-0.04130877</text:p>
          </table:table-cell>
        </table:table-row>
        <table:table-row table:style-name="ro1">
          <table:table-cell table:formula="of:=[.A8]-536.24" office:value-type="float" office:value="8779.89">
            <text:p>8779.89</text:p>
          </table:table-cell>
          <table:table-cell/>
          <table:table-cell table:formula="of:=[.C8]+1" office:value-type="float" office:value="5">
            <text:p>5</text:p>
          </table:table-cell>
          <table:table-cell office:value-type="float" office:value="-9.1">
            <text:p>-9.1</text:p>
          </table:table-cell>
          <table:table-cell office:value-type="float" office:value="-0.02528331">
            <text:p>-0.02528331</text:p>
          </table:table-cell>
          <table:table-cell office:value-type="float" office:value="-8.918">
            <text:p>-8.918</text:p>
          </table:table-cell>
          <table:table-cell office:value-type="float" office:value="-0.02689465">
            <text:p>-0.02689465</text:p>
          </table:table-cell>
          <table:table-cell office:value-type="float" office:value="-8.751">
            <text:p>-8.751</text:p>
          </table:table-cell>
          <table:table-cell office:value-type="float" office:value="-0.0283595">
            <text:p>-0.0283595</text:p>
          </table:table-cell>
          <table:table-cell office:value-type="float" office:value="-8.587">
            <text:p>-8.587</text:p>
          </table:table-cell>
          <table:table-cell office:value-type="float" office:value="-0.02979505">
            <text:p>-0.02979505</text:p>
          </table:table-cell>
          <table:table-cell office:value-type="float" office:value="-8.432">
            <text:p>-8.432</text:p>
          </table:table-cell>
          <table:table-cell office:value-type="float" office:value="-0.03111341">
            <text:p>-0.03111341</text:p>
          </table:table-cell>
          <table:table-cell office:value-type="float" office:value="-8.256">
            <text:p>-8.256</text:p>
          </table:table-cell>
          <table:table-cell office:value-type="float" office:value="-0.03254897">
            <text:p>-0.03254897</text:p>
          </table:table-cell>
          <table:table-cell office:value-type="float" office:value="-8.054">
            <text:p>-8.054</text:p>
          </table:table-cell>
          <table:table-cell office:value-type="float" office:value="-0.03392593">
            <text:p>-0.03392593</text:p>
          </table:table-cell>
          <table:table-cell office:value-type="float" office:value="-7.855">
            <text:p>-7.855</text:p>
          </table:table-cell>
          <table:table-cell office:value-type="float" office:value="-0.03521499">
            <text:p>-0.03521499</text:p>
          </table:table-cell>
          <table:table-cell office:value-type="float" office:value="-7.652">
            <text:p>-7.652</text:p>
          </table:table-cell>
          <table:table-cell office:value-type="float" office:value="-0.03644547">
            <text:p>-0.03644547</text:p>
          </table:table-cell>
          <table:table-cell office:value-type="float" office:value="-7.444">
            <text:p>-7.444</text:p>
          </table:table-cell>
          <table:table-cell office:value-type="float" office:value="-0.03773454">
            <text:p>-0.03773454</text:p>
          </table:table-cell>
          <table:table-cell office:value-type="float" office:value="-7.236">
            <text:p>-7.236</text:p>
          </table:table-cell>
          <table:table-cell office:value-type="float" office:value="-0.0390236">
            <text:p>-0.0390236</text:p>
          </table:table-cell>
          <table:table-cell office:value-type="float" office:value="-7.04">
            <text:p>-7.04</text:p>
          </table:table-cell>
          <table:table-cell office:value-type="float" office:value="-0.04010759">
            <text:p>-0.04010759</text:p>
          </table:table-cell>
          <table:table-cell office:value-type="float" office:value="-6.858">
            <text:p>-6.858</text:p>
          </table:table-cell>
          <table:table-cell office:value-type="float" office:value="-0.04116228">
            <text:p>-0.04116228</text:p>
          </table:table-cell>
          <table:table-cell office:value-type="float" office:value="-6.647">
            <text:p>-6.647</text:p>
          </table:table-cell>
          <table:table-cell office:value-type="float" office:value="-0.04233417">
            <text:p>-0.04233417</text:p>
          </table:table-cell>
          <table:table-cell office:value-type="float" office:value="-6.445">
            <text:p>-6.445</text:p>
          </table:table-cell>
          <table:table-cell office:value-type="float" office:value="-0.04333026">
            <text:p>-0.04333026</text:p>
          </table:table-cell>
          <table:table-cell office:value-type="float" office:value="-6.22">
            <text:p>-6.22</text:p>
          </table:table-cell>
          <table:table-cell office:value-type="float" office:value="-0.04441425">
            <text:p>-0.04441425</text:p>
          </table:table-cell>
          <table:table-cell office:value-type="float" office:value="-5.991">
            <text:p>-5.991</text:p>
          </table:table-cell>
          <table:table-cell office:value-type="float" office:value="-0.04535176">
            <text:p>-0.04535176</text:p>
          </table:table-cell>
          <table:table-cell office:value-type="float" office:value="-5.707">
            <text:p>-5.707</text:p>
          </table:table-cell>
          <table:table-cell office:value-type="float" office:value="-0.04617207">
            <text:p>-0.04617207</text:p>
          </table:table-cell>
          <table:table-cell office:value-type="float" office:value="-5.256">
            <text:p>-5.256</text:p>
          </table:table-cell>
          <table:table-cell office:value-type="float" office:value="-0.04705098">
            <text:p>-0.04705098</text:p>
          </table:table-cell>
          <table:table-cell office:value-type="float" office:value="-4.743">
            <text:p>-4.743</text:p>
          </table:table-cell>
          <table:table-cell office:value-type="float" office:value="-0.04751973">
            <text:p>-0.04751973</text:p>
          </table:table-cell>
          <table:table-cell office:value-type="float" office:value="-4.184">
            <text:p>-4.184</text:p>
          </table:table-cell>
          <table:table-cell office:value-type="float" office:value="-0.04813497">
            <text:p>-0.04813497</text:p>
          </table:table-cell>
        </table:table-row>
        <table:table-row table:style-name="ro1">
          <table:table-cell table:formula="of:=[.A9]-536.24" office:value-type="float" office:value="8243.65">
            <text:p>8243.65</text:p>
          </table:table-cell>
          <table:table-cell/>
          <table:table-cell table:formula="of:=[.C9]+1" office:value-type="float" office:value="6">
            <text:p>6</text:p>
          </table:table-cell>
          <table:table-cell office:value-type="float" office:value="-9.114">
            <text:p>-9.114</text:p>
          </table:table-cell>
          <table:table-cell office:value-type="float" office:value="-0.02531261">
            <text:p>-0.02531261</text:p>
          </table:table-cell>
          <table:table-cell office:value-type="float" office:value="-8.939">
            <text:p>-8.939</text:p>
          </table:table-cell>
          <table:table-cell office:value-type="float" office:value="-0.02689465">
            <text:p>-0.02689465</text:p>
          </table:table-cell>
          <table:table-cell office:value-type="float" office:value="-8.769">
            <text:p>-8.769</text:p>
          </table:table-cell>
          <table:table-cell office:value-type="float" office:value="-0.02844739">
            <text:p>-0.02844739</text:p>
          </table:table-cell>
          <table:table-cell office:value-type="float" office:value="-8.619">
            <text:p>-8.619</text:p>
          </table:table-cell>
          <table:table-cell office:value-type="float" office:value="-0.02982435">
            <text:p>-0.02982435</text:p>
          </table:table-cell>
          <table:table-cell office:value-type="float" office:value="-8.464">
            <text:p>-8.464</text:p>
          </table:table-cell>
          <table:table-cell office:value-type="float" office:value="-0.03120131">
            <text:p>-0.03120131</text:p>
          </table:table-cell>
          <table:table-cell office:value-type="float" office:value="-8.3">
            <text:p>-8.3</text:p>
          </table:table-cell>
          <table:table-cell office:value-type="float" office:value="-0.03266615">
            <text:p>-0.03266615</text:p>
          </table:table-cell>
          <table:table-cell office:value-type="float" office:value="-8.139">
            <text:p>-8.139</text:p>
          </table:table-cell>
          <table:table-cell office:value-type="float" office:value="-0.03404311">
            <text:p>-0.03404311</text:p>
          </table:table-cell>
          <table:table-cell office:value-type="float" office:value="-7.983">
            <text:p>-7.983</text:p>
          </table:table-cell>
          <table:table-cell office:value-type="float" office:value="-0.03539078">
            <text:p>-0.03539078</text:p>
          </table:table-cell>
          <table:table-cell office:value-type="float" office:value="-7.819">
            <text:p>-7.819</text:p>
          </table:table-cell>
          <table:table-cell office:value-type="float" office:value="-0.03667984">
            <text:p>-0.03667984</text:p>
          </table:table-cell>
          <table:table-cell office:value-type="float" office:value="-7.641">
            <text:p>-7.641</text:p>
          </table:table-cell>
          <table:table-cell office:value-type="float" office:value="-0.03796891">
            <text:p>-0.03796891</text:p>
          </table:table-cell>
          <table:table-cell office:value-type="float" office:value="-7.447">
            <text:p>-7.447</text:p>
          </table:table-cell>
          <table:table-cell office:value-type="float" office:value="-0.03928728">
            <text:p>-0.03928728</text:p>
          </table:table-cell>
          <table:table-cell office:value-type="float" office:value="-7.26">
            <text:p>-7.26</text:p>
          </table:table-cell>
          <table:table-cell office:value-type="float" office:value="-0.04048845">
            <text:p>-0.04048845</text:p>
          </table:table-cell>
          <table:table-cell office:value-type="float" office:value="-7.078">
            <text:p>-7.078</text:p>
          </table:table-cell>
          <table:table-cell office:value-type="float" office:value="-0.04163104">
            <text:p>-0.04163104</text:p>
          </table:table-cell>
          <table:table-cell office:value-type="float" office:value="-6.888">
            <text:p>-6.888</text:p>
          </table:table-cell>
          <table:table-cell office:value-type="float" office:value="-0.04286151">
            <text:p>-0.04286151</text:p>
          </table:table-cell>
          <table:table-cell office:value-type="float" office:value="-6.7">
            <text:p>-6.7</text:p>
          </table:table-cell>
          <table:table-cell office:value-type="float" office:value="-0.04403339">
            <text:p>-0.04403339</text:p>
          </table:table-cell>
          <table:table-cell office:value-type="float" office:value="-6.513">
            <text:p>-6.513</text:p>
          </table:table-cell>
          <table:table-cell office:value-type="float" office:value="-0.04514668">
            <text:p>-0.04514668</text:p>
          </table:table-cell>
          <table:table-cell office:value-type="float" office:value="-6.337">
            <text:p>-6.337</text:p>
          </table:table-cell>
          <table:table-cell office:value-type="float" office:value="-0.04625996">
            <text:p>-0.04625996</text:p>
          </table:table-cell>
          <table:table-cell office:value-type="float" office:value="-6.167">
            <text:p>-6.167</text:p>
          </table:table-cell>
          <table:table-cell office:value-type="float" office:value="-0.04719747">
            <text:p>-0.04719747</text:p>
          </table:table-cell>
          <table:table-cell office:value-type="float" office:value="-5.982">
            <text:p>-5.982</text:p>
          </table:table-cell>
          <table:table-cell office:value-type="float" office:value="-0.04828146">
            <text:p>-0.04828146</text:p>
          </table:table-cell>
          <table:table-cell office:value-type="float" office:value="-5.81">
            <text:p>-5.81</text:p>
          </table:table-cell>
          <table:table-cell office:value-type="float" office:value="-0.04921896">
            <text:p>-0.04921896</text:p>
          </table:table-cell>
          <table:table-cell office:value-type="float" office:value="-5.637">
            <text:p>-5.637</text:p>
          </table:table-cell>
          <table:table-cell office:value-type="float" office:value="-0.05021506">
            <text:p>-0.05021506</text:p>
          </table:table-cell>
        </table:table-row>
        <table:table-row table:style-name="ro1">
          <table:table-cell table:formula="of:=[.A10]-536.24" office:value-type="float" office:value="7707.41">
            <text:p>7707.41</text:p>
          </table:table-cell>
          <table:table-cell/>
          <table:table-cell table:formula="of:=[.C10]+1" office:value-type="float" office:value="7">
            <text:p>7</text:p>
          </table:table-cell>
          <table:table-cell office:value-type="float" office:value="-9.12">
            <text:p>-9.12</text:p>
          </table:table-cell>
          <table:table-cell office:value-type="float" office:value="-0.0253419">
            <text:p>-0.0253419</text:p>
          </table:table-cell>
          <table:table-cell office:value-type="float" office:value="-8.947">
            <text:p>-8.947</text:p>
          </table:table-cell>
          <table:table-cell office:value-type="float" office:value="-0.02695324">
            <text:p>-0.02695324</text:p>
          </table:table-cell>
          <table:table-cell office:value-type="float" office:value="-8.777">
            <text:p>-8.777</text:p>
          </table:table-cell>
          <table:table-cell office:value-type="float" office:value="-0.02847668">
            <text:p>-0.02847668</text:p>
          </table:table-cell>
          <table:table-cell office:value-type="float" office:value="-8.628">
            <text:p>-8.628</text:p>
          </table:table-cell>
          <table:table-cell office:value-type="float" office:value="-0.02988294">
            <text:p>-0.02988294</text:p>
          </table:table-cell>
          <table:table-cell office:value-type="float" office:value="-8.473">
            <text:p>-8.473</text:p>
          </table:table-cell>
          <table:table-cell office:value-type="float" office:value="-0.03131849">
            <text:p>-0.03131849</text:p>
          </table:table-cell>
          <table:table-cell office:value-type="float" office:value="-8.32">
            <text:p>-8.32</text:p>
          </table:table-cell>
          <table:table-cell office:value-type="float" office:value="-0.03266615">
            <text:p>-0.03266615</text:p>
          </table:table-cell>
          <table:table-cell office:value-type="float" office:value="-8.159">
            <text:p>-8.159</text:p>
          </table:table-cell>
          <table:table-cell office:value-type="float" office:value="-0.03407241">
            <text:p>-0.03407241</text:p>
          </table:table-cell>
          <table:table-cell office:value-type="float" office:value="-8.01">
            <text:p>-8.01</text:p>
          </table:table-cell>
          <table:table-cell office:value-type="float" office:value="-0.03547867">
            <text:p>-0.03547867</text:p>
          </table:table-cell>
          <table:table-cell office:value-type="float" office:value="-7.863">
            <text:p>-7.863</text:p>
          </table:table-cell>
          <table:table-cell office:value-type="float" office:value="-0.03676773">
            <text:p>-0.03676773</text:p>
          </table:table-cell>
          <table:table-cell office:value-type="float" office:value="-7.711">
            <text:p>-7.711</text:p>
          </table:table-cell>
          <table:table-cell office:value-type="float" office:value="-0.0380568">
            <text:p>-0.0380568</text:p>
          </table:table-cell>
          <table:table-cell office:value-type="float" office:value="-7.55">
            <text:p>-7.55</text:p>
          </table:table-cell>
          <table:table-cell office:value-type="float" office:value="-0.03943376">
            <text:p>-0.03943376</text:p>
          </table:table-cell>
          <table:table-cell office:value-type="float" office:value="-7.397">
            <text:p>-7.397</text:p>
          </table:table-cell>
          <table:table-cell office:value-type="float" office:value="-0.04066424">
            <text:p>-0.04066424</text:p>
          </table:table-cell>
          <table:table-cell office:value-type="float" office:value="-7.236">
            <text:p>-7.236</text:p>
          </table:table-cell>
          <table:table-cell office:value-type="float" office:value="-0.04186541">
            <text:p>-0.04186541</text:p>
          </table:table-cell>
          <table:table-cell office:value-type="float" office:value="-7.058">
            <text:p>-7.058</text:p>
          </table:table-cell>
          <table:table-cell office:value-type="float" office:value="-0.04309589">
            <text:p>-0.04309589</text:p>
          </table:table-cell>
          <table:table-cell office:value-type="float" office:value="-6.876">
            <text:p>-6.876</text:p>
          </table:table-cell>
          <table:table-cell office:value-type="float" office:value="-0.04429706">
            <text:p>-0.04429706</text:p>
          </table:table-cell>
          <table:table-cell office:value-type="float" office:value="-6.7">
            <text:p>-6.7</text:p>
          </table:table-cell>
          <table:table-cell office:value-type="float" office:value="-0.04543965">
            <text:p>-0.04543965</text:p>
          </table:table-cell>
          <table:table-cell office:value-type="float" office:value="-6.533">
            <text:p>-6.533</text:p>
          </table:table-cell>
          <table:table-cell office:value-type="float" office:value="-0.04655293">
            <text:p>-0.04655293</text:p>
          </table:table-cell>
          <table:table-cell office:value-type="float" office:value="-6.372">
            <text:p>-6.372</text:p>
          </table:table-cell>
          <table:table-cell office:value-type="float" office:value="-0.04754903">
            <text:p>-0.04754903</text:p>
          </table:table-cell>
          <table:table-cell office:value-type="float" office:value="-6.193">
            <text:p>-6.193</text:p>
          </table:table-cell>
          <table:table-cell office:value-type="float" office:value="-0.04869161">
            <text:p>-0.04869161</text:p>
          </table:table-cell>
          <table:table-cell office:value-type="float" office:value="-6.023">
            <text:p>-6.023</text:p>
          </table:table-cell>
          <table:table-cell office:value-type="float" office:value="-0.04968771">
            <text:p>-0.04968771</text:p>
          </table:table-cell>
          <table:table-cell office:value-type="float" office:value="-5.859">
            <text:p>-5.859</text:p>
          </table:table-cell>
          <table:table-cell office:value-type="float" office:value="-0.05071311">
            <text:p>-0.05071311</text:p>
          </table:table-cell>
        </table:table-row>
        <table:table-row table:style-name="ro1">
          <table:table-cell table:number-columns-repeated="2"/>
          <table:table-cell table:formula="of:=[.C11]+1" office:value-type="float" office:value="8">
            <text:p>8</text:p>
          </table:table-cell>
          <table:table-cell office:value-type="float" office:value="-9.12">
            <text:p>-9.12</text:p>
          </table:table-cell>
          <table:table-cell office:value-type="float" office:value="-0.0254298">
            <text:p>-0.0254298</text:p>
          </table:table-cell>
          <table:table-cell office:value-type="float" office:value="-8.95">
            <text:p>-8.95</text:p>
          </table:table-cell>
          <table:table-cell office:value-type="float" office:value="-0.02698254">
            <text:p>-0.02698254</text:p>
          </table:table-cell>
          <table:table-cell office:value-type="float" office:value="-8.792">
            <text:p>-8.792</text:p>
          </table:table-cell>
          <table:table-cell office:value-type="float" office:value="-0.02847668">
            <text:p>-0.02847668</text:p>
          </table:table-cell>
          <table:table-cell office:value-type="float" office:value="-8.634">
            <text:p>-8.634</text:p>
          </table:table-cell>
          <table:table-cell office:value-type="float" office:value="-0.02994153">
            <text:p>-0.02994153</text:p>
          </table:table-cell>
          <table:table-cell office:value-type="float" office:value="-8.484">
            <text:p>-8.484</text:p>
          </table:table-cell>
          <table:table-cell office:value-type="float" office:value="-0.03131849">
            <text:p>-0.03131849</text:p>
          </table:table-cell>
          <table:table-cell office:value-type="float" office:value="-8.329">
            <text:p>-8.329</text:p>
          </table:table-cell>
          <table:table-cell office:value-type="float" office:value="-0.03269545">
            <text:p>-0.03269545</text:p>
          </table:table-cell>
          <table:table-cell office:value-type="float" office:value="-8.174">
            <text:p>-8.174</text:p>
          </table:table-cell>
          <table:table-cell office:value-type="float" office:value="-0.0341603">
            <text:p>-0.0341603</text:p>
          </table:table-cell>
          <table:table-cell office:value-type="float" office:value="-8.022">
            <text:p>-8.022</text:p>
          </table:table-cell>
          <table:table-cell office:value-type="float" office:value="-0.03550796">
            <text:p>-0.03550796</text:p>
          </table:table-cell>
          <table:table-cell office:value-type="float" office:value="-7.878">
            <text:p>-7.878</text:p>
          </table:table-cell>
          <table:table-cell office:value-type="float" office:value="-0.03685563">
            <text:p>-0.03685563</text:p>
          </table:table-cell>
          <table:table-cell office:value-type="float" office:value="-7.731">
            <text:p>-7.731</text:p>
          </table:table-cell>
          <table:table-cell office:value-type="float" office:value="-0.03817399">
            <text:p>-0.03817399</text:p>
          </table:table-cell>
          <table:table-cell office:value-type="float" office:value="-7.582">
            <text:p>-7.582</text:p>
          </table:table-cell>
          <table:table-cell office:value-type="float" office:value="-0.03949236">
            <text:p>-0.03949236</text:p>
          </table:table-cell>
          <table:table-cell office:value-type="float" office:value="-7.436">
            <text:p>-7.436</text:p>
          </table:table-cell>
          <table:table-cell office:value-type="float" office:value="-0.04081072">
            <text:p>-0.04081072</text:p>
          </table:table-cell>
          <table:table-cell office:value-type="float" office:value="-7.295">
            <text:p>-7.295</text:p>
          </table:table-cell>
          <table:table-cell office:value-type="float" office:value="-0.04204119">
            <text:p>-0.04204119</text:p>
          </table:table-cell>
          <table:table-cell office:value-type="float" office:value="-7.151">
            <text:p>-7.151</text:p>
          </table:table-cell>
          <table:table-cell office:value-type="float" office:value="-0.04321307">
            <text:p>-0.04321307</text:p>
          </table:table-cell>
          <table:table-cell office:value-type="float" office:value="-6.999">
            <text:p>-6.999</text:p>
          </table:table-cell>
          <table:table-cell office:value-type="float" office:value="-0.04444355">
            <text:p>-0.04444355</text:p>
          </table:table-cell>
          <table:table-cell office:value-type="float" office:value="-6.841">
            <text:p>-6.841</text:p>
          </table:table-cell>
          <table:table-cell office:value-type="float" office:value="-0.04561543">
            <text:p>-0.04561543</text:p>
          </table:table-cell>
          <table:table-cell office:value-type="float" office:value="-6.689">
            <text:p>-6.689</text:p>
          </table:table-cell>
          <table:table-cell office:value-type="float" office:value="-0.04675801">
            <text:p>-0.04675801</text:p>
          </table:table-cell>
          <table:table-cell office:value-type="float" office:value="-6.522">
            <text:p>-6.522</text:p>
          </table:table-cell>
          <table:table-cell office:value-type="float" office:value="-0.0478713">
            <text:p>-0.0478713</text:p>
          </table:table-cell>
          <table:table-cell office:value-type="float" office:value="-6.355">
            <text:p>-6.355</text:p>
          </table:table-cell>
          <table:table-cell office:value-type="float" office:value="-0.04898458">
            <text:p>-0.04898458</text:p>
          </table:table-cell>
          <table:table-cell office:value-type="float" office:value="-6.196">
            <text:p>-6.196</text:p>
          </table:table-cell>
          <table:table-cell office:value-type="float" office:value="-0.05000998">
            <text:p>-0.05000998</text:p>
          </table:table-cell>
          <table:table-cell office:value-type="float" office:value="-6.032">
            <text:p>-6.032</text:p>
          </table:table-cell>
          <table:table-cell office:value-type="float" office:value="-0.05106467">
            <text:p>-0.05106467</text:p>
          </table:table-cell>
        </table:table-row>
        <table:table-row table:style-name="ro1">
          <table:table-cell table:formula="of:=[.A11]-536.24" office:value-type="float" office:value="7171.17">
            <text:p>7171.17</text:p>
          </table:table-cell>
          <table:table-cell/>
          <table:table-cell table:formula="of:=[.C12]+1" office:value-type="float" office:value="9">
            <text:p>9</text:p>
          </table:table-cell>
          <table:table-cell office:value-type="float" office:value="-9.129">
            <text:p>-9.129</text:p>
          </table:table-cell>
          <table:table-cell office:value-type="float" office:value="-0.0254298">
            <text:p>-0.0254298</text:p>
          </table:table-cell>
          <table:table-cell office:value-type="float" office:value="-8.956">
            <text:p>-8.956</text:p>
          </table:table-cell>
          <table:table-cell office:value-type="float" office:value="-0.02698254">
            <text:p>-0.02698254</text:p>
          </table:table-cell>
          <table:table-cell office:value-type="float" office:value="-8.801">
            <text:p>-8.801</text:p>
          </table:table-cell>
          <table:table-cell office:value-type="float" office:value="-0.02847668">
            <text:p>-0.02847668</text:p>
          </table:table-cell>
          <table:table-cell office:value-type="float" office:value="-8.643">
            <text:p>-8.643</text:p>
          </table:table-cell>
          <table:table-cell office:value-type="float" office:value="-0.02994153">
            <text:p>-0.02994153</text:p>
          </table:table-cell>
          <table:table-cell office:value-type="float" office:value="-8.487">
            <text:p>-8.487</text:p>
          </table:table-cell>
          <table:table-cell office:value-type="float" office:value="-0.03134779">
            <text:p>-0.03134779</text:p>
          </table:table-cell>
          <table:table-cell office:value-type="float" office:value="-8.335">
            <text:p>-8.335</text:p>
          </table:table-cell>
          <table:table-cell office:value-type="float" office:value="-0.03278334">
            <text:p>-0.03278334</text:p>
          </table:table-cell>
          <table:table-cell office:value-type="float" office:value="-8.18">
            <text:p>-8.18</text:p>
          </table:table-cell>
          <table:table-cell office:value-type="float" office:value="-0.0341603">
            <text:p>-0.0341603</text:p>
          </table:table-cell>
          <table:table-cell office:value-type="float" office:value="-8.033">
            <text:p>-8.033</text:p>
          </table:table-cell>
          <table:table-cell office:value-type="float" office:value="-0.03550796">
            <text:p>-0.03550796</text:p>
          </table:table-cell>
          <table:table-cell office:value-type="float" office:value="-7.884">
            <text:p>-7.884</text:p>
          </table:table-cell>
          <table:table-cell office:value-type="float" office:value="-0.03688492">
            <text:p>-0.03688492</text:p>
          </table:table-cell>
          <table:table-cell office:value-type="float" office:value="-7.737">
            <text:p>-7.737</text:p>
          </table:table-cell>
          <table:table-cell office:value-type="float" office:value="-0.03823259">
            <text:p>-0.03823259</text:p>
          </table:table-cell>
          <table:table-cell office:value-type="float" office:value="-7.594">
            <text:p>-7.594</text:p>
          </table:table-cell>
          <table:table-cell office:value-type="float" office:value="-0.03955095">
            <text:p>-0.03955095</text:p>
          </table:table-cell>
          <table:table-cell office:value-type="float" office:value="-7.447">
            <text:p>-7.447</text:p>
          </table:table-cell>
          <table:table-cell office:value-type="float" office:value="-0.04089861">
            <text:p>-0.04089861</text:p>
          </table:table-cell>
          <table:table-cell office:value-type="float" office:value="-7.313">
            <text:p>-7.313</text:p>
          </table:table-cell>
          <table:table-cell office:value-type="float" office:value="-0.04204119">
            <text:p>-0.04204119</text:p>
          </table:table-cell>
          <table:table-cell office:value-type="float" office:value="-7.181">
            <text:p>-7.181</text:p>
          </table:table-cell>
          <table:table-cell office:value-type="float" office:value="-0.04327167">
            <text:p>-0.04327167</text:p>
          </table:table-cell>
          <table:table-cell office:value-type="float" office:value="-7.031">
            <text:p>-7.031</text:p>
          </table:table-cell>
          <table:table-cell office:value-type="float" office:value="-0.04461933">
            <text:p>-0.04461933</text:p>
          </table:table-cell>
          <table:table-cell office:value-type="float" office:value="-6.894">
            <text:p>-6.894</text:p>
          </table:table-cell>
          <table:table-cell office:value-type="float" office:value="-0.04573262">
            <text:p>-0.04573262</text:p>
          </table:table-cell>
          <table:table-cell office:value-type="float" office:value="-6.765">
            <text:p>-6.765</text:p>
          </table:table-cell>
          <table:table-cell office:value-type="float" office:value="-0.0468752">
            <text:p>-0.0468752</text:p>
          </table:table-cell>
          <table:table-cell office:value-type="float" office:value="-6.627">
            <text:p>-6.627</text:p>
          </table:table-cell>
          <table:table-cell office:value-type="float" office:value="-0.04798849">
            <text:p>-0.04798849</text:p>
          </table:table-cell>
          <table:table-cell office:value-type="float" office:value="-6.48">
            <text:p>-6.48</text:p>
          </table:table-cell>
          <table:table-cell office:value-type="float" office:value="-0.04910177">
            <text:p>-0.04910177</text:p>
          </table:table-cell>
          <table:table-cell office:value-type="float" office:value="-6.325">
            <text:p>-6.325</text:p>
          </table:table-cell>
          <table:table-cell office:value-type="float" office:value="-0.05018576">
            <text:p>-0.05018576</text:p>
          </table:table-cell>
          <table:table-cell office:value-type="float" office:value="-6.164">
            <text:p>-6.164</text:p>
          </table:table-cell>
          <table:table-cell office:value-type="float" office:value="-0.05129905">
            <text:p>-0.05129905</text:p>
          </table:table-cell>
        </table:table-row>
        <table:table-row table:style-name="ro1">
          <table:table-cell table:formula="of:=[.A13]-536.24" office:value-type="float" office:value="6634.93">
            <text:p>6634.93</text:p>
          </table:table-cell>
          <table:table-cell/>
          <table:table-cell table:formula="of:=[.C13]+1" office:value-type="float" office:value="10">
            <text:p>10</text:p>
          </table:table-cell>
          <table:table-cell office:value-type="float" office:value="-9.126">
            <text:p>-9.126</text:p>
          </table:table-cell>
          <table:table-cell office:value-type="float" office:value="-0.0254298">
            <text:p>-0.0254298</text:p>
          </table:table-cell>
          <table:table-cell office:value-type="float" office:value="-8.965">
            <text:p>-8.965</text:p>
          </table:table-cell>
          <table:table-cell office:value-type="float" office:value="-0.02695324">
            <text:p>-0.02695324</text:p>
          </table:table-cell>
          <table:table-cell office:value-type="float" office:value="-8.801">
            <text:p>-8.801</text:p>
          </table:table-cell>
          <table:table-cell office:value-type="float" office:value="-0.02853528">
            <text:p>-0.02853528</text:p>
          </table:table-cell>
          <table:table-cell office:value-type="float" office:value="-8.648">
            <text:p>-8.648</text:p>
          </table:table-cell>
          <table:table-cell office:value-type="float" office:value="-0.02994153">
            <text:p>-0.02994153</text:p>
          </table:table-cell>
          <table:table-cell office:value-type="float" office:value="-8.496">
            <text:p>-8.496</text:p>
          </table:table-cell>
          <table:table-cell office:value-type="float" office:value="-0.03134779">
            <text:p>-0.03134779</text:p>
          </table:table-cell>
          <table:table-cell office:value-type="float" office:value="-8.338">
            <text:p>-8.338</text:p>
          </table:table-cell>
          <table:table-cell office:value-type="float" office:value="-0.03281264">
            <text:p>-0.03281264</text:p>
          </table:table-cell>
          <table:table-cell office:value-type="float" office:value="-8.189">
            <text:p>-8.189</text:p>
          </table:table-cell>
          <table:table-cell office:value-type="float" office:value="-0.0341896">
            <text:p>-0.0341896</text:p>
          </table:table-cell>
          <table:table-cell office:value-type="float" office:value="-8.036">
            <text:p>-8.036</text:p>
          </table:table-cell>
          <table:table-cell office:value-type="float" office:value="-0.03559585">
            <text:p>-0.03559585</text:p>
          </table:table-cell>
          <table:table-cell office:value-type="float" office:value="-7.893">
            <text:p>-7.893</text:p>
          </table:table-cell>
          <table:table-cell office:value-type="float" office:value="-0.03688492">
            <text:p>-0.03688492</text:p>
          </table:table-cell>
          <table:table-cell office:value-type="float" office:value="-7.746">
            <text:p>-7.746</text:p>
          </table:table-cell>
          <table:table-cell office:value-type="float" office:value="-0.03823259">
            <text:p>-0.03823259</text:p>
          </table:table-cell>
          <table:table-cell office:value-type="float" office:value="-7.6">
            <text:p>-7.6</text:p>
          </table:table-cell>
          <table:table-cell office:value-type="float" office:value="-0.03955095">
            <text:p>-0.03955095</text:p>
          </table:table-cell>
          <table:table-cell office:value-type="float" office:value="-7.459">
            <text:p>-7.459</text:p>
          </table:table-cell>
          <table:table-cell office:value-type="float" office:value="-0.04092791">
            <text:p>-0.04092791</text:p>
          </table:table-cell>
          <table:table-cell office:value-type="float" office:value="-7.327">
            <text:p>-7.327</text:p>
          </table:table-cell>
          <table:table-cell office:value-type="float" office:value="-0.04207049">
            <text:p>-0.04207049</text:p>
          </table:table-cell>
          <table:table-cell office:value-type="float" office:value="-7.189">
            <text:p>-7.189</text:p>
          </table:table-cell>
          <table:table-cell office:value-type="float" office:value="-0.04333026">
            <text:p>-0.04333026</text:p>
          </table:table-cell>
          <table:table-cell office:value-type="float" office:value="-7.046">
            <text:p>-7.046</text:p>
          </table:table-cell>
          <table:table-cell office:value-type="float" office:value="-0.04467793">
            <text:p>-0.04467793</text:p>
          </table:table-cell>
          <table:table-cell office:value-type="float" office:value="-6.911">
            <text:p>-6.911</text:p>
          </table:table-cell>
          <table:table-cell office:value-type="float" office:value="-0.04579121">
            <text:p>-0.04579121</text:p>
          </table:table-cell>
          <table:table-cell office:value-type="float" office:value="-6.791">
            <text:p>-6.791</text:p>
          </table:table-cell>
          <table:table-cell office:value-type="float" office:value="-0.04696309">
            <text:p>-0.04696309</text:p>
          </table:table-cell>
          <table:table-cell office:value-type="float" office:value="-6.665">
            <text:p>-6.665</text:p>
          </table:table-cell>
          <table:table-cell office:value-type="float" office:value="-0.04804708">
            <text:p>-0.04804708</text:p>
          </table:table-cell>
          <table:table-cell office:value-type="float" office:value="-6.53">
            <text:p>-6.53</text:p>
          </table:table-cell>
          <table:table-cell office:value-type="float" office:value="-0.04921896">
            <text:p>-0.04921896</text:p>
          </table:table-cell>
          <table:table-cell office:value-type="float" office:value="-6.393">
            <text:p>-6.393</text:p>
          </table:table-cell>
          <table:table-cell office:value-type="float" office:value="-0.05036154">
            <text:p>-0.05036154</text:p>
          </table:table-cell>
          <table:table-cell office:value-type="float" office:value="-6.261">
            <text:p>-6.261</text:p>
          </table:table-cell>
          <table:table-cell office:value-type="float" office:value="-0.05141624">
            <text:p>-0.05141624</text:p>
          </table:table-cell>
        </table:table-row>
        <table:table-row table:style-name="ro1">
          <table:table-cell table:formula="of:=[.A14]-536.24" office:value-type="float" office:value="6098.69">
            <text:p>6098.69</text:p>
          </table:table-cell>
          <table:table-cell/>
          <table:table-cell table:formula="of:=[.C14]+1" office:value-type="float" office:value="11">
            <text:p>11</text:p>
          </table:table-cell>
          <table:table-cell office:value-type="float" office:value="-9.138">
            <text:p>-9.138</text:p>
          </table:table-cell>
          <table:table-cell office:value-type="float" office:value="-0.0254298">
            <text:p>-0.0254298</text:p>
          </table:table-cell>
          <table:table-cell office:value-type="float" office:value="-8.968">
            <text:p>-8.968</text:p>
          </table:table-cell>
          <table:table-cell office:value-type="float" office:value="-0.02701183">
            <text:p>-0.02701183</text:p>
          </table:table-cell>
          <table:table-cell office:value-type="float" office:value="-8.804">
            <text:p>-8.804</text:p>
          </table:table-cell>
          <table:table-cell office:value-type="float" office:value="-0.02856457">
            <text:p>-0.02856457</text:p>
          </table:table-cell>
          <table:table-cell office:value-type="float" office:value="-8.654">
            <text:p>-8.654</text:p>
          </table:table-cell>
          <table:table-cell office:value-type="float" office:value="-0.02994153">
            <text:p>-0.02994153</text:p>
          </table:table-cell>
          <table:table-cell office:value-type="float" office:value="-8.496">
            <text:p>-8.496</text:p>
          </table:table-cell>
          <table:table-cell office:value-type="float" office:value="-0.03140638">
            <text:p>-0.03140638</text:p>
          </table:table-cell>
          <table:table-cell office:value-type="float" office:value="-8.347">
            <text:p>-8.347</text:p>
          </table:table-cell>
          <table:table-cell office:value-type="float" office:value="-0.03278334">
            <text:p>-0.03278334</text:p>
          </table:table-cell>
          <table:table-cell office:value-type="float" office:value="-8.194">
            <text:p>-8.194</text:p>
          </table:table-cell>
          <table:table-cell office:value-type="float" office:value="-0.0341896">
            <text:p>-0.0341896</text:p>
          </table:table-cell>
          <table:table-cell office:value-type="float" office:value="-8.039">
            <text:p>-8.039</text:p>
          </table:table-cell>
          <table:table-cell office:value-type="float" office:value="-0.03562515">
            <text:p>-0.03562515</text:p>
          </table:table-cell>
          <table:table-cell office:value-type="float" office:value="-7.898">
            <text:p>-7.898</text:p>
          </table:table-cell>
          <table:table-cell office:value-type="float" office:value="-0.03694352">
            <text:p>-0.03694352</text:p>
          </table:table-cell>
          <table:table-cell office:value-type="float" office:value="-7.752">
            <text:p>-7.752</text:p>
          </table:table-cell>
          <table:table-cell office:value-type="float" office:value="-0.03826188">
            <text:p>-0.03826188</text:p>
          </table:table-cell>
          <table:table-cell office:value-type="float" office:value="-7.606">
            <text:p>-7.606</text:p>
          </table:table-cell>
          <table:table-cell office:value-type="float" office:value="-0.03960954">
            <text:p>-0.03960954</text:p>
          </table:table-cell>
          <table:table-cell office:value-type="float" office:value="-7.465">
            <text:p>-7.465</text:p>
          </table:table-cell>
          <table:table-cell office:value-type="float" office:value="-0.04092791">
            <text:p>-0.04092791</text:p>
          </table:table-cell>
          <table:table-cell office:value-type="float" office:value="-7.336">
            <text:p>-7.336</text:p>
          </table:table-cell>
          <table:table-cell office:value-type="float" office:value="-0.04209979">
            <text:p>-0.04209979</text:p>
          </table:table-cell>
          <table:table-cell office:value-type="float" office:value="-7.198">
            <text:p>-7.198</text:p>
          </table:table-cell>
          <table:table-cell office:value-type="float" office:value="-0.04335956">
            <text:p>-0.04335956</text:p>
          </table:table-cell>
          <table:table-cell office:value-type="float" office:value="-7.055">
            <text:p>-7.055</text:p>
          </table:table-cell>
          <table:table-cell office:value-type="float" office:value="-0.04470722">
            <text:p>-0.04470722</text:p>
          </table:table-cell>
          <table:table-cell office:value-type="float" office:value="-6.926">
            <text:p>-6.926</text:p>
          </table:table-cell>
          <table:table-cell office:value-type="float" office:value="-0.0458498">
            <text:p>-0.0458498</text:p>
          </table:table-cell>
          <table:table-cell office:value-type="float" office:value="-6.806">
            <text:p>-6.806</text:p>
          </table:table-cell>
          <table:table-cell office:value-type="float" office:value="-0.04699239">
            <text:p>-0.04699239</text:p>
          </table:table-cell>
          <table:table-cell office:value-type="float" office:value="-6.68">
            <text:p>-6.68</text:p>
          </table:table-cell>
          <table:table-cell office:value-type="float" office:value="-0.04810567">
            <text:p>-0.04810567</text:p>
          </table:table-cell>
          <table:table-cell office:value-type="float" office:value="-6.554">
            <text:p>-6.554</text:p>
          </table:table-cell>
          <table:table-cell office:value-type="float" office:value="-0.04924826">
            <text:p>-0.04924826</text:p>
          </table:table-cell>
          <table:table-cell office:value-type="float" office:value="-6.422">
            <text:p>-6.422</text:p>
          </table:table-cell>
          <table:table-cell office:value-type="float" office:value="-0.05039084">
            <text:p>-0.05039084</text:p>
          </table:table-cell>
          <table:table-cell office:value-type="float" office:value="-6.296">
            <text:p>-6.296</text:p>
          </table:table-cell>
          <table:table-cell office:value-type="float" office:value="-0.05153342">
            <text:p>-0.05153342</text:p>
          </table:table-cell>
        </table:table-row>
        <table:table-row table:style-name="ro1">
          <table:table-cell table:formula="of:=[.A15]-536.24" office:value-type="float" office:value="5562.45">
            <text:p>5562.45</text:p>
          </table:table-cell>
          <table:table-cell/>
          <table:table-cell table:formula="of:=[.C15]+1" office:value-type="float" office:value="12">
            <text:p>12</text:p>
          </table:table-cell>
          <table:table-cell office:value-type="float" office:value="-9.135">
            <text:p>-9.135</text:p>
          </table:table-cell>
          <table:table-cell office:value-type="float" office:value="-0.02548839">
            <text:p>-0.02548839</text:p>
          </table:table-cell>
          <table:table-cell office:value-type="float" office:value="-8.962">
            <text:p>-8.962</text:p>
          </table:table-cell>
          <table:table-cell office:value-type="float" office:value="-0.02707043">
            <text:p>-0.02707043</text:p>
          </table:table-cell>
          <table:table-cell office:value-type="float" office:value="-8.813">
            <text:p>-8.813</text:p>
          </table:table-cell>
          <table:table-cell office:value-type="float" office:value="-0.02850598">
            <text:p>-0.02850598</text:p>
          </table:table-cell>
          <table:table-cell office:value-type="float" office:value="-8.657">
            <text:p>-8.657</text:p>
          </table:table-cell>
          <table:table-cell office:value-type="float" office:value="-0.03000013">
            <text:p>-0.03000013</text:p>
          </table:table-cell>
          <table:table-cell office:value-type="float" office:value="-8.505">
            <text:p>-8.505</text:p>
          </table:table-cell>
          <table:table-cell office:value-type="float" office:value="-0.03134779">
            <text:p>-0.03134779</text:p>
          </table:table-cell>
          <table:table-cell office:value-type="float" office:value="-8.35">
            <text:p>-8.35</text:p>
          </table:table-cell>
          <table:table-cell office:value-type="float" office:value="-0.03281264">
            <text:p>-0.03281264</text:p>
          </table:table-cell>
          <table:table-cell office:value-type="float" office:value="-8.189">
            <text:p>-8.189</text:p>
          </table:table-cell>
          <table:table-cell office:value-type="float" office:value="-0.03427749">
            <text:p>-0.03427749</text:p>
          </table:table-cell>
          <table:table-cell office:value-type="float" office:value="-8.045">
            <text:p>-8.045</text:p>
          </table:table-cell>
          <table:table-cell office:value-type="float" office:value="-0.03556656">
            <text:p>-0.03556656</text:p>
          </table:table-cell>
          <table:table-cell office:value-type="float" office:value="-7.901">
            <text:p>-7.901</text:p>
          </table:table-cell>
          <table:table-cell office:value-type="float" office:value="-0.03694352">
            <text:p>-0.03694352</text:p>
          </table:table-cell>
          <table:table-cell office:value-type="float" office:value="-7.758">
            <text:p>-7.758</text:p>
          </table:table-cell>
          <table:table-cell office:value-type="float" office:value="-0.03832048">
            <text:p>-0.03832048</text:p>
          </table:table-cell>
          <table:table-cell office:value-type="float" office:value="-7.608">
            <text:p>-7.608</text:p>
          </table:table-cell>
          <table:table-cell office:value-type="float" office:value="-0.03963884">
            <text:p>-0.03963884</text:p>
          </table:table-cell>
          <table:table-cell office:value-type="float" office:value="-7.471">
            <text:p>-7.471</text:p>
          </table:table-cell>
          <table:table-cell office:value-type="float" office:value="-0.04095721">
            <text:p>-0.04095721</text:p>
          </table:table-cell>
          <table:table-cell office:value-type="float" office:value="-7.339">
            <text:p>-7.339</text:p>
          </table:table-cell>
          <table:table-cell office:value-type="float" office:value="-0.04209979">
            <text:p>-0.04209979</text:p>
          </table:table-cell>
          <table:table-cell office:value-type="float" office:value="-7.204">
            <text:p>-7.204</text:p>
          </table:table-cell>
          <table:table-cell office:value-type="float" office:value="-0.04338886">
            <text:p>-0.04338886</text:p>
          </table:table-cell>
          <table:table-cell office:value-type="float" office:value="-7.069">
            <text:p>-7.069</text:p>
          </table:table-cell>
          <table:table-cell office:value-type="float" office:value="-0.04470722">
            <text:p>-0.04470722</text:p>
          </table:table-cell>
          <table:table-cell office:value-type="float" office:value="-6.929">
            <text:p>-6.929</text:p>
          </table:table-cell>
          <table:table-cell office:value-type="float" office:value="-0.0459377">
            <text:p>-0.0459377</text:p>
          </table:table-cell>
          <table:table-cell office:value-type="float" office:value="-6.814">
            <text:p>-6.814</text:p>
          </table:table-cell>
          <table:table-cell office:value-type="float" office:value="-0.04705098">
            <text:p>-0.04705098</text:p>
          </table:table-cell>
          <table:table-cell office:value-type="float" office:value="-6.689">
            <text:p>-6.689</text:p>
          </table:table-cell>
          <table:table-cell office:value-type="float" office:value="-0.04819356">
            <text:p>-0.04819356</text:p>
          </table:table-cell>
          <table:table-cell office:value-type="float" office:value="-6.563">
            <text:p>-6.563</text:p>
          </table:table-cell>
          <table:table-cell office:value-type="float" office:value="-0.04933615">
            <text:p>-0.04933615</text:p>
          </table:table-cell>
          <table:table-cell office:value-type="float" office:value="-6.434">
            <text:p>-6.434</text:p>
          </table:table-cell>
          <table:table-cell office:value-type="float" office:value="-0.05044943">
            <text:p>-0.05044943</text:p>
          </table:table-cell>
          <table:table-cell office:value-type="float" office:value="-6.308">
            <text:p>-6.308</text:p>
          </table:table-cell>
          <table:table-cell office:value-type="float" office:value="-0.05162131">
            <text:p>-0.05162131</text:p>
          </table:table-cell>
        </table:table-row>
        <table:table-row table:style-name="ro1">
          <table:table-cell table:formula="of:=[.A16]-536.24" office:value-type="float" office:value="5026.21">
            <text:p>5026.21</text:p>
          </table:table-cell>
          <table:table-cell/>
          <table:table-cell table:formula="of:=[.C16]+1" office:value-type="float" office:value="13">
            <text:p>13</text:p>
          </table:table-cell>
          <table:table-cell office:value-type="float" office:value="-9.135">
            <text:p>-9.135</text:p>
          </table:table-cell>
          <table:table-cell office:value-type="float" office:value="-0.02548839">
            <text:p>-0.02548839</text:p>
          </table:table-cell>
          <table:table-cell office:value-type="float" office:value="-8.968">
            <text:p>-8.968</text:p>
          </table:table-cell>
          <table:table-cell office:value-type="float" office:value="-0.02704113">
            <text:p>-0.02704113</text:p>
          </table:table-cell>
          <table:table-cell office:value-type="float" office:value="-8.813">
            <text:p>-8.813</text:p>
          </table:table-cell>
          <table:table-cell office:value-type="float" office:value="-0.02856457">
            <text:p>-0.02856457</text:p>
          </table:table-cell>
          <table:table-cell office:value-type="float" office:value="-8.657">
            <text:p>-8.657</text:p>
          </table:table-cell>
          <table:table-cell office:value-type="float" office:value="-0.02997083">
            <text:p>-0.02997083</text:p>
          </table:table-cell>
          <table:table-cell office:value-type="float" office:value="-8.505">
            <text:p>-8.505</text:p>
          </table:table-cell>
          <table:table-cell office:value-type="float" office:value="-0.03140638">
            <text:p>-0.03140638</text:p>
          </table:table-cell>
          <table:table-cell office:value-type="float" office:value="-8.35">
            <text:p>-8.35</text:p>
          </table:table-cell>
          <table:table-cell office:value-type="float" office:value="-0.03284194">
            <text:p>-0.03284194</text:p>
          </table:table-cell>
          <table:table-cell office:value-type="float" office:value="-8.197">
            <text:p>-8.197</text:p>
          </table:table-cell>
          <table:table-cell office:value-type="float" office:value="-0.0342189">
            <text:p>-0.0342189</text:p>
          </table:table-cell>
          <table:table-cell office:value-type="float" office:value="-8.051">
            <text:p>-8.051</text:p>
          </table:table-cell>
          <table:table-cell office:value-type="float" office:value="-0.03562515">
            <text:p>-0.03562515</text:p>
          </table:table-cell>
          <table:table-cell office:value-type="float" office:value="-7.91">
            <text:p>-7.91</text:p>
          </table:table-cell>
          <table:table-cell office:value-type="float" office:value="-0.03691422">
            <text:p>-0.03691422</text:p>
          </table:table-cell>
          <table:table-cell office:value-type="float" office:value="-7.764">
            <text:p>-7.764</text:p>
          </table:table-cell>
          <table:table-cell office:value-type="float" office:value="-0.03829118">
            <text:p>-0.03829118</text:p>
          </table:table-cell>
          <table:table-cell office:value-type="float" office:value="-7.611">
            <text:p>-7.611</text:p>
          </table:table-cell>
          <table:table-cell office:value-type="float" office:value="-0.03963884">
            <text:p>-0.03963884</text:p>
          </table:table-cell>
          <table:table-cell office:value-type="float" office:value="-7.474">
            <text:p>-7.474</text:p>
          </table:table-cell>
          <table:table-cell office:value-type="float" office:value="-0.0409865">
            <text:p>-0.0409865</text:p>
          </table:table-cell>
          <table:table-cell office:value-type="float" office:value="-7.342">
            <text:p>-7.342</text:p>
          </table:table-cell>
          <table:table-cell office:value-type="float" office:value="-0.04218768">
            <text:p>-0.04218768</text:p>
          </table:table-cell>
          <table:table-cell office:value-type="float" office:value="-7.21">
            <text:p>-7.21</text:p>
          </table:table-cell>
          <table:table-cell office:value-type="float" office:value="-0.04341815">
            <text:p>-0.04341815</text:p>
          </table:table-cell>
          <table:table-cell office:value-type="float" office:value="-7.069">
            <text:p>-7.069</text:p>
          </table:table-cell>
          <table:table-cell office:value-type="float" office:value="-0.04470722">
            <text:p>-0.04470722</text:p>
          </table:table-cell>
          <table:table-cell office:value-type="float" office:value="-6.94">
            <text:p>-6.94</text:p>
          </table:table-cell>
          <table:table-cell office:value-type="float" office:value="-0.0459084">
            <text:p>-0.0459084</text:p>
          </table:table-cell>
          <table:table-cell office:value-type="float" office:value="-6.82">
            <text:p>-6.82</text:p>
          </table:table-cell>
          <table:table-cell office:value-type="float" office:value="-0.04702168">
            <text:p>-0.04702168</text:p>
          </table:table-cell>
          <table:table-cell office:value-type="float" office:value="-6.697">
            <text:p>-6.697</text:p>
          </table:table-cell>
          <table:table-cell office:value-type="float" office:value="-0.04822286">
            <text:p>-0.04822286</text:p>
          </table:table-cell>
          <table:table-cell office:value-type="float" office:value="-6.568">
            <text:p>-6.568</text:p>
          </table:table-cell>
          <table:table-cell office:value-type="float" office:value="-0.04933615">
            <text:p>-0.04933615</text:p>
          </table:table-cell>
          <table:table-cell office:value-type="float" office:value="-6.445">
            <text:p>-6.445</text:p>
          </table:table-cell>
          <table:table-cell office:value-type="float" office:value="-0.05050803">
            <text:p>-0.05050803</text:p>
          </table:table-cell>
          <table:table-cell office:value-type="float" office:value="-6.322">
            <text:p>-6.322</text:p>
          </table:table-cell>
          <table:table-cell office:value-type="float" office:value="-0.05165061">
            <text:p>-0.05165061</text:p>
          </table:table-cell>
        </table:table-row>
        <table:table-row table:style-name="ro1">
          <table:table-cell table:formula="of:=[.A17]-536.24" office:value-type="float" office:value="4489.97">
            <text:p>4489.97</text:p>
          </table:table-cell>
          <table:table-cell/>
          <table:table-cell table:formula="of:=[.C17]+1" office:value-type="float" office:value="14">
            <text:p>14</text:p>
          </table:table-cell>
          <table:table-cell office:value-type="float" office:value="-9.135">
            <text:p>-9.135</text:p>
          </table:table-cell>
          <table:table-cell office:value-type="float" office:value="-0.02551769">
            <text:p>-0.02551769</text:p>
          </table:table-cell>
          <table:table-cell office:value-type="float" office:value="-8.971">
            <text:p>-8.971</text:p>
          </table:table-cell>
          <table:table-cell office:value-type="float" office:value="-0.02704113">
            <text:p>-0.02704113</text:p>
          </table:table-cell>
          <table:table-cell office:value-type="float" office:value="-8.815">
            <text:p>-8.815</text:p>
          </table:table-cell>
          <table:table-cell office:value-type="float" office:value="-0.02859387">
            <text:p>-0.02859387</text:p>
          </table:table-cell>
          <table:table-cell office:value-type="float" office:value="-8.66">
            <text:p>-8.66</text:p>
          </table:table-cell>
          <table:table-cell office:value-type="float" office:value="-0.02997083">
            <text:p>-0.02997083</text:p>
          </table:table-cell>
          <table:table-cell office:value-type="float" office:value="-8.508">
            <text:p>-8.508</text:p>
          </table:table-cell>
          <table:table-cell office:value-type="float" office:value="-0.03140638">
            <text:p>-0.03140638</text:p>
          </table:table-cell>
          <table:table-cell office:value-type="float" office:value="-8.353">
            <text:p>-8.353</text:p>
          </table:table-cell>
          <table:table-cell office:value-type="float" office:value="-0.03281264">
            <text:p>-0.03281264</text:p>
          </table:table-cell>
          <table:table-cell office:value-type="float" office:value="-8.197">
            <text:p>-8.197</text:p>
          </table:table-cell>
          <table:table-cell office:value-type="float" office:value="-0.03427749">
            <text:p>-0.03427749</text:p>
          </table:table-cell>
          <table:table-cell office:value-type="float" office:value="-8.054">
            <text:p>-8.054</text:p>
          </table:table-cell>
          <table:table-cell office:value-type="float" office:value="-0.03565445">
            <text:p>-0.03565445</text:p>
          </table:table-cell>
          <table:table-cell office:value-type="float" office:value="-7.91">
            <text:p>-7.91</text:p>
          </table:table-cell>
          <table:table-cell office:value-type="float" office:value="-0.03694352">
            <text:p>-0.03694352</text:p>
          </table:table-cell>
          <table:table-cell office:value-type="float" office:value="-7.764">
            <text:p>-7.764</text:p>
          </table:table-cell>
          <table:table-cell office:value-type="float" office:value="-0.03829118">
            <text:p>-0.03829118</text:p>
          </table:table-cell>
          <table:table-cell office:value-type="float" office:value="-7.617">
            <text:p>-7.617</text:p>
          </table:table-cell>
          <table:table-cell office:value-type="float" office:value="-0.03966814">
            <text:p>-0.03966814</text:p>
          </table:table-cell>
          <table:table-cell office:value-type="float" office:value="-7.48">
            <text:p>-7.48</text:p>
          </table:table-cell>
          <table:table-cell office:value-type="float" office:value="-0.0410158">
            <text:p>-0.0410158</text:p>
          </table:table-cell>
          <table:table-cell office:value-type="float" office:value="-7.348">
            <text:p>-7.348</text:p>
          </table:table-cell>
          <table:table-cell office:value-type="float" office:value="-0.04221698">
            <text:p>-0.04221698</text:p>
          </table:table-cell>
          <table:table-cell office:value-type="float" office:value="-7.216">
            <text:p>-7.216</text:p>
          </table:table-cell>
          <table:table-cell office:value-type="float" office:value="-0.04341815">
            <text:p>-0.04341815</text:p>
          </table:table-cell>
          <table:table-cell office:value-type="float" office:value="-7.072">
            <text:p>-7.072</text:p>
          </table:table-cell>
          <table:table-cell office:value-type="float" office:value="-0.04473652">
            <text:p>-0.04473652</text:p>
          </table:table-cell>
          <table:table-cell office:value-type="float" office:value="-6.94">
            <text:p>-6.94</text:p>
          </table:table-cell>
          <table:table-cell office:value-type="float" office:value="-0.04596699">
            <text:p>-0.04596699</text:p>
          </table:table-cell>
          <table:table-cell office:value-type="float" office:value="-6.823">
            <text:p>-6.823</text:p>
          </table:table-cell>
          <table:table-cell office:value-type="float" office:value="-0.04705098">
            <text:p>-0.04705098</text:p>
          </table:table-cell>
          <table:table-cell office:value-type="float" office:value="-6.7">
            <text:p>-6.7</text:p>
          </table:table-cell>
          <table:table-cell office:value-type="float" office:value="-0.04822286">
            <text:p>-0.04822286</text:p>
          </table:table-cell>
          <table:table-cell office:value-type="float" office:value="-6.577">
            <text:p>-6.577</text:p>
          </table:table-cell>
          <table:table-cell office:value-type="float" office:value="-0.04936544">
            <text:p>-0.04936544</text:p>
          </table:table-cell>
          <table:table-cell office:value-type="float" office:value="-6.451">
            <text:p>-6.451</text:p>
          </table:table-cell>
          <table:table-cell office:value-type="float" office:value="-0.05053732">
            <text:p>-0.05053732</text:p>
          </table:table-cell>
          <table:table-cell office:value-type="float" office:value="-6.328">
            <text:p>-6.328</text:p>
          </table:table-cell>
          <table:table-cell office:value-type="float" office:value="-0.05165061">
            <text:p>-0.05165061</text:p>
          </table:table-cell>
        </table:table-row>
        <table:table-row table:style-name="ro1">
          <table:table-cell table:formula="of:=[.A18]-536.24" office:value-type="float" office:value="3953.73">
            <text:p>3953.73</text:p>
          </table:table-cell>
          <table:table-cell/>
          <table:table-cell table:formula="of:=[.C18]+1" office:value-type="float" office:value="15">
            <text:p>15</text:p>
          </table:table-cell>
          <table:table-cell office:value-type="float" office:value="-9.135">
            <text:p>-9.135</text:p>
          </table:table-cell>
          <table:table-cell office:value-type="float" office:value="-0.02554698">
            <text:p>-0.02554698</text:p>
          </table:table-cell>
          <table:table-cell office:value-type="float" office:value="-8.974">
            <text:p>-8.974</text:p>
          </table:table-cell>
          <table:table-cell office:value-type="float" office:value="-0.02707043">
            <text:p>-0.02707043</text:p>
          </table:table-cell>
          <table:table-cell office:value-type="float" office:value="-8.815">
            <text:p>-8.815</text:p>
          </table:table-cell>
          <table:table-cell office:value-type="float" office:value="-0.02853528">
            <text:p>-0.02853528</text:p>
          </table:table-cell>
          <table:table-cell office:value-type="float" office:value="-8.66">
            <text:p>-8.66</text:p>
          </table:table-cell>
          <table:table-cell office:value-type="float" office:value="-0.03002943">
            <text:p>-0.03002943</text:p>
          </table:table-cell>
          <table:table-cell office:value-type="float" office:value="-8.508">
            <text:p>-8.508</text:p>
          </table:table-cell>
          <table:table-cell office:value-type="float" office:value="-0.03140638">
            <text:p>-0.03140638</text:p>
          </table:table-cell>
          <table:table-cell office:value-type="float" office:value="-8.356">
            <text:p>-8.356</text:p>
          </table:table-cell>
          <table:table-cell office:value-type="float" office:value="-0.03287123">
            <text:p>-0.03287123</text:p>
          </table:table-cell>
          <table:table-cell office:value-type="float" office:value="-8.2">
            <text:p>-8.2</text:p>
          </table:table-cell>
          <table:table-cell office:value-type="float" office:value="-0.03427749">
            <text:p>-0.03427749</text:p>
          </table:table-cell>
          <table:table-cell office:value-type="float" office:value="-8.051">
            <text:p>-8.051</text:p>
          </table:table-cell>
          <table:table-cell office:value-type="float" office:value="-0.03562515">
            <text:p>-0.03562515</text:p>
          </table:table-cell>
          <table:table-cell office:value-type="float" office:value="-7.91">
            <text:p>-7.91</text:p>
          </table:table-cell>
          <table:table-cell office:value-type="float" office:value="-0.03697281">
            <text:p>-0.03697281</text:p>
          </table:table-cell>
          <table:table-cell office:value-type="float" office:value="-7.767">
            <text:p>-7.767</text:p>
          </table:table-cell>
          <table:table-cell office:value-type="float" office:value="-0.03829118">
            <text:p>-0.03829118</text:p>
          </table:table-cell>
          <table:table-cell office:value-type="float" office:value="-7.62">
            <text:p>-7.62</text:p>
          </table:table-cell>
          <table:table-cell office:value-type="float" office:value="-0.03963884">
            <text:p>-0.03963884</text:p>
          </table:table-cell>
          <table:table-cell office:value-type="float" office:value="-7.482">
            <text:p>-7.482</text:p>
          </table:table-cell>
          <table:table-cell office:value-type="float" office:value="-0.0409865">
            <text:p>-0.0409865</text:p>
          </table:table-cell>
          <table:table-cell office:value-type="float" office:value="-7.345">
            <text:p>-7.345</text:p>
          </table:table-cell>
          <table:table-cell office:value-type="float" office:value="-0.04224627">
            <text:p>-0.04224627</text:p>
          </table:table-cell>
          <table:table-cell office:value-type="float" office:value="-7.216">
            <text:p>-7.216</text:p>
          </table:table-cell>
          <table:table-cell office:value-type="float" office:value="-0.04344745">
            <text:p>-0.04344745</text:p>
          </table:table-cell>
          <table:table-cell office:value-type="float" office:value="-7.078">
            <text:p>-7.078</text:p>
          </table:table-cell>
          <table:table-cell office:value-type="float" office:value="-0.04473652">
            <text:p>-0.04473652</text:p>
          </table:table-cell>
          <table:table-cell office:value-type="float" office:value="-6.943">
            <text:p>-6.943</text:p>
          </table:table-cell>
          <table:table-cell office:value-type="float" office:value="-0.04596699">
            <text:p>-0.04596699</text:p>
          </table:table-cell>
          <table:table-cell office:value-type="float" office:value="-6.823">
            <text:p>-6.823</text:p>
          </table:table-cell>
          <table:table-cell office:value-type="float" office:value="-0.04713887">
            <text:p>-0.04713887</text:p>
          </table:table-cell>
          <table:table-cell office:value-type="float" office:value="-6.7">
            <text:p>-6.7</text:p>
          </table:table-cell>
          <table:table-cell office:value-type="float" office:value="-0.04825216">
            <text:p>-0.04825216</text:p>
          </table:table-cell>
          <table:table-cell office:value-type="float" office:value="-6.574">
            <text:p>-6.574</text:p>
          </table:table-cell>
          <table:table-cell office:value-type="float" office:value="-0.04936544">
            <text:p>-0.04936544</text:p>
          </table:table-cell>
          <table:table-cell office:value-type="float" office:value="-6.448">
            <text:p>-6.448</text:p>
          </table:table-cell>
          <table:table-cell office:value-type="float" office:value="-0.05056662">
            <text:p>-0.05056662</text:p>
          </table:table-cell>
          <table:table-cell office:value-type="float" office:value="-6.331">
            <text:p>-6.331</text:p>
          </table:table-cell>
          <table:table-cell office:value-type="float" office:value="-0.05165061">
            <text:p>-0.05165061</text:p>
          </table:table-cell>
        </table:table-row>
        <table:table-row table:style-name="ro1">
          <table:table-cell table:formula="of:=[.A19]-536.24" office:value-type="float" office:value="3417.49">
            <text:p>3417.49</text:p>
          </table:table-cell>
          <table:table-cell/>
          <table:table-cell table:formula="of:=[.C19]+1" office:value-type="float" office:value="16">
            <text:p>16</text:p>
          </table:table-cell>
          <table:table-cell office:value-type="float" office:value="-9.141">
            <text:p>-9.141</text:p>
          </table:table-cell>
          <table:table-cell office:value-type="float" office:value="-0.02551769">
            <text:p>-0.02551769</text:p>
          </table:table-cell>
          <table:table-cell office:value-type="float" office:value="-8.968">
            <text:p>-8.968</text:p>
          </table:table-cell>
          <table:table-cell office:value-type="float" office:value="-0.02707043">
            <text:p>-0.02707043</text:p>
          </table:table-cell>
          <table:table-cell office:value-type="float" office:value="-8.81">
            <text:p>-8.81</text:p>
          </table:table-cell>
          <table:table-cell office:value-type="float" office:value="-0.02862317">
            <text:p>-0.02862317</text:p>
          </table:table-cell>
          <table:table-cell office:value-type="float" office:value="-8.651">
            <text:p>-8.651</text:p>
          </table:table-cell>
          <table:table-cell office:value-type="float" office:value="-0.03002942">
            <text:p>-0.03002942</text:p>
          </table:table-cell>
          <table:table-cell office:value-type="float" office:value="-8.511">
            <text:p>-8.511</text:p>
          </table:table-cell>
          <table:table-cell office:value-type="float" office:value="-0.03137709">
            <text:p>-0.03137709</text:p>
          </table:table-cell>
          <table:table-cell office:value-type="float" office:value="-8.356">
            <text:p>-8.356</text:p>
          </table:table-cell>
          <table:table-cell office:value-type="float" office:value="-0.03281264">
            <text:p>-0.03281264</text:p>
          </table:table-cell>
          <table:table-cell office:value-type="float" office:value="-8.197">
            <text:p>-8.197</text:p>
          </table:table-cell>
          <table:table-cell office:value-type="float" office:value="-0.03427749">
            <text:p>-0.03427749</text:p>
          </table:table-cell>
          <table:table-cell office:value-type="float" office:value="-8.054">
            <text:p>-8.054</text:p>
          </table:table-cell>
          <table:table-cell office:value-type="float" office:value="-0.03565445">
            <text:p>-0.03565445</text:p>
          </table:table-cell>
          <table:table-cell office:value-type="float" office:value="-7.907">
            <text:p>-7.907</text:p>
          </table:table-cell>
          <table:table-cell office:value-type="float" office:value="-0.03700211">
            <text:p>-0.03700211</text:p>
          </table:table-cell>
          <table:table-cell office:value-type="float" office:value="-7.764">
            <text:p>-7.764</text:p>
          </table:table-cell>
          <table:table-cell office:value-type="float" office:value="-0.03837907">
            <text:p>-0.03837907</text:p>
          </table:table-cell>
          <table:table-cell office:value-type="float" office:value="-7.617">
            <text:p>-7.617</text:p>
          </table:table-cell>
          <table:table-cell office:value-type="float" office:value="-0.03966814">
            <text:p>-0.03966814</text:p>
          </table:table-cell>
          <table:table-cell office:value-type="float" office:value="-7.48">
            <text:p>-7.48</text:p>
          </table:table-cell>
          <table:table-cell office:value-type="float" office:value="-0.0410451">
            <text:p>-0.0410451</text:p>
          </table:table-cell>
          <table:table-cell office:value-type="float" office:value="-7.345">
            <text:p>-7.345</text:p>
          </table:table-cell>
          <table:table-cell office:value-type="float" office:value="-0.04224627">
            <text:p>-0.04224627</text:p>
          </table:table-cell>
          <table:table-cell office:value-type="float" office:value="-7.21">
            <text:p>-7.21</text:p>
          </table:table-cell>
          <table:table-cell office:value-type="float" office:value="-0.04353534">
            <text:p>-0.04353534</text:p>
          </table:table-cell>
          <table:table-cell office:value-type="float" office:value="-7.072">
            <text:p>-7.072</text:p>
          </table:table-cell>
          <table:table-cell office:value-type="float" office:value="-0.04479511">
            <text:p>-0.04479511</text:p>
          </table:table-cell>
          <table:table-cell office:value-type="float" office:value="-6.943">
            <text:p>-6.943</text:p>
          </table:table-cell>
          <table:table-cell office:value-type="float" office:value="-0.04599629">
            <text:p>-0.04599629</text:p>
          </table:table-cell>
          <table:table-cell office:value-type="float" office:value="-6.817">
            <text:p>-6.817</text:p>
          </table:table-cell>
          <table:table-cell office:value-type="float" office:value="-0.04716817">
            <text:p>-0.04716817</text:p>
          </table:table-cell>
          <table:table-cell office:value-type="float" office:value="-6.697">
            <text:p>-6.697</text:p>
          </table:table-cell>
          <table:table-cell office:value-type="float" office:value="-0.04831075">
            <text:p>-0.04831075</text:p>
          </table:table-cell>
          <table:table-cell office:value-type="float" office:value="-6.574">
            <text:p>-6.574</text:p>
          </table:table-cell>
          <table:table-cell office:value-type="float" office:value="-0.04942404">
            <text:p>-0.04942404</text:p>
          </table:table-cell>
          <table:table-cell office:value-type="float" office:value="-6.451">
            <text:p>-6.451</text:p>
          </table:table-cell>
          <table:table-cell office:value-type="float" office:value="-0.05056662">
            <text:p>-0.05056662</text:p>
          </table:table-cell>
          <table:table-cell office:value-type="float" office:value="-6.328">
            <text:p>-6.328</text:p>
          </table:table-cell>
          <table:table-cell office:value-type="float" office:value="-0.05167991">
            <text:p>-0.05167991</text:p>
          </table:table-cell>
        </table:table-row>
        <table:table-row table:style-name="ro1">
          <table:table-cell table:formula="of:=[.A20]-536.24" office:value-type="float" office:value="2881.25">
            <text:p>2881.25</text:p>
          </table:table-cell>
          <table:table-cell/>
          <table:table-cell table:formula="of:=[.C20]+1" office:value-type="float" office:value="17">
            <text:p>17</text:p>
          </table:table-cell>
          <table:table-cell office:value-type="float" office:value="-9.129">
            <text:p>-9.129</text:p>
          </table:table-cell>
          <table:table-cell office:value-type="float" office:value="-0.02557628">
            <text:p>-0.02557628</text:p>
          </table:table-cell>
          <table:table-cell office:value-type="float" office:value="-8.965">
            <text:p>-8.965</text:p>
          </table:table-cell>
          <table:table-cell office:value-type="float" office:value="-0.02712902">
            <text:p>-0.02712902</text:p>
          </table:table-cell>
          <table:table-cell office:value-type="float" office:value="-8.813">
            <text:p>-8.813</text:p>
          </table:table-cell>
          <table:table-cell office:value-type="float" office:value="-0.02862317">
            <text:p>-0.02862317</text:p>
          </table:table-cell>
          <table:table-cell office:value-type="float" office:value="-8.654">
            <text:p>-8.654</text:p>
          </table:table-cell>
          <table:table-cell office:value-type="float" office:value="-0.03005872">
            <text:p>-0.03005872</text:p>
          </table:table-cell>
          <table:table-cell office:value-type="float" office:value="-8.502">
            <text:p>-8.502</text:p>
          </table:table-cell>
          <table:table-cell office:value-type="float" office:value="-0.03140638">
            <text:p>-0.03140638</text:p>
          </table:table-cell>
          <table:table-cell office:value-type="float" office:value="-8.35">
            <text:p>-8.35</text:p>
          </table:table-cell>
          <table:table-cell office:value-type="float" office:value="-0.03287123">
            <text:p>-0.03287123</text:p>
          </table:table-cell>
          <table:table-cell office:value-type="float" office:value="-8.191">
            <text:p>-8.191</text:p>
          </table:table-cell>
          <table:table-cell office:value-type="float" office:value="-0.03430679">
            <text:p>-0.03430679</text:p>
          </table:table-cell>
          <table:table-cell office:value-type="float" office:value="-8.048">
            <text:p>-8.048</text:p>
          </table:table-cell>
          <table:table-cell office:value-type="float" office:value="-0.03571304">
            <text:p>-0.03571304</text:p>
          </table:table-cell>
          <table:table-cell office:value-type="float" office:value="-7.907">
            <text:p>-7.907</text:p>
          </table:table-cell>
          <table:table-cell office:value-type="float" office:value="-0.03700211">
            <text:p>-0.03700211</text:p>
          </table:table-cell>
          <table:table-cell office:value-type="float" office:value="-7.764">
            <text:p>-7.764</text:p>
          </table:table-cell>
          <table:table-cell office:value-type="float" office:value="-0.03834977">
            <text:p>-0.03834977</text:p>
          </table:table-cell>
          <table:table-cell office:value-type="float" office:value="-7.617">
            <text:p>-7.617</text:p>
          </table:table-cell>
          <table:table-cell office:value-type="float" office:value="-0.03975603">
            <text:p>-0.03975603</text:p>
          </table:table-cell>
          <table:table-cell office:value-type="float" office:value="-7.477">
            <text:p>-7.477</text:p>
          </table:table-cell>
          <table:table-cell office:value-type="float" office:value="-0.0410451">
            <text:p>-0.0410451</text:p>
          </table:table-cell>
          <table:table-cell office:value-type="float" office:value="-7.345">
            <text:p>-7.345</text:p>
          </table:table-cell>
          <table:table-cell office:value-type="float" office:value="-0.04224627">
            <text:p>-0.04224627</text:p>
          </table:table-cell>
          <table:table-cell office:value-type="float" office:value="-7.213">
            <text:p>-7.213</text:p>
          </table:table-cell>
          <table:table-cell office:value-type="float" office:value="-0.04350604">
            <text:p>-0.04350604</text:p>
          </table:table-cell>
          <table:table-cell office:value-type="float" office:value="-7.069">
            <text:p>-7.069</text:p>
          </table:table-cell>
          <table:table-cell office:value-type="float" office:value="-0.04476582">
            <text:p>-0.04476582</text:p>
          </table:table-cell>
          <table:table-cell office:value-type="float" office:value="-6.943">
            <text:p>-6.943</text:p>
          </table:table-cell>
          <table:table-cell office:value-type="float" office:value="-0.04599629">
            <text:p>-0.04599629</text:p>
          </table:table-cell>
          <table:table-cell office:value-type="float" office:value="-6.823">
            <text:p>-6.823</text:p>
          </table:table-cell>
          <table:table-cell office:value-type="float" office:value="-0.04713887">
            <text:p>-0.04713887</text:p>
          </table:table-cell>
          <table:table-cell office:value-type="float" office:value="-6.694">
            <text:p>-6.694</text:p>
          </table:table-cell>
          <table:table-cell office:value-type="float" office:value="-0.04834005">
            <text:p>-0.04834005</text:p>
          </table:table-cell>
          <table:table-cell office:value-type="float" office:value="-6.574">
            <text:p>-6.574</text:p>
          </table:table-cell>
          <table:table-cell office:value-type="float" office:value="-0.04945334">
            <text:p>-0.04945334</text:p>
          </table:table-cell>
          <table:table-cell office:value-type="float" office:value="-6.445">
            <text:p>-6.445</text:p>
          </table:table-cell>
          <table:table-cell office:value-type="float" office:value="-0.05053732">
            <text:p>-0.05053732</text:p>
          </table:table-cell>
          <table:table-cell office:value-type="float" office:value="-6.331">
            <text:p>-6.331</text:p>
          </table:table-cell>
          <table:table-cell office:value-type="float" office:value="-0.0517092">
            <text:p>-0.0517092</text:p>
          </table:table-cell>
        </table:table-row>
        <table:table-row table:style-name="ro1">
          <table:table-cell table:formula="of:=[.A21]-536.24" office:value-type="float" office:value="2345.01">
            <text:p>2345.01</text:p>
          </table:table-cell>
          <table:table-cell/>
          <table:table-cell table:formula="of:=[.C21]+1" office:value-type="float" office:value="18">
            <text:p>18</text:p>
          </table:table-cell>
          <table:table-cell office:value-type="float" office:value="-9.129">
            <text:p>-9.129</text:p>
          </table:table-cell>
          <table:table-cell office:value-type="float" office:value="-0.02560558">
            <text:p>-0.02560558</text:p>
          </table:table-cell>
          <table:table-cell office:value-type="float" office:value="-8.965">
            <text:p>-8.965</text:p>
          </table:table-cell>
          <table:table-cell office:value-type="float" office:value="-0.02712902">
            <text:p>-0.02712902</text:p>
          </table:table-cell>
          <table:table-cell office:value-type="float" office:value="-8.807">
            <text:p>-8.807</text:p>
          </table:table-cell>
          <table:table-cell office:value-type="float" office:value="-0.02865247">
            <text:p>-0.02865247</text:p>
          </table:table-cell>
          <table:table-cell office:value-type="float" office:value="-8.66">
            <text:p>-8.66</text:p>
          </table:table-cell>
          <table:table-cell office:value-type="float" office:value="-0.03002943">
            <text:p>-0.03002943</text:p>
          </table:table-cell>
          <table:table-cell office:value-type="float" office:value="-8.505">
            <text:p>-8.505</text:p>
          </table:table-cell>
          <table:table-cell office:value-type="float" office:value="-0.03143568">
            <text:p>-0.03143568</text:p>
          </table:table-cell>
          <table:table-cell office:value-type="float" office:value="-8.347">
            <text:p>-8.347</text:p>
          </table:table-cell>
          <table:table-cell office:value-type="float" office:value="-0.03292983">
            <text:p>-0.03292983</text:p>
          </table:table-cell>
          <table:table-cell office:value-type="float" office:value="-8.197">
            <text:p>-8.197</text:p>
          </table:table-cell>
          <table:table-cell office:value-type="float" office:value="-0.03427749">
            <text:p>-0.03427749</text:p>
          </table:table-cell>
          <table:table-cell office:value-type="float" office:value="-8.048">
            <text:p>-8.048</text:p>
          </table:table-cell>
          <table:table-cell office:value-type="float" office:value="-0.03571304">
            <text:p>-0.03571304</text:p>
          </table:table-cell>
          <table:table-cell office:value-type="float" office:value="-7.904">
            <text:p>-7.904</text:p>
          </table:table-cell>
          <table:table-cell office:value-type="float" office:value="-0.03697281">
            <text:p>-0.03697281</text:p>
          </table:table-cell>
          <table:table-cell office:value-type="float" office:value="-7.761">
            <text:p>-7.761</text:p>
          </table:table-cell>
          <table:table-cell office:value-type="float" office:value="-0.03832048">
            <text:p>-0.03832048</text:p>
          </table:table-cell>
          <table:table-cell office:value-type="float" office:value="-7.614">
            <text:p>-7.614</text:p>
          </table:table-cell>
          <table:table-cell office:value-type="float" office:value="-0.03972673">
            <text:p>-0.03972673</text:p>
          </table:table-cell>
          <table:table-cell office:value-type="float" office:value="-7.477">
            <text:p>-7.477</text:p>
          </table:table-cell>
          <table:table-cell office:value-type="float" office:value="-0.0410158">
            <text:p>-0.0410158</text:p>
          </table:table-cell>
          <table:table-cell office:value-type="float" office:value="-7.345">
            <text:p>-7.345</text:p>
          </table:table-cell>
          <table:table-cell office:value-type="float" office:value="-0.04224627">
            <text:p>-0.04224627</text:p>
          </table:table-cell>
          <table:table-cell office:value-type="float" office:value="-7.207">
            <text:p>-7.207</text:p>
          </table:table-cell>
          <table:table-cell office:value-type="float" office:value="-0.04356464">
            <text:p>-0.04356464</text:p>
          </table:table-cell>
          <table:table-cell office:value-type="float" office:value="-7.066">
            <text:p>-7.066</text:p>
          </table:table-cell>
          <table:table-cell office:value-type="float" office:value="-0.04482441">
            <text:p>-0.04482441</text:p>
          </table:table-cell>
          <table:table-cell office:value-type="float" office:value="-6.94">
            <text:p>-6.94</text:p>
          </table:table-cell>
          <table:table-cell office:value-type="float" office:value="-0.04596699">
            <text:p>-0.04596699</text:p>
          </table:table-cell>
          <table:table-cell office:value-type="float" office:value="-6.82">
            <text:p>-6.82</text:p>
          </table:table-cell>
          <table:table-cell office:value-type="float" office:value="-0.04716817">
            <text:p>-0.04716817</text:p>
          </table:table-cell>
          <table:table-cell office:value-type="float" office:value="-6.697">
            <text:p>-6.697</text:p>
          </table:table-cell>
          <table:table-cell office:value-type="float" office:value="-0.04828146">
            <text:p>-0.04828146</text:p>
          </table:table-cell>
          <table:table-cell office:value-type="float" office:value="-6.568">
            <text:p>-6.568</text:p>
          </table:table-cell>
          <table:table-cell office:value-type="float" office:value="-0.04948263">
            <text:p>-0.04948263</text:p>
          </table:table-cell>
          <table:table-cell office:value-type="float" office:value="-6.442">
            <text:p>-6.442</text:p>
          </table:table-cell>
          <table:table-cell office:value-type="float" office:value="-0.05062522">
            <text:p>-0.05062522</text:p>
          </table:table-cell>
          <table:table-cell office:value-type="float" office:value="-6.322">
            <text:p>-6.322</text:p>
          </table:table-cell>
          <table:table-cell office:value-type="float" office:value="-0.0517678">
            <text:p>-0.0517678</text:p>
          </table:table-cell>
        </table:table-row>
        <table:table-row table:style-name="ro1">
          <table:table-cell table:formula="of:=[.A22]-536.24" office:value-type="float" office:value="1808.77">
            <text:p>1808.77</text:p>
          </table:table-cell>
          <table:table-cell/>
          <table:table-cell table:formula="of:=[.C22]+1" office:value-type="float" office:value="19">
            <text:p>19</text:p>
          </table:table-cell>
          <table:table-cell office:value-type="float" office:value="-9.126">
            <text:p>-9.126</text:p>
          </table:table-cell>
          <table:table-cell office:value-type="float" office:value="-0.02557628">
            <text:p>-0.02557628</text:p>
          </table:table-cell>
          <table:table-cell office:value-type="float" office:value="-8.968">
            <text:p>-8.968</text:p>
          </table:table-cell>
          <table:table-cell office:value-type="float" office:value="-0.02712902">
            <text:p>-0.02712902</text:p>
          </table:table-cell>
          <table:table-cell office:value-type="float" office:value="-8.804">
            <text:p>-8.804</text:p>
          </table:table-cell>
          <table:table-cell office:value-type="float" office:value="-0.02868176">
            <text:p>-0.02868176</text:p>
          </table:table-cell>
          <table:table-cell office:value-type="float" office:value="-8.651">
            <text:p>-8.651</text:p>
          </table:table-cell>
          <table:table-cell office:value-type="float" office:value="-0.03005872">
            <text:p>-0.03005872</text:p>
          </table:table-cell>
          <table:table-cell office:value-type="float" office:value="-8.508">
            <text:p>-8.508</text:p>
          </table:table-cell>
          <table:table-cell office:value-type="float" office:value="-0.03143568">
            <text:p>-0.03143568</text:p>
          </table:table-cell>
          <table:table-cell office:value-type="float" office:value="-8.347">
            <text:p>-8.347</text:p>
          </table:table-cell>
          <table:table-cell office:value-type="float" office:value="-0.03290053">
            <text:p>-0.03290053</text:p>
          </table:table-cell>
          <table:table-cell office:value-type="float" office:value="-8.191">
            <text:p>-8.191</text:p>
          </table:table-cell>
          <table:table-cell office:value-type="float" office:value="-0.03433608">
            <text:p>-0.03433608</text:p>
          </table:table-cell>
          <table:table-cell office:value-type="float" office:value="-8.042">
            <text:p>-8.042</text:p>
          </table:table-cell>
          <table:table-cell office:value-type="float" office:value="-0.03574234">
            <text:p>-0.03574234</text:p>
          </table:table-cell>
          <table:table-cell office:value-type="float" office:value="-7.904">
            <text:p>-7.904</text:p>
          </table:table-cell>
          <table:table-cell office:value-type="float" office:value="-0.03703141">
            <text:p>-0.03703141</text:p>
          </table:table-cell>
          <table:table-cell office:value-type="float" office:value="-7.761">
            <text:p>-7.761</text:p>
          </table:table-cell>
          <table:table-cell office:value-type="float" office:value="-0.03834977">
            <text:p>-0.03834977</text:p>
          </table:table-cell>
          <table:table-cell office:value-type="float" office:value="-7.611">
            <text:p>-7.611</text:p>
          </table:table-cell>
          <table:table-cell office:value-type="float" office:value="-0.03975603">
            <text:p>-0.03975603</text:p>
          </table:table-cell>
          <table:table-cell office:value-type="float" office:value="-7.474">
            <text:p>-7.474</text:p>
          </table:table-cell>
          <table:table-cell office:value-type="float" office:value="-0.0410158">
            <text:p>-0.0410158</text:p>
          </table:table-cell>
          <table:table-cell office:value-type="float" office:value="-7.345">
            <text:p>-7.345</text:p>
          </table:table-cell>
          <table:table-cell office:value-type="float" office:value="-0.04224627">
            <text:p>-0.04224627</text:p>
          </table:table-cell>
          <table:table-cell office:value-type="float" office:value="-7.204">
            <text:p>-7.204</text:p>
          </table:table-cell>
          <table:table-cell office:value-type="float" office:value="-0.04356464">
            <text:p>-0.04356464</text:p>
          </table:table-cell>
          <table:table-cell office:value-type="float" office:value="-7.069">
            <text:p>-7.069</text:p>
          </table:table-cell>
          <table:table-cell office:value-type="float" office:value="-0.04482441">
            <text:p>-0.04482441</text:p>
          </table:table-cell>
          <table:table-cell office:value-type="float" office:value="-6.943">
            <text:p>-6.943</text:p>
          </table:table-cell>
          <table:table-cell office:value-type="float" office:value="-0.04599629">
            <text:p>-0.04599629</text:p>
          </table:table-cell>
          <table:table-cell office:value-type="float" office:value="-6.817">
            <text:p>-6.817</text:p>
          </table:table-cell>
          <table:table-cell office:value-type="float" office:value="-0.04716817">
            <text:p>-0.04716817</text:p>
          </table:table-cell>
          <table:table-cell office:value-type="float" office:value="-6.697">
            <text:p>-6.697</text:p>
          </table:table-cell>
          <table:table-cell office:value-type="float" office:value="-0.04828146">
            <text:p>-0.04828146</text:p>
          </table:table-cell>
          <table:table-cell office:value-type="float" office:value="-6.568">
            <text:p>-6.568</text:p>
          </table:table-cell>
          <table:table-cell office:value-type="float" office:value="-0.04948263">
            <text:p>-0.04948263</text:p>
          </table:table-cell>
          <table:table-cell office:value-type="float" office:value="-6.445">
            <text:p>-6.445</text:p>
          </table:table-cell>
          <table:table-cell office:value-type="float" office:value="-0.05059592">
            <text:p>-0.05059592</text:p>
          </table:table-cell>
          <table:table-cell office:value-type="float" office:value="-6.322">
            <text:p>-6.322</text:p>
          </table:table-cell>
          <table:table-cell office:value-type="float" office:value="-0.0517385">
            <text:p>-0.0517385</text:p>
          </table:table-cell>
        </table:table-row>
        <table:table-row table:style-name="ro1">
          <table:table-cell table:formula="of:=[.A23]-536.24" office:value-type="float" office:value="1272.53">
            <text:p>1272.53</text:p>
          </table:table-cell>
          <table:table-cell/>
          <table:table-cell>
            <draw:frame table:end-cell-address="'Test PNP'.Q66" table:end-x="0.102in" table:end-y="0.1862in" draw:z-index="0" draw:style-name="gr1" draw:text-style-name="P1" svg:width="18.0256in" svg:height="7.8878in" svg:x="0.1252in" svg:y="0.115in">
              <draw:object draw:notify-on-update-of-ranges="'Test PNP'.D4:'Test PNP'.D23 'Test PNP'.D3:'Test PNP'.D3 'Test PNP'.E4:'Test PNP'.E23 'Test PNP'.F4:'Test PNP'.F23 'Test PNP'.F3:'Test PNP'.F3 'Test PNP'.G4:'Test PNP'.G23 'Test PNP'.H4:'Test PNP'.H23 'Test PNP'.H3:'Test PNP'.H3 'Test PNP'.I4:'Test PNP'.I23 'Test PNP'.J4:'Test PNP'.J23 'Test PNP'.J3:'Test PNP'.J3 'Test PNP'.K4:'Test PNP'.K23 'Test PNP'.L4:'Test PNP'.L23 'Test PNP'.L3:'Test PNP'.L3 'Test PNP'.M4:'Test PNP'.M23 'Test PNP'.N4:'Test PNP'.N23 'Test PNP'.N3:'Test PNP'.N3 'Test PNP'.O4:'Test PNP'.O23 'Test PNP'.P4:'Test PNP'.P23 'Test PNP'.P3:'Test PNP'.P3 'Test PNP'.Q4:'Test PNP'.Q23 'Test PNP'.R4:'Test PNP'.R23 'Test PNP'.R3:'Test PNP'.R3 'Test PNP'.S4:'Test PNP'.S23 'Test PNP'.T4:'Test PNP'.T23 'Test PNP'.T3:'Test PNP'.T3 'Test PNP'.U4:'Test PNP'.U23 'Test PNP'.V4:'Test PNP'.V23 'Test PNP'.V3:'Test PNP'.V3 'Test PNP'.W4:'Test PNP'.W23 'Test PNP'.X4:'Test PNP'.X23 'Test PNP'.X3:'Test PNP'.X3 'Test PNP'.Y4:'Test PNP'.Y23 'Test PNP'.Z5:'Test PNP'.Z23 'Test PNP'.Z3:'Test PNP'.Z3 'Test PNP'.AA5:'Test PNP'.AA23 'Test PNP'.AB5:'Test PNP'.AB23 'Test PNP'.AB3:'Test PNP'.AB3 'Test PNP'.AC5:'Test PNP'.AC23 'Test PNP'.AD5:'Test PNP'.AD23 'Test PNP'.AD3:'Test PNP'.AD3 'Test PNP'.AE5:'Test PNP'.AE23 'Test PNP'.AF5:'Test PNP'.AF23 'Test PNP'.AF3:'Test PNP'.AF3 'Test PNP'.AG5:'Test PNP'.AG23 'Test PNP'.AH5:'Test PNP'.AH23 'Test PNP'.AH3:'Test PNP'.AH3 'Test PNP'.AI5:'Test PNP'.AI23 'Test PNP'.AJ5:'Test PNP'.AJ23 'Test PNP'.AJ3:'Test PNP'.AJ3 'Test PNP'.AK5:'Test PNP'.AK23 'Test PNP'.AL5:'Test PNP'.AL23 'Test PNP'.AL3:'Test PNP'.AL3 'Test PNP'.AM5:'Test PNP'.AM23 'Test PNP'.AN5:'Test PNP'.AN23 'Test PNP'.AN3:'Test PNP'.AN3 'Test PNP'.AO5:'Test PNP'.AO23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42"/>
        </table:table-row>
        <table:table-row table:style-name="ro1">
          <table:table-cell table:formula="of:=[.A24]-536.24" office:value-type="float" office:value="736.290000000004">
            <text:p>736.29</text:p>
          </table:table-cell>
          <table:table-cell table:number-columns-repeated="19"/>
          <table:table-cell table:style-name="ce5"/>
          <table:table-cell table:number-columns-repeated="24"/>
        </table:table-row>
        <table:table-row table:style-name="ro1">
          <table:table-cell table:formula="of:=[.A25]-536.24" office:value-type="float" office:value="200.050000000004">
            <text:p>200.05</text:p>
          </table:table-cell>
          <table:table-cell table:number-columns-repeated="19"/>
          <table:table-cell table:style-name="ce5"/>
          <table:table-cell table:number-columns-repeated="24"/>
        </table:table-row>
        <table:table-row table:style-name="ro1">
          <table:table-cell table:formula="of:=[.A26]-536.24" office:value-type="float" office:value="-336.189999999996">
            <text:p>-336.19</text:p>
          </table:table-cell>
          <table:table-cell table:number-columns-repeated="19"/>
          <table:table-cell table:style-name="ce5"/>
          <table:table-cell/>
          <table:table-cell table:number-columns-repeated="23"/>
        </table:table-row>
        <table:table-row table:style-name="ro1">
          <table:table-cell table:formula="of:=[.A27]-536.24" office:value-type="float" office:value="-872.429999999996">
            <text:p>-872.43</text:p>
          </table:table-cell>
          <table:table-cell table:number-columns-repeated="19"/>
          <table:table-cell table:style-name="ce5" office:value-type="float" office:value="0.02431651">
            <text:p>0.02431651</text:p>
          </table:table-cell>
          <table:table-cell office:value-type="float" office:value="0.0468752">
            <text:p>0.0468752</text:p>
          </table:table-cell>
          <table:table-cell table:formula="of:=([.V28]-[.V27])/0.000001" office:value-type="float" office:value="46875.2">
            <text:p>46875.2</text:p>
          </table:table-cell>
          <table:table-cell table:number-columns-repeated="22"/>
        </table:table-row>
        <table:table-row table:style-name="ro1">
          <table:table-cell table:formula="of:=[.A28]-536.24" office:value-type="float" office:value="-1408.67">
            <text:p>-1408.67</text:p>
          </table:table-cell>
          <table:table-cell table:number-columns-repeated="19"/>
          <table:table-cell table:style-name="ce5" office:value-type="float" office:value="0.03000013">
            <text:p>0.03000013</text:p>
          </table:table-cell>
          <table:table-cell office:value-type="float" office:value="0.087891">
            <text:p>0.087891</text:p>
          </table:table-cell>
          <table:table-cell table:formula="of:=([.V29]-[.V28])/0.000001" office:value-type="float" office:value="41015.8">
            <text:p>41015.8</text:p>
          </table:table-cell>
          <table:table-cell table:number-columns-repeated="22"/>
        </table:table-row>
        <table:table-row table:style-name="ro1">
          <table:table-cell table:formula="of:=[.A29]-536.24" office:value-type="float" office:value="-1944.91">
            <text:p>-1944.91</text:p>
          </table:table-cell>
          <table:table-cell table:number-columns-repeated="19"/>
          <table:table-cell table:style-name="ce5" office:value-type="float" office:value="0.03172865">
            <text:p>0.03172865</text:p>
          </table:table-cell>
          <table:table-cell office:value-type="float" office:value="0.0996098">
            <text:p>0.0996098</text:p>
          </table:table-cell>
          <table:table-cell table:formula="of:=([.V30]-[.V29])/0.000001" office:value-type="float" office:value="11718.8">
            <text:p>11718.8</text:p>
          </table:table-cell>
          <table:table-cell table:number-columns-repeated="22"/>
        </table:table-row>
        <table:table-row table:style-name="ro1">
          <table:table-cell table:formula="of:=[.A30]-536.24" office:value-type="float" office:value="-2481.15">
            <text:p>-2481.15</text:p>
          </table:table-cell>
          <table:table-cell table:number-columns-repeated="19"/>
          <table:table-cell table:style-name="ce5" office:value-type="float" office:value="0.03164076">
            <text:p>0.03164076</text:p>
          </table:table-cell>
          <table:table-cell office:value-type="float" office:value="0.0966801">
            <text:p>0.0966801</text:p>
          </table:table-cell>
          <table:table-cell table:formula="of:=([.V31]-[.V30])/0.000001" office:value-type="float" office:value="-2929.70000000001">
            <text:p>-2929.7</text:p>
          </table:table-cell>
          <table:table-cell table:number-columns-repeated="22"/>
        </table:table-row>
        <table:table-row table:style-name="ro1">
          <table:table-cell table:formula="of:=[.A31]-536.24" office:value-type="float" office:value="-3017.39">
            <text:p>-3017.39</text:p>
          </table:table-cell>
          <table:table-cell table:number-columns-repeated="19"/>
          <table:table-cell table:style-name="ce5" office:value-type="float" office:value="0.03161146">
            <text:p>0.03161146</text:p>
          </table:table-cell>
          <table:table-cell office:value-type="float" office:value="0.0966801">
            <text:p>0.0966801</text:p>
          </table:table-cell>
          <table:table-cell table:formula="of:=([.V32]-[.V31])/0.000001" office:value-type="float" office:value="0">
            <text:p>0</text:p>
          </table:table-cell>
          <table:table-cell table:number-columns-repeated="22"/>
        </table:table-row>
        <table:table-row table:style-name="ro1">
          <table:table-cell table:formula="of:=[.A32]-536.24" office:value-type="float" office:value="-3553.63">
            <text:p>-3553.63</text:p>
          </table:table-cell>
          <table:table-cell table:number-columns-repeated="19"/>
          <table:table-cell table:style-name="ce5" office:value-type="float" office:value="0.03155287">
            <text:p>0.03155287</text:p>
          </table:table-cell>
          <table:table-cell office:value-type="float" office:value="0.0937504">
            <text:p>0.0937504</text:p>
          </table:table-cell>
          <table:table-cell table:formula="of:=([.V33]-[.V32])/0.000001" office:value-type="float" office:value="-2929.69999999999">
            <text:p>-2929.7</text:p>
          </table:table-cell>
          <table:table-cell table:number-columns-repeated="22"/>
        </table:table-row>
        <table:table-row table:style-name="ro1">
          <table:table-cell table:formula="of:=[.A33]-536.24" office:value-type="float" office:value="-4089.87">
            <text:p>-4089.87</text:p>
          </table:table-cell>
          <table:table-cell table:number-columns-repeated="19"/>
          <table:table-cell table:style-name="ce5" office:value-type="float" office:value="0.03152357">
            <text:p>0.03152357</text:p>
          </table:table-cell>
          <table:table-cell office:value-type="float" office:value="0.0996098">
            <text:p>0.0996098</text:p>
          </table:table-cell>
          <table:table-cell table:formula="of:=([.V34]-[.V33])/0.000001" office:value-type="float" office:value="5859.4">
            <text:p>5859.4</text:p>
          </table:table-cell>
          <table:table-cell table:number-columns-repeated="22"/>
        </table:table-row>
        <table:table-row table:style-name="ro1">
          <table:table-cell table:formula="of:=[.A34]-536.24" office:value-type="float" office:value="-4626.11">
            <text:p>-4626.11</text:p>
          </table:table-cell>
          <table:table-cell table:number-columns-repeated="19"/>
          <table:table-cell table:style-name="ce5" office:value-type="float" office:value="0.03146498">
            <text:p>0.03146498</text:p>
          </table:table-cell>
          <table:table-cell office:value-type="float" office:value="0.0966801">
            <text:p>0.0966801</text:p>
          </table:table-cell>
          <table:table-cell table:formula="of:=([.V35]-[.V34])/0.000001" office:value-type="float" office:value="-2929.70000000001">
            <text:p>-2929.7</text:p>
          </table:table-cell>
          <table:table-cell table:number-columns-repeated="22"/>
        </table:table-row>
        <table:table-row table:style-name="ro1">
          <table:table-cell table:formula="of:=[.A35]-536.24" office:value-type="float" office:value="-5162.34999999999">
            <text:p>-5162.35</text:p>
          </table:table-cell>
          <table:table-cell table:number-columns-repeated="19"/>
          <table:table-cell table:style-name="ce5" office:value-type="float" office:value="0.03146498">
            <text:p>0.03146498</text:p>
          </table:table-cell>
          <table:table-cell office:value-type="float" office:value="0.0966801">
            <text:p>0.0966801</text:p>
          </table:table-cell>
          <table:table-cell table:formula="of:=([.V36]-[.V35])/0.000001" office:value-type="float" office:value="0">
            <text:p>0</text:p>
          </table:table-cell>
          <table:table-cell table:number-columns-repeated="22"/>
        </table:table-row>
        <table:table-row table:style-name="ro1">
          <table:table-cell table:formula="of:=[.A36]-536.24" office:value-type="float" office:value="-5698.59">
            <text:p>-5698.59</text:p>
          </table:table-cell>
          <table:table-cell table:number-columns-repeated="19"/>
          <table:table-cell table:style-name="ce5" office:value-type="float" office:value="0.03140638">
            <text:p>0.03140638</text:p>
          </table:table-cell>
          <table:table-cell office:value-type="float" office:value="0.0966801">
            <text:p>0.0966801</text:p>
          </table:table-cell>
          <table:table-cell table:formula="of:=([.V37]-[.V36])/0.000001" office:value-type="float" office:value="0">
            <text:p>0</text:p>
          </table:table-cell>
          <table:table-cell table:number-columns-repeated="22"/>
        </table:table-row>
        <table:table-row table:style-name="ro1">
          <table:table-cell table:number-columns-repeated="20"/>
          <table:table-cell table:style-name="ce5" office:value-type="float" office:value="0.03140638">
            <text:p>0.03140638</text:p>
          </table:table-cell>
          <table:table-cell office:value-type="float" office:value="0.0966801">
            <text:p>0.0966801</text:p>
          </table:table-cell>
          <table:table-cell table:formula="of:=([.V38]-[.V37])/0.000001" office:value-type="float" office:value="0">
            <text:p>0</text:p>
          </table:table-cell>
          <table:table-cell table:number-columns-repeated="22"/>
        </table:table-row>
        <table:table-row table:style-name="ro1">
          <table:table-cell table:number-columns-repeated="20"/>
          <table:table-cell table:style-name="ce5" office:value-type="float" office:value="0.03137709">
            <text:p>0.03137709</text:p>
          </table:table-cell>
          <table:table-cell office:value-type="float" office:value="0.0937504">
            <text:p>0.0937504</text:p>
          </table:table-cell>
          <table:table-cell table:formula="of:=([.V39]-[.V38])/0.000001" office:value-type="float" office:value="-2929.69999999999">
            <text:p>-2929.7</text:p>
          </table:table-cell>
          <table:table-cell table:number-columns-repeated="22"/>
        </table:table-row>
        <table:table-row table:style-name="ro1">
          <table:table-cell table:number-columns-repeated="18"/>
          <table:table-cell table:number-columns-repeated="2" office:value-type="string">
            <text:p><text:s/></text:p>
          </table:table-cell>
          <table:table-cell table:style-name="ce5" office:value-type="float" office:value="0.03134779">
            <text:p>0.03134779</text:p>
          </table:table-cell>
          <table:table-cell office:value-type="float" office:value="0.0966801">
            <text:p>0.0966801</text:p>
          </table:table-cell>
          <table:table-cell table:formula="of:=([.V40]-[.V39])/0.000001" office:value-type="float" office:value="2929.69999999999">
            <text:p>2929.7</text:p>
          </table:table-cell>
          <table:table-cell table:number-columns-repeated="2" office:value-type="string">
            <text:p><text:s/></text:p>
          </table:table-cell>
          <table:table-cell table:number-columns-repeated="20"/>
        </table:table-row>
        <table:table-row table:style-name="ro1" table:number-rows-repeated="15">
          <table:table-cell table:number-columns-repeated="45"/>
        </table:table-row>
        <table:table-row table:style-name="ro1">
          <table:table-cell table:number-columns-repeated="22"/>
          <table:table-cell table:number-columns-repeated="3" office:value-type="string">
            <text:p><text:s/></text:p>
          </table:table-cell>
          <table:table-cell table:number-columns-repeated="20"/>
        </table:table-row>
        <table:table-row table:style-name="ro1" table:number-rows-repeated="15">
          <table:table-cell table:number-columns-repeated="45"/>
        </table:table-row>
        <table:table-row table:style-name="ro1">
          <table:table-cell table:number-columns-repeated="22"/>
          <table:table-cell table:number-columns-repeated="3" office:value-type="string">
            <text:p><text:s/></text:p>
          </table:table-cell>
          <table:table-cell table:number-columns-repeated="20"/>
        </table:table-row>
        <table:table-row table:style-name="ro1" table:number-rows-repeated="31">
          <table:table-cell table:number-columns-repeated="45"/>
        </table:table-row>
        <table:table-row table:style-name="ro1">
          <table:table-cell table:number-columns-repeated="22"/>
          <table:table-cell table:number-columns-repeated="3" office:value-type="string">
            <text:p><text:s/></text:p>
          </table:table-cell>
          <table:table-cell table:number-columns-repeated="20"/>
        </table:table-row>
        <table:table-row table:style-name="ro1" table:number-rows-repeated="1048471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Test NPN" table:style-name="ta1" table:print="false">
        <table:table-column table:style-name="co1" table:number-columns-repeated="5" table:default-cell-style-name="Default"/>
        <table:table-column table:style-name="co7" table:number-columns-repeated="12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22" table:default-cell-style-name="Default"/>
        <table:table-row table:style-name="ro1" table:number-rows-repeated="2">
          <table:table-cell table:number-columns-repeated="43"/>
        </table:table-row>
        <table:table-row table:style-name="ro1">
          <table:table-cell/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float" office:value="5">
            <text:p>5</text:p>
          </table:table-cell>
          <table:table-cell office:value-type="string">
            <text:p>Ic</text:p>
          </table:table-cell>
          <table:table-cell office:value-type="float" office:value="18">
            <text:p>18</text:p>
          </table:table-cell>
          <table:table-cell office:value-type="string">
            <text:p>Ic</text:p>
          </table:table-cell>
          <table:table-cell office:value-type="float" office:value="31">
            <text:p>31</text:p>
          </table:table-cell>
          <table:table-cell office:value-type="string">
            <text:p>Ic</text:p>
          </table:table-cell>
          <table:table-cell office:value-type="float" office:value="44">
            <text:p>44</text:p>
          </table:table-cell>
          <table:table-cell office:value-type="string">
            <text:p>Ic</text:p>
          </table:table-cell>
          <table:table-cell office:value-type="float" office:value="57">
            <text:p>57</text:p>
          </table:table-cell>
          <table:table-cell office:value-type="string">
            <text:p>Ic</text:p>
          </table:table-cell>
          <table:table-cell office:value-type="float" office:value="70">
            <text:p>70</text:p>
          </table:table-cell>
          <table:table-cell office:value-type="string">
            <text:p>Ic</text:p>
          </table:table-cell>
          <table:table-cell office:value-type="float" office:value="83">
            <text:p>83</text:p>
          </table:table-cell>
          <table:table-cell office:value-type="string">
            <text:p>Ic</text:p>
          </table:table-cell>
          <table:table-cell office:value-type="float" office:value="96">
            <text:p>96</text:p>
          </table:table-cell>
          <table:table-cell office:value-type="string">
            <text:p>Ic</text:p>
          </table:table-cell>
          <table:table-cell office:value-type="float" office:value="109">
            <text:p>109</text:p>
          </table:table-cell>
          <table:table-cell office:value-type="string">
            <text:p>Ic</text:p>
          </table:table-cell>
          <table:table-cell office:value-type="float" office:value="122">
            <text:p>122</text:p>
          </table:table-cell>
          <table:table-cell office:value-type="string">
            <text:p>Ic</text:p>
          </table:table-cell>
          <table:table-cell office:value-type="float" office:value="135">
            <text:p>135</text:p>
          </table:table-cell>
          <table:table-cell office:value-type="string">
            <text:p>Ic</text:p>
          </table:table-cell>
          <table:table-cell office:value-type="float" office:value="148">
            <text:p>148</text:p>
          </table:table-cell>
          <table:table-cell office:value-type="string">
            <text:p>Ic</text:p>
          </table:table-cell>
          <table:table-cell office:value-type="float" office:value="161">
            <text:p>161</text:p>
          </table:table-cell>
          <table:table-cell office:value-type="string">
            <text:p>Ic</text:p>
          </table:table-cell>
          <table:table-cell office:value-type="float" office:value="174">
            <text:p>174</text:p>
          </table:table-cell>
          <table:table-cell office:value-type="string">
            <text:p>Ic</text:p>
          </table:table-cell>
          <table:table-cell office:value-type="float" office:value="187">
            <text:p>187</text:p>
          </table:table-cell>
          <table:table-cell office:value-type="string">
            <text:p>Ic</text:p>
          </table:table-cell>
          <table:table-cell office:value-type="float" office:value="200">
            <text:p>200</text:p>
          </table:table-cell>
          <table:table-cell office:value-type="string">
            <text:p>Ic</text:p>
          </table:table-cell>
          <table:table-cell office:value-type="float" office:value="213">
            <text:p>213</text:p>
          </table:table-cell>
          <table:table-cell office:value-type="string">
            <text:p>Ic</text:p>
          </table:table-cell>
          <table:table-cell office:value-type="float" office:value="226">
            <text:p>226</text:p>
          </table:table-cell>
          <table:table-cell office:value-type="string">
            <text:p>Ic</text:p>
          </table:table-cell>
          <table:table-cell office:value-type="float" office:value="239">
            <text:p>239</text:p>
          </table:table-cell>
          <table:table-cell office:value-type="string">
            <text:p>Ic</text:p>
          </table:table-cell>
          <table:table-cell office:value-type="float" office:value="252">
            <text:p>252</text:p>
          </table:table-cell>
          <table:table-cell office:value-type="string">
            <text:p>Ic</text:p>
          </table:table-cell>
        </table:table-row>
        <table:table-row table:style-name="ro1">
          <table:table-cell table:number-columns-repeated="5"/>
          <table:table-cell table:style-name="ce5" table:number-columns-repeated="12"/>
          <table:table-cell table:number-columns-repeated="26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023438">
            <text:p>0.00023438</text:p>
          </table:table-cell>
          <table:table-cell table:style-name="ce5" office:value-type="float" office:value="0">
            <text:p>0.00000000</text:p>
          </table:table-cell>
          <table:table-cell table:style-name="ce5" office:value-type="float" office:value="0.00026367">
            <text:p>0.00026367</text:p>
          </table:table-cell>
          <table:table-cell table:style-name="ce5" office:value-type="float" office:value="0">
            <text:p>0.00000000</text:p>
          </table:table-cell>
          <table:table-cell table:style-name="ce5" office:value-type="float" office:value="0.00026367">
            <text:p>0.00026367</text:p>
          </table:table-cell>
          <table:table-cell table:style-name="ce5" office:value-type="float" office:value="0">
            <text:p>0.00000000</text:p>
          </table:table-cell>
          <table:table-cell table:style-name="ce5" office:value-type="float" office:value="0.00023438">
            <text:p>0.00023438</text:p>
          </table:table-cell>
          <table:table-cell table:style-name="ce5" office:value-type="float" office:value="0">
            <text:p>0.00000000</text:p>
          </table:table-cell>
          <table:table-cell table:style-name="ce5" office:value-type="float" office:value="0.00026367">
            <text:p>0.00026367</text:p>
          </table:table-cell>
          <table:table-cell table:style-name="ce5" office:value-type="float" office:value="0">
            <text:p>0.00000000</text:p>
          </table:table-cell>
          <table:table-cell table:style-name="ce5" office:value-type="float" office:value="0.00026367">
            <text:p>0.00026367</text:p>
          </table:table-cell>
          <table:table-cell table:style-name="ce5" office:value-type="float" office:value="0">
            <text:p>0.00000000</text:p>
          </table:table-cell>
          <table:table-cell table:style-name="ce5" office:value-type="float" office:value="0.00026367">
            <text:p>0.00026367</text:p>
          </table:table-cell>
          <table:table-cell office:value-type="float" office:value="0">
            <text:p>0</text:p>
          </table:table-cell>
          <table:table-cell office:value-type="float" office:value="0.00026367">
            <text:p>0.00026367</text:p>
          </table:table-cell>
          <table:table-cell office:value-type="float" office:value="0">
            <text:p>0</text:p>
          </table:table-cell>
          <table:table-cell office:value-type="float" office:value="0.00023438">
            <text:p>0.00023438</text:p>
          </table:table-cell>
          <table:table-cell office:value-type="float" office:value="0">
            <text:p>0</text:p>
          </table:table-cell>
          <table:table-cell office:value-type="float" office:value="0.00026367">
            <text:p>0.00026367</text:p>
          </table:table-cell>
          <table:table-cell office:value-type="float" office:value="0">
            <text:p>0</text:p>
          </table:table-cell>
          <table:table-cell office:value-type="float" office:value="0.00026367">
            <text:p>0.00026367</text:p>
          </table:table-cell>
          <table:table-cell office:value-type="float" office:value="0">
            <text:p>0</text:p>
          </table:table-cell>
          <table:table-cell office:value-type="float" office:value="0.00026367">
            <text:p>0.00026367</text:p>
          </table:table-cell>
          <table:table-cell office:value-type="float" office:value="0">
            <text:p>0</text:p>
          </table:table-cell>
          <table:table-cell office:value-type="float" office:value="0.00029297">
            <text:p>0.00029297</text:p>
          </table:table-cell>
          <table:table-cell office:value-type="float" office:value="0">
            <text:p>0</text:p>
          </table:table-cell>
          <table:table-cell office:value-type="float" office:value="0.00029297">
            <text:p>0.00029297</text:p>
          </table:table-cell>
          <table:table-cell office:value-type="float" office:value="0">
            <text:p>0</text:p>
          </table:table-cell>
          <table:table-cell office:value-type="float" office:value="0.00029297">
            <text:p>0.00029297</text:p>
          </table:table-cell>
          <table:table-cell office:value-type="float" office:value="0">
            <text:p>0</text:p>
          </table:table-cell>
          <table:table-cell office:value-type="float" office:value="0.00029297">
            <text:p>0.00029297</text:p>
          </table:table-cell>
          <table:table-cell office:value-type="float" office:value="0">
            <text:p>0</text:p>
          </table:table-cell>
          <table:table-cell office:value-type="float" office:value="0.00032227">
            <text:p>0.00032227</text:p>
          </table:table-cell>
          <table:table-cell office:value-type="float" office:value="0">
            <text:p>0</text:p>
          </table:table-cell>
          <table:table-cell office:value-type="float" office:value="0.00029297">
            <text:p>0.00029297</text:p>
          </table:table-cell>
          <table:table-cell office:value-type="float" office:value="0">
            <text:p>0</text:p>
          </table:table-cell>
          <table:table-cell office:value-type="float" office:value="0.00029297">
            <text:p>0.00029297</text:p>
          </table:table-cell>
          <table:table-cell office:value-type="float" office:value="0">
            <text:p>0</text:p>
          </table:table-cell>
          <table:table-cell office:value-type="float" office:value="0.00029297">
            <text:p>0.00029297</text:p>
          </table:table-cell>
        </table:table-row>
        <table:table-row table:style-name="ro1">
          <table:table-cell table:number-columns-repeated="2"/>
          <table:table-cell table:formula="of:=[.C5]+1" office:value-type="float" office:value="2">
            <text:p>2</text:p>
          </table:table-cell>
          <table:table-cell office:value-type="float" office:value="0.1787117">
            <text:p>0.1787117</text:p>
          </table:table-cell>
          <table:table-cell office:value-type="float" office:value="0.00539065">
            <text:p>0.00539065</text:p>
          </table:table-cell>
          <table:table-cell table:style-name="ce5" office:value-type="float" office:value="0.0087891">
            <text:p>0.00878910</text:p>
          </table:table-cell>
          <table:table-cell table:style-name="ce5" office:value-type="float" office:value="0.00703128">
            <text:p>0.00703128</text:p>
          </table:table-cell>
          <table:table-cell table:style-name="ce5" office:value-type="float" office:value="0">
            <text:p>0.00000000</text:p>
          </table:table-cell>
          <table:table-cell table:style-name="ce5" office:value-type="float" office:value="0.00714847">
            <text:p>0.00714847</text:p>
          </table:table-cell>
          <table:table-cell table:style-name="ce5" office:value-type="float" office:value="0">
            <text:p>0.00000000</text:p>
          </table:table-cell>
          <table:table-cell table:style-name="ce5" office:value-type="float" office:value="0.00711917">
            <text:p>0.00711917</text:p>
          </table:table-cell>
          <table:table-cell table:style-name="ce5" office:value-type="float" office:value="0">
            <text:p>0.00000000</text:p>
          </table:table-cell>
          <table:table-cell table:style-name="ce5" office:value-type="float" office:value="0.00711917">
            <text:p>0.00711917</text:p>
          </table:table-cell>
          <table:table-cell table:style-name="ce5" office:value-type="float" office:value="0">
            <text:p>0.00000000</text:p>
          </table:table-cell>
          <table:table-cell table:style-name="ce5" office:value-type="float" office:value="0.00711917">
            <text:p>0.00711917</text:p>
          </table:table-cell>
          <table:table-cell table:style-name="ce5" office:value-type="float" office:value="0">
            <text:p>0.00000000</text:p>
          </table:table-cell>
          <table:table-cell table:style-name="ce5" office:value-type="float" office:value="0.00714847">
            <text:p>0.00714847</text:p>
          </table:table-cell>
          <table:table-cell office:value-type="float" office:value="0">
            <text:p>0</text:p>
          </table:table-cell>
          <table:table-cell office:value-type="float" office:value="0.00714847">
            <text:p>0.00714847</text:p>
          </table:table-cell>
          <table:table-cell office:value-type="float" office:value="0">
            <text:p>0</text:p>
          </table:table-cell>
          <table:table-cell office:value-type="float" office:value="0.00714847">
            <text:p>0.00714847</text:p>
          </table:table-cell>
          <table:table-cell office:value-type="float" office:value="0">
            <text:p>0</text:p>
          </table:table-cell>
          <table:table-cell office:value-type="float" office:value="0.00717776">
            <text:p>0.00717776</text:p>
          </table:table-cell>
          <table:table-cell office:value-type="float" office:value="0">
            <text:p>0</text:p>
          </table:table-cell>
          <table:table-cell office:value-type="float" office:value="0.00714847">
            <text:p>0.00714847</text:p>
          </table:table-cell>
          <table:table-cell office:value-type="float" office:value="0">
            <text:p>0</text:p>
          </table:table-cell>
          <table:table-cell office:value-type="float" office:value="0.00714847">
            <text:p>0.00714847</text:p>
          </table:table-cell>
          <table:table-cell office:value-type="float" office:value="0">
            <text:p>0</text:p>
          </table:table-cell>
          <table:table-cell office:value-type="float" office:value="0.00717776">
            <text:p>0.00717776</text:p>
          </table:table-cell>
          <table:table-cell office:value-type="float" office:value="0">
            <text:p>0</text:p>
          </table:table-cell>
          <table:table-cell office:value-type="float" office:value="0.00717776">
            <text:p>0.00717776</text:p>
          </table:table-cell>
          <table:table-cell office:value-type="float" office:value="0">
            <text:p>0</text:p>
          </table:table-cell>
          <table:table-cell office:value-type="float" office:value="0.00717776">
            <text:p>0.00717776</text:p>
          </table:table-cell>
          <table:table-cell office:value-type="float" office:value="0">
            <text:p>0</text:p>
          </table:table-cell>
          <table:table-cell office:value-type="float" office:value="0.00717776">
            <text:p>0.00717776</text:p>
          </table:table-cell>
          <table:table-cell office:value-type="float" office:value="0">
            <text:p>0</text:p>
          </table:table-cell>
          <table:table-cell office:value-type="float" office:value="0.00717776">
            <text:p>0.00717776</text:p>
          </table:table-cell>
          <table:table-cell office:value-type="float" office:value="0">
            <text:p>0</text:p>
          </table:table-cell>
          <table:table-cell office:value-type="float" office:value="0.00717776">
            <text:p>0.00717776</text:p>
          </table:table-cell>
          <table:table-cell office:value-type="float" office:value="0">
            <text:p>0</text:p>
          </table:table-cell>
          <table:table-cell office:value-type="float" office:value="0.00717776">
            <text:p>0.00717776</text:p>
          </table:table-cell>
          <table:table-cell office:value-type="float" office:value="0">
            <text:p>0</text:p>
          </table:table-cell>
          <table:table-cell office:value-type="float" office:value="0.00717776">
            <text:p>0.00717776</text:p>
          </table:table-cell>
        </table:table-row>
        <table:table-row table:style-name="ro1">
          <table:table-cell table:number-columns-repeated="2"/>
          <table:table-cell table:formula="of:=[.C6]+1" office:value-type="float" office:value="3">
            <text:p>3</text:p>
          </table:table-cell>
          <table:table-cell office:value-type="float" office:value="0.9404337">
            <text:p>0.9404337</text:p>
          </table:table-cell>
          <table:table-cell office:value-type="float" office:value="0.00547854">
            <text:p>0.00547854</text:p>
          </table:table-cell>
          <table:table-cell table:style-name="ce5" office:value-type="float" office:value="0.5068381">
            <text:p>0.50683810</text:p>
          </table:table-cell>
          <table:table-cell table:style-name="ce5" office:value-type="float" office:value="0.00966801">
            <text:p>0.00966801</text:p>
          </table:table-cell>
          <table:table-cell table:style-name="ce5" office:value-type="float" office:value="0.1376959">
            <text:p>0.13769590</text:p>
          </table:table-cell>
          <table:table-cell table:style-name="ce5" office:value-type="float" office:value="0.01327154">
            <text:p>0.01327154</text:p>
          </table:table-cell>
          <table:table-cell table:style-name="ce5" office:value-type="float" office:value="0.0380861">
            <text:p>0.03808610</text:p>
          </table:table-cell>
          <table:table-cell table:style-name="ce5" office:value-type="float" office:value="0.01429694">
            <text:p>0.01429694</text:p>
          </table:table-cell>
          <table:table-cell table:style-name="ce5" office:value-type="float" office:value="0.0205079">
            <text:p>0.02050790</text:p>
          </table:table-cell>
          <table:table-cell table:style-name="ce5" office:value-type="float" office:value="0.01444342">
            <text:p>0.01444342</text:p>
          </table:table-cell>
          <table:table-cell table:style-name="ce5" office:value-type="float" office:value="0.0058594">
            <text:p>0.00585940</text:p>
          </table:table-cell>
          <table:table-cell table:style-name="ce5" office:value-type="float" office:value="0.0146192">
            <text:p>0.01461920</text:p>
          </table:table-cell>
          <table:table-cell table:style-name="ce5" office:value-type="float" office:value="0.0029297">
            <text:p>0.00292970</text:p>
          </table:table-cell>
          <table:table-cell table:style-name="ce5" office:value-type="float" office:value="0.0146485">
            <text:p>0.01464850</text:p>
          </table:table-cell>
          <table:table-cell office:value-type="float" office:value="0">
            <text:p>0</text:p>
          </table:table-cell>
          <table:table-cell office:value-type="float" office:value="0.0146778">
            <text:p>0.0146778</text:p>
          </table:table-cell>
          <table:table-cell office:value-type="float" office:value="0">
            <text:p>0</text:p>
          </table:table-cell>
          <table:table-cell office:value-type="float" office:value="0.0146778">
            <text:p>0.0146778</text:p>
          </table:table-cell>
          <table:table-cell office:value-type="float" office:value="0">
            <text:p>0</text:p>
          </table:table-cell>
          <table:table-cell office:value-type="float" office:value="0.0146778">
            <text:p>0.0146778</text:p>
          </table:table-cell>
          <table:table-cell office:value-type="float" office:value="0">
            <text:p>0</text:p>
          </table:table-cell>
          <table:table-cell office:value-type="float" office:value="0.0146778">
            <text:p>0.0146778</text:p>
          </table:table-cell>
          <table:table-cell office:value-type="float" office:value="0">
            <text:p>0</text:p>
          </table:table-cell>
          <table:table-cell office:value-type="float" office:value="0.0146485">
            <text:p>0.0146485</text:p>
          </table:table-cell>
          <table:table-cell office:value-type="float" office:value="0">
            <text:p>0</text:p>
          </table:table-cell>
          <table:table-cell office:value-type="float" office:value="0.0146778">
            <text:p>0.0146778</text:p>
          </table:table-cell>
          <table:table-cell office:value-type="float" office:value="0">
            <text:p>0</text:p>
          </table:table-cell>
          <table:table-cell office:value-type="float" office:value="0.0146778">
            <text:p>0.0146778</text:p>
          </table:table-cell>
          <table:table-cell office:value-type="float" office:value="0">
            <text:p>0</text:p>
          </table:table-cell>
          <table:table-cell office:value-type="float" office:value="0.0146778">
            <text:p>0.0146778</text:p>
          </table:table-cell>
          <table:table-cell office:value-type="float" office:value="0">
            <text:p>0</text:p>
          </table:table-cell>
          <table:table-cell office:value-type="float" office:value="0.0146778">
            <text:p>0.0146778</text:p>
          </table:table-cell>
          <table:table-cell office:value-type="float" office:value="0">
            <text:p>0</text:p>
          </table:table-cell>
          <table:table-cell office:value-type="float" office:value="0.01470709">
            <text:p>0.01470709</text:p>
          </table:table-cell>
          <table:table-cell office:value-type="float" office:value="0">
            <text:p>0</text:p>
          </table:table-cell>
          <table:table-cell office:value-type="float" office:value="0.0146778">
            <text:p>0.0146778</text:p>
          </table:table-cell>
          <table:table-cell office:value-type="float" office:value="0">
            <text:p>0</text:p>
          </table:table-cell>
          <table:table-cell office:value-type="float" office:value="0.01470709">
            <text:p>0.01470709</text:p>
          </table:table-cell>
          <table:table-cell office:value-type="float" office:value="0">
            <text:p>0</text:p>
          </table:table-cell>
          <table:table-cell office:value-type="float" office:value="0.01470709">
            <text:p>0.01470709</text:p>
          </table:table-cell>
        </table:table-row>
        <table:table-row table:style-name="ro1">
          <table:table-cell table:number-columns-repeated="2"/>
          <table:table-cell table:formula="of:=[.C7]+1" office:value-type="float" office:value="4">
            <text:p>4</text:p>
          </table:table-cell>
          <table:table-cell office:value-type="float" office:value="1.6728587">
            <text:p>1.6728587</text:p>
          </table:table-cell>
          <table:table-cell office:value-type="float" office:value="0.00556643">
            <text:p>0.00556643</text:p>
          </table:table-cell>
          <table:table-cell table:style-name="ce5" office:value-type="float" office:value="1.2363334">
            <text:p>1.23633340</text:p>
          </table:table-cell>
          <table:table-cell table:style-name="ce5" office:value-type="float" office:value="0.0098145">
            <text:p>0.00981450</text:p>
          </table:table-cell>
          <table:table-cell table:style-name="ce5" office:value-type="float" office:value="0.8525427">
            <text:p>0.85254270</text:p>
          </table:table-cell>
          <table:table-cell table:style-name="ce5" office:value-type="float" office:value="0.01353521">
            <text:p>0.01353521</text:p>
          </table:table-cell>
          <table:table-cell table:style-name="ce5" office:value-type="float" office:value="0.4306659">
            <text:p>0.43066590</text:p>
          </table:table-cell>
          <table:table-cell table:style-name="ce5" office:value-type="float" office:value="0.01772469">
            <text:p>0.01772469</text:p>
          </table:table-cell>
          <table:table-cell table:style-name="ce5" office:value-type="float" office:value="0.1142583">
            <text:p>0.11425830</text:p>
          </table:table-cell>
          <table:table-cell table:style-name="ce5" office:value-type="float" office:value="0.02083017">
            <text:p>0.02083017</text:p>
          </table:table-cell>
          <table:table-cell table:style-name="ce5" office:value-type="float" office:value="0.0615237">
            <text:p>0.06152370</text:p>
          </table:table-cell>
          <table:table-cell table:style-name="ce5" office:value-type="float" office:value="0.02138681">
            <text:p>0.02138681</text:p>
          </table:table-cell>
          <table:table-cell table:style-name="ce5" office:value-type="float" office:value="0.0439455">
            <text:p>0.04394550</text:p>
          </table:table-cell>
          <table:table-cell table:style-name="ce5" office:value-type="float" office:value="0.02156259">
            <text:p>0.02156259</text:p>
          </table:table-cell>
          <table:table-cell office:value-type="float" office:value="0.0351564">
            <text:p>0.0351564</text:p>
          </table:table-cell>
          <table:table-cell office:value-type="float" office:value="0.02162119">
            <text:p>0.02162119</text:p>
          </table:table-cell>
          <table:table-cell office:value-type="float" office:value="0.0263673">
            <text:p>0.0263673</text:p>
          </table:table-cell>
          <table:table-cell office:value-type="float" office:value="0.02170908">
            <text:p>0.02170908</text:p>
          </table:table-cell>
          <table:table-cell office:value-type="float" office:value="0.0205079">
            <text:p>0.0205079</text:p>
          </table:table-cell>
          <table:table-cell office:value-type="float" office:value="0.02176767">
            <text:p>0.02176767</text:p>
          </table:table-cell>
          <table:table-cell office:value-type="float" office:value="0.0175782">
            <text:p>0.0175782</text:p>
          </table:table-cell>
          <table:table-cell office:value-type="float" office:value="0.02179697">
            <text:p>0.02179697</text:p>
          </table:table-cell>
          <table:table-cell office:value-type="float" office:value="0.0117188">
            <text:p>0.0117188</text:p>
          </table:table-cell>
          <table:table-cell office:value-type="float" office:value="0.02188486">
            <text:p>0.02188486</text:p>
          </table:table-cell>
          <table:table-cell office:value-type="float" office:value="0.0087891">
            <text:p>0.0087891</text:p>
          </table:table-cell>
          <table:table-cell office:value-type="float" office:value="0.02194345">
            <text:p>0.02194345</text:p>
          </table:table-cell>
          <table:table-cell office:value-type="float" office:value="0.0029297">
            <text:p>0.0029297</text:p>
          </table:table-cell>
          <table:table-cell office:value-type="float" office:value="0.02197275">
            <text:p>0.02197275</text:p>
          </table:table-cell>
          <table:table-cell office:value-type="float" office:value="0.0029297">
            <text:p>0.0029297</text:p>
          </table:table-cell>
          <table:table-cell office:value-type="float" office:value="0.02197275">
            <text:p>0.02197275</text:p>
          </table:table-cell>
          <table:table-cell office:value-type="float" office:value="0">
            <text:p>0</text:p>
          </table:table-cell>
          <table:table-cell office:value-type="float" office:value="0.02203134">
            <text:p>0.02203134</text:p>
          </table:table-cell>
          <table:table-cell office:value-type="float" office:value="0">
            <text:p>0</text:p>
          </table:table-cell>
          <table:table-cell office:value-type="float" office:value="0.02203134">
            <text:p>0.02203134</text:p>
          </table:table-cell>
          <table:table-cell office:value-type="float" office:value="0">
            <text:p>0</text:p>
          </table:table-cell>
          <table:table-cell office:value-type="float" office:value="0.02203134">
            <text:p>0.02203134</text:p>
          </table:table-cell>
          <table:table-cell office:value-type="float" office:value="0">
            <text:p>0</text:p>
          </table:table-cell>
          <table:table-cell office:value-type="float" office:value="0.02203134">
            <text:p>0.02203134</text:p>
          </table:table-cell>
          <table:table-cell office:value-type="float" office:value="0">
            <text:p>0</text:p>
          </table:table-cell>
          <table:table-cell office:value-type="float" office:value="0.02203134">
            <text:p>0.02203134</text:p>
          </table:table-cell>
        </table:table-row>
        <table:table-row table:style-name="ro1">
          <table:table-cell table:number-columns-repeated="2"/>
          <table:table-cell table:formula="of:=[.C8]+1" office:value-type="float" office:value="5">
            <text:p>5</text:p>
          </table:table-cell>
          <table:table-cell office:value-type="float" office:value="2.4199322">
            <text:p>2.4199322</text:p>
          </table:table-cell>
          <table:table-cell office:value-type="float" office:value="0.00562502">
            <text:p>0.00562502</text:p>
          </table:table-cell>
          <table:table-cell table:style-name="ce5" office:value-type="float" office:value="1.9804772">
            <text:p>1.98047720</text:p>
          </table:table-cell>
          <table:table-cell table:style-name="ce5" office:value-type="float" office:value="0.00990239">
            <text:p>0.00990239</text:p>
          </table:table-cell>
          <table:table-cell table:style-name="ce5" office:value-type="float" office:value="1.5937568">
            <text:p>1.59375680</text:p>
          </table:table-cell>
          <table:table-cell table:style-name="ce5" office:value-type="float" office:value="0.0136817">
            <text:p>0.01368170</text:p>
          </table:table-cell>
          <table:table-cell table:style-name="ce5" office:value-type="float" office:value="1.1660206">
            <text:p>1.16602060</text:p>
          </table:table-cell>
          <table:table-cell table:style-name="ce5" office:value-type="float" office:value="0.01792976">
            <text:p>0.01792976</text:p>
          </table:table-cell>
          <table:table-cell table:style-name="ce5" office:value-type="float" office:value="0.7851596">
            <text:p>0.78515960</text:p>
          </table:table-cell>
          <table:table-cell table:style-name="ce5" office:value-type="float" office:value="0.02167978">
            <text:p>0.02167978</text:p>
          </table:table-cell>
          <table:table-cell table:style-name="ce5" office:value-type="float" office:value="0.3867204">
            <text:p>0.38672040</text:p>
          </table:table-cell>
          <table:table-cell table:style-name="ce5" office:value-type="float" office:value="0.02560558">
            <text:p>0.02560558</text:p>
          </table:table-cell>
          <table:table-cell table:style-name="ce5" office:value-type="float" office:value="0.1318365">
            <text:p>0.13183650</text:p>
          </table:table-cell>
          <table:table-cell table:style-name="ce5" office:value-type="float" office:value="0.02815442">
            <text:p>0.02815442</text:p>
          </table:table-cell>
          <table:table-cell office:value-type="float" office:value="0.087891">
            <text:p>0.087891</text:p>
          </table:table-cell>
          <table:table-cell office:value-type="float" office:value="0.02856457">
            <text:p>0.02856457</text:p>
          </table:table-cell>
          <table:table-cell office:value-type="float" office:value="0.0732425">
            <text:p>0.0732425</text:p>
          </table:table-cell>
          <table:table-cell office:value-type="float" office:value="0.02874036">
            <text:p>0.02874036</text:p>
          </table:table-cell>
          <table:table-cell office:value-type="float" office:value="0.0615237">
            <text:p>0.0615237</text:p>
          </table:table-cell>
          <table:table-cell office:value-type="float" office:value="0.02885754">
            <text:p>0.02885754</text:p>
          </table:table-cell>
          <table:table-cell office:value-type="float" office:value="0.0527346">
            <text:p>0.0527346</text:p>
          </table:table-cell>
          <table:table-cell office:value-type="float" office:value="0.02891614">
            <text:p>0.02891614</text:p>
          </table:table-cell>
          <table:table-cell office:value-type="float" office:value="0.0468752">
            <text:p>0.0468752</text:p>
          </table:table-cell>
          <table:table-cell office:value-type="float" office:value="0.02903333">
            <text:p>0.02903333</text:p>
          </table:table-cell>
          <table:table-cell office:value-type="float" office:value="0.0439455">
            <text:p>0.0439455</text:p>
          </table:table-cell>
          <table:table-cell office:value-type="float" office:value="0.02906262">
            <text:p>0.02906262</text:p>
          </table:table-cell>
          <table:table-cell office:value-type="float" office:value="0.0380861">
            <text:p>0.0380861</text:p>
          </table:table-cell>
          <table:table-cell office:value-type="float" office:value="0.02912122">
            <text:p>0.02912122</text:p>
          </table:table-cell>
          <table:table-cell office:value-type="float" office:value="0.0351564">
            <text:p>0.0351564</text:p>
          </table:table-cell>
          <table:table-cell office:value-type="float" office:value="0.02915052">
            <text:p>0.02915052</text:p>
          </table:table-cell>
          <table:table-cell office:value-type="float" office:value="0.0322267">
            <text:p>0.0322267</text:p>
          </table:table-cell>
          <table:table-cell office:value-type="float" office:value="0.02915052">
            <text:p>0.02915052</text:p>
          </table:table-cell>
          <table:table-cell office:value-type="float" office:value="0.0263673">
            <text:p>0.0263673</text:p>
          </table:table-cell>
          <table:table-cell office:value-type="float" office:value="0.02923841">
            <text:p>0.02923841</text:p>
          </table:table-cell>
          <table:table-cell office:value-type="float" office:value="0.0263673">
            <text:p>0.0263673</text:p>
          </table:table-cell>
          <table:table-cell office:value-type="float" office:value="0.02920911">
            <text:p>0.02920911</text:p>
          </table:table-cell>
          <table:table-cell office:value-type="float" office:value="0.0234376">
            <text:p>0.0234376</text:p>
          </table:table-cell>
          <table:table-cell office:value-type="float" office:value="0.02923841">
            <text:p>0.02923841</text:p>
          </table:table-cell>
          <table:table-cell office:value-type="float" office:value="0.0205079">
            <text:p>0.0205079</text:p>
          </table:table-cell>
          <table:table-cell office:value-type="float" office:value="0.029297">
            <text:p>0.029297</text:p>
          </table:table-cell>
        </table:table-row>
        <table:table-row table:style-name="ro1">
          <table:table-cell table:number-columns-repeated="2"/>
          <table:table-cell table:formula="of:=[.C9]+1" office:value-type="float" office:value="6">
            <text:p>6</text:p>
          </table:table-cell>
          <table:table-cell office:value-type="float" office:value="3.1670057">
            <text:p>3.1670057</text:p>
          </table:table-cell>
          <table:table-cell office:value-type="float" office:value="0.00574221">
            <text:p>0.00574221</text:p>
          </table:table-cell>
          <table:table-cell table:style-name="ce5" office:value-type="float" office:value="2.7275507">
            <text:p>2.72755070</text:p>
          </table:table-cell>
          <table:table-cell table:style-name="ce5" office:value-type="float" office:value="0.00999028">
            <text:p>0.00999028</text:p>
          </table:table-cell>
          <table:table-cell table:style-name="ce5" office:value-type="float" office:value="2.3349709">
            <text:p>2.33497090</text:p>
          </table:table-cell>
          <table:table-cell table:style-name="ce5" office:value-type="float" office:value="0.01385748">
            <text:p>0.01385748</text:p>
          </table:table-cell>
          <table:table-cell table:style-name="ce5" office:value-type="float" office:value="1.9072347">
            <text:p>1.90723470</text:p>
          </table:table-cell>
          <table:table-cell table:style-name="ce5" office:value-type="float" office:value="0.01807625">
            <text:p>0.01807625</text:p>
          </table:table-cell>
          <table:table-cell table:style-name="ce5" office:value-type="float" office:value="1.523444">
            <text:p>1.52344400</text:p>
          </table:table-cell>
          <table:table-cell table:style-name="ce5" office:value-type="float" office:value="0.02185556">
            <text:p>0.02185556</text:p>
          </table:table-cell>
          <table:table-cell table:style-name="ce5" office:value-type="float" office:value="1.113286">
            <text:p>1.11328600</text:p>
          </table:table-cell>
          <table:table-cell table:style-name="ce5" office:value-type="float" office:value="0.02592785">
            <text:p>0.02592785</text:p>
          </table:table-cell>
          <table:table-cell table:style-name="ce5" office:value-type="float" office:value="0.7441438">
            <text:p>0.74414380</text:p>
          </table:table-cell>
          <table:table-cell table:style-name="ce5" office:value-type="float" office:value="0.02956067">
            <text:p>0.02956067</text:p>
          </table:table-cell>
          <table:table-cell office:value-type="float" office:value="0.3632828">
            <text:p>0.3632828</text:p>
          </table:table-cell>
          <table:table-cell office:value-type="float" office:value="0.03333999">
            <text:p>0.03333999</text:p>
          </table:table-cell>
          <table:table-cell office:value-type="float" office:value="0.1494147">
            <text:p>0.1494147</text:p>
          </table:table-cell>
          <table:table-cell office:value-type="float" office:value="0.03547867">
            <text:p>0.03547867</text:p>
          </table:table-cell>
          <table:table-cell office:value-type="float" office:value="0.1142583">
            <text:p>0.1142583</text:p>
          </table:table-cell>
          <table:table-cell office:value-type="float" office:value="0.03583023">
            <text:p>0.03583023</text:p>
          </table:table-cell>
          <table:table-cell office:value-type="float" office:value="0.0966801">
            <text:p>0.0966801</text:p>
          </table:table-cell>
          <table:table-cell office:value-type="float" office:value="0.03603531">
            <text:p>0.03603531</text:p>
          </table:table-cell>
          <table:table-cell office:value-type="float" office:value="0.0849613">
            <text:p>0.0849613</text:p>
          </table:table-cell>
          <table:table-cell office:value-type="float" office:value="0.0361232">
            <text:p>0.0361232</text:p>
          </table:table-cell>
          <table:table-cell office:value-type="float" office:value="0.0791019">
            <text:p>0.0791019</text:p>
          </table:table-cell>
          <table:table-cell office:value-type="float" office:value="0.0361525">
            <text:p>0.0361525</text:p>
          </table:table-cell>
          <table:table-cell office:value-type="float" office:value="0.0732425">
            <text:p>0.0732425</text:p>
          </table:table-cell>
          <table:table-cell office:value-type="float" office:value="0.03626969">
            <text:p>0.03626969</text:p>
          </table:table-cell>
          <table:table-cell office:value-type="float" office:value="0.0703128">
            <text:p>0.0703128</text:p>
          </table:table-cell>
          <table:table-cell office:value-type="float" office:value="0.03626969">
            <text:p>0.03626969</text:p>
          </table:table-cell>
          <table:table-cell office:value-type="float" office:value="0.0644534">
            <text:p>0.0644534</text:p>
          </table:table-cell>
          <table:table-cell office:value-type="float" office:value="0.03635758">
            <text:p>0.03635758</text:p>
          </table:table-cell>
          <table:table-cell office:value-type="float" office:value="0.0615237">
            <text:p>0.0615237</text:p>
          </table:table-cell>
          <table:table-cell office:value-type="float" office:value="0.03638687">
            <text:p>0.03638687</text:p>
          </table:table-cell>
          <table:table-cell office:value-type="float" office:value="0.0556643">
            <text:p>0.0556643</text:p>
          </table:table-cell>
          <table:table-cell office:value-type="float" office:value="0.03644547">
            <text:p>0.03644547</text:p>
          </table:table-cell>
          <table:table-cell office:value-type="float" office:value="0.0527346">
            <text:p>0.0527346</text:p>
          </table:table-cell>
          <table:table-cell office:value-type="float" office:value="0.03644547">
            <text:p>0.03644547</text:p>
          </table:table-cell>
          <table:table-cell office:value-type="float" office:value="0.0498049">
            <text:p>0.0498049</text:p>
          </table:table-cell>
          <table:table-cell office:value-type="float" office:value="0.03653336">
            <text:p>0.03653336</text:p>
          </table:table-cell>
        </table:table-row>
        <table:table-row table:style-name="ro1">
          <table:table-cell table:number-columns-repeated="2"/>
          <table:table-cell table:formula="of:=[.C10]+1" office:value-type="float" office:value="7">
            <text:p>7</text:p>
          </table:table-cell>
          <table:table-cell office:value-type="float" office:value="3.8935713">
            <text:p>3.8935713</text:p>
          </table:table-cell>
          <table:table-cell office:value-type="float" office:value="0.0058301">
            <text:p>0.0058301</text:p>
          </table:table-cell>
          <table:table-cell table:style-name="ce5" office:value-type="float" office:value="3.4511866">
            <text:p>3.45118660</text:p>
          </table:table-cell>
          <table:table-cell table:style-name="ce5" office:value-type="float" office:value="0.01013676">
            <text:p>0.01013676</text:p>
          </table:table-cell>
          <table:table-cell table:style-name="ce5" office:value-type="float" office:value="3.0615365">
            <text:p>3.06153650</text:p>
          </table:table-cell>
          <table:table-cell table:style-name="ce5" office:value-type="float" office:value="0.01394537">
            <text:p>0.01394537</text:p>
          </table:table-cell>
          <table:table-cell table:style-name="ce5" office:value-type="float" office:value="2.6308706">
            <text:p>2.63087060</text:p>
          </table:table-cell>
          <table:table-cell table:style-name="ce5" office:value-type="float" office:value="0.01819344">
            <text:p>0.01819344</text:p>
          </table:table-cell>
          <table:table-cell table:style-name="ce5" office:value-type="float" office:value="2.2382908">
            <text:p>2.23829080</text:p>
          </table:table-cell>
          <table:table-cell table:style-name="ce5" office:value-type="float" office:value="0.02206064">
            <text:p>0.02206064</text:p>
          </table:table-cell>
          <table:table-cell table:style-name="ce5" office:value-type="float" office:value="1.8281328">
            <text:p>1.82813280</text:p>
          </table:table-cell>
          <table:table-cell table:style-name="ce5" office:value-type="float" office:value="0.02613292">
            <text:p>0.02613292</text:p>
          </table:table-cell>
          <table:table-cell table:style-name="ce5" office:value-type="float" office:value="1.4531312">
            <text:p>1.45313120</text:p>
          </table:table-cell>
          <table:table-cell table:style-name="ce5" office:value-type="float" office:value="0.02982435">
            <text:p>0.02982435</text:p>
          </table:table-cell>
          <table:table-cell office:value-type="float" office:value="1.0605514">
            <text:p>1.0605514</text:p>
          </table:table-cell>
          <table:table-cell office:value-type="float" office:value="0.03375014">
            <text:p>0.03375014</text:p>
          </table:table-cell>
          <table:table-cell office:value-type="float" office:value="0.6855498">
            <text:p>0.6855498</text:p>
          </table:table-cell>
          <table:table-cell office:value-type="float" office:value="0.03747086">
            <text:p>0.03747086</text:p>
          </table:table-cell>
          <table:table-cell office:value-type="float" office:value="0.3310561">
            <text:p>0.3310561</text:p>
          </table:table-cell>
          <table:table-cell office:value-type="float" office:value="0.0410158">
            <text:p>0.0410158</text:p>
          </table:table-cell>
          <table:table-cell office:value-type="float" office:value="0.1669929">
            <text:p>0.1669929</text:p>
          </table:table-cell>
          <table:table-cell office:value-type="float" office:value="0.04265643">
            <text:p>0.04265643</text:p>
          </table:table-cell>
          <table:table-cell office:value-type="float" office:value="0.1347662">
            <text:p>0.1347662</text:p>
          </table:table-cell>
          <table:table-cell office:value-type="float" office:value="0.0429494">
            <text:p>0.0429494</text:p>
          </table:table-cell>
          <table:table-cell office:value-type="float" office:value="0.117188">
            <text:p>0.117188</text:p>
          </table:table-cell>
          <table:table-cell office:value-type="float" office:value="0.04315448">
            <text:p>0.04315448</text:p>
          </table:table-cell>
          <table:table-cell office:value-type="float" office:value="0.1054692">
            <text:p>0.1054692</text:p>
          </table:table-cell>
          <table:table-cell office:value-type="float" office:value="0.04327167">
            <text:p>0.04327167</text:p>
          </table:table-cell>
          <table:table-cell office:value-type="float" office:value="0.0996098">
            <text:p>0.0996098</text:p>
          </table:table-cell>
          <table:table-cell office:value-type="float" office:value="0.04330097">
            <text:p>0.04330097</text:p>
          </table:table-cell>
          <table:table-cell office:value-type="float" office:value="0.0937504">
            <text:p>0.0937504</text:p>
          </table:table-cell>
          <table:table-cell office:value-type="float" office:value="0.04338886">
            <text:p>0.04338886</text:p>
          </table:table-cell>
          <table:table-cell office:value-type="float" office:value="0.087891">
            <text:p>0.087891</text:p>
          </table:table-cell>
          <table:table-cell office:value-type="float" office:value="0.04344745">
            <text:p>0.04344745</text:p>
          </table:table-cell>
          <table:table-cell office:value-type="float" office:value="0.0820316">
            <text:p>0.0820316</text:p>
          </table:table-cell>
          <table:table-cell office:value-type="float" office:value="0.04350604">
            <text:p>0.04350604</text:p>
          </table:table-cell>
          <table:table-cell office:value-type="float" office:value="0.0791019">
            <text:p>0.0791019</text:p>
          </table:table-cell>
          <table:table-cell office:value-type="float" office:value="0.04353534">
            <text:p>0.04353534</text:p>
          </table:table-cell>
          <table:table-cell office:value-type="float" office:value="0.0761722">
            <text:p>0.0761722</text:p>
          </table:table-cell>
          <table:table-cell office:value-type="float" office:value="0.04356464">
            <text:p>0.04356464</text:p>
          </table:table-cell>
        </table:table-row>
        <table:table-row table:style-name="ro1">
          <table:table-cell table:number-columns-repeated="2"/>
          <table:table-cell table:formula="of:=[.C11]+1" office:value-type="float" office:value="8">
            <text:p>8</text:p>
          </table:table-cell>
          <table:table-cell office:value-type="float" office:value="4.6552933">
            <text:p>4.6552933</text:p>
          </table:table-cell>
          <table:table-cell office:value-type="float" office:value="0.0058887">
            <text:p>0.0058887</text:p>
          </table:table-cell>
          <table:table-cell table:style-name="ce5" office:value-type="float" office:value="4.2070492">
            <text:p>4.20704920</text:p>
          </table:table-cell>
          <table:table-cell table:style-name="ce5" office:value-type="float" office:value="0.01025395">
            <text:p>0.01025395</text:p>
          </table:table-cell>
          <table:table-cell table:style-name="ce5" office:value-type="float" office:value="3.8144694">
            <text:p>3.81446940</text:p>
          </table:table-cell>
          <table:table-cell table:style-name="ce5" office:value-type="float" office:value="0.01412115">
            <text:p>0.01412115</text:p>
          </table:table-cell>
          <table:table-cell table:style-name="ce5" office:value-type="float" office:value="3.3779441">
            <text:p>3.37794410</text:p>
          </table:table-cell>
          <table:table-cell table:style-name="ce5" office:value-type="float" office:value="0.01839852">
            <text:p>0.01839852</text:p>
          </table:table-cell>
          <table:table-cell table:style-name="ce5" office:value-type="float" office:value="2.9853643">
            <text:p>2.98536430</text:p>
          </table:table-cell>
          <table:table-cell table:style-name="ce5" office:value-type="float" office:value="0.02232431">
            <text:p>0.02232431</text:p>
          </table:table-cell>
          <table:table-cell table:style-name="ce5" office:value-type="float" office:value="2.5722766">
            <text:p>2.57227660</text:p>
          </table:table-cell>
          <table:table-cell table:style-name="ce5" office:value-type="float" office:value="0.0263673">
            <text:p>0.02636730</text:p>
          </table:table-cell>
          <table:table-cell table:style-name="ce5" office:value-type="float" office:value="2.1914156">
            <text:p>2.19141560</text:p>
          </table:table-cell>
          <table:table-cell table:style-name="ce5" office:value-type="float" office:value="0.03017591">
            <text:p>0.03017591</text:p>
          </table:table-cell>
          <table:table-cell office:value-type="float" office:value="1.7959061">
            <text:p>1.7959061</text:p>
          </table:table-cell>
          <table:table-cell office:value-type="float" office:value="0.03410171">
            <text:p>0.03410171</text:p>
          </table:table-cell>
          <table:table-cell office:value-type="float" office:value="1.4121154">
            <text:p>1.4121154</text:p>
          </table:table-cell>
          <table:table-cell office:value-type="float" office:value="0.03791032">
            <text:p>0.03791032</text:p>
          </table:table-cell>
          <table:table-cell office:value-type="float" office:value="1.0429732">
            <text:p>1.0429732</text:p>
          </table:table-cell>
          <table:table-cell office:value-type="float" office:value="0.04157244">
            <text:p>0.04157244</text:p>
          </table:table-cell>
          <table:table-cell office:value-type="float" office:value="0.6796904">
            <text:p>0.6796904</text:p>
          </table:table-cell>
          <table:table-cell office:value-type="float" office:value="0.04517597">
            <text:p>0.04517597</text:p>
          </table:table-cell>
          <table:table-cell office:value-type="float" office:value="0.351564">
            <text:p>0.351564</text:p>
          </table:table-cell>
          <table:table-cell office:value-type="float" office:value="0.04842794">
            <text:p>0.04842794</text:p>
          </table:table-cell>
          <table:table-cell office:value-type="float" office:value="0.1962899">
            <text:p>0.1962899</text:p>
          </table:table-cell>
          <table:table-cell office:value-type="float" office:value="0.05000998">
            <text:p>0.05000998</text:p>
          </table:table-cell>
          <table:table-cell office:value-type="float" office:value="0.1611335">
            <text:p>0.1611335</text:p>
          </table:table-cell>
          <table:table-cell office:value-type="float" office:value="0.05039084">
            <text:p>0.05039084</text:p>
          </table:table-cell>
          <table:table-cell office:value-type="float" office:value="0.1435553">
            <text:p>0.1435553</text:p>
          </table:table-cell>
          <table:table-cell office:value-type="float" office:value="0.05053732">
            <text:p>0.05053732</text:p>
          </table:table-cell>
          <table:table-cell office:value-type="float" office:value="0.1318365">
            <text:p>0.1318365</text:p>
          </table:table-cell>
          <table:table-cell office:value-type="float" office:value="0.05062522">
            <text:p>0.05062522</text:p>
          </table:table-cell>
          <table:table-cell office:value-type="float" office:value="0.1230474">
            <text:p>0.1230474</text:p>
          </table:table-cell>
          <table:table-cell office:value-type="float" office:value="0.0507424">
            <text:p>0.0507424</text:p>
          </table:table-cell>
          <table:table-cell office:value-type="float" office:value="0.117188">
            <text:p>0.117188</text:p>
          </table:table-cell>
          <table:table-cell office:value-type="float" office:value="0.0507717">
            <text:p>0.0507717</text:p>
          </table:table-cell>
          <table:table-cell office:value-type="float" office:value="0.1113286">
            <text:p>0.1113286</text:p>
          </table:table-cell>
          <table:table-cell office:value-type="float" office:value="0.05085959">
            <text:p>0.05085959</text:p>
          </table:table-cell>
          <table:table-cell office:value-type="float" office:value="0.1054692">
            <text:p>0.1054692</text:p>
          </table:table-cell>
          <table:table-cell office:value-type="float" office:value="0.05091819">
            <text:p>0.05091819</text:p>
          </table:table-cell>
        </table:table-row>
        <table:table-row table:style-name="ro1">
          <table:table-cell table:number-columns-repeated="2"/>
          <table:table-cell table:formula="of:=[.C12]+1" office:value-type="float" office:value="9">
            <text:p>9</text:p>
          </table:table-cell>
          <table:table-cell office:value-type="float" office:value="5.3847886">
            <text:p>5.3847886</text:p>
          </table:table-cell>
          <table:table-cell office:value-type="float" office:value="0.00600588">
            <text:p>0.00600588</text:p>
          </table:table-cell>
          <table:table-cell table:style-name="ce5" office:value-type="float" office:value="4.9394742">
            <text:p>4.93947420</text:p>
          </table:table-cell>
          <table:table-cell table:style-name="ce5" office:value-type="float" office:value="0.01034184">
            <text:p>0.01034184</text:p>
          </table:table-cell>
          <table:table-cell table:style-name="ce5" office:value-type="float" office:value="4.541035">
            <text:p>4.54103500</text:p>
          </table:table-cell>
          <table:table-cell table:style-name="ce5" office:value-type="float" office:value="0.01420904">
            <text:p>0.01420904</text:p>
          </table:table-cell>
          <table:table-cell table:style-name="ce5" office:value-type="float" office:value="4.10158">
            <text:p>4.10158000</text:p>
          </table:table-cell>
          <table:table-cell table:style-name="ce5" office:value-type="float" office:value="0.018545">
            <text:p>0.01854500</text:p>
          </table:table-cell>
          <table:table-cell table:style-name="ce5" office:value-type="float" office:value="3.7060705">
            <text:p>3.70607050</text:p>
          </table:table-cell>
          <table:table-cell table:style-name="ce5" office:value-type="float" office:value="0.0225001">
            <text:p>0.02250010</text:p>
          </table:table-cell>
          <table:table-cell table:style-name="ce5" office:value-type="float" office:value="3.2900531">
            <text:p>3.29005310</text:p>
          </table:table-cell>
          <table:table-cell table:style-name="ce5" office:value-type="float" office:value="0.02660168">
            <text:p>0.02660168</text:p>
          </table:table-cell>
          <table:table-cell table:style-name="ce5" office:value-type="float" office:value="2.9062624">
            <text:p>2.90626240</text:p>
          </table:table-cell>
          <table:table-cell table:style-name="ce5" office:value-type="float" office:value="0.03041029">
            <text:p>0.03041029</text:p>
          </table:table-cell>
          <table:table-cell office:value-type="float" office:value="2.5078232">
            <text:p>2.5078232</text:p>
          </table:table-cell>
          <table:table-cell office:value-type="float" office:value="0.03436538">
            <text:p>0.03436538</text:p>
          </table:table-cell>
          <table:table-cell office:value-type="float" office:value="2.1211028">
            <text:p>2.1211028</text:p>
          </table:table-cell>
          <table:table-cell office:value-type="float" office:value="0.03820329">
            <text:p>0.03820329</text:p>
          </table:table-cell>
          <table:table-cell office:value-type="float" office:value="1.7461012">
            <text:p>1.7461012</text:p>
          </table:table-cell>
          <table:table-cell office:value-type="float" office:value="0.04192401">
            <text:p>0.04192401</text:p>
          </table:table-cell>
          <table:table-cell office:value-type="float" office:value="1.3740293">
            <text:p>1.3740293</text:p>
          </table:table-cell>
          <table:table-cell office:value-type="float" office:value="0.04561543">
            <text:p>0.04561543</text:p>
          </table:table-cell>
          <table:table-cell office:value-type="float" office:value="1.0224653">
            <text:p>1.0224653</text:p>
          </table:table-cell>
          <table:table-cell office:value-type="float" office:value="0.04910177">
            <text:p>0.04910177</text:p>
          </table:table-cell>
          <table:table-cell office:value-type="float" office:value="0.6679716">
            <text:p>0.6679716</text:p>
          </table:table-cell>
          <table:table-cell office:value-type="float" office:value="0.05264671">
            <text:p>0.05264671</text:p>
          </table:table-cell>
          <table:table-cell office:value-type="float" office:value="0.3632828">
            <text:p>0.3632828</text:p>
          </table:table-cell>
          <table:table-cell office:value-type="float" office:value="0.0556643">
            <text:p>0.0556643</text:p>
          </table:table-cell>
          <table:table-cell office:value-type="float" office:value="0.2255869">
            <text:p>0.2255869</text:p>
          </table:table-cell>
          <table:table-cell office:value-type="float" office:value="0.05704126">
            <text:p>0.05704126</text:p>
          </table:table-cell>
          <table:table-cell office:value-type="float" office:value="0.1904305">
            <text:p>0.1904305</text:p>
          </table:table-cell>
          <table:table-cell office:value-type="float" office:value="0.05742212">
            <text:p>0.05742212</text:p>
          </table:table-cell>
          <table:table-cell office:value-type="float" office:value="0.1699226">
            <text:p>0.1699226</text:p>
          </table:table-cell>
          <table:table-cell office:value-type="float" office:value="0.0576272">
            <text:p>0.0576272</text:p>
          </table:table-cell>
          <table:table-cell office:value-type="float" office:value="0.1552741">
            <text:p>0.1552741</text:p>
          </table:table-cell>
          <table:table-cell office:value-type="float" office:value="0.05777368">
            <text:p>0.05777368</text:p>
          </table:table-cell>
          <table:table-cell office:value-type="float" office:value="0.1494147">
            <text:p>0.1494147</text:p>
          </table:table-cell>
          <table:table-cell office:value-type="float" office:value="0.05783228">
            <text:p>0.05783228</text:p>
          </table:table-cell>
          <table:table-cell office:value-type="float" office:value="0.1406256">
            <text:p>0.1406256</text:p>
          </table:table-cell>
          <table:table-cell office:value-type="float" office:value="0.05794947">
            <text:p>0.05794947</text:p>
          </table:table-cell>
        </table:table-row>
        <table:table-row table:style-name="ro1">
          <table:table-cell table:number-columns-repeated="2"/>
          <table:table-cell table:formula="of:=[.C13]+1" office:value-type="float" office:value="10">
            <text:p>10</text:p>
          </table:table-cell>
          <table:table-cell office:value-type="float" office:value="6.1377215">
            <text:p>6.1377215</text:p>
          </table:table-cell>
          <table:table-cell office:value-type="float" office:value="0.00612307">
            <text:p>0.00612307</text:p>
          </table:table-cell>
          <table:table-cell table:style-name="ce5" office:value-type="float" office:value="5.683618">
            <text:p>5.68361800</text:p>
          </table:table-cell>
          <table:table-cell table:style-name="ce5" office:value-type="float" office:value="0.01048833">
            <text:p>0.01048833</text:p>
          </table:table-cell>
          <table:table-cell table:style-name="ce5" office:value-type="float" office:value="5.2822491">
            <text:p>5.28224910</text:p>
          </table:table-cell>
          <table:table-cell table:style-name="ce5" office:value-type="float" office:value="0.01444342">
            <text:p>0.01444342</text:p>
          </table:table-cell>
          <table:table-cell table:style-name="ce5" office:value-type="float" office:value="4.8427941">
            <text:p>4.84279410</text:p>
          </table:table-cell>
          <table:table-cell table:style-name="ce5" office:value-type="float" office:value="0.01877938">
            <text:p>0.01877938</text:p>
          </table:table-cell>
          <table:table-cell table:style-name="ce5" office:value-type="float" office:value="4.4414252">
            <text:p>4.44142520</text:p>
          </table:table-cell>
          <table:table-cell table:style-name="ce5" office:value-type="float" office:value="0.02276377">
            <text:p>0.02276377</text:p>
          </table:table-cell>
          <table:table-cell table:style-name="ce5" office:value-type="float" office:value="4.0254078">
            <text:p>4.02540780</text:p>
          </table:table-cell>
          <table:table-cell table:style-name="ce5" office:value-type="float" office:value="0.02686535">
            <text:p>0.02686535</text:p>
          </table:table-cell>
          <table:table-cell table:style-name="ce5" office:value-type="float" office:value="3.6357577">
            <text:p>3.63575770</text:p>
          </table:table-cell>
          <table:table-cell table:style-name="ce5" office:value-type="float" office:value="0.03073255">
            <text:p>0.03073255</text:p>
          </table:table-cell>
          <table:table-cell office:value-type="float" office:value="3.2314591">
            <text:p>3.2314591</text:p>
          </table:table-cell>
          <table:table-cell office:value-type="float" office:value="0.03471695">
            <text:p>0.03471695</text:p>
          </table:table-cell>
          <table:table-cell office:value-type="float" office:value="2.8388793">
            <text:p>2.8388793</text:p>
          </table:table-cell>
          <table:table-cell office:value-type="float" office:value="0.03864274">
            <text:p>0.03864274</text:p>
          </table:table-cell>
          <table:table-cell office:value-type="float" office:value="2.460948">
            <text:p>2.460948</text:p>
          </table:table-cell>
          <table:table-cell office:value-type="float" office:value="0.04239276">
            <text:p>0.04239276</text:p>
          </table:table-cell>
          <table:table-cell office:value-type="float" office:value="2.0859464">
            <text:p>2.0859464</text:p>
          </table:table-cell>
          <table:table-cell office:value-type="float" office:value="0.04611348">
            <text:p>0.04611348</text:p>
          </table:table-cell>
          <table:table-cell office:value-type="float" office:value="1.728523">
            <text:p>1.728523</text:p>
          </table:table-cell>
          <table:table-cell office:value-type="float" office:value="0.04965841">
            <text:p>0.04965841</text:p>
          </table:table-cell>
          <table:table-cell office:value-type="float" office:value="1.3623105">
            <text:p>1.3623105</text:p>
          </table:table-cell>
          <table:table-cell office:value-type="float" office:value="0.05332054">
            <text:p>0.05332054</text:p>
          </table:table-cell>
          <table:table-cell office:value-type="float" office:value="1.0312544">
            <text:p>1.0312544</text:p>
          </table:table-cell>
          <table:table-cell office:value-type="float" office:value="0.0566311">
            <text:p>0.0566311</text:p>
          </table:table-cell>
          <table:table-cell office:value-type="float" office:value="0.6914092">
            <text:p>0.6914092</text:p>
          </table:table-cell>
          <table:table-cell office:value-type="float" office:value="0.06000026">
            <text:p>0.06000026</text:p>
          </table:table-cell>
          <table:table-cell office:value-type="float" office:value="0.4042986">
            <text:p>0.4042986</text:p>
          </table:table-cell>
          <table:table-cell office:value-type="float" office:value="0.06284206">
            <text:p>0.06284206</text:p>
          </table:table-cell>
          <table:table-cell office:value-type="float" office:value="0.263673">
            <text:p>0.263673</text:p>
          </table:table-cell>
          <table:table-cell office:value-type="float" office:value="0.06427762">
            <text:p>0.06427762</text:p>
          </table:table-cell>
          <table:table-cell office:value-type="float" office:value="0.2226572">
            <text:p>0.2226572</text:p>
          </table:table-cell>
          <table:table-cell office:value-type="float" office:value="0.06468778">
            <text:p>0.06468778</text:p>
          </table:table-cell>
          <table:table-cell office:value-type="float" office:value="0.2021493">
            <text:p>0.2021493</text:p>
          </table:table-cell>
          <table:table-cell office:value-type="float" office:value="0.06486356">
            <text:p>0.06486356</text:p>
          </table:table-cell>
          <table:table-cell office:value-type="float" office:value="0.1875008">
            <text:p>0.1875008</text:p>
          </table:table-cell>
          <table:table-cell office:value-type="float" office:value="0.06503934">
            <text:p>0.06503934</text:p>
          </table:table-cell>
        </table:table-row>
        <table:table-row table:style-name="ro1">
          <table:table-cell table:number-columns-repeated="2"/>
          <table:table-cell table:formula="of:=[.C14]+1" office:value-type="float" office:value="11">
            <text:p>11</text:p>
          </table:table-cell>
          <table:table-cell office:value-type="float" office:value="6.8760059">
            <text:p>6.8760059</text:p>
          </table:table-cell>
          <table:table-cell office:value-type="float" office:value="0.00615237">
            <text:p>0.00615237</text:p>
          </table:table-cell>
          <table:table-cell table:style-name="ce5" office:value-type="float" office:value="6.4277618">
            <text:p>6.42776180</text:p>
          </table:table-cell>
          <table:table-cell table:style-name="ce5" office:value-type="float" office:value="0.01048833">
            <text:p>0.01048833</text:p>
          </table:table-cell>
          <table:table-cell table:style-name="ce5" office:value-type="float" office:value="6.0205335">
            <text:p>6.02053350</text:p>
          </table:table-cell>
          <table:table-cell table:style-name="ce5" office:value-type="float" office:value="0.01453131">
            <text:p>0.01453131</text:p>
          </table:table-cell>
          <table:table-cell table:style-name="ce5" office:value-type="float" office:value="5.5722894">
            <text:p>5.57228940</text:p>
          </table:table-cell>
          <table:table-cell table:style-name="ce5" office:value-type="float" office:value="0.01892586">
            <text:p>0.01892586</text:p>
          </table:table-cell>
          <table:table-cell table:style-name="ce5" office:value-type="float" office:value="5.1679908">
            <text:p>5.16799080</text:p>
          </table:table-cell>
          <table:table-cell table:style-name="ce5" office:value-type="float" office:value="0.02293955">
            <text:p>0.02293955</text:p>
          </table:table-cell>
          <table:table-cell table:style-name="ce5" office:value-type="float" office:value="4.746114">
            <text:p>4.74611400</text:p>
          </table:table-cell>
          <table:table-cell table:style-name="ce5" office:value-type="float" office:value="0.02709972">
            <text:p>0.02709972</text:p>
          </table:table-cell>
          <table:table-cell table:style-name="ce5" office:value-type="float" office:value="4.3535342">
            <text:p>4.35353420</text:p>
          </table:table-cell>
          <table:table-cell table:style-name="ce5" office:value-type="float" office:value="0.03099623">
            <text:p>0.03099623</text:p>
          </table:table-cell>
          <table:table-cell office:value-type="float" office:value="3.9433762">
            <text:p>3.9433762</text:p>
          </table:table-cell>
          <table:table-cell office:value-type="float" office:value="0.03506851">
            <text:p>0.03506851</text:p>
          </table:table-cell>
          <table:table-cell office:value-type="float" office:value="3.5507964">
            <text:p>3.5507964</text:p>
          </table:table-cell>
          <table:table-cell office:value-type="float" office:value="0.03896501">
            <text:p>0.03896501</text:p>
          </table:table-cell>
          <table:table-cell office:value-type="float" office:value="3.1670057">
            <text:p>3.1670057</text:p>
          </table:table-cell>
          <table:table-cell office:value-type="float" office:value="0.04274432">
            <text:p>0.04274432</text:p>
          </table:table-cell>
          <table:table-cell office:value-type="float" office:value="2.7861447">
            <text:p>2.7861447</text:p>
          </table:table-cell>
          <table:table-cell office:value-type="float" office:value="0.04652364">
            <text:p>0.04652364</text:p>
          </table:table-cell>
          <table:table-cell office:value-type="float" office:value="2.4199322">
            <text:p>2.4199322</text:p>
          </table:table-cell>
          <table:table-cell office:value-type="float" office:value="0.05018576">
            <text:p>0.05018576</text:p>
          </table:table-cell>
          <table:table-cell office:value-type="float" office:value="2.0537197">
            <text:p>2.0537197</text:p>
          </table:table-cell>
          <table:table-cell office:value-type="float" office:value="0.05381859">
            <text:p>0.05381859</text:p>
          </table:table-cell>
          <table:table-cell office:value-type="float" office:value="1.7138745">
            <text:p>1.7138745</text:p>
          </table:table-cell>
          <table:table-cell office:value-type="float" office:value="0.05721704">
            <text:p>0.05721704</text:p>
          </table:table-cell>
          <table:table-cell office:value-type="float" office:value="1.3623105">
            <text:p>1.3623105</text:p>
          </table:table-cell>
          <table:table-cell office:value-type="float" office:value="0.06073268">
            <text:p>0.06073268</text:p>
          </table:table-cell>
          <table:table-cell office:value-type="float" office:value="1.0459029">
            <text:p>1.0459029</text:p>
          </table:table-cell>
          <table:table-cell office:value-type="float" office:value="0.06389676">
            <text:p>0.06389676</text:p>
          </table:table-cell>
          <table:table-cell office:value-type="float" office:value="0.7148468">
            <text:p>0.7148468</text:p>
          </table:table-cell>
          <table:table-cell office:value-type="float" office:value="0.06717802">
            <text:p>0.06717802</text:p>
          </table:table-cell>
          <table:table-cell office:value-type="float" office:value="0.439455">
            <text:p>0.439455</text:p>
          </table:table-cell>
          <table:table-cell office:value-type="float" office:value="0.06990264">
            <text:p>0.06990264</text:p>
          </table:table-cell>
          <table:table-cell office:value-type="float" office:value="0.3017591">
            <text:p>0.3017591</text:p>
          </table:table-cell>
          <table:table-cell office:value-type="float" office:value="0.0712796">
            <text:p>0.0712796</text:p>
          </table:table-cell>
          <table:table-cell office:value-type="float" office:value="0.2548839">
            <text:p>0.2548839</text:p>
          </table:table-cell>
          <table:table-cell office:value-type="float" office:value="0.07174835">
            <text:p>0.07174835</text:p>
          </table:table-cell>
        </table:table-row>
        <table:table-row table:style-name="ro1">
          <table:table-cell table:number-columns-repeated="2"/>
          <table:table-cell table:formula="of:=[.C15]+1" office:value-type="float" office:value="12">
            <text:p>12</text:p>
          </table:table-cell>
          <table:table-cell office:value-type="float" office:value="7.6084309">
            <text:p>7.6084309</text:p>
          </table:table-cell>
          <table:table-cell office:value-type="float" office:value="0.00621096">
            <text:p>0.00621096</text:p>
          </table:table-cell>
          <table:table-cell table:style-name="ce5" office:value-type="float" office:value="7.1543274">
            <text:p>7.15432740</text:p>
          </table:table-cell>
          <table:table-cell table:style-name="ce5" office:value-type="float" office:value="0.01063481">
            <text:p>0.01063481</text:p>
          </table:table-cell>
          <table:table-cell table:style-name="ce5" office:value-type="float" office:value="6.7470991">
            <text:p>6.74709910</text:p>
          </table:table-cell>
          <table:table-cell table:style-name="ce5" office:value-type="float" office:value="0.01458991">
            <text:p>0.01458991</text:p>
          </table:table-cell>
          <table:table-cell table:style-name="ce5" office:value-type="float" office:value="6.298855">
            <text:p>6.29885500</text:p>
          </table:table-cell>
          <table:table-cell table:style-name="ce5" office:value-type="float" office:value="0.01904305">
            <text:p>0.01904305</text:p>
          </table:table-cell>
          <table:table-cell table:style-name="ce5" office:value-type="float" office:value="5.888697">
            <text:p>5.88869700</text:p>
          </table:table-cell>
          <table:table-cell table:style-name="ce5" office:value-type="float" office:value="0.02311533">
            <text:p>0.02311533</text:p>
          </table:table-cell>
          <table:table-cell table:style-name="ce5" office:value-type="float" office:value="5.4609608">
            <text:p>5.46096080</text:p>
          </table:table-cell>
          <table:table-cell table:style-name="ce5" office:value-type="float" office:value="0.0273048">
            <text:p>0.02730480</text:p>
          </table:table-cell>
          <table:table-cell table:style-name="ce5" office:value-type="float" office:value="5.068381">
            <text:p>5.06838100</text:p>
          </table:table-cell>
          <table:table-cell table:style-name="ce5" office:value-type="float" office:value="0.03120131">
            <text:p>0.03120131</text:p>
          </table:table-cell>
          <table:table-cell office:value-type="float" office:value="4.6552933">
            <text:p>4.6552933</text:p>
          </table:table-cell>
          <table:table-cell office:value-type="float" office:value="0.03533218">
            <text:p>0.03533218</text:p>
          </table:table-cell>
          <table:table-cell office:value-type="float" office:value="4.2539244">
            <text:p>4.2539244</text:p>
          </table:table-cell>
          <table:table-cell office:value-type="float" office:value="0.03928728">
            <text:p>0.03928728</text:p>
          </table:table-cell>
          <table:table-cell office:value-type="float" office:value="3.8642743">
            <text:p>3.8642743</text:p>
          </table:table-cell>
          <table:table-cell office:value-type="float" office:value="0.04312518">
            <text:p>0.04312518</text:p>
          </table:table-cell>
          <table:table-cell office:value-type="float" office:value="3.4804836">
            <text:p>3.4804836</text:p>
          </table:table-cell>
          <table:table-cell office:value-type="float" office:value="0.04699239">
            <text:p>0.04699239</text:p>
          </table:table-cell>
          <table:table-cell office:value-type="float" office:value="3.1172008">
            <text:p>3.1172008</text:p>
          </table:table-cell>
          <table:table-cell office:value-type="float" office:value="0.05056662">
            <text:p>0.05056662</text:p>
          </table:table-cell>
          <table:table-cell office:value-type="float" office:value="2.7392695">
            <text:p>2.7392695</text:p>
          </table:table-cell>
          <table:table-cell office:value-type="float" office:value="0.05431664">
            <text:p>0.05431664</text:p>
          </table:table-cell>
          <table:table-cell office:value-type="float" office:value="2.3935649">
            <text:p>2.3935649</text:p>
          </table:table-cell>
          <table:table-cell office:value-type="float" office:value="0.05780298">
            <text:p>0.05780298</text:p>
          </table:table-cell>
          <table:table-cell office:value-type="float" office:value="2.0390712">
            <text:p>2.0390712</text:p>
          </table:table-cell>
          <table:table-cell office:value-type="float" office:value="0.06131862">
            <text:p>0.06131862</text:p>
          </table:table-cell>
          <table:table-cell office:value-type="float" office:value="1.7138745">
            <text:p>1.7138745</text:p>
          </table:table-cell>
          <table:table-cell office:value-type="float" office:value="0.06457059">
            <text:p>0.06457059</text:p>
          </table:table-cell>
          <table:table-cell office:value-type="float" office:value="1.3710996">
            <text:p>1.3710996</text:p>
          </table:table-cell>
          <table:table-cell office:value-type="float" office:value="0.06799834">
            <text:p>0.06799834</text:p>
          </table:table-cell>
          <table:table-cell office:value-type="float" office:value="1.0605514">
            <text:p>1.0605514</text:p>
          </table:table-cell>
          <table:table-cell office:value-type="float" office:value="0.07107452">
            <text:p>0.07107452</text:p>
          </table:table-cell>
          <table:table-cell office:value-type="float" office:value="0.7470735">
            <text:p>0.7470735</text:p>
          </table:table-cell>
          <table:table-cell office:value-type="float" office:value="0.0742093">
            <text:p>0.0742093</text:p>
          </table:table-cell>
          <table:table-cell office:value-type="float" office:value="0.4804708">
            <text:p>0.4804708</text:p>
          </table:table-cell>
          <table:table-cell office:value-type="float" office:value="0.07681673">
            <text:p>0.07681673</text:p>
          </table:table-cell>
        </table:table-row>
        <table:table-row table:style-name="ro1">
          <table:table-cell table:number-columns-repeated="2"/>
          <table:table-cell table:formula="of:=[.C16]+1" office:value-type="float" office:value="13">
            <text:p>13</text:p>
          </table:table-cell>
          <table:table-cell office:value-type="float" office:value="8.3525747">
            <text:p>8.3525747</text:p>
          </table:table-cell>
          <table:table-cell office:value-type="float" office:value="0.00629886">
            <text:p>0.00629886</text:p>
          </table:table-cell>
          <table:table-cell table:style-name="ce5" office:value-type="float" office:value="7.8955415">
            <text:p>7.89554150</text:p>
          </table:table-cell>
          <table:table-cell table:style-name="ce5" office:value-type="float" office:value="0.0107227">
            <text:p>0.01072270</text:p>
          </table:table-cell>
          <table:table-cell table:style-name="ce5" office:value-type="float" office:value="7.4883132">
            <text:p>7.48831320</text:p>
          </table:table-cell>
          <table:table-cell table:style-name="ce5" office:value-type="float" office:value="0.01473639">
            <text:p>0.01473639</text:p>
          </table:table-cell>
          <table:table-cell table:style-name="ce5" office:value-type="float" office:value="7.0400691">
            <text:p>7.04006910</text:p>
          </table:table-cell>
          <table:table-cell table:style-name="ce5" office:value-type="float" office:value="0.01916024">
            <text:p>0.01916024</text:p>
          </table:table-cell>
          <table:table-cell table:style-name="ce5" office:value-type="float" office:value="6.6299111">
            <text:p>6.62991110</text:p>
          </table:table-cell>
          <table:table-cell table:style-name="ce5" office:value-type="float" office:value="0.02320322">
            <text:p>0.02320322</text:p>
          </table:table-cell>
          <table:table-cell table:style-name="ce5" office:value-type="float" office:value="6.1992452">
            <text:p>6.19924520</text:p>
          </table:table-cell>
          <table:table-cell table:style-name="ce5" office:value-type="float" office:value="0.02748059">
            <text:p>0.02748059</text:p>
          </table:table-cell>
          <table:table-cell table:style-name="ce5" office:value-type="float" office:value="5.7949466">
            <text:p>5.79494660</text:p>
          </table:table-cell>
          <table:table-cell table:style-name="ce5" office:value-type="float" office:value="0.03146498">
            <text:p>0.03146498</text:p>
          </table:table-cell>
          <table:table-cell office:value-type="float" office:value="5.3789292">
            <text:p>5.3789292</text:p>
          </table:table-cell>
          <table:table-cell office:value-type="float" office:value="0.03556656">
            <text:p>0.03556656</text:p>
          </table:table-cell>
          <table:table-cell office:value-type="float" office:value="4.9746306">
            <text:p>4.9746306</text:p>
          </table:table-cell>
          <table:table-cell office:value-type="float" office:value="0.03960954">
            <text:p>0.03960954</text:p>
          </table:table-cell>
          <table:table-cell office:value-type="float" office:value="4.5820508">
            <text:p>4.5820508</text:p>
          </table:table-cell>
          <table:table-cell office:value-type="float" office:value="0.04353534">
            <text:p>0.04353534</text:p>
          </table:table-cell>
          <table:table-cell office:value-type="float" office:value="4.189471">
            <text:p>4.189471</text:p>
          </table:table-cell>
          <table:table-cell office:value-type="float" office:value="0.04743184">
            <text:p>0.04743184</text:p>
          </table:table-cell>
          <table:table-cell office:value-type="float" office:value="3.8203288">
            <text:p>3.8203288</text:p>
          </table:table-cell>
          <table:table-cell office:value-type="float" office:value="0.05106467">
            <text:p>0.05106467</text:p>
          </table:table-cell>
          <table:table-cell office:value-type="float" office:value="3.4394678">
            <text:p>3.4394678</text:p>
          </table:table-cell>
          <table:table-cell office:value-type="float" office:value="0.05487328">
            <text:p>0.05487328</text:p>
          </table:table-cell>
          <table:table-cell office:value-type="float" office:value="3.0908335">
            <text:p>3.0908335</text:p>
          </table:table-cell>
          <table:table-cell office:value-type="float" office:value="0.05833033">
            <text:p>0.05833033</text:p>
          </table:table-cell>
          <table:table-cell office:value-type="float" office:value="2.7275507">
            <text:p>2.7275507</text:p>
          </table:table-cell>
          <table:table-cell office:value-type="float" office:value="0.06196315">
            <text:p>0.06196315</text:p>
          </table:table-cell>
          <table:table-cell office:value-type="float" office:value="2.3964946">
            <text:p>2.3964946</text:p>
          </table:table-cell>
          <table:table-cell office:value-type="float" office:value="0.06524442">
            <text:p>0.06524442</text:p>
          </table:table-cell>
          <table:table-cell office:value-type="float" office:value="2.0478603">
            <text:p>2.0478603</text:p>
          </table:table-cell>
          <table:table-cell office:value-type="float" office:value="0.06873076">
            <text:p>0.06873076</text:p>
          </table:table-cell>
          <table:table-cell office:value-type="float" office:value="1.7314527">
            <text:p>1.7314527</text:p>
          </table:table-cell>
          <table:table-cell office:value-type="float" office:value="0.07189484">
            <text:p>0.07189484</text:p>
          </table:table-cell>
          <table:table-cell office:value-type="float" office:value="1.4033263">
            <text:p>1.4033263</text:p>
          </table:table-cell>
          <table:table-cell office:value-type="float" office:value="0.0751761">
            <text:p>0.0751761</text:p>
          </table:table-cell>
          <table:table-cell office:value-type="float" office:value="1.1015672">
            <text:p>1.1015672</text:p>
          </table:table-cell>
          <table:table-cell office:value-type="float" office:value="0.0781351">
            <text:p>0.0781351</text:p>
          </table:table-cell>
        </table:table-row>
        <table:table-row table:style-name="ro1">
          <table:table-cell table:number-columns-repeated="2"/>
          <table:table-cell table:formula="of:=[.C17]+1" office:value-type="float" office:value="14">
            <text:p>14</text:p>
          </table:table-cell>
          <table:table-cell office:value-type="float" office:value="9.0967185">
            <text:p>9.0967185</text:p>
          </table:table-cell>
          <table:table-cell office:value-type="float" office:value="0.00638675">
            <text:p>0.00638675</text:p>
          </table:table-cell>
          <table:table-cell table:style-name="ce5" office:value-type="float" office:value="8.6367556">
            <text:p>8.63675560</text:p>
          </table:table-cell>
          <table:table-cell table:style-name="ce5" office:value-type="float" office:value="0.01083989">
            <text:p>0.01083989</text:p>
          </table:table-cell>
          <table:table-cell table:style-name="ce5" office:value-type="float" office:value="8.2265976">
            <text:p>8.22659760</text:p>
          </table:table-cell>
          <table:table-cell table:style-name="ce5" office:value-type="float" office:value="0.01488288">
            <text:p>0.01488288</text:p>
          </table:table-cell>
          <table:table-cell table:style-name="ce5" office:value-type="float" office:value="7.7754238">
            <text:p>7.77542380</text:p>
          </table:table-cell>
          <table:table-cell table:style-name="ce5" office:value-type="float" office:value="0.01930672">
            <text:p>0.01930672</text:p>
          </table:table-cell>
          <table:table-cell table:style-name="ce5" office:value-type="float" office:value="7.3623361">
            <text:p>7.36233610</text:p>
          </table:table-cell>
          <table:table-cell table:style-name="ce5" office:value-type="float" office:value="0.0234083">
            <text:p>0.02340830</text:p>
          </table:table-cell>
          <table:table-cell table:style-name="ce5" office:value-type="float" office:value="6.9287405">
            <text:p>6.92874050</text:p>
          </table:table-cell>
          <table:table-cell table:style-name="ce5" office:value-type="float" office:value="0.02771496">
            <text:p>0.02771496</text:p>
          </table:table-cell>
          <table:table-cell table:style-name="ce5" office:value-type="float" office:value="6.5273716">
            <text:p>6.52737160</text:p>
          </table:table-cell>
          <table:table-cell table:style-name="ce5" office:value-type="float" office:value="0.03169935">
            <text:p>0.03169935</text:p>
          </table:table-cell>
          <table:table-cell office:value-type="float" office:value="6.1054948">
            <text:p>6.1054948</text:p>
          </table:table-cell>
          <table:table-cell office:value-type="float" office:value="0.03585953">
            <text:p>0.03585953</text:p>
          </table:table-cell>
          <table:table-cell office:value-type="float" office:value="5.6953368">
            <text:p>5.6953368</text:p>
          </table:table-cell>
          <table:table-cell office:value-type="float" office:value="0.03993181">
            <text:p>0.03993181</text:p>
          </table:table-cell>
          <table:table-cell office:value-type="float" office:value="5.2968976">
            <text:p>5.2968976</text:p>
          </table:table-cell>
          <table:table-cell office:value-type="float" office:value="0.0439162">
            <text:p>0.0439162</text:p>
          </table:table-cell>
          <table:table-cell office:value-type="float" office:value="4.9013881">
            <text:p>4.9013881</text:p>
          </table:table-cell>
          <table:table-cell office:value-type="float" office:value="0.0478713">
            <text:p>0.0478713</text:p>
          </table:table-cell>
          <table:table-cell office:value-type="float" office:value="4.5263865">
            <text:p>4.5263865</text:p>
          </table:table-cell>
          <table:table-cell office:value-type="float" office:value="0.05156272">
            <text:p>0.05156272</text:p>
          </table:table-cell>
          <table:table-cell office:value-type="float" office:value="4.1396661">
            <text:p>4.1396661</text:p>
          </table:table-cell>
          <table:table-cell office:value-type="float" office:value="0.05540063">
            <text:p>0.05540063</text:p>
          </table:table-cell>
          <table:table-cell office:value-type="float" office:value="3.7851724">
            <text:p>3.7851724</text:p>
          </table:table-cell>
          <table:table-cell office:value-type="float" office:value="0.05894556">
            <text:p>0.05894556</text:p>
          </table:table-cell>
          <table:table-cell office:value-type="float" office:value="3.4160302">
            <text:p>3.4160302</text:p>
          </table:table-cell>
          <table:table-cell office:value-type="float" office:value="0.06257839">
            <text:p>0.06257839</text:p>
          </table:table-cell>
          <table:table-cell office:value-type="float" office:value="3.0849741">
            <text:p>3.0849741</text:p>
          </table:table-cell>
          <table:table-cell office:value-type="float" office:value="0.06591825">
            <text:p>0.06591825</text:p>
          </table:table-cell>
          <table:table-cell office:value-type="float" office:value="2.7304804">
            <text:p>2.7304804</text:p>
          </table:table-cell>
          <table:table-cell office:value-type="float" office:value="0.06943389">
            <text:p>0.06943389</text:p>
          </table:table-cell>
          <table:table-cell office:value-type="float" office:value="2.4052837">
            <text:p>2.4052837</text:p>
          </table:table-cell>
          <table:table-cell office:value-type="float" office:value="0.07265656">
            <text:p>0.07265656</text:p>
          </table:table-cell>
          <table:table-cell office:value-type="float" office:value="2.0742276">
            <text:p>2.0742276</text:p>
          </table:table-cell>
          <table:table-cell office:value-type="float" office:value="0.07596712">
            <text:p>0.07596712</text:p>
          </table:table-cell>
          <table:table-cell office:value-type="float" office:value="1.7636794">
            <text:p>1.7636794</text:p>
          </table:table-cell>
          <table:table-cell office:value-type="float" office:value="0.07904331">
            <text:p>0.07904331</text:p>
          </table:table-cell>
        </table:table-row>
        <table:table-row table:style-name="ro1">
          <table:table-cell table:number-columns-repeated="2"/>
          <table:table-cell table:formula="of:=[.C18]+1" office:value-type="float" office:value="15">
            <text:p>15</text:p>
          </table:table-cell>
          <table:table-cell office:value-type="float" office:value="9.8379326">
            <text:p>9.8379326</text:p>
          </table:table-cell>
          <table:table-cell office:value-type="float" office:value="0.00647464">
            <text:p>0.00647464</text:p>
          </table:table-cell>
          <table:table-cell table:style-name="ce5" office:value-type="float" office:value="9.3808994">
            <text:p>9.38089940</text:p>
          </table:table-cell>
          <table:table-cell table:style-name="ce5" office:value-type="float" office:value="0.01092778">
            <text:p>0.01092778</text:p>
          </table:table-cell>
          <table:table-cell table:style-name="ce5" office:value-type="float" office:value="8.964882">
            <text:p>8.96488200</text:p>
          </table:table-cell>
          <table:table-cell table:style-name="ce5" office:value-type="float" office:value="0.01497077">
            <text:p>0.01497077</text:p>
          </table:table-cell>
          <table:table-cell table:style-name="ce5" office:value-type="float" office:value="8.5107785">
            <text:p>8.51077850</text:p>
          </table:table-cell>
          <table:table-cell table:style-name="ce5" office:value-type="float" office:value="0.01948251">
            <text:p>0.01948251</text:p>
          </table:table-cell>
          <table:table-cell table:style-name="ce5" office:value-type="float" office:value="8.0976908">
            <text:p>8.09769080</text:p>
          </table:table-cell>
          <table:table-cell table:style-name="ce5" office:value-type="float" office:value="0.02355479">
            <text:p>0.02355479</text:p>
          </table:table-cell>
          <table:table-cell table:style-name="ce5" office:value-type="float" office:value="7.6553061">
            <text:p>7.65530610</text:p>
          </table:table-cell>
          <table:table-cell table:style-name="ce5" office:value-type="float" office:value="0.02792004">
            <text:p>0.02792004</text:p>
          </table:table-cell>
          <table:table-cell table:style-name="ce5" office:value-type="float" office:value="7.2510075">
            <text:p>7.25100750</text:p>
          </table:table-cell>
          <table:table-cell table:style-name="ce5" office:value-type="float" office:value="0.03193373">
            <text:p>0.03193373</text:p>
          </table:table-cell>
          <table:table-cell office:value-type="float" office:value="6.826201">
            <text:p>6.826201</text:p>
          </table:table-cell>
          <table:table-cell office:value-type="float" office:value="0.0361525">
            <text:p>0.0361525</text:p>
          </table:table-cell>
          <table:table-cell office:value-type="float" office:value="6.416043">
            <text:p>6.416043</text:p>
          </table:table-cell>
          <table:table-cell office:value-type="float" office:value="0.04022478">
            <text:p>0.04022478</text:p>
          </table:table-cell>
          <table:table-cell office:value-type="float" office:value="6.0146741">
            <text:p>6.0146741</text:p>
          </table:table-cell>
          <table:table-cell office:value-type="float" office:value="0.04420917">
            <text:p>0.04420917</text:p>
          </table:table-cell>
          <table:table-cell office:value-type="float" office:value="5.6074458">
            <text:p>5.6074458</text:p>
          </table:table-cell>
          <table:table-cell office:value-type="float" office:value="0.04828146">
            <text:p>0.04828146</text:p>
          </table:table-cell>
          <table:table-cell office:value-type="float" office:value="5.2295145">
            <text:p>5.2295145</text:p>
          </table:table-cell>
          <table:table-cell office:value-type="float" office:value="0.05200217">
            <text:p>0.05200217</text:p>
          </table:table-cell>
          <table:table-cell office:value-type="float" office:value="4.8369347">
            <text:p>4.8369347</text:p>
          </table:table-cell>
          <table:table-cell office:value-type="float" office:value="0.05595727">
            <text:p>0.05595727</text:p>
          </table:table-cell>
          <table:table-cell office:value-type="float" office:value="4.4736519">
            <text:p>4.4736519</text:p>
          </table:table-cell>
          <table:table-cell office:value-type="float" office:value="0.0595608">
            <text:p>0.0595608</text:p>
          </table:table-cell>
          <table:table-cell office:value-type="float" office:value="4.1045097">
            <text:p>4.1045097</text:p>
          </table:table-cell>
          <table:table-cell office:value-type="float" office:value="0.06322293">
            <text:p>0.06322293</text:p>
          </table:table-cell>
          <table:table-cell office:value-type="float" office:value="3.7675942">
            <text:p>3.7675942</text:p>
          </table:table-cell>
          <table:table-cell office:value-type="float" office:value="0.06656278">
            <text:p>0.06656278</text:p>
          </table:table-cell>
          <table:table-cell office:value-type="float" office:value="3.4072411">
            <text:p>3.4072411</text:p>
          </table:table-cell>
          <table:table-cell office:value-type="float" office:value="0.07016631">
            <text:p>0.07016631</text:p>
          </table:table-cell>
          <table:table-cell office:value-type="float" office:value="3.0820444">
            <text:p>3.0820444</text:p>
          </table:table-cell>
          <table:table-cell office:value-type="float" office:value="0.07338898">
            <text:p>0.07338898</text:p>
          </table:table-cell>
          <table:table-cell office:value-type="float" office:value="2.7392695">
            <text:p>2.7392695</text:p>
          </table:table-cell>
          <table:table-cell office:value-type="float" office:value="0.07681673">
            <text:p>0.07681673</text:p>
          </table:table-cell>
          <table:table-cell office:value-type="float" office:value="2.4228619">
            <text:p>2.4228619</text:p>
          </table:table-cell>
          <table:table-cell office:value-type="float" office:value="0.07995151">
            <text:p>0.07995151</text:p>
          </table:table-cell>
        </table:table-row>
        <table:table-row table:style-name="ro1">
          <table:table-cell table:number-columns-repeated="2"/>
          <table:table-cell table:formula="of:=[.C19]+1" office:value-type="float" office:value="16">
            <text:p>16</text:p>
          </table:table-cell>
          <table:table-cell office:value-type="float" office:value="10.5498497">
            <text:p>10.5498497</text:p>
          </table:table-cell>
          <table:table-cell office:value-type="float" office:value="0.00653323">
            <text:p>0.00653323</text:p>
          </table:table-cell>
          <table:table-cell table:style-name="ce5" office:value-type="float" office:value="10.0840274">
            <text:p>10.08402740</text:p>
          </table:table-cell>
          <table:table-cell table:style-name="ce5" office:value-type="float" office:value="0.01104497">
            <text:p>0.01104497</text:p>
          </table:table-cell>
          <table:table-cell table:style-name="ce5" office:value-type="float" office:value="9.6709397">
            <text:p>9.67093970</text:p>
          </table:table-cell>
          <table:table-cell table:style-name="ce5" office:value-type="float" office:value="0.01508795">
            <text:p>0.01508795</text:p>
          </table:table-cell>
          <table:table-cell table:style-name="ce5" office:value-type="float" office:value="9.2080471">
            <text:p>9.20804710</text:p>
          </table:table-cell>
          <table:table-cell table:style-name="ce5" office:value-type="float" office:value="0.01962899">
            <text:p>0.01962899</text:p>
          </table:table-cell>
          <table:table-cell table:style-name="ce5" office:value-type="float" office:value="8.7920297">
            <text:p>8.79202970</text:p>
          </table:table-cell>
          <table:table-cell table:style-name="ce5" office:value-type="float" office:value="0.02373057">
            <text:p>0.02373057</text:p>
          </table:table-cell>
          <table:table-cell table:style-name="ce5" office:value-type="float" office:value="8.349645">
            <text:p>8.34964500</text:p>
          </table:table-cell>
          <table:table-cell table:style-name="ce5" office:value-type="float" office:value="0.02812512">
            <text:p>0.02812512</text:p>
          </table:table-cell>
          <table:table-cell table:style-name="ce5" office:value-type="float" office:value="7.939487">
            <text:p>7.93948700</text:p>
          </table:table-cell>
          <table:table-cell table:style-name="ce5" office:value-type="float" office:value="0.0321974">
            <text:p>0.03219740</text:p>
          </table:table-cell>
          <table:table-cell office:value-type="float" office:value="7.5117508">
            <text:p>7.5117508</text:p>
          </table:table-cell>
          <table:table-cell office:value-type="float" office:value="0.03644547">
            <text:p>0.03644547</text:p>
          </table:table-cell>
          <table:table-cell office:value-type="float" office:value="7.0928037">
            <text:p>7.0928037</text:p>
          </table:table-cell>
          <table:table-cell office:value-type="float" office:value="0.04060564">
            <text:p>0.04060564</text:p>
          </table:table-cell>
          <table:table-cell office:value-type="float" office:value="6.6885051">
            <text:p>6.6885051</text:p>
          </table:table-cell>
          <table:table-cell office:value-type="float" office:value="0.04461933">
            <text:p>0.04461933</text:p>
          </table:table-cell>
          <table:table-cell office:value-type="float" office:value="6.2842065">
            <text:p>6.2842065</text:p>
          </table:table-cell>
          <table:table-cell office:value-type="float" office:value="0.04863302">
            <text:p>0.04863302</text:p>
          </table:table-cell>
          <table:table-cell office:value-type="float" office:value="5.8974861">
            <text:p>5.8974861</text:p>
          </table:table-cell>
          <table:table-cell office:value-type="float" office:value="0.05247093">
            <text:p>0.05247093</text:p>
          </table:table-cell>
          <table:table-cell office:value-type="float" office:value="5.4990469">
            <text:p>5.4990469</text:p>
          </table:table-cell>
          <table:table-cell office:value-type="float" office:value="0.05642602">
            <text:p>0.05642602</text:p>
          </table:table-cell>
          <table:table-cell office:value-type="float" office:value="5.1328344">
            <text:p>5.1328344</text:p>
          </table:table-cell>
          <table:table-cell office:value-type="float" office:value="0.06008815">
            <text:p>0.06008815</text:p>
          </table:table-cell>
          <table:table-cell office:value-type="float" office:value="4.7607625">
            <text:p>4.7607625</text:p>
          </table:table-cell>
          <table:table-cell office:value-type="float" office:value="0.06377957">
            <text:p>0.06377957</text:p>
          </table:table-cell>
          <table:table-cell office:value-type="float" office:value="4.4121282">
            <text:p>4.4121282</text:p>
          </table:table-cell>
          <table:table-cell office:value-type="float" office:value="0.06720732">
            <text:p>0.06720732</text:p>
          </table:table-cell>
          <table:table-cell office:value-type="float" office:value="4.0459157">
            <text:p>4.0459157</text:p>
          </table:table-cell>
          <table:table-cell office:value-type="float" office:value="0.07086944">
            <text:p>0.07086944</text:p>
          </table:table-cell>
          <table:table-cell office:value-type="float" office:value="3.7119299">
            <text:p>3.7119299</text:p>
          </table:table-cell>
          <table:table-cell office:value-type="float" office:value="0.07415071">
            <text:p>0.07415071</text:p>
          </table:table-cell>
          <table:table-cell office:value-type="float" office:value="3.3662253">
            <text:p>3.3662253</text:p>
          </table:table-cell>
          <table:table-cell office:value-type="float" office:value="0.07754916">
            <text:p>0.07754916</text:p>
          </table:table-cell>
          <table:table-cell office:value-type="float" office:value="3.0410286">
            <text:p>3.0410286</text:p>
          </table:table-cell>
          <table:table-cell office:value-type="float" office:value="0.08071323">
            <text:p>0.08071323</text:p>
          </table:table-cell>
        </table:table-row>
        <table:table-row table:style-name="ro1">
          <table:table-cell table:number-columns-repeated="2"/>
          <table:table-cell table:formula="of:=[.C20]+1" office:value-type="float" office:value="17">
            <text:p>17</text:p>
          </table:table-cell>
          <table:table-cell office:value-type="float" office:value="10.54692">
            <text:p>10.54692</text:p>
          </table:table-cell>
          <table:table-cell office:value-type="float" office:value="0.00650393">
            <text:p>0.00650393</text:p>
          </table:table-cell>
          <table:table-cell table:style-name="ce5" office:value-type="float" office:value="10.0840274">
            <text:p>10.08402740</text:p>
          </table:table-cell>
          <table:table-cell table:style-name="ce5" office:value-type="float" office:value="0.01101567">
            <text:p>0.01101567</text:p>
          </table:table-cell>
          <table:table-cell table:style-name="ce5" office:value-type="float" office:value="9.66801">
            <text:p>9.66801000</text:p>
          </table:table-cell>
          <table:table-cell table:style-name="ce5" office:value-type="float" office:value="0.01511725">
            <text:p>0.01511725</text:p>
          </table:table-cell>
          <table:table-cell table:style-name="ce5" office:value-type="float" office:value="9.2080471">
            <text:p>9.20804710</text:p>
          </table:table-cell>
          <table:table-cell table:style-name="ce5" office:value-type="float" office:value="0.01965829">
            <text:p>0.01965829</text:p>
          </table:table-cell>
          <table:table-cell table:style-name="ce5" office:value-type="float" office:value="8.7891">
            <text:p>8.78910000</text:p>
          </table:table-cell>
          <table:table-cell table:style-name="ce5" office:value-type="float" office:value="0.02378916">
            <text:p>0.02378916</text:p>
          </table:table-cell>
          <table:table-cell table:style-name="ce5" office:value-type="float" office:value="8.3467153">
            <text:p>8.34671530</text:p>
          </table:table-cell>
          <table:table-cell table:style-name="ce5" office:value-type="float" office:value="0.02815442">
            <text:p>0.02815442</text:p>
          </table:table-cell>
          <table:table-cell table:style-name="ce5" office:value-type="float" office:value="7.9365573">
            <text:p>7.93655730</text:p>
          </table:table-cell>
          <table:table-cell table:style-name="ce5" office:value-type="float" office:value="0.0321974">
            <text:p>0.03219740</text:p>
          </table:table-cell>
          <table:table-cell office:value-type="float" office:value="7.5058914">
            <text:p>7.5058914</text:p>
          </table:table-cell>
          <table:table-cell office:value-type="float" office:value="0.03650406">
            <text:p>0.03650406</text:p>
          </table:table-cell>
          <table:table-cell office:value-type="float" office:value="7.0869443">
            <text:p>7.0869443</text:p>
          </table:table-cell>
          <table:table-cell office:value-type="float" office:value="0.04063494">
            <text:p>0.04063494</text:p>
          </table:table-cell>
          <table:table-cell office:value-type="float" office:value="6.6767863">
            <text:p>6.6767863</text:p>
          </table:table-cell>
          <table:table-cell office:value-type="float" office:value="0.04473652">
            <text:p>0.04473652</text:p>
          </table:table-cell>
          <table:table-cell office:value-type="float" office:value="6.2754174">
            <text:p>6.2754174</text:p>
          </table:table-cell>
          <table:table-cell office:value-type="float" office:value="0.04869161">
            <text:p>0.04869161</text:p>
          </table:table-cell>
          <table:table-cell office:value-type="float" office:value="5.8828376">
            <text:p>5.8828376</text:p>
          </table:table-cell>
          <table:table-cell office:value-type="float" office:value="0.05261741">
            <text:p>0.05261741</text:p>
          </table:table-cell>
          <table:table-cell office:value-type="float" office:value="5.4873281">
            <text:p>5.4873281</text:p>
          </table:table-cell>
          <table:table-cell office:value-type="float" office:value="0.05651391">
            <text:p>0.05651391</text:p>
          </table:table-cell>
          <table:table-cell office:value-type="float" office:value="5.1211156">
            <text:p>5.1211156</text:p>
          </table:table-cell>
          <table:table-cell office:value-type="float" office:value="0.06017604">
            <text:p>0.06017604</text:p>
          </table:table-cell>
          <table:table-cell office:value-type="float" office:value="4.746114">
            <text:p>4.746114</text:p>
          </table:table-cell>
          <table:table-cell office:value-type="float" office:value="0.06392605">
            <text:p>0.06392605</text:p>
          </table:table-cell>
          <table:table-cell office:value-type="float" office:value="4.3974797">
            <text:p>4.3974797</text:p>
          </table:table-cell>
          <table:table-cell office:value-type="float" office:value="0.0673538">
            <text:p>0.0673538</text:p>
          </table:table-cell>
          <table:table-cell office:value-type="float" office:value="4.0283375">
            <text:p>4.0283375</text:p>
          </table:table-cell>
          <table:table-cell office:value-type="float" office:value="0.07101593">
            <text:p>0.07101593</text:p>
          </table:table-cell>
          <table:table-cell office:value-type="float" office:value="3.691422">
            <text:p>3.691422</text:p>
          </table:table-cell>
          <table:table-cell office:value-type="float" office:value="0.07432649">
            <text:p>0.07432649</text:p>
          </table:table-cell>
          <table:table-cell office:value-type="float" office:value="3.339858">
            <text:p>3.339858</text:p>
          </table:table-cell>
          <table:table-cell office:value-type="float" office:value="0.07778353">
            <text:p>0.07778353</text:p>
          </table:table-cell>
          <table:table-cell office:value-type="float" office:value="3.017591">
            <text:p>3.017591</text:p>
          </table:table-cell>
          <table:table-cell office:value-type="float" office:value="0.08094761">
            <text:p>0.08094761</text:p>
          </table:table-cell>
        </table:table-row>
        <table:table-row table:style-name="ro1">
          <table:table-cell table:number-columns-repeated="2"/>
          <table:table-cell table:formula="of:=[.C21]+1" office:value-type="float" office:value="18">
            <text:p>18</text:p>
          </table:table-cell>
          <table:table-cell office:value-type="float" office:value="10.5498497">
            <text:p>10.5498497</text:p>
          </table:table-cell>
          <table:table-cell office:value-type="float" office:value="0.00653323">
            <text:p>0.00653323</text:p>
          </table:table-cell>
          <table:table-cell table:style-name="ce5" office:value-type="float" office:value="10.0840274">
            <text:p>10.08402740</text:p>
          </table:table-cell>
          <table:table-cell table:style-name="ce5" office:value-type="float" office:value="0.01104497">
            <text:p>0.01104497</text:p>
          </table:table-cell>
          <table:table-cell table:style-name="ce5" office:value-type="float" office:value="9.6650803">
            <text:p>9.66508030</text:p>
          </table:table-cell>
          <table:table-cell table:style-name="ce5" office:value-type="float" office:value="0.01514655">
            <text:p>0.01514655</text:p>
          </table:table-cell>
          <table:table-cell table:style-name="ce5" office:value-type="float" office:value="9.2080471">
            <text:p>9.20804710</text:p>
          </table:table-cell>
          <table:table-cell table:style-name="ce5" office:value-type="float" office:value="0.01962899">
            <text:p>0.01962899</text:p>
          </table:table-cell>
          <table:table-cell table:style-name="ce5" office:value-type="float" office:value="8.7891">
            <text:p>8.78910000</text:p>
          </table:table-cell>
          <table:table-cell table:style-name="ce5" office:value-type="float" office:value="0.02378916">
            <text:p>0.02378916</text:p>
          </table:table-cell>
          <table:table-cell table:style-name="ce5" office:value-type="float" office:value="8.3408559">
            <text:p>8.34085590</text:p>
          </table:table-cell>
          <table:table-cell table:style-name="ce5" office:value-type="float" office:value="0.02821301">
            <text:p>0.02821301</text:p>
          </table:table-cell>
          <table:table-cell table:style-name="ce5" office:value-type="float" office:value="7.9336276">
            <text:p>7.93362760</text:p>
          </table:table-cell>
          <table:table-cell table:style-name="ce5" office:value-type="float" office:value="0.03228529">
            <text:p>0.03228529</text:p>
          </table:table-cell>
          <table:table-cell office:value-type="float" office:value="7.500032">
            <text:p>7.500032</text:p>
          </table:table-cell>
          <table:table-cell office:value-type="float" office:value="0.03653336">
            <text:p>0.03653336</text:p>
          </table:table-cell>
          <table:table-cell office:value-type="float" office:value="7.0810849">
            <text:p>7.0810849</text:p>
          </table:table-cell>
          <table:table-cell office:value-type="float" office:value="0.04066424">
            <text:p>0.04066424</text:p>
          </table:table-cell>
          <table:table-cell office:value-type="float" office:value="6.6738566">
            <text:p>6.6738566</text:p>
          </table:table-cell>
          <table:table-cell office:value-type="float" office:value="0.04476582">
            <text:p>0.04476582</text:p>
          </table:table-cell>
          <table:table-cell office:value-type="float" office:value="6.269558">
            <text:p>6.269558</text:p>
          </table:table-cell>
          <table:table-cell office:value-type="float" office:value="0.04875021">
            <text:p>0.04875021</text:p>
          </table:table-cell>
          <table:table-cell office:value-type="float" office:value="5.8740485">
            <text:p>5.8740485</text:p>
          </table:table-cell>
          <table:table-cell office:value-type="float" office:value="0.0527053">
            <text:p>0.0527053</text:p>
          </table:table-cell>
          <table:table-cell office:value-type="float" office:value="5.478539">
            <text:p>5.478539</text:p>
          </table:table-cell>
          <table:table-cell office:value-type="float" office:value="0.0566311">
            <text:p>0.0566311</text:p>
          </table:table-cell>
          <table:table-cell office:value-type="float" office:value="5.1152562">
            <text:p>5.1152562</text:p>
          </table:table-cell>
          <table:table-cell office:value-type="float" office:value="0.06020533">
            <text:p>0.06020533</text:p>
          </table:table-cell>
          <table:table-cell office:value-type="float" office:value="4.7343952">
            <text:p>4.7343952</text:p>
          </table:table-cell>
          <table:table-cell office:value-type="float" office:value="0.06401394">
            <text:p>0.06401394</text:p>
          </table:table-cell>
          <table:table-cell office:value-type="float" office:value="4.3886906">
            <text:p>4.3886906</text:p>
          </table:table-cell>
          <table:table-cell office:value-type="float" office:value="0.06747099">
            <text:p>0.06747099</text:p>
          </table:table-cell>
          <table:table-cell office:value-type="float" office:value="4.0224781">
            <text:p>4.0224781</text:p>
          </table:table-cell>
          <table:table-cell office:value-type="float" office:value="0.07107452">
            <text:p>0.07107452</text:p>
          </table:table-cell>
          <table:table-cell office:value-type="float" office:value="3.6797032">
            <text:p>3.6797032</text:p>
          </table:table-cell>
          <table:table-cell office:value-type="float" office:value="0.07441438">
            <text:p>0.07441438</text:p>
          </table:table-cell>
          <table:table-cell office:value-type="float" office:value="3.3310689">
            <text:p>3.3310689</text:p>
          </table:table-cell>
          <table:table-cell office:value-type="float" office:value="0.07787143">
            <text:p>0.07787143</text:p>
          </table:table-cell>
          <table:table-cell office:value-type="float" office:value="3.0088019">
            <text:p>3.0088019</text:p>
          </table:table-cell>
          <table:table-cell office:value-type="float" office:value="0.0810355">
            <text:p>0.0810355</text:p>
          </table:table-cell>
        </table:table-row>
        <table:table-row table:style-name="ro1">
          <table:table-cell table:number-columns-repeated="18"/>
          <table:table-cell table:number-columns-repeated="7" office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(MAX([.E4:.E22])-MIN([.E4:.E22]))/0.000001" office:value-type="float" office:value="6298.85">
            <text:p>6298.85</text:p>
          </table:table-cell>
          <table:table-cell/>
          <table:table-cell table:formula="of:=(MAX([.G4:.G22])-MIN([.G4:.G22]))/0.000001" office:value-type="float" office:value="10781.3">
            <text:p>10781.3</text:p>
          </table:table-cell>
          <table:table-cell/>
          <table:table-cell table:formula="of:=(MAX([.I4:.I22])-MIN([.I4:.I22]))/0.000001" office:value-type="float" office:value="14882.88">
            <text:p>14882.88</text:p>
          </table:table-cell>
          <table:table-cell/>
          <table:table-cell table:formula="of:=(MAX([.K4:.K22])-MIN([.K4:.K22]))/0.000001" office:value-type="float" office:value="19423.91">
            <text:p>19423.91</text:p>
          </table:table-cell>
          <table:table-cell/>
          <table:table-cell table:formula="of:=(MAX([.M4:.M22])-MIN([.M4:.M22]))/0.000001" office:value-type="float" office:value="23525.49">
            <text:p>23525.49</text:p>
          </table:table-cell>
          <table:table-cell/>
          <table:table-cell table:formula="of:=(MAX([.O4:.O22])-MIN([.O4:.O22]))/0.000001" office:value-type="float" office:value="27949.34">
            <text:p>27949.34</text:p>
          </table:table-cell>
          <table:table-cell/>
          <table:table-cell table:formula="of:=(MAX([.Q4:.Q22])-MIN([.Q4:.Q22]))/0.000001" office:value-type="float" office:value="32021.62">
            <text:p>32021.62</text:p>
          </table:table-cell>
          <table:table-cell table:number-columns-repeated="3"/>
          <table:table-cell table:style-name="ce5" office:value-type="float" office:value="0.00632815">
            <text:p>0.0063281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table:number-columns-repeated="20"/>
          <table:table-cell table:style-name="ce5" office:value-type="float" office:value="0.01245122">
            <text:p>0.01245122</text:p>
          </table:table-cell>
          <table:table-cell office:value-type="float" office:value="0.0029297">
            <text:p>0.0029297</text:p>
          </table:table-cell>
          <table:table-cell table:formula="of:=([.V25]-[.V24])/0.000001" office:value-type="float" office:value="2929.7">
            <text:p>2929.7</text:p>
          </table:table-cell>
          <table:table-cell table:number-columns-repeated="20"/>
        </table:table-row>
        <table:table-row table:style-name="ro1">
          <table:table-cell table:number-columns-repeated="20"/>
          <table:table-cell table:style-name="ce5" office:value-type="float" office:value="0.01831062">
            <text:p>0.01831062</text:p>
          </table:table-cell>
          <table:table-cell office:value-type="float" office:value="0.0234376">
            <text:p>0.0234376</text:p>
          </table:table-cell>
          <table:table-cell table:formula="of:=([.V26]-[.V25])/0.000001" office:value-type="float" office:value="20507.9">
            <text:p>20507.9</text:p>
          </table:table-cell>
          <table:table-cell table:number-columns-repeated="20"/>
        </table:table-row>
        <table:table-row table:style-name="ro1">
          <table:table-cell table:number-columns-repeated="20"/>
          <table:table-cell table:style-name="ce5" office:value-type="float" office:value="0.02431651">
            <text:p>0.02431651</text:p>
          </table:table-cell>
          <table:table-cell office:value-type="float" office:value="0.0468752">
            <text:p>0.0468752</text:p>
          </table:table-cell>
          <table:table-cell table:formula="of:=([.V27]-[.V26])/0.000001" office:value-type="float" office:value="23437.6">
            <text:p>23437.6</text:p>
          </table:table-cell>
          <table:table-cell table:number-columns-repeated="20"/>
        </table:table-row>
        <table:table-row table:style-name="ro1">
          <table:table-cell table:number-columns-repeated="3"/>
          <table:table-cell>
            <draw:frame table:end-cell-address="'Test NPN'.Q61" table:end-x="0.8878in" table:end-y="0.1854in" draw:z-index="0" draw:style-name="gr1" draw:text-style-name="P1" svg:width="13.7996in" svg:height="6.2858in" svg:x="0.0228in" svg:y="0.0409in">
              <draw:object draw:notify-on-update-of-ranges="'Test NPN'.D4:'Test NPN'.D22 'Test NPN'.D3:'Test NPN'.D3 'Test NPN'.E4:'Test NPN'.E22 'Test NPN'.F4:'Test NPN'.F22 'Test NPN'.F3:'Test NPN'.F3 'Test NPN'.G4:'Test NPN'.G22 'Test NPN'.H4:'Test NPN'.H22 'Test NPN'.H3:'Test NPN'.H3 'Test NPN'.I4:'Test NPN'.I22 'Test NPN'.J4:'Test NPN'.J22 'Test NPN'.J3:'Test NPN'.J3 'Test NPN'.K4:'Test NPN'.K22 'Test NPN'.L4:'Test NPN'.L22 'Test NPN'.L3:'Test NPN'.L3 'Test NPN'.M4:'Test NPN'.M22 'Test NPN'.N4:'Test NPN'.N22 'Test NPN'.N3:'Test NPN'.N3 'Test NPN'.O4:'Test NPN'.O22 'Test NPN'.P4:'Test NPN'.P22 'Test NPN'.P3:'Test NPN'.P3 'Test NPN'.Q4:'Test NPN'.Q22 'Test NPN'.R4:'Test NPN'.R22 'Test NPN'.R3:'Test NPN'.R3 'Test NPN'.S4:'Test NPN'.S22 'Test NPN'.T4:'Test NPN'.T22 'Test NPN'.T3:'Test NPN'.T3 'Test NPN'.U4:'Test NPN'.U22 'Test NPN'.V4:'Test NPN'.V22 'Test NPN'.V3:'Test NPN'.V3 'Test NPN'.W4:'Test NPN'.W22 'Test NPN'.X4:'Test NPN'.X22 'Test NPN'.X3:'Test NPN'.X3 'Test NPN'.Y4:'Test NPN'.Y22 'Test NPN'.Z5:'Test NPN'.Z22 'Test NPN'.Z3:'Test NPN'.Z3 'Test NPN'.AA5:'Test NPN'.AA22 'Test NPN'.AB5:'Test NPN'.AB22 'Test NPN'.AB3:'Test NPN'.AB3 'Test NPN'.AC5:'Test NPN'.AC22 'Test NPN'.AD5:'Test NPN'.AD22 'Test NPN'.AD3:'Test NPN'.AD3 'Test NPN'.AE5:'Test NPN'.AE22 'Test NPN'.AF5:'Test NPN'.AF22 'Test NPN'.AF3:'Test NPN'.AF3 'Test NPN'.AG5:'Test NPN'.AG22 'Test NPN'.AH5:'Test NPN'.AH22 'Test NPN'.AH3:'Test NPN'.AH3 'Test NPN'.AI5:'Test NPN'.AI22 'Test NPN'.AJ5:'Test NPN'.AJ22 'Test NPN'.AJ3:'Test NPN'.AJ3 'Test NPN'.AK5:'Test NPN'.AK22 'Test NPN'.AL5:'Test NPN'.AL22 'Test NPN'.AL3:'Test NPN'.AL3 'Test NPN'.AM5:'Test NPN'.AM22 'Test NPN'.AN5:'Test NPN'.AN22 'Test NPN'.AN3:'Test NPN'.AN3 'Test NPN'.AO5:'Test NPN'.AO2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6"/>
          <table:table-cell table:style-name="ce5" office:value-type="float" office:value="0.03000013">
            <text:p>0.03000013</text:p>
          </table:table-cell>
          <table:table-cell office:value-type="float" office:value="0.087891">
            <text:p>0.087891</text:p>
          </table:table-cell>
          <table:table-cell table:formula="of:=([.V28]-[.V27])/0.000001" office:value-type="float" office:value="41015.8">
            <text:p>41015.8</text:p>
          </table:table-cell>
          <table:table-cell table:number-columns-repeated="20"/>
        </table:table-row>
        <table:table-row table:style-name="ro1">
          <table:table-cell table:number-columns-repeated="20"/>
          <table:table-cell table:style-name="ce5" office:value-type="float" office:value="0.03172865">
            <text:p>0.03172865</text:p>
          </table:table-cell>
          <table:table-cell office:value-type="float" office:value="0.0996098">
            <text:p>0.0996098</text:p>
          </table:table-cell>
          <table:table-cell table:formula="of:=([.V29]-[.V28])/0.000001" office:value-type="float" office:value="11718.8">
            <text:p>11718.8</text:p>
          </table:table-cell>
          <table:table-cell table:number-columns-repeated="20"/>
        </table:table-row>
        <table:table-row table:style-name="ro1">
          <table:table-cell table:number-columns-repeated="20"/>
          <table:table-cell table:style-name="ce5" office:value-type="float" office:value="0.03164076">
            <text:p>0.03164076</text:p>
          </table:table-cell>
          <table:table-cell office:value-type="float" office:value="0.0966801">
            <text:p>0.0966801</text:p>
          </table:table-cell>
          <table:table-cell table:formula="of:=([.V30]-[.V29])/0.000001" office:value-type="float" office:value="-2929.70000000001">
            <text:p>-2929.7</text:p>
          </table:table-cell>
          <table:table-cell table:number-columns-repeated="20"/>
        </table:table-row>
        <table:table-row table:style-name="ro1">
          <table:table-cell table:number-columns-repeated="20"/>
          <table:table-cell table:style-name="ce5" office:value-type="float" office:value="0.03161146">
            <text:p>0.03161146</text:p>
          </table:table-cell>
          <table:table-cell office:value-type="float" office:value="0.0966801">
            <text:p>0.0966801</text:p>
          </table:table-cell>
          <table:table-cell table:formula="of:=([.V31]-[.V30])/0.000001" office:value-type="float" office:value="0">
            <text:p>0</text:p>
          </table:table-cell>
          <table:table-cell table:number-columns-repeated="20"/>
        </table:table-row>
        <table:table-row table:style-name="ro1">
          <table:table-cell table:number-columns-repeated="20"/>
          <table:table-cell table:style-name="ce5" office:value-type="float" office:value="0.03155287">
            <text:p>0.03155287</text:p>
          </table:table-cell>
          <table:table-cell office:value-type="float" office:value="0.0937504">
            <text:p>0.0937504</text:p>
          </table:table-cell>
          <table:table-cell table:formula="of:=([.V32]-[.V31])/0.000001" office:value-type="float" office:value="-2929.69999999999">
            <text:p>-2929.7</text:p>
          </table:table-cell>
          <table:table-cell table:number-columns-repeated="20"/>
        </table:table-row>
        <table:table-row table:style-name="ro1">
          <table:table-cell table:number-columns-repeated="20"/>
          <table:table-cell table:style-name="ce5" office:value-type="float" office:value="0.03152357">
            <text:p>0.03152357</text:p>
          </table:table-cell>
          <table:table-cell office:value-type="float" office:value="0.0996098">
            <text:p>0.0996098</text:p>
          </table:table-cell>
          <table:table-cell table:formula="of:=([.V33]-[.V32])/0.000001" office:value-type="float" office:value="5859.4">
            <text:p>5859.4</text:p>
          </table:table-cell>
          <table:table-cell table:number-columns-repeated="20"/>
        </table:table-row>
        <table:table-row table:style-name="ro1">
          <table:table-cell table:number-columns-repeated="20"/>
          <table:table-cell table:style-name="ce5" office:value-type="float" office:value="0.03146498">
            <text:p>0.03146498</text:p>
          </table:table-cell>
          <table:table-cell office:value-type="float" office:value="0.0966801">
            <text:p>0.0966801</text:p>
          </table:table-cell>
          <table:table-cell table:formula="of:=([.V34]-[.V33])/0.000001" office:value-type="float" office:value="-2929.70000000001">
            <text:p>-2929.7</text:p>
          </table:table-cell>
          <table:table-cell table:number-columns-repeated="20"/>
        </table:table-row>
        <table:table-row table:style-name="ro1">
          <table:table-cell table:number-columns-repeated="20"/>
          <table:table-cell table:style-name="ce5" office:value-type="float" office:value="0.03146498">
            <text:p>0.03146498</text:p>
          </table:table-cell>
          <table:table-cell office:value-type="float" office:value="0.0966801">
            <text:p>0.0966801</text:p>
          </table:table-cell>
          <table:table-cell table:formula="of:=([.V35]-[.V34])/0.000001" office:value-type="float" office:value="0">
            <text:p>0</text:p>
          </table:table-cell>
          <table:table-cell table:number-columns-repeated="20"/>
        </table:table-row>
        <table:table-row table:style-name="ro1">
          <table:table-cell table:number-columns-repeated="20"/>
          <table:table-cell table:style-name="ce5" office:value-type="float" office:value="0.03140638">
            <text:p>0.03140638</text:p>
          </table:table-cell>
          <table:table-cell office:value-type="float" office:value="0.0966801">
            <text:p>0.0966801</text:p>
          </table:table-cell>
          <table:table-cell table:formula="of:=([.V36]-[.V35])/0.000001" office:value-type="float" office:value="0">
            <text:p>0</text:p>
          </table:table-cell>
          <table:table-cell table:number-columns-repeated="20"/>
        </table:table-row>
        <table:table-row table:style-name="ro1">
          <table:table-cell table:number-columns-repeated="20"/>
          <table:table-cell table:style-name="ce5" office:value-type="float" office:value="0.03140638">
            <text:p>0.03140638</text:p>
          </table:table-cell>
          <table:table-cell office:value-type="float" office:value="0.0966801">
            <text:p>0.0966801</text:p>
          </table:table-cell>
          <table:table-cell table:formula="of:=([.V37]-[.V36])/0.000001" office:value-type="float" office:value="0">
            <text:p>0</text:p>
          </table:table-cell>
          <table:table-cell table:number-columns-repeated="20"/>
        </table:table-row>
        <table:table-row table:style-name="ro1">
          <table:table-cell table:number-columns-repeated="20"/>
          <table:table-cell table:style-name="ce5" office:value-type="float" office:value="0.03137709">
            <text:p>0.03137709</text:p>
          </table:table-cell>
          <table:table-cell office:value-type="float" office:value="0.0937504">
            <text:p>0.0937504</text:p>
          </table:table-cell>
          <table:table-cell table:formula="of:=([.V38]-[.V37])/0.000001" office:value-type="float" office:value="-2929.69999999999">
            <text:p>-2929.7</text:p>
          </table:table-cell>
          <table:table-cell table:number-columns-repeated="20"/>
        </table:table-row>
        <table:table-row table:style-name="ro1">
          <table:table-cell table:number-columns-repeated="18"/>
          <table:table-cell table:number-columns-repeated="2" office:value-type="string">
            <text:p><text:s/></text:p>
          </table:table-cell>
          <table:table-cell table:style-name="ce5" office:value-type="float" office:value="0.03134779">
            <text:p>0.03134779</text:p>
          </table:table-cell>
          <table:table-cell office:value-type="float" office:value="0.0966801">
            <text:p>0.0966801</text:p>
          </table:table-cell>
          <table:table-cell table:formula="of:=([.V39]-[.V38])/0.000001" office:value-type="float" office:value="2929.69999999999">
            <text:p>2929.7</text:p>
          </table:table-cell>
          <table:table-cell table:number-columns-repeated="2" office:value-type="string">
            <text:p><text:s/></text:p>
          </table:table-cell>
          <table:table-cell table:number-columns-repeated="18"/>
        </table:table-row>
        <table:table-row table:style-name="ro1" table:number-rows-repeated="15">
          <table:table-cell table:number-columns-repeated="43"/>
        </table:table-row>
        <table:table-row table:style-name="ro1">
          <table:table-cell table:number-columns-repeated="22"/>
          <table:table-cell table:number-columns-repeated="3" office:value-type="string">
            <text:p><text:s/></text:p>
          </table:table-cell>
          <table:table-cell table:number-columns-repeated="18"/>
        </table:table-row>
        <table:table-row table:style-name="ro1" table:number-rows-repeated="15">
          <table:table-cell table:number-columns-repeated="43"/>
        </table:table-row>
        <table:table-row table:style-name="ro1">
          <table:table-cell table:number-columns-repeated="22"/>
          <table:table-cell table:number-columns-repeated="3" office:value-type="string">
            <text:p><text:s/></text:p>
          </table:table-cell>
          <table:table-cell table:number-columns-repeated="18"/>
        </table:table-row>
        <table:table-row table:style-name="ro1" table:number-rows-repeated="4">
          <table:table-cell table:number-columns-repeated="43"/>
        </table:table-row>
        <table:table-row table:style-name="ro1">
          <table:table-cell table:number-columns-repeated="3"/>
          <table:table-cell office:value-type="float" office:value="85">
            <text:p>85</text:p>
          </table:table-cell>
          <table:table-cell office:value-type="string">
            <text:p>Ic</text:p>
          </table:table-cell>
          <table:table-cell office:value-type="float" office:value="88">
            <text:p>88</text:p>
          </table:table-cell>
          <table:table-cell office:value-type="string">
            <text:p>Ic</text:p>
          </table:table-cell>
          <table:table-cell office:value-type="float" office:value="91">
            <text:p>91</text:p>
          </table:table-cell>
          <table:table-cell office:value-type="string">
            <text:p>Ic</text:p>
          </table:table-cell>
          <table:table-cell office:value-type="float" office:value="94">
            <text:p>94</text:p>
          </table:table-cell>
          <table:table-cell office:value-type="string">
            <text:p>Ic</text:p>
          </table:table-cell>
          <table:table-cell office:value-type="float" office:value="97">
            <text:p>97</text:p>
          </table:table-cell>
          <table:table-cell office:value-type="string">
            <text:p>Ic</text:p>
          </table:table-cell>
          <table:table-cell office:value-type="float" office:value="100">
            <text:p>100</text:p>
          </table:table-cell>
          <table:table-cell office:value-type="string">
            <text:p>Ic</text:p>
          </table:table-cell>
          <table:table-cell office:value-type="float" office:value="103">
            <text:p>103</text:p>
          </table:table-cell>
          <table:table-cell office:value-type="string">
            <text:p>Ic</text:p>
          </table:table-cell>
          <table:table-cell office:value-type="float" office:value="106">
            <text:p>106</text:p>
          </table:table-cell>
          <table:table-cell office:value-type="string">
            <text:p>Ic</text:p>
          </table:table-cell>
          <table:table-cell office:value-type="float" office:value="109">
            <text:p>109</text:p>
          </table:table-cell>
          <table:table-cell office:value-type="string">
            <text:p>Ic</text:p>
          </table:table-cell>
          <table:table-cell office:value-type="float" office:value="112">
            <text:p>112</text:p>
          </table:table-cell>
          <table:table-cell office:value-type="string">
            <text:p>Ic</text:p>
          </table:table-cell>
          <table:table-cell office:value-type="float" office:value="115">
            <text:p>115</text:p>
          </table:table-cell>
          <table:table-cell office:value-type="string">
            <text:p>Ic</text:p>
          </table:table-cell>
          <table:table-cell office:value-type="float" office:value="118">
            <text:p>118</text:p>
          </table:table-cell>
          <table:table-cell office:value-type="string">
            <text:p>Ic</text:p>
          </table:table-cell>
          <table:table-cell office:value-type="float" office:value="121">
            <text:p>121</text:p>
          </table:table-cell>
          <table:table-cell office:value-type="string">
            <text:p>Ic</text:p>
          </table:table-cell>
          <table:table-cell office:value-type="float" office:value="124">
            <text:p>124</text:p>
          </table:table-cell>
          <table:table-cell office:value-type="string">
            <text:p>Ic</text:p>
          </table:table-cell>
          <table:table-cell office:value-type="float" office:value="127">
            <text:p>127</text:p>
          </table:table-cell>
          <table:table-cell office:value-type="string">
            <text:p>Ic</text:p>
          </table:table-cell>
          <table:table-cell table:number-columns-repeated="10"/>
        </table:table-row>
        <table:table-row table:style-name="ro1">
          <table:table-cell table:number-columns-repeated="43"/>
        </table:table-row>
        <table:table-row table:style-name="ro1">
          <table:table-cell table:number-columns-repeated="3"/>
          <table:table-cell office:value-type="float" office:value="0.0351564">
            <text:p>0.0351564</text:p>
          </table:table-cell>
          <table:table-cell office:value-type="float" office:value="0.00026367">
            <text:p>0.00026367</text:p>
          </table:table-cell>
          <table:table-cell office:value-type="float" office:value="0.0351564">
            <text:p>0.0351564</text:p>
          </table:table-cell>
          <table:table-cell office:value-type="float" office:value="0.00029297">
            <text:p>0.00029297</text:p>
          </table:table-cell>
          <table:table-cell office:value-type="float" office:value="0.0351564">
            <text:p>0.0351564</text:p>
          </table:table-cell>
          <table:table-cell office:value-type="float" office:value="0.00023438">
            <text:p>0.00023438</text:p>
          </table:table-cell>
          <table:table-cell office:value-type="float" office:value="0.0351564">
            <text:p>0.0351564</text:p>
          </table:table-cell>
          <table:table-cell office:value-type="float" office:value="0.00026367">
            <text:p>0.00026367</text:p>
          </table:table-cell>
          <table:table-cell office:value-type="float" office:value="0.0351564">
            <text:p>0.0351564</text:p>
          </table:table-cell>
          <table:table-cell office:value-type="float" office:value="0.00026367">
            <text:p>0.00026367</text:p>
          </table:table-cell>
          <table:table-cell office:value-type="float" office:value="0.0351564">
            <text:p>0.0351564</text:p>
          </table:table-cell>
          <table:table-cell office:value-type="float" office:value="0.00026367">
            <text:p>0.00026367</text:p>
          </table:table-cell>
          <table:table-cell office:value-type="float" office:value="0.0351564">
            <text:p>0.0351564</text:p>
          </table:table-cell>
          <table:table-cell office:value-type="float" office:value="0.00023438">
            <text:p>0.00023438</text:p>
          </table:table-cell>
          <table:table-cell office:value-type="float" office:value="0.0380861">
            <text:p>0.0380861</text:p>
          </table:table-cell>
          <table:table-cell office:value-type="float" office:value="0.00023438">
            <text:p>0.00023438</text:p>
          </table:table-cell>
          <table:table-cell office:value-type="float" office:value="0.0351564">
            <text:p>0.0351564</text:p>
          </table:table-cell>
          <table:table-cell office:value-type="float" office:value="0.00023438">
            <text:p>0.00023438</text:p>
          </table:table-cell>
          <table:table-cell office:value-type="float" office:value="0.0380861">
            <text:p>0.0380861</text:p>
          </table:table-cell>
          <table:table-cell office:value-type="float" office:value="0.00023438">
            <text:p>0.00023438</text:p>
          </table:table-cell>
          <table:table-cell office:value-type="float" office:value="0.0351564">
            <text:p>0.0351564</text:p>
          </table:table-cell>
          <table:table-cell office:value-type="float" office:value="0.00029297">
            <text:p>0.00029297</text:p>
          </table:table-cell>
          <table:table-cell office:value-type="float" office:value="0.0380861">
            <text:p>0.0380861</text:p>
          </table:table-cell>
          <table:table-cell office:value-type="float" office:value="0.00026367">
            <text:p>0.00026367</text:p>
          </table:table-cell>
          <table:table-cell office:value-type="float" office:value="0.0380861">
            <text:p>0.0380861</text:p>
          </table:table-cell>
          <table:table-cell office:value-type="float" office:value="0.00026367">
            <text:p>0.00026367</text:p>
          </table:table-cell>
          <table:table-cell office:value-type="float" office:value="0.0410158">
            <text:p>0.0410158</text:p>
          </table:table-cell>
          <table:table-cell office:value-type="float" office:value="0.00026367">
            <text:p>0.00026367</text:p>
          </table:table-cell>
          <table:table-cell office:value-type="float" office:value="0.0439455">
            <text:p>0.0439455</text:p>
          </table:table-cell>
          <table:table-cell office:value-type="float" office:value="0.00023438">
            <text:p>0.0002343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6240261">
            <text:p>0.6240261</text:p>
          </table:table-cell>
          <table:table-cell office:value-type="float" office:value="0.00140626">
            <text:p>0.00140626</text:p>
          </table:table-cell>
          <table:table-cell office:value-type="float" office:value="0.6123073">
            <text:p>0.6123073</text:p>
          </table:table-cell>
          <table:table-cell office:value-type="float" office:value="0.00149415">
            <text:p>0.00149415</text:p>
          </table:table-cell>
          <table:table-cell office:value-type="float" office:value="0.5947291">
            <text:p>0.5947291</text:p>
          </table:table-cell>
          <table:table-cell office:value-type="float" office:value="0.00164063">
            <text:p>0.00164063</text:p>
          </table:table-cell>
          <table:table-cell office:value-type="float" office:value="0.5800806">
            <text:p>0.5800806</text:p>
          </table:table-cell>
          <table:table-cell office:value-type="float" office:value="0.00178712">
            <text:p>0.00178712</text:p>
          </table:table-cell>
          <table:table-cell office:value-type="float" office:value="0.5683618">
            <text:p>0.5683618</text:p>
          </table:table-cell>
          <table:table-cell office:value-type="float" office:value="0.00187501">
            <text:p>0.00187501</text:p>
          </table:table-cell>
          <table:table-cell office:value-type="float" office:value="0.5537133">
            <text:p>0.5537133</text:p>
          </table:table-cell>
          <table:table-cell office:value-type="float" office:value="0.0019922">
            <text:p>0.0019922</text:p>
          </table:table-cell>
          <table:table-cell office:value-type="float" office:value="0.5478539">
            <text:p>0.5478539</text:p>
          </table:table-cell>
          <table:table-cell office:value-type="float" office:value="0.00205079">
            <text:p>0.00205079</text:p>
          </table:table-cell>
          <table:table-cell office:value-type="float" office:value="0.5390648">
            <text:p>0.5390648</text:p>
          </table:table-cell>
          <table:table-cell office:value-type="float" office:value="0.00210938">
            <text:p>0.00210938</text:p>
          </table:table-cell>
          <table:table-cell office:value-type="float" office:value="0.5332054">
            <text:p>0.5332054</text:p>
          </table:table-cell>
          <table:table-cell office:value-type="float" office:value="0.00219728">
            <text:p>0.00219728</text:p>
          </table:table-cell>
          <table:table-cell office:value-type="float" office:value="0.5302757">
            <text:p>0.5302757</text:p>
          </table:table-cell>
          <table:table-cell office:value-type="float" office:value="0.00225587">
            <text:p>0.00225587</text:p>
          </table:table-cell>
          <table:table-cell office:value-type="float" office:value="0.527346">
            <text:p>0.527346</text:p>
          </table:table-cell>
          <table:table-cell office:value-type="float" office:value="0.00225587">
            <text:p>0.00225587</text:p>
          </table:table-cell>
          <table:table-cell office:value-type="float" office:value="0.5244163">
            <text:p>0.5244163</text:p>
          </table:table-cell>
          <table:table-cell office:value-type="float" office:value="0.00228517">
            <text:p>0.00228517</text:p>
          </table:table-cell>
          <table:table-cell office:value-type="float" office:value="0.5244163">
            <text:p>0.5244163</text:p>
          </table:table-cell>
          <table:table-cell office:value-type="float" office:value="0.00228517">
            <text:p>0.00228517</text:p>
          </table:table-cell>
          <table:table-cell office:value-type="float" office:value="0.5244163">
            <text:p>0.5244163</text:p>
          </table:table-cell>
          <table:table-cell office:value-type="float" office:value="0.00231446">
            <text:p>0.00231446</text:p>
          </table:table-cell>
          <table:table-cell office:value-type="float" office:value="0.5244163">
            <text:p>0.5244163</text:p>
          </table:table-cell>
          <table:table-cell office:value-type="float" office:value="0.00234376">
            <text:p>0.0023437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.4003966">
            <text:p>1.4003966</text:p>
          </table:table-cell>
          <table:table-cell office:value-type="float" office:value="0.00140626">
            <text:p>0.00140626</text:p>
          </table:table-cell>
          <table:table-cell office:value-type="float" office:value="1.3857481">
            <text:p>1.3857481</text:p>
          </table:table-cell>
          <table:table-cell office:value-type="float" office:value="0.00149415">
            <text:p>0.00149415</text:p>
          </table:table-cell>
          <table:table-cell office:value-type="float" office:value="1.3681699">
            <text:p>1.3681699</text:p>
          </table:table-cell>
          <table:table-cell office:value-type="float" office:value="0.00164063">
            <text:p>0.00164063</text:p>
          </table:table-cell>
          <table:table-cell office:value-type="float" office:value="1.3535214">
            <text:p>1.3535214</text:p>
          </table:table-cell>
          <table:table-cell office:value-type="float" office:value="0.00178712">
            <text:p>0.00178712</text:p>
          </table:table-cell>
          <table:table-cell office:value-type="float" office:value="1.3388729">
            <text:p>1.3388729</text:p>
          </table:table-cell>
          <table:table-cell office:value-type="float" office:value="0.0019336">
            <text:p>0.0019336</text:p>
          </table:table-cell>
          <table:table-cell office:value-type="float" office:value="1.3242244">
            <text:p>1.3242244</text:p>
          </table:table-cell>
          <table:table-cell office:value-type="float" office:value="0.00205079">
            <text:p>0.00205079</text:p>
          </table:table-cell>
          <table:table-cell office:value-type="float" office:value="1.3007868">
            <text:p>1.3007868</text:p>
          </table:table-cell>
          <table:table-cell office:value-type="float" office:value="0.00225587">
            <text:p>0.00225587</text:p>
          </table:table-cell>
          <table:table-cell office:value-type="float" office:value="1.2627007">
            <text:p>1.2627007</text:p>
          </table:table-cell>
          <table:table-cell office:value-type="float" office:value="0.00260743">
            <text:p>0.00260743</text:p>
          </table:table-cell>
          <table:table-cell office:value-type="float" office:value="1.1689503">
            <text:p>1.1689503</text:p>
          </table:table-cell>
          <table:table-cell office:value-type="float" office:value="0.00345705">
            <text:p>0.00345705</text:p>
          </table:table-cell>
          <table:table-cell office:value-type="float" office:value="0.9199258">
            <text:p>0.9199258</text:p>
          </table:table-cell>
          <table:table-cell office:value-type="float" office:value="0.0058301">
            <text:p>0.0058301</text:p>
          </table:table-cell>
          <table:table-cell office:value-type="float" office:value="0.6972686">
            <text:p>0.6972686</text:p>
          </table:table-cell>
          <table:table-cell office:value-type="float" office:value="0.00793949">
            <text:p>0.00793949</text:p>
          </table:table-cell>
          <table:table-cell office:value-type="float" office:value="0.673831">
            <text:p>0.673831</text:p>
          </table:table-cell>
          <table:table-cell office:value-type="float" office:value="0.00820316">
            <text:p>0.00820316</text:p>
          </table:table-cell>
          <table:table-cell office:value-type="float" office:value="0.6591825">
            <text:p>0.6591825</text:p>
          </table:table-cell>
          <table:table-cell office:value-type="float" office:value="0.00834965">
            <text:p>0.00834965</text:p>
          </table:table-cell>
          <table:table-cell office:value-type="float" office:value="0.6533231">
            <text:p>0.6533231</text:p>
          </table:table-cell>
          <table:table-cell office:value-type="float" office:value="0.00840824">
            <text:p>0.00840824</text:p>
          </table:table-cell>
          <table:table-cell office:value-type="float" office:value="0.644534">
            <text:p>0.644534</text:p>
          </table:table-cell>
          <table:table-cell office:value-type="float" office:value="0.00852543">
            <text:p>0.0085254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.138681">
            <text:p>2.138681</text:p>
          </table:table-cell>
          <table:table-cell office:value-type="float" office:value="0.00140626">
            <text:p>0.00140626</text:p>
          </table:table-cell>
          <table:table-cell office:value-type="float" office:value="2.1240325">
            <text:p>2.1240325</text:p>
          </table:table-cell>
          <table:table-cell office:value-type="float" office:value="0.00152344">
            <text:p>0.00152344</text:p>
          </table:table-cell>
          <table:table-cell office:value-type="float" office:value="2.109384">
            <text:p>2.109384</text:p>
          </table:table-cell>
          <table:table-cell office:value-type="float" office:value="0.00164063">
            <text:p>0.00164063</text:p>
          </table:table-cell>
          <table:table-cell office:value-type="float" office:value="2.0918058">
            <text:p>2.0918058</text:p>
          </table:table-cell>
          <table:table-cell office:value-type="float" office:value="0.00178712">
            <text:p>0.00178712</text:p>
          </table:table-cell>
          <table:table-cell office:value-type="float" office:value="2.080087">
            <text:p>2.080087</text:p>
          </table:table-cell>
          <table:table-cell office:value-type="float" office:value="0.00190431">
            <text:p>0.00190431</text:p>
          </table:table-cell>
          <table:table-cell office:value-type="float" office:value="2.0595791">
            <text:p>2.0595791</text:p>
          </table:table-cell>
          <table:table-cell office:value-type="float" office:value="0.00205079">
            <text:p>0.00205079</text:p>
          </table:table-cell>
          <table:table-cell office:value-type="float" office:value="2.0390712">
            <text:p>2.0390712</text:p>
          </table:table-cell>
          <table:table-cell office:value-type="float" office:value="0.00228517">
            <text:p>0.00228517</text:p>
          </table:table-cell>
          <table:table-cell office:value-type="float" office:value="2.0009851">
            <text:p>2.0009851</text:p>
          </table:table-cell>
          <table:table-cell office:value-type="float" office:value="0.00260743">
            <text:p>0.00260743</text:p>
          </table:table-cell>
          <table:table-cell office:value-type="float" office:value="1.8984456">
            <text:p>1.8984456</text:p>
          </table:table-cell>
          <table:table-cell office:value-type="float" office:value="0.00357423">
            <text:p>0.00357423</text:p>
          </table:table-cell>
          <table:table-cell office:value-type="float" office:value="1.6347726">
            <text:p>1.6347726</text:p>
          </table:table-cell>
          <table:table-cell office:value-type="float" office:value="0.00606448">
            <text:p>0.00606448</text:p>
          </table:table-cell>
          <table:table-cell office:value-type="float" office:value="1.0429732">
            <text:p>1.0429732</text:p>
          </table:table-cell>
          <table:table-cell office:value-type="float" office:value="0.01180669">
            <text:p>0.01180669</text:p>
          </table:table-cell>
          <table:table-cell office:value-type="float" office:value="0.7236359">
            <text:p>0.7236359</text:p>
          </table:table-cell>
          <table:table-cell office:value-type="float" office:value="0.01494147">
            <text:p>0.01494147</text:p>
          </table:table-cell>
          <table:table-cell office:value-type="float" office:value="0.703128">
            <text:p>0.703128</text:p>
          </table:table-cell>
          <table:table-cell office:value-type="float" office:value="0.01514655">
            <text:p>0.01514655</text:p>
          </table:table-cell>
          <table:table-cell office:value-type="float" office:value="0.6884795">
            <text:p>0.6884795</text:p>
          </table:table-cell>
          <table:table-cell office:value-type="float" office:value="0.01532233">
            <text:p>0.01532233</text:p>
          </table:table-cell>
          <table:table-cell office:value-type="float" office:value="0.6796904">
            <text:p>0.6796904</text:p>
          </table:table-cell>
          <table:table-cell office:value-type="float" office:value="0.01541022">
            <text:p>0.0154102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.8945436">
            <text:p>2.8945436</text:p>
          </table:table-cell>
          <table:table-cell office:value-type="float" office:value="0.00140626">
            <text:p>0.00140626</text:p>
          </table:table-cell>
          <table:table-cell office:value-type="float" office:value="2.8798951">
            <text:p>2.8798951</text:p>
          </table:table-cell>
          <table:table-cell office:value-type="float" office:value="0.00152344">
            <text:p>0.00152344</text:p>
          </table:table-cell>
          <table:table-cell office:value-type="float" office:value="2.8652466">
            <text:p>2.8652466</text:p>
          </table:table-cell>
          <table:table-cell office:value-type="float" office:value="0.00164063">
            <text:p>0.00164063</text:p>
          </table:table-cell>
          <table:table-cell office:value-type="float" office:value="2.8535278">
            <text:p>2.8535278</text:p>
          </table:table-cell>
          <table:table-cell office:value-type="float" office:value="0.00175782">
            <text:p>0.00175782</text:p>
          </table:table-cell>
          <table:table-cell office:value-type="float" office:value="2.8359496">
            <text:p>2.8359496</text:p>
          </table:table-cell>
          <table:table-cell office:value-type="float" office:value="0.0019336">
            <text:p>0.0019336</text:p>
          </table:table-cell>
          <table:table-cell office:value-type="float" office:value="2.8183714">
            <text:p>2.8183714</text:p>
          </table:table-cell>
          <table:table-cell office:value-type="float" office:value="0.00208009">
            <text:p>0.00208009</text:p>
          </table:table-cell>
          <table:table-cell office:value-type="float" office:value="2.7978635">
            <text:p>2.7978635</text:p>
          </table:table-cell>
          <table:table-cell office:value-type="float" office:value="0.00225587">
            <text:p>0.00225587</text:p>
          </table:table-cell>
          <table:table-cell office:value-type="float" office:value="2.7568477">
            <text:p>2.7568477</text:p>
          </table:table-cell>
          <table:table-cell office:value-type="float" office:value="0.00263673">
            <text:p>0.00263673</text:p>
          </table:table-cell>
          <table:table-cell office:value-type="float" office:value="2.6484488">
            <text:p>2.6484488</text:p>
          </table:table-cell>
          <table:table-cell office:value-type="float" office:value="0.00363283">
            <text:p>0.00363283</text:p>
          </table:table-cell>
          <table:table-cell office:value-type="float" office:value="2.373057">
            <text:p>2.373057</text:p>
          </table:table-cell>
          <table:table-cell office:value-type="float" office:value="0.00624026">
            <text:p>0.00624026</text:p>
          </table:table-cell>
          <table:table-cell office:value-type="float" office:value="1.7490309">
            <text:p>1.7490309</text:p>
          </table:table-cell>
          <table:table-cell office:value-type="float" office:value="0.01230474">
            <text:p>0.01230474</text:p>
          </table:table-cell>
          <table:table-cell office:value-type="float" office:value="0.7851596">
            <text:p>0.7851596</text:p>
          </table:table-cell>
          <table:table-cell office:value-type="float" office:value="0.02182627">
            <text:p>0.02182627</text:p>
          </table:table-cell>
          <table:table-cell office:value-type="float" office:value="0.732425">
            <text:p>0.732425</text:p>
          </table:table-cell>
          <table:table-cell office:value-type="float" office:value="0.02232431">
            <text:p>0.02232431</text:p>
          </table:table-cell>
          <table:table-cell office:value-type="float" office:value="0.7148468">
            <text:p>0.7148468</text:p>
          </table:table-cell>
          <table:table-cell office:value-type="float" office:value="0.0225001">
            <text:p>0.0225001</text:p>
          </table:table-cell>
          <table:table-cell office:value-type="float" office:value="0.7060577">
            <text:p>0.7060577</text:p>
          </table:table-cell>
          <table:table-cell office:value-type="float" office:value="0.02261728">
            <text:p>0.0226172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.6562656">
            <text:p>3.6562656</text:p>
          </table:table-cell>
          <table:table-cell office:value-type="float" office:value="0.00140626">
            <text:p>0.00140626</text:p>
          </table:table-cell>
          <table:table-cell office:value-type="float" office:value="3.6416171">
            <text:p>3.6416171</text:p>
          </table:table-cell>
          <table:table-cell office:value-type="float" office:value="0.00152344">
            <text:p>0.00152344</text:p>
          </table:table-cell>
          <table:table-cell office:value-type="float" office:value="3.6269686">
            <text:p>3.6269686</text:p>
          </table:table-cell>
          <table:table-cell office:value-type="float" office:value="0.00166993">
            <text:p>0.00166993</text:p>
          </table:table-cell>
          <table:table-cell office:value-type="float" office:value="3.6123201">
            <text:p>3.6123201</text:p>
          </table:table-cell>
          <table:table-cell office:value-type="float" office:value="0.00178712">
            <text:p>0.00178712</text:p>
          </table:table-cell>
          <table:table-cell office:value-type="float" office:value="3.5976716">
            <text:p>3.5976716</text:p>
          </table:table-cell>
          <table:table-cell office:value-type="float" office:value="0.0019336">
            <text:p>0.0019336</text:p>
          </table:table-cell>
          <table:table-cell office:value-type="float" office:value="3.5830231">
            <text:p>3.5830231</text:p>
          </table:table-cell>
          <table:table-cell office:value-type="float" office:value="0.00205079">
            <text:p>0.00205079</text:p>
          </table:table-cell>
          <table:table-cell office:value-type="float" office:value="3.5566558">
            <text:p>3.5566558</text:p>
          </table:table-cell>
          <table:table-cell office:value-type="float" office:value="0.00228517">
            <text:p>0.00228517</text:p>
          </table:table-cell>
          <table:table-cell office:value-type="float" office:value="3.51564">
            <text:p>3.51564</text:p>
          </table:table-cell>
          <table:table-cell office:value-type="float" office:value="0.00263673">
            <text:p>0.00263673</text:p>
          </table:table-cell>
          <table:table-cell office:value-type="float" office:value="3.4043114">
            <text:p>3.4043114</text:p>
          </table:table-cell>
          <table:table-cell office:value-type="float" office:value="0.00369142">
            <text:p>0.00369142</text:p>
          </table:table-cell>
          <table:table-cell office:value-type="float" office:value="3.1142711">
            <text:p>3.1142711</text:p>
          </table:table-cell>
          <table:table-cell office:value-type="float" office:value="0.00644534">
            <text:p>0.00644534</text:p>
          </table:table-cell>
          <table:table-cell office:value-type="float" office:value="2.4550886">
            <text:p>2.4550886</text:p>
          </table:table-cell>
          <table:table-cell office:value-type="float" office:value="0.01286138">
            <text:p>0.01286138</text:p>
          </table:table-cell>
          <table:table-cell office:value-type="float" office:value="1.2480522">
            <text:p>1.2480522</text:p>
          </table:table-cell>
          <table:table-cell office:value-type="float" office:value="0.02475597">
            <text:p>0.02475597</text:p>
          </table:table-cell>
          <table:table-cell office:value-type="float" office:value="0.7646517">
            <text:p>0.7646517</text:p>
          </table:table-cell>
          <table:table-cell office:value-type="float" office:value="0.02953138">
            <text:p>0.02953138</text:p>
          </table:table-cell>
          <table:table-cell office:value-type="float" office:value="0.7382844">
            <text:p>0.7382844</text:p>
          </table:table-cell>
          <table:table-cell office:value-type="float" office:value="0.02982435">
            <text:p>0.02982435</text:p>
          </table:table-cell>
          <table:table-cell office:value-type="float" office:value="0.7265656">
            <text:p>0.7265656</text:p>
          </table:table-cell>
          <table:table-cell office:value-type="float" office:value="0.02994153">
            <text:p>0.0299415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.4033391">
            <text:p>4.4033391</text:p>
          </table:table-cell>
          <table:table-cell office:value-type="float" office:value="0.00140626">
            <text:p>0.00140626</text:p>
          </table:table-cell>
          <table:table-cell office:value-type="float" office:value="4.3857609">
            <text:p>4.3857609</text:p>
          </table:table-cell>
          <table:table-cell office:value-type="float" office:value="0.00158204">
            <text:p>0.00158204</text:p>
          </table:table-cell>
          <table:table-cell office:value-type="float" office:value="4.3740421">
            <text:p>4.3740421</text:p>
          </table:table-cell>
          <table:table-cell office:value-type="float" office:value="0.00164063">
            <text:p>0.00164063</text:p>
          </table:table-cell>
          <table:table-cell office:value-type="float" office:value="4.3564639">
            <text:p>4.3564639</text:p>
          </table:table-cell>
          <table:table-cell office:value-type="float" office:value="0.00178712">
            <text:p>0.00178712</text:p>
          </table:table-cell>
          <table:table-cell office:value-type="float" office:value="4.3418154">
            <text:p>4.3418154</text:p>
          </table:table-cell>
          <table:table-cell office:value-type="float" office:value="0.0019336">
            <text:p>0.0019336</text:p>
          </table:table-cell>
          <table:table-cell office:value-type="float" office:value="4.3271669">
            <text:p>4.3271669</text:p>
          </table:table-cell>
          <table:table-cell office:value-type="float" office:value="0.00205079">
            <text:p>0.00205079</text:p>
          </table:table-cell>
          <table:table-cell office:value-type="float" office:value="4.3037293">
            <text:p>4.3037293</text:p>
          </table:table-cell>
          <table:table-cell office:value-type="float" office:value="0.00228517">
            <text:p>0.00228517</text:p>
          </table:table-cell>
          <table:table-cell office:value-type="float" office:value="4.2597838">
            <text:p>4.2597838</text:p>
          </table:table-cell>
          <table:table-cell office:value-type="float" office:value="0.00266603">
            <text:p>0.00266603</text:p>
          </table:table-cell>
          <table:table-cell office:value-type="float" office:value="4.1425958">
            <text:p>4.1425958</text:p>
          </table:table-cell>
          <table:table-cell office:value-type="float" office:value="0.00375002">
            <text:p>0.00375002</text:p>
          </table:table-cell>
          <table:table-cell office:value-type="float" office:value="3.8408367">
            <text:p>3.8408367</text:p>
          </table:table-cell>
          <table:table-cell office:value-type="float" office:value="0.00665042">
            <text:p>0.00665042</text:p>
          </table:table-cell>
          <table:table-cell office:value-type="float" office:value="3.1611463">
            <text:p>3.1611463</text:p>
          </table:table-cell>
          <table:table-cell office:value-type="float" office:value="0.01321295">
            <text:p>0.01321295</text:p>
          </table:table-cell>
          <table:table-cell office:value-type="float" office:value="1.9101644">
            <text:p>1.9101644</text:p>
          </table:table-cell>
          <table:table-cell office:value-type="float" office:value="0.02560558">
            <text:p>0.02560558</text:p>
          </table:table-cell>
          <table:table-cell office:value-type="float" office:value="0.8056675">
            <text:p>0.8056675</text:p>
          </table:table-cell>
          <table:table-cell office:value-type="float" office:value="0.03656266">
            <text:p>0.03656266</text:p>
          </table:table-cell>
          <table:table-cell office:value-type="float" office:value="0.7646517">
            <text:p>0.7646517</text:p>
          </table:table-cell>
          <table:table-cell office:value-type="float" office:value="0.03697281">
            <text:p>0.03697281</text:p>
          </table:table-cell>
          <table:table-cell office:value-type="float" office:value="0.7470735">
            <text:p>0.7470735</text:p>
          </table:table-cell>
          <table:table-cell office:value-type="float" office:value="0.0371486">
            <text:p>0.037148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.1738502">
            <text:p>5.1738502</text:p>
          </table:table-cell>
          <table:table-cell office:value-type="float" office:value="0.00140626">
            <text:p>0.00140626</text:p>
          </table:table-cell>
          <table:table-cell office:value-type="float" office:value="5.1650611">
            <text:p>5.1650611</text:p>
          </table:table-cell>
          <table:table-cell office:value-type="float" office:value="0.00146485">
            <text:p>0.00146485</text:p>
          </table:table-cell>
          <table:table-cell office:value-type="float" office:value="5.1474829">
            <text:p>5.1474829</text:p>
          </table:table-cell>
          <table:table-cell office:value-type="float" office:value="0.00164063">
            <text:p>0.00164063</text:p>
          </table:table-cell>
          <table:table-cell office:value-type="float" office:value="5.1328344">
            <text:p>5.1328344</text:p>
          </table:table-cell>
          <table:table-cell office:value-type="float" office:value="0.00178712">
            <text:p>0.00178712</text:p>
          </table:table-cell>
          <table:table-cell office:value-type="float" office:value="5.1181859">
            <text:p>5.1181859</text:p>
          </table:table-cell>
          <table:table-cell office:value-type="float" office:value="0.0019043">
            <text:p>0.0019043</text:p>
          </table:table-cell>
          <table:table-cell office:value-type="float" office:value="5.1006077">
            <text:p>5.1006077</text:p>
          </table:table-cell>
          <table:table-cell office:value-type="float" office:value="0.00205079">
            <text:p>0.00205079</text:p>
          </table:table-cell>
          <table:table-cell office:value-type="float" office:value="5.0771701">
            <text:p>5.0771701</text:p>
          </table:table-cell>
          <table:table-cell office:value-type="float" office:value="0.00225587">
            <text:p>0.00225587</text:p>
          </table:table-cell>
          <table:table-cell office:value-type="float" office:value="5.0302949">
            <text:p>5.0302949</text:p>
          </table:table-cell>
          <table:table-cell office:value-type="float" office:value="0.00269532">
            <text:p>0.00269532</text:p>
          </table:table-cell>
          <table:table-cell office:value-type="float" office:value="4.9101772">
            <text:p>4.9101772</text:p>
          </table:table-cell>
          <table:table-cell office:value-type="float" office:value="0.00380861">
            <text:p>0.00380861</text:p>
          </table:table-cell>
          <table:table-cell office:value-type="float" office:value="4.599629">
            <text:p>4.599629</text:p>
          </table:table-cell>
          <table:table-cell office:value-type="float" office:value="0.00676761">
            <text:p>0.00676761</text:p>
          </table:table-cell>
          <table:table-cell office:value-type="float" office:value="3.8847822">
            <text:p>3.8847822</text:p>
          </table:table-cell>
          <table:table-cell office:value-type="float" office:value="0.01374029">
            <text:p>0.01374029</text:p>
          </table:table-cell>
          <table:table-cell office:value-type="float" office:value="2.5957142">
            <text:p>2.5957142</text:p>
          </table:table-cell>
          <table:table-cell office:value-type="float" office:value="0.02648449">
            <text:p>0.02648449</text:p>
          </table:table-cell>
          <table:table-cell office:value-type="float" office:value="1.0429732">
            <text:p>1.0429732</text:p>
          </table:table-cell>
          <table:table-cell office:value-type="float" office:value="0.04186541">
            <text:p>0.04186541</text:p>
          </table:table-cell>
          <table:table-cell office:value-type="float" office:value="0.7851596">
            <text:p>0.7851596</text:p>
          </table:table-cell>
          <table:table-cell office:value-type="float" office:value="0.04444355">
            <text:p>0.04444355</text:p>
          </table:table-cell>
          <table:table-cell office:value-type="float" office:value="0.7646517">
            <text:p>0.7646517</text:p>
          </table:table-cell>
          <table:table-cell office:value-type="float" office:value="0.04464863">
            <text:p>0.0446486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.917994">
            <text:p>5.917994</text:p>
          </table:table-cell>
          <table:table-cell office:value-type="float" office:value="0.00146485">
            <text:p>0.00146485</text:p>
          </table:table-cell>
          <table:table-cell office:value-type="float" office:value="5.9033455">
            <text:p>5.9033455</text:p>
          </table:table-cell>
          <table:table-cell office:value-type="float" office:value="0.00158204">
            <text:p>0.00158204</text:p>
          </table:table-cell>
          <table:table-cell office:value-type="float" office:value="5.8857673">
            <text:p>5.8857673</text:p>
          </table:table-cell>
          <table:table-cell office:value-type="float" office:value="0.00175782">
            <text:p>0.00175782</text:p>
          </table:table-cell>
          <table:table-cell office:value-type="float" office:value="5.8740485">
            <text:p>5.8740485</text:p>
          </table:table-cell>
          <table:table-cell office:value-type="float" office:value="0.00184571">
            <text:p>0.00184571</text:p>
          </table:table-cell>
          <table:table-cell office:value-type="float" office:value="5.8594">
            <text:p>5.8594</text:p>
          </table:table-cell>
          <table:table-cell office:value-type="float" office:value="0.0019922">
            <text:p>0.0019922</text:p>
          </table:table-cell>
          <table:table-cell office:value-type="float" office:value="5.8418218">
            <text:p>5.8418218</text:p>
          </table:table-cell>
          <table:table-cell office:value-type="float" office:value="0.00213868">
            <text:p>0.00213868</text:p>
          </table:table-cell>
          <table:table-cell office:value-type="float" office:value="5.8183842">
            <text:p>5.8183842</text:p>
          </table:table-cell>
          <table:table-cell office:value-type="float" office:value="0.00234376">
            <text:p>0.00234376</text:p>
          </table:table-cell>
          <table:table-cell office:value-type="float" office:value="5.771509">
            <text:p>5.771509</text:p>
          </table:table-cell>
          <table:table-cell office:value-type="float" office:value="0.00278321">
            <text:p>0.00278321</text:p>
          </table:table-cell>
          <table:table-cell office:value-type="float" office:value="5.6484616">
            <text:p>5.6484616</text:p>
          </table:table-cell>
          <table:table-cell office:value-type="float" office:value="0.0038965">
            <text:p>0.0038965</text:p>
          </table:table-cell>
          <table:table-cell office:value-type="float" office:value="5.3261946">
            <text:p>5.3261946</text:p>
          </table:table-cell>
          <table:table-cell office:value-type="float" office:value="0.00697269">
            <text:p>0.00697269</text:p>
          </table:table-cell>
          <table:table-cell office:value-type="float" office:value="4.5879102">
            <text:p>4.5879102</text:p>
          </table:table-cell>
          <table:table-cell office:value-type="float" office:value="0.01420905">
            <text:p>0.01420905</text:p>
          </table:table-cell>
          <table:table-cell office:value-type="float" office:value="3.281264">
            <text:p>3.281264</text:p>
          </table:table-cell>
          <table:table-cell office:value-type="float" office:value="0.02701183">
            <text:p>0.02701183</text:p>
          </table:table-cell>
          <table:table-cell office:value-type="float" office:value="1.6435617">
            <text:p>1.6435617</text:p>
          </table:table-cell>
          <table:table-cell office:value-type="float" office:value="0.04327167">
            <text:p>0.04327167</text:p>
          </table:table-cell>
          <table:table-cell office:value-type="float" office:value="0.8115269">
            <text:p>0.8115269</text:p>
          </table:table-cell>
          <table:table-cell office:value-type="float" office:value="0.05153342">
            <text:p>0.05153342</text:p>
          </table:table-cell>
          <table:table-cell office:value-type="float" office:value="0.7793002">
            <text:p>0.7793002</text:p>
          </table:table-cell>
          <table:table-cell office:value-type="float" office:value="0.05188499">
            <text:p>0.0518849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.6826457">
            <text:p>6.6826457</text:p>
          </table:table-cell>
          <table:table-cell office:value-type="float" office:value="0.00137696">
            <text:p>0.00137696</text:p>
          </table:table-cell>
          <table:table-cell office:value-type="float" office:value="6.6679972">
            <text:p>6.6679972</text:p>
          </table:table-cell>
          <table:table-cell office:value-type="float" office:value="0.00149415">
            <text:p>0.00149415</text:p>
          </table:table-cell>
          <table:table-cell office:value-type="float" office:value="6.650419">
            <text:p>6.650419</text:p>
          </table:table-cell>
          <table:table-cell office:value-type="float" office:value="0.00166993">
            <text:p>0.00166993</text:p>
          </table:table-cell>
          <table:table-cell office:value-type="float" office:value="6.6357705">
            <text:p>6.6357705</text:p>
          </table:table-cell>
          <table:table-cell office:value-type="float" office:value="0.00178712">
            <text:p>0.00178712</text:p>
          </table:table-cell>
          <table:table-cell office:value-type="float" office:value="6.6240517">
            <text:p>6.6240517</text:p>
          </table:table-cell>
          <table:table-cell office:value-type="float" office:value="0.0019043">
            <text:p>0.0019043</text:p>
          </table:table-cell>
          <table:table-cell office:value-type="float" office:value="6.6035438">
            <text:p>6.6035438</text:p>
          </table:table-cell>
          <table:table-cell office:value-type="float" office:value="0.00205079">
            <text:p>0.00205079</text:p>
          </table:table-cell>
          <table:table-cell office:value-type="float" office:value="6.5830359">
            <text:p>6.5830359</text:p>
          </table:table-cell>
          <table:table-cell office:value-type="float" office:value="0.00228517">
            <text:p>0.00228517</text:p>
          </table:table-cell>
          <table:table-cell office:value-type="float" office:value="6.533231">
            <text:p>6.533231</text:p>
          </table:table-cell>
          <table:table-cell office:value-type="float" office:value="0.00272462">
            <text:p>0.00272462</text:p>
          </table:table-cell>
          <table:table-cell office:value-type="float" office:value="6.4072539">
            <text:p>6.4072539</text:p>
          </table:table-cell>
          <table:table-cell office:value-type="float" office:value="0.0038965">
            <text:p>0.0038965</text:p>
          </table:table-cell>
          <table:table-cell office:value-type="float" office:value="6.0674087">
            <text:p>6.0674087</text:p>
          </table:table-cell>
          <table:table-cell office:value-type="float" office:value="0.00717777">
            <text:p>0.00717777</text:p>
          </table:table-cell>
          <table:table-cell office:value-type="float" office:value="5.3056867">
            <text:p>5.3056867</text:p>
          </table:table-cell>
          <table:table-cell office:value-type="float" office:value="0.01458991">
            <text:p>0.01458991</text:p>
          </table:table-cell>
          <table:table-cell office:value-type="float" office:value="3.9609544">
            <text:p>3.9609544</text:p>
          </table:table-cell>
          <table:table-cell office:value-type="float" office:value="0.02786145">
            <text:p>0.02786145</text:p>
          </table:table-cell>
          <table:table-cell office:value-type="float" office:value="2.2617284">
            <text:p>2.2617284</text:p>
          </table:table-cell>
          <table:table-cell office:value-type="float" office:value="0.04470722">
            <text:p>0.04470722</text:p>
          </table:table-cell>
          <table:table-cell office:value-type="float" office:value="0.8466833">
            <text:p>0.8466833</text:p>
          </table:table-cell>
          <table:table-cell office:value-type="float" office:value="0.05876978">
            <text:p>0.05876978</text:p>
          </table:table-cell>
          <table:table-cell office:value-type="float" office:value="0.7968784">
            <text:p>0.7968784</text:p>
          </table:table-cell>
          <table:table-cell office:value-type="float" office:value="0.05932642">
            <text:p>0.0593264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.4326489">
            <text:p>7.4326489</text:p>
          </table:table-cell>
          <table:table-cell office:value-type="float" office:value="0.00137696">
            <text:p>0.00137696</text:p>
          </table:table-cell>
          <table:table-cell office:value-type="float" office:value="7.4180004">
            <text:p>7.4180004</text:p>
          </table:table-cell>
          <table:table-cell office:value-type="float" office:value="0.00152344">
            <text:p>0.00152344</text:p>
          </table:table-cell>
          <table:table-cell office:value-type="float" office:value="7.4033519">
            <text:p>7.4033519</text:p>
          </table:table-cell>
          <table:table-cell office:value-type="float" office:value="0.00164063">
            <text:p>0.00164063</text:p>
          </table:table-cell>
          <table:table-cell office:value-type="float" office:value="7.3857737">
            <text:p>7.3857737</text:p>
          </table:table-cell>
          <table:table-cell office:value-type="float" office:value="0.00181641">
            <text:p>0.00181641</text:p>
          </table:table-cell>
          <table:table-cell office:value-type="float" office:value="7.3711252">
            <text:p>7.3711252</text:p>
          </table:table-cell>
          <table:table-cell office:value-type="float" office:value="0.0019336">
            <text:p>0.0019336</text:p>
          </table:table-cell>
          <table:table-cell office:value-type="float" office:value="7.353547">
            <text:p>7.353547</text:p>
          </table:table-cell>
          <table:table-cell office:value-type="float" office:value="0.00210938">
            <text:p>0.00210938</text:p>
          </table:table-cell>
          <table:table-cell office:value-type="float" office:value="7.3330391">
            <text:p>7.3330391</text:p>
          </table:table-cell>
          <table:table-cell office:value-type="float" office:value="0.00225587">
            <text:p>0.00225587</text:p>
          </table:table-cell>
          <table:table-cell office:value-type="float" office:value="7.2832342">
            <text:p>7.2832342</text:p>
          </table:table-cell>
          <table:table-cell office:value-type="float" office:value="0.00272462">
            <text:p>0.00272462</text:p>
          </table:table-cell>
          <table:table-cell office:value-type="float" office:value="7.148468">
            <text:p>7.148468</text:p>
          </table:table-cell>
          <table:table-cell office:value-type="float" office:value="0.0039551">
            <text:p>0.0039551</text:p>
          </table:table-cell>
          <table:table-cell office:value-type="float" office:value="6.8027634">
            <text:p>6.8027634</text:p>
          </table:table-cell>
          <table:table-cell office:value-type="float" office:value="0.00729495">
            <text:p>0.00729495</text:p>
          </table:table-cell>
          <table:table-cell office:value-type="float" office:value="6.0176038">
            <text:p>6.0176038</text:p>
          </table:table-cell>
          <table:table-cell office:value-type="float" office:value="0.01494147">
            <text:p>0.01494147</text:p>
          </table:table-cell>
          <table:table-cell office:value-type="float" office:value="4.6377151">
            <text:p>4.6377151</text:p>
          </table:table-cell>
          <table:table-cell office:value-type="float" office:value="0.02859387">
            <text:p>0.02859387</text:p>
          </table:table-cell>
          <table:table-cell office:value-type="float" office:value="2.9033327">
            <text:p>2.9033327</text:p>
          </table:table-cell>
          <table:table-cell office:value-type="float" office:value="0.04579121">
            <text:p>0.04579121</text:p>
          </table:table-cell>
          <table:table-cell office:value-type="float" office:value="1.0312544">
            <text:p>1.0312544</text:p>
          </table:table-cell>
          <table:table-cell office:value-type="float" office:value="0.0644241">
            <text:p>0.0644241</text:p>
          </table:table-cell>
          <table:table-cell office:value-type="float" office:value="0.8115269">
            <text:p>0.8115269</text:p>
          </table:table-cell>
          <table:table-cell office:value-type="float" office:value="0.06662138">
            <text:p>0.0666213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.1767927">
            <text:p>8.1767927</text:p>
          </table:table-cell>
          <table:table-cell office:value-type="float" office:value="0.00137696">
            <text:p>0.00137696</text:p>
          </table:table-cell>
          <table:table-cell office:value-type="float" office:value="8.1650739">
            <text:p>8.1650739</text:p>
          </table:table-cell>
          <table:table-cell office:value-type="float" office:value="0.00152344">
            <text:p>0.00152344</text:p>
          </table:table-cell>
          <table:table-cell office:value-type="float" office:value="8.1504254">
            <text:p>8.1504254</text:p>
          </table:table-cell>
          <table:table-cell office:value-type="float" office:value="0.00164063">
            <text:p>0.00164063</text:p>
          </table:table-cell>
          <table:table-cell office:value-type="float" office:value="8.1328472">
            <text:p>8.1328472</text:p>
          </table:table-cell>
          <table:table-cell office:value-type="float" office:value="0.00178712">
            <text:p>0.00178712</text:p>
          </table:table-cell>
          <table:table-cell office:value-type="float" office:value="8.1211284">
            <text:p>8.1211284</text:p>
          </table:table-cell>
          <table:table-cell office:value-type="float" office:value="0.0019336">
            <text:p>0.0019336</text:p>
          </table:table-cell>
          <table:table-cell office:value-type="float" office:value="8.1064799">
            <text:p>8.1064799</text:p>
          </table:table-cell>
          <table:table-cell office:value-type="float" office:value="0.00205079">
            <text:p>0.00205079</text:p>
          </table:table-cell>
          <table:table-cell office:value-type="float" office:value="8.0801126">
            <text:p>8.0801126</text:p>
          </table:table-cell>
          <table:table-cell office:value-type="float" office:value="0.00225587">
            <text:p>0.00225587</text:p>
          </table:table-cell>
          <table:table-cell office:value-type="float" office:value="8.027378">
            <text:p>8.027378</text:p>
          </table:table-cell>
          <table:table-cell office:value-type="float" office:value="0.00278321">
            <text:p>0.00278321</text:p>
          </table:table-cell>
          <table:table-cell office:value-type="float" office:value="7.8896821">
            <text:p>7.8896821</text:p>
          </table:table-cell>
          <table:table-cell office:value-type="float" office:value="0.00401369">
            <text:p>0.00401369</text:p>
          </table:table-cell>
          <table:table-cell office:value-type="float" office:value="7.5351884">
            <text:p>7.5351884</text:p>
          </table:table-cell>
          <table:table-cell office:value-type="float" office:value="0.00744144">
            <text:p>0.00744144</text:p>
          </table:table-cell>
          <table:table-cell office:value-type="float" office:value="6.7207318">
            <text:p>6.7207318</text:p>
          </table:table-cell>
          <table:table-cell office:value-type="float" office:value="0.01541022">
            <text:p>0.01541022</text:p>
          </table:table-cell>
          <table:table-cell office:value-type="float" office:value="5.2939679">
            <text:p>5.2939679</text:p>
          </table:table-cell>
          <table:table-cell office:value-type="float" office:value="0.02947278">
            <text:p>0.02947278</text:p>
          </table:table-cell>
          <table:table-cell office:value-type="float" office:value="3.5420073">
            <text:p>3.5420073</text:p>
          </table:table-cell>
          <table:table-cell office:value-type="float" office:value="0.0468752">
            <text:p>0.0468752</text:p>
          </table:table-cell>
          <table:table-cell office:value-type="float" office:value="1.5761786">
            <text:p>1.5761786</text:p>
          </table:table-cell>
          <table:table-cell office:value-type="float" office:value="0.0664163">
            <text:p>0.0664163</text:p>
          </table:table-cell>
          <table:table-cell office:value-type="float" office:value="0.8320348">
            <text:p>0.8320348</text:p>
          </table:table-cell>
          <table:table-cell office:value-type="float" office:value="0.07385774">
            <text:p>0.0738577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.9326553">
            <text:p>8.9326553</text:p>
          </table:table-cell>
          <table:table-cell office:value-type="float" office:value="0.00137696">
            <text:p>0.00137696</text:p>
          </table:table-cell>
          <table:table-cell office:value-type="float" office:value="8.9180068">
            <text:p>8.9180068</text:p>
          </table:table-cell>
          <table:table-cell office:value-type="float" office:value="0.00152344">
            <text:p>0.00152344</text:p>
          </table:table-cell>
          <table:table-cell office:value-type="float" office:value="8.9033583">
            <text:p>8.9033583</text:p>
          </table:table-cell>
          <table:table-cell office:value-type="float" office:value="0.00161134">
            <text:p>0.00161134</text:p>
          </table:table-cell>
          <table:table-cell office:value-type="float" office:value="8.8887098">
            <text:p>8.8887098</text:p>
          </table:table-cell>
          <table:table-cell office:value-type="float" office:value="0.00175782">
            <text:p>0.00175782</text:p>
          </table:table-cell>
          <table:table-cell office:value-type="float" office:value="8.8740613">
            <text:p>8.8740613</text:p>
          </table:table-cell>
          <table:table-cell office:value-type="float" office:value="0.0019043">
            <text:p>0.0019043</text:p>
          </table:table-cell>
          <table:table-cell office:value-type="float" office:value="8.8535534">
            <text:p>8.8535534</text:p>
          </table:table-cell>
          <table:table-cell office:value-type="float" office:value="0.00208009">
            <text:p>0.00208009</text:p>
          </table:table-cell>
          <table:table-cell office:value-type="float" office:value="8.8301158">
            <text:p>8.8301158</text:p>
          </table:table-cell>
          <table:table-cell office:value-type="float" office:value="0.00231446">
            <text:p>0.00231446</text:p>
          </table:table-cell>
          <table:table-cell office:value-type="float" office:value="8.7803109">
            <text:p>8.7803109</text:p>
          </table:table-cell>
          <table:table-cell office:value-type="float" office:value="0.00275392">
            <text:p>0.00275392</text:p>
          </table:table-cell>
          <table:table-cell office:value-type="float" office:value="8.6396853">
            <text:p>8.6396853</text:p>
          </table:table-cell>
          <table:table-cell office:value-type="float" office:value="0.00404299">
            <text:p>0.00404299</text:p>
          </table:table-cell>
          <table:table-cell office:value-type="float" office:value="8.2734728">
            <text:p>8.2734728</text:p>
          </table:table-cell>
          <table:table-cell office:value-type="float" office:value="0.00758792">
            <text:p>0.00758792</text:p>
          </table:table-cell>
          <table:table-cell office:value-type="float" office:value="7.4355786">
            <text:p>7.4355786</text:p>
          </table:table-cell>
          <table:table-cell office:value-type="float" office:value="0.01573249">
            <text:p>0.01573249</text:p>
          </table:table-cell>
          <table:table-cell office:value-type="float" office:value="5.9824474">
            <text:p>5.9824474</text:p>
          </table:table-cell>
          <table:table-cell office:value-type="float" office:value="0.03008802">
            <text:p>0.03008802</text:p>
          </table:table-cell>
          <table:table-cell office:value-type="float" office:value="4.1748225">
            <text:p>4.1748225</text:p>
          </table:table-cell>
          <table:table-cell office:value-type="float" office:value="0.04807638">
            <text:p>0.04807638</text:p>
          </table:table-cell>
          <table:table-cell office:value-type="float" office:value="2.1650483">
            <text:p>2.1650483</text:p>
          </table:table-cell>
          <table:table-cell office:value-type="float" office:value="0.06802763">
            <text:p>0.06802763</text:p>
          </table:table-cell>
          <table:table-cell office:value-type="float" office:value="0.8525427">
            <text:p>0.8525427</text:p>
          </table:table-cell>
          <table:table-cell office:value-type="float" office:value="0.08115269">
            <text:p>0.0811526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.6914476">
            <text:p>9.6914476</text:p>
          </table:table-cell>
          <table:table-cell office:value-type="float" office:value="0.00137696">
            <text:p>0.00137696</text:p>
          </table:table-cell>
          <table:table-cell office:value-type="float" office:value="9.6767991">
            <text:p>9.6767991</text:p>
          </table:table-cell>
          <table:table-cell office:value-type="float" office:value="0.00149415">
            <text:p>0.00149415</text:p>
          </table:table-cell>
          <table:table-cell office:value-type="float" office:value="9.6650803">
            <text:p>9.6650803</text:p>
          </table:table-cell>
          <table:table-cell office:value-type="float" office:value="0.00158204">
            <text:p>0.00158204</text:p>
          </table:table-cell>
          <table:table-cell office:value-type="float" office:value="9.6475021">
            <text:p>9.6475021</text:p>
          </table:table-cell>
          <table:table-cell office:value-type="float" office:value="0.00172852">
            <text:p>0.00172852</text:p>
          </table:table-cell>
          <table:table-cell office:value-type="float" office:value="9.6299239">
            <text:p>9.6299239</text:p>
          </table:table-cell>
          <table:table-cell office:value-type="float" office:value="0.0019336">
            <text:p>0.0019336</text:p>
          </table:table-cell>
          <table:table-cell office:value-type="float" office:value="9.6152754">
            <text:p>9.6152754</text:p>
          </table:table-cell>
          <table:table-cell office:value-type="float" office:value="0.00205079">
            <text:p>0.00205079</text:p>
          </table:table-cell>
          <table:table-cell office:value-type="float" office:value="9.5889081">
            <text:p>9.5889081</text:p>
          </table:table-cell>
          <table:table-cell office:value-type="float" office:value="0.00228517">
            <text:p>0.00228517</text:p>
          </table:table-cell>
          <table:table-cell office:value-type="float" office:value="9.5361735">
            <text:p>9.5361735</text:p>
          </table:table-cell>
          <table:table-cell office:value-type="float" office:value="0.00278321">
            <text:p>0.00278321</text:p>
          </table:table-cell>
          <table:table-cell office:value-type="float" office:value="9.3926182">
            <text:p>9.3926182</text:p>
          </table:table-cell>
          <table:table-cell office:value-type="float" office:value="0.00410158">
            <text:p>0.00410158</text:p>
          </table:table-cell>
          <table:table-cell office:value-type="float" office:value="9.0205463">
            <text:p>9.0205463</text:p>
          </table:table-cell>
          <table:table-cell office:value-type="float" office:value="0.00767581">
            <text:p>0.00767581</text:p>
          </table:table-cell>
          <table:table-cell office:value-type="float" office:value="8.1592145">
            <text:p>8.1592145</text:p>
          </table:table-cell>
          <table:table-cell office:value-type="float" office:value="0.01608405">
            <text:p>0.01608405</text:p>
          </table:table-cell>
          <table:table-cell office:value-type="float" office:value="6.6826457">
            <text:p>6.6826457</text:p>
          </table:table-cell>
          <table:table-cell office:value-type="float" office:value="0.03067396">
            <text:p>0.03067396</text:p>
          </table:table-cell>
          <table:table-cell office:value-type="float" office:value="4.8281456">
            <text:p>4.8281456</text:p>
          </table:table-cell>
          <table:table-cell office:value-type="float" office:value="0.04910177">
            <text:p>0.04910177</text:p>
          </table:table-cell>
          <table:table-cell office:value-type="float" office:value="2.7568477">
            <text:p>2.7568477</text:p>
          </table:table-cell>
          <table:table-cell office:value-type="float" office:value="0.06969756">
            <text:p>0.06969756</text:p>
          </table:table-cell>
          <table:table-cell office:value-type="float" office:value="0.8876991">
            <text:p>0.8876991</text:p>
          </table:table-cell>
          <table:table-cell office:value-type="float" office:value="0.08833045">
            <text:p>0.0883304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.4443805">
            <text:p>10.4443805</text:p>
          </table:table-cell>
          <table:table-cell office:value-type="float" office:value="0.00137696">
            <text:p>0.00137696</text:p>
          </table:table-cell>
          <table:table-cell office:value-type="float" office:value="10.429732">
            <text:p>10.429732</text:p>
          </table:table-cell>
          <table:table-cell office:value-type="float" office:value="0.00152344">
            <text:p>0.00152344</text:p>
          </table:table-cell>
          <table:table-cell office:value-type="float" office:value="10.4180132">
            <text:p>10.4180132</text:p>
          </table:table-cell>
          <table:table-cell office:value-type="float" office:value="0.00164063">
            <text:p>0.00164063</text:p>
          </table:table-cell>
          <table:table-cell office:value-type="float" office:value="10.3975053">
            <text:p>10.3975053</text:p>
          </table:table-cell>
          <table:table-cell office:value-type="float" office:value="0.00175782">
            <text:p>0.00175782</text:p>
          </table:table-cell>
          <table:table-cell office:value-type="float" office:value="10.3857865">
            <text:p>10.3857865</text:p>
          </table:table-cell>
          <table:table-cell office:value-type="float" office:value="0.0019043">
            <text:p>0.0019043</text:p>
          </table:table-cell>
          <table:table-cell office:value-type="float" office:value="10.3652786">
            <text:p>10.3652786</text:p>
          </table:table-cell>
          <table:table-cell office:value-type="float" office:value="0.00205079">
            <text:p>0.00205079</text:p>
          </table:table-cell>
          <table:table-cell office:value-type="float" office:value="10.3447707">
            <text:p>10.3447707</text:p>
          </table:table-cell>
          <table:table-cell office:value-type="float" office:value="0.00225587">
            <text:p>0.00225587</text:p>
          </table:table-cell>
          <table:table-cell office:value-type="float" office:value="10.2891064">
            <text:p>10.2891064</text:p>
          </table:table-cell>
          <table:table-cell office:value-type="float" office:value="0.00278322">
            <text:p>0.00278322</text:p>
          </table:table-cell>
          <table:table-cell office:value-type="float" office:value="10.1396917">
            <text:p>10.1396917</text:p>
          </table:table-cell>
          <table:table-cell office:value-type="float" office:value="0.00418947">
            <text:p>0.00418947</text:p>
          </table:table-cell>
          <table:table-cell office:value-type="float" office:value="9.755901">
            <text:p>9.755901</text:p>
          </table:table-cell>
          <table:table-cell office:value-type="float" office:value="0.0078516">
            <text:p>0.0078516</text:p>
          </table:table-cell>
          <table:table-cell office:value-type="float" office:value="8.8740613">
            <text:p>8.8740613</text:p>
          </table:table-cell>
          <table:table-cell office:value-type="float" office:value="0.01646491">
            <text:p>0.01646491</text:p>
          </table:table-cell>
          <table:table-cell office:value-type="float" office:value="7.3681955">
            <text:p>7.3681955</text:p>
          </table:table-cell>
          <table:table-cell office:value-type="float" office:value="0.03131849">
            <text:p>0.03131849</text:p>
          </table:table-cell>
          <table:table-cell office:value-type="float" office:value="5.4668202">
            <text:p>5.4668202</text:p>
          </table:table-cell>
          <table:table-cell office:value-type="float" office:value="0.05024435">
            <text:p>0.05024435</text:p>
          </table:table-cell>
          <table:table-cell office:value-type="float" office:value="3.3750144">
            <text:p>3.3750144</text:p>
          </table:table-cell>
          <table:table-cell office:value-type="float" office:value="0.07101593">
            <text:p>0.07101593</text:p>
          </table:table-cell>
          <table:table-cell office:value-type="float" office:value="1.0664108">
            <text:p>1.0664108</text:p>
          </table:table-cell>
          <table:table-cell office:value-type="float" office:value="0.09404337">
            <text:p>0.0940433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.9805156">
            <text:p>10.9805156</text:p>
          </table:table-cell>
          <table:table-cell office:value-type="float" office:value="0.00137696">
            <text:p>0.00137696</text:p>
          </table:table-cell>
          <table:table-cell office:value-type="float" office:value="10.9629374">
            <text:p>10.9629374</text:p>
          </table:table-cell>
          <table:table-cell office:value-type="float" office:value="0.00152344">
            <text:p>0.00152344</text:p>
          </table:table-cell>
          <table:table-cell office:value-type="float" office:value="10.9482889">
            <text:p>10.9482889</text:p>
          </table:table-cell>
          <table:table-cell office:value-type="float" office:value="0.00164063">
            <text:p>0.00164063</text:p>
          </table:table-cell>
          <table:table-cell office:value-type="float" office:value="10.9365701">
            <text:p>10.9365701</text:p>
          </table:table-cell>
          <table:table-cell office:value-type="float" office:value="0.00175782">
            <text:p>0.00175782</text:p>
          </table:table-cell>
          <table:table-cell office:value-type="float" office:value="10.9189919">
            <text:p>10.9189919</text:p>
          </table:table-cell>
          <table:table-cell office:value-type="float" office:value="0.00187501">
            <text:p>0.00187501</text:p>
          </table:table-cell>
          <table:table-cell office:value-type="float" office:value="10.9043434">
            <text:p>10.9043434</text:p>
          </table:table-cell>
          <table:table-cell office:value-type="float" office:value="0.00205079">
            <text:p>0.00205079</text:p>
          </table:table-cell>
          <table:table-cell office:value-type="float" office:value="10.8750464">
            <text:p>10.8750464</text:p>
          </table:table-cell>
          <table:table-cell office:value-type="float" office:value="0.00231446">
            <text:p>0.00231446</text:p>
          </table:table-cell>
          <table:table-cell office:value-type="float" office:value="10.8193821">
            <text:p>10.8193821</text:p>
          </table:table-cell>
          <table:table-cell office:value-type="float" office:value="0.00278321">
            <text:p>0.00278321</text:p>
          </table:table-cell>
          <table:table-cell office:value-type="float" office:value="10.6699674">
            <text:p>10.6699674</text:p>
          </table:table-cell>
          <table:table-cell office:value-type="float" office:value="0.00421877">
            <text:p>0.00421877</text:p>
          </table:table-cell>
          <table:table-cell office:value-type="float" office:value="10.283247">
            <text:p>10.283247</text:p>
          </table:table-cell>
          <table:table-cell office:value-type="float" office:value="0.00793949">
            <text:p>0.00793949</text:p>
          </table:table-cell>
          <table:table-cell office:value-type="float" office:value="9.3867588">
            <text:p>9.3867588</text:p>
          </table:table-cell>
          <table:table-cell office:value-type="float" office:value="0.01666999">
            <text:p>0.01666999</text:p>
          </table:table-cell>
          <table:table-cell office:value-type="float" office:value="7.8574554">
            <text:p>7.8574554</text:p>
          </table:table-cell>
          <table:table-cell office:value-type="float" office:value="0.03181654">
            <text:p>0.03181654</text:p>
          </table:table-cell>
          <table:table-cell office:value-type="float" office:value="5.917994">
            <text:p>5.917994</text:p>
          </table:table-cell>
          <table:table-cell office:value-type="float" office:value="0.05103537">
            <text:p>0.05103537</text:p>
          </table:table-cell>
          <table:table-cell office:value-type="float" office:value="3.80861">
            <text:p>3.80861</text:p>
          </table:table-cell>
          <table:table-cell office:value-type="float" office:value="0.07204132">
            <text:p>0.07204132</text:p>
          </table:table-cell>
          <table:table-cell office:value-type="float" office:value="1.4502015">
            <text:p>1.4502015</text:p>
          </table:table-cell>
          <table:table-cell office:value-type="float" office:value="0.09547892">
            <text:p>0.0954789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.9834453">
            <text:p>10.9834453</text:p>
          </table:table-cell>
          <table:table-cell office:value-type="float" office:value="0.00137696">
            <text:p>0.00137696</text:p>
          </table:table-cell>
          <table:table-cell office:value-type="float" office:value="10.9687968">
            <text:p>10.9687968</text:p>
          </table:table-cell>
          <table:table-cell office:value-type="float" office:value="0.00149415">
            <text:p>0.00149415</text:p>
          </table:table-cell>
          <table:table-cell office:value-type="float" office:value="10.9541483">
            <text:p>10.9541483</text:p>
          </table:table-cell>
          <table:table-cell office:value-type="float" office:value="0.00164063">
            <text:p>0.00164063</text:p>
          </table:table-cell>
          <table:table-cell office:value-type="float" office:value="10.9394998">
            <text:p>10.9394998</text:p>
          </table:table-cell>
          <table:table-cell office:value-type="float" office:value="0.00175782">
            <text:p>0.00175782</text:p>
          </table:table-cell>
          <table:table-cell office:value-type="float" office:value="10.9248513">
            <text:p>10.9248513</text:p>
          </table:table-cell>
          <table:table-cell office:value-type="float" office:value="0.0019043">
            <text:p>0.0019043</text:p>
          </table:table-cell>
          <table:table-cell office:value-type="float" office:value="10.9072731">
            <text:p>10.9072731</text:p>
          </table:table-cell>
          <table:table-cell office:value-type="float" office:value="0.00202149">
            <text:p>0.00202149</text:p>
          </table:table-cell>
          <table:table-cell office:value-type="float" office:value="10.8809058">
            <text:p>10.8809058</text:p>
          </table:table-cell>
          <table:table-cell office:value-type="float" office:value="0.00228517">
            <text:p>0.00228517</text:p>
          </table:table-cell>
          <table:table-cell office:value-type="float" office:value="10.8281712">
            <text:p>10.8281712</text:p>
          </table:table-cell>
          <table:table-cell office:value-type="float" office:value="0.00275392">
            <text:p>0.00275392</text:p>
          </table:table-cell>
          <table:table-cell office:value-type="float" office:value="10.6758268">
            <text:p>10.6758268</text:p>
          </table:table-cell>
          <table:table-cell office:value-type="float" office:value="0.00421877">
            <text:p>0.00421877</text:p>
          </table:table-cell>
          <table:table-cell office:value-type="float" office:value="10.2920361">
            <text:p>10.2920361</text:p>
          </table:table-cell>
          <table:table-cell office:value-type="float" office:value="0.00788089">
            <text:p>0.00788089</text:p>
          </table:table-cell>
          <table:table-cell office:value-type="float" office:value="9.3896885">
            <text:p>9.3896885</text:p>
          </table:table-cell>
          <table:table-cell office:value-type="float" office:value="0.01669929">
            <text:p>0.01669929</text:p>
          </table:table-cell>
          <table:table-cell office:value-type="float" office:value="7.8545257">
            <text:p>7.8545257</text:p>
          </table:table-cell>
          <table:table-cell office:value-type="float" office:value="0.03184584">
            <text:p>0.03184584</text:p>
          </table:table-cell>
          <table:table-cell office:value-type="float" office:value="5.9267831">
            <text:p>5.9267831</text:p>
          </table:table-cell>
          <table:table-cell office:value-type="float" office:value="0.05100608">
            <text:p>0.05100608</text:p>
          </table:table-cell>
          <table:table-cell office:value-type="float" office:value="3.7734536">
            <text:p>3.7734536</text:p>
          </table:table-cell>
          <table:table-cell office:value-type="float" office:value="0.07242218">
            <text:p>0.07242218</text:p>
          </table:table-cell>
          <table:table-cell office:value-type="float" office:value="1.4560609">
            <text:p>1.4560609</text:p>
          </table:table-cell>
          <table:table-cell office:value-type="float" office:value="0.09544963">
            <text:p>0.0954496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.9834453">
            <text:p>10.9834453</text:p>
          </table:table-cell>
          <table:table-cell office:value-type="float" office:value="0.00137696">
            <text:p>0.00137696</text:p>
          </table:table-cell>
          <table:table-cell office:value-type="float" office:value="10.9687968">
            <text:p>10.9687968</text:p>
          </table:table-cell>
          <table:table-cell office:value-type="float" office:value="0.00152344">
            <text:p>0.00152344</text:p>
          </table:table-cell>
          <table:table-cell office:value-type="float" office:value="10.9541483">
            <text:p>10.9541483</text:p>
          </table:table-cell>
          <table:table-cell office:value-type="float" office:value="0.00164063">
            <text:p>0.00164063</text:p>
          </table:table-cell>
          <table:table-cell office:value-type="float" office:value="10.9394998">
            <text:p>10.9394998</text:p>
          </table:table-cell>
          <table:table-cell office:value-type="float" office:value="0.00178712">
            <text:p>0.00178712</text:p>
          </table:table-cell>
          <table:table-cell office:value-type="float" office:value="10.9248513">
            <text:p>10.9248513</text:p>
          </table:table-cell>
          <table:table-cell office:value-type="float" office:value="0.00184571">
            <text:p>0.00184571</text:p>
          </table:table-cell>
          <table:table-cell office:value-type="float" office:value="10.9072731">
            <text:p>10.9072731</text:p>
          </table:table-cell>
          <table:table-cell office:value-type="float" office:value="0.00208009">
            <text:p>0.00208009</text:p>
          </table:table-cell>
          <table:table-cell office:value-type="float" office:value="10.8809058">
            <text:p>10.8809058</text:p>
          </table:table-cell>
          <table:table-cell office:value-type="float" office:value="0.00228517">
            <text:p>0.00228517</text:p>
          </table:table-cell>
          <table:table-cell office:value-type="float" office:value="10.8252415">
            <text:p>10.8252415</text:p>
          </table:table-cell>
          <table:table-cell office:value-type="float" office:value="0.00278322">
            <text:p>0.00278322</text:p>
          </table:table-cell>
          <table:table-cell office:value-type="float" office:value="10.6728971">
            <text:p>10.6728971</text:p>
          </table:table-cell>
          <table:table-cell office:value-type="float" office:value="0.00424806">
            <text:p>0.00424806</text:p>
          </table:table-cell>
          <table:table-cell office:value-type="float" office:value="10.2920361">
            <text:p>10.2920361</text:p>
          </table:table-cell>
          <table:table-cell office:value-type="float" office:value="0.00788089">
            <text:p>0.00788089</text:p>
          </table:table-cell>
          <table:table-cell office:value-type="float" office:value="9.3896885">
            <text:p>9.3896885</text:p>
          </table:table-cell>
          <table:table-cell office:value-type="float" office:value="0.01666999">
            <text:p>0.01666999</text:p>
          </table:table-cell>
          <table:table-cell office:value-type="float" office:value="7.8457366">
            <text:p>7.8457366</text:p>
          </table:table-cell>
          <table:table-cell office:value-type="float" office:value="0.03193373">
            <text:p>0.03193373</text:p>
          </table:table-cell>
          <table:table-cell office:value-type="float" office:value="5.8974861">
            <text:p>5.8974861</text:p>
          </table:table-cell>
          <table:table-cell office:value-type="float" office:value="0.05129905">
            <text:p>0.05129905</text:p>
          </table:table-cell>
          <table:table-cell office:value-type="float" office:value="3.7705239">
            <text:p>3.7705239</text:p>
          </table:table-cell>
          <table:table-cell office:value-type="float" office:value="0.07242218">
            <text:p>0.07242218</text:p>
          </table:table-cell>
          <table:table-cell office:value-type="float" office:value="1.4560609">
            <text:p>1.4560609</text:p>
          </table:table-cell>
          <table:table-cell office:value-type="float" office:value="0.09547892">
            <text:p>0.09547892</text:p>
          </table:table-cell>
          <table:table-cell table:number-columns-repeated="10"/>
        </table:table-row>
        <table:table-row table:style-name="ro1" table:number-rows-repeated="7">
          <table:table-cell table:number-columns-repeated="43"/>
        </table:table-row>
        <table:table-row table:style-name="ro1">
          <table:table-cell table:number-columns-repeated="22"/>
          <table:table-cell table:number-columns-repeated="3" office:value-type="string">
            <text:p><text:s/></text:p>
          </table:table-cell>
          <table:table-cell table:number-columns-repeated="18"/>
        </table:table-row>
        <table:table-row table:style-name="ro1" table:number-rows-repeated="1048472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Autorange" table:style-name="ta1" table:print="false">
        <table:table-column table:style-name="co1" table:number-columns-repeated="33" table:default-cell-style-name="Default"/>
        <table:table-row table:style-name="ro1" table:number-rows-repeated="4">
          <table:table-cell table:number-columns-repeated="33"/>
        </table:table-row>
        <table:table-row table:style-name="ro1">
          <table:table-cell/>
          <table:table-cell office:value-type="float" office:value="0.4130877">
            <text:p>0.4130877</text:p>
          </table:table-cell>
          <table:table-cell office:value-type="float" office:value="0.00222657">
            <text:p>0.00222657</text:p>
          </table:table-cell>
          <table:table-cell office:value-type="float" office:value="0.3750016">
            <text:p>0.3750016</text:p>
          </table:table-cell>
          <table:table-cell office:value-type="float" office:value="0.00257814">
            <text:p>0.00257814</text:p>
          </table:table-cell>
          <table:table-cell office:value-type="float" office:value="0.3369155">
            <text:p>0.3369155</text:p>
          </table:table-cell>
          <table:table-cell office:value-type="float" office:value="0.002959">
            <text:p>0.002959</text:p>
          </table:table-cell>
          <table:table-cell office:value-type="float" office:value="0.2958997">
            <text:p>0.2958997</text:p>
          </table:table-cell>
          <table:table-cell office:value-type="float" office:value="0.00333986">
            <text:p>0.00333986</text:p>
          </table:table-cell>
          <table:table-cell office:value-type="float" office:value="0.2490245">
            <text:p>0.2490245</text:p>
          </table:table-cell>
          <table:table-cell office:value-type="float" office:value="0.00380861">
            <text:p>0.00380861</text:p>
          </table:table-cell>
          <table:table-cell office:value-type="float" office:value="0.2109384">
            <text:p>0.2109384</text:p>
          </table:table-cell>
          <table:table-cell office:value-type="float" office:value="0.00418947">
            <text:p>0.00418947</text:p>
          </table:table-cell>
          <table:table-cell office:value-type="float" office:value="0.1699226">
            <text:p>0.1699226</text:p>
          </table:table-cell>
          <table:table-cell office:value-type="float" office:value="0.00457033">
            <text:p>0.00457033</text:p>
          </table:table-cell>
          <table:table-cell office:value-type="float" office:value="0.1406256">
            <text:p>0.1406256</text:p>
          </table:table-cell>
          <table:table-cell office:value-type="float" office:value="0.0048633">
            <text:p>0.0048633</text:p>
          </table:table-cell>
          <table:table-cell office:value-type="float" office:value="0.1201177">
            <text:p>0.1201177</text:p>
          </table:table-cell>
          <table:table-cell office:value-type="float" office:value="0.00506838">
            <text:p>0.00506838</text:p>
          </table:table-cell>
          <table:table-cell office:value-type="float" office:value="0.1083989">
            <text:p>0.1083989</text:p>
          </table:table-cell>
          <table:table-cell office:value-type="float" office:value="0.00518557">
            <text:p>0.00518557</text:p>
          </table:table-cell>
          <table:table-cell office:value-type="float" office:value="0.0996098">
            <text:p>0.0996098</text:p>
          </table:table-cell>
          <table:table-cell office:value-type="float" office:value="0.00527346">
            <text:p>0.00527346</text:p>
          </table:table-cell>
          <table:table-cell office:value-type="float" office:value="0.0937504">
            <text:p>0.0937504</text:p>
          </table:table-cell>
          <table:table-cell office:value-type="float" office:value="0.00533205">
            <text:p>0.00533205</text:p>
          </table:table-cell>
          <table:table-cell office:value-type="float" office:value="0.0849613">
            <text:p>0.0849613</text:p>
          </table:table-cell>
          <table:table-cell office:value-type="float" office:value="0.00544924">
            <text:p>0.00544924</text:p>
          </table:table-cell>
          <table:table-cell office:value-type="float" office:value="0.0791019">
            <text:p>0.0791019</text:p>
          </table:table-cell>
          <table:table-cell office:value-type="float" office:value="0.00547854">
            <text:p>0.00547854</text:p>
          </table:table-cell>
          <table:table-cell office:value-type="float" office:value="0.0761722">
            <text:p>0.0761722</text:p>
          </table:table-cell>
          <table:table-cell office:value-type="float" office:value="0.00550784">
            <text:p>0.005507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0371138">
            <text:p>1.0371138</text:p>
          </table:table-cell>
          <table:table-cell office:value-type="float" office:value="0.00222657">
            <text:p>0.00222657</text:p>
          </table:table-cell>
          <table:table-cell office:value-type="float" office:value="1.0019574">
            <text:p>1.0019574</text:p>
          </table:table-cell>
          <table:table-cell office:value-type="float" office:value="0.00257814">
            <text:p>0.00257814</text:p>
          </table:table-cell>
          <table:table-cell office:value-type="float" office:value="0.9638713">
            <text:p>0.9638713</text:p>
          </table:table-cell>
          <table:table-cell office:value-type="float" office:value="0.002959">
            <text:p>0.002959</text:p>
          </table:table-cell>
          <table:table-cell office:value-type="float" office:value="0.9199258">
            <text:p>0.9199258</text:p>
          </table:table-cell>
          <table:table-cell office:value-type="float" office:value="0.00336915">
            <text:p>0.00336915</text:p>
          </table:table-cell>
          <table:table-cell office:value-type="float" office:value="0.8759803">
            <text:p>0.8759803</text:p>
          </table:table-cell>
          <table:table-cell office:value-type="float" office:value="0.00380861">
            <text:p>0.00380861</text:p>
          </table:table-cell>
          <table:table-cell office:value-type="float" office:value="0.8378942">
            <text:p>0.8378942</text:p>
          </table:table-cell>
          <table:table-cell office:value-type="float" office:value="0.00418947">
            <text:p>0.00418947</text:p>
          </table:table-cell>
          <table:table-cell office:value-type="float" office:value="0.7939487">
            <text:p>0.7939487</text:p>
          </table:table-cell>
          <table:table-cell office:value-type="float" office:value="0.00459963">
            <text:p>0.00459963</text:p>
          </table:table-cell>
          <table:table-cell office:value-type="float" office:value="0.7500032">
            <text:p>0.7500032</text:p>
          </table:table-cell>
          <table:table-cell office:value-type="float" office:value="0.00506838">
            <text:p>0.00506838</text:p>
          </table:table-cell>
          <table:table-cell office:value-type="float" office:value="0.7089874">
            <text:p>0.7089874</text:p>
          </table:table-cell>
          <table:table-cell office:value-type="float" office:value="0.00547854">
            <text:p>0.00547854</text:p>
          </table:table-cell>
          <table:table-cell office:value-type="float" office:value="0.6709013">
            <text:p>0.6709013</text:p>
          </table:table-cell>
          <table:table-cell office:value-type="float" office:value="0.0058301">
            <text:p>0.0058301</text:p>
          </table:table-cell>
          <table:table-cell office:value-type="float" office:value="0.6357449">
            <text:p>0.6357449</text:p>
          </table:table-cell>
          <table:table-cell office:value-type="float" office:value="0.00618167">
            <text:p>0.00618167</text:p>
          </table:table-cell>
          <table:table-cell office:value-type="float" office:value="0.5947291">
            <text:p>0.5947291</text:p>
          </table:table-cell>
          <table:table-cell office:value-type="float" office:value="0.00659182">
            <text:p>0.00659182</text:p>
          </table:table-cell>
          <table:table-cell office:value-type="float" office:value="0.5625024">
            <text:p>0.5625024</text:p>
          </table:table-cell>
          <table:table-cell office:value-type="float" office:value="0.0068848">
            <text:p>0.0068848</text:p>
          </table:table-cell>
          <table:table-cell office:value-type="float" office:value="0.5126975">
            <text:p>0.5126975</text:p>
          </table:table-cell>
          <table:table-cell office:value-type="float" office:value="0.00738284">
            <text:p>0.00738284</text:p>
          </table:table-cell>
          <table:table-cell office:value-type="float" office:value="0.4775411">
            <text:p>0.4775411</text:p>
          </table:table-cell>
          <table:table-cell office:value-type="float" office:value="0.00773441">
            <text:p>0.007734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6523508">
            <text:p>1.6523508</text:p>
          </table:table-cell>
          <table:table-cell office:value-type="float" office:value="0.00225587">
            <text:p>0.00225587</text:p>
          </table:table-cell>
          <table:table-cell office:value-type="float" office:value="1.6171944">
            <text:p>1.6171944</text:p>
          </table:table-cell>
          <table:table-cell office:value-type="float" office:value="0.00260743">
            <text:p>0.00260743</text:p>
          </table:table-cell>
          <table:table-cell office:value-type="float" office:value="1.5791083">
            <text:p>1.5791083</text:p>
          </table:table-cell>
          <table:table-cell office:value-type="float" office:value="0.002959">
            <text:p>0.002959</text:p>
          </table:table-cell>
          <table:table-cell office:value-type="float" office:value="1.5410222">
            <text:p>1.5410222</text:p>
          </table:table-cell>
          <table:table-cell office:value-type="float" office:value="0.00333986">
            <text:p>0.00333986</text:p>
          </table:table-cell>
          <table:table-cell office:value-type="float" office:value="1.4882876">
            <text:p>1.4882876</text:p>
          </table:table-cell>
          <table:table-cell office:value-type="float" office:value="0.0038672">
            <text:p>0.0038672</text:p>
          </table:table-cell>
          <table:table-cell office:value-type="float" office:value="1.4502015">
            <text:p>1.4502015</text:p>
          </table:table-cell>
          <table:table-cell office:value-type="float" office:value="0.00421877">
            <text:p>0.00421877</text:p>
          </table:table-cell>
          <table:table-cell office:value-type="float" office:value="1.406256">
            <text:p>1.406256</text:p>
          </table:table-cell>
          <table:table-cell office:value-type="float" office:value="0.00465822">
            <text:p>0.00465822</text:p>
          </table:table-cell>
          <table:table-cell office:value-type="float" office:value="1.3623105">
            <text:p>1.3623105</text:p>
          </table:table-cell>
          <table:table-cell office:value-type="float" office:value="0.00506838">
            <text:p>0.00506838</text:p>
          </table:table-cell>
          <table:table-cell office:value-type="float" office:value="1.3300838">
            <text:p>1.3300838</text:p>
          </table:table-cell>
          <table:table-cell office:value-type="float" office:value="0.00539065">
            <text:p>0.00539065</text:p>
          </table:table-cell>
          <table:table-cell office:value-type="float" office:value="1.2861383">
            <text:p>1.2861383</text:p>
          </table:table-cell>
          <table:table-cell office:value-type="float" office:value="0.0058301">
            <text:p>0.0058301</text:p>
          </table:table-cell>
          <table:table-cell office:value-type="float" office:value="1.2451225">
            <text:p>1.2451225</text:p>
          </table:table-cell>
          <table:table-cell office:value-type="float" office:value="0.00624026">
            <text:p>0.00624026</text:p>
          </table:table-cell>
          <table:table-cell office:value-type="float" office:value="1.2099661">
            <text:p>1.2099661</text:p>
          </table:table-cell>
          <table:table-cell office:value-type="float" office:value="0.00656253">
            <text:p>0.00656253</text:p>
          </table:table-cell>
          <table:table-cell office:value-type="float" office:value="1.17188">
            <text:p>1.17188</text:p>
          </table:table-cell>
          <table:table-cell office:value-type="float" office:value="0.00697269">
            <text:p>0.00697269</text:p>
          </table:table-cell>
          <table:table-cell office:value-type="float" office:value="1.1308642">
            <text:p>1.1308642</text:p>
          </table:table-cell>
          <table:table-cell office:value-type="float" office:value="0.00735355">
            <text:p>0.00735355</text:p>
          </table:table-cell>
          <table:table-cell office:value-type="float" office:value="1.0869187">
            <text:p>1.0869187</text:p>
          </table:table-cell>
          <table:table-cell office:value-type="float" office:value="0.007793">
            <text:p>0.0077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2910254">
            <text:p>2.2910254</text:p>
          </table:table-cell>
          <table:table-cell office:value-type="float" office:value="0.00222657">
            <text:p>0.00222657</text:p>
          </table:table-cell>
          <table:table-cell office:value-type="float" office:value="2.255869">
            <text:p>2.255869</text:p>
          </table:table-cell>
          <table:table-cell office:value-type="float" office:value="0.00254884">
            <text:p>0.00254884</text:p>
          </table:table-cell>
          <table:table-cell office:value-type="float" office:value="2.2119235">
            <text:p>2.2119235</text:p>
          </table:table-cell>
          <table:table-cell office:value-type="float" office:value="0.00298829">
            <text:p>0.00298829</text:p>
          </table:table-cell>
          <table:table-cell office:value-type="float" office:value="2.1738374">
            <text:p>2.1738374</text:p>
          </table:table-cell>
          <table:table-cell office:value-type="float" office:value="0.00336915">
            <text:p>0.00336915</text:p>
          </table:table-cell>
          <table:table-cell office:value-type="float" office:value="2.1240325">
            <text:p>2.1240325</text:p>
          </table:table-cell>
          <table:table-cell office:value-type="float" office:value="0.0038672">
            <text:p>0.0038672</text:p>
          </table:table-cell>
          <table:table-cell office:value-type="float" office:value="2.0859464">
            <text:p>2.0859464</text:p>
          </table:table-cell>
          <table:table-cell office:value-type="float" office:value="0.00424806">
            <text:p>0.00424806</text:p>
          </table:table-cell>
          <table:table-cell office:value-type="float" office:value="2.0420009">
            <text:p>2.0420009</text:p>
          </table:table-cell>
          <table:table-cell office:value-type="float" office:value="0.00465822">
            <text:p>0.00465822</text:p>
          </table:table-cell>
          <table:table-cell office:value-type="float" office:value="2.0009851">
            <text:p>2.0009851</text:p>
          </table:table-cell>
          <table:table-cell office:value-type="float" office:value="0.00506838">
            <text:p>0.00506838</text:p>
          </table:table-cell>
          <table:table-cell office:value-type="float" office:value="1.962899">
            <text:p>1.962899</text:p>
          </table:table-cell>
          <table:table-cell office:value-type="float" office:value="0.00544924">
            <text:p>0.00544924</text:p>
          </table:table-cell>
          <table:table-cell office:value-type="float" office:value="1.9189535">
            <text:p>1.9189535</text:p>
          </table:table-cell>
          <table:table-cell office:value-type="float" office:value="0.0058887">
            <text:p>0.0058887</text:p>
          </table:table-cell>
          <table:table-cell office:value-type="float" office:value="1.8837971">
            <text:p>1.8837971</text:p>
          </table:table-cell>
          <table:table-cell office:value-type="float" office:value="0.00624026">
            <text:p>0.00624026</text:p>
          </table:table-cell>
          <table:table-cell office:value-type="float" office:value="1.8427813">
            <text:p>1.8427813</text:p>
          </table:table-cell>
          <table:table-cell office:value-type="float" office:value="0.00662112">
            <text:p>0.00662112</text:p>
          </table:table-cell>
          <table:table-cell office:value-type="float" office:value="1.8076249">
            <text:p>1.8076249</text:p>
          </table:table-cell>
          <table:table-cell office:value-type="float" office:value="0.00697269">
            <text:p>0.00697269</text:p>
          </table:table-cell>
          <table:table-cell office:value-type="float" office:value="1.7636794">
            <text:p>1.7636794</text:p>
          </table:table-cell>
          <table:table-cell office:value-type="float" office:value="0.00738284">
            <text:p>0.00738284</text:p>
          </table:table-cell>
          <table:table-cell office:value-type="float" office:value="1.7226636">
            <text:p>1.7226636</text:p>
          </table:table-cell>
          <table:table-cell office:value-type="float" office:value="0.007793">
            <text:p>0.0077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9150515">
            <text:p>2.9150515</text:p>
          </table:table-cell>
          <table:table-cell office:value-type="float" office:value="0.00225587">
            <text:p>0.00225587</text:p>
          </table:table-cell>
          <table:table-cell office:value-type="float" office:value="2.8798951">
            <text:p>2.8798951</text:p>
          </table:table-cell>
          <table:table-cell office:value-type="float" office:value="0.00257814">
            <text:p>0.00257814</text:p>
          </table:table-cell>
          <table:table-cell office:value-type="float" office:value="2.8388793">
            <text:p>2.8388793</text:p>
          </table:table-cell>
          <table:table-cell office:value-type="float" office:value="0.00298829">
            <text:p>0.00298829</text:p>
          </table:table-cell>
          <table:table-cell office:value-type="float" office:value="2.8007932">
            <text:p>2.8007932</text:p>
          </table:table-cell>
          <table:table-cell office:value-type="float" office:value="0.00336916">
            <text:p>0.00336916</text:p>
          </table:table-cell>
          <table:table-cell office:value-type="float" office:value="2.753918">
            <text:p>2.753918</text:p>
          </table:table-cell>
          <table:table-cell office:value-type="float" office:value="0.00383791">
            <text:p>0.00383791</text:p>
          </table:table-cell>
          <table:table-cell office:value-type="float" office:value="2.7129022">
            <text:p>2.7129022</text:p>
          </table:table-cell>
          <table:table-cell office:value-type="float" office:value="0.00424807">
            <text:p>0.00424807</text:p>
          </table:table-cell>
          <table:table-cell office:value-type="float" office:value="2.6689567">
            <text:p>2.6689567</text:p>
          </table:table-cell>
          <table:table-cell office:value-type="float" office:value="0.00465822">
            <text:p>0.00465822</text:p>
          </table:table-cell>
          <table:table-cell office:value-type="float" office:value="2.6250112">
            <text:p>2.6250112</text:p>
          </table:table-cell>
          <table:table-cell office:value-type="float" office:value="0.00509768">
            <text:p>0.00509768</text:p>
          </table:table-cell>
          <table:table-cell office:value-type="float" office:value="2.5869251">
            <text:p>2.5869251</text:p>
          </table:table-cell>
          <table:table-cell office:value-type="float" office:value="0.00547854">
            <text:p>0.00547854</text:p>
          </table:table-cell>
          <table:table-cell office:value-type="float" office:value="2.5459093">
            <text:p>2.5459093</text:p>
          </table:table-cell>
          <table:table-cell office:value-type="float" office:value="0.0058594">
            <text:p>0.0058594</text:p>
          </table:table-cell>
          <table:table-cell office:value-type="float" office:value="2.5078232">
            <text:p>2.5078232</text:p>
          </table:table-cell>
          <table:table-cell office:value-type="float" office:value="0.00624026">
            <text:p>0.00624026</text:p>
          </table:table-cell>
          <table:table-cell office:value-type="float" office:value="2.4697371">
            <text:p>2.4697371</text:p>
          </table:table-cell>
          <table:table-cell office:value-type="float" office:value="0.00662112">
            <text:p>0.00662112</text:p>
          </table:table-cell>
          <table:table-cell office:value-type="float" office:value="2.431651">
            <text:p>2.431651</text:p>
          </table:table-cell>
          <table:table-cell office:value-type="float" office:value="0.00697269">
            <text:p>0.00697269</text:p>
          </table:table-cell>
          <table:table-cell office:value-type="float" office:value="2.3877055">
            <text:p>2.3877055</text:p>
          </table:table-cell>
          <table:table-cell office:value-type="float" office:value="0.00744144">
            <text:p>0.00744144</text:p>
          </table:table-cell>
          <table:table-cell office:value-type="float" office:value="2.3466897">
            <text:p>2.3466897</text:p>
          </table:table-cell>
          <table:table-cell office:value-type="float" office:value="0.0078516">
            <text:p>0.00785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5273588">
            <text:p>3.5273588</text:p>
          </table:table-cell>
          <table:table-cell office:value-type="float" office:value="0.00225587">
            <text:p>0.00225587</text:p>
          </table:table-cell>
          <table:table-cell office:value-type="float" office:value="3.4951321">
            <text:p>3.4951321</text:p>
          </table:table-cell>
          <table:table-cell office:value-type="float" office:value="0.00257814">
            <text:p>0.00257814</text:p>
          </table:table-cell>
          <table:table-cell office:value-type="float" office:value="3.4541163">
            <text:p>3.4541163</text:p>
          </table:table-cell>
          <table:table-cell office:value-type="float" office:value="0.00298829">
            <text:p>0.00298829</text:p>
          </table:table-cell>
          <table:table-cell office:value-type="float" office:value="3.4131005">
            <text:p>3.4131005</text:p>
          </table:table-cell>
          <table:table-cell office:value-type="float" office:value="0.00339845">
            <text:p>0.00339845</text:p>
          </table:table-cell>
          <table:table-cell office:value-type="float" office:value="3.3662253">
            <text:p>3.3662253</text:p>
          </table:table-cell>
          <table:table-cell office:value-type="float" office:value="0.00383791">
            <text:p>0.00383791</text:p>
          </table:table-cell>
          <table:table-cell office:value-type="float" office:value="3.3252095">
            <text:p>3.3252095</text:p>
          </table:table-cell>
          <table:table-cell office:value-type="float" office:value="0.00424807">
            <text:p>0.00424807</text:p>
          </table:table-cell>
          <table:table-cell office:value-type="float" office:value="3.281264">
            <text:p>3.281264</text:p>
          </table:table-cell>
          <table:table-cell office:value-type="float" office:value="0.00468752">
            <text:p>0.00468752</text:p>
          </table:table-cell>
          <table:table-cell office:value-type="float" office:value="3.2431779">
            <text:p>3.2431779</text:p>
          </table:table-cell>
          <table:table-cell office:value-type="float" office:value="0.00503908">
            <text:p>0.00503908</text:p>
          </table:table-cell>
          <table:table-cell office:value-type="float" office:value="3.1963027">
            <text:p>3.1963027</text:p>
          </table:table-cell>
          <table:table-cell office:value-type="float" office:value="0.00553713">
            <text:p>0.00553713</text:p>
          </table:table-cell>
          <table:table-cell office:value-type="float" office:value="3.1582166">
            <text:p>3.1582166</text:p>
          </table:table-cell>
          <table:table-cell office:value-type="float" office:value="0.0058887">
            <text:p>0.0058887</text:p>
          </table:table-cell>
          <table:table-cell office:value-type="float" office:value="3.1201305">
            <text:p>3.1201305</text:p>
          </table:table-cell>
          <table:table-cell office:value-type="float" office:value="0.00624026">
            <text:p>0.00624026</text:p>
          </table:table-cell>
          <table:table-cell office:value-type="float" office:value="3.0849741">
            <text:p>3.0849741</text:p>
          </table:table-cell>
          <table:table-cell office:value-type="float" office:value="0.00659182">
            <text:p>0.00659182</text:p>
          </table:table-cell>
          <table:table-cell office:value-type="float" office:value="3.0439583">
            <text:p>3.0439583</text:p>
          </table:table-cell>
          <table:table-cell office:value-type="float" office:value="0.00703128">
            <text:p>0.00703128</text:p>
          </table:table-cell>
          <table:table-cell office:value-type="float" office:value="3.0000128">
            <text:p>3.0000128</text:p>
          </table:table-cell>
          <table:table-cell office:value-type="float" office:value="0.00747073">
            <text:p>0.00747073</text:p>
          </table:table-cell>
          <table:table-cell office:value-type="float" office:value="2.9619267">
            <text:p>2.9619267</text:p>
          </table:table-cell>
          <table:table-cell office:value-type="float" office:value="0.007793">
            <text:p>0.0077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1689631">
            <text:p>4.1689631</text:p>
          </table:table-cell>
          <table:table-cell office:value-type="float" office:value="0.00219728">
            <text:p>0.00219728</text:p>
          </table:table-cell>
          <table:table-cell office:value-type="float" office:value="4.1338067">
            <text:p>4.1338067</text:p>
          </table:table-cell>
          <table:table-cell office:value-type="float" office:value="0.00260743">
            <text:p>0.00260743</text:p>
          </table:table-cell>
          <table:table-cell office:value-type="float" office:value="4.0927909">
            <text:p>4.0927909</text:p>
          </table:table-cell>
          <table:table-cell office:value-type="float" office:value="0.00298829">
            <text:p>0.00298829</text:p>
          </table:table-cell>
          <table:table-cell office:value-type="float" office:value="4.0517751">
            <text:p>4.0517751</text:p>
          </table:table-cell>
          <table:table-cell office:value-type="float" office:value="0.00339845">
            <text:p>0.00339845</text:p>
          </table:table-cell>
          <table:table-cell office:value-type="float" office:value="4.0078296">
            <text:p>4.0078296</text:p>
          </table:table-cell>
          <table:table-cell office:value-type="float" office:value="0.00380861">
            <text:p>0.00380861</text:p>
          </table:table-cell>
          <table:table-cell office:value-type="float" office:value="3.9638841">
            <text:p>3.9638841</text:p>
          </table:table-cell>
          <table:table-cell office:value-type="float" office:value="0.00424807">
            <text:p>0.00424807</text:p>
          </table:table-cell>
          <table:table-cell office:value-type="float" office:value="3.9170089">
            <text:p>3.9170089</text:p>
          </table:table-cell>
          <table:table-cell office:value-type="float" office:value="0.00471682">
            <text:p>0.00471682</text:p>
          </table:table-cell>
          <table:table-cell office:value-type="float" office:value="3.8818525">
            <text:p>3.8818525</text:p>
          </table:table-cell>
          <table:table-cell office:value-type="float" office:value="0.00503908">
            <text:p>0.00503908</text:p>
          </table:table-cell>
          <table:table-cell office:value-type="float" office:value="3.8349773">
            <text:p>3.8349773</text:p>
          </table:table-cell>
          <table:table-cell office:value-type="float" office:value="0.00553713">
            <text:p>0.00553713</text:p>
          </table:table-cell>
          <table:table-cell office:value-type="float" office:value="3.7939615">
            <text:p>3.7939615</text:p>
          </table:table-cell>
          <table:table-cell office:value-type="float" office:value="0.00594729">
            <text:p>0.00594729</text:p>
          </table:table-cell>
          <table:table-cell office:value-type="float" office:value="3.7588051">
            <text:p>3.7588051</text:p>
          </table:table-cell>
          <table:table-cell office:value-type="float" office:value="0.00629886">
            <text:p>0.00629886</text:p>
          </table:table-cell>
          <table:table-cell office:value-type="float" office:value="3.720719">
            <text:p>3.720719</text:p>
          </table:table-cell>
          <table:table-cell office:value-type="float" office:value="0.00662112">
            <text:p>0.00662112</text:p>
          </table:table-cell>
          <table:table-cell office:value-type="float" office:value="3.6826329">
            <text:p>3.6826329</text:p>
          </table:table-cell>
          <table:table-cell office:value-type="float" office:value="0.00703128">
            <text:p>0.00703128</text:p>
          </table:table-cell>
          <table:table-cell office:value-type="float" office:value="3.6386874">
            <text:p>3.6386874</text:p>
          </table:table-cell>
          <table:table-cell office:value-type="float" office:value="0.00744144">
            <text:p>0.00744144</text:p>
          </table:table-cell>
          <table:table-cell office:value-type="float" office:value="3.6006013">
            <text:p>3.6006013</text:p>
          </table:table-cell>
          <table:table-cell office:value-type="float" office:value="0.0078223">
            <text:p>0.00782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7929892">
            <text:p>4.7929892</text:p>
          </table:table-cell>
          <table:table-cell office:value-type="float" office:value="0.00222657">
            <text:p>0.00222657</text:p>
          </table:table-cell>
          <table:table-cell office:value-type="float" office:value="4.7549031">
            <text:p>4.7549031</text:p>
          </table:table-cell>
          <table:table-cell office:value-type="float" office:value="0.00260743">
            <text:p>0.00260743</text:p>
          </table:table-cell>
          <table:table-cell office:value-type="float" office:value="4.716817">
            <text:p>4.716817</text:p>
          </table:table-cell>
          <table:table-cell office:value-type="float" office:value="0.00298829">
            <text:p>0.00298829</text:p>
          </table:table-cell>
          <table:table-cell office:value-type="float" office:value="4.6728715">
            <text:p>4.6728715</text:p>
          </table:table-cell>
          <table:table-cell office:value-type="float" office:value="0.00342775">
            <text:p>0.00342775</text:p>
          </table:table-cell>
          <table:table-cell office:value-type="float" office:value="4.628926">
            <text:p>4.628926</text:p>
          </table:table-cell>
          <table:table-cell office:value-type="float" office:value="0.0038672">
            <text:p>0.0038672</text:p>
          </table:table-cell>
          <table:table-cell office:value-type="float" office:value="4.5849805">
            <text:p>4.5849805</text:p>
          </table:table-cell>
          <table:table-cell office:value-type="float" office:value="0.00430666">
            <text:p>0.00430666</text:p>
          </table:table-cell>
          <table:table-cell office:value-type="float" office:value="4.5439647">
            <text:p>4.5439647</text:p>
          </table:table-cell>
          <table:table-cell office:value-type="float" office:value="0.00468752">
            <text:p>0.00468752</text:p>
          </table:table-cell>
          <table:table-cell office:value-type="float" office:value="4.5000192">
            <text:p>4.5000192</text:p>
          </table:table-cell>
          <table:table-cell office:value-type="float" office:value="0.00509768">
            <text:p>0.00509768</text:p>
          </table:table-cell>
          <table:table-cell office:value-type="float" office:value="4.4590034">
            <text:p>4.4590034</text:p>
          </table:table-cell>
          <table:table-cell office:value-type="float" office:value="0.00550784">
            <text:p>0.00550784</text:p>
          </table:table-cell>
          <table:table-cell office:value-type="float" office:value="4.4179876">
            <text:p>4.4179876</text:p>
          </table:table-cell>
          <table:table-cell office:value-type="float" office:value="0.00591799">
            <text:p>0.00591799</text:p>
          </table:table-cell>
          <table:table-cell office:value-type="float" office:value="4.3799015">
            <text:p>4.3799015</text:p>
          </table:table-cell>
          <table:table-cell office:value-type="float" office:value="0.00626956">
            <text:p>0.00626956</text:p>
          </table:table-cell>
          <table:table-cell office:value-type="float" office:value="4.3418154">
            <text:p>4.3418154</text:p>
          </table:table-cell>
          <table:table-cell office:value-type="float" office:value="0.00665042">
            <text:p>0.00665042</text:p>
          </table:table-cell>
          <table:table-cell office:value-type="float" office:value="4.3007996">
            <text:p>4.3007996</text:p>
          </table:table-cell>
          <table:table-cell office:value-type="float" office:value="0.00706058">
            <text:p>0.00706058</text:p>
          </table:table-cell>
          <table:table-cell office:value-type="float" office:value="4.2597838">
            <text:p>4.2597838</text:p>
          </table:table-cell>
          <table:table-cell office:value-type="float" office:value="0.00750003">
            <text:p>0.00750003</text:p>
          </table:table-cell>
          <table:table-cell office:value-type="float" office:value="4.218768">
            <text:p>4.218768</text:p>
          </table:table-cell>
          <table:table-cell office:value-type="float" office:value="0.00788089">
            <text:p>0.007880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419945">
            <text:p>5.419945</text:p>
          </table:table-cell>
          <table:table-cell office:value-type="float" office:value="0.00225587">
            <text:p>0.00225587</text:p>
          </table:table-cell>
          <table:table-cell office:value-type="float" office:value="5.3818589">
            <text:p>5.3818589</text:p>
          </table:table-cell>
          <table:table-cell office:value-type="float" office:value="0.00263673">
            <text:p>0.00263673</text:p>
          </table:table-cell>
          <table:table-cell office:value-type="float" office:value="5.3437728">
            <text:p>5.3437728</text:p>
          </table:table-cell>
          <table:table-cell office:value-type="float" office:value="0.00298829">
            <text:p>0.00298829</text:p>
          </table:table-cell>
          <table:table-cell office:value-type="float" office:value="5.302757">
            <text:p>5.302757</text:p>
          </table:table-cell>
          <table:table-cell office:value-type="float" office:value="0.00342775">
            <text:p>0.00342775</text:p>
          </table:table-cell>
          <table:table-cell office:value-type="float" office:value="5.2558818">
            <text:p>5.2558818</text:p>
          </table:table-cell>
          <table:table-cell office:value-type="float" office:value="0.0038672">
            <text:p>0.0038672</text:p>
          </table:table-cell>
          <table:table-cell office:value-type="float" office:value="5.2119363">
            <text:p>5.2119363</text:p>
          </table:table-cell>
          <table:table-cell office:value-type="float" office:value="0.00427736">
            <text:p>0.00427736</text:p>
          </table:table-cell>
          <table:table-cell office:value-type="float" office:value="5.1679908">
            <text:p>5.1679908</text:p>
          </table:table-cell>
          <table:table-cell office:value-type="float" office:value="0.00471682">
            <text:p>0.00471682</text:p>
          </table:table-cell>
          <table:table-cell office:value-type="float" office:value="5.126975">
            <text:p>5.126975</text:p>
          </table:table-cell>
          <table:table-cell office:value-type="float" office:value="0.00512697">
            <text:p>0.00512697</text:p>
          </table:table-cell>
          <table:table-cell office:value-type="float" office:value="5.0859592">
            <text:p>5.0859592</text:p>
          </table:table-cell>
          <table:table-cell office:value-type="float" office:value="0.00553713">
            <text:p>0.00553713</text:p>
          </table:table-cell>
          <table:table-cell office:value-type="float" office:value="5.0420137">
            <text:p>5.0420137</text:p>
          </table:table-cell>
          <table:table-cell office:value-type="float" office:value="0.00594729">
            <text:p>0.00594729</text:p>
          </table:table-cell>
          <table:table-cell office:value-type="float" office:value="5.0068573">
            <text:p>5.0068573</text:p>
          </table:table-cell>
          <table:table-cell office:value-type="float" office:value="0.00629885">
            <text:p>0.00629885</text:p>
          </table:table-cell>
          <table:table-cell office:value-type="float" office:value="4.9687712">
            <text:p>4.9687712</text:p>
          </table:table-cell>
          <table:table-cell office:value-type="float" office:value="0.00670901">
            <text:p>0.00670901</text:p>
          </table:table-cell>
          <table:table-cell office:value-type="float" office:value="4.9306851">
            <text:p>4.9306851</text:p>
          </table:table-cell>
          <table:table-cell office:value-type="float" office:value="0.00708987">
            <text:p>0.00708987</text:p>
          </table:table-cell>
          <table:table-cell office:value-type="float" office:value="4.8867396">
            <text:p>4.8867396</text:p>
          </table:table-cell>
          <table:table-cell office:value-type="float" office:value="0.00750003">
            <text:p>0.00750003</text:p>
          </table:table-cell>
          <table:table-cell office:value-type="float" office:value="4.8427941">
            <text:p>4.8427941</text:p>
          </table:table-cell>
          <table:table-cell office:value-type="float" office:value="0.00793949">
            <text:p>0.007939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0556899">
            <text:p>6.0556899</text:p>
          </table:table-cell>
          <table:table-cell office:value-type="float" office:value="0.00225587">
            <text:p>0.00225587</text:p>
          </table:table-cell>
          <table:table-cell office:value-type="float" office:value="6.0176038">
            <text:p>6.0176038</text:p>
          </table:table-cell>
          <table:table-cell office:value-type="float" office:value="0.00263673">
            <text:p>0.00263673</text:p>
          </table:table-cell>
          <table:table-cell office:value-type="float" office:value="5.9707286">
            <text:p>5.9707286</text:p>
          </table:table-cell>
          <table:table-cell office:value-type="float" office:value="0.00310548">
            <text:p>0.00310548</text:p>
          </table:table-cell>
          <table:table-cell office:value-type="float" office:value="5.9267831">
            <text:p>5.9267831</text:p>
          </table:table-cell>
          <table:table-cell office:value-type="float" office:value="0.00351564">
            <text:p>0.00351564</text:p>
          </table:table-cell>
          <table:table-cell office:value-type="float" office:value="5.8828376">
            <text:p>5.8828376</text:p>
          </table:table-cell>
          <table:table-cell office:value-type="float" office:value="0.00395509">
            <text:p>0.00395509</text:p>
          </table:table-cell>
          <table:table-cell office:value-type="float" office:value="5.8388921">
            <text:p>5.8388921</text:p>
          </table:table-cell>
          <table:table-cell office:value-type="float" office:value="0.00433596">
            <text:p>0.00433596</text:p>
          </table:table-cell>
          <table:table-cell office:value-type="float" office:value="5.7949466">
            <text:p>5.7949466</text:p>
          </table:table-cell>
          <table:table-cell office:value-type="float" office:value="0.00480471">
            <text:p>0.00480471</text:p>
          </table:table-cell>
          <table:table-cell office:value-type="float" office:value="5.7539308">
            <text:p>5.7539308</text:p>
          </table:table-cell>
          <table:table-cell office:value-type="float" office:value="0.00521487">
            <text:p>0.00521487</text:p>
          </table:table-cell>
          <table:table-cell office:value-type="float" office:value="5.712915">
            <text:p>5.712915</text:p>
          </table:table-cell>
          <table:table-cell office:value-type="float" office:value="0.00559573">
            <text:p>0.00559573</text:p>
          </table:table-cell>
          <table:table-cell office:value-type="float" office:value="5.6718992">
            <text:p>5.6718992</text:p>
          </table:table-cell>
          <table:table-cell office:value-type="float" office:value="0.00600589">
            <text:p>0.00600589</text:p>
          </table:table-cell>
          <table:table-cell office:value-type="float" office:value="5.6338131">
            <text:p>5.6338131</text:p>
          </table:table-cell>
          <table:table-cell office:value-type="float" office:value="0.00635745">
            <text:p>0.00635745</text:p>
          </table:table-cell>
          <table:table-cell office:value-type="float" office:value="5.595727">
            <text:p>5.595727</text:p>
          </table:table-cell>
          <table:table-cell office:value-type="float" office:value="0.00676761">
            <text:p>0.00676761</text:p>
          </table:table-cell>
          <table:table-cell office:value-type="float" office:value="5.5576409">
            <text:p>5.5576409</text:p>
          </table:table-cell>
          <table:table-cell office:value-type="float" office:value="0.00714847">
            <text:p>0.00714847</text:p>
          </table:table-cell>
          <table:table-cell office:value-type="float" office:value="5.5136954">
            <text:p>5.5136954</text:p>
          </table:table-cell>
          <table:table-cell office:value-type="float" office:value="0.00755863">
            <text:p>0.00755863</text:p>
          </table:table-cell>
          <table:table-cell office:value-type="float" office:value="5.4726796">
            <text:p>5.4726796</text:p>
          </table:table-cell>
          <table:table-cell office:value-type="float" office:value="0.00799808">
            <text:p>0.007998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679716">
            <text:p>6.679716</text:p>
          </table:table-cell>
          <table:table-cell office:value-type="float" office:value="0.00225587">
            <text:p>0.00225587</text:p>
          </table:table-cell>
          <table:table-cell office:value-type="float" office:value="6.6416299">
            <text:p>6.6416299</text:p>
          </table:table-cell>
          <table:table-cell office:value-type="float" office:value="0.00263673">
            <text:p>0.00263673</text:p>
          </table:table-cell>
          <table:table-cell office:value-type="float" office:value="6.6006141">
            <text:p>6.6006141</text:p>
          </table:table-cell>
          <table:table-cell office:value-type="float" office:value="0.00304689">
            <text:p>0.00304689</text:p>
          </table:table-cell>
          <table:table-cell office:value-type="float" office:value="6.562528">
            <text:p>6.562528</text:p>
          </table:table-cell>
          <table:table-cell office:value-type="float" office:value="0.00342775">
            <text:p>0.00342775</text:p>
          </table:table-cell>
          <table:table-cell office:value-type="float" office:value="6.5156528">
            <text:p>6.5156528</text:p>
          </table:table-cell>
          <table:table-cell office:value-type="float" office:value="0.0038672">
            <text:p>0.0038672</text:p>
          </table:table-cell>
          <table:table-cell office:value-type="float" office:value="6.4717073">
            <text:p>6.4717073</text:p>
          </table:table-cell>
          <table:table-cell office:value-type="float" office:value="0.00430666">
            <text:p>0.00430666</text:p>
          </table:table-cell>
          <table:table-cell office:value-type="float" office:value="6.4277618">
            <text:p>6.4277618</text:p>
          </table:table-cell>
          <table:table-cell office:value-type="float" office:value="0.00474611">
            <text:p>0.00474611</text:p>
          </table:table-cell>
          <table:table-cell office:value-type="float" office:value="6.3838163">
            <text:p>6.3838163</text:p>
          </table:table-cell>
          <table:table-cell office:value-type="float" office:value="0.00515627">
            <text:p>0.00515627</text:p>
          </table:table-cell>
          <table:table-cell office:value-type="float" office:value="6.3428005">
            <text:p>6.3428005</text:p>
          </table:table-cell>
          <table:table-cell office:value-type="float" office:value="0.00556643">
            <text:p>0.00556643</text:p>
          </table:table-cell>
          <table:table-cell office:value-type="float" office:value="6.3017847">
            <text:p>6.3017847</text:p>
          </table:table-cell>
          <table:table-cell office:value-type="float" office:value="0.00594729">
            <text:p>0.00594729</text:p>
          </table:table-cell>
          <table:table-cell office:value-type="float" office:value="6.2607689">
            <text:p>6.2607689</text:p>
          </table:table-cell>
          <table:table-cell office:value-type="float" office:value="0.00635745">
            <text:p>0.00635745</text:p>
          </table:table-cell>
          <table:table-cell office:value-type="float" office:value="6.2256125">
            <text:p>6.2256125</text:p>
          </table:table-cell>
          <table:table-cell office:value-type="float" office:value="0.00670901">
            <text:p>0.00670901</text:p>
          </table:table-cell>
          <table:table-cell office:value-type="float" office:value="6.1875264">
            <text:p>6.1875264</text:p>
          </table:table-cell>
          <table:table-cell office:value-type="float" office:value="0.00708987">
            <text:p>0.00708987</text:p>
          </table:table-cell>
          <table:table-cell office:value-type="float" office:value="6.1435809">
            <text:p>6.1435809</text:p>
          </table:table-cell>
          <table:table-cell office:value-type="float" office:value="0.00752933">
            <text:p>0.00752933</text:p>
          </table:table-cell>
          <table:table-cell office:value-type="float" office:value="6.1054948">
            <text:p>6.1054948</text:p>
          </table:table-cell>
          <table:table-cell office:value-type="float" office:value="0.00788089">
            <text:p>0.007880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2978827">
            <text:p>7.2978827</text:p>
          </table:table-cell>
          <table:table-cell office:value-type="float" office:value="0.00225587">
            <text:p>0.00225587</text:p>
          </table:table-cell>
          <table:table-cell office:value-type="float" office:value="7.2627263">
            <text:p>7.2627263</text:p>
          </table:table-cell>
          <table:table-cell office:value-type="float" office:value="0.00260743">
            <text:p>0.00260743</text:p>
          </table:table-cell>
          <table:table-cell office:value-type="float" office:value="7.2217105">
            <text:p>7.2217105</text:p>
          </table:table-cell>
          <table:table-cell office:value-type="float" office:value="0.00301759">
            <text:p>0.00301759</text:p>
          </table:table-cell>
          <table:table-cell office:value-type="float" office:value="7.1806947">
            <text:p>7.1806947</text:p>
          </table:table-cell>
          <table:table-cell office:value-type="float" office:value="0.00342775">
            <text:p>0.00342775</text:p>
          </table:table-cell>
          <table:table-cell office:value-type="float" office:value="7.1338195">
            <text:p>7.1338195</text:p>
          </table:table-cell>
          <table:table-cell office:value-type="float" office:value="0.0038965">
            <text:p>0.0038965</text:p>
          </table:table-cell>
          <table:table-cell office:value-type="float" office:value="7.089874">
            <text:p>7.089874</text:p>
          </table:table-cell>
          <table:table-cell office:value-type="float" office:value="0.00433596">
            <text:p>0.00433596</text:p>
          </table:table-cell>
          <table:table-cell office:value-type="float" office:value="7.0459285">
            <text:p>7.0459285</text:p>
          </table:table-cell>
          <table:table-cell office:value-type="float" office:value="0.00474611">
            <text:p>0.00474611</text:p>
          </table:table-cell>
          <table:table-cell office:value-type="float" office:value="7.001983">
            <text:p>7.001983</text:p>
          </table:table-cell>
          <table:table-cell office:value-type="float" office:value="0.00518557">
            <text:p>0.00518557</text:p>
          </table:table-cell>
          <table:table-cell office:value-type="float" office:value="6.9638969">
            <text:p>6.9638969</text:p>
          </table:table-cell>
          <table:table-cell office:value-type="float" office:value="0.00556643">
            <text:p>0.00556643</text:p>
          </table:table-cell>
          <table:table-cell office:value-type="float" office:value="6.9199514">
            <text:p>6.9199514</text:p>
          </table:table-cell>
          <table:table-cell office:value-type="float" office:value="0.00597659">
            <text:p>0.00597659</text:p>
          </table:table-cell>
          <table:table-cell office:value-type="float" office:value="6.8789356">
            <text:p>6.8789356</text:p>
          </table:table-cell>
          <table:table-cell office:value-type="float" office:value="0.00638675">
            <text:p>0.00638675</text:p>
          </table:table-cell>
          <table:table-cell office:value-type="float" office:value="6.8437792">
            <text:p>6.8437792</text:p>
          </table:table-cell>
          <table:table-cell office:value-type="float" office:value="0.00670901">
            <text:p>0.00670901</text:p>
          </table:table-cell>
          <table:table-cell office:value-type="float" office:value="6.8056931">
            <text:p>6.8056931</text:p>
          </table:table-cell>
          <table:table-cell office:value-type="float" office:value="0.00714847">
            <text:p>0.00714847</text:p>
          </table:table-cell>
          <table:table-cell office:value-type="float" office:value="6.7617476">
            <text:p>6.7617476</text:p>
          </table:table-cell>
          <table:table-cell office:value-type="float" office:value="0.00755863">
            <text:p>0.00755863</text:p>
          </table:table-cell>
          <table:table-cell office:value-type="float" office:value="6.7207318">
            <text:p>6.7207318</text:p>
          </table:table-cell>
          <table:table-cell office:value-type="float" office:value="0.00796878">
            <text:p>0.007968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9219088">
            <text:p>7.9219088</text:p>
          </table:table-cell>
          <table:table-cell office:value-type="float" office:value="0.00225587">
            <text:p>0.00225587</text:p>
          </table:table-cell>
          <table:table-cell office:value-type="float" office:value="7.8867524">
            <text:p>7.8867524</text:p>
          </table:table-cell>
          <table:table-cell office:value-type="float" office:value="0.00260743">
            <text:p>0.00260743</text:p>
          </table:table-cell>
          <table:table-cell office:value-type="float" office:value="7.8486663">
            <text:p>7.8486663</text:p>
          </table:table-cell>
          <table:table-cell office:value-type="float" office:value="0.00298829">
            <text:p>0.00298829</text:p>
          </table:table-cell>
          <table:table-cell office:value-type="float" office:value="7.7988614">
            <text:p>7.7988614</text:p>
          </table:table-cell>
          <table:table-cell office:value-type="float" office:value="0.00345705">
            <text:p>0.00345705</text:p>
          </table:table-cell>
          <table:table-cell office:value-type="float" office:value="7.7549159">
            <text:p>7.7549159</text:p>
          </table:table-cell>
          <table:table-cell office:value-type="float" office:value="0.0038965">
            <text:p>0.0038965</text:p>
          </table:table-cell>
          <table:table-cell office:value-type="float" office:value="7.7109704">
            <text:p>7.7109704</text:p>
          </table:table-cell>
          <table:table-cell office:value-type="float" office:value="0.00430666">
            <text:p>0.00430666</text:p>
          </table:table-cell>
          <table:table-cell office:value-type="float" office:value="7.6670249">
            <text:p>7.6670249</text:p>
          </table:table-cell>
          <table:table-cell office:value-type="float" office:value="0.00474611">
            <text:p>0.00474611</text:p>
          </table:table-cell>
          <table:table-cell office:value-type="float" office:value="7.6230794">
            <text:p>7.6230794</text:p>
          </table:table-cell>
          <table:table-cell office:value-type="float" office:value="0.00518557">
            <text:p>0.00518557</text:p>
          </table:table-cell>
          <table:table-cell office:value-type="float" office:value="7.5820636">
            <text:p>7.5820636</text:p>
          </table:table-cell>
          <table:table-cell office:value-type="float" office:value="0.00562502">
            <text:p>0.00562502</text:p>
          </table:table-cell>
          <table:table-cell office:value-type="float" office:value="7.5439775">
            <text:p>7.5439775</text:p>
          </table:table-cell>
          <table:table-cell office:value-type="float" office:value="0.00594729">
            <text:p>0.00594729</text:p>
          </table:table-cell>
          <table:table-cell office:value-type="float" office:value="7.5029617">
            <text:p>7.5029617</text:p>
          </table:table-cell>
          <table:table-cell office:value-type="float" office:value="0.00638675">
            <text:p>0.00638675</text:p>
          </table:table-cell>
          <table:table-cell office:value-type="float" office:value="7.4619459">
            <text:p>7.4619459</text:p>
          </table:table-cell>
          <table:table-cell office:value-type="float" office:value="0.00676761">
            <text:p>0.00676761</text:p>
          </table:table-cell>
          <table:table-cell office:value-type="float" office:value="7.4238598">
            <text:p>7.4238598</text:p>
          </table:table-cell>
          <table:table-cell office:value-type="float" office:value="0.00720706">
            <text:p>0.00720706</text:p>
          </table:table-cell>
          <table:table-cell office:value-type="float" office:value="7.3799143">
            <text:p>7.3799143</text:p>
          </table:table-cell>
          <table:table-cell office:value-type="float" office:value="0.00758792">
            <text:p>0.00758792</text:p>
          </table:table-cell>
          <table:table-cell office:value-type="float" office:value="7.3447579">
            <text:p>7.3447579</text:p>
          </table:table-cell>
          <table:table-cell office:value-type="float" office:value="0.00796878">
            <text:p>0.007968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8.5430052">
            <text:p>8.5430052</text:p>
          </table:table-cell>
          <table:table-cell office:value-type="float" office:value="0.00228517">
            <text:p>0.00228517</text:p>
          </table:table-cell>
          <table:table-cell office:value-type="float" office:value="8.5019894">
            <text:p>8.5019894</text:p>
          </table:table-cell>
          <table:table-cell office:value-type="float" office:value="0.00266603">
            <text:p>0.00266603</text:p>
          </table:table-cell>
          <table:table-cell office:value-type="float" office:value="8.4639033">
            <text:p>8.4639033</text:p>
          </table:table-cell>
          <table:table-cell office:value-type="float" office:value="0.00301759">
            <text:p>0.00301759</text:p>
          </table:table-cell>
          <table:table-cell office:value-type="float" office:value="8.4228875">
            <text:p>8.4228875</text:p>
          </table:table-cell>
          <table:table-cell office:value-type="float" office:value="0.00342775">
            <text:p>0.00342775</text:p>
          </table:table-cell>
          <table:table-cell office:value-type="float" office:value="8.3760123">
            <text:p>8.3760123</text:p>
          </table:table-cell>
          <table:table-cell office:value-type="float" office:value="0.0038965">
            <text:p>0.0038965</text:p>
          </table:table-cell>
          <table:table-cell office:value-type="float" office:value="8.3291371">
            <text:p>8.3291371</text:p>
          </table:table-cell>
          <table:table-cell office:value-type="float" office:value="0.00436525">
            <text:p>0.00436525</text:p>
          </table:table-cell>
          <table:table-cell office:value-type="float" office:value="8.2881213">
            <text:p>8.2881213</text:p>
          </table:table-cell>
          <table:table-cell office:value-type="float" office:value="0.00474611">
            <text:p>0.00474611</text:p>
          </table:table-cell>
          <table:table-cell office:value-type="float" office:value="8.2412461">
            <text:p>8.2412461</text:p>
          </table:table-cell>
          <table:table-cell office:value-type="float" office:value="0.00527346">
            <text:p>0.00527346</text:p>
          </table:table-cell>
          <table:table-cell office:value-type="float" office:value="8.2002303">
            <text:p>8.2002303</text:p>
          </table:table-cell>
          <table:table-cell office:value-type="float" office:value="0.00562502">
            <text:p>0.00562502</text:p>
          </table:table-cell>
          <table:table-cell office:value-type="float" office:value="8.1621442">
            <text:p>8.1621442</text:p>
          </table:table-cell>
          <table:table-cell office:value-type="float" office:value="0.00597659">
            <text:p>0.00597659</text:p>
          </table:table-cell>
          <table:table-cell office:value-type="float" office:value="8.1211284">
            <text:p>8.1211284</text:p>
          </table:table-cell>
          <table:table-cell office:value-type="float" office:value="0.00638675">
            <text:p>0.00638675</text:p>
          </table:table-cell>
          <table:table-cell office:value-type="float" office:value="8.0830423">
            <text:p>8.0830423</text:p>
          </table:table-cell>
          <table:table-cell office:value-type="float" office:value="0.00676761">
            <text:p>0.00676761</text:p>
          </table:table-cell>
          <table:table-cell office:value-type="float" office:value="8.0420265">
            <text:p>8.0420265</text:p>
          </table:table-cell>
          <table:table-cell office:value-type="float" office:value="0.00720706">
            <text:p>0.00720706</text:p>
          </table:table-cell>
          <table:table-cell office:value-type="float" office:value="8.0010107">
            <text:p>8.0010107</text:p>
          </table:table-cell>
          <table:table-cell office:value-type="float" office:value="0.00758792">
            <text:p>0.00758792</text:p>
          </table:table-cell>
          <table:table-cell office:value-type="float" office:value="7.9599949">
            <text:p>7.9599949</text:p>
          </table:table-cell>
          <table:table-cell office:value-type="float" office:value="0.00799808">
            <text:p>0.007998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.1582422">
            <text:p>9.1582422</text:p>
          </table:table-cell>
          <table:table-cell office:value-type="float" office:value="0.00228517">
            <text:p>0.00228517</text:p>
          </table:table-cell>
          <table:table-cell office:value-type="float" office:value="9.1260155">
            <text:p>9.1260155</text:p>
          </table:table-cell>
          <table:table-cell office:value-type="float" office:value="0.00263673">
            <text:p>0.00263673</text:p>
          </table:table-cell>
          <table:table-cell office:value-type="float" office:value="9.08207">
            <text:p>9.08207</text:p>
          </table:table-cell>
          <table:table-cell office:value-type="float" office:value="0.00307619">
            <text:p>0.00307619</text:p>
          </table:table-cell>
          <table:table-cell office:value-type="float" office:value="9.0381245">
            <text:p>9.0381245</text:p>
          </table:table-cell>
          <table:table-cell office:value-type="float" office:value="0.00348634">
            <text:p>0.00348634</text:p>
          </table:table-cell>
          <table:table-cell office:value-type="float" office:value="8.994179">
            <text:p>8.994179</text:p>
          </table:table-cell>
          <table:table-cell office:value-type="float" office:value="0.0039258">
            <text:p>0.0039258</text:p>
          </table:table-cell>
          <table:table-cell office:value-type="float" office:value="8.9502335">
            <text:p>8.9502335</text:p>
          </table:table-cell>
          <table:table-cell office:value-type="float" office:value="0.00436525">
            <text:p>0.00436525</text:p>
          </table:table-cell>
          <table:table-cell office:value-type="float" office:value="8.9033583">
            <text:p>8.9033583</text:p>
          </table:table-cell>
          <table:table-cell office:value-type="float" office:value="0.00477541">
            <text:p>0.00477541</text:p>
          </table:table-cell>
          <table:table-cell office:value-type="float" office:value="8.8623425">
            <text:p>8.8623425</text:p>
          </table:table-cell>
          <table:table-cell office:value-type="float" office:value="0.00521487">
            <text:p>0.00521487</text:p>
          </table:table-cell>
          <table:table-cell office:value-type="float" office:value="8.8213267">
            <text:p>8.8213267</text:p>
          </table:table-cell>
          <table:table-cell office:value-type="float" office:value="0.00562502">
            <text:p>0.00562502</text:p>
          </table:table-cell>
          <table:table-cell office:value-type="float" office:value="8.7773812">
            <text:p>8.7773812</text:p>
          </table:table-cell>
          <table:table-cell office:value-type="float" office:value="0.00603518">
            <text:p>0.00603518</text:p>
          </table:table-cell>
          <table:table-cell office:value-type="float" office:value="8.7363654">
            <text:p>8.7363654</text:p>
          </table:table-cell>
          <table:table-cell office:value-type="float" office:value="0.00644534">
            <text:p>0.00644534</text:p>
          </table:table-cell>
          <table:table-cell office:value-type="float" office:value="8.701209">
            <text:p>8.701209</text:p>
          </table:table-cell>
          <table:table-cell office:value-type="float" office:value="0.00676761">
            <text:p>0.00676761</text:p>
          </table:table-cell>
          <table:table-cell office:value-type="float" office:value="8.6601932">
            <text:p>8.6601932</text:p>
          </table:table-cell>
          <table:table-cell office:value-type="float" office:value="0.00720706">
            <text:p>0.00720706</text:p>
          </table:table-cell>
          <table:table-cell office:value-type="float" office:value="8.6191774">
            <text:p>8.6191774</text:p>
          </table:table-cell>
          <table:table-cell office:value-type="float" office:value="0.00758792">
            <text:p>0.00758792</text:p>
          </table:table-cell>
          <table:table-cell office:value-type="float" office:value="8.5752319">
            <text:p>8.5752319</text:p>
          </table:table-cell>
          <table:table-cell office:value-type="float" office:value="0.00802738">
            <text:p>0.00802738</text:p>
          </table:table-cell>
          <table:table-cell table:number-columns-repeated="2"/>
        </table:table-row>
        <table:table-row table:style-name="ro1" table:number-rows-repeated="2">
          <table:table-cell table:number-columns-repeated="33"/>
        </table:table-row>
        <table:table-row table:style-name="ro1">
          <table:table-cell table:number-columns-repeated="2"/>
          <table:table-cell table:formula="of:=(MAX([.C5:.C19])-MIN([.C5:.C19]))/0.000001" office:value-type="float" office:value="87.8899999999998">
            <text:p>87.89</text:p>
          </table:table-cell>
          <table:table-cell/>
          <table:table-cell table:formula="of:=(MAX([.E5:.E19])-MIN([.E5:.E19]))/0.000001" office:value-type="float" office:value="117.19">
            <text:p>117.19</text:p>
          </table:table-cell>
          <table:table-cell/>
          <table:table-cell table:formula="of:=(MAX([.G5:.G19])-MIN([.G5:.G19]))/0.000001" office:value-type="float" office:value="146.48">
            <text:p>146.48</text:p>
          </table:table-cell>
          <table:table-cell/>
          <table:table-cell table:formula="of:=(MAX([.I5:.I19])-MIN([.I5:.I19]))/0.000001" office:value-type="float" office:value="175.78">
            <text:p>175.78</text:p>
          </table:table-cell>
          <table:table-cell/>
          <table:table-cell table:formula="of:=(MAX([.K5:.K19])-MIN([.K5:.K19]))/0.000001" office:value-type="float" office:value="146.480000000001">
            <text:p>146.48</text:p>
          </table:table-cell>
          <table:table-cell/>
          <table:table-cell table:formula="of:=(MAX([.M5:.M19])-MIN([.M5:.M19]))/0.000001" office:value-type="float" office:value="175.78">
            <text:p>175.78</text:p>
          </table:table-cell>
          <table:table-cell/>
          <table:table-cell table:formula="of:=(MAX([.O5:.O19])-MIN([.O5:.O19]))/0.000001" office:value-type="float" office:value="234.38">
            <text:p>234.38</text:p>
          </table:table-cell>
          <table:table-cell/>
          <table:table-cell table:formula="of:=(MAX([.Q5:.Q19])-MIN([.Q5:.Q19]))/0.000001" office:value-type="float" office:value="410.16">
            <text:p>410.16</text:p>
          </table:table-cell>
          <table:table-cell/>
          <table:table-cell table:formula="of:=(MAX([.S5:.S19])-MIN([.S5:.S19]))/0.000001" office:value-type="float" office:value="556.640000000001">
            <text:p>556.64</text:p>
          </table:table-cell>
          <table:table-cell/>
          <table:table-cell table:formula="of:=(MAX([.U5:.U19])-MIN([.U5:.U19]))/0.000001" office:value-type="float" office:value="849.61">
            <text:p>849.61</text:p>
          </table:table-cell>
          <table:table-cell/>
          <table:table-cell table:formula="of:=(MAX([.W5:.W19])-MIN([.W5:.W19]))/0.000001" office:value-type="float" office:value="1171.88">
            <text:p>1171.88</text:p>
          </table:table-cell>
          <table:table-cell/>
          <table:table-cell table:formula="of:=(MAX([.Y5:.Y19])-MIN([.Y5:.Y19]))/0.000001" office:value-type="float" office:value="1435.56">
            <text:p>1435.56</text:p>
          </table:table-cell>
          <table:table-cell/>
          <table:table-cell table:formula="of:=(MAX([.AA5:.AA19])-MIN([.AA5:.AA19]))/0.000001" office:value-type="float" office:value="1757.82">
            <text:p>1757.82</text:p>
          </table:table-cell>
          <table:table-cell/>
          <table:table-cell table:formula="of:=(MAX([.AC5:.AC19])-MIN([.AC5:.AC19]))/0.000001" office:value-type="float" office:value="2109.38">
            <text:p>2109.38</text:p>
          </table:table-cell>
          <table:table-cell/>
          <table:table-cell table:formula="of:=(MAX([.AE5:.AE19])-MIN([.AE5:.AE19]))/0.000001" office:value-type="float" office:value="2519.54">
            <text:p>2519.54</text:p>
          </table:table-cell>
          <table:table-cell table:number-columns-repeated="2"/>
        </table:table-row>
        <table:table-row table:style-name="ro1" table:number-rows-repeated="4">
          <table:table-cell table:number-columns-repeated="33"/>
        </table:table-row>
        <table:table-row table:style-name="ro1">
          <table:table-cell table:number-columns-repeated="13"/>
          <table:table-cell>
            <draw:frame table:end-cell-address="Autorange.U47" table:end-x="0.437in" table:end-y="0.1614in" draw:z-index="0" draw:style-name="gr1" draw:text-style-name="P1" svg:width="6.2858in" svg:height="3.8626in" svg:x="0.3744in" svg:y="0.0209in">
              <draw:object draw:notify-on-update-of-ranges="Autorange.B5:Autorange.B19 Autorange.C5:Autorange.C19 Autorange.D5:Autorange.D19 Autorange.E5:Autorange.E19 Autorange.F5:Autorange.F19 Autorange.G5:Autorange.G19 Autorange.H5:Autorange.H19 Autorange.I5:Autorange.I19 Autorange.J5:Autorange.J19 Autorange.K5:Autorange.K19 Autorange.L5:Autorange.L19 Autorange.M5:Autorange.M19 Autorange.N5:Autorange.N19 Autorange.O5:Autorange.O19 Autorange.P5:Autorange.P19 Autorange.Q5:Autorange.Q19 Autorange.R5:Autorange.R19 Autorange.S5:Autorange.S19 Autorange.T5:Autorange.T19 Autorange.U5:Autorange.U19 Autorange.V5:Autorange.V19 Autorange.W5:Autorange.W19 Autorange.X5:Autorange.X19 Autorange.Y5:Autorange.Y19 Autorange.Z5:Autorange.Z19 Autorange.AA5:Autorange.AA19 Autorange.AB5:Autorange.AB19 Autorange.AC5:Autorange.AC19 Autorange.AD5:Autorange.AD19 Autorange.AE5:Autorange.AE1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9"/>
        </table:table-row>
        <table:table-row table:style-name="ro1" table:number-rows-repeated="27">
          <table:table-cell table:number-columns-repeated="33"/>
        </table:table-row>
        <table:table-row table:style-name="ro1">
          <table:table-cell table:number-columns-repeated="12"/>
          <table:table-cell office:value-type="string">
            <text:p>Vce</text:p>
          </table:table-cell>
          <table:table-cell office:value-type="string">
            <text:p>Ic</text:p>
          </table:table-cell>
          <table:table-cell/>
          <table:table-cell office:value-type="string">
            <text:p>Vce</text:p>
          </table:table-cell>
          <table:table-cell office:value-type="string">
            <text:p>Ic</text:p>
          </table:table-cell>
          <table:table-cell/>
          <table:table-cell office:value-type="string">
            <text:p>Vce</text:p>
          </table:table-cell>
          <table:table-cell office:value-type="string">
            <text:p>Ic</text:p>
          </table:table-cell>
          <table:table-cell/>
          <table:table-cell office:value-type="string">
            <text:p>Vce</text:p>
          </table:table-cell>
          <table:table-cell office:value-type="string">
            <text:p>Ic</text:p>
          </table:table-cell>
          <table:table-cell/>
          <table:table-cell office:value-type="string">
            <text:p>Vce</text:p>
          </table:table-cell>
          <table:table-cell office:value-type="string">
            <text:p>Ic</text:p>
          </table:table-cell>
          <table:table-cell/>
          <table:table-cell office:value-type="string">
            <text:p>Vce</text:p>
          </table:table-cell>
          <table:table-cell office:value-type="string">
            <text:p>Ic</text:p>
          </table:table-cell>
          <table:table-cell/>
          <table:table-cell office:value-type="string">
            <text:p>Vce</text:p>
          </table:table-cell>
          <table:table-cell office:value-type="string">
            <text:p>Ic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234376">
            <text:p>0.234376</text:p>
          </table:table-cell>
          <table:table-cell office:value-type="float" office:value="0.00395509">
            <text:p>0.00395509</text:p>
          </table:table-cell>
          <table:table-cell table:style-name="ce6"/>
          <table:table-cell table:style-name="ce5" office:value-type="float" office:value="0.0849613">
            <text:p>0.08496130</text:p>
          </table:table-cell>
          <table:table-cell table:style-name="ce5" office:value-type="float" office:value="0.00541994">
            <text:p>0.00541994</text:p>
          </table:table-cell>
          <table:table-cell table:style-name="ce6"/>
          <table:table-cell table:style-name="ce5" office:value-type="float" office:value="0.0556643">
            <text:p>0.05566430</text:p>
          </table:table-cell>
          <table:table-cell table:style-name="ce5" office:value-type="float" office:value="0.00571292">
            <text:p>0.00571292</text:p>
          </table:table-cell>
          <table:table-cell table:style-name="ce6"/>
          <table:table-cell table:style-name="ce5" office:value-type="float" office:value="0.0439455">
            <text:p>0.04394550</text:p>
          </table:table-cell>
          <table:table-cell table:style-name="ce5" office:value-type="float" office:value="0.0058301">
            <text:p>0.00583010</text:p>
          </table:table-cell>
          <table:table-cell table:style-name="ce6"/>
          <table:table-cell table:style-name="ce5" office:value-type="float" office:value="0.0380861">
            <text:p>0.03808610</text:p>
          </table:table-cell>
          <table:table-cell table:style-name="ce5" office:value-type="float" office:value="0.0058887">
            <text:p>0.00588870</text:p>
          </table:table-cell>
          <table:table-cell table:style-name="ce6"/>
          <table:table-cell table:style-name="ce5" office:value-type="float" office:value="0.029297">
            <text:p>0.02929700</text:p>
          </table:table-cell>
          <table:table-cell table:style-name="ce5" office:value-type="float" office:value="0.00597659">
            <text:p>0.00597659</text:p>
          </table:table-cell>
          <table:table-cell table:style-name="ce6"/>
          <table:table-cell table:style-name="ce5" office:value-type="float" office:value="0.0234376">
            <text:p>0.02343760</text:p>
          </table:table-cell>
          <table:table-cell table:style-name="ce5" office:value-type="float" office:value="0.00603518">
            <text:p>0.00603518</text:p>
          </table:table-cell>
          <table:table-cell table:style-name="ce6"/>
        </table:table-row>
        <table:table-row table:style-name="ro1">
          <table:table-cell table:number-columns-repeated="12"/>
          <table:table-cell office:value-type="float" office:value="0.8613318">
            <text:p>0.8613318</text:p>
          </table:table-cell>
          <table:table-cell office:value-type="float" office:value="0.0039551">
            <text:p>0.0039551</text:p>
          </table:table-cell>
          <table:table-cell table:style-name="ce7" table:formula="of:=([.N57]-[.N56])/0.000001" office:value-type="float" office:value="0.00999999999907325">
            <text:p>0</text:p>
          </table:table-cell>
          <table:table-cell table:style-name="ce5" office:value-type="float" office:value="0.5478539">
            <text:p>0.54785390</text:p>
          </table:table-cell>
          <table:table-cell table:style-name="ce5" office:value-type="float" office:value="0.00703128">
            <text:p>0.00703128</text:p>
          </table:table-cell>
          <table:table-cell table:style-name="ce7" table:formula="of:=([.Q57]-[.Q56])/0.000001" office:value-type="float" office:value="1611.34">
            <text:p>1611</text:p>
          </table:table-cell>
          <table:table-cell table:style-name="ce5" office:value-type="float" office:value="0.2138681">
            <text:p>0.21386810</text:p>
          </table:table-cell>
          <table:table-cell table:style-name="ce5" office:value-type="float" office:value="0.01031254">
            <text:p>0.01031254</text:p>
          </table:table-cell>
          <table:table-cell table:style-name="ce7" table:formula="of:=([.T57]-[.T56])/0.000001" office:value-type="float" office:value="4599.62">
            <text:p>4600</text:p>
          </table:table-cell>
          <table:table-cell table:style-name="ce5" office:value-type="float" office:value="0.1025395">
            <text:p>0.10253950</text:p>
          </table:table-cell>
          <table:table-cell table:style-name="ce5" office:value-type="float" office:value="0.01139653">
            <text:p>0.01139653</text:p>
          </table:table-cell>
          <table:table-cell table:style-name="ce7" table:formula="of:=([.W57]-[.W56])/0.000001" office:value-type="float" office:value="5566.43">
            <text:p>5566</text:p>
          </table:table-cell>
          <table:table-cell table:style-name="ce5" office:value-type="float" office:value="0.0820316">
            <text:p>0.08203160</text:p>
          </table:table-cell>
          <table:table-cell table:style-name="ce5" office:value-type="float" office:value="0.01160161">
            <text:p>0.01160161</text:p>
          </table:table-cell>
          <table:table-cell table:style-name="ce7" table:formula="of:=([.Z57]-[.Z56])/0.000001" office:value-type="float" office:value="5712.91">
            <text:p>5713</text:p>
          </table:table-cell>
          <table:table-cell table:style-name="ce5" office:value-type="float" office:value="0.0673831">
            <text:p>0.06738310</text:p>
          </table:table-cell>
          <table:table-cell table:style-name="ce5" office:value-type="float" office:value="0.01177739">
            <text:p>0.01177739</text:p>
          </table:table-cell>
          <table:table-cell table:style-name="ce7" table:formula="of:=([.AC57]-[.AC56])/0.000001" office:value-type="float" office:value="5800.8">
            <text:p>5801</text:p>
          </table:table-cell>
          <table:table-cell table:style-name="ce5" office:value-type="float" office:value="0.058594">
            <text:p>0.05859400</text:p>
          </table:table-cell>
          <table:table-cell table:style-name="ce5" office:value-type="float" office:value="0.01186528">
            <text:p>0.01186528</text:p>
          </table:table-cell>
          <table:table-cell table:style-name="ce7" table:formula="of:=([.AF57]-[.AF56])/0.000001" office:value-type="float" office:value="5830.1">
            <text:p>5830</text:p>
          </table:table-cell>
        </table:table-row>
        <table:table-row table:style-name="ro1">
          <table:table-cell table:number-columns-repeated="12"/>
          <table:table-cell office:value-type="float" office:value="1.4736391">
            <text:p>1.4736391</text:p>
          </table:table-cell>
          <table:table-cell office:value-type="float" office:value="0.00401369">
            <text:p>0.00401369</text:p>
          </table:table-cell>
          <table:table-cell table:style-name="ce7" table:formula="of:=([.N58]-[.N57])/0.000001" office:value-type="float" office:value="58.5900000000007">
            <text:p>59</text:p>
          </table:table-cell>
          <table:table-cell table:style-name="ce5" office:value-type="float" office:value="1.1601612">
            <text:p>1.16016120</text:p>
          </table:table-cell>
          <table:table-cell table:style-name="ce5" office:value-type="float" office:value="0.00708987">
            <text:p>0.00708987</text:p>
          </table:table-cell>
          <table:table-cell table:style-name="ce7" table:formula="of:=([.Q58]-[.Q57])/0.000001" office:value-type="float" office:value="58.5899999999999">
            <text:p>59</text:p>
          </table:table-cell>
          <table:table-cell table:style-name="ce5" office:value-type="float" office:value="0.8232457">
            <text:p>0.82324570</text:p>
          </table:table-cell>
          <table:table-cell table:style-name="ce5" office:value-type="float" office:value="0.01037114">
            <text:p>0.01037114</text:p>
          </table:table-cell>
          <table:table-cell table:style-name="ce7" table:formula="of:=([.T58]-[.T57])/0.000001" office:value-type="float" office:value="58.6000000000007">
            <text:p>59</text:p>
          </table:table-cell>
          <table:table-cell table:style-name="ce5" office:value-type="float" office:value="0.5039084">
            <text:p>0.50390840</text:p>
          </table:table-cell>
          <table:table-cell table:style-name="ce5" office:value-type="float" office:value="0.01353521">
            <text:p>0.01353521</text:p>
          </table:table-cell>
          <table:table-cell table:style-name="ce7" table:formula="of:=([.W58]-[.W57])/0.000001" office:value-type="float" office:value="2138.68">
            <text:p>2139</text:p>
          </table:table-cell>
          <table:table-cell table:style-name="ce5" office:value-type="float" office:value="0.1992196">
            <text:p>0.19921960</text:p>
          </table:table-cell>
          <table:table-cell table:style-name="ce5" office:value-type="float" office:value="0.01649421">
            <text:p>0.01649421</text:p>
          </table:table-cell>
          <table:table-cell table:style-name="ce7" table:formula="of:=([.Z58]-[.Z57])/0.000001" office:value-type="float" office:value="4892.6">
            <text:p>4893</text:p>
          </table:table-cell>
          <table:table-cell table:style-name="ce5" office:value-type="float" office:value="0.117188">
            <text:p>0.11718800</text:p>
          </table:table-cell>
          <table:table-cell table:style-name="ce5" office:value-type="float" office:value="0.01734382">
            <text:p>0.01734382</text:p>
          </table:table-cell>
          <table:table-cell table:style-name="ce7" table:formula="of:=([.AC58]-[.AC57])/0.000001" office:value-type="float" office:value="5566.43">
            <text:p>5566</text:p>
          </table:table-cell>
          <table:table-cell table:style-name="ce5" office:value-type="float" office:value="0.0937504">
            <text:p>0.09375040</text:p>
          </table:table-cell>
          <table:table-cell table:style-name="ce5" office:value-type="float" office:value="0.0175489">
            <text:p>0.01754890</text:p>
          </table:table-cell>
          <table:table-cell table:style-name="ce7" table:formula="of:=([.AF58]-[.AF57])/0.000001" office:value-type="float" office:value="5683.62">
            <text:p>5684</text:p>
          </table:table-cell>
        </table:table-row>
        <table:table-row table:style-name="ro1">
          <table:table-cell table:number-columns-repeated="12"/>
          <table:table-cell office:value-type="float" office:value="2.109384">
            <text:p>2.109384</text:p>
          </table:table-cell>
          <table:table-cell office:value-type="float" office:value="0.00398439">
            <text:p>0.00398439</text:p>
          </table:table-cell>
          <table:table-cell table:style-name="ce7" table:formula="of:=([.N59]-[.N58])/0.000001" office:value-type="float" office:value="-29.3000000000003">
            <text:p>-29</text:p>
          </table:table-cell>
          <table:table-cell table:style-name="ce5" office:value-type="float" office:value="1.7959061">
            <text:p>1.79590610</text:p>
          </table:table-cell>
          <table:table-cell table:style-name="ce5" office:value-type="float" office:value="0.00708987">
            <text:p>0.00708987</text:p>
          </table:table-cell>
          <table:table-cell table:style-name="ce7" table:formula="of:=([.Q59]-[.Q58])/0.000001" office:value-type="float" office:value="0">
            <text:p>0</text:p>
          </table:table-cell>
          <table:table-cell table:style-name="ce5" office:value-type="float" office:value="1.4560609">
            <text:p>1.45606090</text:p>
          </table:table-cell>
          <table:table-cell table:style-name="ce5" office:value-type="float" office:value="0.01042973">
            <text:p>0.01042973</text:p>
          </table:table-cell>
          <table:table-cell table:style-name="ce7" table:formula="of:=([.T59]-[.T58])/0.000001" office:value-type="float" office:value="58.589999999999">
            <text:p>59</text:p>
          </table:table-cell>
          <table:table-cell table:style-name="ce5" office:value-type="float" office:value="1.1337939">
            <text:p>1.13379390</text:p>
          </table:table-cell>
          <table:table-cell table:style-name="ce5" office:value-type="float" office:value="0.01356451">
            <text:p>0.01356451</text:p>
          </table:table-cell>
          <table:table-cell table:style-name="ce7" table:formula="of:=([.W59]-[.W58])/0.000001" office:value-type="float" office:value="29.2999999999995">
            <text:p>29</text:p>
          </table:table-cell>
          <table:table-cell table:style-name="ce5" office:value-type="float" office:value="0.8056675">
            <text:p>0.80566750</text:p>
          </table:table-cell>
          <table:table-cell table:style-name="ce5" office:value-type="float" office:value="0.01681648">
            <text:p>0.01681648</text:p>
          </table:table-cell>
          <table:table-cell table:style-name="ce7" table:formula="of:=([.Z59]-[.Z58])/0.000001" office:value-type="float" office:value="322.270000000003">
            <text:p>322</text:p>
          </table:table-cell>
          <table:table-cell table:style-name="ce5" office:value-type="float" office:value="0.468752">
            <text:p>0.46875200</text:p>
          </table:table-cell>
          <table:table-cell table:style-name="ce5" office:value-type="float" office:value="0.02012704">
            <text:p>0.02012704</text:p>
          </table:table-cell>
          <table:table-cell table:style-name="ce7" table:formula="of:=([.AC59]-[.AC58])/0.000001" office:value-type="float" office:value="2783.22">
            <text:p>2783</text:p>
          </table:table-cell>
          <table:table-cell table:style-name="ce5" office:value-type="float" office:value="0.205079">
            <text:p>0.20507900</text:p>
          </table:table-cell>
          <table:table-cell table:style-name="ce5" office:value-type="float" office:value="0.02273447">
            <text:p>0.02273447</text:p>
          </table:table-cell>
          <table:table-cell table:style-name="ce7" table:formula="of:=([.AF59]-[.AF58])/0.000001" office:value-type="float" office:value="5185.57">
            <text:p>5186</text:p>
          </table:table-cell>
        </table:table-row>
        <table:table-row table:style-name="ro1">
          <table:table-cell table:number-columns-repeated="12"/>
          <table:table-cell office:value-type="float" office:value="2.7334101">
            <text:p>2.7334101</text:p>
          </table:table-cell>
          <table:table-cell office:value-type="float" office:value="0.00404299">
            <text:p>0.00404299</text:p>
          </table:table-cell>
          <table:table-cell table:style-name="ce7" table:formula="of:=([.N60]-[.N59])/0.000001" office:value-type="float" office:value="58.5999999999998">
            <text:p>59</text:p>
          </table:table-cell>
          <table:table-cell table:style-name="ce5" office:value-type="float" office:value="2.4170025">
            <text:p>2.41700250</text:p>
          </table:table-cell>
          <table:table-cell table:style-name="ce5" office:value-type="float" office:value="0.00714847">
            <text:p>0.00714847</text:p>
          </table:table-cell>
          <table:table-cell table:style-name="ce7" table:formula="of:=([.Q60]-[.Q59])/0.000001" office:value-type="float" office:value="58.6000000000007">
            <text:p>59</text:p>
          </table:table-cell>
          <table:table-cell table:style-name="ce5" office:value-type="float" office:value="2.0771573">
            <text:p>2.07715730</text:p>
          </table:table-cell>
          <table:table-cell table:style-name="ce5" office:value-type="float" office:value="0.01048833">
            <text:p>0.01048833</text:p>
          </table:table-cell>
          <table:table-cell table:style-name="ce7" table:formula="of:=([.T60]-[.T59])/0.000001" office:value-type="float" office:value="58.6000000000007">
            <text:p>59</text:p>
          </table:table-cell>
          <table:table-cell table:style-name="ce5" office:value-type="float" office:value="1.7548903">
            <text:p>1.75489030</text:p>
          </table:table-cell>
          <table:table-cell table:style-name="ce5" office:value-type="float" office:value="0.01362311">
            <text:p>0.01362311</text:p>
          </table:table-cell>
          <table:table-cell table:style-name="ce7" table:formula="of:=([.W60]-[.W59])/0.000001" office:value-type="float" office:value="58.6000000000007">
            <text:p>59</text:p>
          </table:table-cell>
          <table:table-cell table:style-name="ce5" office:value-type="float" office:value="1.4238342">
            <text:p>1.42383420</text:p>
          </table:table-cell>
          <table:table-cell table:style-name="ce5" office:value-type="float" office:value="0.01687507">
            <text:p>0.01687507</text:p>
          </table:table-cell>
          <table:table-cell table:style-name="ce7" table:formula="of:=([.Z60]-[.Z59])/0.000001" office:value-type="float" office:value="58.5899999999973">
            <text:p>59</text:p>
          </table:table-cell>
          <table:table-cell table:style-name="ce5" office:value-type="float" office:value="1.083989">
            <text:p>1.08398900</text:p>
          </table:table-cell>
          <table:table-cell table:style-name="ce5" office:value-type="float" office:value="0.02024423">
            <text:p>0.02024423</text:p>
          </table:table-cell>
          <table:table-cell table:style-name="ce7" table:formula="of:=([.AC60]-[.AC59])/0.000001" office:value-type="float" office:value="117.190000000003">
            <text:p>117</text:p>
          </table:table-cell>
          <table:table-cell table:style-name="ce5" office:value-type="float" office:value="0.7675814">
            <text:p>0.76758140</text:p>
          </table:table-cell>
          <table:table-cell table:style-name="ce5" office:value-type="float" office:value="0.02337901">
            <text:p>0.02337901</text:p>
          </table:table-cell>
          <table:table-cell table:style-name="ce7" table:formula="of:=([.AF60]-[.AF59])/0.000001" office:value-type="float" office:value="644.540000000002">
            <text:p>645</text:p>
          </table:table-cell>
        </table:table-row>
        <table:table-row table:style-name="ro1">
          <table:table-cell table:number-columns-repeated="12"/>
          <table:table-cell office:value-type="float" office:value="3.3486471">
            <text:p>3.3486471</text:p>
          </table:table-cell>
          <table:table-cell office:value-type="float" office:value="0.00401369">
            <text:p>0.00401369</text:p>
          </table:table-cell>
          <table:table-cell table:style-name="ce7" table:formula="of:=([.N61]-[.N60])/0.000001" office:value-type="float" office:value="-29.2999999999995">
            <text:p>-29</text:p>
          </table:table-cell>
          <table:table-cell table:style-name="ce5" office:value-type="float" office:value="3.0322395">
            <text:p>3.03223950</text:p>
          </table:table-cell>
          <table:table-cell table:style-name="ce5" office:value-type="float" office:value="0.00711917">
            <text:p>0.00711917</text:p>
          </table:table-cell>
          <table:table-cell table:style-name="ce7" table:formula="of:=([.Q61]-[.Q60])/0.000001" office:value-type="float" office:value="-29.3000000000003">
            <text:p>-29</text:p>
          </table:table-cell>
          <table:table-cell table:style-name="ce5" office:value-type="float" office:value="2.6894646">
            <text:p>2.68946460</text:p>
          </table:table-cell>
          <table:table-cell table:style-name="ce5" office:value-type="float" office:value="0.01048833">
            <text:p>0.01048833</text:p>
          </table:table-cell>
          <table:table-cell table:style-name="ce7" table:formula="of:=([.T61]-[.T60])/0.000001" office:value-type="float" office:value="0">
            <text:p>0</text:p>
          </table:table-cell>
          <table:table-cell table:style-name="ce5" office:value-type="float" office:value="2.3642679">
            <text:p>2.36426790</text:p>
          </table:table-cell>
          <table:table-cell table:style-name="ce5" office:value-type="float" office:value="0.0136817">
            <text:p>0.01368170</text:p>
          </table:table-cell>
          <table:table-cell table:style-name="ce7" table:formula="of:=([.W61]-[.W60])/0.000001" office:value-type="float" office:value="58.589999999999">
            <text:p>59</text:p>
          </table:table-cell>
          <table:table-cell table:style-name="ce5" office:value-type="float" office:value="2.0332118">
            <text:p>2.03321180</text:p>
          </table:table-cell>
          <table:table-cell table:style-name="ce5" office:value-type="float" office:value="0.01693367">
            <text:p>0.01693367</text:p>
          </table:table-cell>
          <table:table-cell table:style-name="ce7" table:formula="of:=([.Z61]-[.Z60])/0.000001" office:value-type="float" office:value="58.6000000000024">
            <text:p>59</text:p>
          </table:table-cell>
          <table:table-cell table:style-name="ce5" office:value-type="float" office:value="1.6933666">
            <text:p>1.69336660</text:p>
          </table:table-cell>
          <table:table-cell table:style-name="ce5" office:value-type="float" office:value="0.02030282">
            <text:p>0.02030282</text:p>
          </table:table-cell>
          <table:table-cell table:style-name="ce7" table:formula="of:=([.AC61]-[.AC60])/0.000001" office:value-type="float" office:value="58.5899999999973">
            <text:p>59</text:p>
          </table:table-cell>
          <table:table-cell table:style-name="ce5" office:value-type="float" office:value="1.3681699">
            <text:p>1.36816990</text:p>
          </table:table-cell>
          <table:table-cell table:style-name="ce5" office:value-type="float" office:value="0.02349619">
            <text:p>0.02349619</text:p>
          </table:table-cell>
          <table:table-cell table:style-name="ce7" table:formula="of:=([.AF61]-[.AF60])/0.000001" office:value-type="float" office:value="117.179999999998">
            <text:p>117</text:p>
          </table:table-cell>
        </table:table-row>
        <table:table-row table:style-name="ro1">
          <table:table-cell table:number-columns-repeated="12"/>
          <table:table-cell office:value-type="float" office:value="3.984392">
            <text:p>3.984392</text:p>
          </table:table-cell>
          <table:table-cell office:value-type="float" office:value="0.00404299">
            <text:p>0.00404299</text:p>
          </table:table-cell>
          <table:table-cell table:style-name="ce7" table:formula="of:=([.N62]-[.N61])/0.000001" office:value-type="float" office:value="29.2999999999995">
            <text:p>29</text:p>
          </table:table-cell>
          <table:table-cell table:style-name="ce5" office:value-type="float" office:value="3.6679844">
            <text:p>3.66798440</text:p>
          </table:table-cell>
          <table:table-cell table:style-name="ce5" office:value-type="float" office:value="0.00717777">
            <text:p>0.00717777</text:p>
          </table:table-cell>
          <table:table-cell table:style-name="ce7" table:formula="of:=([.Q62]-[.Q61])/0.000001" office:value-type="float" office:value="58.5999999999998">
            <text:p>59</text:p>
          </table:table-cell>
          <table:table-cell table:style-name="ce5" office:value-type="float" office:value="3.3252095">
            <text:p>3.32520950</text:p>
          </table:table-cell>
          <table:table-cell table:style-name="ce5" office:value-type="float" office:value="0.01051762">
            <text:p>0.01051762</text:p>
          </table:table-cell>
          <table:table-cell table:style-name="ce7" table:formula="of:=([.T62]-[.T61])/0.000001" office:value-type="float" office:value="29.2899999999995">
            <text:p>29</text:p>
          </table:table-cell>
          <table:table-cell table:style-name="ce5" office:value-type="float" office:value="3.0000128">
            <text:p>3.00001280</text:p>
          </table:table-cell>
          <table:table-cell table:style-name="ce5" office:value-type="float" office:value="0.013711">
            <text:p>0.01371100</text:p>
          </table:table-cell>
          <table:table-cell table:style-name="ce7" table:formula="of:=([.W62]-[.W61])/0.000001" office:value-type="float" office:value="29.2999999999995">
            <text:p>29</text:p>
          </table:table-cell>
          <table:table-cell table:style-name="ce5" office:value-type="float" office:value="2.666027">
            <text:p>2.66602700</text:p>
          </table:table-cell>
          <table:table-cell table:style-name="ce5" office:value-type="float" office:value="0.01702156">
            <text:p>0.01702156</text:p>
          </table:table-cell>
          <table:table-cell table:style-name="ce7" table:formula="of:=([.Z62]-[.Z61])/0.000001" office:value-type="float" office:value="87.8900000000002">
            <text:p>88</text:p>
          </table:table-cell>
          <table:table-cell table:style-name="ce5" office:value-type="float" office:value="2.3232521">
            <text:p>2.32325210</text:p>
          </table:table-cell>
          <table:table-cell table:style-name="ce5" office:value-type="float" office:value="0.02039071">
            <text:p>0.02039071</text:p>
          </table:table-cell>
          <table:table-cell table:style-name="ce7" table:formula="of:=([.AC62]-[.AC61])/0.000001" office:value-type="float" office:value="87.8900000000002">
            <text:p>88</text:p>
          </table:table-cell>
          <table:table-cell table:style-name="ce5" office:value-type="float" office:value="1.9951257">
            <text:p>1.99512570</text:p>
          </table:table-cell>
          <table:table-cell table:style-name="ce5" office:value-type="float" office:value="0.02361338">
            <text:p>0.02361338</text:p>
          </table:table-cell>
          <table:table-cell table:style-name="ce7" table:formula="of:=([.AF62]-[.AF61])/0.000001" office:value-type="float" office:value="117.19">
            <text:p>117</text:p>
          </table:table-cell>
        </table:table-row>
        <table:table-row table:style-name="ro1">
          <table:table-cell table:number-columns-repeated="12"/>
          <table:table-cell office:value-type="float" office:value="4.6084181">
            <text:p>4.6084181</text:p>
          </table:table-cell>
          <table:table-cell office:value-type="float" office:value="0.00401369">
            <text:p>0.00401369</text:p>
          </table:table-cell>
          <table:table-cell table:style-name="ce7" table:formula="of:=([.N63]-[.N62])/0.000001" office:value-type="float" office:value="-29.2999999999995">
            <text:p>-29</text:p>
          </table:table-cell>
          <table:table-cell table:style-name="ce5" office:value-type="float" office:value="4.2890808">
            <text:p>4.28908080</text:p>
          </table:table-cell>
          <table:table-cell table:style-name="ce5" office:value-type="float" office:value="0.00720706">
            <text:p>0.00720706</text:p>
          </table:table-cell>
          <table:table-cell table:style-name="ce7" table:formula="of:=([.Q63]-[.Q62])/0.000001" office:value-type="float" office:value="29.2900000000004">
            <text:p>29</text:p>
          </table:table-cell>
          <table:table-cell table:style-name="ce5" office:value-type="float" office:value="3.9433762">
            <text:p>3.94337620</text:p>
          </table:table-cell>
          <table:table-cell table:style-name="ce5" office:value-type="float" office:value="0.01057622">
            <text:p>0.01057622</text:p>
          </table:table-cell>
          <table:table-cell table:style-name="ce7" table:formula="of:=([.T63]-[.T62])/0.000001" office:value-type="float" office:value="58.6000000000007">
            <text:p>59</text:p>
          </table:table-cell>
          <table:table-cell table:style-name="ce5" office:value-type="float" office:value="3.6152498">
            <text:p>3.61524980</text:p>
          </table:table-cell>
          <table:table-cell table:style-name="ce5" office:value-type="float" office:value="0.01379889">
            <text:p>0.01379889</text:p>
          </table:table-cell>
          <table:table-cell table:style-name="ce7" table:formula="of:=([.W63]-[.W62])/0.000001" office:value-type="float" office:value="87.8900000000019">
            <text:p>88</text:p>
          </table:table-cell>
          <table:table-cell table:style-name="ce5" office:value-type="float" office:value="3.2783343">
            <text:p>3.27833430</text:p>
          </table:table-cell>
          <table:table-cell table:style-name="ce5" office:value-type="float" office:value="0.01710945">
            <text:p>0.01710945</text:p>
          </table:table-cell>
          <table:table-cell table:style-name="ce7" table:formula="of:=([.Z63]-[.Z62])/0.000001" office:value-type="float" office:value="87.8900000000002">
            <text:p>88</text:p>
          </table:table-cell>
          <table:table-cell table:style-name="ce5" office:value-type="float" office:value="2.9355594">
            <text:p>2.93555940</text:p>
          </table:table-cell>
          <table:table-cell table:style-name="ce5" office:value-type="float" office:value="0.0204786">
            <text:p>0.02047860</text:p>
          </table:table-cell>
          <table:table-cell table:style-name="ce7" table:formula="of:=([.AC63]-[.AC62])/0.000001" office:value-type="float" office:value="87.8900000000002">
            <text:p>88</text:p>
          </table:table-cell>
          <table:table-cell table:style-name="ce5" office:value-type="float" office:value="2.607433">
            <text:p>2.60743300</text:p>
          </table:table-cell>
          <table:table-cell table:style-name="ce5" office:value-type="float" office:value="0.02370127">
            <text:p>0.02370127</text:p>
          </table:table-cell>
          <table:table-cell table:style-name="ce7" table:formula="of:=([.AF63]-[.AF62])/0.000001" office:value-type="float" office:value="87.8900000000002">
            <text:p>88</text:p>
          </table:table-cell>
        </table:table-row>
        <table:table-row table:style-name="ro1">
          <table:table-cell table:number-columns-repeated="12"/>
          <table:table-cell office:value-type="float" office:value="5.2353739">
            <text:p>5.2353739</text:p>
          </table:table-cell>
          <table:table-cell office:value-type="float" office:value="0.00407228">
            <text:p>0.00407228</text:p>
          </table:table-cell>
          <table:table-cell table:style-name="ce7" table:formula="of:=([.N64]-[.N63])/0.000001" office:value-type="float" office:value="58.5899999999999">
            <text:p>59</text:p>
          </table:table-cell>
          <table:table-cell table:style-name="ce5" office:value-type="float" office:value="4.9160366">
            <text:p>4.91603660</text:p>
          </table:table-cell>
          <table:table-cell table:style-name="ce5" office:value-type="float" office:value="0.00720706">
            <text:p>0.00720706</text:p>
          </table:table-cell>
          <table:table-cell table:style-name="ce7" table:formula="of:=([.Q64]-[.Q63])/0.000001" office:value-type="float" office:value="0">
            <text:p>0</text:p>
          </table:table-cell>
          <table:table-cell table:style-name="ce5" office:value-type="float" office:value="4.570332">
            <text:p>4.57033200</text:p>
          </table:table-cell>
          <table:table-cell table:style-name="ce5" office:value-type="float" office:value="0.01060551">
            <text:p>0.01060551</text:p>
          </table:table-cell>
          <table:table-cell table:style-name="ce7" table:formula="of:=([.T64]-[.T63])/0.000001" office:value-type="float" office:value="29.2899999999995">
            <text:p>29</text:p>
          </table:table-cell>
          <table:table-cell table:style-name="ce5" office:value-type="float" office:value="4.2392759">
            <text:p>4.23927590</text:p>
          </table:table-cell>
          <table:table-cell table:style-name="ce5" office:value-type="float" office:value="0.01379889">
            <text:p>0.01379889</text:p>
          </table:table-cell>
          <table:table-cell table:style-name="ce7" table:formula="of:=([.W64]-[.W63])/0.000001" office:value-type="float" office:value="0">
            <text:p>0</text:p>
          </table:table-cell>
          <table:table-cell table:style-name="ce5" office:value-type="float" office:value="3.9023604">
            <text:p>3.90236040</text:p>
          </table:table-cell>
          <table:table-cell table:style-name="ce5" office:value-type="float" office:value="0.01716804">
            <text:p>0.01716804</text:p>
          </table:table-cell>
          <table:table-cell table:style-name="ce7" table:formula="of:=([.Z64]-[.Z63])/0.000001" office:value-type="float" office:value="58.5899999999973">
            <text:p>59</text:p>
          </table:table-cell>
          <table:table-cell table:style-name="ce5" office:value-type="float" office:value="3.5537261">
            <text:p>3.55372610</text:p>
          </table:table-cell>
          <table:table-cell table:style-name="ce5" office:value-type="float" office:value="0.02056649">
            <text:p>0.02056649</text:p>
          </table:table-cell>
          <table:table-cell table:style-name="ce7" table:formula="of:=([.AC64]-[.AC63])/0.000001" office:value-type="float" office:value="87.8900000000002">
            <text:p>88</text:p>
          </table:table-cell>
          <table:table-cell table:style-name="ce5" office:value-type="float" office:value="3.2255997">
            <text:p>3.22559970</text:p>
          </table:table-cell>
          <table:table-cell table:style-name="ce5" office:value-type="float" office:value="0.02381846">
            <text:p>0.02381846</text:p>
          </table:table-cell>
          <table:table-cell table:style-name="ce7" table:formula="of:=([.AF64]-[.AF63])/0.000001" office:value-type="float" office:value="117.19">
            <text:p>117</text:p>
          </table:table-cell>
        </table:table-row>
        <table:table-row table:style-name="ro1">
          <table:table-cell table:number-columns-repeated="12"/>
          <table:table-cell office:value-type="float" office:value="5.8623297">
            <text:p>5.8623297</text:p>
          </table:table-cell>
          <table:table-cell office:value-type="float" office:value="0.00410158">
            <text:p>0.00410158</text:p>
          </table:table-cell>
          <table:table-cell table:style-name="ce7" table:formula="of:=([.N65]-[.N64])/0.000001" office:value-type="float" office:value="29.3000000000003">
            <text:p>29</text:p>
          </table:table-cell>
          <table:table-cell table:style-name="ce5" office:value-type="float" office:value="5.5429924">
            <text:p>5.54299240</text:p>
          </table:table-cell>
          <table:table-cell table:style-name="ce5" office:value-type="float" office:value="0.00726566">
            <text:p>0.00726566</text:p>
          </table:table-cell>
          <table:table-cell table:style-name="ce7" table:formula="of:=([.Q65]-[.Q64])/0.000001" office:value-type="float" office:value="58.5999999999998">
            <text:p>59</text:p>
          </table:table-cell>
          <table:table-cell table:style-name="ce5" office:value-type="float" office:value="5.1972878">
            <text:p>5.19728780</text:p>
          </table:table-cell>
          <table:table-cell table:style-name="ce5" office:value-type="float" office:value="0.01069341">
            <text:p>0.01069341</text:p>
          </table:table-cell>
          <table:table-cell table:style-name="ce7" table:formula="of:=([.T65]-[.T64])/0.000001" office:value-type="float" office:value="87.9000000000001">
            <text:p>88</text:p>
          </table:table-cell>
          <table:table-cell table:style-name="ce5" office:value-type="float" office:value="4.8662317">
            <text:p>4.86623170</text:p>
          </table:table-cell>
          <table:table-cell table:style-name="ce5" office:value-type="float" office:value="0.01391608">
            <text:p>0.01391608</text:p>
          </table:table-cell>
          <table:table-cell table:style-name="ce7" table:formula="of:=([.W65]-[.W64])/0.000001" office:value-type="float" office:value="117.19">
            <text:p>117</text:p>
          </table:table-cell>
          <table:table-cell table:style-name="ce5" office:value-type="float" office:value="4.5263865">
            <text:p>4.52638650</text:p>
          </table:table-cell>
          <table:table-cell table:style-name="ce5" office:value-type="float" office:value="0.01728523">
            <text:p>0.01728523</text:p>
          </table:table-cell>
          <table:table-cell table:style-name="ce7" table:formula="of:=([.Z65]-[.Z64])/0.000001" office:value-type="float" office:value="117.19">
            <text:p>117</text:p>
          </table:table-cell>
          <table:table-cell table:style-name="ce5" office:value-type="float" office:value="4.1748225">
            <text:p>4.17482250</text:p>
          </table:table-cell>
          <table:table-cell table:style-name="ce5" office:value-type="float" office:value="0.02074228">
            <text:p>0.02074228</text:p>
          </table:table-cell>
          <table:table-cell table:style-name="ce7" table:formula="of:=([.AC65]-[.AC64])/0.000001" office:value-type="float" office:value="175.790000000002">
            <text:p>176</text:p>
          </table:table-cell>
          <table:table-cell table:style-name="ce5" office:value-type="float" office:value="3.8408367">
            <text:p>3.84083670</text:p>
          </table:table-cell>
          <table:table-cell table:style-name="ce5" office:value-type="float" office:value="0.02399424">
            <text:p>0.02399424</text:p>
          </table:table-cell>
          <table:table-cell table:style-name="ce7" table:formula="of:=([.AF65]-[.AF64])/0.000001" office:value-type="float" office:value="175.78">
            <text:p>176</text:p>
          </table:table-cell>
        </table:table-row>
        <table:table-row table:style-name="ro1">
          <table:table-cell table:number-columns-repeated="12"/>
          <table:table-cell office:value-type="float" office:value="6.4951449">
            <text:p>6.4951449</text:p>
          </table:table-cell>
          <table:table-cell office:value-type="float" office:value="0.00407228">
            <text:p>0.00407228</text:p>
          </table:table-cell>
          <table:table-cell table:style-name="ce7" table:formula="of:=([.N66]-[.N65])/0.000001" office:value-type="float" office:value="-29.3000000000003">
            <text:p>-29</text:p>
          </table:table-cell>
          <table:table-cell table:style-name="ce5" office:value-type="float" office:value="6.1699482">
            <text:p>6.16994820</text:p>
          </table:table-cell>
          <table:table-cell table:style-name="ce5" office:value-type="float" office:value="0.00726566">
            <text:p>0.00726566</text:p>
          </table:table-cell>
          <table:table-cell table:style-name="ce7" table:formula="of:=([.Q66]-[.Q65])/0.000001" office:value-type="float" office:value="0">
            <text:p>0</text:p>
          </table:table-cell>
          <table:table-cell table:style-name="ce5" office:value-type="float" office:value="5.8183842">
            <text:p>5.81838420</text:p>
          </table:table-cell>
          <table:table-cell table:style-name="ce5" office:value-type="float" office:value="0.01069341">
            <text:p>0.01069341</text:p>
          </table:table-cell>
          <table:table-cell table:style-name="ce7" table:formula="of:=([.T66]-[.T65])/0.000001" office:value-type="float" office:value="0">
            <text:p>0</text:p>
          </table:table-cell>
          <table:table-cell table:style-name="ce5" office:value-type="float" office:value="5.4873281">
            <text:p>5.48732810</text:p>
          </table:table-cell>
          <table:table-cell table:style-name="ce5" office:value-type="float" office:value="0.01397467">
            <text:p>0.01397467</text:p>
          </table:table-cell>
          <table:table-cell table:style-name="ce7" table:formula="of:=([.W66]-[.W65])/0.000001" office:value-type="float" office:value="58.589999999999">
            <text:p>59</text:p>
          </table:table-cell>
          <table:table-cell table:style-name="ce5" office:value-type="float" office:value="5.1445532">
            <text:p>5.14455320</text:p>
          </table:table-cell>
          <table:table-cell table:style-name="ce5" office:value-type="float" office:value="0.01734382">
            <text:p>0.01734382</text:p>
          </table:table-cell>
          <table:table-cell table:style-name="ce7" table:formula="of:=([.Z66]-[.Z65])/0.000001" office:value-type="float" office:value="58.5900000000007">
            <text:p>59</text:p>
          </table:table-cell>
          <table:table-cell table:style-name="ce5" office:value-type="float" office:value="4.7929892">
            <text:p>4.79298920</text:p>
          </table:table-cell>
          <table:table-cell table:style-name="ce5" office:value-type="float" office:value="0.02080087">
            <text:p>0.02080087</text:p>
          </table:table-cell>
          <table:table-cell table:style-name="ce7" table:formula="of:=([.AC66]-[.AC65])/0.000001" office:value-type="float" office:value="58.5899999999973">
            <text:p>59</text:p>
          </table:table-cell>
          <table:table-cell table:style-name="ce5" office:value-type="float" office:value="4.4560737">
            <text:p>4.45607370</text:p>
          </table:table-cell>
          <table:table-cell table:style-name="ce5" office:value-type="float" office:value="0.02411143">
            <text:p>0.02411143</text:p>
          </table:table-cell>
          <table:table-cell table:style-name="ce7" table:formula="of:=([.AF66]-[.AF65])/0.000001" office:value-type="float" office:value="117.19">
            <text:p>117</text:p>
          </table:table-cell>
        </table:table-row>
        <table:table-row table:style-name="ro1">
          <table:table-cell table:number-columns-repeated="12"/>
          <table:table-cell office:value-type="float" office:value="7.1162413">
            <text:p>7.1162413</text:p>
          </table:table-cell>
          <table:table-cell office:value-type="float" office:value="0.00407228">
            <text:p>0.00407228</text:p>
          </table:table-cell>
          <table:table-cell table:style-name="ce7" table:formula="of:=([.N67]-[.N66])/0.000001" office:value-type="float" office:value="0">
            <text:p>0</text:p>
          </table:table-cell>
          <table:table-cell table:style-name="ce5" office:value-type="float" office:value="6.7910446">
            <text:p>6.79104460</text:p>
          </table:table-cell>
          <table:table-cell table:style-name="ce5" office:value-type="float" office:value="0.00726566">
            <text:p>0.00726566</text:p>
          </table:table-cell>
          <table:table-cell table:style-name="ce7" table:formula="of:=([.Q67]-[.Q66])/0.000001" office:value-type="float" office:value="0">
            <text:p>0</text:p>
          </table:table-cell>
          <table:table-cell table:style-name="ce5" office:value-type="float" office:value="6.4394806">
            <text:p>6.43948060</text:p>
          </table:table-cell>
          <table:table-cell table:style-name="ce5" office:value-type="float" office:value="0.01069341">
            <text:p>0.01069341</text:p>
          </table:table-cell>
          <table:table-cell table:style-name="ce7" table:formula="of:=([.T67]-[.T66])/0.000001" office:value-type="float" office:value="0">
            <text:p>0</text:p>
          </table:table-cell>
          <table:table-cell table:style-name="ce5" office:value-type="float" office:value="6.1084245">
            <text:p>6.10842450</text:p>
          </table:table-cell>
          <table:table-cell table:style-name="ce5" office:value-type="float" office:value="0.01394537">
            <text:p>0.01394537</text:p>
          </table:table-cell>
          <table:table-cell table:style-name="ce7" table:formula="of:=([.W67]-[.W66])/0.000001" office:value-type="float" office:value="-29.2999999999995">
            <text:p>-29</text:p>
          </table:table-cell>
          <table:table-cell table:style-name="ce5" office:value-type="float" office:value="5.7568605">
            <text:p>5.75686050</text:p>
          </table:table-cell>
          <table:table-cell table:style-name="ce5" office:value-type="float" office:value="0.01740242">
            <text:p>0.01740242</text:p>
          </table:table-cell>
          <table:table-cell table:style-name="ce7" table:formula="of:=([.Z67]-[.Z66])/0.000001" office:value-type="float" office:value="58.6000000000024">
            <text:p>59</text:p>
          </table:table-cell>
          <table:table-cell table:style-name="ce5" office:value-type="float" office:value="5.4023668">
            <text:p>5.40236680</text:p>
          </table:table-cell>
          <table:table-cell table:style-name="ce5" office:value-type="float" office:value="0.02088876">
            <text:p>0.02088876</text:p>
          </table:table-cell>
          <table:table-cell table:style-name="ce7" table:formula="of:=([.AC67]-[.AC66])/0.000001" office:value-type="float" office:value="87.8900000000002">
            <text:p>88</text:p>
          </table:table-cell>
          <table:table-cell table:style-name="ce5" office:value-type="float" office:value="5.068381">
            <text:p>5.06838100</text:p>
          </table:table-cell>
          <table:table-cell table:style-name="ce5" office:value-type="float" office:value="0.02417003">
            <text:p>0.02417003</text:p>
          </table:table-cell>
          <table:table-cell table:style-name="ce7" table:formula="of:=([.AF67]-[.AF66])/0.000001" office:value-type="float" office:value="58.6000000000024">
            <text:p>59</text:p>
          </table:table-cell>
        </table:table-row>
        <table:table-row table:style-name="ro1">
          <table:table-cell table:number-columns-repeated="12"/>
          <table:table-cell office:value-type="float" office:value="7.734408">
            <text:p>7.734408</text:p>
          </table:table-cell>
          <table:table-cell office:value-type="float" office:value="0.00407228">
            <text:p>0.00407228</text:p>
          </table:table-cell>
          <table:table-cell table:style-name="ce7" table:formula="of:=([.N68]-[.N67])/0.000001" office:value-type="float" office:value="0">
            <text:p>0</text:p>
          </table:table-cell>
          <table:table-cell table:style-name="ce5" office:value-type="float" office:value="7.412141">
            <text:p>7.41214100</text:p>
          </table:table-cell>
          <table:table-cell table:style-name="ce5" office:value-type="float" office:value="0.00726566">
            <text:p>0.00726566</text:p>
          </table:table-cell>
          <table:table-cell table:style-name="ce7" table:formula="of:=([.Q68]-[.Q67])/0.000001" office:value-type="float" office:value="0">
            <text:p>0</text:p>
          </table:table-cell>
          <table:table-cell table:style-name="ce5" office:value-type="float" office:value="7.0576473">
            <text:p>7.05764730</text:p>
          </table:table-cell>
          <table:table-cell table:style-name="ce5" office:value-type="float" office:value="0.010752">
            <text:p>0.01075200</text:p>
          </table:table-cell>
          <table:table-cell table:style-name="ce7" table:formula="of:=([.T68]-[.T67])/0.000001" office:value-type="float" office:value="58.589999999999">
            <text:p>59</text:p>
          </table:table-cell>
          <table:table-cell table:style-name="ce5" office:value-type="float" office:value="6.7236615">
            <text:p>6.72366150</text:p>
          </table:table-cell>
          <table:table-cell table:style-name="ce5" office:value-type="float" office:value="0.01400397">
            <text:p>0.01400397</text:p>
          </table:table-cell>
          <table:table-cell table:style-name="ce7" table:formula="of:=([.W68]-[.W67])/0.000001" office:value-type="float" office:value="58.6000000000007">
            <text:p>59</text:p>
          </table:table-cell>
          <table:table-cell table:style-name="ce5" office:value-type="float" office:value="6.3779569">
            <text:p>6.37795690</text:p>
          </table:table-cell>
          <table:table-cell table:style-name="ce5" office:value-type="float" office:value="0.01746101">
            <text:p>0.01746101</text:p>
          </table:table-cell>
          <table:table-cell table:style-name="ce7" table:formula="of:=([.Z68]-[.Z67])/0.000001" office:value-type="float" office:value="58.5899999999973">
            <text:p>59</text:p>
          </table:table-cell>
          <table:table-cell table:style-name="ce5" office:value-type="float" office:value="6.0176038">
            <text:p>6.01760380</text:p>
          </table:table-cell>
          <table:table-cell table:style-name="ce5" office:value-type="float" office:value="0.02097665">
            <text:p>0.02097665</text:p>
          </table:table-cell>
          <table:table-cell table:style-name="ce7" table:formula="of:=([.AC68]-[.AC67])/0.000001" office:value-type="float" office:value="87.8900000000002">
            <text:p>88</text:p>
          </table:table-cell>
          <table:table-cell table:style-name="ce5" office:value-type="float" office:value="5.6777586">
            <text:p>5.67775860</text:p>
          </table:table-cell>
          <table:table-cell table:style-name="ce5" office:value-type="float" office:value="0.02431651">
            <text:p>0.02431651</text:p>
          </table:table-cell>
          <table:table-cell table:style-name="ce7" table:formula="of:=([.AF68]-[.AF67])/0.000001" office:value-type="float" office:value="146.479999999997">
            <text:p>146</text:p>
          </table:table-cell>
        </table:table-row>
        <table:table-row table:style-name="ro1">
          <table:table-cell table:number-columns-repeated="12"/>
          <table:table-cell office:value-type="float" office:value="8.3555044">
            <text:p>8.3555044</text:p>
          </table:table-cell>
          <table:table-cell office:value-type="float" office:value="0.00407228">
            <text:p>0.00407228</text:p>
          </table:table-cell>
          <table:table-cell table:style-name="ce7" table:formula="of:=([.N69]-[.N68])/0.000001" office:value-type="float" office:value="0">
            <text:p>0</text:p>
          </table:table-cell>
          <table:table-cell table:style-name="ce5" office:value-type="float" office:value="8.027378">
            <text:p>8.02737800</text:p>
          </table:table-cell>
          <table:table-cell table:style-name="ce5" office:value-type="float" office:value="0.00729495">
            <text:p>0.00729495</text:p>
          </table:table-cell>
          <table:table-cell table:style-name="ce7" table:formula="of:=([.Q69]-[.Q68])/0.000001" office:value-type="float" office:value="29.2900000000004">
            <text:p>29</text:p>
          </table:table-cell>
          <table:table-cell table:style-name="ce5" office:value-type="float" office:value="7.6728843">
            <text:p>7.67288430</text:p>
          </table:table-cell>
          <table:table-cell table:style-name="ce5" office:value-type="float" office:value="0.0107813">
            <text:p>0.01078130</text:p>
          </table:table-cell>
          <table:table-cell table:style-name="ce7" table:formula="of:=([.T69]-[.T68])/0.000001" office:value-type="float" office:value="29.2999999999995">
            <text:p>29</text:p>
          </table:table-cell>
          <table:table-cell table:style-name="ce5" office:value-type="float" office:value="7.3359688">
            <text:p>7.33596880</text:p>
          </table:table-cell>
          <table:table-cell table:style-name="ce5" office:value-type="float" office:value="0.01409186">
            <text:p>0.01409186</text:p>
          </table:table-cell>
          <table:table-cell table:style-name="ce7" table:formula="of:=([.W69]-[.W68])/0.000001" office:value-type="float" office:value="87.8899999999985">
            <text:p>88</text:p>
          </table:table-cell>
          <table:table-cell table:style-name="ce5" office:value-type="float" office:value="6.9902642">
            <text:p>6.99026420</text:p>
          </table:table-cell>
          <table:table-cell table:style-name="ce5" office:value-type="float" office:value="0.01749031">
            <text:p>0.01749031</text:p>
          </table:table-cell>
          <table:table-cell table:style-name="ce7" table:formula="of:=([.Z69]-[.Z68])/0.000001" office:value-type="float" office:value="29.3000000000029">
            <text:p>29</text:p>
          </table:table-cell>
          <table:table-cell table:style-name="ce5" office:value-type="float" office:value="6.6299111">
            <text:p>6.62991110</text:p>
          </table:table-cell>
          <table:table-cell table:style-name="ce5" office:value-type="float" office:value="0.02106454">
            <text:p>0.02106454</text:p>
          </table:table-cell>
          <table:table-cell table:style-name="ce7" table:formula="of:=([.AC69]-[.AC68])/0.000001" office:value-type="float" office:value="87.8900000000002">
            <text:p>88</text:p>
          </table:table-cell>
          <table:table-cell table:style-name="ce5" office:value-type="float" office:value="6.2900659">
            <text:p>6.29006590</text:p>
          </table:table-cell>
          <table:table-cell table:style-name="ce5" office:value-type="float" office:value="0.0244044">
            <text:p>0.02440440</text:p>
          </table:table-cell>
          <table:table-cell table:style-name="ce7" table:formula="of:=([.AF69]-[.AF68])/0.000001" office:value-type="float" office:value="87.8900000000002">
            <text:p>88</text:p>
          </table:table-cell>
        </table:table-row>
        <table:table-row table:style-name="ro1">
          <table:table-cell table:number-columns-repeated="12"/>
          <table:table-cell office:value-type="float" office:value="8.9736711">
            <text:p>8.9736711</text:p>
          </table:table-cell>
          <table:table-cell office:value-type="float" office:value="0.00410158">
            <text:p>0.00410158</text:p>
          </table:table-cell>
          <table:table-cell table:style-name="ce7" table:formula="of:=([.N70]-[.N69])/0.000001" office:value-type="float" office:value="29.3000000000003">
            <text:p>29</text:p>
          </table:table-cell>
          <table:table-cell table:style-name="ce5" office:value-type="float" office:value="8.6484744">
            <text:p>8.64847440</text:p>
          </table:table-cell>
          <table:table-cell table:style-name="ce5" office:value-type="float" office:value="0.00732425">
            <text:p>0.00732425</text:p>
          </table:table-cell>
          <table:table-cell table:style-name="ce7" table:formula="of:=([.Q70]-[.Q69])/0.000001" office:value-type="float" office:value="29.2999999999995">
            <text:p>29</text:p>
          </table:table-cell>
          <table:table-cell table:style-name="ce5" office:value-type="float" office:value="8.291051">
            <text:p>8.29105100</text:p>
          </table:table-cell>
          <table:table-cell table:style-name="ce5" office:value-type="float" office:value="0.0107813">
            <text:p>0.01078130</text:p>
          </table:table-cell>
          <table:table-cell table:style-name="ce7" table:formula="of:=([.T70]-[.T69])/0.000001" office:value-type="float" office:value="0">
            <text:p>0</text:p>
          </table:table-cell>
          <table:table-cell table:style-name="ce5" office:value-type="float" office:value="7.9541355">
            <text:p>7.95413550</text:p>
          </table:table-cell>
          <table:table-cell table:style-name="ce5" office:value-type="float" office:value="0.01412115">
            <text:p>0.01412115</text:p>
          </table:table-cell>
          <table:table-cell table:style-name="ce7" table:formula="of:=([.W70]-[.W69])/0.000001" office:value-type="float" office:value="29.2900000000013">
            <text:p>29</text:p>
          </table:table-cell>
          <table:table-cell table:style-name="ce5" office:value-type="float" office:value="7.6025715">
            <text:p>7.60257150</text:p>
          </table:table-cell>
          <table:table-cell table:style-name="ce5" office:value-type="float" office:value="0.0175782">
            <text:p>0.01757820</text:p>
          </table:table-cell>
          <table:table-cell table:style-name="ce7" table:formula="of:=([.Z70]-[.Z69])/0.000001" office:value-type="float" office:value="87.8899999999967">
            <text:p>88</text:p>
          </table:table-cell>
          <table:table-cell table:style-name="ce5" office:value-type="float" office:value="7.2392887">
            <text:p>7.23928870</text:p>
          </table:table-cell>
          <table:table-cell table:style-name="ce5" office:value-type="float" office:value="0.02112314">
            <text:p>0.02112314</text:p>
          </table:table-cell>
          <table:table-cell table:style-name="ce7" table:formula="of:=([.AC70]-[.AC69])/0.000001" office:value-type="float" office:value="58.6000000000024">
            <text:p>59</text:p>
          </table:table-cell>
          <table:table-cell table:style-name="ce5" office:value-type="float" office:value="6.8965138">
            <text:p>6.89651380</text:p>
          </table:table-cell>
          <table:table-cell table:style-name="ce5" office:value-type="float" office:value="0.02452159">
            <text:p>0.02452159</text:p>
          </table:table-cell>
          <table:table-cell table:style-name="ce7" table:formula="of:=([.AF70]-[.AF69])/0.000001" office:value-type="float" office:value="117.19">
            <text:p>117</text:p>
          </table:table-cell>
        </table:table-row>
        <table:table-row table:style-name="ro1" table:number-rows-repeated="1048505">
          <table:table-cell table:number-columns-repeated="33"/>
        </table:table-row>
        <table:table-row table:style-name="ro1">
          <table:table-cell table:number-columns-repeated="33"/>
        </table:table-row>
      </table:table>
      <table:table table:name="2N2222A" table:style-name="ta1" table:print="false">
        <table:table-column table:style-name="co1" table:number-columns-repeated="25" table:default-cell-style-name="Default"/>
        <table:table-row table:style-name="ro1" table:number-rows-repeated="2">
          <table:table-cell table:number-columns-repeated="25"/>
        </table:table-row>
        <table:table-row table:style-name="ro1">
          <table:table-cell/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Vce</text:p>
          </table:table-cell>
          <table:table-cell office:value-type="string">
            <text:p>Ic</text:p>
          </table:table-cell>
          <table:table-cell office:value-type="string">
            <text:p>Vce</text:p>
          </table:table-cell>
          <table:table-cell office:value-type="string">
            <text:p>Ic</text:p>
          </table:table-cell>
          <table:table-cell office:value-type="string">
            <text:p>Vce</text:p>
          </table:table-cell>
          <table:table-cell office:value-type="string">
            <text:p>Ic</text:p>
          </table:table-cell>
          <table:table-cell office:value-type="string">
            <text:p>Vce</text:p>
          </table:table-cell>
          <table:table-cell office:value-type="string">
            <text:p>Ic</text:p>
          </table:table-cell>
          <table:table-cell office:value-type="string">
            <text:p>Vce</text:p>
          </table:table-cell>
          <table:table-cell office:value-type="string">
            <text:p>Ic</text:p>
          </table:table-cell>
          <table:table-cell office:value-type="string">
            <text:p>Vce</text:p>
          </table:table-cell>
          <table:table-cell office:value-type="string">
            <text:p>Ic</text:p>
          </table:table-cell>
          <table:table-cell office:value-type="string">
            <text:p>Vce</text:p>
          </table:table-cell>
          <table:table-cell office:value-type="string">
            <text:p>Ic</text:p>
          </table:table-cell>
          <table:table-cell table:number-columns-repeated="3"/>
          <table:table-cell office:value-type="string">
            <text:p>Vce</text:p>
          </table:table-cell>
          <table:table-cell office:value-type="string">
            <text:p>Ic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234376">
            <text:p>0.234376</text:p>
          </table:table-cell>
          <table:table-cell office:value-type="float" office:value="0.00395509">
            <text:p>0.00395509</text:p>
          </table:table-cell>
          <table:table-cell table:style-name="ce5" office:value-type="float" office:value="0.0849613">
            <text:p>0.08496130</text:p>
          </table:table-cell>
          <table:table-cell table:style-name="ce5" office:value-type="float" office:value="0.00541994">
            <text:p>0.00541994</text:p>
          </table:table-cell>
          <table:table-cell table:style-name="ce5" office:value-type="float" office:value="0.0556643">
            <text:p>0.05566430</text:p>
          </table:table-cell>
          <table:table-cell table:style-name="ce5" office:value-type="float" office:value="0.00571292">
            <text:p>0.00571292</text:p>
          </table:table-cell>
          <table:table-cell table:style-name="ce5" office:value-type="float" office:value="0.0439455">
            <text:p>0.04394550</text:p>
          </table:table-cell>
          <table:table-cell table:style-name="ce5" office:value-type="float" office:value="0.0058301">
            <text:p>0.00583010</text:p>
          </table:table-cell>
          <table:table-cell table:style-name="ce5" office:value-type="float" office:value="0.0380861">
            <text:p>0.03808610</text:p>
          </table:table-cell>
          <table:table-cell table:style-name="ce5" office:value-type="float" office:value="0.0058887">
            <text:p>0.00588870</text:p>
          </table:table-cell>
          <table:table-cell table:style-name="ce5" office:value-type="float" office:value="0.029297">
            <text:p>0.02929700</text:p>
          </table:table-cell>
          <table:table-cell table:style-name="ce5" office:value-type="float" office:value="0.00597659">
            <text:p>0.00597659</text:p>
          </table:table-cell>
          <table:table-cell table:style-name="ce5" office:value-type="float" office:value="0.0234376">
            <text:p>0.02343760</text:p>
          </table:table-cell>
          <table:table-cell table:style-name="ce5" office:value-type="float" office:value="0.00603518">
            <text:p>0.0060351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11719">
            <text:p>0.11719</text:p>
          </table:table-cell>
          <table:table-cell office:value-type="float" office:value="0.02507866">
            <text:p>0.025078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613318">
            <text:p>0.8613318</text:p>
          </table:table-cell>
          <table:table-cell office:value-type="float" office:value="0.0039551">
            <text:p>0.0039551</text:p>
          </table:table-cell>
          <table:table-cell table:style-name="ce5" office:value-type="float" office:value="0.5478539">
            <text:p>0.54785390</text:p>
          </table:table-cell>
          <table:table-cell table:style-name="ce5" office:value-type="float" office:value="0.00703128">
            <text:p>0.00703128</text:p>
          </table:table-cell>
          <table:table-cell table:style-name="ce5" office:value-type="float" office:value="0.2138681">
            <text:p>0.21386810</text:p>
          </table:table-cell>
          <table:table-cell table:style-name="ce5" office:value-type="float" office:value="0.01031254">
            <text:p>0.01031254</text:p>
          </table:table-cell>
          <table:table-cell table:style-name="ce5" office:value-type="float" office:value="0.1025395">
            <text:p>0.10253950</text:p>
          </table:table-cell>
          <table:table-cell table:style-name="ce5" office:value-type="float" office:value="0.01139653">
            <text:p>0.01139653</text:p>
          </table:table-cell>
          <table:table-cell table:style-name="ce5" office:value-type="float" office:value="0.0820316">
            <text:p>0.08203160</text:p>
          </table:table-cell>
          <table:table-cell table:style-name="ce5" office:value-type="float" office:value="0.01160161">
            <text:p>0.01160161</text:p>
          </table:table-cell>
          <table:table-cell table:style-name="ce5" office:value-type="float" office:value="0.0673831">
            <text:p>0.06738310</text:p>
          </table:table-cell>
          <table:table-cell table:style-name="ce5" office:value-type="float" office:value="0.01177739">
            <text:p>0.01177739</text:p>
          </table:table-cell>
          <table:table-cell table:style-name="ce5" office:value-type="float" office:value="0.058594">
            <text:p>0.05859400</text:p>
          </table:table-cell>
          <table:table-cell table:style-name="ce5" office:value-type="float" office:value="0.01186528">
            <text:p>0.0118652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7818">
            <text:p>0.257818</text:p>
          </table:table-cell>
          <table:table-cell office:value-type="float" office:value="0.04851666">
            <text:p>0.048516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4736391">
            <text:p>1.4736391</text:p>
          </table:table-cell>
          <table:table-cell office:value-type="float" office:value="0.00401369">
            <text:p>0.00401369</text:p>
          </table:table-cell>
          <table:table-cell table:style-name="ce5" office:value-type="float" office:value="1.1601612">
            <text:p>1.16016120</text:p>
          </table:table-cell>
          <table:table-cell table:style-name="ce5" office:value-type="float" office:value="0.00708987">
            <text:p>0.00708987</text:p>
          </table:table-cell>
          <table:table-cell table:style-name="ce5" office:value-type="float" office:value="0.8232457">
            <text:p>0.82324570</text:p>
          </table:table-cell>
          <table:table-cell table:style-name="ce5" office:value-type="float" office:value="0.01037114">
            <text:p>0.01037114</text:p>
          </table:table-cell>
          <table:table-cell table:style-name="ce5" office:value-type="float" office:value="0.5039084">
            <text:p>0.50390840</text:p>
          </table:table-cell>
          <table:table-cell table:style-name="ce5" office:value-type="float" office:value="0.01353521">
            <text:p>0.01353521</text:p>
          </table:table-cell>
          <table:table-cell table:style-name="ce5" office:value-type="float" office:value="0.1992196">
            <text:p>0.19921960</text:p>
          </table:table-cell>
          <table:table-cell table:style-name="ce5" office:value-type="float" office:value="0.01649421">
            <text:p>0.01649421</text:p>
          </table:table-cell>
          <table:table-cell table:style-name="ce5" office:value-type="float" office:value="0.117188">
            <text:p>0.11718800</text:p>
          </table:table-cell>
          <table:table-cell table:style-name="ce5" office:value-type="float" office:value="0.01734382">
            <text:p>0.01734382</text:p>
          </table:table-cell>
          <table:table-cell table:style-name="ce5" office:value-type="float" office:value="0.0937504">
            <text:p>0.09375040</text:p>
          </table:table-cell>
          <table:table-cell table:style-name="ce5" office:value-type="float" office:value="0.0175489">
            <text:p>0.01754890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421884">
            <text:p>0.421884</text:p>
          </table:table-cell>
          <table:table-cell office:value-type="float" office:value="0.07054838">
            <text:p>0.070548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109384">
            <text:p>2.109384</text:p>
          </table:table-cell>
          <table:table-cell office:value-type="float" office:value="0.00398439">
            <text:p>0.00398439</text:p>
          </table:table-cell>
          <table:table-cell table:style-name="ce5" office:value-type="float" office:value="1.7959061">
            <text:p>1.79590610</text:p>
          </table:table-cell>
          <table:table-cell table:style-name="ce5" office:value-type="float" office:value="0.00708987">
            <text:p>0.00708987</text:p>
          </table:table-cell>
          <table:table-cell table:style-name="ce5" office:value-type="float" office:value="1.4560609">
            <text:p>1.45606090</text:p>
          </table:table-cell>
          <table:table-cell table:style-name="ce5" office:value-type="float" office:value="0.01042973">
            <text:p>0.01042973</text:p>
          </table:table-cell>
          <table:table-cell table:style-name="ce5" office:value-type="float" office:value="1.1337939">
            <text:p>1.13379390</text:p>
          </table:table-cell>
          <table:table-cell table:style-name="ce5" office:value-type="float" office:value="0.01356451">
            <text:p>0.01356451</text:p>
          </table:table-cell>
          <table:table-cell table:style-name="ce5" office:value-type="float" office:value="0.8056675">
            <text:p>0.80566750</text:p>
          </table:table-cell>
          <table:table-cell table:style-name="ce5" office:value-type="float" office:value="0.01681648">
            <text:p>0.01681648</text:p>
          </table:table-cell>
          <table:table-cell table:style-name="ce5" office:value-type="float" office:value="0.468752">
            <text:p>0.46875200</text:p>
          </table:table-cell>
          <table:table-cell table:style-name="ce5" office:value-type="float" office:value="0.02012704">
            <text:p>0.02012704</text:p>
          </table:table-cell>
          <table:table-cell table:style-name="ce5" office:value-type="float" office:value="0.205079">
            <text:p>0.20507900</text:p>
          </table:table-cell>
          <table:table-cell table:style-name="ce5" office:value-type="float" office:value="0.02273447">
            <text:p>0.02273447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.417999">
            <text:p>1.417999</text:p>
          </table:table-cell>
          <table:table-cell office:value-type="float" office:value="0.08601746">
            <text:p>0.086017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7334101">
            <text:p>2.7334101</text:p>
          </table:table-cell>
          <table:table-cell office:value-type="float" office:value="0.00404299">
            <text:p>0.00404299</text:p>
          </table:table-cell>
          <table:table-cell table:style-name="ce5" office:value-type="float" office:value="2.4170025">
            <text:p>2.41700250</text:p>
          </table:table-cell>
          <table:table-cell table:style-name="ce5" office:value-type="float" office:value="0.00714847">
            <text:p>0.00714847</text:p>
          </table:table-cell>
          <table:table-cell table:style-name="ce5" office:value-type="float" office:value="2.0771573">
            <text:p>2.07715730</text:p>
          </table:table-cell>
          <table:table-cell table:style-name="ce5" office:value-type="float" office:value="0.01048833">
            <text:p>0.01048833</text:p>
          </table:table-cell>
          <table:table-cell table:style-name="ce5" office:value-type="float" office:value="1.7548903">
            <text:p>1.75489030</text:p>
          </table:table-cell>
          <table:table-cell table:style-name="ce5" office:value-type="float" office:value="0.01362311">
            <text:p>0.01362311</text:p>
          </table:table-cell>
          <table:table-cell table:style-name="ce5" office:value-type="float" office:value="1.4238342">
            <text:p>1.42383420</text:p>
          </table:table-cell>
          <table:table-cell table:style-name="ce5" office:value-type="float" office:value="0.01687507">
            <text:p>0.01687507</text:p>
          </table:table-cell>
          <table:table-cell table:style-name="ce5" office:value-type="float" office:value="1.083989">
            <text:p>1.08398900</text:p>
          </table:table-cell>
          <table:table-cell table:style-name="ce5" office:value-type="float" office:value="0.02024423">
            <text:p>0.02024423</text:p>
          </table:table-cell>
          <table:table-cell table:style-name="ce5" office:value-type="float" office:value="0.7675814">
            <text:p>0.76758140</text:p>
          </table:table-cell>
          <table:table-cell table:style-name="ce5" office:value-type="float" office:value="0.02337901">
            <text:p>0.02337901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.86727">
            <text:p>3.86727</text:p>
          </table:table-cell>
          <table:table-cell office:value-type="float" office:value="0.08695498">
            <text:p>0.086954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.3486471">
            <text:p>3.3486471</text:p>
          </table:table-cell>
          <table:table-cell office:value-type="float" office:value="0.00401369">
            <text:p>0.00401369</text:p>
          </table:table-cell>
          <table:table-cell table:style-name="ce5" office:value-type="float" office:value="3.0322395">
            <text:p>3.03223950</text:p>
          </table:table-cell>
          <table:table-cell table:style-name="ce5" office:value-type="float" office:value="0.00711917">
            <text:p>0.00711917</text:p>
          </table:table-cell>
          <table:table-cell table:style-name="ce5" office:value-type="float" office:value="2.6894646">
            <text:p>2.68946460</text:p>
          </table:table-cell>
          <table:table-cell table:style-name="ce5" office:value-type="float" office:value="0.01048833">
            <text:p>0.01048833</text:p>
          </table:table-cell>
          <table:table-cell table:style-name="ce5" office:value-type="float" office:value="2.3642679">
            <text:p>2.36426790</text:p>
          </table:table-cell>
          <table:table-cell table:style-name="ce5" office:value-type="float" office:value="0.0136817">
            <text:p>0.01368170</text:p>
          </table:table-cell>
          <table:table-cell table:style-name="ce5" office:value-type="float" office:value="2.0332118">
            <text:p>2.03321180</text:p>
          </table:table-cell>
          <table:table-cell table:style-name="ce5" office:value-type="float" office:value="0.01693367">
            <text:p>0.01693367</text:p>
          </table:table-cell>
          <table:table-cell table:style-name="ce5" office:value-type="float" office:value="1.6933666">
            <text:p>1.69336660</text:p>
          </table:table-cell>
          <table:table-cell table:style-name="ce5" office:value-type="float" office:value="0.02030282">
            <text:p>0.02030282</text:p>
          </table:table-cell>
          <table:table-cell table:style-name="ce5" office:value-type="float" office:value="1.3681699">
            <text:p>1.36816990</text:p>
          </table:table-cell>
          <table:table-cell table:style-name="ce5" office:value-type="float" office:value="0.02349619">
            <text:p>0.02349619</text:p>
          </table:table-cell>
          <table:table-cell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.281384">
            <text:p>6.281384</text:p>
          </table:table-cell>
          <table:table-cell office:value-type="float" office:value="0.08707217">
            <text:p>0.087072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.984392">
            <text:p>3.984392</text:p>
          </table:table-cell>
          <table:table-cell office:value-type="float" office:value="0.00404299">
            <text:p>0.00404299</text:p>
          </table:table-cell>
          <table:table-cell table:style-name="ce5" office:value-type="float" office:value="3.6679844">
            <text:p>3.66798440</text:p>
          </table:table-cell>
          <table:table-cell table:style-name="ce5" office:value-type="float" office:value="0.00717777">
            <text:p>0.00717777</text:p>
          </table:table-cell>
          <table:table-cell table:style-name="ce5" office:value-type="float" office:value="3.3252095">
            <text:p>3.32520950</text:p>
          </table:table-cell>
          <table:table-cell table:style-name="ce5" office:value-type="float" office:value="0.01051762">
            <text:p>0.01051762</text:p>
          </table:table-cell>
          <table:table-cell table:style-name="ce5" office:value-type="float" office:value="3.0000128">
            <text:p>3.00001280</text:p>
          </table:table-cell>
          <table:table-cell table:style-name="ce5" office:value-type="float" office:value="0.013711">
            <text:p>0.01371100</text:p>
          </table:table-cell>
          <table:table-cell table:style-name="ce5" office:value-type="float" office:value="2.666027">
            <text:p>2.66602700</text:p>
          </table:table-cell>
          <table:table-cell table:style-name="ce5" office:value-type="float" office:value="0.01702156">
            <text:p>0.01702156</text:p>
          </table:table-cell>
          <table:table-cell table:style-name="ce5" office:value-type="float" office:value="2.3232521">
            <text:p>2.32325210</text:p>
          </table:table-cell>
          <table:table-cell table:style-name="ce5" office:value-type="float" office:value="0.02039071">
            <text:p>0.02039071</text:p>
          </table:table-cell>
          <table:table-cell table:style-name="ce5" office:value-type="float" office:value="1.9951257">
            <text:p>1.99512570</text:p>
          </table:table-cell>
          <table:table-cell table:style-name="ce5" office:value-type="float" office:value="0.02361338">
            <text:p>0.02361338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.78925">
            <text:p>8.78925</text:p>
          </table:table-cell>
          <table:table-cell office:value-type="float" office:value="0.08718936">
            <text:p>0.087189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084181">
            <text:p>4.6084181</text:p>
          </table:table-cell>
          <table:table-cell office:value-type="float" office:value="0.00401369">
            <text:p>0.00401369</text:p>
          </table:table-cell>
          <table:table-cell table:style-name="ce5" office:value-type="float" office:value="4.2890808">
            <text:p>4.28908080</text:p>
          </table:table-cell>
          <table:table-cell table:style-name="ce5" office:value-type="float" office:value="0.00720706">
            <text:p>0.00720706</text:p>
          </table:table-cell>
          <table:table-cell table:style-name="ce5" office:value-type="float" office:value="3.9433762">
            <text:p>3.94337620</text:p>
          </table:table-cell>
          <table:table-cell table:style-name="ce5" office:value-type="float" office:value="0.01057622">
            <text:p>0.01057622</text:p>
          </table:table-cell>
          <table:table-cell table:style-name="ce5" office:value-type="float" office:value="3.6152498">
            <text:p>3.61524980</text:p>
          </table:table-cell>
          <table:table-cell table:style-name="ce5" office:value-type="float" office:value="0.01379889">
            <text:p>0.01379889</text:p>
          </table:table-cell>
          <table:table-cell table:style-name="ce5" office:value-type="float" office:value="3.2783343">
            <text:p>3.27833430</text:p>
          </table:table-cell>
          <table:table-cell table:style-name="ce5" office:value-type="float" office:value="0.01710945">
            <text:p>0.01710945</text:p>
          </table:table-cell>
          <table:table-cell table:style-name="ce5" office:value-type="float" office:value="2.9355594">
            <text:p>2.93555940</text:p>
          </table:table-cell>
          <table:table-cell table:style-name="ce5" office:value-type="float" office:value="0.0204786">
            <text:p>0.02047860</text:p>
          </table:table-cell>
          <table:table-cell table:style-name="ce5" office:value-type="float" office:value="2.607433">
            <text:p>2.60743300</text:p>
          </table:table-cell>
          <table:table-cell table:style-name="ce5" office:value-type="float" office:value="0.02370127">
            <text:p>0.02370127</text:p>
          </table:table-cell>
          <table:table-cell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1.238521">
            <text:p>11.238521</text:p>
          </table:table-cell>
          <table:table-cell office:value-type="float" office:value="0.08742374">
            <text:p>0.087423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353739">
            <text:p>5.2353739</text:p>
          </table:table-cell>
          <table:table-cell office:value-type="float" office:value="0.00407228">
            <text:p>0.00407228</text:p>
          </table:table-cell>
          <table:table-cell table:style-name="ce5" office:value-type="float" office:value="4.9160366">
            <text:p>4.91603660</text:p>
          </table:table-cell>
          <table:table-cell table:style-name="ce5" office:value-type="float" office:value="0.00720706">
            <text:p>0.00720706</text:p>
          </table:table-cell>
          <table:table-cell table:style-name="ce5" office:value-type="float" office:value="4.570332">
            <text:p>4.57033200</text:p>
          </table:table-cell>
          <table:table-cell table:style-name="ce5" office:value-type="float" office:value="0.01060551">
            <text:p>0.01060551</text:p>
          </table:table-cell>
          <table:table-cell table:style-name="ce5" office:value-type="float" office:value="4.2392759">
            <text:p>4.23927590</text:p>
          </table:table-cell>
          <table:table-cell table:style-name="ce5" office:value-type="float" office:value="0.01379889">
            <text:p>0.01379889</text:p>
          </table:table-cell>
          <table:table-cell table:style-name="ce5" office:value-type="float" office:value="3.9023604">
            <text:p>3.90236040</text:p>
          </table:table-cell>
          <table:table-cell table:style-name="ce5" office:value-type="float" office:value="0.01716804">
            <text:p>0.01716804</text:p>
          </table:table-cell>
          <table:table-cell table:style-name="ce5" office:value-type="float" office:value="3.5537261">
            <text:p>3.55372610</text:p>
          </table:table-cell>
          <table:table-cell table:style-name="ce5" office:value-type="float" office:value="0.02056649">
            <text:p>0.02056649</text:p>
          </table:table-cell>
          <table:table-cell table:style-name="ce5" office:value-type="float" office:value="3.2255997">
            <text:p>3.22559970</text:p>
          </table:table-cell>
          <table:table-cell table:style-name="ce5" office:value-type="float" office:value="0.02381846">
            <text:p>0.02381846</text:p>
          </table:table-cell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3.71123">
            <text:p>13.71123</text:p>
          </table:table-cell>
          <table:table-cell office:value-type="float" office:value="0.08777531">
            <text:p>0.087775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8623297">
            <text:p>5.8623297</text:p>
          </table:table-cell>
          <table:table-cell office:value-type="float" office:value="0.00410158">
            <text:p>0.00410158</text:p>
          </table:table-cell>
          <table:table-cell table:style-name="ce5" office:value-type="float" office:value="5.5429924">
            <text:p>5.54299240</text:p>
          </table:table-cell>
          <table:table-cell table:style-name="ce5" office:value-type="float" office:value="0.00726566">
            <text:p>0.00726566</text:p>
          </table:table-cell>
          <table:table-cell table:style-name="ce5" office:value-type="float" office:value="5.1972878">
            <text:p>5.19728780</text:p>
          </table:table-cell>
          <table:table-cell table:style-name="ce5" office:value-type="float" office:value="0.01069341">
            <text:p>0.01069341</text:p>
          </table:table-cell>
          <table:table-cell table:style-name="ce5" office:value-type="float" office:value="4.8662317">
            <text:p>4.86623170</text:p>
          </table:table-cell>
          <table:table-cell table:style-name="ce5" office:value-type="float" office:value="0.01391608">
            <text:p>0.01391608</text:p>
          </table:table-cell>
          <table:table-cell table:style-name="ce5" office:value-type="float" office:value="4.5263865">
            <text:p>4.52638650</text:p>
          </table:table-cell>
          <table:table-cell table:style-name="ce5" office:value-type="float" office:value="0.01728523">
            <text:p>0.01728523</text:p>
          </table:table-cell>
          <table:table-cell table:style-name="ce5" office:value-type="float" office:value="4.1748225">
            <text:p>4.17482250</text:p>
          </table:table-cell>
          <table:table-cell table:style-name="ce5" office:value-type="float" office:value="0.02074228">
            <text:p>0.02074228</text:p>
          </table:table-cell>
          <table:table-cell table:style-name="ce5" office:value-type="float" office:value="3.8408367">
            <text:p>3.84083670</text:p>
          </table:table-cell>
          <table:table-cell table:style-name="ce5" office:value-type="float" office:value="0.02399424">
            <text:p>0.02399424</text:p>
          </table:table-cell>
          <table:table-cell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6.183939">
            <text:p>16.183939</text:p>
          </table:table-cell>
          <table:table-cell office:value-type="float" office:value="0.08754093">
            <text:p>0.0875409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4951449">
            <text:p>6.4951449</text:p>
          </table:table-cell>
          <table:table-cell office:value-type="float" office:value="0.00407228">
            <text:p>0.00407228</text:p>
          </table:table-cell>
          <table:table-cell table:style-name="ce5" office:value-type="float" office:value="6.1699482">
            <text:p>6.16994820</text:p>
          </table:table-cell>
          <table:table-cell table:style-name="ce5" office:value-type="float" office:value="0.00726566">
            <text:p>0.00726566</text:p>
          </table:table-cell>
          <table:table-cell table:style-name="ce5" office:value-type="float" office:value="5.8183842">
            <text:p>5.81838420</text:p>
          </table:table-cell>
          <table:table-cell table:style-name="ce5" office:value-type="float" office:value="0.01069341">
            <text:p>0.01069341</text:p>
          </table:table-cell>
          <table:table-cell table:style-name="ce5" office:value-type="float" office:value="5.4873281">
            <text:p>5.48732810</text:p>
          </table:table-cell>
          <table:table-cell table:style-name="ce5" office:value-type="float" office:value="0.01397467">
            <text:p>0.01397467</text:p>
          </table:table-cell>
          <table:table-cell table:style-name="ce5" office:value-type="float" office:value="5.1445532">
            <text:p>5.14455320</text:p>
          </table:table-cell>
          <table:table-cell table:style-name="ce5" office:value-type="float" office:value="0.01734382">
            <text:p>0.01734382</text:p>
          </table:table-cell>
          <table:table-cell table:style-name="ce5" office:value-type="float" office:value="4.7929892">
            <text:p>4.79298920</text:p>
          </table:table-cell>
          <table:table-cell table:style-name="ce5" office:value-type="float" office:value="0.02080087">
            <text:p>0.02080087</text:p>
          </table:table-cell>
          <table:table-cell table:style-name="ce5" office:value-type="float" office:value="4.4560737">
            <text:p>4.45607370</text:p>
          </table:table-cell>
          <table:table-cell table:style-name="ce5" office:value-type="float" office:value="0.02411143">
            <text:p>0.02411143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8.656648">
            <text:p>18.656648</text:p>
          </table:table-cell>
          <table:table-cell office:value-type="float" office:value="0.0878925">
            <text:p>0.08789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1162413">
            <text:p>7.1162413</text:p>
          </table:table-cell>
          <table:table-cell office:value-type="float" office:value="0.00407228">
            <text:p>0.00407228</text:p>
          </table:table-cell>
          <table:table-cell table:style-name="ce5" office:value-type="float" office:value="6.7910446">
            <text:p>6.79104460</text:p>
          </table:table-cell>
          <table:table-cell table:style-name="ce5" office:value-type="float" office:value="0.00726566">
            <text:p>0.00726566</text:p>
          </table:table-cell>
          <table:table-cell table:style-name="ce5" office:value-type="float" office:value="6.4394806">
            <text:p>6.43948060</text:p>
          </table:table-cell>
          <table:table-cell table:style-name="ce5" office:value-type="float" office:value="0.01069341">
            <text:p>0.01069341</text:p>
          </table:table-cell>
          <table:table-cell table:style-name="ce5" office:value-type="float" office:value="6.1084245">
            <text:p>6.10842450</text:p>
          </table:table-cell>
          <table:table-cell table:style-name="ce5" office:value-type="float" office:value="0.01394537">
            <text:p>0.01394537</text:p>
          </table:table-cell>
          <table:table-cell table:style-name="ce5" office:value-type="float" office:value="5.7568605">
            <text:p>5.75686050</text:p>
          </table:table-cell>
          <table:table-cell table:style-name="ce5" office:value-type="float" office:value="0.01740242">
            <text:p>0.01740242</text:p>
          </table:table-cell>
          <table:table-cell table:style-name="ce5" office:value-type="float" office:value="5.4023668">
            <text:p>5.40236680</text:p>
          </table:table-cell>
          <table:table-cell table:style-name="ce5" office:value-type="float" office:value="0.02088876">
            <text:p>0.02088876</text:p>
          </table:table-cell>
          <table:table-cell table:style-name="ce5" office:value-type="float" office:value="5.068381">
            <text:p>5.06838100</text:p>
          </table:table-cell>
          <table:table-cell table:style-name="ce5" office:value-type="float" office:value="0.02417003">
            <text:p>0.02417003</text:p>
          </table:table-cell>
          <table:table-cell/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1.0942">
            <text:p>21.0942</text:p>
          </table:table-cell>
          <table:table-cell office:value-type="float" office:value="0.08847845">
            <text:p>0.088478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734408">
            <text:p>7.734408</text:p>
          </table:table-cell>
          <table:table-cell office:value-type="float" office:value="0.00407228">
            <text:p>0.00407228</text:p>
          </table:table-cell>
          <table:table-cell table:style-name="ce5" office:value-type="float" office:value="7.412141">
            <text:p>7.41214100</text:p>
          </table:table-cell>
          <table:table-cell table:style-name="ce5" office:value-type="float" office:value="0.00726566">
            <text:p>0.00726566</text:p>
          </table:table-cell>
          <table:table-cell table:style-name="ce5" office:value-type="float" office:value="7.0576473">
            <text:p>7.05764730</text:p>
          </table:table-cell>
          <table:table-cell table:style-name="ce5" office:value-type="float" office:value="0.010752">
            <text:p>0.01075200</text:p>
          </table:table-cell>
          <table:table-cell table:style-name="ce5" office:value-type="float" office:value="6.7236615">
            <text:p>6.72366150</text:p>
          </table:table-cell>
          <table:table-cell table:style-name="ce5" office:value-type="float" office:value="0.01400397">
            <text:p>0.01400397</text:p>
          </table:table-cell>
          <table:table-cell table:style-name="ce5" office:value-type="float" office:value="6.3779569">
            <text:p>6.37795690</text:p>
          </table:table-cell>
          <table:table-cell table:style-name="ce5" office:value-type="float" office:value="0.01746101">
            <text:p>0.01746101</text:p>
          </table:table-cell>
          <table:table-cell table:style-name="ce5" office:value-type="float" office:value="6.0176038">
            <text:p>6.01760380</text:p>
          </table:table-cell>
          <table:table-cell table:style-name="ce5" office:value-type="float" office:value="0.02097665">
            <text:p>0.02097665</text:p>
          </table:table-cell>
          <table:table-cell table:style-name="ce5" office:value-type="float" office:value="5.6777586">
            <text:p>5.67775860</text:p>
          </table:table-cell>
          <table:table-cell table:style-name="ce5" office:value-type="float" office:value="0.02431651">
            <text:p>0.02431651</text:p>
          </table:table-cell>
          <table:table-cell/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3.543471">
            <text:p>23.543471</text:p>
          </table:table-cell>
          <table:table-cell office:value-type="float" office:value="0.08812688">
            <text:p>0.088126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3555044">
            <text:p>8.3555044</text:p>
          </table:table-cell>
          <table:table-cell office:value-type="float" office:value="0.00407228">
            <text:p>0.00407228</text:p>
          </table:table-cell>
          <table:table-cell table:style-name="ce5" office:value-type="float" office:value="8.027378">
            <text:p>8.02737800</text:p>
          </table:table-cell>
          <table:table-cell table:style-name="ce5" office:value-type="float" office:value="0.00729495">
            <text:p>0.00729495</text:p>
          </table:table-cell>
          <table:table-cell table:style-name="ce5" office:value-type="float" office:value="7.6728843">
            <text:p>7.67288430</text:p>
          </table:table-cell>
          <table:table-cell table:style-name="ce5" office:value-type="float" office:value="0.0107813">
            <text:p>0.01078130</text:p>
          </table:table-cell>
          <table:table-cell table:style-name="ce5" office:value-type="float" office:value="7.3359688">
            <text:p>7.33596880</text:p>
          </table:table-cell>
          <table:table-cell table:style-name="ce5" office:value-type="float" office:value="0.01409186">
            <text:p>0.01409186</text:p>
          </table:table-cell>
          <table:table-cell table:style-name="ce5" office:value-type="float" office:value="6.9902642">
            <text:p>6.99026420</text:p>
          </table:table-cell>
          <table:table-cell table:style-name="ce5" office:value-type="float" office:value="0.01749031">
            <text:p>0.01749031</text:p>
          </table:table-cell>
          <table:table-cell table:style-name="ce5" office:value-type="float" office:value="6.6299111">
            <text:p>6.62991110</text:p>
          </table:table-cell>
          <table:table-cell table:style-name="ce5" office:value-type="float" office:value="0.02106454">
            <text:p>0.02106454</text:p>
          </table:table-cell>
          <table:table-cell table:style-name="ce5" office:value-type="float" office:value="6.2900659">
            <text:p>6.29006590</text:p>
          </table:table-cell>
          <table:table-cell table:style-name="ce5" office:value-type="float" office:value="0.0244044">
            <text:p>0.02440440</text:p>
          </table:table-cell>
          <table:table-cell/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6.004461">
            <text:p>26.004461</text:p>
          </table:table-cell>
          <table:table-cell office:value-type="float" office:value="0.08847845">
            <text:p>0.088478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9736711">
            <text:p>8.9736711</text:p>
          </table:table-cell>
          <table:table-cell office:value-type="float" office:value="0.00410158">
            <text:p>0.00410158</text:p>
          </table:table-cell>
          <table:table-cell table:style-name="ce5" office:value-type="float" office:value="8.6484744">
            <text:p>8.64847440</text:p>
          </table:table-cell>
          <table:table-cell table:style-name="ce5" office:value-type="float" office:value="0.00732425">
            <text:p>0.00732425</text:p>
          </table:table-cell>
          <table:table-cell table:style-name="ce5" office:value-type="float" office:value="8.291051">
            <text:p>8.29105100</text:p>
          </table:table-cell>
          <table:table-cell table:style-name="ce5" office:value-type="float" office:value="0.0107813">
            <text:p>0.01078130</text:p>
          </table:table-cell>
          <table:table-cell table:style-name="ce5" office:value-type="float" office:value="7.9541355">
            <text:p>7.95413550</text:p>
          </table:table-cell>
          <table:table-cell table:style-name="ce5" office:value-type="float" office:value="0.01412115">
            <text:p>0.01412115</text:p>
          </table:table-cell>
          <table:table-cell table:style-name="ce5" office:value-type="float" office:value="7.6025715">
            <text:p>7.60257150</text:p>
          </table:table-cell>
          <table:table-cell table:style-name="ce5" office:value-type="float" office:value="0.0175782">
            <text:p>0.01757820</text:p>
          </table:table-cell>
          <table:table-cell table:style-name="ce5" office:value-type="float" office:value="7.2392887">
            <text:p>7.23928870</text:p>
          </table:table-cell>
          <table:table-cell table:style-name="ce5" office:value-type="float" office:value="0.02112314">
            <text:p>0.02112314</text:p>
          </table:table-cell>
          <table:table-cell table:style-name="ce5" office:value-type="float" office:value="6.8965138">
            <text:p>6.89651380</text:p>
          </table:table-cell>
          <table:table-cell table:style-name="ce5" office:value-type="float" office:value="0.02452159">
            <text:p>0.02452159</text:p>
          </table:table-cell>
          <table:table-cell/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8.430294">
            <text:p>28.430294</text:p>
          </table:table-cell>
          <table:table-cell office:value-type="float" office:value="0.08847845">
            <text:p>0.08847845</text:p>
          </table:table-cell>
          <table:table-cell table:number-columns-repeated="3"/>
        </table:table-row>
        <table:table-row table:style-name="ro1">
          <table:table-cell table:number-columns-repeated="18"/>
          <table:table-cell table:number-columns-repeated="7" office:value-type="string">
            <text:p><text:s/></text:p>
          </table:table-cell>
        </table:table-row>
        <table:table-row table:style-name="ro1">
          <table:table-cell table:number-columns-repeated="4"/>
          <table:table-cell table:formula="of:=(MAX([.E4:.E18])-MIN([.E4:.E18]))/0.000001" office:value-type="float" office:value="146.49">
            <text:p>146.49</text:p>
          </table:table-cell>
          <table:table-cell/>
          <table:table-cell table:formula="of:=(MAX([.G4:.G18])-MIN([.G4:.G18]))/0.000001" office:value-type="float" office:value="1904.31">
            <text:p>1904.31</text:p>
          </table:table-cell>
          <table:table-cell/>
          <table:table-cell table:formula="of:=(MAX([.I4:.I18])-MIN([.I4:.I18]))/0.000001" office:value-type="float" office:value="5068.38">
            <text:p>5068.38</text:p>
          </table:table-cell>
          <table:table-cell/>
          <table:table-cell table:formula="of:=(MAX([.K4:.K18])-MIN([.K4:.K18]))/0.000001" office:value-type="float" office:value="8291.05">
            <text:p>8291.05</text:p>
          </table:table-cell>
          <table:table-cell/>
          <table:table-cell table:formula="of:=(MAX([.M4:.M18])-MIN([.M4:.M18]))/0.000001" office:value-type="float" office:value="11689.5">
            <text:p>11689.5</text:p>
          </table:table-cell>
          <table:table-cell/>
          <table:table-cell table:formula="of:=(MAX([.O4:.O18])-MIN([.O4:.O18]))/0.000001" office:value-type="float" office:value="15146.55">
            <text:p>15146.55</text:p>
          </table:table-cell>
          <table:table-cell/>
          <table:table-cell table:formula="of:=(MAX([.Q4:.Q18])-MIN([.Q4:.Q18]))/0.000001" office:value-type="float" office:value="18486.41">
            <text:p>18486.4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46876">
            <text:p>0.046876</text:p>
          </table:table-cell>
          <table:table-cell office:value-type="float" office:value="0.02531304">
            <text:p>0.02531304</text:p>
          </table:table-cell>
          <table:table-cell table:number-columns-repeated="3"/>
        </table:table-row>
        <table:table-row table:style-name="ro1">
          <table:table-cell table:number-columns-repeated="18"/>
          <table:table-cell table:number-columns-repeated="2" office:value-type="float" office:value="1">
            <text:p>1</text:p>
          </table:table-cell>
          <table:table-cell office:value-type="float" office:value="0.140628">
            <text:p>0.140628</text:p>
          </table:table-cell>
          <table:table-cell office:value-type="float" office:value="0.04980575">
            <text:p>0.04980575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3438">
            <text:p>0.23438</text:p>
          </table:table-cell>
          <table:table-cell office:value-type="float" office:value="0.07289218">
            <text:p>0.07289218</text:p>
          </table:table-cell>
          <table:table-cell table:number-columns-repeated="3"/>
        </table:table-row>
        <table:table-row table:style-name="ro1">
          <table:table-cell table:number-columns-repeated="2"/>
          <table:table-cell>
            <draw:frame table:end-cell-address="2N2222A.Q57" table:end-x="0.7335in" table:end-y="0.0335in" draw:z-index="0" draw:style-name="gr1" draw:text-style-name="P1" svg:width="12.4307in" svg:height="6.287in" svg:x="0.7492in" svg:y="0.074in">
              <draw:object draw:notify-on-update-of-ranges="2N2222A.D4:2N2222A.D18 2N2222A.E4:2N2222A.E18 2N2222A.F4:2N2222A.F18 2N2222A.G4:2N2222A.G18 2N2222A.H4:2N2222A.H18 2N2222A.I4:2N2222A.I18 2N2222A.J4:2N2222A.J18 2N2222A.K4:2N2222A.K18 2N2222A.L4:2N2222A.L18 2N2222A.M4:2N2222A.M18 2N2222A.N4:2N2222A.N18 2N2222A.O4:2N2222A.O18 2N2222A.P4:2N2222A.P18 2N2222A.Q4:2N2222A.Q1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5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316413">
            <text:p>0.316413</text:p>
          </table:table-cell>
          <table:table-cell office:value-type="float" office:value="0.09715051">
            <text:p>0.09715051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421884">
            <text:p>0.421884</text:p>
          </table:table-cell>
          <table:table-cell office:value-type="float" office:value="0.12058851">
            <text:p>0.12058851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46876">
            <text:p>0.46876</text:p>
          </table:table-cell>
          <table:table-cell office:value-type="float" office:value="0.12996371">
            <text:p>0.12996371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46876">
            <text:p>0.46876</text:p>
          </table:table-cell>
          <table:table-cell office:value-type="float" office:value="0.12902619">
            <text:p>0.12902619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46876">
            <text:p>0.46876</text:p>
          </table:table-cell>
          <table:table-cell office:value-type="float" office:value="0.128909">
            <text:p>0.128909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.46876">
            <text:p>0.46876</text:p>
          </table:table-cell>
          <table:table-cell office:value-type="float" office:value="0.128909">
            <text:p>0.128909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.480479">
            <text:p>0.480479</text:p>
          </table:table-cell>
          <table:table-cell office:value-type="float" office:value="0.12844024">
            <text:p>0.12844024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46876">
            <text:p>0.46876</text:p>
          </table:table-cell>
          <table:table-cell office:value-type="float" office:value="0.12879181">
            <text:p>0.12879181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.457041">
            <text:p>0.457041</text:p>
          </table:table-cell>
          <table:table-cell office:value-type="float" office:value="0.12855743">
            <text:p>0.12855743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.46876">
            <text:p>0.46876</text:p>
          </table:table-cell>
          <table:table-cell office:value-type="float" office:value="0.12879181">
            <text:p>0.12879181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.46876">
            <text:p>0.46876</text:p>
          </table:table-cell>
          <table:table-cell office:value-type="float" office:value="0.12797148">
            <text:p>0.12797148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.457041">
            <text:p>0.457041</text:p>
          </table:table-cell>
          <table:table-cell office:value-type="float" office:value="0.12820586">
            <text:p>0.12820586</text:p>
          </table:table-cell>
          <table:table-cell table:number-columns-repeated="3"/>
        </table:table-row>
        <table:table-row table:style-name="ro1">
          <table:table-cell table:number-columns-repeated="18"/>
          <table:table-cell table:number-columns-repeated="7" office:value-type="string">
            <text:p><text:s/></text:p>
          </table:table-cell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11719">
            <text:p>0.011719</text:p>
          </table:table-cell>
          <table:table-cell office:value-type="float" office:value="0.02625056">
            <text:p>0.02625056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093752">
            <text:p>0.093752</text:p>
          </table:table-cell>
          <table:table-cell office:value-type="float" office:value="0.05004013">
            <text:p>0.05004013</text:p>
          </table:table-cell>
          <table:table-cell table:number-columns-repeated="3"/>
        </table:table-row>
        <table:table-row table:style-name="ro1">
          <table:table-cell table:number-columns-repeated="18"/>
          <table:table-cell table:number-columns-repeated="2" office:value-type="float" office:value="2">
            <text:p>2</text:p>
          </table:table-cell>
          <table:table-cell office:value-type="float" office:value="0.164066">
            <text:p>0.164066</text:p>
          </table:table-cell>
          <table:table-cell office:value-type="float" office:value="0.07336094">
            <text:p>0.07336094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222661">
            <text:p>0.222661</text:p>
          </table:table-cell>
          <table:table-cell office:value-type="float" office:value="0.09797084">
            <text:p>0.09797084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292975">
            <text:p>0.292975</text:p>
          </table:table-cell>
          <table:table-cell office:value-type="float" office:value="0.12199479">
            <text:p>0.12199479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.304694">
            <text:p>0.304694</text:p>
          </table:table-cell>
          <table:table-cell office:value-type="float" office:value="0.12797148">
            <text:p>0.12797148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316413">
            <text:p>0.316413</text:p>
          </table:table-cell>
          <table:table-cell office:value-type="float" office:value="0.1277371">
            <text:p>0.1277371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.316413">
            <text:p>0.316413</text:p>
          </table:table-cell>
          <table:table-cell office:value-type="float" office:value="0.12797148">
            <text:p>0.12797148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304694">
            <text:p>0.304694</text:p>
          </table:table-cell>
          <table:table-cell office:value-type="float" office:value="0.12726834">
            <text:p>0.12726834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.304694">
            <text:p>0.304694</text:p>
          </table:table-cell>
          <table:table-cell office:value-type="float" office:value="0.12797148">
            <text:p>0.12797148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.316413">
            <text:p>0.316413</text:p>
          </table:table-cell>
          <table:table-cell office:value-type="float" office:value="0.12750272">
            <text:p>0.12750272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.316413">
            <text:p>0.316413</text:p>
          </table:table-cell>
          <table:table-cell office:value-type="float" office:value="0.12715115">
            <text:p>0.12715115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.304694">
            <text:p>0.304694</text:p>
          </table:table-cell>
          <table:table-cell office:value-type="float" office:value="0.12703396">
            <text:p>0.12703396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.304694">
            <text:p>0.304694</text:p>
          </table:table-cell>
          <table:table-cell office:value-type="float" office:value="0.12750272">
            <text:p>0.12750272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.304694">
            <text:p>0.304694</text:p>
          </table:table-cell>
          <table:table-cell office:value-type="float" office:value="0.12715115">
            <text:p>0.12715115</text:p>
          </table:table-cell>
          <table:table-cell table:number-columns-repeated="3"/>
        </table:table-row>
        <table:table-row table:style-name="ro1">
          <table:table-cell table:number-columns-repeated="18"/>
          <table:table-cell table:number-columns-repeated="7" office:value-type="string">
            <text:p><text:s/></text:p>
          </table:table-cell>
        </table:table-row>
        <table:table-row table:style-name="ro1">
          <table:table-cell table:number-columns-repeated="18"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0.02613337">
            <text:p>0.02613337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058595">
            <text:p>0.058595</text:p>
          </table:table-cell>
          <table:table-cell office:value-type="float" office:value="0.05015732">
            <text:p>0.05015732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128909">
            <text:p>0.128909</text:p>
          </table:table-cell>
          <table:table-cell office:value-type="float" office:value="0.07371251">
            <text:p>0.07371251</text:p>
          </table:table-cell>
          <table:table-cell table:number-columns-repeated="3"/>
        </table:table-row>
        <table:table-row table:style-name="ro1">
          <table:table-cell table:number-columns-repeated="18"/>
          <table:table-cell table:number-columns-repeated="2" office:value-type="float" office:value="3">
            <text:p>3</text:p>
          </table:table-cell>
          <table:table-cell office:value-type="float" office:value="0.175785">
            <text:p>0.175785</text:p>
          </table:table-cell>
          <table:table-cell office:value-type="float" office:value="0.09820522">
            <text:p>0.09820522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246099">
            <text:p>0.246099</text:p>
          </table:table-cell>
          <table:table-cell office:value-type="float" office:value="0.12246355">
            <text:p>0.12246355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246099">
            <text:p>0.246099</text:p>
          </table:table-cell>
          <table:table-cell office:value-type="float" office:value="0.12726834">
            <text:p>0.12726834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246099">
            <text:p>0.246099</text:p>
          </table:table-cell>
          <table:table-cell office:value-type="float" office:value="0.12715115">
            <text:p>0.12715115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246099">
            <text:p>0.246099</text:p>
          </table:table-cell>
          <table:table-cell office:value-type="float" office:value="0.12715115">
            <text:p>0.12715115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257818">
            <text:p>0.257818</text:p>
          </table:table-cell>
          <table:table-cell office:value-type="float" office:value="0.12715115">
            <text:p>0.12715115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246099">
            <text:p>0.246099</text:p>
          </table:table-cell>
          <table:table-cell office:value-type="float" office:value="0.12668239">
            <text:p>0.12668239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246099">
            <text:p>0.246099</text:p>
          </table:table-cell>
          <table:table-cell office:value-type="float" office:value="0.1265652">
            <text:p>0.1265652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.246099">
            <text:p>0.246099</text:p>
          </table:table-cell>
          <table:table-cell office:value-type="float" office:value="0.12668239">
            <text:p>0.12668239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.246099">
            <text:p>0.246099</text:p>
          </table:table-cell>
          <table:table-cell office:value-type="float" office:value="0.12679958">
            <text:p>0.12679958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.246099">
            <text:p>0.246099</text:p>
          </table:table-cell>
          <table:table-cell office:value-type="float" office:value="0.12668239">
            <text:p>0.12668239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.246099">
            <text:p>0.246099</text:p>
          </table:table-cell>
          <table:table-cell office:value-type="float" office:value="0.1265652">
            <text:p>0.1265652</text:p>
          </table:table-cell>
          <table:table-cell table:number-columns-repeated="3"/>
        </table:table-row>
        <table:table-row table:style-name="ro1">
          <table:table-cell table:number-columns-repeated="18"/>
          <table:table-cell table:number-columns-repeated="7" office:value-type="string">
            <text:p><text:s/></text:p>
          </table:table-cell>
        </table:table-row>
        <table:table-row table:style-name="ro1">
          <table:table-cell table:number-columns-repeated="18"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0.02636775">
            <text:p>0.02636775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035157">
            <text:p>0.035157</text:p>
          </table:table-cell>
          <table:table-cell office:value-type="float" office:value="0.05097765">
            <text:p>0.05097765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93752">
            <text:p>0.093752</text:p>
          </table:table-cell>
          <table:table-cell office:value-type="float" office:value="0.07406408">
            <text:p>0.07406408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.152347">
            <text:p>0.152347</text:p>
          </table:table-cell>
          <table:table-cell office:value-type="float" office:value="0.09890836">
            <text:p>0.09890836</text:p>
          </table:table-cell>
          <table:table-cell table:number-columns-repeated="3"/>
        </table:table-row>
        <table:table-row table:style-name="ro1">
          <table:table-cell table:number-columns-repeated="18"/>
          <table:table-cell table:number-columns-repeated="2" office:value-type="float" office:value="4">
            <text:p>4</text:p>
          </table:table-cell>
          <table:table-cell office:value-type="float" office:value="0.210942">
            <text:p>0.210942</text:p>
          </table:table-cell>
          <table:table-cell office:value-type="float" office:value="0.12293231">
            <text:p>0.12293231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210942">
            <text:p>0.210942</text:p>
          </table:table-cell>
          <table:table-cell office:value-type="float" office:value="0.12668239">
            <text:p>0.12668239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.199223">
            <text:p>0.199223</text:p>
          </table:table-cell>
          <table:table-cell office:value-type="float" office:value="0.12668239">
            <text:p>0.12668239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.210942">
            <text:p>0.210942</text:p>
          </table:table-cell>
          <table:table-cell office:value-type="float" office:value="0.12668239">
            <text:p>0.12668239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210942">
            <text:p>0.210942</text:p>
          </table:table-cell>
          <table:table-cell office:value-type="float" office:value="0.12644801">
            <text:p>0.12644801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.199223">
            <text:p>0.199223</text:p>
          </table:table-cell>
          <table:table-cell office:value-type="float" office:value="0.12633082">
            <text:p>0.12633082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.210942">
            <text:p>0.210942</text:p>
          </table:table-cell>
          <table:table-cell office:value-type="float" office:value="0.12668239">
            <text:p>0.12668239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.210942">
            <text:p>0.210942</text:p>
          </table:table-cell>
          <table:table-cell office:value-type="float" office:value="0.1265652">
            <text:p>0.1265652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.210942">
            <text:p>0.210942</text:p>
          </table:table-cell>
          <table:table-cell office:value-type="float" office:value="0.12621363">
            <text:p>0.12621363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.199223">
            <text:p>0.199223</text:p>
          </table:table-cell>
          <table:table-cell office:value-type="float" office:value="0.12644801">
            <text:p>0.12644801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0.210942">
            <text:p>0.210942</text:p>
          </table:table-cell>
          <table:table-cell office:value-type="float" office:value="0.12644801">
            <text:p>0.12644801</text:p>
          </table:table-cell>
          <table:table-cell table:number-columns-repeated="3"/>
        </table:table-row>
        <table:table-row table:style-name="ro1">
          <table:table-cell table:number-columns-repeated="18"/>
          <table:table-cell table:number-columns-repeated="7" office:value-type="string">
            <text:p><text:s/></text:p>
          </table:table-cell>
        </table:table-row>
        <table:table-row table:style-name="ro1">
          <table:table-cell table:number-columns-repeated="18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0.02636775">
            <text:p>0.02636775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023438">
            <text:p>0.023438</text:p>
          </table:table-cell>
          <table:table-cell office:value-type="float" office:value="0.05050889">
            <text:p>0.05050889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082033">
            <text:p>0.082033</text:p>
          </table:table-cell>
          <table:table-cell office:value-type="float" office:value="0.07418127">
            <text:p>0.07418127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140628">
            <text:p>0.140628</text:p>
          </table:table-cell>
          <table:table-cell office:value-type="float" office:value="0.09914274">
            <text:p>0.09914274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.175785">
            <text:p>0.175785</text:p>
          </table:table-cell>
          <table:table-cell office:value-type="float" office:value="0.1230495">
            <text:p>0.1230495</text:p>
          </table:table-cell>
          <table:table-cell table:number-columns-repeated="3"/>
        </table:table-row>
        <table:table-row table:style-name="ro1">
          <table:table-cell table:number-columns-repeated="18"/>
          <table:table-cell table:number-columns-repeated="2" office:value-type="float" office:value="5">
            <text:p>5</text:p>
          </table:table-cell>
          <table:table-cell office:value-type="float" office:value="0.175785">
            <text:p>0.175785</text:p>
          </table:table-cell>
          <table:table-cell office:value-type="float" office:value="0.12644801">
            <text:p>0.12644801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175785">
            <text:p>0.175785</text:p>
          </table:table-cell>
          <table:table-cell office:value-type="float" office:value="0.12633082">
            <text:p>0.12633082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.187504">
            <text:p>0.187504</text:p>
          </table:table-cell>
          <table:table-cell office:value-type="float" office:value="0.12609644">
            <text:p>0.12609644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.187504">
            <text:p>0.187504</text:p>
          </table:table-cell>
          <table:table-cell office:value-type="float" office:value="0.12609644">
            <text:p>0.12609644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.187504">
            <text:p>0.187504</text:p>
          </table:table-cell>
          <table:table-cell office:value-type="float" office:value="0.12633082">
            <text:p>0.12633082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.199223">
            <text:p>0.199223</text:p>
          </table:table-cell>
          <table:table-cell office:value-type="float" office:value="0.12609644">
            <text:p>0.12609644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0.175785">
            <text:p>0.175785</text:p>
          </table:table-cell>
          <table:table-cell office:value-type="float" office:value="0.12597925">
            <text:p>0.12597925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0.187504">
            <text:p>0.187504</text:p>
          </table:table-cell>
          <table:table-cell office:value-type="float" office:value="0.12633082">
            <text:p>0.12633082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0.187504">
            <text:p>0.187504</text:p>
          </table:table-cell>
          <table:table-cell office:value-type="float" office:value="0.12574487">
            <text:p>0.12574487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0.187504">
            <text:p>0.187504</text:p>
          </table:table-cell>
          <table:table-cell office:value-type="float" office:value="0.12562768">
            <text:p>0.12562768</text:p>
          </table:table-cell>
          <table:table-cell table:number-columns-repeated="3"/>
        </table:table-row>
        <table:table-row table:style-name="ro1">
          <table:table-cell table:number-columns-repeated="18"/>
          <table:table-cell table:number-columns-repeated="7" office:value-type="string">
            <text:p><text:s/></text:p>
          </table:table-cell>
        </table:table-row>
        <table:table-row table:style-name="ro1">
          <table:table-cell table:number-columns-repeated="18"/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0.02636775">
            <text:p>0.02636775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023438">
            <text:p>0.023438</text:p>
          </table:table-cell>
          <table:table-cell office:value-type="float" office:value="0.05074327">
            <text:p>0.05074327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082033">
            <text:p>0.082033</text:p>
          </table:table-cell>
          <table:table-cell office:value-type="float" office:value="0.07441565">
            <text:p>0.07441565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.128909">
            <text:p>0.128909</text:p>
          </table:table-cell>
          <table:table-cell office:value-type="float" office:value="0.09855679">
            <text:p>0.09855679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.187504">
            <text:p>0.187504</text:p>
          </table:table-cell>
          <table:table-cell office:value-type="float" office:value="0.12351826">
            <text:p>0.12351826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.187504">
            <text:p>0.187504</text:p>
          </table:table-cell>
          <table:table-cell office:value-type="float" office:value="0.12609644">
            <text:p>0.12609644</text:p>
          </table:table-cell>
          <table:table-cell table:number-columns-repeated="3"/>
        </table:table-row>
        <table:table-row table:style-name="ro1">
          <table:table-cell table:number-columns-repeated="18"/>
          <table:table-cell table:number-columns-repeated="2" office:value-type="float" office:value="6">
            <text:p>6</text:p>
          </table:table-cell>
          <table:table-cell office:value-type="float" office:value="0.187504">
            <text:p>0.187504</text:p>
          </table:table-cell>
          <table:table-cell office:value-type="float" office:value="0.12574487">
            <text:p>0.12574487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187504">
            <text:p>0.187504</text:p>
          </table:table-cell>
          <table:table-cell office:value-type="float" office:value="0.12597925">
            <text:p>0.12597925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.175785">
            <text:p>0.175785</text:p>
          </table:table-cell>
          <table:table-cell office:value-type="float" office:value="0.12597925">
            <text:p>0.12597925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.175785">
            <text:p>0.175785</text:p>
          </table:table-cell>
          <table:table-cell office:value-type="float" office:value="0.12562768">
            <text:p>0.12562768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.175785">
            <text:p>0.175785</text:p>
          </table:table-cell>
          <table:table-cell office:value-type="float" office:value="0.12597925">
            <text:p>0.12597925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.187504">
            <text:p>0.187504</text:p>
          </table:table-cell>
          <table:table-cell office:value-type="float" office:value="0.12574487">
            <text:p>0.12574487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0.175785">
            <text:p>0.175785</text:p>
          </table:table-cell>
          <table:table-cell office:value-type="float" office:value="0.12551049">
            <text:p>0.12551049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0.187504">
            <text:p>0.187504</text:p>
          </table:table-cell>
          <table:table-cell office:value-type="float" office:value="0.1253933">
            <text:p>0.1253933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.187504">
            <text:p>0.187504</text:p>
          </table:table-cell>
          <table:table-cell office:value-type="float" office:value="0.12551049">
            <text:p>0.12551049</text:p>
          </table:table-cell>
          <table:table-cell table:number-columns-repeated="3"/>
        </table:table-row>
        <table:table-row table:style-name="ro1" table:number-rows-repeated="1048461">
          <table:table-cell table:number-columns-repeated="25"/>
        </table:table-row>
        <table:table-row table:style-name="ro1">
          <table:table-cell table:number-columns-repeated="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number-style style:name="N116P0" style:volatile="true">
      <number:number number:decimal-places="0" number:min-integer-digits="1"/>
    </number:number-style>
    <number:number-style style:name="N116">
      <style:text-properties fo:color="#ff0000"/>
      <number:text>-</number:text>
      <number:number number:decimal-places="0" number:min-integer-digits="1"/>
      <style:map style:condition="value()&gt;=0" style:apply-style-name="N116P0"/>
    </number:number-style>
    <number:number-style style:name="N117">
      <number:number number:decimal-places="8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1" number:min-integer-digits="1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5">08/15/2019</text:date>, <text:time>23:1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Dave Rajnauth</meta:initial-creator>
    <dc:creator>Dave Rajnauth</dc:creator>
    <meta:creation-date>2019-05-29T23:03:28Z</meta:creation-date>
    <dc:date>2019-08-15T23:10:31.76</dc:date>
    <meta:editing-cycles>27</meta:editing-cycles>
    <meta:editing-duration>P1DT7H21M5S</meta:editing-duration>
    <meta:document-statistic meta:table-count="5" meta:cell-count="1100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17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117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117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 style:data-style-name="N117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117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2" style:family="chart" style:data-style-name="N117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1.575cm" svg:height="15.97cm" xlink:href=".." xlink:type="simple" chart:class="chart:scatter" chart:style-name="ch1">
        <chart:legend chart:legend-position="end" svg:x="28.686cm" svg:y="6.171cm" style:legend-expansion="high" chart:style-name="ch2"/>
        <chart:plot-area chart:style-name="ch3" table:cell-range-address="2N2222A.D4:2N2222A.E18 2N2222A.G4:2N2222A.G18 2N2222A.I4:2N2222A.I18 2N2222A.K4:2N2222A.K18 2N2222A.M4:2N2222A.M18 2N2222A.O4:2N2222A.O18 2N2222A.Q4:2N2222A.Q18" svg:x="-0.318cm" svg:y="1.293cm" svg:width="28.542cm" svg:height="13.82cm">
          <chartooo:coordinate-region svg:x="1.753cm" svg:y="1.495cm" svg:width="25.464cm" svg:height="12.96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N2222A.E4:2N2222A.E18" chart:class="chart:scatter">
            <chart:domain table:cell-range-address="2N2222A.D4:2N2222A.D18"/>
            <chart:data-point chart:repeated="15"/>
          </chart:series>
          <chart:series chart:style-name="ch7" chart:values-cell-range-address="2N2222A.G4:2N2222A.G18" chart:class="chart:scatter">
            <chart:domain table:cell-range-address="2N2222A.F4:2N2222A.F18"/>
            <chart:data-point chart:repeated="15"/>
          </chart:series>
          <chart:series chart:style-name="ch8" chart:values-cell-range-address="2N2222A.I4:2N2222A.I18" chart:class="chart:scatter">
            <chart:domain table:cell-range-address="2N2222A.H4:2N2222A.H18"/>
            <chart:data-point chart:repeated="15"/>
          </chart:series>
          <chart:series chart:style-name="ch9" chart:values-cell-range-address="2N2222A.K4:2N2222A.K18" chart:class="chart:scatter">
            <chart:domain table:cell-range-address="2N2222A.J4:2N2222A.J18"/>
            <chart:data-point chart:repeated="15"/>
          </chart:series>
          <chart:series chart:style-name="ch10" chart:values-cell-range-address="2N2222A.M4:2N2222A.M18" chart:class="chart:scatter">
            <chart:domain table:cell-range-address="2N2222A.L4:2N2222A.L18"/>
            <chart:data-point chart:repeated="15"/>
          </chart:series>
          <chart:series chart:style-name="ch11" chart:values-cell-range-address="2N2222A.O4:2N2222A.O18" chart:class="chart:scatter">
            <chart:domain table:cell-range-address="2N2222A.N4:2N2222A.N18"/>
            <chart:data-point chart:repeated="15"/>
          </chart:series>
          <chart:series chart:style-name="ch12" chart:values-cell-range-address="2N2222A.Q4:2N2222A.Q18" chart:class="chart:scatter">
            <chart:domain table:cell-range-address="2N2222A.P4:2N2222A.P18"/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4376">
                <text:p>0.234376</text:p>
                <draw:g>
                  <svg:desc>2N2222A.D4:2N2222A.D18</svg:desc>
                </draw:g>
              </table:table-cell>
              <table:table-cell office:value-type="float" office:value="0.00395509">
                <text:p>0.00395509</text:p>
                <draw:g>
                  <svg:desc>2N2222A.E4:2N2222A.E18</svg:desc>
                </draw:g>
              </table:table-cell>
              <table:table-cell office:value-type="float" office:value="0.0849613">
                <text:p>0.0849613</text:p>
                <draw:g>
                  <svg:desc>2N2222A.F4:2N2222A.F18</svg:desc>
                </draw:g>
              </table:table-cell>
              <table:table-cell office:value-type="float" office:value="0.00541994">
                <text:p>0.00541994</text:p>
                <draw:g>
                  <svg:desc>2N2222A.G4:2N2222A.G18</svg:desc>
                </draw:g>
              </table:table-cell>
              <table:table-cell office:value-type="float" office:value="0.0556643">
                <text:p>0.0556643</text:p>
                <draw:g>
                  <svg:desc>2N2222A.H4:2N2222A.H18</svg:desc>
                </draw:g>
              </table:table-cell>
              <table:table-cell office:value-type="float" office:value="0.00571292">
                <text:p>0.00571292</text:p>
                <draw:g>
                  <svg:desc>2N2222A.I4:2N2222A.I18</svg:desc>
                </draw:g>
              </table:table-cell>
              <table:table-cell office:value-type="float" office:value="0.0439455">
                <text:p>0.0439455</text:p>
                <draw:g>
                  <svg:desc>2N2222A.J4:2N2222A.J18</svg:desc>
                </draw:g>
              </table:table-cell>
              <table:table-cell office:value-type="float" office:value="0.0058301">
                <text:p>0.0058301</text:p>
                <draw:g>
                  <svg:desc>2N2222A.K4:2N2222A.K18</svg:desc>
                </draw:g>
              </table:table-cell>
              <table:table-cell office:value-type="float" office:value="0.0380861">
                <text:p>0.0380861</text:p>
                <draw:g>
                  <svg:desc>2N2222A.L4:2N2222A.L18</svg:desc>
                </draw:g>
              </table:table-cell>
              <table:table-cell office:value-type="float" office:value="0.0058887">
                <text:p>0.0058887</text:p>
                <draw:g>
                  <svg:desc>2N2222A.M4:2N2222A.M18</svg:desc>
                </draw:g>
              </table:table-cell>
              <table:table-cell office:value-type="float" office:value="0.029297">
                <text:p>0.029297</text:p>
                <draw:g>
                  <svg:desc>2N2222A.N4:2N2222A.N18</svg:desc>
                </draw:g>
              </table:table-cell>
              <table:table-cell office:value-type="float" office:value="0.00597659">
                <text:p>0.00597659</text:p>
                <draw:g>
                  <svg:desc>2N2222A.O4:2N2222A.O18</svg:desc>
                </draw:g>
              </table:table-cell>
              <table:table-cell office:value-type="float" office:value="0.0234376">
                <text:p>0.0234376</text:p>
                <draw:g>
                  <svg:desc>2N2222A.P4:2N2222A.P18</svg:desc>
                </draw:g>
              </table:table-cell>
              <table:table-cell office:value-type="float" office:value="0.00603518">
                <text:p>0.00603518</text:p>
                <draw:g>
                  <svg:desc>2N2222A.Q4:2N2222A.Q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613318">
                <text:p>0.8613318</text:p>
              </table:table-cell>
              <table:table-cell office:value-type="float" office:value="0.0039551">
                <text:p>0.0039551</text:p>
              </table:table-cell>
              <table:table-cell office:value-type="float" office:value="0.5478539">
                <text:p>0.5478539</text:p>
              </table:table-cell>
              <table:table-cell office:value-type="float" office:value="0.00703128">
                <text:p>0.00703128</text:p>
              </table:table-cell>
              <table:table-cell office:value-type="float" office:value="0.2138681">
                <text:p>0.2138681</text:p>
              </table:table-cell>
              <table:table-cell office:value-type="float" office:value="0.01031254">
                <text:p>0.01031254</text:p>
              </table:table-cell>
              <table:table-cell office:value-type="float" office:value="0.1025395">
                <text:p>0.1025395</text:p>
              </table:table-cell>
              <table:table-cell office:value-type="float" office:value="0.01139653">
                <text:p>0.01139653</text:p>
              </table:table-cell>
              <table:table-cell office:value-type="float" office:value="0.0820316">
                <text:p>0.0820316</text:p>
              </table:table-cell>
              <table:table-cell office:value-type="float" office:value="0.01160161">
                <text:p>0.01160161</text:p>
              </table:table-cell>
              <table:table-cell office:value-type="float" office:value="0.0673831">
                <text:p>0.0673831</text:p>
              </table:table-cell>
              <table:table-cell office:value-type="float" office:value="0.01177739">
                <text:p>0.01177739</text:p>
              </table:table-cell>
              <table:table-cell office:value-type="float" office:value="0.058594">
                <text:p>0.058594</text:p>
              </table:table-cell>
              <table:table-cell office:value-type="float" office:value="0.01186528">
                <text:p>0.011865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736391">
                <text:p>1.4736391</text:p>
              </table:table-cell>
              <table:table-cell office:value-type="float" office:value="0.00401369">
                <text:p>0.00401369</text:p>
              </table:table-cell>
              <table:table-cell office:value-type="float" office:value="1.1601612">
                <text:p>1.1601612</text:p>
              </table:table-cell>
              <table:table-cell office:value-type="float" office:value="0.00708987">
                <text:p>0.00708987</text:p>
              </table:table-cell>
              <table:table-cell office:value-type="float" office:value="0.8232457">
                <text:p>0.8232457</text:p>
              </table:table-cell>
              <table:table-cell office:value-type="float" office:value="0.01037114">
                <text:p>0.01037114</text:p>
              </table:table-cell>
              <table:table-cell office:value-type="float" office:value="0.5039084">
                <text:p>0.5039084</text:p>
              </table:table-cell>
              <table:table-cell office:value-type="float" office:value="0.01353521">
                <text:p>0.01353521</text:p>
              </table:table-cell>
              <table:table-cell office:value-type="float" office:value="0.1992196">
                <text:p>0.1992196</text:p>
              </table:table-cell>
              <table:table-cell office:value-type="float" office:value="0.01649421">
                <text:p>0.01649421</text:p>
              </table:table-cell>
              <table:table-cell office:value-type="float" office:value="0.117188">
                <text:p>0.117188</text:p>
              </table:table-cell>
              <table:table-cell office:value-type="float" office:value="0.01734382">
                <text:p>0.01734382</text:p>
              </table:table-cell>
              <table:table-cell office:value-type="float" office:value="0.0937504">
                <text:p>0.0937504</text:p>
              </table:table-cell>
              <table:table-cell office:value-type="float" office:value="0.0175489">
                <text:p>0.01754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09384">
                <text:p>2.109384</text:p>
              </table:table-cell>
              <table:table-cell office:value-type="float" office:value="0.00398439">
                <text:p>0.00398439</text:p>
              </table:table-cell>
              <table:table-cell office:value-type="float" office:value="1.7959061">
                <text:p>1.7959061</text:p>
              </table:table-cell>
              <table:table-cell office:value-type="float" office:value="0.00708987">
                <text:p>0.00708987</text:p>
              </table:table-cell>
              <table:table-cell office:value-type="float" office:value="1.4560609">
                <text:p>1.4560609</text:p>
              </table:table-cell>
              <table:table-cell office:value-type="float" office:value="0.01042973">
                <text:p>0.01042973</text:p>
              </table:table-cell>
              <table:table-cell office:value-type="float" office:value="1.1337939">
                <text:p>1.1337939</text:p>
              </table:table-cell>
              <table:table-cell office:value-type="float" office:value="0.01356451">
                <text:p>0.01356451</text:p>
              </table:table-cell>
              <table:table-cell office:value-type="float" office:value="0.8056675">
                <text:p>0.8056675</text:p>
              </table:table-cell>
              <table:table-cell office:value-type="float" office:value="0.01681648">
                <text:p>0.01681648</text:p>
              </table:table-cell>
              <table:table-cell office:value-type="float" office:value="0.468752">
                <text:p>0.468752</text:p>
              </table:table-cell>
              <table:table-cell office:value-type="float" office:value="0.02012704">
                <text:p>0.02012704</text:p>
              </table:table-cell>
              <table:table-cell office:value-type="float" office:value="0.205079">
                <text:p>0.205079</text:p>
              </table:table-cell>
              <table:table-cell office:value-type="float" office:value="0.02273447">
                <text:p>0.022734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7334101">
                <text:p>2.7334101</text:p>
              </table:table-cell>
              <table:table-cell office:value-type="float" office:value="0.00404299">
                <text:p>0.00404299</text:p>
              </table:table-cell>
              <table:table-cell office:value-type="float" office:value="2.4170025">
                <text:p>2.4170025</text:p>
              </table:table-cell>
              <table:table-cell office:value-type="float" office:value="0.00714847">
                <text:p>0.00714847</text:p>
              </table:table-cell>
              <table:table-cell office:value-type="float" office:value="2.0771573">
                <text:p>2.0771573</text:p>
              </table:table-cell>
              <table:table-cell office:value-type="float" office:value="0.01048833">
                <text:p>0.01048833</text:p>
              </table:table-cell>
              <table:table-cell office:value-type="float" office:value="1.7548903">
                <text:p>1.7548903</text:p>
              </table:table-cell>
              <table:table-cell office:value-type="float" office:value="0.01362311">
                <text:p>0.01362311</text:p>
              </table:table-cell>
              <table:table-cell office:value-type="float" office:value="1.4238342">
                <text:p>1.4238342</text:p>
              </table:table-cell>
              <table:table-cell office:value-type="float" office:value="0.01687507">
                <text:p>0.01687507</text:p>
              </table:table-cell>
              <table:table-cell office:value-type="float" office:value="1.083989">
                <text:p>1.083989</text:p>
              </table:table-cell>
              <table:table-cell office:value-type="float" office:value="0.02024423">
                <text:p>0.02024423</text:p>
              </table:table-cell>
              <table:table-cell office:value-type="float" office:value="0.7675814">
                <text:p>0.7675814</text:p>
              </table:table-cell>
              <table:table-cell office:value-type="float" office:value="0.02337901">
                <text:p>0.023379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486471">
                <text:p>3.3486471</text:p>
              </table:table-cell>
              <table:table-cell office:value-type="float" office:value="0.00401369">
                <text:p>0.00401369</text:p>
              </table:table-cell>
              <table:table-cell office:value-type="float" office:value="3.0322395">
                <text:p>3.0322395</text:p>
              </table:table-cell>
              <table:table-cell office:value-type="float" office:value="0.00711917">
                <text:p>0.00711917</text:p>
              </table:table-cell>
              <table:table-cell office:value-type="float" office:value="2.6894646">
                <text:p>2.6894646</text:p>
              </table:table-cell>
              <table:table-cell office:value-type="float" office:value="0.01048833">
                <text:p>0.01048833</text:p>
              </table:table-cell>
              <table:table-cell office:value-type="float" office:value="2.3642679">
                <text:p>2.3642679</text:p>
              </table:table-cell>
              <table:table-cell office:value-type="float" office:value="0.0136817">
                <text:p>0.0136817</text:p>
              </table:table-cell>
              <table:table-cell office:value-type="float" office:value="2.0332118">
                <text:p>2.0332118</text:p>
              </table:table-cell>
              <table:table-cell office:value-type="float" office:value="0.01693367">
                <text:p>0.01693367</text:p>
              </table:table-cell>
              <table:table-cell office:value-type="float" office:value="1.6933666">
                <text:p>1.6933666</text:p>
              </table:table-cell>
              <table:table-cell office:value-type="float" office:value="0.02030282">
                <text:p>0.02030282</text:p>
              </table:table-cell>
              <table:table-cell office:value-type="float" office:value="1.3681699">
                <text:p>1.3681699</text:p>
              </table:table-cell>
              <table:table-cell office:value-type="float" office:value="0.02349619">
                <text:p>0.023496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84392">
                <text:p>3.984392</text:p>
              </table:table-cell>
              <table:table-cell office:value-type="float" office:value="0.00404299">
                <text:p>0.00404299</text:p>
              </table:table-cell>
              <table:table-cell office:value-type="float" office:value="3.6679844">
                <text:p>3.6679844</text:p>
              </table:table-cell>
              <table:table-cell office:value-type="float" office:value="0.00717777">
                <text:p>0.00717777</text:p>
              </table:table-cell>
              <table:table-cell office:value-type="float" office:value="3.3252095">
                <text:p>3.3252095</text:p>
              </table:table-cell>
              <table:table-cell office:value-type="float" office:value="0.01051762">
                <text:p>0.01051762</text:p>
              </table:table-cell>
              <table:table-cell office:value-type="float" office:value="3.0000128">
                <text:p>3.0000128</text:p>
              </table:table-cell>
              <table:table-cell office:value-type="float" office:value="0.013711">
                <text:p>0.013711</text:p>
              </table:table-cell>
              <table:table-cell office:value-type="float" office:value="2.666027">
                <text:p>2.666027</text:p>
              </table:table-cell>
              <table:table-cell office:value-type="float" office:value="0.01702156">
                <text:p>0.01702156</text:p>
              </table:table-cell>
              <table:table-cell office:value-type="float" office:value="2.3232521">
                <text:p>2.3232521</text:p>
              </table:table-cell>
              <table:table-cell office:value-type="float" office:value="0.02039071">
                <text:p>0.02039071</text:p>
              </table:table-cell>
              <table:table-cell office:value-type="float" office:value="1.9951257">
                <text:p>1.9951257</text:p>
              </table:table-cell>
              <table:table-cell office:value-type="float" office:value="0.02361338">
                <text:p>0.023613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6084181">
                <text:p>4.6084181</text:p>
              </table:table-cell>
              <table:table-cell office:value-type="float" office:value="0.00401369">
                <text:p>0.00401369</text:p>
              </table:table-cell>
              <table:table-cell office:value-type="float" office:value="4.2890808">
                <text:p>4.2890808</text:p>
              </table:table-cell>
              <table:table-cell office:value-type="float" office:value="0.00720706">
                <text:p>0.00720706</text:p>
              </table:table-cell>
              <table:table-cell office:value-type="float" office:value="3.9433762">
                <text:p>3.9433762</text:p>
              </table:table-cell>
              <table:table-cell office:value-type="float" office:value="0.01057622">
                <text:p>0.01057622</text:p>
              </table:table-cell>
              <table:table-cell office:value-type="float" office:value="3.6152498">
                <text:p>3.6152498</text:p>
              </table:table-cell>
              <table:table-cell office:value-type="float" office:value="0.01379889">
                <text:p>0.01379889</text:p>
              </table:table-cell>
              <table:table-cell office:value-type="float" office:value="3.2783343">
                <text:p>3.2783343</text:p>
              </table:table-cell>
              <table:table-cell office:value-type="float" office:value="0.01710945">
                <text:p>0.01710945</text:p>
              </table:table-cell>
              <table:table-cell office:value-type="float" office:value="2.9355594">
                <text:p>2.9355594</text:p>
              </table:table-cell>
              <table:table-cell office:value-type="float" office:value="0.0204786">
                <text:p>0.0204786</text:p>
              </table:table-cell>
              <table:table-cell office:value-type="float" office:value="2.607433">
                <text:p>2.607433</text:p>
              </table:table-cell>
              <table:table-cell office:value-type="float" office:value="0.02370127">
                <text:p>0.023701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2353739">
                <text:p>5.2353739</text:p>
              </table:table-cell>
              <table:table-cell office:value-type="float" office:value="0.00407228">
                <text:p>0.00407228</text:p>
              </table:table-cell>
              <table:table-cell office:value-type="float" office:value="4.9160366">
                <text:p>4.9160366</text:p>
              </table:table-cell>
              <table:table-cell office:value-type="float" office:value="0.00720706">
                <text:p>0.00720706</text:p>
              </table:table-cell>
              <table:table-cell office:value-type="float" office:value="4.570332">
                <text:p>4.570332</text:p>
              </table:table-cell>
              <table:table-cell office:value-type="float" office:value="0.01060551">
                <text:p>0.01060551</text:p>
              </table:table-cell>
              <table:table-cell office:value-type="float" office:value="4.2392759">
                <text:p>4.2392759</text:p>
              </table:table-cell>
              <table:table-cell office:value-type="float" office:value="0.01379889">
                <text:p>0.01379889</text:p>
              </table:table-cell>
              <table:table-cell office:value-type="float" office:value="3.9023604">
                <text:p>3.9023604</text:p>
              </table:table-cell>
              <table:table-cell office:value-type="float" office:value="0.01716804">
                <text:p>0.01716804</text:p>
              </table:table-cell>
              <table:table-cell office:value-type="float" office:value="3.5537261">
                <text:p>3.5537261</text:p>
              </table:table-cell>
              <table:table-cell office:value-type="float" office:value="0.02056649">
                <text:p>0.02056649</text:p>
              </table:table-cell>
              <table:table-cell office:value-type="float" office:value="3.2255997">
                <text:p>3.2255997</text:p>
              </table:table-cell>
              <table:table-cell office:value-type="float" office:value="0.02381846">
                <text:p>0.023818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8623297">
                <text:p>5.8623297</text:p>
              </table:table-cell>
              <table:table-cell office:value-type="float" office:value="0.00410158">
                <text:p>0.00410158</text:p>
              </table:table-cell>
              <table:table-cell office:value-type="float" office:value="5.5429924">
                <text:p>5.5429924</text:p>
              </table:table-cell>
              <table:table-cell office:value-type="float" office:value="0.00726566">
                <text:p>0.00726566</text:p>
              </table:table-cell>
              <table:table-cell office:value-type="float" office:value="5.1972878">
                <text:p>5.1972878</text:p>
              </table:table-cell>
              <table:table-cell office:value-type="float" office:value="0.01069341">
                <text:p>0.01069341</text:p>
              </table:table-cell>
              <table:table-cell office:value-type="float" office:value="4.8662317">
                <text:p>4.8662317</text:p>
              </table:table-cell>
              <table:table-cell office:value-type="float" office:value="0.01391608">
                <text:p>0.01391608</text:p>
              </table:table-cell>
              <table:table-cell office:value-type="float" office:value="4.5263865">
                <text:p>4.5263865</text:p>
              </table:table-cell>
              <table:table-cell office:value-type="float" office:value="0.01728523">
                <text:p>0.01728523</text:p>
              </table:table-cell>
              <table:table-cell office:value-type="float" office:value="4.1748225">
                <text:p>4.1748225</text:p>
              </table:table-cell>
              <table:table-cell office:value-type="float" office:value="0.02074228">
                <text:p>0.02074228</text:p>
              </table:table-cell>
              <table:table-cell office:value-type="float" office:value="3.8408367">
                <text:p>3.8408367</text:p>
              </table:table-cell>
              <table:table-cell office:value-type="float" office:value="0.02399424">
                <text:p>0.023994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4951449">
                <text:p>6.4951449</text:p>
              </table:table-cell>
              <table:table-cell office:value-type="float" office:value="0.00407228">
                <text:p>0.00407228</text:p>
              </table:table-cell>
              <table:table-cell office:value-type="float" office:value="6.1699482">
                <text:p>6.1699482</text:p>
              </table:table-cell>
              <table:table-cell office:value-type="float" office:value="0.00726566">
                <text:p>0.00726566</text:p>
              </table:table-cell>
              <table:table-cell office:value-type="float" office:value="5.8183842">
                <text:p>5.8183842</text:p>
              </table:table-cell>
              <table:table-cell office:value-type="float" office:value="0.01069341">
                <text:p>0.01069341</text:p>
              </table:table-cell>
              <table:table-cell office:value-type="float" office:value="5.4873281">
                <text:p>5.4873281</text:p>
              </table:table-cell>
              <table:table-cell office:value-type="float" office:value="0.01397467">
                <text:p>0.01397467</text:p>
              </table:table-cell>
              <table:table-cell office:value-type="float" office:value="5.1445532">
                <text:p>5.1445532</text:p>
              </table:table-cell>
              <table:table-cell office:value-type="float" office:value="0.01734382">
                <text:p>0.01734382</text:p>
              </table:table-cell>
              <table:table-cell office:value-type="float" office:value="4.7929892">
                <text:p>4.7929892</text:p>
              </table:table-cell>
              <table:table-cell office:value-type="float" office:value="0.02080087">
                <text:p>0.02080087</text:p>
              </table:table-cell>
              <table:table-cell office:value-type="float" office:value="4.4560737">
                <text:p>4.4560737</text:p>
              </table:table-cell>
              <table:table-cell office:value-type="float" office:value="0.02411143">
                <text:p>0.024111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1162413">
                <text:p>7.1162413</text:p>
              </table:table-cell>
              <table:table-cell office:value-type="float" office:value="0.00407228">
                <text:p>0.00407228</text:p>
              </table:table-cell>
              <table:table-cell office:value-type="float" office:value="6.7910446">
                <text:p>6.7910446</text:p>
              </table:table-cell>
              <table:table-cell office:value-type="float" office:value="0.00726566">
                <text:p>0.00726566</text:p>
              </table:table-cell>
              <table:table-cell office:value-type="float" office:value="6.4394806">
                <text:p>6.4394806</text:p>
              </table:table-cell>
              <table:table-cell office:value-type="float" office:value="0.01069341">
                <text:p>0.01069341</text:p>
              </table:table-cell>
              <table:table-cell office:value-type="float" office:value="6.1084245">
                <text:p>6.1084245</text:p>
              </table:table-cell>
              <table:table-cell office:value-type="float" office:value="0.01394537">
                <text:p>0.01394537</text:p>
              </table:table-cell>
              <table:table-cell office:value-type="float" office:value="5.7568605">
                <text:p>5.7568605</text:p>
              </table:table-cell>
              <table:table-cell office:value-type="float" office:value="0.01740242">
                <text:p>0.01740242</text:p>
              </table:table-cell>
              <table:table-cell office:value-type="float" office:value="5.4023668">
                <text:p>5.4023668</text:p>
              </table:table-cell>
              <table:table-cell office:value-type="float" office:value="0.02088876">
                <text:p>0.02088876</text:p>
              </table:table-cell>
              <table:table-cell office:value-type="float" office:value="5.068381">
                <text:p>5.068381</text:p>
              </table:table-cell>
              <table:table-cell office:value-type="float" office:value="0.02417003">
                <text:p>0.024170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734408">
                <text:p>7.734408</text:p>
              </table:table-cell>
              <table:table-cell office:value-type="float" office:value="0.00407228">
                <text:p>0.00407228</text:p>
              </table:table-cell>
              <table:table-cell office:value-type="float" office:value="7.412141">
                <text:p>7.412141</text:p>
              </table:table-cell>
              <table:table-cell office:value-type="float" office:value="0.00726566">
                <text:p>0.00726566</text:p>
              </table:table-cell>
              <table:table-cell office:value-type="float" office:value="7.0576473">
                <text:p>7.0576473</text:p>
              </table:table-cell>
              <table:table-cell office:value-type="float" office:value="0.010752">
                <text:p>0.010752</text:p>
              </table:table-cell>
              <table:table-cell office:value-type="float" office:value="6.7236615">
                <text:p>6.7236615</text:p>
              </table:table-cell>
              <table:table-cell office:value-type="float" office:value="0.01400397">
                <text:p>0.01400397</text:p>
              </table:table-cell>
              <table:table-cell office:value-type="float" office:value="6.3779569">
                <text:p>6.3779569</text:p>
              </table:table-cell>
              <table:table-cell office:value-type="float" office:value="0.01746101">
                <text:p>0.01746101</text:p>
              </table:table-cell>
              <table:table-cell office:value-type="float" office:value="6.0176038">
                <text:p>6.0176038</text:p>
              </table:table-cell>
              <table:table-cell office:value-type="float" office:value="0.02097665">
                <text:p>0.02097665</text:p>
              </table:table-cell>
              <table:table-cell office:value-type="float" office:value="5.6777586">
                <text:p>5.6777586</text:p>
              </table:table-cell>
              <table:table-cell office:value-type="float" office:value="0.02431651">
                <text:p>0.024316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3555044">
                <text:p>8.3555044</text:p>
              </table:table-cell>
              <table:table-cell office:value-type="float" office:value="0.00407228">
                <text:p>0.00407228</text:p>
              </table:table-cell>
              <table:table-cell office:value-type="float" office:value="8.027378">
                <text:p>8.027378</text:p>
              </table:table-cell>
              <table:table-cell office:value-type="float" office:value="0.00729495">
                <text:p>0.00729495</text:p>
              </table:table-cell>
              <table:table-cell office:value-type="float" office:value="7.6728843">
                <text:p>7.6728843</text:p>
              </table:table-cell>
              <table:table-cell office:value-type="float" office:value="0.0107813">
                <text:p>0.0107813</text:p>
              </table:table-cell>
              <table:table-cell office:value-type="float" office:value="7.3359688">
                <text:p>7.3359688</text:p>
              </table:table-cell>
              <table:table-cell office:value-type="float" office:value="0.01409186">
                <text:p>0.01409186</text:p>
              </table:table-cell>
              <table:table-cell office:value-type="float" office:value="6.9902642">
                <text:p>6.9902642</text:p>
              </table:table-cell>
              <table:table-cell office:value-type="float" office:value="0.01749031">
                <text:p>0.01749031</text:p>
              </table:table-cell>
              <table:table-cell office:value-type="float" office:value="6.6299111">
                <text:p>6.6299111</text:p>
              </table:table-cell>
              <table:table-cell office:value-type="float" office:value="0.02106454">
                <text:p>0.02106454</text:p>
              </table:table-cell>
              <table:table-cell office:value-type="float" office:value="6.2900659">
                <text:p>6.2900659</text:p>
              </table:table-cell>
              <table:table-cell office:value-type="float" office:value="0.0244044">
                <text:p>0.02440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9736711">
                <text:p>8.9736711</text:p>
              </table:table-cell>
              <table:table-cell office:value-type="float" office:value="0.00410158">
                <text:p>0.00410158</text:p>
              </table:table-cell>
              <table:table-cell office:value-type="float" office:value="8.6484744">
                <text:p>8.6484744</text:p>
              </table:table-cell>
              <table:table-cell office:value-type="float" office:value="0.00732425">
                <text:p>0.00732425</text:p>
              </table:table-cell>
              <table:table-cell office:value-type="float" office:value="8.291051">
                <text:p>8.291051</text:p>
              </table:table-cell>
              <table:table-cell office:value-type="float" office:value="0.0107813">
                <text:p>0.0107813</text:p>
              </table:table-cell>
              <table:table-cell office:value-type="float" office:value="7.9541355">
                <text:p>7.9541355</text:p>
              </table:table-cell>
              <table:table-cell office:value-type="float" office:value="0.01412115">
                <text:p>0.01412115</text:p>
              </table:table-cell>
              <table:table-cell office:value-type="float" office:value="7.6025715">
                <text:p>7.6025715</text:p>
              </table:table-cell>
              <table:table-cell office:value-type="float" office:value="0.0175782">
                <text:p>0.0175782</text:p>
              </table:table-cell>
              <table:table-cell office:value-type="float" office:value="7.2392887">
                <text:p>7.2392887</text:p>
              </table:table-cell>
              <table:table-cell office:value-type="float" office:value="0.02112314">
                <text:p>0.02112314</text:p>
              </table:table-cell>
              <table:table-cell office:value-type="float" office:value="6.8965138">
                <text:p>6.8965138</text:p>
              </table:table-cell>
              <table:table-cell office:value-type="float" office:value="0.02452159">
                <text:p>0.024521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67cm" svg:height="8.969cm" xlink:href=".." xlink:type="simple" chart:class="chart:scatter" chart:style-name="ch1">
        <chart:legend chart:legend-position="end" svg:x="12.866cm" svg:y="0.654cm" style:legend-expansion="high" chart:style-name="ch2"/>
        <chart:plot-area chart:style-name="ch3" table:cell-range-address="Autorange.B5:Autorange.C19 Autorange.E5:Autorange.E19 Autorange.G5:Autorange.G19 Autorange.I5:Autorange.I19 Autorange.K5:Autorange.K19 Autorange.M5:Autorange.M19 Autorange.O5:Autorange.O19 Autorange.Q5:Autorange.Q19 Autorange.S5:Autorange.S19 Autorange.U5:Autorange.U19 Autorange.W5:Autorange.W19 Autorange.Y5:Autorange.Y19 Autorange.AA5:Autorange.AA19 Autorange.AC5:Autorange.AC19 Autorange.AE5:Autorange.AE19" svg:x="0.769cm" svg:y="0.851cm" svg:width="11.459cm" svg:height="7.519cm">
          <chartooo:coordinate-region svg:x="1.888cm" svg:y="1.053cm" svg:width="10.148cm" svg:height="6.66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utorange.C5:Autorange.C19" chart:class="chart:scatter">
            <chart:domain table:cell-range-address="Autorange.B5:Autorange.B19"/>
            <chart:data-point chart:repeated="15"/>
          </chart:series>
          <chart:series chart:style-name="ch7" chart:values-cell-range-address="Autorange.E5:Autorange.E19" chart:class="chart:scatter">
            <chart:domain table:cell-range-address="Autorange.D5:Autorange.D19"/>
            <chart:data-point chart:repeated="15"/>
          </chart:series>
          <chart:series chart:style-name="ch8" chart:values-cell-range-address="Autorange.G5:Autorange.G19" chart:class="chart:scatter">
            <chart:domain table:cell-range-address="Autorange.F5:Autorange.F19"/>
            <chart:data-point chart:repeated="15"/>
          </chart:series>
          <chart:series chart:style-name="ch9" chart:values-cell-range-address="Autorange.I5:Autorange.I19" chart:class="chart:scatter">
            <chart:domain table:cell-range-address="Autorange.H5:Autorange.H19"/>
            <chart:data-point chart:repeated="15"/>
          </chart:series>
          <chart:series chart:style-name="ch10" chart:values-cell-range-address="Autorange.K5:Autorange.K19" chart:class="chart:scatter">
            <chart:domain table:cell-range-address="Autorange.J5:Autorange.J19"/>
            <chart:data-point chart:repeated="15"/>
          </chart:series>
          <chart:series chart:style-name="ch11" chart:values-cell-range-address="Autorange.M5:Autorange.M19" chart:class="chart:scatter">
            <chart:domain table:cell-range-address="Autorange.L5:Autorange.L19"/>
            <chart:data-point chart:repeated="15"/>
          </chart:series>
          <chart:series chart:style-name="ch12" chart:values-cell-range-address="Autorange.O5:Autorange.O19" chart:class="chart:scatter">
            <chart:domain table:cell-range-address="Autorange.N5:Autorange.N19"/>
            <chart:data-point chart:repeated="15"/>
          </chart:series>
          <chart:series chart:style-name="ch13" chart:values-cell-range-address="Autorange.Q5:Autorange.Q19" chart:class="chart:scatter">
            <chart:domain table:cell-range-address="Autorange.P5:Autorange.P19"/>
            <chart:data-point chart:repeated="15"/>
          </chart:series>
          <chart:series chart:style-name="ch14" chart:values-cell-range-address="Autorange.S5:Autorange.S19" chart:class="chart:scatter">
            <chart:domain table:cell-range-address="Autorange.R5:Autorange.R19"/>
            <chart:data-point chart:repeated="15"/>
          </chart:series>
          <chart:series chart:style-name="ch15" chart:values-cell-range-address="Autorange.U5:Autorange.U19" chart:class="chart:scatter">
            <chart:domain table:cell-range-address="Autorange.T5:Autorange.T19"/>
            <chart:data-point chart:repeated="15"/>
          </chart:series>
          <chart:series chart:style-name="ch16" chart:values-cell-range-address="Autorange.W5:Autorange.W19" chart:class="chart:scatter">
            <chart:domain table:cell-range-address="Autorange.V5:Autorange.V19"/>
            <chart:data-point chart:repeated="15"/>
          </chart:series>
          <chart:series chart:style-name="ch17" chart:values-cell-range-address="Autorange.Y5:Autorange.Y19" chart:class="chart:scatter">
            <chart:domain table:cell-range-address="Autorange.X5:Autorange.X19"/>
            <chart:data-point chart:repeated="15"/>
          </chart:series>
          <chart:series chart:style-name="ch18" chart:values-cell-range-address="Autorange.AA5:Autorange.AA19" chart:class="chart:scatter">
            <chart:domain table:cell-range-address="Autorange.Z5:Autorange.Z19"/>
            <chart:data-point chart:repeated="15"/>
          </chart:series>
          <chart:series chart:style-name="ch19" chart:values-cell-range-address="Autorange.AC5:Autorange.AC19" chart:class="chart:scatter">
            <chart:domain table:cell-range-address="Autorange.AB5:Autorange.AB19"/>
            <chart:data-point chart:repeated="15"/>
          </chart:series>
          <chart:series chart:style-name="ch20" chart:values-cell-range-address="Autorange.AE5:Autorange.AE19" chart:class="chart:scatter">
            <chart:domain table:cell-range-address="Autorange.AD5:Autorange.AD19"/>
            <chart:data-point chart:repeated="15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130877">
                <text:p>0.4130877</text:p>
                <draw:g>
                  <svg:desc>Autorange.B5:Autorange.B19</svg:desc>
                </draw:g>
              </table:table-cell>
              <table:table-cell office:value-type="float" office:value="0.00222657">
                <text:p>0.00222657</text:p>
                <draw:g>
                  <svg:desc>Autorange.C5:Autorange.C19</svg:desc>
                </draw:g>
              </table:table-cell>
              <table:table-cell office:value-type="float" office:value="0.3750016">
                <text:p>0.3750016</text:p>
                <draw:g>
                  <svg:desc>Autorange.D5:Autorange.D19</svg:desc>
                </draw:g>
              </table:table-cell>
              <table:table-cell office:value-type="float" office:value="0.00257814">
                <text:p>0.00257814</text:p>
                <draw:g>
                  <svg:desc>Autorange.E5:Autorange.E19</svg:desc>
                </draw:g>
              </table:table-cell>
              <table:table-cell office:value-type="float" office:value="0.3369155">
                <text:p>0.3369155</text:p>
                <draw:g>
                  <svg:desc>Autorange.F5:Autorange.F19</svg:desc>
                </draw:g>
              </table:table-cell>
              <table:table-cell office:value-type="float" office:value="0.002959">
                <text:p>0.002959</text:p>
                <draw:g>
                  <svg:desc>Autorange.G5:Autorange.G19</svg:desc>
                </draw:g>
              </table:table-cell>
              <table:table-cell office:value-type="float" office:value="0.2958997">
                <text:p>0.2958997</text:p>
                <draw:g>
                  <svg:desc>Autorange.H5:Autorange.H19</svg:desc>
                </draw:g>
              </table:table-cell>
              <table:table-cell office:value-type="float" office:value="0.00333986">
                <text:p>0.00333986</text:p>
                <draw:g>
                  <svg:desc>Autorange.I5:Autorange.I19</svg:desc>
                </draw:g>
              </table:table-cell>
              <table:table-cell office:value-type="float" office:value="0.2490245">
                <text:p>0.2490245</text:p>
                <draw:g>
                  <svg:desc>Autorange.J5:Autorange.J19</svg:desc>
                </draw:g>
              </table:table-cell>
              <table:table-cell office:value-type="float" office:value="0.00380861">
                <text:p>0.00380861</text:p>
                <draw:g>
                  <svg:desc>Autorange.K5:Autorange.K19</svg:desc>
                </draw:g>
              </table:table-cell>
              <table:table-cell office:value-type="float" office:value="0.2109384">
                <text:p>0.2109384</text:p>
                <draw:g>
                  <svg:desc>Autorange.L5:Autorange.L19</svg:desc>
                </draw:g>
              </table:table-cell>
              <table:table-cell office:value-type="float" office:value="0.00418947">
                <text:p>0.00418947</text:p>
                <draw:g>
                  <svg:desc>Autorange.M5:Autorange.M19</svg:desc>
                </draw:g>
              </table:table-cell>
              <table:table-cell office:value-type="float" office:value="0.1699226">
                <text:p>0.1699226</text:p>
                <draw:g>
                  <svg:desc>Autorange.N5:Autorange.N19</svg:desc>
                </draw:g>
              </table:table-cell>
              <table:table-cell office:value-type="float" office:value="0.00457033">
                <text:p>0.00457033</text:p>
                <draw:g>
                  <svg:desc>Autorange.O5:Autorange.O19</svg:desc>
                </draw:g>
              </table:table-cell>
              <table:table-cell office:value-type="float" office:value="0.1406256">
                <text:p>0.1406256</text:p>
                <draw:g>
                  <svg:desc>Autorange.P5:Autorange.P19</svg:desc>
                </draw:g>
              </table:table-cell>
              <table:table-cell office:value-type="float" office:value="0.0048633">
                <text:p>0.0048633</text:p>
                <draw:g>
                  <svg:desc>Autorange.Q5:Autorange.Q19</svg:desc>
                </draw:g>
              </table:table-cell>
              <table:table-cell office:value-type="float" office:value="0.1201177">
                <text:p>0.1201177</text:p>
                <draw:g>
                  <svg:desc>Autorange.R5:Autorange.R19</svg:desc>
                </draw:g>
              </table:table-cell>
              <table:table-cell office:value-type="float" office:value="0.00506838">
                <text:p>0.00506838</text:p>
                <draw:g>
                  <svg:desc>Autorange.S5:Autorange.S19</svg:desc>
                </draw:g>
              </table:table-cell>
              <table:table-cell office:value-type="float" office:value="0.1083989">
                <text:p>0.1083989</text:p>
                <draw:g>
                  <svg:desc>Autorange.T5:Autorange.T19</svg:desc>
                </draw:g>
              </table:table-cell>
              <table:table-cell office:value-type="float" office:value="0.00518557">
                <text:p>0.00518557</text:p>
                <draw:g>
                  <svg:desc>Autorange.U5:Autorange.U19</svg:desc>
                </draw:g>
              </table:table-cell>
              <table:table-cell office:value-type="float" office:value="0.0996098">
                <text:p>0.0996098</text:p>
                <draw:g>
                  <svg:desc>Autorange.V5:Autorange.V19</svg:desc>
                </draw:g>
              </table:table-cell>
              <table:table-cell office:value-type="float" office:value="0.00527346">
                <text:p>0.00527346</text:p>
                <draw:g>
                  <svg:desc>Autorange.W5:Autorange.W19</svg:desc>
                </draw:g>
              </table:table-cell>
              <table:table-cell office:value-type="float" office:value="0.0937504">
                <text:p>0.0937504</text:p>
                <draw:g>
                  <svg:desc>Autorange.X5:Autorange.X19</svg:desc>
                </draw:g>
              </table:table-cell>
              <table:table-cell office:value-type="float" office:value="0.00533205">
                <text:p>0.00533205</text:p>
                <draw:g>
                  <svg:desc>Autorange.Y5:Autorange.Y19</svg:desc>
                </draw:g>
              </table:table-cell>
              <table:table-cell office:value-type="float" office:value="0.0849613">
                <text:p>0.0849613</text:p>
                <draw:g>
                  <svg:desc>Autorange.Z5:Autorange.Z19</svg:desc>
                </draw:g>
              </table:table-cell>
              <table:table-cell office:value-type="float" office:value="0.00544924">
                <text:p>0.00544924</text:p>
                <draw:g>
                  <svg:desc>Autorange.AA5:Autorange.AA19</svg:desc>
                </draw:g>
              </table:table-cell>
              <table:table-cell office:value-type="float" office:value="0.0791019">
                <text:p>0.0791019</text:p>
                <draw:g>
                  <svg:desc>Autorange.AB5:Autorange.AB19</svg:desc>
                </draw:g>
              </table:table-cell>
              <table:table-cell office:value-type="float" office:value="0.00547854">
                <text:p>0.00547854</text:p>
                <draw:g>
                  <svg:desc>Autorange.AC5:Autorange.AC19</svg:desc>
                </draw:g>
              </table:table-cell>
              <table:table-cell office:value-type="float" office:value="0.0761722">
                <text:p>0.0761722</text:p>
                <draw:g>
                  <svg:desc>Autorange.AD5:Autorange.AD19</svg:desc>
                </draw:g>
              </table:table-cell>
              <table:table-cell office:value-type="float" office:value="0.00550784">
                <text:p>0.00550784</text:p>
                <draw:g>
                  <svg:desc>Autorange.AE5:Autorange.A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371138">
                <text:p>1.0371138</text:p>
              </table:table-cell>
              <table:table-cell office:value-type="float" office:value="0.00222657">
                <text:p>0.00222657</text:p>
              </table:table-cell>
              <table:table-cell office:value-type="float" office:value="1.0019574">
                <text:p>1.0019574</text:p>
              </table:table-cell>
              <table:table-cell office:value-type="float" office:value="0.00257814">
                <text:p>0.00257814</text:p>
              </table:table-cell>
              <table:table-cell office:value-type="float" office:value="0.9638713">
                <text:p>0.9638713</text:p>
              </table:table-cell>
              <table:table-cell office:value-type="float" office:value="0.002959">
                <text:p>0.002959</text:p>
              </table:table-cell>
              <table:table-cell office:value-type="float" office:value="0.9199258">
                <text:p>0.9199258</text:p>
              </table:table-cell>
              <table:table-cell office:value-type="float" office:value="0.00336915">
                <text:p>0.00336915</text:p>
              </table:table-cell>
              <table:table-cell office:value-type="float" office:value="0.8759803">
                <text:p>0.8759803</text:p>
              </table:table-cell>
              <table:table-cell office:value-type="float" office:value="0.00380861">
                <text:p>0.00380861</text:p>
              </table:table-cell>
              <table:table-cell office:value-type="float" office:value="0.8378942">
                <text:p>0.8378942</text:p>
              </table:table-cell>
              <table:table-cell office:value-type="float" office:value="0.00418947">
                <text:p>0.00418947</text:p>
              </table:table-cell>
              <table:table-cell office:value-type="float" office:value="0.7939487">
                <text:p>0.7939487</text:p>
              </table:table-cell>
              <table:table-cell office:value-type="float" office:value="0.00459963">
                <text:p>0.00459963</text:p>
              </table:table-cell>
              <table:table-cell office:value-type="float" office:value="0.7500032">
                <text:p>0.7500032</text:p>
              </table:table-cell>
              <table:table-cell office:value-type="float" office:value="0.00506838">
                <text:p>0.00506838</text:p>
              </table:table-cell>
              <table:table-cell office:value-type="float" office:value="0.7089874">
                <text:p>0.7089874</text:p>
              </table:table-cell>
              <table:table-cell office:value-type="float" office:value="0.00547854">
                <text:p>0.00547854</text:p>
              </table:table-cell>
              <table:table-cell office:value-type="float" office:value="0.6709013">
                <text:p>0.6709013</text:p>
              </table:table-cell>
              <table:table-cell office:value-type="float" office:value="0.0058301">
                <text:p>0.0058301</text:p>
              </table:table-cell>
              <table:table-cell office:value-type="float" office:value="0.6357449">
                <text:p>0.6357449</text:p>
              </table:table-cell>
              <table:table-cell office:value-type="float" office:value="0.00618167">
                <text:p>0.00618167</text:p>
              </table:table-cell>
              <table:table-cell office:value-type="float" office:value="0.5947291">
                <text:p>0.5947291</text:p>
              </table:table-cell>
              <table:table-cell office:value-type="float" office:value="0.00659182">
                <text:p>0.00659182</text:p>
              </table:table-cell>
              <table:table-cell office:value-type="float" office:value="0.5625024">
                <text:p>0.5625024</text:p>
              </table:table-cell>
              <table:table-cell office:value-type="float" office:value="0.0068848">
                <text:p>0.0068848</text:p>
              </table:table-cell>
              <table:table-cell office:value-type="float" office:value="0.5126975">
                <text:p>0.5126975</text:p>
              </table:table-cell>
              <table:table-cell office:value-type="float" office:value="0.00738284">
                <text:p>0.00738284</text:p>
              </table:table-cell>
              <table:table-cell office:value-type="float" office:value="0.4775411">
                <text:p>0.4775411</text:p>
              </table:table-cell>
              <table:table-cell office:value-type="float" office:value="0.00773441">
                <text:p>0.007734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523508">
                <text:p>1.6523508</text:p>
              </table:table-cell>
              <table:table-cell office:value-type="float" office:value="0.00225587">
                <text:p>0.00225587</text:p>
              </table:table-cell>
              <table:table-cell office:value-type="float" office:value="1.6171944">
                <text:p>1.6171944</text:p>
              </table:table-cell>
              <table:table-cell office:value-type="float" office:value="0.00260743">
                <text:p>0.00260743</text:p>
              </table:table-cell>
              <table:table-cell office:value-type="float" office:value="1.5791083">
                <text:p>1.5791083</text:p>
              </table:table-cell>
              <table:table-cell office:value-type="float" office:value="0.002959">
                <text:p>0.002959</text:p>
              </table:table-cell>
              <table:table-cell office:value-type="float" office:value="1.5410222">
                <text:p>1.5410222</text:p>
              </table:table-cell>
              <table:table-cell office:value-type="float" office:value="0.00333986">
                <text:p>0.00333986</text:p>
              </table:table-cell>
              <table:table-cell office:value-type="float" office:value="1.4882876">
                <text:p>1.4882876</text:p>
              </table:table-cell>
              <table:table-cell office:value-type="float" office:value="0.0038672">
                <text:p>0.0038672</text:p>
              </table:table-cell>
              <table:table-cell office:value-type="float" office:value="1.4502015">
                <text:p>1.4502015</text:p>
              </table:table-cell>
              <table:table-cell office:value-type="float" office:value="0.00421877">
                <text:p>0.00421877</text:p>
              </table:table-cell>
              <table:table-cell office:value-type="float" office:value="1.406256">
                <text:p>1.406256</text:p>
              </table:table-cell>
              <table:table-cell office:value-type="float" office:value="0.00465822">
                <text:p>0.00465822</text:p>
              </table:table-cell>
              <table:table-cell office:value-type="float" office:value="1.3623105">
                <text:p>1.3623105</text:p>
              </table:table-cell>
              <table:table-cell office:value-type="float" office:value="0.00506838">
                <text:p>0.00506838</text:p>
              </table:table-cell>
              <table:table-cell office:value-type="float" office:value="1.3300838">
                <text:p>1.3300838</text:p>
              </table:table-cell>
              <table:table-cell office:value-type="float" office:value="0.00539065">
                <text:p>0.00539065</text:p>
              </table:table-cell>
              <table:table-cell office:value-type="float" office:value="1.2861383">
                <text:p>1.2861383</text:p>
              </table:table-cell>
              <table:table-cell office:value-type="float" office:value="0.0058301">
                <text:p>0.0058301</text:p>
              </table:table-cell>
              <table:table-cell office:value-type="float" office:value="1.2451225">
                <text:p>1.2451225</text:p>
              </table:table-cell>
              <table:table-cell office:value-type="float" office:value="0.00624026">
                <text:p>0.00624026</text:p>
              </table:table-cell>
              <table:table-cell office:value-type="float" office:value="1.2099661">
                <text:p>1.2099661</text:p>
              </table:table-cell>
              <table:table-cell office:value-type="float" office:value="0.00656253">
                <text:p>0.00656253</text:p>
              </table:table-cell>
              <table:table-cell office:value-type="float" office:value="1.17188">
                <text:p>1.17188</text:p>
              </table:table-cell>
              <table:table-cell office:value-type="float" office:value="0.00697269">
                <text:p>0.00697269</text:p>
              </table:table-cell>
              <table:table-cell office:value-type="float" office:value="1.1308642">
                <text:p>1.1308642</text:p>
              </table:table-cell>
              <table:table-cell office:value-type="float" office:value="0.00735355">
                <text:p>0.00735355</text:p>
              </table:table-cell>
              <table:table-cell office:value-type="float" office:value="1.0869187">
                <text:p>1.0869187</text:p>
              </table:table-cell>
              <table:table-cell office:value-type="float" office:value="0.007793">
                <text:p>0.0077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910254">
                <text:p>2.2910254</text:p>
              </table:table-cell>
              <table:table-cell office:value-type="float" office:value="0.00222657">
                <text:p>0.00222657</text:p>
              </table:table-cell>
              <table:table-cell office:value-type="float" office:value="2.255869">
                <text:p>2.255869</text:p>
              </table:table-cell>
              <table:table-cell office:value-type="float" office:value="0.00254884">
                <text:p>0.00254884</text:p>
              </table:table-cell>
              <table:table-cell office:value-type="float" office:value="2.2119235">
                <text:p>2.2119235</text:p>
              </table:table-cell>
              <table:table-cell office:value-type="float" office:value="0.00298829">
                <text:p>0.00298829</text:p>
              </table:table-cell>
              <table:table-cell office:value-type="float" office:value="2.1738374">
                <text:p>2.1738374</text:p>
              </table:table-cell>
              <table:table-cell office:value-type="float" office:value="0.00336915">
                <text:p>0.00336915</text:p>
              </table:table-cell>
              <table:table-cell office:value-type="float" office:value="2.1240325">
                <text:p>2.1240325</text:p>
              </table:table-cell>
              <table:table-cell office:value-type="float" office:value="0.0038672">
                <text:p>0.0038672</text:p>
              </table:table-cell>
              <table:table-cell office:value-type="float" office:value="2.0859464">
                <text:p>2.0859464</text:p>
              </table:table-cell>
              <table:table-cell office:value-type="float" office:value="0.00424806">
                <text:p>0.00424806</text:p>
              </table:table-cell>
              <table:table-cell office:value-type="float" office:value="2.0420009">
                <text:p>2.0420009</text:p>
              </table:table-cell>
              <table:table-cell office:value-type="float" office:value="0.00465822">
                <text:p>0.00465822</text:p>
              </table:table-cell>
              <table:table-cell office:value-type="float" office:value="2.0009851">
                <text:p>2.0009851</text:p>
              </table:table-cell>
              <table:table-cell office:value-type="float" office:value="0.00506838">
                <text:p>0.00506838</text:p>
              </table:table-cell>
              <table:table-cell office:value-type="float" office:value="1.962899">
                <text:p>1.962899</text:p>
              </table:table-cell>
              <table:table-cell office:value-type="float" office:value="0.00544924">
                <text:p>0.00544924</text:p>
              </table:table-cell>
              <table:table-cell office:value-type="float" office:value="1.9189535">
                <text:p>1.9189535</text:p>
              </table:table-cell>
              <table:table-cell office:value-type="float" office:value="0.0058887">
                <text:p>0.0058887</text:p>
              </table:table-cell>
              <table:table-cell office:value-type="float" office:value="1.8837971">
                <text:p>1.8837971</text:p>
              </table:table-cell>
              <table:table-cell office:value-type="float" office:value="0.00624026">
                <text:p>0.00624026</text:p>
              </table:table-cell>
              <table:table-cell office:value-type="float" office:value="1.8427813">
                <text:p>1.8427813</text:p>
              </table:table-cell>
              <table:table-cell office:value-type="float" office:value="0.00662112">
                <text:p>0.00662112</text:p>
              </table:table-cell>
              <table:table-cell office:value-type="float" office:value="1.8076249">
                <text:p>1.8076249</text:p>
              </table:table-cell>
              <table:table-cell office:value-type="float" office:value="0.00697269">
                <text:p>0.00697269</text:p>
              </table:table-cell>
              <table:table-cell office:value-type="float" office:value="1.7636794">
                <text:p>1.7636794</text:p>
              </table:table-cell>
              <table:table-cell office:value-type="float" office:value="0.00738284">
                <text:p>0.00738284</text:p>
              </table:table-cell>
              <table:table-cell office:value-type="float" office:value="1.7226636">
                <text:p>1.7226636</text:p>
              </table:table-cell>
              <table:table-cell office:value-type="float" office:value="0.007793">
                <text:p>0.0077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150515">
                <text:p>2.9150515</text:p>
              </table:table-cell>
              <table:table-cell office:value-type="float" office:value="0.00225587">
                <text:p>0.00225587</text:p>
              </table:table-cell>
              <table:table-cell office:value-type="float" office:value="2.8798951">
                <text:p>2.8798951</text:p>
              </table:table-cell>
              <table:table-cell office:value-type="float" office:value="0.00257814">
                <text:p>0.00257814</text:p>
              </table:table-cell>
              <table:table-cell office:value-type="float" office:value="2.8388793">
                <text:p>2.8388793</text:p>
              </table:table-cell>
              <table:table-cell office:value-type="float" office:value="0.00298829">
                <text:p>0.00298829</text:p>
              </table:table-cell>
              <table:table-cell office:value-type="float" office:value="2.8007932">
                <text:p>2.8007932</text:p>
              </table:table-cell>
              <table:table-cell office:value-type="float" office:value="0.00336916">
                <text:p>0.00336916</text:p>
              </table:table-cell>
              <table:table-cell office:value-type="float" office:value="2.753918">
                <text:p>2.753918</text:p>
              </table:table-cell>
              <table:table-cell office:value-type="float" office:value="0.00383791">
                <text:p>0.00383791</text:p>
              </table:table-cell>
              <table:table-cell office:value-type="float" office:value="2.7129022">
                <text:p>2.7129022</text:p>
              </table:table-cell>
              <table:table-cell office:value-type="float" office:value="0.00424807">
                <text:p>0.00424807</text:p>
              </table:table-cell>
              <table:table-cell office:value-type="float" office:value="2.6689567">
                <text:p>2.6689567</text:p>
              </table:table-cell>
              <table:table-cell office:value-type="float" office:value="0.00465822">
                <text:p>0.00465822</text:p>
              </table:table-cell>
              <table:table-cell office:value-type="float" office:value="2.6250112">
                <text:p>2.6250112</text:p>
              </table:table-cell>
              <table:table-cell office:value-type="float" office:value="0.00509768">
                <text:p>0.00509768</text:p>
              </table:table-cell>
              <table:table-cell office:value-type="float" office:value="2.5869251">
                <text:p>2.5869251</text:p>
              </table:table-cell>
              <table:table-cell office:value-type="float" office:value="0.00547854">
                <text:p>0.00547854</text:p>
              </table:table-cell>
              <table:table-cell office:value-type="float" office:value="2.5459093">
                <text:p>2.5459093</text:p>
              </table:table-cell>
              <table:table-cell office:value-type="float" office:value="0.0058594">
                <text:p>0.0058594</text:p>
              </table:table-cell>
              <table:table-cell office:value-type="float" office:value="2.5078232">
                <text:p>2.5078232</text:p>
              </table:table-cell>
              <table:table-cell office:value-type="float" office:value="0.00624026">
                <text:p>0.00624026</text:p>
              </table:table-cell>
              <table:table-cell office:value-type="float" office:value="2.4697371">
                <text:p>2.4697371</text:p>
              </table:table-cell>
              <table:table-cell office:value-type="float" office:value="0.00662112">
                <text:p>0.00662112</text:p>
              </table:table-cell>
              <table:table-cell office:value-type="float" office:value="2.431651">
                <text:p>2.431651</text:p>
              </table:table-cell>
              <table:table-cell office:value-type="float" office:value="0.00697269">
                <text:p>0.00697269</text:p>
              </table:table-cell>
              <table:table-cell office:value-type="float" office:value="2.3877055">
                <text:p>2.3877055</text:p>
              </table:table-cell>
              <table:table-cell office:value-type="float" office:value="0.00744144">
                <text:p>0.00744144</text:p>
              </table:table-cell>
              <table:table-cell office:value-type="float" office:value="2.3466897">
                <text:p>2.3466897</text:p>
              </table:table-cell>
              <table:table-cell office:value-type="float" office:value="0.0078516">
                <text:p>0.00785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5273588">
                <text:p>3.5273588</text:p>
              </table:table-cell>
              <table:table-cell office:value-type="float" office:value="0.00225587">
                <text:p>0.00225587</text:p>
              </table:table-cell>
              <table:table-cell office:value-type="float" office:value="3.4951321">
                <text:p>3.4951321</text:p>
              </table:table-cell>
              <table:table-cell office:value-type="float" office:value="0.00257814">
                <text:p>0.00257814</text:p>
              </table:table-cell>
              <table:table-cell office:value-type="float" office:value="3.4541163">
                <text:p>3.4541163</text:p>
              </table:table-cell>
              <table:table-cell office:value-type="float" office:value="0.00298829">
                <text:p>0.00298829</text:p>
              </table:table-cell>
              <table:table-cell office:value-type="float" office:value="3.4131005">
                <text:p>3.4131005</text:p>
              </table:table-cell>
              <table:table-cell office:value-type="float" office:value="0.00339845">
                <text:p>0.00339845</text:p>
              </table:table-cell>
              <table:table-cell office:value-type="float" office:value="3.3662253">
                <text:p>3.3662253</text:p>
              </table:table-cell>
              <table:table-cell office:value-type="float" office:value="0.00383791">
                <text:p>0.00383791</text:p>
              </table:table-cell>
              <table:table-cell office:value-type="float" office:value="3.3252095">
                <text:p>3.3252095</text:p>
              </table:table-cell>
              <table:table-cell office:value-type="float" office:value="0.00424807">
                <text:p>0.00424807</text:p>
              </table:table-cell>
              <table:table-cell office:value-type="float" office:value="3.281264">
                <text:p>3.281264</text:p>
              </table:table-cell>
              <table:table-cell office:value-type="float" office:value="0.00468752">
                <text:p>0.00468752</text:p>
              </table:table-cell>
              <table:table-cell office:value-type="float" office:value="3.2431779">
                <text:p>3.2431779</text:p>
              </table:table-cell>
              <table:table-cell office:value-type="float" office:value="0.00503908">
                <text:p>0.00503908</text:p>
              </table:table-cell>
              <table:table-cell office:value-type="float" office:value="3.1963027">
                <text:p>3.1963027</text:p>
              </table:table-cell>
              <table:table-cell office:value-type="float" office:value="0.00553713">
                <text:p>0.00553713</text:p>
              </table:table-cell>
              <table:table-cell office:value-type="float" office:value="3.1582166">
                <text:p>3.1582166</text:p>
              </table:table-cell>
              <table:table-cell office:value-type="float" office:value="0.0058887">
                <text:p>0.0058887</text:p>
              </table:table-cell>
              <table:table-cell office:value-type="float" office:value="3.1201305">
                <text:p>3.1201305</text:p>
              </table:table-cell>
              <table:table-cell office:value-type="float" office:value="0.00624026">
                <text:p>0.00624026</text:p>
              </table:table-cell>
              <table:table-cell office:value-type="float" office:value="3.0849741">
                <text:p>3.0849741</text:p>
              </table:table-cell>
              <table:table-cell office:value-type="float" office:value="0.00659182">
                <text:p>0.00659182</text:p>
              </table:table-cell>
              <table:table-cell office:value-type="float" office:value="3.0439583">
                <text:p>3.0439583</text:p>
              </table:table-cell>
              <table:table-cell office:value-type="float" office:value="0.00703128">
                <text:p>0.00703128</text:p>
              </table:table-cell>
              <table:table-cell office:value-type="float" office:value="3.0000128">
                <text:p>3.0000128</text:p>
              </table:table-cell>
              <table:table-cell office:value-type="float" office:value="0.00747073">
                <text:p>0.00747073</text:p>
              </table:table-cell>
              <table:table-cell office:value-type="float" office:value="2.9619267">
                <text:p>2.9619267</text:p>
              </table:table-cell>
              <table:table-cell office:value-type="float" office:value="0.007793">
                <text:p>0.0077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1689631">
                <text:p>4.1689631</text:p>
              </table:table-cell>
              <table:table-cell office:value-type="float" office:value="0.00219728">
                <text:p>0.00219728</text:p>
              </table:table-cell>
              <table:table-cell office:value-type="float" office:value="4.1338067">
                <text:p>4.1338067</text:p>
              </table:table-cell>
              <table:table-cell office:value-type="float" office:value="0.00260743">
                <text:p>0.00260743</text:p>
              </table:table-cell>
              <table:table-cell office:value-type="float" office:value="4.0927909">
                <text:p>4.0927909</text:p>
              </table:table-cell>
              <table:table-cell office:value-type="float" office:value="0.00298829">
                <text:p>0.00298829</text:p>
              </table:table-cell>
              <table:table-cell office:value-type="float" office:value="4.0517751">
                <text:p>4.0517751</text:p>
              </table:table-cell>
              <table:table-cell office:value-type="float" office:value="0.00339845">
                <text:p>0.00339845</text:p>
              </table:table-cell>
              <table:table-cell office:value-type="float" office:value="4.0078296">
                <text:p>4.0078296</text:p>
              </table:table-cell>
              <table:table-cell office:value-type="float" office:value="0.00380861">
                <text:p>0.00380861</text:p>
              </table:table-cell>
              <table:table-cell office:value-type="float" office:value="3.9638841">
                <text:p>3.9638841</text:p>
              </table:table-cell>
              <table:table-cell office:value-type="float" office:value="0.00424807">
                <text:p>0.00424807</text:p>
              </table:table-cell>
              <table:table-cell office:value-type="float" office:value="3.9170089">
                <text:p>3.9170089</text:p>
              </table:table-cell>
              <table:table-cell office:value-type="float" office:value="0.00471682">
                <text:p>0.00471682</text:p>
              </table:table-cell>
              <table:table-cell office:value-type="float" office:value="3.8818525">
                <text:p>3.8818525</text:p>
              </table:table-cell>
              <table:table-cell office:value-type="float" office:value="0.00503908">
                <text:p>0.00503908</text:p>
              </table:table-cell>
              <table:table-cell office:value-type="float" office:value="3.8349773">
                <text:p>3.8349773</text:p>
              </table:table-cell>
              <table:table-cell office:value-type="float" office:value="0.00553713">
                <text:p>0.00553713</text:p>
              </table:table-cell>
              <table:table-cell office:value-type="float" office:value="3.7939615">
                <text:p>3.7939615</text:p>
              </table:table-cell>
              <table:table-cell office:value-type="float" office:value="0.00594729">
                <text:p>0.00594729</text:p>
              </table:table-cell>
              <table:table-cell office:value-type="float" office:value="3.7588051">
                <text:p>3.7588051</text:p>
              </table:table-cell>
              <table:table-cell office:value-type="float" office:value="0.00629886">
                <text:p>0.00629886</text:p>
              </table:table-cell>
              <table:table-cell office:value-type="float" office:value="3.720719">
                <text:p>3.720719</text:p>
              </table:table-cell>
              <table:table-cell office:value-type="float" office:value="0.00662112">
                <text:p>0.00662112</text:p>
              </table:table-cell>
              <table:table-cell office:value-type="float" office:value="3.6826329">
                <text:p>3.6826329</text:p>
              </table:table-cell>
              <table:table-cell office:value-type="float" office:value="0.00703128">
                <text:p>0.00703128</text:p>
              </table:table-cell>
              <table:table-cell office:value-type="float" office:value="3.6386874">
                <text:p>3.6386874</text:p>
              </table:table-cell>
              <table:table-cell office:value-type="float" office:value="0.00744144">
                <text:p>0.00744144</text:p>
              </table:table-cell>
              <table:table-cell office:value-type="float" office:value="3.6006013">
                <text:p>3.6006013</text:p>
              </table:table-cell>
              <table:table-cell office:value-type="float" office:value="0.0078223">
                <text:p>0.00782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7929892">
                <text:p>4.7929892</text:p>
              </table:table-cell>
              <table:table-cell office:value-type="float" office:value="0.00222657">
                <text:p>0.00222657</text:p>
              </table:table-cell>
              <table:table-cell office:value-type="float" office:value="4.7549031">
                <text:p>4.7549031</text:p>
              </table:table-cell>
              <table:table-cell office:value-type="float" office:value="0.00260743">
                <text:p>0.00260743</text:p>
              </table:table-cell>
              <table:table-cell office:value-type="float" office:value="4.716817">
                <text:p>4.716817</text:p>
              </table:table-cell>
              <table:table-cell office:value-type="float" office:value="0.00298829">
                <text:p>0.00298829</text:p>
              </table:table-cell>
              <table:table-cell office:value-type="float" office:value="4.6728715">
                <text:p>4.6728715</text:p>
              </table:table-cell>
              <table:table-cell office:value-type="float" office:value="0.00342775">
                <text:p>0.00342775</text:p>
              </table:table-cell>
              <table:table-cell office:value-type="float" office:value="4.628926">
                <text:p>4.628926</text:p>
              </table:table-cell>
              <table:table-cell office:value-type="float" office:value="0.0038672">
                <text:p>0.0038672</text:p>
              </table:table-cell>
              <table:table-cell office:value-type="float" office:value="4.5849805">
                <text:p>4.5849805</text:p>
              </table:table-cell>
              <table:table-cell office:value-type="float" office:value="0.00430666">
                <text:p>0.00430666</text:p>
              </table:table-cell>
              <table:table-cell office:value-type="float" office:value="4.5439647">
                <text:p>4.5439647</text:p>
              </table:table-cell>
              <table:table-cell office:value-type="float" office:value="0.00468752">
                <text:p>0.00468752</text:p>
              </table:table-cell>
              <table:table-cell office:value-type="float" office:value="4.5000192">
                <text:p>4.5000192</text:p>
              </table:table-cell>
              <table:table-cell office:value-type="float" office:value="0.00509768">
                <text:p>0.00509768</text:p>
              </table:table-cell>
              <table:table-cell office:value-type="float" office:value="4.4590034">
                <text:p>4.4590034</text:p>
              </table:table-cell>
              <table:table-cell office:value-type="float" office:value="0.00550784">
                <text:p>0.00550784</text:p>
              </table:table-cell>
              <table:table-cell office:value-type="float" office:value="4.4179876">
                <text:p>4.4179876</text:p>
              </table:table-cell>
              <table:table-cell office:value-type="float" office:value="0.00591799">
                <text:p>0.00591799</text:p>
              </table:table-cell>
              <table:table-cell office:value-type="float" office:value="4.3799015">
                <text:p>4.3799015</text:p>
              </table:table-cell>
              <table:table-cell office:value-type="float" office:value="0.00626956">
                <text:p>0.00626956</text:p>
              </table:table-cell>
              <table:table-cell office:value-type="float" office:value="4.3418154">
                <text:p>4.3418154</text:p>
              </table:table-cell>
              <table:table-cell office:value-type="float" office:value="0.00665042">
                <text:p>0.00665042</text:p>
              </table:table-cell>
              <table:table-cell office:value-type="float" office:value="4.3007996">
                <text:p>4.3007996</text:p>
              </table:table-cell>
              <table:table-cell office:value-type="float" office:value="0.00706058">
                <text:p>0.00706058</text:p>
              </table:table-cell>
              <table:table-cell office:value-type="float" office:value="4.2597838">
                <text:p>4.2597838</text:p>
              </table:table-cell>
              <table:table-cell office:value-type="float" office:value="0.00750003">
                <text:p>0.00750003</text:p>
              </table:table-cell>
              <table:table-cell office:value-type="float" office:value="4.218768">
                <text:p>4.218768</text:p>
              </table:table-cell>
              <table:table-cell office:value-type="float" office:value="0.00788089">
                <text:p>0.007880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419945">
                <text:p>5.419945</text:p>
              </table:table-cell>
              <table:table-cell office:value-type="float" office:value="0.00225587">
                <text:p>0.00225587</text:p>
              </table:table-cell>
              <table:table-cell office:value-type="float" office:value="5.3818589">
                <text:p>5.3818589</text:p>
              </table:table-cell>
              <table:table-cell office:value-type="float" office:value="0.00263673">
                <text:p>0.00263673</text:p>
              </table:table-cell>
              <table:table-cell office:value-type="float" office:value="5.3437728">
                <text:p>5.3437728</text:p>
              </table:table-cell>
              <table:table-cell office:value-type="float" office:value="0.00298829">
                <text:p>0.00298829</text:p>
              </table:table-cell>
              <table:table-cell office:value-type="float" office:value="5.302757">
                <text:p>5.302757</text:p>
              </table:table-cell>
              <table:table-cell office:value-type="float" office:value="0.00342775">
                <text:p>0.00342775</text:p>
              </table:table-cell>
              <table:table-cell office:value-type="float" office:value="5.2558818">
                <text:p>5.2558818</text:p>
              </table:table-cell>
              <table:table-cell office:value-type="float" office:value="0.0038672">
                <text:p>0.0038672</text:p>
              </table:table-cell>
              <table:table-cell office:value-type="float" office:value="5.2119363">
                <text:p>5.2119363</text:p>
              </table:table-cell>
              <table:table-cell office:value-type="float" office:value="0.00427736">
                <text:p>0.00427736</text:p>
              </table:table-cell>
              <table:table-cell office:value-type="float" office:value="5.1679908">
                <text:p>5.1679908</text:p>
              </table:table-cell>
              <table:table-cell office:value-type="float" office:value="0.00471682">
                <text:p>0.00471682</text:p>
              </table:table-cell>
              <table:table-cell office:value-type="float" office:value="5.126975">
                <text:p>5.126975</text:p>
              </table:table-cell>
              <table:table-cell office:value-type="float" office:value="0.00512697">
                <text:p>0.00512697</text:p>
              </table:table-cell>
              <table:table-cell office:value-type="float" office:value="5.0859592">
                <text:p>5.0859592</text:p>
              </table:table-cell>
              <table:table-cell office:value-type="float" office:value="0.00553713">
                <text:p>0.00553713</text:p>
              </table:table-cell>
              <table:table-cell office:value-type="float" office:value="5.0420137">
                <text:p>5.0420137</text:p>
              </table:table-cell>
              <table:table-cell office:value-type="float" office:value="0.00594729">
                <text:p>0.00594729</text:p>
              </table:table-cell>
              <table:table-cell office:value-type="float" office:value="5.0068573">
                <text:p>5.0068573</text:p>
              </table:table-cell>
              <table:table-cell office:value-type="float" office:value="0.00629885">
                <text:p>0.00629885</text:p>
              </table:table-cell>
              <table:table-cell office:value-type="float" office:value="4.9687712">
                <text:p>4.9687712</text:p>
              </table:table-cell>
              <table:table-cell office:value-type="float" office:value="0.00670901">
                <text:p>0.00670901</text:p>
              </table:table-cell>
              <table:table-cell office:value-type="float" office:value="4.9306851">
                <text:p>4.9306851</text:p>
              </table:table-cell>
              <table:table-cell office:value-type="float" office:value="0.00708987">
                <text:p>0.00708987</text:p>
              </table:table-cell>
              <table:table-cell office:value-type="float" office:value="4.8867396">
                <text:p>4.8867396</text:p>
              </table:table-cell>
              <table:table-cell office:value-type="float" office:value="0.00750003">
                <text:p>0.00750003</text:p>
              </table:table-cell>
              <table:table-cell office:value-type="float" office:value="4.8427941">
                <text:p>4.8427941</text:p>
              </table:table-cell>
              <table:table-cell office:value-type="float" office:value="0.00793949">
                <text:p>0.007939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0556899">
                <text:p>6.0556899</text:p>
              </table:table-cell>
              <table:table-cell office:value-type="float" office:value="0.00225587">
                <text:p>0.00225587</text:p>
              </table:table-cell>
              <table:table-cell office:value-type="float" office:value="6.0176038">
                <text:p>6.0176038</text:p>
              </table:table-cell>
              <table:table-cell office:value-type="float" office:value="0.00263673">
                <text:p>0.00263673</text:p>
              </table:table-cell>
              <table:table-cell office:value-type="float" office:value="5.9707286">
                <text:p>5.9707286</text:p>
              </table:table-cell>
              <table:table-cell office:value-type="float" office:value="0.00310548">
                <text:p>0.00310548</text:p>
              </table:table-cell>
              <table:table-cell office:value-type="float" office:value="5.9267831">
                <text:p>5.9267831</text:p>
              </table:table-cell>
              <table:table-cell office:value-type="float" office:value="0.00351564">
                <text:p>0.00351564</text:p>
              </table:table-cell>
              <table:table-cell office:value-type="float" office:value="5.8828376">
                <text:p>5.8828376</text:p>
              </table:table-cell>
              <table:table-cell office:value-type="float" office:value="0.00395509">
                <text:p>0.00395509</text:p>
              </table:table-cell>
              <table:table-cell office:value-type="float" office:value="5.8388921">
                <text:p>5.8388921</text:p>
              </table:table-cell>
              <table:table-cell office:value-type="float" office:value="0.00433596">
                <text:p>0.00433596</text:p>
              </table:table-cell>
              <table:table-cell office:value-type="float" office:value="5.7949466">
                <text:p>5.7949466</text:p>
              </table:table-cell>
              <table:table-cell office:value-type="float" office:value="0.00480471">
                <text:p>0.00480471</text:p>
              </table:table-cell>
              <table:table-cell office:value-type="float" office:value="5.7539308">
                <text:p>5.7539308</text:p>
              </table:table-cell>
              <table:table-cell office:value-type="float" office:value="0.00521487">
                <text:p>0.00521487</text:p>
              </table:table-cell>
              <table:table-cell office:value-type="float" office:value="5.712915">
                <text:p>5.712915</text:p>
              </table:table-cell>
              <table:table-cell office:value-type="float" office:value="0.00559573">
                <text:p>0.00559573</text:p>
              </table:table-cell>
              <table:table-cell office:value-type="float" office:value="5.6718992">
                <text:p>5.6718992</text:p>
              </table:table-cell>
              <table:table-cell office:value-type="float" office:value="0.00600589">
                <text:p>0.00600589</text:p>
              </table:table-cell>
              <table:table-cell office:value-type="float" office:value="5.6338131">
                <text:p>5.6338131</text:p>
              </table:table-cell>
              <table:table-cell office:value-type="float" office:value="0.00635745">
                <text:p>0.00635745</text:p>
              </table:table-cell>
              <table:table-cell office:value-type="float" office:value="5.595727">
                <text:p>5.595727</text:p>
              </table:table-cell>
              <table:table-cell office:value-type="float" office:value="0.00676761">
                <text:p>0.00676761</text:p>
              </table:table-cell>
              <table:table-cell office:value-type="float" office:value="5.5576409">
                <text:p>5.5576409</text:p>
              </table:table-cell>
              <table:table-cell office:value-type="float" office:value="0.00714847">
                <text:p>0.00714847</text:p>
              </table:table-cell>
              <table:table-cell office:value-type="float" office:value="5.5136954">
                <text:p>5.5136954</text:p>
              </table:table-cell>
              <table:table-cell office:value-type="float" office:value="0.00755863">
                <text:p>0.00755863</text:p>
              </table:table-cell>
              <table:table-cell office:value-type="float" office:value="5.4726796">
                <text:p>5.4726796</text:p>
              </table:table-cell>
              <table:table-cell office:value-type="float" office:value="0.00799808">
                <text:p>0.007998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679716">
                <text:p>6.679716</text:p>
              </table:table-cell>
              <table:table-cell office:value-type="float" office:value="0.00225587">
                <text:p>0.00225587</text:p>
              </table:table-cell>
              <table:table-cell office:value-type="float" office:value="6.6416299">
                <text:p>6.6416299</text:p>
              </table:table-cell>
              <table:table-cell office:value-type="float" office:value="0.00263673">
                <text:p>0.00263673</text:p>
              </table:table-cell>
              <table:table-cell office:value-type="float" office:value="6.6006141">
                <text:p>6.6006141</text:p>
              </table:table-cell>
              <table:table-cell office:value-type="float" office:value="0.00304689">
                <text:p>0.00304689</text:p>
              </table:table-cell>
              <table:table-cell office:value-type="float" office:value="6.562528">
                <text:p>6.562528</text:p>
              </table:table-cell>
              <table:table-cell office:value-type="float" office:value="0.00342775">
                <text:p>0.00342775</text:p>
              </table:table-cell>
              <table:table-cell office:value-type="float" office:value="6.5156528">
                <text:p>6.5156528</text:p>
              </table:table-cell>
              <table:table-cell office:value-type="float" office:value="0.0038672">
                <text:p>0.0038672</text:p>
              </table:table-cell>
              <table:table-cell office:value-type="float" office:value="6.4717073">
                <text:p>6.4717073</text:p>
              </table:table-cell>
              <table:table-cell office:value-type="float" office:value="0.00430666">
                <text:p>0.00430666</text:p>
              </table:table-cell>
              <table:table-cell office:value-type="float" office:value="6.4277618">
                <text:p>6.4277618</text:p>
              </table:table-cell>
              <table:table-cell office:value-type="float" office:value="0.00474611">
                <text:p>0.00474611</text:p>
              </table:table-cell>
              <table:table-cell office:value-type="float" office:value="6.3838163">
                <text:p>6.3838163</text:p>
              </table:table-cell>
              <table:table-cell office:value-type="float" office:value="0.00515627">
                <text:p>0.00515627</text:p>
              </table:table-cell>
              <table:table-cell office:value-type="float" office:value="6.3428005">
                <text:p>6.3428005</text:p>
              </table:table-cell>
              <table:table-cell office:value-type="float" office:value="0.00556643">
                <text:p>0.00556643</text:p>
              </table:table-cell>
              <table:table-cell office:value-type="float" office:value="6.3017847">
                <text:p>6.3017847</text:p>
              </table:table-cell>
              <table:table-cell office:value-type="float" office:value="0.00594729">
                <text:p>0.00594729</text:p>
              </table:table-cell>
              <table:table-cell office:value-type="float" office:value="6.2607689">
                <text:p>6.2607689</text:p>
              </table:table-cell>
              <table:table-cell office:value-type="float" office:value="0.00635745">
                <text:p>0.00635745</text:p>
              </table:table-cell>
              <table:table-cell office:value-type="float" office:value="6.2256125">
                <text:p>6.2256125</text:p>
              </table:table-cell>
              <table:table-cell office:value-type="float" office:value="0.00670901">
                <text:p>0.00670901</text:p>
              </table:table-cell>
              <table:table-cell office:value-type="float" office:value="6.1875264">
                <text:p>6.1875264</text:p>
              </table:table-cell>
              <table:table-cell office:value-type="float" office:value="0.00708987">
                <text:p>0.00708987</text:p>
              </table:table-cell>
              <table:table-cell office:value-type="float" office:value="6.1435809">
                <text:p>6.1435809</text:p>
              </table:table-cell>
              <table:table-cell office:value-type="float" office:value="0.00752933">
                <text:p>0.00752933</text:p>
              </table:table-cell>
              <table:table-cell office:value-type="float" office:value="6.1054948">
                <text:p>6.1054948</text:p>
              </table:table-cell>
              <table:table-cell office:value-type="float" office:value="0.00788089">
                <text:p>0.007880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2978827">
                <text:p>7.2978827</text:p>
              </table:table-cell>
              <table:table-cell office:value-type="float" office:value="0.00225587">
                <text:p>0.00225587</text:p>
              </table:table-cell>
              <table:table-cell office:value-type="float" office:value="7.2627263">
                <text:p>7.2627263</text:p>
              </table:table-cell>
              <table:table-cell office:value-type="float" office:value="0.00260743">
                <text:p>0.00260743</text:p>
              </table:table-cell>
              <table:table-cell office:value-type="float" office:value="7.2217105">
                <text:p>7.2217105</text:p>
              </table:table-cell>
              <table:table-cell office:value-type="float" office:value="0.00301759">
                <text:p>0.00301759</text:p>
              </table:table-cell>
              <table:table-cell office:value-type="float" office:value="7.1806947">
                <text:p>7.1806947</text:p>
              </table:table-cell>
              <table:table-cell office:value-type="float" office:value="0.00342775">
                <text:p>0.00342775</text:p>
              </table:table-cell>
              <table:table-cell office:value-type="float" office:value="7.1338195">
                <text:p>7.1338195</text:p>
              </table:table-cell>
              <table:table-cell office:value-type="float" office:value="0.0038965">
                <text:p>0.0038965</text:p>
              </table:table-cell>
              <table:table-cell office:value-type="float" office:value="7.089874">
                <text:p>7.089874</text:p>
              </table:table-cell>
              <table:table-cell office:value-type="float" office:value="0.00433596">
                <text:p>0.00433596</text:p>
              </table:table-cell>
              <table:table-cell office:value-type="float" office:value="7.0459285">
                <text:p>7.0459285</text:p>
              </table:table-cell>
              <table:table-cell office:value-type="float" office:value="0.00474611">
                <text:p>0.00474611</text:p>
              </table:table-cell>
              <table:table-cell office:value-type="float" office:value="7.001983">
                <text:p>7.001983</text:p>
              </table:table-cell>
              <table:table-cell office:value-type="float" office:value="0.00518557">
                <text:p>0.00518557</text:p>
              </table:table-cell>
              <table:table-cell office:value-type="float" office:value="6.9638969">
                <text:p>6.9638969</text:p>
              </table:table-cell>
              <table:table-cell office:value-type="float" office:value="0.00556643">
                <text:p>0.00556643</text:p>
              </table:table-cell>
              <table:table-cell office:value-type="float" office:value="6.9199514">
                <text:p>6.9199514</text:p>
              </table:table-cell>
              <table:table-cell office:value-type="float" office:value="0.00597659">
                <text:p>0.00597659</text:p>
              </table:table-cell>
              <table:table-cell office:value-type="float" office:value="6.8789356">
                <text:p>6.8789356</text:p>
              </table:table-cell>
              <table:table-cell office:value-type="float" office:value="0.00638675">
                <text:p>0.00638675</text:p>
              </table:table-cell>
              <table:table-cell office:value-type="float" office:value="6.8437792">
                <text:p>6.8437792</text:p>
              </table:table-cell>
              <table:table-cell office:value-type="float" office:value="0.00670901">
                <text:p>0.00670901</text:p>
              </table:table-cell>
              <table:table-cell office:value-type="float" office:value="6.8056931">
                <text:p>6.8056931</text:p>
              </table:table-cell>
              <table:table-cell office:value-type="float" office:value="0.00714847">
                <text:p>0.00714847</text:p>
              </table:table-cell>
              <table:table-cell office:value-type="float" office:value="6.7617476">
                <text:p>6.7617476</text:p>
              </table:table-cell>
              <table:table-cell office:value-type="float" office:value="0.00755863">
                <text:p>0.00755863</text:p>
              </table:table-cell>
              <table:table-cell office:value-type="float" office:value="6.7207318">
                <text:p>6.7207318</text:p>
              </table:table-cell>
              <table:table-cell office:value-type="float" office:value="0.00796878">
                <text:p>0.007968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9219088">
                <text:p>7.9219088</text:p>
              </table:table-cell>
              <table:table-cell office:value-type="float" office:value="0.00225587">
                <text:p>0.00225587</text:p>
              </table:table-cell>
              <table:table-cell office:value-type="float" office:value="7.8867524">
                <text:p>7.8867524</text:p>
              </table:table-cell>
              <table:table-cell office:value-type="float" office:value="0.00260743">
                <text:p>0.00260743</text:p>
              </table:table-cell>
              <table:table-cell office:value-type="float" office:value="7.8486663">
                <text:p>7.8486663</text:p>
              </table:table-cell>
              <table:table-cell office:value-type="float" office:value="0.00298829">
                <text:p>0.00298829</text:p>
              </table:table-cell>
              <table:table-cell office:value-type="float" office:value="7.7988614">
                <text:p>7.7988614</text:p>
              </table:table-cell>
              <table:table-cell office:value-type="float" office:value="0.00345705">
                <text:p>0.00345705</text:p>
              </table:table-cell>
              <table:table-cell office:value-type="float" office:value="7.7549159">
                <text:p>7.7549159</text:p>
              </table:table-cell>
              <table:table-cell office:value-type="float" office:value="0.0038965">
                <text:p>0.0038965</text:p>
              </table:table-cell>
              <table:table-cell office:value-type="float" office:value="7.7109704">
                <text:p>7.7109704</text:p>
              </table:table-cell>
              <table:table-cell office:value-type="float" office:value="0.00430666">
                <text:p>0.00430666</text:p>
              </table:table-cell>
              <table:table-cell office:value-type="float" office:value="7.6670249">
                <text:p>7.6670249</text:p>
              </table:table-cell>
              <table:table-cell office:value-type="float" office:value="0.00474611">
                <text:p>0.00474611</text:p>
              </table:table-cell>
              <table:table-cell office:value-type="float" office:value="7.6230794">
                <text:p>7.6230794</text:p>
              </table:table-cell>
              <table:table-cell office:value-type="float" office:value="0.00518557">
                <text:p>0.00518557</text:p>
              </table:table-cell>
              <table:table-cell office:value-type="float" office:value="7.5820636">
                <text:p>7.5820636</text:p>
              </table:table-cell>
              <table:table-cell office:value-type="float" office:value="0.00562502">
                <text:p>0.00562502</text:p>
              </table:table-cell>
              <table:table-cell office:value-type="float" office:value="7.5439775">
                <text:p>7.5439775</text:p>
              </table:table-cell>
              <table:table-cell office:value-type="float" office:value="0.00594729">
                <text:p>0.00594729</text:p>
              </table:table-cell>
              <table:table-cell office:value-type="float" office:value="7.5029617">
                <text:p>7.5029617</text:p>
              </table:table-cell>
              <table:table-cell office:value-type="float" office:value="0.00638675">
                <text:p>0.00638675</text:p>
              </table:table-cell>
              <table:table-cell office:value-type="float" office:value="7.4619459">
                <text:p>7.4619459</text:p>
              </table:table-cell>
              <table:table-cell office:value-type="float" office:value="0.00676761">
                <text:p>0.00676761</text:p>
              </table:table-cell>
              <table:table-cell office:value-type="float" office:value="7.4238598">
                <text:p>7.4238598</text:p>
              </table:table-cell>
              <table:table-cell office:value-type="float" office:value="0.00720706">
                <text:p>0.00720706</text:p>
              </table:table-cell>
              <table:table-cell office:value-type="float" office:value="7.3799143">
                <text:p>7.3799143</text:p>
              </table:table-cell>
              <table:table-cell office:value-type="float" office:value="0.00758792">
                <text:p>0.00758792</text:p>
              </table:table-cell>
              <table:table-cell office:value-type="float" office:value="7.3447579">
                <text:p>7.3447579</text:p>
              </table:table-cell>
              <table:table-cell office:value-type="float" office:value="0.00796878">
                <text:p>0.007968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5430052">
                <text:p>8.5430052</text:p>
              </table:table-cell>
              <table:table-cell office:value-type="float" office:value="0.00228517">
                <text:p>0.00228517</text:p>
              </table:table-cell>
              <table:table-cell office:value-type="float" office:value="8.5019894">
                <text:p>8.5019894</text:p>
              </table:table-cell>
              <table:table-cell office:value-type="float" office:value="0.00266603">
                <text:p>0.00266603</text:p>
              </table:table-cell>
              <table:table-cell office:value-type="float" office:value="8.4639033">
                <text:p>8.4639033</text:p>
              </table:table-cell>
              <table:table-cell office:value-type="float" office:value="0.00301759">
                <text:p>0.00301759</text:p>
              </table:table-cell>
              <table:table-cell office:value-type="float" office:value="8.4228875">
                <text:p>8.4228875</text:p>
              </table:table-cell>
              <table:table-cell office:value-type="float" office:value="0.00342775">
                <text:p>0.00342775</text:p>
              </table:table-cell>
              <table:table-cell office:value-type="float" office:value="8.3760123">
                <text:p>8.3760123</text:p>
              </table:table-cell>
              <table:table-cell office:value-type="float" office:value="0.0038965">
                <text:p>0.0038965</text:p>
              </table:table-cell>
              <table:table-cell office:value-type="float" office:value="8.3291371">
                <text:p>8.3291371</text:p>
              </table:table-cell>
              <table:table-cell office:value-type="float" office:value="0.00436525">
                <text:p>0.00436525</text:p>
              </table:table-cell>
              <table:table-cell office:value-type="float" office:value="8.2881213">
                <text:p>8.2881213</text:p>
              </table:table-cell>
              <table:table-cell office:value-type="float" office:value="0.00474611">
                <text:p>0.00474611</text:p>
              </table:table-cell>
              <table:table-cell office:value-type="float" office:value="8.2412461">
                <text:p>8.2412461</text:p>
              </table:table-cell>
              <table:table-cell office:value-type="float" office:value="0.00527346">
                <text:p>0.00527346</text:p>
              </table:table-cell>
              <table:table-cell office:value-type="float" office:value="8.2002303">
                <text:p>8.2002303</text:p>
              </table:table-cell>
              <table:table-cell office:value-type="float" office:value="0.00562502">
                <text:p>0.00562502</text:p>
              </table:table-cell>
              <table:table-cell office:value-type="float" office:value="8.1621442">
                <text:p>8.1621442</text:p>
              </table:table-cell>
              <table:table-cell office:value-type="float" office:value="0.00597659">
                <text:p>0.00597659</text:p>
              </table:table-cell>
              <table:table-cell office:value-type="float" office:value="8.1211284">
                <text:p>8.1211284</text:p>
              </table:table-cell>
              <table:table-cell office:value-type="float" office:value="0.00638675">
                <text:p>0.00638675</text:p>
              </table:table-cell>
              <table:table-cell office:value-type="float" office:value="8.0830423">
                <text:p>8.0830423</text:p>
              </table:table-cell>
              <table:table-cell office:value-type="float" office:value="0.00676761">
                <text:p>0.00676761</text:p>
              </table:table-cell>
              <table:table-cell office:value-type="float" office:value="8.0420265">
                <text:p>8.0420265</text:p>
              </table:table-cell>
              <table:table-cell office:value-type="float" office:value="0.00720706">
                <text:p>0.00720706</text:p>
              </table:table-cell>
              <table:table-cell office:value-type="float" office:value="8.0010107">
                <text:p>8.0010107</text:p>
              </table:table-cell>
              <table:table-cell office:value-type="float" office:value="0.00758792">
                <text:p>0.00758792</text:p>
              </table:table-cell>
              <table:table-cell office:value-type="float" office:value="7.9599949">
                <text:p>7.9599949</text:p>
              </table:table-cell>
              <table:table-cell office:value-type="float" office:value="0.00799808">
                <text:p>0.007998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1582422">
                <text:p>9.1582422</text:p>
              </table:table-cell>
              <table:table-cell office:value-type="float" office:value="0.00228517">
                <text:p>0.00228517</text:p>
              </table:table-cell>
              <table:table-cell office:value-type="float" office:value="9.1260155">
                <text:p>9.1260155</text:p>
              </table:table-cell>
              <table:table-cell office:value-type="float" office:value="0.00263673">
                <text:p>0.00263673</text:p>
              </table:table-cell>
              <table:table-cell office:value-type="float" office:value="9.08207">
                <text:p>9.08207</text:p>
              </table:table-cell>
              <table:table-cell office:value-type="float" office:value="0.00307619">
                <text:p>0.00307619</text:p>
              </table:table-cell>
              <table:table-cell office:value-type="float" office:value="9.0381245">
                <text:p>9.0381245</text:p>
              </table:table-cell>
              <table:table-cell office:value-type="float" office:value="0.00348634">
                <text:p>0.00348634</text:p>
              </table:table-cell>
              <table:table-cell office:value-type="float" office:value="8.994179">
                <text:p>8.994179</text:p>
              </table:table-cell>
              <table:table-cell office:value-type="float" office:value="0.0039258">
                <text:p>0.0039258</text:p>
              </table:table-cell>
              <table:table-cell office:value-type="float" office:value="8.9502335">
                <text:p>8.9502335</text:p>
              </table:table-cell>
              <table:table-cell office:value-type="float" office:value="0.00436525">
                <text:p>0.00436525</text:p>
              </table:table-cell>
              <table:table-cell office:value-type="float" office:value="8.9033583">
                <text:p>8.9033583</text:p>
              </table:table-cell>
              <table:table-cell office:value-type="float" office:value="0.00477541">
                <text:p>0.00477541</text:p>
              </table:table-cell>
              <table:table-cell office:value-type="float" office:value="8.8623425">
                <text:p>8.8623425</text:p>
              </table:table-cell>
              <table:table-cell office:value-type="float" office:value="0.00521487">
                <text:p>0.00521487</text:p>
              </table:table-cell>
              <table:table-cell office:value-type="float" office:value="8.8213267">
                <text:p>8.8213267</text:p>
              </table:table-cell>
              <table:table-cell office:value-type="float" office:value="0.00562502">
                <text:p>0.00562502</text:p>
              </table:table-cell>
              <table:table-cell office:value-type="float" office:value="8.7773812">
                <text:p>8.7773812</text:p>
              </table:table-cell>
              <table:table-cell office:value-type="float" office:value="0.00603518">
                <text:p>0.00603518</text:p>
              </table:table-cell>
              <table:table-cell office:value-type="float" office:value="8.7363654">
                <text:p>8.7363654</text:p>
              </table:table-cell>
              <table:table-cell office:value-type="float" office:value="0.00644534">
                <text:p>0.00644534</text:p>
              </table:table-cell>
              <table:table-cell office:value-type="float" office:value="8.701209">
                <text:p>8.701209</text:p>
              </table:table-cell>
              <table:table-cell office:value-type="float" office:value="0.00676761">
                <text:p>0.00676761</text:p>
              </table:table-cell>
              <table:table-cell office:value-type="float" office:value="8.6601932">
                <text:p>8.6601932</text:p>
              </table:table-cell>
              <table:table-cell office:value-type="float" office:value="0.00720706">
                <text:p>0.00720706</text:p>
              </table:table-cell>
              <table:table-cell office:value-type="float" office:value="8.6191774">
                <text:p>8.6191774</text:p>
              </table:table-cell>
              <table:table-cell office:value-type="float" office:value="0.00758792">
                <text:p>0.00758792</text:p>
              </table:table-cell>
              <table:table-cell office:value-type="float" office:value="8.5752319">
                <text:p>8.5752319</text:p>
              </table:table-cell>
              <table:table-cell office:value-type="float" office:value="0.00802738">
                <text:p>0.008027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17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117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117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 style:data-style-name="N117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117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2" style:family="chart" style:data-style-name="N117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5.052cm" svg:height="15.967cm" xlink:href=".." xlink:type="simple" chart:class="chart:scatter" chart:style-name="ch1">
        <chart:legend chart:legend-position="end" svg:x="33.136cm" svg:y="3.145cm" style:legend-expansion="high" chart:style-name="ch2"/>
        <chart:plot-area chart:style-name="ch3" table:cell-range-address="'Test NPN'.D3:'Test NPN'.D22 'Test NPN'.E4:'Test NPN'.E22 'Test NPN'.F3:'Test NPN'.F3 'Test NPN'.G4:'Test NPN'.G22 'Test NPN'.H3:'Test NPN'.H3 'Test NPN'.I4:'Test NPN'.I22 'Test NPN'.J3:'Test NPN'.J3 'Test NPN'.K4:'Test NPN'.K22 'Test NPN'.L3:'Test NPN'.L3 'Test NPN'.M4:'Test NPN'.M22 'Test NPN'.N3:'Test NPN'.N3 'Test NPN'.O4:'Test NPN'.O22 'Test NPN'.P3:'Test NPN'.P3 'Test NPN'.Q4:'Test NPN'.Q22 'Test NPN'.R3:'Test NPN'.R3 'Test NPN'.S4:'Test NPN'.S22 'Test NPN'.T3:'Test NPN'.T3 'Test NPN'.U4:'Test NPN'.U22 'Test NPN'.V3:'Test NPN'.V3 'Test NPN'.W4:'Test NPN'.W22 'Test NPN'.X3:'Test NPN'.X3 'Test NPN'.Y4:'Test NPN'.Y22 'Test NPN'.Z3:'Test NPN'.Z3 'Test NPN'.AA5:'Test NPN'.AA22 'Test NPN'.AB3:'Test NPN'.AB3 'Test NPN'.AC5:'Test NPN'.AC22 'Test NPN'.AD3:'Test NPN'.AD3 'Test NPN'.AE5:'Test NPN'.AE22 'Test NPN'.AF3:'Test NPN'.AF3 'Test NPN'.AG5:'Test NPN'.AG22 'Test NPN'.AH3:'Test NPN'.AH3 'Test NPN'.AI5:'Test NPN'.AI22 'Test NPN'.AJ3:'Test NPN'.AJ3 'Test NPN'.AK5:'Test NPN'.AK22 'Test NPN'.AL3:'Test NPN'.AL3 'Test NPN'.AM5:'Test NPN'.AM22 'Test NPN'.AN3:'Test NPN'.AN3 'Test NPN'.AO5:'Test NPN'.AO22" chart:data-source-has-labels="row" svg:x="1.017cm" svg:y="1.292cm" svg:width="29.387cm" svg:height="13.817cm">
          <chartooo:coordinate-region svg:x="1.945cm" svg:y="1.494cm" svg:width="28.267cm" svg:height="12.9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est NPN'.E4:'Test NPN'.E22" chart:label-cell-address="'Test NPN'.D3:'Test NPN'.D3" chart:class="chart:scatter">
            <chart:domain table:cell-range-address="'Test NPN'.D4:'Test NPN'.D22"/>
            <chart:data-point chart:repeated="19"/>
          </chart:series>
          <chart:series chart:style-name="ch7" chart:values-cell-range-address="'Test NPN'.G4:'Test NPN'.G22" chart:label-cell-address="'Test NPN'.F3:'Test NPN'.F3" chart:class="chart:scatter">
            <chart:domain table:cell-range-address="'Test NPN'.F4:'Test NPN'.F22"/>
            <chart:data-point chart:repeated="19"/>
          </chart:series>
          <chart:series chart:style-name="ch8" chart:values-cell-range-address="'Test NPN'.I4:'Test NPN'.I22" chart:label-cell-address="'Test NPN'.H3:'Test NPN'.H3" chart:class="chart:scatter">
            <chart:domain table:cell-range-address="'Test NPN'.H4:'Test NPN'.H22"/>
            <chart:data-point chart:repeated="19"/>
          </chart:series>
          <chart:series chart:style-name="ch9" chart:values-cell-range-address="'Test NPN'.K4:'Test NPN'.K22" chart:label-cell-address="'Test NPN'.J3:'Test NPN'.J3" chart:class="chart:scatter">
            <chart:domain table:cell-range-address="'Test NPN'.J4:'Test NPN'.J22"/>
            <chart:data-point chart:repeated="19"/>
          </chart:series>
          <chart:series chart:style-name="ch10" chart:values-cell-range-address="'Test NPN'.M4:'Test NPN'.M22" chart:label-cell-address="'Test NPN'.L3:'Test NPN'.L3" chart:class="chart:scatter">
            <chart:domain table:cell-range-address="'Test NPN'.L4:'Test NPN'.L22"/>
            <chart:data-point chart:repeated="19"/>
          </chart:series>
          <chart:series chart:style-name="ch11" chart:values-cell-range-address="'Test NPN'.O4:'Test NPN'.O22" chart:label-cell-address="'Test NPN'.N3:'Test NPN'.N3" chart:class="chart:scatter">
            <chart:domain table:cell-range-address="'Test NPN'.N4:'Test NPN'.N22"/>
            <chart:data-point chart:repeated="19"/>
          </chart:series>
          <chart:series chart:style-name="ch12" chart:values-cell-range-address="'Test NPN'.Q4:'Test NPN'.Q22" chart:label-cell-address="'Test NPN'.P3:'Test NPN'.P3" chart:class="chart:scatter">
            <chart:domain table:cell-range-address="'Test NPN'.P4:'Test NPN'.P22"/>
            <chart:data-point chart:repeated="19"/>
          </chart:series>
          <chart:series chart:style-name="ch13" chart:values-cell-range-address="'Test NPN'.S4:'Test NPN'.S22" chart:label-cell-address="'Test NPN'.R3:'Test NPN'.R3" chart:class="chart:scatter">
            <chart:domain table:cell-range-address="'Test NPN'.R4:'Test NPN'.R22"/>
            <chart:data-point chart:repeated="19"/>
          </chart:series>
          <chart:series chart:style-name="ch14" chart:values-cell-range-address="'Test NPN'.U4:'Test NPN'.U22" chart:label-cell-address="'Test NPN'.T3:'Test NPN'.T3" chart:class="chart:scatter">
            <chart:domain table:cell-range-address="'Test NPN'.T4:'Test NPN'.T22"/>
            <chart:data-point chart:repeated="19"/>
          </chart:series>
          <chart:series chart:style-name="ch15" chart:values-cell-range-address="'Test NPN'.W4:'Test NPN'.W22" chart:label-cell-address="'Test NPN'.V3:'Test NPN'.V3" chart:class="chart:scatter">
            <chart:domain table:cell-range-address="'Test NPN'.V4:'Test NPN'.V22"/>
            <chart:data-point chart:repeated="19"/>
          </chart:series>
          <chart:series chart:style-name="ch16" chart:values-cell-range-address="'Test NPN'.Y4:'Test NPN'.Y22" chart:label-cell-address="'Test NPN'.X3:'Test NPN'.X3" chart:class="chart:scatter">
            <chart:domain table:cell-range-address="'Test NPN'.X4:'Test NPN'.X22"/>
            <chart:data-point chart:repeated="19"/>
          </chart:series>
          <chart:series chart:style-name="ch17" chart:values-cell-range-address="'Test NPN'.AA5:'Test NPN'.AA22" chart:label-cell-address="'Test NPN'.Z3:'Test NPN'.Z3" chart:class="chart:scatter">
            <chart:domain table:cell-range-address="'Test NPN'.Z5:'Test NPN'.Z22"/>
            <chart:data-point chart:repeated="18"/>
          </chart:series>
          <chart:series chart:style-name="ch18" chart:values-cell-range-address="'Test NPN'.AC5:'Test NPN'.AC22" chart:label-cell-address="'Test NPN'.AB3:'Test NPN'.AB3" chart:class="chart:scatter">
            <chart:domain table:cell-range-address="'Test NPN'.AB5:'Test NPN'.AB22"/>
            <chart:data-point chart:repeated="18"/>
          </chart:series>
          <chart:series chart:style-name="ch19" chart:values-cell-range-address="'Test NPN'.AE5:'Test NPN'.AE22" chart:label-cell-address="'Test NPN'.AD3:'Test NPN'.AD3" chart:class="chart:scatter">
            <chart:domain table:cell-range-address="'Test NPN'.AD5:'Test NPN'.AD22"/>
            <chart:data-point chart:repeated="18"/>
          </chart:series>
          <chart:series chart:style-name="ch20" chart:values-cell-range-address="'Test NPN'.AG5:'Test NPN'.AG22" chart:label-cell-address="'Test NPN'.AF3:'Test NPN'.AF3" chart:class="chart:scatter">
            <chart:domain table:cell-range-address="'Test NPN'.AF5:'Test NPN'.AF22"/>
            <chart:data-point chart:repeated="18"/>
          </chart:series>
          <chart:series chart:style-name="ch21" chart:values-cell-range-address="'Test NPN'.AI5:'Test NPN'.AI22" chart:label-cell-address="'Test NPN'.AH3:'Test NPN'.AH3" chart:class="chart:scatter">
            <chart:domain table:cell-range-address="'Test NPN'.AH5:'Test NPN'.AH22"/>
            <chart:data-point chart:repeated="18"/>
          </chart:series>
          <chart:series chart:style-name="ch22" chart:values-cell-range-address="'Test NPN'.AK5:'Test NPN'.AK22" chart:label-cell-address="'Test NPN'.AJ3:'Test NPN'.AJ3" chart:class="chart:scatter">
            <chart:domain table:cell-range-address="'Test NPN'.AJ5:'Test NPN'.AJ22"/>
            <chart:data-point chart:repeated="18"/>
          </chart:series>
          <chart:series chart:style-name="ch23" chart:values-cell-range-address="'Test NPN'.AM5:'Test NPN'.AM22" chart:label-cell-address="'Test NPN'.AL3:'Test NPN'.AL3" chart:class="chart:scatter">
            <chart:domain table:cell-range-address="'Test NPN'.AL5:'Test NPN'.AL22"/>
            <chart:data-point chart:repeated="18"/>
          </chart:series>
          <chart:series chart:style-name="ch24" chart:values-cell-range-address="'Test NPN'.AO5:'Test NPN'.AO22" chart:label-cell-address="'Test NPN'.AN3:'Test NPN'.AN3" chart:class="chart:scatter">
            <chart:domain table:cell-range-address="'Test NPN'.AN5:'Test NPN'.AN22"/>
            <chart:data-point chart:repeated="18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5</text:p>
                <draw:g>
                  <svg:desc>'Test NPN'.D3:'Test NPN'.D3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18</text:p>
                <draw:g>
                  <svg:desc>'Test NPN'.F3:'Test NPN'.F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31</text:p>
                <draw:g>
                  <svg:desc>'Test NPN'.H3:'Test NPN'.H3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44</text:p>
                <draw:g>
                  <svg:desc>'Test NPN'.J3:'Test NPN'.J3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57</text:p>
                <draw:g>
                  <svg:desc>'Test NPN'.L3:'Test NPN'.L3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70</text:p>
                <draw:g>
                  <svg:desc>'Test NPN'.N3:'Test NPN'.N3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83</text:p>
                <draw:g>
                  <svg:desc>'Test NPN'.P3:'Test NPN'.P3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96</text:p>
                <draw:g>
                  <svg:desc>'Test NPN'.R3:'Test NPN'.R3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109</text:p>
                <draw:g>
                  <svg:desc>'Test NPN'.T3:'Test NPN'.T3</svg:desc>
                </draw:g>
              </table:table-cell>
              <table:table-cell office:value-type="string">
                <text:p>Column V</text:p>
              </table:table-cell>
              <table:table-cell office:value-type="string">
                <text:p>122</text:p>
                <draw:g>
                  <svg:desc>'Test NPN'.V3:'Test NPN'.V3</svg:desc>
                </draw:g>
              </table:table-cell>
              <table:table-cell office:value-type="string">
                <text:p>Column X</text:p>
              </table:table-cell>
              <table:table-cell office:value-type="string">
                <text:p>135</text:p>
                <draw:g>
                  <svg:desc>'Test NPN'.X3:'Test NPN'.X3</svg:desc>
                </draw:g>
              </table:table-cell>
              <table:table-cell office:value-type="string">
                <text:p>Column Z</text:p>
              </table:table-cell>
              <table:table-cell office:value-type="string">
                <text:p>148</text:p>
                <draw:g>
                  <svg:desc>'Test NPN'.Z3:'Test NPN'.Z3</svg:desc>
                </draw:g>
              </table:table-cell>
              <table:table-cell office:value-type="string">
                <text:p>Column AB</text:p>
              </table:table-cell>
              <table:table-cell office:value-type="string">
                <text:p>161</text:p>
                <draw:g>
                  <svg:desc>'Test NPN'.AB3:'Test NPN'.AB3</svg:desc>
                </draw:g>
              </table:table-cell>
              <table:table-cell office:value-type="string">
                <text:p>Column AD</text:p>
              </table:table-cell>
              <table:table-cell office:value-type="string">
                <text:p>174</text:p>
                <draw:g>
                  <svg:desc>'Test NPN'.AD3:'Test NPN'.AD3</svg:desc>
                </draw:g>
              </table:table-cell>
              <table:table-cell office:value-type="string">
                <text:p>Column AF</text:p>
              </table:table-cell>
              <table:table-cell office:value-type="string">
                <text:p>187</text:p>
                <draw:g>
                  <svg:desc>'Test NPN'.AF3:'Test NPN'.AF3</svg:desc>
                </draw:g>
              </table:table-cell>
              <table:table-cell office:value-type="string">
                <text:p>Column AH</text:p>
              </table:table-cell>
              <table:table-cell office:value-type="string">
                <text:p>200</text:p>
                <draw:g>
                  <svg:desc>'Test NPN'.AH3:'Test NPN'.AH3</svg:desc>
                </draw:g>
              </table:table-cell>
              <table:table-cell office:value-type="string">
                <text:p>Column AJ</text:p>
              </table:table-cell>
              <table:table-cell office:value-type="string">
                <text:p>213</text:p>
                <draw:g>
                  <svg:desc>'Test NPN'.AJ3:'Test NPN'.AJ3</svg:desc>
                </draw:g>
              </table:table-cell>
              <table:table-cell office:value-type="string">
                <text:p>Column AL</text:p>
              </table:table-cell>
              <table:table-cell office:value-type="string">
                <text:p>226</text:p>
                <draw:g>
                  <svg:desc>'Test NPN'.AL3:'Test NPN'.AL3</svg:desc>
                </draw:g>
              </table:table-cell>
              <table:table-cell office:value-type="string">
                <text:p>Column AN</text:p>
              </table:table-cell>
              <table:table-cell office:value-type="string">
                <text:p>239</text:p>
                <draw:g>
                  <svg:desc>'Test NPN'.AN3:'Test NPN'.A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Test NPN'.D4:'Test NPN'.D22</svg:desc>
                </draw:g>
              </table:table-cell>
              <table:table-cell office:value-type="float" office:value="NaN">
                <text:p>NaN</text:p>
                <draw:g>
                  <svg:desc>'Test NPN'.E4:'Test NPN'.E22</svg:desc>
                </draw:g>
              </table:table-cell>
              <table:table-cell office:value-type="float" office:value="NaN">
                <text:p>NaN</text:p>
                <draw:g>
                  <svg:desc>'Test NPN'.F4:'Test NPN'.F22</svg:desc>
                </draw:g>
              </table:table-cell>
              <table:table-cell office:value-type="float" office:value="NaN">
                <text:p>NaN</text:p>
                <draw:g>
                  <svg:desc>'Test NPN'.G4:'Test NPN'.G22</svg:desc>
                </draw:g>
              </table:table-cell>
              <table:table-cell office:value-type="float" office:value="NaN">
                <text:p>NaN</text:p>
                <draw:g>
                  <svg:desc>'Test NPN'.H4:'Test NPN'.H22</svg:desc>
                </draw:g>
              </table:table-cell>
              <table:table-cell office:value-type="float" office:value="NaN">
                <text:p>NaN</text:p>
                <draw:g>
                  <svg:desc>'Test NPN'.I4:'Test NPN'.I22</svg:desc>
                </draw:g>
              </table:table-cell>
              <table:table-cell office:value-type="float" office:value="NaN">
                <text:p>NaN</text:p>
                <draw:g>
                  <svg:desc>'Test NPN'.J4:'Test NPN'.J22</svg:desc>
                </draw:g>
              </table:table-cell>
              <table:table-cell office:value-type="float" office:value="NaN">
                <text:p>NaN</text:p>
                <draw:g>
                  <svg:desc>'Test NPN'.K4:'Test NPN'.K22</svg:desc>
                </draw:g>
              </table:table-cell>
              <table:table-cell office:value-type="float" office:value="NaN">
                <text:p>NaN</text:p>
                <draw:g>
                  <svg:desc>'Test NPN'.L4:'Test NPN'.L22</svg:desc>
                </draw:g>
              </table:table-cell>
              <table:table-cell office:value-type="float" office:value="NaN">
                <text:p>NaN</text:p>
                <draw:g>
                  <svg:desc>'Test NPN'.M4:'Test NPN'.M22</svg:desc>
                </draw:g>
              </table:table-cell>
              <table:table-cell office:value-type="float" office:value="NaN">
                <text:p>NaN</text:p>
                <draw:g>
                  <svg:desc>'Test NPN'.N4:'Test NPN'.N22</svg:desc>
                </draw:g>
              </table:table-cell>
              <table:table-cell office:value-type="float" office:value="NaN">
                <text:p>NaN</text:p>
                <draw:g>
                  <svg:desc>'Test NPN'.O4:'Test NPN'.O22</svg:desc>
                </draw:g>
              </table:table-cell>
              <table:table-cell office:value-type="float" office:value="NaN">
                <text:p>NaN</text:p>
                <draw:g>
                  <svg:desc>'Test NPN'.P4:'Test NPN'.P22</svg:desc>
                </draw:g>
              </table:table-cell>
              <table:table-cell office:value-type="float" office:value="NaN">
                <text:p>NaN</text:p>
                <draw:g>
                  <svg:desc>'Test NPN'.Q4:'Test NPN'.Q22</svg:desc>
                </draw:g>
              </table:table-cell>
              <table:table-cell office:value-type="float" office:value="NaN">
                <text:p>NaN</text:p>
                <draw:g>
                  <svg:desc>'Test NPN'.R4:'Test NPN'.R22</svg:desc>
                </draw:g>
              </table:table-cell>
              <table:table-cell office:value-type="float" office:value="NaN">
                <text:p>NaN</text:p>
                <draw:g>
                  <svg:desc>'Test NPN'.S4:'Test NPN'.S22</svg:desc>
                </draw:g>
              </table:table-cell>
              <table:table-cell office:value-type="float" office:value="NaN">
                <text:p>NaN</text:p>
                <draw:g>
                  <svg:desc>'Test NPN'.T4:'Test NPN'.T22</svg:desc>
                </draw:g>
              </table:table-cell>
              <table:table-cell office:value-type="float" office:value="NaN">
                <text:p>NaN</text:p>
                <draw:g>
                  <svg:desc>'Test NPN'.U4:'Test NPN'.U22</svg:desc>
                </draw:g>
              </table:table-cell>
              <table:table-cell office:value-type="float" office:value="NaN">
                <text:p>NaN</text:p>
                <draw:g>
                  <svg:desc>'Test NPN'.V4:'Test NPN'.V22</svg:desc>
                </draw:g>
              </table:table-cell>
              <table:table-cell office:value-type="float" office:value="NaN">
                <text:p>NaN</text:p>
                <draw:g>
                  <svg:desc>'Test NPN'.W4:'Test NPN'.W22</svg:desc>
                </draw:g>
              </table:table-cell>
              <table:table-cell office:value-type="float" office:value="NaN">
                <text:p>NaN</text:p>
                <draw:g>
                  <svg:desc>'Test NPN'.X4:'Test NPN'.X22</svg:desc>
                </draw:g>
              </table:table-cell>
              <table:table-cell office:value-type="float" office:value="NaN">
                <text:p>NaN</text:p>
                <draw:g>
                  <svg:desc>'Test NPN'.Y4:'Test NPN'.Y22</svg:desc>
                </draw:g>
              </table:table-cell>
              <table:table-cell office:value-type="float" office:value="0">
                <text:p>0</text:p>
                <draw:g>
                  <svg:desc>'Test NPN'.Z5:'Test NPN'.Z22</svg:desc>
                </draw:g>
              </table:table-cell>
              <table:table-cell office:value-type="float" office:value="0.00026367">
                <text:p>0.00026367</text:p>
                <draw:g>
                  <svg:desc>'Test NPN'.AA5:'Test NPN'.AA22</svg:desc>
                </draw:g>
              </table:table-cell>
              <table:table-cell office:value-type="float" office:value="0">
                <text:p>0</text:p>
                <draw:g>
                  <svg:desc>'Test NPN'.AB5:'Test NPN'.AB22</svg:desc>
                </draw:g>
              </table:table-cell>
              <table:table-cell office:value-type="float" office:value="0.00029297">
                <text:p>0.00029297</text:p>
                <draw:g>
                  <svg:desc>'Test NPN'.AC5:'Test NPN'.AC22</svg:desc>
                </draw:g>
              </table:table-cell>
              <table:table-cell office:value-type="float" office:value="0">
                <text:p>0</text:p>
                <draw:g>
                  <svg:desc>'Test NPN'.AD5:'Test NPN'.AD22</svg:desc>
                </draw:g>
              </table:table-cell>
              <table:table-cell office:value-type="float" office:value="0.00029297">
                <text:p>0.00029297</text:p>
                <draw:g>
                  <svg:desc>'Test NPN'.AE5:'Test NPN'.AE22</svg:desc>
                </draw:g>
              </table:table-cell>
              <table:table-cell office:value-type="float" office:value="0">
                <text:p>0</text:p>
                <draw:g>
                  <svg:desc>'Test NPN'.AF5:'Test NPN'.AF22</svg:desc>
                </draw:g>
              </table:table-cell>
              <table:table-cell office:value-type="float" office:value="0.00029297">
                <text:p>0.00029297</text:p>
                <draw:g>
                  <svg:desc>'Test NPN'.AG5:'Test NPN'.AG22</svg:desc>
                </draw:g>
              </table:table-cell>
              <table:table-cell office:value-type="float" office:value="0">
                <text:p>0</text:p>
                <draw:g>
                  <svg:desc>'Test NPN'.AH5:'Test NPN'.AH22</svg:desc>
                </draw:g>
              </table:table-cell>
              <table:table-cell office:value-type="float" office:value="0.00029297">
                <text:p>0.00029297</text:p>
                <draw:g>
                  <svg:desc>'Test NPN'.AI5:'Test NPN'.AI22</svg:desc>
                </draw:g>
              </table:table-cell>
              <table:table-cell office:value-type="float" office:value="0">
                <text:p>0</text:p>
                <draw:g>
                  <svg:desc>'Test NPN'.AJ5:'Test NPN'.AJ22</svg:desc>
                </draw:g>
              </table:table-cell>
              <table:table-cell office:value-type="float" office:value="0.00032227">
                <text:p>0.00032227</text:p>
                <draw:g>
                  <svg:desc>'Test NPN'.AK5:'Test NPN'.AK22</svg:desc>
                </draw:g>
              </table:table-cell>
              <table:table-cell office:value-type="float" office:value="0">
                <text:p>0</text:p>
                <draw:g>
                  <svg:desc>'Test NPN'.AL5:'Test NPN'.AL22</svg:desc>
                </draw:g>
              </table:table-cell>
              <table:table-cell office:value-type="float" office:value="0.00029297">
                <text:p>0.00029297</text:p>
                <draw:g>
                  <svg:desc>'Test NPN'.AM5:'Test NPN'.AM22</svg:desc>
                </draw:g>
              </table:table-cell>
              <table:table-cell office:value-type="float" office:value="0">
                <text:p>0</text:p>
                <draw:g>
                  <svg:desc>'Test NPN'.AN5:'Test NPN'.AN22</svg:desc>
                </draw:g>
              </table:table-cell>
              <table:table-cell office:value-type="float" office:value="0.00029297">
                <text:p>0.00029297</text:p>
                <draw:g>
                  <svg:desc>'Test NPN'.AO5:'Test NPN'.AO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0023438">
                <text:p>0.00023438</text:p>
              </table:table-cell>
              <table:table-cell office:value-type="float" office:value="0">
                <text:p>0</text:p>
              </table:table-cell>
              <table:table-cell office:value-type="float" office:value="0.00026367">
                <text:p>0.00026367</text:p>
              </table:table-cell>
              <table:table-cell office:value-type="float" office:value="0">
                <text:p>0</text:p>
              </table:table-cell>
              <table:table-cell office:value-type="float" office:value="0.00026367">
                <text:p>0.00026367</text:p>
              </table:table-cell>
              <table:table-cell office:value-type="float" office:value="0">
                <text:p>0</text:p>
              </table:table-cell>
              <table:table-cell office:value-type="float" office:value="0.00023438">
                <text:p>0.00023438</text:p>
              </table:table-cell>
              <table:table-cell office:value-type="float" office:value="0">
                <text:p>0</text:p>
              </table:table-cell>
              <table:table-cell office:value-type="float" office:value="0.00026367">
                <text:p>0.00026367</text:p>
              </table:table-cell>
              <table:table-cell office:value-type="float" office:value="0">
                <text:p>0</text:p>
              </table:table-cell>
              <table:table-cell office:value-type="float" office:value="0.00026367">
                <text:p>0.00026367</text:p>
              </table:table-cell>
              <table:table-cell office:value-type="float" office:value="0">
                <text:p>0</text:p>
              </table:table-cell>
              <table:table-cell office:value-type="float" office:value="0.00026367">
                <text:p>0.00026367</text:p>
              </table:table-cell>
              <table:table-cell office:value-type="float" office:value="0">
                <text:p>0</text:p>
              </table:table-cell>
              <table:table-cell office:value-type="float" office:value="0.00026367">
                <text:p>0.00026367</text:p>
              </table:table-cell>
              <table:table-cell office:value-type="float" office:value="0">
                <text:p>0</text:p>
              </table:table-cell>
              <table:table-cell office:value-type="float" office:value="0.00023438">
                <text:p>0.00023438</text:p>
              </table:table-cell>
              <table:table-cell office:value-type="float" office:value="0">
                <text:p>0</text:p>
              </table:table-cell>
              <table:table-cell office:value-type="float" office:value="0.00026367">
                <text:p>0.00026367</text:p>
              </table:table-cell>
              <table:table-cell office:value-type="float" office:value="0">
                <text:p>0</text:p>
              </table:table-cell>
              <table:table-cell office:value-type="float" office:value="0.00026367">
                <text:p>0.00026367</text:p>
              </table:table-cell>
              <table:table-cell office:value-type="float" office:value="0">
                <text:p>0</text:p>
              </table:table-cell>
              <table:table-cell office:value-type="float" office:value="0.00714847">
                <text:p>0.00714847</text:p>
              </table:table-cell>
              <table:table-cell office:value-type="float" office:value="0">
                <text:p>0</text:p>
              </table:table-cell>
              <table:table-cell office:value-type="float" office:value="0.00717776">
                <text:p>0.00717776</text:p>
              </table:table-cell>
              <table:table-cell office:value-type="float" office:value="0">
                <text:p>0</text:p>
              </table:table-cell>
              <table:table-cell office:value-type="float" office:value="0.00717776">
                <text:p>0.00717776</text:p>
              </table:table-cell>
              <table:table-cell office:value-type="float" office:value="0">
                <text:p>0</text:p>
              </table:table-cell>
              <table:table-cell office:value-type="float" office:value="0.00717776">
                <text:p>0.00717776</text:p>
              </table:table-cell>
              <table:table-cell office:value-type="float" office:value="0">
                <text:p>0</text:p>
              </table:table-cell>
              <table:table-cell office:value-type="float" office:value="0.00717776">
                <text:p>0.00717776</text:p>
              </table:table-cell>
              <table:table-cell office:value-type="float" office:value="0">
                <text:p>0</text:p>
              </table:table-cell>
              <table:table-cell office:value-type="float" office:value="0.00717776">
                <text:p>0.00717776</text:p>
              </table:table-cell>
              <table:table-cell office:value-type="float" office:value="0">
                <text:p>0</text:p>
              </table:table-cell>
              <table:table-cell office:value-type="float" office:value="0.00717776">
                <text:p>0.00717776</text:p>
              </table:table-cell>
              <table:table-cell office:value-type="float" office:value="0">
                <text:p>0</text:p>
              </table:table-cell>
              <table:table-cell office:value-type="float" office:value="0.00717776">
                <text:p>0.007177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87117">
                <text:p>0.1787117</text:p>
              </table:table-cell>
              <table:table-cell office:value-type="float" office:value="0.00539065">
                <text:p>0.00539065</text:p>
              </table:table-cell>
              <table:table-cell office:value-type="float" office:value="0.0087891">
                <text:p>0.0087891</text:p>
              </table:table-cell>
              <table:table-cell office:value-type="float" office:value="0.00703128">
                <text:p>0.00703128</text:p>
              </table:table-cell>
              <table:table-cell office:value-type="float" office:value="0">
                <text:p>0</text:p>
              </table:table-cell>
              <table:table-cell office:value-type="float" office:value="0.00714847">
                <text:p>0.00714847</text:p>
              </table:table-cell>
              <table:table-cell office:value-type="float" office:value="0">
                <text:p>0</text:p>
              </table:table-cell>
              <table:table-cell office:value-type="float" office:value="0.00711917">
                <text:p>0.00711917</text:p>
              </table:table-cell>
              <table:table-cell office:value-type="float" office:value="0">
                <text:p>0</text:p>
              </table:table-cell>
              <table:table-cell office:value-type="float" office:value="0.00711917">
                <text:p>0.00711917</text:p>
              </table:table-cell>
              <table:table-cell office:value-type="float" office:value="0">
                <text:p>0</text:p>
              </table:table-cell>
              <table:table-cell office:value-type="float" office:value="0.00711917">
                <text:p>0.00711917</text:p>
              </table:table-cell>
              <table:table-cell office:value-type="float" office:value="0">
                <text:p>0</text:p>
              </table:table-cell>
              <table:table-cell office:value-type="float" office:value="0.00714847">
                <text:p>0.00714847</text:p>
              </table:table-cell>
              <table:table-cell office:value-type="float" office:value="0">
                <text:p>0</text:p>
              </table:table-cell>
              <table:table-cell office:value-type="float" office:value="0.00714847">
                <text:p>0.00714847</text:p>
              </table:table-cell>
              <table:table-cell office:value-type="float" office:value="0">
                <text:p>0</text:p>
              </table:table-cell>
              <table:table-cell office:value-type="float" office:value="0.00714847">
                <text:p>0.00714847</text:p>
              </table:table-cell>
              <table:table-cell office:value-type="float" office:value="0">
                <text:p>0</text:p>
              </table:table-cell>
              <table:table-cell office:value-type="float" office:value="0.00717776">
                <text:p>0.00717776</text:p>
              </table:table-cell>
              <table:table-cell office:value-type="float" office:value="0">
                <text:p>0</text:p>
              </table:table-cell>
              <table:table-cell office:value-type="float" office:value="0.00714847">
                <text:p>0.00714847</text:p>
              </table:table-cell>
              <table:table-cell office:value-type="float" office:value="0">
                <text:p>0</text:p>
              </table:table-cell>
              <table:table-cell office:value-type="float" office:value="0.0146485">
                <text:p>0.0146485</text:p>
              </table:table-cell>
              <table:table-cell office:value-type="float" office:value="0">
                <text:p>0</text:p>
              </table:table-cell>
              <table:table-cell office:value-type="float" office:value="0.0146778">
                <text:p>0.0146778</text:p>
              </table:table-cell>
              <table:table-cell office:value-type="float" office:value="0">
                <text:p>0</text:p>
              </table:table-cell>
              <table:table-cell office:value-type="float" office:value="0.0146778">
                <text:p>0.0146778</text:p>
              </table:table-cell>
              <table:table-cell office:value-type="float" office:value="0">
                <text:p>0</text:p>
              </table:table-cell>
              <table:table-cell office:value-type="float" office:value="0.0146778">
                <text:p>0.0146778</text:p>
              </table:table-cell>
              <table:table-cell office:value-type="float" office:value="0">
                <text:p>0</text:p>
              </table:table-cell>
              <table:table-cell office:value-type="float" office:value="0.0146778">
                <text:p>0.0146778</text:p>
              </table:table-cell>
              <table:table-cell office:value-type="float" office:value="0">
                <text:p>0</text:p>
              </table:table-cell>
              <table:table-cell office:value-type="float" office:value="0.01470709">
                <text:p>0.01470709</text:p>
              </table:table-cell>
              <table:table-cell office:value-type="float" office:value="0">
                <text:p>0</text:p>
              </table:table-cell>
              <table:table-cell office:value-type="float" office:value="0.0146778">
                <text:p>0.0146778</text:p>
              </table:table-cell>
              <table:table-cell office:value-type="float" office:value="0">
                <text:p>0</text:p>
              </table:table-cell>
              <table:table-cell office:value-type="float" office:value="0.01470709">
                <text:p>0.014707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404337">
                <text:p>0.9404337</text:p>
              </table:table-cell>
              <table:table-cell office:value-type="float" office:value="0.00547854">
                <text:p>0.00547854</text:p>
              </table:table-cell>
              <table:table-cell office:value-type="float" office:value="0.5068381">
                <text:p>0.5068381</text:p>
              </table:table-cell>
              <table:table-cell office:value-type="float" office:value="0.00966801">
                <text:p>0.00966801</text:p>
              </table:table-cell>
              <table:table-cell office:value-type="float" office:value="0.1376959">
                <text:p>0.1376959</text:p>
              </table:table-cell>
              <table:table-cell office:value-type="float" office:value="0.01327154">
                <text:p>0.01327154</text:p>
              </table:table-cell>
              <table:table-cell office:value-type="float" office:value="0.0380861">
                <text:p>0.0380861</text:p>
              </table:table-cell>
              <table:table-cell office:value-type="float" office:value="0.01429694">
                <text:p>0.01429694</text:p>
              </table:table-cell>
              <table:table-cell office:value-type="float" office:value="0.0205079">
                <text:p>0.0205079</text:p>
              </table:table-cell>
              <table:table-cell office:value-type="float" office:value="0.01444342">
                <text:p>0.01444342</text:p>
              </table:table-cell>
              <table:table-cell office:value-type="float" office:value="0.0058594">
                <text:p>0.0058594</text:p>
              </table:table-cell>
              <table:table-cell office:value-type="float" office:value="0.0146192">
                <text:p>0.0146192</text:p>
              </table:table-cell>
              <table:table-cell office:value-type="float" office:value="0.0029297">
                <text:p>0.0029297</text:p>
              </table:table-cell>
              <table:table-cell office:value-type="float" office:value="0.0146485">
                <text:p>0.0146485</text:p>
              </table:table-cell>
              <table:table-cell office:value-type="float" office:value="0">
                <text:p>0</text:p>
              </table:table-cell>
              <table:table-cell office:value-type="float" office:value="0.0146778">
                <text:p>0.0146778</text:p>
              </table:table-cell>
              <table:table-cell office:value-type="float" office:value="0">
                <text:p>0</text:p>
              </table:table-cell>
              <table:table-cell office:value-type="float" office:value="0.0146778">
                <text:p>0.0146778</text:p>
              </table:table-cell>
              <table:table-cell office:value-type="float" office:value="0">
                <text:p>0</text:p>
              </table:table-cell>
              <table:table-cell office:value-type="float" office:value="0.0146778">
                <text:p>0.0146778</text:p>
              </table:table-cell>
              <table:table-cell office:value-type="float" office:value="0">
                <text:p>0</text:p>
              </table:table-cell>
              <table:table-cell office:value-type="float" office:value="0.0146778">
                <text:p>0.0146778</text:p>
              </table:table-cell>
              <table:table-cell office:value-type="float" office:value="0.0117188">
                <text:p>0.0117188</text:p>
              </table:table-cell>
              <table:table-cell office:value-type="float" office:value="0.02188486">
                <text:p>0.02188486</text:p>
              </table:table-cell>
              <table:table-cell office:value-type="float" office:value="0.0087891">
                <text:p>0.0087891</text:p>
              </table:table-cell>
              <table:table-cell office:value-type="float" office:value="0.02194345">
                <text:p>0.02194345</text:p>
              </table:table-cell>
              <table:table-cell office:value-type="float" office:value="0.0029297">
                <text:p>0.0029297</text:p>
              </table:table-cell>
              <table:table-cell office:value-type="float" office:value="0.02197275">
                <text:p>0.02197275</text:p>
              </table:table-cell>
              <table:table-cell office:value-type="float" office:value="0.0029297">
                <text:p>0.0029297</text:p>
              </table:table-cell>
              <table:table-cell office:value-type="float" office:value="0.02197275">
                <text:p>0.02197275</text:p>
              </table:table-cell>
              <table:table-cell office:value-type="float" office:value="0">
                <text:p>0</text:p>
              </table:table-cell>
              <table:table-cell office:value-type="float" office:value="0.02203134">
                <text:p>0.02203134</text:p>
              </table:table-cell>
              <table:table-cell office:value-type="float" office:value="0">
                <text:p>0</text:p>
              </table:table-cell>
              <table:table-cell office:value-type="float" office:value="0.02203134">
                <text:p>0.02203134</text:p>
              </table:table-cell>
              <table:table-cell office:value-type="float" office:value="0">
                <text:p>0</text:p>
              </table:table-cell>
              <table:table-cell office:value-type="float" office:value="0.02203134">
                <text:p>0.02203134</text:p>
              </table:table-cell>
              <table:table-cell office:value-type="float" office:value="0">
                <text:p>0</text:p>
              </table:table-cell>
              <table:table-cell office:value-type="float" office:value="0.02203134">
                <text:p>0.022031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728587">
                <text:p>1.6728587</text:p>
              </table:table-cell>
              <table:table-cell office:value-type="float" office:value="0.00556643">
                <text:p>0.00556643</text:p>
              </table:table-cell>
              <table:table-cell office:value-type="float" office:value="1.2363334">
                <text:p>1.2363334</text:p>
              </table:table-cell>
              <table:table-cell office:value-type="float" office:value="0.0098145">
                <text:p>0.0098145</text:p>
              </table:table-cell>
              <table:table-cell office:value-type="float" office:value="0.8525427">
                <text:p>0.8525427</text:p>
              </table:table-cell>
              <table:table-cell office:value-type="float" office:value="0.01353521">
                <text:p>0.01353521</text:p>
              </table:table-cell>
              <table:table-cell office:value-type="float" office:value="0.4306659">
                <text:p>0.4306659</text:p>
              </table:table-cell>
              <table:table-cell office:value-type="float" office:value="0.01772469">
                <text:p>0.01772469</text:p>
              </table:table-cell>
              <table:table-cell office:value-type="float" office:value="0.1142583">
                <text:p>0.1142583</text:p>
              </table:table-cell>
              <table:table-cell office:value-type="float" office:value="0.02083017">
                <text:p>0.02083017</text:p>
              </table:table-cell>
              <table:table-cell office:value-type="float" office:value="0.0615237">
                <text:p>0.0615237</text:p>
              </table:table-cell>
              <table:table-cell office:value-type="float" office:value="0.02138681">
                <text:p>0.02138681</text:p>
              </table:table-cell>
              <table:table-cell office:value-type="float" office:value="0.0439455">
                <text:p>0.0439455</text:p>
              </table:table-cell>
              <table:table-cell office:value-type="float" office:value="0.02156259">
                <text:p>0.02156259</text:p>
              </table:table-cell>
              <table:table-cell office:value-type="float" office:value="0.0351564">
                <text:p>0.0351564</text:p>
              </table:table-cell>
              <table:table-cell office:value-type="float" office:value="0.02162119">
                <text:p>0.02162119</text:p>
              </table:table-cell>
              <table:table-cell office:value-type="float" office:value="0.0263673">
                <text:p>0.0263673</text:p>
              </table:table-cell>
              <table:table-cell office:value-type="float" office:value="0.02170908">
                <text:p>0.02170908</text:p>
              </table:table-cell>
              <table:table-cell office:value-type="float" office:value="0.0205079">
                <text:p>0.0205079</text:p>
              </table:table-cell>
              <table:table-cell office:value-type="float" office:value="0.02176767">
                <text:p>0.02176767</text:p>
              </table:table-cell>
              <table:table-cell office:value-type="float" office:value="0.0175782">
                <text:p>0.0175782</text:p>
              </table:table-cell>
              <table:table-cell office:value-type="float" office:value="0.02179697">
                <text:p>0.02179697</text:p>
              </table:table-cell>
              <table:table-cell office:value-type="float" office:value="0.0468752">
                <text:p>0.0468752</text:p>
              </table:table-cell>
              <table:table-cell office:value-type="float" office:value="0.02903333">
                <text:p>0.02903333</text:p>
              </table:table-cell>
              <table:table-cell office:value-type="float" office:value="0.0439455">
                <text:p>0.0439455</text:p>
              </table:table-cell>
              <table:table-cell office:value-type="float" office:value="0.02906262">
                <text:p>0.02906262</text:p>
              </table:table-cell>
              <table:table-cell office:value-type="float" office:value="0.0380861">
                <text:p>0.0380861</text:p>
              </table:table-cell>
              <table:table-cell office:value-type="float" office:value="0.02912122">
                <text:p>0.02912122</text:p>
              </table:table-cell>
              <table:table-cell office:value-type="float" office:value="0.0351564">
                <text:p>0.0351564</text:p>
              </table:table-cell>
              <table:table-cell office:value-type="float" office:value="0.02915052">
                <text:p>0.02915052</text:p>
              </table:table-cell>
              <table:table-cell office:value-type="float" office:value="0.0322267">
                <text:p>0.0322267</text:p>
              </table:table-cell>
              <table:table-cell office:value-type="float" office:value="0.02915052">
                <text:p>0.02915052</text:p>
              </table:table-cell>
              <table:table-cell office:value-type="float" office:value="0.0263673">
                <text:p>0.0263673</text:p>
              </table:table-cell>
              <table:table-cell office:value-type="float" office:value="0.02923841">
                <text:p>0.02923841</text:p>
              </table:table-cell>
              <table:table-cell office:value-type="float" office:value="0.0263673">
                <text:p>0.0263673</text:p>
              </table:table-cell>
              <table:table-cell office:value-type="float" office:value="0.02920911">
                <text:p>0.02920911</text:p>
              </table:table-cell>
              <table:table-cell office:value-type="float" office:value="0.0234376">
                <text:p>0.0234376</text:p>
              </table:table-cell>
              <table:table-cell office:value-type="float" office:value="0.02923841">
                <text:p>0.029238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4199322">
                <text:p>2.4199322</text:p>
              </table:table-cell>
              <table:table-cell office:value-type="float" office:value="0.00562502">
                <text:p>0.00562502</text:p>
              </table:table-cell>
              <table:table-cell office:value-type="float" office:value="1.9804772">
                <text:p>1.9804772</text:p>
              </table:table-cell>
              <table:table-cell office:value-type="float" office:value="0.00990239">
                <text:p>0.00990239</text:p>
              </table:table-cell>
              <table:table-cell office:value-type="float" office:value="1.5937568">
                <text:p>1.5937568</text:p>
              </table:table-cell>
              <table:table-cell office:value-type="float" office:value="0.0136817">
                <text:p>0.0136817</text:p>
              </table:table-cell>
              <table:table-cell office:value-type="float" office:value="1.1660206">
                <text:p>1.1660206</text:p>
              </table:table-cell>
              <table:table-cell office:value-type="float" office:value="0.01792976">
                <text:p>0.01792976</text:p>
              </table:table-cell>
              <table:table-cell office:value-type="float" office:value="0.7851596">
                <text:p>0.7851596</text:p>
              </table:table-cell>
              <table:table-cell office:value-type="float" office:value="0.02167978">
                <text:p>0.02167978</text:p>
              </table:table-cell>
              <table:table-cell office:value-type="float" office:value="0.3867204">
                <text:p>0.3867204</text:p>
              </table:table-cell>
              <table:table-cell office:value-type="float" office:value="0.02560558">
                <text:p>0.02560558</text:p>
              </table:table-cell>
              <table:table-cell office:value-type="float" office:value="0.1318365">
                <text:p>0.1318365</text:p>
              </table:table-cell>
              <table:table-cell office:value-type="float" office:value="0.02815442">
                <text:p>0.02815442</text:p>
              </table:table-cell>
              <table:table-cell office:value-type="float" office:value="0.087891">
                <text:p>0.087891</text:p>
              </table:table-cell>
              <table:table-cell office:value-type="float" office:value="0.02856457">
                <text:p>0.02856457</text:p>
              </table:table-cell>
              <table:table-cell office:value-type="float" office:value="0.0732425">
                <text:p>0.0732425</text:p>
              </table:table-cell>
              <table:table-cell office:value-type="float" office:value="0.02874036">
                <text:p>0.02874036</text:p>
              </table:table-cell>
              <table:table-cell office:value-type="float" office:value="0.0615237">
                <text:p>0.0615237</text:p>
              </table:table-cell>
              <table:table-cell office:value-type="float" office:value="0.02885754">
                <text:p>0.02885754</text:p>
              </table:table-cell>
              <table:table-cell office:value-type="float" office:value="0.0527346">
                <text:p>0.0527346</text:p>
              </table:table-cell>
              <table:table-cell office:value-type="float" office:value="0.02891614">
                <text:p>0.02891614</text:p>
              </table:table-cell>
              <table:table-cell office:value-type="float" office:value="0.0849613">
                <text:p>0.0849613</text:p>
              </table:table-cell>
              <table:table-cell office:value-type="float" office:value="0.0361232">
                <text:p>0.0361232</text:p>
              </table:table-cell>
              <table:table-cell office:value-type="float" office:value="0.0791019">
                <text:p>0.0791019</text:p>
              </table:table-cell>
              <table:table-cell office:value-type="float" office:value="0.0361525">
                <text:p>0.0361525</text:p>
              </table:table-cell>
              <table:table-cell office:value-type="float" office:value="0.0732425">
                <text:p>0.0732425</text:p>
              </table:table-cell>
              <table:table-cell office:value-type="float" office:value="0.03626969">
                <text:p>0.03626969</text:p>
              </table:table-cell>
              <table:table-cell office:value-type="float" office:value="0.0703128">
                <text:p>0.0703128</text:p>
              </table:table-cell>
              <table:table-cell office:value-type="float" office:value="0.03626969">
                <text:p>0.03626969</text:p>
              </table:table-cell>
              <table:table-cell office:value-type="float" office:value="0.0644534">
                <text:p>0.0644534</text:p>
              </table:table-cell>
              <table:table-cell office:value-type="float" office:value="0.03635758">
                <text:p>0.03635758</text:p>
              </table:table-cell>
              <table:table-cell office:value-type="float" office:value="0.0615237">
                <text:p>0.0615237</text:p>
              </table:table-cell>
              <table:table-cell office:value-type="float" office:value="0.03638687">
                <text:p>0.03638687</text:p>
              </table:table-cell>
              <table:table-cell office:value-type="float" office:value="0.0556643">
                <text:p>0.0556643</text:p>
              </table:table-cell>
              <table:table-cell office:value-type="float" office:value="0.03644547">
                <text:p>0.03644547</text:p>
              </table:table-cell>
              <table:table-cell office:value-type="float" office:value="0.0527346">
                <text:p>0.0527346</text:p>
              </table:table-cell>
              <table:table-cell office:value-type="float" office:value="0.03644547">
                <text:p>0.036445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670057">
                <text:p>3.1670057</text:p>
              </table:table-cell>
              <table:table-cell office:value-type="float" office:value="0.00574221">
                <text:p>0.00574221</text:p>
              </table:table-cell>
              <table:table-cell office:value-type="float" office:value="2.7275507">
                <text:p>2.7275507</text:p>
              </table:table-cell>
              <table:table-cell office:value-type="float" office:value="0.00999028">
                <text:p>0.00999028</text:p>
              </table:table-cell>
              <table:table-cell office:value-type="float" office:value="2.3349709">
                <text:p>2.3349709</text:p>
              </table:table-cell>
              <table:table-cell office:value-type="float" office:value="0.01385748">
                <text:p>0.01385748</text:p>
              </table:table-cell>
              <table:table-cell office:value-type="float" office:value="1.9072347">
                <text:p>1.9072347</text:p>
              </table:table-cell>
              <table:table-cell office:value-type="float" office:value="0.01807625">
                <text:p>0.01807625</text:p>
              </table:table-cell>
              <table:table-cell office:value-type="float" office:value="1.523444">
                <text:p>1.523444</text:p>
              </table:table-cell>
              <table:table-cell office:value-type="float" office:value="0.02185556">
                <text:p>0.02185556</text:p>
              </table:table-cell>
              <table:table-cell office:value-type="float" office:value="1.113286">
                <text:p>1.113286</text:p>
              </table:table-cell>
              <table:table-cell office:value-type="float" office:value="0.02592785">
                <text:p>0.02592785</text:p>
              </table:table-cell>
              <table:table-cell office:value-type="float" office:value="0.7441438">
                <text:p>0.7441438</text:p>
              </table:table-cell>
              <table:table-cell office:value-type="float" office:value="0.02956067">
                <text:p>0.02956067</text:p>
              </table:table-cell>
              <table:table-cell office:value-type="float" office:value="0.3632828">
                <text:p>0.3632828</text:p>
              </table:table-cell>
              <table:table-cell office:value-type="float" office:value="0.03333999">
                <text:p>0.03333999</text:p>
              </table:table-cell>
              <table:table-cell office:value-type="float" office:value="0.1494147">
                <text:p>0.1494147</text:p>
              </table:table-cell>
              <table:table-cell office:value-type="float" office:value="0.03547867">
                <text:p>0.03547867</text:p>
              </table:table-cell>
              <table:table-cell office:value-type="float" office:value="0.1142583">
                <text:p>0.1142583</text:p>
              </table:table-cell>
              <table:table-cell office:value-type="float" office:value="0.03583023">
                <text:p>0.03583023</text:p>
              </table:table-cell>
              <table:table-cell office:value-type="float" office:value="0.0966801">
                <text:p>0.0966801</text:p>
              </table:table-cell>
              <table:table-cell office:value-type="float" office:value="0.03603531">
                <text:p>0.03603531</text:p>
              </table:table-cell>
              <table:table-cell office:value-type="float" office:value="0.1347662">
                <text:p>0.1347662</text:p>
              </table:table-cell>
              <table:table-cell office:value-type="float" office:value="0.0429494">
                <text:p>0.0429494</text:p>
              </table:table-cell>
              <table:table-cell office:value-type="float" office:value="0.117188">
                <text:p>0.117188</text:p>
              </table:table-cell>
              <table:table-cell office:value-type="float" office:value="0.04315448">
                <text:p>0.04315448</text:p>
              </table:table-cell>
              <table:table-cell office:value-type="float" office:value="0.1054692">
                <text:p>0.1054692</text:p>
              </table:table-cell>
              <table:table-cell office:value-type="float" office:value="0.04327167">
                <text:p>0.04327167</text:p>
              </table:table-cell>
              <table:table-cell office:value-type="float" office:value="0.0996098">
                <text:p>0.0996098</text:p>
              </table:table-cell>
              <table:table-cell office:value-type="float" office:value="0.04330097">
                <text:p>0.04330097</text:p>
              </table:table-cell>
              <table:table-cell office:value-type="float" office:value="0.0937504">
                <text:p>0.0937504</text:p>
              </table:table-cell>
              <table:table-cell office:value-type="float" office:value="0.04338886">
                <text:p>0.04338886</text:p>
              </table:table-cell>
              <table:table-cell office:value-type="float" office:value="0.087891">
                <text:p>0.087891</text:p>
              </table:table-cell>
              <table:table-cell office:value-type="float" office:value="0.04344745">
                <text:p>0.04344745</text:p>
              </table:table-cell>
              <table:table-cell office:value-type="float" office:value="0.0820316">
                <text:p>0.0820316</text:p>
              </table:table-cell>
              <table:table-cell office:value-type="float" office:value="0.04350604">
                <text:p>0.04350604</text:p>
              </table:table-cell>
              <table:table-cell office:value-type="float" office:value="0.0791019">
                <text:p>0.0791019</text:p>
              </table:table-cell>
              <table:table-cell office:value-type="float" office:value="0.04353534">
                <text:p>0.043535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935713">
                <text:p>3.8935713</text:p>
              </table:table-cell>
              <table:table-cell office:value-type="float" office:value="0.0058301">
                <text:p>0.0058301</text:p>
              </table:table-cell>
              <table:table-cell office:value-type="float" office:value="3.4511866">
                <text:p>3.4511866</text:p>
              </table:table-cell>
              <table:table-cell office:value-type="float" office:value="0.01013676">
                <text:p>0.01013676</text:p>
              </table:table-cell>
              <table:table-cell office:value-type="float" office:value="3.0615365">
                <text:p>3.0615365</text:p>
              </table:table-cell>
              <table:table-cell office:value-type="float" office:value="0.01394537">
                <text:p>0.01394537</text:p>
              </table:table-cell>
              <table:table-cell office:value-type="float" office:value="2.6308706">
                <text:p>2.6308706</text:p>
              </table:table-cell>
              <table:table-cell office:value-type="float" office:value="0.01819344">
                <text:p>0.01819344</text:p>
              </table:table-cell>
              <table:table-cell office:value-type="float" office:value="2.2382908">
                <text:p>2.2382908</text:p>
              </table:table-cell>
              <table:table-cell office:value-type="float" office:value="0.02206064">
                <text:p>0.02206064</text:p>
              </table:table-cell>
              <table:table-cell office:value-type="float" office:value="1.8281328">
                <text:p>1.8281328</text:p>
              </table:table-cell>
              <table:table-cell office:value-type="float" office:value="0.02613292">
                <text:p>0.02613292</text:p>
              </table:table-cell>
              <table:table-cell office:value-type="float" office:value="1.4531312">
                <text:p>1.4531312</text:p>
              </table:table-cell>
              <table:table-cell office:value-type="float" office:value="0.02982435">
                <text:p>0.02982435</text:p>
              </table:table-cell>
              <table:table-cell office:value-type="float" office:value="1.0605514">
                <text:p>1.0605514</text:p>
              </table:table-cell>
              <table:table-cell office:value-type="float" office:value="0.03375014">
                <text:p>0.03375014</text:p>
              </table:table-cell>
              <table:table-cell office:value-type="float" office:value="0.6855498">
                <text:p>0.6855498</text:p>
              </table:table-cell>
              <table:table-cell office:value-type="float" office:value="0.03747086">
                <text:p>0.03747086</text:p>
              </table:table-cell>
              <table:table-cell office:value-type="float" office:value="0.3310561">
                <text:p>0.3310561</text:p>
              </table:table-cell>
              <table:table-cell office:value-type="float" office:value="0.0410158">
                <text:p>0.0410158</text:p>
              </table:table-cell>
              <table:table-cell office:value-type="float" office:value="0.1669929">
                <text:p>0.1669929</text:p>
              </table:table-cell>
              <table:table-cell office:value-type="float" office:value="0.04265643">
                <text:p>0.04265643</text:p>
              </table:table-cell>
              <table:table-cell office:value-type="float" office:value="0.351564">
                <text:p>0.351564</text:p>
              </table:table-cell>
              <table:table-cell office:value-type="float" office:value="0.04842794">
                <text:p>0.04842794</text:p>
              </table:table-cell>
              <table:table-cell office:value-type="float" office:value="0.1962899">
                <text:p>0.1962899</text:p>
              </table:table-cell>
              <table:table-cell office:value-type="float" office:value="0.05000998">
                <text:p>0.05000998</text:p>
              </table:table-cell>
              <table:table-cell office:value-type="float" office:value="0.1611335">
                <text:p>0.1611335</text:p>
              </table:table-cell>
              <table:table-cell office:value-type="float" office:value="0.05039084">
                <text:p>0.05039084</text:p>
              </table:table-cell>
              <table:table-cell office:value-type="float" office:value="0.1435553">
                <text:p>0.1435553</text:p>
              </table:table-cell>
              <table:table-cell office:value-type="float" office:value="0.05053732">
                <text:p>0.05053732</text:p>
              </table:table-cell>
              <table:table-cell office:value-type="float" office:value="0.1318365">
                <text:p>0.1318365</text:p>
              </table:table-cell>
              <table:table-cell office:value-type="float" office:value="0.05062522">
                <text:p>0.05062522</text:p>
              </table:table-cell>
              <table:table-cell office:value-type="float" office:value="0.1230474">
                <text:p>0.1230474</text:p>
              </table:table-cell>
              <table:table-cell office:value-type="float" office:value="0.0507424">
                <text:p>0.0507424</text:p>
              </table:table-cell>
              <table:table-cell office:value-type="float" office:value="0.117188">
                <text:p>0.117188</text:p>
              </table:table-cell>
              <table:table-cell office:value-type="float" office:value="0.0507717">
                <text:p>0.0507717</text:p>
              </table:table-cell>
              <table:table-cell office:value-type="float" office:value="0.1113286">
                <text:p>0.1113286</text:p>
              </table:table-cell>
              <table:table-cell office:value-type="float" office:value="0.05085959">
                <text:p>0.050859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6552933">
                <text:p>4.6552933</text:p>
              </table:table-cell>
              <table:table-cell office:value-type="float" office:value="0.0058887">
                <text:p>0.0058887</text:p>
              </table:table-cell>
              <table:table-cell office:value-type="float" office:value="4.2070492">
                <text:p>4.2070492</text:p>
              </table:table-cell>
              <table:table-cell office:value-type="float" office:value="0.01025395">
                <text:p>0.01025395</text:p>
              </table:table-cell>
              <table:table-cell office:value-type="float" office:value="3.8144694">
                <text:p>3.8144694</text:p>
              </table:table-cell>
              <table:table-cell office:value-type="float" office:value="0.01412115">
                <text:p>0.01412115</text:p>
              </table:table-cell>
              <table:table-cell office:value-type="float" office:value="3.3779441">
                <text:p>3.3779441</text:p>
              </table:table-cell>
              <table:table-cell office:value-type="float" office:value="0.01839852">
                <text:p>0.01839852</text:p>
              </table:table-cell>
              <table:table-cell office:value-type="float" office:value="2.9853643">
                <text:p>2.9853643</text:p>
              </table:table-cell>
              <table:table-cell office:value-type="float" office:value="0.02232431">
                <text:p>0.02232431</text:p>
              </table:table-cell>
              <table:table-cell office:value-type="float" office:value="2.5722766">
                <text:p>2.5722766</text:p>
              </table:table-cell>
              <table:table-cell office:value-type="float" office:value="0.0263673">
                <text:p>0.0263673</text:p>
              </table:table-cell>
              <table:table-cell office:value-type="float" office:value="2.1914156">
                <text:p>2.1914156</text:p>
              </table:table-cell>
              <table:table-cell office:value-type="float" office:value="0.03017591">
                <text:p>0.03017591</text:p>
              </table:table-cell>
              <table:table-cell office:value-type="float" office:value="1.7959061">
                <text:p>1.7959061</text:p>
              </table:table-cell>
              <table:table-cell office:value-type="float" office:value="0.03410171">
                <text:p>0.03410171</text:p>
              </table:table-cell>
              <table:table-cell office:value-type="float" office:value="1.4121154">
                <text:p>1.4121154</text:p>
              </table:table-cell>
              <table:table-cell office:value-type="float" office:value="0.03791032">
                <text:p>0.03791032</text:p>
              </table:table-cell>
              <table:table-cell office:value-type="float" office:value="1.0429732">
                <text:p>1.0429732</text:p>
              </table:table-cell>
              <table:table-cell office:value-type="float" office:value="0.04157244">
                <text:p>0.04157244</text:p>
              </table:table-cell>
              <table:table-cell office:value-type="float" office:value="0.6796904">
                <text:p>0.6796904</text:p>
              </table:table-cell>
              <table:table-cell office:value-type="float" office:value="0.04517597">
                <text:p>0.04517597</text:p>
              </table:table-cell>
              <table:table-cell office:value-type="float" office:value="1.0224653">
                <text:p>1.0224653</text:p>
              </table:table-cell>
              <table:table-cell office:value-type="float" office:value="0.04910177">
                <text:p>0.04910177</text:p>
              </table:table-cell>
              <table:table-cell office:value-type="float" office:value="0.6679716">
                <text:p>0.6679716</text:p>
              </table:table-cell>
              <table:table-cell office:value-type="float" office:value="0.05264671">
                <text:p>0.05264671</text:p>
              </table:table-cell>
              <table:table-cell office:value-type="float" office:value="0.3632828">
                <text:p>0.3632828</text:p>
              </table:table-cell>
              <table:table-cell office:value-type="float" office:value="0.0556643">
                <text:p>0.0556643</text:p>
              </table:table-cell>
              <table:table-cell office:value-type="float" office:value="0.2255869">
                <text:p>0.2255869</text:p>
              </table:table-cell>
              <table:table-cell office:value-type="float" office:value="0.05704126">
                <text:p>0.05704126</text:p>
              </table:table-cell>
              <table:table-cell office:value-type="float" office:value="0.1904305">
                <text:p>0.1904305</text:p>
              </table:table-cell>
              <table:table-cell office:value-type="float" office:value="0.05742212">
                <text:p>0.05742212</text:p>
              </table:table-cell>
              <table:table-cell office:value-type="float" office:value="0.1699226">
                <text:p>0.1699226</text:p>
              </table:table-cell>
              <table:table-cell office:value-type="float" office:value="0.0576272">
                <text:p>0.0576272</text:p>
              </table:table-cell>
              <table:table-cell office:value-type="float" office:value="0.1552741">
                <text:p>0.1552741</text:p>
              </table:table-cell>
              <table:table-cell office:value-type="float" office:value="0.05777368">
                <text:p>0.05777368</text:p>
              </table:table-cell>
              <table:table-cell office:value-type="float" office:value="0.1494147">
                <text:p>0.1494147</text:p>
              </table:table-cell>
              <table:table-cell office:value-type="float" office:value="0.05783228">
                <text:p>0.057832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3847886">
                <text:p>5.3847886</text:p>
              </table:table-cell>
              <table:table-cell office:value-type="float" office:value="0.00600588">
                <text:p>0.00600588</text:p>
              </table:table-cell>
              <table:table-cell office:value-type="float" office:value="4.9394742">
                <text:p>4.9394742</text:p>
              </table:table-cell>
              <table:table-cell office:value-type="float" office:value="0.01034184">
                <text:p>0.01034184</text:p>
              </table:table-cell>
              <table:table-cell office:value-type="float" office:value="4.541035">
                <text:p>4.541035</text:p>
              </table:table-cell>
              <table:table-cell office:value-type="float" office:value="0.01420904">
                <text:p>0.01420904</text:p>
              </table:table-cell>
              <table:table-cell office:value-type="float" office:value="4.10158">
                <text:p>4.10158</text:p>
              </table:table-cell>
              <table:table-cell office:value-type="float" office:value="0.018545">
                <text:p>0.018545</text:p>
              </table:table-cell>
              <table:table-cell office:value-type="float" office:value="3.7060705">
                <text:p>3.7060705</text:p>
              </table:table-cell>
              <table:table-cell office:value-type="float" office:value="0.0225001">
                <text:p>0.0225001</text:p>
              </table:table-cell>
              <table:table-cell office:value-type="float" office:value="3.2900531">
                <text:p>3.2900531</text:p>
              </table:table-cell>
              <table:table-cell office:value-type="float" office:value="0.02660168">
                <text:p>0.02660168</text:p>
              </table:table-cell>
              <table:table-cell office:value-type="float" office:value="2.9062624">
                <text:p>2.9062624</text:p>
              </table:table-cell>
              <table:table-cell office:value-type="float" office:value="0.03041029">
                <text:p>0.03041029</text:p>
              </table:table-cell>
              <table:table-cell office:value-type="float" office:value="2.5078232">
                <text:p>2.5078232</text:p>
              </table:table-cell>
              <table:table-cell office:value-type="float" office:value="0.03436538">
                <text:p>0.03436538</text:p>
              </table:table-cell>
              <table:table-cell office:value-type="float" office:value="2.1211028">
                <text:p>2.1211028</text:p>
              </table:table-cell>
              <table:table-cell office:value-type="float" office:value="0.03820329">
                <text:p>0.03820329</text:p>
              </table:table-cell>
              <table:table-cell office:value-type="float" office:value="1.7461012">
                <text:p>1.7461012</text:p>
              </table:table-cell>
              <table:table-cell office:value-type="float" office:value="0.04192401">
                <text:p>0.04192401</text:p>
              </table:table-cell>
              <table:table-cell office:value-type="float" office:value="1.3740293">
                <text:p>1.3740293</text:p>
              </table:table-cell>
              <table:table-cell office:value-type="float" office:value="0.04561543">
                <text:p>0.04561543</text:p>
              </table:table-cell>
              <table:table-cell office:value-type="float" office:value="1.728523">
                <text:p>1.728523</text:p>
              </table:table-cell>
              <table:table-cell office:value-type="float" office:value="0.04965841">
                <text:p>0.04965841</text:p>
              </table:table-cell>
              <table:table-cell office:value-type="float" office:value="1.3623105">
                <text:p>1.3623105</text:p>
              </table:table-cell>
              <table:table-cell office:value-type="float" office:value="0.05332054">
                <text:p>0.05332054</text:p>
              </table:table-cell>
              <table:table-cell office:value-type="float" office:value="1.0312544">
                <text:p>1.0312544</text:p>
              </table:table-cell>
              <table:table-cell office:value-type="float" office:value="0.0566311">
                <text:p>0.0566311</text:p>
              </table:table-cell>
              <table:table-cell office:value-type="float" office:value="0.6914092">
                <text:p>0.6914092</text:p>
              </table:table-cell>
              <table:table-cell office:value-type="float" office:value="0.06000026">
                <text:p>0.06000026</text:p>
              </table:table-cell>
              <table:table-cell office:value-type="float" office:value="0.4042986">
                <text:p>0.4042986</text:p>
              </table:table-cell>
              <table:table-cell office:value-type="float" office:value="0.06284206">
                <text:p>0.06284206</text:p>
              </table:table-cell>
              <table:table-cell office:value-type="float" office:value="0.263673">
                <text:p>0.263673</text:p>
              </table:table-cell>
              <table:table-cell office:value-type="float" office:value="0.06427762">
                <text:p>0.06427762</text:p>
              </table:table-cell>
              <table:table-cell office:value-type="float" office:value="0.2226572">
                <text:p>0.2226572</text:p>
              </table:table-cell>
              <table:table-cell office:value-type="float" office:value="0.06468778">
                <text:p>0.06468778</text:p>
              </table:table-cell>
              <table:table-cell office:value-type="float" office:value="0.2021493">
                <text:p>0.2021493</text:p>
              </table:table-cell>
              <table:table-cell office:value-type="float" office:value="0.06486356">
                <text:p>0.064863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1377215">
                <text:p>6.1377215</text:p>
              </table:table-cell>
              <table:table-cell office:value-type="float" office:value="0.00612307">
                <text:p>0.00612307</text:p>
              </table:table-cell>
              <table:table-cell office:value-type="float" office:value="5.683618">
                <text:p>5.683618</text:p>
              </table:table-cell>
              <table:table-cell office:value-type="float" office:value="0.01048833">
                <text:p>0.01048833</text:p>
              </table:table-cell>
              <table:table-cell office:value-type="float" office:value="5.2822491">
                <text:p>5.2822491</text:p>
              </table:table-cell>
              <table:table-cell office:value-type="float" office:value="0.01444342">
                <text:p>0.01444342</text:p>
              </table:table-cell>
              <table:table-cell office:value-type="float" office:value="4.8427941">
                <text:p>4.8427941</text:p>
              </table:table-cell>
              <table:table-cell office:value-type="float" office:value="0.01877938">
                <text:p>0.01877938</text:p>
              </table:table-cell>
              <table:table-cell office:value-type="float" office:value="4.4414252">
                <text:p>4.4414252</text:p>
              </table:table-cell>
              <table:table-cell office:value-type="float" office:value="0.02276377">
                <text:p>0.02276377</text:p>
              </table:table-cell>
              <table:table-cell office:value-type="float" office:value="4.0254078">
                <text:p>4.0254078</text:p>
              </table:table-cell>
              <table:table-cell office:value-type="float" office:value="0.02686535">
                <text:p>0.02686535</text:p>
              </table:table-cell>
              <table:table-cell office:value-type="float" office:value="3.6357577">
                <text:p>3.6357577</text:p>
              </table:table-cell>
              <table:table-cell office:value-type="float" office:value="0.03073255">
                <text:p>0.03073255</text:p>
              </table:table-cell>
              <table:table-cell office:value-type="float" office:value="3.2314591">
                <text:p>3.2314591</text:p>
              </table:table-cell>
              <table:table-cell office:value-type="float" office:value="0.03471695">
                <text:p>0.03471695</text:p>
              </table:table-cell>
              <table:table-cell office:value-type="float" office:value="2.8388793">
                <text:p>2.8388793</text:p>
              </table:table-cell>
              <table:table-cell office:value-type="float" office:value="0.03864274">
                <text:p>0.03864274</text:p>
              </table:table-cell>
              <table:table-cell office:value-type="float" office:value="2.460948">
                <text:p>2.460948</text:p>
              </table:table-cell>
              <table:table-cell office:value-type="float" office:value="0.04239276">
                <text:p>0.04239276</text:p>
              </table:table-cell>
              <table:table-cell office:value-type="float" office:value="2.0859464">
                <text:p>2.0859464</text:p>
              </table:table-cell>
              <table:table-cell office:value-type="float" office:value="0.04611348">
                <text:p>0.04611348</text:p>
              </table:table-cell>
              <table:table-cell office:value-type="float" office:value="2.4199322">
                <text:p>2.4199322</text:p>
              </table:table-cell>
              <table:table-cell office:value-type="float" office:value="0.05018576">
                <text:p>0.05018576</text:p>
              </table:table-cell>
              <table:table-cell office:value-type="float" office:value="2.0537197">
                <text:p>2.0537197</text:p>
              </table:table-cell>
              <table:table-cell office:value-type="float" office:value="0.05381859">
                <text:p>0.05381859</text:p>
              </table:table-cell>
              <table:table-cell office:value-type="float" office:value="1.7138745">
                <text:p>1.7138745</text:p>
              </table:table-cell>
              <table:table-cell office:value-type="float" office:value="0.05721704">
                <text:p>0.05721704</text:p>
              </table:table-cell>
              <table:table-cell office:value-type="float" office:value="1.3623105">
                <text:p>1.3623105</text:p>
              </table:table-cell>
              <table:table-cell office:value-type="float" office:value="0.06073268">
                <text:p>0.06073268</text:p>
              </table:table-cell>
              <table:table-cell office:value-type="float" office:value="1.0459029">
                <text:p>1.0459029</text:p>
              </table:table-cell>
              <table:table-cell office:value-type="float" office:value="0.06389676">
                <text:p>0.06389676</text:p>
              </table:table-cell>
              <table:table-cell office:value-type="float" office:value="0.7148468">
                <text:p>0.7148468</text:p>
              </table:table-cell>
              <table:table-cell office:value-type="float" office:value="0.06717802">
                <text:p>0.06717802</text:p>
              </table:table-cell>
              <table:table-cell office:value-type="float" office:value="0.439455">
                <text:p>0.439455</text:p>
              </table:table-cell>
              <table:table-cell office:value-type="float" office:value="0.06990264">
                <text:p>0.06990264</text:p>
              </table:table-cell>
              <table:table-cell office:value-type="float" office:value="0.3017591">
                <text:p>0.3017591</text:p>
              </table:table-cell>
              <table:table-cell office:value-type="float" office:value="0.0712796">
                <text:p>0.07127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8760059">
                <text:p>6.8760059</text:p>
              </table:table-cell>
              <table:table-cell office:value-type="float" office:value="0.00615237">
                <text:p>0.00615237</text:p>
              </table:table-cell>
              <table:table-cell office:value-type="float" office:value="6.4277618">
                <text:p>6.4277618</text:p>
              </table:table-cell>
              <table:table-cell office:value-type="float" office:value="0.01048833">
                <text:p>0.01048833</text:p>
              </table:table-cell>
              <table:table-cell office:value-type="float" office:value="6.0205335">
                <text:p>6.0205335</text:p>
              </table:table-cell>
              <table:table-cell office:value-type="float" office:value="0.01453131">
                <text:p>0.01453131</text:p>
              </table:table-cell>
              <table:table-cell office:value-type="float" office:value="5.5722894">
                <text:p>5.5722894</text:p>
              </table:table-cell>
              <table:table-cell office:value-type="float" office:value="0.01892586">
                <text:p>0.01892586</text:p>
              </table:table-cell>
              <table:table-cell office:value-type="float" office:value="5.1679908">
                <text:p>5.1679908</text:p>
              </table:table-cell>
              <table:table-cell office:value-type="float" office:value="0.02293955">
                <text:p>0.02293955</text:p>
              </table:table-cell>
              <table:table-cell office:value-type="float" office:value="4.746114">
                <text:p>4.746114</text:p>
              </table:table-cell>
              <table:table-cell office:value-type="float" office:value="0.02709972">
                <text:p>0.02709972</text:p>
              </table:table-cell>
              <table:table-cell office:value-type="float" office:value="4.3535342">
                <text:p>4.3535342</text:p>
              </table:table-cell>
              <table:table-cell office:value-type="float" office:value="0.03099623">
                <text:p>0.03099623</text:p>
              </table:table-cell>
              <table:table-cell office:value-type="float" office:value="3.9433762">
                <text:p>3.9433762</text:p>
              </table:table-cell>
              <table:table-cell office:value-type="float" office:value="0.03506851">
                <text:p>0.03506851</text:p>
              </table:table-cell>
              <table:table-cell office:value-type="float" office:value="3.5507964">
                <text:p>3.5507964</text:p>
              </table:table-cell>
              <table:table-cell office:value-type="float" office:value="0.03896501">
                <text:p>0.03896501</text:p>
              </table:table-cell>
              <table:table-cell office:value-type="float" office:value="3.1670057">
                <text:p>3.1670057</text:p>
              </table:table-cell>
              <table:table-cell office:value-type="float" office:value="0.04274432">
                <text:p>0.04274432</text:p>
              </table:table-cell>
              <table:table-cell office:value-type="float" office:value="2.7861447">
                <text:p>2.7861447</text:p>
              </table:table-cell>
              <table:table-cell office:value-type="float" office:value="0.04652364">
                <text:p>0.04652364</text:p>
              </table:table-cell>
              <table:table-cell office:value-type="float" office:value="3.1172008">
                <text:p>3.1172008</text:p>
              </table:table-cell>
              <table:table-cell office:value-type="float" office:value="0.05056662">
                <text:p>0.05056662</text:p>
              </table:table-cell>
              <table:table-cell office:value-type="float" office:value="2.7392695">
                <text:p>2.7392695</text:p>
              </table:table-cell>
              <table:table-cell office:value-type="float" office:value="0.05431664">
                <text:p>0.05431664</text:p>
              </table:table-cell>
              <table:table-cell office:value-type="float" office:value="2.3935649">
                <text:p>2.3935649</text:p>
              </table:table-cell>
              <table:table-cell office:value-type="float" office:value="0.05780298">
                <text:p>0.05780298</text:p>
              </table:table-cell>
              <table:table-cell office:value-type="float" office:value="2.0390712">
                <text:p>2.0390712</text:p>
              </table:table-cell>
              <table:table-cell office:value-type="float" office:value="0.06131862">
                <text:p>0.06131862</text:p>
              </table:table-cell>
              <table:table-cell office:value-type="float" office:value="1.7138745">
                <text:p>1.7138745</text:p>
              </table:table-cell>
              <table:table-cell office:value-type="float" office:value="0.06457059">
                <text:p>0.06457059</text:p>
              </table:table-cell>
              <table:table-cell office:value-type="float" office:value="1.3710996">
                <text:p>1.3710996</text:p>
              </table:table-cell>
              <table:table-cell office:value-type="float" office:value="0.06799834">
                <text:p>0.06799834</text:p>
              </table:table-cell>
              <table:table-cell office:value-type="float" office:value="1.0605514">
                <text:p>1.0605514</text:p>
              </table:table-cell>
              <table:table-cell office:value-type="float" office:value="0.07107452">
                <text:p>0.07107452</text:p>
              </table:table-cell>
              <table:table-cell office:value-type="float" office:value="0.7470735">
                <text:p>0.7470735</text:p>
              </table:table-cell>
              <table:table-cell office:value-type="float" office:value="0.0742093">
                <text:p>0.07420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6084309">
                <text:p>7.6084309</text:p>
              </table:table-cell>
              <table:table-cell office:value-type="float" office:value="0.00621096">
                <text:p>0.00621096</text:p>
              </table:table-cell>
              <table:table-cell office:value-type="float" office:value="7.1543274">
                <text:p>7.1543274</text:p>
              </table:table-cell>
              <table:table-cell office:value-type="float" office:value="0.01063481">
                <text:p>0.01063481</text:p>
              </table:table-cell>
              <table:table-cell office:value-type="float" office:value="6.7470991">
                <text:p>6.7470991</text:p>
              </table:table-cell>
              <table:table-cell office:value-type="float" office:value="0.01458991">
                <text:p>0.01458991</text:p>
              </table:table-cell>
              <table:table-cell office:value-type="float" office:value="6.298855">
                <text:p>6.298855</text:p>
              </table:table-cell>
              <table:table-cell office:value-type="float" office:value="0.01904305">
                <text:p>0.01904305</text:p>
              </table:table-cell>
              <table:table-cell office:value-type="float" office:value="5.888697">
                <text:p>5.888697</text:p>
              </table:table-cell>
              <table:table-cell office:value-type="float" office:value="0.02311533">
                <text:p>0.02311533</text:p>
              </table:table-cell>
              <table:table-cell office:value-type="float" office:value="5.4609608">
                <text:p>5.4609608</text:p>
              </table:table-cell>
              <table:table-cell office:value-type="float" office:value="0.0273048">
                <text:p>0.0273048</text:p>
              </table:table-cell>
              <table:table-cell office:value-type="float" office:value="5.068381">
                <text:p>5.068381</text:p>
              </table:table-cell>
              <table:table-cell office:value-type="float" office:value="0.03120131">
                <text:p>0.03120131</text:p>
              </table:table-cell>
              <table:table-cell office:value-type="float" office:value="4.6552933">
                <text:p>4.6552933</text:p>
              </table:table-cell>
              <table:table-cell office:value-type="float" office:value="0.03533218">
                <text:p>0.03533218</text:p>
              </table:table-cell>
              <table:table-cell office:value-type="float" office:value="4.2539244">
                <text:p>4.2539244</text:p>
              </table:table-cell>
              <table:table-cell office:value-type="float" office:value="0.03928728">
                <text:p>0.03928728</text:p>
              </table:table-cell>
              <table:table-cell office:value-type="float" office:value="3.8642743">
                <text:p>3.8642743</text:p>
              </table:table-cell>
              <table:table-cell office:value-type="float" office:value="0.04312518">
                <text:p>0.04312518</text:p>
              </table:table-cell>
              <table:table-cell office:value-type="float" office:value="3.4804836">
                <text:p>3.4804836</text:p>
              </table:table-cell>
              <table:table-cell office:value-type="float" office:value="0.04699239">
                <text:p>0.04699239</text:p>
              </table:table-cell>
              <table:table-cell office:value-type="float" office:value="3.8203288">
                <text:p>3.8203288</text:p>
              </table:table-cell>
              <table:table-cell office:value-type="float" office:value="0.05106467">
                <text:p>0.05106467</text:p>
              </table:table-cell>
              <table:table-cell office:value-type="float" office:value="3.4394678">
                <text:p>3.4394678</text:p>
              </table:table-cell>
              <table:table-cell office:value-type="float" office:value="0.05487328">
                <text:p>0.05487328</text:p>
              </table:table-cell>
              <table:table-cell office:value-type="float" office:value="3.0908335">
                <text:p>3.0908335</text:p>
              </table:table-cell>
              <table:table-cell office:value-type="float" office:value="0.05833033">
                <text:p>0.05833033</text:p>
              </table:table-cell>
              <table:table-cell office:value-type="float" office:value="2.7275507">
                <text:p>2.7275507</text:p>
              </table:table-cell>
              <table:table-cell office:value-type="float" office:value="0.06196315">
                <text:p>0.06196315</text:p>
              </table:table-cell>
              <table:table-cell office:value-type="float" office:value="2.3964946">
                <text:p>2.3964946</text:p>
              </table:table-cell>
              <table:table-cell office:value-type="float" office:value="0.06524442">
                <text:p>0.06524442</text:p>
              </table:table-cell>
              <table:table-cell office:value-type="float" office:value="2.0478603">
                <text:p>2.0478603</text:p>
              </table:table-cell>
              <table:table-cell office:value-type="float" office:value="0.06873076">
                <text:p>0.06873076</text:p>
              </table:table-cell>
              <table:table-cell office:value-type="float" office:value="1.7314527">
                <text:p>1.7314527</text:p>
              </table:table-cell>
              <table:table-cell office:value-type="float" office:value="0.07189484">
                <text:p>0.07189484</text:p>
              </table:table-cell>
              <table:table-cell office:value-type="float" office:value="1.4033263">
                <text:p>1.4033263</text:p>
              </table:table-cell>
              <table:table-cell office:value-type="float" office:value="0.0751761">
                <text:p>0.07517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3525747">
                <text:p>8.3525747</text:p>
              </table:table-cell>
              <table:table-cell office:value-type="float" office:value="0.00629886">
                <text:p>0.00629886</text:p>
              </table:table-cell>
              <table:table-cell office:value-type="float" office:value="7.8955415">
                <text:p>7.8955415</text:p>
              </table:table-cell>
              <table:table-cell office:value-type="float" office:value="0.0107227">
                <text:p>0.0107227</text:p>
              </table:table-cell>
              <table:table-cell office:value-type="float" office:value="7.4883132">
                <text:p>7.4883132</text:p>
              </table:table-cell>
              <table:table-cell office:value-type="float" office:value="0.01473639">
                <text:p>0.01473639</text:p>
              </table:table-cell>
              <table:table-cell office:value-type="float" office:value="7.0400691">
                <text:p>7.0400691</text:p>
              </table:table-cell>
              <table:table-cell office:value-type="float" office:value="0.01916024">
                <text:p>0.01916024</text:p>
              </table:table-cell>
              <table:table-cell office:value-type="float" office:value="6.6299111">
                <text:p>6.6299111</text:p>
              </table:table-cell>
              <table:table-cell office:value-type="float" office:value="0.02320322">
                <text:p>0.02320322</text:p>
              </table:table-cell>
              <table:table-cell office:value-type="float" office:value="6.1992452">
                <text:p>6.1992452</text:p>
              </table:table-cell>
              <table:table-cell office:value-type="float" office:value="0.02748059">
                <text:p>0.02748059</text:p>
              </table:table-cell>
              <table:table-cell office:value-type="float" office:value="5.7949466">
                <text:p>5.7949466</text:p>
              </table:table-cell>
              <table:table-cell office:value-type="float" office:value="0.03146498">
                <text:p>0.03146498</text:p>
              </table:table-cell>
              <table:table-cell office:value-type="float" office:value="5.3789292">
                <text:p>5.3789292</text:p>
              </table:table-cell>
              <table:table-cell office:value-type="float" office:value="0.03556656">
                <text:p>0.03556656</text:p>
              </table:table-cell>
              <table:table-cell office:value-type="float" office:value="4.9746306">
                <text:p>4.9746306</text:p>
              </table:table-cell>
              <table:table-cell office:value-type="float" office:value="0.03960954">
                <text:p>0.03960954</text:p>
              </table:table-cell>
              <table:table-cell office:value-type="float" office:value="4.5820508">
                <text:p>4.5820508</text:p>
              </table:table-cell>
              <table:table-cell office:value-type="float" office:value="0.04353534">
                <text:p>0.04353534</text:p>
              </table:table-cell>
              <table:table-cell office:value-type="float" office:value="4.189471">
                <text:p>4.189471</text:p>
              </table:table-cell>
              <table:table-cell office:value-type="float" office:value="0.04743184">
                <text:p>0.04743184</text:p>
              </table:table-cell>
              <table:table-cell office:value-type="float" office:value="4.5263865">
                <text:p>4.5263865</text:p>
              </table:table-cell>
              <table:table-cell office:value-type="float" office:value="0.05156272">
                <text:p>0.05156272</text:p>
              </table:table-cell>
              <table:table-cell office:value-type="float" office:value="4.1396661">
                <text:p>4.1396661</text:p>
              </table:table-cell>
              <table:table-cell office:value-type="float" office:value="0.05540063">
                <text:p>0.05540063</text:p>
              </table:table-cell>
              <table:table-cell office:value-type="float" office:value="3.7851724">
                <text:p>3.7851724</text:p>
              </table:table-cell>
              <table:table-cell office:value-type="float" office:value="0.05894556">
                <text:p>0.05894556</text:p>
              </table:table-cell>
              <table:table-cell office:value-type="float" office:value="3.4160302">
                <text:p>3.4160302</text:p>
              </table:table-cell>
              <table:table-cell office:value-type="float" office:value="0.06257839">
                <text:p>0.06257839</text:p>
              </table:table-cell>
              <table:table-cell office:value-type="float" office:value="3.0849741">
                <text:p>3.0849741</text:p>
              </table:table-cell>
              <table:table-cell office:value-type="float" office:value="0.06591825">
                <text:p>0.06591825</text:p>
              </table:table-cell>
              <table:table-cell office:value-type="float" office:value="2.7304804">
                <text:p>2.7304804</text:p>
              </table:table-cell>
              <table:table-cell office:value-type="float" office:value="0.06943389">
                <text:p>0.06943389</text:p>
              </table:table-cell>
              <table:table-cell office:value-type="float" office:value="2.4052837">
                <text:p>2.4052837</text:p>
              </table:table-cell>
              <table:table-cell office:value-type="float" office:value="0.07265656">
                <text:p>0.07265656</text:p>
              </table:table-cell>
              <table:table-cell office:value-type="float" office:value="2.0742276">
                <text:p>2.0742276</text:p>
              </table:table-cell>
              <table:table-cell office:value-type="float" office:value="0.07596712">
                <text:p>0.075967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0967185">
                <text:p>9.0967185</text:p>
              </table:table-cell>
              <table:table-cell office:value-type="float" office:value="0.00638675">
                <text:p>0.00638675</text:p>
              </table:table-cell>
              <table:table-cell office:value-type="float" office:value="8.6367556">
                <text:p>8.6367556</text:p>
              </table:table-cell>
              <table:table-cell office:value-type="float" office:value="0.01083989">
                <text:p>0.01083989</text:p>
              </table:table-cell>
              <table:table-cell office:value-type="float" office:value="8.2265976">
                <text:p>8.2265976</text:p>
              </table:table-cell>
              <table:table-cell office:value-type="float" office:value="0.01488288">
                <text:p>0.01488288</text:p>
              </table:table-cell>
              <table:table-cell office:value-type="float" office:value="7.7754238">
                <text:p>7.7754238</text:p>
              </table:table-cell>
              <table:table-cell office:value-type="float" office:value="0.01930672">
                <text:p>0.01930672</text:p>
              </table:table-cell>
              <table:table-cell office:value-type="float" office:value="7.3623361">
                <text:p>7.3623361</text:p>
              </table:table-cell>
              <table:table-cell office:value-type="float" office:value="0.0234083">
                <text:p>0.0234083</text:p>
              </table:table-cell>
              <table:table-cell office:value-type="float" office:value="6.9287405">
                <text:p>6.9287405</text:p>
              </table:table-cell>
              <table:table-cell office:value-type="float" office:value="0.02771496">
                <text:p>0.02771496</text:p>
              </table:table-cell>
              <table:table-cell office:value-type="float" office:value="6.5273716">
                <text:p>6.5273716</text:p>
              </table:table-cell>
              <table:table-cell office:value-type="float" office:value="0.03169935">
                <text:p>0.03169935</text:p>
              </table:table-cell>
              <table:table-cell office:value-type="float" office:value="6.1054948">
                <text:p>6.1054948</text:p>
              </table:table-cell>
              <table:table-cell office:value-type="float" office:value="0.03585953">
                <text:p>0.03585953</text:p>
              </table:table-cell>
              <table:table-cell office:value-type="float" office:value="5.6953368">
                <text:p>5.6953368</text:p>
              </table:table-cell>
              <table:table-cell office:value-type="float" office:value="0.03993181">
                <text:p>0.03993181</text:p>
              </table:table-cell>
              <table:table-cell office:value-type="float" office:value="5.2968976">
                <text:p>5.2968976</text:p>
              </table:table-cell>
              <table:table-cell office:value-type="float" office:value="0.0439162">
                <text:p>0.0439162</text:p>
              </table:table-cell>
              <table:table-cell office:value-type="float" office:value="4.9013881">
                <text:p>4.9013881</text:p>
              </table:table-cell>
              <table:table-cell office:value-type="float" office:value="0.0478713">
                <text:p>0.0478713</text:p>
              </table:table-cell>
              <table:table-cell office:value-type="float" office:value="5.2295145">
                <text:p>5.2295145</text:p>
              </table:table-cell>
              <table:table-cell office:value-type="float" office:value="0.05200217">
                <text:p>0.05200217</text:p>
              </table:table-cell>
              <table:table-cell office:value-type="float" office:value="4.8369347">
                <text:p>4.8369347</text:p>
              </table:table-cell>
              <table:table-cell office:value-type="float" office:value="0.05595727">
                <text:p>0.05595727</text:p>
              </table:table-cell>
              <table:table-cell office:value-type="float" office:value="4.4736519">
                <text:p>4.4736519</text:p>
              </table:table-cell>
              <table:table-cell office:value-type="float" office:value="0.0595608">
                <text:p>0.0595608</text:p>
              </table:table-cell>
              <table:table-cell office:value-type="float" office:value="4.1045097">
                <text:p>4.1045097</text:p>
              </table:table-cell>
              <table:table-cell office:value-type="float" office:value="0.06322293">
                <text:p>0.06322293</text:p>
              </table:table-cell>
              <table:table-cell office:value-type="float" office:value="3.7675942">
                <text:p>3.7675942</text:p>
              </table:table-cell>
              <table:table-cell office:value-type="float" office:value="0.06656278">
                <text:p>0.06656278</text:p>
              </table:table-cell>
              <table:table-cell office:value-type="float" office:value="3.4072411">
                <text:p>3.4072411</text:p>
              </table:table-cell>
              <table:table-cell office:value-type="float" office:value="0.07016631">
                <text:p>0.07016631</text:p>
              </table:table-cell>
              <table:table-cell office:value-type="float" office:value="3.0820444">
                <text:p>3.0820444</text:p>
              </table:table-cell>
              <table:table-cell office:value-type="float" office:value="0.07338898">
                <text:p>0.07338898</text:p>
              </table:table-cell>
              <table:table-cell office:value-type="float" office:value="2.7392695">
                <text:p>2.7392695</text:p>
              </table:table-cell>
              <table:table-cell office:value-type="float" office:value="0.07681673">
                <text:p>0.076816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8379326">
                <text:p>9.8379326</text:p>
              </table:table-cell>
              <table:table-cell office:value-type="float" office:value="0.00647464">
                <text:p>0.00647464</text:p>
              </table:table-cell>
              <table:table-cell office:value-type="float" office:value="9.3808994">
                <text:p>9.3808994</text:p>
              </table:table-cell>
              <table:table-cell office:value-type="float" office:value="0.01092778">
                <text:p>0.01092778</text:p>
              </table:table-cell>
              <table:table-cell office:value-type="float" office:value="8.964882">
                <text:p>8.964882</text:p>
              </table:table-cell>
              <table:table-cell office:value-type="float" office:value="0.01497077">
                <text:p>0.01497077</text:p>
              </table:table-cell>
              <table:table-cell office:value-type="float" office:value="8.5107785">
                <text:p>8.5107785</text:p>
              </table:table-cell>
              <table:table-cell office:value-type="float" office:value="0.01948251">
                <text:p>0.01948251</text:p>
              </table:table-cell>
              <table:table-cell office:value-type="float" office:value="8.0976908">
                <text:p>8.0976908</text:p>
              </table:table-cell>
              <table:table-cell office:value-type="float" office:value="0.02355479">
                <text:p>0.02355479</text:p>
              </table:table-cell>
              <table:table-cell office:value-type="float" office:value="7.6553061">
                <text:p>7.6553061</text:p>
              </table:table-cell>
              <table:table-cell office:value-type="float" office:value="0.02792004">
                <text:p>0.02792004</text:p>
              </table:table-cell>
              <table:table-cell office:value-type="float" office:value="7.2510075">
                <text:p>7.2510075</text:p>
              </table:table-cell>
              <table:table-cell office:value-type="float" office:value="0.03193373">
                <text:p>0.03193373</text:p>
              </table:table-cell>
              <table:table-cell office:value-type="float" office:value="6.826201">
                <text:p>6.826201</text:p>
              </table:table-cell>
              <table:table-cell office:value-type="float" office:value="0.0361525">
                <text:p>0.0361525</text:p>
              </table:table-cell>
              <table:table-cell office:value-type="float" office:value="6.416043">
                <text:p>6.416043</text:p>
              </table:table-cell>
              <table:table-cell office:value-type="float" office:value="0.04022478">
                <text:p>0.04022478</text:p>
              </table:table-cell>
              <table:table-cell office:value-type="float" office:value="6.0146741">
                <text:p>6.0146741</text:p>
              </table:table-cell>
              <table:table-cell office:value-type="float" office:value="0.04420917">
                <text:p>0.04420917</text:p>
              </table:table-cell>
              <table:table-cell office:value-type="float" office:value="5.6074458">
                <text:p>5.6074458</text:p>
              </table:table-cell>
              <table:table-cell office:value-type="float" office:value="0.04828146">
                <text:p>0.04828146</text:p>
              </table:table-cell>
              <table:table-cell office:value-type="float" office:value="5.8974861">
                <text:p>5.8974861</text:p>
              </table:table-cell>
              <table:table-cell office:value-type="float" office:value="0.05247093">
                <text:p>0.05247093</text:p>
              </table:table-cell>
              <table:table-cell office:value-type="float" office:value="5.4990469">
                <text:p>5.4990469</text:p>
              </table:table-cell>
              <table:table-cell office:value-type="float" office:value="0.05642602">
                <text:p>0.05642602</text:p>
              </table:table-cell>
              <table:table-cell office:value-type="float" office:value="5.1328344">
                <text:p>5.1328344</text:p>
              </table:table-cell>
              <table:table-cell office:value-type="float" office:value="0.06008815">
                <text:p>0.06008815</text:p>
              </table:table-cell>
              <table:table-cell office:value-type="float" office:value="4.7607625">
                <text:p>4.7607625</text:p>
              </table:table-cell>
              <table:table-cell office:value-type="float" office:value="0.06377957">
                <text:p>0.06377957</text:p>
              </table:table-cell>
              <table:table-cell office:value-type="float" office:value="4.4121282">
                <text:p>4.4121282</text:p>
              </table:table-cell>
              <table:table-cell office:value-type="float" office:value="0.06720732">
                <text:p>0.06720732</text:p>
              </table:table-cell>
              <table:table-cell office:value-type="float" office:value="4.0459157">
                <text:p>4.0459157</text:p>
              </table:table-cell>
              <table:table-cell office:value-type="float" office:value="0.07086944">
                <text:p>0.07086944</text:p>
              </table:table-cell>
              <table:table-cell office:value-type="float" office:value="3.7119299">
                <text:p>3.7119299</text:p>
              </table:table-cell>
              <table:table-cell office:value-type="float" office:value="0.07415071">
                <text:p>0.07415071</text:p>
              </table:table-cell>
              <table:table-cell office:value-type="float" office:value="3.3662253">
                <text:p>3.3662253</text:p>
              </table:table-cell>
              <table:table-cell office:value-type="float" office:value="0.07754916">
                <text:p>0.077549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5498497">
                <text:p>10.5498497</text:p>
              </table:table-cell>
              <table:table-cell office:value-type="float" office:value="0.00653323">
                <text:p>0.00653323</text:p>
              </table:table-cell>
              <table:table-cell office:value-type="float" office:value="10.0840274">
                <text:p>10.0840274</text:p>
              </table:table-cell>
              <table:table-cell office:value-type="float" office:value="0.01104497">
                <text:p>0.01104497</text:p>
              </table:table-cell>
              <table:table-cell office:value-type="float" office:value="9.6709397">
                <text:p>9.6709397</text:p>
              </table:table-cell>
              <table:table-cell office:value-type="float" office:value="0.01508795">
                <text:p>0.01508795</text:p>
              </table:table-cell>
              <table:table-cell office:value-type="float" office:value="9.2080471">
                <text:p>9.2080471</text:p>
              </table:table-cell>
              <table:table-cell office:value-type="float" office:value="0.01962899">
                <text:p>0.01962899</text:p>
              </table:table-cell>
              <table:table-cell office:value-type="float" office:value="8.7920297">
                <text:p>8.7920297</text:p>
              </table:table-cell>
              <table:table-cell office:value-type="float" office:value="0.02373057">
                <text:p>0.02373057</text:p>
              </table:table-cell>
              <table:table-cell office:value-type="float" office:value="8.349645">
                <text:p>8.349645</text:p>
              </table:table-cell>
              <table:table-cell office:value-type="float" office:value="0.02812512">
                <text:p>0.02812512</text:p>
              </table:table-cell>
              <table:table-cell office:value-type="float" office:value="7.939487">
                <text:p>7.939487</text:p>
              </table:table-cell>
              <table:table-cell office:value-type="float" office:value="0.0321974">
                <text:p>0.0321974</text:p>
              </table:table-cell>
              <table:table-cell office:value-type="float" office:value="7.5117508">
                <text:p>7.5117508</text:p>
              </table:table-cell>
              <table:table-cell office:value-type="float" office:value="0.03644547">
                <text:p>0.03644547</text:p>
              </table:table-cell>
              <table:table-cell office:value-type="float" office:value="7.0928037">
                <text:p>7.0928037</text:p>
              </table:table-cell>
              <table:table-cell office:value-type="float" office:value="0.04060564">
                <text:p>0.04060564</text:p>
              </table:table-cell>
              <table:table-cell office:value-type="float" office:value="6.6885051">
                <text:p>6.6885051</text:p>
              </table:table-cell>
              <table:table-cell office:value-type="float" office:value="0.04461933">
                <text:p>0.04461933</text:p>
              </table:table-cell>
              <table:table-cell office:value-type="float" office:value="6.2842065">
                <text:p>6.2842065</text:p>
              </table:table-cell>
              <table:table-cell office:value-type="float" office:value="0.04863302">
                <text:p>0.04863302</text:p>
              </table:table-cell>
              <table:table-cell office:value-type="float" office:value="5.8828376">
                <text:p>5.8828376</text:p>
              </table:table-cell>
              <table:table-cell office:value-type="float" office:value="0.05261741">
                <text:p>0.05261741</text:p>
              </table:table-cell>
              <table:table-cell office:value-type="float" office:value="5.4873281">
                <text:p>5.4873281</text:p>
              </table:table-cell>
              <table:table-cell office:value-type="float" office:value="0.05651391">
                <text:p>0.05651391</text:p>
              </table:table-cell>
              <table:table-cell office:value-type="float" office:value="5.1211156">
                <text:p>5.1211156</text:p>
              </table:table-cell>
              <table:table-cell office:value-type="float" office:value="0.06017604">
                <text:p>0.06017604</text:p>
              </table:table-cell>
              <table:table-cell office:value-type="float" office:value="4.746114">
                <text:p>4.746114</text:p>
              </table:table-cell>
              <table:table-cell office:value-type="float" office:value="0.06392605">
                <text:p>0.06392605</text:p>
              </table:table-cell>
              <table:table-cell office:value-type="float" office:value="4.3974797">
                <text:p>4.3974797</text:p>
              </table:table-cell>
              <table:table-cell office:value-type="float" office:value="0.0673538">
                <text:p>0.0673538</text:p>
              </table:table-cell>
              <table:table-cell office:value-type="float" office:value="4.0283375">
                <text:p>4.0283375</text:p>
              </table:table-cell>
              <table:table-cell office:value-type="float" office:value="0.07101593">
                <text:p>0.07101593</text:p>
              </table:table-cell>
              <table:table-cell office:value-type="float" office:value="3.691422">
                <text:p>3.691422</text:p>
              </table:table-cell>
              <table:table-cell office:value-type="float" office:value="0.07432649">
                <text:p>0.07432649</text:p>
              </table:table-cell>
              <table:table-cell office:value-type="float" office:value="3.339858">
                <text:p>3.339858</text:p>
              </table:table-cell>
              <table:table-cell office:value-type="float" office:value="0.07778353">
                <text:p>0.07778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54692">
                <text:p>10.54692</text:p>
              </table:table-cell>
              <table:table-cell office:value-type="float" office:value="0.00650393">
                <text:p>0.00650393</text:p>
              </table:table-cell>
              <table:table-cell office:value-type="float" office:value="10.0840274">
                <text:p>10.0840274</text:p>
              </table:table-cell>
              <table:table-cell office:value-type="float" office:value="0.01101567">
                <text:p>0.01101567</text:p>
              </table:table-cell>
              <table:table-cell office:value-type="float" office:value="9.66801">
                <text:p>9.66801</text:p>
              </table:table-cell>
              <table:table-cell office:value-type="float" office:value="0.01511725">
                <text:p>0.01511725</text:p>
              </table:table-cell>
              <table:table-cell office:value-type="float" office:value="9.2080471">
                <text:p>9.2080471</text:p>
              </table:table-cell>
              <table:table-cell office:value-type="float" office:value="0.01965829">
                <text:p>0.01965829</text:p>
              </table:table-cell>
              <table:table-cell office:value-type="float" office:value="8.7891">
                <text:p>8.7891</text:p>
              </table:table-cell>
              <table:table-cell office:value-type="float" office:value="0.02378916">
                <text:p>0.02378916</text:p>
              </table:table-cell>
              <table:table-cell office:value-type="float" office:value="8.3467153">
                <text:p>8.3467153</text:p>
              </table:table-cell>
              <table:table-cell office:value-type="float" office:value="0.02815442">
                <text:p>0.02815442</text:p>
              </table:table-cell>
              <table:table-cell office:value-type="float" office:value="7.9365573">
                <text:p>7.9365573</text:p>
              </table:table-cell>
              <table:table-cell office:value-type="float" office:value="0.0321974">
                <text:p>0.0321974</text:p>
              </table:table-cell>
              <table:table-cell office:value-type="float" office:value="7.5058914">
                <text:p>7.5058914</text:p>
              </table:table-cell>
              <table:table-cell office:value-type="float" office:value="0.03650406">
                <text:p>0.03650406</text:p>
              </table:table-cell>
              <table:table-cell office:value-type="float" office:value="7.0869443">
                <text:p>7.0869443</text:p>
              </table:table-cell>
              <table:table-cell office:value-type="float" office:value="0.04063494">
                <text:p>0.04063494</text:p>
              </table:table-cell>
              <table:table-cell office:value-type="float" office:value="6.6767863">
                <text:p>6.6767863</text:p>
              </table:table-cell>
              <table:table-cell office:value-type="float" office:value="0.04473652">
                <text:p>0.04473652</text:p>
              </table:table-cell>
              <table:table-cell office:value-type="float" office:value="6.2754174">
                <text:p>6.2754174</text:p>
              </table:table-cell>
              <table:table-cell office:value-type="float" office:value="0.04869161">
                <text:p>0.04869161</text:p>
              </table:table-cell>
              <table:table-cell office:value-type="float" office:value="5.8740485">
                <text:p>5.8740485</text:p>
              </table:table-cell>
              <table:table-cell office:value-type="float" office:value="0.0527053">
                <text:p>0.0527053</text:p>
              </table:table-cell>
              <table:table-cell office:value-type="float" office:value="5.478539">
                <text:p>5.478539</text:p>
              </table:table-cell>
              <table:table-cell office:value-type="float" office:value="0.0566311">
                <text:p>0.0566311</text:p>
              </table:table-cell>
              <table:table-cell office:value-type="float" office:value="5.1152562">
                <text:p>5.1152562</text:p>
              </table:table-cell>
              <table:table-cell office:value-type="float" office:value="0.06020533">
                <text:p>0.06020533</text:p>
              </table:table-cell>
              <table:table-cell office:value-type="float" office:value="4.7343952">
                <text:p>4.7343952</text:p>
              </table:table-cell>
              <table:table-cell office:value-type="float" office:value="0.06401394">
                <text:p>0.06401394</text:p>
              </table:table-cell>
              <table:table-cell office:value-type="float" office:value="4.3886906">
                <text:p>4.3886906</text:p>
              </table:table-cell>
              <table:table-cell office:value-type="float" office:value="0.06747099">
                <text:p>0.06747099</text:p>
              </table:table-cell>
              <table:table-cell office:value-type="float" office:value="4.0224781">
                <text:p>4.0224781</text:p>
              </table:table-cell>
              <table:table-cell office:value-type="float" office:value="0.07107452">
                <text:p>0.07107452</text:p>
              </table:table-cell>
              <table:table-cell office:value-type="float" office:value="3.6797032">
                <text:p>3.6797032</text:p>
              </table:table-cell>
              <table:table-cell office:value-type="float" office:value="0.07441438">
                <text:p>0.07441438</text:p>
              </table:table-cell>
              <table:table-cell office:value-type="float" office:value="3.3310689">
                <text:p>3.3310689</text:p>
              </table:table-cell>
              <table:table-cell office:value-type="float" office:value="0.07787143">
                <text:p>0.077871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5498497">
                <text:p>10.5498497</text:p>
              </table:table-cell>
              <table:table-cell office:value-type="float" office:value="0.00653323">
                <text:p>0.00653323</text:p>
              </table:table-cell>
              <table:table-cell office:value-type="float" office:value="10.0840274">
                <text:p>10.0840274</text:p>
              </table:table-cell>
              <table:table-cell office:value-type="float" office:value="0.01104497">
                <text:p>0.01104497</text:p>
              </table:table-cell>
              <table:table-cell office:value-type="float" office:value="9.6650803">
                <text:p>9.6650803</text:p>
              </table:table-cell>
              <table:table-cell office:value-type="float" office:value="0.01514655">
                <text:p>0.01514655</text:p>
              </table:table-cell>
              <table:table-cell office:value-type="float" office:value="9.2080471">
                <text:p>9.2080471</text:p>
              </table:table-cell>
              <table:table-cell office:value-type="float" office:value="0.01962899">
                <text:p>0.01962899</text:p>
              </table:table-cell>
              <table:table-cell office:value-type="float" office:value="8.7891">
                <text:p>8.7891</text:p>
              </table:table-cell>
              <table:table-cell office:value-type="float" office:value="0.02378916">
                <text:p>0.02378916</text:p>
              </table:table-cell>
              <table:table-cell office:value-type="float" office:value="8.3408559">
                <text:p>8.3408559</text:p>
              </table:table-cell>
              <table:table-cell office:value-type="float" office:value="0.02821301">
                <text:p>0.02821301</text:p>
              </table:table-cell>
              <table:table-cell office:value-type="float" office:value="7.9336276">
                <text:p>7.9336276</text:p>
              </table:table-cell>
              <table:table-cell office:value-type="float" office:value="0.03228529">
                <text:p>0.03228529</text:p>
              </table:table-cell>
              <table:table-cell office:value-type="float" office:value="7.500032">
                <text:p>7.500032</text:p>
              </table:table-cell>
              <table:table-cell office:value-type="float" office:value="0.03653336">
                <text:p>0.03653336</text:p>
              </table:table-cell>
              <table:table-cell office:value-type="float" office:value="7.0810849">
                <text:p>7.0810849</text:p>
              </table:table-cell>
              <table:table-cell office:value-type="float" office:value="0.04066424">
                <text:p>0.04066424</text:p>
              </table:table-cell>
              <table:table-cell office:value-type="float" office:value="6.6738566">
                <text:p>6.6738566</text:p>
              </table:table-cell>
              <table:table-cell office:value-type="float" office:value="0.04476582">
                <text:p>0.04476582</text:p>
              </table:table-cell>
              <table:table-cell office:value-type="float" office:value="6.269558">
                <text:p>6.269558</text:p>
              </table:table-cell>
              <table:table-cell office:value-type="float" office:value="0.04875021">
                <text:p>0.04875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quare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diamond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45.786cm" svg:height="20.036cm" xlink:href=".." xlink:type="simple" chart:class="chart:scatter" chart:style-name="ch1">
        <chart:legend chart:legend-position="end" svg:x="43.743cm" svg:y="5.18cm" style:legend-expansion="high" chart:style-name="ch2"/>
        <chart:plot-area chart:style-name="ch3" table:cell-range-address="'Test PNP'.D3:'Test PNP'.D23 'Test PNP'.E4:'Test PNP'.E23 'Test PNP'.F3:'Test PNP'.F3 'Test PNP'.G4:'Test PNP'.G23 'Test PNP'.H3:'Test PNP'.H3 'Test PNP'.I4:'Test PNP'.I23 'Test PNP'.J3:'Test PNP'.J3 'Test PNP'.K4:'Test PNP'.K23 'Test PNP'.L3:'Test PNP'.L3 'Test PNP'.M4:'Test PNP'.M23 'Test PNP'.N3:'Test PNP'.N3 'Test PNP'.O4:'Test PNP'.O23 'Test PNP'.P3:'Test PNP'.P3 'Test PNP'.Q4:'Test PNP'.Q23 'Test PNP'.R3:'Test PNP'.R3 'Test PNP'.S4:'Test PNP'.S23 'Test PNP'.T3:'Test PNP'.T3 'Test PNP'.U4:'Test PNP'.U23 'Test PNP'.V3:'Test PNP'.V3 'Test PNP'.W4:'Test PNP'.W23 'Test PNP'.X3:'Test PNP'.X3 'Test PNP'.Y4:'Test PNP'.Y23 'Test PNP'.Z3:'Test PNP'.Z3 'Test PNP'.AA5:'Test PNP'.AA23 'Test PNP'.AB3:'Test PNP'.AB3 'Test PNP'.AC5:'Test PNP'.AC23 'Test PNP'.AD3:'Test PNP'.AD3 'Test PNP'.AE5:'Test PNP'.AE23 'Test PNP'.AF3:'Test PNP'.AF3 'Test PNP'.AG5:'Test PNP'.AG23 'Test PNP'.AH3:'Test PNP'.AH3 'Test PNP'.AI5:'Test PNP'.AI23 'Test PNP'.AJ3:'Test PNP'.AJ3 'Test PNP'.AK5:'Test PNP'.AK23 'Test PNP'.AL3:'Test PNP'.AL3 'Test PNP'.AM5:'Test PNP'.AM23 'Test PNP'.AN3:'Test PNP'.AN3 'Test PNP'.AO5:'Test PNP'.AO23" chart:data-source-has-labels="row" svg:x="2.286cm" svg:y="1.672cm" svg:width="37.274cm" svg:height="16.668cm">
          <chartooo:coordinate-region svg:x="2.54cm" svg:y="1.874cm" svg:width="36.923cm" svg:height="16.26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est PNP'.E4:'Test PNP'.E23" chart:label-cell-address="'Test PNP'.D3:'Test PNP'.D3" chart:class="chart:scatter">
            <chart:domain table:cell-range-address="'Test PNP'.D4:'Test PNP'.D23"/>
            <chart:data-point chart:repeated="20"/>
          </chart:series>
          <chart:series chart:style-name="ch7" chart:values-cell-range-address="'Test PNP'.G4:'Test PNP'.G23" chart:label-cell-address="'Test PNP'.F3:'Test PNP'.F3" chart:class="chart:scatter">
            <chart:domain table:cell-range-address="'Test PNP'.F4:'Test PNP'.F23"/>
            <chart:data-point chart:repeated="20"/>
          </chart:series>
          <chart:series chart:style-name="ch8" chart:values-cell-range-address="'Test PNP'.I4:'Test PNP'.I23" chart:label-cell-address="'Test PNP'.H3:'Test PNP'.H3" chart:class="chart:scatter">
            <chart:domain table:cell-range-address="'Test PNP'.H4:'Test PNP'.H23"/>
            <chart:data-point chart:repeated="20"/>
          </chart:series>
          <chart:series chart:style-name="ch9" chart:values-cell-range-address="'Test PNP'.K4:'Test PNP'.K23" chart:label-cell-address="'Test PNP'.J3:'Test PNP'.J3" chart:class="chart:scatter">
            <chart:domain table:cell-range-address="'Test PNP'.J4:'Test PNP'.J23"/>
            <chart:data-point chart:repeated="20"/>
          </chart:series>
          <chart:series chart:style-name="ch10" chart:values-cell-range-address="'Test PNP'.M4:'Test PNP'.M23" chart:label-cell-address="'Test PNP'.L3:'Test PNP'.L3" chart:class="chart:scatter">
            <chart:domain table:cell-range-address="'Test PNP'.L4:'Test PNP'.L23"/>
            <chart:data-point chart:repeated="20"/>
          </chart:series>
          <chart:series chart:style-name="ch11" chart:values-cell-range-address="'Test PNP'.O4:'Test PNP'.O23" chart:label-cell-address="'Test PNP'.N3:'Test PNP'.N3" chart:class="chart:scatter">
            <chart:domain table:cell-range-address="'Test PNP'.N4:'Test PNP'.N23"/>
            <chart:data-point chart:repeated="20"/>
          </chart:series>
          <chart:series chart:style-name="ch12" chart:values-cell-range-address="'Test PNP'.Q4:'Test PNP'.Q23" chart:label-cell-address="'Test PNP'.P3:'Test PNP'.P3" chart:class="chart:scatter">
            <chart:domain table:cell-range-address="'Test PNP'.P4:'Test PNP'.P23"/>
            <chart:data-point chart:repeated="20"/>
          </chart:series>
          <chart:series chart:style-name="ch13" chart:values-cell-range-address="'Test PNP'.S4:'Test PNP'.S23" chart:label-cell-address="'Test PNP'.R3:'Test PNP'.R3" chart:class="chart:scatter">
            <chart:domain table:cell-range-address="'Test PNP'.R4:'Test PNP'.R23"/>
            <chart:data-point chart:repeated="20"/>
          </chart:series>
          <chart:series chart:style-name="ch10" chart:values-cell-range-address="'Test PNP'.U4:'Test PNP'.U23" chart:label-cell-address="'Test PNP'.T3:'Test PNP'.T3" chart:class="chart:scatter">
            <chart:domain table:cell-range-address="'Test PNP'.T4:'Test PNP'.T23"/>
            <chart:data-point chart:repeated="20"/>
          </chart:series>
          <chart:series chart:style-name="ch14" chart:values-cell-range-address="'Test PNP'.W4:'Test PNP'.W23" chart:label-cell-address="'Test PNP'.V3:'Test PNP'.V3" chart:class="chart:scatter">
            <chart:domain table:cell-range-address="'Test PNP'.V4:'Test PNP'.V23"/>
            <chart:data-point chart:repeated="20"/>
          </chart:series>
          <chart:series chart:style-name="ch11" chart:values-cell-range-address="'Test PNP'.Y4:'Test PNP'.Y23" chart:label-cell-address="'Test PNP'.X3:'Test PNP'.X3" chart:class="chart:scatter">
            <chart:domain table:cell-range-address="'Test PNP'.X4:'Test PNP'.X23"/>
            <chart:data-point chart:repeated="20"/>
          </chart:series>
          <chart:series chart:style-name="ch15" chart:values-cell-range-address="'Test PNP'.AA5:'Test PNP'.AA23" chart:label-cell-address="'Test PNP'.Z3:'Test PNP'.Z3" chart:class="chart:scatter">
            <chart:domain table:cell-range-address="'Test PNP'.Z5:'Test PNP'.Z23"/>
            <chart:data-point chart:repeated="19"/>
          </chart:series>
          <chart:series chart:style-name="ch12" chart:values-cell-range-address="'Test PNP'.AC5:'Test PNP'.AC23" chart:label-cell-address="'Test PNP'.AB3:'Test PNP'.AB3" chart:class="chart:scatter">
            <chart:domain table:cell-range-address="'Test PNP'.AB5:'Test PNP'.AB23"/>
            <chart:data-point chart:repeated="19"/>
          </chart:series>
          <chart:series chart:style-name="ch16" chart:values-cell-range-address="'Test PNP'.AE5:'Test PNP'.AE23" chart:label-cell-address="'Test PNP'.AD3:'Test PNP'.AD3" chart:class="chart:scatter">
            <chart:domain table:cell-range-address="'Test PNP'.AD5:'Test PNP'.AD23"/>
            <chart:data-point chart:repeated="19"/>
          </chart:series>
          <chart:series chart:style-name="ch17" chart:values-cell-range-address="'Test PNP'.AG5:'Test PNP'.AG23" chart:label-cell-address="'Test PNP'.AF3:'Test PNP'.AF3" chart:class="chart:scatter">
            <chart:domain table:cell-range-address="'Test PNP'.AF5:'Test PNP'.AF23"/>
            <chart:data-point chart:repeated="19"/>
          </chart:series>
          <chart:series chart:style-name="ch18" chart:values-cell-range-address="'Test PNP'.AI5:'Test PNP'.AI23" chart:label-cell-address="'Test PNP'.AH3:'Test PNP'.AH3" chart:class="chart:scatter">
            <chart:domain table:cell-range-address="'Test PNP'.AH5:'Test PNP'.AH23"/>
            <chart:data-point chart:repeated="19"/>
          </chart:series>
          <chart:series chart:style-name="ch19" chart:values-cell-range-address="'Test PNP'.AK5:'Test PNP'.AK23" chart:label-cell-address="'Test PNP'.AJ3:'Test PNP'.AJ3" chart:class="chart:scatter">
            <chart:domain table:cell-range-address="'Test PNP'.AJ5:'Test PNP'.AJ23"/>
            <chart:data-point chart:repeated="19"/>
          </chart:series>
          <chart:series chart:style-name="ch20" chart:values-cell-range-address="'Test PNP'.AM5:'Test PNP'.AM23" chart:label-cell-address="'Test PNP'.AL3:'Test PNP'.AL3" chart:class="chart:scatter">
            <chart:domain table:cell-range-address="'Test PNP'.AL5:'Test PNP'.AL23"/>
            <chart:data-point chart:repeated="19"/>
          </chart:series>
          <chart:series chart:style-name="ch21" chart:values-cell-range-address="'Test PNP'.AO5:'Test PNP'.AO23" chart:label-cell-address="'Test PNP'.AN3:'Test PNP'.AN3" chart:class="chart:scatter">
            <chart:domain table:cell-range-address="'Test PNP'.AN5:'Test PNP'.AN23"/>
            <chart:data-point chart:repeated="19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-5</text:p>
                <draw:g>
                  <svg:desc>'Test PNP'.D3:'Test PNP'.D3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-12</text:p>
                <draw:g>
                  <svg:desc>'Test PNP'.F3:'Test PNP'.F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-19</text:p>
                <draw:g>
                  <svg:desc>'Test PNP'.H3:'Test PNP'.H3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-25</text:p>
                <draw:g>
                  <svg:desc>'Test PNP'.J3:'Test PNP'.J3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-33</text:p>
                <draw:g>
                  <svg:desc>'Test PNP'.L3:'Test PNP'.L3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-40</text:p>
                <draw:g>
                  <svg:desc>'Test PNP'.N3:'Test PNP'.N3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-47</text:p>
                <draw:g>
                  <svg:desc>'Test PNP'.P3:'Test PNP'.P3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-54</text:p>
                <draw:g>
                  <svg:desc>'Test PNP'.R3:'Test PNP'.R3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-61</text:p>
                <draw:g>
                  <svg:desc>'Test PNP'.T3:'Test PNP'.T3</svg:desc>
                </draw:g>
              </table:table-cell>
              <table:table-cell office:value-type="string">
                <text:p>Column V</text:p>
              </table:table-cell>
              <table:table-cell office:value-type="string">
                <text:p>-68</text:p>
                <draw:g>
                  <svg:desc>'Test PNP'.V3:'Test PNP'.V3</svg:desc>
                </draw:g>
              </table:table-cell>
              <table:table-cell office:value-type="string">
                <text:p>Column X</text:p>
              </table:table-cell>
              <table:table-cell office:value-type="string">
                <text:p>-75</text:p>
                <draw:g>
                  <svg:desc>'Test PNP'.X3:'Test PNP'.X3</svg:desc>
                </draw:g>
              </table:table-cell>
              <table:table-cell office:value-type="string">
                <text:p>Column Z</text:p>
              </table:table-cell>
              <table:table-cell office:value-type="string">
                <text:p>-82</text:p>
                <draw:g>
                  <svg:desc>'Test PNP'.Z3:'Test PNP'.Z3</svg:desc>
                </draw:g>
              </table:table-cell>
              <table:table-cell office:value-type="string">
                <text:p>Column AB</text:p>
              </table:table-cell>
              <table:table-cell office:value-type="string">
                <text:p>-89</text:p>
                <draw:g>
                  <svg:desc>'Test PNP'.AB3:'Test PNP'.AB3</svg:desc>
                </draw:g>
              </table:table-cell>
              <table:table-cell office:value-type="string">
                <text:p>Column AD</text:p>
              </table:table-cell>
              <table:table-cell office:value-type="string">
                <text:p>-96</text:p>
                <draw:g>
                  <svg:desc>'Test PNP'.AD3:'Test PNP'.AD3</svg:desc>
                </draw:g>
              </table:table-cell>
              <table:table-cell office:value-type="string">
                <text:p>Column AF</text:p>
              </table:table-cell>
              <table:table-cell office:value-type="string">
                <text:p>-103</text:p>
                <draw:g>
                  <svg:desc>'Test PNP'.AF3:'Test PNP'.AF3</svg:desc>
                </draw:g>
              </table:table-cell>
              <table:table-cell office:value-type="string">
                <text:p>Column AH</text:p>
              </table:table-cell>
              <table:table-cell office:value-type="string">
                <text:p>-110</text:p>
                <draw:g>
                  <svg:desc>'Test PNP'.AH3:'Test PNP'.AH3</svg:desc>
                </draw:g>
              </table:table-cell>
              <table:table-cell office:value-type="string">
                <text:p>Column AJ</text:p>
              </table:table-cell>
              <table:table-cell office:value-type="string">
                <text:p>-117</text:p>
                <draw:g>
                  <svg:desc>'Test PNP'.AJ3:'Test PNP'.AJ3</svg:desc>
                </draw:g>
              </table:table-cell>
              <table:table-cell office:value-type="string">
                <text:p>Column AL</text:p>
              </table:table-cell>
              <table:table-cell office:value-type="string">
                <text:p>-124</text:p>
                <draw:g>
                  <svg:desc>'Test PNP'.AL3:'Test PNP'.AL3</svg:desc>
                </draw:g>
              </table:table-cell>
              <table:table-cell office:value-type="string">
                <text:p>Column AN</text:p>
              </table:table-cell>
              <table:table-cell office:value-type="string">
                <text:p>-131</text:p>
                <draw:g>
                  <svg:desc>'Test PNP'.AN3:'Test PNP'.A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Test PNP'.D4:'Test PNP'.D23</svg:desc>
                </draw:g>
              </table:table-cell>
              <table:table-cell office:value-type="float" office:value="NaN">
                <text:p>NaN</text:p>
                <draw:g>
                  <svg:desc>'Test PNP'.E4:'Test PNP'.E23</svg:desc>
                </draw:g>
              </table:table-cell>
              <table:table-cell office:value-type="float" office:value="NaN">
                <text:p>NaN</text:p>
                <draw:g>
                  <svg:desc>'Test PNP'.F4:'Test PNP'.F23</svg:desc>
                </draw:g>
              </table:table-cell>
              <table:table-cell office:value-type="float" office:value="NaN">
                <text:p>NaN</text:p>
                <draw:g>
                  <svg:desc>'Test PNP'.G4:'Test PNP'.G23</svg:desc>
                </draw:g>
              </table:table-cell>
              <table:table-cell office:value-type="float" office:value="NaN">
                <text:p>NaN</text:p>
                <draw:g>
                  <svg:desc>'Test PNP'.H4:'Test PNP'.H23</svg:desc>
                </draw:g>
              </table:table-cell>
              <table:table-cell office:value-type="float" office:value="NaN">
                <text:p>NaN</text:p>
                <draw:g>
                  <svg:desc>'Test PNP'.I4:'Test PNP'.I23</svg:desc>
                </draw:g>
              </table:table-cell>
              <table:table-cell office:value-type="float" office:value="NaN">
                <text:p>NaN</text:p>
                <draw:g>
                  <svg:desc>'Test PNP'.J4:'Test PNP'.J23</svg:desc>
                </draw:g>
              </table:table-cell>
              <table:table-cell office:value-type="float" office:value="NaN">
                <text:p>NaN</text:p>
                <draw:g>
                  <svg:desc>'Test PNP'.K4:'Test PNP'.K23</svg:desc>
                </draw:g>
              </table:table-cell>
              <table:table-cell office:value-type="float" office:value="NaN">
                <text:p>NaN</text:p>
                <draw:g>
                  <svg:desc>'Test PNP'.L4:'Test PNP'.L23</svg:desc>
                </draw:g>
              </table:table-cell>
              <table:table-cell office:value-type="float" office:value="NaN">
                <text:p>NaN</text:p>
                <draw:g>
                  <svg:desc>'Test PNP'.M4:'Test PNP'.M23</svg:desc>
                </draw:g>
              </table:table-cell>
              <table:table-cell office:value-type="float" office:value="NaN">
                <text:p>NaN</text:p>
                <draw:g>
                  <svg:desc>'Test PNP'.N4:'Test PNP'.N23</svg:desc>
                </draw:g>
              </table:table-cell>
              <table:table-cell office:value-type="float" office:value="NaN">
                <text:p>NaN</text:p>
                <draw:g>
                  <svg:desc>'Test PNP'.O4:'Test PNP'.O23</svg:desc>
                </draw:g>
              </table:table-cell>
              <table:table-cell office:value-type="float" office:value="NaN">
                <text:p>NaN</text:p>
                <draw:g>
                  <svg:desc>'Test PNP'.P4:'Test PNP'.P23</svg:desc>
                </draw:g>
              </table:table-cell>
              <table:table-cell office:value-type="float" office:value="NaN">
                <text:p>NaN</text:p>
                <draw:g>
                  <svg:desc>'Test PNP'.Q4:'Test PNP'.Q23</svg:desc>
                </draw:g>
              </table:table-cell>
              <table:table-cell office:value-type="float" office:value="NaN">
                <text:p>NaN</text:p>
                <draw:g>
                  <svg:desc>'Test PNP'.R4:'Test PNP'.R23</svg:desc>
                </draw:g>
              </table:table-cell>
              <table:table-cell office:value-type="float" office:value="NaN">
                <text:p>NaN</text:p>
                <draw:g>
                  <svg:desc>'Test PNP'.S4:'Test PNP'.S23</svg:desc>
                </draw:g>
              </table:table-cell>
              <table:table-cell office:value-type="float" office:value="NaN">
                <text:p>NaN</text:p>
                <draw:g>
                  <svg:desc>'Test PNP'.T4:'Test PNP'.T23</svg:desc>
                </draw:g>
              </table:table-cell>
              <table:table-cell office:value-type="float" office:value="NaN">
                <text:p>NaN</text:p>
                <draw:g>
                  <svg:desc>'Test PNP'.U4:'Test PNP'.U23</svg:desc>
                </draw:g>
              </table:table-cell>
              <table:table-cell office:value-type="float" office:value="NaN">
                <text:p>NaN</text:p>
                <draw:g>
                  <svg:desc>'Test PNP'.V4:'Test PNP'.V23</svg:desc>
                </draw:g>
              </table:table-cell>
              <table:table-cell office:value-type="float" office:value="NaN">
                <text:p>NaN</text:p>
                <draw:g>
                  <svg:desc>'Test PNP'.W4:'Test PNP'.W23</svg:desc>
                </draw:g>
              </table:table-cell>
              <table:table-cell office:value-type="float" office:value="NaN">
                <text:p>NaN</text:p>
                <draw:g>
                  <svg:desc>'Test PNP'.X4:'Test PNP'.X23</svg:desc>
                </draw:g>
              </table:table-cell>
              <table:table-cell office:value-type="float" office:value="NaN">
                <text:p>NaN</text:p>
                <draw:g>
                  <svg:desc>'Test PNP'.Y4:'Test PNP'.Y23</svg:desc>
                </draw:g>
              </table:table-cell>
              <table:table-cell office:value-type="float" office:value="-0.015">
                <text:p>-0.015</text:p>
                <draw:g>
                  <svg:desc>'Test PNP'.Z5:'Test PNP'.Z23</svg:desc>
                </draw:g>
              </table:table-cell>
              <table:table-cell office:value-type="float" office:value="-0.00955082">
                <text:p>-0.00955082</text:p>
                <draw:g>
                  <svg:desc>'Test PNP'.AA5:'Test PNP'.AA23</svg:desc>
                </draw:g>
              </table:table-cell>
              <table:table-cell office:value-type="float" office:value="-0.015">
                <text:p>-0.015</text:p>
                <draw:g>
                  <svg:desc>'Test PNP'.AB5:'Test PNP'.AB23</svg:desc>
                </draw:g>
              </table:table-cell>
              <table:table-cell office:value-type="float" office:value="-0.00952153">
                <text:p>-0.00952153</text:p>
                <draw:g>
                  <svg:desc>'Test PNP'.AC5:'Test PNP'.AC23</svg:desc>
                </draw:g>
              </table:table-cell>
              <table:table-cell office:value-type="float" office:value="-0.012">
                <text:p>-0.012</text:p>
                <draw:g>
                  <svg:desc>'Test PNP'.AD5:'Test PNP'.AD23</svg:desc>
                </draw:g>
              </table:table-cell>
              <table:table-cell office:value-type="float" office:value="-0.00958012">
                <text:p>-0.00958012</text:p>
                <draw:g>
                  <svg:desc>'Test PNP'.AE5:'Test PNP'.AE23</svg:desc>
                </draw:g>
              </table:table-cell>
              <table:table-cell office:value-type="float" office:value="-0.015">
                <text:p>-0.015</text:p>
                <draw:g>
                  <svg:desc>'Test PNP'.AF5:'Test PNP'.AF23</svg:desc>
                </draw:g>
              </table:table-cell>
              <table:table-cell office:value-type="float" office:value="-0.00955082">
                <text:p>-0.00955082</text:p>
                <draw:g>
                  <svg:desc>'Test PNP'.AG5:'Test PNP'.AG23</svg:desc>
                </draw:g>
              </table:table-cell>
              <table:table-cell office:value-type="float" office:value="-0.012">
                <text:p>-0.012</text:p>
                <draw:g>
                  <svg:desc>'Test PNP'.AH5:'Test PNP'.AH23</svg:desc>
                </draw:g>
              </table:table-cell>
              <table:table-cell office:value-type="float" office:value="-0.00955082">
                <text:p>-0.00955082</text:p>
                <draw:g>
                  <svg:desc>'Test PNP'.AI5:'Test PNP'.AI23</svg:desc>
                </draw:g>
              </table:table-cell>
              <table:table-cell office:value-type="float" office:value="-0.012">
                <text:p>-0.012</text:p>
                <draw:g>
                  <svg:desc>'Test PNP'.AJ5:'Test PNP'.AJ23</svg:desc>
                </draw:g>
              </table:table-cell>
              <table:table-cell office:value-type="float" office:value="-0.00963871">
                <text:p>-0.00963871</text:p>
                <draw:g>
                  <svg:desc>'Test PNP'.AK5:'Test PNP'.AK23</svg:desc>
                </draw:g>
              </table:table-cell>
              <table:table-cell office:value-type="float" office:value="-0.003">
                <text:p>-0.003</text:p>
                <draw:g>
                  <svg:desc>'Test PNP'.AL5:'Test PNP'.AL23</svg:desc>
                </draw:g>
              </table:table-cell>
              <table:table-cell office:value-type="float" office:value="-0.00966801">
                <text:p>-0.00966801</text:p>
                <draw:g>
                  <svg:desc>'Test PNP'.AM5:'Test PNP'.AM23</svg:desc>
                </draw:g>
              </table:table-cell>
              <table:table-cell office:value-type="float" office:value="-0.006">
                <text:p>-0.006</text:p>
                <draw:g>
                  <svg:desc>'Test PNP'.AN5:'Test PNP'.AN23</svg:desc>
                </draw:g>
              </table:table-cell>
              <table:table-cell office:value-type="float" office:value="-0.00963871">
                <text:p>-0.00963871</text:p>
                <draw:g>
                  <svg:desc>'Test PNP'.AO5:'Test PNP'.AO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41">
                <text:p>-0.041</text:p>
              </table:table-cell>
              <table:table-cell office:value-type="float" office:value="-0.0097559">
                <text:p>-0.0097559</text:p>
              </table:table-cell>
              <table:table-cell office:value-type="float" office:value="-0.035">
                <text:p>-0.035</text:p>
              </table:table-cell>
              <table:table-cell office:value-type="float" office:value="-0.00966801">
                <text:p>-0.00966801</text:p>
              </table:table-cell>
              <table:table-cell office:value-type="float" office:value="-0.029">
                <text:p>-0.029</text:p>
              </table:table-cell>
              <table:table-cell office:value-type="float" office:value="-0.00960942">
                <text:p>-0.00960942</text:p>
              </table:table-cell>
              <table:table-cell office:value-type="float" office:value="-0.029">
                <text:p>-0.029</text:p>
              </table:table-cell>
              <table:table-cell office:value-type="float" office:value="-0.00960942">
                <text:p>-0.00960942</text:p>
              </table:table-cell>
              <table:table-cell office:value-type="float" office:value="-0.029">
                <text:p>-0.029</text:p>
              </table:table-cell>
              <table:table-cell office:value-type="float" office:value="-0.00955082">
                <text:p>-0.00955082</text:p>
              </table:table-cell>
              <table:table-cell office:value-type="float" office:value="-0.026">
                <text:p>-0.026</text:p>
              </table:table-cell>
              <table:table-cell office:value-type="float" office:value="-0.00955082">
                <text:p>-0.00955082</text:p>
              </table:table-cell>
              <table:table-cell office:value-type="float" office:value="-0.021">
                <text:p>-0.021</text:p>
              </table:table-cell>
              <table:table-cell office:value-type="float" office:value="-0.00958012">
                <text:p>-0.00958012</text:p>
              </table:table-cell>
              <table:table-cell office:value-type="float" office:value="-0.023">
                <text:p>-0.023</text:p>
              </table:table-cell>
              <table:table-cell office:value-type="float" office:value="-0.00955082">
                <text:p>-0.00955082</text:p>
              </table:table-cell>
              <table:table-cell office:value-type="float" office:value="-0.023">
                <text:p>-0.023</text:p>
              </table:table-cell>
              <table:table-cell office:value-type="float" office:value="-0.00955082">
                <text:p>-0.00955082</text:p>
              </table:table-cell>
              <table:table-cell office:value-type="float" office:value="-0.021">
                <text:p>-0.021</text:p>
              </table:table-cell>
              <table:table-cell office:value-type="float" office:value="-0.00952153">
                <text:p>-0.00952153</text:p>
              </table:table-cell>
              <table:table-cell office:value-type="float" office:value="-0.021">
                <text:p>-0.021</text:p>
              </table:table-cell>
              <table:table-cell office:value-type="float" office:value="-0.00949223">
                <text:p>-0.00949223</text:p>
              </table:table-cell>
              <table:table-cell office:value-type="float" office:value="-0.114">
                <text:p>-0.114</text:p>
              </table:table-cell>
              <table:table-cell office:value-type="float" office:value="-0.02044931">
                <text:p>-0.02044931</text:p>
              </table:table-cell>
              <table:table-cell office:value-type="float" office:value="-0.111">
                <text:p>-0.111</text:p>
              </table:table-cell>
              <table:table-cell office:value-type="float" office:value="-0.02044931">
                <text:p>-0.02044931</text:p>
              </table:table-cell>
              <table:table-cell office:value-type="float" office:value="-0.108">
                <text:p>-0.108</text:p>
              </table:table-cell>
              <table:table-cell office:value-type="float" office:value="-0.0205079">
                <text:p>-0.0205079</text:p>
              </table:table-cell>
              <table:table-cell office:value-type="float" office:value="-0.103">
                <text:p>-0.103</text:p>
              </table:table-cell>
              <table:table-cell office:value-type="float" office:value="-0.0204786">
                <text:p>-0.0204786</text:p>
              </table:table-cell>
              <table:table-cell office:value-type="float" office:value="-0.097">
                <text:p>-0.097</text:p>
              </table:table-cell>
              <table:table-cell office:value-type="float" office:value="-0.0205372">
                <text:p>-0.0205372</text:p>
              </table:table-cell>
              <table:table-cell office:value-type="float" office:value="-0.097">
                <text:p>-0.097</text:p>
              </table:table-cell>
              <table:table-cell office:value-type="float" office:value="-0.02056649">
                <text:p>-0.02056649</text:p>
              </table:table-cell>
              <table:table-cell office:value-type="float" office:value="-0.094">
                <text:p>-0.094</text:p>
              </table:table-cell>
              <table:table-cell office:value-type="float" office:value="-0.02056649">
                <text:p>-0.02056649</text:p>
              </table:table-cell>
              <table:table-cell office:value-type="float" office:value="-0.088">
                <text:p>-0.088</text:p>
              </table:table-cell>
              <table:table-cell office:value-type="float" office:value="-0.02065438">
                <text:p>-0.020654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779">
                <text:p>-0.779</text:p>
              </table:table-cell>
              <table:table-cell office:value-type="float" office:value="-0.02068368">
                <text:p>-0.02068368</text:p>
              </table:table-cell>
              <table:table-cell office:value-type="float" office:value="-0.296">
                <text:p>-0.296</text:p>
              </table:table-cell>
              <table:table-cell office:value-type="float" office:value="-0.02059579">
                <text:p>-0.02059579</text:p>
              </table:table-cell>
              <table:table-cell office:value-type="float" office:value="-0.237">
                <text:p>-0.237</text:p>
              </table:table-cell>
              <table:table-cell office:value-type="float" office:value="-0.02056649">
                <text:p>-0.02056649</text:p>
              </table:table-cell>
              <table:table-cell office:value-type="float" office:value="-0.202">
                <text:p>-0.202</text:p>
              </table:table-cell>
              <table:table-cell office:value-type="float" office:value="-0.02056649">
                <text:p>-0.02056649</text:p>
              </table:table-cell>
              <table:table-cell office:value-type="float" office:value="-0.185">
                <text:p>-0.185</text:p>
              </table:table-cell>
              <table:table-cell office:value-type="float" office:value="-0.0205372">
                <text:p>-0.0205372</text:p>
              </table:table-cell>
              <table:table-cell office:value-type="float" office:value="-0.17">
                <text:p>-0.17</text:p>
              </table:table-cell>
              <table:table-cell office:value-type="float" office:value="-0.0204786">
                <text:p>-0.0204786</text:p>
              </table:table-cell>
              <table:table-cell office:value-type="float" office:value="-0.155">
                <text:p>-0.155</text:p>
              </table:table-cell>
              <table:table-cell office:value-type="float" office:value="-0.0204786">
                <text:p>-0.0204786</text:p>
              </table:table-cell>
              <table:table-cell office:value-type="float" office:value="-0.146">
                <text:p>-0.146</text:p>
              </table:table-cell>
              <table:table-cell office:value-type="float" office:value="-0.02044931">
                <text:p>-0.02044931</text:p>
              </table:table-cell>
              <table:table-cell office:value-type="float" office:value="-0.138">
                <text:p>-0.138</text:p>
              </table:table-cell>
              <table:table-cell office:value-type="float" office:value="-0.0204786">
                <text:p>-0.0204786</text:p>
              </table:table-cell>
              <table:table-cell office:value-type="float" office:value="-0.129">
                <text:p>-0.129</text:p>
              </table:table-cell>
              <table:table-cell office:value-type="float" office:value="-0.0205079">
                <text:p>-0.0205079</text:p>
              </table:table-cell>
              <table:table-cell office:value-type="float" office:value="-0.117">
                <text:p>-0.117</text:p>
              </table:table-cell>
              <table:table-cell office:value-type="float" office:value="-0.0204786">
                <text:p>-0.0204786</text:p>
              </table:table-cell>
              <table:table-cell office:value-type="float" office:value="-0.445">
                <text:p>-0.445</text:p>
              </table:table-cell>
              <table:table-cell office:value-type="float" office:value="-0.03114271">
                <text:p>-0.03114271</text:p>
              </table:table-cell>
              <table:table-cell office:value-type="float" office:value="-0.401">
                <text:p>-0.401</text:p>
              </table:table-cell>
              <table:table-cell office:value-type="float" office:value="-0.03120131">
                <text:p>-0.03120131</text:p>
              </table:table-cell>
              <table:table-cell office:value-type="float" office:value="-0.378">
                <text:p>-0.378</text:p>
              </table:table-cell>
              <table:table-cell office:value-type="float" office:value="-0.03120131">
                <text:p>-0.03120131</text:p>
              </table:table-cell>
              <table:table-cell office:value-type="float" office:value="-0.349">
                <text:p>-0.349</text:p>
              </table:table-cell>
              <table:table-cell office:value-type="float" office:value="-0.0312599">
                <text:p>-0.0312599</text:p>
              </table:table-cell>
              <table:table-cell office:value-type="float" office:value="-0.331">
                <text:p>-0.331</text:p>
              </table:table-cell>
              <table:table-cell office:value-type="float" office:value="-0.0312306">
                <text:p>-0.0312306</text:p>
              </table:table-cell>
              <table:table-cell office:value-type="float" office:value="-0.313">
                <text:p>-0.313</text:p>
              </table:table-cell>
              <table:table-cell office:value-type="float" office:value="-0.03134779">
                <text:p>-0.03134779</text:p>
              </table:table-cell>
              <table:table-cell office:value-type="float" office:value="-0.302">
                <text:p>-0.302</text:p>
              </table:table-cell>
              <table:table-cell office:value-type="float" office:value="-0.03134779">
                <text:p>-0.03134779</text:p>
              </table:table-cell>
              <table:table-cell office:value-type="float" office:value="-0.29">
                <text:p>-0.29</text:p>
              </table:table-cell>
              <table:table-cell office:value-type="float" office:value="-0.03137709">
                <text:p>-0.031377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933">
                <text:p>-8.933</text:p>
              </table:table-cell>
              <table:table-cell office:value-type="float" office:value="-0.02478526">
                <text:p>-0.02478526</text:p>
              </table:table-cell>
              <table:table-cell office:value-type="float" office:value="-8.634">
                <text:p>-8.634</text:p>
              </table:table-cell>
              <table:table-cell office:value-type="float" office:value="-0.02630871">
                <text:p>-0.02630871</text:p>
              </table:table-cell>
              <table:table-cell office:value-type="float" office:value="-8.276">
                <text:p>-8.276</text:p>
              </table:table-cell>
              <table:table-cell office:value-type="float" office:value="-0.02771496">
                <text:p>-0.02771496</text:p>
              </table:table-cell>
              <table:table-cell office:value-type="float" office:value="-7.327">
                <text:p>-7.327</text:p>
              </table:table-cell>
              <table:table-cell office:value-type="float" office:value="-0.0282716">
                <text:p>-0.0282716</text:p>
              </table:table-cell>
              <table:table-cell office:value-type="float" office:value="-5.739">
                <text:p>-5.739</text:p>
              </table:table-cell>
              <table:table-cell office:value-type="float" office:value="-0.02923841">
                <text:p>-0.02923841</text:p>
              </table:table-cell>
              <table:table-cell office:value-type="float" office:value="-4.277">
                <text:p>-4.277</text:p>
              </table:table-cell>
              <table:table-cell office:value-type="float" office:value="-0.02982435">
                <text:p>-0.02982435</text:p>
              </table:table-cell>
              <table:table-cell office:value-type="float" office:value="-2.98">
                <text:p>-2.98</text:p>
              </table:table-cell>
              <table:table-cell office:value-type="float" office:value="-0.03035169">
                <text:p>-0.03035169</text:p>
              </table:table-cell>
              <table:table-cell office:value-type="float" office:value="-1.966">
                <text:p>-1.966</text:p>
              </table:table-cell>
              <table:table-cell office:value-type="float" office:value="-0.03082044">
                <text:p>-0.03082044</text:p>
              </table:table-cell>
              <table:table-cell office:value-type="float" office:value="-1.23">
                <text:p>-1.23</text:p>
              </table:table-cell>
              <table:table-cell office:value-type="float" office:value="-0.03096693">
                <text:p>-0.03096693</text:p>
              </table:table-cell>
              <table:table-cell office:value-type="float" office:value="-0.756">
                <text:p>-0.756</text:p>
              </table:table-cell>
              <table:table-cell office:value-type="float" office:value="-0.03111341">
                <text:p>-0.03111341</text:p>
              </table:table-cell>
              <table:table-cell office:value-type="float" office:value="-0.53">
                <text:p>-0.53</text:p>
              </table:table-cell>
              <table:table-cell office:value-type="float" office:value="-0.03111341">
                <text:p>-0.03111341</text:p>
              </table:table-cell>
              <table:table-cell office:value-type="float" office:value="-5.405">
                <text:p>-5.405</text:p>
              </table:table-cell>
              <table:table-cell office:value-type="float" office:value="-0.03829118">
                <text:p>-0.03829118</text:p>
              </table:table-cell>
              <table:table-cell office:value-type="float" office:value="-4.57">
                <text:p>-4.57</text:p>
              </table:table-cell>
              <table:table-cell office:value-type="float" office:value="-0.03890642">
                <text:p>-0.03890642</text:p>
              </table:table-cell>
              <table:table-cell office:value-type="float" office:value="-3.718">
                <text:p>-3.718</text:p>
              </table:table-cell>
              <table:table-cell office:value-type="float" office:value="-0.03952165">
                <text:p>-0.03952165</text:p>
              </table:table-cell>
              <table:table-cell office:value-type="float" office:value="-2.965">
                <text:p>-2.965</text:p>
              </table:table-cell>
              <table:table-cell office:value-type="float" office:value="-0.03993181">
                <text:p>-0.03993181</text:p>
              </table:table-cell>
              <table:table-cell office:value-type="float" office:value="-2.326">
                <text:p>-2.326</text:p>
              </table:table-cell>
              <table:table-cell office:value-type="float" office:value="-0.04019548">
                <text:p>-0.04019548</text:p>
              </table:table-cell>
              <table:table-cell office:value-type="float" office:value="-1.796">
                <text:p>-1.796</text:p>
              </table:table-cell>
              <table:table-cell office:value-type="float" office:value="-0.04063494">
                <text:p>-0.04063494</text:p>
              </table:table-cell>
              <table:table-cell office:value-type="float" office:value="-1.412">
                <text:p>-1.412</text:p>
              </table:table-cell>
              <table:table-cell office:value-type="float" office:value="-0.04075213">
                <text:p>-0.04075213</text:p>
              </table:table-cell>
              <table:table-cell office:value-type="float" office:value="-1.09">
                <text:p>-1.09</text:p>
              </table:table-cell>
              <table:table-cell office:value-type="float" office:value="-0.0410451">
                <text:p>-0.04104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.079">
                <text:p>-9.079</text:p>
              </table:table-cell>
              <table:table-cell office:value-type="float" office:value="-0.02513683">
                <text:p>-0.02513683</text:p>
              </table:table-cell>
              <table:table-cell office:value-type="float" office:value="-8.88">
                <text:p>-8.88</text:p>
              </table:table-cell>
              <table:table-cell office:value-type="float" office:value="-0.02680676">
                <text:p>-0.02680676</text:p>
              </table:table-cell>
              <table:table-cell office:value-type="float" office:value="-8.681">
                <text:p>-8.681</text:p>
              </table:table-cell>
              <table:table-cell office:value-type="float" office:value="-0.0282716">
                <text:p>-0.0282716</text:p>
              </table:table-cell>
              <table:table-cell office:value-type="float" office:value="-8.484">
                <text:p>-8.484</text:p>
              </table:table-cell>
              <table:table-cell office:value-type="float" office:value="-0.02958997">
                <text:p>-0.02958997</text:p>
              </table:table-cell>
              <table:table-cell office:value-type="float" office:value="-8.271">
                <text:p>-8.271</text:p>
              </table:table-cell>
              <table:table-cell office:value-type="float" office:value="-0.03090834">
                <text:p>-0.03090834</text:p>
              </table:table-cell>
              <table:table-cell office:value-type="float" office:value="-8.054">
                <text:p>-8.054</text:p>
              </table:table-cell>
              <table:table-cell office:value-type="float" office:value="-0.03213881">
                <text:p>-0.03213881</text:p>
              </table:table-cell>
              <table:table-cell office:value-type="float" office:value="-7.822">
                <text:p>-7.822</text:p>
              </table:table-cell>
              <table:table-cell office:value-type="float" office:value="-0.03345717">
                <text:p>-0.03345717</text:p>
              </table:table-cell>
              <table:table-cell office:value-type="float" office:value="-7.597">
                <text:p>-7.597</text:p>
              </table:table-cell>
              <table:table-cell office:value-type="float" office:value="-0.03462905">
                <text:p>-0.03462905</text:p>
              </table:table-cell>
              <table:table-cell office:value-type="float" office:value="-7.354">
                <text:p>-7.354</text:p>
              </table:table-cell>
              <table:table-cell office:value-type="float" office:value="-0.03580093">
                <text:p>-0.03580093</text:p>
              </table:table-cell>
              <table:table-cell office:value-type="float" office:value="-7.04">
                <text:p>-7.04</text:p>
              </table:table-cell>
              <table:table-cell office:value-type="float" office:value="-0.03685563">
                <text:p>-0.03685563</text:p>
              </table:table-cell>
              <table:table-cell office:value-type="float" office:value="-6.352">
                <text:p>-6.352</text:p>
              </table:table-cell>
              <table:table-cell office:value-type="float" office:value="-0.03758805">
                <text:p>-0.03758805</text:p>
              </table:table-cell>
              <table:table-cell office:value-type="float" office:value="-7.04">
                <text:p>-7.04</text:p>
              </table:table-cell>
              <table:table-cell office:value-type="float" office:value="-0.04010759">
                <text:p>-0.04010759</text:p>
              </table:table-cell>
              <table:table-cell office:value-type="float" office:value="-6.858">
                <text:p>-6.858</text:p>
              </table:table-cell>
              <table:table-cell office:value-type="float" office:value="-0.04116228">
                <text:p>-0.04116228</text:p>
              </table:table-cell>
              <table:table-cell office:value-type="float" office:value="-6.647">
                <text:p>-6.647</text:p>
              </table:table-cell>
              <table:table-cell office:value-type="float" office:value="-0.04233417">
                <text:p>-0.04233417</text:p>
              </table:table-cell>
              <table:table-cell office:value-type="float" office:value="-6.445">
                <text:p>-6.445</text:p>
              </table:table-cell>
              <table:table-cell office:value-type="float" office:value="-0.04333026">
                <text:p>-0.04333026</text:p>
              </table:table-cell>
              <table:table-cell office:value-type="float" office:value="-6.22">
                <text:p>-6.22</text:p>
              </table:table-cell>
              <table:table-cell office:value-type="float" office:value="-0.04441425">
                <text:p>-0.04441425</text:p>
              </table:table-cell>
              <table:table-cell office:value-type="float" office:value="-5.991">
                <text:p>-5.991</text:p>
              </table:table-cell>
              <table:table-cell office:value-type="float" office:value="-0.04535176">
                <text:p>-0.04535176</text:p>
              </table:table-cell>
              <table:table-cell office:value-type="float" office:value="-5.707">
                <text:p>-5.707</text:p>
              </table:table-cell>
              <table:table-cell office:value-type="float" office:value="-0.04617207">
                <text:p>-0.04617207</text:p>
              </table:table-cell>
              <table:table-cell office:value-type="float" office:value="-5.256">
                <text:p>-5.256</text:p>
              </table:table-cell>
              <table:table-cell office:value-type="float" office:value="-0.04705098">
                <text:p>-0.047050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.1">
                <text:p>-9.1</text:p>
              </table:table-cell>
              <table:table-cell office:value-type="float" office:value="-0.02528331">
                <text:p>-0.02528331</text:p>
              </table:table-cell>
              <table:table-cell office:value-type="float" office:value="-8.918">
                <text:p>-8.918</text:p>
              </table:table-cell>
              <table:table-cell office:value-type="float" office:value="-0.02689465">
                <text:p>-0.02689465</text:p>
              </table:table-cell>
              <table:table-cell office:value-type="float" office:value="-8.751">
                <text:p>-8.751</text:p>
              </table:table-cell>
              <table:table-cell office:value-type="float" office:value="-0.0283595">
                <text:p>-0.0283595</text:p>
              </table:table-cell>
              <table:table-cell office:value-type="float" office:value="-8.587">
                <text:p>-8.587</text:p>
              </table:table-cell>
              <table:table-cell office:value-type="float" office:value="-0.02979505">
                <text:p>-0.02979505</text:p>
              </table:table-cell>
              <table:table-cell office:value-type="float" office:value="-8.432">
                <text:p>-8.432</text:p>
              </table:table-cell>
              <table:table-cell office:value-type="float" office:value="-0.03111341">
                <text:p>-0.03111341</text:p>
              </table:table-cell>
              <table:table-cell office:value-type="float" office:value="-8.256">
                <text:p>-8.256</text:p>
              </table:table-cell>
              <table:table-cell office:value-type="float" office:value="-0.03254897">
                <text:p>-0.03254897</text:p>
              </table:table-cell>
              <table:table-cell office:value-type="float" office:value="-8.054">
                <text:p>-8.054</text:p>
              </table:table-cell>
              <table:table-cell office:value-type="float" office:value="-0.03392593">
                <text:p>-0.03392593</text:p>
              </table:table-cell>
              <table:table-cell office:value-type="float" office:value="-7.855">
                <text:p>-7.855</text:p>
              </table:table-cell>
              <table:table-cell office:value-type="float" office:value="-0.03521499">
                <text:p>-0.03521499</text:p>
              </table:table-cell>
              <table:table-cell office:value-type="float" office:value="-7.652">
                <text:p>-7.652</text:p>
              </table:table-cell>
              <table:table-cell office:value-type="float" office:value="-0.03644547">
                <text:p>-0.03644547</text:p>
              </table:table-cell>
              <table:table-cell office:value-type="float" office:value="-7.444">
                <text:p>-7.444</text:p>
              </table:table-cell>
              <table:table-cell office:value-type="float" office:value="-0.03773454">
                <text:p>-0.03773454</text:p>
              </table:table-cell>
              <table:table-cell office:value-type="float" office:value="-7.236">
                <text:p>-7.236</text:p>
              </table:table-cell>
              <table:table-cell office:value-type="float" office:value="-0.0390236">
                <text:p>-0.0390236</text:p>
              </table:table-cell>
              <table:table-cell office:value-type="float" office:value="-7.26">
                <text:p>-7.26</text:p>
              </table:table-cell>
              <table:table-cell office:value-type="float" office:value="-0.04048845">
                <text:p>-0.04048845</text:p>
              </table:table-cell>
              <table:table-cell office:value-type="float" office:value="-7.078">
                <text:p>-7.078</text:p>
              </table:table-cell>
              <table:table-cell office:value-type="float" office:value="-0.04163104">
                <text:p>-0.04163104</text:p>
              </table:table-cell>
              <table:table-cell office:value-type="float" office:value="-6.888">
                <text:p>-6.888</text:p>
              </table:table-cell>
              <table:table-cell office:value-type="float" office:value="-0.04286151">
                <text:p>-0.04286151</text:p>
              </table:table-cell>
              <table:table-cell office:value-type="float" office:value="-6.7">
                <text:p>-6.7</text:p>
              </table:table-cell>
              <table:table-cell office:value-type="float" office:value="-0.04403339">
                <text:p>-0.04403339</text:p>
              </table:table-cell>
              <table:table-cell office:value-type="float" office:value="-6.513">
                <text:p>-6.513</text:p>
              </table:table-cell>
              <table:table-cell office:value-type="float" office:value="-0.04514668">
                <text:p>-0.04514668</text:p>
              </table:table-cell>
              <table:table-cell office:value-type="float" office:value="-6.337">
                <text:p>-6.337</text:p>
              </table:table-cell>
              <table:table-cell office:value-type="float" office:value="-0.04625996">
                <text:p>-0.04625996</text:p>
              </table:table-cell>
              <table:table-cell office:value-type="float" office:value="-6.167">
                <text:p>-6.167</text:p>
              </table:table-cell>
              <table:table-cell office:value-type="float" office:value="-0.04719747">
                <text:p>-0.04719747</text:p>
              </table:table-cell>
              <table:table-cell office:value-type="float" office:value="-5.982">
                <text:p>-5.982</text:p>
              </table:table-cell>
              <table:table-cell office:value-type="float" office:value="-0.04828146">
                <text:p>-0.048281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.114">
                <text:p>-9.114</text:p>
              </table:table-cell>
              <table:table-cell office:value-type="float" office:value="-0.02531261">
                <text:p>-0.02531261</text:p>
              </table:table-cell>
              <table:table-cell office:value-type="float" office:value="-8.939">
                <text:p>-8.939</text:p>
              </table:table-cell>
              <table:table-cell office:value-type="float" office:value="-0.02689465">
                <text:p>-0.02689465</text:p>
              </table:table-cell>
              <table:table-cell office:value-type="float" office:value="-8.769">
                <text:p>-8.769</text:p>
              </table:table-cell>
              <table:table-cell office:value-type="float" office:value="-0.02844739">
                <text:p>-0.02844739</text:p>
              </table:table-cell>
              <table:table-cell office:value-type="float" office:value="-8.619">
                <text:p>-8.619</text:p>
              </table:table-cell>
              <table:table-cell office:value-type="float" office:value="-0.02982435">
                <text:p>-0.02982435</text:p>
              </table:table-cell>
              <table:table-cell office:value-type="float" office:value="-8.464">
                <text:p>-8.464</text:p>
              </table:table-cell>
              <table:table-cell office:value-type="float" office:value="-0.03120131">
                <text:p>-0.03120131</text:p>
              </table:table-cell>
              <table:table-cell office:value-type="float" office:value="-8.3">
                <text:p>-8.3</text:p>
              </table:table-cell>
              <table:table-cell office:value-type="float" office:value="-0.03266615">
                <text:p>-0.03266615</text:p>
              </table:table-cell>
              <table:table-cell office:value-type="float" office:value="-8.139">
                <text:p>-8.139</text:p>
              </table:table-cell>
              <table:table-cell office:value-type="float" office:value="-0.03404311">
                <text:p>-0.03404311</text:p>
              </table:table-cell>
              <table:table-cell office:value-type="float" office:value="-7.983">
                <text:p>-7.983</text:p>
              </table:table-cell>
              <table:table-cell office:value-type="float" office:value="-0.03539078">
                <text:p>-0.03539078</text:p>
              </table:table-cell>
              <table:table-cell office:value-type="float" office:value="-7.819">
                <text:p>-7.819</text:p>
              </table:table-cell>
              <table:table-cell office:value-type="float" office:value="-0.03667984">
                <text:p>-0.03667984</text:p>
              </table:table-cell>
              <table:table-cell office:value-type="float" office:value="-7.641">
                <text:p>-7.641</text:p>
              </table:table-cell>
              <table:table-cell office:value-type="float" office:value="-0.03796891">
                <text:p>-0.03796891</text:p>
              </table:table-cell>
              <table:table-cell office:value-type="float" office:value="-7.447">
                <text:p>-7.447</text:p>
              </table:table-cell>
              <table:table-cell office:value-type="float" office:value="-0.03928728">
                <text:p>-0.03928728</text:p>
              </table:table-cell>
              <table:table-cell office:value-type="float" office:value="-7.397">
                <text:p>-7.397</text:p>
              </table:table-cell>
              <table:table-cell office:value-type="float" office:value="-0.04066424">
                <text:p>-0.04066424</text:p>
              </table:table-cell>
              <table:table-cell office:value-type="float" office:value="-7.236">
                <text:p>-7.236</text:p>
              </table:table-cell>
              <table:table-cell office:value-type="float" office:value="-0.04186541">
                <text:p>-0.04186541</text:p>
              </table:table-cell>
              <table:table-cell office:value-type="float" office:value="-7.058">
                <text:p>-7.058</text:p>
              </table:table-cell>
              <table:table-cell office:value-type="float" office:value="-0.04309589">
                <text:p>-0.04309589</text:p>
              </table:table-cell>
              <table:table-cell office:value-type="float" office:value="-6.876">
                <text:p>-6.876</text:p>
              </table:table-cell>
              <table:table-cell office:value-type="float" office:value="-0.04429706">
                <text:p>-0.04429706</text:p>
              </table:table-cell>
              <table:table-cell office:value-type="float" office:value="-6.7">
                <text:p>-6.7</text:p>
              </table:table-cell>
              <table:table-cell office:value-type="float" office:value="-0.04543965">
                <text:p>-0.04543965</text:p>
              </table:table-cell>
              <table:table-cell office:value-type="float" office:value="-6.533">
                <text:p>-6.533</text:p>
              </table:table-cell>
              <table:table-cell office:value-type="float" office:value="-0.04655293">
                <text:p>-0.04655293</text:p>
              </table:table-cell>
              <table:table-cell office:value-type="float" office:value="-6.372">
                <text:p>-6.372</text:p>
              </table:table-cell>
              <table:table-cell office:value-type="float" office:value="-0.04754903">
                <text:p>-0.04754903</text:p>
              </table:table-cell>
              <table:table-cell office:value-type="float" office:value="-6.193">
                <text:p>-6.193</text:p>
              </table:table-cell>
              <table:table-cell office:value-type="float" office:value="-0.04869161">
                <text:p>-0.048691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.12">
                <text:p>-9.12</text:p>
              </table:table-cell>
              <table:table-cell office:value-type="float" office:value="-0.0253419">
                <text:p>-0.0253419</text:p>
              </table:table-cell>
              <table:table-cell office:value-type="float" office:value="-8.947">
                <text:p>-8.947</text:p>
              </table:table-cell>
              <table:table-cell office:value-type="float" office:value="-0.02695324">
                <text:p>-0.02695324</text:p>
              </table:table-cell>
              <table:table-cell office:value-type="float" office:value="-8.777">
                <text:p>-8.777</text:p>
              </table:table-cell>
              <table:table-cell office:value-type="float" office:value="-0.02847668">
                <text:p>-0.02847668</text:p>
              </table:table-cell>
              <table:table-cell office:value-type="float" office:value="-8.628">
                <text:p>-8.628</text:p>
              </table:table-cell>
              <table:table-cell office:value-type="float" office:value="-0.02988294">
                <text:p>-0.02988294</text:p>
              </table:table-cell>
              <table:table-cell office:value-type="float" office:value="-8.473">
                <text:p>-8.473</text:p>
              </table:table-cell>
              <table:table-cell office:value-type="float" office:value="-0.03131849">
                <text:p>-0.03131849</text:p>
              </table:table-cell>
              <table:table-cell office:value-type="float" office:value="-8.32">
                <text:p>-8.32</text:p>
              </table:table-cell>
              <table:table-cell office:value-type="float" office:value="-0.03266615">
                <text:p>-0.03266615</text:p>
              </table:table-cell>
              <table:table-cell office:value-type="float" office:value="-8.159">
                <text:p>-8.159</text:p>
              </table:table-cell>
              <table:table-cell office:value-type="float" office:value="-0.03407241">
                <text:p>-0.03407241</text:p>
              </table:table-cell>
              <table:table-cell office:value-type="float" office:value="-8.01">
                <text:p>-8.01</text:p>
              </table:table-cell>
              <table:table-cell office:value-type="float" office:value="-0.03547867">
                <text:p>-0.03547867</text:p>
              </table:table-cell>
              <table:table-cell office:value-type="float" office:value="-7.863">
                <text:p>-7.863</text:p>
              </table:table-cell>
              <table:table-cell office:value-type="float" office:value="-0.03676773">
                <text:p>-0.03676773</text:p>
              </table:table-cell>
              <table:table-cell office:value-type="float" office:value="-7.711">
                <text:p>-7.711</text:p>
              </table:table-cell>
              <table:table-cell office:value-type="float" office:value="-0.0380568">
                <text:p>-0.0380568</text:p>
              </table:table-cell>
              <table:table-cell office:value-type="float" office:value="-7.55">
                <text:p>-7.55</text:p>
              </table:table-cell>
              <table:table-cell office:value-type="float" office:value="-0.03943376">
                <text:p>-0.03943376</text:p>
              </table:table-cell>
              <table:table-cell office:value-type="float" office:value="-7.436">
                <text:p>-7.436</text:p>
              </table:table-cell>
              <table:table-cell office:value-type="float" office:value="-0.04081072">
                <text:p>-0.04081072</text:p>
              </table:table-cell>
              <table:table-cell office:value-type="float" office:value="-7.295">
                <text:p>-7.295</text:p>
              </table:table-cell>
              <table:table-cell office:value-type="float" office:value="-0.04204119">
                <text:p>-0.04204119</text:p>
              </table:table-cell>
              <table:table-cell office:value-type="float" office:value="-7.151">
                <text:p>-7.151</text:p>
              </table:table-cell>
              <table:table-cell office:value-type="float" office:value="-0.04321307">
                <text:p>-0.04321307</text:p>
              </table:table-cell>
              <table:table-cell office:value-type="float" office:value="-6.999">
                <text:p>-6.999</text:p>
              </table:table-cell>
              <table:table-cell office:value-type="float" office:value="-0.04444355">
                <text:p>-0.04444355</text:p>
              </table:table-cell>
              <table:table-cell office:value-type="float" office:value="-6.841">
                <text:p>-6.841</text:p>
              </table:table-cell>
              <table:table-cell office:value-type="float" office:value="-0.04561543">
                <text:p>-0.04561543</text:p>
              </table:table-cell>
              <table:table-cell office:value-type="float" office:value="-6.689">
                <text:p>-6.689</text:p>
              </table:table-cell>
              <table:table-cell office:value-type="float" office:value="-0.04675801">
                <text:p>-0.04675801</text:p>
              </table:table-cell>
              <table:table-cell office:value-type="float" office:value="-6.522">
                <text:p>-6.522</text:p>
              </table:table-cell>
              <table:table-cell office:value-type="float" office:value="-0.0478713">
                <text:p>-0.0478713</text:p>
              </table:table-cell>
              <table:table-cell office:value-type="float" office:value="-6.355">
                <text:p>-6.355</text:p>
              </table:table-cell>
              <table:table-cell office:value-type="float" office:value="-0.04898458">
                <text:p>-0.048984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.12">
                <text:p>-9.12</text:p>
              </table:table-cell>
              <table:table-cell office:value-type="float" office:value="-0.0254298">
                <text:p>-0.0254298</text:p>
              </table:table-cell>
              <table:table-cell office:value-type="float" office:value="-8.95">
                <text:p>-8.95</text:p>
              </table:table-cell>
              <table:table-cell office:value-type="float" office:value="-0.02698254">
                <text:p>-0.02698254</text:p>
              </table:table-cell>
              <table:table-cell office:value-type="float" office:value="-8.792">
                <text:p>-8.792</text:p>
              </table:table-cell>
              <table:table-cell office:value-type="float" office:value="-0.02847668">
                <text:p>-0.02847668</text:p>
              </table:table-cell>
              <table:table-cell office:value-type="float" office:value="-8.634">
                <text:p>-8.634</text:p>
              </table:table-cell>
              <table:table-cell office:value-type="float" office:value="-0.02994153">
                <text:p>-0.02994153</text:p>
              </table:table-cell>
              <table:table-cell office:value-type="float" office:value="-8.484">
                <text:p>-8.484</text:p>
              </table:table-cell>
              <table:table-cell office:value-type="float" office:value="-0.03131849">
                <text:p>-0.03131849</text:p>
              </table:table-cell>
              <table:table-cell office:value-type="float" office:value="-8.329">
                <text:p>-8.329</text:p>
              </table:table-cell>
              <table:table-cell office:value-type="float" office:value="-0.03269545">
                <text:p>-0.03269545</text:p>
              </table:table-cell>
              <table:table-cell office:value-type="float" office:value="-8.174">
                <text:p>-8.174</text:p>
              </table:table-cell>
              <table:table-cell office:value-type="float" office:value="-0.0341603">
                <text:p>-0.0341603</text:p>
              </table:table-cell>
              <table:table-cell office:value-type="float" office:value="-8.022">
                <text:p>-8.022</text:p>
              </table:table-cell>
              <table:table-cell office:value-type="float" office:value="-0.03550796">
                <text:p>-0.03550796</text:p>
              </table:table-cell>
              <table:table-cell office:value-type="float" office:value="-7.878">
                <text:p>-7.878</text:p>
              </table:table-cell>
              <table:table-cell office:value-type="float" office:value="-0.03685563">
                <text:p>-0.03685563</text:p>
              </table:table-cell>
              <table:table-cell office:value-type="float" office:value="-7.731">
                <text:p>-7.731</text:p>
              </table:table-cell>
              <table:table-cell office:value-type="float" office:value="-0.03817399">
                <text:p>-0.03817399</text:p>
              </table:table-cell>
              <table:table-cell office:value-type="float" office:value="-7.582">
                <text:p>-7.582</text:p>
              </table:table-cell>
              <table:table-cell office:value-type="float" office:value="-0.03949236">
                <text:p>-0.03949236</text:p>
              </table:table-cell>
              <table:table-cell office:value-type="float" office:value="-7.447">
                <text:p>-7.447</text:p>
              </table:table-cell>
              <table:table-cell office:value-type="float" office:value="-0.04089861">
                <text:p>-0.04089861</text:p>
              </table:table-cell>
              <table:table-cell office:value-type="float" office:value="-7.313">
                <text:p>-7.313</text:p>
              </table:table-cell>
              <table:table-cell office:value-type="float" office:value="-0.04204119">
                <text:p>-0.04204119</text:p>
              </table:table-cell>
              <table:table-cell office:value-type="float" office:value="-7.181">
                <text:p>-7.181</text:p>
              </table:table-cell>
              <table:table-cell office:value-type="float" office:value="-0.04327167">
                <text:p>-0.04327167</text:p>
              </table:table-cell>
              <table:table-cell office:value-type="float" office:value="-7.031">
                <text:p>-7.031</text:p>
              </table:table-cell>
              <table:table-cell office:value-type="float" office:value="-0.04461933">
                <text:p>-0.04461933</text:p>
              </table:table-cell>
              <table:table-cell office:value-type="float" office:value="-6.894">
                <text:p>-6.894</text:p>
              </table:table-cell>
              <table:table-cell office:value-type="float" office:value="-0.04573262">
                <text:p>-0.04573262</text:p>
              </table:table-cell>
              <table:table-cell office:value-type="float" office:value="-6.765">
                <text:p>-6.765</text:p>
              </table:table-cell>
              <table:table-cell office:value-type="float" office:value="-0.0468752">
                <text:p>-0.0468752</text:p>
              </table:table-cell>
              <table:table-cell office:value-type="float" office:value="-6.627">
                <text:p>-6.627</text:p>
              </table:table-cell>
              <table:table-cell office:value-type="float" office:value="-0.04798849">
                <text:p>-0.04798849</text:p>
              </table:table-cell>
              <table:table-cell office:value-type="float" office:value="-6.48">
                <text:p>-6.48</text:p>
              </table:table-cell>
              <table:table-cell office:value-type="float" office:value="-0.04910177">
                <text:p>-0.049101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.129">
                <text:p>-9.129</text:p>
              </table:table-cell>
              <table:table-cell office:value-type="float" office:value="-0.0254298">
                <text:p>-0.0254298</text:p>
              </table:table-cell>
              <table:table-cell office:value-type="float" office:value="-8.956">
                <text:p>-8.956</text:p>
              </table:table-cell>
              <table:table-cell office:value-type="float" office:value="-0.02698254">
                <text:p>-0.02698254</text:p>
              </table:table-cell>
              <table:table-cell office:value-type="float" office:value="-8.801">
                <text:p>-8.801</text:p>
              </table:table-cell>
              <table:table-cell office:value-type="float" office:value="-0.02847668">
                <text:p>-0.02847668</text:p>
              </table:table-cell>
              <table:table-cell office:value-type="float" office:value="-8.643">
                <text:p>-8.643</text:p>
              </table:table-cell>
              <table:table-cell office:value-type="float" office:value="-0.02994153">
                <text:p>-0.02994153</text:p>
              </table:table-cell>
              <table:table-cell office:value-type="float" office:value="-8.487">
                <text:p>-8.487</text:p>
              </table:table-cell>
              <table:table-cell office:value-type="float" office:value="-0.03134779">
                <text:p>-0.03134779</text:p>
              </table:table-cell>
              <table:table-cell office:value-type="float" office:value="-8.335">
                <text:p>-8.335</text:p>
              </table:table-cell>
              <table:table-cell office:value-type="float" office:value="-0.03278334">
                <text:p>-0.03278334</text:p>
              </table:table-cell>
              <table:table-cell office:value-type="float" office:value="-8.18">
                <text:p>-8.18</text:p>
              </table:table-cell>
              <table:table-cell office:value-type="float" office:value="-0.0341603">
                <text:p>-0.0341603</text:p>
              </table:table-cell>
              <table:table-cell office:value-type="float" office:value="-8.033">
                <text:p>-8.033</text:p>
              </table:table-cell>
              <table:table-cell office:value-type="float" office:value="-0.03550796">
                <text:p>-0.03550796</text:p>
              </table:table-cell>
              <table:table-cell office:value-type="float" office:value="-7.884">
                <text:p>-7.884</text:p>
              </table:table-cell>
              <table:table-cell office:value-type="float" office:value="-0.03688492">
                <text:p>-0.03688492</text:p>
              </table:table-cell>
              <table:table-cell office:value-type="float" office:value="-7.737">
                <text:p>-7.737</text:p>
              </table:table-cell>
              <table:table-cell office:value-type="float" office:value="-0.03823259">
                <text:p>-0.03823259</text:p>
              </table:table-cell>
              <table:table-cell office:value-type="float" office:value="-7.594">
                <text:p>-7.594</text:p>
              </table:table-cell>
              <table:table-cell office:value-type="float" office:value="-0.03955095">
                <text:p>-0.03955095</text:p>
              </table:table-cell>
              <table:table-cell office:value-type="float" office:value="-7.459">
                <text:p>-7.459</text:p>
              </table:table-cell>
              <table:table-cell office:value-type="float" office:value="-0.04092791">
                <text:p>-0.04092791</text:p>
              </table:table-cell>
              <table:table-cell office:value-type="float" office:value="-7.327">
                <text:p>-7.327</text:p>
              </table:table-cell>
              <table:table-cell office:value-type="float" office:value="-0.04207049">
                <text:p>-0.04207049</text:p>
              </table:table-cell>
              <table:table-cell office:value-type="float" office:value="-7.189">
                <text:p>-7.189</text:p>
              </table:table-cell>
              <table:table-cell office:value-type="float" office:value="-0.04333026">
                <text:p>-0.04333026</text:p>
              </table:table-cell>
              <table:table-cell office:value-type="float" office:value="-7.046">
                <text:p>-7.046</text:p>
              </table:table-cell>
              <table:table-cell office:value-type="float" office:value="-0.04467793">
                <text:p>-0.04467793</text:p>
              </table:table-cell>
              <table:table-cell office:value-type="float" office:value="-6.911">
                <text:p>-6.911</text:p>
              </table:table-cell>
              <table:table-cell office:value-type="float" office:value="-0.04579121">
                <text:p>-0.04579121</text:p>
              </table:table-cell>
              <table:table-cell office:value-type="float" office:value="-6.791">
                <text:p>-6.791</text:p>
              </table:table-cell>
              <table:table-cell office:value-type="float" office:value="-0.04696309">
                <text:p>-0.04696309</text:p>
              </table:table-cell>
              <table:table-cell office:value-type="float" office:value="-6.665">
                <text:p>-6.665</text:p>
              </table:table-cell>
              <table:table-cell office:value-type="float" office:value="-0.04804708">
                <text:p>-0.04804708</text:p>
              </table:table-cell>
              <table:table-cell office:value-type="float" office:value="-6.53">
                <text:p>-6.53</text:p>
              </table:table-cell>
              <table:table-cell office:value-type="float" office:value="-0.04921896">
                <text:p>-0.049218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.126">
                <text:p>-9.126</text:p>
              </table:table-cell>
              <table:table-cell office:value-type="float" office:value="-0.0254298">
                <text:p>-0.0254298</text:p>
              </table:table-cell>
              <table:table-cell office:value-type="float" office:value="-8.965">
                <text:p>-8.965</text:p>
              </table:table-cell>
              <table:table-cell office:value-type="float" office:value="-0.02695324">
                <text:p>-0.02695324</text:p>
              </table:table-cell>
              <table:table-cell office:value-type="float" office:value="-8.801">
                <text:p>-8.801</text:p>
              </table:table-cell>
              <table:table-cell office:value-type="float" office:value="-0.02853528">
                <text:p>-0.02853528</text:p>
              </table:table-cell>
              <table:table-cell office:value-type="float" office:value="-8.648">
                <text:p>-8.648</text:p>
              </table:table-cell>
              <table:table-cell office:value-type="float" office:value="-0.02994153">
                <text:p>-0.02994153</text:p>
              </table:table-cell>
              <table:table-cell office:value-type="float" office:value="-8.496">
                <text:p>-8.496</text:p>
              </table:table-cell>
              <table:table-cell office:value-type="float" office:value="-0.03134779">
                <text:p>-0.03134779</text:p>
              </table:table-cell>
              <table:table-cell office:value-type="float" office:value="-8.338">
                <text:p>-8.338</text:p>
              </table:table-cell>
              <table:table-cell office:value-type="float" office:value="-0.03281264">
                <text:p>-0.03281264</text:p>
              </table:table-cell>
              <table:table-cell office:value-type="float" office:value="-8.189">
                <text:p>-8.189</text:p>
              </table:table-cell>
              <table:table-cell office:value-type="float" office:value="-0.0341896">
                <text:p>-0.0341896</text:p>
              </table:table-cell>
              <table:table-cell office:value-type="float" office:value="-8.036">
                <text:p>-8.036</text:p>
              </table:table-cell>
              <table:table-cell office:value-type="float" office:value="-0.03559585">
                <text:p>-0.03559585</text:p>
              </table:table-cell>
              <table:table-cell office:value-type="float" office:value="-7.893">
                <text:p>-7.893</text:p>
              </table:table-cell>
              <table:table-cell office:value-type="float" office:value="-0.03688492">
                <text:p>-0.03688492</text:p>
              </table:table-cell>
              <table:table-cell office:value-type="float" office:value="-7.746">
                <text:p>-7.746</text:p>
              </table:table-cell>
              <table:table-cell office:value-type="float" office:value="-0.03823259">
                <text:p>-0.03823259</text:p>
              </table:table-cell>
              <table:table-cell office:value-type="float" office:value="-7.6">
                <text:p>-7.6</text:p>
              </table:table-cell>
              <table:table-cell office:value-type="float" office:value="-0.03955095">
                <text:p>-0.03955095</text:p>
              </table:table-cell>
              <table:table-cell office:value-type="float" office:value="-7.465">
                <text:p>-7.465</text:p>
              </table:table-cell>
              <table:table-cell office:value-type="float" office:value="-0.04092791">
                <text:p>-0.04092791</text:p>
              </table:table-cell>
              <table:table-cell office:value-type="float" office:value="-7.336">
                <text:p>-7.336</text:p>
              </table:table-cell>
              <table:table-cell office:value-type="float" office:value="-0.04209979">
                <text:p>-0.04209979</text:p>
              </table:table-cell>
              <table:table-cell office:value-type="float" office:value="-7.198">
                <text:p>-7.198</text:p>
              </table:table-cell>
              <table:table-cell office:value-type="float" office:value="-0.04335956">
                <text:p>-0.04335956</text:p>
              </table:table-cell>
              <table:table-cell office:value-type="float" office:value="-7.055">
                <text:p>-7.055</text:p>
              </table:table-cell>
              <table:table-cell office:value-type="float" office:value="-0.04470722">
                <text:p>-0.04470722</text:p>
              </table:table-cell>
              <table:table-cell office:value-type="float" office:value="-6.926">
                <text:p>-6.926</text:p>
              </table:table-cell>
              <table:table-cell office:value-type="float" office:value="-0.0458498">
                <text:p>-0.0458498</text:p>
              </table:table-cell>
              <table:table-cell office:value-type="float" office:value="-6.806">
                <text:p>-6.806</text:p>
              </table:table-cell>
              <table:table-cell office:value-type="float" office:value="-0.04699239">
                <text:p>-0.04699239</text:p>
              </table:table-cell>
              <table:table-cell office:value-type="float" office:value="-6.68">
                <text:p>-6.68</text:p>
              </table:table-cell>
              <table:table-cell office:value-type="float" office:value="-0.04810567">
                <text:p>-0.04810567</text:p>
              </table:table-cell>
              <table:table-cell office:value-type="float" office:value="-6.554">
                <text:p>-6.554</text:p>
              </table:table-cell>
              <table:table-cell office:value-type="float" office:value="-0.04924826">
                <text:p>-0.049248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.138">
                <text:p>-9.138</text:p>
              </table:table-cell>
              <table:table-cell office:value-type="float" office:value="-0.0254298">
                <text:p>-0.0254298</text:p>
              </table:table-cell>
              <table:table-cell office:value-type="float" office:value="-8.968">
                <text:p>-8.968</text:p>
              </table:table-cell>
              <table:table-cell office:value-type="float" office:value="-0.02701183">
                <text:p>-0.02701183</text:p>
              </table:table-cell>
              <table:table-cell office:value-type="float" office:value="-8.804">
                <text:p>-8.804</text:p>
              </table:table-cell>
              <table:table-cell office:value-type="float" office:value="-0.02856457">
                <text:p>-0.02856457</text:p>
              </table:table-cell>
              <table:table-cell office:value-type="float" office:value="-8.654">
                <text:p>-8.654</text:p>
              </table:table-cell>
              <table:table-cell office:value-type="float" office:value="-0.02994153">
                <text:p>-0.02994153</text:p>
              </table:table-cell>
              <table:table-cell office:value-type="float" office:value="-8.496">
                <text:p>-8.496</text:p>
              </table:table-cell>
              <table:table-cell office:value-type="float" office:value="-0.03140638">
                <text:p>-0.03140638</text:p>
              </table:table-cell>
              <table:table-cell office:value-type="float" office:value="-8.347">
                <text:p>-8.347</text:p>
              </table:table-cell>
              <table:table-cell office:value-type="float" office:value="-0.03278334">
                <text:p>-0.03278334</text:p>
              </table:table-cell>
              <table:table-cell office:value-type="float" office:value="-8.194">
                <text:p>-8.194</text:p>
              </table:table-cell>
              <table:table-cell office:value-type="float" office:value="-0.0341896">
                <text:p>-0.0341896</text:p>
              </table:table-cell>
              <table:table-cell office:value-type="float" office:value="-8.039">
                <text:p>-8.039</text:p>
              </table:table-cell>
              <table:table-cell office:value-type="float" office:value="-0.03562515">
                <text:p>-0.03562515</text:p>
              </table:table-cell>
              <table:table-cell office:value-type="float" office:value="-7.898">
                <text:p>-7.898</text:p>
              </table:table-cell>
              <table:table-cell office:value-type="float" office:value="-0.03694352">
                <text:p>-0.03694352</text:p>
              </table:table-cell>
              <table:table-cell office:value-type="float" office:value="-7.752">
                <text:p>-7.752</text:p>
              </table:table-cell>
              <table:table-cell office:value-type="float" office:value="-0.03826188">
                <text:p>-0.03826188</text:p>
              </table:table-cell>
              <table:table-cell office:value-type="float" office:value="-7.606">
                <text:p>-7.606</text:p>
              </table:table-cell>
              <table:table-cell office:value-type="float" office:value="-0.03960954">
                <text:p>-0.03960954</text:p>
              </table:table-cell>
              <table:table-cell office:value-type="float" office:value="-7.471">
                <text:p>-7.471</text:p>
              </table:table-cell>
              <table:table-cell office:value-type="float" office:value="-0.04095721">
                <text:p>-0.04095721</text:p>
              </table:table-cell>
              <table:table-cell office:value-type="float" office:value="-7.339">
                <text:p>-7.339</text:p>
              </table:table-cell>
              <table:table-cell office:value-type="float" office:value="-0.04209979">
                <text:p>-0.04209979</text:p>
              </table:table-cell>
              <table:table-cell office:value-type="float" office:value="-7.204">
                <text:p>-7.204</text:p>
              </table:table-cell>
              <table:table-cell office:value-type="float" office:value="-0.04338886">
                <text:p>-0.04338886</text:p>
              </table:table-cell>
              <table:table-cell office:value-type="float" office:value="-7.069">
                <text:p>-7.069</text:p>
              </table:table-cell>
              <table:table-cell office:value-type="float" office:value="-0.04470722">
                <text:p>-0.04470722</text:p>
              </table:table-cell>
              <table:table-cell office:value-type="float" office:value="-6.929">
                <text:p>-6.929</text:p>
              </table:table-cell>
              <table:table-cell office:value-type="float" office:value="-0.0459377">
                <text:p>-0.0459377</text:p>
              </table:table-cell>
              <table:table-cell office:value-type="float" office:value="-6.814">
                <text:p>-6.814</text:p>
              </table:table-cell>
              <table:table-cell office:value-type="float" office:value="-0.04705098">
                <text:p>-0.04705098</text:p>
              </table:table-cell>
              <table:table-cell office:value-type="float" office:value="-6.689">
                <text:p>-6.689</text:p>
              </table:table-cell>
              <table:table-cell office:value-type="float" office:value="-0.04819356">
                <text:p>-0.04819356</text:p>
              </table:table-cell>
              <table:table-cell office:value-type="float" office:value="-6.563">
                <text:p>-6.563</text:p>
              </table:table-cell>
              <table:table-cell office:value-type="float" office:value="-0.04933615">
                <text:p>-0.049336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9.135">
                <text:p>-9.135</text:p>
              </table:table-cell>
              <table:table-cell office:value-type="float" office:value="-0.02548839">
                <text:p>-0.02548839</text:p>
              </table:table-cell>
              <table:table-cell office:value-type="float" office:value="-8.962">
                <text:p>-8.962</text:p>
              </table:table-cell>
              <table:table-cell office:value-type="float" office:value="-0.02707043">
                <text:p>-0.02707043</text:p>
              </table:table-cell>
              <table:table-cell office:value-type="float" office:value="-8.813">
                <text:p>-8.813</text:p>
              </table:table-cell>
              <table:table-cell office:value-type="float" office:value="-0.02850598">
                <text:p>-0.02850598</text:p>
              </table:table-cell>
              <table:table-cell office:value-type="float" office:value="-8.657">
                <text:p>-8.657</text:p>
              </table:table-cell>
              <table:table-cell office:value-type="float" office:value="-0.03000013">
                <text:p>-0.03000013</text:p>
              </table:table-cell>
              <table:table-cell office:value-type="float" office:value="-8.505">
                <text:p>-8.505</text:p>
              </table:table-cell>
              <table:table-cell office:value-type="float" office:value="-0.03134779">
                <text:p>-0.03134779</text:p>
              </table:table-cell>
              <table:table-cell office:value-type="float" office:value="-8.35">
                <text:p>-8.35</text:p>
              </table:table-cell>
              <table:table-cell office:value-type="float" office:value="-0.03281264">
                <text:p>-0.03281264</text:p>
              </table:table-cell>
              <table:table-cell office:value-type="float" office:value="-8.189">
                <text:p>-8.189</text:p>
              </table:table-cell>
              <table:table-cell office:value-type="float" office:value="-0.03427749">
                <text:p>-0.03427749</text:p>
              </table:table-cell>
              <table:table-cell office:value-type="float" office:value="-8.045">
                <text:p>-8.045</text:p>
              </table:table-cell>
              <table:table-cell office:value-type="float" office:value="-0.03556656">
                <text:p>-0.03556656</text:p>
              </table:table-cell>
              <table:table-cell office:value-type="float" office:value="-7.901">
                <text:p>-7.901</text:p>
              </table:table-cell>
              <table:table-cell office:value-type="float" office:value="-0.03694352">
                <text:p>-0.03694352</text:p>
              </table:table-cell>
              <table:table-cell office:value-type="float" office:value="-7.758">
                <text:p>-7.758</text:p>
              </table:table-cell>
              <table:table-cell office:value-type="float" office:value="-0.03832048">
                <text:p>-0.03832048</text:p>
              </table:table-cell>
              <table:table-cell office:value-type="float" office:value="-7.608">
                <text:p>-7.608</text:p>
              </table:table-cell>
              <table:table-cell office:value-type="float" office:value="-0.03963884">
                <text:p>-0.03963884</text:p>
              </table:table-cell>
              <table:table-cell office:value-type="float" office:value="-7.474">
                <text:p>-7.474</text:p>
              </table:table-cell>
              <table:table-cell office:value-type="float" office:value="-0.0409865">
                <text:p>-0.0409865</text:p>
              </table:table-cell>
              <table:table-cell office:value-type="float" office:value="-7.342">
                <text:p>-7.342</text:p>
              </table:table-cell>
              <table:table-cell office:value-type="float" office:value="-0.04218768">
                <text:p>-0.04218768</text:p>
              </table:table-cell>
              <table:table-cell office:value-type="float" office:value="-7.21">
                <text:p>-7.21</text:p>
              </table:table-cell>
              <table:table-cell office:value-type="float" office:value="-0.04341815">
                <text:p>-0.04341815</text:p>
              </table:table-cell>
              <table:table-cell office:value-type="float" office:value="-7.069">
                <text:p>-7.069</text:p>
              </table:table-cell>
              <table:table-cell office:value-type="float" office:value="-0.04470722">
                <text:p>-0.04470722</text:p>
              </table:table-cell>
              <table:table-cell office:value-type="float" office:value="-6.94">
                <text:p>-6.94</text:p>
              </table:table-cell>
              <table:table-cell office:value-type="float" office:value="-0.0459084">
                <text:p>-0.0459084</text:p>
              </table:table-cell>
              <table:table-cell office:value-type="float" office:value="-6.82">
                <text:p>-6.82</text:p>
              </table:table-cell>
              <table:table-cell office:value-type="float" office:value="-0.04702168">
                <text:p>-0.04702168</text:p>
              </table:table-cell>
              <table:table-cell office:value-type="float" office:value="-6.697">
                <text:p>-6.697</text:p>
              </table:table-cell>
              <table:table-cell office:value-type="float" office:value="-0.04822286">
                <text:p>-0.04822286</text:p>
              </table:table-cell>
              <table:table-cell office:value-type="float" office:value="-6.568">
                <text:p>-6.568</text:p>
              </table:table-cell>
              <table:table-cell office:value-type="float" office:value="-0.04933615">
                <text:p>-0.049336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9.135">
                <text:p>-9.135</text:p>
              </table:table-cell>
              <table:table-cell office:value-type="float" office:value="-0.02548839">
                <text:p>-0.02548839</text:p>
              </table:table-cell>
              <table:table-cell office:value-type="float" office:value="-8.968">
                <text:p>-8.968</text:p>
              </table:table-cell>
              <table:table-cell office:value-type="float" office:value="-0.02704113">
                <text:p>-0.02704113</text:p>
              </table:table-cell>
              <table:table-cell office:value-type="float" office:value="-8.813">
                <text:p>-8.813</text:p>
              </table:table-cell>
              <table:table-cell office:value-type="float" office:value="-0.02856457">
                <text:p>-0.02856457</text:p>
              </table:table-cell>
              <table:table-cell office:value-type="float" office:value="-8.657">
                <text:p>-8.657</text:p>
              </table:table-cell>
              <table:table-cell office:value-type="float" office:value="-0.02997083">
                <text:p>-0.02997083</text:p>
              </table:table-cell>
              <table:table-cell office:value-type="float" office:value="-8.505">
                <text:p>-8.505</text:p>
              </table:table-cell>
              <table:table-cell office:value-type="float" office:value="-0.03140638">
                <text:p>-0.03140638</text:p>
              </table:table-cell>
              <table:table-cell office:value-type="float" office:value="-8.35">
                <text:p>-8.35</text:p>
              </table:table-cell>
              <table:table-cell office:value-type="float" office:value="-0.03284194">
                <text:p>-0.03284194</text:p>
              </table:table-cell>
              <table:table-cell office:value-type="float" office:value="-8.197">
                <text:p>-8.197</text:p>
              </table:table-cell>
              <table:table-cell office:value-type="float" office:value="-0.0342189">
                <text:p>-0.0342189</text:p>
              </table:table-cell>
              <table:table-cell office:value-type="float" office:value="-8.051">
                <text:p>-8.051</text:p>
              </table:table-cell>
              <table:table-cell office:value-type="float" office:value="-0.03562515">
                <text:p>-0.03562515</text:p>
              </table:table-cell>
              <table:table-cell office:value-type="float" office:value="-7.91">
                <text:p>-7.91</text:p>
              </table:table-cell>
              <table:table-cell office:value-type="float" office:value="-0.03691422">
                <text:p>-0.03691422</text:p>
              </table:table-cell>
              <table:table-cell office:value-type="float" office:value="-7.764">
                <text:p>-7.764</text:p>
              </table:table-cell>
              <table:table-cell office:value-type="float" office:value="-0.03829118">
                <text:p>-0.03829118</text:p>
              </table:table-cell>
              <table:table-cell office:value-type="float" office:value="-7.611">
                <text:p>-7.611</text:p>
              </table:table-cell>
              <table:table-cell office:value-type="float" office:value="-0.03963884">
                <text:p>-0.03963884</text:p>
              </table:table-cell>
              <table:table-cell office:value-type="float" office:value="-7.48">
                <text:p>-7.48</text:p>
              </table:table-cell>
              <table:table-cell office:value-type="float" office:value="-0.0410158">
                <text:p>-0.0410158</text:p>
              </table:table-cell>
              <table:table-cell office:value-type="float" office:value="-7.348">
                <text:p>-7.348</text:p>
              </table:table-cell>
              <table:table-cell office:value-type="float" office:value="-0.04221698">
                <text:p>-0.04221698</text:p>
              </table:table-cell>
              <table:table-cell office:value-type="float" office:value="-7.216">
                <text:p>-7.216</text:p>
              </table:table-cell>
              <table:table-cell office:value-type="float" office:value="-0.04341815">
                <text:p>-0.04341815</text:p>
              </table:table-cell>
              <table:table-cell office:value-type="float" office:value="-7.072">
                <text:p>-7.072</text:p>
              </table:table-cell>
              <table:table-cell office:value-type="float" office:value="-0.04473652">
                <text:p>-0.04473652</text:p>
              </table:table-cell>
              <table:table-cell office:value-type="float" office:value="-6.94">
                <text:p>-6.94</text:p>
              </table:table-cell>
              <table:table-cell office:value-type="float" office:value="-0.04596699">
                <text:p>-0.04596699</text:p>
              </table:table-cell>
              <table:table-cell office:value-type="float" office:value="-6.823">
                <text:p>-6.823</text:p>
              </table:table-cell>
              <table:table-cell office:value-type="float" office:value="-0.04705098">
                <text:p>-0.04705098</text:p>
              </table:table-cell>
              <table:table-cell office:value-type="float" office:value="-6.7">
                <text:p>-6.7</text:p>
              </table:table-cell>
              <table:table-cell office:value-type="float" office:value="-0.04822286">
                <text:p>-0.04822286</text:p>
              </table:table-cell>
              <table:table-cell office:value-type="float" office:value="-6.577">
                <text:p>-6.577</text:p>
              </table:table-cell>
              <table:table-cell office:value-type="float" office:value="-0.04936544">
                <text:p>-0.049365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9.135">
                <text:p>-9.135</text:p>
              </table:table-cell>
              <table:table-cell office:value-type="float" office:value="-0.02551769">
                <text:p>-0.02551769</text:p>
              </table:table-cell>
              <table:table-cell office:value-type="float" office:value="-8.971">
                <text:p>-8.971</text:p>
              </table:table-cell>
              <table:table-cell office:value-type="float" office:value="-0.02704113">
                <text:p>-0.02704113</text:p>
              </table:table-cell>
              <table:table-cell office:value-type="float" office:value="-8.815">
                <text:p>-8.815</text:p>
              </table:table-cell>
              <table:table-cell office:value-type="float" office:value="-0.02859387">
                <text:p>-0.02859387</text:p>
              </table:table-cell>
              <table:table-cell office:value-type="float" office:value="-8.66">
                <text:p>-8.66</text:p>
              </table:table-cell>
              <table:table-cell office:value-type="float" office:value="-0.02997083">
                <text:p>-0.02997083</text:p>
              </table:table-cell>
              <table:table-cell office:value-type="float" office:value="-8.508">
                <text:p>-8.508</text:p>
              </table:table-cell>
              <table:table-cell office:value-type="float" office:value="-0.03140638">
                <text:p>-0.03140638</text:p>
              </table:table-cell>
              <table:table-cell office:value-type="float" office:value="-8.353">
                <text:p>-8.353</text:p>
              </table:table-cell>
              <table:table-cell office:value-type="float" office:value="-0.03281264">
                <text:p>-0.03281264</text:p>
              </table:table-cell>
              <table:table-cell office:value-type="float" office:value="-8.197">
                <text:p>-8.197</text:p>
              </table:table-cell>
              <table:table-cell office:value-type="float" office:value="-0.03427749">
                <text:p>-0.03427749</text:p>
              </table:table-cell>
              <table:table-cell office:value-type="float" office:value="-8.054">
                <text:p>-8.054</text:p>
              </table:table-cell>
              <table:table-cell office:value-type="float" office:value="-0.03565445">
                <text:p>-0.03565445</text:p>
              </table:table-cell>
              <table:table-cell office:value-type="float" office:value="-7.91">
                <text:p>-7.91</text:p>
              </table:table-cell>
              <table:table-cell office:value-type="float" office:value="-0.03694352">
                <text:p>-0.03694352</text:p>
              </table:table-cell>
              <table:table-cell office:value-type="float" office:value="-7.764">
                <text:p>-7.764</text:p>
              </table:table-cell>
              <table:table-cell office:value-type="float" office:value="-0.03829118">
                <text:p>-0.03829118</text:p>
              </table:table-cell>
              <table:table-cell office:value-type="float" office:value="-7.617">
                <text:p>-7.617</text:p>
              </table:table-cell>
              <table:table-cell office:value-type="float" office:value="-0.03966814">
                <text:p>-0.03966814</text:p>
              </table:table-cell>
              <table:table-cell office:value-type="float" office:value="-7.482">
                <text:p>-7.482</text:p>
              </table:table-cell>
              <table:table-cell office:value-type="float" office:value="-0.0409865">
                <text:p>-0.0409865</text:p>
              </table:table-cell>
              <table:table-cell office:value-type="float" office:value="-7.345">
                <text:p>-7.345</text:p>
              </table:table-cell>
              <table:table-cell office:value-type="float" office:value="-0.04224627">
                <text:p>-0.04224627</text:p>
              </table:table-cell>
              <table:table-cell office:value-type="float" office:value="-7.216">
                <text:p>-7.216</text:p>
              </table:table-cell>
              <table:table-cell office:value-type="float" office:value="-0.04344745">
                <text:p>-0.04344745</text:p>
              </table:table-cell>
              <table:table-cell office:value-type="float" office:value="-7.078">
                <text:p>-7.078</text:p>
              </table:table-cell>
              <table:table-cell office:value-type="float" office:value="-0.04473652">
                <text:p>-0.04473652</text:p>
              </table:table-cell>
              <table:table-cell office:value-type="float" office:value="-6.943">
                <text:p>-6.943</text:p>
              </table:table-cell>
              <table:table-cell office:value-type="float" office:value="-0.04596699">
                <text:p>-0.04596699</text:p>
              </table:table-cell>
              <table:table-cell office:value-type="float" office:value="-6.823">
                <text:p>-6.823</text:p>
              </table:table-cell>
              <table:table-cell office:value-type="float" office:value="-0.04713887">
                <text:p>-0.04713887</text:p>
              </table:table-cell>
              <table:table-cell office:value-type="float" office:value="-6.7">
                <text:p>-6.7</text:p>
              </table:table-cell>
              <table:table-cell office:value-type="float" office:value="-0.04825216">
                <text:p>-0.04825216</text:p>
              </table:table-cell>
              <table:table-cell office:value-type="float" office:value="-6.574">
                <text:p>-6.574</text:p>
              </table:table-cell>
              <table:table-cell office:value-type="float" office:value="-0.04936544">
                <text:p>-0.049365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9.135">
                <text:p>-9.135</text:p>
              </table:table-cell>
              <table:table-cell office:value-type="float" office:value="-0.02554698">
                <text:p>-0.02554698</text:p>
              </table:table-cell>
              <table:table-cell office:value-type="float" office:value="-8.974">
                <text:p>-8.974</text:p>
              </table:table-cell>
              <table:table-cell office:value-type="float" office:value="-0.02707043">
                <text:p>-0.02707043</text:p>
              </table:table-cell>
              <table:table-cell office:value-type="float" office:value="-8.815">
                <text:p>-8.815</text:p>
              </table:table-cell>
              <table:table-cell office:value-type="float" office:value="-0.02853528">
                <text:p>-0.02853528</text:p>
              </table:table-cell>
              <table:table-cell office:value-type="float" office:value="-8.66">
                <text:p>-8.66</text:p>
              </table:table-cell>
              <table:table-cell office:value-type="float" office:value="-0.03002943">
                <text:p>-0.03002943</text:p>
              </table:table-cell>
              <table:table-cell office:value-type="float" office:value="-8.508">
                <text:p>-8.508</text:p>
              </table:table-cell>
              <table:table-cell office:value-type="float" office:value="-0.03140638">
                <text:p>-0.03140638</text:p>
              </table:table-cell>
              <table:table-cell office:value-type="float" office:value="-8.356">
                <text:p>-8.356</text:p>
              </table:table-cell>
              <table:table-cell office:value-type="float" office:value="-0.03287123">
                <text:p>-0.03287123</text:p>
              </table:table-cell>
              <table:table-cell office:value-type="float" office:value="-8.2">
                <text:p>-8.2</text:p>
              </table:table-cell>
              <table:table-cell office:value-type="float" office:value="-0.03427749">
                <text:p>-0.03427749</text:p>
              </table:table-cell>
              <table:table-cell office:value-type="float" office:value="-8.051">
                <text:p>-8.051</text:p>
              </table:table-cell>
              <table:table-cell office:value-type="float" office:value="-0.03562515">
                <text:p>-0.03562515</text:p>
              </table:table-cell>
              <table:table-cell office:value-type="float" office:value="-7.91">
                <text:p>-7.91</text:p>
              </table:table-cell>
              <table:table-cell office:value-type="float" office:value="-0.03697281">
                <text:p>-0.03697281</text:p>
              </table:table-cell>
              <table:table-cell office:value-type="float" office:value="-7.767">
                <text:p>-7.767</text:p>
              </table:table-cell>
              <table:table-cell office:value-type="float" office:value="-0.03829118">
                <text:p>-0.03829118</text:p>
              </table:table-cell>
              <table:table-cell office:value-type="float" office:value="-7.62">
                <text:p>-7.62</text:p>
              </table:table-cell>
              <table:table-cell office:value-type="float" office:value="-0.03963884">
                <text:p>-0.03963884</text:p>
              </table:table-cell>
              <table:table-cell office:value-type="float" office:value="-7.48">
                <text:p>-7.48</text:p>
              </table:table-cell>
              <table:table-cell office:value-type="float" office:value="-0.0410451">
                <text:p>-0.0410451</text:p>
              </table:table-cell>
              <table:table-cell office:value-type="float" office:value="-7.345">
                <text:p>-7.345</text:p>
              </table:table-cell>
              <table:table-cell office:value-type="float" office:value="-0.04224627">
                <text:p>-0.04224627</text:p>
              </table:table-cell>
              <table:table-cell office:value-type="float" office:value="-7.21">
                <text:p>-7.21</text:p>
              </table:table-cell>
              <table:table-cell office:value-type="float" office:value="-0.04353534">
                <text:p>-0.04353534</text:p>
              </table:table-cell>
              <table:table-cell office:value-type="float" office:value="-7.072">
                <text:p>-7.072</text:p>
              </table:table-cell>
              <table:table-cell office:value-type="float" office:value="-0.04479511">
                <text:p>-0.04479511</text:p>
              </table:table-cell>
              <table:table-cell office:value-type="float" office:value="-6.943">
                <text:p>-6.943</text:p>
              </table:table-cell>
              <table:table-cell office:value-type="float" office:value="-0.04599629">
                <text:p>-0.04599629</text:p>
              </table:table-cell>
              <table:table-cell office:value-type="float" office:value="-6.817">
                <text:p>-6.817</text:p>
              </table:table-cell>
              <table:table-cell office:value-type="float" office:value="-0.04716817">
                <text:p>-0.04716817</text:p>
              </table:table-cell>
              <table:table-cell office:value-type="float" office:value="-6.697">
                <text:p>-6.697</text:p>
              </table:table-cell>
              <table:table-cell office:value-type="float" office:value="-0.04831075">
                <text:p>-0.04831075</text:p>
              </table:table-cell>
              <table:table-cell office:value-type="float" office:value="-6.574">
                <text:p>-6.574</text:p>
              </table:table-cell>
              <table:table-cell office:value-type="float" office:value="-0.04942404">
                <text:p>-0.049424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9.141">
                <text:p>-9.141</text:p>
              </table:table-cell>
              <table:table-cell office:value-type="float" office:value="-0.02551769">
                <text:p>-0.02551769</text:p>
              </table:table-cell>
              <table:table-cell office:value-type="float" office:value="-8.968">
                <text:p>-8.968</text:p>
              </table:table-cell>
              <table:table-cell office:value-type="float" office:value="-0.02707043">
                <text:p>-0.02707043</text:p>
              </table:table-cell>
              <table:table-cell office:value-type="float" office:value="-8.81">
                <text:p>-8.81</text:p>
              </table:table-cell>
              <table:table-cell office:value-type="float" office:value="-0.02862317">
                <text:p>-0.02862317</text:p>
              </table:table-cell>
              <table:table-cell office:value-type="float" office:value="-8.651">
                <text:p>-8.651</text:p>
              </table:table-cell>
              <table:table-cell office:value-type="float" office:value="-0.03002942">
                <text:p>-0.03002942</text:p>
              </table:table-cell>
              <table:table-cell office:value-type="float" office:value="-8.511">
                <text:p>-8.511</text:p>
              </table:table-cell>
              <table:table-cell office:value-type="float" office:value="-0.03137709">
                <text:p>-0.03137709</text:p>
              </table:table-cell>
              <table:table-cell office:value-type="float" office:value="-8.356">
                <text:p>-8.356</text:p>
              </table:table-cell>
              <table:table-cell office:value-type="float" office:value="-0.03281264">
                <text:p>-0.03281264</text:p>
              </table:table-cell>
              <table:table-cell office:value-type="float" office:value="-8.197">
                <text:p>-8.197</text:p>
              </table:table-cell>
              <table:table-cell office:value-type="float" office:value="-0.03427749">
                <text:p>-0.03427749</text:p>
              </table:table-cell>
              <table:table-cell office:value-type="float" office:value="-8.054">
                <text:p>-8.054</text:p>
              </table:table-cell>
              <table:table-cell office:value-type="float" office:value="-0.03565445">
                <text:p>-0.03565445</text:p>
              </table:table-cell>
              <table:table-cell office:value-type="float" office:value="-7.907">
                <text:p>-7.907</text:p>
              </table:table-cell>
              <table:table-cell office:value-type="float" office:value="-0.03700211">
                <text:p>-0.03700211</text:p>
              </table:table-cell>
              <table:table-cell office:value-type="float" office:value="-7.764">
                <text:p>-7.764</text:p>
              </table:table-cell>
              <table:table-cell office:value-type="float" office:value="-0.03837907">
                <text:p>-0.03837907</text:p>
              </table:table-cell>
              <table:table-cell office:value-type="float" office:value="-7.617">
                <text:p>-7.617</text:p>
              </table:table-cell>
              <table:table-cell office:value-type="float" office:value="-0.03966814">
                <text:p>-0.03966814</text:p>
              </table:table-cell>
              <table:table-cell office:value-type="float" office:value="-7.477">
                <text:p>-7.477</text:p>
              </table:table-cell>
              <table:table-cell office:value-type="float" office:value="-0.0410451">
                <text:p>-0.0410451</text:p>
              </table:table-cell>
              <table:table-cell office:value-type="float" office:value="-7.345">
                <text:p>-7.345</text:p>
              </table:table-cell>
              <table:table-cell office:value-type="float" office:value="-0.04224627">
                <text:p>-0.04224627</text:p>
              </table:table-cell>
              <table:table-cell office:value-type="float" office:value="-7.213">
                <text:p>-7.213</text:p>
              </table:table-cell>
              <table:table-cell office:value-type="float" office:value="-0.04350604">
                <text:p>-0.04350604</text:p>
              </table:table-cell>
              <table:table-cell office:value-type="float" office:value="-7.069">
                <text:p>-7.069</text:p>
              </table:table-cell>
              <table:table-cell office:value-type="float" office:value="-0.04476582">
                <text:p>-0.04476582</text:p>
              </table:table-cell>
              <table:table-cell office:value-type="float" office:value="-6.943">
                <text:p>-6.943</text:p>
              </table:table-cell>
              <table:table-cell office:value-type="float" office:value="-0.04599629">
                <text:p>-0.04599629</text:p>
              </table:table-cell>
              <table:table-cell office:value-type="float" office:value="-6.823">
                <text:p>-6.823</text:p>
              </table:table-cell>
              <table:table-cell office:value-type="float" office:value="-0.04713887">
                <text:p>-0.04713887</text:p>
              </table:table-cell>
              <table:table-cell office:value-type="float" office:value="-6.694">
                <text:p>-6.694</text:p>
              </table:table-cell>
              <table:table-cell office:value-type="float" office:value="-0.04834005">
                <text:p>-0.04834005</text:p>
              </table:table-cell>
              <table:table-cell office:value-type="float" office:value="-6.574">
                <text:p>-6.574</text:p>
              </table:table-cell>
              <table:table-cell office:value-type="float" office:value="-0.04945334">
                <text:p>-0.049453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9.129">
                <text:p>-9.129</text:p>
              </table:table-cell>
              <table:table-cell office:value-type="float" office:value="-0.02557628">
                <text:p>-0.02557628</text:p>
              </table:table-cell>
              <table:table-cell office:value-type="float" office:value="-8.965">
                <text:p>-8.965</text:p>
              </table:table-cell>
              <table:table-cell office:value-type="float" office:value="-0.02712902">
                <text:p>-0.02712902</text:p>
              </table:table-cell>
              <table:table-cell office:value-type="float" office:value="-8.813">
                <text:p>-8.813</text:p>
              </table:table-cell>
              <table:table-cell office:value-type="float" office:value="-0.02862317">
                <text:p>-0.02862317</text:p>
              </table:table-cell>
              <table:table-cell office:value-type="float" office:value="-8.654">
                <text:p>-8.654</text:p>
              </table:table-cell>
              <table:table-cell office:value-type="float" office:value="-0.03005872">
                <text:p>-0.03005872</text:p>
              </table:table-cell>
              <table:table-cell office:value-type="float" office:value="-8.502">
                <text:p>-8.502</text:p>
              </table:table-cell>
              <table:table-cell office:value-type="float" office:value="-0.03140638">
                <text:p>-0.03140638</text:p>
              </table:table-cell>
              <table:table-cell office:value-type="float" office:value="-8.35">
                <text:p>-8.35</text:p>
              </table:table-cell>
              <table:table-cell office:value-type="float" office:value="-0.03287123">
                <text:p>-0.03287123</text:p>
              </table:table-cell>
              <table:table-cell office:value-type="float" office:value="-8.191">
                <text:p>-8.191</text:p>
              </table:table-cell>
              <table:table-cell office:value-type="float" office:value="-0.03430679">
                <text:p>-0.03430679</text:p>
              </table:table-cell>
              <table:table-cell office:value-type="float" office:value="-8.048">
                <text:p>-8.048</text:p>
              </table:table-cell>
              <table:table-cell office:value-type="float" office:value="-0.03571304">
                <text:p>-0.03571304</text:p>
              </table:table-cell>
              <table:table-cell office:value-type="float" office:value="-7.907">
                <text:p>-7.907</text:p>
              </table:table-cell>
              <table:table-cell office:value-type="float" office:value="-0.03700211">
                <text:p>-0.03700211</text:p>
              </table:table-cell>
              <table:table-cell office:value-type="float" office:value="-7.764">
                <text:p>-7.764</text:p>
              </table:table-cell>
              <table:table-cell office:value-type="float" office:value="-0.03834977">
                <text:p>-0.03834977</text:p>
              </table:table-cell>
              <table:table-cell office:value-type="float" office:value="-7.617">
                <text:p>-7.617</text:p>
              </table:table-cell>
              <table:table-cell office:value-type="float" office:value="-0.03975603">
                <text:p>-0.03975603</text:p>
              </table:table-cell>
              <table:table-cell office:value-type="float" office:value="-7.477">
                <text:p>-7.477</text:p>
              </table:table-cell>
              <table:table-cell office:value-type="float" office:value="-0.0410158">
                <text:p>-0.0410158</text:p>
              </table:table-cell>
              <table:table-cell office:value-type="float" office:value="-7.345">
                <text:p>-7.345</text:p>
              </table:table-cell>
              <table:table-cell office:value-type="float" office:value="-0.04224627">
                <text:p>-0.04224627</text:p>
              </table:table-cell>
              <table:table-cell office:value-type="float" office:value="-7.207">
                <text:p>-7.207</text:p>
              </table:table-cell>
              <table:table-cell office:value-type="float" office:value="-0.04356464">
                <text:p>-0.04356464</text:p>
              </table:table-cell>
              <table:table-cell office:value-type="float" office:value="-7.066">
                <text:p>-7.066</text:p>
              </table:table-cell>
              <table:table-cell office:value-type="float" office:value="-0.04482441">
                <text:p>-0.04482441</text:p>
              </table:table-cell>
              <table:table-cell office:value-type="float" office:value="-6.94">
                <text:p>-6.94</text:p>
              </table:table-cell>
              <table:table-cell office:value-type="float" office:value="-0.04596699">
                <text:p>-0.04596699</text:p>
              </table:table-cell>
              <table:table-cell office:value-type="float" office:value="-6.82">
                <text:p>-6.82</text:p>
              </table:table-cell>
              <table:table-cell office:value-type="float" office:value="-0.04716817">
                <text:p>-0.04716817</text:p>
              </table:table-cell>
              <table:table-cell office:value-type="float" office:value="-6.697">
                <text:p>-6.697</text:p>
              </table:table-cell>
              <table:table-cell office:value-type="float" office:value="-0.04828146">
                <text:p>-0.04828146</text:p>
              </table:table-cell>
              <table:table-cell office:value-type="float" office:value="-6.568">
                <text:p>-6.568</text:p>
              </table:table-cell>
              <table:table-cell office:value-type="float" office:value="-0.04948263">
                <text:p>-0.049482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9.129">
                <text:p>-9.129</text:p>
              </table:table-cell>
              <table:table-cell office:value-type="float" office:value="-0.02560558">
                <text:p>-0.02560558</text:p>
              </table:table-cell>
              <table:table-cell office:value-type="float" office:value="-8.965">
                <text:p>-8.965</text:p>
              </table:table-cell>
              <table:table-cell office:value-type="float" office:value="-0.02712902">
                <text:p>-0.02712902</text:p>
              </table:table-cell>
              <table:table-cell office:value-type="float" office:value="-8.807">
                <text:p>-8.807</text:p>
              </table:table-cell>
              <table:table-cell office:value-type="float" office:value="-0.02865247">
                <text:p>-0.02865247</text:p>
              </table:table-cell>
              <table:table-cell office:value-type="float" office:value="-8.66">
                <text:p>-8.66</text:p>
              </table:table-cell>
              <table:table-cell office:value-type="float" office:value="-0.03002943">
                <text:p>-0.03002943</text:p>
              </table:table-cell>
              <table:table-cell office:value-type="float" office:value="-8.505">
                <text:p>-8.505</text:p>
              </table:table-cell>
              <table:table-cell office:value-type="float" office:value="-0.03143568">
                <text:p>-0.03143568</text:p>
              </table:table-cell>
              <table:table-cell office:value-type="float" office:value="-8.347">
                <text:p>-8.347</text:p>
              </table:table-cell>
              <table:table-cell office:value-type="float" office:value="-0.03292983">
                <text:p>-0.03292983</text:p>
              </table:table-cell>
              <table:table-cell office:value-type="float" office:value="-8.197">
                <text:p>-8.197</text:p>
              </table:table-cell>
              <table:table-cell office:value-type="float" office:value="-0.03427749">
                <text:p>-0.03427749</text:p>
              </table:table-cell>
              <table:table-cell office:value-type="float" office:value="-8.048">
                <text:p>-8.048</text:p>
              </table:table-cell>
              <table:table-cell office:value-type="float" office:value="-0.03571304">
                <text:p>-0.03571304</text:p>
              </table:table-cell>
              <table:table-cell office:value-type="float" office:value="-7.904">
                <text:p>-7.904</text:p>
              </table:table-cell>
              <table:table-cell office:value-type="float" office:value="-0.03697281">
                <text:p>-0.03697281</text:p>
              </table:table-cell>
              <table:table-cell office:value-type="float" office:value="-7.761">
                <text:p>-7.761</text:p>
              </table:table-cell>
              <table:table-cell office:value-type="float" office:value="-0.03832048">
                <text:p>-0.03832048</text:p>
              </table:table-cell>
              <table:table-cell office:value-type="float" office:value="-7.614">
                <text:p>-7.614</text:p>
              </table:table-cell>
              <table:table-cell office:value-type="float" office:value="-0.03972673">
                <text:p>-0.03972673</text:p>
              </table:table-cell>
              <table:table-cell office:value-type="float" office:value="-7.474">
                <text:p>-7.474</text:p>
              </table:table-cell>
              <table:table-cell office:value-type="float" office:value="-0.0410158">
                <text:p>-0.0410158</text:p>
              </table:table-cell>
              <table:table-cell office:value-type="float" office:value="-7.345">
                <text:p>-7.345</text:p>
              </table:table-cell>
              <table:table-cell office:value-type="float" office:value="-0.04224627">
                <text:p>-0.04224627</text:p>
              </table:table-cell>
              <table:table-cell office:value-type="float" office:value="-7.204">
                <text:p>-7.204</text:p>
              </table:table-cell>
              <table:table-cell office:value-type="float" office:value="-0.04356464">
                <text:p>-0.04356464</text:p>
              </table:table-cell>
              <table:table-cell office:value-type="float" office:value="-7.069">
                <text:p>-7.069</text:p>
              </table:table-cell>
              <table:table-cell office:value-type="float" office:value="-0.04482441">
                <text:p>-0.04482441</text:p>
              </table:table-cell>
              <table:table-cell office:value-type="float" office:value="-6.943">
                <text:p>-6.943</text:p>
              </table:table-cell>
              <table:table-cell office:value-type="float" office:value="-0.04599629">
                <text:p>-0.04599629</text:p>
              </table:table-cell>
              <table:table-cell office:value-type="float" office:value="-6.817">
                <text:p>-6.817</text:p>
              </table:table-cell>
              <table:table-cell office:value-type="float" office:value="-0.04716817">
                <text:p>-0.04716817</text:p>
              </table:table-cell>
              <table:table-cell office:value-type="float" office:value="-6.697">
                <text:p>-6.697</text:p>
              </table:table-cell>
              <table:table-cell office:value-type="float" office:value="-0.04828146">
                <text:p>-0.04828146</text:p>
              </table:table-cell>
              <table:table-cell office:value-type="float" office:value="-6.568">
                <text:p>-6.568</text:p>
              </table:table-cell>
              <table:table-cell office:value-type="float" office:value="-0.04948263">
                <text:p>-0.049482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9.126">
                <text:p>-9.126</text:p>
              </table:table-cell>
              <table:table-cell office:value-type="float" office:value="-0.02557628">
                <text:p>-0.02557628</text:p>
              </table:table-cell>
              <table:table-cell office:value-type="float" office:value="-8.968">
                <text:p>-8.968</text:p>
              </table:table-cell>
              <table:table-cell office:value-type="float" office:value="-0.02712902">
                <text:p>-0.02712902</text:p>
              </table:table-cell>
              <table:table-cell office:value-type="float" office:value="-8.804">
                <text:p>-8.804</text:p>
              </table:table-cell>
              <table:table-cell office:value-type="float" office:value="-0.02868176">
                <text:p>-0.02868176</text:p>
              </table:table-cell>
              <table:table-cell office:value-type="float" office:value="-8.651">
                <text:p>-8.651</text:p>
              </table:table-cell>
              <table:table-cell office:value-type="float" office:value="-0.03005872">
                <text:p>-0.03005872</text:p>
              </table:table-cell>
              <table:table-cell office:value-type="float" office:value="-8.508">
                <text:p>-8.508</text:p>
              </table:table-cell>
              <table:table-cell office:value-type="float" office:value="-0.03143568">
                <text:p>-0.03143568</text:p>
              </table:table-cell>
              <table:table-cell office:value-type="float" office:value="-8.347">
                <text:p>-8.347</text:p>
              </table:table-cell>
              <table:table-cell office:value-type="float" office:value="-0.03290053">
                <text:p>-0.03290053</text:p>
              </table:table-cell>
              <table:table-cell office:value-type="float" office:value="-8.191">
                <text:p>-8.191</text:p>
              </table:table-cell>
              <table:table-cell office:value-type="float" office:value="-0.03433608">
                <text:p>-0.03433608</text:p>
              </table:table-cell>
              <table:table-cell office:value-type="float" office:value="-8.042">
                <text:p>-8.042</text:p>
              </table:table-cell>
              <table:table-cell office:value-type="float" office:value="-0.03574234">
                <text:p>-0.03574234</text:p>
              </table:table-cell>
              <table:table-cell office:value-type="float" office:value="-7.904">
                <text:p>-7.904</text:p>
              </table:table-cell>
              <table:table-cell office:value-type="float" office:value="-0.03703141">
                <text:p>-0.03703141</text:p>
              </table:table-cell>
              <table:table-cell office:value-type="float" office:value="-7.761">
                <text:p>-7.761</text:p>
              </table:table-cell>
              <table:table-cell office:value-type="float" office:value="-0.03834977">
                <text:p>-0.03834977</text:p>
              </table:table-cell>
              <table:table-cell office:value-type="float" office:value="-7.611">
                <text:p>-7.611</text:p>
              </table:table-cell>
              <table:table-cell office:value-type="float" office:value="-0.03975603">
                <text:p>-0.03975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